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Ubuntu" svg:font-family="Ubuntu, Arial, 'libra sans', 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0.3125in"/>
    </style:style>
    <style:style style:name="Table1.B" style:family="table-column">
      <style:table-column-properties style:column-width="0.3646in"/>
    </style:style>
    <style:style style:name="Table1.C" style:family="table-column">
      <style:table-column-properties style:column-width="5.8229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0.375in"/>
    </style:style>
    <style:style style:name="Table2.B" style:family="table-column">
      <style:table-column-properties style:column-width="0.6667in"/>
    </style:style>
    <style:style style:name="Table2.C" style:family="table-column">
      <style:table-column-properties style:column-width="5.4583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0.3646in"/>
    </style:style>
    <style:style style:name="Table3.B" style:family="table-column">
      <style:table-column-properties style:column-width="0.6875in"/>
    </style:style>
    <style:style style:name="Table3.C" style:family="table-column">
      <style:table-column-properties style:column-width="5.4479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0.3854in"/>
    </style:style>
    <style:style style:name="Table4.B" style:family="table-column">
      <style:table-column-properties style:column-width="1.25in"/>
    </style:style>
    <style:style style:name="Table4.C" style:family="table-column">
      <style:table-column-properties style:column-width="4.8646in"/>
    </style:style>
    <style:style style:name="Table4.A1" style:family="table-cell">
      <style:table-cell-properties style:vertical-align="top" fo:padding="0.0694in" fo:border="1pt solid #000000"/>
    </style:style>
    <style:style style:name="Table4.A10" style:family="table-cell">
      <style:table-cell-properties style:vertical-align="top" fo:padding="0.0694in" fo:border-left="1pt solid #000000" fo:border-right="1pt solid #000000" fo:border-top="none" fo:border-bottom="1pt solid #000000"/>
    </style:style>
    <style:style style:name="Table5" style:family="table">
      <style:table-properties style:width="6.5in" fo:margin-left="0in" table:align="left" style:writing-mode="lr-tb"/>
    </style:style>
    <style:style style:name="Table5.A" style:family="table-column">
      <style:table-column-properties style:column-width="0.4583in"/>
    </style:style>
    <style:style style:name="Table5.B" style:family="table-column">
      <style:table-column-properties style:column-width="1.0729in"/>
    </style:style>
    <style:style style:name="Table5.C" style:family="table-column">
      <style:table-column-properties style:column-width="4.9688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1.1875in"/>
    </style:style>
    <style:style style:name="Table6.B" style:family="table-column">
      <style:table-column-properties style:column-width="5.3125in"/>
    </style:style>
    <style:style style:name="Table6.A1" style:family="table-cell">
      <style:table-cell-properties style:vertical-align="top" fo:padding="0.0694in" fo:border="1pt solid #000000"/>
    </style:style>
    <style:style style:name="Table6.A7" style:family="table-cell">
      <style:table-cell-properties style:vertical-align="top" fo:padding="0.0694in" fo:border-left="1pt solid #000000" fo:border-right="1pt solid #000000" fo:border-top="none" fo:border-bottom="1pt solid #000000"/>
    </style:style>
    <style:style style:name="Table7" style:family="table">
      <style:table-properties style:width="6.5in" table:align="margins" style:writing-mode="lr-tb"/>
    </style:style>
    <style:style style:name="Table7.A" style:family="table-column">
      <style:table-column-properties style:column-width="1in" style:rel-column-width="10082*"/>
    </style:style>
    <style:style style:name="Table7.B" style:family="table-column">
      <style:table-column-properties style:column-width="5.5in" style:rel-column-width="554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writing-mode="lr-tb"/>
    </style:style>
    <style:style style:name="Table8.A" style:family="table-column">
      <style:table-column-properties style:column-width="0.375in" style:rel-column-width="3780*"/>
    </style:style>
    <style:style style:name="Table8.B" style:family="table-column">
      <style:table-column-properties style:column-width="1.375in" style:rel-column-width="13863*"/>
    </style:style>
    <style:style style:name="Table8.C" style:family="table-column">
      <style:table-column-properties style:column-width="4.75in" style:rel-column-width="47892*"/>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0.3743in" style:rel-column-width="3773*"/>
    </style:style>
    <style:style style:name="Table9.B" style:family="table-column">
      <style:table-column-properties style:column-width="0.9382in" style:rel-column-width="9459*"/>
    </style:style>
    <style:style style:name="Table9.C" style:family="table-column">
      <style:table-column-properties style:column-width="5.1875in" style:rel-column-width="52303*"/>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writing-mode="lr-tb"/>
    </style:style>
    <style:style style:name="Table10.A" style:family="table-column">
      <style:table-column-properties style:column-width="0.3743in" style:rel-column-width="3773*"/>
    </style:style>
    <style:style style:name="Table10.B" style:family="table-column">
      <style:table-column-properties style:column-width="1.1882in" style:rel-column-width="11979*"/>
    </style:style>
    <style:style style:name="Table10.C" style:family="table-column">
      <style:table-column-properties style:column-width="4.9375in" style:rel-column-width="49783*"/>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writing-mode="lr-tb"/>
    </style:style>
    <style:style style:name="Table11.A" style:family="table-column">
      <style:table-column-properties style:column-width="0.375in" style:rel-column-width="3780*"/>
    </style:style>
    <style:style style:name="Table11.B" style:family="table-column">
      <style:table-column-properties style:column-width="1.1875in" style:rel-column-width="11972*"/>
    </style:style>
    <style:style style:name="Table11.C" style:family="table-column">
      <style:table-column-properties style:column-width="4.9375in" style:rel-column-width="49783*"/>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4.1875in" table:align="left" style:writing-mode="lr-tb"/>
    </style:style>
    <style:style style:name="Table12.A" style:family="table-column">
      <style:table-column-properties style:column-width="0.75in"/>
    </style:style>
    <style:style style:name="Table12.B" style:family="table-column">
      <style:table-column-properties style:column-width="3.437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writing-mode="lr-tb"/>
    </style:style>
    <style:style style:name="Table13.A" style:family="table-column">
      <style:table-column-properties style:column-width="0.3125in" style:rel-column-width="3150*"/>
    </style:style>
    <style:style style:name="Table13.B" style:family="table-column">
      <style:table-column-properties style:column-width="1.75in" style:rel-column-width="17644*"/>
    </style:style>
    <style:style style:name="Table13.C" style:family="table-column">
      <style:table-column-properties style:column-width="4.4375in" style:rel-column-width="44741*"/>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writing-mode="lr-tb"/>
    </style:style>
    <style:style style:name="Table14.A" style:family="table-column">
      <style:table-column-properties style:column-width="0.3125in" style:rel-column-width="3150*"/>
    </style:style>
    <style:style style:name="Table14.B" style:family="table-column">
      <style:table-column-properties style:column-width="1.25in" style:rel-column-width="12602*"/>
    </style:style>
    <style:style style:name="Table14.C" style:family="table-column">
      <style:table-column-properties style:column-width="4.9375in" style:rel-column-width="49783*"/>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5in" table:align="margins" style:writing-mode="lr-tb"/>
    </style:style>
    <style:style style:name="Table15.A" style:family="table-column">
      <style:table-column-properties style:column-width="0.3125in" style:rel-column-width="3150*"/>
    </style:style>
    <style:style style:name="Table15.B" style:family="table-column">
      <style:table-column-properties style:column-width="1.25in" style:rel-column-width="12602*"/>
    </style:style>
    <style:style style:name="Table15.C" style:family="table-column">
      <style:table-column-properties style:column-width="4.9375in" style:rel-column-width="49783*"/>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writing-mode="lr-tb"/>
    </style:style>
    <style:style style:name="Table16.A" style:family="table-column">
      <style:table-column-properties style:column-width="0.375in" style:rel-column-width="3780*"/>
    </style:style>
    <style:style style:name="Table16.B" style:family="table-column">
      <style:table-column-properties style:column-width="1.0625in" style:rel-column-width="10712*"/>
    </style:style>
    <style:style style:name="Table16.C" style:family="table-column">
      <style:table-column-properties style:column-width="5.0625in" style:rel-column-width="51043*"/>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7" style:family="table">
      <style:table-properties style:width="2.6875in" table:align="left" style:writing-mode="lr-tb"/>
    </style:style>
    <style:style style:name="Table17.A" style:family="table-column">
      <style:table-column-properties style:column-width="2.6875in"/>
    </style:style>
    <style:style style:name="Table17.A1" style:family="table-cell">
      <style:table-cell-properties fo:padding="0.0382in" fo:border="0.05pt solid #000000"/>
    </style:style>
    <style:style style:name="Table18" style:family="table">
      <style:table-properties style:width="6.5in" table:align="margins" style:writing-mode="lr-tb"/>
    </style:style>
    <style:style style:name="Table18.A" style:family="table-column">
      <style:table-column-properties style:column-width="0.4375in" style:rel-column-width="4411*"/>
    </style:style>
    <style:style style:name="Table18.B" style:family="table-column">
      <style:table-column-properties style:column-width="1.4375in" style:rel-column-width="14493*"/>
    </style:style>
    <style:style style:name="Table18.C" style:family="table-column">
      <style:table-column-properties style:column-width="4.625in" style:rel-column-width="46631*"/>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1.75in" table:align="left" style:writing-mode="lr-tb"/>
    </style:style>
    <style:style style:name="Table19.A" style:family="table-column">
      <style:table-column-properties style:column-width="1.75in"/>
    </style:style>
    <style:style style:name="Table19.A1" style:family="table-cell">
      <style:table-cell-properties fo:padding="0.0382in" fo:border="0.05pt solid #000000"/>
    </style:style>
    <style:style style:name="Table20" style:family="table">
      <style:table-properties style:width="2.1875in" table:align="left" style:writing-mode="lr-tb"/>
    </style:style>
    <style:style style:name="Table20.A" style:family="table-column">
      <style:table-column-properties style:column-width="2.1875in"/>
    </style:style>
    <style:style style:name="Table20.A1" style:family="table-cell">
      <style:table-cell-properties fo:padding="0.0382in" fo:border="0.05pt solid #000000"/>
    </style:style>
    <style:style style:name="Table21" style:family="table">
      <style:table-properties style:width="3.9375in" table:align="left" style:writing-mode="lr-tb"/>
    </style:style>
    <style:style style:name="Table21.A" style:family="table-column">
      <style:table-column-properties style:column-width="3.9375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4.1875in" table:align="left" style:writing-mode="lr-tb"/>
    </style:style>
    <style:style style:name="Table22.A" style:family="table-column">
      <style:table-column-properties style:column-width="4.1875in"/>
    </style:style>
    <style:style style:name="Table22.A1" style:family="table-cell">
      <style:table-cell-properties fo:padding="0.0382in" fo:border="0.05pt solid #000000"/>
    </style:style>
    <style:style style:name="Table23" style:family="table">
      <style:table-properties style:width="6.5in" table:align="margins" style:writing-mode="lr-tb"/>
    </style:style>
    <style:style style:name="Table23.A" style:family="table-column">
      <style:table-column-properties style:column-width="0.3125in" style:rel-column-width="3150*"/>
    </style:style>
    <style:style style:name="Table23.B" style:family="table-column">
      <style:table-column-properties style:column-width="0.875in" style:rel-column-width="8822*"/>
    </style:style>
    <style:style style:name="Table23.C" style:family="table-column">
      <style:table-column-properties style:column-width="5.3125in" style:rel-column-width="53563*"/>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4" style:family="table">
      <style:table-properties style:width="1.5in" table:align="left" style:writing-mode="lr-tb"/>
    </style:style>
    <style:style style:name="Table24.A" style:family="table-column">
      <style:table-column-properties style:column-width="1.5in"/>
    </style:style>
    <style:style style:name="Table24.A1" style:family="table-cell">
      <style:table-cell-properties fo:padding="0.0382in" fo:border="0.05pt solid #000000"/>
    </style:style>
    <style:style style:name="Table25" style:family="table">
      <style:table-properties style:width="2.5in" table:align="left" style:writing-mode="lr-tb"/>
    </style:style>
    <style:style style:name="Table25.A" style:family="table-column">
      <style:table-column-properties style:column-width="2.5in"/>
    </style:style>
    <style:style style:name="Table25.A1" style:family="table-cell">
      <style:table-cell-properties fo:padding="0.0382in" fo:border="0.05pt solid #000000"/>
    </style:style>
    <style:style style:name="Table26" style:family="table">
      <style:table-properties style:width="6.5in" table:align="margins" style:writing-mode="lr-tb"/>
    </style:style>
    <style:style style:name="Table26.A" style:family="table-column">
      <style:table-column-properties style:column-width="0.375in" style:rel-column-width="3780*"/>
    </style:style>
    <style:style style:name="Table26.B" style:family="table-column">
      <style:table-column-properties style:column-width="0.9375in" style:rel-column-width="9452*"/>
    </style:style>
    <style:style style:name="Table26.C" style:family="table-column">
      <style:table-column-properties style:column-width="5.1875in" style:rel-column-width="52303*"/>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7" style:family="table">
      <style:table-properties style:width="6.5in" table:align="margins" style:writing-mode="lr-tb"/>
    </style:style>
    <style:style style:name="Table27.A" style:family="table-column">
      <style:table-column-properties style:column-width="0.3125in" style:rel-column-width="3150*"/>
    </style:style>
    <style:style style:name="Table27.B" style:family="table-column">
      <style:table-column-properties style:column-width="1.4375in" style:rel-column-width="14493*"/>
    </style:style>
    <style:style style:name="Table27.C" style:family="table-column">
      <style:table-column-properties style:column-width="4.75in" style:rel-column-width="4789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5in" table:align="margins" style:writing-mode="lr-tb"/>
    </style:style>
    <style:style style:name="Table28.A" style:family="table-column">
      <style:table-column-properties style:column-width="0.3125in" style:rel-column-width="3150*"/>
    </style:style>
    <style:style style:name="Table28.B" style:family="table-column">
      <style:table-column-properties style:column-width="1.4375in" style:rel-column-width="14493*"/>
    </style:style>
    <style:style style:name="Table28.C" style:family="table-column">
      <style:table-column-properties style:column-width="4.75in" style:rel-column-width="4789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writing-mode="lr-tb"/>
    </style:style>
    <style:style style:name="Table29.A" style:family="table-column">
      <style:table-column-properties style:column-width="0.3125in" style:rel-column-width="3150*"/>
    </style:style>
    <style:style style:name="Table29.B" style:family="table-column">
      <style:table-column-properties style:column-width="1.375in" style:rel-column-width="13863*"/>
    </style:style>
    <style:style style:name="Table29.C" style:family="table-column">
      <style:table-column-properties style:column-width="4.8125in" style:rel-column-width="4852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2.0625in" table:align="left" style:writing-mode="lr-tb"/>
    </style:style>
    <style:style style:name="Table30.A" style:family="table-column">
      <style:table-column-properties style:column-width="0.75in"/>
    </style:style>
    <style:style style:name="Table30.B" style:family="table-column">
      <style:table-column-properties style:column-width="1.3125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writing-mode="lr-tb"/>
    </style:style>
    <style:style style:name="Table31.A" style:family="table-column">
      <style:table-column-properties style:column-width="0.3125in" style:rel-column-width="3150*"/>
    </style:style>
    <style:style style:name="Table31.B" style:family="table-column">
      <style:table-column-properties style:column-width="1.125in" style:rel-column-width="11342*"/>
    </style:style>
    <style:style style:name="Table31.C" style:family="table-column">
      <style:table-column-properties style:column-width="5.0625in" style:rel-column-width="51043*"/>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2" style:family="table">
      <style:table-properties style:width="4.5625in" table:align="left" style:writing-mode="lr-tb"/>
    </style:style>
    <style:style style:name="Table32.A" style:family="table-column">
      <style:table-column-properties style:column-width="1.4375in"/>
    </style:style>
    <style:style style:name="Table32.B" style:family="table-column">
      <style:table-column-properties style:column-width="3.125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4.75in" table:align="left" style:writing-mode="lr-tb"/>
    </style:style>
    <style:style style:name="Table33.A" style:family="table-column">
      <style:table-column-properties style:column-width="0.625in"/>
    </style:style>
    <style:style style:name="Table33.B" style:family="table-column">
      <style:table-column-properties style:column-width="4.125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5in" table:align="margins" style:writing-mode="lr-tb"/>
    </style:style>
    <style:style style:name="Table34.A" style:family="table-column">
      <style:table-column-properties style:column-width="0.625in" style:rel-column-width="6301*"/>
    </style:style>
    <style:style style:name="Table34.B" style:family="table-column">
      <style:table-column-properties style:column-width="5.875in" style:rel-column-width="5923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5in" table:align="margins" style:writing-mode="lr-tb"/>
    </style:style>
    <style:style style:name="Table35.A" style:family="table-column">
      <style:table-column-properties style:column-width="0.8125in" style:rel-column-width="8191*"/>
    </style:style>
    <style:style style:name="Table35.B" style:family="table-column">
      <style:table-column-properties style:column-width="5.6875in" style:rel-column-width="5734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5in" table:align="margins" style:writing-mode="lr-tb"/>
    </style:style>
    <style:style style:name="Table36.A" style:family="table-column">
      <style:table-column-properties style:column-width="0.5625in" style:rel-column-width="5671*"/>
    </style:style>
    <style:style style:name="Table36.B" style:family="table-column">
      <style:table-column-properties style:column-width="5.9375in" style:rel-column-width="5986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5in" table:align="margins" style:writing-mode="lr-tb"/>
    </style:style>
    <style:style style:name="Table37.A" style:family="table-column">
      <style:table-column-properties style:column-width="0.9375in" style:rel-column-width="9452*"/>
    </style:style>
    <style:style style:name="Table37.B" style:family="table-column">
      <style:table-column-properties style:column-width="5.5625in" style:rel-column-width="56083*"/>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3.8125in" table:align="left" style:writing-mode="lr-tb"/>
    </style:style>
    <style:style style:name="Table38.A" style:family="table-column">
      <style:table-column-properties style:column-width="0.875in"/>
    </style:style>
    <style:style style:name="Table38.B" style:family="table-column">
      <style:table-column-properties style:column-width="2.9375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9" style:family="table">
      <style:table-properties style:width="3.75in" table:align="left" style:writing-mode="lr-tb"/>
    </style:style>
    <style:style style:name="Table39.A" style:family="table-column">
      <style:table-column-properties style:column-width="0.3125in"/>
    </style:style>
    <style:style style:name="Table39.B" style:family="table-column">
      <style:table-column-properties style:column-width="0.375in"/>
    </style:style>
    <style:style style:name="Table39.C" style:family="table-column">
      <style:table-column-properties style:column-width="3.0625in"/>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40" style:family="table">
      <style:table-properties style:width="6.5in" table:align="margins" style:writing-mode="lr-tb"/>
    </style:style>
    <style:style style:name="Table40.A" style:family="table-column">
      <style:table-column-properties style:column-width="3.25in" style:rel-column-width="32767*"/>
    </style:style>
    <style:style style:name="Table40.B" style:family="table-column">
      <style:table-column-properties style:column-width="3.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5in" table:align="margins" style:writing-mode="lr-tb"/>
    </style:style>
    <style:style style:name="Table41.A" style:family="table-column">
      <style:table-column-properties style:column-width="0.6875in" style:rel-column-width="6931*"/>
    </style:style>
    <style:style style:name="Table41.B" style:family="table-column">
      <style:table-column-properties style:column-width="3.125in" style:rel-column-width="31507*"/>
    </style:style>
    <style:style style:name="Table41.C" style:family="table-column">
      <style:table-column-properties style:column-width="2.6875in" style:rel-column-width="27097*"/>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5in" table:align="margins" style:writing-mode="lr-tb"/>
    </style:style>
    <style:style style:name="Table42.A" style:family="table-column">
      <style:table-column-properties style:column-width="0.3125in" style:rel-column-width="3150*"/>
    </style:style>
    <style:style style:name="Table42.B" style:family="table-column">
      <style:table-column-properties style:column-width="0.75in" style:rel-column-width="7561*"/>
    </style:style>
    <style:style style:name="Table42.C" style:family="table-column">
      <style:table-column-properties style:column-width="5.4375in" style:rel-column-width="54824*"/>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3" style:family="table">
      <style:table-properties style:width="2.1875in" table:align="left" style:writing-mode="lr-tb"/>
    </style:style>
    <style:style style:name="Table43.A" style:family="table-column">
      <style:table-column-properties style:column-width="0.625in"/>
    </style:style>
    <style:style style:name="Table43.B" style:family="table-column">
      <style:table-column-properties style:column-width="0.6875in"/>
    </style:style>
    <style:style style:name="Table43.C" style:family="table-column">
      <style:table-column-properties style:column-width="0.875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4" style:family="table">
      <style:table-properties style:width="3.75in" table:align="left" style:writing-mode="lr-tb"/>
    </style:style>
    <style:style style:name="Table44.A" style:family="table-column">
      <style:table-column-properties style:column-width="0.6875in"/>
    </style:style>
    <style:style style:name="Table44.B" style:family="table-column">
      <style:table-column-properties style:column-width="3.0625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5in" table:align="margins" style:writing-mode="lr-tb"/>
    </style:style>
    <style:style style:name="Table45.A" style:family="table-column">
      <style:table-column-properties style:column-width="0.3125in" style:rel-column-width="3150*"/>
    </style:style>
    <style:style style:name="Table45.B" style:family="table-column">
      <style:table-column-properties style:column-width="0.6875in" style:rel-column-width="6931*"/>
    </style:style>
    <style:style style:name="Table45.C" style:family="table-column">
      <style:table-column-properties style:column-width="5.5in" style:rel-column-width="55454*"/>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6" style:family="table">
      <style:table-properties style:width="5.5035in" table:align="left" style:writing-mode="lr-tb"/>
    </style:style>
    <style:style style:name="Table46.A" style:family="table-column">
      <style:table-column-properties style:column-width="1.5021in"/>
    </style:style>
    <style:style style:name="Table46.B" style:family="table-column">
      <style:table-column-properties style:column-width="1.6229in"/>
    </style:style>
    <style:style style:name="Table46.C" style:family="table-column">
      <style:table-column-properties style:column-width="2.3785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0.05pt solid #000000" fo:border-top="none" fo:border-bottom="0.05pt solid #000000"/>
    </style:style>
    <style:style style:name="Table47" style:family="table">
      <style:table-properties style:width="6.5in" table:align="margins" style:writing-mode="lr-tb"/>
    </style:style>
    <style:style style:name="Table47.A" style:family="table-column">
      <style:table-column-properties style:column-width="0.3125in" style:rel-column-width="3150*"/>
    </style:style>
    <style:style style:name="Table47.B" style:family="table-column">
      <style:table-column-properties style:column-width="1.059in" style:rel-column-width="10677*"/>
    </style:style>
    <style:style style:name="Table47.C" style:family="table-column">
      <style:table-column-properties style:column-width="5.1285in" style:rel-column-width="51708*"/>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8" style:family="table">
      <style:table-properties style:width="6.5in" table:align="margins" style:writing-mode="lr-tb"/>
    </style:style>
    <style:style style:name="Table48.A" style:family="table-column">
      <style:table-column-properties style:column-width="0.3125in" style:rel-column-width="3150*"/>
    </style:style>
    <style:style style:name="Table48.B" style:family="table-column">
      <style:table-column-properties style:column-width="1.25in" style:rel-column-width="12602*"/>
    </style:style>
    <style:style style:name="Table48.C" style:family="table-column">
      <style:table-column-properties style:column-width="4.9375in" style:rel-column-width="49783*"/>
    </style:style>
    <style:style style:name="Table48.A1" style:family="table-cell">
      <style:table-cell-properties fo:padding="0.0382in" fo:border-left="0.05pt solid #000000" fo:border-right="none" fo:border-top="0.05pt solid #000000" fo:border-bottom="0.05pt solid #000000"/>
    </style:style>
    <style:style style:name="Table48.C1" style:family="table-cell">
      <style:table-cell-properties fo:padding="0.0382in" fo:border="0.05pt solid #000000"/>
    </style:style>
    <style:style style:name="Table49" style:family="table">
      <style:table-properties style:width="6.5in" table:align="margins" style:writing-mode="lr-tb"/>
    </style:style>
    <style:style style:name="Table49.A" style:family="table-column">
      <style:table-column-properties style:column-width="0.3125in" style:rel-column-width="3150*"/>
    </style:style>
    <style:style style:name="Table49.B" style:family="table-column">
      <style:table-column-properties style:column-width="0.434in" style:rel-column-width="4376*"/>
    </style:style>
    <style:style style:name="Table49.C" style:family="table-column">
      <style:table-column-properties style:column-width="5.7535in" style:rel-column-width="58009*"/>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50" style:family="table">
      <style:table-properties style:width="6.5in" table:align="margins" style:writing-mode="lr-tb"/>
    </style:style>
    <style:style style:name="Table50.A" style:family="table-column">
      <style:table-column-properties style:column-width="0.3125in" style:rel-column-width="3150*"/>
    </style:style>
    <style:style style:name="Table50.B" style:family="table-column">
      <style:table-column-properties style:column-width="0.625in" style:rel-column-width="6301*"/>
    </style:style>
    <style:style style:name="Table50.C" style:family="table-column">
      <style:table-column-properties style:column-width="5.5625in" style:rel-column-width="56084*"/>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1" style:family="table">
      <style:table-properties style:width="6.5in" table:align="margins" style:writing-mode="lr-tb"/>
    </style:style>
    <style:style style:name="Table51.A" style:family="table-column">
      <style:table-column-properties style:column-width="0.3736in" style:rel-column-width="3766*"/>
    </style:style>
    <style:style style:name="Table51.B" style:family="table-column">
      <style:table-column-properties style:column-width="0.816in" style:rel-column-width="8226*"/>
    </style:style>
    <style:style style:name="Table51.C" style:family="table-column">
      <style:table-column-properties style:column-width="5.3104in" style:rel-column-width="53543*"/>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52" style:family="table">
      <style:table-properties style:width="6.5in" table:align="margins" style:writing-mode="lr-tb"/>
    </style:style>
    <style:style style:name="Table52.A" style:family="table-column">
      <style:table-column-properties style:column-width="0.625in" style:rel-column-width="6301*"/>
    </style:style>
    <style:style style:name="Table52.B" style:family="table-column">
      <style:table-column-properties style:column-width="5.875in" style:rel-column-width="59234*"/>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3" style:family="table">
      <style:table-properties style:width="6.5in" table:align="margins" style:writing-mode="lr-tb"/>
    </style:style>
    <style:style style:name="Table53.A" style:family="table-column">
      <style:table-column-properties style:column-width="0.3736in" style:rel-column-width="3766*"/>
    </style:style>
    <style:style style:name="Table53.B" style:family="table-column">
      <style:table-column-properties style:column-width="0.6854in" style:rel-column-width="6910*"/>
    </style:style>
    <style:style style:name="Table53.C" style:family="table-column">
      <style:table-column-properties style:column-width="5.441in" style:rel-column-width="54859*"/>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4" style:family="table">
      <style:table-properties style:width="3.8111in" table:align="left" style:writing-mode="lr-tb"/>
    </style:style>
    <style:style style:name="Table54.A" style:family="table-column">
      <style:table-column-properties style:column-width="0.7465in"/>
    </style:style>
    <style:style style:name="Table54.B" style:family="table-column">
      <style:table-column-properties style:column-width="3.0646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6.5in" table:align="margins" style:writing-mode="lr-tb"/>
    </style:style>
    <style:style style:name="Table55.A" style:family="table-column">
      <style:table-column-properties style:column-width="0.3729in" style:rel-column-width="3759*"/>
    </style:style>
    <style:style style:name="Table55.B" style:family="table-column">
      <style:table-column-properties style:column-width="0.8771in" style:rel-column-width="8843*"/>
    </style:style>
    <style:style style:name="Table55.C" style:family="table-column">
      <style:table-column-properties style:column-width="5.25in" style:rel-column-width="52933*"/>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5in" table:align="margins" style:writing-mode="lr-tb"/>
    </style:style>
    <style:style style:name="Table56.A" style:family="table-column">
      <style:table-column-properties style:column-width="0.434in" style:rel-column-width="4376*"/>
    </style:style>
    <style:style style:name="Table56.B" style:family="table-column">
      <style:table-column-properties style:column-width="1.1285in" style:rel-column-width="11377*"/>
    </style:style>
    <style:style style:name="Table56.C" style:family="table-column">
      <style:table-column-properties style:column-width="4.9375in" style:rel-column-width="49782*"/>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C2" style:family="table-cell">
      <style:table-cell-properties fo:padding="0.0382in" fo:border-left="0.05pt solid #000000" fo:border-right="0.05pt solid #000000" fo:border-top="none" fo:border-bottom="0.05pt solid #000000"/>
    </style:style>
    <style:style style:name="Table341" style:family="table">
      <style:table-properties style:width="6.5in" table:align="margins" style:writing-mode="lr-tb"/>
    </style:style>
    <style:style style:name="Table341.A" style:family="table-column">
      <style:table-column-properties style:column-width="0.75in" style:rel-column-width="7561*"/>
    </style:style>
    <style:style style:name="Table341.B" style:family="table-column">
      <style:table-column-properties style:column-width="5.75in" style:rel-column-width="57974*"/>
    </style:style>
    <style:style style:name="Table341.A1" style:family="table-cell">
      <style:table-cell-properties fo:padding="0.0382in" fo:border-left="0.05pt solid #000000" fo:border-right="none" fo:border-top="0.05pt solid #000000" fo:border-bottom="0.05pt solid #000000"/>
    </style:style>
    <style:style style:name="Table341.B1" style:family="table-cell">
      <style:table-cell-properties fo:padding="0.0382in" fo:border="0.05pt solid #000000"/>
    </style:style>
    <style:style style:name="Table341.A2" style:family="table-cell">
      <style:table-cell-properties fo:padding="0.0382in" fo:border-left="0.05pt solid #000000" fo:border-right="none" fo:border-top="none" fo:border-bottom="0.05pt solid #000000"/>
    </style:style>
    <style:style style:name="Table341.B2" style:family="table-cell">
      <style:table-cell-properties fo:padding="0.0382in" fo:border-left="0.05pt solid #000000" fo:border-right="0.05pt solid #000000" fo:border-top="none" fo:border-bottom="0.05pt solid #000000"/>
    </style:style>
    <style:style style:name="Table57" style:family="table">
      <style:table-properties style:width="6.5in" table:align="margins" style:writing-mode="lr-tb"/>
    </style:style>
    <style:style style:name="Table57.A" style:family="table-column">
      <style:table-column-properties style:column-width="0.3736in" style:rel-column-width="3766*"/>
    </style:style>
    <style:style style:name="Table57.B" style:family="table-column">
      <style:table-column-properties style:column-width="0.5639in" style:rel-column-width="5685*"/>
    </style:style>
    <style:style style:name="Table57.C" style:family="table-column">
      <style:table-column-properties style:column-width="5.5625in" style:rel-column-width="56084*"/>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8" style:family="table">
      <style:table-properties style:width="6.5in" table:align="margins" style:writing-mode="lr-tb"/>
    </style:style>
    <style:style style:name="Table58.A" style:family="table-column">
      <style:table-column-properties style:column-width="0.3736in" style:rel-column-width="3766*"/>
    </style:style>
    <style:style style:name="Table58.B" style:family="table-column">
      <style:table-column-properties style:column-width="0.5639in" style:rel-column-width="5685*"/>
    </style:style>
    <style:style style:name="Table58.C" style:family="table-column">
      <style:table-column-properties style:column-width="5.5625in" style:rel-column-width="56084*"/>
    </style:style>
    <style:style style:name="Table58.A1" style:family="table-cell">
      <style:table-cell-properties fo:padding="0.0382in" fo:border-left="0.05pt solid #000000" fo:border-right="none" fo:border-top="0.05pt solid #000000" fo:border-bottom="0.05pt solid #000000"/>
    </style:style>
    <style:style style:name="Table58.C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C2" style:family="table-cell">
      <style:table-cell-properties fo:padding="0.0382in" fo:border-left="0.05pt solid #000000" fo:border-right="0.05pt solid #000000" fo:border-top="none" fo:border-bottom="0.05pt solid #000000"/>
    </style:style>
    <style:style style:name="Table59" style:family="table">
      <style:table-properties style:width="6.5in" table:align="margins" style:writing-mode="lr-tb"/>
    </style:style>
    <style:style style:name="Table59.A" style:family="table-column">
      <style:table-column-properties style:column-width="0.3736in" style:rel-column-width="3766*"/>
    </style:style>
    <style:style style:name="Table59.B" style:family="table-column">
      <style:table-column-properties style:column-width="0.5639in" style:rel-column-width="5685*"/>
    </style:style>
    <style:style style:name="Table59.C" style:family="table-column">
      <style:table-column-properties style:column-width="5.5625in" style:rel-column-width="56084*"/>
    </style:style>
    <style:style style:name="Table59.A1" style:family="table-cell">
      <style:table-cell-properties fo:padding="0.0382in" fo:border-left="0.05pt solid #000000" fo:border-right="none" fo:border-top="0.05pt solid #000000" fo:border-bottom="0.05pt solid #000000"/>
    </style:style>
    <style:style style:name="Table59.C1" style:family="table-cell">
      <style:table-cell-properties fo:padding="0.0382in" fo:border="0.05pt solid #000000"/>
    </style:style>
    <style:style style:name="Table60" style:family="table">
      <style:table-properties style:width="6.5in" table:align="margins" style:writing-mode="lr-tb"/>
    </style:style>
    <style:style style:name="Table60.A" style:family="table-column">
      <style:table-column-properties style:column-width="0.3125in" style:rel-column-width="3150*"/>
    </style:style>
    <style:style style:name="Table60.B" style:family="table-column">
      <style:table-column-properties style:column-width="1.3715in" style:rel-column-width="13828*"/>
    </style:style>
    <style:style style:name="Table60.C" style:family="table-column">
      <style:table-column-properties style:column-width="4.816in" style:rel-column-width="48557*"/>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C2" style:family="table-cell">
      <style:table-cell-properties fo:padding="0.0382in" fo:border-left="0.05pt solid #000000" fo:border-right="0.05pt solid #000000" fo:border-top="none" fo:border-bottom="0.05pt solid #000000"/>
    </style:style>
    <style:style style:name="Table61" style:family="table">
      <style:table-properties style:width="6.5in" table:align="margins" style:writing-mode="lr-tb"/>
    </style:style>
    <style:style style:name="Table61.A" style:family="table-column">
      <style:table-column-properties style:column-width="0.6854in" style:rel-column-width="6910*"/>
    </style:style>
    <style:style style:name="Table61.B" style:family="table-column">
      <style:table-column-properties style:column-width="0.6875in" style:rel-column-width="6931*"/>
    </style:style>
    <style:style style:name="Table61.C" style:family="table-column">
      <style:table-column-properties style:column-width="5.1271in" style:rel-column-width="51694*"/>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C2" style:family="table-cell">
      <style:table-cell-properties fo:padding="0.0382in" fo:border-left="0.05pt solid #000000" fo:border-right="0.05pt solid #000000" fo:border-top="none" fo:border-bottom="0.05pt solid #000000"/>
    </style:style>
    <style:style style:name="Table62" style:family="table">
      <style:table-properties style:width="6.5in" table:align="margins" style:writing-mode="lr-tb"/>
    </style:style>
    <style:style style:name="Table62.A" style:family="table-column">
      <style:table-column-properties style:column-width="0.3785in" style:rel-column-width="3815*"/>
    </style:style>
    <style:style style:name="Table62.B" style:family="table-column">
      <style:table-column-properties style:column-width="2.1875in" style:rel-column-width="22055*"/>
    </style:style>
    <style:style style:name="Table62.C" style:family="table-column">
      <style:table-column-properties style:column-width="3.934in" style:rel-column-width="39665*"/>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3" style:family="table">
      <style:table-properties style:width="6.5in" table:align="margins" style:writing-mode="lr-tb"/>
    </style:style>
    <style:style style:name="Table63.A" style:family="table-column">
      <style:table-column-properties style:column-width="0.3785in" style:rel-column-width="3815*"/>
    </style:style>
    <style:style style:name="Table63.B" style:family="table-column">
      <style:table-column-properties style:column-width="1.4965in" style:rel-column-width="15088*"/>
    </style:style>
    <style:style style:name="Table63.C" style:family="table-column">
      <style:table-column-properties style:column-width="4.625in" style:rel-column-width="46632*"/>
    </style:style>
    <style:style style:name="Table63.A1" style:family="table-cell">
      <style:table-cell-properties fo:padding="0.0382in" fo:border-left="0.05pt solid #000000" fo:border-right="none" fo:border-top="0.05pt solid #000000" fo:border-bottom="0.05pt solid #000000"/>
    </style:style>
    <style:style style:name="Table63.C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C2" style:family="table-cell">
      <style:table-cell-properties fo:padding="0.0382in" fo:border-left="0.05pt solid #000000" fo:border-right="0.05pt solid #000000" fo:border-top="none" fo:border-bottom="0.05pt solid #000000"/>
    </style:style>
    <style:style style:name="Table64" style:family="table">
      <style:table-properties style:width="6.5in" table:align="margins" style:writing-mode="lr-tb"/>
    </style:style>
    <style:style style:name="Table64.A" style:family="table-column">
      <style:table-column-properties style:column-width="0.3785in" style:rel-column-width="3815*"/>
    </style:style>
    <style:style style:name="Table64.B" style:family="table-column">
      <style:table-column-properties style:column-width="1.4306in" style:rel-column-width="14423*"/>
    </style:style>
    <style:style style:name="Table64.C" style:family="table-column">
      <style:table-column-properties style:column-width="4.691in" style:rel-column-width="47297*"/>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C2" style:family="table-cell">
      <style:table-cell-properties fo:padding="0.0382in" fo:border-left="0.05pt solid #000000" fo:border-right="0.05pt solid #000000" fo:border-top="none" fo:border-bottom="0.05pt solid #000000"/>
    </style:style>
    <style:style style:name="Table65" style:family="table">
      <style:table-properties style:width="6.5in" table:align="margins" style:writing-mode="lr-tb"/>
    </style:style>
    <style:style style:name="Table65.A" style:family="table-column">
      <style:table-column-properties style:column-width="1.1271in" style:rel-column-width="11363*"/>
    </style:style>
    <style:style style:name="Table65.B" style:family="table-column">
      <style:table-column-properties style:column-width="5.3729in" style:rel-column-width="5417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10" style:family="table-row">
      <style:table-row-properties style:min-row-height="0.3063in"/>
    </style:style>
    <style:style style:name="Table66" style:family="table">
      <style:table-properties style:width="6.5in" table:align="margins" style:writing-mode="lr-tb"/>
    </style:style>
    <style:style style:name="Table66.A" style:family="table-column">
      <style:table-column-properties style:column-width="1.316in" style:rel-column-width="13268*"/>
    </style:style>
    <style:style style:name="Table66.B" style:family="table-column">
      <style:table-column-properties style:column-width="5.184in" style:rel-column-width="52267*"/>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67" style:family="table">
      <style:table-properties style:width="6.5in" table:align="margins" style:writing-mode="lr-tb"/>
    </style:style>
    <style:style style:name="Table67.A" style:family="table-column">
      <style:table-column-properties style:column-width="1.316in" style:rel-column-width="13268*"/>
    </style:style>
    <style:style style:name="Table67.B" style:family="table-column">
      <style:table-column-properties style:column-width="5.184in" style:rel-column-width="52267*"/>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6.5in" table:align="margins" style:writing-mode="lr-tb"/>
    </style:style>
    <style:style style:name="Table68.A" style:family="table-column">
      <style:table-column-properties style:column-width="0.3125in" style:rel-column-width="3150*"/>
    </style:style>
    <style:style style:name="Table68.B" style:family="table-column">
      <style:table-column-properties style:column-width="0.9375in" style:rel-column-width="9452*"/>
    </style:style>
    <style:style style:name="Table68.C" style:family="table-column">
      <style:table-column-properties style:column-width="5.25in" style:rel-column-width="52933*"/>
    </style:style>
    <style:style style:name="Table68.A1" style:family="table-cell">
      <style:table-cell-properties fo:padding="0.0382in" fo:border-left="0.05pt solid #000000" fo:border-right="none" fo:border-top="0.05pt solid #000000" fo:border-bottom="0.05pt solid #000000"/>
    </style:style>
    <style:style style:name="Table68.C1" style:family="table-cell">
      <style:table-cell-properties fo:padding="0.0382in" fo:border="0.05pt solid #000000"/>
    </style:style>
    <style:style style:name="Table166" style:family="table">
      <style:table-properties style:width="1.25in" fo:margin-left="1.6861in" table:align="left" style:writing-mode="lr-tb"/>
    </style:style>
    <style:style style:name="Table166.A" style:family="table-column">
      <style:table-column-properties style:column-width="1.25in"/>
    </style:style>
    <style:style style:name="Table166.A1" style:family="table-cell">
      <style:table-cell-properties fo:padding="0.0382in" fo:border="0.05pt solid #000000"/>
    </style:style>
    <style:style style:name="Table69" style:family="table">
      <style:table-properties style:width="6.5in" table:align="margins" style:writing-mode="lr-tb"/>
    </style:style>
    <style:style style:name="Table69.A" style:family="table-column">
      <style:table-column-properties style:column-width="0.3125in" style:rel-column-width="3150*"/>
    </style:style>
    <style:style style:name="Table69.B" style:family="table-column">
      <style:table-column-properties style:column-width="1.1271in" style:rel-column-width="11363*"/>
    </style:style>
    <style:style style:name="Table69.C" style:family="table-column">
      <style:table-column-properties style:column-width="5.0604in" style:rel-column-width="51022*"/>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70" style:family="table">
      <style:table-properties style:width="6.5in" table:align="margins" style:writing-mode="lr-tb"/>
    </style:style>
    <style:style style:name="Table70.A" style:family="table-column">
      <style:table-column-properties style:column-width="0.8715in" style:rel-column-width="8787*"/>
    </style:style>
    <style:style style:name="Table70.B" style:family="table-column">
      <style:table-column-properties style:column-width="5.6285in" style:rel-column-width="56748*"/>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0.24" style:family="table-row">
      <style:table-row-properties style:min-row-height="0.2792in"/>
    </style:style>
    <style:style style:name="Table71" style:family="table">
      <style:table-properties style:width="4.0625in" table:align="left" style:writing-mode="lr-tb"/>
    </style:style>
    <style:style style:name="Table71.A" style:family="table-column">
      <style:table-column-properties style:column-width="0.8715in"/>
    </style:style>
    <style:style style:name="Table71.B" style:family="table-column">
      <style:table-column-properties style:column-width="1.0694in"/>
    </style:style>
    <style:style style:name="Table71.C" style:family="table-column">
      <style:table-column-properties style:column-width="0.9944in"/>
    </style:style>
    <style:style style:name="Table71.D" style:family="table-column">
      <style:table-column-properties style:column-width="1.1271in"/>
    </style:style>
    <style:style style:name="Table71.A1" style:family="table-cell">
      <style:table-cell-properties fo:padding="0.0382in" fo:border-left="0.05pt solid #000000" fo:border-right="none" fo:border-top="0.05pt solid #000000" fo:border-bottom="0.05pt solid #000000"/>
    </style:style>
    <style:style style:name="Table71.D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D2" style:family="table-cell">
      <style:table-cell-properties fo:padding="0.0382in" fo:border-left="0.05pt solid #000000" fo:border-right="0.05pt solid #000000" fo:border-top="none" fo:border-bottom="0.05pt solid #000000"/>
    </style:style>
    <style:style style:name="Table72" style:family="table">
      <style:table-properties style:width="4.0625in" table:align="left" style:writing-mode="lr-tb"/>
    </style:style>
    <style:style style:name="Table72.A" style:family="table-column">
      <style:table-column-properties style:column-width="0.8715in"/>
    </style:style>
    <style:style style:name="Table72.B" style:family="table-column">
      <style:table-column-properties style:column-width="1.0694in"/>
    </style:style>
    <style:style style:name="Table72.C" style:family="table-column">
      <style:table-column-properties style:column-width="0.9944in"/>
    </style:style>
    <style:style style:name="Table72.D" style:family="table-column">
      <style:table-column-properties style:column-width="1.1271in"/>
    </style:style>
    <style:style style:name="Table72.A1" style:family="table-cell">
      <style:table-cell-properties fo:padding="0.0382in" fo:border-left="0.05pt solid #000000" fo:border-right="none" fo:border-top="0.05pt solid #000000" fo:border-bottom="0.05pt solid #000000"/>
    </style:style>
    <style:style style:name="Table72.D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D2" style:family="table-cell">
      <style:table-cell-properties fo:padding="0.0382in" fo:border-left="0.05pt solid #000000" fo:border-right="0.05pt solid #000000" fo:border-top="none" fo:border-bottom="0.05pt solid #000000"/>
    </style:style>
    <style:style style:name="Table73" style:family="table">
      <style:table-properties style:width="4.6215in" table:align="left" style:writing-mode="lr-tb"/>
    </style:style>
    <style:style style:name="Table73.A" style:family="table-column">
      <style:table-column-properties style:column-width="1.6854in"/>
    </style:style>
    <style:style style:name="Table73.B" style:family="table-column">
      <style:table-column-properties style:column-width="2.9361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6.5in" table:align="margins" style:writing-mode="lr-tb"/>
    </style:style>
    <style:style style:name="Table74.A" style:family="table-column">
      <style:table-column-properties style:column-width="2.1667in" style:rel-column-width="21845*"/>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C2" style:family="table-cell">
      <style:table-cell-properties fo:padding="0.0382in" fo:border-left="0.05pt solid #000000" fo:border-right="0.05pt solid #000000" fo:border-top="none" fo:border-bottom="0.05pt solid #000000"/>
    </style:style>
    <style:style style:name="Table75" style:family="table">
      <style:table-properties style:width="3.059in" table:align="left" style:writing-mode="lr-tb"/>
    </style:style>
    <style:style style:name="Table75.A" style:family="table-column">
      <style:table-column-properties style:column-width="0.7479in"/>
    </style:style>
    <style:style style:name="Table75.B" style:family="table-column">
      <style:table-column-properties style:column-width="2.3111in"/>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3.125in" table:align="left" style:writing-mode="lr-tb"/>
    </style:style>
    <style:style style:name="Table76.A" style:family="table-column">
      <style:table-column-properties style:column-width="0.691in"/>
    </style:style>
    <style:style style:name="Table76.B" style:family="table-column">
      <style:table-column-properties style:column-width="2.434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125in" table:align="left" style:writing-mode="lr-tb"/>
    </style:style>
    <style:style style:name="Table77.A" style:family="table-column">
      <style:table-column-properties style:column-width="0.691in"/>
    </style:style>
    <style:style style:name="Table77.B" style:family="table-column">
      <style:table-column-properties style:column-width="2.434in"/>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3.125in" table:align="left" style:writing-mode="lr-tb"/>
    </style:style>
    <style:style style:name="Table78.A" style:family="table-column">
      <style:table-column-properties style:column-width="0.691in"/>
    </style:style>
    <style:style style:name="Table78.B" style:family="table-column">
      <style:table-column-properties style:column-width="2.434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125in" table:align="left" style:writing-mode="lr-tb"/>
    </style:style>
    <style:style style:name="Table79.A" style:family="table-column">
      <style:table-column-properties style:column-width="0.691in"/>
    </style:style>
    <style:style style:name="Table79.B" style:family="table-column">
      <style:table-column-properties style:column-width="2.434in"/>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3.125in" table:align="left" style:writing-mode="lr-tb"/>
    </style:style>
    <style:style style:name="Table80.A" style:family="table-column">
      <style:table-column-properties style:column-width="0.691in"/>
    </style:style>
    <style:style style:name="Table80.B" style:family="table-column">
      <style:table-column-properties style:column-width="2.434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125in" table:align="left" style:writing-mode="lr-tb"/>
    </style:style>
    <style:style style:name="Table81.A" style:family="table-column">
      <style:table-column-properties style:column-width="0.691in"/>
    </style:style>
    <style:style style:name="Table81.B" style:family="table-column">
      <style:table-column-properties style:column-width="2.434in"/>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3.125in" table:align="left" style:writing-mode="lr-tb"/>
    </style:style>
    <style:style style:name="Table82.A" style:family="table-column">
      <style:table-column-properties style:column-width="0.691in"/>
    </style:style>
    <style:style style:name="Table82.B" style:family="table-column">
      <style:table-column-properties style:column-width="2.434in"/>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3.125in" table:align="left" style:writing-mode="lr-tb"/>
    </style:style>
    <style:style style:name="Table83.A" style:family="table-column">
      <style:table-column-properties style:column-width="0.691in"/>
    </style:style>
    <style:style style:name="Table83.B" style:family="table-column">
      <style:table-column-properties style:column-width="2.434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125in" table:align="left" style:writing-mode="lr-tb"/>
    </style:style>
    <style:style style:name="Table84.A" style:family="table-column">
      <style:table-column-properties style:column-width="0.691in"/>
    </style:style>
    <style:style style:name="Table84.B" style:family="table-column">
      <style:table-column-properties style:column-width="2.434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5in" table:align="margins" style:writing-mode="lr-tb"/>
    </style:style>
    <style:style style:name="Table85.A" style:family="table-column">
      <style:table-column-properties style:column-width="0.4354in" style:rel-column-width="4390*"/>
    </style:style>
    <style:style style:name="Table85.B" style:family="table-column">
      <style:table-column-properties style:column-width="1.3167in" style:rel-column-width="13275*"/>
    </style:style>
    <style:style style:name="Table85.C" style:family="table-column">
      <style:table-column-properties style:column-width="4.7479in" style:rel-column-width="47870*"/>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C2" style:family="table-cell">
      <style:table-cell-properties fo:padding="0.0382in" fo:border-left="0.05pt solid #000000" fo:border-right="0.05pt solid #000000" fo:border-top="none" fo:border-bottom="0.05pt solid #000000"/>
    </style:style>
    <style:style style:name="Table86" style:family="table">
      <style:table-properties style:width="6.5in" table:align="margins" style:writing-mode="lr-tb"/>
    </style:style>
    <style:style style:name="Table86.A" style:family="table-column">
      <style:table-column-properties style:column-width="0.3125in" style:rel-column-width="3150*"/>
    </style:style>
    <style:style style:name="Table86.B" style:family="table-column">
      <style:table-column-properties style:column-width="0.691in" style:rel-column-width="6966*"/>
    </style:style>
    <style:style style:name="Table86.C" style:family="table-column">
      <style:table-column-properties style:column-width="5.4965in" style:rel-column-width="55419*"/>
    </style:style>
    <style:style style:name="Table86.1" style:family="table-row">
      <style:table-row-properties style:min-row-height="0.3125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7" style:family="table">
      <style:table-properties style:width="6.5in" table:align="margins" style:writing-mode="lr-tb"/>
    </style:style>
    <style:style style:name="Table87.A" style:family="table-column">
      <style:table-column-properties style:column-width="0.691in" style:rel-column-width="6966*"/>
    </style:style>
    <style:style style:name="Table87.B" style:family="table-column">
      <style:table-column-properties style:column-width="5.809in" style:rel-column-width="5856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5in" table:align="margins" style:writing-mode="lr-tb"/>
    </style:style>
    <style:style style:name="Table88.A" style:family="table-column">
      <style:table-column-properties style:column-width="0.3125in" style:rel-column-width="3150*"/>
    </style:style>
    <style:style style:name="Table88.B" style:family="table-column">
      <style:table-column-properties style:column-width="4.4979in" style:rel-column-width="45349*"/>
    </style:style>
    <style:style style:name="Table88.C" style:family="table-column">
      <style:table-column-properties style:column-width="1.6896in" style:rel-column-width="17036*"/>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9" style:family="table">
      <style:table-properties style:width="6.5in" table:align="margins" style:writing-mode="lr-tb"/>
    </style:style>
    <style:style style:name="Table89.A" style:family="table-column">
      <style:table-column-properties style:column-width="0.3785in" style:rel-column-width="3815*"/>
    </style:style>
    <style:style style:name="Table89.B" style:family="table-column">
      <style:table-column-properties style:column-width="3.125in" style:rel-column-width="31507*"/>
    </style:style>
    <style:style style:name="Table89.C" style:family="table-column">
      <style:table-column-properties style:column-width="2.9965in" style:rel-column-width="30213*"/>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C2" style:family="table-cell">
      <style:table-cell-properties fo:padding="0.0382in" fo:border-left="0.05pt solid #000000" fo:border-right="0.05pt solid #000000" fo:border-top="none" fo:border-bottom="0.05pt solid #000000"/>
    </style:style>
    <style:style style:name="Table90" style:family="table">
      <style:table-properties style:width="6.5in" table:align="margins" style:writing-mode="lr-tb"/>
    </style:style>
    <style:style style:name="Table90.A" style:family="table-column">
      <style:table-column-properties style:column-width="0.3785in" style:rel-column-width="3815*"/>
    </style:style>
    <style:style style:name="Table90.B" style:family="table-column">
      <style:table-column-properties style:column-width="2.5in" style:rel-column-width="25205*"/>
    </style:style>
    <style:style style:name="Table90.C" style:family="table-column">
      <style:table-column-properties style:column-width="3.6215in" style:rel-column-width="36515*"/>
    </style:style>
    <style:style style:name="Table90.A1" style:family="table-cell">
      <style:table-cell-properties fo:padding="0.0382in" fo:border-left="0.05pt solid #000000" fo:border-right="none" fo:border-top="0.05pt solid #000000" fo:border-bottom="0.05pt solid #000000"/>
    </style:style>
    <style:style style:name="Table90.C1" style:family="table-cell">
      <style:table-cell-properties fo:padding="0.0382in" fo:border="0.05pt solid #000000"/>
    </style:style>
    <style:style style:name="Table91" style:family="table">
      <style:table-properties style:width="6.5in" table:align="margins" style:writing-mode="lr-tb"/>
    </style:style>
    <style:style style:name="Table91.A" style:family="table-column">
      <style:table-column-properties style:column-width="0.3785in" style:rel-column-width="3815*"/>
    </style:style>
    <style:style style:name="Table91.B" style:family="table-column">
      <style:table-column-properties style:column-width="2.3681in" style:rel-column-width="23875*"/>
    </style:style>
    <style:style style:name="Table91.C" style:family="table-column">
      <style:table-column-properties style:column-width="3.7535in" style:rel-column-width="37845*"/>
    </style:style>
    <style:style style:name="Table91.A1" style:family="table-cell">
      <style:table-cell-properties fo:padding="0.0382in" fo:border-left="0.05pt solid #000000" fo:border-right="none" fo:border-top="0.05pt solid #000000" fo:border-bottom="0.05pt solid #000000"/>
    </style:style>
    <style:style style:name="Table91.C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C2" style:family="table-cell">
      <style:table-cell-properties fo:padding="0.0382in" fo:border-left="0.05pt solid #000000" fo:border-right="0.05pt solid #000000" fo:border-top="none" fo:border-bottom="0.05pt solid #000000"/>
    </style:style>
    <style:style style:name="Table92" style:family="table">
      <style:table-properties style:width="6.5in" table:align="margins" style:writing-mode="lr-tb"/>
    </style:style>
    <style:style style:name="Table92.A" style:family="table-column">
      <style:table-column-properties style:column-width="0.3785in" style:rel-column-width="3815*"/>
    </style:style>
    <style:style style:name="Table92.B" style:family="table-column">
      <style:table-column-properties style:column-width="1.4965in" style:rel-column-width="15088*"/>
    </style:style>
    <style:style style:name="Table92.C" style:family="table-column">
      <style:table-column-properties style:column-width="4.625in" style:rel-column-width="46632*"/>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3" style:family="table">
      <style:table-properties style:width="6.5in" table:align="margins" style:writing-mode="lr-tb"/>
    </style:style>
    <style:style style:name="Table93.A" style:family="table-column">
      <style:table-column-properties style:column-width="0.3785in" style:rel-column-width="3815*"/>
    </style:style>
    <style:style style:name="Table93.B" style:family="table-column">
      <style:table-column-properties style:column-width="1.3736in" style:rel-column-width="13849*"/>
    </style:style>
    <style:style style:name="Table93.C" style:family="table-column">
      <style:table-column-properties style:column-width="4.7479in" style:rel-column-width="47871*"/>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4" style:family="table">
      <style:table-properties style:width="6.5in" table:align="margins" style:writing-mode="lr-tb"/>
    </style:style>
    <style:style style:name="Table94.A" style:family="table-column">
      <style:table-column-properties style:column-width="0.3125in" style:rel-column-width="3150*"/>
    </style:style>
    <style:style style:name="Table94.B" style:family="table-column">
      <style:table-column-properties style:column-width="1.6285in" style:rel-column-width="16418*"/>
    </style:style>
    <style:style style:name="Table94.C" style:family="table-column">
      <style:table-column-properties style:column-width="4.559in" style:rel-column-width="45967*"/>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5" style:family="table">
      <style:table-properties style:width="6.5in" table:align="margins" style:writing-mode="lr-tb"/>
    </style:style>
    <style:style style:name="Table95.A" style:family="table-column">
      <style:table-column-properties style:column-width="0.3778in" style:rel-column-width="3808*"/>
    </style:style>
    <style:style style:name="Table95.B" style:family="table-column">
      <style:table-column-properties style:column-width="0.8722in" style:rel-column-width="8794*"/>
    </style:style>
    <style:style style:name="Table95.C" style:family="table-column">
      <style:table-column-properties style:column-width="5.25in" style:rel-column-width="52933*"/>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5in" table:align="margins" style:writing-mode="lr-tb"/>
    </style:style>
    <style:style style:name="Table96.A" style:family="table-column">
      <style:table-column-properties style:column-width="0.3125in" style:rel-column-width="3150*"/>
    </style:style>
    <style:style style:name="Table96.B" style:family="table-column">
      <style:table-column-properties style:column-width="0.9375in" style:rel-column-width="9452*"/>
    </style:style>
    <style:style style:name="Table96.C" style:family="table-column">
      <style:table-column-properties style:column-width="5.25in" style:rel-column-width="52933*"/>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8" style:family="table">
      <style:table-properties style:width="6.5in" table:align="margins" style:writing-mode="lr-tb"/>
    </style:style>
    <style:style style:name="Table98.A" style:family="table-column">
      <style:table-column-properties style:column-width="0.3785in" style:rel-column-width="3815*"/>
    </style:style>
    <style:style style:name="Table98.B" style:family="table-column">
      <style:table-column-properties style:column-width="0.625in" style:rel-column-width="6301*"/>
    </style:style>
    <style:style style:name="Table98.C" style:family="table-column">
      <style:table-column-properties style:column-width="5.4965in" style:rel-column-width="55419*"/>
    </style:style>
    <style:style style:name="Table98.A1" style:family="table-cell">
      <style:table-cell-properties fo:padding="0.0382in" fo:border-left="0.05pt solid #000000" fo:border-right="none" fo:border-top="0.05pt solid #000000" fo:border-bottom="0.05pt solid #000000"/>
    </style:style>
    <style:style style:name="Table98.C1" style:family="table-cell">
      <style:table-cell-properties fo:padding="0.0382in" fo:border="0.05pt solid #000000"/>
    </style:style>
    <style:style style:name="Table97" style:family="table">
      <style:table-properties style:width="6.5in" table:align="margins" style:writing-mode="lr-tb"/>
    </style:style>
    <style:style style:name="Table97.A" style:family="table-column">
      <style:table-column-properties style:column-width="1.0604in" style:rel-column-width="10691*"/>
    </style:style>
    <style:style style:name="Table97.B" style:family="table-column">
      <style:table-column-properties style:column-width="5.4396in" style:rel-column-width="54844*"/>
    </style:style>
    <style:style style:name="Table97.A1" style:family="table-cell">
      <style:table-cell-properties fo:padding="0.0382in" fo:border-left="0.05pt solid #000000" fo:border-right="none" fo:border-top="0.05pt solid #000000" fo:border-bottom="0.05pt solid #000000"/>
    </style:style>
    <style:style style:name="Table97.B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9" style:family="table">
      <style:table-properties style:width="6.5in" table:align="margins" style:writing-mode="lr-tb"/>
    </style:style>
    <style:style style:name="Table99.A" style:family="table-column">
      <style:table-column-properties style:column-width="0.3785in" style:rel-column-width="3815*"/>
    </style:style>
    <style:style style:name="Table99.B" style:family="table-column">
      <style:table-column-properties style:column-width="0.6819in" style:rel-column-width="6875*"/>
    </style:style>
    <style:style style:name="Table99.C" style:family="table-column">
      <style:table-column-properties style:column-width="5.4396in" style:rel-column-width="54845*"/>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100" style:family="table">
      <style:table-properties style:width="6.5in" table:align="margins" style:writing-mode="lr-tb"/>
    </style:style>
    <style:style style:name="Table100.A" style:family="table-column">
      <style:table-column-properties style:column-width="0.3785in" style:rel-column-width="3815*"/>
    </style:style>
    <style:style style:name="Table100.B" style:family="table-column">
      <style:table-column-properties style:column-width="0.6819in" style:rel-column-width="6875*"/>
    </style:style>
    <style:style style:name="Table100.C" style:family="table-column">
      <style:table-column-properties style:column-width="5.4396in" style:rel-column-width="54845*"/>
    </style:style>
    <style:style style:name="Table100.A1" style:family="table-cell">
      <style:table-cell-properties fo:padding="0.0382in" fo:border-left="0.05pt solid #000000" fo:border-right="none" fo:border-top="0.05pt solid #000000" fo:border-bottom="0.05pt solid #000000"/>
    </style:style>
    <style:style style:name="Table100.C1" style:family="table-cell">
      <style:table-cell-properties fo:padding="0.0382in" fo:border="0.05pt solid #000000"/>
    </style:style>
    <style:style style:name="Table101" style:family="table">
      <style:table-properties style:width="6.5in" table:align="margins" style:writing-mode="lr-tb"/>
    </style:style>
    <style:style style:name="Table101.A" style:family="table-column">
      <style:table-column-properties style:column-width="0.3785in" style:rel-column-width="3815*"/>
    </style:style>
    <style:style style:name="Table101.B" style:family="table-column">
      <style:table-column-properties style:column-width="0.6819in" style:rel-column-width="6875*"/>
    </style:style>
    <style:style style:name="Table101.C" style:family="table-column">
      <style:table-column-properties style:column-width="5.4396in" style:rel-column-width="54845*"/>
    </style:style>
    <style:style style:name="Table101.A1" style:family="table-cell">
      <style:table-cell-properties fo:padding="0.0382in" fo:border-left="0.05pt solid #000000" fo:border-right="none" fo:border-top="0.05pt solid #000000" fo:border-bottom="0.05pt solid #000000"/>
    </style:style>
    <style:style style:name="Table101.C1" style:family="table-cell">
      <style:table-cell-properties fo:padding="0.0382in" fo:border="0.05pt solid #000000"/>
    </style:style>
    <style:style style:name="Table102" style:family="table">
      <style:table-properties style:width="6.5in" table:align="margins" style:writing-mode="lr-tb"/>
    </style:style>
    <style:style style:name="Table102.A" style:family="table-column">
      <style:table-column-properties style:column-width="0.3785in" style:rel-column-width="3815*"/>
    </style:style>
    <style:style style:name="Table102.B" style:family="table-column">
      <style:table-column-properties style:column-width="0.559in" style:rel-column-width="5636*"/>
    </style:style>
    <style:style style:name="Table102.C" style:family="table-column">
      <style:table-column-properties style:column-width="5.5625in" style:rel-column-width="56084*"/>
    </style:style>
    <style:style style:name="Table102.A1" style:family="table-cell">
      <style:table-cell-properties fo:padding="0.0382in" fo:border-left="0.05pt solid #000000" fo:border-right="none" fo:border-top="0.05pt solid #000000" fo:border-bottom="0.05pt solid #000000"/>
    </style:style>
    <style:style style:name="Table102.C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C2" style:family="table-cell">
      <style:table-cell-properties fo:padding="0.0382in" fo:border-left="0.05pt solid #000000" fo:border-right="0.05pt solid #000000" fo:border-top="none" fo:border-bottom="0.05pt solid #000000"/>
    </style:style>
    <style:style style:name="Table103" style:family="table">
      <style:table-properties style:width="6.5in" table:align="margins" style:writing-mode="lr-tb"/>
    </style:style>
    <style:style style:name="Table103.A" style:family="table-column">
      <style:table-column-properties style:column-width="0.3785in" style:rel-column-width="3815*"/>
    </style:style>
    <style:style style:name="Table103.B" style:family="table-column">
      <style:table-column-properties style:column-width="0.8056in" style:rel-column-width="8121*"/>
    </style:style>
    <style:style style:name="Table103.C" style:family="table-column">
      <style:table-column-properties style:column-width="5.316in" style:rel-column-width="53599*"/>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4" style:family="table">
      <style:table-properties style:width="6.5in" table:align="margins" style:writing-mode="lr-tb"/>
    </style:style>
    <style:style style:name="Table104.A" style:family="table-column">
      <style:table-column-properties style:column-width="0.3785in" style:rel-column-width="3815*"/>
    </style:style>
    <style:style style:name="Table104.B" style:family="table-column">
      <style:table-column-properties style:column-width="0.8056in" style:rel-column-width="8121*"/>
    </style:style>
    <style:style style:name="Table104.C" style:family="table-column">
      <style:table-column-properties style:column-width="5.316in" style:rel-column-width="53599*"/>
    </style:style>
    <style:style style:name="Table104.A1" style:family="table-cell">
      <style:table-cell-properties fo:padding="0.0382in" fo:border-left="0.05pt solid #000000" fo:border-right="none" fo:border-top="0.05pt solid #000000" fo:border-bottom="0.05pt solid #000000"/>
    </style:style>
    <style:style style:name="Table104.C1" style:family="table-cell">
      <style:table-cell-properties fo:padding="0.0382in" fo:border="0.05pt solid #000000"/>
    </style:style>
    <style:style style:name="Table105" style:family="table">
      <style:table-properties style:width="6.5in" table:align="margins" style:writing-mode="lr-tb"/>
    </style:style>
    <style:style style:name="Table105.A" style:family="table-column">
      <style:table-column-properties style:column-width="0.3785in" style:rel-column-width="3815*"/>
    </style:style>
    <style:style style:name="Table105.B" style:family="table-column">
      <style:table-column-properties style:column-width="0.559in" style:rel-column-width="5636*"/>
    </style:style>
    <style:style style:name="Table105.C" style:family="table-column">
      <style:table-column-properties style:column-width="5.5625in" style:rel-column-width="56084*"/>
    </style:style>
    <style:style style:name="Table105.1" style:family="table-row">
      <style:table-row-properties style:min-row-height="0.3125in"/>
    </style:style>
    <style:style style:name="Table105.A1" style:family="table-cell">
      <style:table-cell-properties fo:padding="0.0382in" fo:border-left="0.05pt solid #000000" fo:border-right="none" fo:border-top="0.05pt solid #000000" fo:border-bottom="0.05pt solid #000000"/>
    </style:style>
    <style:style style:name="Table105.C1" style:family="table-cell">
      <style:table-cell-properties fo:padding="0.0382in" fo:border="0.05pt solid #000000"/>
    </style:style>
    <style:style style:name="Table106" style:family="table">
      <style:table-properties style:width="6.5in" table:align="margins" style:writing-mode="lr-tb"/>
    </style:style>
    <style:style style:name="Table106.A" style:family="table-column">
      <style:table-column-properties style:column-width="0.3785in" style:rel-column-width="3815*"/>
    </style:style>
    <style:style style:name="Table106.B" style:family="table-column">
      <style:table-column-properties style:column-width="0.625in" style:rel-column-width="6301*"/>
    </style:style>
    <style:style style:name="Table106.C" style:family="table-column">
      <style:table-column-properties style:column-width="5.4965in" style:rel-column-width="55419*"/>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7" style:family="table">
      <style:table-properties style:width="3.0021in" table:align="left" style:writing-mode="lr-tb"/>
    </style:style>
    <style:style style:name="Table107.A" style:family="table-column">
      <style:table-column-properties style:column-width="0.8715in"/>
    </style:style>
    <style:style style:name="Table107.B" style:family="table-column">
      <style:table-column-properties style:column-width="2.130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6.5in" table:align="margins" style:writing-mode="lr-tb"/>
    </style:style>
    <style:style style:name="Table108.A" style:family="table-column">
      <style:table-column-properties style:column-width="0.3785in" style:rel-column-width="3815*"/>
    </style:style>
    <style:style style:name="Table108.B" style:family="table-column">
      <style:table-column-properties style:column-width="1.4306in" style:rel-column-width="14423*"/>
    </style:style>
    <style:style style:name="Table108.C" style:family="table-column">
      <style:table-column-properties style:column-width="4.691in" style:rel-column-width="47297*"/>
    </style:style>
    <style:style style:name="Table108.A1" style:family="table-cell">
      <style:table-cell-properties fo:padding="0.0382in" fo:border-left="0.05pt solid #000000" fo:border-right="none" fo:border-top="0.05pt solid #000000" fo:border-bottom="0.05pt solid #000000"/>
    </style:style>
    <style:style style:name="Table108.C1" style:family="table-cell">
      <style:table-cell-properties fo:padding="0.0382in" fo:border="0.05pt solid #000000"/>
    </style:style>
    <style:style style:name="Table108.A2" style:family="table-cell">
      <style:table-cell-properties fo:padding="0.0382in" fo:border-left="0.05pt solid #000000" fo:border-right="none" fo:border-top="none" fo:border-bottom="0.05pt solid #000000"/>
    </style:style>
    <style:style style:name="Table108.C2" style:family="table-cell">
      <style:table-cell-properties fo:padding="0.0382in" fo:border-left="0.05pt solid #000000" fo:border-right="0.05pt solid #000000" fo:border-top="none" fo:border-bottom="0.05pt solid #000000"/>
    </style:style>
    <style:style style:name="Table109" style:family="table">
      <style:table-properties style:width="4.309in" table:align="left" style:writing-mode="lr-tb"/>
    </style:style>
    <style:style style:name="Table109.A" style:family="table-column">
      <style:table-column-properties style:column-width="0.7479in"/>
    </style:style>
    <style:style style:name="Table109.B" style:family="table-column">
      <style:table-column-properties style:column-width="3.5611in"/>
    </style:style>
    <style:style style:name="Table109.A1" style:family="table-cell">
      <style:table-cell-properties fo:padding="0.0382in" fo:border-left="0.05pt solid #000000" fo:border-right="none" fo:border-top="0.05pt solid #000000" fo:border-bottom="0.05pt solid #000000"/>
    </style:style>
    <style:style style:name="Table109.B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B2" style:family="table-cell">
      <style:table-cell-properties fo:padding="0.0382in" fo:border-left="0.05pt solid #000000" fo:border-right="0.05pt solid #000000" fo:border-top="none" fo:border-bottom="0.05pt solid #000000"/>
    </style:style>
    <style:style style:name="Table110" style:family="table">
      <style:table-properties style:width="6.5in" table:align="margins" style:writing-mode="lr-tb"/>
    </style:style>
    <style:style style:name="Table110.A" style:family="table-column">
      <style:table-column-properties style:column-width="0.3778in" style:rel-column-width="3808*"/>
    </style:style>
    <style:style style:name="Table110.B" style:family="table-column">
      <style:table-column-properties style:column-width="1.2507in" style:rel-column-width="12609*"/>
    </style:style>
    <style:style style:name="Table110.C" style:family="table-column">
      <style:table-column-properties style:column-width="4.8715in" style:rel-column-width="49118*"/>
    </style:style>
    <style:style style:name="Table110.A1" style:family="table-cell">
      <style:table-cell-properties fo:padding="0.0382in" fo:border-left="0.05pt solid #000000" fo:border-right="none" fo:border-top="0.05pt solid #000000" fo:border-bottom="0.05pt solid #000000"/>
    </style:style>
    <style:style style:name="Table110.C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C2" style:family="table-cell">
      <style:table-cell-properties fo:padding="0.0382in" fo:border-left="0.05pt solid #000000" fo:border-right="0.05pt solid #000000" fo:border-top="none" fo:border-bottom="0.05pt solid #000000"/>
    </style:style>
    <style:style style:name="Table118" style:family="table">
      <style:table-properties style:width="5.691in" table:align="left" style:writing-mode="lr-tb"/>
    </style:style>
    <style:style style:name="Table118.A" style:family="table-column">
      <style:table-column-properties style:column-width="0.7479in"/>
    </style:style>
    <style:style style:name="Table118.B" style:family="table-column">
      <style:table-column-properties style:column-width="4.9431in"/>
    </style:style>
    <style:style style:name="Table118.A1" style:family="table-cell">
      <style:table-cell-properties fo:padding="0.0382in" fo:border-left="0.05pt solid #000000" fo:border-right="none" fo:border-top="0.05pt solid #000000" fo:border-bottom="0.05pt solid #000000"/>
    </style:style>
    <style:style style:name="Table118.B1" style:family="table-cell">
      <style:table-cell-properties fo:padding="0.0382in" fo:border="0.05pt solid #000000"/>
    </style:style>
    <style:style style:name="Table118.A2" style:family="table-cell">
      <style:table-cell-properties fo:padding="0.0382in" fo:border-left="0.05pt solid #000000" fo:border-right="none" fo:border-top="none" fo:border-bottom="0.05pt solid #000000"/>
    </style:style>
    <style:style style:name="Table118.B2" style:family="table-cell">
      <style:table-cell-properties fo:padding="0.0382in" fo:border-left="0.05pt solid #000000" fo:border-right="0.05pt solid #000000" fo:border-top="none" fo:border-bottom="0.05pt solid #000000"/>
    </style:style>
    <style:style style:name="Table119" style:family="table">
      <style:table-properties style:width="4.5646in" table:align="left" style:writing-mode="lr-tb"/>
    </style:style>
    <style:style style:name="Table119.A" style:family="table-column">
      <style:table-column-properties style:column-width="0.691in"/>
    </style:style>
    <style:style style:name="Table119.B" style:family="table-column">
      <style:table-column-properties style:column-width="3.873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6.5in" table:align="margins" style:writing-mode="lr-tb"/>
    </style:style>
    <style:style style:name="Table120.A" style:family="table-column">
      <style:table-column-properties style:column-width="0.3785in" style:rel-column-width="3815*"/>
    </style:style>
    <style:style style:name="Table120.B" style:family="table-column">
      <style:table-column-properties style:column-width="1.4965in" style:rel-column-width="15088*"/>
    </style:style>
    <style:style style:name="Table120.C" style:family="table-column">
      <style:table-column-properties style:column-width="4.625in" style:rel-column-width="46632*"/>
    </style:style>
    <style:style style:name="Table120.A1" style:family="table-cell">
      <style:table-cell-properties fo:padding="0.0382in" fo:border-left="0.05pt solid #000000" fo:border-right="none" fo:border-top="0.05pt solid #000000" fo:border-bottom="0.05pt solid #000000"/>
    </style:style>
    <style:style style:name="Table120.C1" style:family="table-cell">
      <style:table-cell-properties fo:padding="0.0382in" fo:border="0.05pt solid #000000"/>
    </style:style>
    <style:style style:name="Table121" style:family="table">
      <style:table-properties style:width="6.5in" table:align="margins" style:writing-mode="lr-tb"/>
    </style:style>
    <style:style style:name="Table121.A" style:family="table-column">
      <style:table-column-properties style:column-width="0.3785in" style:rel-column-width="3815*"/>
    </style:style>
    <style:style style:name="Table121.B" style:family="table-column">
      <style:table-column-properties style:column-width="0.559in" style:rel-column-width="5636*"/>
    </style:style>
    <style:style style:name="Table121.C" style:family="table-column">
      <style:table-column-properties style:column-width="5.5625in" style:rel-column-width="56084*"/>
    </style:style>
    <style:style style:name="Table121.A1" style:family="table-cell">
      <style:table-cell-properties fo:padding="0.0382in" fo:border-left="0.05pt solid #000000" fo:border-right="none" fo:border-top="0.05pt solid #000000" fo:border-bottom="0.05pt solid #000000"/>
    </style:style>
    <style:style style:name="Table121.C1" style:family="table-cell">
      <style:table-cell-properties fo:padding="0.0382in" fo:border="0.05pt solid #000000"/>
    </style:style>
    <style:style style:name="Table122" style:family="table">
      <style:table-properties style:width="6.5in" table:align="margins" style:writing-mode="lr-tb"/>
    </style:style>
    <style:style style:name="Table122.A" style:family="table-column">
      <style:table-column-properties style:column-width="0.3785in" style:rel-column-width="3815*"/>
    </style:style>
    <style:style style:name="Table122.B" style:family="table-column">
      <style:table-column-properties style:column-width="0.6819in" style:rel-column-width="6875*"/>
    </style:style>
    <style:style style:name="Table122.C" style:family="table-column">
      <style:table-column-properties style:column-width="5.4396in" style:rel-column-width="54845*"/>
    </style:style>
    <style:style style:name="Table122.A1" style:family="table-cell">
      <style:table-cell-properties fo:padding="0.0382in" fo:border-left="0.05pt solid #000000" fo:border-right="none" fo:border-top="0.05pt solid #000000" fo:border-bottom="0.05pt solid #000000"/>
    </style:style>
    <style:style style:name="Table122.C1" style:family="table-cell">
      <style:table-cell-properties fo:padding="0.0382in" fo:border="0.05pt solid #000000"/>
    </style:style>
    <style:style style:name="Table123" style:family="table">
      <style:table-properties style:width="6.5in" table:align="margins" style:writing-mode="lr-tb"/>
    </style:style>
    <style:style style:name="Table123.A" style:family="table-column">
      <style:table-column-properties style:column-width="0.3785in" style:rel-column-width="3815*"/>
    </style:style>
    <style:style style:name="Table123.B" style:family="table-column">
      <style:table-column-properties style:column-width="1.0611in" style:rel-column-width="10698*"/>
    </style:style>
    <style:style style:name="Table123.C" style:family="table-column">
      <style:table-column-properties style:column-width="5.0604in" style:rel-column-width="51022*"/>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4" style:family="table">
      <style:table-properties style:width="6.5in" table:align="margins" style:writing-mode="lr-tb"/>
    </style:style>
    <style:style style:name="Table124.A" style:family="table-column">
      <style:table-column-properties style:column-width="0.3785in" style:rel-column-width="3815*"/>
    </style:style>
    <style:style style:name="Table124.B" style:family="table-column">
      <style:table-column-properties style:column-width="0.625in" style:rel-column-width="6301*"/>
    </style:style>
    <style:style style:name="Table124.C" style:family="table-column">
      <style:table-column-properties style:column-width="5.4965in" style:rel-column-width="55419*"/>
    </style:style>
    <style:style style:name="Table124.A1" style:family="table-cell">
      <style:table-cell-properties fo:padding="0.0382in" fo:border-left="0.05pt solid #000000" fo:border-right="none" fo:border-top="0.05pt solid #000000" fo:border-bottom="0.05pt solid #000000"/>
    </style:style>
    <style:style style:name="Table124.C1" style:family="table-cell">
      <style:table-cell-properties fo:padding="0.0382in" fo:border="0.05pt solid #000000"/>
    </style:style>
    <style:style style:name="Table124.A2" style:family="table-cell">
      <style:table-cell-properties fo:padding="0.0382in" fo:border-left="0.05pt solid #000000" fo:border-right="none" fo:border-top="none" fo:border-bottom="0.05pt solid #000000"/>
    </style:style>
    <style:style style:name="Table124.C2" style:family="table-cell">
      <style:table-cell-properties fo:padding="0.0382in" fo:border-left="0.05pt solid #000000" fo:border-right="0.05pt solid #000000" fo:border-top="none" fo:border-bottom="0.05pt solid #000000"/>
    </style:style>
    <style:style style:name="Table125" style:family="table">
      <style:table-properties style:width="6.5in" table:align="margins" style:writing-mode="lr-tb"/>
    </style:style>
    <style:style style:name="Table125.A" style:family="table-column">
      <style:table-column-properties style:column-width="0.3785in" style:rel-column-width="3815*"/>
    </style:style>
    <style:style style:name="Table125.B" style:family="table-column">
      <style:table-column-properties style:column-width="0.6819in" style:rel-column-width="6875*"/>
    </style:style>
    <style:style style:name="Table125.C" style:family="table-column">
      <style:table-column-properties style:column-width="5.4396in" style:rel-column-width="54845*"/>
    </style:style>
    <style:style style:name="Table125.A1" style:family="table-cell">
      <style:table-cell-properties fo:padding="0.0382in" fo:border-left="0.05pt solid #000000" fo:border-right="none" fo:border-top="0.05pt solid #000000" fo:border-bottom="0.05pt solid #000000"/>
    </style:style>
    <style:style style:name="Table125.C1" style:family="table-cell">
      <style:table-cell-properties fo:padding="0.0382in" fo:border="0.05pt solid #000000"/>
    </style:style>
    <style:style style:name="Table125.A2" style:family="table-cell">
      <style:table-cell-properties fo:padding="0.0382in" fo:border-left="0.05pt solid #000000" fo:border-right="none" fo:border-top="none" fo:border-bottom="0.05pt solid #000000"/>
    </style:style>
    <style:style style:name="Table125.C2" style:family="table-cell">
      <style:table-cell-properties fo:padding="0.0382in" fo:border-left="0.05pt solid #000000" fo:border-right="0.05pt solid #000000" fo:border-top="none" fo:border-bottom="0.05pt solid #000000"/>
    </style:style>
    <style:style style:name="Table126" style:family="table">
      <style:table-properties style:width="6.5in" table:align="margins" style:writing-mode="lr-tb"/>
    </style:style>
    <style:style style:name="Table126.A" style:family="table-column">
      <style:table-column-properties style:column-width="1.3729in" style:rel-column-width="13842*"/>
    </style:style>
    <style:style style:name="Table126.B" style:family="table-column">
      <style:table-column-properties style:column-width="5.1271in" style:rel-column-width="51693*"/>
    </style:style>
    <style:style style:name="Table126.A1" style:family="table-cell">
      <style:table-cell-properties fo:padding="0.0382in" fo:border-left="0.05pt solid #000000" fo:border-right="none" fo:border-top="0.05pt solid #000000" fo:border-bottom="0.05pt solid #000000"/>
    </style:style>
    <style:style style:name="Table126.B1" style:family="table-cell">
      <style:table-cell-properties fo:padding="0.0382in" fo:border="0.05pt solid #000000"/>
    </style:style>
    <style:style style:name="Table126.A2" style:family="table-cell">
      <style:table-cell-properties fo:padding="0.0382in" fo:border-left="0.05pt solid #000000" fo:border-right="none" fo:border-top="none" fo:border-bottom="0.05pt solid #000000"/>
    </style:style>
    <style:style style:name="Table126.B2" style:family="table-cell">
      <style:table-cell-properties fo:padding="0.0382in" fo:border-left="0.05pt solid #000000" fo:border-right="0.05pt solid #000000" fo:border-top="none" fo:border-bottom="0.05pt solid #000000"/>
    </style:style>
    <style:style style:name="Table111" style:family="table">
      <style:table-properties style:width="6.5in" table:align="margins" style:writing-mode="lr-tb"/>
    </style:style>
    <style:style style:name="Table111.A" style:family="table-column">
      <style:table-column-properties style:column-width="0.3125in" style:rel-column-width="3150*"/>
    </style:style>
    <style:style style:name="Table111.B" style:family="table-column">
      <style:table-column-properties style:column-width="0.8139in" style:rel-column-width="8205*"/>
    </style:style>
    <style:style style:name="Table111.C" style:family="table-column">
      <style:table-column-properties style:column-width="5.3736in" style:rel-column-width="54180*"/>
    </style:style>
    <style:style style:name="Table111.A1" style:family="table-cell">
      <style:table-cell-properties fo:padding="0.0382in" fo:border-left="0.05pt solid #000000" fo:border-right="none" fo:border-top="0.05pt solid #000000" fo:border-bottom="0.05pt solid #000000"/>
    </style:style>
    <style:style style:name="Table111.C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C2" style:family="table-cell">
      <style:table-cell-properties fo:padding="0.0382in" fo:border-left="0.05pt solid #000000" fo:border-right="0.05pt solid #000000" fo:border-top="none" fo:border-bottom="0.05pt solid #000000"/>
    </style:style>
    <style:style style:name="Table112" style:family="table">
      <style:table-properties style:width="6.5in" table:align="margins" style:writing-mode="lr-tb"/>
    </style:style>
    <style:style style:name="Table112.A" style:family="table-column">
      <style:table-column-properties style:column-width="0.4354in" style:rel-column-width="4390*"/>
    </style:style>
    <style:style style:name="Table112.B" style:family="table-column">
      <style:table-column-properties style:column-width="1.7521in" style:rel-column-width="17665*"/>
    </style:style>
    <style:style style:name="Table112.C" style:family="table-column">
      <style:table-column-properties style:column-width="4.3125in" style:rel-column-width="43480*"/>
    </style:style>
    <style:style style:name="Table112.A1" style:family="table-cell">
      <style:table-cell-properties fo:padding="0.0382in" fo:border-left="0.05pt solid #000000" fo:border-right="none" fo:border-top="0.05pt solid #000000" fo:border-bottom="0.05pt solid #000000"/>
    </style:style>
    <style:style style:name="Table112.C1" style:family="table-cell">
      <style:table-cell-properties fo:padding="0.0382in" fo:border="0.05pt solid #000000"/>
    </style:style>
    <style:style style:name="Table112.A2" style:family="table-cell">
      <style:table-cell-properties fo:padding="0.0382in" fo:border-left="0.05pt solid #000000" fo:border-right="none" fo:border-top="none" fo:border-bottom="0.05pt solid #000000"/>
    </style:style>
    <style:style style:name="Table112.C2" style:family="table-cell">
      <style:table-cell-properties fo:padding="0.0382in" fo:border-left="0.05pt solid #000000" fo:border-right="0.05pt solid #000000" fo:border-top="none" fo:border-bottom="0.05pt solid #000000"/>
    </style:style>
    <style:style style:name="Table113" style:family="table">
      <style:table-properties style:width="6.5in" table:align="margins" style:writing-mode="lr-tb"/>
    </style:style>
    <style:style style:name="Table113.A" style:family="table-column">
      <style:table-column-properties style:column-width="0.4354in" style:rel-column-width="4390*"/>
    </style:style>
    <style:style style:name="Table113.B" style:family="table-column">
      <style:table-column-properties style:column-width="0.625in" style:rel-column-width="6301*"/>
    </style:style>
    <style:style style:name="Table113.C" style:family="table-column">
      <style:table-column-properties style:column-width="5.4396in" style:rel-column-width="54844*"/>
    </style:style>
    <style:style style:name="Table113.A1" style:family="table-cell">
      <style:table-cell-properties fo:padding="0.0382in" fo:border-left="0.05pt solid #000000" fo:border-right="none" fo:border-top="0.05pt solid #000000" fo:border-bottom="0.05pt solid #000000"/>
    </style:style>
    <style:style style:name="Table113.C1" style:family="table-cell">
      <style:table-cell-properties fo:padding="0.0382in" fo:border="0.05pt solid #000000"/>
    </style:style>
    <style:style style:name="Table114" style:family="table">
      <style:table-properties style:width="6.5in" table:align="margins" style:writing-mode="lr-tb"/>
    </style:style>
    <style:style style:name="Table114.A" style:family="table-column">
      <style:table-column-properties style:column-width="0.4354in" style:rel-column-width="4390*"/>
    </style:style>
    <style:style style:name="Table114.B" style:family="table-column">
      <style:table-column-properties style:column-width="1.25in" style:rel-column-width="12602*"/>
    </style:style>
    <style:style style:name="Table114.C" style:family="table-column">
      <style:table-column-properties style:column-width="4.8146in" style:rel-column-width="48543*"/>
    </style:style>
    <style:style style:name="Table114.A1" style:family="table-cell">
      <style:table-cell-properties fo:padding="0.0382in" fo:border-left="0.05pt solid #000000" fo:border-right="none" fo:border-top="0.05pt solid #000000" fo:border-bottom="0.05pt solid #000000"/>
    </style:style>
    <style:style style:name="Table114.C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C2" style:family="table-cell">
      <style:table-cell-properties fo:padding="0.0382in" fo:border-left="0.05pt solid #000000" fo:border-right="0.05pt solid #000000" fo:border-top="none" fo:border-bottom="0.05pt solid #000000"/>
    </style:style>
    <style:style style:name="Table115" style:family="table">
      <style:table-properties style:width="6.5in" table:align="margins" style:writing-mode="lr-tb"/>
    </style:style>
    <style:style style:name="Table115.A" style:family="table-column">
      <style:table-column-properties style:column-width="0.3125in" style:rel-column-width="3150*"/>
    </style:style>
    <style:style style:name="Table115.B" style:family="table-column">
      <style:table-column-properties style:column-width="2.1215in" style:rel-column-width="21389*"/>
    </style:style>
    <style:style style:name="Table115.C" style:family="table-column">
      <style:table-column-properties style:column-width="4.066in" style:rel-column-width="40996*"/>
    </style:style>
    <style:style style:name="Table115.A1" style:family="table-cell">
      <style:table-cell-properties fo:padding="0.0382in" fo:border-left="0.05pt solid #000000" fo:border-right="none" fo:border-top="0.05pt solid #000000" fo:border-bottom="0.05pt solid #000000"/>
    </style:style>
    <style:style style:name="Table115.C1" style:family="table-cell">
      <style:table-cell-properties fo:padding="0.0382in" fo:border="0.05pt solid #000000"/>
    </style:style>
    <style:style style:name="Table116" style:family="table">
      <style:table-properties style:width="4.4979in" table:align="left" style:writing-mode="lr-tb"/>
    </style:style>
    <style:style style:name="Table116.A" style:family="table-column">
      <style:table-column-properties style:column-width="0.625in"/>
    </style:style>
    <style:style style:name="Table116.B" style:family="table-column">
      <style:table-column-properties style:column-width="3.8729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17" style:family="table">
      <style:table-properties style:width="6.5in" table:align="margins" style:writing-mode="lr-tb"/>
    </style:style>
    <style:style style:name="Table117.A" style:family="table-column">
      <style:table-column-properties style:column-width="0.4354in" style:rel-column-width="4390*"/>
    </style:style>
    <style:style style:name="Table117.B" style:family="table-column">
      <style:table-column-properties style:column-width="1.25in" style:rel-column-width="12602*"/>
    </style:style>
    <style:style style:name="Table117.C" style:family="table-column">
      <style:table-column-properties style:column-width="4.8146in" style:rel-column-width="48543*"/>
    </style:style>
    <style:style style:name="Table117.A1" style:family="table-cell">
      <style:table-cell-properties fo:padding="0.0382in" fo:border-left="0.05pt solid #000000" fo:border-right="none" fo:border-top="0.05pt solid #000000" fo:border-bottom="0.05pt solid #000000"/>
    </style:style>
    <style:style style:name="Table117.C1" style:family="table-cell">
      <style:table-cell-properties fo:padding="0.0382in" fo:border="0.05pt solid #000000"/>
    </style:style>
    <style:style style:name="Table127" style:family="table">
      <style:table-properties style:width="6.5in" table:align="margins" style:writing-mode="lr-tb"/>
    </style:style>
    <style:style style:name="Table127.A" style:family="table-column">
      <style:table-column-properties style:column-width="0.4354in" style:rel-column-width="4390*"/>
    </style:style>
    <style:style style:name="Table127.B" style:family="table-column">
      <style:table-column-properties style:column-width="1.0611in" style:rel-column-width="10698*"/>
    </style:style>
    <style:style style:name="Table127.C" style:family="table-column">
      <style:table-column-properties style:column-width="5.0035in" style:rel-column-width="50447*"/>
    </style:style>
    <style:style style:name="Table127.A1" style:family="table-cell">
      <style:table-cell-properties fo:padding="0.0382in" fo:border-left="0.05pt solid #000000" fo:border-right="none" fo:border-top="0.05pt solid #000000" fo:border-bottom="0.05pt solid #000000"/>
    </style:style>
    <style:style style:name="Table127.C1" style:family="table-cell">
      <style:table-cell-properties fo:padding="0.0382in" fo:border="0.05pt solid #000000"/>
    </style:style>
    <style:style style:name="Table127.A2" style:family="table-cell">
      <style:table-cell-properties fo:padding="0.0382in" fo:border-left="0.05pt solid #000000" fo:border-right="none" fo:border-top="none" fo:border-bottom="0.05pt solid #000000"/>
    </style:style>
    <style:style style:name="Table127.C2" style:family="table-cell">
      <style:table-cell-properties fo:padding="0.0382in" fo:border-left="0.05pt solid #000000" fo:border-right="0.05pt solid #000000" fo:border-top="none" fo:border-bottom="0.05pt solid #000000"/>
    </style:style>
    <style:style style:name="Table128" style:family="table">
      <style:table-properties style:width="6.5in" table:align="margins" style:writing-mode="lr-tb"/>
    </style:style>
    <style:style style:name="Table128.A" style:family="table-column">
      <style:table-column-properties style:column-width="0.3125in" style:rel-column-width="3150*"/>
    </style:style>
    <style:style style:name="Table128.B" style:family="table-column">
      <style:table-column-properties style:column-width="1.7521in" style:rel-column-width="17665*"/>
    </style:style>
    <style:style style:name="Table128.C" style:family="table-column">
      <style:table-column-properties style:column-width="4.4354in" style:rel-column-width="44720*"/>
    </style:style>
    <style:style style:name="Table128.A1" style:family="table-cell">
      <style:table-cell-properties fo:padding="0.0382in" fo:border-left="0.05pt solid #000000" fo:border-right="none" fo:border-top="0.05pt solid #000000" fo:border-bottom="0.05pt solid #000000"/>
    </style:style>
    <style:style style:name="Table128.C1" style:family="table-cell">
      <style:table-cell-properties fo:padding="0.0382in" fo:border="0.05pt solid #000000"/>
    </style:style>
    <style:style style:name="Table128.A2" style:family="table-cell">
      <style:table-cell-properties fo:padding="0.0382in" fo:border-left="0.05pt solid #000000" fo:border-right="none" fo:border-top="none" fo:border-bottom="0.05pt solid #000000"/>
    </style:style>
    <style:style style:name="Table128.C2" style:family="table-cell">
      <style:table-cell-properties fo:padding="0.0382in" fo:border-left="0.05pt solid #000000" fo:border-right="0.05pt solid #000000" fo:border-top="none" fo:border-bottom="0.05pt solid #000000"/>
    </style:style>
    <style:style style:name="Table130" style:family="table">
      <style:table-properties style:width="6.5in" table:align="margins" style:writing-mode="lr-tb"/>
    </style:style>
    <style:style style:name="Table130.A" style:family="table-column">
      <style:table-column-properties style:column-width="0.3785in" style:rel-column-width="3815*"/>
    </style:style>
    <style:style style:name="Table130.B" style:family="table-column">
      <style:table-column-properties style:column-width="1.184in" style:rel-column-width="11937*"/>
    </style:style>
    <style:style style:name="Table130.C" style:family="table-column">
      <style:table-column-properties style:column-width="4.9375in" style:rel-column-width="49783*"/>
    </style:style>
    <style:style style:name="Table130.A1" style:family="table-cell">
      <style:table-cell-properties fo:padding="0.0382in" fo:border-left="0.05pt solid #000000" fo:border-right="none" fo:border-top="0.05pt solid #000000" fo:border-bottom="0.05pt solid #000000"/>
    </style:style>
    <style:style style:name="Table130.C1" style:family="table-cell">
      <style:table-cell-properties fo:padding="0.0382in" fo:border="0.05pt solid #000000"/>
    </style:style>
    <style:style style:name="Table129" style:family="table">
      <style:table-properties style:width="6.5in" table:align="margins" style:writing-mode="lr-tb"/>
    </style:style>
    <style:style style:name="Table129.A" style:family="table-column">
      <style:table-column-properties style:column-width="0.3125in" style:rel-column-width="3150*"/>
    </style:style>
    <style:style style:name="Table129.B" style:family="table-column">
      <style:table-column-properties style:column-width="1.941in" style:rel-column-width="19569*"/>
    </style:style>
    <style:style style:name="Table129.C" style:family="table-column">
      <style:table-column-properties style:column-width="4.2465in" style:rel-column-width="42816*"/>
    </style:style>
    <style:style style:name="Table129.A1" style:family="table-cell">
      <style:table-cell-properties fo:padding="0.0382in" fo:border-left="0.05pt solid #000000" fo:border-right="none" fo:border-top="0.05pt solid #000000" fo:border-bottom="0.05pt solid #000000"/>
    </style:style>
    <style:style style:name="Table129.C1" style:family="table-cell">
      <style:table-cell-properties fo:padding="0.0382in" fo:border="0.05pt solid #000000"/>
    </style:style>
    <style:style style:name="Table129.A2" style:family="table-cell">
      <style:table-cell-properties fo:padding="0.0382in" fo:border-left="0.05pt solid #000000" fo:border-right="none" fo:border-top="none" fo:border-bottom="0.05pt solid #000000"/>
    </style:style>
    <style:style style:name="Table129.C2" style:family="table-cell">
      <style:table-cell-properties fo:padding="0.0382in" fo:border-left="0.05pt solid #000000" fo:border-right="0.05pt solid #000000" fo:border-top="none" fo:border-bottom="0.05pt solid #000000"/>
    </style:style>
    <style:style style:name="Table131" style:family="table">
      <style:table-properties style:width="6.5in" table:align="margins" style:writing-mode="lr-tb"/>
    </style:style>
    <style:style style:name="Table131.A" style:family="table-column">
      <style:table-column-properties style:column-width="0.3125in" style:rel-column-width="3150*"/>
    </style:style>
    <style:style style:name="Table131.B" style:family="table-column">
      <style:table-column-properties style:column-width="2.434in" style:rel-column-width="24540*"/>
    </style:style>
    <style:style style:name="Table131.C" style:family="table-column">
      <style:table-column-properties style:column-width="3.7535in" style:rel-column-width="37845*"/>
    </style:style>
    <style:style style:name="Table131.A1" style:family="table-cell">
      <style:table-cell-properties fo:padding="0.0382in" fo:border-left="0.05pt solid #000000" fo:border-right="none" fo:border-top="0.05pt solid #000000" fo:border-bottom="0.05pt solid #000000"/>
    </style:style>
    <style:style style:name="Table131.C1" style:family="table-cell">
      <style:table-cell-properties fo:padding="0.0382in" fo:border="0.05pt solid #000000"/>
    </style:style>
    <style:style style:name="Table132" style:family="table">
      <style:table-properties style:width="6.5in" table:align="margins" style:writing-mode="lr-tb"/>
    </style:style>
    <style:style style:name="Table132.A" style:family="table-column">
      <style:table-column-properties style:column-width="0.3125in" style:rel-column-width="3150*"/>
    </style:style>
    <style:style style:name="Table132.B" style:family="table-column">
      <style:table-column-properties style:column-width="0.7479in" style:rel-column-width="7540*"/>
    </style:style>
    <style:style style:name="Table132.C" style:family="table-column">
      <style:table-column-properties style:column-width="5.4396in" style:rel-column-width="54845*"/>
    </style:style>
    <style:style style:name="Table132.A1" style:family="table-cell">
      <style:table-cell-properties fo:padding="0.0382in" fo:border-left="0.05pt solid #000000" fo:border-right="none" fo:border-top="0.05pt solid #000000" fo:border-bottom="0.05pt solid #000000"/>
    </style:style>
    <style:style style:name="Table132.C1" style:family="table-cell">
      <style:table-cell-properties fo:padding="0.0382in" fo:border="0.05pt solid #000000"/>
    </style:style>
    <style:style style:name="Table132.A2" style:family="table-cell">
      <style:table-cell-properties fo:padding="0.0382in" fo:border-left="0.05pt solid #000000" fo:border-right="none" fo:border-top="none" fo:border-bottom="0.05pt solid #000000"/>
    </style:style>
    <style:style style:name="Table132.C2" style:family="table-cell">
      <style:table-cell-properties fo:padding="0.0382in" fo:border-left="0.05pt solid #000000" fo:border-right="0.05pt solid #000000" fo:border-top="none" fo:border-bottom="0.05pt solid #000000"/>
    </style:style>
    <style:style style:name="Table133" style:family="table">
      <style:table-properties style:width="6.5in" table:align="margins" style:writing-mode="lr-tb"/>
    </style:style>
    <style:style style:name="Table133.A" style:family="table-column">
      <style:table-column-properties style:column-width="0.3125in" style:rel-column-width="3150*"/>
    </style:style>
    <style:style style:name="Table133.B" style:family="table-column">
      <style:table-column-properties style:column-width="1.0604in" style:rel-column-width="10691*"/>
    </style:style>
    <style:style style:name="Table133.C" style:family="table-column">
      <style:table-column-properties style:column-width="5.1271in" style:rel-column-width="51694*"/>
    </style:style>
    <style:style style:name="Table133.A1" style:family="table-cell">
      <style:table-cell-properties fo:padding="0.0382in" fo:border-left="0.05pt solid #000000" fo:border-right="none" fo:border-top="0.05pt solid #000000" fo:border-bottom="0.05pt solid #000000"/>
    </style:style>
    <style:style style:name="Table133.C1" style:family="table-cell">
      <style:table-cell-properties fo:padding="0.0382in" fo:border="0.05pt solid #000000"/>
    </style:style>
    <style:style style:name="Table133.A2" style:family="table-cell">
      <style:table-cell-properties fo:padding="0.0382in" fo:border-left="0.05pt solid #000000" fo:border-right="none" fo:border-top="none" fo:border-bottom="0.05pt solid #000000"/>
    </style:style>
    <style:style style:name="Table133.C2" style:family="table-cell">
      <style:table-cell-properties fo:padding="0.0382in" fo:border-left="0.05pt solid #000000" fo:border-right="0.05pt solid #000000" fo:border-top="none" fo:border-bottom="0.05pt solid #000000"/>
    </style:style>
    <style:style style:name="Table134" style:family="table">
      <style:table-properties style:width="6.5in" table:align="margins" style:writing-mode="lr-tb"/>
    </style:style>
    <style:style style:name="Table134.A" style:family="table-column">
      <style:table-column-properties style:column-width="0.3125in" style:rel-column-width="3150*"/>
    </style:style>
    <style:style style:name="Table134.B" style:family="table-column">
      <style:table-column-properties style:column-width="1.941in" style:rel-column-width="19569*"/>
    </style:style>
    <style:style style:name="Table134.C" style:family="table-column">
      <style:table-column-properties style:column-width="4.2465in" style:rel-column-width="42816*"/>
    </style:style>
    <style:style style:name="Table134.A1" style:family="table-cell">
      <style:table-cell-properties fo:padding="0.0382in" fo:border-left="0.05pt solid #000000" fo:border-right="none" fo:border-top="0.05pt solid #000000" fo:border-bottom="0.05pt solid #000000"/>
    </style:style>
    <style:style style:name="Table134.C1" style:family="table-cell">
      <style:table-cell-properties fo:padding="0.0382in" fo:border="0.05pt solid #000000"/>
    </style:style>
    <style:style style:name="Table134.A2" style:family="table-cell">
      <style:table-cell-properties fo:padding="0.0382in" fo:border-left="0.05pt solid #000000" fo:border-right="none" fo:border-top="none" fo:border-bottom="0.05pt solid #000000"/>
    </style:style>
    <style:style style:name="Table134.C2" style:family="table-cell">
      <style:table-cell-properties fo:padding="0.0382in" fo:border-left="0.05pt solid #000000" fo:border-right="0.05pt solid #000000" fo:border-top="none" fo:border-bottom="0.05pt solid #000000"/>
    </style:style>
    <style:style style:name="Table135" style:family="table">
      <style:table-properties style:width="6.5in" table:align="margins" style:writing-mode="lr-tb"/>
    </style:style>
    <style:style style:name="Table135.A" style:family="table-column">
      <style:table-column-properties style:column-width="1.25in" style:rel-column-width="12602*"/>
    </style:style>
    <style:style style:name="Table135.B" style:family="table-column">
      <style:table-column-properties style:column-width="5.25in" style:rel-column-width="52933*"/>
    </style:style>
    <style:style style:name="Table135.A1" style:family="table-cell">
      <style:table-cell-properties fo:padding="0.0382in" fo:border-left="0.05pt solid #000000" fo:border-right="none" fo:border-top="0.05pt solid #000000" fo:border-bottom="0.05pt solid #000000"/>
    </style:style>
    <style:style style:name="Table135.B1" style:family="table-cell">
      <style:table-cell-properties fo:padding="0.0382in" fo:border="0.05pt solid #000000"/>
    </style:style>
    <style:style style:name="Table135.A2" style:family="table-cell">
      <style:table-cell-properties fo:padding="0.0382in" fo:border-left="0.05pt solid #000000" fo:border-right="none" fo:border-top="none" fo:border-bottom="0.05pt solid #000000"/>
    </style:style>
    <style:style style:name="Table135.B2" style:family="table-cell">
      <style:table-cell-properties fo:padding="0.0382in" fo:border-left="0.05pt solid #000000" fo:border-right="0.05pt solid #000000" fo:border-top="none" fo:border-bottom="0.05pt solid #000000"/>
    </style:style>
    <style:style style:name="Table137" style:family="table">
      <style:table-properties style:width="6.5in" table:align="margins" style:writing-mode="lr-tb"/>
    </style:style>
    <style:style style:name="Table137.A" style:family="table-column">
      <style:table-column-properties style:column-width="0.3722in" style:rel-column-width="3752*"/>
    </style:style>
    <style:style style:name="Table137.B" style:family="table-column">
      <style:table-column-properties style:column-width="0.625in" style:rel-column-width="6301*"/>
    </style:style>
    <style:style style:name="Table137.C" style:family="table-column">
      <style:table-column-properties style:column-width="5.5028in" style:rel-column-width="55482*"/>
    </style:style>
    <style:style style:name="Table137.A1" style:family="table-cell">
      <style:table-cell-properties fo:padding="0.0382in" fo:border-left="0.05pt solid #000000" fo:border-right="none" fo:border-top="0.05pt solid #000000" fo:border-bottom="0.05pt solid #000000"/>
    </style:style>
    <style:style style:name="Table137.C1" style:family="table-cell">
      <style:table-cell-properties fo:padding="0.0382in" fo:border="0.05pt solid #000000"/>
    </style:style>
    <style:style style:name="Table138" style:family="table">
      <style:table-properties style:width="6.5in" table:align="margins" style:writing-mode="lr-tb"/>
    </style:style>
    <style:style style:name="Table138.A" style:family="table-column">
      <style:table-column-properties style:column-width="0.3722in" style:rel-column-width="3752*"/>
    </style:style>
    <style:style style:name="Table138.B" style:family="table-column">
      <style:table-column-properties style:column-width="0.625in" style:rel-column-width="6301*"/>
    </style:style>
    <style:style style:name="Table138.C" style:family="table-column">
      <style:table-column-properties style:column-width="5.5028in" style:rel-column-width="55482*"/>
    </style:style>
    <style:style style:name="Table138.A1" style:family="table-cell">
      <style:table-cell-properties fo:padding="0.0382in" fo:border-left="0.05pt solid #000000" fo:border-right="none" fo:border-top="0.05pt solid #000000" fo:border-bottom="0.05pt solid #000000"/>
    </style:style>
    <style:style style:name="Table138.C1" style:family="table-cell">
      <style:table-cell-properties fo:padding="0.0382in" fo:border="0.05pt solid #000000"/>
    </style:style>
    <style:style style:name="Table138.A2" style:family="table-cell">
      <style:table-cell-properties fo:padding="0.0382in" fo:border-left="0.05pt solid #000000" fo:border-right="none" fo:border-top="none" fo:border-bottom="0.05pt solid #000000"/>
    </style:style>
    <style:style style:name="Table138.C2" style:family="table-cell">
      <style:table-cell-properties fo:padding="0.0382in" fo:border-left="0.05pt solid #000000" fo:border-right="0.05pt solid #000000" fo:border-top="none" fo:border-bottom="0.05pt solid #000000"/>
    </style:style>
    <style:style style:name="Table139" style:family="table">
      <style:table-properties style:width="6.5in" table:align="margins" style:writing-mode="lr-tb"/>
    </style:style>
    <style:style style:name="Table139.A" style:family="table-column">
      <style:table-column-properties style:column-width="0.3722in" style:rel-column-width="3752*"/>
    </style:style>
    <style:style style:name="Table139.B" style:family="table-column">
      <style:table-column-properties style:column-width="0.6917in" style:rel-column-width="6973*"/>
    </style:style>
    <style:style style:name="Table139.C" style:family="table-column">
      <style:table-column-properties style:column-width="5.4361in" style:rel-column-width="54810*"/>
    </style:style>
    <style:style style:name="Table139.A1" style:family="table-cell">
      <style:table-cell-properties fo:padding="0.0382in" fo:border-left="0.05pt solid #000000" fo:border-right="none" fo:border-top="0.05pt solid #000000" fo:border-bottom="0.05pt solid #000000"/>
    </style:style>
    <style:style style:name="Table139.C1" style:family="table-cell">
      <style:table-cell-properties fo:padding="0.0382in" fo:border="0.05pt solid #000000"/>
    </style:style>
    <style:style style:name="Table140" style:family="table">
      <style:table-properties style:width="6.5in" table:align="margins" style:writing-mode="lr-tb"/>
    </style:style>
    <style:style style:name="Table140.A" style:family="table-column">
      <style:table-column-properties style:column-width="0.3722in" style:rel-column-width="3752*"/>
    </style:style>
    <style:style style:name="Table140.B" style:family="table-column">
      <style:table-column-properties style:column-width="0.8181in" style:rel-column-width="8247*"/>
    </style:style>
    <style:style style:name="Table140.C" style:family="table-column">
      <style:table-column-properties style:column-width="5.3097in" style:rel-column-width="53536*"/>
    </style:style>
    <style:style style:name="Table140.A1" style:family="table-cell">
      <style:table-cell-properties fo:padding="0.0382in" fo:border-left="0.05pt solid #000000" fo:border-right="none" fo:border-top="0.05pt solid #000000" fo:border-bottom="0.05pt solid #000000"/>
    </style:style>
    <style:style style:name="Table140.C1" style:family="table-cell">
      <style:table-cell-properties fo:padding="0.0382in" fo:border="0.05pt solid #000000"/>
    </style:style>
    <style:style style:name="Table140.A2" style:family="table-cell">
      <style:table-cell-properties fo:padding="0.0382in" fo:border-left="0.05pt solid #000000" fo:border-right="none" fo:border-top="none" fo:border-bottom="0.05pt solid #000000"/>
    </style:style>
    <style:style style:name="Table140.C2" style:family="table-cell">
      <style:table-cell-properties fo:padding="0.0382in" fo:border-left="0.05pt solid #000000" fo:border-right="0.05pt solid #000000" fo:border-top="none" fo:border-bottom="0.05pt solid #000000"/>
    </style:style>
    <style:style style:name="Table141" style:family="table">
      <style:table-properties style:width="6.5in" table:align="margins" style:writing-mode="lr-tb"/>
    </style:style>
    <style:style style:name="Table141.A" style:family="table-column">
      <style:table-column-properties style:column-width="0.3125in" style:rel-column-width="3150*"/>
    </style:style>
    <style:style style:name="Table141.B" style:family="table-column">
      <style:table-column-properties style:column-width="0.6847in" style:rel-column-width="6903*"/>
    </style:style>
    <style:style style:name="Table141.C" style:family="table-column">
      <style:table-column-properties style:column-width="5.5028in" style:rel-column-width="55482*"/>
    </style:style>
    <style:style style:name="Table141.A1" style:family="table-cell">
      <style:table-cell-properties fo:padding="0.0382in" fo:border-left="0.05pt solid #000000" fo:border-right="none" fo:border-top="0.05pt solid #000000" fo:border-bottom="0.05pt solid #000000"/>
    </style:style>
    <style:style style:name="Table141.C1" style:family="table-cell">
      <style:table-cell-properties fo:padding="0.0382in" fo:border="0.05pt solid #000000"/>
    </style:style>
    <style:style style:name="Table142" style:family="table">
      <style:table-properties style:width="6.5in" table:align="margins" style:writing-mode="lr-tb"/>
    </style:style>
    <style:style style:name="Table142.A" style:family="table-column">
      <style:table-column-properties style:column-width="0.3722in" style:rel-column-width="3752*"/>
    </style:style>
    <style:style style:name="Table142.B" style:family="table-column">
      <style:table-column-properties style:column-width="0.4389in" style:rel-column-width="4425*"/>
    </style:style>
    <style:style style:name="Table142.C" style:family="table-column">
      <style:table-column-properties style:column-width="5.6889in" style:rel-column-width="57358*"/>
    </style:style>
    <style:style style:name="Table142.A1" style:family="table-cell">
      <style:table-cell-properties fo:padding="0.0382in" fo:border-left="0.05pt solid #000000" fo:border-right="none" fo:border-top="0.05pt solid #000000" fo:border-bottom="0.05pt solid #000000"/>
    </style:style>
    <style:style style:name="Table142.C1" style:family="table-cell">
      <style:table-cell-properties fo:padding="0.0382in" fo:border="0.05pt solid #000000"/>
    </style:style>
    <style:style style:name="Table143" style:family="table">
      <style:table-properties style:width="6.5in" table:align="margins" style:writing-mode="lr-tb"/>
    </style:style>
    <style:style style:name="Table143.A" style:family="table-column">
      <style:table-column-properties style:column-width="0.3722in" style:rel-column-width="3752*"/>
    </style:style>
    <style:style style:name="Table143.B" style:family="table-column">
      <style:table-column-properties style:column-width="0.4389in" style:rel-column-width="4425*"/>
    </style:style>
    <style:style style:name="Table143.C" style:family="table-column">
      <style:table-column-properties style:column-width="5.6889in" style:rel-column-width="57358*"/>
    </style:style>
    <style:style style:name="Table143.A1" style:family="table-cell">
      <style:table-cell-properties fo:padding="0.0382in" fo:border-left="0.05pt solid #000000" fo:border-right="none" fo:border-top="0.05pt solid #000000" fo:border-bottom="0.05pt solid #000000"/>
    </style:style>
    <style:style style:name="Table143.C1" style:family="table-cell">
      <style:table-cell-properties fo:padding="0.0382in" fo:border="0.05pt solid #000000"/>
    </style:style>
    <style:style style:name="Table143.A2" style:family="table-cell">
      <style:table-cell-properties fo:padding="0.0382in" fo:border-left="0.05pt solid #000000" fo:border-right="none" fo:border-top="none" fo:border-bottom="0.05pt solid #000000"/>
    </style:style>
    <style:style style:name="Table143.C2" style:family="table-cell">
      <style:table-cell-properties fo:padding="0.0382in" fo:border-left="0.05pt solid #000000" fo:border-right="0.05pt solid #000000" fo:border-top="none" fo:border-bottom="0.05pt solid #000000"/>
    </style:style>
    <style:style style:name="Table144" style:family="table">
      <style:table-properties style:width="6.5in" table:align="margins" style:writing-mode="lr-tb"/>
    </style:style>
    <style:style style:name="Table144.A" style:family="table-column">
      <style:table-column-properties style:column-width="0.3125in" style:rel-column-width="3150*"/>
    </style:style>
    <style:style style:name="Table144.B" style:family="table-column">
      <style:table-column-properties style:column-width="0.4986in" style:rel-column-width="5027*"/>
    </style:style>
    <style:style style:name="Table144.C" style:family="table-column">
      <style:table-column-properties style:column-width="5.6889in" style:rel-column-width="57358*"/>
    </style:style>
    <style:style style:name="Table144.A1" style:family="table-cell">
      <style:table-cell-properties fo:padding="0.0382in" fo:border-left="0.05pt solid #000000" fo:border-right="none" fo:border-top="0.05pt solid #000000" fo:border-bottom="0.05pt solid #000000"/>
    </style:style>
    <style:style style:name="Table144.C1" style:family="table-cell">
      <style:table-cell-properties fo:padding="0.0382in" fo:border="0.05pt solid #000000"/>
    </style:style>
    <style:style style:name="Table145" style:family="table">
      <style:table-properties style:width="6.5in" table:align="margins" style:writing-mode="lr-tb"/>
    </style:style>
    <style:style style:name="Table145.A" style:family="table-column">
      <style:table-column-properties style:column-width="0.3722in" style:rel-column-width="3752*"/>
    </style:style>
    <style:style style:name="Table145.B" style:family="table-column">
      <style:table-column-properties style:column-width="0.4389in" style:rel-column-width="4425*"/>
    </style:style>
    <style:style style:name="Table145.C" style:family="table-column">
      <style:table-column-properties style:column-width="5.6889in" style:rel-column-width="57358*"/>
    </style:style>
    <style:style style:name="Table145.A1" style:family="table-cell">
      <style:table-cell-properties fo:padding="0.0382in" fo:border-left="0.05pt solid #000000" fo:border-right="none" fo:border-top="0.05pt solid #000000" fo:border-bottom="0.05pt solid #000000"/>
    </style:style>
    <style:style style:name="Table145.C1" style:family="table-cell">
      <style:table-cell-properties fo:padding="0.0382in" fo:border="0.05pt solid #000000"/>
    </style:style>
    <style:style style:name="Table145.A2" style:family="table-cell">
      <style:table-cell-properties fo:padding="0.0382in" fo:border-left="0.05pt solid #000000" fo:border-right="none" fo:border-top="none" fo:border-bottom="0.05pt solid #000000"/>
    </style:style>
    <style:style style:name="Table145.C2" style:family="table-cell">
      <style:table-cell-properties fo:padding="0.0382in" fo:border-left="0.05pt solid #000000" fo:border-right="0.05pt solid #000000" fo:border-top="none" fo:border-bottom="0.05pt solid #000000"/>
    </style:style>
    <style:style style:name="Table146" style:family="table">
      <style:table-properties style:width="6.5in" table:align="margins" style:writing-mode="lr-tb"/>
    </style:style>
    <style:style style:name="Table146.A" style:family="table-column">
      <style:table-column-properties style:column-width="0.3125in" style:rel-column-width="3150*"/>
    </style:style>
    <style:style style:name="Table146.B" style:family="table-column">
      <style:table-column-properties style:column-width="0.3722in" style:rel-column-width="3752*"/>
    </style:style>
    <style:style style:name="Table146.C" style:family="table-column">
      <style:table-column-properties style:column-width="5.8153in" style:rel-column-width="58633*"/>
    </style:style>
    <style:style style:name="Table146.A1" style:family="table-cell">
      <style:table-cell-properties fo:padding="0.0382in" fo:border-left="0.05pt solid #000000" fo:border-right="none" fo:border-top="0.05pt solid #000000" fo:border-bottom="0.05pt solid #000000"/>
    </style:style>
    <style:style style:name="Table146.C1" style:family="table-cell">
      <style:table-cell-properties fo:padding="0.0382in" fo:border="0.05pt solid #000000"/>
    </style:style>
    <style:style style:name="Table146.A2" style:family="table-cell">
      <style:table-cell-properties fo:padding="0.0382in" fo:border-left="0.05pt solid #000000" fo:border-right="none" fo:border-top="none" fo:border-bottom="0.05pt solid #000000"/>
    </style:style>
    <style:style style:name="Table146.C2" style:family="table-cell">
      <style:table-cell-properties fo:padding="0.0382in" fo:border-left="0.05pt solid #000000" fo:border-right="0.05pt solid #000000" fo:border-top="none" fo:border-bottom="0.05pt solid #000000"/>
    </style:style>
    <style:style style:name="Table147" style:family="table">
      <style:table-properties style:width="6.5in" table:align="margins" style:writing-mode="lr-tb"/>
    </style:style>
    <style:style style:name="Table147.A" style:family="table-column">
      <style:table-column-properties style:column-width="0.3125in" style:rel-column-width="3150*"/>
    </style:style>
    <style:style style:name="Table147.B" style:family="table-column">
      <style:table-column-properties style:column-width="0.625in" style:rel-column-width="6301*"/>
    </style:style>
    <style:style style:name="Table147.C" style:family="table-column">
      <style:table-column-properties style:column-width="5.5625in" style:rel-column-width="56084*"/>
    </style:style>
    <style:style style:name="Table147.A1" style:family="table-cell">
      <style:table-cell-properties fo:padding="0.0382in" fo:border-left="0.05pt solid #000000" fo:border-right="none" fo:border-top="0.05pt solid #000000" fo:border-bottom="0.05pt solid #000000"/>
    </style:style>
    <style:style style:name="Table147.C1" style:family="table-cell">
      <style:table-cell-properties fo:padding="0.0382in" fo:border="0.05pt solid #000000"/>
    </style:style>
    <style:style style:name="Table148" style:family="table">
      <style:table-properties style:width="6.5in" table:align="margins" style:writing-mode="lr-tb"/>
    </style:style>
    <style:style style:name="Table148.A" style:family="table-column">
      <style:table-column-properties style:column-width="0.3722in" style:rel-column-width="3752*"/>
    </style:style>
    <style:style style:name="Table148.B" style:family="table-column">
      <style:table-column-properties style:column-width="0.625in" style:rel-column-width="6301*"/>
    </style:style>
    <style:style style:name="Table148.C" style:family="table-column">
      <style:table-column-properties style:column-width="5.5028in" style:rel-column-width="55482*"/>
    </style:style>
    <style:style style:name="Table148.A1" style:family="table-cell">
      <style:table-cell-properties fo:padding="0.0382in" fo:border-left="0.05pt solid #000000" fo:border-right="none" fo:border-top="0.05pt solid #000000" fo:border-bottom="0.05pt solid #000000"/>
    </style:style>
    <style:style style:name="Table148.C1" style:family="table-cell">
      <style:table-cell-properties fo:padding="0.0382in" fo:border="0.05pt solid #000000"/>
    </style:style>
    <style:style style:name="Table148.A2" style:family="table-cell">
      <style:table-cell-properties fo:padding="0.0382in" fo:border-left="0.05pt solid #000000" fo:border-right="none" fo:border-top="none" fo:border-bottom="0.05pt solid #000000"/>
    </style:style>
    <style:style style:name="Table148.C2" style:family="table-cell">
      <style:table-cell-properties fo:padding="0.0382in" fo:border-left="0.05pt solid #000000" fo:border-right="0.05pt solid #000000" fo:border-top="none" fo:border-bottom="0.05pt solid #000000"/>
    </style:style>
    <style:style style:name="Table149" style:family="table">
      <style:table-properties style:width="6.5in" table:align="margins" style:writing-mode="lr-tb"/>
    </style:style>
    <style:style style:name="Table149.A" style:family="table-column">
      <style:table-column-properties style:column-width="0.3125in" style:rel-column-width="3150*"/>
    </style:style>
    <style:style style:name="Table149.B" style:family="table-column">
      <style:table-column-properties style:column-width="1.1236in" style:rel-column-width="11328*"/>
    </style:style>
    <style:style style:name="Table149.C" style:family="table-column">
      <style:table-column-properties style:column-width="5.0639in" style:rel-column-width="51057*"/>
    </style:style>
    <style:style style:name="Table149.A1" style:family="table-cell">
      <style:table-cell-properties fo:padding="0.0382in" fo:border-left="0.05pt solid #000000" fo:border-right="none" fo:border-top="0.05pt solid #000000" fo:border-bottom="0.05pt solid #000000"/>
    </style:style>
    <style:style style:name="Table149.C1" style:family="table-cell">
      <style:table-cell-properties fo:padding="0.0382in" fo:border="0.05pt solid #000000"/>
    </style:style>
    <style:style style:name="Table149.A2" style:family="table-cell">
      <style:table-cell-properties fo:padding="0.0382in" fo:border-left="0.05pt solid #000000" fo:border-right="none" fo:border-top="none" fo:border-bottom="0.05pt solid #000000"/>
    </style:style>
    <style:style style:name="Table149.C2" style:family="table-cell">
      <style:table-cell-properties fo:padding="0.0382in" fo:border-left="0.05pt solid #000000" fo:border-right="0.05pt solid #000000" fo:border-top="none" fo:border-bottom="0.05pt solid #000000"/>
    </style:style>
    <style:style style:name="Table150" style:family="table">
      <style:table-properties style:width="3.4972in" table:align="left" style:writing-mode="lr-tb"/>
    </style:style>
    <style:style style:name="Table150.A" style:family="table-column">
      <style:table-column-properties style:column-width="0.3125in"/>
    </style:style>
    <style:style style:name="Table150.B" style:family="table-column">
      <style:table-column-properties style:column-width="0.8778in"/>
    </style:style>
    <style:style style:name="Table150.C" style:family="table-column">
      <style:table-column-properties style:column-width="2.3069in"/>
    </style:style>
    <style:style style:name="Table150.A1" style:family="table-cell">
      <style:table-cell-properties fo:padding="0.0382in" fo:border-left="0.05pt solid #000000" fo:border-right="none" fo:border-top="0.05pt solid #000000" fo:border-bottom="0.05pt solid #000000"/>
    </style:style>
    <style:style style:name="Table150.C1" style:family="table-cell">
      <style:table-cell-properties fo:padding="0.0382in" fo:border="0.05pt solid #000000"/>
    </style:style>
    <style:style style:name="Table150.A2" style:family="table-cell">
      <style:table-cell-properties fo:padding="0.0382in" fo:border-left="0.05pt solid #000000" fo:border-right="none" fo:border-top="none" fo:border-bottom="0.05pt solid #000000"/>
    </style:style>
    <style:style style:name="Table150.C2" style:family="table-cell">
      <style:table-cell-properties fo:padding="0.0382in" fo:border-left="0.05pt solid #000000" fo:border-right="0.05pt solid #000000" fo:border-top="none" fo:border-bottom="0.05pt solid #000000"/>
    </style:style>
    <style:style style:name="Table151" style:family="table">
      <style:table-properties style:width="6.5in" table:align="margins" style:writing-mode="lr-tb"/>
    </style:style>
    <style:style style:name="Table151.A" style:family="table-column">
      <style:table-column-properties style:column-width="0.3722in" style:rel-column-width="3752*"/>
    </style:style>
    <style:style style:name="Table151.B" style:family="table-column">
      <style:table-column-properties style:column-width="1.0639in" style:rel-column-width="10726*"/>
    </style:style>
    <style:style style:name="Table151.C" style:family="table-column">
      <style:table-column-properties style:column-width="5.0639in" style:rel-column-width="51057*"/>
    </style:style>
    <style:style style:name="Table151.A1" style:family="table-cell">
      <style:table-cell-properties fo:padding="0.0382in" fo:border-left="0.05pt solid #000000" fo:border-right="none" fo:border-top="0.05pt solid #000000" fo:border-bottom="0.05pt solid #000000"/>
    </style:style>
    <style:style style:name="Table151.C1" style:family="table-cell">
      <style:table-cell-properties fo:padding="0.0382in" fo:border="0.05pt solid #000000"/>
    </style:style>
    <style:style style:name="Table152" style:family="table">
      <style:table-properties style:width="6.5in" table:align="margins" style:writing-mode="lr-tb"/>
    </style:style>
    <style:style style:name="Table152.A" style:family="table-column">
      <style:table-column-properties style:column-width="0.4389in" style:rel-column-width="4425*"/>
    </style:style>
    <style:style style:name="Table152.B" style:family="table-column">
      <style:table-column-properties style:column-width="0.4986in" style:rel-column-width="5027*"/>
    </style:style>
    <style:style style:name="Table152.C" style:family="table-column">
      <style:table-column-properties style:column-width="5.5625in" style:rel-column-width="56083*"/>
    </style:style>
    <style:style style:name="Table152.A1" style:family="table-cell">
      <style:table-cell-properties fo:padding="0.0382in" fo:border-left="0.05pt solid #000000" fo:border-right="none" fo:border-top="0.05pt solid #000000" fo:border-bottom="0.05pt solid #000000"/>
    </style:style>
    <style:style style:name="Table152.C1" style:family="table-cell">
      <style:table-cell-properties fo:padding="0.0382in" fo:border="0.05pt solid #000000"/>
    </style:style>
    <style:style style:name="Table153" style:family="table">
      <style:table-properties style:width="6.5in" table:align="margins" style:writing-mode="lr-tb"/>
    </style:style>
    <style:style style:name="Table153.A" style:family="table-column">
      <style:table-column-properties style:column-width="0.3722in" style:rel-column-width="3752*"/>
    </style:style>
    <style:style style:name="Table153.B" style:family="table-column">
      <style:table-column-properties style:column-width="0.625in" style:rel-column-width="6301*"/>
    </style:style>
    <style:style style:name="Table153.C" style:family="table-column">
      <style:table-column-properties style:column-width="5.5028in" style:rel-column-width="55482*"/>
    </style:style>
    <style:style style:name="Table153.A1" style:family="table-cell">
      <style:table-cell-properties fo:padding="0.0382in" fo:border-left="0.05pt solid #000000" fo:border-right="none" fo:border-top="0.05pt solid #000000" fo:border-bottom="0.05pt solid #000000"/>
    </style:style>
    <style:style style:name="Table153.C1" style:family="table-cell">
      <style:table-cell-properties fo:padding="0.0382in" fo:border="0.05pt solid #000000"/>
    </style:style>
    <style:style style:name="Table154" style:family="table">
      <style:table-properties style:width="6.5in" table:align="margins" style:writing-mode="lr-tb"/>
    </style:style>
    <style:style style:name="Table154.A" style:family="table-column">
      <style:table-column-properties style:column-width="0.3722in" style:rel-column-width="3752*"/>
    </style:style>
    <style:style style:name="Table154.B" style:family="table-column">
      <style:table-column-properties style:column-width="0.4389in" style:rel-column-width="4425*"/>
    </style:style>
    <style:style style:name="Table154.C" style:family="table-column">
      <style:table-column-properties style:column-width="5.6889in" style:rel-column-width="57358*"/>
    </style:style>
    <style:style style:name="Table154.A1" style:family="table-cell">
      <style:table-cell-properties fo:padding="0.0382in" fo:border-left="0.05pt solid #000000" fo:border-right="none" fo:border-top="0.05pt solid #000000" fo:border-bottom="0.05pt solid #000000"/>
    </style:style>
    <style:style style:name="Table154.C1" style:family="table-cell">
      <style:table-cell-properties fo:padding="0.0382in" fo:border="0.05pt solid #000000"/>
    </style:style>
    <style:style style:name="Table155" style:family="table">
      <style:table-properties style:width="6.5in" table:align="margins" style:writing-mode="lr-tb"/>
    </style:style>
    <style:style style:name="Table155.A" style:family="table-column">
      <style:table-column-properties style:column-width="0.3722in" style:rel-column-width="3752*"/>
    </style:style>
    <style:style style:name="Table155.B" style:family="table-column">
      <style:table-column-properties style:column-width="0.4389in" style:rel-column-width="4425*"/>
    </style:style>
    <style:style style:name="Table155.C" style:family="table-column">
      <style:table-column-properties style:column-width="5.6889in" style:rel-column-width="57358*"/>
    </style:style>
    <style:style style:name="Table155.A1" style:family="table-cell">
      <style:table-cell-properties fo:padding="0.0382in" fo:border-left="0.05pt solid #000000" fo:border-right="none" fo:border-top="0.05pt solid #000000" fo:border-bottom="0.05pt solid #000000"/>
    </style:style>
    <style:style style:name="Table155.C1" style:family="table-cell">
      <style:table-cell-properties fo:padding="0.0382in" fo:border="0.05pt solid #000000"/>
    </style:style>
    <style:style style:name="Table156" style:family="table">
      <style:table-properties style:width="6.5in" table:align="margins" style:writing-mode="lr-tb"/>
    </style:style>
    <style:style style:name="Table156.A" style:family="table-column">
      <style:table-column-properties style:column-width="0.4986in" style:rel-column-width="5027*"/>
    </style:style>
    <style:style style:name="Table156.B" style:family="table-column">
      <style:table-column-properties style:column-width="6.0014in" style:rel-column-width="60508*"/>
    </style:style>
    <style:style style:name="Table156.A1" style:family="table-cell">
      <style:table-cell-properties fo:padding="0.0382in" fo:border-left="0.05pt solid #000000" fo:border-right="none" fo:border-top="0.05pt solid #000000" fo:border-bottom="0.05pt solid #000000"/>
    </style:style>
    <style:style style:name="Table156.B1" style:family="table-cell">
      <style:table-cell-properties fo:padding="0.0382in" fo:border="0.05pt solid #000000"/>
    </style:style>
    <style:style style:name="Table156.A2" style:family="table-cell">
      <style:table-cell-properties fo:padding="0.0382in" fo:border-left="0.05pt solid #000000" fo:border-right="none" fo:border-top="none" fo:border-bottom="0.05pt solid #000000"/>
    </style:style>
    <style:style style:name="Table156.B2" style:family="table-cell">
      <style:table-cell-properties fo:padding="0.0382in" fo:border-left="0.05pt solid #000000" fo:border-right="0.05pt solid #000000" fo:border-top="none" fo:border-bottom="0.05pt solid #000000"/>
    </style:style>
    <style:style style:name="Table157" style:family="table">
      <style:table-properties style:width="6.5in" table:align="margins" style:writing-mode="lr-tb"/>
    </style:style>
    <style:style style:name="Table157.A" style:family="table-column">
      <style:table-column-properties style:column-width="0.3722in" style:rel-column-width="3752*"/>
    </style:style>
    <style:style style:name="Table157.B" style:family="table-column">
      <style:table-column-properties style:column-width="0.3125in" style:rel-column-width="3150*"/>
    </style:style>
    <style:style style:name="Table157.C" style:family="table-column">
      <style:table-column-properties style:column-width="5.8153in" style:rel-column-width="58633*"/>
    </style:style>
    <style:style style:name="Table157.A1" style:family="table-cell">
      <style:table-cell-properties fo:padding="0.0382in" fo:border-left="0.05pt solid #000000" fo:border-right="none" fo:border-top="0.05pt solid #000000" fo:border-bottom="0.05pt solid #000000"/>
    </style:style>
    <style:style style:name="Table157.C1" style:family="table-cell">
      <style:table-cell-properties fo:padding="0.0382in" fo:border="0.05pt solid #000000"/>
    </style:style>
    <style:style style:name="Table158" style:family="table">
      <style:table-properties style:width="6.5in" table:align="margins" style:writing-mode="lr-tb"/>
    </style:style>
    <style:style style:name="Table158.A" style:family="table-column">
      <style:table-column-properties style:column-width="0.4986in" style:rel-column-width="5027*"/>
    </style:style>
    <style:style style:name="Table158.B" style:family="table-column">
      <style:table-column-properties style:column-width="6.0014in" style:rel-column-width="60508*"/>
    </style:style>
    <style:style style:name="Table158.A1" style:family="table-cell">
      <style:table-cell-properties fo:padding="0.0382in" fo:border-left="0.05pt solid #000000" fo:border-right="none" fo:border-top="0.05pt solid #000000" fo:border-bottom="0.05pt solid #000000"/>
    </style:style>
    <style:style style:name="Table158.B1" style:family="table-cell">
      <style:table-cell-properties fo:padding="0.0382in" fo:border="0.05pt solid #000000"/>
    </style:style>
    <style:style style:name="Table158.A2" style:family="table-cell">
      <style:table-cell-properties fo:padding="0.0382in" fo:border-left="0.05pt solid #000000" fo:border-right="none" fo:border-top="none" fo:border-bottom="0.05pt solid #000000"/>
    </style:style>
    <style:style style:name="Table158.B2" style:family="table-cell">
      <style:table-cell-properties fo:padding="0.0382in" fo:border-left="0.05pt solid #000000" fo:border-right="0.05pt solid #000000" fo:border-top="none" fo:border-bottom="0.05pt solid #000000"/>
    </style:style>
    <style:style style:name="Table159" style:family="table">
      <style:table-properties style:width="6.5in" table:align="margins" style:writing-mode="lr-tb"/>
    </style:style>
    <style:style style:name="Table159.A" style:family="table-column">
      <style:table-column-properties style:column-width="0.3722in" style:rel-column-width="3752*"/>
    </style:style>
    <style:style style:name="Table159.B" style:family="table-column">
      <style:table-column-properties style:column-width="0.3792in" style:rel-column-width="3822*"/>
    </style:style>
    <style:style style:name="Table159.C" style:family="table-column">
      <style:table-column-properties style:column-width="5.7486in" style:rel-column-width="57961*"/>
    </style:style>
    <style:style style:name="Table159.A1" style:family="table-cell">
      <style:table-cell-properties fo:padding="0.0382in" fo:border-left="0.05pt solid #000000" fo:border-right="none" fo:border-top="0.05pt solid #000000" fo:border-bottom="0.05pt solid #000000"/>
    </style:style>
    <style:style style:name="Table159.C1" style:family="table-cell">
      <style:table-cell-properties fo:padding="0.0382in" fo:border="0.05pt solid #000000"/>
    </style:style>
    <style:style style:name="Table160" style:family="table">
      <style:table-properties style:width="3.3778in" table:align="left" style:writing-mode="lr-tb"/>
    </style:style>
    <style:style style:name="Table160.A" style:family="table-column">
      <style:table-column-properties style:column-width="0.4986in"/>
    </style:style>
    <style:style style:name="Table160.B" style:family="table-column">
      <style:table-column-properties style:column-width="2.8792in"/>
    </style:style>
    <style:style style:name="Table160.A1" style:family="table-cell">
      <style:table-cell-properties fo:padding="0.0382in" fo:border-left="0.05pt solid #000000" fo:border-right="none" fo:border-top="0.05pt solid #000000" fo:border-bottom="0.05pt solid #000000"/>
    </style:style>
    <style:style style:name="Table160.B1" style:family="table-cell">
      <style:table-cell-properties fo:padding="0.0382in" fo:border="0.05pt solid #000000"/>
    </style:style>
    <style:style style:name="Table160.A2" style:family="table-cell">
      <style:table-cell-properties fo:padding="0.0382in" fo:border-left="0.05pt solid #000000" fo:border-right="none" fo:border-top="none" fo:border-bottom="0.05pt solid #000000"/>
    </style:style>
    <style:style style:name="Table160.B2" style:family="table-cell">
      <style:table-cell-properties fo:padding="0.0382in" fo:border-left="0.05pt solid #000000" fo:border-right="0.05pt solid #000000" fo:border-top="none" fo:border-bottom="0.05pt solid #000000"/>
    </style:style>
    <style:style style:name="Table161" style:family="table">
      <style:table-properties style:width="6.5in" table:align="margins" style:writing-mode="lr-tb"/>
    </style:style>
    <style:style style:name="Table161.A" style:family="table-column">
      <style:table-column-properties style:column-width="0.3722in" style:rel-column-width="3752*"/>
    </style:style>
    <style:style style:name="Table161.B" style:family="table-column">
      <style:table-column-properties style:column-width="0.5653in" style:rel-column-width="5699*"/>
    </style:style>
    <style:style style:name="Table161.C" style:family="table-column">
      <style:table-column-properties style:column-width="5.5625in" style:rel-column-width="56084*"/>
    </style:style>
    <style:style style:name="Table161.A1" style:family="table-cell">
      <style:table-cell-properties fo:padding="0.0382in" fo:border-left="0.05pt solid #000000" fo:border-right="none" fo:border-top="0.05pt solid #000000" fo:border-bottom="0.05pt solid #000000"/>
    </style:style>
    <style:style style:name="Table161.C1" style:family="table-cell">
      <style:table-cell-properties fo:padding="0.0382in" fo:border="0.05pt solid #000000"/>
    </style:style>
    <style:style style:name="Table162" style:family="table">
      <style:table-properties style:width="6.5in" table:align="margins" style:writing-mode="lr-tb"/>
    </style:style>
    <style:style style:name="Table162.A" style:family="table-column">
      <style:table-column-properties style:column-width="0.3722in" style:rel-column-width="3752*"/>
    </style:style>
    <style:style style:name="Table162.B" style:family="table-column">
      <style:table-column-properties style:column-width="0.3125in" style:rel-column-width="3150*"/>
    </style:style>
    <style:style style:name="Table162.C" style:family="table-column">
      <style:table-column-properties style:column-width="5.8153in" style:rel-column-width="58633*"/>
    </style:style>
    <style:style style:name="Table162.A1" style:family="table-cell">
      <style:table-cell-properties fo:padding="0.0382in" fo:border-left="0.05pt solid #000000" fo:border-right="none" fo:border-top="0.05pt solid #000000" fo:border-bottom="0.05pt solid #000000"/>
    </style:style>
    <style:style style:name="Table162.C1" style:family="table-cell">
      <style:table-cell-properties fo:padding="0.0382in" fo:border="0.05pt solid #000000"/>
    </style:style>
    <style:style style:name="Table162.A2" style:family="table-cell">
      <style:table-cell-properties fo:padding="0.0382in" fo:border-left="0.05pt solid #000000" fo:border-right="none" fo:border-top="none" fo:border-bottom="0.05pt solid #000000"/>
    </style:style>
    <style:style style:name="Table162.C2" style:family="table-cell">
      <style:table-cell-properties fo:padding="0.0382in" fo:border-left="0.05pt solid #000000" fo:border-right="0.05pt solid #000000" fo:border-top="none" fo:border-bottom="0.05pt solid #000000"/>
    </style:style>
    <style:style style:name="Table163" style:family="table">
      <style:table-properties style:width="6.5in" table:align="margins" style:writing-mode="lr-tb"/>
    </style:style>
    <style:style style:name="Table163.A" style:family="table-column">
      <style:table-column-properties style:column-width="0.3722in" style:rel-column-width="3752*"/>
    </style:style>
    <style:style style:name="Table163.B" style:family="table-column">
      <style:table-column-properties style:column-width="0.5056in" style:rel-column-width="5097*"/>
    </style:style>
    <style:style style:name="Table163.C" style:family="table-column">
      <style:table-column-properties style:column-width="5.6222in" style:rel-column-width="56686*"/>
    </style:style>
    <style:style style:name="Table163.A1" style:family="table-cell">
      <style:table-cell-properties fo:padding="0.0382in" fo:border-left="0.05pt solid #000000" fo:border-right="none" fo:border-top="0.05pt solid #000000" fo:border-bottom="0.05pt solid #000000"/>
    </style:style>
    <style:style style:name="Table163.C1" style:family="table-cell">
      <style:table-cell-properties fo:padding="0.0382in" fo:border="0.05pt solid #000000"/>
    </style:style>
    <style:style style:name="Table164" style:family="table">
      <style:table-properties style:width="6.5in" table:align="margins" style:writing-mode="lr-tb"/>
    </style:style>
    <style:style style:name="Table164.A" style:family="table-column">
      <style:table-column-properties style:column-width="0.3722in" style:rel-column-width="3752*"/>
    </style:style>
    <style:style style:name="Table164.B" style:family="table-column">
      <style:table-column-properties style:column-width="0.4389in" style:rel-column-width="4425*"/>
    </style:style>
    <style:style style:name="Table164.C" style:family="table-column">
      <style:table-column-properties style:column-width="5.6889in" style:rel-column-width="57358*"/>
    </style:style>
    <style:style style:name="Table164.A1" style:family="table-cell">
      <style:table-cell-properties fo:padding="0.0382in" fo:border-left="0.05pt solid #000000" fo:border-right="none" fo:border-top="0.05pt solid #000000" fo:border-bottom="0.05pt solid #000000"/>
    </style:style>
    <style:style style:name="Table164.C1" style:family="table-cell">
      <style:table-cell-properties fo:padding="0.0382in" fo:border="0.05pt solid #000000"/>
    </style:style>
    <style:style style:name="Table165" style:family="table">
      <style:table-properties style:width="6.5in" table:align="margins" style:writing-mode="lr-tb"/>
    </style:style>
    <style:style style:name="Table165.A" style:family="table-column">
      <style:table-column-properties style:column-width="0.3722in" style:rel-column-width="3752*"/>
    </style:style>
    <style:style style:name="Table165.B" style:family="table-column">
      <style:table-column-properties style:column-width="0.625in" style:rel-column-width="6301*"/>
    </style:style>
    <style:style style:name="Table165.C" style:family="table-column">
      <style:table-column-properties style:column-width="5.5028in" style:rel-column-width="55482*"/>
    </style:style>
    <style:style style:name="Table165.A1" style:family="table-cell">
      <style:table-cell-properties fo:padding="0.0382in" fo:border-left="0.05pt solid #000000" fo:border-right="none" fo:border-top="0.05pt solid #000000" fo:border-bottom="0.05pt solid #000000"/>
    </style:style>
    <style:style style:name="Table165.C1" style:family="table-cell">
      <style:table-cell-properties fo:padding="0.0382in" fo:border="0.05pt solid #000000"/>
    </style:style>
    <style:style style:name="Table167" style:family="table">
      <style:table-properties style:width="6.5in" table:align="margins" style:writing-mode="lr-tb"/>
    </style:style>
    <style:style style:name="Table167.A" style:family="table-column">
      <style:table-column-properties style:column-width="0.4389in" style:rel-column-width="4425*"/>
    </style:style>
    <style:style style:name="Table167.B" style:family="table-column">
      <style:table-column-properties style:column-width="0.3722in" style:rel-column-width="3752*"/>
    </style:style>
    <style:style style:name="Table167.C" style:family="table-column">
      <style:table-column-properties style:column-width="5.6889in" style:rel-column-width="57358*"/>
    </style:style>
    <style:style style:name="Table167.A1" style:family="table-cell">
      <style:table-cell-properties fo:padding="0.0382in" fo:border-left="0.05pt solid #000000" fo:border-right="none" fo:border-top="0.05pt solid #000000" fo:border-bottom="0.05pt solid #000000"/>
    </style:style>
    <style:style style:name="Table167.C1" style:family="table-cell">
      <style:table-cell-properties fo:padding="0.0382in" fo:border="0.05pt solid #000000"/>
    </style:style>
    <style:style style:name="Table168" style:family="table">
      <style:table-properties style:width="6.5in" table:align="margins" style:writing-mode="lr-tb"/>
    </style:style>
    <style:style style:name="Table168.A" style:family="table-column">
      <style:table-column-properties style:column-width="0.4986in" style:rel-column-width="5027*"/>
    </style:style>
    <style:style style:name="Table168.B" style:family="table-column">
      <style:table-column-properties style:column-width="0.625in" style:rel-column-width="6301*"/>
    </style:style>
    <style:style style:name="Table168.C" style:family="table-column">
      <style:table-column-properties style:column-width="5.3764in" style:rel-column-width="54207*"/>
    </style:style>
    <style:style style:name="Table168.A1" style:family="table-cell">
      <style:table-cell-properties fo:padding="0.0382in" fo:border-left="0.05pt solid #000000" fo:border-right="none" fo:border-top="0.05pt solid #000000" fo:border-bottom="0.05pt solid #000000"/>
    </style:style>
    <style:style style:name="Table168.C1" style:family="table-cell">
      <style:table-cell-properties fo:padding="0.0382in" fo:border="0.05pt solid #000000"/>
    </style:style>
    <style:style style:name="Table170" style:family="table">
      <style:table-properties style:width="6.5in" table:align="margins" style:writing-mode="lr-tb"/>
    </style:style>
    <style:style style:name="Table170.A" style:family="table-column">
      <style:table-column-properties style:column-width="1.0639in" style:rel-column-width="10726*"/>
    </style:style>
    <style:style style:name="Table170.B" style:family="table-column">
      <style:table-column-properties style:column-width="5.4361in" style:rel-column-width="54809*"/>
    </style:style>
    <style:style style:name="Table170.A1" style:family="table-cell">
      <style:table-cell-properties fo:padding="0.0382in" fo:border-left="0.05pt solid #000000" fo:border-right="none" fo:border-top="0.05pt solid #000000" fo:border-bottom="0.05pt solid #000000"/>
    </style:style>
    <style:style style:name="Table170.B1" style:family="table-cell">
      <style:table-cell-properties fo:padding="0.0382in" fo:border="0.05pt solid #000000"/>
    </style:style>
    <style:style style:name="Table170.A2" style:family="table-cell">
      <style:table-cell-properties fo:padding="0.0382in" fo:border-left="0.05pt solid #000000" fo:border-right="none" fo:border-top="none" fo:border-bottom="0.05pt solid #000000"/>
    </style:style>
    <style:style style:name="Table170.B2" style:family="table-cell">
      <style:table-cell-properties fo:padding="0.0382in" fo:border-left="0.05pt solid #000000" fo:border-right="0.05pt solid #000000" fo:border-top="none" fo:border-bottom="0.05pt solid #000000"/>
    </style:style>
    <style:style style:name="Table169" style:family="table">
      <style:table-properties style:width="6.5in" table:align="margins" style:writing-mode="lr-tb"/>
    </style:style>
    <style:style style:name="Table169.A" style:family="table-column">
      <style:table-column-properties style:column-width="1.6236in" style:rel-column-width="16369*"/>
    </style:style>
    <style:style style:name="Table169.B" style:family="table-column">
      <style:table-column-properties style:column-width="4.8764in" style:rel-column-width="49166*"/>
    </style:style>
    <style:style style:name="Table169.A1" style:family="table-cell">
      <style:table-cell-properties fo:padding="0.0382in" fo:border-left="0.05pt solid #000000" fo:border-right="none" fo:border-top="0.05pt solid #000000" fo:border-bottom="0.05pt solid #000000"/>
    </style:style>
    <style:style style:name="Table169.B1" style:family="table-cell">
      <style:table-cell-properties fo:padding="0.0382in" fo:border="0.05pt solid #000000"/>
    </style:style>
    <style:style style:name="Table169.A2" style:family="table-cell">
      <style:table-cell-properties fo:padding="0.0382in" fo:border-left="0.05pt solid #000000" fo:border-right="none" fo:border-top="none" fo:border-bottom="0.05pt solid #000000"/>
    </style:style>
    <style:style style:name="Table169.B2" style:family="table-cell">
      <style:table-cell-properties fo:padding="0.0382in" fo:border-left="0.05pt solid #000000" fo:border-right="0.05pt solid #000000" fo:border-top="none" fo:border-bottom="0.05pt solid #000000"/>
    </style:style>
    <style:style style:name="Table136" style:family="table">
      <style:table-properties style:width="6.5in" table:align="margins" style:writing-mode="lr-tb"/>
    </style:style>
    <style:style style:name="Table136.A" style:family="table-column">
      <style:table-column-properties style:column-width="0.3125in" style:rel-column-width="3150*"/>
    </style:style>
    <style:style style:name="Table136.B" style:family="table-column">
      <style:table-column-properties style:column-width="0.9375in" style:rel-column-width="9452*"/>
    </style:style>
    <style:style style:name="Table136.C" style:family="table-column">
      <style:table-column-properties style:column-width="5.25in" style:rel-column-width="52933*"/>
    </style:style>
    <style:style style:name="Table136.A1" style:family="table-cell">
      <style:table-cell-properties fo:padding="0.0382in" fo:border-left="0.05pt solid #000000" fo:border-right="none" fo:border-top="0.05pt solid #000000" fo:border-bottom="0.05pt solid #000000"/>
    </style:style>
    <style:style style:name="Table136.C1" style:family="table-cell">
      <style:table-cell-properties fo:padding="0.0382in" fo:border="0.05pt solid #000000"/>
    </style:style>
    <style:style style:name="Table171" style:family="table">
      <style:table-properties style:width="1.9965in" table:align="left" style:writing-mode="lr-tb"/>
    </style:style>
    <style:style style:name="Table171.A" style:family="table-column">
      <style:table-column-properties style:column-width="1.9965in"/>
    </style:style>
    <style:style style:name="Table171.A1" style:family="table-cell">
      <style:table-cell-properties fo:padding="0.0382in" fo:border="0.05pt solid #000000"/>
    </style:style>
    <style:style style:name="Table172" style:family="table">
      <style:table-properties style:width="6.5in" table:align="margins" style:writing-mode="lr-tb"/>
    </style:style>
    <style:style style:name="Table172.A" style:family="table-column">
      <style:table-column-properties style:column-width="6.5in" style:rel-column-width="65535*"/>
    </style:style>
    <style:style style:name="Table172.A1" style:family="table-cell">
      <style:table-cell-properties fo:padding="0.0382in" fo:border="0.05pt solid #000000"/>
    </style:style>
    <style:style style:name="Table173" style:family="table">
      <style:table-properties style:width="4.7535in" table:align="left" style:writing-mode="lr-tb"/>
    </style:style>
    <style:style style:name="Table173.A" style:family="table-column">
      <style:table-column-properties style:column-width="4.7535in"/>
    </style:style>
    <style:style style:name="Table173.A1" style:family="table-cell">
      <style:table-cell-properties fo:padding="0.0382in" fo:border="0.05pt solid #000000"/>
    </style:style>
    <style:style style:name="Table174" style:family="table">
      <style:table-properties style:width="6.5in" table:align="margins" style:writing-mode="lr-tb"/>
    </style:style>
    <style:style style:name="Table174.A" style:family="table-column">
      <style:table-column-properties style:column-width="0.625in" style:rel-column-width="6301*"/>
    </style:style>
    <style:style style:name="Table174.B" style:family="table-column">
      <style:table-column-properties style:column-width="0.691in" style:rel-column-width="6966*"/>
    </style:style>
    <style:style style:name="Table174.C" style:family="table-column">
      <style:table-column-properties style:column-width="5.184in" style:rel-column-width="52268*"/>
    </style:style>
    <style:style style:name="Table174.A1" style:family="table-cell">
      <style:table-cell-properties fo:padding="0.0382in" fo:border-left="0.05pt solid #000000" fo:border-right="none" fo:border-top="0.05pt solid #000000" fo:border-bottom="0.05pt solid #000000"/>
    </style:style>
    <style:style style:name="Table174.C1" style:family="table-cell">
      <style:table-cell-properties fo:padding="0.0382in" fo:border="0.05pt solid #000000"/>
    </style:style>
    <style:style style:name="Table174.A2" style:family="table-cell">
      <style:table-cell-properties fo:padding="0.0382in" fo:border-left="0.05pt solid #000000" fo:border-right="none" fo:border-top="none" fo:border-bottom="0.05pt solid #000000"/>
    </style:style>
    <style:style style:name="Table174.C2" style:family="table-cell">
      <style:table-cell-properties fo:padding="0.0382in" fo:border-left="0.05pt solid #000000" fo:border-right="0.05pt solid #000000" fo:border-top="none" fo:border-bottom="0.05pt solid #000000"/>
    </style:style>
    <style:style style:name="Table175" style:family="table">
      <style:table-properties style:width="6.5in" table:align="margins" style:writing-mode="lr-tb"/>
    </style:style>
    <style:style style:name="Table175.A" style:family="table-column">
      <style:table-column-properties style:column-width="6.5in" style:rel-column-width="65535*"/>
    </style:style>
    <style:style style:name="Table175.A1" style:family="table-cell">
      <style:table-cell-properties fo:padding="0.0382in" fo:border="0.05pt solid #000000"/>
    </style:style>
    <style:style style:name="Table176" style:family="table">
      <style:table-properties style:width="1.7521in" table:align="left" style:writing-mode="lr-tb"/>
    </style:style>
    <style:style style:name="Table176.A" style:family="table-column">
      <style:table-column-properties style:column-width="1.7521in"/>
    </style:style>
    <style:style style:name="Table176.A1" style:family="table-cell">
      <style:table-cell-properties fo:padding="0.0382in" fo:border="0.05pt solid #000000"/>
    </style:style>
    <style:style style:name="Table177" style:family="table">
      <style:table-properties style:width="4.8771in" table:align="left" style:writing-mode="lr-tb"/>
    </style:style>
    <style:style style:name="Table177.A" style:family="table-column">
      <style:table-column-properties style:column-width="4.8771in"/>
    </style:style>
    <style:style style:name="Table177.A1" style:family="table-cell">
      <style:table-cell-properties fo:padding="0.0382in" fo:border="0.05pt solid #000000"/>
    </style:style>
    <style:style style:name="Table178" style:family="table">
      <style:table-properties style:width="1.6285in" table:align="left" style:writing-mode="lr-tb"/>
    </style:style>
    <style:style style:name="Table178.A" style:family="table-column">
      <style:table-column-properties style:column-width="1.6285in"/>
    </style:style>
    <style:style style:name="Table178.A1" style:family="table-cell">
      <style:table-cell-properties fo:padding="0.0382in" fo:border="0.05pt solid #000000"/>
    </style:style>
    <style:style style:name="Table179" style:family="table">
      <style:table-properties style:width="5.1229in" table:align="left" style:writing-mode="lr-tb"/>
    </style:style>
    <style:style style:name="Table179.A" style:family="table-column">
      <style:table-column-properties style:column-width="5.1229in"/>
    </style:style>
    <style:style style:name="Table179.A1" style:family="table-cell">
      <style:table-cell-properties fo:padding="0.0382in" fo:border="0.05pt solid #000000"/>
    </style:style>
    <style:style style:name="Table180" style:family="table">
      <style:table-properties style:width="5.1229in" table:align="left" style:writing-mode="lr-tb"/>
    </style:style>
    <style:style style:name="Table180.A" style:family="table-column">
      <style:table-column-properties style:column-width="5.1229in"/>
    </style:style>
    <style:style style:name="Table180.A1" style:family="table-cell">
      <style:table-cell-properties fo:padding="0.0382in" fo:border="0.05pt solid #000000"/>
    </style:style>
    <style:style style:name="Table181" style:family="table">
      <style:table-properties style:width="1.6285in" table:align="left" style:writing-mode="lr-tb"/>
    </style:style>
    <style:style style:name="Table181.A" style:family="table-column">
      <style:table-column-properties style:column-width="1.6285in"/>
    </style:style>
    <style:style style:name="Table181.A1" style:family="table-cell">
      <style:table-cell-properties fo:padding="0.0382in" fo:border="0.05pt solid #000000"/>
    </style:style>
    <style:style style:name="Table182" style:family="table">
      <style:table-properties style:width="2.1875in" table:align="left" style:writing-mode="lr-tb"/>
    </style:style>
    <style:style style:name="Table182.A" style:family="table-column">
      <style:table-column-properties style:column-width="2.1875in"/>
    </style:style>
    <style:style style:name="Table182.A1" style:family="table-cell">
      <style:table-cell-properties fo:padding="0.0382in" fo:border="0.05pt solid #000000"/>
    </style:style>
    <style:style style:name="Table183" style:family="table">
      <style:table-properties style:width="2.1215in" table:align="left" style:writing-mode="lr-tb"/>
    </style:style>
    <style:style style:name="Table183.A" style:family="table-column">
      <style:table-column-properties style:column-width="2.1215in"/>
    </style:style>
    <style:style style:name="Table183.A1" style:family="table-cell">
      <style:table-cell-properties fo:padding="0.0382in" fo:border="0.05pt solid #000000"/>
    </style:style>
    <style:style style:name="Table184" style:family="table">
      <style:table-properties style:width="6.5in" table:align="margins" style:writing-mode="lr-tb"/>
    </style:style>
    <style:style style:name="Table184.A" style:family="table-column">
      <style:table-column-properties style:column-width="6.5in" style:rel-column-width="65535*"/>
    </style:style>
    <style:style style:name="Table184.A1" style:family="table-cell">
      <style:table-cell-properties fo:padding="0.0382in" fo:border="0.05pt solid #000000"/>
    </style:style>
    <style:style style:name="Table185" style:family="table">
      <style:table-properties style:width="2.1875in" table:align="left" style:writing-mode="lr-tb"/>
    </style:style>
    <style:style style:name="Table185.A" style:family="table-column">
      <style:table-column-properties style:column-width="2.1875in"/>
    </style:style>
    <style:style style:name="Table185.A1" style:family="table-cell">
      <style:table-cell-properties fo:padding="0.0382in" fo:border="0.05pt solid #000000"/>
    </style:style>
    <style:style style:name="Table186" style:family="table">
      <style:table-properties style:width="1.9979in" table:align="left" style:writing-mode="lr-tb"/>
    </style:style>
    <style:style style:name="Table186.A" style:family="table-column">
      <style:table-column-properties style:column-width="1.9979in"/>
    </style:style>
    <style:style style:name="Table186.A1" style:family="table-cell">
      <style:table-cell-properties fo:padding="0.0382in" fo:border="0.05pt solid #000000"/>
    </style:style>
    <style:style style:name="Table187" style:family="table">
      <style:table-properties style:width="1.3729in" table:align="left" style:writing-mode="lr-tb"/>
    </style:style>
    <style:style style:name="Table187.A" style:family="table-column">
      <style:table-column-properties style:column-width="1.3729in"/>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88" style:family="table">
      <style:table-properties style:width="6.5in" table:align="margins" style:writing-mode="lr-tb"/>
    </style:style>
    <style:style style:name="Table188.A" style:family="table-column">
      <style:table-column-properties style:column-width="1.0604in" style:rel-column-width="10691*"/>
    </style:style>
    <style:style style:name="Table188.B" style:family="table-column">
      <style:table-column-properties style:column-width="5.4396in" style:rel-column-width="54844*"/>
    </style:style>
    <style:style style:name="Table188.A1" style:family="table-cell">
      <style:table-cell-properties fo:padding="0.0382in" fo:border-left="0.05pt solid #000000" fo:border-right="none" fo:border-top="0.05pt solid #000000" fo:border-bottom="0.05pt solid #000000"/>
    </style:style>
    <style:style style:name="Table188.B1" style:family="table-cell">
      <style:table-cell-properties fo:padding="0.0382in" fo:border="0.05pt solid #000000"/>
    </style:style>
    <style:style style:name="Table188.A2" style:family="table-cell">
      <style:table-cell-properties fo:padding="0.0382in" fo:border-left="0.05pt solid #000000" fo:border-right="none" fo:border-top="none" fo:border-bottom="0.05pt solid #000000"/>
    </style:style>
    <style:style style:name="Table188.B2" style:family="table-cell">
      <style:table-cell-properties fo:padding="0.0382in" fo:border-left="0.05pt solid #000000" fo:border-right="0.05pt solid #000000" fo:border-top="none" fo:border-bottom="0.05pt solid #000000"/>
    </style:style>
    <style:style style:name="Table189" style:family="table">
      <style:table-properties style:width="2.8125in" table:align="left" style:writing-mode="lr-tb"/>
    </style:style>
    <style:style style:name="Table189.A" style:family="table-column">
      <style:table-column-properties style:column-width="2.8125in"/>
    </style:style>
    <style:style style:name="Table189.A1" style:family="table-cell">
      <style:table-cell-properties fo:padding="0.0382in" fo:border="0.05pt solid #000000"/>
    </style:style>
    <style:style style:name="Table190" style:family="table">
      <style:table-properties style:width="6.5in" table:align="margins" style:writing-mode="lr-tb"/>
    </style:style>
    <style:style style:name="Table190.A" style:family="table-column">
      <style:table-column-properties style:column-width="1.3729in" style:rel-column-width="13842*"/>
    </style:style>
    <style:style style:name="Table190.B" style:family="table-column">
      <style:table-column-properties style:column-width="5.1271in" style:rel-column-width="51693*"/>
    </style:style>
    <style:style style:name="Table190.A1" style:family="table-cell">
      <style:table-cell-properties fo:padding="0.0382in" fo:border-left="0.05pt solid #000000" fo:border-right="none" fo:border-top="0.05pt solid #000000" fo:border-bottom="0.05pt solid #000000"/>
    </style:style>
    <style:style style:name="Table190.B1" style:family="table-cell">
      <style:table-cell-properties fo:padding="0.0382in" fo:border="0.05pt solid #000000"/>
    </style:style>
    <style:style style:name="Table190.A2" style:family="table-cell">
      <style:table-cell-properties fo:padding="0.0382in" fo:border-left="0.05pt solid #000000" fo:border-right="none" fo:border-top="none" fo:border-bottom="0.05pt solid #000000"/>
    </style:style>
    <style:style style:name="Table190.B2" style:family="table-cell">
      <style:table-cell-properties fo:padding="0.0382in" fo:border-left="0.05pt solid #000000" fo:border-right="0.05pt solid #000000" fo:border-top="none" fo:border-bottom="0.05pt solid #000000"/>
    </style:style>
    <style:style style:name="Table191" style:family="table">
      <style:table-properties style:width="2.3104in" table:align="left" style:writing-mode="lr-tb"/>
    </style:style>
    <style:style style:name="Table191.A" style:family="table-column">
      <style:table-column-properties style:column-width="2.3104in"/>
    </style:style>
    <style:style style:name="Table191.A1" style:family="table-cell">
      <style:table-cell-properties fo:padding="0.0382in" fo:border="0.05pt solid #000000"/>
    </style:style>
    <style:style style:name="Table192" style:family="table">
      <style:table-properties style:width="3.3715in" table:align="left" style:writing-mode="lr-tb"/>
    </style:style>
    <style:style style:name="Table192.A" style:family="table-column">
      <style:table-column-properties style:column-width="1.6854in"/>
    </style:style>
    <style:style style:name="Table192.B" style:family="table-column">
      <style:table-column-properties style:column-width="1.6861in"/>
    </style:style>
    <style:style style:name="Table192.A1" style:family="table-cell">
      <style:table-cell-properties fo:padding="0.0382in" fo:border-left="0.05pt solid #000000" fo:border-right="none" fo:border-top="0.05pt solid #000000" fo:border-bottom="0.05pt solid #000000"/>
    </style:style>
    <style:style style:name="Table192.B1" style:family="table-cell">
      <style:table-cell-properties fo:padding="0.0382in" fo:border="0.05pt solid #000000"/>
    </style:style>
    <style:style style:name="Table192.A2" style:family="table-cell">
      <style:table-cell-properties fo:padding="0.0382in" fo:border-left="0.05pt solid #000000" fo:border-right="none" fo:border-top="none" fo:border-bottom="0.05pt solid #000000"/>
    </style:style>
    <style:style style:name="Table192.B2" style:family="table-cell">
      <style:table-cell-properties fo:padding="0.0382in" fo:border-left="0.05pt solid #000000" fo:border-right="0.05pt solid #000000" fo:border-top="none" fo:border-bottom="0.05pt solid #000000"/>
    </style:style>
    <style:style style:name="Table193" style:family="table">
      <style:table-properties style:width="2.1875in" table:align="left" style:writing-mode="lr-tb"/>
    </style:style>
    <style:style style:name="Table193.A" style:family="table-column">
      <style:table-column-properties style:column-width="2.1875in"/>
    </style:style>
    <style:style style:name="Table193.A1" style:family="table-cell">
      <style:table-cell-properties fo:padding="0.0382in" fo:border="0.05pt solid #000000"/>
    </style:style>
    <style:style style:name="Table194" style:family="table">
      <style:table-properties style:width="2.1215in" table:align="left" style:writing-mode="lr-tb"/>
    </style:style>
    <style:style style:name="Table194.A" style:family="table-column">
      <style:table-column-properties style:column-width="2.1215in"/>
    </style:style>
    <style:style style:name="Table194.A1" style:family="table-cell">
      <style:table-cell-properties fo:padding="0.0382in" fo:border="0.05pt solid #000000"/>
    </style:style>
    <style:style style:name="Table195" style:family="table">
      <style:table-properties style:width="1.3729in" table:align="left" style:writing-mode="lr-tb"/>
    </style:style>
    <style:style style:name="Table195.A" style:family="table-column">
      <style:table-column-properties style:column-width="1.3729in"/>
    </style:style>
    <style:style style:name="Table195.A1" style:family="table-cell">
      <style:table-cell-properties fo:padding="0.0382in" fo:border="0.05pt solid #000000"/>
    </style:style>
    <style:style style:name="Table196" style:family="table">
      <style:table-properties style:width="2.3104in" table:align="left" style:writing-mode="lr-tb"/>
    </style:style>
    <style:style style:name="Table196.A" style:family="table-column">
      <style:table-column-properties style:column-width="2.3104in"/>
    </style:style>
    <style:style style:name="Table196.A1" style:family="table-cell">
      <style:table-cell-properties fo:padding="0.0382in" fo:border="0.05pt solid #000000"/>
    </style:style>
    <style:style style:name="Table197" style:family="table">
      <style:table-properties style:width="1.941in" table:align="left" style:writing-mode="lr-tb"/>
    </style:style>
    <style:style style:name="Table197.A" style:family="table-column">
      <style:table-column-properties style:column-width="1.941in"/>
    </style:style>
    <style:style style:name="Table197.A1" style:family="table-cell">
      <style:table-cell-properties fo:padding="0.0382in" fo:border="0.05pt solid #000000"/>
    </style:style>
    <style:style style:name="Table198" style:family="table">
      <style:table-properties style:width="6.5in" table:align="margins" style:writing-mode="lr-tb"/>
    </style:style>
    <style:style style:name="Table198.A" style:family="table-column">
      <style:table-column-properties style:column-width="6.5in" style:rel-column-width="65535*"/>
    </style:style>
    <style:style style:name="Table198.A1" style:family="table-cell">
      <style:table-cell-properties fo:padding="0.0382in" fo:border="0.05pt solid #000000"/>
    </style:style>
    <style:style style:name="Table198.A2" style:family="table-cell">
      <style:table-cell-properties fo:padding="0.0382in" fo:border-left="0.05pt solid #000000" fo:border-right="0.05pt solid #000000" fo:border-top="none" fo:border-bottom="0.05pt solid #000000"/>
    </style:style>
    <style:style style:name="Table199" style:family="table">
      <style:table-properties style:width="2.1215in" table:align="left" style:writing-mode="lr-tb"/>
    </style:style>
    <style:style style:name="Table199.A" style:family="table-column">
      <style:table-column-properties style:column-width="2.1215in"/>
    </style:style>
    <style:style style:name="Table199.A1" style:family="table-cell">
      <style:table-cell-properties fo:padding="0.0382in" fo:border="0.05pt solid #000000"/>
    </style:style>
    <style:style style:name="Table200" style:family="table">
      <style:table-properties style:width="2.9354in" table:align="left" style:writing-mode="lr-tb"/>
    </style:style>
    <style:style style:name="Table200.A" style:family="table-column">
      <style:table-column-properties style:column-width="1.0035in"/>
    </style:style>
    <style:style style:name="Table200.B" style:family="table-column">
      <style:table-column-properties style:column-width="0.7486in"/>
    </style:style>
    <style:style style:name="Table200.C" style:family="table-column">
      <style:table-column-properties style:column-width="1.1833in"/>
    </style:style>
    <style:style style:name="Table200.A1" style:family="table-cell">
      <style:table-cell-properties fo:padding="0.0382in" fo:border-left="0.05pt solid #000000" fo:border-right="none" fo:border-top="0.05pt solid #000000" fo:border-bottom="0.05pt solid #000000"/>
    </style:style>
    <style:style style:name="Table200.C1" style:family="table-cell">
      <style:table-cell-properties fo:padding="0.0382in" fo:border="0.05pt solid #000000"/>
    </style:style>
    <style:style style:name="Table200.A2" style:family="table-cell">
      <style:table-cell-properties fo:padding="0.0382in" fo:border-left="0.05pt solid #000000" fo:border-right="none" fo:border-top="none" fo:border-bottom="0.05pt solid #000000"/>
    </style:style>
    <style:style style:name="Table200.C2" style:family="table-cell">
      <style:table-cell-properties fo:padding="0.0382in" fo:border-left="0.05pt solid #000000" fo:border-right="0.05pt solid #000000" fo:border-top="none" fo:border-bottom="0.05pt solid #000000"/>
    </style:style>
    <style:style style:name="Table201" style:family="table">
      <style:table-properties style:width="1.941in" table:align="left" style:writing-mode="lr-tb"/>
    </style:style>
    <style:style style:name="Table201.A" style:family="table-column">
      <style:table-column-properties style:column-width="1.941in"/>
    </style:style>
    <style:style style:name="Table201.A1" style:family="table-cell">
      <style:table-cell-properties fo:padding="0.0382in" fo:border="0.05pt solid #000000"/>
    </style:style>
    <style:style style:name="Table202" style:family="table">
      <style:table-properties style:width="1.809in" table:align="left" style:writing-mode="lr-tb"/>
    </style:style>
    <style:style style:name="Table202.A" style:family="table-column">
      <style:table-column-properties style:column-width="1.809in"/>
    </style:style>
    <style:style style:name="Table202.A1" style:family="table-cell">
      <style:table-cell-properties fo:padding="0.0382in" fo:border="0.05pt solid #000000"/>
    </style:style>
    <style:style style:name="Table203" style:family="table">
      <style:table-properties style:width="3.816in" table:align="left" style:writing-mode="lr-tb"/>
    </style:style>
    <style:style style:name="Table203.A" style:family="table-column">
      <style:table-column-properties style:column-width="3.816in"/>
    </style:style>
    <style:style style:name="Table203.A1" style:family="table-cell">
      <style:table-cell-properties fo:padding="0.0382in" fo:border="0.05pt solid #000000"/>
    </style:style>
    <style:style style:name="Table204" style:family="table">
      <style:table-properties style:width="6.5in" table:align="margins" style:writing-mode="lr-tb"/>
    </style:style>
    <style:style style:name="Table204.A" style:family="table-column">
      <style:table-column-properties style:column-width="0.4354in" style:rel-column-width="4390*"/>
    </style:style>
    <style:style style:name="Table204.B" style:family="table-column">
      <style:table-column-properties style:column-width="2.1875in" style:rel-column-width="22055*"/>
    </style:style>
    <style:style style:name="Table204.C" style:family="table-column">
      <style:table-column-properties style:column-width="3.8771in" style:rel-column-width="39090*"/>
    </style:style>
    <style:style style:name="Table204.A1" style:family="table-cell">
      <style:table-cell-properties fo:padding="0.0382in" fo:border-left="0.05pt solid #000000" fo:border-right="none" fo:border-top="0.05pt solid #000000" fo:border-bottom="0.05pt solid #000000"/>
    </style:style>
    <style:style style:name="Table204.C1" style:family="table-cell">
      <style:table-cell-properties fo:padding="0.0382in" fo:border="0.05pt solid #000000"/>
    </style:style>
    <style:style style:name="Table204.A2" style:family="table-cell">
      <style:table-cell-properties fo:padding="0.0382in" fo:border-left="0.05pt solid #000000" fo:border-right="none" fo:border-top="none" fo:border-bottom="0.05pt solid #000000"/>
    </style:style>
    <style:style style:name="Table204.C2" style:family="table-cell">
      <style:table-cell-properties fo:padding="0.0382in" fo:border-left="0.05pt solid #000000" fo:border-right="0.05pt solid #000000" fo:border-top="none" fo:border-bottom="0.05pt solid #000000"/>
    </style:style>
    <style:style style:name="Table205" style:family="table">
      <style:table-properties style:width="2.3771in" table:align="left" style:writing-mode="lr-tb"/>
    </style:style>
    <style:style style:name="Table205.A" style:family="table-column">
      <style:table-column-properties style:column-width="2.3771in"/>
    </style:style>
    <style:style style:name="Table205.A1" style:family="table-cell">
      <style:table-cell-properties fo:padding="0.0382in" fo:border="0.05pt solid #000000"/>
    </style:style>
    <style:style style:name="Table206" style:family="table">
      <style:table-properties style:width="2.566in" table:align="left" style:writing-mode="lr-tb"/>
    </style:style>
    <style:style style:name="Table206.A" style:family="table-column">
      <style:table-column-properties style:column-width="2.566in"/>
    </style:style>
    <style:style style:name="Table206.A1" style:family="table-cell">
      <style:table-cell-properties fo:padding="0.0382in" fo:border="0.05pt solid #000000"/>
    </style:style>
    <style:style style:name="Table207" style:family="table">
      <style:table-properties style:width="2.9354in" table:align="left" style:writing-mode="lr-tb"/>
    </style:style>
    <style:style style:name="Table207.A" style:family="table-column">
      <style:table-column-properties style:column-width="2.9354in"/>
    </style:style>
    <style:style style:name="Table207.A1" style:family="table-cell">
      <style:table-cell-properties fo:padding="0.0382in" fo:border="0.05pt solid #000000"/>
    </style:style>
    <style:style style:name="Table208" style:family="table">
      <style:table-properties style:width="4.441in" table:align="left" style:writing-mode="lr-tb"/>
    </style:style>
    <style:style style:name="Table208.A" style:family="table-column">
      <style:table-column-properties style:column-width="4.441in"/>
    </style:style>
    <style:style style:name="Table208.A1" style:family="table-cell">
      <style:table-cell-properties fo:padding="0.0382in" fo:border="0.05pt solid #000000"/>
    </style:style>
    <style:style style:name="Table209" style:family="table">
      <style:table-properties style:width="4.5646in" table:align="left" style:writing-mode="lr-tb"/>
    </style:style>
    <style:style style:name="Table209.A" style:family="table-column">
      <style:table-column-properties style:column-width="4.5646in"/>
    </style:style>
    <style:style style:name="Table209.A1" style:family="table-cell">
      <style:table-cell-properties fo:padding="0.0382in" fo:border="0.05pt solid #000000"/>
    </style:style>
    <style:style style:name="Table210" style:family="table">
      <style:table-properties style:width="3.75in" table:align="left" style:writing-mode="lr-tb"/>
    </style:style>
    <style:style style:name="Table210.A" style:family="table-column">
      <style:table-column-properties style:column-width="3.75in"/>
    </style:style>
    <style:style style:name="Table210.A1" style:family="table-cell">
      <style:table-cell-properties fo:padding="0.0382in" fo:border="0.05pt solid #000000"/>
    </style:style>
    <style:style style:name="Table211" style:family="table">
      <style:table-properties style:width="3.684in" table:align="left" style:writing-mode="lr-tb"/>
    </style:style>
    <style:style style:name="Table211.A" style:family="table-column">
      <style:table-column-properties style:column-width="3.684in"/>
    </style:style>
    <style:style style:name="Table211.A1" style:family="table-cell">
      <style:table-cell-properties fo:padding="0.0382in" fo:border="0.05pt solid #000000"/>
    </style:style>
    <style:style style:name="Table212" style:family="table">
      <style:table-properties style:width="2.8125in" table:align="left" style:writing-mode="lr-tb"/>
    </style:style>
    <style:style style:name="Table212.A" style:family="table-column">
      <style:table-column-properties style:column-width="2.8125in"/>
    </style:style>
    <style:style style:name="Table212.A1" style:family="table-cell">
      <style:table-cell-properties fo:padding="0.0382in" fo:border="0.05pt solid #000000"/>
    </style:style>
    <style:style style:name="Table213" style:family="table">
      <style:table-properties style:width="1.875in" table:align="left" style:writing-mode="lr-tb"/>
    </style:style>
    <style:style style:name="Table213.A" style:family="table-column">
      <style:table-column-properties style:column-width="1.875in"/>
    </style:style>
    <style:style style:name="Table213.A1" style:family="table-cell">
      <style:table-cell-properties fo:padding="0.0382in" fo:border="0.05pt solid #000000"/>
    </style:style>
    <style:style style:name="Table214" style:family="table">
      <style:table-properties style:width="3.684in" table:align="left" style:writing-mode="lr-tb"/>
    </style:style>
    <style:style style:name="Table214.A" style:family="table-column">
      <style:table-column-properties style:column-width="3.684in"/>
    </style:style>
    <style:style style:name="Table214.A1" style:family="table-cell">
      <style:table-cell-properties fo:padding="0.0382in" fo:border="0.05pt solid #000000"/>
    </style:style>
    <style:style style:name="Table215" style:family="table">
      <style:table-properties style:width="3.6271in" table:align="left" style:writing-mode="lr-tb"/>
    </style:style>
    <style:style style:name="Table215.A" style:family="table-column">
      <style:table-column-properties style:column-width="3.6271in"/>
    </style:style>
    <style:style style:name="Table215.A1" style:family="table-cell">
      <style:table-cell-properties fo:padding="0.0382in" fo:border="0.05pt solid #000000"/>
    </style:style>
    <style:style style:name="Table216" style:family="table">
      <style:table-properties style:width="4.441in" table:align="left" style:writing-mode="lr-tb"/>
    </style:style>
    <style:style style:name="Table216.A" style:family="table-column">
      <style:table-column-properties style:column-width="4.441in"/>
    </style:style>
    <style:style style:name="Table216.A1" style:family="table-cell">
      <style:table-cell-properties fo:padding="0.0382in" fo:border="0.05pt solid #000000"/>
    </style:style>
    <style:style style:name="Table217" style:family="table">
      <style:table-properties style:width="0.9375in" table:align="left" style:writing-mode="lr-tb"/>
    </style:style>
    <style:style style:name="Table217.A" style:family="table-column">
      <style:table-column-properties style:column-width="0.9375in"/>
    </style:style>
    <style:style style:name="Table217.A1" style:family="table-cell">
      <style:table-cell-properties fo:padding="0.0382in" fo:border="0.05pt solid #000000"/>
    </style:style>
    <style:style style:name="Table218" style:family="table">
      <style:table-properties style:width="1.6854in" table:align="left" style:writing-mode="lr-tb"/>
    </style:style>
    <style:style style:name="Table218.A" style:family="table-column">
      <style:table-column-properties style:column-width="1.6854in"/>
    </style:style>
    <style:style style:name="Table218.A1" style:family="table-cell">
      <style:table-cell-properties fo:padding="0.0382in" fo:border="0.05pt solid #000000"/>
    </style:style>
    <style:style style:name="Table219" style:family="table">
      <style:table-properties style:width="1.7521in" table:align="left" style:writing-mode="lr-tb"/>
    </style:style>
    <style:style style:name="Table219.A" style:family="table-column">
      <style:table-column-properties style:column-width="1.7521in"/>
    </style:style>
    <style:style style:name="Table219.A1" style:family="table-cell">
      <style:table-cell-properties fo:padding="0.0382in" fo:border="0.05pt solid #000000"/>
    </style:style>
    <style:style style:name="Table220" style:family="table">
      <style:table-properties style:width="2.8125in" table:align="left" style:writing-mode="lr-tb"/>
    </style:style>
    <style:style style:name="Table220.A" style:family="table-column">
      <style:table-column-properties style:column-width="1.1271in"/>
    </style:style>
    <style:style style:name="Table220.B" style:family="table-column">
      <style:table-column-properties style:column-width="1.6854in"/>
    </style:style>
    <style:style style:name="Table220.A1" style:family="table-cell">
      <style:table-cell-properties fo:padding="0.0382in" fo:border-left="0.05pt solid #000000" fo:border-right="none" fo:border-top="0.05pt solid #000000" fo:border-bottom="0.05pt solid #000000"/>
    </style:style>
    <style:style style:name="Table220.B1" style:family="table-cell">
      <style:table-cell-properties fo:padding="0.0382in" fo:border="0.05pt solid #000000"/>
    </style:style>
    <style:style style:name="Table220.A2" style:family="table-cell">
      <style:table-cell-properties fo:padding="0.0382in" fo:border-left="0.05pt solid #000000" fo:border-right="none" fo:border-top="none" fo:border-bottom="0.05pt solid #000000"/>
    </style:style>
    <style:style style:name="Table220.B2" style:family="table-cell">
      <style:table-cell-properties fo:padding="0.0382in" fo:border-left="0.05pt solid #000000" fo:border-right="0.05pt solid #000000" fo:border-top="none" fo:border-bottom="0.05pt solid #000000"/>
    </style:style>
    <style:style style:name="Table221" style:family="table">
      <style:table-properties style:width="3.125in" table:align="left" style:writing-mode="lr-tb"/>
    </style:style>
    <style:style style:name="Table221.A" style:family="table-column">
      <style:table-column-properties style:column-width="3.125in"/>
    </style:style>
    <style:style style:name="Table221.A1" style:family="table-cell">
      <style:table-cell-properties fo:padding="0.0382in" fo:border="0.05pt solid #000000"/>
    </style:style>
    <style:style style:name="Table222" style:family="table">
      <style:table-properties style:width="1.0604in" table:align="left" style:writing-mode="lr-tb"/>
    </style:style>
    <style:style style:name="Table222.A" style:family="table-column">
      <style:table-column-properties style:column-width="1.0604in"/>
    </style:style>
    <style:style style:name="Table222.A1" style:family="table-cell">
      <style:table-cell-properties fo:padding="0.0382in" fo:border="0.05pt solid #000000"/>
    </style:style>
    <style:style style:name="Table223" style:family="table">
      <style:table-properties style:width="1.941in" table:align="left" style:writing-mode="lr-tb"/>
    </style:style>
    <style:style style:name="Table223.A" style:family="table-column">
      <style:table-column-properties style:column-width="1.941in"/>
    </style:style>
    <style:style style:name="Table223.A1" style:family="table-cell">
      <style:table-cell-properties fo:padding="0.0382in" fo:border="0.05pt solid #000000"/>
    </style:style>
    <style:style style:name="Table224" style:family="table">
      <style:table-properties style:width="0.559in" table:align="left" style:writing-mode="lr-tb"/>
    </style:style>
    <style:style style:name="Table224.A" style:family="table-column">
      <style:table-column-properties style:column-width="0.559in"/>
    </style:style>
    <style:style style:name="Table224.A1" style:family="table-cell">
      <style:table-cell-properties fo:padding="0.0382in" fo:border="0.05pt solid #000000"/>
    </style:style>
    <style:style style:name="Table225" style:family="table">
      <style:table-properties style:width="0.559in" table:align="left" style:writing-mode="lr-tb"/>
    </style:style>
    <style:style style:name="Table225.A" style:family="table-column">
      <style:table-column-properties style:column-width="0.559in"/>
    </style:style>
    <style:style style:name="Table225.A1" style:family="table-cell">
      <style:table-cell-properties fo:padding="0.0382in" fo:border="0.05pt solid #000000"/>
    </style:style>
    <style:style style:name="Table226" style:family="table">
      <style:table-properties style:width="2.8785in" table:align="left" style:writing-mode="lr-tb"/>
    </style:style>
    <style:style style:name="Table226.A" style:family="table-column">
      <style:table-column-properties style:column-width="2.8785in"/>
    </style:style>
    <style:style style:name="Table226.A1" style:family="table-cell">
      <style:table-cell-properties fo:padding="0.0382in" fo:border="0.05pt solid #000000"/>
    </style:style>
    <style:style style:name="Table227" style:family="table">
      <style:table-properties style:width="3.684in" table:align="left" style:writing-mode="lr-tb"/>
    </style:style>
    <style:style style:name="Table227.A" style:family="table-column">
      <style:table-column-properties style:column-width="3.684in"/>
    </style:style>
    <style:style style:name="Table227.A1" style:family="table-cell">
      <style:table-cell-properties fo:padding="0.0382in" fo:border="0.05pt solid #000000"/>
    </style:style>
    <style:style style:name="Table228" style:family="table">
      <style:table-properties style:width="6.5in" table:align="margins" style:writing-mode="lr-tb"/>
    </style:style>
    <style:style style:name="Table228.A" style:family="table-column">
      <style:table-column-properties style:column-width="0.8715in" style:rel-column-width="8787*"/>
    </style:style>
    <style:style style:name="Table228.B" style:family="table-column">
      <style:table-column-properties style:column-width="5.6285in" style:rel-column-width="56748*"/>
    </style:style>
    <style:style style:name="Table228.A1" style:family="table-cell">
      <style:table-cell-properties fo:padding="0.0382in" fo:border-left="0.05pt solid #000000" fo:border-right="none" fo:border-top="0.05pt solid #000000" fo:border-bottom="0.05pt solid #000000"/>
    </style:style>
    <style:style style:name="Table228.B1" style:family="table-cell">
      <style:table-cell-properties fo:padding="0.0382in" fo:border="0.05pt solid #000000"/>
    </style:style>
    <style:style style:name="Table228.A2" style:family="table-cell">
      <style:table-cell-properties fo:padding="0.0382in" fo:border-left="0.05pt solid #000000" fo:border-right="none" fo:border-top="none" fo:border-bottom="0.05pt solid #000000"/>
    </style:style>
    <style:style style:name="Table228.B2" style:family="table-cell">
      <style:table-cell-properties fo:padding="0.0382in" fo:border-left="0.05pt solid #000000" fo:border-right="0.05pt solid #000000" fo:border-top="none" fo:border-bottom="0.05pt solid #000000"/>
    </style:style>
    <style:style style:name="Table229" style:family="table">
      <style:table-properties style:width="1.25in" table:align="left" style:writing-mode="lr-tb"/>
    </style:style>
    <style:style style:name="Table229.A" style:family="table-column">
      <style:table-column-properties style:column-width="1.25in"/>
    </style:style>
    <style:style style:name="Table229.A1" style:family="table-cell">
      <style:table-cell-properties fo:padding="0.0382in" fo:border="0.05pt solid #000000"/>
    </style:style>
    <style:style style:name="Table230" style:family="table">
      <style:table-properties style:width="2.5in" table:align="left" style:writing-mode="lr-tb"/>
    </style:style>
    <style:style style:name="Table230.A" style:family="table-column">
      <style:table-column-properties style:column-width="2.5in"/>
    </style:style>
    <style:style style:name="Table230.A1" style:family="table-cell">
      <style:table-cell-properties fo:padding="0.0382in" fo:border="0.05pt solid #000000"/>
    </style:style>
    <style:style style:name="Table231" style:family="table">
      <style:table-properties style:width="1.1271in" table:align="left" style:writing-mode="lr-tb"/>
    </style:style>
    <style:style style:name="Table231.A" style:family="table-column">
      <style:table-column-properties style:column-width="1.1271in"/>
    </style:style>
    <style:style style:name="Table231.A1" style:family="table-cell">
      <style:table-cell-properties fo:padding="0.0382in" fo:border="0.05pt solid #000000"/>
    </style:style>
    <style:style style:name="Table232" style:family="table">
      <style:table-properties style:width="2.3104in" table:align="left" style:writing-mode="lr-tb"/>
    </style:style>
    <style:style style:name="Table232.A" style:family="table-column">
      <style:table-column-properties style:column-width="2.3104in"/>
    </style:style>
    <style:style style:name="Table232.A1" style:family="table-cell">
      <style:table-cell-properties fo:padding="0.0382in" fo:border="0.05pt solid #000000"/>
    </style:style>
    <style:style style:name="Table233" style:family="table">
      <style:table-properties style:width="3.816in" table:align="left" style:writing-mode="lr-tb"/>
    </style:style>
    <style:style style:name="Table233.A" style:family="table-column">
      <style:table-column-properties style:column-width="3.816in"/>
    </style:style>
    <style:style style:name="Table233.A1" style:family="table-cell">
      <style:table-cell-properties fo:padding="0.0382in" fo:border="0.05pt solid #000000"/>
    </style:style>
    <style:style style:name="Table234" style:family="table">
      <style:table-properties style:width="6.5in" table:align="margins" style:writing-mode="lr-tb"/>
    </style:style>
    <style:style style:name="Table234.A" style:family="table-column">
      <style:table-column-properties style:column-width="1.0035in" style:rel-column-width="10117*"/>
    </style:style>
    <style:style style:name="Table234.B" style:family="table-column">
      <style:table-column-properties style:column-width="5.4965in" style:rel-column-width="55418*"/>
    </style:style>
    <style:style style:name="Table234.A1" style:family="table-cell">
      <style:table-cell-properties fo:padding="0.0382in" fo:border-left="0.05pt solid #000000" fo:border-right="none" fo:border-top="0.05pt solid #000000" fo:border-bottom="0.05pt solid #000000"/>
    </style:style>
    <style:style style:name="Table234.B1" style:family="table-cell">
      <style:table-cell-properties fo:padding="0.0382in" fo:border="0.05pt solid #000000"/>
    </style:style>
    <style:style style:name="Table234.A2" style:family="table-cell">
      <style:table-cell-properties fo:padding="0.0382in" fo:border-left="0.05pt solid #000000" fo:border-right="none" fo:border-top="none" fo:border-bottom="0.05pt solid #000000"/>
    </style:style>
    <style:style style:name="Table234.B2" style:family="table-cell">
      <style:table-cell-properties fo:padding="0.0382in" fo:border-left="0.05pt solid #000000" fo:border-right="0.05pt solid #000000" fo:border-top="none" fo:border-bottom="0.05pt solid #000000"/>
    </style:style>
    <style:style style:name="Table235" style:family="table">
      <style:table-properties style:width="2.9354in" table:align="left" style:writing-mode="lr-tb"/>
    </style:style>
    <style:style style:name="Table235.A" style:family="table-column">
      <style:table-column-properties style:column-width="2.9354in"/>
    </style:style>
    <style:style style:name="Table235.A1" style:family="table-cell">
      <style:table-cell-properties fo:padding="0.0382in" fo:border="0.05pt solid #000000"/>
    </style:style>
    <style:style style:name="Table236" style:family="table">
      <style:table-properties style:width="4.0625in" table:align="left" style:writing-mode="lr-tb"/>
    </style:style>
    <style:style style:name="Table236.A" style:family="table-column">
      <style:table-column-properties style:column-width="4.0625in"/>
    </style:style>
    <style:style style:name="Table236.A1" style:family="table-cell">
      <style:table-cell-properties fo:padding="0.0382in" fo:border="0.05pt solid #000000"/>
    </style:style>
    <style:style style:name="Table237" style:family="table">
      <style:table-properties style:width="3.8729in" table:align="left" style:writing-mode="lr-tb"/>
    </style:style>
    <style:style style:name="Table237.A" style:family="table-column">
      <style:table-column-properties style:column-width="3.8729in"/>
    </style:style>
    <style:style style:name="Table237.A1" style:family="table-cell">
      <style:table-cell-properties fo:padding="0.0382in" fo:border="0.05pt solid #000000"/>
    </style:style>
    <style:style style:name="Table238" style:family="table">
      <style:table-properties style:width="4.1854in" table:align="left" style:writing-mode="lr-tb"/>
    </style:style>
    <style:style style:name="Table238.A" style:family="table-column">
      <style:table-column-properties style:column-width="4.1854in"/>
    </style:style>
    <style:style style:name="Table238.A1" style:family="table-cell">
      <style:table-cell-properties fo:padding="0.0382in" fo:border="0.05pt solid #000000"/>
    </style:style>
    <style:style style:name="Table239" style:family="table">
      <style:table-properties style:width="1.809in" table:align="left" style:writing-mode="lr-tb"/>
    </style:style>
    <style:style style:name="Table239.A" style:family="table-column">
      <style:table-column-properties style:column-width="1.809in"/>
    </style:style>
    <style:style style:name="Table239.A1" style:family="table-cell">
      <style:table-cell-properties fo:padding="0.0382in" fo:border="0.05pt solid #000000"/>
    </style:style>
    <style:style style:name="Table240" style:family="table">
      <style:table-properties style:width="2.434in" table:align="left" style:writing-mode="lr-tb"/>
    </style:style>
    <style:style style:name="Table240.A" style:family="table-column">
      <style:table-column-properties style:column-width="2.434in"/>
    </style:style>
    <style:style style:name="Table240.A1" style:family="table-cell">
      <style:table-cell-properties fo:padding="0.0382in" fo:border="0.05pt solid #000000"/>
    </style:style>
    <style:style style:name="Table241" style:family="table">
      <style:table-properties style:width="2.1875in" table:align="left" style:writing-mode="lr-tb"/>
    </style:style>
    <style:style style:name="Table241.A" style:family="table-column">
      <style:table-column-properties style:column-width="2.1875in"/>
    </style:style>
    <style:style style:name="Table241.A1" style:family="table-cell">
      <style:table-cell-properties fo:padding="0.0382in" fo:border="0.05pt solid #000000"/>
    </style:style>
    <style:style style:name="Table242" style:family="table">
      <style:table-properties style:width="2.5in" table:align="left" style:writing-mode="lr-tb"/>
    </style:style>
    <style:style style:name="Table242.A" style:family="table-column">
      <style:table-column-properties style:column-width="2.5in"/>
    </style:style>
    <style:style style:name="Table242.A1" style:family="table-cell">
      <style:table-cell-properties fo:padding="0.0382in" fo:border="0.05pt solid #000000"/>
    </style:style>
    <style:style style:name="Table243" style:family="table">
      <style:table-properties style:width="3.684in" table:align="left" style:writing-mode="lr-tb"/>
    </style:style>
    <style:style style:name="Table243.A" style:family="table-column">
      <style:table-column-properties style:column-width="3.684in"/>
    </style:style>
    <style:style style:name="Table243.A1" style:family="table-cell">
      <style:table-cell-properties fo:padding="0.0382in" fo:border="0.05pt solid #000000"/>
    </style:style>
    <style:style style:name="Table244" style:family="table">
      <style:table-properties style:width="1.3729in" table:align="left" style:writing-mode="lr-tb"/>
    </style:style>
    <style:style style:name="Table244.A" style:family="table-column">
      <style:table-column-properties style:column-width="1.3729in"/>
    </style:style>
    <style:style style:name="Table244.A1" style:family="table-cell">
      <style:table-cell-properties fo:padding="0.0382in" fo:border="0.05pt solid #000000"/>
    </style:style>
    <style:style style:name="Table245" style:family="table">
      <style:table-properties style:width="6.5in" table:align="margins" style:writing-mode="lr-tb"/>
    </style:style>
    <style:style style:name="Table245.A" style:family="table-column">
      <style:table-column-properties style:column-width="6.5in" style:rel-column-width="65535*"/>
    </style:style>
    <style:style style:name="Table245.A1" style:family="table-cell">
      <style:table-cell-properties fo:padding="0.0382in" fo:border="0.05pt solid #000000"/>
    </style:style>
    <style:style style:name="Table246" style:family="table">
      <style:table-properties style:width="3.5604in" table:align="left" style:writing-mode="lr-tb"/>
    </style:style>
    <style:style style:name="Table246.A" style:family="table-column">
      <style:table-column-properties style:column-width="3.5604in"/>
    </style:style>
    <style:style style:name="Table246.A1" style:family="table-cell">
      <style:table-cell-properties fo:padding="0.0382in" fo:border="0.05pt solid #000000"/>
    </style:style>
    <style:style style:name="Table247" style:family="table">
      <style:table-properties style:width="1.809in" table:align="left" style:writing-mode="lr-tb"/>
    </style:style>
    <style:style style:name="Table247.A" style:family="table-column">
      <style:table-column-properties style:column-width="1.809in"/>
    </style:style>
    <style:style style:name="Table247.A1" style:family="table-cell">
      <style:table-cell-properties fo:padding="0.0382in" fo:border="0.05pt solid #000000"/>
    </style:style>
    <style:style style:name="Table248" style:family="table">
      <style:table-properties style:width="0.4354in" table:align="left" style:writing-mode="lr-tb"/>
    </style:style>
    <style:style style:name="Table248.A" style:family="table-column">
      <style:table-column-properties style:column-width="0.4354in"/>
    </style:style>
    <style:style style:name="Table248.A1" style:family="table-cell">
      <style:table-cell-properties fo:padding="0.0382in" fo:border="0.05pt solid #000000"/>
    </style:style>
    <style:style style:name="Table249" style:family="table">
      <style:table-properties style:width="0.5021in" table:align="left" style:writing-mode="lr-tb"/>
    </style:style>
    <style:style style:name="Table249.A" style:family="table-column">
      <style:table-column-properties style:column-width="0.5021in"/>
    </style:style>
    <style:style style:name="Table249.A1" style:family="table-cell">
      <style:table-cell-properties fo:padding="0.0382in" fo:border="0.05pt solid #000000"/>
    </style:style>
    <style:style style:name="Table250" style:family="table">
      <style:table-properties style:width="1.25in" table:align="left" style:writing-mode="lr-tb"/>
    </style:style>
    <style:style style:name="Table250.A" style:family="table-column">
      <style:table-column-properties style:column-width="1.25in"/>
    </style:style>
    <style:style style:name="Table250.A1" style:family="table-cell">
      <style:table-cell-properties fo:padding="0.0382in" fo:border="0.05pt solid #000000"/>
    </style:style>
    <style:style style:name="Table251" style:family="table">
      <style:table-properties style:width="0.5021in" table:align="left" style:writing-mode="lr-tb"/>
    </style:style>
    <style:style style:name="Table251.A" style:family="table-column">
      <style:table-column-properties style:column-width="0.5021in"/>
    </style:style>
    <style:style style:name="Table251.A1" style:family="table-cell">
      <style:table-cell-properties fo:padding="0.0382in" fo:border="0.05pt solid #000000"/>
    </style:style>
    <style:style style:name="Table252" style:family="table">
      <style:table-properties style:width="1.4396in" table:align="left" style:writing-mode="lr-tb"/>
    </style:style>
    <style:style style:name="Table252.A" style:family="table-column">
      <style:table-column-properties style:column-width="1.4396in"/>
    </style:style>
    <style:style style:name="Table252.A1" style:family="table-cell">
      <style:table-cell-properties fo:padding="0.0382in" fo:border="0.05pt solid #000000"/>
    </style:style>
    <style:style style:name="Table253" style:family="table">
      <style:table-properties style:width="2.7465in" table:align="left" style:writing-mode="lr-tb"/>
    </style:style>
    <style:style style:name="Table253.A" style:family="table-column">
      <style:table-column-properties style:column-width="2.7465in"/>
    </style:style>
    <style:style style:name="Table253.A1" style:family="table-cell">
      <style:table-cell-properties fo:padding="0.0382in" fo:border="0.05pt solid #000000"/>
    </style:style>
    <style:style style:name="Table254" style:family="table">
      <style:table-properties style:width="1.4965in" table:align="left" style:writing-mode="lr-tb"/>
    </style:style>
    <style:style style:name="Table254.A" style:family="table-column">
      <style:table-column-properties style:column-width="1.4965in"/>
    </style:style>
    <style:style style:name="Table254.A1" style:family="table-cell">
      <style:table-cell-properties fo:padding="0.0382in" fo:border="0.05pt solid #000000"/>
    </style:style>
    <style:style style:name="Table255" style:family="table">
      <style:table-properties style:width="2.8125in" table:align="left" style:writing-mode="lr-tb"/>
    </style:style>
    <style:style style:name="Table255.A" style:family="table-column">
      <style:table-column-properties style:column-width="2.8125in"/>
    </style:style>
    <style:style style:name="Table255.A1" style:family="table-cell">
      <style:table-cell-properties fo:padding="0.0382in" fo:border="0.05pt solid #000000"/>
    </style:style>
    <style:style style:name="Table256" style:family="table">
      <style:table-properties style:width="1.4965in" table:align="left" style:writing-mode="lr-tb"/>
    </style:style>
    <style:style style:name="Table256.A" style:family="table-column">
      <style:table-column-properties style:column-width="1.4965in"/>
    </style:style>
    <style:style style:name="Table256.A1" style:family="table-cell">
      <style:table-cell-properties fo:padding="0.0382in" fo:border="0.05pt solid #000000"/>
    </style:style>
    <style:style style:name="Table257" style:family="table">
      <style:table-properties style:width="2.5in" table:align="left" style:writing-mode="lr-tb"/>
    </style:style>
    <style:style style:name="Table257.A" style:family="table-column">
      <style:table-column-properties style:column-width="2.5in"/>
    </style:style>
    <style:style style:name="Table257.A1" style:family="table-cell">
      <style:table-cell-properties fo:padding="0.0382in" fo:border="0.05pt solid #000000"/>
    </style:style>
    <style:style style:name="Table258" style:family="table">
      <style:table-properties style:width="1.4965in" table:align="left" style:writing-mode="lr-tb"/>
    </style:style>
    <style:style style:name="Table258.A" style:family="table-column">
      <style:table-column-properties style:column-width="1.4965in"/>
    </style:style>
    <style:style style:name="Table258.A1" style:family="table-cell">
      <style:table-cell-properties fo:padding="0.0382in" fo:border="0.05pt solid #000000"/>
    </style:style>
    <style:style style:name="Table259" style:family="table">
      <style:table-properties style:width="2.566in" table:align="left" style:writing-mode="lr-tb"/>
    </style:style>
    <style:style style:name="Table259.A" style:family="table-column">
      <style:table-column-properties style:column-width="2.566in"/>
    </style:style>
    <style:style style:name="Table259.A1" style:family="table-cell">
      <style:table-cell-properties fo:padding="0.0382in" fo:border="0.05pt solid #000000"/>
    </style:style>
    <style:style style:name="Table260" style:family="table">
      <style:table-properties style:width="0.9375in" table:align="left" style:writing-mode="lr-tb"/>
    </style:style>
    <style:style style:name="Table260.A" style:family="table-column">
      <style:table-column-properties style:column-width="0.9375in"/>
    </style:style>
    <style:style style:name="Table260.A1" style:family="table-cell">
      <style:table-cell-properties fo:padding="0.0382in" fo:border="0.05pt solid #000000"/>
    </style:style>
    <style:style style:name="Table261" style:family="table">
      <style:table-properties style:width="1.25in" table:align="left" style:writing-mode="lr-tb"/>
    </style:style>
    <style:style style:name="Table261.A" style:family="table-column">
      <style:table-column-properties style:column-width="1.25in"/>
    </style:style>
    <style:style style:name="Table261.A1" style:family="table-cell">
      <style:table-cell-properties fo:padding="0.0382in" fo:border="0.05pt solid #000000"/>
    </style:style>
    <style:style style:name="Table262" style:family="table">
      <style:table-properties style:width="1.1271in" table:align="left" style:writing-mode="lr-tb"/>
    </style:style>
    <style:style style:name="Table262.A" style:family="table-column">
      <style:table-column-properties style:column-width="1.1271in"/>
    </style:style>
    <style:style style:name="Table262.A1" style:family="table-cell">
      <style:table-cell-properties fo:padding="0.0382in" fo:border="0.05pt solid #000000"/>
    </style:style>
    <style:style style:name="Table263" style:family="table">
      <style:table-properties style:width="2.9354in" table:align="left" style:writing-mode="lr-tb"/>
    </style:style>
    <style:style style:name="Table263.A" style:family="table-column">
      <style:table-column-properties style:column-width="2.9354in"/>
    </style:style>
    <style:style style:name="Table263.A1" style:family="table-cell">
      <style:table-cell-properties fo:padding="0.0382in" fo:border="0.05pt solid #000000"/>
    </style:style>
    <style:style style:name="Table264" style:family="table">
      <style:table-properties style:width="1.875in" table:align="left" style:writing-mode="lr-tb"/>
    </style:style>
    <style:style style:name="Table264.A" style:family="table-column">
      <style:table-column-properties style:column-width="1.875in"/>
    </style:style>
    <style:style style:name="Table264.A1" style:family="table-cell">
      <style:table-cell-properties fo:padding="0.0382in" fo:border="0.05pt solid #000000"/>
    </style:style>
    <style:style style:name="Table265" style:family="table">
      <style:table-properties style:width="1.809in" table:align="left" style:writing-mode="lr-tb"/>
    </style:style>
    <style:style style:name="Table265.A" style:family="table-column">
      <style:table-column-properties style:column-width="1.809in"/>
    </style:style>
    <style:style style:name="Table265.A1" style:family="table-cell">
      <style:table-cell-properties fo:padding="0.0382in" fo:border="0.05pt solid #000000"/>
    </style:style>
    <style:style style:name="Table266" style:family="table">
      <style:table-properties style:width="1.809in" table:align="left" style:writing-mode="lr-tb"/>
    </style:style>
    <style:style style:name="Table266.A" style:family="table-column">
      <style:table-column-properties style:column-width="1.809in"/>
    </style:style>
    <style:style style:name="Table266.A1" style:family="table-cell">
      <style:table-cell-properties fo:padding="0.0382in" fo:border="0.05pt solid #000000"/>
    </style:style>
    <style:style style:name="Table267" style:family="table">
      <style:table-properties style:width="1.6854in" table:align="left" style:writing-mode="lr-tb"/>
    </style:style>
    <style:style style:name="Table267.A" style:family="table-column">
      <style:table-column-properties style:column-width="1.6854in"/>
    </style:style>
    <style:style style:name="Table267.A1" style:family="table-cell">
      <style:table-cell-properties fo:padding="0.0382in" fo:border="0.05pt solid #000000"/>
    </style:style>
    <style:style style:name="Table268" style:family="table">
      <style:table-properties style:width="1.184in" table:align="left" style:writing-mode="lr-tb"/>
    </style:style>
    <style:style style:name="Table268.A" style:family="table-column">
      <style:table-column-properties style:column-width="1.184in"/>
    </style:style>
    <style:style style:name="Table268.A1" style:family="table-cell">
      <style:table-cell-properties fo:padding="0.0382in" fo:border="0.05pt solid #000000"/>
    </style:style>
    <style:style style:name="Table269" style:family="table">
      <style:table-properties style:width="1.7521in" table:align="left" style:writing-mode="lr-tb"/>
    </style:style>
    <style:style style:name="Table269.A" style:family="table-column">
      <style:table-column-properties style:column-width="1.7521in"/>
    </style:style>
    <style:style style:name="Table269.A1" style:family="table-cell">
      <style:table-cell-properties fo:padding="0.0382in" fo:border="0.05pt solid #000000"/>
    </style:style>
    <style:style style:name="Table270" style:family="table">
      <style:table-properties style:width="1.25in" table:align="left" style:writing-mode="lr-tb"/>
    </style:style>
    <style:style style:name="Table270.A" style:family="table-column">
      <style:table-column-properties style:column-width="1.25in"/>
    </style:style>
    <style:style style:name="Table270.A1" style:family="table-cell">
      <style:table-cell-properties fo:padding="0.0382in" fo:border="0.05pt solid #000000"/>
    </style:style>
    <style:style style:name="Table271" style:family="table">
      <style:table-properties style:width="2.1215in" table:align="left" style:writing-mode="lr-tb"/>
    </style:style>
    <style:style style:name="Table271.A" style:family="table-column">
      <style:table-column-properties style:column-width="2.1215in"/>
    </style:style>
    <style:style style:name="Table271.A1" style:family="table-cell">
      <style:table-cell-properties fo:padding="0.0382in" fo:border="0.05pt solid #000000"/>
    </style:style>
    <style:style style:name="Table272" style:family="table">
      <style:table-properties style:width="1.7521in" table:align="left" style:writing-mode="lr-tb"/>
    </style:style>
    <style:style style:name="Table272.A" style:family="table-column">
      <style:table-column-properties style:column-width="1.7521in"/>
    </style:style>
    <style:style style:name="Table272.A1" style:family="table-cell">
      <style:table-cell-properties fo:padding="0.0382in" fo:border="0.05pt solid #000000"/>
    </style:style>
    <style:style style:name="Table273" style:family="table">
      <style:table-properties style:width="1.6285in" table:align="left" style:writing-mode="lr-tb"/>
    </style:style>
    <style:style style:name="Table273.A" style:family="table-column">
      <style:table-column-properties style:column-width="1.6285in"/>
    </style:style>
    <style:style style:name="Table273.A1" style:family="table-cell">
      <style:table-cell-properties fo:padding="0.0382in" fo:border="0.05pt solid #000000"/>
    </style:style>
    <style:style style:name="Table274" style:family="table">
      <style:table-properties style:width="0.7479in" table:align="left" style:writing-mode="lr-tb"/>
    </style:style>
    <style:style style:name="Table274.A" style:family="table-column">
      <style:table-column-properties style:column-width="0.7479in"/>
    </style:style>
    <style:style style:name="Table274.A1" style:family="table-cell">
      <style:table-cell-properties fo:padding="0.0382in" fo:border="0.05pt solid #000000"/>
    </style:style>
    <style:style style:name="Table275" style:family="table">
      <style:table-properties style:width="6.5in" table:align="margins" style:writing-mode="lr-tb"/>
    </style:style>
    <style:style style:name="Table275.A" style:family="table-column">
      <style:table-column-properties style:column-width="0.4354in" style:rel-column-width="4390*"/>
    </style:style>
    <style:style style:name="Table275.B" style:family="table-column">
      <style:table-column-properties style:column-width="2.4431in" style:rel-column-width="24631*"/>
    </style:style>
    <style:style style:name="Table275.C" style:family="table-column">
      <style:table-column-properties style:column-width="3.6215in" style:rel-column-width="36514*"/>
    </style:style>
    <style:style style:name="Table275.A1" style:family="table-cell">
      <style:table-cell-properties fo:padding="0.0382in" fo:border-left="0.05pt solid #000000" fo:border-right="none" fo:border-top="0.05pt solid #000000" fo:border-bottom="0.05pt solid #000000"/>
    </style:style>
    <style:style style:name="Table275.C1" style:family="table-cell">
      <style:table-cell-properties fo:padding="0.0382in" fo:border="0.05pt solid #000000"/>
    </style:style>
    <style:style style:name="Table276" style:family="table">
      <style:table-properties style:width="1.25in" table:align="left" style:writing-mode="lr-tb"/>
    </style:style>
    <style:style style:name="Table276.A" style:family="table-column">
      <style:table-column-properties style:column-width="1.25in"/>
    </style:style>
    <style:style style:name="Table276.A1" style:family="table-cell">
      <style:table-cell-properties fo:padding="0.0382in" fo:border="0.05pt solid #000000"/>
    </style:style>
    <style:style style:name="Table277" style:family="table">
      <style:table-properties style:width="6.5in" table:align="margins" style:writing-mode="lr-tb"/>
    </style:style>
    <style:style style:name="Table277.A" style:family="table-column">
      <style:table-column-properties style:column-width="1.184in" style:rel-column-width="11937*"/>
    </style:style>
    <style:style style:name="Table277.B" style:family="table-column">
      <style:table-column-properties style:column-width="5.316in" style:rel-column-width="53598*"/>
    </style:style>
    <style:style style:name="Table277.A1" style:family="table-cell">
      <style:table-cell-properties fo:padding="0.0382in" fo:border-left="0.05pt solid #000000" fo:border-right="none" fo:border-top="0.05pt solid #000000" fo:border-bottom="0.05pt solid #000000"/>
    </style:style>
    <style:style style:name="Table277.B1" style:family="table-cell">
      <style:table-cell-properties fo:padding="0.0382in" fo:border="0.05pt solid #000000"/>
    </style:style>
    <style:style style:name="Table277.A2" style:family="table-cell">
      <style:table-cell-properties fo:padding="0.0382in" fo:border-left="0.05pt solid #000000" fo:border-right="none" fo:border-top="none" fo:border-bottom="0.05pt solid #000000"/>
    </style:style>
    <style:style style:name="Table277.B2" style:family="table-cell">
      <style:table-cell-properties fo:padding="0.0382in" fo:border-left="0.05pt solid #000000" fo:border-right="0.05pt solid #000000" fo:border-top="none" fo:border-bottom="0.05pt solid #000000"/>
    </style:style>
    <style:style style:name="Table278" style:family="table">
      <style:table-properties style:width="2.6896in" table:align="left" style:writing-mode="lr-tb"/>
    </style:style>
    <style:style style:name="Table278.A" style:family="table-column">
      <style:table-column-properties style:column-width="2.6896in"/>
    </style:style>
    <style:style style:name="Table278.A1" style:family="table-cell">
      <style:table-cell-properties fo:padding="0.0382in" fo:border="0.05pt solid #000000"/>
    </style:style>
    <style:style style:name="Table279" style:family="table">
      <style:table-properties style:width="5.3785in" table:align="left" style:writing-mode="lr-tb"/>
    </style:style>
    <style:style style:name="Table279.A" style:family="table-column">
      <style:table-column-properties style:column-width="1.4965in"/>
    </style:style>
    <style:style style:name="Table279.B" style:family="table-column">
      <style:table-column-properties style:column-width="3.8819in"/>
    </style:style>
    <style:style style:name="Table279.A1" style:family="table-cell">
      <style:table-cell-properties fo:padding="0.0382in" fo:border-left="0.05pt solid #000000" fo:border-right="none" fo:border-top="0.05pt solid #000000" fo:border-bottom="0.05pt solid #000000"/>
    </style:style>
    <style:style style:name="Table279.B1" style:family="table-cell">
      <style:table-cell-properties fo:padding="0.0382in" fo:border="0.05pt solid #000000"/>
    </style:style>
    <style:style style:name="Table279.A2" style:family="table-cell">
      <style:table-cell-properties fo:padding="0.0382in" fo:border-left="0.05pt solid #000000" fo:border-right="none" fo:border-top="none" fo:border-bottom="0.05pt solid #000000"/>
    </style:style>
    <style:style style:name="Table279.B2" style:family="table-cell">
      <style:table-cell-properties fo:padding="0.0382in" fo:border-left="0.05pt solid #000000" fo:border-right="0.05pt solid #000000" fo:border-top="none" fo:border-bottom="0.05pt solid #000000"/>
    </style:style>
    <style:style style:name="Table280" style:family="table">
      <style:table-properties style:width="1.25in" table:align="left" style:writing-mode="lr-tb"/>
    </style:style>
    <style:style style:name="Table280.A" style:family="table-column">
      <style:table-column-properties style:column-width="1.25in"/>
    </style:style>
    <style:style style:name="Table280.A1" style:family="table-cell">
      <style:table-cell-properties fo:padding="0.0382in" fo:border="0.05pt solid #000000"/>
    </style:style>
    <style:style style:name="_31_Table281" style:display-name="1Table281" style:family="table">
      <style:table-properties style:width="1.9979in" table:align="left" style:writing-mode="lr-tb"/>
    </style:style>
    <style:style style:name="_31_Table281.A" style:display-name="1Table281.A" style:family="table-column">
      <style:table-column-properties style:column-width="1.9979in"/>
    </style:style>
    <style:style style:name="_31_Table281.A1" style:display-name="1Table281.A1" style:family="table-cell">
      <style:table-cell-properties fo:padding="0.0382in" fo:border="0.05pt solid #000000"/>
    </style:style>
    <style:style style:name="Table281" style:family="table">
      <style:table-properties style:width="4.1854in" table:align="left" style:writing-mode="lr-tb"/>
    </style:style>
    <style:style style:name="Table281.A" style:family="table-column">
      <style:table-column-properties style:column-width="0.7479in"/>
    </style:style>
    <style:style style:name="Table281.B" style:family="table-column">
      <style:table-column-properties style:column-width="3.4375in"/>
    </style:style>
    <style:style style:name="Table281.A1" style:family="table-cell">
      <style:table-cell-properties fo:padding="0.0382in" fo:border-left="0.05pt solid #000000" fo:border-right="none" fo:border-top="0.05pt solid #000000" fo:border-bottom="0.05pt solid #000000"/>
    </style:style>
    <style:style style:name="Table281.B1" style:family="table-cell">
      <style:table-cell-properties fo:padding="0.0382in" fo:border="0.05pt solid #000000"/>
    </style:style>
    <style:style style:name="Table281.A2" style:family="table-cell">
      <style:table-cell-properties fo:padding="0.0382in" fo:border-left="0.05pt solid #000000" fo:border-right="none" fo:border-top="none" fo:border-bottom="0.05pt solid #000000"/>
    </style:style>
    <style:style style:name="Table281.B2" style:family="table-cell">
      <style:table-cell-properties fo:padding="0.0382in" fo:border-left="0.05pt solid #000000" fo:border-right="0.05pt solid #000000" fo:border-top="none" fo:border-bottom="0.05pt solid #000000"/>
    </style:style>
    <style:style style:name="Table282" style:family="table">
      <style:table-properties style:width="2.9354in" table:align="left" style:writing-mode="lr-tb"/>
    </style:style>
    <style:style style:name="Table282.A" style:family="table-column">
      <style:table-column-properties style:column-width="2.9354in"/>
    </style:style>
    <style:style style:name="Table282.A1" style:family="table-cell">
      <style:table-cell-properties fo:padding="0.0382in" fo:border="0.05pt solid #000000"/>
    </style:style>
    <style:style style:name="Table283" style:family="table">
      <style:table-properties style:width="5.9375in" table:align="left" style:writing-mode="lr-tb"/>
    </style:style>
    <style:style style:name="Table283.A" style:family="table-column">
      <style:table-column-properties style:column-width="1.4965in"/>
    </style:style>
    <style:style style:name="Table283.B" style:family="table-column">
      <style:table-column-properties style:column-width="4.441in"/>
    </style:style>
    <style:style style:name="Table283.A1" style:family="table-cell">
      <style:table-cell-properties fo:padding="0.0382in" fo:border-left="0.05pt solid #000000" fo:border-right="none" fo:border-top="0.05pt solid #000000" fo:border-bottom="0.05pt solid #000000"/>
    </style:style>
    <style:style style:name="Table283.B1" style:family="table-cell">
      <style:table-cell-properties fo:padding="0.0382in" fo:border="0.05pt solid #000000"/>
    </style:style>
    <style:style style:name="Table283.A2" style:family="table-cell">
      <style:table-cell-properties fo:padding="0.0382in" fo:border-left="0.05pt solid #000000" fo:border-right="none" fo:border-top="none" fo:border-bottom="0.05pt solid #000000"/>
    </style:style>
    <style:style style:name="Table283.B2" style:family="table-cell">
      <style:table-cell-properties fo:padding="0.0382in" fo:border-left="0.05pt solid #000000" fo:border-right="0.05pt solid #000000" fo:border-top="none" fo:border-bottom="0.05pt solid #000000"/>
    </style:style>
    <style:style style:name="Table284" style:family="table">
      <style:table-properties style:width="2.8125in" table:align="left" style:writing-mode="lr-tb"/>
    </style:style>
    <style:style style:name="Table284.A" style:family="table-column">
      <style:table-column-properties style:column-width="2.8125in"/>
    </style:style>
    <style:style style:name="Table284.A1" style:family="table-cell">
      <style:table-cell-properties fo:padding="0.0382in" fo:border="0.05pt solid #000000"/>
    </style:style>
    <style:style style:name="Table285" style:family="table">
      <style:table-properties style:width="0.559in" table:align="left" style:writing-mode="lr-tb"/>
    </style:style>
    <style:style style:name="Table285.A" style:family="table-column">
      <style:table-column-properties style:column-width="0.559in"/>
    </style:style>
    <style:style style:name="Table285.A1" style:family="table-cell">
      <style:table-cell-properties fo:padding="0.0382in" fo:border="0.05pt solid #000000"/>
    </style:style>
    <style:style style:name="Table286" style:family="table">
      <style:table-properties style:width="3.3715in" table:align="left" style:writing-mode="lr-tb"/>
    </style:style>
    <style:style style:name="Table286.A" style:family="table-column">
      <style:table-column-properties style:column-width="3.3715in"/>
    </style:style>
    <style:style style:name="Table286.A1" style:family="table-cell">
      <style:table-cell-properties fo:padding="0.0382in" fo:border="0.05pt solid #000000"/>
    </style:style>
    <style:style style:name="Table287" style:family="table">
      <style:table-properties style:width="1.0604in" table:align="left" style:writing-mode="lr-tb"/>
    </style:style>
    <style:style style:name="Table287.A" style:family="table-column">
      <style:table-column-properties style:column-width="1.0604in"/>
    </style:style>
    <style:style style:name="Table287.A1" style:family="table-cell">
      <style:table-cell-properties fo:padding="0.0382in" fo:border="0.05pt solid #000000"/>
    </style:style>
    <style:style style:name="Table288" style:family="table">
      <style:table-properties style:width="1.0604in" table:align="left" style:writing-mode="lr-tb"/>
    </style:style>
    <style:style style:name="Table288.A" style:family="table-column">
      <style:table-column-properties style:column-width="1.0604in"/>
    </style:style>
    <style:style style:name="Table288.A1" style:family="table-cell">
      <style:table-cell-properties fo:padding="0.0382in" fo:border="0.05pt solid #000000"/>
    </style:style>
    <style:style style:name="Table289" style:family="table">
      <style:table-properties style:width="1.875in" table:align="left" style:writing-mode="lr-tb"/>
    </style:style>
    <style:style style:name="Table289.A" style:family="table-column">
      <style:table-column-properties style:column-width="1.875in"/>
    </style:style>
    <style:style style:name="Table289.A1" style:family="table-cell">
      <style:table-cell-properties fo:padding="0.0382in" fo:border="0.05pt solid #000000"/>
    </style:style>
    <style:style style:name="Table289.A2" style:family="table-cell">
      <style:table-cell-properties fo:padding="0.0382in" fo:border-left="0.05pt solid #000000" fo:border-right="0.05pt solid #000000" fo:border-top="none" fo:border-bottom="0.05pt solid #000000"/>
    </style:style>
    <style:style style:name="Table290" style:family="table">
      <style:table-properties style:width="4.5646in" table:align="left" style:writing-mode="lr-tb"/>
    </style:style>
    <style:style style:name="Table290.A" style:family="table-column">
      <style:table-column-properties style:column-width="4.5646in"/>
    </style:style>
    <style:style style:name="Table290.A1" style:family="table-cell">
      <style:table-cell-properties fo:padding="0.0382in" fo:border="0.05pt solid #000000"/>
    </style:style>
    <style:style style:name="Table291" style:family="table">
      <style:table-properties style:width="1.0604in" table:align="left" style:writing-mode="lr-tb"/>
    </style:style>
    <style:style style:name="Table291.A" style:family="table-column">
      <style:table-column-properties style:column-width="1.0604in"/>
    </style:style>
    <style:style style:name="Table291.A1" style:family="table-cell">
      <style:table-cell-properties fo:padding="0.0382in" fo:border="0.05pt solid #000000"/>
    </style:style>
    <style:style style:name="Table292" style:family="table">
      <style:table-properties style:width="2.8785in" table:align="left" style:writing-mode="lr-tb"/>
    </style:style>
    <style:style style:name="Table292.A" style:family="table-column">
      <style:table-column-properties style:column-width="2.8785in"/>
    </style:style>
    <style:style style:name="Table292.A1" style:family="table-cell">
      <style:table-cell-properties fo:padding="0.0382in" fo:border="0.05pt solid #000000"/>
    </style:style>
    <style:style style:name="Table293" style:family="table">
      <style:table-properties style:width="1.0604in" table:align="left" style:writing-mode="lr-tb"/>
    </style:style>
    <style:style style:name="Table293.A" style:family="table-column">
      <style:table-column-properties style:column-width="1.0604in"/>
    </style:style>
    <style:style style:name="Table293.A1" style:family="table-cell">
      <style:table-cell-properties fo:padding="0.0382in" fo:border="0.05pt solid #000000"/>
    </style:style>
    <style:style style:name="Table294" style:family="table">
      <style:table-properties style:width="1.25in" table:align="left" style:writing-mode="lr-tb"/>
    </style:style>
    <style:style style:name="Table294.A" style:family="table-column">
      <style:table-column-properties style:column-width="1.25in"/>
    </style:style>
    <style:style style:name="Table294.A1" style:family="table-cell">
      <style:table-cell-properties fo:padding="0.0382in" fo:border="0.05pt solid #000000"/>
    </style:style>
    <style:style style:name="Table295" style:family="table">
      <style:table-properties style:width="1.1271in" table:align="left" style:writing-mode="lr-tb"/>
    </style:style>
    <style:style style:name="Table295.A" style:family="table-column">
      <style:table-column-properties style:column-width="1.1271in"/>
    </style:style>
    <style:style style:name="Table295.A1" style:family="table-cell">
      <style:table-cell-properties fo:padding="0.0382in" fo:border="0.05pt solid #000000"/>
    </style:style>
    <style:style style:name="Table296" style:family="table">
      <style:table-properties style:width="2.566in" table:align="left" style:writing-mode="lr-tb"/>
    </style:style>
    <style:style style:name="Table296.A" style:family="table-column">
      <style:table-column-properties style:column-width="2.566in"/>
    </style:style>
    <style:style style:name="Table296.A1" style:family="table-cell">
      <style:table-cell-properties fo:padding="0.0382in" fo:border="0.05pt solid #000000"/>
    </style:style>
    <style:style style:name="Table297" style:family="table">
      <style:table-properties style:width="1.184in" table:align="left" style:writing-mode="lr-tb"/>
    </style:style>
    <style:style style:name="Table297.A" style:family="table-column">
      <style:table-column-properties style:column-width="1.184in"/>
    </style:style>
    <style:style style:name="Table297.A1" style:family="table-cell">
      <style:table-cell-properties fo:padding="0.0382in" fo:border="0.05pt solid #000000"/>
    </style:style>
    <style:style style:name="Table298" style:family="table">
      <style:table-properties style:width="3.816in" table:align="left" style:writing-mode="lr-tb"/>
    </style:style>
    <style:style style:name="Table298.A" style:family="table-column">
      <style:table-column-properties style:column-width="3.816in"/>
    </style:style>
    <style:style style:name="Table298.A1" style:family="table-cell">
      <style:table-cell-properties fo:padding="0.0382in" fo:border="0.05pt solid #000000"/>
    </style:style>
    <style:style style:name="Table299" style:family="table">
      <style:table-properties style:width="1.316in" table:align="left" style:writing-mode="lr-tb"/>
    </style:style>
    <style:style style:name="Table299.A" style:family="table-column">
      <style:table-column-properties style:column-width="1.316in"/>
    </style:style>
    <style:style style:name="Table299.A1" style:family="table-cell">
      <style:table-cell-properties fo:padding="0.0382in" fo:border="0.05pt solid #000000"/>
    </style:style>
    <style:style style:name="Table300" style:family="table">
      <style:table-properties style:width="6.5in" table:align="margins" style:writing-mode="lr-tb"/>
    </style:style>
    <style:style style:name="Table300.A" style:family="table-column">
      <style:table-column-properties style:column-width="6.5in" style:rel-column-width="65535*"/>
    </style:style>
    <style:style style:name="Table300.A1" style:family="table-cell">
      <style:table-cell-properties fo:padding="0.0382in" fo:border="0.05pt solid #000000"/>
    </style:style>
    <style:style style:name="Table301" style:family="table">
      <style:table-properties style:width="3.125in" table:align="left" style:writing-mode="lr-tb"/>
    </style:style>
    <style:style style:name="Table301.A" style:family="table-column">
      <style:table-column-properties style:column-width="3.125in"/>
    </style:style>
    <style:style style:name="Table301.A1" style:family="table-cell">
      <style:table-cell-properties fo:padding="0.0382in" fo:border="0.05pt solid #000000"/>
    </style:style>
    <style:style style:name="Table302" style:family="table">
      <style:table-properties style:width="3.8729in" table:align="left" style:writing-mode="lr-tb"/>
    </style:style>
    <style:style style:name="Table302.A" style:family="table-column">
      <style:table-column-properties style:column-width="3.8729in"/>
    </style:style>
    <style:style style:name="Table302.A1" style:family="table-cell">
      <style:table-cell-properties fo:padding="0.0382in" fo:border="0.05pt solid #000000"/>
    </style:style>
    <style:style style:name="Table303" style:family="table">
      <style:table-properties style:width="0.625in" table:align="left" style:writing-mode="lr-tb"/>
    </style:style>
    <style:style style:name="Table303.A" style:family="table-column">
      <style:table-column-properties style:column-width="0.625in"/>
    </style:style>
    <style:style style:name="Table303.A1" style:family="table-cell">
      <style:table-cell-properties fo:padding="0.0382in" fo:border="0.05pt solid #000000"/>
    </style:style>
    <style:style style:name="Table304" style:family="table">
      <style:table-properties style:width="0.625in" table:align="left" style:writing-mode="lr-tb"/>
    </style:style>
    <style:style style:name="Table304.A" style:family="table-column">
      <style:table-column-properties style:column-width="0.625in"/>
    </style:style>
    <style:style style:name="Table304.A1" style:family="table-cell">
      <style:table-cell-properties fo:padding="0.0382in" fo:border="0.05pt solid #000000"/>
    </style:style>
    <style:style style:name="Table305" style:family="table">
      <style:table-properties style:width="6.5in" table:align="margins" style:writing-mode="lr-tb"/>
    </style:style>
    <style:style style:name="Table305.A" style:family="table-column">
      <style:table-column-properties style:column-width="6.5in" style:rel-column-width="65535*"/>
    </style:style>
    <style:style style:name="Table305.A1" style:family="table-cell">
      <style:table-cell-properties fo:padding="0.0382in" fo:border="0.05pt solid #000000"/>
    </style:style>
    <style:style style:name="Table306" style:family="table">
      <style:table-properties style:width="4.2521in" table:align="left" style:writing-mode="lr-tb"/>
    </style:style>
    <style:style style:name="Table306.A" style:family="table-column">
      <style:table-column-properties style:column-width="4.2521in"/>
    </style:style>
    <style:style style:name="Table306.A1" style:family="table-cell">
      <style:table-cell-properties fo:padding="0.0382in" fo:border="0.05pt solid #000000"/>
    </style:style>
    <style:style style:name="Table307" style:family="table">
      <style:table-properties style:width="2.2535in" table:align="left" style:writing-mode="lr-tb"/>
    </style:style>
    <style:style style:name="Table307.A" style:family="table-column">
      <style:table-column-properties style:column-width="2.2535in"/>
    </style:style>
    <style:style style:name="Table307.A1" style:family="table-cell">
      <style:table-cell-properties fo:padding="0.0382in" fo:border="0.05pt solid #000000"/>
    </style:style>
    <style:style style:name="Table308" style:family="table">
      <style:table-properties style:width="3.4375in" table:align="left" style:writing-mode="lr-tb"/>
    </style:style>
    <style:style style:name="Table308.A" style:family="table-column">
      <style:table-column-properties style:column-width="3.4375in"/>
    </style:style>
    <style:style style:name="Table308.A1" style:family="table-cell">
      <style:table-cell-properties fo:padding="0.0382in" fo:border="0.05pt solid #000000"/>
    </style:style>
    <style:style style:name="Table309" style:family="table">
      <style:table-properties style:width="2.6229in" table:align="left" style:writing-mode="lr-tb"/>
    </style:style>
    <style:style style:name="Table309.A" style:family="table-column">
      <style:table-column-properties style:column-width="2.6229in"/>
    </style:style>
    <style:style style:name="Table309.A1" style:family="table-cell">
      <style:table-cell-properties fo:padding="0.0382in" fo:border="0.05pt solid #000000"/>
    </style:style>
    <style:style style:name="Table310" style:family="table">
      <style:table-properties style:width="3.3715in" table:align="left" style:writing-mode="lr-tb"/>
    </style:style>
    <style:style style:name="Table310.A" style:family="table-column">
      <style:table-column-properties style:column-width="3.3715in"/>
    </style:style>
    <style:style style:name="Table310.A1" style:family="table-cell">
      <style:table-cell-properties fo:padding="0.0382in" fo:border="0.05pt solid #000000"/>
    </style:style>
    <style:style style:name="Table311" style:family="table">
      <style:table-properties style:width="3.5035in" table:align="left" style:writing-mode="lr-tb"/>
    </style:style>
    <style:style style:name="Table311.A" style:family="table-column">
      <style:table-column-properties style:column-width="3.5035in"/>
    </style:style>
    <style:style style:name="Table311.A1" style:family="table-cell">
      <style:table-cell-properties fo:padding="0.0382in" fo:border="0.05pt solid #000000"/>
    </style:style>
    <style:style style:name="Table312" style:family="table">
      <style:table-properties style:width="2.8125in" table:align="left" style:writing-mode="lr-tb"/>
    </style:style>
    <style:style style:name="Table312.A" style:family="table-column">
      <style:table-column-properties style:column-width="2.8125in"/>
    </style:style>
    <style:style style:name="Table312.A1" style:family="table-cell">
      <style:table-cell-properties fo:padding="0.0382in" fo:border="0.05pt solid #000000"/>
    </style:style>
    <style:style style:name="Table313" style:family="table">
      <style:table-properties style:width="2.5in" table:align="left" style:writing-mode="lr-tb"/>
    </style:style>
    <style:style style:name="Table313.A" style:family="table-column">
      <style:table-column-properties style:column-width="2.5in"/>
    </style:style>
    <style:style style:name="Table313.A1" style:family="table-cell">
      <style:table-cell-properties fo:padding="0.0382in" fo:border="0.05pt solid #000000"/>
    </style:style>
    <style:style style:name="Table314" style:family="table">
      <style:table-properties style:width="3.4375in" table:align="left" style:writing-mode="lr-tb"/>
    </style:style>
    <style:style style:name="Table314.A" style:family="table-column">
      <style:table-column-properties style:column-width="3.4375in"/>
    </style:style>
    <style:style style:name="Table314.A1" style:family="table-cell">
      <style:table-cell-properties fo:padding="0.0382in" fo:border="0.05pt solid #000000"/>
    </style:style>
    <style:style style:name="Table315" style:family="table">
      <style:table-properties style:width="1.7521in" table:align="left" style:writing-mode="lr-tb"/>
    </style:style>
    <style:style style:name="Table315.A" style:family="table-column">
      <style:table-column-properties style:column-width="1.7521in"/>
    </style:style>
    <style:style style:name="Table315.A1" style:family="table-cell">
      <style:table-cell-properties fo:padding="0.0382in" fo:border="0.05pt solid #000000"/>
    </style:style>
    <style:style style:name="Table316" style:family="table">
      <style:table-properties style:width="1.6285in" table:align="left" style:writing-mode="lr-tb"/>
    </style:style>
    <style:style style:name="Table316.A" style:family="table-column">
      <style:table-column-properties style:column-width="1.6285in"/>
    </style:style>
    <style:style style:name="Table316.A1" style:family="table-cell">
      <style:table-cell-properties fo:padding="0.0382in" fo:border="0.05pt solid #000000"/>
    </style:style>
    <style:style style:name="Table317" style:family="table">
      <style:table-properties style:width="1.1271in" table:align="left" style:writing-mode="lr-tb"/>
    </style:style>
    <style:style style:name="Table317.A" style:family="table-column">
      <style:table-column-properties style:column-width="1.1271in"/>
    </style:style>
    <style:style style:name="Table317.A1" style:family="table-cell">
      <style:table-cell-properties fo:padding="0.0382in" fo:border="0.05pt solid #000000"/>
    </style:style>
    <style:style style:name="Table318" style:family="table">
      <style:table-properties style:width="0.8715in" table:align="left" style:writing-mode="lr-tb"/>
    </style:style>
    <style:style style:name="Table318.A" style:family="table-column">
      <style:table-column-properties style:column-width="0.8715in"/>
    </style:style>
    <style:style style:name="Table318.A1" style:family="table-cell">
      <style:table-cell-properties fo:padding="0.0382in" fo:border="0.05pt solid #000000"/>
    </style:style>
    <style:style style:name="Table319" style:family="table">
      <style:table-properties style:width="0.8715in" table:align="left" style:writing-mode="lr-tb"/>
    </style:style>
    <style:style style:name="Table319.A" style:family="table-column">
      <style:table-column-properties style:column-width="0.8715in"/>
    </style:style>
    <style:style style:name="Table319.A1" style:family="table-cell">
      <style:table-cell-properties fo:padding="0.0382in" fo:border="0.05pt solid #000000"/>
    </style:style>
    <style:style style:name="Table320" style:family="table">
      <style:table-properties style:width="2.3771in" table:align="left" style:writing-mode="lr-tb"/>
    </style:style>
    <style:style style:name="Table320.A" style:family="table-column">
      <style:table-column-properties style:column-width="2.3771in"/>
    </style:style>
    <style:style style:name="Table320.A1" style:family="table-cell">
      <style:table-cell-properties fo:padding="0.0382in" fo:border="0.05pt solid #000000"/>
    </style:style>
    <style:style style:name="Table321" style:family="table">
      <style:table-properties style:width="2.1215in" table:align="left" style:writing-mode="lr-tb"/>
    </style:style>
    <style:style style:name="Table321.A" style:family="table-column">
      <style:table-column-properties style:column-width="2.1215in"/>
    </style:style>
    <style:style style:name="Table321.A1" style:family="table-cell">
      <style:table-cell-properties fo:padding="0.0382in" fo:border="0.05pt solid #000000"/>
    </style:style>
    <style:style style:name="Table322" style:family="table">
      <style:table-properties style:width="1.5625in" table:align="left" style:writing-mode="lr-tb"/>
    </style:style>
    <style:style style:name="Table322.A" style:family="table-column">
      <style:table-column-properties style:column-width="1.5625in"/>
    </style:style>
    <style:style style:name="Table322.A1" style:family="table-cell">
      <style:table-cell-properties fo:padding="0.0382in" fo:border="0.05pt solid #000000"/>
    </style:style>
    <style:style style:name="Table323" style:family="table">
      <style:table-properties style:width="1.6854in" table:align="left" style:writing-mode="lr-tb"/>
    </style:style>
    <style:style style:name="Table323.A" style:family="table-column">
      <style:table-column-properties style:column-width="1.6854in"/>
    </style:style>
    <style:style style:name="Table323.A1" style:family="table-cell">
      <style:table-cell-properties fo:padding="0.0382in" fo:border="0.05pt solid #000000"/>
    </style:style>
    <style:style style:name="Table325" style:family="table">
      <style:table-properties style:width="1.7521in" table:align="left" style:writing-mode="lr-tb"/>
    </style:style>
    <style:style style:name="Table325.A" style:family="table-column">
      <style:table-column-properties style:column-width="1.7521in"/>
    </style:style>
    <style:style style:name="Table325.A1" style:family="table-cell">
      <style:table-cell-properties fo:padding="0.0382in" fo:border="0.05pt solid #000000"/>
    </style:style>
    <style:style style:name="Table324" style:family="table">
      <style:table-properties style:width="2.434in" table:align="left" style:writing-mode="lr-tb"/>
    </style:style>
    <style:style style:name="Table324.A" style:family="table-column">
      <style:table-column-properties style:column-width="2.434in"/>
    </style:style>
    <style:style style:name="Table324.A1" style:family="table-cell">
      <style:table-cell-properties fo:padding="0.0382in" fo:border="0.05pt solid #000000"/>
    </style:style>
    <style:style style:name="Table326" style:family="table">
      <style:table-properties style:width="4.4979in" table:align="left" style:writing-mode="lr-tb"/>
    </style:style>
    <style:style style:name="Table326.A" style:family="table-column">
      <style:table-column-properties style:column-width="4.4979in"/>
    </style:style>
    <style:style style:name="Table326.A1" style:family="table-cell">
      <style:table-cell-properties fo:padding="0.0382in" fo:border="0.05pt solid #000000"/>
    </style:style>
    <style:style style:name="Table327" style:family="table">
      <style:table-properties style:width="2.3771in" table:align="left" style:writing-mode="lr-tb"/>
    </style:style>
    <style:style style:name="Table327.A" style:family="table-column">
      <style:table-column-properties style:column-width="2.3771in"/>
    </style:style>
    <style:style style:name="Table327.A1" style:family="table-cell">
      <style:table-cell-properties fo:padding="0.0382in" fo:border="0.05pt solid #000000"/>
    </style:style>
    <style:style style:name="Table328" style:family="table">
      <style:table-properties style:width="2.434in" table:align="left" style:writing-mode="lr-tb"/>
    </style:style>
    <style:style style:name="Table328.A" style:family="table-column">
      <style:table-column-properties style:column-width="2.434in"/>
    </style:style>
    <style:style style:name="Table328.A1" style:family="table-cell">
      <style:table-cell-properties fo:padding="0.0382in" fo:border="0.05pt solid #000000"/>
    </style:style>
    <style:style style:name="Table329" style:family="table">
      <style:table-properties style:width="1.1875in" table:align="left" style:writing-mode="lr-tb"/>
    </style:style>
    <style:style style:name="Table329.A" style:family="table-column">
      <style:table-column-properties style:column-width="1.1875in"/>
    </style:style>
    <style:style style:name="Table329.A1" style:family="table-cell">
      <style:table-cell-properties fo:padding="0.0382in" fo:border="0.05pt solid #000000"/>
    </style:style>
    <style:style style:name="Table330" style:family="table">
      <style:table-properties style:width="4.1875in" table:align="left" style:writing-mode="lr-tb"/>
    </style:style>
    <style:style style:name="Table330.A" style:family="table-column">
      <style:table-column-properties style:column-width="4.1875in"/>
    </style:style>
    <style:style style:name="Table330.A1" style:family="table-cell">
      <style:table-cell-properties fo:padding="0.0382in" fo:border="0.05pt solid #000000"/>
    </style:style>
    <style:style style:name="Table331" style:family="table">
      <style:table-properties style:width="1.8125in" table:align="left" style:writing-mode="lr-tb"/>
    </style:style>
    <style:style style:name="Table331.A" style:family="table-column">
      <style:table-column-properties style:column-width="1.8125in"/>
    </style:style>
    <style:style style:name="Table331.A1" style:family="table-cell">
      <style:table-cell-properties fo:padding="0.0382in" fo:border="0.05pt solid #000000"/>
    </style:style>
    <style:style style:name="Table332" style:family="table">
      <style:table-properties style:width="2.8125in" table:align="left" style:writing-mode="lr-tb"/>
    </style:style>
    <style:style style:name="Table332.A" style:family="table-column">
      <style:table-column-properties style:column-width="2.8125in"/>
    </style:style>
    <style:style style:name="Table332.A1" style:family="table-cell">
      <style:table-cell-properties fo:padding="0.0382in" fo:border="0.05pt solid #000000"/>
    </style:style>
    <style:style style:name="Table333" style:family="table">
      <style:table-properties style:width="4.75in" table:align="left" style:writing-mode="lr-tb"/>
    </style:style>
    <style:style style:name="Table333.A" style:family="table-column">
      <style:table-column-properties style:column-width="4.75in"/>
    </style:style>
    <style:style style:name="Table333.A1" style:family="table-cell">
      <style:table-cell-properties fo:padding="0.0382in" fo:border="0.05pt solid #000000"/>
    </style:style>
    <style:style style:name="Table334" style:family="table">
      <style:table-properties style:width="3in" table:align="left" style:writing-mode="lr-tb"/>
    </style:style>
    <style:style style:name="Table334.A" style:family="table-column">
      <style:table-column-properties style:column-width="3in"/>
    </style:style>
    <style:style style:name="Table334.A1" style:family="table-cell">
      <style:table-cell-properties fo:padding="0.0382in" fo:border="0.05pt solid #000000"/>
    </style:style>
    <style:style style:name="Table334.A2" style:family="table-cell">
      <style:table-cell-properties fo:padding="0.0382in" fo:border-left="0.05pt solid #000000" fo:border-right="0.05pt solid #000000" fo:border-top="none" fo:border-bottom="0.05pt solid #000000"/>
    </style:style>
    <style:style style:name="Table335" style:family="table">
      <style:table-properties style:width="4.125in" table:align="left" style:writing-mode="lr-tb"/>
    </style:style>
    <style:style style:name="Table335.A" style:family="table-column">
      <style:table-column-properties style:column-width="4.125in"/>
    </style:style>
    <style:style style:name="Table335.A1" style:family="table-cell">
      <style:table-cell-properties fo:padding="0.0382in" fo:border="0.05pt solid #000000"/>
    </style:style>
    <style:style style:name="Table336" style:family="table">
      <style:table-properties style:width="3.4375in" table:align="left" style:writing-mode="lr-tb"/>
    </style:style>
    <style:style style:name="Table336.A" style:family="table-column">
      <style:table-column-properties style:column-width="3.4375in"/>
    </style:style>
    <style:style style:name="Table336.A1" style:family="table-cell">
      <style:table-cell-properties fo:padding="0.0382in" fo:border="0.05pt solid #000000"/>
    </style:style>
    <style:style style:name="Table337" style:family="table">
      <style:table-properties style:width="2.9375in" table:align="left" style:writing-mode="lr-tb"/>
    </style:style>
    <style:style style:name="Table337.A" style:family="table-column">
      <style:table-column-properties style:column-width="2.9375in"/>
    </style:style>
    <style:style style:name="Table337.A1" style:family="table-cell">
      <style:table-cell-properties fo:padding="0.0382in" fo:border="0.05pt solid #000000"/>
    </style:style>
    <style:style style:name="Table338" style:family="table">
      <style:table-properties style:width="3in" table:align="left" style:writing-mode="lr-tb"/>
    </style:style>
    <style:style style:name="Table338.A" style:family="table-column">
      <style:table-column-properties style:column-width="3in"/>
    </style:style>
    <style:style style:name="Table338.A1" style:family="table-cell">
      <style:table-cell-properties fo:padding="0.0382in" fo:border="0.05pt solid #000000"/>
    </style:style>
    <style:style style:name="Table339" style:family="table">
      <style:table-properties style:width="3.5625in" table:align="left" style:writing-mode="lr-tb"/>
    </style:style>
    <style:style style:name="Table339.A" style:family="table-column">
      <style:table-column-properties style:column-width="3.5625in"/>
    </style:style>
    <style:style style:name="Table339.A1" style:family="table-cell">
      <style:table-cell-properties fo:padding="0.0382in" fo:border="0.05pt solid #000000"/>
    </style:style>
    <style:style style:name="Table340" style:family="table">
      <style:table-properties style:width="0.875in" table:align="left" style:writing-mode="lr-tb"/>
    </style:style>
    <style:style style:name="Table340.A" style:family="table-column">
      <style:table-column-properties style:column-width="0.875in"/>
    </style:style>
    <style:style style:name="Table340.A1" style:family="table-cell">
      <style:table-cell-properties fo:padding="0.0382in" fo:border="0.0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officeooo:rsid="0001dac0" officeooo:paragraph-rsid="0001dac0"/>
    </style:style>
    <style:style style:name="P4" style:family="paragraph" style:parent-style-name="Standard">
      <style:paragraph-properties fo:line-height="115%" fo:break-before="auto" fo:break-after="auto" style:writing-mode="lr-tb"/>
      <style:text-properties officeooo:rsid="06f83b7b" officeooo:paragraph-rsid="06f83b7b"/>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a8b61"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19deb" officeooo:paragraph-rsid="00019deb"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1dac0" officeooo:paragraph-rsid="0001dac0"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2e9c8" officeooo:paragraph-rsid="0002e9c8"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3259d" officeooo:paragraph-rsid="0003259d"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018f" officeooo:paragraph-rsid="0004018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a8b61" officeooo:paragraph-rsid="001a8b61"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normal" style:text-underline-style="none" fo:font-weight="normal" officeooo:rsid="0001dac0" officeooo:paragraph-rsid="0001dac0"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normal" style:text-underline-style="none" fo:font-weight="normal" officeooo:rsid="0003259d" officeooo:paragraph-rsid="0003259d"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normal" style:text-underline-style="none" fo:font-weight="normal" officeooo:rsid="0004018f" officeooo:paragraph-rsid="0004018f"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line-height="115%" style:writing-mode="lr-tb"/>
    </style:style>
    <style:style style:name="P17" style:family="paragraph" style:parent-style-name="Standard">
      <style:paragraph-properties fo:line-height="115%" style:writing-mode="lr-tb"/>
      <style:text-properties officeooo:rsid="00079061" officeooo:paragraph-rsid="00079061"/>
    </style:style>
    <style:style style:name="P18" style:family="paragraph" style:parent-style-name="Standard">
      <style:paragraph-properties fo:line-height="115%" style:writing-mode="lr-tb"/>
      <style:text-properties officeooo:rsid="0008eacd" officeooo:paragraph-rsid="0008eacd"/>
    </style:style>
    <style:style style:name="P19" style:family="paragraph" style:parent-style-name="Standard">
      <style:paragraph-properties fo:line-height="115%" style:writing-mode="lr-tb"/>
      <style:text-properties officeooo:rsid="00091eed" officeooo:paragraph-rsid="00091eed"/>
    </style:style>
    <style:style style:name="P20" style:family="paragraph" style:parent-style-name="Standard">
      <style:paragraph-properties fo:line-height="115%" style:writing-mode="lr-tb"/>
      <style:text-properties officeooo:rsid="000eda67" officeooo:paragraph-rsid="000eda67"/>
    </style:style>
    <style:style style:name="P21" style:family="paragraph" style:parent-style-name="Standard">
      <style:paragraph-properties fo:line-height="115%" style:writing-mode="lr-tb"/>
      <style:text-properties officeooo:rsid="000f3de9" officeooo:paragraph-rsid="000f3de9"/>
    </style:style>
    <style:style style:name="P22" style:family="paragraph" style:parent-style-name="Standard">
      <style:paragraph-properties fo:line-height="115%" style:writing-mode="lr-tb"/>
      <style:text-properties officeooo:rsid="000fbd92" officeooo:paragraph-rsid="000fbd92"/>
    </style:style>
    <style:style style:name="P23" style:family="paragraph" style:parent-style-name="Standard">
      <style:paragraph-properties fo:line-height="115%" style:writing-mode="lr-tb"/>
      <style:text-properties officeooo:rsid="001223bf" officeooo:paragraph-rsid="001223bf"/>
    </style:style>
    <style:style style:name="P24" style:family="paragraph" style:parent-style-name="Standard">
      <style:paragraph-properties fo:line-height="115%" style:writing-mode="lr-tb"/>
      <style:text-properties officeooo:rsid="001593c4" officeooo:paragraph-rsid="001593c4"/>
    </style:style>
    <style:style style:name="P25" style:family="paragraph" style:parent-style-name="Standard">
      <style:paragraph-properties fo:line-height="115%" style:writing-mode="lr-tb"/>
      <style:text-properties officeooo:rsid="001937ca" officeooo:paragraph-rsid="001cf061"/>
    </style:style>
    <style:style style:name="P26" style:family="paragraph" style:parent-style-name="Standard">
      <style:paragraph-properties fo:line-height="115%" style:writing-mode="lr-tb"/>
      <style:text-properties officeooo:rsid="001eb1f9" officeooo:paragraph-rsid="001eb1f9"/>
    </style:style>
    <style:style style:name="P27" style:family="paragraph" style:parent-style-name="Standard">
      <style:paragraph-properties fo:line-height="115%" style:writing-mode="lr-tb"/>
      <style:text-properties officeooo:rsid="001f3880" officeooo:paragraph-rsid="001f3880"/>
    </style:style>
    <style:style style:name="P28" style:family="paragraph" style:parent-style-name="Standard">
      <style:paragraph-properties fo:line-height="115%" style:writing-mode="lr-tb"/>
      <style:text-properties officeooo:rsid="0024ea0c" officeooo:paragraph-rsid="0024ea0c"/>
    </style:style>
    <style:style style:name="P29" style:family="paragraph" style:parent-style-name="Standard">
      <style:paragraph-properties fo:line-height="115%" style:writing-mode="lr-tb"/>
      <style:text-properties officeooo:rsid="0024f08c" officeooo:paragraph-rsid="0024f08c"/>
    </style:style>
    <style:style style:name="P30" style:family="paragraph" style:parent-style-name="Standard">
      <style:paragraph-properties fo:line-height="115%" style:writing-mode="lr-tb"/>
      <style:text-properties officeooo:rsid="002754b2" officeooo:paragraph-rsid="002754b2"/>
    </style:style>
    <style:style style:name="P31" style:family="paragraph" style:parent-style-name="Standard">
      <style:paragraph-properties fo:line-height="115%" style:writing-mode="lr-tb"/>
      <style:text-properties officeooo:rsid="00283c67" officeooo:paragraph-rsid="00283c67"/>
    </style:style>
    <style:style style:name="P32" style:family="paragraph" style:parent-style-name="Standard">
      <style:paragraph-properties fo:line-height="115%" style:writing-mode="lr-tb"/>
      <style:text-properties officeooo:rsid="00304bc8" officeooo:paragraph-rsid="00304bc8"/>
    </style:style>
    <style:style style:name="P33" style:family="paragraph" style:parent-style-name="Standard">
      <style:paragraph-properties fo:line-height="115%" style:writing-mode="lr-tb"/>
      <style:text-properties officeooo:rsid="00317122" officeooo:paragraph-rsid="00317122"/>
    </style:style>
    <style:style style:name="P34" style:family="paragraph" style:parent-style-name="Standard">
      <style:paragraph-properties fo:line-height="115%" style:writing-mode="lr-tb"/>
      <style:text-properties officeooo:rsid="00317122" officeooo:paragraph-rsid="00365e32"/>
    </style:style>
    <style:style style:name="P35" style:family="paragraph" style:parent-style-name="Standard">
      <style:paragraph-properties fo:line-height="115%" style:writing-mode="lr-tb"/>
      <style:text-properties officeooo:rsid="003b696f" officeooo:paragraph-rsid="003b696f"/>
    </style:style>
    <style:style style:name="P36" style:family="paragraph" style:parent-style-name="Standard">
      <style:paragraph-properties fo:line-height="115%" style:writing-mode="lr-tb"/>
      <style:text-properties officeooo:rsid="00408483" officeooo:paragraph-rsid="00408483"/>
    </style:style>
    <style:style style:name="P37" style:family="paragraph" style:parent-style-name="Standard">
      <style:paragraph-properties fo:line-height="115%" style:writing-mode="lr-tb"/>
      <style:text-properties officeooo:rsid="004475e9" officeooo:paragraph-rsid="00408483"/>
    </style:style>
    <style:style style:name="P38" style:family="paragraph" style:parent-style-name="Standard">
      <style:paragraph-properties fo:line-height="115%" style:writing-mode="lr-tb"/>
      <style:text-properties officeooo:rsid="004475e9" officeooo:paragraph-rsid="004475e9"/>
    </style:style>
    <style:style style:name="P39" style:family="paragraph" style:parent-style-name="Standard">
      <style:paragraph-properties fo:line-height="115%" style:writing-mode="lr-tb"/>
      <style:text-properties officeooo:rsid="004af062" officeooo:paragraph-rsid="004af062"/>
    </style:style>
    <style:style style:name="P40" style:family="paragraph" style:parent-style-name="Standard">
      <style:paragraph-properties fo:line-height="115%" style:writing-mode="lr-tb"/>
      <style:text-properties officeooo:rsid="004e0a1f" officeooo:paragraph-rsid="004e0a1f"/>
    </style:style>
    <style:style style:name="P41" style:family="paragraph" style:parent-style-name="Standard">
      <style:paragraph-properties fo:line-height="115%" style:writing-mode="lr-tb"/>
      <style:text-properties officeooo:rsid="005185e0" officeooo:paragraph-rsid="005185e0"/>
    </style:style>
    <style:style style:name="P42" style:family="paragraph" style:parent-style-name="Standard">
      <style:paragraph-properties fo:line-height="115%" style:writing-mode="lr-tb"/>
      <style:text-properties officeooo:rsid="0056177c" officeooo:paragraph-rsid="0056177c"/>
    </style:style>
    <style:style style:name="P43" style:family="paragraph" style:parent-style-name="Standard">
      <style:paragraph-properties fo:line-height="115%" style:writing-mode="lr-tb"/>
      <style:text-properties officeooo:rsid="0057c9f2" officeooo:paragraph-rsid="0057c9f2"/>
    </style:style>
    <style:style style:name="P44" style:family="paragraph" style:parent-style-name="Standard">
      <style:paragraph-properties fo:line-height="115%" style:writing-mode="lr-tb"/>
      <style:text-properties officeooo:rsid="0057d678" officeooo:paragraph-rsid="0057d678"/>
    </style:style>
    <style:style style:name="P45" style:family="paragraph" style:parent-style-name="Standard">
      <style:paragraph-properties fo:line-height="115%" style:writing-mode="lr-tb"/>
      <style:text-properties officeooo:rsid="005cb107" officeooo:paragraph-rsid="005cb107"/>
    </style:style>
    <style:style style:name="P46" style:family="paragraph" style:parent-style-name="Standard">
      <style:paragraph-properties fo:line-height="115%" style:writing-mode="lr-tb"/>
      <style:text-properties officeooo:rsid="005fb7ec" officeooo:paragraph-rsid="005fb7ec"/>
    </style:style>
    <style:style style:name="P47" style:family="paragraph" style:parent-style-name="Standard">
      <style:paragraph-properties fo:line-height="115%" style:writing-mode="lr-tb"/>
      <style:text-properties officeooo:rsid="0063cb78" officeooo:paragraph-rsid="0063cb78"/>
    </style:style>
    <style:style style:name="P48" style:family="paragraph" style:parent-style-name="Standard">
      <style:paragraph-properties fo:line-height="115%" style:writing-mode="lr-tb"/>
      <style:text-properties officeooo:rsid="00655936" officeooo:paragraph-rsid="00655936"/>
    </style:style>
    <style:style style:name="P49" style:family="paragraph" style:parent-style-name="Standard">
      <style:paragraph-properties fo:line-height="115%" style:writing-mode="lr-tb"/>
      <style:text-properties officeooo:rsid="0067d9a6" officeooo:paragraph-rsid="0067d9a6"/>
    </style:style>
    <style:style style:name="P50" style:family="paragraph" style:parent-style-name="Standard">
      <style:paragraph-properties fo:line-height="115%" style:writing-mode="lr-tb"/>
      <style:text-properties officeooo:rsid="006c149b" officeooo:paragraph-rsid="006c149b"/>
    </style:style>
    <style:style style:name="P51" style:family="paragraph" style:parent-style-name="Standard">
      <style:paragraph-properties fo:line-height="115%" style:writing-mode="lr-tb"/>
      <style:text-properties officeooo:rsid="007122c5" officeooo:paragraph-rsid="007122c5"/>
    </style:style>
    <style:style style:name="P52" style:family="paragraph" style:parent-style-name="Standard">
      <style:paragraph-properties fo:line-height="115%" style:writing-mode="lr-tb"/>
      <style:text-properties officeooo:rsid="00754970" officeooo:paragraph-rsid="00754970"/>
    </style:style>
    <style:style style:name="P53" style:family="paragraph" style:parent-style-name="Standard">
      <style:paragraph-properties fo:line-height="115%" style:writing-mode="lr-tb"/>
      <style:text-properties officeooo:rsid="0076356c" officeooo:paragraph-rsid="0076356c"/>
    </style:style>
    <style:style style:name="P54" style:family="paragraph" style:parent-style-name="Standard">
      <style:paragraph-properties fo:line-height="115%" style:writing-mode="lr-tb"/>
      <style:text-properties officeooo:rsid="0077da20" officeooo:paragraph-rsid="0077da20"/>
    </style:style>
    <style:style style:name="P55" style:family="paragraph" style:parent-style-name="Standard">
      <style:paragraph-properties fo:line-height="115%" style:writing-mode="lr-tb"/>
      <style:text-properties officeooo:rsid="007877df" officeooo:paragraph-rsid="007877df"/>
    </style:style>
    <style:style style:name="P56" style:family="paragraph" style:parent-style-name="Standard">
      <style:paragraph-properties fo:line-height="115%" style:writing-mode="lr-tb"/>
      <style:text-properties officeooo:rsid="00787d2b" officeooo:paragraph-rsid="00787d2b"/>
    </style:style>
    <style:style style:name="P57" style:family="paragraph" style:parent-style-name="Standard">
      <style:paragraph-properties fo:line-height="115%" style:writing-mode="lr-tb"/>
      <style:text-properties officeooo:rsid="007ca0ef" officeooo:paragraph-rsid="007ca0ef"/>
    </style:style>
    <style:style style:name="P58" style:family="paragraph" style:parent-style-name="Standard">
      <style:paragraph-properties fo:line-height="115%" style:writing-mode="lr-tb"/>
      <style:text-properties officeooo:rsid="007e93f7" officeooo:paragraph-rsid="007e93f7"/>
    </style:style>
    <style:style style:name="P59" style:family="paragraph" style:parent-style-name="Standard">
      <style:paragraph-properties fo:line-height="115%" style:writing-mode="lr-tb"/>
      <style:text-properties officeooo:rsid="008073bf" officeooo:paragraph-rsid="008073bf"/>
    </style:style>
    <style:style style:name="P60" style:family="paragraph" style:parent-style-name="Standard">
      <style:paragraph-properties fo:line-height="115%" style:writing-mode="lr-tb"/>
      <style:text-properties officeooo:rsid="008228c8" officeooo:paragraph-rsid="008228c8"/>
    </style:style>
    <style:style style:name="P61" style:family="paragraph" style:parent-style-name="Standard">
      <style:paragraph-properties fo:line-height="115%" style:writing-mode="lr-tb"/>
      <style:text-properties officeooo:rsid="0082550b" officeooo:paragraph-rsid="0082550b"/>
    </style:style>
    <style:style style:name="P62" style:family="paragraph" style:parent-style-name="Standard">
      <style:paragraph-properties fo:line-height="115%" style:writing-mode="lr-tb"/>
      <style:text-properties officeooo:rsid="0083354c" officeooo:paragraph-rsid="0083354c"/>
    </style:style>
    <style:style style:name="P63" style:family="paragraph" style:parent-style-name="Standard">
      <style:paragraph-properties fo:line-height="115%" style:writing-mode="lr-tb"/>
      <style:text-properties officeooo:rsid="00835569" officeooo:paragraph-rsid="00835569"/>
    </style:style>
    <style:style style:name="P64" style:family="paragraph" style:parent-style-name="Standard">
      <style:paragraph-properties fo:line-height="115%" style:writing-mode="lr-tb"/>
      <style:text-properties officeooo:rsid="00850ebe" officeooo:paragraph-rsid="00850ebe"/>
    </style:style>
    <style:style style:name="P65" style:family="paragraph" style:parent-style-name="Standard">
      <style:paragraph-properties fo:line-height="115%" style:writing-mode="lr-tb"/>
      <style:text-properties officeooo:rsid="00871701" officeooo:paragraph-rsid="00871701"/>
    </style:style>
    <style:style style:name="P66" style:family="paragraph" style:parent-style-name="Standard">
      <style:paragraph-properties fo:line-height="115%" style:writing-mode="lr-tb"/>
      <style:text-properties officeooo:rsid="0087c8b3" officeooo:paragraph-rsid="0087c8b3"/>
    </style:style>
    <style:style style:name="P67" style:family="paragraph" style:parent-style-name="Standard">
      <style:paragraph-properties fo:line-height="115%" style:writing-mode="lr-tb"/>
      <style:text-properties officeooo:rsid="0089ba50" officeooo:paragraph-rsid="0089ba50"/>
    </style:style>
    <style:style style:name="P68" style:family="paragraph" style:parent-style-name="Standard">
      <style:paragraph-properties fo:line-height="115%" style:writing-mode="lr-tb"/>
      <style:text-properties officeooo:rsid="008ae8bc" officeooo:paragraph-rsid="008ae8bc"/>
    </style:style>
    <style:style style:name="P69" style:family="paragraph" style:parent-style-name="Standard">
      <style:paragraph-properties fo:line-height="115%" style:writing-mode="lr-tb"/>
      <style:text-properties officeooo:rsid="008ca4a0" officeooo:paragraph-rsid="008ca4a0"/>
    </style:style>
    <style:style style:name="P70" style:family="paragraph" style:parent-style-name="Standard">
      <style:paragraph-properties fo:line-height="115%" style:writing-mode="lr-tb"/>
      <style:text-properties officeooo:rsid="008ef0cc" officeooo:paragraph-rsid="008ef0cc"/>
    </style:style>
    <style:style style:name="P71" style:family="paragraph" style:parent-style-name="Standard">
      <style:paragraph-properties fo:line-height="115%" style:writing-mode="lr-tb"/>
      <style:text-properties officeooo:rsid="0091024c" officeooo:paragraph-rsid="0091024c"/>
    </style:style>
    <style:style style:name="P72" style:family="paragraph" style:parent-style-name="Standard">
      <style:paragraph-properties fo:line-height="115%" style:writing-mode="lr-tb"/>
      <style:text-properties officeooo:rsid="0093b6d0" officeooo:paragraph-rsid="0098a260"/>
    </style:style>
    <style:style style:name="P73" style:family="paragraph" style:parent-style-name="Standard">
      <style:paragraph-properties fo:line-height="115%" style:writing-mode="lr-tb"/>
      <style:text-properties officeooo:rsid="00949858" officeooo:paragraph-rsid="00949858"/>
    </style:style>
    <style:style style:name="P74" style:family="paragraph" style:parent-style-name="Standard">
      <style:paragraph-properties fo:line-height="115%" style:writing-mode="lr-tb"/>
      <style:text-properties officeooo:rsid="0095a6b3" officeooo:paragraph-rsid="0095a6b3"/>
    </style:style>
    <style:style style:name="P75" style:family="paragraph" style:parent-style-name="Standard">
      <style:paragraph-properties fo:line-height="115%" style:writing-mode="lr-tb"/>
      <style:text-properties officeooo:rsid="0096785e" officeooo:paragraph-rsid="0096785e"/>
    </style:style>
    <style:style style:name="P76" style:family="paragraph" style:parent-style-name="Standard">
      <style:paragraph-properties fo:line-height="115%" style:writing-mode="lr-tb"/>
      <style:text-properties officeooo:rsid="0098a260" officeooo:paragraph-rsid="0098a260"/>
    </style:style>
    <style:style style:name="P77" style:family="paragraph" style:parent-style-name="Standard">
      <style:paragraph-properties fo:line-height="115%" style:writing-mode="lr-tb"/>
      <style:text-properties officeooo:rsid="009b3ea7" officeooo:paragraph-rsid="009b3ea7"/>
    </style:style>
    <style:style style:name="P78" style:family="paragraph" style:parent-style-name="Standard">
      <style:paragraph-properties fo:line-height="115%" style:writing-mode="lr-tb"/>
      <style:text-properties officeooo:rsid="00a3bf1b" officeooo:paragraph-rsid="00a3bf1b"/>
    </style:style>
    <style:style style:name="P79" style:family="paragraph" style:parent-style-name="Standard">
      <style:paragraph-properties fo:line-height="115%" style:writing-mode="lr-tb"/>
      <style:text-properties fo:font-weight="bold" officeooo:rsid="00a3bf1b" officeooo:paragraph-rsid="00a3bf1b" style:font-weight-asian="bold" style:font-weight-complex="bold"/>
    </style:style>
    <style:style style:name="P80" style:family="paragraph" style:parent-style-name="Standard">
      <style:paragraph-properties fo:line-height="115%" style:writing-mode="lr-tb"/>
      <style:text-properties fo:font-weight="bold" officeooo:rsid="00aaef74" officeooo:paragraph-rsid="00aaef74" style:font-weight-asian="bold" style:font-weight-complex="bold"/>
    </style:style>
    <style:style style:name="P81" style:family="paragraph" style:parent-style-name="Standard">
      <style:paragraph-properties fo:line-height="115%" style:writing-mode="lr-tb"/>
      <style:text-properties fo:font-weight="bold" officeooo:rsid="00ebf378" officeooo:paragraph-rsid="00ebf378" style:font-weight-asian="bold" style:font-weight-complex="bold"/>
    </style:style>
    <style:style style:name="P82" style:family="paragraph" style:parent-style-name="Standard">
      <style:paragraph-properties fo:line-height="115%" style:writing-mode="lr-tb"/>
      <style:text-properties fo:font-weight="normal" officeooo:rsid="00aaef74" officeooo:paragraph-rsid="00aaef74" style:font-weight-asian="normal" style:font-weight-complex="normal"/>
    </style:style>
    <style:style style:name="P83" style:family="paragraph" style:parent-style-name="Standard">
      <style:paragraph-properties fo:line-height="115%" style:writing-mode="lr-tb"/>
      <style:text-properties fo:font-weight="normal" officeooo:rsid="00ac4a2f" officeooo:paragraph-rsid="00ac4a2f" style:font-weight-asian="normal" style:font-weight-complex="normal"/>
    </style:style>
    <style:style style:name="P84" style:family="paragraph" style:parent-style-name="Standard">
      <style:paragraph-properties fo:line-height="115%" style:writing-mode="lr-tb"/>
      <style:text-properties fo:font-weight="normal" officeooo:rsid="00ac608e" officeooo:paragraph-rsid="00ac608e" style:font-weight-asian="normal" style:font-weight-complex="normal"/>
    </style:style>
    <style:style style:name="P85" style:family="paragraph" style:parent-style-name="Standard">
      <style:paragraph-properties fo:line-height="115%" style:writing-mode="lr-tb"/>
      <style:text-properties fo:font-weight="normal" officeooo:rsid="00b2443e" officeooo:paragraph-rsid="00b2443e" style:font-weight-asian="normal" style:font-weight-complex="normal"/>
    </style:style>
    <style:style style:name="P86" style:family="paragraph" style:parent-style-name="Standard">
      <style:paragraph-properties fo:line-height="115%" style:writing-mode="lr-tb"/>
      <style:text-properties fo:font-weight="normal" officeooo:rsid="00b2a356" officeooo:paragraph-rsid="00b2a356" style:font-weight-asian="normal" style:font-weight-complex="normal"/>
    </style:style>
    <style:style style:name="P87" style:family="paragraph" style:parent-style-name="Standard">
      <style:paragraph-properties fo:line-height="115%" style:writing-mode="lr-tb"/>
      <style:text-properties fo:font-weight="normal" officeooo:rsid="00b2ec1d" officeooo:paragraph-rsid="00b2ec1d" style:font-weight-asian="normal" style:font-weight-complex="normal"/>
    </style:style>
    <style:style style:name="P88" style:family="paragraph" style:parent-style-name="Standard">
      <style:paragraph-properties fo:line-height="115%" style:writing-mode="lr-tb"/>
      <style:text-properties fo:font-weight="normal" officeooo:rsid="00b2ec1d" officeooo:paragraph-rsid="00ba8454" style:font-weight-asian="normal" style:font-weight-complex="normal"/>
    </style:style>
    <style:style style:name="P89" style:family="paragraph" style:parent-style-name="Standard">
      <style:paragraph-properties fo:line-height="115%" style:writing-mode="lr-tb"/>
      <style:text-properties fo:font-weight="normal" officeooo:rsid="00b2ec1d" officeooo:paragraph-rsid="00baa11e" style:font-weight-asian="normal" style:font-weight-complex="normal"/>
    </style:style>
    <style:style style:name="P90" style:family="paragraph" style:parent-style-name="Standard">
      <style:paragraph-properties fo:line-height="115%" style:writing-mode="lr-tb"/>
      <style:text-properties fo:font-weight="normal" officeooo:rsid="00bd4648" officeooo:paragraph-rsid="00bd4648" style:font-weight-asian="normal" style:font-weight-complex="normal"/>
    </style:style>
    <style:style style:name="P91" style:family="paragraph" style:parent-style-name="Standard">
      <style:paragraph-properties fo:line-height="115%" style:writing-mode="lr-tb"/>
      <style:text-properties fo:font-weight="normal" officeooo:rsid="00bd91a1" officeooo:paragraph-rsid="00bd91a1" style:font-weight-asian="normal" style:font-weight-complex="normal"/>
    </style:style>
    <style:style style:name="P92" style:family="paragraph" style:parent-style-name="Standard">
      <style:paragraph-properties fo:line-height="115%" style:writing-mode="lr-tb"/>
      <style:text-properties fo:font-weight="normal" officeooo:rsid="00b5412b" officeooo:paragraph-rsid="00ba8454" style:font-weight-asian="normal" style:font-weight-complex="normal"/>
    </style:style>
    <style:style style:name="P93" style:family="paragraph" style:parent-style-name="Standard">
      <style:paragraph-properties fo:line-height="115%" style:writing-mode="lr-tb"/>
      <style:text-properties fo:font-weight="normal" officeooo:rsid="00c2492e" officeooo:paragraph-rsid="00c2492e" style:font-weight-asian="normal" style:font-weight-complex="normal"/>
    </style:style>
    <style:style style:name="P94" style:family="paragraph" style:parent-style-name="Standard">
      <style:paragraph-properties fo:line-height="115%" style:writing-mode="lr-tb"/>
      <style:text-properties fo:font-weight="normal" officeooo:rsid="00c33375" officeooo:paragraph-rsid="00c2492e" style:font-weight-asian="normal" style:font-weight-complex="normal"/>
    </style:style>
    <style:style style:name="P95" style:family="paragraph" style:parent-style-name="Standard">
      <style:paragraph-properties fo:line-height="115%" style:writing-mode="lr-tb"/>
      <style:text-properties fo:font-weight="normal" officeooo:rsid="00c33375" officeooo:paragraph-rsid="00c33375" style:font-weight-asian="normal" style:font-weight-complex="normal"/>
    </style:style>
    <style:style style:name="P96" style:family="paragraph" style:parent-style-name="Standard">
      <style:paragraph-properties fo:line-height="115%" style:writing-mode="lr-tb"/>
      <style:text-properties fo:font-weight="normal" officeooo:rsid="00c3b611" officeooo:paragraph-rsid="00c3b611" style:font-weight-asian="normal" style:font-weight-complex="normal"/>
    </style:style>
    <style:style style:name="P97" style:family="paragraph" style:parent-style-name="Standard">
      <style:paragraph-properties fo:line-height="115%" style:writing-mode="lr-tb"/>
      <style:text-properties fo:font-weight="normal" officeooo:rsid="00c70bc8" officeooo:paragraph-rsid="00c70bc8" style:font-weight-asian="normal" style:font-weight-complex="normal"/>
    </style:style>
    <style:style style:name="P98" style:family="paragraph" style:parent-style-name="Standard">
      <style:paragraph-properties fo:line-height="115%" style:writing-mode="lr-tb"/>
      <style:text-properties fo:font-weight="normal" officeooo:rsid="00c95ba1" officeooo:paragraph-rsid="00c95ba1" style:font-weight-asian="normal" style:font-weight-complex="normal"/>
    </style:style>
    <style:style style:name="P99" style:family="paragraph" style:parent-style-name="Standard">
      <style:paragraph-properties fo:line-height="115%" style:writing-mode="lr-tb"/>
      <style:text-properties fo:font-weight="normal" officeooo:rsid="00cb48ea" officeooo:paragraph-rsid="00cb48ea" style:font-weight-asian="normal" style:font-weight-complex="normal"/>
    </style:style>
    <style:style style:name="P100" style:family="paragraph" style:parent-style-name="Standard">
      <style:paragraph-properties fo:line-height="115%" style:writing-mode="lr-tb"/>
      <style:text-properties fo:font-weight="normal" officeooo:rsid="00cb57da" officeooo:paragraph-rsid="00cb57da" style:font-weight-asian="normal" style:font-weight-complex="normal"/>
    </style:style>
    <style:style style:name="P101" style:family="paragraph" style:parent-style-name="Standard">
      <style:paragraph-properties fo:line-height="115%" style:writing-mode="lr-tb"/>
      <style:text-properties fo:font-weight="normal" officeooo:rsid="00ccca33" officeooo:paragraph-rsid="00ccca33" style:font-weight-asian="normal" style:font-weight-complex="normal"/>
    </style:style>
    <style:style style:name="P102" style:family="paragraph" style:parent-style-name="Standard">
      <style:paragraph-properties fo:line-height="115%" style:writing-mode="lr-tb"/>
      <style:text-properties fo:font-weight="normal" officeooo:rsid="00cd705d" officeooo:paragraph-rsid="00cd705d" style:font-weight-asian="normal" style:font-weight-complex="normal"/>
    </style:style>
    <style:style style:name="P103" style:family="paragraph" style:parent-style-name="Standard">
      <style:paragraph-properties fo:line-height="115%" style:writing-mode="lr-tb"/>
      <style:text-properties fo:font-weight="normal" officeooo:rsid="00ce6088" officeooo:paragraph-rsid="00ce6088" style:font-weight-asian="normal" style:font-weight-complex="normal"/>
    </style:style>
    <style:style style:name="P104" style:family="paragraph" style:parent-style-name="Standard">
      <style:paragraph-properties fo:line-height="115%" style:writing-mode="lr-tb"/>
      <style:text-properties fo:font-weight="normal" officeooo:rsid="00d695b1" officeooo:paragraph-rsid="00d695b1" style:font-weight-asian="normal" style:font-weight-complex="normal"/>
    </style:style>
    <style:style style:name="P105" style:family="paragraph" style:parent-style-name="Standard">
      <style:paragraph-properties fo:line-height="115%" style:writing-mode="lr-tb"/>
      <style:text-properties fo:font-weight="normal" officeooo:rsid="00d74434" officeooo:paragraph-rsid="00d74434" style:font-weight-asian="normal" style:font-weight-complex="normal"/>
    </style:style>
    <style:style style:name="P106" style:family="paragraph" style:parent-style-name="Standard">
      <style:paragraph-properties fo:line-height="115%" style:writing-mode="lr-tb"/>
      <style:text-properties fo:font-weight="normal" officeooo:rsid="00d74881" officeooo:paragraph-rsid="00d74881" style:font-weight-asian="normal" style:font-weight-complex="normal"/>
    </style:style>
    <style:style style:name="P107" style:family="paragraph" style:parent-style-name="Standard">
      <style:paragraph-properties fo:line-height="115%" style:writing-mode="lr-tb"/>
      <style:text-properties fo:font-weight="normal" officeooo:rsid="00d8fd28" officeooo:paragraph-rsid="00d8fd28" style:font-weight-asian="normal" style:font-weight-complex="normal"/>
    </style:style>
    <style:style style:name="P108" style:family="paragraph" style:parent-style-name="Standard">
      <style:paragraph-properties fo:line-height="115%" style:writing-mode="lr-tb"/>
      <style:text-properties fo:font-weight="normal" officeooo:rsid="00d91dbe" officeooo:paragraph-rsid="00d91dbe" style:font-weight-asian="normal" style:font-weight-complex="normal"/>
    </style:style>
    <style:style style:name="P109" style:family="paragraph" style:parent-style-name="Standard">
      <style:paragraph-properties fo:line-height="115%" style:writing-mode="lr-tb"/>
      <style:text-properties fo:font-weight="normal" officeooo:rsid="00dfc7f4" officeooo:paragraph-rsid="00dfc7f4" style:font-weight-asian="normal" style:font-weight-complex="normal"/>
    </style:style>
    <style:style style:name="P110" style:family="paragraph" style:parent-style-name="Standard">
      <style:paragraph-properties fo:line-height="115%" style:writing-mode="lr-tb"/>
      <style:text-properties fo:font-weight="normal" officeooo:rsid="00e2e856" officeooo:paragraph-rsid="00e2e856" style:font-weight-asian="normal" style:font-weight-complex="normal"/>
    </style:style>
    <style:style style:name="P111" style:family="paragraph" style:parent-style-name="Standard">
      <style:paragraph-properties fo:line-height="115%" style:writing-mode="lr-tb"/>
      <style:text-properties fo:font-weight="normal" officeooo:rsid="00e2efe5" officeooo:paragraph-rsid="00e2efe5" style:font-weight-asian="normal" style:font-weight-complex="normal"/>
    </style:style>
    <style:style style:name="P112" style:family="paragraph" style:parent-style-name="Standard">
      <style:paragraph-properties fo:line-height="115%" style:writing-mode="lr-tb"/>
      <style:text-properties fo:font-weight="normal" officeooo:rsid="00e322b0" officeooo:paragraph-rsid="00e322b0" style:font-weight-asian="normal" style:font-weight-complex="normal"/>
    </style:style>
    <style:style style:name="P113" style:family="paragraph" style:parent-style-name="Standard">
      <style:paragraph-properties fo:line-height="115%" style:writing-mode="lr-tb"/>
      <style:text-properties fo:font-weight="normal" officeooo:rsid="00e6d25f" officeooo:paragraph-rsid="00e6d25f" style:font-weight-asian="normal" style:font-weight-complex="normal"/>
    </style:style>
    <style:style style:name="P114" style:family="paragraph" style:parent-style-name="Standard">
      <style:paragraph-properties fo:line-height="115%" style:writing-mode="lr-tb"/>
      <style:text-properties fo:font-weight="normal" officeooo:rsid="00ebf378" officeooo:paragraph-rsid="00ebf378" style:font-weight-asian="normal" style:font-weight-complex="normal"/>
    </style:style>
    <style:style style:name="P115" style:family="paragraph" style:parent-style-name="Standard">
      <style:paragraph-properties fo:line-height="115%" style:writing-mode="lr-tb"/>
      <style:text-properties fo:font-weight="normal" officeooo:rsid="00ed674b" officeooo:paragraph-rsid="00ed674b" style:font-weight-asian="normal" style:font-weight-complex="normal"/>
    </style:style>
    <style:style style:name="P116" style:family="paragraph" style:parent-style-name="Standard">
      <style:paragraph-properties fo:line-height="115%" style:writing-mode="lr-tb"/>
      <style:text-properties fo:font-weight="normal" officeooo:rsid="00ee4805" officeooo:paragraph-rsid="00ee4805" style:font-weight-asian="normal" style:font-weight-complex="normal"/>
    </style:style>
    <style:style style:name="P117" style:family="paragraph" style:parent-style-name="Standard">
      <style:paragraph-properties fo:line-height="115%" style:writing-mode="lr-tb"/>
      <style:text-properties fo:font-weight="normal" officeooo:rsid="00eed5c3" officeooo:paragraph-rsid="00eed5c3" style:font-weight-asian="normal" style:font-weight-complex="normal"/>
    </style:style>
    <style:style style:name="P118" style:family="paragraph" style:parent-style-name="Standard">
      <style:paragraph-properties fo:line-height="115%" style:writing-mode="lr-tb"/>
      <style:text-properties fo:font-weight="normal" officeooo:rsid="0104bf6a" officeooo:paragraph-rsid="0104bf6a" style:font-weight-asian="normal" style:font-weight-complex="normal"/>
    </style:style>
    <style:style style:name="P119" style:family="paragraph" style:parent-style-name="Standard">
      <style:paragraph-properties fo:line-height="115%" style:writing-mode="lr-tb"/>
      <style:text-properties fo:font-weight="normal" officeooo:rsid="0111bbb7" officeooo:paragraph-rsid="0111bbb7" style:font-weight-asian="normal" style:font-weight-complex="normal"/>
    </style:style>
    <style:style style:name="P120" style:family="paragraph" style:parent-style-name="Standard">
      <style:paragraph-properties fo:line-height="115%" style:writing-mode="lr-tb"/>
      <style:text-properties fo:font-weight="normal" officeooo:rsid="01146c1f" officeooo:paragraph-rsid="01146c1f" style:font-weight-asian="normal" style:font-weight-complex="normal"/>
    </style:style>
    <style:style style:name="P121" style:family="paragraph" style:parent-style-name="Standard">
      <style:paragraph-properties fo:line-height="115%" style:writing-mode="lr-tb"/>
      <style:text-properties fo:font-weight="normal" officeooo:rsid="011afa5c" officeooo:paragraph-rsid="011afa5c" style:font-weight-asian="normal" style:font-weight-complex="normal"/>
    </style:style>
    <style:style style:name="P122" style:family="paragraph" style:parent-style-name="Standard">
      <style:paragraph-properties fo:line-height="115%" style:writing-mode="lr-tb"/>
      <style:text-properties fo:font-weight="normal" officeooo:rsid="012279bb" officeooo:paragraph-rsid="012279bb" style:font-weight-asian="normal" style:font-weight-complex="normal"/>
    </style:style>
    <style:style style:name="P123" style:family="paragraph" style:parent-style-name="Standard">
      <style:paragraph-properties fo:line-height="115%" style:writing-mode="lr-tb"/>
      <style:text-properties fo:font-weight="normal" officeooo:rsid="0af228c0" officeooo:paragraph-rsid="0af228c0" style:font-weight-asian="normal" style:font-weight-complex="normal"/>
    </style:style>
    <style:style style:name="P124" style:family="paragraph" style:parent-style-name="Standard">
      <style:paragraph-properties fo:line-height="115%" style:writing-mode="lr-tb"/>
      <style:text-properties style:text-underline-style="solid" style:text-underline-width="auto" style:text-underline-color="font-color" fo:font-weight="normal" officeooo:rsid="00b2ec1d" officeooo:paragraph-rsid="00b2ec1d" style:font-weight-asian="normal" style:font-weight-complex="normal"/>
    </style:style>
    <style:style style:name="P125" style:family="paragraph" style:parent-style-name="Standard">
      <style:paragraph-properties fo:line-height="115%" style:writing-mode="lr-tb"/>
      <style:text-properties style:text-underline-style="solid" style:text-underline-width="auto" style:text-underline-color="font-color" fo:font-weight="bold" officeooo:rsid="011d21c6" officeooo:paragraph-rsid="011d21c6" style:font-weight-asian="bold" style:font-weight-complex="bold"/>
    </style:style>
    <style:style style:name="P126" style:family="paragraph" style:parent-style-name="Standard">
      <style:paragraph-properties fo:line-height="115%" style:writing-mode="lr-tb"/>
      <style:text-properties style:text-underline-style="none" fo:font-weight="normal" officeooo:rsid="011df4f7" officeooo:paragraph-rsid="011df4f7" style:font-weight-asian="normal" style:font-weight-complex="normal"/>
    </style:style>
    <style:style style:name="P127" style:family="paragraph" style:parent-style-name="Standard">
      <style:paragraph-properties fo:line-height="115%" style:writing-mode="lr-tb"/>
      <style:text-properties style:text-underline-style="none" fo:font-weight="normal" officeooo:rsid="011f61e5" officeooo:paragraph-rsid="011f61e5" style:font-weight-asian="normal" style:font-weight-complex="normal"/>
    </style:style>
    <style:style style:name="P128" style:family="paragraph" style:parent-style-name="Standard">
      <style:paragraph-properties fo:line-height="115%" style:writing-mode="lr-tb"/>
      <style:text-properties style:text-underline-style="none" fo:font-weight="normal" officeooo:rsid="01210daf" officeooo:paragraph-rsid="01210daf" style:font-weight-asian="normal" style:font-weight-complex="normal"/>
    </style:style>
    <style:style style:name="P129" style:family="paragraph" style:parent-style-name="Standard">
      <style:paragraph-properties fo:line-height="115%" style:writing-mode="lr-tb"/>
      <style:text-properties style:text-underline-style="none" fo:font-weight="normal" officeooo:rsid="012279bb" officeooo:paragraph-rsid="012279bb" style:font-weight-asian="normal" style:font-weight-complex="normal"/>
    </style:style>
    <style:style style:name="P130" style:family="paragraph" style:parent-style-name="Standard">
      <style:paragraph-properties fo:line-height="115%" style:writing-mode="lr-tb"/>
      <style:text-properties style:text-underline-style="none" fo:font-weight="normal" officeooo:rsid="012279bb" officeooo:paragraph-rsid="012a68d3" style:font-weight-asian="normal" style:font-weight-complex="normal"/>
    </style:style>
    <style:style style:name="P131" style:family="paragraph" style:parent-style-name="Standard">
      <style:paragraph-properties fo:line-height="115%" style:writing-mode="lr-tb"/>
      <style:text-properties style:text-underline-style="none" fo:font-weight="normal" officeooo:rsid="012637fe" officeooo:paragraph-rsid="012637fe" style:font-weight-asian="normal" style:font-weight-complex="normal"/>
    </style:style>
    <style:style style:name="P132" style:family="paragraph" style:parent-style-name="Standard">
      <style:paragraph-properties fo:line-height="115%" style:writing-mode="lr-tb"/>
      <style:text-properties style:text-underline-style="none" fo:font-weight="normal" officeooo:rsid="012adc79" officeooo:paragraph-rsid="012adc79" style:font-weight-asian="normal" style:font-weight-complex="normal"/>
    </style:style>
    <style:style style:name="P133" style:family="paragraph" style:parent-style-name="Standard">
      <style:paragraph-properties fo:line-height="115%" style:writing-mode="lr-tb"/>
      <style:text-properties style:text-underline-style="none" fo:font-weight="normal" officeooo:rsid="012fc122" officeooo:paragraph-rsid="012fc122" style:font-weight-asian="normal" style:font-weight-complex="normal"/>
    </style:style>
    <style:style style:name="P134" style:family="paragraph" style:parent-style-name="Standard">
      <style:paragraph-properties fo:line-height="115%" style:writing-mode="lr-tb"/>
      <style:text-properties style:text-underline-style="none" fo:font-weight="normal" officeooo:rsid="0131e80d" officeooo:paragraph-rsid="0131e80d" style:font-weight-asian="normal" style:font-weight-complex="normal"/>
    </style:style>
    <style:style style:name="P135" style:family="paragraph" style:parent-style-name="Standard">
      <style:paragraph-properties fo:line-height="115%" style:writing-mode="lr-tb"/>
      <style:text-properties style:text-underline-style="none" fo:font-weight="normal" officeooo:rsid="01334464" officeooo:paragraph-rsid="01334464" style:font-weight-asian="normal" style:font-weight-complex="normal"/>
    </style:style>
    <style:style style:name="P136" style:family="paragraph" style:parent-style-name="Standard">
      <style:paragraph-properties fo:line-height="115%" style:writing-mode="lr-tb"/>
      <style:text-properties style:text-underline-style="none" fo:font-weight="normal" officeooo:rsid="014592ae" officeooo:paragraph-rsid="014592ae" style:font-weight-asian="normal" style:font-weight-complex="normal"/>
    </style:style>
    <style:style style:name="P137" style:family="paragraph" style:parent-style-name="Standard">
      <style:paragraph-properties fo:line-height="115%" style:writing-mode="lr-tb"/>
      <style:text-properties style:text-underline-style="none" fo:font-weight="normal" officeooo:rsid="01360258" officeooo:paragraph-rsid="01360258" style:font-weight-asian="normal" style:font-weight-complex="normal"/>
    </style:style>
    <style:style style:name="P138" style:family="paragraph" style:parent-style-name="Standard">
      <style:paragraph-properties fo:line-height="115%" style:writing-mode="lr-tb"/>
      <style:text-properties style:text-underline-style="none" fo:font-weight="normal" officeooo:rsid="014ec010" officeooo:paragraph-rsid="014ec010" style:font-weight-asian="normal" style:font-weight-complex="normal"/>
    </style:style>
    <style:style style:name="P139" style:family="paragraph" style:parent-style-name="Standard">
      <style:paragraph-properties fo:line-height="115%" style:writing-mode="lr-tb"/>
      <style:text-properties style:text-underline-style="none" fo:font-weight="normal" officeooo:rsid="014fe741" officeooo:paragraph-rsid="014fe741" style:font-weight-asian="normal" style:font-weight-complex="normal"/>
    </style:style>
    <style:style style:name="P140" style:family="paragraph" style:parent-style-name="Standard">
      <style:paragraph-properties fo:line-height="115%" style:writing-mode="lr-tb"/>
      <style:text-properties style:text-underline-style="none" fo:font-weight="normal" officeooo:rsid="0151c9bd" officeooo:paragraph-rsid="0151c9bd" style:font-weight-asian="normal" style:font-weight-complex="normal"/>
    </style:style>
    <style:style style:name="P141" style:family="paragraph" style:parent-style-name="Standard">
      <style:paragraph-properties fo:line-height="115%" style:writing-mode="lr-tb"/>
      <style:text-properties style:text-underline-style="none" fo:font-weight="normal" officeooo:rsid="0153a21b" officeooo:paragraph-rsid="0153a21b" style:font-weight-asian="normal" style:font-weight-complex="normal"/>
    </style:style>
    <style:style style:name="P142" style:family="paragraph" style:parent-style-name="Standard">
      <style:paragraph-properties fo:line-height="115%" style:writing-mode="lr-tb"/>
      <style:text-properties style:text-underline-style="none" fo:font-weight="normal" officeooo:rsid="015cdef7" officeooo:paragraph-rsid="0153a21b" style:font-weight-asian="normal" style:font-weight-complex="normal"/>
    </style:style>
    <style:style style:name="P143" style:family="paragraph" style:parent-style-name="Standard">
      <style:paragraph-properties fo:line-height="115%" style:writing-mode="lr-tb"/>
      <style:text-properties style:text-underline-style="none" fo:font-weight="normal" officeooo:rsid="015cdef7" officeooo:paragraph-rsid="015cdef7" style:font-weight-asian="normal" style:font-weight-complex="normal"/>
    </style:style>
    <style:style style:name="P144" style:family="paragraph" style:parent-style-name="Standard">
      <style:paragraph-properties fo:line-height="115%" style:writing-mode="lr-tb"/>
      <style:text-properties style:text-underline-style="none" fo:font-weight="normal" officeooo:rsid="015cdef7" officeooo:paragraph-rsid="015d1294" style:font-weight-asian="normal" style:font-weight-complex="normal"/>
    </style:style>
    <style:style style:name="P145" style:family="paragraph" style:parent-style-name="Standard">
      <style:paragraph-properties fo:line-height="115%" style:writing-mode="lr-tb"/>
      <style:text-properties style:text-underline-style="none" fo:font-weight="normal" officeooo:rsid="015cdef7" officeooo:paragraph-rsid="0184fe8a" style:font-weight-asian="normal" style:font-weight-complex="normal"/>
    </style:style>
    <style:style style:name="P146" style:family="paragraph" style:parent-style-name="Standard">
      <style:paragraph-properties fo:line-height="115%" style:writing-mode="lr-tb"/>
      <style:text-properties style:text-underline-style="none" fo:font-weight="normal" officeooo:rsid="015e3529" officeooo:paragraph-rsid="015e3529" style:font-weight-asian="normal" style:font-weight-complex="normal"/>
    </style:style>
    <style:style style:name="P147" style:family="paragraph" style:parent-style-name="Standard">
      <style:paragraph-properties fo:line-height="115%" style:writing-mode="lr-tb"/>
      <style:text-properties style:text-underline-style="none" fo:font-weight="normal" officeooo:rsid="015e60e7" officeooo:paragraph-rsid="015e60e7" style:font-weight-asian="normal" style:font-weight-complex="normal"/>
    </style:style>
    <style:style style:name="P148" style:family="paragraph" style:parent-style-name="Standard">
      <style:paragraph-properties fo:line-height="115%" style:writing-mode="lr-tb"/>
      <style:text-properties style:text-underline-style="none" fo:font-weight="normal" officeooo:rsid="01789b7e" officeooo:paragraph-rsid="01789b7e" style:font-weight-asian="normal" style:font-weight-complex="normal"/>
    </style:style>
    <style:style style:name="P149" style:family="paragraph" style:parent-style-name="Standard">
      <style:paragraph-properties fo:line-height="115%" style:writing-mode="lr-tb"/>
      <style:text-properties style:text-underline-style="none" fo:font-weight="normal" officeooo:rsid="017a3b42" officeooo:paragraph-rsid="017a3b42" style:font-weight-asian="normal" style:font-weight-complex="normal"/>
    </style:style>
    <style:style style:name="P150" style:family="paragraph" style:parent-style-name="Standard">
      <style:paragraph-properties fo:line-height="115%" style:writing-mode="lr-tb"/>
      <style:text-properties style:text-underline-style="none" fo:font-weight="normal" officeooo:rsid="0184fe8a" officeooo:paragraph-rsid="0184fe8a" style:font-weight-asian="normal" style:font-weight-complex="normal"/>
    </style:style>
    <style:style style:name="P151" style:family="paragraph" style:parent-style-name="Table_20_Contents">
      <style:text-properties officeooo:rsid="00079061" officeooo:paragraph-rsid="00079061"/>
    </style:style>
    <style:style style:name="P152" style:family="paragraph" style:parent-style-name="Table_20_Contents">
      <style:text-properties officeooo:rsid="000abd69" officeooo:paragraph-rsid="000abd69"/>
    </style:style>
    <style:style style:name="P153" style:family="paragraph" style:parent-style-name="Table_20_Contents">
      <style:text-properties officeooo:rsid="000b6a2f" officeooo:paragraph-rsid="000b6a2f"/>
    </style:style>
    <style:style style:name="P154" style:family="paragraph" style:parent-style-name="Table_20_Contents">
      <style:text-properties officeooo:rsid="000bd4e8" officeooo:paragraph-rsid="000bd4e8"/>
    </style:style>
    <style:style style:name="P155" style:family="paragraph" style:parent-style-name="Table_20_Contents">
      <style:text-properties officeooo:rsid="000d3308" officeooo:paragraph-rsid="000d3308"/>
    </style:style>
    <style:style style:name="P156" style:family="paragraph" style:parent-style-name="Table_20_Contents">
      <style:text-properties officeooo:rsid="000d94f0" officeooo:paragraph-rsid="000d94f0"/>
    </style:style>
    <style:style style:name="P157" style:family="paragraph" style:parent-style-name="Table_20_Contents">
      <style:text-properties officeooo:rsid="000e0d5f" officeooo:paragraph-rsid="000e0d5f"/>
    </style:style>
    <style:style style:name="P158" style:family="paragraph" style:parent-style-name="Table_20_Contents">
      <style:text-properties officeooo:rsid="000ea54c" officeooo:paragraph-rsid="000ea54c"/>
    </style:style>
    <style:style style:name="P159" style:family="paragraph" style:parent-style-name="Table_20_Contents">
      <style:text-properties officeooo:rsid="000eae40" officeooo:paragraph-rsid="000eae40"/>
    </style:style>
    <style:style style:name="P160" style:family="paragraph" style:parent-style-name="Table_20_Contents">
      <style:text-properties officeooo:rsid="000eda67" officeooo:paragraph-rsid="000eda67"/>
    </style:style>
    <style:style style:name="P161" style:family="paragraph" style:parent-style-name="Table_20_Contents">
      <style:text-properties officeooo:rsid="000f3de9" officeooo:paragraph-rsid="000f3de9"/>
    </style:style>
    <style:style style:name="P162" style:family="paragraph" style:parent-style-name="Table_20_Contents">
      <style:text-properties officeooo:rsid="00116fcc" officeooo:paragraph-rsid="00116fcc"/>
    </style:style>
    <style:style style:name="P163" style:family="paragraph" style:parent-style-name="Table_20_Contents">
      <style:text-properties officeooo:rsid="0017eb35" officeooo:paragraph-rsid="0017eb35"/>
    </style:style>
    <style:style style:name="P164" style:family="paragraph" style:parent-style-name="Table_20_Contents">
      <style:text-properties officeooo:rsid="0021a97a" officeooo:paragraph-rsid="0021a97a"/>
    </style:style>
    <style:style style:name="P165" style:family="paragraph" style:parent-style-name="Table_20_Contents">
      <style:text-properties officeooo:rsid="002350eb" officeooo:paragraph-rsid="002350eb"/>
    </style:style>
    <style:style style:name="P166" style:family="paragraph" style:parent-style-name="Table_20_Contents">
      <style:text-properties officeooo:rsid="0024ea0c" officeooo:paragraph-rsid="0024ea0c"/>
    </style:style>
    <style:style style:name="P167" style:family="paragraph" style:parent-style-name="Table_20_Contents">
      <style:text-properties officeooo:rsid="0025d2a3" officeooo:paragraph-rsid="0025d2a3"/>
    </style:style>
    <style:style style:name="P168" style:family="paragraph" style:parent-style-name="Table_20_Contents">
      <style:text-properties officeooo:rsid="002623a5" officeooo:paragraph-rsid="002623a5"/>
    </style:style>
    <style:style style:name="P169" style:family="paragraph" style:parent-style-name="Table_20_Contents">
      <style:text-properties officeooo:rsid="002663b3" officeooo:paragraph-rsid="002663b3"/>
    </style:style>
    <style:style style:name="P170" style:family="paragraph" style:parent-style-name="Table_20_Contents">
      <style:text-properties officeooo:rsid="00283c67" officeooo:paragraph-rsid="00283c67"/>
    </style:style>
    <style:style style:name="P171" style:family="paragraph" style:parent-style-name="Table_20_Contents">
      <style:text-properties officeooo:rsid="002b772d" officeooo:paragraph-rsid="002b772d"/>
    </style:style>
    <style:style style:name="P172" style:family="paragraph" style:parent-style-name="Table_20_Contents">
      <style:text-properties officeooo:rsid="002f0dda" officeooo:paragraph-rsid="002f0dda"/>
    </style:style>
    <style:style style:name="P173" style:family="paragraph" style:parent-style-name="Table_20_Contents">
      <style:text-properties officeooo:rsid="00304bc8" officeooo:paragraph-rsid="00304bc8"/>
    </style:style>
    <style:style style:name="P174" style:family="paragraph" style:parent-style-name="Table_20_Contents">
      <style:text-properties officeooo:rsid="0039890c" officeooo:paragraph-rsid="0039890c"/>
    </style:style>
    <style:style style:name="P175" style:family="paragraph" style:parent-style-name="Table_20_Contents">
      <style:text-properties officeooo:rsid="0039edb2" officeooo:paragraph-rsid="0039edb2"/>
    </style:style>
    <style:style style:name="P176" style:family="paragraph" style:parent-style-name="Table_20_Contents">
      <style:text-properties officeooo:rsid="003b696f" officeooo:paragraph-rsid="003b696f"/>
    </style:style>
    <style:style style:name="P177" style:family="paragraph" style:parent-style-name="Table_20_Contents">
      <style:text-properties officeooo:rsid="00408483" officeooo:paragraph-rsid="00408483"/>
    </style:style>
    <style:style style:name="P178" style:family="paragraph" style:parent-style-name="Table_20_Contents">
      <style:text-properties officeooo:rsid="00473fc1" officeooo:paragraph-rsid="00473fc1"/>
    </style:style>
    <style:style style:name="P179" style:family="paragraph" style:parent-style-name="Table_20_Contents">
      <style:text-properties officeooo:rsid="00489cf9" officeooo:paragraph-rsid="00489cf9"/>
    </style:style>
    <style:style style:name="P180" style:family="paragraph" style:parent-style-name="Table_20_Contents">
      <style:text-properties officeooo:rsid="005b0f27" officeooo:paragraph-rsid="005b0f27"/>
    </style:style>
    <style:style style:name="P181" style:family="paragraph" style:parent-style-name="Table_20_Contents">
      <style:text-properties officeooo:rsid="005b0f27" officeooo:paragraph-rsid="0072f308"/>
    </style:style>
    <style:style style:name="P182" style:family="paragraph" style:parent-style-name="Table_20_Contents">
      <style:text-properties officeooo:rsid="005e9b53" officeooo:paragraph-rsid="005e9b53"/>
    </style:style>
    <style:style style:name="P183" style:family="paragraph" style:parent-style-name="Table_20_Contents">
      <style:text-properties officeooo:rsid="0061df6e" officeooo:paragraph-rsid="0061df6e"/>
    </style:style>
    <style:style style:name="P184" style:family="paragraph" style:parent-style-name="Table_20_Contents">
      <style:text-properties officeooo:rsid="00636b24" officeooo:paragraph-rsid="00636b24"/>
    </style:style>
    <style:style style:name="P185" style:family="paragraph" style:parent-style-name="Table_20_Contents">
      <style:text-properties officeooo:rsid="0067d9a6" officeooo:paragraph-rsid="0067d9a6"/>
    </style:style>
    <style:style style:name="P186" style:family="paragraph" style:parent-style-name="Table_20_Contents">
      <style:text-properties officeooo:rsid="00696493" officeooo:paragraph-rsid="00696493"/>
    </style:style>
    <style:style style:name="P187" style:family="paragraph" style:parent-style-name="Table_20_Contents">
      <style:text-properties officeooo:rsid="006aa1b1" officeooo:paragraph-rsid="006aa1b1"/>
    </style:style>
    <style:style style:name="P188" style:family="paragraph" style:parent-style-name="Table_20_Contents">
      <style:text-properties officeooo:rsid="00734692" officeooo:paragraph-rsid="00734692"/>
    </style:style>
    <style:style style:name="P189" style:family="paragraph" style:parent-style-name="Table_20_Contents">
      <style:text-properties officeooo:rsid="007877df" officeooo:paragraph-rsid="007877df"/>
    </style:style>
    <style:style style:name="P190" style:family="paragraph" style:parent-style-name="Table_20_Contents">
      <style:text-properties officeooo:rsid="00787d2b" officeooo:paragraph-rsid="00787d2b"/>
    </style:style>
    <style:style style:name="P191" style:family="paragraph" style:parent-style-name="Table_20_Contents">
      <style:text-properties officeooo:rsid="007904be" officeooo:paragraph-rsid="007904be"/>
    </style:style>
    <style:style style:name="P192" style:family="paragraph" style:parent-style-name="Table_20_Contents">
      <style:text-properties officeooo:rsid="007b5725" officeooo:paragraph-rsid="007b5725"/>
    </style:style>
    <style:style style:name="P193" style:family="paragraph" style:parent-style-name="Table_20_Contents">
      <style:text-properties officeooo:rsid="007b79d6" officeooo:paragraph-rsid="007b79d6"/>
    </style:style>
    <style:style style:name="P194" style:family="paragraph" style:parent-style-name="Table_20_Contents">
      <style:text-properties officeooo:rsid="007ca0ef" officeooo:paragraph-rsid="007ca0ef"/>
    </style:style>
    <style:style style:name="P195" style:family="paragraph" style:parent-style-name="Table_20_Contents">
      <style:text-properties officeooo:rsid="007e93f7" officeooo:paragraph-rsid="007e93f7"/>
    </style:style>
    <style:style style:name="P196" style:family="paragraph" style:parent-style-name="Table_20_Contents">
      <style:text-properties officeooo:rsid="0083354c" officeooo:paragraph-rsid="0083354c"/>
    </style:style>
    <style:style style:name="P197" style:family="paragraph" style:parent-style-name="Table_20_Contents">
      <style:text-properties officeooo:rsid="00850ebe" officeooo:paragraph-rsid="00850ebe"/>
    </style:style>
    <style:style style:name="P198" style:family="paragraph" style:parent-style-name="Table_20_Contents">
      <style:text-properties officeooo:rsid="009af786" officeooo:paragraph-rsid="009af786"/>
    </style:style>
    <style:style style:name="P199" style:family="paragraph" style:parent-style-name="Table_20_Contents">
      <style:text-properties officeooo:rsid="009f53d0" officeooo:paragraph-rsid="009f53d0"/>
    </style:style>
    <style:style style:name="P200" style:family="paragraph" style:parent-style-name="Table_20_Contents">
      <style:text-properties officeooo:rsid="00a236d4" officeooo:paragraph-rsid="00a236d4"/>
    </style:style>
    <style:style style:name="P201" style:family="paragraph" style:parent-style-name="Table_20_Contents">
      <style:text-properties officeooo:rsid="00a59b55" officeooo:paragraph-rsid="00a59b55"/>
    </style:style>
    <style:style style:name="P202" style:family="paragraph" style:parent-style-name="Table_20_Contents">
      <style:text-properties officeooo:rsid="00ad2899" officeooo:paragraph-rsid="00ad2899"/>
    </style:style>
    <style:style style:name="P203" style:family="paragraph" style:parent-style-name="Table_20_Contents">
      <style:text-properties officeooo:rsid="00adb059" officeooo:paragraph-rsid="00adb059"/>
    </style:style>
    <style:style style:name="P204" style:family="paragraph" style:parent-style-name="Table_20_Contents">
      <style:text-properties officeooo:rsid="00af5fe1" officeooo:paragraph-rsid="00af5fe1"/>
    </style:style>
    <style:style style:name="P205" style:family="paragraph" style:parent-style-name="Table_20_Contents">
      <style:text-properties officeooo:rsid="00b1ac65" officeooo:paragraph-rsid="00b1ac65"/>
    </style:style>
    <style:style style:name="P206" style:family="paragraph" style:parent-style-name="Table_20_Contents">
      <style:text-properties officeooo:rsid="00b2a356" officeooo:paragraph-rsid="00b2a356"/>
    </style:style>
    <style:style style:name="P207" style:family="paragraph" style:parent-style-name="Table_20_Contents">
      <style:text-properties officeooo:rsid="00b2ec1d" officeooo:paragraph-rsid="00b2ec1d"/>
    </style:style>
    <style:style style:name="P208" style:family="paragraph" style:parent-style-name="Table_20_Contents">
      <style:text-properties officeooo:rsid="00b5412b" officeooo:paragraph-rsid="00b5412b"/>
    </style:style>
    <style:style style:name="P209" style:family="paragraph" style:parent-style-name="Table_20_Contents">
      <style:text-properties officeooo:rsid="00b72f48" officeooo:paragraph-rsid="00b72f48"/>
    </style:style>
    <style:style style:name="P210" style:family="paragraph" style:parent-style-name="Table_20_Contents">
      <style:text-properties officeooo:rsid="00b8bf8b" officeooo:paragraph-rsid="00b8bf8b"/>
    </style:style>
    <style:style style:name="P211" style:family="paragraph" style:parent-style-name="Table_20_Contents">
      <style:text-properties officeooo:rsid="00ba8454" officeooo:paragraph-rsid="00baa11e"/>
    </style:style>
    <style:style style:name="P212" style:family="paragraph" style:parent-style-name="Table_20_Contents">
      <style:text-properties officeooo:rsid="00baa11e" officeooo:paragraph-rsid="00baa11e"/>
    </style:style>
    <style:style style:name="P213" style:family="paragraph" style:parent-style-name="Table_20_Contents">
      <style:text-properties officeooo:paragraph-rsid="00baa11e"/>
    </style:style>
    <style:style style:name="P214" style:family="paragraph" style:parent-style-name="Table_20_Contents">
      <style:text-properties officeooo:rsid="00bb7d8f" officeooo:paragraph-rsid="00bb7d8f"/>
    </style:style>
    <style:style style:name="P215" style:family="paragraph" style:parent-style-name="Table_20_Contents">
      <style:text-properties officeooo:rsid="00be2f0b" officeooo:paragraph-rsid="00be2f0b"/>
    </style:style>
    <style:style style:name="P216" style:family="paragraph" style:parent-style-name="Table_20_Contents">
      <style:text-properties officeooo:rsid="00bfb685" officeooo:paragraph-rsid="00bfb685"/>
    </style:style>
    <style:style style:name="P217" style:family="paragraph" style:parent-style-name="Table_20_Contents">
      <style:text-properties officeooo:rsid="00c1a278" officeooo:paragraph-rsid="00c1a278"/>
    </style:style>
    <style:style style:name="P218" style:family="paragraph" style:parent-style-name="Table_20_Contents">
      <style:text-properties officeooo:rsid="00ce6088" officeooo:paragraph-rsid="00ce6088"/>
    </style:style>
    <style:style style:name="P219" style:family="paragraph" style:parent-style-name="Table_20_Contents">
      <style:text-properties officeooo:rsid="00d27ea3" officeooo:paragraph-rsid="00d27ea3"/>
    </style:style>
    <style:style style:name="P220" style:family="paragraph" style:parent-style-name="Table_20_Contents">
      <style:text-properties officeooo:rsid="00d3b241" officeooo:paragraph-rsid="00d3b241"/>
    </style:style>
    <style:style style:name="P221" style:family="paragraph" style:parent-style-name="Table_20_Contents">
      <style:text-properties officeooo:rsid="00d5acc1" officeooo:paragraph-rsid="00d5acc1"/>
    </style:style>
    <style:style style:name="P222" style:family="paragraph" style:parent-style-name="Table_20_Contents">
      <style:text-properties officeooo:rsid="00ded77e" officeooo:paragraph-rsid="00ded77e"/>
    </style:style>
    <style:style style:name="P223" style:family="paragraph" style:parent-style-name="Table_20_Contents">
      <style:text-properties officeooo:rsid="00e1913e" officeooo:paragraph-rsid="00e1913e"/>
    </style:style>
    <style:style style:name="P224" style:family="paragraph" style:parent-style-name="Table_20_Contents">
      <style:text-properties officeooo:rsid="00e88367" officeooo:paragraph-rsid="00e88367"/>
    </style:style>
    <style:style style:name="P225" style:family="paragraph" style:parent-style-name="Table_20_Contents">
      <style:text-properties officeooo:rsid="00f0bfcb" officeooo:paragraph-rsid="00f0bfcb"/>
    </style:style>
    <style:style style:name="P226" style:family="paragraph" style:parent-style-name="Table_20_Contents">
      <style:text-properties officeooo:rsid="00f220d7" officeooo:paragraph-rsid="00f220d7"/>
    </style:style>
    <style:style style:name="P227" style:family="paragraph" style:parent-style-name="Table_20_Contents">
      <style:text-properties officeooo:rsid="00f3a269" officeooo:paragraph-rsid="00f3a269"/>
    </style:style>
    <style:style style:name="P228" style:family="paragraph" style:parent-style-name="Table_20_Contents">
      <style:text-properties officeooo:rsid="00f3c2c0" officeooo:paragraph-rsid="00f3c2c0"/>
    </style:style>
    <style:style style:name="P229" style:family="paragraph" style:parent-style-name="Table_20_Contents">
      <style:text-properties officeooo:rsid="00f59b20" officeooo:paragraph-rsid="00f59b20"/>
    </style:style>
    <style:style style:name="P230" style:family="paragraph" style:parent-style-name="Table_20_Contents">
      <style:text-properties officeooo:rsid="00f78b2c" officeooo:paragraph-rsid="00f78b2c"/>
    </style:style>
    <style:style style:name="P231" style:family="paragraph" style:parent-style-name="Table_20_Contents">
      <style:text-properties officeooo:rsid="00f797b0" officeooo:paragraph-rsid="00f797b0"/>
    </style:style>
    <style:style style:name="P232" style:family="paragraph" style:parent-style-name="Table_20_Contents">
      <style:text-properties officeooo:rsid="00fcd9c3" officeooo:paragraph-rsid="00fcd9c3"/>
    </style:style>
    <style:style style:name="P233" style:family="paragraph" style:parent-style-name="Table_20_Contents">
      <style:text-properties officeooo:rsid="00fe4e5e" officeooo:paragraph-rsid="00fe4e5e"/>
    </style:style>
    <style:style style:name="P234" style:family="paragraph" style:parent-style-name="Table_20_Contents">
      <style:text-properties officeooo:rsid="01002850" officeooo:paragraph-rsid="01002850"/>
    </style:style>
    <style:style style:name="P235" style:family="paragraph" style:parent-style-name="Table_20_Contents">
      <style:text-properties officeooo:rsid="010112a8" officeooo:paragraph-rsid="010112a8"/>
    </style:style>
    <style:style style:name="P236" style:family="paragraph" style:parent-style-name="Table_20_Contents">
      <style:text-properties officeooo:rsid="0102008d" officeooo:paragraph-rsid="0102008d"/>
    </style:style>
    <style:style style:name="P237" style:family="paragraph" style:parent-style-name="Table_20_Contents">
      <style:text-properties officeooo:rsid="010481d2" officeooo:paragraph-rsid="010481d2"/>
    </style:style>
    <style:style style:name="P238" style:family="paragraph" style:parent-style-name="Table_20_Contents">
      <style:text-properties officeooo:rsid="01057735" officeooo:paragraph-rsid="01057735"/>
    </style:style>
    <style:style style:name="P239" style:family="paragraph" style:parent-style-name="Table_20_Contents">
      <style:text-properties officeooo:rsid="0106309d" officeooo:paragraph-rsid="0106309d"/>
    </style:style>
    <style:style style:name="P240" style:family="paragraph" style:parent-style-name="Table_20_Contents">
      <style:text-properties officeooo:rsid="01075268" officeooo:paragraph-rsid="01075268"/>
    </style:style>
    <style:style style:name="P241" style:family="paragraph" style:parent-style-name="Table_20_Contents">
      <style:text-properties officeooo:rsid="0107effb" officeooo:paragraph-rsid="0107effb"/>
    </style:style>
    <style:style style:name="P242" style:family="paragraph" style:parent-style-name="Table_20_Contents">
      <style:text-properties officeooo:rsid="010816b1" officeooo:paragraph-rsid="010816b1"/>
    </style:style>
    <style:style style:name="P243" style:family="paragraph" style:parent-style-name="Table_20_Contents">
      <style:text-properties officeooo:rsid="01092dfa" officeooo:paragraph-rsid="01092dfa"/>
    </style:style>
    <style:style style:name="P244" style:family="paragraph" style:parent-style-name="Table_20_Contents">
      <style:text-properties officeooo:rsid="010b259b" officeooo:paragraph-rsid="010b259b"/>
    </style:style>
    <style:style style:name="P245" style:family="paragraph" style:parent-style-name="Table_20_Contents">
      <style:text-properties officeooo:rsid="010cb087" officeooo:paragraph-rsid="010cb087"/>
    </style:style>
    <style:style style:name="P246" style:family="paragraph" style:parent-style-name="Table_20_Contents">
      <style:text-properties officeooo:rsid="011173f5" officeooo:paragraph-rsid="011173f5"/>
    </style:style>
    <style:style style:name="P247" style:family="paragraph" style:parent-style-name="Table_20_Contents">
      <style:text-properties officeooo:rsid="01133d5f" officeooo:paragraph-rsid="01133d5f"/>
    </style:style>
    <style:style style:name="P248" style:family="paragraph" style:parent-style-name="Table_20_Contents">
      <style:text-properties officeooo:rsid="012279bb" officeooo:paragraph-rsid="012279bb"/>
    </style:style>
    <style:style style:name="P249" style:family="paragraph" style:parent-style-name="Table_20_Contents">
      <style:text-properties officeooo:rsid="012396f7" officeooo:paragraph-rsid="012396f7"/>
    </style:style>
    <style:style style:name="P250" style:family="paragraph" style:parent-style-name="Table_20_Contents">
      <style:text-properties officeooo:rsid="01296c61" officeooo:paragraph-rsid="01296c61"/>
    </style:style>
    <style:style style:name="P251" style:family="paragraph" style:parent-style-name="Table_20_Contents">
      <style:text-properties officeooo:rsid="01334464" officeooo:paragraph-rsid="01334464"/>
    </style:style>
    <style:style style:name="P252" style:family="paragraph" style:parent-style-name="Table_20_Contents">
      <style:text-properties officeooo:rsid="013482f4" officeooo:paragraph-rsid="013482f4"/>
    </style:style>
    <style:style style:name="P253" style:family="paragraph" style:parent-style-name="Table_20_Contents">
      <style:text-properties officeooo:rsid="01365b16" officeooo:paragraph-rsid="01365b16"/>
    </style:style>
    <style:style style:name="P254" style:family="paragraph" style:parent-style-name="Table_20_Contents">
      <style:text-properties officeooo:rsid="0139607e" officeooo:paragraph-rsid="0139607e"/>
    </style:style>
    <style:style style:name="P255" style:family="paragraph" style:parent-style-name="Table_20_Contents">
      <style:text-properties officeooo:rsid="013e521c" officeooo:paragraph-rsid="013e521c"/>
    </style:style>
    <style:style style:name="P256" style:family="paragraph" style:parent-style-name="Table_20_Contents">
      <style:text-properties officeooo:rsid="01410a9d" officeooo:paragraph-rsid="01410a9d"/>
    </style:style>
    <style:style style:name="P257" style:family="paragraph" style:parent-style-name="Table_20_Contents">
      <style:text-properties officeooo:rsid="014402c0" officeooo:paragraph-rsid="014402c0"/>
    </style:style>
    <style:style style:name="P258" style:family="paragraph" style:parent-style-name="Table_20_Contents">
      <style:text-properties officeooo:rsid="014592ae" officeooo:paragraph-rsid="014592ae"/>
    </style:style>
    <style:style style:name="P259" style:family="paragraph" style:parent-style-name="Table_20_Contents">
      <style:text-properties officeooo:rsid="01478b33" officeooo:paragraph-rsid="01478b33"/>
    </style:style>
    <style:style style:name="P260" style:family="paragraph" style:parent-style-name="Table_20_Contents">
      <style:text-properties officeooo:rsid="0147cea9" officeooo:paragraph-rsid="0147cea9"/>
    </style:style>
    <style:style style:name="P261" style:family="paragraph" style:parent-style-name="Table_20_Contents">
      <style:text-properties officeooo:rsid="01486ae2" officeooo:paragraph-rsid="01486ae2"/>
    </style:style>
    <style:style style:name="P262" style:family="paragraph" style:parent-style-name="Table_20_Contents">
      <style:text-properties officeooo:rsid="0148e24d" officeooo:paragraph-rsid="0148e24d"/>
    </style:style>
    <style:style style:name="P263" style:family="paragraph" style:parent-style-name="Table_20_Contents">
      <style:text-properties officeooo:rsid="01492997" officeooo:paragraph-rsid="01492997"/>
    </style:style>
    <style:style style:name="P264" style:family="paragraph" style:parent-style-name="Table_20_Contents">
      <style:text-properties officeooo:rsid="0149eefb" officeooo:paragraph-rsid="0149eefb"/>
    </style:style>
    <style:style style:name="P265" style:family="paragraph" style:parent-style-name="Table_20_Contents">
      <style:text-properties officeooo:rsid="014dd3d3" officeooo:paragraph-rsid="014dd3d3"/>
    </style:style>
    <style:style style:name="P266" style:family="paragraph" style:parent-style-name="Table_20_Contents">
      <style:text-properties officeooo:rsid="014ec010" officeooo:paragraph-rsid="014ec010"/>
    </style:style>
    <style:style style:name="P267" style:family="paragraph" style:parent-style-name="Table_20_Contents">
      <style:text-properties officeooo:rsid="01564361" officeooo:paragraph-rsid="01564361"/>
    </style:style>
    <style:style style:name="P268" style:family="paragraph" style:parent-style-name="Table_20_Contents">
      <style:text-properties officeooo:rsid="015804cd" officeooo:paragraph-rsid="015804cd"/>
    </style:style>
    <style:style style:name="P269" style:family="paragraph" style:parent-style-name="Table_20_Contents">
      <style:text-properties officeooo:rsid="015af411" officeooo:paragraph-rsid="015af411"/>
    </style:style>
    <style:style style:name="P270" style:family="paragraph" style:parent-style-name="Table_20_Contents">
      <style:text-properties officeooo:rsid="015d1294" officeooo:paragraph-rsid="015d1294"/>
    </style:style>
    <style:style style:name="P271" style:family="paragraph" style:parent-style-name="Table_20_Contents">
      <style:text-properties officeooo:rsid="015e3529" officeooo:paragraph-rsid="015e3529"/>
    </style:style>
    <style:style style:name="P272" style:family="paragraph" style:parent-style-name="Table_20_Contents">
      <style:text-properties officeooo:rsid="015ea85e" officeooo:paragraph-rsid="015ea85e"/>
    </style:style>
    <style:style style:name="P273" style:family="paragraph" style:parent-style-name="Table_20_Contents">
      <style:text-properties officeooo:rsid="016095e2" officeooo:paragraph-rsid="016095e2"/>
    </style:style>
    <style:style style:name="P274" style:family="paragraph" style:parent-style-name="Table_20_Contents">
      <style:text-properties officeooo:rsid="0160dfa3" officeooo:paragraph-rsid="0160dfa3"/>
    </style:style>
    <style:style style:name="P275" style:family="paragraph" style:parent-style-name="Table_20_Contents">
      <style:text-properties officeooo:rsid="016194ac" officeooo:paragraph-rsid="016194ac"/>
    </style:style>
    <style:style style:name="P276" style:family="paragraph" style:parent-style-name="Table_20_Contents">
      <style:text-properties officeooo:rsid="0162248c" officeooo:paragraph-rsid="0162248c"/>
    </style:style>
    <style:style style:name="P277" style:family="paragraph" style:parent-style-name="Table_20_Contents">
      <style:text-properties officeooo:rsid="01638935" officeooo:paragraph-rsid="01638935"/>
    </style:style>
    <style:style style:name="P278" style:family="paragraph" style:parent-style-name="Table_20_Contents">
      <style:text-properties officeooo:rsid="01644dfa" officeooo:paragraph-rsid="01644dfa"/>
    </style:style>
    <style:style style:name="P279" style:family="paragraph" style:parent-style-name="Table_20_Contents">
      <style:text-properties officeooo:rsid="0166afca" officeooo:paragraph-rsid="0166afca"/>
    </style:style>
    <style:style style:name="P280" style:family="paragraph" style:parent-style-name="Table_20_Contents">
      <style:text-properties officeooo:rsid="01689f61" officeooo:paragraph-rsid="01689f61"/>
    </style:style>
    <style:style style:name="P281" style:family="paragraph" style:parent-style-name="Table_20_Contents">
      <style:text-properties officeooo:rsid="016b077d" officeooo:paragraph-rsid="016b077d"/>
    </style:style>
    <style:style style:name="P282" style:family="paragraph" style:parent-style-name="Table_20_Contents">
      <style:text-properties officeooo:rsid="016e364c" officeooo:paragraph-rsid="016e364c"/>
    </style:style>
    <style:style style:name="P283" style:family="paragraph" style:parent-style-name="Table_20_Contents">
      <style:text-properties officeooo:rsid="017f6077" officeooo:paragraph-rsid="017f6077"/>
    </style:style>
    <style:style style:name="P284" style:family="paragraph" style:parent-style-name="Table_20_Contents">
      <style:text-properties officeooo:rsid="017fd439" officeooo:paragraph-rsid="017fd439"/>
    </style:style>
    <style:style style:name="P285" style:family="paragraph" style:parent-style-name="Table_20_Contents">
      <style:text-properties officeooo:rsid="01806cbd" officeooo:paragraph-rsid="01806cbd"/>
    </style:style>
    <style:style style:name="P286" style:family="paragraph" style:parent-style-name="Table_20_Contents">
      <style:text-properties officeooo:rsid="018221d2" officeooo:paragraph-rsid="018221d2"/>
    </style:style>
    <style:style style:name="P287" style:family="paragraph" style:parent-style-name="Table_20_Contents">
      <style:text-properties officeooo:rsid="0183540a" officeooo:paragraph-rsid="0184fe8a"/>
    </style:style>
    <style:style style:name="P288" style:family="paragraph" style:parent-style-name="Table_20_Contents">
      <style:text-properties officeooo:rsid="0184842b" officeooo:paragraph-rsid="0184fe8a"/>
    </style:style>
    <style:style style:name="P289" style:family="paragraph" style:parent-style-name="Table_20_Contents">
      <style:text-properties officeooo:paragraph-rsid="0184fe8a"/>
    </style:style>
    <style:style style:name="P290" style:family="paragraph" style:parent-style-name="Table_20_Contents">
      <style:text-properties officeooo:rsid="0196790d" officeooo:paragraph-rsid="0196790d"/>
    </style:style>
    <style:style style:name="P291" style:family="paragraph" style:parent-style-name="Table_20_Contents">
      <style:text-properties officeooo:rsid="01a44d17" officeooo:paragraph-rsid="01a44d17"/>
    </style:style>
    <style:style style:name="P292" style:family="paragraph" style:parent-style-name="Table_20_Contents">
      <style:text-properties officeooo:rsid="01abcca8" officeooo:paragraph-rsid="01abcca8"/>
    </style:style>
    <style:style style:name="P293" style:family="paragraph" style:parent-style-name="Table_20_Contents">
      <style:text-properties officeooo:rsid="01adbb8e" officeooo:paragraph-rsid="01adbb8e"/>
    </style:style>
    <style:style style:name="P294" style:family="paragraph" style:parent-style-name="Table_20_Contents">
      <style:text-properties officeooo:rsid="01ae49dd" officeooo:paragraph-rsid="01ae49dd"/>
    </style:style>
    <style:style style:name="P295" style:family="paragraph" style:parent-style-name="Table_20_Contents">
      <style:text-properties officeooo:rsid="01af9e51" officeooo:paragraph-rsid="01af9e51"/>
    </style:style>
    <style:style style:name="P296" style:family="paragraph" style:parent-style-name="Table_20_Contents">
      <style:text-properties officeooo:rsid="01b1530a" officeooo:paragraph-rsid="01b1530a"/>
    </style:style>
    <style:style style:name="P297" style:family="paragraph" style:parent-style-name="Table_20_Contents">
      <style:text-properties officeooo:rsid="01b25c12" officeooo:paragraph-rsid="01b25c12"/>
    </style:style>
    <style:style style:name="P298" style:family="paragraph" style:parent-style-name="Table_20_Contents">
      <style:text-properties officeooo:rsid="01b54403" officeooo:paragraph-rsid="01b54403"/>
    </style:style>
    <style:style style:name="P299" style:family="paragraph" style:parent-style-name="Table_20_Contents">
      <style:text-properties officeooo:rsid="01b6c2c9" officeooo:paragraph-rsid="01b6c2c9"/>
    </style:style>
    <style:style style:name="P300" style:family="paragraph" style:parent-style-name="Table_20_Contents">
      <style:text-properties officeooo:rsid="01b6e804" officeooo:paragraph-rsid="01b6e804"/>
    </style:style>
    <style:style style:name="P301" style:family="paragraph" style:parent-style-name="Table_20_Contents">
      <style:text-properties officeooo:rsid="01b74ff3" officeooo:paragraph-rsid="01b74ff3"/>
    </style:style>
    <style:style style:name="P302" style:family="paragraph" style:parent-style-name="Table_20_Contents">
      <style:text-properties officeooo:rsid="01b91c41" officeooo:paragraph-rsid="01b91c41"/>
    </style:style>
    <style:style style:name="P303" style:family="paragraph" style:parent-style-name="Table_20_Contents">
      <style:text-properties officeooo:rsid="01bbfee1" officeooo:paragraph-rsid="01bbfee1"/>
    </style:style>
    <style:style style:name="P304" style:family="paragraph" style:parent-style-name="Table_20_Contents">
      <style:text-properties officeooo:rsid="01bc993d" officeooo:paragraph-rsid="01bc993d"/>
    </style:style>
    <style:style style:name="P305" style:family="paragraph" style:parent-style-name="Table_20_Contents">
      <style:text-properties officeooo:rsid="01bcbf25" officeooo:paragraph-rsid="01bcbf25"/>
    </style:style>
    <style:style style:name="P306" style:family="paragraph" style:parent-style-name="Table_20_Contents">
      <style:text-properties officeooo:rsid="01bdcac9" officeooo:paragraph-rsid="01bdcac9"/>
    </style:style>
    <style:style style:name="P307" style:family="paragraph" style:parent-style-name="Table_20_Contents">
      <style:text-properties officeooo:rsid="01c7ce33" officeooo:paragraph-rsid="01c7ce33"/>
    </style:style>
    <style:style style:name="P308" style:family="paragraph" style:parent-style-name="Table_20_Contents">
      <style:text-properties officeooo:rsid="01c7ce33" officeooo:paragraph-rsid="01d12689"/>
    </style:style>
    <style:style style:name="P309" style:family="paragraph" style:parent-style-name="Table_20_Contents">
      <style:text-properties officeooo:rsid="01d2bc05" officeooo:paragraph-rsid="01d2bc05"/>
    </style:style>
    <style:style style:name="P310" style:family="paragraph" style:parent-style-name="Table_20_Contents">
      <style:text-properties officeooo:rsid="01dae1ce" officeooo:paragraph-rsid="01dae1ce"/>
    </style:style>
    <style:style style:name="P311" style:family="paragraph" style:parent-style-name="Table_20_Contents">
      <style:text-properties officeooo:rsid="0203897d" officeooo:paragraph-rsid="0203897d"/>
    </style:style>
    <style:style style:name="P312" style:family="paragraph" style:parent-style-name="Table_20_Contents">
      <style:text-properties officeooo:rsid="0207f2c3" officeooo:paragraph-rsid="0207f2c3"/>
    </style:style>
    <style:style style:name="P313" style:family="paragraph" style:parent-style-name="Table_20_Contents">
      <style:text-properties officeooo:rsid="0207f2c3" officeooo:paragraph-rsid="02098557"/>
    </style:style>
    <style:style style:name="P314" style:family="paragraph" style:parent-style-name="Table_20_Contents">
      <style:text-properties officeooo:rsid="0207f2c3" officeooo:paragraph-rsid="020d5e76"/>
    </style:style>
    <style:style style:name="P315" style:family="paragraph" style:parent-style-name="Table_20_Contents">
      <style:text-properties officeooo:rsid="0207f2c3" officeooo:paragraph-rsid="020f7413"/>
    </style:style>
    <style:style style:name="P316" style:family="paragraph" style:parent-style-name="Table_20_Contents">
      <style:text-properties officeooo:rsid="02098557" officeooo:paragraph-rsid="02098557"/>
    </style:style>
    <style:style style:name="P317" style:family="paragraph" style:parent-style-name="Table_20_Contents">
      <style:text-properties officeooo:rsid="02098557" officeooo:paragraph-rsid="020d5e76"/>
    </style:style>
    <style:style style:name="P318" style:family="paragraph" style:parent-style-name="Table_20_Contents">
      <style:text-properties officeooo:rsid="02098557" officeooo:paragraph-rsid="020f7413"/>
    </style:style>
    <style:style style:name="P319" style:family="paragraph" style:parent-style-name="Table_20_Contents">
      <style:text-properties officeooo:rsid="02098557" officeooo:paragraph-rsid="021068da"/>
    </style:style>
    <style:style style:name="P320" style:family="paragraph" style:parent-style-name="Table_20_Contents">
      <style:text-properties officeooo:rsid="02098557" officeooo:paragraph-rsid="02145973"/>
    </style:style>
    <style:style style:name="P321" style:family="paragraph" style:parent-style-name="Table_20_Contents">
      <style:text-properties officeooo:rsid="02098557" officeooo:paragraph-rsid="0215f72b"/>
    </style:style>
    <style:style style:name="P322" style:family="paragraph" style:parent-style-name="Table_20_Contents">
      <style:text-properties officeooo:rsid="02098557" officeooo:paragraph-rsid="02178f04"/>
    </style:style>
    <style:style style:name="P323" style:family="paragraph" style:parent-style-name="Table_20_Contents">
      <style:text-properties officeooo:rsid="02098557" officeooo:paragraph-rsid="021b0554"/>
    </style:style>
    <style:style style:name="P324" style:family="paragraph" style:parent-style-name="Table_20_Contents">
      <style:text-properties officeooo:rsid="020a8bc2" officeooo:paragraph-rsid="020a8bc2"/>
    </style:style>
    <style:style style:name="P325" style:family="paragraph" style:parent-style-name="Table_20_Contents">
      <style:text-properties officeooo:rsid="021068da" officeooo:paragraph-rsid="021068da"/>
    </style:style>
    <style:style style:name="P326" style:family="paragraph" style:parent-style-name="Table_20_Contents">
      <style:text-properties officeooo:rsid="0215f72b" officeooo:paragraph-rsid="0215f72b"/>
    </style:style>
    <style:style style:name="P327" style:family="paragraph" style:parent-style-name="Table_20_Contents">
      <style:text-properties officeooo:rsid="0215f72b" officeooo:paragraph-rsid="021b0554"/>
    </style:style>
    <style:style style:name="P328" style:family="paragraph" style:parent-style-name="Table_20_Contents">
      <style:text-properties officeooo:rsid="0218ee82" officeooo:paragraph-rsid="0218ee82"/>
    </style:style>
    <style:style style:name="P329" style:family="paragraph" style:parent-style-name="Table_20_Contents">
      <style:text-properties officeooo:rsid="02242f92" officeooo:paragraph-rsid="02242f92"/>
    </style:style>
    <style:style style:name="P330" style:family="paragraph" style:parent-style-name="Table_20_Contents">
      <style:text-properties officeooo:rsid="0224dd30" officeooo:paragraph-rsid="0224dd30"/>
    </style:style>
    <style:style style:name="P331" style:family="paragraph" style:parent-style-name="Table_20_Contents">
      <style:text-properties officeooo:rsid="0225dac8" officeooo:paragraph-rsid="0225dac8"/>
    </style:style>
    <style:style style:name="P332" style:family="paragraph" style:parent-style-name="Table_20_Contents">
      <style:text-properties officeooo:rsid="02261420" officeooo:paragraph-rsid="02261420"/>
    </style:style>
    <style:style style:name="P333" style:family="paragraph" style:parent-style-name="Table_20_Contents">
      <style:text-properties officeooo:rsid="0227a4ea" officeooo:paragraph-rsid="0227a4ea"/>
    </style:style>
    <style:style style:name="P334" style:family="paragraph" style:parent-style-name="Table_20_Contents">
      <style:text-properties officeooo:rsid="02282825" officeooo:paragraph-rsid="02282825"/>
    </style:style>
    <style:style style:name="P335" style:family="paragraph" style:parent-style-name="Table_20_Contents">
      <style:text-properties officeooo:rsid="0229f21e" officeooo:paragraph-rsid="0229f21e"/>
    </style:style>
    <style:style style:name="P336" style:family="paragraph" style:parent-style-name="Table_20_Contents">
      <style:text-properties officeooo:rsid="0229f21e" officeooo:paragraph-rsid="0aca150c"/>
    </style:style>
    <style:style style:name="P337" style:family="paragraph" style:parent-style-name="Table_20_Contents">
      <style:text-properties officeooo:rsid="02417cfa" officeooo:paragraph-rsid="02417cfa"/>
    </style:style>
    <style:style style:name="P338" style:family="paragraph" style:parent-style-name="Table_20_Contents">
      <style:text-properties officeooo:rsid="02762b8a" officeooo:paragraph-rsid="02762b8a"/>
    </style:style>
    <style:style style:name="P339" style:family="paragraph" style:parent-style-name="Table_20_Contents">
      <style:text-properties officeooo:rsid="028530bc" officeooo:paragraph-rsid="028530bc"/>
    </style:style>
    <style:style style:name="P340" style:family="paragraph" style:parent-style-name="Table_20_Contents">
      <style:text-properties officeooo:rsid="028588ea" officeooo:paragraph-rsid="028588ea"/>
    </style:style>
    <style:style style:name="P341" style:family="paragraph" style:parent-style-name="Table_20_Contents">
      <style:text-properties officeooo:rsid="02948be5" officeooo:paragraph-rsid="02948be5"/>
    </style:style>
    <style:style style:name="P342" style:family="paragraph" style:parent-style-name="Table_20_Contents">
      <style:text-properties officeooo:rsid="02963361" officeooo:paragraph-rsid="02963361"/>
    </style:style>
    <style:style style:name="P343" style:family="paragraph" style:parent-style-name="Table_20_Contents">
      <style:text-properties officeooo:rsid="0298040e" officeooo:paragraph-rsid="0298040e"/>
    </style:style>
    <style:style style:name="P344" style:family="paragraph" style:parent-style-name="Table_20_Contents">
      <style:text-properties officeooo:rsid="0298e326" officeooo:paragraph-rsid="0298e326"/>
    </style:style>
    <style:style style:name="P345" style:family="paragraph" style:parent-style-name="Table_20_Contents">
      <style:text-properties officeooo:rsid="029c2f68" officeooo:paragraph-rsid="029c2f68"/>
    </style:style>
    <style:style style:name="P346" style:family="paragraph" style:parent-style-name="Table_20_Contents">
      <style:text-properties officeooo:rsid="029ce429" officeooo:paragraph-rsid="029ce429"/>
    </style:style>
    <style:style style:name="P347" style:family="paragraph" style:parent-style-name="Table_20_Contents">
      <style:text-properties officeooo:rsid="02a87733" officeooo:paragraph-rsid="02a87733"/>
    </style:style>
    <style:style style:name="P348" style:family="paragraph" style:parent-style-name="Table_20_Contents">
      <style:text-properties officeooo:rsid="02b10698" officeooo:paragraph-rsid="02b10698"/>
    </style:style>
    <style:style style:name="P349" style:family="paragraph" style:parent-style-name="Table_20_Contents">
      <style:text-properties officeooo:rsid="02b5337b" officeooo:paragraph-rsid="02b5337b"/>
    </style:style>
    <style:style style:name="P350" style:family="paragraph" style:parent-style-name="Table_20_Contents">
      <style:text-properties officeooo:rsid="02b6d838" officeooo:paragraph-rsid="02b6d838"/>
    </style:style>
    <style:style style:name="P351" style:family="paragraph" style:parent-style-name="Table_20_Contents">
      <style:text-properties officeooo:rsid="02b9884a" officeooo:paragraph-rsid="02b9884a"/>
    </style:style>
    <style:style style:name="P352" style:family="paragraph" style:parent-style-name="Table_20_Contents">
      <style:text-properties officeooo:rsid="02bd731c" officeooo:paragraph-rsid="02bd731c"/>
    </style:style>
    <style:style style:name="P353" style:family="paragraph" style:parent-style-name="Table_20_Contents">
      <style:text-properties officeooo:rsid="02c5e23c" officeooo:paragraph-rsid="02c5e23c"/>
    </style:style>
    <style:style style:name="P354" style:family="paragraph" style:parent-style-name="Table_20_Contents">
      <style:text-properties officeooo:rsid="02c717db" officeooo:paragraph-rsid="02c717db"/>
    </style:style>
    <style:style style:name="P355" style:family="paragraph" style:parent-style-name="Table_20_Contents">
      <style:text-properties officeooo:rsid="02c8482f" officeooo:paragraph-rsid="02c8482f"/>
    </style:style>
    <style:style style:name="P356" style:family="paragraph" style:parent-style-name="Table_20_Contents">
      <style:text-properties officeooo:rsid="02c8f3a9" officeooo:paragraph-rsid="02c8f3a9"/>
    </style:style>
    <style:style style:name="P357" style:family="paragraph" style:parent-style-name="Table_20_Contents">
      <style:text-properties officeooo:rsid="0305d2e9" officeooo:paragraph-rsid="0305d2e9"/>
    </style:style>
    <style:style style:name="P358" style:family="paragraph" style:parent-style-name="Table_20_Contents">
      <style:text-properties officeooo:rsid="030814e5" officeooo:paragraph-rsid="030814e5"/>
    </style:style>
    <style:style style:name="P359" style:family="paragraph" style:parent-style-name="Table_20_Contents">
      <style:text-properties officeooo:rsid="030b7e30" officeooo:paragraph-rsid="030b7e30"/>
    </style:style>
    <style:style style:name="P360" style:family="paragraph" style:parent-style-name="Table_20_Contents">
      <style:text-properties officeooo:rsid="030dcea0" officeooo:paragraph-rsid="030dcea0"/>
    </style:style>
    <style:style style:name="P361" style:family="paragraph" style:parent-style-name="Table_20_Contents">
      <style:text-properties officeooo:rsid="03130105" officeooo:paragraph-rsid="03130105"/>
    </style:style>
    <style:style style:name="P362" style:family="paragraph" style:parent-style-name="Table_20_Contents">
      <style:text-properties officeooo:rsid="0313da96" officeooo:paragraph-rsid="0313da96"/>
    </style:style>
    <style:style style:name="P363" style:family="paragraph" style:parent-style-name="Table_20_Contents">
      <style:text-properties officeooo:rsid="03186c38" officeooo:paragraph-rsid="03186c38"/>
    </style:style>
    <style:style style:name="P364" style:family="paragraph" style:parent-style-name="Table_20_Contents">
      <style:text-properties officeooo:rsid="031b6b84" officeooo:paragraph-rsid="031b6b84"/>
    </style:style>
    <style:style style:name="P365" style:family="paragraph" style:parent-style-name="Table_20_Contents">
      <style:text-properties officeooo:rsid="0322bf67" officeooo:paragraph-rsid="0322bf67"/>
    </style:style>
    <style:style style:name="P366" style:family="paragraph" style:parent-style-name="Table_20_Contents">
      <style:text-properties officeooo:rsid="03255a9a" officeooo:paragraph-rsid="03255a9a"/>
    </style:style>
    <style:style style:name="P367" style:family="paragraph" style:parent-style-name="Table_20_Contents">
      <style:text-properties officeooo:rsid="032777ab" officeooo:paragraph-rsid="032777ab"/>
    </style:style>
    <style:style style:name="P368" style:family="paragraph" style:parent-style-name="Table_20_Contents">
      <style:text-properties officeooo:rsid="03295e8b" officeooo:paragraph-rsid="03295e8b"/>
    </style:style>
    <style:style style:name="P369" style:family="paragraph" style:parent-style-name="Table_20_Contents">
      <style:text-properties officeooo:rsid="032d8d2f" officeooo:paragraph-rsid="032d8d2f"/>
    </style:style>
    <style:style style:name="P370" style:family="paragraph" style:parent-style-name="Table_20_Contents">
      <style:text-properties officeooo:rsid="033ca5de" officeooo:paragraph-rsid="033ca5de"/>
    </style:style>
    <style:style style:name="P371" style:family="paragraph" style:parent-style-name="Table_20_Contents">
      <style:text-properties officeooo:rsid="033ca5de" officeooo:paragraph-rsid="0341497e"/>
    </style:style>
    <style:style style:name="P372" style:family="paragraph" style:parent-style-name="Table_20_Contents">
      <style:text-properties officeooo:rsid="033ce37d" officeooo:paragraph-rsid="033ce37d"/>
    </style:style>
    <style:style style:name="P373" style:family="paragraph" style:parent-style-name="Table_20_Contents">
      <style:text-properties officeooo:rsid="034061e1" officeooo:paragraph-rsid="034061e1"/>
    </style:style>
    <style:style style:name="P374" style:family="paragraph" style:parent-style-name="Table_20_Contents">
      <style:text-properties officeooo:rsid="0341497e" officeooo:paragraph-rsid="0341497e"/>
    </style:style>
    <style:style style:name="P375" style:family="paragraph" style:parent-style-name="Table_20_Contents">
      <style:text-properties officeooo:rsid="03426a70" officeooo:paragraph-rsid="03426a70"/>
    </style:style>
    <style:style style:name="P376" style:family="paragraph" style:parent-style-name="Table_20_Contents">
      <style:text-properties officeooo:rsid="03432e70" officeooo:paragraph-rsid="03432e70"/>
    </style:style>
    <style:style style:name="P377" style:family="paragraph" style:parent-style-name="Table_20_Contents">
      <style:text-properties officeooo:rsid="03483b9c" officeooo:paragraph-rsid="03483b9c"/>
    </style:style>
    <style:style style:name="P378" style:family="paragraph" style:parent-style-name="Table_20_Contents">
      <style:text-properties officeooo:rsid="034a3a66" officeooo:paragraph-rsid="034a3a66"/>
    </style:style>
    <style:style style:name="P379" style:family="paragraph" style:parent-style-name="Table_20_Contents">
      <style:text-properties officeooo:rsid="034a490b" officeooo:paragraph-rsid="034a490b"/>
    </style:style>
    <style:style style:name="P380" style:family="paragraph" style:parent-style-name="Table_20_Contents">
      <style:text-properties officeooo:rsid="034b63af" officeooo:paragraph-rsid="034b63af"/>
    </style:style>
    <style:style style:name="P381" style:family="paragraph" style:parent-style-name="Table_20_Contents">
      <style:text-properties officeooo:rsid="034bc989" officeooo:paragraph-rsid="034bc989"/>
    </style:style>
    <style:style style:name="P382" style:family="paragraph" style:parent-style-name="Table_20_Contents">
      <style:text-properties officeooo:rsid="034d428d" officeooo:paragraph-rsid="034d428d"/>
    </style:style>
    <style:style style:name="P383" style:family="paragraph" style:parent-style-name="Table_20_Contents">
      <style:text-properties officeooo:rsid="034e47a8" officeooo:paragraph-rsid="034e47a8"/>
    </style:style>
    <style:style style:name="P384" style:family="paragraph" style:parent-style-name="Table_20_Contents">
      <style:text-properties officeooo:rsid="035009ff" officeooo:paragraph-rsid="035009ff"/>
    </style:style>
    <style:style style:name="P385" style:family="paragraph" style:parent-style-name="Table_20_Contents">
      <style:text-properties officeooo:rsid="03512202" officeooo:paragraph-rsid="03512202"/>
    </style:style>
    <style:style style:name="P386" style:family="paragraph" style:parent-style-name="Table_20_Contents">
      <style:text-properties officeooo:rsid="035520e3" officeooo:paragraph-rsid="035520e3"/>
    </style:style>
    <style:style style:name="P387" style:family="paragraph" style:parent-style-name="Table_20_Contents">
      <style:text-properties officeooo:rsid="0356313c" officeooo:paragraph-rsid="0356313c"/>
    </style:style>
    <style:style style:name="P388" style:family="paragraph" style:parent-style-name="Table_20_Contents">
      <style:text-properties officeooo:rsid="0358dd42" officeooo:paragraph-rsid="0358dd42"/>
    </style:style>
    <style:style style:name="P389" style:family="paragraph" style:parent-style-name="Table_20_Contents">
      <style:text-properties officeooo:rsid="03652bea" officeooo:paragraph-rsid="03652bea"/>
    </style:style>
    <style:style style:name="P390" style:family="paragraph" style:parent-style-name="Table_20_Contents">
      <style:text-properties officeooo:rsid="036c9cb2" officeooo:paragraph-rsid="036c9cb2"/>
    </style:style>
    <style:style style:name="P391" style:family="paragraph" style:parent-style-name="Table_20_Contents">
      <style:text-properties officeooo:rsid="036e7abf" officeooo:paragraph-rsid="036e7abf"/>
    </style:style>
    <style:style style:name="P392" style:family="paragraph" style:parent-style-name="Table_20_Contents">
      <style:text-properties officeooo:rsid="0373b7a6" officeooo:paragraph-rsid="0373b7a6"/>
    </style:style>
    <style:style style:name="P393" style:family="paragraph" style:parent-style-name="Table_20_Contents">
      <style:text-properties officeooo:rsid="037cfbb8" officeooo:paragraph-rsid="037cfbb8"/>
    </style:style>
    <style:style style:name="P394" style:family="paragraph" style:parent-style-name="Table_20_Contents">
      <style:text-properties officeooo:rsid="03849753" officeooo:paragraph-rsid="03849753"/>
    </style:style>
    <style:style style:name="P395" style:family="paragraph" style:parent-style-name="Table_20_Contents">
      <style:text-properties officeooo:rsid="038499c0" officeooo:paragraph-rsid="038499c0"/>
    </style:style>
    <style:style style:name="P396" style:family="paragraph" style:parent-style-name="Table_20_Contents">
      <style:text-properties officeooo:rsid="0385946c" officeooo:paragraph-rsid="0385946c"/>
    </style:style>
    <style:style style:name="P397" style:family="paragraph" style:parent-style-name="Table_20_Contents">
      <style:text-properties officeooo:rsid="0386e77e" officeooo:paragraph-rsid="0386e77e"/>
    </style:style>
    <style:style style:name="P398" style:family="paragraph" style:parent-style-name="Table_20_Contents">
      <style:text-properties officeooo:rsid="03879d16" officeooo:paragraph-rsid="03879d16"/>
    </style:style>
    <style:style style:name="P399" style:family="paragraph" style:parent-style-name="Table_20_Contents">
      <style:text-properties officeooo:rsid="0389579c" officeooo:paragraph-rsid="0389579c"/>
    </style:style>
    <style:style style:name="P400" style:family="paragraph" style:parent-style-name="Table_20_Contents">
      <style:text-properties officeooo:rsid="038a359f" officeooo:paragraph-rsid="038a359f"/>
    </style:style>
    <style:style style:name="P401" style:family="paragraph" style:parent-style-name="Table_20_Contents">
      <style:text-properties officeooo:rsid="039403a4" officeooo:paragraph-rsid="039403a4"/>
    </style:style>
    <style:style style:name="P402" style:family="paragraph" style:parent-style-name="Table_20_Contents">
      <style:text-properties officeooo:rsid="0394e825" officeooo:paragraph-rsid="0394e825"/>
    </style:style>
    <style:style style:name="P403" style:family="paragraph" style:parent-style-name="Table_20_Contents">
      <style:text-properties officeooo:rsid="03950930" officeooo:paragraph-rsid="03950930"/>
    </style:style>
    <style:style style:name="P404" style:family="paragraph" style:parent-style-name="Table_20_Contents">
      <style:text-properties officeooo:rsid="039646d8" officeooo:paragraph-rsid="039646d8"/>
    </style:style>
    <style:style style:name="P405" style:family="paragraph" style:parent-style-name="Table_20_Contents">
      <style:text-properties officeooo:rsid="0396bbbc" officeooo:paragraph-rsid="0396bbbc"/>
    </style:style>
    <style:style style:name="P406" style:family="paragraph" style:parent-style-name="Table_20_Contents">
      <style:text-properties officeooo:rsid="03995389" officeooo:paragraph-rsid="03995389"/>
    </style:style>
    <style:style style:name="P407" style:family="paragraph" style:parent-style-name="Table_20_Contents">
      <style:text-properties officeooo:rsid="039b3b0e" officeooo:paragraph-rsid="039b3b0e"/>
    </style:style>
    <style:style style:name="P408" style:family="paragraph" style:parent-style-name="Table_20_Contents">
      <style:text-properties officeooo:rsid="039c1b51" officeooo:paragraph-rsid="039c1b51"/>
    </style:style>
    <style:style style:name="P409" style:family="paragraph" style:parent-style-name="Table_20_Contents">
      <style:text-properties officeooo:rsid="039db48a" officeooo:paragraph-rsid="039db48a"/>
    </style:style>
    <style:style style:name="P410" style:family="paragraph" style:parent-style-name="Table_20_Contents">
      <style:text-properties officeooo:rsid="03a3d914" officeooo:paragraph-rsid="03a3d914"/>
    </style:style>
    <style:style style:name="P411" style:family="paragraph" style:parent-style-name="Table_20_Contents">
      <style:text-properties officeooo:rsid="03a560b1" officeooo:paragraph-rsid="03a560b1"/>
    </style:style>
    <style:style style:name="P412" style:family="paragraph" style:parent-style-name="Table_20_Contents">
      <style:text-properties officeooo:rsid="03acaf98" officeooo:paragraph-rsid="03acaf98"/>
    </style:style>
    <style:style style:name="P413" style:family="paragraph" style:parent-style-name="Table_20_Contents">
      <style:text-properties officeooo:rsid="03ad8b0d" officeooo:paragraph-rsid="03ad8b0d"/>
    </style:style>
    <style:style style:name="P414" style:family="paragraph" style:parent-style-name="Table_20_Contents">
      <style:text-properties officeooo:rsid="03af05dd" officeooo:paragraph-rsid="03af05dd"/>
    </style:style>
    <style:style style:name="P415" style:family="paragraph" style:parent-style-name="Table_20_Contents">
      <style:text-properties officeooo:rsid="03b0b5ed" officeooo:paragraph-rsid="03b0b5ed"/>
    </style:style>
    <style:style style:name="P416" style:family="paragraph" style:parent-style-name="Table_20_Contents">
      <style:text-properties officeooo:rsid="03b2fdc6" officeooo:paragraph-rsid="03b2fdc6"/>
    </style:style>
    <style:style style:name="P417" style:family="paragraph" style:parent-style-name="Table_20_Contents">
      <style:text-properties officeooo:rsid="03bbd9f6" officeooo:paragraph-rsid="03bbd9f6"/>
    </style:style>
    <style:style style:name="P418" style:family="paragraph" style:parent-style-name="Table_20_Contents">
      <style:text-properties officeooo:rsid="03bcab0f" officeooo:paragraph-rsid="03bcab0f"/>
    </style:style>
    <style:style style:name="P419" style:family="paragraph" style:parent-style-name="Table_20_Contents">
      <style:text-properties officeooo:rsid="03c1bd4a" officeooo:paragraph-rsid="03c1bd4a"/>
    </style:style>
    <style:style style:name="P420" style:family="paragraph" style:parent-style-name="Table_20_Contents">
      <style:text-properties officeooo:rsid="03cfec46" officeooo:paragraph-rsid="03cfec46"/>
    </style:style>
    <style:style style:name="P421" style:family="paragraph" style:parent-style-name="Table_20_Contents">
      <style:text-properties officeooo:rsid="03d33c40" officeooo:paragraph-rsid="03d33c40"/>
    </style:style>
    <style:style style:name="P422" style:family="paragraph" style:parent-style-name="Table_20_Contents">
      <style:text-properties officeooo:rsid="03d7f729" officeooo:paragraph-rsid="03d7f729"/>
    </style:style>
    <style:style style:name="P423" style:family="paragraph" style:parent-style-name="Table_20_Contents">
      <style:text-properties officeooo:rsid="03d861dc" officeooo:paragraph-rsid="03d861dc"/>
    </style:style>
    <style:style style:name="P424" style:family="paragraph" style:parent-style-name="Table_20_Contents">
      <style:text-properties officeooo:rsid="03d88047" officeooo:paragraph-rsid="03d88047"/>
    </style:style>
    <style:style style:name="P425" style:family="paragraph" style:parent-style-name="Table_20_Contents">
      <style:text-properties officeooo:rsid="03d90126" officeooo:paragraph-rsid="03d90126"/>
    </style:style>
    <style:style style:name="P426" style:family="paragraph" style:parent-style-name="Table_20_Contents">
      <style:text-properties officeooo:rsid="03dac580" officeooo:paragraph-rsid="03dac580"/>
    </style:style>
    <style:style style:name="P427" style:family="paragraph" style:parent-style-name="Table_20_Contents">
      <style:text-properties officeooo:rsid="03e33154" officeooo:paragraph-rsid="03e33154"/>
    </style:style>
    <style:style style:name="P428" style:family="paragraph" style:parent-style-name="Table_20_Contents">
      <style:text-properties officeooo:rsid="03e5181a" officeooo:paragraph-rsid="03e5181a"/>
    </style:style>
    <style:style style:name="P429" style:family="paragraph" style:parent-style-name="Table_20_Contents">
      <style:text-properties officeooo:rsid="03e70261" officeooo:paragraph-rsid="03e70261"/>
    </style:style>
    <style:style style:name="P430" style:family="paragraph" style:parent-style-name="Table_20_Contents">
      <style:text-properties officeooo:rsid="03ea14ae" officeooo:paragraph-rsid="03ea14ae"/>
    </style:style>
    <style:style style:name="P431" style:family="paragraph" style:parent-style-name="Table_20_Contents">
      <style:text-properties officeooo:rsid="03ea83a2" officeooo:paragraph-rsid="03ea83a2"/>
    </style:style>
    <style:style style:name="P432" style:family="paragraph" style:parent-style-name="Table_20_Contents">
      <style:text-properties officeooo:rsid="03ed16a1" officeooo:paragraph-rsid="03ed16a1"/>
    </style:style>
    <style:style style:name="P433" style:family="paragraph" style:parent-style-name="Table_20_Contents">
      <style:text-properties officeooo:paragraph-rsid="03f01b46"/>
    </style:style>
    <style:style style:name="P434" style:family="paragraph" style:parent-style-name="Table_20_Contents">
      <style:text-properties officeooo:rsid="0400c40a" officeooo:paragraph-rsid="0400c40a"/>
    </style:style>
    <style:style style:name="P435" style:family="paragraph" style:parent-style-name="Table_20_Contents">
      <style:text-properties officeooo:rsid="0403546b" officeooo:paragraph-rsid="0403546b"/>
    </style:style>
    <style:style style:name="P436" style:family="paragraph" style:parent-style-name="Table_20_Contents">
      <style:text-properties officeooo:rsid="040da7bb" officeooo:paragraph-rsid="040da7bb"/>
    </style:style>
    <style:style style:name="P437" style:family="paragraph" style:parent-style-name="Table_20_Contents">
      <style:text-properties officeooo:rsid="0416e222" officeooo:paragraph-rsid="0416e222"/>
    </style:style>
    <style:style style:name="P438" style:family="paragraph" style:parent-style-name="Table_20_Contents">
      <style:text-properties officeooo:rsid="041a6e85" officeooo:paragraph-rsid="041a6e85"/>
    </style:style>
    <style:style style:name="P439" style:family="paragraph" style:parent-style-name="Table_20_Contents">
      <style:text-properties officeooo:rsid="04208a92" officeooo:paragraph-rsid="04208a92"/>
    </style:style>
    <style:style style:name="P440" style:family="paragraph" style:parent-style-name="Table_20_Contents">
      <style:text-properties officeooo:rsid="04284c65" officeooo:paragraph-rsid="04284c65"/>
    </style:style>
    <style:style style:name="P441" style:family="paragraph" style:parent-style-name="Table_20_Contents">
      <style:text-properties officeooo:rsid="0429ecad" officeooo:paragraph-rsid="0429ecad"/>
    </style:style>
    <style:style style:name="P442" style:family="paragraph" style:parent-style-name="Table_20_Contents">
      <style:text-properties officeooo:rsid="042a3dfd" officeooo:paragraph-rsid="042a3dfd"/>
    </style:style>
    <style:style style:name="P443" style:family="paragraph" style:parent-style-name="Table_20_Contents">
      <style:text-properties officeooo:rsid="042b3f64" officeooo:paragraph-rsid="042b3f64"/>
    </style:style>
    <style:style style:name="P444" style:family="paragraph" style:parent-style-name="Table_20_Contents">
      <style:text-properties officeooo:rsid="042fa9a7" officeooo:paragraph-rsid="042fa9a7"/>
    </style:style>
    <style:style style:name="P445" style:family="paragraph" style:parent-style-name="Table_20_Contents">
      <style:text-properties officeooo:rsid="04371de4" officeooo:paragraph-rsid="04371de4"/>
    </style:style>
    <style:style style:name="P446" style:family="paragraph" style:parent-style-name="Table_20_Contents">
      <style:text-properties officeooo:rsid="04426ec7" officeooo:paragraph-rsid="04426ec7"/>
    </style:style>
    <style:style style:name="P447" style:family="paragraph" style:parent-style-name="Table_20_Contents">
      <style:text-properties officeooo:rsid="0448f749" officeooo:paragraph-rsid="0448f749"/>
    </style:style>
    <style:style style:name="P448" style:family="paragraph" style:parent-style-name="Table_20_Contents">
      <style:text-properties officeooo:rsid="044a829a" officeooo:paragraph-rsid="044a829a"/>
    </style:style>
    <style:style style:name="P449" style:family="paragraph" style:parent-style-name="Table_20_Contents">
      <style:text-properties officeooo:rsid="044ed1f2" officeooo:paragraph-rsid="044ed1f2"/>
    </style:style>
    <style:style style:name="P450" style:family="paragraph" style:parent-style-name="Table_20_Contents">
      <style:text-properties officeooo:rsid="044f36aa" officeooo:paragraph-rsid="044f36aa"/>
    </style:style>
    <style:style style:name="P451" style:family="paragraph" style:parent-style-name="Table_20_Contents">
      <style:text-properties officeooo:rsid="045d9b0c" officeooo:paragraph-rsid="045d9b0c"/>
    </style:style>
    <style:style style:name="P452" style:family="paragraph" style:parent-style-name="Table_20_Contents">
      <style:text-properties officeooo:rsid="045eaf9b" officeooo:paragraph-rsid="045eaf9b"/>
    </style:style>
    <style:style style:name="P453" style:family="paragraph" style:parent-style-name="Table_20_Contents">
      <style:text-properties officeooo:rsid="046e7024" officeooo:paragraph-rsid="046e7024"/>
    </style:style>
    <style:style style:name="P454" style:family="paragraph" style:parent-style-name="Table_20_Contents">
      <style:text-properties officeooo:rsid="047018ff" officeooo:paragraph-rsid="047018ff"/>
    </style:style>
    <style:style style:name="P455" style:family="paragraph" style:parent-style-name="Table_20_Contents">
      <style:text-properties officeooo:rsid="04735cc6" officeooo:paragraph-rsid="04735cc6"/>
    </style:style>
    <style:style style:name="P456" style:family="paragraph" style:parent-style-name="Table_20_Contents">
      <style:text-properties officeooo:rsid="0474e7cc" officeooo:paragraph-rsid="0474e7cc"/>
    </style:style>
    <style:style style:name="P457" style:family="paragraph" style:parent-style-name="Table_20_Contents">
      <style:text-properties fo:font-style="italic" officeooo:rsid="04a32b37" officeooo:paragraph-rsid="04a32b37" style:font-style-asian="italic" style:font-style-complex="italic"/>
    </style:style>
    <style:style style:name="P458" style:family="paragraph" style:parent-style-name="Table_20_Contents">
      <style:text-properties fo:font-style="italic" officeooo:rsid="04a3d74a" officeooo:paragraph-rsid="04a3d74a" style:font-style-asian="italic" style:font-style-complex="italic"/>
    </style:style>
    <style:style style:name="P459" style:family="paragraph" style:parent-style-name="Table_20_Contents">
      <style:text-properties fo:font-style="italic" officeooo:rsid="04a56245" officeooo:paragraph-rsid="04a56245" style:font-style-asian="italic" style:font-style-complex="italic"/>
    </style:style>
    <style:style style:name="P460" style:family="paragraph" style:parent-style-name="Table_20_Contents">
      <style:text-properties fo:font-style="italic" officeooo:rsid="04a64425" officeooo:paragraph-rsid="04a64425" style:font-style-asian="italic" style:font-style-complex="italic"/>
    </style:style>
    <style:style style:name="P461" style:family="paragraph" style:parent-style-name="Table_20_Contents">
      <style:text-properties fo:font-style="italic" officeooo:rsid="04a6b916" officeooo:paragraph-rsid="04a6b916" style:font-style-asian="italic" style:font-style-complex="italic"/>
    </style:style>
    <style:style style:name="P462" style:family="paragraph" style:parent-style-name="Table_20_Contents">
      <style:text-properties fo:font-style="italic" officeooo:rsid="04a76879" officeooo:paragraph-rsid="04a76879" style:font-style-asian="italic" style:font-style-complex="italic"/>
    </style:style>
    <style:style style:name="P463" style:family="paragraph" style:parent-style-name="Table_20_Contents">
      <style:text-properties fo:font-style="italic" officeooo:rsid="04a89972" officeooo:paragraph-rsid="04a89972" style:font-style-asian="italic" style:font-style-complex="italic"/>
    </style:style>
    <style:style style:name="P464" style:family="paragraph" style:parent-style-name="Table_20_Contents">
      <style:text-properties fo:font-style="italic" officeooo:rsid="04aa5dd9" officeooo:paragraph-rsid="04aa5dd9" style:font-style-asian="italic" style:font-style-complex="italic"/>
    </style:style>
    <style:style style:name="P465" style:family="paragraph" style:parent-style-name="Table_20_Contents">
      <style:text-properties officeooo:rsid="04bf11de" officeooo:paragraph-rsid="04bf11de"/>
    </style:style>
    <style:style style:name="P466" style:family="paragraph" style:parent-style-name="Table_20_Contents">
      <style:text-properties officeooo:rsid="05451a0d" officeooo:paragraph-rsid="05451a0d"/>
    </style:style>
    <style:style style:name="P467" style:family="paragraph" style:parent-style-name="Table_20_Contents">
      <style:text-properties officeooo:rsid="054b1ce5" officeooo:paragraph-rsid="054b1ce5"/>
    </style:style>
    <style:style style:name="P468" style:family="paragraph" style:parent-style-name="Table_20_Contents">
      <style:text-properties officeooo:rsid="054c6e2e" officeooo:paragraph-rsid="054c6e2e"/>
    </style:style>
    <style:style style:name="P469" style:family="paragraph" style:parent-style-name="Table_20_Contents">
      <style:text-properties officeooo:rsid="05821b2c" officeooo:paragraph-rsid="05821b2c"/>
    </style:style>
    <style:style style:name="P470" style:family="paragraph" style:parent-style-name="Table_20_Contents">
      <style:text-properties officeooo:rsid="0585e3bc" officeooo:paragraph-rsid="0585e3bc"/>
    </style:style>
    <style:style style:name="P471" style:family="paragraph" style:parent-style-name="Table_20_Contents">
      <style:text-properties officeooo:rsid="058839ad" officeooo:paragraph-rsid="058839ad"/>
    </style:style>
    <style:style style:name="P472" style:family="paragraph" style:parent-style-name="Table_20_Contents">
      <style:text-properties officeooo:rsid="05a097ac" officeooo:paragraph-rsid="05a097ac"/>
    </style:style>
    <style:style style:name="P473" style:family="paragraph" style:parent-style-name="Table_20_Contents">
      <style:text-properties officeooo:rsid="05b7d597" officeooo:paragraph-rsid="05b7d597"/>
    </style:style>
    <style:style style:name="P474" style:family="paragraph" style:parent-style-name="Table_20_Contents">
      <style:text-properties officeooo:rsid="05bc24c3" officeooo:paragraph-rsid="05bc24c3"/>
    </style:style>
    <style:style style:name="P475" style:family="paragraph" style:parent-style-name="Table_20_Contents">
      <style:text-properties officeooo:rsid="05d72e01" officeooo:paragraph-rsid="05d72e01"/>
    </style:style>
    <style:style style:name="P476" style:family="paragraph" style:parent-style-name="Table_20_Contents">
      <style:text-properties officeooo:rsid="05d9bdc9" officeooo:paragraph-rsid="05d9bdc9"/>
    </style:style>
    <style:style style:name="P477" style:family="paragraph" style:parent-style-name="Table_20_Contents">
      <style:text-properties officeooo:rsid="05da5c5a" officeooo:paragraph-rsid="05da5c5a"/>
    </style:style>
    <style:style style:name="P478" style:family="paragraph" style:parent-style-name="Table_20_Contents">
      <style:text-properties officeooo:rsid="05e0eb5f" officeooo:paragraph-rsid="05e0eb5f"/>
    </style:style>
    <style:style style:name="P479" style:family="paragraph" style:parent-style-name="Table_20_Contents">
      <style:text-properties officeooo:rsid="05e2e6d0" officeooo:paragraph-rsid="05e2e6d0"/>
    </style:style>
    <style:style style:name="P480" style:family="paragraph" style:parent-style-name="Table_20_Contents">
      <style:text-properties officeooo:rsid="05ef694a" officeooo:paragraph-rsid="05ef694a"/>
    </style:style>
    <style:style style:name="P481" style:family="paragraph" style:parent-style-name="Table_20_Contents">
      <style:text-properties officeooo:rsid="05f2d923" officeooo:paragraph-rsid="05f2d923"/>
    </style:style>
    <style:style style:name="P482" style:family="paragraph" style:parent-style-name="Table_20_Contents">
      <style:text-properties officeooo:rsid="05f4cb7a" officeooo:paragraph-rsid="05f4cb7a"/>
    </style:style>
    <style:style style:name="P483" style:family="paragraph" style:parent-style-name="Table_20_Contents">
      <style:text-properties officeooo:rsid="05f63d03" officeooo:paragraph-rsid="05f63d03"/>
    </style:style>
    <style:style style:name="P484" style:family="paragraph" style:parent-style-name="Table_20_Contents">
      <style:text-properties officeooo:rsid="05f895ca" officeooo:paragraph-rsid="05f895ca"/>
    </style:style>
    <style:style style:name="P485" style:family="paragraph" style:parent-style-name="Table_20_Contents">
      <style:text-properties officeooo:rsid="05f8fe15" officeooo:paragraph-rsid="05f8fe15"/>
    </style:style>
    <style:style style:name="P486" style:family="paragraph" style:parent-style-name="Table_20_Contents">
      <style:text-properties officeooo:rsid="05fa066a" officeooo:paragraph-rsid="05fa066a"/>
    </style:style>
    <style:style style:name="P487" style:family="paragraph" style:parent-style-name="Table_20_Contents">
      <style:text-properties officeooo:rsid="05fd1e24" officeooo:paragraph-rsid="05fd1e24"/>
    </style:style>
    <style:style style:name="P488" style:family="paragraph" style:parent-style-name="Table_20_Contents">
      <style:text-properties officeooo:rsid="05fd3719" officeooo:paragraph-rsid="05fd3719"/>
    </style:style>
    <style:style style:name="P489" style:family="paragraph" style:parent-style-name="Table_20_Contents">
      <style:text-properties officeooo:rsid="06011da6" officeooo:paragraph-rsid="06011da6"/>
    </style:style>
    <style:style style:name="P490" style:family="paragraph" style:parent-style-name="Table_20_Contents">
      <style:text-properties officeooo:rsid="0601a6aa" officeooo:paragraph-rsid="0601a6aa"/>
    </style:style>
    <style:style style:name="P491" style:family="paragraph" style:parent-style-name="Table_20_Contents">
      <style:text-properties officeooo:rsid="0602747a" officeooo:paragraph-rsid="0602747a"/>
    </style:style>
    <style:style style:name="P492" style:family="paragraph" style:parent-style-name="Table_20_Contents">
      <style:text-properties officeooo:rsid="063e1b1f" officeooo:paragraph-rsid="063e1b1f"/>
    </style:style>
    <style:style style:name="P493" style:family="paragraph" style:parent-style-name="Table_20_Contents">
      <style:text-properties officeooo:rsid="063f533f" officeooo:paragraph-rsid="063f533f"/>
    </style:style>
    <style:style style:name="P494" style:family="paragraph" style:parent-style-name="Table_20_Contents">
      <style:text-properties officeooo:rsid="064142f8" officeooo:paragraph-rsid="064142f8"/>
    </style:style>
    <style:style style:name="P495" style:family="paragraph" style:parent-style-name="Table_20_Contents">
      <style:text-properties officeooo:rsid="06425ca0" officeooo:paragraph-rsid="06425ca0"/>
    </style:style>
    <style:style style:name="P496" style:family="paragraph" style:parent-style-name="Table_20_Contents">
      <style:text-properties officeooo:rsid="06445654" officeooo:paragraph-rsid="06445654"/>
    </style:style>
    <style:style style:name="P497" style:family="paragraph" style:parent-style-name="Table_20_Contents">
      <style:text-properties officeooo:rsid="064e7a95" officeooo:paragraph-rsid="064e7a95"/>
    </style:style>
    <style:style style:name="P498" style:family="paragraph" style:parent-style-name="Table_20_Contents">
      <style:text-properties officeooo:rsid="064e8c8f" officeooo:paragraph-rsid="064e8c8f"/>
    </style:style>
    <style:style style:name="P499" style:family="paragraph" style:parent-style-name="Table_20_Contents">
      <style:text-properties officeooo:rsid="06504ba6" officeooo:paragraph-rsid="06504ba6"/>
    </style:style>
    <style:style style:name="P500" style:family="paragraph" style:parent-style-name="Table_20_Contents">
      <style:text-properties officeooo:rsid="0650c9f8" officeooo:paragraph-rsid="0650c9f8"/>
    </style:style>
    <style:style style:name="P501" style:family="paragraph" style:parent-style-name="Table_20_Contents">
      <style:text-properties officeooo:rsid="0650de0d" officeooo:paragraph-rsid="0650de0d"/>
    </style:style>
    <style:style style:name="P502" style:family="paragraph" style:parent-style-name="Table_20_Contents">
      <style:text-properties officeooo:rsid="0650e487" officeooo:paragraph-rsid="0650e487"/>
    </style:style>
    <style:style style:name="P503" style:family="paragraph" style:parent-style-name="Table_20_Contents">
      <style:text-properties officeooo:rsid="06701ff8" officeooo:paragraph-rsid="06701ff8"/>
    </style:style>
    <style:style style:name="P504" style:family="paragraph" style:parent-style-name="Table_20_Contents">
      <style:text-properties officeooo:rsid="067105e0" officeooo:paragraph-rsid="067105e0"/>
    </style:style>
    <style:style style:name="P505" style:family="paragraph" style:parent-style-name="Table_20_Contents">
      <style:text-properties officeooo:rsid="06761f23" officeooo:paragraph-rsid="06761f23"/>
    </style:style>
    <style:style style:name="P506" style:family="paragraph" style:parent-style-name="Table_20_Contents">
      <style:text-properties officeooo:rsid="067814ed" officeooo:paragraph-rsid="067814ed"/>
    </style:style>
    <style:style style:name="P507" style:family="paragraph" style:parent-style-name="Table_20_Contents">
      <style:text-properties officeooo:rsid="067a012a" officeooo:paragraph-rsid="067a012a"/>
    </style:style>
    <style:style style:name="P508" style:family="paragraph" style:parent-style-name="Table_20_Contents">
      <style:text-properties officeooo:rsid="067a6542" officeooo:paragraph-rsid="067a6542"/>
    </style:style>
    <style:style style:name="P509" style:family="paragraph" style:parent-style-name="Table_20_Contents">
      <style:text-properties officeooo:rsid="06803ccb" officeooo:paragraph-rsid="06803ccb"/>
    </style:style>
    <style:style style:name="P510" style:family="paragraph" style:parent-style-name="Table_20_Contents">
      <style:text-properties fo:font-style="normal" style:text-underline-style="none" fo:font-weight="normal" officeooo:rsid="0681b017" officeooo:paragraph-rsid="0681c402" style:font-style-asian="normal" style:font-weight-asian="normal" style:font-style-complex="normal" style:font-weight-complex="normal"/>
    </style:style>
    <style:style style:name="P511" style:family="paragraph" style:parent-style-name="Table_20_Contents">
      <style:text-properties fo:font-style="normal" officeooo:rsid="09105cb4" officeooo:paragraph-rsid="09105cb4" style:font-style-asian="normal" style:font-style-complex="normal"/>
    </style:style>
    <style:style style:name="P512" style:family="paragraph" style:parent-style-name="Table_20_Contents">
      <style:text-properties officeooo:rsid="0681c402" officeooo:paragraph-rsid="0681c402"/>
    </style:style>
    <style:style style:name="P513" style:family="paragraph" style:parent-style-name="Table_20_Contents">
      <style:text-properties officeooo:rsid="068f49fc" officeooo:paragraph-rsid="068f49fc"/>
    </style:style>
    <style:style style:name="P514" style:family="paragraph" style:parent-style-name="Table_20_Contents">
      <style:text-properties officeooo:rsid="0691474b" officeooo:paragraph-rsid="0691474b"/>
    </style:style>
    <style:style style:name="P515" style:family="paragraph" style:parent-style-name="Table_20_Contents">
      <style:text-properties officeooo:rsid="0697051c" officeooo:paragraph-rsid="0697051c"/>
    </style:style>
    <style:style style:name="P516" style:family="paragraph" style:parent-style-name="Table_20_Contents">
      <style:text-properties officeooo:rsid="06980fb1" officeooo:paragraph-rsid="06980fb1"/>
    </style:style>
    <style:style style:name="P517" style:family="paragraph" style:parent-style-name="Table_20_Contents">
      <style:text-properties officeooo:rsid="0698ae35" officeooo:paragraph-rsid="0698ae35"/>
    </style:style>
    <style:style style:name="P518" style:family="paragraph" style:parent-style-name="Table_20_Contents">
      <style:text-properties officeooo:rsid="06a1b4ab" officeooo:paragraph-rsid="06a1b4ab"/>
    </style:style>
    <style:style style:name="P519" style:family="paragraph" style:parent-style-name="Table_20_Contents">
      <style:text-properties officeooo:rsid="06a47211" officeooo:paragraph-rsid="06a47211"/>
    </style:style>
    <style:style style:name="P520" style:family="paragraph" style:parent-style-name="Table_20_Contents">
      <style:text-properties officeooo:rsid="06a709b6" officeooo:paragraph-rsid="06a709b6"/>
    </style:style>
    <style:style style:name="P521" style:family="paragraph" style:parent-style-name="Table_20_Contents">
      <style:text-properties officeooo:rsid="06a709b6" officeooo:paragraph-rsid="06af0df7"/>
    </style:style>
    <style:style style:name="P522" style:family="paragraph" style:parent-style-name="Table_20_Contents">
      <style:text-properties officeooo:rsid="06ad36ea" officeooo:paragraph-rsid="06ad36ea"/>
    </style:style>
    <style:style style:name="P523" style:family="paragraph" style:parent-style-name="Table_20_Contents">
      <style:text-properties officeooo:rsid="06ae66fa" officeooo:paragraph-rsid="06ae66fa"/>
    </style:style>
    <style:style style:name="P524" style:family="paragraph" style:parent-style-name="Table_20_Contents">
      <style:text-properties officeooo:rsid="06af0df7" officeooo:paragraph-rsid="06af0df7"/>
    </style:style>
    <style:style style:name="P525" style:family="paragraph" style:parent-style-name="Table_20_Contents">
      <style:text-properties officeooo:rsid="06b58c44" officeooo:paragraph-rsid="06b58c44"/>
    </style:style>
    <style:style style:name="P526" style:family="paragraph" style:parent-style-name="Table_20_Contents">
      <style:text-properties officeooo:rsid="06b9ba05" officeooo:paragraph-rsid="06b9ba05"/>
    </style:style>
    <style:style style:name="P527" style:family="paragraph" style:parent-style-name="Table_20_Contents">
      <style:text-properties officeooo:rsid="06c9bcbe" officeooo:paragraph-rsid="06c9bcbe"/>
    </style:style>
    <style:style style:name="P528" style:family="paragraph" style:parent-style-name="Table_20_Contents">
      <style:text-properties officeooo:rsid="06ce2763" officeooo:paragraph-rsid="06ce2763"/>
    </style:style>
    <style:style style:name="P529" style:family="paragraph" style:parent-style-name="Table_20_Contents">
      <style:text-properties officeooo:rsid="06e0c2cd" officeooo:paragraph-rsid="06e0c2cd"/>
    </style:style>
    <style:style style:name="P530" style:family="paragraph" style:parent-style-name="Table_20_Contents">
      <style:text-properties officeooo:rsid="06e26afb" officeooo:paragraph-rsid="06e26afb"/>
    </style:style>
    <style:style style:name="P531" style:family="paragraph" style:parent-style-name="Table_20_Contents">
      <style:text-properties officeooo:rsid="06ebbbbb" officeooo:paragraph-rsid="06ebbbbb"/>
    </style:style>
    <style:style style:name="P532" style:family="paragraph" style:parent-style-name="Table_20_Contents">
      <style:text-properties officeooo:rsid="06ef0248" officeooo:paragraph-rsid="06ef0248"/>
    </style:style>
    <style:style style:name="P533" style:family="paragraph" style:parent-style-name="Table_20_Contents">
      <style:text-properties officeooo:rsid="06ef1c9e" officeooo:paragraph-rsid="06ef1c9e"/>
    </style:style>
    <style:style style:name="P534" style:family="paragraph" style:parent-style-name="Table_20_Contents">
      <style:text-properties officeooo:rsid="06fc3b91" officeooo:paragraph-rsid="06fc3b91"/>
    </style:style>
    <style:style style:name="P535" style:family="paragraph" style:parent-style-name="Table_20_Contents">
      <style:text-properties officeooo:rsid="06fd7d56" officeooo:paragraph-rsid="06fd7d56"/>
    </style:style>
    <style:style style:name="P536" style:family="paragraph" style:parent-style-name="Table_20_Contents">
      <style:text-properties officeooo:rsid="070175a3" officeooo:paragraph-rsid="070175a3"/>
    </style:style>
    <style:style style:name="P537" style:family="paragraph" style:parent-style-name="Table_20_Contents">
      <style:text-properties officeooo:rsid="070234a2" officeooo:paragraph-rsid="070234a2"/>
    </style:style>
    <style:style style:name="P538" style:family="paragraph" style:parent-style-name="Table_20_Contents">
      <style:text-properties officeooo:rsid="07163168" officeooo:paragraph-rsid="07163168"/>
    </style:style>
    <style:style style:name="P539" style:family="paragraph" style:parent-style-name="Table_20_Contents">
      <style:text-properties officeooo:rsid="0717ae98" officeooo:paragraph-rsid="0717ae98"/>
    </style:style>
    <style:style style:name="P540" style:family="paragraph" style:parent-style-name="Table_20_Contents">
      <style:text-properties officeooo:rsid="071d1f4c" officeooo:paragraph-rsid="071d1f4c"/>
    </style:style>
    <style:style style:name="P541" style:family="paragraph" style:parent-style-name="Table_20_Contents">
      <style:text-properties officeooo:rsid="071d2b83" officeooo:paragraph-rsid="071d2b83"/>
    </style:style>
    <style:style style:name="P542" style:family="paragraph" style:parent-style-name="Table_20_Contents">
      <style:text-properties officeooo:rsid="071f229c" officeooo:paragraph-rsid="071f229c"/>
    </style:style>
    <style:style style:name="P543" style:family="paragraph" style:parent-style-name="Table_20_Contents">
      <style:text-properties officeooo:rsid="07217708" officeooo:paragraph-rsid="07217708"/>
    </style:style>
    <style:style style:name="P544" style:family="paragraph" style:parent-style-name="Table_20_Contents">
      <style:text-properties officeooo:rsid="07235f01" officeooo:paragraph-rsid="07235f01"/>
    </style:style>
    <style:style style:name="P545" style:family="paragraph" style:parent-style-name="Table_20_Contents">
      <style:text-properties officeooo:rsid="0723fdec" officeooo:paragraph-rsid="0723fdec"/>
    </style:style>
    <style:style style:name="P546" style:family="paragraph" style:parent-style-name="Table_20_Contents">
      <style:text-properties officeooo:rsid="07248e61" officeooo:paragraph-rsid="07248e61"/>
    </style:style>
    <style:style style:name="P547" style:family="paragraph" style:parent-style-name="Table_20_Contents">
      <style:text-properties officeooo:rsid="07260d87" officeooo:paragraph-rsid="07260d87"/>
    </style:style>
    <style:style style:name="P548" style:family="paragraph" style:parent-style-name="Table_20_Contents">
      <style:text-properties officeooo:rsid="072a985d" officeooo:paragraph-rsid="072a985d"/>
    </style:style>
    <style:style style:name="P549" style:family="paragraph" style:parent-style-name="Table_20_Contents">
      <style:text-properties officeooo:rsid="072bdeae" officeooo:paragraph-rsid="072bdeae"/>
    </style:style>
    <style:style style:name="P550" style:family="paragraph" style:parent-style-name="Table_20_Contents">
      <style:text-properties officeooo:rsid="072c8c7f" officeooo:paragraph-rsid="072c8c7f"/>
    </style:style>
    <style:style style:name="P551" style:family="paragraph" style:parent-style-name="Table_20_Contents">
      <style:text-properties officeooo:rsid="072ce94a" officeooo:paragraph-rsid="072ce94a"/>
    </style:style>
    <style:style style:name="P552" style:family="paragraph" style:parent-style-name="Table_20_Contents">
      <style:text-properties officeooo:rsid="072d7a02" officeooo:paragraph-rsid="072d7a02"/>
    </style:style>
    <style:style style:name="P553" style:family="paragraph" style:parent-style-name="Table_20_Contents">
      <style:text-properties officeooo:rsid="072f351c" officeooo:paragraph-rsid="072f351c"/>
    </style:style>
    <style:style style:name="P554" style:family="paragraph" style:parent-style-name="Table_20_Contents">
      <style:text-properties officeooo:rsid="072f79d9" officeooo:paragraph-rsid="072f79d9"/>
    </style:style>
    <style:style style:name="P555" style:family="paragraph" style:parent-style-name="Table_20_Contents">
      <style:text-properties officeooo:rsid="07309c74" officeooo:paragraph-rsid="07309c74"/>
    </style:style>
    <style:style style:name="P556" style:family="paragraph" style:parent-style-name="Table_20_Contents">
      <style:text-properties officeooo:rsid="0730bb0f" officeooo:paragraph-rsid="0730bb0f"/>
    </style:style>
    <style:style style:name="P557" style:family="paragraph" style:parent-style-name="Table_20_Contents">
      <style:text-properties officeooo:rsid="0751402f" officeooo:paragraph-rsid="0751402f"/>
    </style:style>
    <style:style style:name="P558" style:family="paragraph" style:parent-style-name="Table_20_Contents">
      <style:text-properties officeooo:rsid="0780fce1" officeooo:paragraph-rsid="0780fce1"/>
    </style:style>
    <style:style style:name="P559" style:family="paragraph" style:parent-style-name="Table_20_Contents">
      <style:text-properties officeooo:rsid="0780fce1" officeooo:paragraph-rsid="078ea30d"/>
    </style:style>
    <style:style style:name="P560" style:family="paragraph" style:parent-style-name="Table_20_Contents">
      <style:text-properties officeooo:rsid="0780fce1" officeooo:paragraph-rsid="0799f096"/>
    </style:style>
    <style:style style:name="P561" style:family="paragraph" style:parent-style-name="Table_20_Contents">
      <style:text-properties officeooo:rsid="0780fce1" officeooo:paragraph-rsid="07a22161"/>
    </style:style>
    <style:style style:name="P562" style:family="paragraph" style:parent-style-name="Table_20_Contents">
      <style:text-properties officeooo:rsid="078ea30d" officeooo:paragraph-rsid="078ea30d"/>
    </style:style>
    <style:style style:name="P563" style:family="paragraph" style:parent-style-name="Table_20_Contents">
      <style:text-properties officeooo:rsid="078ea30d" officeooo:paragraph-rsid="0799f096"/>
    </style:style>
    <style:style style:name="P564" style:family="paragraph" style:parent-style-name="Table_20_Contents">
      <style:text-properties officeooo:rsid="078ea30d" officeooo:paragraph-rsid="07a22161"/>
    </style:style>
    <style:style style:name="P565" style:family="paragraph" style:parent-style-name="Table_20_Contents">
      <style:text-properties officeooo:rsid="07919a69" officeooo:paragraph-rsid="07919a69"/>
    </style:style>
    <style:style style:name="P566" style:family="paragraph" style:parent-style-name="Table_20_Contents">
      <style:text-properties officeooo:rsid="0799f096" officeooo:paragraph-rsid="0799f096"/>
    </style:style>
    <style:style style:name="P567" style:family="paragraph" style:parent-style-name="Table_20_Contents">
      <style:text-properties officeooo:rsid="0799f096" officeooo:paragraph-rsid="07a22161"/>
    </style:style>
    <style:style style:name="P568" style:family="paragraph" style:parent-style-name="Table_20_Contents">
      <style:text-properties officeooo:rsid="07a22161" officeooo:paragraph-rsid="07a22161"/>
    </style:style>
    <style:style style:name="P569" style:family="paragraph" style:parent-style-name="Table_20_Contents">
      <style:text-properties officeooo:rsid="07a413e2" officeooo:paragraph-rsid="07a413e2"/>
    </style:style>
    <style:style style:name="P570" style:family="paragraph" style:parent-style-name="Table_20_Contents">
      <style:text-properties officeooo:rsid="07a6b859" officeooo:paragraph-rsid="07a6b859"/>
    </style:style>
    <style:style style:name="P571" style:family="paragraph" style:parent-style-name="Table_20_Contents">
      <style:text-properties officeooo:rsid="07a6b859" officeooo:paragraph-rsid="07a6d135"/>
    </style:style>
    <style:style style:name="P572" style:family="paragraph" style:parent-style-name="Table_20_Contents">
      <style:text-properties officeooo:rsid="07a71229" officeooo:paragraph-rsid="07a71229"/>
    </style:style>
    <style:style style:name="P573" style:family="paragraph" style:parent-style-name="Table_20_Contents">
      <style:text-properties officeooo:rsid="07a90fba" officeooo:paragraph-rsid="07a90fba"/>
    </style:style>
    <style:style style:name="P574" style:family="paragraph" style:parent-style-name="Table_20_Contents">
      <style:text-properties officeooo:rsid="07b9518f" officeooo:paragraph-rsid="07b9518f"/>
    </style:style>
    <style:style style:name="P575" style:family="paragraph" style:parent-style-name="Table_20_Contents">
      <style:text-properties officeooo:rsid="07bcef39" officeooo:paragraph-rsid="07bcef39"/>
    </style:style>
    <style:style style:name="P576" style:family="paragraph" style:parent-style-name="Table_20_Contents">
      <style:text-properties officeooo:rsid="07bf1a91" officeooo:paragraph-rsid="07bf1a91"/>
    </style:style>
    <style:style style:name="P577" style:family="paragraph" style:parent-style-name="Table_20_Contents">
      <style:text-properties officeooo:rsid="07dc4adf" officeooo:paragraph-rsid="07dc4adf"/>
    </style:style>
    <style:style style:name="P578" style:family="paragraph" style:parent-style-name="Table_20_Contents">
      <style:text-properties officeooo:rsid="07e4fcf3" officeooo:paragraph-rsid="07e4fcf3"/>
    </style:style>
    <style:style style:name="P579" style:family="paragraph" style:parent-style-name="Table_20_Contents">
      <style:text-properties officeooo:rsid="07e67ee5" officeooo:paragraph-rsid="07e67ee5"/>
    </style:style>
    <style:style style:name="P580" style:family="paragraph" style:parent-style-name="Table_20_Contents">
      <style:text-properties officeooo:rsid="07e6b01c" officeooo:paragraph-rsid="07e6b01c"/>
    </style:style>
    <style:style style:name="P581" style:family="paragraph" style:parent-style-name="Table_20_Contents">
      <style:text-properties officeooo:rsid="07e7b534" officeooo:paragraph-rsid="07e7b534"/>
    </style:style>
    <style:style style:name="P582" style:family="paragraph" style:parent-style-name="Table_20_Contents">
      <style:text-properties officeooo:rsid="07ea002f" officeooo:paragraph-rsid="07ea002f"/>
    </style:style>
    <style:style style:name="P583" style:family="paragraph" style:parent-style-name="Table_20_Contents">
      <style:text-properties officeooo:rsid="07ede3e2" officeooo:paragraph-rsid="07ede3e2"/>
    </style:style>
    <style:style style:name="P584" style:family="paragraph" style:parent-style-name="Table_20_Contents">
      <style:text-properties officeooo:rsid="07f5369b" officeooo:paragraph-rsid="07f5369b"/>
    </style:style>
    <style:style style:name="P585" style:family="paragraph" style:parent-style-name="Table_20_Contents">
      <style:text-properties fo:font-weight="bold" officeooo:rsid="07f5369b" officeooo:paragraph-rsid="07f5369b" style:font-weight-asian="bold" style:font-weight-complex="bold"/>
    </style:style>
    <style:style style:name="P586" style:family="paragraph" style:parent-style-name="Table_20_Contents">
      <style:text-properties fo:font-weight="bold" officeooo:rsid="07fa5502" officeooo:paragraph-rsid="07fa5502" style:font-weight-asian="bold" style:font-weight-complex="bold"/>
    </style:style>
    <style:style style:name="P587" style:family="paragraph" style:parent-style-name="Table_20_Contents">
      <style:text-properties fo:font-weight="bold" officeooo:rsid="08106fc2" officeooo:paragraph-rsid="08106fc2" style:font-weight-asian="bold" style:font-weight-complex="bold"/>
    </style:style>
    <style:style style:name="P588" style:family="paragraph" style:parent-style-name="Table_20_Contents">
      <style:text-properties fo:font-weight="bold" officeooo:rsid="090e85ec" officeooo:paragraph-rsid="090e85ec" style:font-weight-asian="bold" style:font-weight-complex="bold"/>
    </style:style>
    <style:style style:name="P589" style:family="paragraph" style:parent-style-name="Table_20_Contents">
      <style:text-properties fo:font-weight="bold" officeooo:rsid="0938d63a" officeooo:paragraph-rsid="0938d63a" style:font-weight-asian="bold" style:font-weight-complex="bold"/>
    </style:style>
    <style:style style:name="P590" style:family="paragraph" style:parent-style-name="Table_20_Contents">
      <style:text-properties fo:font-weight="bold" officeooo:rsid="09f7bb7a" officeooo:paragraph-rsid="09f7bb7a" style:font-weight-asian="bold" style:font-weight-complex="bold"/>
    </style:style>
    <style:style style:name="P591" style:family="paragraph" style:parent-style-name="Table_20_Contents">
      <style:text-properties fo:font-weight="bold" officeooo:rsid="0a0426a2" officeooo:paragraph-rsid="0a0426a2" style:font-weight-asian="bold" style:font-weight-complex="bold"/>
    </style:style>
    <style:style style:name="P592" style:family="paragraph" style:parent-style-name="Table_20_Contents">
      <style:text-properties fo:font-weight="bold" officeooo:rsid="0a0e689b" officeooo:paragraph-rsid="0a0e689b" style:font-weight-asian="bold" style:font-weight-complex="bold"/>
    </style:style>
    <style:style style:name="P593" style:family="paragraph" style:parent-style-name="Table_20_Contents">
      <style:text-properties fo:font-weight="bold" officeooo:rsid="0a1417b9" officeooo:paragraph-rsid="0a1417b9" style:font-weight-asian="bold" style:font-weight-complex="bold"/>
    </style:style>
    <style:style style:name="P594" style:family="paragraph" style:parent-style-name="Table_20_Contents">
      <style:text-properties officeooo:rsid="07f6d264" officeooo:paragraph-rsid="07f6d264"/>
    </style:style>
    <style:style style:name="P595" style:family="paragraph" style:parent-style-name="Table_20_Contents">
      <style:text-properties officeooo:rsid="07f8ab8f" officeooo:paragraph-rsid="07f8ab8f"/>
    </style:style>
    <style:style style:name="P596" style:family="paragraph" style:parent-style-name="Table_20_Contents">
      <style:text-properties officeooo:rsid="07fa5502" officeooo:paragraph-rsid="07fa5502"/>
    </style:style>
    <style:style style:name="P597" style:family="paragraph" style:parent-style-name="Table_20_Contents">
      <style:text-properties officeooo:rsid="07fc9f31" officeooo:paragraph-rsid="07fc9f31"/>
    </style:style>
    <style:style style:name="P598" style:family="paragraph" style:parent-style-name="Table_20_Contents">
      <style:text-properties officeooo:rsid="0804765f" officeooo:paragraph-rsid="0804765f"/>
    </style:style>
    <style:style style:name="P599" style:family="paragraph" style:parent-style-name="Table_20_Contents">
      <style:text-properties officeooo:rsid="0808c513" officeooo:paragraph-rsid="0808c513"/>
    </style:style>
    <style:style style:name="P600" style:family="paragraph" style:parent-style-name="Table_20_Contents">
      <style:text-properties officeooo:rsid="080e4f25" officeooo:paragraph-rsid="080e4f25"/>
    </style:style>
    <style:style style:name="P601" style:family="paragraph" style:parent-style-name="Table_20_Contents">
      <style:text-properties officeooo:rsid="080e74a5" officeooo:paragraph-rsid="080e74a5"/>
    </style:style>
    <style:style style:name="P602" style:family="paragraph" style:parent-style-name="Table_20_Contents">
      <style:text-properties officeooo:rsid="08106fc2" officeooo:paragraph-rsid="08106fc2"/>
    </style:style>
    <style:style style:name="P603" style:family="paragraph" style:parent-style-name="Table_20_Contents">
      <style:text-properties officeooo:rsid="081c31a9" officeooo:paragraph-rsid="081c31a9"/>
    </style:style>
    <style:style style:name="P604" style:family="paragraph" style:parent-style-name="Table_20_Contents">
      <style:text-properties officeooo:rsid="081c5368" officeooo:paragraph-rsid="081c5368"/>
    </style:style>
    <style:style style:name="P605" style:family="paragraph" style:parent-style-name="Table_20_Contents">
      <style:text-properties officeooo:rsid="081fbdc8" officeooo:paragraph-rsid="081fbdc8"/>
    </style:style>
    <style:style style:name="P606" style:family="paragraph" style:parent-style-name="Table_20_Contents">
      <style:text-properties officeooo:rsid="082231f3" officeooo:paragraph-rsid="082231f3"/>
    </style:style>
    <style:style style:name="P607" style:family="paragraph" style:parent-style-name="Table_20_Contents">
      <style:text-properties officeooo:rsid="08230249" officeooo:paragraph-rsid="08230249"/>
    </style:style>
    <style:style style:name="P608" style:family="paragraph" style:parent-style-name="Table_20_Contents">
      <style:text-properties officeooo:rsid="0829a178" officeooo:paragraph-rsid="0829a178"/>
    </style:style>
    <style:style style:name="P609" style:family="paragraph" style:parent-style-name="Table_20_Contents">
      <style:text-properties officeooo:rsid="082bf5f2" officeooo:paragraph-rsid="082bf5f2"/>
    </style:style>
    <style:style style:name="P610" style:family="paragraph" style:parent-style-name="Table_20_Contents">
      <style:text-properties officeooo:rsid="082f7a9a" officeooo:paragraph-rsid="082f7a9a"/>
    </style:style>
    <style:style style:name="P611" style:family="paragraph" style:parent-style-name="Table_20_Contents">
      <style:text-properties officeooo:rsid="082fca7d" officeooo:paragraph-rsid="082fca7d"/>
    </style:style>
    <style:style style:name="P612" style:family="paragraph" style:parent-style-name="Table_20_Contents">
      <style:text-properties officeooo:rsid="0830ebd1" officeooo:paragraph-rsid="0830ebd1"/>
    </style:style>
    <style:style style:name="P613" style:family="paragraph" style:parent-style-name="Table_20_Contents">
      <style:text-properties officeooo:rsid="08382600" officeooo:paragraph-rsid="08382600"/>
    </style:style>
    <style:style style:name="P614" style:family="paragraph" style:parent-style-name="Table_20_Contents">
      <style:text-properties officeooo:rsid="0838d4ad" officeooo:paragraph-rsid="0838d4ad"/>
    </style:style>
    <style:style style:name="P615" style:family="paragraph" style:parent-style-name="Table_20_Contents">
      <style:text-properties officeooo:rsid="083aa096" officeooo:paragraph-rsid="083aa096"/>
    </style:style>
    <style:style style:name="P616" style:family="paragraph" style:parent-style-name="Table_20_Contents">
      <style:text-properties officeooo:rsid="083b7ca7" officeooo:paragraph-rsid="083b7ca7"/>
    </style:style>
    <style:style style:name="P617" style:family="paragraph" style:parent-style-name="Table_20_Contents">
      <style:text-properties officeooo:rsid="08409ca4" officeooo:paragraph-rsid="08409ca4"/>
    </style:style>
    <style:style style:name="P618" style:family="paragraph" style:parent-style-name="Table_20_Contents">
      <style:text-properties officeooo:rsid="08427506" officeooo:paragraph-rsid="08427506"/>
    </style:style>
    <style:style style:name="P619" style:family="paragraph" style:parent-style-name="Table_20_Contents">
      <style:text-properties officeooo:rsid="08564d29" officeooo:paragraph-rsid="08564d29"/>
    </style:style>
    <style:style style:name="P620" style:family="paragraph" style:parent-style-name="Table_20_Contents">
      <style:text-properties officeooo:rsid="085e838b" officeooo:paragraph-rsid="085e838b"/>
    </style:style>
    <style:style style:name="P621" style:family="paragraph" style:parent-style-name="Table_20_Contents">
      <style:text-properties officeooo:rsid="0887046e" officeooo:paragraph-rsid="0887046e"/>
    </style:style>
    <style:style style:name="P622" style:family="paragraph" style:parent-style-name="Table_20_Contents">
      <style:text-properties officeooo:rsid="0888398f" officeooo:paragraph-rsid="0888398f"/>
    </style:style>
    <style:style style:name="P623" style:family="paragraph" style:parent-style-name="Table_20_Contents">
      <style:text-properties officeooo:rsid="08930f89" officeooo:paragraph-rsid="08930f89"/>
    </style:style>
    <style:style style:name="P624" style:family="paragraph" style:parent-style-name="Table_20_Contents">
      <style:text-properties officeooo:rsid="0894bae4" officeooo:paragraph-rsid="0894bae4"/>
    </style:style>
    <style:style style:name="P625" style:family="paragraph" style:parent-style-name="Table_20_Contents">
      <style:text-properties officeooo:rsid="08a07fb7" officeooo:paragraph-rsid="08a07fb7"/>
    </style:style>
    <style:style style:name="P626" style:family="paragraph" style:parent-style-name="Table_20_Contents">
      <style:text-properties officeooo:rsid="08a5225b" officeooo:paragraph-rsid="08a5225b"/>
    </style:style>
    <style:style style:name="P627" style:family="paragraph" style:parent-style-name="Table_20_Contents">
      <style:text-properties officeooo:rsid="08b4bb30" officeooo:paragraph-rsid="08b4bb30"/>
    </style:style>
    <style:style style:name="P628" style:family="paragraph" style:parent-style-name="Table_20_Contents">
      <style:text-properties officeooo:rsid="08c6dfdf" officeooo:paragraph-rsid="08c6dfdf"/>
    </style:style>
    <style:style style:name="P629" style:family="paragraph" style:parent-style-name="Table_20_Contents">
      <style:text-properties officeooo:rsid="08c89f35" officeooo:paragraph-rsid="08c89f35"/>
    </style:style>
    <style:style style:name="P630" style:family="paragraph" style:parent-style-name="Table_20_Contents">
      <style:text-properties officeooo:rsid="08dab7a8" officeooo:paragraph-rsid="08dab7a8"/>
    </style:style>
    <style:style style:name="P631" style:family="paragraph" style:parent-style-name="Table_20_Contents">
      <style:text-properties officeooo:rsid="08e49926" officeooo:paragraph-rsid="08e49926"/>
    </style:style>
    <style:style style:name="P632" style:family="paragraph" style:parent-style-name="Table_20_Contents">
      <style:text-properties officeooo:rsid="08e909d1" officeooo:paragraph-rsid="08e909d1"/>
    </style:style>
    <style:style style:name="P633" style:family="paragraph" style:parent-style-name="Table_20_Contents">
      <style:text-properties officeooo:rsid="08fa87c9" officeooo:paragraph-rsid="08fa87c9"/>
    </style:style>
    <style:style style:name="P634" style:family="paragraph" style:parent-style-name="Table_20_Contents">
      <style:text-properties officeooo:rsid="09026b41" officeooo:paragraph-rsid="09026b41"/>
    </style:style>
    <style:style style:name="P635" style:family="paragraph" style:parent-style-name="Table_20_Contents">
      <style:text-properties officeooo:rsid="090e85ec" officeooo:paragraph-rsid="090e85ec"/>
    </style:style>
    <style:style style:name="P636" style:family="paragraph" style:parent-style-name="Table_20_Contents">
      <style:text-properties officeooo:rsid="090f304c" officeooo:paragraph-rsid="090f304c"/>
    </style:style>
    <style:style style:name="P637" style:family="paragraph" style:parent-style-name="Table_20_Contents">
      <style:text-properties officeooo:rsid="09105cb4" officeooo:paragraph-rsid="09105cb4"/>
    </style:style>
    <style:style style:name="P638" style:family="paragraph" style:parent-style-name="Table_20_Contents">
      <style:text-properties officeooo:rsid="092033bb" officeooo:paragraph-rsid="092033bb"/>
    </style:style>
    <style:style style:name="P639" style:family="paragraph" style:parent-style-name="Table_20_Contents">
      <style:text-properties officeooo:rsid="0922a031" officeooo:paragraph-rsid="0922a031"/>
    </style:style>
    <style:style style:name="P640" style:family="paragraph" style:parent-style-name="Table_20_Contents">
      <style:text-properties officeooo:rsid="09258d08" officeooo:paragraph-rsid="09258d08"/>
    </style:style>
    <style:style style:name="P641" style:family="paragraph" style:parent-style-name="Table_20_Contents">
      <style:text-properties officeooo:rsid="0927cc8f" officeooo:paragraph-rsid="0927cc8f"/>
    </style:style>
    <style:style style:name="P642" style:family="paragraph" style:parent-style-name="Table_20_Contents">
      <style:text-properties officeooo:rsid="092cd85d" officeooo:paragraph-rsid="092cd85d"/>
    </style:style>
    <style:style style:name="P643" style:family="paragraph" style:parent-style-name="Table_20_Contents">
      <style:text-properties officeooo:rsid="0938d63a" officeooo:paragraph-rsid="0938d63a"/>
    </style:style>
    <style:style style:name="P644" style:family="paragraph" style:parent-style-name="Table_20_Contents">
      <style:text-properties officeooo:rsid="093bc1ff" officeooo:paragraph-rsid="093bc1ff"/>
    </style:style>
    <style:style style:name="P645" style:family="paragraph" style:parent-style-name="Table_20_Contents">
      <style:text-properties officeooo:rsid="093e03e7" officeooo:paragraph-rsid="093e03e7"/>
    </style:style>
    <style:style style:name="P646" style:family="paragraph" style:parent-style-name="Table_20_Contents">
      <style:text-properties officeooo:rsid="093fe0f6" officeooo:paragraph-rsid="093fe0f6"/>
    </style:style>
    <style:style style:name="P647" style:family="paragraph" style:parent-style-name="Table_20_Contents">
      <style:text-properties officeooo:rsid="0946f69d" officeooo:paragraph-rsid="0946f69d"/>
    </style:style>
    <style:style style:name="P648" style:family="paragraph" style:parent-style-name="Table_20_Contents">
      <style:text-properties officeooo:rsid="094828f1" officeooo:paragraph-rsid="094828f1"/>
    </style:style>
    <style:style style:name="P649" style:family="paragraph" style:parent-style-name="Table_20_Contents">
      <style:text-properties officeooo:rsid="094ab1b5" officeooo:paragraph-rsid="094ab1b5"/>
    </style:style>
    <style:style style:name="P650" style:family="paragraph" style:parent-style-name="Table_20_Contents">
      <style:text-properties officeooo:rsid="094f7d6e" officeooo:paragraph-rsid="094f7d6e"/>
    </style:style>
    <style:style style:name="P651" style:family="paragraph" style:parent-style-name="Table_20_Contents">
      <style:text-properties officeooo:rsid="0963b988" officeooo:paragraph-rsid="0963b988"/>
    </style:style>
    <style:style style:name="P652" style:family="paragraph" style:parent-style-name="Table_20_Contents">
      <style:text-properties officeooo:rsid="0967dc0d" officeooo:paragraph-rsid="0967dc0d"/>
    </style:style>
    <style:style style:name="P653" style:family="paragraph" style:parent-style-name="Table_20_Contents">
      <style:text-properties officeooo:rsid="096a5eb3" officeooo:paragraph-rsid="096a5eb3"/>
    </style:style>
    <style:style style:name="P654" style:family="paragraph" style:parent-style-name="Table_20_Contents">
      <style:text-properties officeooo:rsid="096b0460" officeooo:paragraph-rsid="096b0460"/>
    </style:style>
    <style:style style:name="P655" style:family="paragraph" style:parent-style-name="Table_20_Contents">
      <style:text-properties officeooo:rsid="096d6dcb" officeooo:paragraph-rsid="096d6dcb"/>
    </style:style>
    <style:style style:name="P656" style:family="paragraph" style:parent-style-name="Table_20_Contents">
      <style:text-properties officeooo:rsid="096d6dcb" officeooo:paragraph-rsid="09ecc733"/>
    </style:style>
    <style:style style:name="P657" style:family="paragraph" style:parent-style-name="Table_20_Contents">
      <style:text-properties officeooo:rsid="0973e3a2" officeooo:paragraph-rsid="0973e3a2"/>
    </style:style>
    <style:style style:name="P658" style:family="paragraph" style:parent-style-name="Table_20_Contents">
      <style:text-properties officeooo:rsid="097ad078" officeooo:paragraph-rsid="097ad078"/>
    </style:style>
    <style:style style:name="P659" style:family="paragraph" style:parent-style-name="Table_20_Contents">
      <style:text-properties officeooo:rsid="0980101e" officeooo:paragraph-rsid="0980101e"/>
    </style:style>
    <style:style style:name="P660" style:family="paragraph" style:parent-style-name="Table_20_Contents">
      <style:text-properties officeooo:rsid="0981b812" officeooo:paragraph-rsid="0981b812"/>
    </style:style>
    <style:style style:name="P661" style:family="paragraph" style:parent-style-name="Table_20_Contents">
      <style:text-properties officeooo:rsid="098b3059" officeooo:paragraph-rsid="098b3059"/>
    </style:style>
    <style:style style:name="P662" style:family="paragraph" style:parent-style-name="Table_20_Contents">
      <style:text-properties officeooo:rsid="098b9b4e" officeooo:paragraph-rsid="098b9b4e"/>
    </style:style>
    <style:style style:name="P663" style:family="paragraph" style:parent-style-name="Table_20_Contents">
      <style:text-properties officeooo:rsid="09908309" officeooo:paragraph-rsid="09908309"/>
    </style:style>
    <style:style style:name="P664" style:family="paragraph" style:parent-style-name="Table_20_Contents">
      <style:text-properties officeooo:rsid="0991be8a" officeooo:paragraph-rsid="0991be8a"/>
    </style:style>
    <style:style style:name="P665" style:family="paragraph" style:parent-style-name="Table_20_Contents">
      <style:text-properties officeooo:rsid="09932c05" officeooo:paragraph-rsid="09932c05"/>
    </style:style>
    <style:style style:name="P666" style:family="paragraph" style:parent-style-name="Table_20_Contents">
      <style:text-properties officeooo:rsid="0998d9b0" officeooo:paragraph-rsid="0998d9b0"/>
    </style:style>
    <style:style style:name="P667" style:family="paragraph" style:parent-style-name="Table_20_Contents">
      <style:text-properties officeooo:rsid="099d7512" officeooo:paragraph-rsid="099d7512"/>
    </style:style>
    <style:style style:name="P668" style:family="paragraph" style:parent-style-name="Table_20_Contents">
      <style:text-properties officeooo:rsid="099d7512" officeooo:paragraph-rsid="09a2cc14"/>
    </style:style>
    <style:style style:name="P669" style:family="paragraph" style:parent-style-name="Table_20_Contents">
      <style:text-properties officeooo:rsid="099f01b3" officeooo:paragraph-rsid="099f01b3"/>
    </style:style>
    <style:style style:name="P670" style:family="paragraph" style:parent-style-name="Table_20_Contents">
      <style:text-properties officeooo:rsid="09a584ea" officeooo:paragraph-rsid="09a584ea"/>
    </style:style>
    <style:style style:name="P671" style:family="paragraph" style:parent-style-name="Table_20_Contents">
      <style:text-properties officeooo:rsid="09a93717" officeooo:paragraph-rsid="09a93717"/>
    </style:style>
    <style:style style:name="P672" style:family="paragraph" style:parent-style-name="Table_20_Contents">
      <style:text-properties officeooo:rsid="09ab0c83" officeooo:paragraph-rsid="09ab0c83"/>
    </style:style>
    <style:style style:name="P673" style:family="paragraph" style:parent-style-name="Table_20_Contents">
      <style:text-properties officeooo:rsid="09b14930" officeooo:paragraph-rsid="09b14930"/>
    </style:style>
    <style:style style:name="P674" style:family="paragraph" style:parent-style-name="Table_20_Contents">
      <style:text-properties officeooo:rsid="09b494c8" officeooo:paragraph-rsid="09b494c8"/>
    </style:style>
    <style:style style:name="P675" style:family="paragraph" style:parent-style-name="Table_20_Contents">
      <style:text-properties officeooo:rsid="09b99f15" officeooo:paragraph-rsid="09b99f15"/>
    </style:style>
    <style:style style:name="P676" style:family="paragraph" style:parent-style-name="Table_20_Contents">
      <style:text-properties officeooo:rsid="09bd16a7" officeooo:paragraph-rsid="09bd16a7"/>
    </style:style>
    <style:style style:name="P677" style:family="paragraph" style:parent-style-name="Table_20_Contents">
      <style:text-properties officeooo:rsid="09bfb1ce" officeooo:paragraph-rsid="09bfb1ce"/>
    </style:style>
    <style:style style:name="P678" style:family="paragraph" style:parent-style-name="Table_20_Contents">
      <style:text-properties officeooo:rsid="09c1674e" officeooo:paragraph-rsid="09c1674e"/>
    </style:style>
    <style:style style:name="P679" style:family="paragraph" style:parent-style-name="Table_20_Contents">
      <style:text-properties officeooo:rsid="09c7d2a8" officeooo:paragraph-rsid="09c7d2a8"/>
    </style:style>
    <style:style style:name="P680" style:family="paragraph" style:parent-style-name="Table_20_Contents">
      <style:text-properties officeooo:rsid="09cb0116" officeooo:paragraph-rsid="09cb0116"/>
    </style:style>
    <style:style style:name="P681" style:family="paragraph" style:parent-style-name="Table_20_Contents">
      <style:text-properties officeooo:rsid="09ce078e" officeooo:paragraph-rsid="09ce078e"/>
    </style:style>
    <style:style style:name="P682" style:family="paragraph" style:parent-style-name="Table_20_Contents">
      <style:text-properties officeooo:rsid="09d64248" officeooo:paragraph-rsid="09d64248"/>
    </style:style>
    <style:style style:name="P683" style:family="paragraph" style:parent-style-name="Table_20_Contents">
      <style:text-properties officeooo:rsid="09d9537a" officeooo:paragraph-rsid="09d9537a"/>
    </style:style>
    <style:style style:name="P684" style:family="paragraph" style:parent-style-name="Table_20_Contents">
      <style:text-properties officeooo:rsid="09dc23b3" officeooo:paragraph-rsid="09dc23b3"/>
    </style:style>
    <style:style style:name="P685" style:family="paragraph" style:parent-style-name="Table_20_Contents">
      <style:text-properties officeooo:rsid="09de0db9" officeooo:paragraph-rsid="09de0db9"/>
    </style:style>
    <style:style style:name="P686" style:family="paragraph" style:parent-style-name="Table_20_Contents">
      <style:text-properties officeooo:rsid="09e7e6a5" officeooo:paragraph-rsid="09e7e6a5"/>
    </style:style>
    <style:style style:name="P687" style:family="paragraph" style:parent-style-name="Table_20_Contents">
      <style:text-properties officeooo:rsid="09ecc733" officeooo:paragraph-rsid="09ecc733"/>
    </style:style>
    <style:style style:name="P688" style:family="paragraph" style:parent-style-name="Table_20_Contents">
      <style:text-properties officeooo:rsid="09ef2af6" officeooo:paragraph-rsid="09ef2af6"/>
    </style:style>
    <style:style style:name="P689" style:family="paragraph" style:parent-style-name="Table_20_Contents">
      <style:text-properties officeooo:rsid="09f102db" officeooo:paragraph-rsid="09f102db"/>
    </style:style>
    <style:style style:name="P690" style:family="paragraph" style:parent-style-name="Table_20_Contents">
      <style:text-properties officeooo:rsid="09f5a3e9" officeooo:paragraph-rsid="09f5a3e9"/>
    </style:style>
    <style:style style:name="P691" style:family="paragraph" style:parent-style-name="Table_20_Contents">
      <style:text-properties officeooo:rsid="09f7bb7a" officeooo:paragraph-rsid="09f7bb7a"/>
    </style:style>
    <style:style style:name="P692" style:family="paragraph" style:parent-style-name="Table_20_Contents">
      <style:text-properties officeooo:rsid="09ff236f" officeooo:paragraph-rsid="09ff236f"/>
    </style:style>
    <style:style style:name="P693" style:family="paragraph" style:parent-style-name="Table_20_Contents">
      <style:text-properties officeooo:rsid="0a0426a2" officeooo:paragraph-rsid="0a0426a2"/>
    </style:style>
    <style:style style:name="P694" style:family="paragraph" style:parent-style-name="Table_20_Contents">
      <style:text-properties officeooo:rsid="0a05df38" officeooo:paragraph-rsid="0a05df38"/>
    </style:style>
    <style:style style:name="P695" style:family="paragraph" style:parent-style-name="Table_20_Contents">
      <style:text-properties officeooo:rsid="0a08bf5e" officeooo:paragraph-rsid="0a08bf5e"/>
    </style:style>
    <style:style style:name="P696" style:family="paragraph" style:parent-style-name="Table_20_Contents">
      <style:text-properties officeooo:rsid="0a0a580f" officeooo:paragraph-rsid="0a0a580f"/>
    </style:style>
    <style:style style:name="P697" style:family="paragraph" style:parent-style-name="Table_20_Contents">
      <style:text-properties officeooo:rsid="0a0e689b" officeooo:paragraph-rsid="0a0e689b"/>
    </style:style>
    <style:style style:name="P698" style:family="paragraph" style:parent-style-name="Table_20_Contents">
      <style:text-properties officeooo:rsid="0a1022c2" officeooo:paragraph-rsid="0a1022c2"/>
    </style:style>
    <style:style style:name="P699" style:family="paragraph" style:parent-style-name="Table_20_Contents">
      <style:text-properties officeooo:rsid="0a1145f2" officeooo:paragraph-rsid="0a1145f2"/>
    </style:style>
    <style:style style:name="P700" style:family="paragraph" style:parent-style-name="Table_20_Contents">
      <style:text-properties officeooo:rsid="0a1417b9" officeooo:paragraph-rsid="0a1417b9"/>
    </style:style>
    <style:style style:name="P701" style:family="paragraph" style:parent-style-name="Table_20_Contents">
      <style:text-properties officeooo:rsid="0a1a4158" officeooo:paragraph-rsid="0a1a4158"/>
    </style:style>
    <style:style style:name="P702" style:family="paragraph" style:parent-style-name="Table_20_Contents">
      <style:text-properties officeooo:rsid="0a27de3b" officeooo:paragraph-rsid="0a27de3b"/>
    </style:style>
    <style:style style:name="P703" style:family="paragraph" style:parent-style-name="Table_20_Contents">
      <style:text-properties officeooo:rsid="0a30c39a" officeooo:paragraph-rsid="0a30c39a"/>
    </style:style>
    <style:style style:name="P704" style:family="paragraph" style:parent-style-name="Table_20_Contents">
      <style:text-properties officeooo:rsid="0a338a08" officeooo:paragraph-rsid="0a338a08"/>
    </style:style>
    <style:style style:name="P705" style:family="paragraph" style:parent-style-name="Table_20_Contents">
      <style:text-properties officeooo:rsid="0a382895" officeooo:paragraph-rsid="0a382895"/>
    </style:style>
    <style:style style:name="P706" style:family="paragraph" style:parent-style-name="Table_20_Contents">
      <style:text-properties officeooo:rsid="0a394326" officeooo:paragraph-rsid="0a394326"/>
    </style:style>
    <style:style style:name="P707" style:family="paragraph" style:parent-style-name="Table_20_Contents">
      <style:text-properties officeooo:rsid="0a421ab4" officeooo:paragraph-rsid="0a421ab4"/>
    </style:style>
    <style:style style:name="P708" style:family="paragraph" style:parent-style-name="Table_20_Contents">
      <style:text-properties officeooo:rsid="0a43ccb7" officeooo:paragraph-rsid="0a43ccb7"/>
    </style:style>
    <style:style style:name="P709" style:family="paragraph" style:parent-style-name="Table_20_Contents">
      <style:text-properties officeooo:rsid="0a476e5b" officeooo:paragraph-rsid="0a476e5b"/>
    </style:style>
    <style:style style:name="P710" style:family="paragraph" style:parent-style-name="Table_20_Contents">
      <style:text-properties officeooo:rsid="0a4a9a33" officeooo:paragraph-rsid="0a4a9a33"/>
    </style:style>
    <style:style style:name="P711" style:family="paragraph" style:parent-style-name="Table_20_Contents">
      <style:text-properties officeooo:rsid="0a4ff5b3" officeooo:paragraph-rsid="0a4ff5b3"/>
    </style:style>
    <style:style style:name="P712" style:family="paragraph" style:parent-style-name="Table_20_Contents">
      <style:text-properties officeooo:rsid="0a5180af" officeooo:paragraph-rsid="0a5180af"/>
    </style:style>
    <style:style style:name="P713" style:family="paragraph" style:parent-style-name="Table_20_Contents">
      <style:text-properties officeooo:rsid="0a538ff5" officeooo:paragraph-rsid="0a538ff5"/>
    </style:style>
    <style:style style:name="P714" style:family="paragraph" style:parent-style-name="Table_20_Contents">
      <style:text-properties officeooo:rsid="0a55f45c" officeooo:paragraph-rsid="0a55f45c"/>
    </style:style>
    <style:style style:name="P715" style:family="paragraph" style:parent-style-name="Table_20_Contents">
      <style:text-properties officeooo:rsid="0a58dc3f" officeooo:paragraph-rsid="0a58dc3f"/>
    </style:style>
    <style:style style:name="P716" style:family="paragraph" style:parent-style-name="Table_20_Contents">
      <style:text-properties officeooo:rsid="0a5ada94" officeooo:paragraph-rsid="0a5ada94"/>
    </style:style>
    <style:style style:name="P717" style:family="paragraph" style:parent-style-name="Table_20_Contents">
      <style:text-properties officeooo:rsid="0a5e4fa8" officeooo:paragraph-rsid="0a5e4fa8"/>
    </style:style>
    <style:style style:name="P718" style:family="paragraph" style:parent-style-name="Table_20_Contents">
      <style:text-properties officeooo:rsid="0a63b737" officeooo:paragraph-rsid="0a63b737"/>
    </style:style>
    <style:style style:name="P719" style:family="paragraph" style:parent-style-name="Table_20_Contents">
      <style:text-properties officeooo:rsid="0a686678" officeooo:paragraph-rsid="0a686678"/>
    </style:style>
    <style:style style:name="P720" style:family="paragraph" style:parent-style-name="Table_20_Contents">
      <style:text-properties officeooo:rsid="0a686678" officeooo:paragraph-rsid="0a6b2373"/>
    </style:style>
    <style:style style:name="P721" style:family="paragraph" style:parent-style-name="Table_20_Contents">
      <style:text-properties officeooo:rsid="0a74754b" officeooo:paragraph-rsid="0a74754b"/>
    </style:style>
    <style:style style:name="P722" style:family="paragraph" style:parent-style-name="Table_20_Contents">
      <style:text-properties officeooo:rsid="0a76f134" officeooo:paragraph-rsid="0a76f134"/>
    </style:style>
    <style:style style:name="P723" style:family="paragraph" style:parent-style-name="Table_20_Contents">
      <style:text-properties officeooo:rsid="0a7994a0" officeooo:paragraph-rsid="0a7994a0"/>
    </style:style>
    <style:style style:name="P724" style:family="paragraph" style:parent-style-name="Table_20_Contents">
      <style:text-properties officeooo:rsid="0a7f431d" officeooo:paragraph-rsid="0a7f431d"/>
    </style:style>
    <style:style style:name="P725" style:family="paragraph" style:parent-style-name="Table_20_Contents">
      <style:text-properties officeooo:rsid="0a818db9" officeooo:paragraph-rsid="0a818db9"/>
    </style:style>
    <style:style style:name="P726" style:family="paragraph" style:parent-style-name="Table_20_Contents">
      <style:text-properties officeooo:rsid="0a8333f7" officeooo:paragraph-rsid="0a8333f7"/>
    </style:style>
    <style:style style:name="P727" style:family="paragraph" style:parent-style-name="Table_20_Contents">
      <style:text-properties officeooo:rsid="0a84da1c" officeooo:paragraph-rsid="0a84da1c"/>
    </style:style>
    <style:style style:name="P728" style:family="paragraph" style:parent-style-name="Table_20_Contents">
      <style:text-properties officeooo:rsid="0a8f0674" officeooo:paragraph-rsid="0a8f0674"/>
    </style:style>
    <style:style style:name="P729" style:family="paragraph" style:parent-style-name="Table_20_Contents">
      <style:text-properties officeooo:rsid="0a931cee" officeooo:paragraph-rsid="0a931cee"/>
    </style:style>
    <style:style style:name="P730" style:family="paragraph" style:parent-style-name="Table_20_Contents">
      <style:text-properties officeooo:rsid="0a980082" officeooo:paragraph-rsid="0a980082"/>
    </style:style>
    <style:style style:name="P731" style:family="paragraph" style:parent-style-name="Table_20_Contents">
      <style:text-properties officeooo:rsid="0a9b00ae" officeooo:paragraph-rsid="0a9b00ae"/>
    </style:style>
    <style:style style:name="P732" style:family="paragraph" style:parent-style-name="Table_20_Contents">
      <style:text-properties officeooo:rsid="0a9d6fd8" officeooo:paragraph-rsid="0a9d6fd8"/>
    </style:style>
    <style:style style:name="P733" style:family="paragraph" style:parent-style-name="Table_20_Contents">
      <style:text-properties officeooo:rsid="0a9d6fd8" officeooo:paragraph-rsid="0a9ee185"/>
    </style:style>
    <style:style style:name="P734" style:family="paragraph" style:parent-style-name="Table_20_Contents">
      <style:text-properties officeooo:rsid="0aa4747f" officeooo:paragraph-rsid="0aa4747f"/>
    </style:style>
    <style:style style:name="P735" style:family="paragraph" style:parent-style-name="Table_20_Contents">
      <style:text-properties officeooo:rsid="0aa5eaa6" officeooo:paragraph-rsid="0aa5eaa6"/>
    </style:style>
    <style:style style:name="P736" style:family="paragraph" style:parent-style-name="Table_20_Contents">
      <style:text-properties officeooo:rsid="0aa756d4" officeooo:paragraph-rsid="0aa756d4"/>
    </style:style>
    <style:style style:name="P737" style:family="paragraph" style:parent-style-name="Table_20_Contents">
      <style:text-properties officeooo:rsid="0aa8b461" officeooo:paragraph-rsid="0aa8b461"/>
    </style:style>
    <style:style style:name="P738" style:family="paragraph" style:parent-style-name="Table_20_Contents">
      <style:text-properties officeooo:rsid="0aac21bf" officeooo:paragraph-rsid="0aac21bf"/>
    </style:style>
    <style:style style:name="P739" style:family="paragraph" style:parent-style-name="Table_20_Contents">
      <style:text-properties officeooo:rsid="0aaf633b" officeooo:paragraph-rsid="0aaf633b"/>
    </style:style>
    <style:style style:name="P740" style:family="paragraph" style:parent-style-name="Table_20_Contents">
      <style:text-properties officeooo:rsid="0ab81e7f" officeooo:paragraph-rsid="0ab81e7f"/>
    </style:style>
    <style:style style:name="P741" style:family="paragraph" style:parent-style-name="Table_20_Contents">
      <style:text-properties officeooo:rsid="0ab9ffc8" officeooo:paragraph-rsid="0ab9ffc8"/>
    </style:style>
    <style:style style:name="P742" style:family="paragraph" style:parent-style-name="Table_20_Contents">
      <style:text-properties officeooo:rsid="0abd2118" officeooo:paragraph-rsid="0abd2118"/>
    </style:style>
    <style:style style:name="P743" style:family="paragraph" style:parent-style-name="Table_20_Contents">
      <style:text-properties officeooo:rsid="0ac0e15e" officeooo:paragraph-rsid="0ac0e15e"/>
    </style:style>
    <style:style style:name="P744" style:family="paragraph" style:parent-style-name="Table_20_Contents">
      <style:text-properties officeooo:rsid="0ac27209" officeooo:paragraph-rsid="0ac27209"/>
    </style:style>
    <style:style style:name="P745" style:family="paragraph" style:parent-style-name="Table_20_Contents">
      <style:text-properties officeooo:rsid="0ac45dc7" officeooo:paragraph-rsid="0ac45dc7"/>
    </style:style>
    <style:style style:name="P746" style:family="paragraph" style:parent-style-name="Table_20_Contents">
      <style:text-properties officeooo:rsid="0ac82364" officeooo:paragraph-rsid="0ac82364"/>
    </style:style>
    <style:style style:name="P747" style:family="paragraph" style:parent-style-name="Table_20_Contents">
      <style:text-properties officeooo:rsid="0accb277" officeooo:paragraph-rsid="0accb277"/>
    </style:style>
    <style:style style:name="P748" style:family="paragraph" style:parent-style-name="Table_20_Contents">
      <style:text-properties officeooo:rsid="0ad0d3f0" officeooo:paragraph-rsid="0ad0d3f0"/>
    </style:style>
    <style:style style:name="P749" style:family="paragraph" style:parent-style-name="Table_20_Contents">
      <style:text-properties officeooo:rsid="0ad36fd5" officeooo:paragraph-rsid="0ad36fd5"/>
    </style:style>
    <style:style style:name="P750" style:family="paragraph" style:parent-style-name="Table_20_Contents">
      <style:text-properties officeooo:rsid="0ad4588c" officeooo:paragraph-rsid="0ad4588c"/>
    </style:style>
    <style:style style:name="P751" style:family="paragraph" style:parent-style-name="Table_20_Contents">
      <style:text-properties officeooo:rsid="0ad56afc" officeooo:paragraph-rsid="0ad56afc"/>
    </style:style>
    <style:style style:name="P752" style:family="paragraph" style:parent-style-name="Table_20_Contents">
      <style:text-properties officeooo:rsid="0ad70a67" officeooo:paragraph-rsid="0ad70a67"/>
    </style:style>
    <style:style style:name="P753" style:family="paragraph" style:parent-style-name="Table_20_Contents">
      <style:text-properties officeooo:rsid="0ad7a862" officeooo:paragraph-rsid="0ad7a862"/>
    </style:style>
    <style:style style:name="P754" style:family="paragraph" style:parent-style-name="Table_20_Contents">
      <style:text-properties fo:font-variant="normal" fo:text-transform="none" fo:color="#333333" style:text-line-through-style="none" style:text-line-through-type="none" style:font-name="Menlo" fo:font-size="10.5pt" fo:letter-spacing="normal" fo:font-style="normal" style:text-underline-style="none" fo:font-weight="normal" officeooo:rsid="0ad7a862" officeooo:paragraph-rsid="0ad7a862" style:font-name-asian="Arial" style:font-size-asian="11pt" style:font-style-asian="normal" style:font-weight-asian="normal" style:font-name-complex="Arial" style:font-size-complex="11pt" style:font-style-complex="normal" style:font-weight-complex="normal"/>
    </style:style>
    <style:style style:name="P755" style:family="paragraph" style:parent-style-name="Table_20_Contents">
      <style:text-properties officeooo:rsid="0ad97b42" officeooo:paragraph-rsid="0ad97b42"/>
    </style:style>
    <style:style style:name="P756" style:family="paragraph" style:parent-style-name="Table_20_Contents">
      <style:text-properties officeooo:rsid="0ada659d" officeooo:paragraph-rsid="0ada659d"/>
    </style:style>
    <style:style style:name="P757" style:family="paragraph" style:parent-style-name="Table_20_Contents">
      <style:text-properties officeooo:rsid="0ae3ce10" officeooo:paragraph-rsid="0ae3ce10"/>
    </style:style>
    <style:style style:name="P758" style:family="paragraph" style:parent-style-name="Table_20_Contents">
      <style:text-properties officeooo:rsid="0ae686cd" officeooo:paragraph-rsid="0ae686cd"/>
    </style:style>
    <style:style style:name="P759" style:family="paragraph" style:parent-style-name="Table_20_Contents">
      <style:text-properties officeooo:rsid="0ae686cd" officeooo:paragraph-rsid="0ae745e0"/>
    </style:style>
    <style:style style:name="P760" style:family="paragraph" style:parent-style-name="Table_20_Contents">
      <style:text-properties officeooo:rsid="0ae7b220" officeooo:paragraph-rsid="0ae7b220"/>
    </style:style>
    <style:style style:name="P761" style:family="paragraph" style:parent-style-name="Table_20_Contents">
      <style:text-properties officeooo:rsid="0aecff65" officeooo:paragraph-rsid="0aecff65"/>
    </style:style>
    <style:style style:name="P762" style:family="paragraph" style:parent-style-name="Table_20_Contents">
      <style:text-properties officeooo:rsid="0af228c0" officeooo:paragraph-rsid="0af228c0"/>
    </style:style>
    <style:style style:name="P763" style:family="paragraph" style:parent-style-name="Table_20_Contents">
      <style:text-properties officeooo:rsid="0af3fa18" officeooo:paragraph-rsid="0af3fa18"/>
    </style:style>
    <style:style style:name="P764" style:family="paragraph" style:parent-style-name="Table_20_Contents">
      <style:text-properties officeooo:rsid="0af5e190" officeooo:paragraph-rsid="0af5e190"/>
    </style:style>
    <style:style style:name="P765" style:family="paragraph" style:parent-style-name="Table_20_Contents">
      <style:text-properties officeooo:rsid="0af72fdc" officeooo:paragraph-rsid="0af72fdc"/>
    </style:style>
    <style:style style:name="P766" style:family="paragraph" style:parent-style-name="Table_20_Contents">
      <style:text-properties officeooo:rsid="0af7c65f" officeooo:paragraph-rsid="0af7c65f"/>
    </style:style>
    <style:style style:name="P767" style:family="paragraph" style:parent-style-name="Table_20_Contents">
      <style:text-properties officeooo:rsid="0af7c661" officeooo:paragraph-rsid="0af7c661"/>
    </style:style>
    <style:style style:name="P768" style:family="paragraph" style:parent-style-name="Table_20_Contents">
      <style:text-properties officeooo:rsid="0afd7d22" officeooo:paragraph-rsid="0afd7d22"/>
    </style:style>
    <style:style style:name="P769" style:family="paragraph" style:parent-style-name="Table_20_Contents">
      <style:text-properties officeooo:rsid="0aff37ae" officeooo:paragraph-rsid="0aff37ae"/>
    </style:style>
    <style:style style:name="P770" style:family="paragraph" style:parent-style-name="Standard">
      <style:text-properties officeooo:paragraph-rsid="0184fe8a"/>
    </style:style>
    <style:style style:name="P771" style:family="paragraph" style:parent-style-name="Standard">
      <style:text-properties officeooo:rsid="01861b45" officeooo:paragraph-rsid="01861b45"/>
    </style:style>
    <style:style style:name="P772" style:family="paragraph" style:parent-style-name="Standard">
      <style:text-properties officeooo:rsid="0187b1d0" officeooo:paragraph-rsid="0187b1d0"/>
    </style:style>
    <style:style style:name="P773" style:family="paragraph" style:parent-style-name="Standard">
      <style:text-properties officeooo:rsid="018931a2" officeooo:paragraph-rsid="018931a2"/>
    </style:style>
    <style:style style:name="P774" style:family="paragraph" style:parent-style-name="Standard">
      <style:text-properties officeooo:rsid="018b6a8a" officeooo:paragraph-rsid="018b6a8a"/>
    </style:style>
    <style:style style:name="P775" style:family="paragraph" style:parent-style-name="Standard">
      <style:text-properties officeooo:rsid="018f07fa" officeooo:paragraph-rsid="018f07fa"/>
    </style:style>
    <style:style style:name="P776" style:family="paragraph" style:parent-style-name="Standard">
      <style:text-properties officeooo:rsid="0192a86b" officeooo:paragraph-rsid="0192a86b"/>
    </style:style>
    <style:style style:name="P777" style:family="paragraph" style:parent-style-name="Standard">
      <style:text-properties officeooo:rsid="01938b1e" officeooo:paragraph-rsid="01938b1e"/>
    </style:style>
    <style:style style:name="P778" style:family="paragraph" style:parent-style-name="Standard">
      <style:text-properties officeooo:rsid="0193c206" officeooo:paragraph-rsid="0193c206"/>
    </style:style>
    <style:style style:name="P779" style:family="paragraph" style:parent-style-name="Standard">
      <style:text-properties officeooo:rsid="019d9107" officeooo:paragraph-rsid="019d9107"/>
    </style:style>
    <style:style style:name="P780" style:family="paragraph" style:parent-style-name="Standard">
      <style:text-properties officeooo:rsid="01a0653c" officeooo:paragraph-rsid="01a0653c"/>
    </style:style>
    <style:style style:name="P781" style:family="paragraph" style:parent-style-name="Standard">
      <style:text-properties officeooo:rsid="01a262b5" officeooo:paragraph-rsid="01a262b5"/>
    </style:style>
    <style:style style:name="P782" style:family="paragraph" style:parent-style-name="Standard">
      <style:text-properties officeooo:rsid="01a3d17d" officeooo:paragraph-rsid="01a3d17d"/>
    </style:style>
    <style:style style:name="P783" style:family="paragraph" style:parent-style-name="Standard">
      <style:text-properties officeooo:rsid="01a61616" officeooo:paragraph-rsid="01a61616"/>
    </style:style>
    <style:style style:name="P784" style:family="paragraph" style:parent-style-name="Standard">
      <style:text-properties officeooo:rsid="01a8d698" officeooo:paragraph-rsid="01a8d698"/>
    </style:style>
    <style:style style:name="P785" style:family="paragraph" style:parent-style-name="Standard">
      <style:text-properties officeooo:rsid="01be3c2c" officeooo:paragraph-rsid="01be3c2c"/>
    </style:style>
    <style:style style:name="P786" style:family="paragraph" style:parent-style-name="Standard">
      <style:text-properties officeooo:rsid="01bf914a" officeooo:paragraph-rsid="01bf914a"/>
    </style:style>
    <style:style style:name="P787" style:family="paragraph" style:parent-style-name="Standard">
      <style:text-properties officeooo:rsid="01c23f7a" officeooo:paragraph-rsid="01c23f7a"/>
    </style:style>
    <style:style style:name="P788" style:family="paragraph" style:parent-style-name="Standard">
      <style:text-properties officeooo:rsid="01c23f7a" officeooo:paragraph-rsid="01c25a18"/>
    </style:style>
    <style:style style:name="P789" style:family="paragraph" style:parent-style-name="Standard">
      <style:text-properties officeooo:rsid="01c25a18" officeooo:paragraph-rsid="01c25a18"/>
    </style:style>
    <style:style style:name="P790" style:family="paragraph" style:parent-style-name="Standard">
      <style:text-properties officeooo:rsid="01c3b5cf" officeooo:paragraph-rsid="01c3b5cf"/>
    </style:style>
    <style:style style:name="P791" style:family="paragraph" style:parent-style-name="Standard">
      <style:text-properties officeooo:rsid="01c42d7a" officeooo:paragraph-rsid="01c42d7a"/>
    </style:style>
    <style:style style:name="P792" style:family="paragraph" style:parent-style-name="Standard">
      <style:text-properties officeooo:rsid="01c7696a" officeooo:paragraph-rsid="01c7696a"/>
    </style:style>
    <style:style style:name="P793" style:family="paragraph" style:parent-style-name="Standard">
      <style:text-properties officeooo:rsid="01c7ce33" officeooo:paragraph-rsid="01c7696a"/>
    </style:style>
    <style:style style:name="P794" style:family="paragraph" style:parent-style-name="Standard">
      <style:text-properties officeooo:rsid="01c7ce33" officeooo:paragraph-rsid="01d12689"/>
    </style:style>
    <style:style style:name="P795" style:family="paragraph" style:parent-style-name="Standard">
      <style:text-properties officeooo:rsid="01cb11f8" officeooo:paragraph-rsid="01cb11f8"/>
    </style:style>
    <style:style style:name="P796" style:family="paragraph" style:parent-style-name="Standard">
      <style:text-properties officeooo:rsid="01cb11f8" officeooo:paragraph-rsid="01d12689"/>
    </style:style>
    <style:style style:name="P797" style:family="paragraph" style:parent-style-name="Standard">
      <style:text-properties officeooo:rsid="01cb11f8" officeooo:paragraph-rsid="01d2bc05"/>
    </style:style>
    <style:style style:name="P798" style:family="paragraph" style:parent-style-name="Standard">
      <style:text-properties officeooo:rsid="01cc6cd9" officeooo:paragraph-rsid="01cc6cd9"/>
    </style:style>
    <style:style style:name="P799" style:family="paragraph" style:parent-style-name="Standard">
      <style:text-properties officeooo:rsid="01d34c50" officeooo:paragraph-rsid="01d34c50"/>
    </style:style>
    <style:style style:name="P800" style:family="paragraph" style:parent-style-name="Standard">
      <style:text-properties officeooo:rsid="01d41171" officeooo:paragraph-rsid="01d41171"/>
    </style:style>
    <style:style style:name="P801" style:family="paragraph" style:parent-style-name="Standard">
      <style:text-properties officeooo:rsid="01d5d2b9" officeooo:paragraph-rsid="01d5d2b9"/>
    </style:style>
    <style:style style:name="P802" style:family="paragraph" style:parent-style-name="Standard">
      <style:text-properties officeooo:rsid="01d8aa33" officeooo:paragraph-rsid="01d8aa33"/>
    </style:style>
    <style:style style:name="P803" style:family="paragraph" style:parent-style-name="Standard">
      <style:text-properties officeooo:rsid="01d8cf4e" officeooo:paragraph-rsid="01d8cf4e"/>
    </style:style>
    <style:style style:name="P804" style:family="paragraph" style:parent-style-name="Standard">
      <style:text-properties officeooo:rsid="01d90cf7" officeooo:paragraph-rsid="01d90cf7"/>
    </style:style>
    <style:style style:name="P805" style:family="paragraph" style:parent-style-name="Standard">
      <style:text-properties officeooo:rsid="01dc5960" officeooo:paragraph-rsid="01dc5960"/>
    </style:style>
    <style:style style:name="P806" style:family="paragraph" style:parent-style-name="Standard">
      <style:text-properties officeooo:rsid="01e29243" officeooo:paragraph-rsid="01e29243"/>
    </style:style>
    <style:style style:name="P807" style:family="paragraph" style:parent-style-name="Standard">
      <style:text-properties officeooo:rsid="01e36694" officeooo:paragraph-rsid="01e36694"/>
    </style:style>
    <style:style style:name="P808" style:family="paragraph" style:parent-style-name="Standard">
      <style:text-properties officeooo:rsid="01e5787b" officeooo:paragraph-rsid="01e5787b"/>
    </style:style>
    <style:style style:name="P809" style:family="paragraph" style:parent-style-name="Standard">
      <style:text-properties officeooo:rsid="01e5dd39" officeooo:paragraph-rsid="01e5dd39"/>
    </style:style>
    <style:style style:name="P810" style:family="paragraph" style:parent-style-name="Standard">
      <style:text-properties officeooo:rsid="01e9e1e2" officeooo:paragraph-rsid="01e9e1e2"/>
    </style:style>
    <style:style style:name="P811" style:family="paragraph" style:parent-style-name="Standard">
      <style:text-properties officeooo:rsid="01eed4b5" officeooo:paragraph-rsid="01eed4b5"/>
    </style:style>
    <style:style style:name="P812" style:family="paragraph" style:parent-style-name="Standard">
      <style:text-properties officeooo:rsid="01efb01f" officeooo:paragraph-rsid="01efb01f"/>
    </style:style>
    <style:style style:name="P813" style:family="paragraph" style:parent-style-name="Standard">
      <style:text-properties officeooo:rsid="01f13a17" officeooo:paragraph-rsid="01f13a17"/>
    </style:style>
    <style:style style:name="P814" style:family="paragraph" style:parent-style-name="Standard">
      <style:text-properties officeooo:rsid="01f30ad7" officeooo:paragraph-rsid="01f30ad7"/>
    </style:style>
    <style:style style:name="P815" style:family="paragraph" style:parent-style-name="Standard">
      <style:text-properties officeooo:rsid="01f44c41" officeooo:paragraph-rsid="01f44c41"/>
    </style:style>
    <style:style style:name="P816" style:family="paragraph" style:parent-style-name="Standard">
      <style:text-properties officeooo:rsid="01f5d4c0" officeooo:paragraph-rsid="01f5d4c0"/>
    </style:style>
    <style:style style:name="P817" style:family="paragraph" style:parent-style-name="Standard">
      <style:text-properties officeooo:rsid="01f6c8bf" officeooo:paragraph-rsid="01f6c8bf"/>
    </style:style>
    <style:style style:name="P818" style:family="paragraph" style:parent-style-name="Standard">
      <style:text-properties officeooo:rsid="01f85aa5" officeooo:paragraph-rsid="01f85aa5"/>
    </style:style>
    <style:style style:name="P819" style:family="paragraph" style:parent-style-name="Standard">
      <style:text-properties officeooo:rsid="01fbb440" officeooo:paragraph-rsid="01fbb440"/>
    </style:style>
    <style:style style:name="P820" style:family="paragraph" style:parent-style-name="Standard">
      <style:text-properties officeooo:rsid="0201a926" officeooo:paragraph-rsid="0201a926"/>
    </style:style>
    <style:style style:name="P821" style:family="paragraph" style:parent-style-name="Standard">
      <style:text-properties officeooo:rsid="0204c9d5" officeooo:paragraph-rsid="0204c9d5"/>
    </style:style>
    <style:style style:name="P822" style:family="paragraph" style:parent-style-name="Standard">
      <style:text-properties officeooo:rsid="0205f0f6" officeooo:paragraph-rsid="0205f0f6"/>
    </style:style>
    <style:style style:name="P823" style:family="paragraph" style:parent-style-name="Standard">
      <style:text-properties officeooo:paragraph-rsid="02098557"/>
    </style:style>
    <style:style style:name="P824" style:family="paragraph" style:parent-style-name="Standard">
      <style:text-properties officeooo:rsid="020bc592" officeooo:paragraph-rsid="020bc592"/>
    </style:style>
    <style:style style:name="P825" style:family="paragraph" style:parent-style-name="Standard">
      <style:text-properties officeooo:paragraph-rsid="020d5e76"/>
    </style:style>
    <style:style style:name="P826" style:family="paragraph" style:parent-style-name="Standard">
      <style:text-properties officeooo:paragraph-rsid="020f7413"/>
    </style:style>
    <style:style style:name="P827" style:family="paragraph" style:parent-style-name="Standard">
      <style:text-properties officeooo:rsid="02125bba" officeooo:paragraph-rsid="021068da"/>
    </style:style>
    <style:style style:name="P828" style:family="paragraph" style:parent-style-name="Standard">
      <style:text-properties officeooo:rsid="02125bba" officeooo:paragraph-rsid="0215f72b"/>
    </style:style>
    <style:style style:name="P829" style:family="paragraph" style:parent-style-name="Standard">
      <style:text-properties officeooo:rsid="02125bba" officeooo:paragraph-rsid="02178f04"/>
    </style:style>
    <style:style style:name="P830" style:family="paragraph" style:parent-style-name="Standard">
      <style:text-properties officeooo:rsid="02125bba" officeooo:paragraph-rsid="021b0554"/>
    </style:style>
    <style:style style:name="P831" style:family="paragraph" style:parent-style-name="Standard">
      <style:text-properties officeooo:paragraph-rsid="02145973"/>
    </style:style>
    <style:style style:name="P832" style:family="paragraph" style:parent-style-name="Standard">
      <style:text-properties officeooo:paragraph-rsid="0215f72b"/>
    </style:style>
    <style:style style:name="P833" style:family="paragraph" style:parent-style-name="Standard">
      <style:text-properties officeooo:paragraph-rsid="02178f04"/>
    </style:style>
    <style:style style:name="P834" style:family="paragraph" style:parent-style-name="Standard">
      <style:text-properties officeooo:paragraph-rsid="021b0554"/>
    </style:style>
    <style:style style:name="P835" style:family="paragraph" style:parent-style-name="Standard">
      <style:text-properties officeooo:rsid="021e1e6b" officeooo:paragraph-rsid="021e1e6b"/>
    </style:style>
    <style:style style:name="P836" style:family="paragraph" style:parent-style-name="Standard">
      <style:text-properties officeooo:rsid="021fad5f" officeooo:paragraph-rsid="021fad5f"/>
    </style:style>
    <style:style style:name="P837" style:family="paragraph" style:parent-style-name="Standard">
      <style:text-properties officeooo:rsid="02213396" officeooo:paragraph-rsid="02213396"/>
    </style:style>
    <style:style style:name="P838" style:family="paragraph" style:parent-style-name="Standard">
      <style:text-properties officeooo:rsid="0223264a" officeooo:paragraph-rsid="0223264a"/>
    </style:style>
    <style:style style:name="P839" style:family="paragraph" style:parent-style-name="Standard">
      <style:text-properties officeooo:rsid="022bb00e" officeooo:paragraph-rsid="022bb00e"/>
    </style:style>
    <style:style style:name="P840" style:family="paragraph" style:parent-style-name="Standard">
      <style:text-properties officeooo:rsid="02314be6" officeooo:paragraph-rsid="02314be6"/>
    </style:style>
    <style:style style:name="P841" style:family="paragraph" style:parent-style-name="Standard">
      <style:text-properties officeooo:rsid="0233bbce" officeooo:paragraph-rsid="0233bbce"/>
    </style:style>
    <style:style style:name="P842" style:family="paragraph" style:parent-style-name="Standard">
      <style:text-properties officeooo:rsid="02361d3c" officeooo:paragraph-rsid="02361d3c"/>
    </style:style>
    <style:style style:name="P843" style:family="paragraph" style:parent-style-name="Standard">
      <style:text-properties officeooo:rsid="02367ad0" officeooo:paragraph-rsid="02367ad0"/>
    </style:style>
    <style:style style:name="P844" style:family="paragraph" style:parent-style-name="Standard">
      <style:text-properties officeooo:rsid="023832f7" officeooo:paragraph-rsid="023832f7"/>
    </style:style>
    <style:style style:name="P845" style:family="paragraph" style:parent-style-name="Standard">
      <style:text-properties officeooo:rsid="024144d1" officeooo:paragraph-rsid="024144d1"/>
    </style:style>
    <style:style style:name="P846" style:family="paragraph" style:parent-style-name="Standard">
      <style:text-properties officeooo:rsid="0242f94c" officeooo:paragraph-rsid="0242f94c"/>
    </style:style>
    <style:style style:name="P847" style:family="paragraph" style:parent-style-name="Standard">
      <style:text-properties officeooo:rsid="0244e7b1" officeooo:paragraph-rsid="0244e7b1"/>
    </style:style>
    <style:style style:name="P848" style:family="paragraph" style:parent-style-name="Standard">
      <style:text-properties officeooo:rsid="02467aa9" officeooo:paragraph-rsid="02467aa9"/>
    </style:style>
    <style:style style:name="P849" style:family="paragraph" style:parent-style-name="Standard">
      <style:text-properties fo:font-weight="bold" officeooo:rsid="024b2bef" officeooo:paragraph-rsid="024b2bef" style:font-weight-asian="bold" style:font-weight-complex="bold"/>
    </style:style>
    <style:style style:name="P850" style:family="paragraph" style:parent-style-name="Standard">
      <style:text-properties fo:font-weight="bold" officeooo:rsid="02a314c1" officeooo:paragraph-rsid="02a314c1" style:font-weight-asian="bold" style:font-weight-complex="bold"/>
    </style:style>
    <style:style style:name="P851" style:family="paragraph" style:parent-style-name="Standard">
      <style:text-properties officeooo:rsid="024c15a0" officeooo:paragraph-rsid="024c15a0"/>
    </style:style>
    <style:style style:name="P852" style:family="paragraph" style:parent-style-name="Standard">
      <style:text-properties officeooo:rsid="024bcb91" officeooo:paragraph-rsid="024bcb91"/>
    </style:style>
    <style:style style:name="P853" style:family="paragraph" style:parent-style-name="Standard">
      <style:text-properties officeooo:rsid="024dfcc1" officeooo:paragraph-rsid="024dfcc1"/>
    </style:style>
    <style:style style:name="P854" style:family="paragraph" style:parent-style-name="Standard">
      <style:text-properties officeooo:rsid="024e1453" officeooo:paragraph-rsid="024e1453"/>
    </style:style>
    <style:style style:name="P855" style:family="paragraph" style:parent-style-name="Standard">
      <style:text-properties officeooo:rsid="024f8864" officeooo:paragraph-rsid="024f8864"/>
    </style:style>
    <style:style style:name="P856" style:family="paragraph" style:parent-style-name="Standard">
      <style:text-properties officeooo:rsid="02500b56" officeooo:paragraph-rsid="02500b56"/>
    </style:style>
    <style:style style:name="P857" style:family="paragraph" style:parent-style-name="Standard">
      <style:text-properties officeooo:rsid="0251f65e" officeooo:paragraph-rsid="0251f65e"/>
    </style:style>
    <style:style style:name="P858" style:family="paragraph" style:parent-style-name="Standard">
      <style:text-properties officeooo:rsid="0254d141" officeooo:paragraph-rsid="0254d141"/>
    </style:style>
    <style:style style:name="P859" style:family="paragraph" style:parent-style-name="Standard">
      <style:text-properties officeooo:rsid="0256ba43" officeooo:paragraph-rsid="0256ba43"/>
    </style:style>
    <style:style style:name="P860" style:family="paragraph" style:parent-style-name="Standard">
      <style:text-properties officeooo:rsid="02592ed8" officeooo:paragraph-rsid="02592ed8"/>
    </style:style>
    <style:style style:name="P861" style:family="paragraph" style:parent-style-name="Standard">
      <style:text-properties officeooo:rsid="025d4ad5" officeooo:paragraph-rsid="025d4ad5"/>
    </style:style>
    <style:style style:name="P862" style:family="paragraph" style:parent-style-name="Standard">
      <style:text-properties officeooo:rsid="026140b2" officeooo:paragraph-rsid="026140b2"/>
    </style:style>
    <style:style style:name="P863" style:family="paragraph" style:parent-style-name="Standard">
      <style:text-properties officeooo:rsid="02633b47" officeooo:paragraph-rsid="02633b47"/>
    </style:style>
    <style:style style:name="P864" style:family="paragraph" style:parent-style-name="Standard">
      <style:text-properties officeooo:rsid="02656f78" officeooo:paragraph-rsid="02656f78"/>
    </style:style>
    <style:style style:name="P865" style:family="paragraph" style:parent-style-name="Standard">
      <style:text-properties fo:font-weight="normal" officeooo:rsid="024c15a0" officeooo:paragraph-rsid="024c15a0" style:font-weight-asian="normal" style:font-weight-complex="normal"/>
    </style:style>
    <style:style style:name="P866" style:family="paragraph" style:parent-style-name="Standard">
      <style:text-properties fo:font-weight="normal" officeooo:rsid="024dfcc1" officeooo:paragraph-rsid="024dfcc1" style:font-weight-asian="normal" style:font-weight-complex="normal"/>
    </style:style>
    <style:style style:name="P867" style:family="paragraph" style:parent-style-name="Standard">
      <style:text-properties fo:font-weight="normal" officeooo:rsid="02a424b7" officeooo:paragraph-rsid="02a424b7" style:font-weight-asian="normal" style:font-weight-complex="normal"/>
    </style:style>
    <style:style style:name="P868" style:family="paragraph" style:parent-style-name="Standard">
      <style:text-properties fo:font-weight="normal" officeooo:rsid="02a541d6" officeooo:paragraph-rsid="02a541d6" style:font-weight-asian="normal" style:font-weight-complex="normal"/>
    </style:style>
    <style:style style:name="P869" style:family="paragraph" style:parent-style-name="Standard">
      <style:text-properties fo:font-weight="normal" officeooo:rsid="02a87733" officeooo:paragraph-rsid="02a87733" style:font-weight-asian="normal" style:font-weight-complex="normal"/>
    </style:style>
    <style:style style:name="P870" style:family="paragraph" style:parent-style-name="Standard">
      <style:text-properties fo:font-weight="normal" officeooo:rsid="02ab5131" officeooo:paragraph-rsid="02ab5131" style:font-weight-asian="normal" style:font-weight-complex="normal"/>
    </style:style>
    <style:style style:name="P871" style:family="paragraph" style:parent-style-name="Standard">
      <style:text-properties fo:font-weight="normal" officeooo:rsid="02af29e8" officeooo:paragraph-rsid="02af29e8" style:font-weight-asian="normal" style:font-weight-complex="normal"/>
    </style:style>
    <style:style style:name="P872" style:family="paragraph" style:parent-style-name="Standard">
      <style:text-properties fo:font-weight="normal" officeooo:rsid="02af9ea7" officeooo:paragraph-rsid="02af9ea7" style:font-weight-asian="normal" style:font-weight-complex="normal"/>
    </style:style>
    <style:style style:name="P873" style:family="paragraph" style:parent-style-name="Standard">
      <style:text-properties fo:font-weight="normal" officeooo:rsid="02b305d4" officeooo:paragraph-rsid="02b305d4" style:font-weight-asian="normal" style:font-weight-complex="normal"/>
    </style:style>
    <style:style style:name="P874" style:family="paragraph" style:parent-style-name="Standard">
      <style:text-properties fo:font-weight="normal" officeooo:rsid="02b9884a" officeooo:paragraph-rsid="02b9884a" style:font-weight-asian="normal" style:font-weight-complex="normal"/>
    </style:style>
    <style:style style:name="P875" style:family="paragraph" style:parent-style-name="Standard">
      <style:text-properties fo:font-weight="normal" officeooo:rsid="02b9884a" officeooo:paragraph-rsid="02bd70c6" style:font-weight-asian="normal" style:font-weight-complex="normal"/>
    </style:style>
    <style:style style:name="P876" style:family="paragraph" style:parent-style-name="Standard">
      <style:text-properties fo:font-weight="normal" officeooo:rsid="02bc4dbc" officeooo:paragraph-rsid="02bd70c6" style:font-weight-asian="normal" style:font-weight-complex="normal"/>
    </style:style>
    <style:style style:name="P877" style:family="paragraph" style:parent-style-name="Standard">
      <style:text-properties officeooo:rsid="0266c337" officeooo:paragraph-rsid="0266c337"/>
    </style:style>
    <style:style style:name="P878" style:family="paragraph" style:parent-style-name="Standard">
      <style:text-properties officeooo:rsid="0266eaa0" officeooo:paragraph-rsid="0266eaa0"/>
    </style:style>
    <style:style style:name="P879" style:family="paragraph" style:parent-style-name="Standard">
      <style:text-properties officeooo:rsid="0268ff9c" officeooo:paragraph-rsid="0268ff9c"/>
    </style:style>
    <style:style style:name="P880" style:family="paragraph" style:parent-style-name="Standard">
      <style:text-properties officeooo:rsid="026a1ae5" officeooo:paragraph-rsid="026a1ae5"/>
    </style:style>
    <style:style style:name="P881" style:family="paragraph" style:parent-style-name="Standard">
      <style:text-properties officeooo:rsid="026bf81f" officeooo:paragraph-rsid="026bf81f"/>
    </style:style>
    <style:style style:name="P882" style:family="paragraph" style:parent-style-name="Standard">
      <style:text-properties officeooo:rsid="026ca9de" officeooo:paragraph-rsid="026ca9de"/>
    </style:style>
    <style:style style:name="P883" style:family="paragraph" style:parent-style-name="Standard">
      <style:text-properties officeooo:rsid="026d5fff" officeooo:paragraph-rsid="026d5fff"/>
    </style:style>
    <style:style style:name="P884" style:family="paragraph" style:parent-style-name="Standard">
      <style:text-properties officeooo:rsid="026eee1f" officeooo:paragraph-rsid="026eee1f"/>
    </style:style>
    <style:style style:name="P885" style:family="paragraph" style:parent-style-name="Standard">
      <style:text-properties officeooo:rsid="02705563" officeooo:paragraph-rsid="02705563"/>
    </style:style>
    <style:style style:name="P886" style:family="paragraph" style:parent-style-name="Standard">
      <style:text-properties officeooo:rsid="02762b8a" officeooo:paragraph-rsid="02705563"/>
    </style:style>
    <style:style style:name="P887" style:family="paragraph" style:parent-style-name="Standard">
      <style:text-properties officeooo:rsid="02762b8a" officeooo:paragraph-rsid="02762b8a"/>
    </style:style>
    <style:style style:name="P888" style:family="paragraph" style:parent-style-name="Standard">
      <style:text-properties officeooo:rsid="02789e79" officeooo:paragraph-rsid="02789e79"/>
    </style:style>
    <style:style style:name="P889" style:family="paragraph" style:parent-style-name="Standard">
      <style:text-properties officeooo:rsid="027c0e04" officeooo:paragraph-rsid="027c0e04"/>
    </style:style>
    <style:style style:name="P890" style:family="paragraph" style:parent-style-name="Standard">
      <style:text-properties officeooo:rsid="027c2f64" officeooo:paragraph-rsid="027c2f64"/>
    </style:style>
    <style:style style:name="P891" style:family="paragraph" style:parent-style-name="Standard">
      <style:text-properties officeooo:rsid="027ccd33" officeooo:paragraph-rsid="027ccd33"/>
    </style:style>
    <style:style style:name="P892" style:family="paragraph" style:parent-style-name="Standard">
      <style:text-properties officeooo:rsid="027d9e3a" officeooo:paragraph-rsid="027d9e3a"/>
    </style:style>
    <style:style style:name="P893" style:family="paragraph" style:parent-style-name="Standard">
      <style:text-properties officeooo:rsid="027f1b76" officeooo:paragraph-rsid="027f1b76"/>
    </style:style>
    <style:style style:name="P894" style:family="paragraph" style:parent-style-name="Standard">
      <style:text-properties officeooo:rsid="027f6afc" officeooo:paragraph-rsid="027f6afc"/>
    </style:style>
    <style:style style:name="P895" style:family="paragraph" style:parent-style-name="Standard">
      <style:text-properties officeooo:rsid="02804681" officeooo:paragraph-rsid="02804681"/>
    </style:style>
    <style:style style:name="P896" style:family="paragraph" style:parent-style-name="Standard">
      <style:text-properties officeooo:rsid="028530bc" officeooo:paragraph-rsid="028530bc"/>
    </style:style>
    <style:style style:name="P897" style:family="paragraph" style:parent-style-name="Standard">
      <style:text-properties officeooo:rsid="028588ea" officeooo:paragraph-rsid="027f1b76"/>
    </style:style>
    <style:style style:name="P898" style:family="paragraph" style:parent-style-name="Standard">
      <style:text-properties officeooo:rsid="02878cea" officeooo:paragraph-rsid="02878cea"/>
    </style:style>
    <style:style style:name="P899" style:family="paragraph" style:parent-style-name="Standard">
      <style:text-properties officeooo:rsid="0288ffce" officeooo:paragraph-rsid="0288ffce"/>
    </style:style>
    <style:style style:name="P900" style:family="paragraph" style:parent-style-name="Standard">
      <style:text-properties officeooo:rsid="0289844e" officeooo:paragraph-rsid="0289844e"/>
    </style:style>
    <style:style style:name="P901" style:family="paragraph" style:parent-style-name="Standard">
      <style:text-properties officeooo:rsid="028a2ca7" officeooo:paragraph-rsid="028a2ca7"/>
    </style:style>
    <style:style style:name="P902" style:family="paragraph" style:parent-style-name="Standard">
      <style:text-properties officeooo:rsid="028ac54d" officeooo:paragraph-rsid="028ac54d"/>
    </style:style>
    <style:style style:name="P903" style:family="paragraph" style:parent-style-name="Standard">
      <style:text-properties officeooo:rsid="029101fa" officeooo:paragraph-rsid="029101fa"/>
    </style:style>
    <style:style style:name="P904" style:family="paragraph" style:parent-style-name="Standard">
      <style:text-properties officeooo:rsid="02921fe9" officeooo:paragraph-rsid="02921fe9"/>
    </style:style>
    <style:style style:name="P905" style:family="paragraph" style:parent-style-name="Standard">
      <style:text-properties officeooo:rsid="02933cee" officeooo:paragraph-rsid="02933cee"/>
    </style:style>
    <style:style style:name="P906" style:family="paragraph" style:parent-style-name="Standard">
      <style:text-properties officeooo:rsid="0294d4ac" officeooo:paragraph-rsid="0294d4ac"/>
    </style:style>
    <style:style style:name="P907" style:family="paragraph" style:parent-style-name="Standard">
      <style:text-properties officeooo:rsid="02963361" officeooo:paragraph-rsid="0294d4ac"/>
    </style:style>
    <style:style style:name="P908" style:family="paragraph" style:parent-style-name="Standard">
      <style:text-properties officeooo:rsid="0299c098" officeooo:paragraph-rsid="0299c098"/>
    </style:style>
    <style:style style:name="P909" style:family="paragraph" style:parent-style-name="Standard">
      <style:text-properties officeooo:rsid="029b10b2" officeooo:paragraph-rsid="029b10b2"/>
    </style:style>
    <style:style style:name="P910" style:family="paragraph" style:parent-style-name="Standard">
      <style:text-properties officeooo:rsid="029bab5b" officeooo:paragraph-rsid="029bab5b"/>
    </style:style>
    <style:style style:name="P911" style:family="paragraph" style:parent-style-name="Standard">
      <style:text-properties officeooo:rsid="029c2f68" officeooo:paragraph-rsid="029c2f68"/>
    </style:style>
    <style:style style:name="P912" style:family="paragraph" style:parent-style-name="Standard">
      <style:text-properties officeooo:rsid="029e944e" officeooo:paragraph-rsid="029e944e"/>
    </style:style>
    <style:style style:name="P913" style:family="paragraph" style:parent-style-name="Standard">
      <style:text-properties officeooo:rsid="02a248a0" officeooo:paragraph-rsid="02a248a0"/>
    </style:style>
    <style:style style:name="P914" style:family="paragraph" style:parent-style-name="Standard">
      <style:text-properties fo:font-style="italic" fo:font-weight="bold" officeooo:rsid="02b9884a" officeooo:paragraph-rsid="02bd70c6" style:font-style-asian="italic" style:font-weight-asian="bold" style:font-style-complex="italic" style:font-weight-complex="bold"/>
    </style:style>
    <style:style style:name="P915" style:family="paragraph" style:parent-style-name="Standard">
      <style:text-properties fo:font-style="italic" fo:font-weight="bold" officeooo:rsid="02bd731c" officeooo:paragraph-rsid="02bd70c6" style:font-style-asian="italic" style:font-weight-asian="bold" style:font-style-complex="italic" style:font-weight-complex="bold"/>
    </style:style>
    <style:style style:name="P916" style:family="paragraph" style:parent-style-name="Standard">
      <style:text-properties fo:font-style="italic" fo:font-weight="bold" officeooo:rsid="02d269c8" officeooo:paragraph-rsid="02d269c8" style:font-style-asian="italic" style:font-weight-asian="bold" style:font-style-complex="italic" style:font-weight-complex="bold"/>
    </style:style>
    <style:style style:name="P917" style:family="paragraph" style:parent-style-name="Standard">
      <style:text-properties fo:font-style="italic" fo:font-weight="bold" officeooo:rsid="02f46430" officeooo:paragraph-rsid="02f46430" style:font-style-asian="italic" style:font-weight-asian="bold" style:font-style-complex="italic" style:font-weight-complex="bold"/>
    </style:style>
    <style:style style:name="P918" style:family="paragraph" style:parent-style-name="Standard">
      <style:text-properties fo:font-style="italic" fo:font-weight="bold" officeooo:rsid="032f0436" officeooo:paragraph-rsid="032f0436" style:font-style-asian="italic" style:font-weight-asian="bold" style:font-style-complex="italic" style:font-weight-complex="bold"/>
    </style:style>
    <style:style style:name="P919" style:family="paragraph" style:parent-style-name="Standard">
      <style:text-properties fo:font-style="italic" style:text-underline-style="solid" style:text-underline-width="auto" style:text-underline-color="font-color" fo:font-weight="normal" officeooo:rsid="038e06bb" officeooo:paragraph-rsid="030438fe" style:font-style-asian="italic" style:font-weight-asian="normal" style:font-style-complex="italic" style:font-weight-complex="normal"/>
    </style:style>
    <style:style style:name="P920" style:family="paragraph" style:parent-style-name="Standard">
      <style:text-properties fo:font-style="italic" style:text-underline-style="solid" style:text-underline-width="auto" style:text-underline-color="font-color" fo:font-weight="normal" officeooo:rsid="0494a227" officeooo:paragraph-rsid="0494a227" style:font-style-asian="italic" style:font-weight-asian="normal" style:font-style-complex="italic" style:font-weight-complex="normal"/>
    </style:style>
    <style:style style:name="P921" style:family="paragraph" style:parent-style-name="Standard">
      <style:text-properties fo:font-style="italic" style:text-underline-style="solid" style:text-underline-width="auto" style:text-underline-color="font-color" fo:font-weight="normal" officeooo:rsid="07163168" officeooo:paragraph-rsid="07163168" style:font-style-asian="italic" style:font-weight-asian="normal" style:font-style-complex="italic" style:font-weight-complex="normal"/>
    </style:style>
    <style:style style:name="P922" style:family="paragraph" style:parent-style-name="Standard">
      <style:text-properties fo:font-style="italic" style:text-underline-style="solid" style:text-underline-width="auto" style:text-underline-color="font-color" fo:font-weight="normal" officeooo:rsid="072a985d" officeooo:paragraph-rsid="072a985d" style:font-style-asian="italic" style:font-weight-asian="normal" style:font-style-complex="italic" style:font-weight-complex="normal"/>
    </style:style>
    <style:style style:name="P923" style:family="paragraph" style:parent-style-name="Standard">
      <style:text-properties fo:font-style="italic" style:text-underline-style="solid" style:text-underline-width="auto" style:text-underline-color="font-color" fo:font-weight="normal" officeooo:rsid="07639804" officeooo:paragraph-rsid="07639804" style:font-style-asian="italic" style:font-weight-asian="normal" style:font-style-complex="italic" style:font-weight-complex="normal"/>
    </style:style>
    <style:style style:name="P924" style:family="paragraph" style:parent-style-name="Standard">
      <style:text-properties fo:font-style="italic" style:text-underline-style="solid" style:text-underline-width="auto" style:text-underline-color="font-color" fo:font-weight="normal" officeooo:rsid="076d6a86" officeooo:paragraph-rsid="076d6a86" style:font-style-asian="italic" style:font-weight-asian="normal" style:font-style-complex="italic" style:font-weight-complex="normal"/>
    </style:style>
    <style:style style:name="P925" style:family="paragraph" style:parent-style-name="Standard">
      <style:text-properties fo:font-style="italic" style:text-underline-style="solid" style:text-underline-width="auto" style:text-underline-color="font-color" fo:font-weight="normal" officeooo:rsid="0780fce1" officeooo:paragraph-rsid="0780fce1" style:font-style-asian="italic" style:font-weight-asian="normal" style:font-style-complex="italic" style:font-weight-complex="normal"/>
    </style:style>
    <style:style style:name="P926" style:family="paragraph" style:parent-style-name="Standard">
      <style:text-properties fo:font-style="italic" style:text-underline-style="solid" style:text-underline-width="auto" style:text-underline-color="font-color" fo:font-weight="normal" officeooo:rsid="07942737" officeooo:paragraph-rsid="07942737" style:font-style-asian="italic" style:font-weight-asian="normal" style:font-style-complex="italic" style:font-weight-complex="normal"/>
    </style:style>
    <style:style style:name="P927" style:family="paragraph" style:parent-style-name="Standard">
      <style:text-properties fo:font-style="italic" style:text-underline-style="solid" style:text-underline-width="auto" style:text-underline-color="font-color" fo:font-weight="normal" officeooo:rsid="079e26b7" officeooo:paragraph-rsid="079e26b7" style:font-style-asian="italic" style:font-weight-asian="normal" style:font-style-complex="italic" style:font-weight-complex="normal"/>
    </style:style>
    <style:style style:name="P928" style:family="paragraph" style:parent-style-name="Standard">
      <style:text-properties fo:font-style="italic" style:text-underline-style="solid" style:text-underline-width="auto" style:text-underline-color="font-color" fo:font-weight="normal" officeooo:rsid="07a71229" officeooo:paragraph-rsid="07a71229" style:font-style-asian="italic" style:font-weight-asian="normal" style:font-style-complex="italic" style:font-weight-complex="normal"/>
    </style:style>
    <style:style style:name="P929" style:family="paragraph" style:parent-style-name="Standard">
      <style:text-properties fo:font-style="italic" style:text-underline-style="solid" style:text-underline-width="auto" style:text-underline-color="font-color" fo:font-weight="normal" officeooo:rsid="07b76321" officeooo:paragraph-rsid="07b76321" style:font-style-asian="italic" style:font-weight-asian="normal" style:font-style-complex="italic" style:font-weight-complex="normal"/>
    </style:style>
    <style:style style:name="P930" style:family="paragraph" style:parent-style-name="Standard">
      <style:text-properties fo:font-style="italic" style:text-underline-style="solid" style:text-underline-width="auto" style:text-underline-color="font-color" fo:font-weight="bold" officeooo:rsid="07db0e88" officeooo:paragraph-rsid="07db0e88" style:font-style-asian="italic" style:font-weight-asian="bold" style:font-style-complex="italic" style:font-weight-complex="bold"/>
    </style:style>
    <style:style style:name="P931" style:family="paragraph" style:parent-style-name="Standard">
      <style:text-properties fo:font-style="italic" style:text-underline-style="none" fo:font-weight="normal" officeooo:rsid="04935cf2" officeooo:paragraph-rsid="04935cf2" style:font-style-asian="italic" style:font-weight-asian="normal" style:font-style-complex="italic" style:font-weight-complex="normal"/>
    </style:style>
    <style:style style:name="P932" style:family="paragraph" style:parent-style-name="Standard">
      <style:text-properties fo:font-style="italic" style:text-underline-style="none" fo:font-weight="normal" officeooo:rsid="0494a227" officeooo:paragraph-rsid="0494a227" style:font-style-asian="italic" style:font-weight-asian="normal" style:font-style-complex="italic" style:font-weight-complex="normal"/>
    </style:style>
    <style:style style:name="P933" style:family="paragraph" style:parent-style-name="Standard">
      <style:text-properties fo:font-style="italic" style:text-underline-style="none" fo:font-weight="normal" officeooo:rsid="0496297e" officeooo:paragraph-rsid="0496297e" style:font-style-asian="italic" style:font-weight-asian="normal" style:font-style-complex="italic" style:font-weight-complex="normal"/>
    </style:style>
    <style:style style:name="P934" style:family="paragraph" style:parent-style-name="Standard">
      <style:text-properties fo:font-style="italic" style:text-underline-style="none" fo:font-weight="normal" officeooo:rsid="04989354" officeooo:paragraph-rsid="04989354" style:font-style-asian="italic" style:font-weight-asian="normal" style:font-style-complex="italic" style:font-weight-complex="normal"/>
    </style:style>
    <style:style style:name="P935" style:family="paragraph" style:parent-style-name="Standard">
      <style:text-properties fo:font-style="italic" style:text-underline-style="none" fo:font-weight="normal" officeooo:rsid="049896c2" officeooo:paragraph-rsid="049896c2" style:font-style-asian="italic" style:font-weight-asian="normal" style:font-style-complex="italic" style:font-weight-complex="normal"/>
    </style:style>
    <style:style style:name="P936" style:family="paragraph" style:parent-style-name="Standard">
      <style:text-properties fo:font-style="italic" style:text-underline-style="none" fo:font-weight="normal" officeooo:rsid="049bc5b1" officeooo:paragraph-rsid="049bc5b1" style:font-style-asian="italic" style:font-weight-asian="normal" style:font-style-complex="italic" style:font-weight-complex="normal"/>
    </style:style>
    <style:style style:name="P937" style:family="paragraph" style:parent-style-name="Standard">
      <style:text-properties fo:font-style="italic" style:text-underline-style="none" fo:font-weight="normal" officeooo:rsid="049dc402" officeooo:paragraph-rsid="049dc402" style:font-style-asian="italic" style:font-weight-asian="normal" style:font-style-complex="italic" style:font-weight-complex="normal"/>
    </style:style>
    <style:style style:name="P938" style:family="paragraph" style:parent-style-name="Standard">
      <style:text-properties fo:font-style="italic" style:text-underline-style="none" fo:font-weight="normal" officeooo:rsid="049f0f3d" officeooo:paragraph-rsid="049f0f3d" style:font-style-asian="italic" style:font-weight-asian="normal" style:font-style-complex="italic" style:font-weight-complex="normal"/>
    </style:style>
    <style:style style:name="P939" style:family="paragraph" style:parent-style-name="Standard">
      <style:text-properties fo:font-style="italic" style:text-underline-style="none" fo:font-weight="normal" officeooo:rsid="04a187b3" officeooo:paragraph-rsid="04a187b3" style:font-style-asian="italic" style:font-weight-asian="normal" style:font-style-complex="italic" style:font-weight-complex="normal"/>
    </style:style>
    <style:style style:name="P940" style:family="paragraph" style:parent-style-name="Standard">
      <style:text-properties fo:font-style="italic" style:text-underline-style="none" fo:font-weight="normal" officeooo:rsid="04a32b37" officeooo:paragraph-rsid="04a32b37" style:font-style-asian="italic" style:font-weight-asian="normal" style:font-style-complex="italic" style:font-weight-complex="normal"/>
    </style:style>
    <style:style style:name="P941" style:family="paragraph" style:parent-style-name="Standard">
      <style:text-properties fo:font-style="italic" style:text-underline-style="none" fo:font-weight="normal" officeooo:rsid="04acdb2c" officeooo:paragraph-rsid="04acdb2c" style:font-style-asian="italic" style:font-weight-asian="normal" style:font-style-complex="italic" style:font-weight-complex="normal"/>
    </style:style>
    <style:style style:name="P942" style:family="paragraph" style:parent-style-name="Standard">
      <style:text-properties fo:font-style="italic" style:text-underline-style="none" fo:font-weight="normal" officeooo:rsid="04acdb2c" officeooo:paragraph-rsid="0544317b" style:font-style-asian="italic" style:font-weight-asian="normal" style:font-style-complex="italic" style:font-weight-complex="normal"/>
    </style:style>
    <style:style style:name="P943" style:family="paragraph" style:parent-style-name="Standard">
      <style:text-properties fo:font-style="italic" style:text-underline-style="none" fo:font-weight="normal" officeooo:rsid="04acdb2c" officeooo:paragraph-rsid="0564bb96" style:font-style-asian="italic" style:font-weight-asian="normal" style:font-style-complex="italic" style:font-weight-complex="normal"/>
    </style:style>
    <style:style style:name="P944" style:family="paragraph" style:parent-style-name="Standard">
      <style:text-properties fo:font-style="italic" style:text-underline-style="none" fo:font-weight="normal" officeooo:rsid="04918a9d" officeooo:paragraph-rsid="04918a9d" style:font-style-asian="italic" style:font-weight-asian="normal" style:font-style-complex="italic" style:font-weight-complex="normal"/>
    </style:style>
    <style:style style:name="P945" style:family="paragraph" style:parent-style-name="Standard">
      <style:text-properties fo:font-style="italic" style:text-underline-style="none" fo:font-weight="normal" officeooo:rsid="06c75f25" officeooo:paragraph-rsid="06c75f25" style:font-style-asian="italic" style:font-weight-asian="normal" style:font-style-complex="italic" style:font-weight-complex="normal"/>
    </style:style>
    <style:style style:name="P946" style:family="paragraph" style:parent-style-name="Standard">
      <style:text-properties fo:font-style="italic" style:text-underline-style="none" fo:font-weight="normal" officeooo:rsid="06cebbe7" officeooo:paragraph-rsid="06cebbe7" style:font-style-asian="italic" style:font-weight-asian="normal" style:font-style-complex="italic" style:font-weight-complex="normal"/>
    </style:style>
    <style:style style:name="P947" style:family="paragraph" style:parent-style-name="Standard">
      <style:text-properties fo:font-style="italic" style:text-underline-style="none" fo:font-weight="bold" officeooo:rsid="07cd37e9" officeooo:paragraph-rsid="07cd37e9" style:font-style-asian="italic" style:font-weight-asian="bold" style:font-style-complex="italic" style:font-weight-complex="bold"/>
    </style:style>
    <style:style style:name="P948" style:family="paragraph" style:parent-style-name="Standard">
      <style:text-properties fo:font-style="normal" fo:font-weight="normal" officeooo:rsid="02c2fc60" officeooo:paragraph-rsid="02c2fc60" style:font-style-asian="normal" style:font-weight-asian="normal" style:font-style-complex="normal" style:font-weight-complex="normal"/>
    </style:style>
    <style:style style:name="P949" style:family="paragraph" style:parent-style-name="Standard">
      <style:text-properties fo:font-style="normal" fo:font-weight="normal" officeooo:rsid="02c2fc60" officeooo:paragraph-rsid="02c13727" style:font-style-asian="normal" style:font-weight-asian="normal" style:font-style-complex="normal" style:font-weight-complex="normal"/>
    </style:style>
    <style:style style:name="P950" style:family="paragraph" style:parent-style-name="Standard">
      <style:text-properties fo:font-style="normal" fo:font-weight="normal" officeooo:rsid="02c35cd0" officeooo:paragraph-rsid="02c35cd0" style:font-style-asian="normal" style:font-weight-asian="normal" style:font-style-complex="normal" style:font-weight-complex="normal"/>
    </style:style>
    <style:style style:name="P951" style:family="paragraph" style:parent-style-name="Standard">
      <style:text-properties fo:font-style="normal" fo:font-weight="normal" officeooo:rsid="02c49c93" officeooo:paragraph-rsid="02c49c93" style:font-style-asian="normal" style:font-weight-asian="normal" style:font-style-complex="normal" style:font-weight-complex="normal"/>
    </style:style>
    <style:style style:name="P952" style:family="paragraph" style:parent-style-name="Standard">
      <style:text-properties fo:font-style="normal" fo:font-weight="normal" officeooo:rsid="02c929b0" officeooo:paragraph-rsid="02c929b0" style:font-style-asian="normal" style:font-weight-asian="normal" style:font-style-complex="normal" style:font-weight-complex="normal"/>
    </style:style>
    <style:style style:name="P953" style:family="paragraph" style:parent-style-name="Standard">
      <style:text-properties fo:font-style="normal" fo:font-weight="normal" officeooo:rsid="02d269c8" officeooo:paragraph-rsid="02d269c8" style:font-style-asian="normal" style:font-weight-asian="normal" style:font-style-complex="normal" style:font-weight-complex="normal"/>
    </style:style>
    <style:style style:name="P954" style:family="paragraph" style:parent-style-name="Standard">
      <style:text-properties fo:font-style="normal" fo:font-weight="normal" officeooo:rsid="02d2ff98" officeooo:paragraph-rsid="02d269c8" style:font-style-asian="normal" style:font-weight-asian="normal" style:font-style-complex="normal" style:font-weight-complex="normal"/>
    </style:style>
    <style:style style:name="P955" style:family="paragraph" style:parent-style-name="Standard">
      <style:text-properties fo:font-style="normal" fo:font-weight="normal" officeooo:rsid="02d5bce2" officeooo:paragraph-rsid="02d5bce2" style:font-style-asian="normal" style:font-weight-asian="normal" style:font-style-complex="normal" style:font-weight-complex="normal"/>
    </style:style>
    <style:style style:name="P956" style:family="paragraph" style:parent-style-name="Standard">
      <style:text-properties fo:font-style="normal" fo:font-weight="normal" officeooo:rsid="02d62afe" officeooo:paragraph-rsid="02d62afe" style:font-style-asian="normal" style:font-weight-asian="normal" style:font-style-complex="normal" style:font-weight-complex="normal"/>
    </style:style>
    <style:style style:name="P957" style:family="paragraph" style:parent-style-name="Standard">
      <style:text-properties fo:font-style="normal" fo:font-weight="normal" officeooo:rsid="02d6ea77" officeooo:paragraph-rsid="02d6ea77" style:font-style-asian="normal" style:font-weight-asian="normal" style:font-style-complex="normal" style:font-weight-complex="normal"/>
    </style:style>
    <style:style style:name="P958" style:family="paragraph" style:parent-style-name="Standard">
      <style:text-properties fo:font-style="normal" fo:font-weight="normal" officeooo:rsid="02d7b481" officeooo:paragraph-rsid="02d7b481" style:font-style-asian="normal" style:font-weight-asian="normal" style:font-style-complex="normal" style:font-weight-complex="normal"/>
    </style:style>
    <style:style style:name="P959" style:family="paragraph" style:parent-style-name="Standard">
      <style:text-properties fo:font-style="normal" fo:font-weight="normal" officeooo:rsid="02d8180d" officeooo:paragraph-rsid="02d8180d" style:font-style-asian="normal" style:font-weight-asian="normal" style:font-style-complex="normal" style:font-weight-complex="normal"/>
    </style:style>
    <style:style style:name="P960" style:family="paragraph" style:parent-style-name="Standard">
      <style:text-properties fo:font-style="normal" fo:font-weight="normal" officeooo:rsid="02dc561d" officeooo:paragraph-rsid="02dc561d" style:font-style-asian="normal" style:font-weight-asian="normal" style:font-style-complex="normal" style:font-weight-complex="normal"/>
    </style:style>
    <style:style style:name="P961" style:family="paragraph" style:parent-style-name="Standard">
      <style:text-properties fo:font-style="normal" fo:font-weight="normal" officeooo:rsid="02e09b30" officeooo:paragraph-rsid="02e09b30" style:font-style-asian="normal" style:font-weight-asian="normal" style:font-style-complex="normal" style:font-weight-complex="normal"/>
    </style:style>
    <style:style style:name="P962" style:family="paragraph" style:parent-style-name="Standard">
      <style:text-properties fo:font-style="normal" fo:font-weight="normal" officeooo:rsid="02e2133f" officeooo:paragraph-rsid="02e2133f" style:font-style-asian="normal" style:font-weight-asian="normal" style:font-style-complex="normal" style:font-weight-complex="normal"/>
    </style:style>
    <style:style style:name="P963" style:family="paragraph" style:parent-style-name="Standard">
      <style:text-properties fo:font-style="normal" fo:font-weight="normal" officeooo:rsid="02e36c6a" officeooo:paragraph-rsid="02e36c6a" style:font-style-asian="normal" style:font-weight-asian="normal" style:font-style-complex="normal" style:font-weight-complex="normal"/>
    </style:style>
    <style:style style:name="P964" style:family="paragraph" style:parent-style-name="Standard">
      <style:text-properties fo:font-style="normal" fo:font-weight="normal" officeooo:rsid="02e4dfb1" officeooo:paragraph-rsid="02e4dfb1" style:font-style-asian="normal" style:font-weight-asian="normal" style:font-style-complex="normal" style:font-weight-complex="normal"/>
    </style:style>
    <style:style style:name="P965" style:family="paragraph" style:parent-style-name="Standard">
      <style:text-properties fo:font-style="normal" fo:font-weight="normal" officeooo:rsid="02e825dd" officeooo:paragraph-rsid="02e825dd" style:font-style-asian="normal" style:font-weight-asian="normal" style:font-style-complex="normal" style:font-weight-complex="normal"/>
    </style:style>
    <style:style style:name="P966" style:family="paragraph" style:parent-style-name="Standard">
      <style:text-properties fo:font-style="normal" fo:font-weight="normal" officeooo:rsid="02e99f0e" officeooo:paragraph-rsid="02e99f0e" style:font-style-asian="normal" style:font-weight-asian="normal" style:font-style-complex="normal" style:font-weight-complex="normal"/>
    </style:style>
    <style:style style:name="P967" style:family="paragraph" style:parent-style-name="Standard">
      <style:text-properties fo:font-style="normal" fo:font-weight="normal" officeooo:rsid="02ea1600" officeooo:paragraph-rsid="02ea1600" style:font-style-asian="normal" style:font-weight-asian="normal" style:font-style-complex="normal" style:font-weight-complex="normal"/>
    </style:style>
    <style:style style:name="P968" style:family="paragraph" style:parent-style-name="Standard">
      <style:text-properties fo:font-style="normal" fo:font-weight="normal" officeooo:rsid="02eaefbd" officeooo:paragraph-rsid="02eaefbd" style:font-style-asian="normal" style:font-weight-asian="normal" style:font-style-complex="normal" style:font-weight-complex="normal"/>
    </style:style>
    <style:style style:name="P969" style:family="paragraph" style:parent-style-name="Standard">
      <style:text-properties fo:font-style="normal" fo:font-weight="normal" officeooo:rsid="02edd6cf" officeooo:paragraph-rsid="02edd6cf" style:font-style-asian="normal" style:font-weight-asian="normal" style:font-style-complex="normal" style:font-weight-complex="normal"/>
    </style:style>
    <style:style style:name="P970" style:family="paragraph" style:parent-style-name="Standard">
      <style:text-properties fo:font-style="normal" fo:font-weight="normal" officeooo:rsid="02ef5531" officeooo:paragraph-rsid="02ef5531" style:font-style-asian="normal" style:font-weight-asian="normal" style:font-style-complex="normal" style:font-weight-complex="normal"/>
    </style:style>
    <style:style style:name="P971" style:family="paragraph" style:parent-style-name="Standard">
      <style:text-properties fo:font-style="normal" fo:font-weight="normal" officeooo:rsid="02f0c839" officeooo:paragraph-rsid="02f0c839" style:font-style-asian="normal" style:font-weight-asian="normal" style:font-style-complex="normal" style:font-weight-complex="normal"/>
    </style:style>
    <style:style style:name="P972" style:family="paragraph" style:parent-style-name="Standard">
      <style:text-properties fo:font-style="normal" fo:font-weight="normal" officeooo:rsid="02f1b220" officeooo:paragraph-rsid="02f1b220" style:font-style-asian="normal" style:font-weight-asian="normal" style:font-style-complex="normal" style:font-weight-complex="normal"/>
    </style:style>
    <style:style style:name="P973" style:family="paragraph" style:parent-style-name="Standard">
      <style:text-properties fo:font-style="normal" fo:font-weight="normal" officeooo:rsid="02f40a85" officeooo:paragraph-rsid="02f40a85" style:font-style-asian="normal" style:font-weight-asian="normal" style:font-style-complex="normal" style:font-weight-complex="normal"/>
    </style:style>
    <style:style style:name="P974" style:family="paragraph" style:parent-style-name="Standard">
      <style:text-properties fo:font-style="normal" fo:font-weight="normal" officeooo:rsid="02f417fa" officeooo:paragraph-rsid="02f417fa" style:font-style-asian="normal" style:font-weight-asian="normal" style:font-style-complex="normal" style:font-weight-complex="normal"/>
    </style:style>
    <style:style style:name="P975" style:family="paragraph" style:parent-style-name="Standard">
      <style:text-properties fo:font-style="normal" fo:font-weight="normal" officeooo:rsid="02f836a7" officeooo:paragraph-rsid="02f6350d" style:font-style-asian="normal" style:font-weight-asian="normal" style:font-style-complex="normal" style:font-weight-complex="normal"/>
    </style:style>
    <style:style style:name="P976" style:family="paragraph" style:parent-style-name="Standard">
      <style:text-properties fo:font-style="normal" fo:font-weight="normal" officeooo:rsid="02fc5698" officeooo:paragraph-rsid="02fc5698" style:font-style-asian="normal" style:font-weight-asian="normal" style:font-style-complex="normal" style:font-weight-complex="normal"/>
    </style:style>
    <style:style style:name="P977" style:family="paragraph" style:parent-style-name="Standard">
      <style:text-properties fo:font-style="normal" fo:font-weight="normal" officeooo:rsid="02fdf6bb" officeooo:paragraph-rsid="02fdf6bb" style:font-style-asian="normal" style:font-weight-asian="normal" style:font-style-complex="normal" style:font-weight-complex="normal"/>
    </style:style>
    <style:style style:name="P978" style:family="paragraph" style:parent-style-name="Standard">
      <style:text-properties fo:font-style="normal" fo:font-weight="normal" officeooo:rsid="02ff7b44" officeooo:paragraph-rsid="02ff7b44" style:font-style-asian="normal" style:font-weight-asian="normal" style:font-style-complex="normal" style:font-weight-complex="normal"/>
    </style:style>
    <style:style style:name="P979" style:family="paragraph" style:parent-style-name="Standard">
      <style:text-properties fo:font-style="normal" fo:font-weight="normal" officeooo:rsid="03010b3c" officeooo:paragraph-rsid="03010b3c" style:font-style-asian="normal" style:font-weight-asian="normal" style:font-style-complex="normal" style:font-weight-complex="normal"/>
    </style:style>
    <style:style style:name="P980" style:family="paragraph" style:parent-style-name="Standard">
      <style:text-properties fo:font-style="normal" fo:font-weight="normal" officeooo:rsid="03030815" officeooo:paragraph-rsid="03030815" style:font-style-asian="normal" style:font-weight-asian="normal" style:font-style-complex="normal" style:font-weight-complex="normal"/>
    </style:style>
    <style:style style:name="P981" style:family="paragraph" style:parent-style-name="Standard">
      <style:text-properties fo:font-style="normal" fo:font-weight="normal" officeooo:rsid="030438fe" officeooo:paragraph-rsid="030438fe" style:font-style-asian="normal" style:font-weight-asian="normal" style:font-style-complex="normal" style:font-weight-complex="normal"/>
    </style:style>
    <style:style style:name="P982" style:family="paragraph" style:parent-style-name="Standard">
      <style:text-properties fo:font-style="normal" fo:font-weight="normal" officeooo:rsid="030814e5" officeooo:paragraph-rsid="030814e5" style:font-style-asian="normal" style:font-weight-asian="normal" style:font-style-complex="normal" style:font-weight-complex="normal"/>
    </style:style>
    <style:style style:name="P983" style:family="paragraph" style:parent-style-name="Standard">
      <style:text-properties fo:font-style="normal" fo:font-weight="normal" officeooo:rsid="02caa021" officeooo:paragraph-rsid="030814e5" style:font-style-asian="normal" style:font-weight-asian="normal" style:font-style-complex="normal" style:font-weight-complex="normal"/>
    </style:style>
    <style:style style:name="P984" style:family="paragraph" style:parent-style-name="Standard">
      <style:text-properties fo:font-style="normal" fo:font-weight="normal" officeooo:rsid="02cfbebe" officeooo:paragraph-rsid="030814e5" style:font-style-asian="normal" style:font-weight-asian="normal" style:font-style-complex="normal" style:font-weight-complex="normal"/>
    </style:style>
    <style:style style:name="P985" style:family="paragraph" style:parent-style-name="Standard">
      <style:text-properties fo:font-style="normal" fo:font-weight="normal" officeooo:rsid="02cfbebe" officeooo:paragraph-rsid="02caa021" style:font-style-asian="normal" style:font-weight-asian="normal" style:font-style-complex="normal" style:font-weight-complex="normal"/>
    </style:style>
    <style:style style:name="P986" style:family="paragraph" style:parent-style-name="Standard">
      <style:text-properties fo:font-style="normal" fo:font-weight="normal" officeooo:rsid="02cdc0f2" officeooo:paragraph-rsid="030814e5" style:font-style-asian="normal" style:font-weight-asian="normal" style:font-style-complex="normal" style:font-weight-complex="normal"/>
    </style:style>
    <style:style style:name="P987" style:family="paragraph" style:parent-style-name="Standard">
      <style:text-properties fo:font-style="normal" fo:font-weight="normal" officeooo:rsid="031bd005" officeooo:paragraph-rsid="031bd005" style:font-style-asian="normal" style:font-weight-asian="normal" style:font-style-complex="normal" style:font-weight-complex="normal"/>
    </style:style>
    <style:style style:name="P988" style:family="paragraph" style:parent-style-name="Standard">
      <style:text-properties fo:font-style="normal" fo:font-weight="normal" officeooo:rsid="031f3150" officeooo:paragraph-rsid="031f3150" style:font-style-asian="normal" style:font-weight-asian="normal" style:font-style-complex="normal" style:font-weight-complex="normal"/>
    </style:style>
    <style:style style:name="P989" style:family="paragraph" style:parent-style-name="Standard">
      <style:text-properties fo:font-style="normal" fo:font-weight="normal" officeooo:rsid="0320f7dd" officeooo:paragraph-rsid="0320f7dd" style:font-style-asian="normal" style:font-weight-asian="normal" style:font-style-complex="normal" style:font-weight-complex="normal"/>
    </style:style>
    <style:style style:name="P990" style:family="paragraph" style:parent-style-name="Standard">
      <style:text-properties fo:font-style="normal" fo:font-weight="normal" officeooo:rsid="03306d3d" officeooo:paragraph-rsid="03306d3d" style:font-style-asian="normal" style:font-weight-asian="normal" style:font-style-complex="normal" style:font-weight-complex="normal"/>
    </style:style>
    <style:style style:name="P991" style:family="paragraph" style:parent-style-name="Standard">
      <style:text-properties fo:font-style="normal" fo:font-weight="normal" officeooo:rsid="0331bf50" officeooo:paragraph-rsid="0331bf50" style:font-style-asian="normal" style:font-weight-asian="normal" style:font-style-complex="normal" style:font-weight-complex="normal"/>
    </style:style>
    <style:style style:name="P992" style:family="paragraph" style:parent-style-name="Standard">
      <style:text-properties fo:font-style="normal" fo:font-weight="normal" officeooo:rsid="033ce37d" officeooo:paragraph-rsid="033ce37d" style:font-style-asian="normal" style:font-weight-asian="normal" style:font-style-complex="normal" style:font-weight-complex="normal"/>
    </style:style>
    <style:style style:name="P993" style:family="paragraph" style:parent-style-name="Standard">
      <style:text-properties fo:font-style="normal" fo:font-weight="normal" officeooo:rsid="0390bcde" officeooo:paragraph-rsid="0390bcde" style:font-style-asian="normal" style:font-weight-asian="normal" style:font-style-complex="normal" style:font-weight-complex="normal"/>
    </style:style>
    <style:style style:name="P994" style:family="paragraph" style:parent-style-name="Standard">
      <style:text-properties fo:font-style="normal" fo:font-weight="normal" officeooo:rsid="03a09a4d" officeooo:paragraph-rsid="03a09a4d" style:font-style-asian="normal" style:font-weight-asian="normal" style:font-style-complex="normal" style:font-weight-complex="normal"/>
    </style:style>
    <style:style style:name="P995" style:family="paragraph" style:parent-style-name="Standard">
      <style:text-properties fo:font-style="normal" fo:font-weight="normal" officeooo:rsid="03a12ff9" officeooo:paragraph-rsid="03a12ff9" style:font-style-asian="normal" style:font-weight-asian="normal" style:font-style-complex="normal" style:font-weight-complex="normal"/>
    </style:style>
    <style:style style:name="P996" style:family="paragraph" style:parent-style-name="Standard">
      <style:text-properties fo:font-style="normal" fo:font-weight="normal" officeooo:rsid="03a29554" officeooo:paragraph-rsid="03a29554" style:font-style-asian="normal" style:font-weight-asian="normal" style:font-style-complex="normal" style:font-weight-complex="normal"/>
    </style:style>
    <style:style style:name="P997" style:family="paragraph" style:parent-style-name="Standard">
      <style:text-properties fo:font-style="normal" fo:font-weight="normal" officeooo:rsid="03a3d914" officeooo:paragraph-rsid="03a3d914" style:font-style-asian="normal" style:font-weight-asian="normal" style:font-style-complex="normal" style:font-weight-complex="normal"/>
    </style:style>
    <style:style style:name="P998" style:family="paragraph" style:parent-style-name="Standard">
      <style:text-properties fo:font-style="normal" fo:font-weight="normal" officeooo:rsid="03a8c9f3" officeooo:paragraph-rsid="03a8c9f3" style:font-style-asian="normal" style:font-weight-asian="normal" style:font-style-complex="normal" style:font-weight-complex="normal"/>
    </style:style>
    <style:style style:name="P999" style:family="paragraph" style:parent-style-name="Standard">
      <style:text-properties fo:font-style="normal" fo:font-weight="normal" officeooo:rsid="03ab6e68" officeooo:paragraph-rsid="03ab6e68" style:font-style-asian="normal" style:font-weight-asian="normal" style:font-style-complex="normal" style:font-weight-complex="normal"/>
    </style:style>
    <style:style style:name="P1000" style:family="paragraph" style:parent-style-name="Standard">
      <style:text-properties fo:font-style="normal" fo:font-weight="normal" officeooo:rsid="03ad8b0d" officeooo:paragraph-rsid="03ad8b0d" style:font-style-asian="normal" style:font-weight-asian="normal" style:font-style-complex="normal" style:font-weight-complex="normal"/>
    </style:style>
    <style:style style:name="P1001" style:family="paragraph" style:parent-style-name="Standard">
      <style:text-properties fo:font-style="normal" fo:font-weight="normal" officeooo:rsid="03b20eb8" officeooo:paragraph-rsid="03b20eb8" style:font-style-asian="normal" style:font-weight-asian="normal" style:font-style-complex="normal" style:font-weight-complex="normal"/>
    </style:style>
    <style:style style:name="P1002" style:family="paragraph" style:parent-style-name="Standard">
      <style:text-properties fo:font-style="normal" fo:font-weight="normal" officeooo:rsid="03b59289" officeooo:paragraph-rsid="031f3150" style:font-style-asian="normal" style:font-weight-asian="normal" style:font-style-complex="normal" style:font-weight-complex="normal"/>
    </style:style>
    <style:style style:name="P1003" style:family="paragraph" style:parent-style-name="Standard">
      <style:text-properties fo:font-style="normal" fo:font-weight="normal" officeooo:rsid="03b5ae5f" officeooo:paragraph-rsid="03b5ae5f" style:font-style-asian="normal" style:font-weight-asian="normal" style:font-style-complex="normal" style:font-weight-complex="normal"/>
    </style:style>
    <style:style style:name="P1004" style:family="paragraph" style:parent-style-name="Standard">
      <style:text-properties fo:font-style="normal" fo:font-weight="normal" officeooo:rsid="03b617c8" officeooo:paragraph-rsid="03b617c8" style:font-style-asian="normal" style:font-weight-asian="normal" style:font-style-complex="normal" style:font-weight-complex="normal"/>
    </style:style>
    <style:style style:name="P1005" style:family="paragraph" style:parent-style-name="Standard">
      <style:text-properties fo:font-style="normal" fo:font-weight="normal" officeooo:rsid="03b71451" officeooo:paragraph-rsid="03b71451" style:font-style-asian="normal" style:font-weight-asian="normal" style:font-style-complex="normal" style:font-weight-complex="normal"/>
    </style:style>
    <style:style style:name="P1006" style:family="paragraph" style:parent-style-name="Standard">
      <style:text-properties fo:font-style="normal" fo:font-weight="normal" officeooo:rsid="03b92bd3" officeooo:paragraph-rsid="03b92bd3" style:font-style-asian="normal" style:font-weight-asian="normal" style:font-style-complex="normal" style:font-weight-complex="normal"/>
    </style:style>
    <style:style style:name="P1007" style:family="paragraph" style:parent-style-name="Standard">
      <style:text-properties fo:font-style="normal" fo:font-weight="normal" officeooo:rsid="03be4698" officeooo:paragraph-rsid="03be4698" style:font-style-asian="normal" style:font-weight-asian="normal" style:font-style-complex="normal" style:font-weight-complex="normal"/>
    </style:style>
    <style:style style:name="P1008" style:family="paragraph" style:parent-style-name="Standard">
      <style:text-properties fo:font-style="normal" fo:font-weight="normal" officeooo:rsid="03c41437" officeooo:paragraph-rsid="03c41437" style:font-style-asian="normal" style:font-weight-asian="normal" style:font-style-complex="normal" style:font-weight-complex="normal"/>
    </style:style>
    <style:style style:name="P1009" style:family="paragraph" style:parent-style-name="Standard">
      <style:text-properties fo:font-style="normal" fo:font-weight="normal" officeooo:rsid="03ddeef7" officeooo:paragraph-rsid="03ddeef7" style:font-style-asian="normal" style:font-weight-asian="normal" style:font-style-complex="normal" style:font-weight-complex="normal"/>
    </style:style>
    <style:style style:name="P1010" style:family="paragraph" style:parent-style-name="Standard">
      <style:text-properties fo:font-style="normal" fo:font-weight="normal" officeooo:rsid="03e058ac" officeooo:paragraph-rsid="03e058ac" style:font-style-asian="normal" style:font-weight-asian="normal" style:font-style-complex="normal" style:font-weight-complex="normal"/>
    </style:style>
    <style:style style:name="P1011" style:family="paragraph" style:parent-style-name="Standard">
      <style:text-properties fo:font-style="normal" style:text-underline-style="solid" style:text-underline-width="auto" style:text-underline-color="font-color" fo:font-weight="normal" officeooo:rsid="02e6b9a6" officeooo:paragraph-rsid="02e6b9a6" style:font-style-asian="normal" style:font-weight-asian="normal" style:font-style-complex="normal" style:font-weight-complex="normal"/>
    </style:style>
    <style:style style:name="P1012" style:family="paragraph" style:parent-style-name="Standard">
      <style:text-properties fo:font-style="normal" style:text-underline-style="solid" style:text-underline-width="auto" style:text-underline-color="font-color" fo:font-weight="normal" officeooo:rsid="0334bd74" officeooo:paragraph-rsid="0334bd74" style:font-style-asian="normal" style:font-weight-asian="normal" style:font-style-complex="normal" style:font-weight-complex="normal"/>
    </style:style>
    <style:style style:name="P1013" style:family="paragraph" style:parent-style-name="Standard">
      <style:text-properties fo:font-style="normal" style:text-underline-style="solid" style:text-underline-width="auto" style:text-underline-color="font-color" fo:font-weight="normal" officeooo:rsid="0334bd74" officeooo:paragraph-rsid="0360f952" style:font-style-asian="normal" style:font-weight-asian="normal" style:font-style-complex="normal" style:font-weight-complex="normal"/>
    </style:style>
    <style:style style:name="P1014" style:family="paragraph" style:parent-style-name="Standard">
      <style:text-properties fo:font-style="normal" style:text-underline-style="solid" style:text-underline-width="auto" style:text-underline-color="font-color" fo:font-weight="normal" officeooo:rsid="03010b3c" officeooo:paragraph-rsid="03010b3c" style:font-style-asian="normal" style:font-weight-asian="normal" style:font-style-complex="normal" style:font-weight-complex="normal"/>
    </style:style>
    <style:style style:name="P1015" style:family="paragraph" style:parent-style-name="Standard">
      <style:text-properties fo:font-style="normal" style:text-underline-style="solid" style:text-underline-width="auto" style:text-underline-color="font-color" fo:font-weight="normal" officeooo:rsid="04caa0d9" officeooo:paragraph-rsid="04caa0d9" style:font-style-asian="normal" style:font-weight-asian="normal" style:font-style-complex="normal" style:font-weight-complex="normal"/>
    </style:style>
    <style:style style:name="P1016" style:family="paragraph" style:parent-style-name="Standard">
      <style:text-properties fo:font-style="normal" style:text-underline-style="solid" style:text-underline-width="auto" style:text-underline-color="font-color" fo:font-weight="normal" officeooo:rsid="04ce0b91" officeooo:paragraph-rsid="04ce0b91" style:font-style-asian="normal" style:font-weight-asian="normal" style:font-style-complex="normal" style:font-weight-complex="normal"/>
    </style:style>
    <style:style style:name="P1017" style:family="paragraph" style:parent-style-name="Standard">
      <style:text-properties fo:font-style="normal" style:text-underline-style="solid" style:text-underline-width="auto" style:text-underline-color="font-color" fo:font-weight="normal" officeooo:rsid="04ed0c89" officeooo:paragraph-rsid="04ed0c89" style:font-style-asian="normal" style:font-weight-asian="normal" style:font-style-complex="normal" style:font-weight-complex="normal"/>
    </style:style>
    <style:style style:name="P1018" style:family="paragraph" style:parent-style-name="Standard">
      <style:text-properties fo:font-style="normal" style:text-underline-style="solid" style:text-underline-width="auto" style:text-underline-color="font-color" fo:font-weight="normal" officeooo:rsid="052f2d94" officeooo:paragraph-rsid="052f2d94" style:font-style-asian="normal" style:font-weight-asian="normal" style:font-style-complex="normal" style:font-weight-complex="normal"/>
    </style:style>
    <style:style style:name="P1019" style:family="paragraph" style:parent-style-name="Standard">
      <style:text-properties fo:font-style="normal" style:text-underline-style="solid" style:text-underline-width="auto" style:text-underline-color="font-color" fo:font-weight="normal" officeooo:rsid="05480d01" officeooo:paragraph-rsid="05480d01" style:font-style-asian="normal" style:font-weight-asian="normal" style:font-style-complex="normal" style:font-weight-complex="normal"/>
    </style:style>
    <style:style style:name="P1020" style:family="paragraph" style:parent-style-name="Standard">
      <style:text-properties fo:font-style="normal" style:text-underline-style="solid" style:text-underline-width="auto" style:text-underline-color="font-color" fo:font-weight="normal" officeooo:rsid="04acdb2c" officeooo:paragraph-rsid="04acdb2c" style:font-style-asian="normal" style:font-weight-asian="normal" style:font-style-complex="normal" style:font-weight-complex="normal"/>
    </style:style>
    <style:style style:name="P1021" style:family="paragraph" style:parent-style-name="Standard">
      <style:text-properties fo:font-style="normal" style:text-underline-style="solid" style:text-underline-width="auto" style:text-underline-color="font-color" fo:font-weight="normal" officeooo:rsid="055b2044" officeooo:paragraph-rsid="055b2044" style:font-style-asian="normal" style:font-weight-asian="normal" style:font-style-complex="normal" style:font-weight-complex="normal"/>
    </style:style>
    <style:style style:name="P1022" style:family="paragraph" style:parent-style-name="Standard">
      <style:text-properties fo:font-style="normal" style:text-underline-style="solid" style:text-underline-width="auto" style:text-underline-color="font-color" fo:font-weight="normal" officeooo:rsid="055f5792" officeooo:paragraph-rsid="055f5792" style:font-style-asian="normal" style:font-weight-asian="normal" style:font-style-complex="normal" style:font-weight-complex="normal"/>
    </style:style>
    <style:style style:name="P1023" style:family="paragraph" style:parent-style-name="Standard">
      <style:text-properties fo:font-style="normal" style:text-underline-style="solid" style:text-underline-width="auto" style:text-underline-color="font-color" fo:font-weight="normal" officeooo:rsid="05676e66" officeooo:paragraph-rsid="05676e66" style:font-style-asian="normal" style:font-weight-asian="normal" style:font-style-complex="normal" style:font-weight-complex="normal"/>
    </style:style>
    <style:style style:name="P1024" style:family="paragraph" style:parent-style-name="Standard">
      <style:text-properties fo:font-style="normal" style:text-underline-style="solid" style:text-underline-width="auto" style:text-underline-color="font-color" fo:font-weight="normal" officeooo:rsid="067814ed" officeooo:paragraph-rsid="067814ed" style:font-style-asian="normal" style:font-weight-asian="normal" style:font-style-complex="normal" style:font-weight-complex="normal"/>
    </style:style>
    <style:style style:name="P1025" style:family="paragraph" style:parent-style-name="Standard">
      <style:text-properties fo:font-style="normal" style:text-underline-style="solid" style:text-underline-width="auto" style:text-underline-color="font-color" fo:font-weight="normal" officeooo:rsid="06a709b6" officeooo:paragraph-rsid="06a709b6" style:font-style-asian="normal" style:font-weight-asian="normal" style:font-style-complex="normal" style:font-weight-complex="normal"/>
    </style:style>
    <style:style style:name="P1026" style:family="paragraph" style:parent-style-name="Standard">
      <style:text-properties fo:font-style="normal" style:text-underline-style="solid" style:text-underline-width="auto" style:text-underline-color="font-color" fo:font-weight="normal" officeooo:rsid="06af0df7" officeooo:paragraph-rsid="06af0df7" style:font-style-asian="normal" style:font-weight-asian="normal" style:font-style-complex="normal" style:font-weight-complex="normal"/>
    </style:style>
    <style:style style:name="P1027" style:family="paragraph" style:parent-style-name="Standard">
      <style:text-properties fo:font-style="normal" style:text-underline-style="solid" style:text-underline-width="auto" style:text-underline-color="font-color" fo:font-weight="normal" officeooo:rsid="07e4fcf3" officeooo:paragraph-rsid="07e4fcf3" style:font-style-asian="normal" style:font-weight-asian="normal" style:font-style-complex="normal" style:font-weight-complex="normal"/>
    </style:style>
    <style:style style:name="P1028" style:family="paragraph" style:parent-style-name="Standard">
      <style:text-properties fo:font-style="normal" style:text-underline-style="solid" style:text-underline-width="auto" style:text-underline-color="font-color" fo:font-weight="normal" officeooo:rsid="07e4fcf3" officeooo:paragraph-rsid="07ede3e2" style:font-style-asian="normal" style:font-weight-asian="normal" style:font-style-complex="normal" style:font-weight-complex="normal"/>
    </style:style>
    <style:style style:name="P1029" style:family="paragraph" style:parent-style-name="Standard">
      <style:text-properties fo:font-style="normal" style:text-underline-style="solid" style:text-underline-width="auto" style:text-underline-color="font-color" fo:font-weight="normal" officeooo:rsid="07e4fcf3" officeooo:paragraph-rsid="07f5369b" style:font-style-asian="normal" style:font-weight-asian="normal" style:font-style-complex="normal" style:font-weight-complex="normal"/>
    </style:style>
    <style:style style:name="P1030" style:family="paragraph" style:parent-style-name="Standard">
      <style:text-properties fo:font-style="normal" style:text-underline-style="solid" style:text-underline-width="auto" style:text-underline-color="font-color" fo:font-weight="normal" officeooo:rsid="07e4fcf3" officeooo:paragraph-rsid="07fa5502" style:font-style-asian="normal" style:font-weight-asian="normal" style:font-style-complex="normal" style:font-weight-complex="normal"/>
    </style:style>
    <style:style style:name="P1031" style:family="paragraph" style:parent-style-name="Standard">
      <style:text-properties fo:font-style="normal" style:text-underline-style="solid" style:text-underline-width="auto" style:text-underline-color="font-color" fo:font-weight="normal" officeooo:rsid="0873734e" officeooo:paragraph-rsid="0873734e" style:font-style-asian="normal" style:font-weight-asian="normal" style:font-style-complex="normal" style:font-weight-complex="normal"/>
    </style:style>
    <style:style style:name="P1032" style:family="paragraph" style:parent-style-name="Standard">
      <style:text-properties fo:font-style="normal" style:text-underline-style="solid" style:text-underline-width="auto" style:text-underline-color="font-color" fo:font-weight="normal" officeooo:rsid="0881bf98" officeooo:paragraph-rsid="0881bf98" style:font-style-asian="normal" style:font-weight-asian="normal" style:font-style-complex="normal" style:font-weight-complex="normal"/>
    </style:style>
    <style:style style:name="P1033" style:family="paragraph" style:parent-style-name="Standard">
      <style:text-properties fo:font-style="normal" style:text-underline-style="solid" style:text-underline-width="auto" style:text-underline-color="font-color" fo:font-weight="normal" officeooo:rsid="089b9406" officeooo:paragraph-rsid="089b9406" style:font-style-asian="normal" style:font-weight-asian="normal" style:font-style-complex="normal" style:font-weight-complex="normal"/>
    </style:style>
    <style:style style:name="P1034" style:family="paragraph" style:parent-style-name="Standard">
      <style:text-properties fo:font-style="normal" style:text-underline-style="solid" style:text-underline-width="auto" style:text-underline-color="font-color" fo:font-weight="normal" officeooo:rsid="08a8b554" officeooo:paragraph-rsid="08a8b554" style:font-style-asian="normal" style:font-weight-asian="normal" style:font-style-complex="normal" style:font-weight-complex="normal"/>
    </style:style>
    <style:style style:name="P1035" style:family="paragraph" style:parent-style-name="Standard">
      <style:text-properties fo:font-style="normal" style:text-underline-style="solid" style:text-underline-width="auto" style:text-underline-color="font-color" fo:font-weight="normal" officeooo:rsid="08a8b554" officeooo:paragraph-rsid="08b6fc25" style:font-style-asian="normal" style:font-weight-asian="normal" style:font-style-complex="normal" style:font-weight-complex="normal"/>
    </style:style>
    <style:style style:name="P1036" style:family="paragraph" style:parent-style-name="Standard">
      <style:text-properties fo:font-style="normal" style:text-underline-style="solid" style:text-underline-width="auto" style:text-underline-color="font-color" fo:font-weight="normal" officeooo:rsid="0926ccf5" officeooo:paragraph-rsid="0926ccf5" style:font-style-asian="normal" style:font-weight-asian="normal" style:font-style-complex="normal" style:font-weight-complex="normal"/>
    </style:style>
    <style:style style:name="P1037" style:family="paragraph" style:parent-style-name="Standard">
      <style:text-properties fo:font-style="normal" style:text-underline-style="solid" style:text-underline-width="auto" style:text-underline-color="font-color" fo:font-weight="normal" officeooo:rsid="0938d63a" officeooo:paragraph-rsid="0938d63a" style:font-style-asian="normal" style:font-weight-asian="normal" style:font-style-complex="normal" style:font-weight-complex="normal"/>
    </style:style>
    <style:style style:name="P1038" style:family="paragraph" style:parent-style-name="Standard">
      <style:text-properties fo:font-style="normal" style:text-underline-style="solid" style:text-underline-width="auto" style:text-underline-color="font-color" fo:font-weight="normal" officeooo:rsid="096273c7" officeooo:paragraph-rsid="096273c7" style:font-style-asian="normal" style:font-weight-asian="normal" style:font-style-complex="normal" style:font-weight-complex="normal"/>
    </style:style>
    <style:style style:name="P1039" style:family="paragraph" style:parent-style-name="Standard">
      <style:text-properties fo:font-style="normal" style:text-underline-style="solid" style:text-underline-width="auto" style:text-underline-color="font-color" fo:font-weight="normal" officeooo:rsid="096273c7" officeooo:paragraph-rsid="097e8811" style:font-style-asian="normal" style:font-weight-asian="normal" style:font-style-complex="normal" style:font-weight-complex="normal"/>
    </style:style>
    <style:style style:name="P1040" style:family="paragraph" style:parent-style-name="Standard">
      <style:text-properties fo:font-style="normal" style:text-underline-style="solid" style:text-underline-width="auto" style:text-underline-color="font-color" fo:font-weight="normal" officeooo:rsid="098a00f1" officeooo:paragraph-rsid="098a00f1" style:font-style-asian="normal" style:font-weight-asian="normal" style:font-style-complex="normal" style:font-weight-complex="normal"/>
    </style:style>
    <style:style style:name="P1041" style:family="paragraph" style:parent-style-name="Standard">
      <style:text-properties fo:font-style="normal" style:text-underline-style="solid" style:text-underline-width="auto" style:text-underline-color="font-color" fo:font-weight="normal" officeooo:rsid="0997520e" officeooo:paragraph-rsid="0997520e" style:font-style-asian="normal" style:font-weight-asian="normal" style:font-style-complex="normal" style:font-weight-complex="normal"/>
    </style:style>
    <style:style style:name="P1042" style:family="paragraph" style:parent-style-name="Standard">
      <style:text-properties fo:font-style="normal" style:text-underline-style="solid" style:text-underline-width="auto" style:text-underline-color="font-color" fo:font-weight="normal" officeooo:rsid="09b2f14a" officeooo:paragraph-rsid="09b2f14a" style:font-style-asian="normal" style:font-weight-asian="normal" style:font-style-complex="normal" style:font-weight-complex="normal"/>
    </style:style>
    <style:style style:name="P1043" style:family="paragraph" style:parent-style-name="Standard">
      <style:text-properties fo:font-style="normal" style:text-underline-style="solid" style:text-underline-width="auto" style:text-underline-color="font-color" fo:font-weight="normal" officeooo:rsid="09bc3e15" officeooo:paragraph-rsid="09bc3e15" style:font-style-asian="normal" style:font-weight-asian="normal" style:font-style-complex="normal" style:font-weight-complex="normal"/>
    </style:style>
    <style:style style:name="P1044" style:family="paragraph" style:parent-style-name="Standard">
      <style:text-properties fo:font-style="normal" style:text-underline-style="solid" style:text-underline-width="auto" style:text-underline-color="font-color" fo:font-weight="normal" officeooo:rsid="09f28f69" officeooo:paragraph-rsid="09f28f69" style:font-style-asian="normal" style:font-weight-asian="normal" style:font-style-complex="normal" style:font-weight-complex="normal"/>
    </style:style>
    <style:style style:name="P1045" style:family="paragraph" style:parent-style-name="Standard">
      <style:text-properties fo:font-style="normal" style:text-underline-style="solid" style:text-underline-width="auto" style:text-underline-color="font-color" fo:font-weight="normal" officeooo:rsid="09f7bb7a" officeooo:paragraph-rsid="09f7bb7a" style:font-style-asian="normal" style:font-weight-asian="normal" style:font-style-complex="normal" style:font-weight-complex="normal"/>
    </style:style>
    <style:style style:name="P1046" style:family="paragraph" style:parent-style-name="Standard">
      <style:text-properties fo:font-style="normal" style:text-underline-style="solid" style:text-underline-width="auto" style:text-underline-color="font-color" fo:font-weight="normal" officeooo:rsid="09f8b5fe" officeooo:paragraph-rsid="09f8b5fe" style:font-style-asian="normal" style:font-weight-asian="normal" style:font-style-complex="normal" style:font-weight-complex="normal"/>
    </style:style>
    <style:style style:name="P1047" style:family="paragraph" style:parent-style-name="Standard">
      <style:text-properties fo:font-style="normal" style:text-underline-style="solid" style:text-underline-width="auto" style:text-underline-color="font-color" fo:font-weight="normal" officeooo:rsid="09fe0a68" officeooo:paragraph-rsid="09fe0a68" style:font-style-asian="normal" style:font-weight-asian="normal" style:font-style-complex="normal" style:font-weight-complex="normal"/>
    </style:style>
    <style:style style:name="P1048" style:family="paragraph" style:parent-style-name="Standard">
      <style:text-properties fo:font-style="normal" style:text-underline-style="solid" style:text-underline-width="auto" style:text-underline-color="font-color" fo:font-weight="normal" officeooo:rsid="0a0c5115" officeooo:paragraph-rsid="0a0c5115" style:font-style-asian="normal" style:font-weight-asian="normal" style:font-style-complex="normal" style:font-weight-complex="normal"/>
    </style:style>
    <style:style style:name="P1049" style:family="paragraph" style:parent-style-name="Standard">
      <style:text-properties fo:font-style="normal" style:text-underline-style="solid" style:text-underline-width="auto" style:text-underline-color="font-color" fo:font-weight="normal" officeooo:rsid="0a1417b9" officeooo:paragraph-rsid="0a1417b9" style:font-style-asian="normal" style:font-weight-asian="normal" style:font-style-complex="normal" style:font-weight-complex="normal"/>
    </style:style>
    <style:style style:name="P1050" style:family="paragraph" style:parent-style-name="Standard">
      <style:text-properties fo:font-style="normal" style:text-underline-style="solid" style:text-underline-width="auto" style:text-underline-color="font-color" fo:font-weight="normal" officeooo:rsid="0a382895" officeooo:paragraph-rsid="0a382895" style:font-style-asian="normal" style:font-weight-asian="normal" style:font-style-complex="normal" style:font-weight-complex="normal"/>
    </style:style>
    <style:style style:name="P1051" style:family="paragraph" style:parent-style-name="Standard">
      <style:text-properties fo:font-style="normal" style:text-underline-style="solid" style:text-underline-width="auto" style:text-underline-color="font-color" fo:font-weight="normal" officeooo:rsid="0a402c85" officeooo:paragraph-rsid="0a402c85" style:font-style-asian="normal" style:font-weight-asian="normal" style:font-style-complex="normal" style:font-weight-complex="normal"/>
    </style:style>
    <style:style style:name="P1052" style:family="paragraph" style:parent-style-name="Standard">
      <style:text-properties fo:font-style="normal" style:text-underline-style="solid" style:text-underline-width="auto" style:text-underline-color="font-color" fo:font-weight="bold" officeooo:rsid="035b3ea1" officeooo:paragraph-rsid="035b3ea1" style:font-style-asian="normal" style:font-weight-asian="bold" style:font-style-complex="normal" style:font-weight-complex="bold"/>
    </style:style>
    <style:style style:name="P1053" style:family="paragraph" style:parent-style-name="Standard">
      <style:text-properties fo:font-style="normal" style:text-underline-style="solid" style:text-underline-width="auto" style:text-underline-color="font-color" fo:font-weight="bold" officeooo:rsid="04793a57" officeooo:paragraph-rsid="04793a57" style:font-style-asian="normal" style:font-weight-asian="bold" style:font-style-complex="normal" style:font-weight-complex="bold"/>
    </style:style>
    <style:style style:name="P1054" style:family="paragraph" style:parent-style-name="Standard">
      <style:text-properties fo:font-style="normal" style:text-underline-style="solid" style:text-underline-width="auto" style:text-underline-color="font-color" fo:font-weight="bold" officeooo:rsid="047b353a" officeooo:paragraph-rsid="047b353a" style:font-style-asian="normal" style:font-weight-asian="bold" style:font-style-complex="normal" style:font-weight-complex="bold"/>
    </style:style>
    <style:style style:name="P1055" style:family="paragraph" style:parent-style-name="Standard">
      <style:text-properties fo:font-style="normal" style:text-underline-style="solid" style:text-underline-width="auto" style:text-underline-color="font-color" fo:font-weight="bold" officeooo:rsid="0481cda1" officeooo:paragraph-rsid="0481cda1" style:font-style-asian="normal" style:font-weight-asian="bold" style:font-style-complex="normal" style:font-weight-complex="bold"/>
    </style:style>
    <style:style style:name="P1056" style:family="paragraph" style:parent-style-name="Standard">
      <style:text-properties fo:font-style="normal" style:text-underline-style="solid" style:text-underline-width="auto" style:text-underline-color="font-color" fo:font-weight="bold" officeooo:rsid="054e522b" officeooo:paragraph-rsid="054e522b" style:font-style-asian="normal" style:font-weight-asian="bold" style:font-style-complex="normal" style:font-weight-complex="bold"/>
    </style:style>
    <style:style style:name="P1057" style:family="paragraph" style:parent-style-name="Standard">
      <style:text-properties fo:font-style="normal" style:text-underline-style="solid" style:text-underline-width="auto" style:text-underline-color="font-color" fo:font-weight="bold" officeooo:rsid="0554e3d2" officeooo:paragraph-rsid="0554e3d2" style:font-style-asian="normal" style:font-weight-asian="bold" style:font-style-complex="normal" style:font-weight-complex="bold"/>
    </style:style>
    <style:style style:name="P1058" style:family="paragraph" style:parent-style-name="Standard">
      <style:text-properties fo:font-style="normal" style:text-underline-style="solid" style:text-underline-width="auto" style:text-underline-color="font-color" fo:font-weight="bold" officeooo:rsid="0578f2ab" officeooo:paragraph-rsid="0578f2ab" style:font-style-asian="normal" style:font-weight-asian="bold" style:font-style-complex="normal" style:font-weight-complex="bold"/>
    </style:style>
    <style:style style:name="P1059" style:family="paragraph" style:parent-style-name="Standard">
      <style:text-properties fo:font-style="normal" style:text-underline-style="solid" style:text-underline-width="auto" style:text-underline-color="font-color" fo:font-weight="bold" officeooo:rsid="0585e3bc" officeooo:paragraph-rsid="0585e3bc" style:font-style-asian="normal" style:font-weight-asian="bold" style:font-style-complex="normal" style:font-weight-complex="bold"/>
    </style:style>
    <style:style style:name="P1060" style:family="paragraph" style:parent-style-name="Standard">
      <style:text-properties fo:font-style="normal" style:text-underline-style="solid" style:text-underline-width="auto" style:text-underline-color="font-color" fo:font-weight="bold" officeooo:rsid="058bdd49" officeooo:paragraph-rsid="058bdd49" style:font-style-asian="normal" style:font-weight-asian="bold" style:font-style-complex="normal" style:font-weight-complex="bold"/>
    </style:style>
    <style:style style:name="P1061" style:family="paragraph" style:parent-style-name="Standard">
      <style:text-properties fo:font-style="normal" style:text-underline-style="solid" style:text-underline-width="auto" style:text-underline-color="font-color" fo:font-weight="bold" officeooo:rsid="05b7d597" officeooo:paragraph-rsid="05b7d597" style:font-style-asian="normal" style:font-weight-asian="bold" style:font-style-complex="normal" style:font-weight-complex="bold"/>
    </style:style>
    <style:style style:name="P1062" style:family="paragraph" style:parent-style-name="Standard">
      <style:text-properties fo:font-style="normal" style:text-underline-style="solid" style:text-underline-width="auto" style:text-underline-color="font-color" fo:font-weight="bold" officeooo:rsid="064e7a95" officeooo:paragraph-rsid="064e7a95" style:font-style-asian="normal" style:font-weight-asian="bold" style:font-style-complex="normal" style:font-weight-complex="bold"/>
    </style:style>
    <style:style style:name="P1063" style:family="paragraph" style:parent-style-name="Standard">
      <style:text-properties fo:font-style="normal" style:text-underline-style="solid" style:text-underline-width="auto" style:text-underline-color="font-color" fo:font-weight="bold" officeooo:rsid="068dba22" officeooo:paragraph-rsid="068dba22" style:font-style-asian="normal" style:font-weight-asian="bold" style:font-style-complex="normal" style:font-weight-complex="bold"/>
    </style:style>
    <style:style style:name="P1064" style:family="paragraph" style:parent-style-name="Standard">
      <style:text-properties fo:font-style="normal" style:text-underline-style="solid" style:text-underline-width="auto" style:text-underline-color="font-color" fo:font-weight="bold" officeooo:rsid="06e0c2cd" officeooo:paragraph-rsid="06e0c2cd" style:font-style-asian="normal" style:font-weight-asian="bold" style:font-style-complex="normal" style:font-weight-complex="bold"/>
    </style:style>
    <style:style style:name="P1065" style:family="paragraph" style:parent-style-name="Standard">
      <style:text-properties fo:font-style="normal" style:text-underline-style="solid" style:text-underline-width="auto" style:text-underline-color="font-color" fo:font-weight="bold" officeooo:rsid="074e30b1" officeooo:paragraph-rsid="074e30b1" style:font-style-asian="normal" style:font-weight-asian="bold" style:font-style-complex="normal" style:font-weight-complex="bold"/>
    </style:style>
    <style:style style:name="P1066" style:family="paragraph" style:parent-style-name="Standard">
      <style:text-properties fo:font-style="normal" style:text-underline-style="solid" style:text-underline-width="auto" style:text-underline-color="font-color" fo:font-weight="bold" officeooo:rsid="07c4b3bb" officeooo:paragraph-rsid="07c4b3bb" style:font-style-asian="normal" style:font-weight-asian="bold" style:font-style-complex="normal" style:font-weight-complex="bold"/>
    </style:style>
    <style:style style:name="P1067" style:family="paragraph" style:parent-style-name="Standard">
      <style:text-properties fo:font-style="normal" style:text-underline-style="solid" style:text-underline-width="auto" style:text-underline-color="font-color" fo:font-weight="bold" officeooo:rsid="07cf0ccd" officeooo:paragraph-rsid="07cf0ccd" style:font-style-asian="normal" style:font-weight-asian="bold" style:font-style-complex="normal" style:font-weight-complex="bold"/>
    </style:style>
    <style:style style:name="P1068" style:family="paragraph" style:parent-style-name="Standard">
      <style:text-properties fo:font-style="normal" style:text-underline-style="solid" style:text-underline-width="auto" style:text-underline-color="font-color" fo:font-weight="bold" officeooo:rsid="07fe1e75" officeooo:paragraph-rsid="07fe1e75" style:font-style-asian="normal" style:font-weight-asian="bold" style:font-style-complex="normal" style:font-weight-complex="bold"/>
    </style:style>
    <style:style style:name="P1069" style:family="paragraph" style:parent-style-name="Standard">
      <style:text-properties fo:font-style="normal" style:text-underline-style="solid" style:text-underline-width="auto" style:text-underline-color="font-color" fo:font-weight="bold" officeooo:rsid="080c0a24" officeooo:paragraph-rsid="080c0a24" style:font-style-asian="normal" style:font-weight-asian="bold" style:font-style-complex="normal" style:font-weight-complex="bold"/>
    </style:style>
    <style:style style:name="P1070" style:family="paragraph" style:parent-style-name="Standard">
      <style:text-properties fo:font-style="normal" style:text-underline-style="solid" style:text-underline-width="auto" style:text-underline-color="font-color" fo:font-weight="bold" officeooo:rsid="08106fc2" officeooo:paragraph-rsid="08106fc2" style:font-style-asian="normal" style:font-weight-asian="bold" style:font-style-complex="normal" style:font-weight-complex="bold"/>
    </style:style>
    <style:style style:name="P1071" style:family="paragraph" style:parent-style-name="Standard">
      <style:text-properties fo:font-style="normal" style:text-underline-style="solid" style:text-underline-width="auto" style:text-underline-color="font-color" fo:font-weight="bold" officeooo:rsid="08161f3f" officeooo:paragraph-rsid="08161f3f" style:font-style-asian="normal" style:font-weight-asian="bold" style:font-style-complex="normal" style:font-weight-complex="bold"/>
    </style:style>
    <style:style style:name="P1072" style:family="paragraph" style:parent-style-name="Standard">
      <style:text-properties fo:font-style="normal" style:text-underline-style="solid" style:text-underline-width="auto" style:text-underline-color="font-color" fo:font-weight="bold" officeooo:rsid="08181bd4" officeooo:paragraph-rsid="08181bd4" style:font-style-asian="normal" style:font-weight-asian="bold" style:font-style-complex="normal" style:font-weight-complex="bold"/>
    </style:style>
    <style:style style:name="P1073" style:family="paragraph" style:parent-style-name="Standard">
      <style:text-properties fo:font-style="normal" style:text-underline-style="solid" style:text-underline-width="auto" style:text-underline-color="font-color" fo:font-weight="bold" officeooo:rsid="081e627e" officeooo:paragraph-rsid="081e627e" style:font-style-asian="normal" style:font-weight-asian="bold" style:font-style-complex="normal" style:font-weight-complex="bold"/>
    </style:style>
    <style:style style:name="P1074" style:family="paragraph" style:parent-style-name="Standard">
      <style:text-properties fo:font-style="normal" style:text-underline-style="solid" style:text-underline-width="auto" style:text-underline-color="font-color" fo:font-weight="bold" officeooo:rsid="084a0f12" officeooo:paragraph-rsid="084a0f12" style:font-style-asian="normal" style:font-weight-asian="bold" style:font-style-complex="normal" style:font-weight-complex="bold"/>
    </style:style>
    <style:style style:name="P1075" style:family="paragraph" style:parent-style-name="Standard">
      <style:text-properties fo:font-style="normal" style:text-underline-style="solid" style:text-underline-width="auto" style:text-underline-color="font-color" fo:font-weight="bold" officeooo:rsid="08863ad2" officeooo:paragraph-rsid="08863ad2" style:font-style-asian="normal" style:font-weight-asian="bold" style:font-style-complex="normal" style:font-weight-complex="bold"/>
    </style:style>
    <style:style style:name="P1076" style:family="paragraph" style:parent-style-name="Standard">
      <style:text-properties fo:font-style="normal" style:text-underline-style="solid" style:text-underline-width="auto" style:text-underline-color="font-color" fo:font-weight="bold" officeooo:rsid="08a7a776" officeooo:paragraph-rsid="08a7a776" style:font-style-asian="normal" style:font-weight-asian="bold" style:font-style-complex="normal" style:font-weight-complex="bold"/>
    </style:style>
    <style:style style:name="P1077" style:family="paragraph" style:parent-style-name="Standard">
      <style:text-properties fo:font-style="normal" style:text-underline-style="solid" style:text-underline-width="auto" style:text-underline-color="font-color" fo:font-weight="bold" officeooo:rsid="08d1d6a7" officeooo:paragraph-rsid="08d1d6a7" style:font-style-asian="normal" style:font-weight-asian="bold" style:font-style-complex="normal" style:font-weight-complex="bold"/>
    </style:style>
    <style:style style:name="P1078" style:family="paragraph" style:parent-style-name="Standard">
      <style:text-properties fo:font-style="normal" style:text-underline-style="solid" style:text-underline-width="auto" style:text-underline-color="font-color" fo:font-weight="bold" officeooo:rsid="08d9ecc3" officeooo:paragraph-rsid="08d9ecc3" style:font-style-asian="normal" style:font-weight-asian="bold" style:font-style-complex="normal" style:font-weight-complex="bold"/>
    </style:style>
    <style:style style:name="P1079" style:family="paragraph" style:parent-style-name="Standard">
      <style:text-properties fo:font-style="normal" style:text-underline-style="solid" style:text-underline-width="auto" style:text-underline-color="font-color" fo:font-weight="bold" officeooo:rsid="09f28f69" officeooo:paragraph-rsid="09f28f69" style:font-style-asian="normal" style:font-weight-asian="bold" style:font-style-complex="normal" style:font-weight-complex="bold"/>
    </style:style>
    <style:style style:name="P1080" style:family="paragraph" style:parent-style-name="Standard">
      <style:text-properties fo:font-style="normal" style:text-underline-style="solid" style:text-underline-width="auto" style:text-underline-color="font-color" fo:font-weight="bold" officeooo:rsid="09f28f69" officeooo:paragraph-rsid="0a1c8065" style:font-style-asian="normal" style:font-weight-asian="bold" style:font-style-complex="normal" style:font-weight-complex="bold"/>
    </style:style>
    <style:style style:name="P1081" style:family="paragraph" style:parent-style-name="Standard">
      <style:text-properties fo:font-style="normal" style:text-underline-style="solid" style:text-underline-width="auto" style:text-underline-color="font-color" fo:font-weight="bold" officeooo:rsid="0a1c8065" officeooo:paragraph-rsid="0a1c8065" style:font-style-asian="normal" style:font-weight-asian="bold" style:font-style-complex="normal" style:font-weight-complex="bold"/>
    </style:style>
    <style:style style:name="P1082" style:family="paragraph" style:parent-style-name="Standard">
      <style:text-properties fo:font-style="normal" style:text-underline-style="solid" style:text-underline-width="auto" style:text-underline-color="font-color" fo:font-weight="bold" officeooo:rsid="0a2b08a4" officeooo:paragraph-rsid="0a2b08a4" style:font-style-asian="normal" style:font-weight-asian="bold" style:font-style-complex="normal" style:font-weight-complex="bold"/>
    </style:style>
    <style:style style:name="P1083" style:family="paragraph" style:parent-style-name="Standard">
      <style:text-properties fo:font-style="normal" style:text-underline-style="solid" style:text-underline-width="auto" style:text-underline-color="font-color" fo:font-weight="bold" officeooo:rsid="0a626ed0" officeooo:paragraph-rsid="0a626ed0" style:font-style-asian="normal" style:font-weight-asian="bold" style:font-style-complex="normal" style:font-weight-complex="bold"/>
    </style:style>
    <style:style style:name="P1084" style:family="paragraph" style:parent-style-name="Standard">
      <style:text-properties fo:font-style="normal" style:text-underline-style="solid" style:text-underline-width="auto" style:text-underline-color="font-color" fo:font-weight="bold" officeooo:rsid="0a7b89b9" officeooo:paragraph-rsid="0a7b89b9" style:font-style-asian="normal" style:font-weight-asian="bold" style:font-style-complex="normal" style:font-weight-complex="bold"/>
    </style:style>
    <style:style style:name="P1085" style:family="paragraph" style:parent-style-name="Standard">
      <style:text-properties fo:font-style="normal" style:text-underline-style="solid" style:text-underline-width="auto" style:text-underline-color="font-color" fo:font-weight="bold" officeooo:rsid="0a99d02b" officeooo:paragraph-rsid="0a99d02b" style:font-style-asian="normal" style:font-weight-asian="bold" style:font-style-complex="normal" style:font-weight-complex="bold"/>
    </style:style>
    <style:style style:name="P1086" style:family="paragraph" style:parent-style-name="Standard">
      <style:text-properties fo:font-style="normal" style:text-underline-style="solid" style:text-underline-width="auto" style:text-underline-color="font-color" fo:font-weight="bold" officeooo:rsid="0aa1c8ca" officeooo:paragraph-rsid="0aa1c8ca" style:font-style-asian="normal" style:font-weight-asian="bold" style:font-style-complex="normal" style:font-weight-complex="bold"/>
    </style:style>
    <style:style style:name="P1087" style:family="paragraph" style:parent-style-name="Standard">
      <style:text-properties fo:font-style="normal" style:text-underline-style="solid" style:text-underline-width="auto" style:text-underline-color="font-color" fo:font-weight="bold" officeooo:rsid="0aae59b1" officeooo:paragraph-rsid="0aae59b1" style:font-style-asian="normal" style:font-weight-asian="bold" style:font-style-complex="normal" style:font-weight-complex="bold"/>
    </style:style>
    <style:style style:name="P1088" style:family="paragraph" style:parent-style-name="Standard">
      <style:text-properties fo:font-style="normal" style:text-underline-style="none" fo:font-weight="normal" officeooo:rsid="02e6b9a6" officeooo:paragraph-rsid="02e6b9a6" style:font-style-asian="normal" style:font-weight-asian="normal" style:font-style-complex="normal" style:font-weight-complex="normal"/>
    </style:style>
    <style:style style:name="P1089" style:family="paragraph" style:parent-style-name="Standard">
      <style:text-properties fo:font-style="normal" style:text-underline-style="none" fo:font-weight="normal" officeooo:rsid="0334bd74" officeooo:paragraph-rsid="0334bd74" style:font-style-asian="normal" style:font-weight-asian="normal" style:font-style-complex="normal" style:font-weight-complex="normal"/>
    </style:style>
    <style:style style:name="P1090" style:family="paragraph" style:parent-style-name="Standard">
      <style:text-properties fo:font-style="normal" style:text-underline-style="none" fo:font-weight="normal" officeooo:rsid="03369452" officeooo:paragraph-rsid="03369452" style:font-style-asian="normal" style:font-weight-asian="normal" style:font-style-complex="normal" style:font-weight-complex="normal"/>
    </style:style>
    <style:style style:name="P1091" style:family="paragraph" style:parent-style-name="Standard">
      <style:text-properties fo:font-style="normal" style:text-underline-style="none" fo:font-weight="normal" officeooo:rsid="0337197c" officeooo:paragraph-rsid="0337197c" style:font-style-asian="normal" style:font-weight-asian="normal" style:font-style-complex="normal" style:font-weight-complex="normal"/>
    </style:style>
    <style:style style:name="P1092" style:family="paragraph" style:parent-style-name="Standard">
      <style:text-properties fo:font-style="normal" style:text-underline-style="none" fo:font-weight="normal" officeooo:rsid="03387e2b" officeooo:paragraph-rsid="03387e2b" style:font-style-asian="normal" style:font-weight-asian="normal" style:font-style-complex="normal" style:font-weight-complex="normal"/>
    </style:style>
    <style:style style:name="P1093" style:family="paragraph" style:parent-style-name="Standard">
      <style:text-properties fo:font-style="normal" style:text-underline-style="none" fo:font-weight="normal" officeooo:rsid="03444768" officeooo:paragraph-rsid="03444768" style:font-style-asian="normal" style:font-weight-asian="normal" style:font-style-complex="normal" style:font-weight-complex="normal"/>
    </style:style>
    <style:style style:name="P1094" style:family="paragraph" style:parent-style-name="Standard">
      <style:text-properties fo:font-style="normal" style:text-underline-style="none" fo:font-weight="normal" officeooo:rsid="03545eff" officeooo:paragraph-rsid="03545eff" style:font-style-asian="normal" style:font-weight-asian="normal" style:font-style-complex="normal" style:font-weight-complex="normal"/>
    </style:style>
    <style:style style:name="P1095" style:family="paragraph" style:parent-style-name="Standard">
      <style:text-properties fo:font-style="normal" style:text-underline-style="none" fo:font-weight="normal" officeooo:rsid="035520e3" officeooo:paragraph-rsid="035520e3" style:font-style-asian="normal" style:font-weight-asian="normal" style:font-style-complex="normal" style:font-weight-complex="normal"/>
    </style:style>
    <style:style style:name="P1096" style:family="paragraph" style:parent-style-name="Standard">
      <style:text-properties fo:font-style="normal" style:text-underline-style="none" fo:font-weight="normal" officeooo:rsid="0356313c" officeooo:paragraph-rsid="0356313c" style:font-style-asian="normal" style:font-weight-asian="normal" style:font-style-complex="normal" style:font-weight-complex="normal"/>
    </style:style>
    <style:style style:name="P1097" style:family="paragraph" style:parent-style-name="Standard">
      <style:text-properties fo:font-style="normal" style:text-underline-style="none" fo:font-weight="normal" officeooo:rsid="035b3ea1" officeooo:paragraph-rsid="035b3ea1" style:font-style-asian="normal" style:font-weight-asian="normal" style:font-style-complex="normal" style:font-weight-complex="normal"/>
    </style:style>
    <style:style style:name="P1098" style:family="paragraph" style:parent-style-name="Standard">
      <style:text-properties fo:font-style="normal" style:text-underline-style="none" fo:font-weight="normal" officeooo:rsid="035de8eb" officeooo:paragraph-rsid="035de8eb" style:font-style-asian="normal" style:font-weight-asian="normal" style:font-style-complex="normal" style:font-weight-complex="normal"/>
    </style:style>
    <style:style style:name="P1099" style:family="paragraph" style:parent-style-name="Standard">
      <style:text-properties fo:font-style="normal" style:text-underline-style="none" fo:font-weight="normal" officeooo:rsid="03634f4f" officeooo:paragraph-rsid="03634f4f" style:font-style-asian="normal" style:font-weight-asian="normal" style:font-style-complex="normal" style:font-weight-complex="normal"/>
    </style:style>
    <style:style style:name="P1100" style:family="paragraph" style:parent-style-name="Standard">
      <style:text-properties fo:font-style="normal" style:text-underline-style="none" fo:font-weight="normal" officeooo:rsid="0360f952" officeooo:paragraph-rsid="03634f4f" style:font-style-asian="normal" style:font-weight-asian="normal" style:font-style-complex="normal" style:font-weight-complex="normal"/>
    </style:style>
    <style:style style:name="P1101" style:family="paragraph" style:parent-style-name="Standard">
      <style:text-properties fo:font-style="normal" style:text-underline-style="none" fo:font-weight="normal" officeooo:rsid="0366ed7c" officeooo:paragraph-rsid="0366ed7c" style:font-style-asian="normal" style:font-weight-asian="normal" style:font-style-complex="normal" style:font-weight-complex="normal"/>
    </style:style>
    <style:style style:name="P1102" style:family="paragraph" style:parent-style-name="Standard">
      <style:text-properties fo:font-style="normal" style:text-underline-style="none" fo:font-weight="normal" officeooo:rsid="03685160" officeooo:paragraph-rsid="03685160" style:font-style-asian="normal" style:font-weight-asian="normal" style:font-style-complex="normal" style:font-weight-complex="normal"/>
    </style:style>
    <style:style style:name="P1103" style:family="paragraph" style:parent-style-name="Standard">
      <style:text-properties fo:font-style="normal" style:text-underline-style="none" fo:font-weight="normal" officeooo:rsid="036c9cb2" officeooo:paragraph-rsid="036c9cb2" style:font-style-asian="normal" style:font-weight-asian="normal" style:font-style-complex="normal" style:font-weight-complex="normal"/>
    </style:style>
    <style:style style:name="P1104" style:family="paragraph" style:parent-style-name="Standard">
      <style:text-properties fo:font-style="normal" style:text-underline-style="none" fo:font-weight="normal" officeooo:rsid="036e7abf" officeooo:paragraph-rsid="036e7abf" style:font-style-asian="normal" style:font-weight-asian="normal" style:font-style-complex="normal" style:font-weight-complex="normal"/>
    </style:style>
    <style:style style:name="P1105" style:family="paragraph" style:parent-style-name="Standard">
      <style:text-properties fo:font-style="normal" style:text-underline-style="none" fo:font-weight="normal" officeooo:rsid="0371913e" officeooo:paragraph-rsid="0371913e" style:font-style-asian="normal" style:font-weight-asian="normal" style:font-style-complex="normal" style:font-weight-complex="normal"/>
    </style:style>
    <style:style style:name="P1106" style:family="paragraph" style:parent-style-name="Standard">
      <style:text-properties fo:font-style="normal" style:text-underline-style="none" fo:font-weight="normal" officeooo:rsid="0373104a" officeooo:paragraph-rsid="0373104a" style:font-style-asian="normal" style:font-weight-asian="normal" style:font-style-complex="normal" style:font-weight-complex="normal"/>
    </style:style>
    <style:style style:name="P1107" style:family="paragraph" style:parent-style-name="Standard">
      <style:text-properties fo:font-style="normal" style:text-underline-style="none" fo:font-weight="normal" officeooo:rsid="03749a85" officeooo:paragraph-rsid="03749a85" style:font-style-asian="normal" style:font-weight-asian="normal" style:font-style-complex="normal" style:font-weight-complex="normal"/>
    </style:style>
    <style:style style:name="P1108" style:family="paragraph" style:parent-style-name="Standard">
      <style:text-properties fo:font-style="normal" style:text-underline-style="none" fo:font-weight="normal" officeooo:rsid="03779c68" officeooo:paragraph-rsid="03779c68" style:font-style-asian="normal" style:font-weight-asian="normal" style:font-style-complex="normal" style:font-weight-complex="normal"/>
    </style:style>
    <style:style style:name="P1109" style:family="paragraph" style:parent-style-name="Standard">
      <style:text-properties fo:font-style="normal" style:text-underline-style="none" fo:font-weight="normal" officeooo:rsid="03797ca3" officeooo:paragraph-rsid="03797ca3" style:font-style-asian="normal" style:font-weight-asian="normal" style:font-style-complex="normal" style:font-weight-complex="normal"/>
    </style:style>
    <style:style style:name="P1110" style:family="paragraph" style:parent-style-name="Standard">
      <style:text-properties fo:font-style="normal" style:text-underline-style="none" fo:font-weight="normal" officeooo:rsid="037e7cef" officeooo:paragraph-rsid="037fffab" style:font-style-asian="normal" style:font-weight-asian="normal" style:font-style-complex="normal" style:font-weight-complex="normal"/>
    </style:style>
    <style:style style:name="P1111" style:family="paragraph" style:parent-style-name="Standard">
      <style:text-properties fo:font-style="normal" style:text-underline-style="none" fo:font-weight="normal" officeooo:rsid="037e7cef" officeooo:paragraph-rsid="037e7cef" style:font-style-asian="normal" style:font-weight-asian="normal" style:font-style-complex="normal" style:font-weight-complex="normal"/>
    </style:style>
    <style:style style:name="P1112" style:family="paragraph" style:parent-style-name="Standard">
      <style:text-properties fo:font-style="normal" style:text-underline-style="none" fo:font-weight="normal" officeooo:rsid="037fffab" officeooo:paragraph-rsid="037fffab" style:font-style-asian="normal" style:font-weight-asian="normal" style:font-style-complex="normal" style:font-weight-complex="normal"/>
    </style:style>
    <style:style style:name="P1113" style:family="paragraph" style:parent-style-name="Standard">
      <style:text-properties fo:font-style="normal" style:text-underline-style="none" fo:font-weight="normal" officeooo:rsid="03ad8b0d" officeooo:paragraph-rsid="03ad8b0d" style:font-style-asian="normal" style:font-weight-asian="normal" style:font-style-complex="normal" style:font-weight-complex="normal"/>
    </style:style>
    <style:style style:name="P1114" style:family="paragraph" style:parent-style-name="Standard">
      <style:text-properties fo:font-style="normal" style:text-underline-style="none" fo:font-weight="normal" officeooo:rsid="03c9bac3" officeooo:paragraph-rsid="03c9bac3" style:font-style-asian="normal" style:font-weight-asian="normal" style:font-style-complex="normal" style:font-weight-complex="normal"/>
    </style:style>
    <style:style style:name="P1115" style:family="paragraph" style:parent-style-name="Standard">
      <style:text-properties fo:font-style="normal" style:text-underline-style="none" fo:font-weight="normal" officeooo:rsid="03cc722b" officeooo:paragraph-rsid="03cc722b" style:font-style-asian="normal" style:font-weight-asian="normal" style:font-style-complex="normal" style:font-weight-complex="normal"/>
    </style:style>
    <style:style style:name="P1116" style:family="paragraph" style:parent-style-name="Standard">
      <style:text-properties fo:font-style="normal" style:text-underline-style="none" fo:font-weight="normal" officeooo:rsid="03ce469b" officeooo:paragraph-rsid="03ce469b" style:font-style-asian="normal" style:font-weight-asian="normal" style:font-style-complex="normal" style:font-weight-complex="normal"/>
    </style:style>
    <style:style style:name="P1117" style:family="paragraph" style:parent-style-name="Standard">
      <style:text-properties fo:font-style="normal" style:text-underline-style="none" fo:font-weight="normal" officeooo:rsid="03d51a8b" officeooo:paragraph-rsid="03d51a8b" style:font-style-asian="normal" style:font-weight-asian="normal" style:font-style-complex="normal" style:font-weight-complex="normal"/>
    </style:style>
    <style:style style:name="P1118" style:family="paragraph" style:parent-style-name="Standard">
      <style:text-properties fo:font-style="normal" style:text-underline-style="none" fo:font-weight="normal" officeooo:rsid="03d59d0b" officeooo:paragraph-rsid="03d59d0b" style:font-style-asian="normal" style:font-weight-asian="normal" style:font-style-complex="normal" style:font-weight-complex="normal"/>
    </style:style>
    <style:style style:name="P1119" style:family="paragraph" style:parent-style-name="Standard">
      <style:text-properties fo:font-style="normal" style:text-underline-style="none" fo:font-weight="normal" officeooo:rsid="03e33154" officeooo:paragraph-rsid="03e33154" style:font-style-asian="normal" style:font-weight-asian="normal" style:font-style-complex="normal" style:font-weight-complex="normal"/>
    </style:style>
    <style:style style:name="P1120" style:family="paragraph" style:parent-style-name="Standard">
      <style:text-properties fo:font-style="normal" style:text-underline-style="none" fo:font-weight="normal" officeooo:rsid="03911c8c" officeooo:paragraph-rsid="0390bcde" style:font-style-asian="normal" style:font-weight-asian="normal" style:font-style-complex="normal" style:font-weight-complex="normal"/>
    </style:style>
    <style:style style:name="P1121" style:family="paragraph" style:parent-style-name="Standard">
      <style:text-properties fo:font-style="normal" style:text-underline-style="none" fo:font-weight="normal" officeooo:rsid="03f7684f" officeooo:paragraph-rsid="03f7684f" style:font-style-asian="normal" style:font-weight-asian="normal" style:font-style-complex="normal" style:font-weight-complex="normal"/>
    </style:style>
    <style:style style:name="P1122" style:family="paragraph" style:parent-style-name="Standard">
      <style:text-properties fo:font-style="normal" style:text-underline-style="none" fo:font-weight="normal" officeooo:rsid="03fc06f6" officeooo:paragraph-rsid="03fc06f6" style:font-style-asian="normal" style:font-weight-asian="normal" style:font-style-complex="normal" style:font-weight-complex="normal"/>
    </style:style>
    <style:style style:name="P1123" style:family="paragraph" style:parent-style-name="Standard">
      <style:text-properties fo:font-style="normal" style:text-underline-style="none" fo:font-weight="normal" officeooo:rsid="03fec21c" officeooo:paragraph-rsid="03fec21c" style:font-style-asian="normal" style:font-weight-asian="normal" style:font-style-complex="normal" style:font-weight-complex="normal"/>
    </style:style>
    <style:style style:name="P1124" style:family="paragraph" style:parent-style-name="Standard">
      <style:text-properties fo:font-style="normal" style:text-underline-style="none" fo:font-weight="normal" officeooo:rsid="03ff3f88" officeooo:paragraph-rsid="03ff3f88" style:font-style-asian="normal" style:font-weight-asian="normal" style:font-style-complex="normal" style:font-weight-complex="normal"/>
    </style:style>
    <style:style style:name="P1125" style:family="paragraph" style:parent-style-name="Standard">
      <style:text-properties fo:font-style="normal" style:text-underline-style="none" fo:font-weight="normal" officeooo:rsid="0400c40a" officeooo:paragraph-rsid="0400c40a" style:font-style-asian="normal" style:font-weight-asian="normal" style:font-style-complex="normal" style:font-weight-complex="normal"/>
    </style:style>
    <style:style style:name="P1126" style:family="paragraph" style:parent-style-name="Standard">
      <style:text-properties fo:font-style="normal" style:text-underline-style="none" fo:font-weight="normal" officeooo:rsid="0400c40a" officeooo:paragraph-rsid="0411ad1c" style:font-style-asian="normal" style:font-weight-asian="normal" style:font-style-complex="normal" style:font-weight-complex="normal"/>
    </style:style>
    <style:style style:name="P1127" style:family="paragraph" style:parent-style-name="Standard">
      <style:text-properties fo:font-style="normal" style:text-underline-style="none" fo:font-weight="normal" officeooo:rsid="04067869" officeooo:paragraph-rsid="04067869" style:font-style-asian="normal" style:font-weight-asian="normal" style:font-style-complex="normal" style:font-weight-complex="normal"/>
    </style:style>
    <style:style style:name="P1128" style:family="paragraph" style:parent-style-name="Standard">
      <style:text-properties fo:font-style="normal" style:text-underline-style="none" fo:font-weight="normal" officeooo:rsid="0409eeed" officeooo:paragraph-rsid="0409eeed" style:font-style-asian="normal" style:font-weight-asian="normal" style:font-style-complex="normal" style:font-weight-complex="normal"/>
    </style:style>
    <style:style style:name="P1129" style:family="paragraph" style:parent-style-name="Standard">
      <style:text-properties fo:font-style="normal" style:text-underline-style="none" fo:font-weight="normal" officeooo:rsid="0413407e" officeooo:paragraph-rsid="0413407e" style:font-style-asian="normal" style:font-weight-asian="normal" style:font-style-complex="normal" style:font-weight-complex="normal"/>
    </style:style>
    <style:style style:name="P1130" style:family="paragraph" style:parent-style-name="Standard">
      <style:text-properties fo:font-style="normal" style:text-underline-style="none" fo:font-weight="normal" officeooo:rsid="041502dd" officeooo:paragraph-rsid="041502dd" style:font-style-asian="normal" style:font-weight-asian="normal" style:font-style-complex="normal" style:font-weight-complex="normal"/>
    </style:style>
    <style:style style:name="P1131" style:family="paragraph" style:parent-style-name="Standard">
      <style:text-properties fo:font-style="normal" style:text-underline-style="none" fo:font-weight="normal" officeooo:rsid="0419c53c" officeooo:paragraph-rsid="0419c53c" style:font-style-asian="normal" style:font-weight-asian="normal" style:font-style-complex="normal" style:font-weight-complex="normal"/>
    </style:style>
    <style:style style:name="P1132" style:family="paragraph" style:parent-style-name="Standard">
      <style:text-properties fo:font-style="normal" style:text-underline-style="none" fo:font-weight="normal" officeooo:rsid="041f3b46" officeooo:paragraph-rsid="041f3b46" style:font-style-asian="normal" style:font-weight-asian="normal" style:font-style-complex="normal" style:font-weight-complex="normal"/>
    </style:style>
    <style:style style:name="P1133" style:family="paragraph" style:parent-style-name="Standard">
      <style:text-properties fo:font-style="normal" style:text-underline-style="none" fo:font-weight="normal" officeooo:rsid="042047aa" officeooo:paragraph-rsid="042047aa" style:font-style-asian="normal" style:font-weight-asian="normal" style:font-style-complex="normal" style:font-weight-complex="normal"/>
    </style:style>
    <style:style style:name="P1134" style:family="paragraph" style:parent-style-name="Standard">
      <style:text-properties fo:font-style="normal" style:text-underline-style="none" fo:font-weight="normal" officeooo:rsid="04215ef1" officeooo:paragraph-rsid="0426371c" style:font-style-asian="normal" style:font-weight-asian="normal" style:font-style-complex="normal" style:font-weight-complex="normal"/>
    </style:style>
    <style:style style:name="P1135" style:family="paragraph" style:parent-style-name="Standard">
      <style:text-properties fo:font-style="normal" style:text-underline-style="none" fo:font-weight="normal" officeooo:rsid="042cee4e" officeooo:paragraph-rsid="042cee4e" style:font-style-asian="normal" style:font-weight-asian="normal" style:font-style-complex="normal" style:font-weight-complex="normal"/>
    </style:style>
    <style:style style:name="P1136" style:family="paragraph" style:parent-style-name="Standard">
      <style:text-properties fo:font-style="normal" style:text-underline-style="none" fo:font-weight="normal" officeooo:rsid="04319f8d" officeooo:paragraph-rsid="04319f8d" style:font-style-asian="normal" style:font-weight-asian="normal" style:font-style-complex="normal" style:font-weight-complex="normal"/>
    </style:style>
    <style:style style:name="P1137" style:family="paragraph" style:parent-style-name="Standard">
      <style:text-properties fo:font-style="normal" style:text-underline-style="none" fo:font-weight="normal" officeooo:rsid="0424c27d" officeooo:paragraph-rsid="0426371c" style:font-style-asian="normal" style:font-weight-asian="normal" style:font-style-complex="normal" style:font-weight-complex="normal"/>
    </style:style>
    <style:style style:name="P1138" style:family="paragraph" style:parent-style-name="Standard">
      <style:text-properties fo:font-style="normal" style:text-underline-style="none" fo:font-weight="normal" officeooo:rsid="04371de4" officeooo:paragraph-rsid="04371de4" style:font-style-asian="normal" style:font-weight-asian="normal" style:font-style-complex="normal" style:font-weight-complex="normal"/>
    </style:style>
    <style:style style:name="P1139" style:family="paragraph" style:parent-style-name="Standard">
      <style:text-properties fo:font-style="normal" style:text-underline-style="none" fo:font-weight="normal" officeooo:rsid="0438d30c" officeooo:paragraph-rsid="0438d30c" style:font-style-asian="normal" style:font-weight-asian="normal" style:font-style-complex="normal" style:font-weight-complex="normal"/>
    </style:style>
    <style:style style:name="P1140" style:family="paragraph" style:parent-style-name="Standard">
      <style:text-properties fo:font-style="normal" style:text-underline-style="none" fo:font-weight="normal" officeooo:rsid="043e298d" officeooo:paragraph-rsid="043e298d" style:font-style-asian="normal" style:font-weight-asian="normal" style:font-style-complex="normal" style:font-weight-complex="normal"/>
    </style:style>
    <style:style style:name="P1141" style:family="paragraph" style:parent-style-name="Standard">
      <style:text-properties fo:font-style="normal" style:text-underline-style="none" fo:font-weight="normal" officeooo:rsid="04405968" officeooo:paragraph-rsid="04405968" style:font-style-asian="normal" style:font-weight-asian="normal" style:font-style-complex="normal" style:font-weight-complex="normal"/>
    </style:style>
    <style:style style:name="P1142" style:family="paragraph" style:parent-style-name="Standard">
      <style:text-properties fo:font-style="normal" style:text-underline-style="none" fo:font-weight="normal" officeooo:rsid="0441216d" officeooo:paragraph-rsid="0441216d" style:font-style-asian="normal" style:font-weight-asian="normal" style:font-style-complex="normal" style:font-weight-complex="normal"/>
    </style:style>
    <style:style style:name="P1143" style:family="paragraph" style:parent-style-name="Standard">
      <style:text-properties fo:font-style="normal" style:text-underline-style="none" fo:font-weight="normal" officeooo:rsid="0444e25a" officeooo:paragraph-rsid="0444e25a" style:font-style-asian="normal" style:font-weight-asian="normal" style:font-style-complex="normal" style:font-weight-complex="normal"/>
    </style:style>
    <style:style style:name="P1144" style:family="paragraph" style:parent-style-name="Standard">
      <style:text-properties fo:font-style="normal" style:text-underline-style="none" fo:font-weight="normal" officeooo:rsid="044592d4" officeooo:paragraph-rsid="044592d4" style:font-style-asian="normal" style:font-weight-asian="normal" style:font-style-complex="normal" style:font-weight-complex="normal"/>
    </style:style>
    <style:style style:name="P1145" style:family="paragraph" style:parent-style-name="Standard">
      <style:text-properties fo:font-style="normal" style:text-underline-style="none" fo:font-weight="normal" officeooo:rsid="0446fd0a" officeooo:paragraph-rsid="0446fd0a" style:font-style-asian="normal" style:font-weight-asian="normal" style:font-style-complex="normal" style:font-weight-complex="normal"/>
    </style:style>
    <style:style style:name="P1146" style:family="paragraph" style:parent-style-name="Standard">
      <style:text-properties fo:font-style="normal" style:text-underline-style="none" fo:font-weight="normal" officeooo:rsid="044b651f" officeooo:paragraph-rsid="044b651f" style:font-style-asian="normal" style:font-weight-asian="normal" style:font-style-complex="normal" style:font-weight-complex="normal"/>
    </style:style>
    <style:style style:name="P1147" style:family="paragraph" style:parent-style-name="Standard">
      <style:text-properties fo:font-style="normal" style:text-underline-style="none" fo:font-weight="normal" officeooo:rsid="044dd0cf" officeooo:paragraph-rsid="044dd0cf" style:font-style-asian="normal" style:font-weight-asian="normal" style:font-style-complex="normal" style:font-weight-complex="normal"/>
    </style:style>
    <style:style style:name="P1148" style:family="paragraph" style:parent-style-name="Standard">
      <style:text-properties fo:font-style="normal" style:text-underline-style="none" fo:font-weight="normal" officeooo:rsid="04512e91" officeooo:paragraph-rsid="04512e91" style:font-style-asian="normal" style:font-weight-asian="normal" style:font-style-complex="normal" style:font-weight-complex="normal"/>
    </style:style>
    <style:style style:name="P1149" style:family="paragraph" style:parent-style-name="Standard">
      <style:text-properties fo:font-style="normal" style:text-underline-style="none" fo:font-weight="normal" officeooo:rsid="0452dd00" officeooo:paragraph-rsid="0452dd00" style:font-style-asian="normal" style:font-weight-asian="normal" style:font-style-complex="normal" style:font-weight-complex="normal"/>
    </style:style>
    <style:style style:name="P1150" style:family="paragraph" style:parent-style-name="Standard">
      <style:text-properties fo:font-style="normal" style:text-underline-style="none" fo:font-weight="normal" officeooo:rsid="045495c1" officeooo:paragraph-rsid="045495c1" style:font-style-asian="normal" style:font-weight-asian="normal" style:font-style-complex="normal" style:font-weight-complex="normal"/>
    </style:style>
    <style:style style:name="P1151" style:family="paragraph" style:parent-style-name="Standard">
      <style:text-properties fo:font-style="normal" style:text-underline-style="none" fo:font-weight="normal" officeooo:rsid="0455da82" officeooo:paragraph-rsid="0455da82" style:font-style-asian="normal" style:font-weight-asian="normal" style:font-style-complex="normal" style:font-weight-complex="normal"/>
    </style:style>
    <style:style style:name="P1152" style:family="paragraph" style:parent-style-name="Standard">
      <style:text-properties fo:font-style="normal" style:text-underline-style="none" fo:font-weight="normal" officeooo:rsid="04592cd0" officeooo:paragraph-rsid="04592cd0" style:font-style-asian="normal" style:font-weight-asian="normal" style:font-style-complex="normal" style:font-weight-complex="normal"/>
    </style:style>
    <style:style style:name="P1153" style:family="paragraph" style:parent-style-name="Standard">
      <style:text-properties fo:font-style="normal" style:text-underline-style="none" fo:font-weight="normal" officeooo:rsid="045cec71" officeooo:paragraph-rsid="045cec71" style:font-style-asian="normal" style:font-weight-asian="normal" style:font-style-complex="normal" style:font-weight-complex="normal"/>
    </style:style>
    <style:style style:name="P1154" style:family="paragraph" style:parent-style-name="Standard">
      <style:text-properties fo:font-style="normal" style:text-underline-style="none" fo:font-weight="normal" officeooo:rsid="045cec71" officeooo:paragraph-rsid="046bc520" style:font-style-asian="normal" style:font-weight-asian="normal" style:font-style-complex="normal" style:font-weight-complex="normal"/>
    </style:style>
    <style:style style:name="P1155" style:family="paragraph" style:parent-style-name="Standard">
      <style:text-properties fo:font-style="normal" style:text-underline-style="none" fo:font-weight="normal" officeooo:rsid="045f6391" officeooo:paragraph-rsid="045f6391" style:font-style-asian="normal" style:font-weight-asian="normal" style:font-style-complex="normal" style:font-weight-complex="normal"/>
    </style:style>
    <style:style style:name="P1156" style:family="paragraph" style:parent-style-name="Standard">
      <style:text-properties fo:font-style="normal" style:text-underline-style="none" fo:font-weight="normal" officeooo:rsid="0463523f" officeooo:paragraph-rsid="0463523f" style:font-style-asian="normal" style:font-weight-asian="normal" style:font-style-complex="normal" style:font-weight-complex="normal"/>
    </style:style>
    <style:style style:name="P1157" style:family="paragraph" style:parent-style-name="Standard">
      <style:text-properties fo:font-style="normal" style:text-underline-style="none" fo:font-weight="normal" officeooo:rsid="04645e23" officeooo:paragraph-rsid="04645e23" style:font-style-asian="normal" style:font-weight-asian="normal" style:font-style-complex="normal" style:font-weight-complex="normal"/>
    </style:style>
    <style:style style:name="P1158" style:family="paragraph" style:parent-style-name="Standard">
      <style:text-properties fo:font-style="normal" style:text-underline-style="none" fo:font-weight="normal" officeooo:rsid="0465cd19" officeooo:paragraph-rsid="0465cd19" style:font-style-asian="normal" style:font-weight-asian="normal" style:font-style-complex="normal" style:font-weight-complex="normal"/>
    </style:style>
    <style:style style:name="P1159" style:family="paragraph" style:parent-style-name="Standard">
      <style:text-properties fo:font-style="normal" style:text-underline-style="none" fo:font-weight="normal" officeooo:rsid="046bc520" officeooo:paragraph-rsid="046bc520" style:font-style-asian="normal" style:font-weight-asian="normal" style:font-style-complex="normal" style:font-weight-complex="normal"/>
    </style:style>
    <style:style style:name="P1160" style:family="paragraph" style:parent-style-name="Standard">
      <style:text-properties fo:font-style="normal" style:text-underline-style="none" fo:font-weight="normal" officeooo:rsid="0475d215" officeooo:paragraph-rsid="0475d215" style:font-style-asian="normal" style:font-weight-asian="normal" style:font-style-complex="normal" style:font-weight-complex="normal"/>
    </style:style>
    <style:style style:name="P1161" style:family="paragraph" style:parent-style-name="Standard">
      <style:text-properties fo:font-style="normal" style:text-underline-style="none" fo:font-weight="normal" officeooo:rsid="0476c009" officeooo:paragraph-rsid="0476c009" style:font-style-asian="normal" style:font-weight-asian="normal" style:font-style-complex="normal" style:font-weight-complex="normal"/>
    </style:style>
    <style:style style:name="P1162" style:family="paragraph" style:parent-style-name="Standard">
      <style:text-properties fo:font-style="normal" style:text-underline-style="none" fo:font-weight="normal" officeooo:rsid="0478773b" officeooo:paragraph-rsid="0478773b" style:font-style-asian="normal" style:font-weight-asian="normal" style:font-style-complex="normal" style:font-weight-complex="normal"/>
    </style:style>
    <style:style style:name="P1163" style:family="paragraph" style:parent-style-name="Standard">
      <style:text-properties fo:font-style="normal" style:text-underline-style="none" fo:font-weight="normal" officeooo:rsid="0478bcad" officeooo:paragraph-rsid="0476c009" style:font-style-asian="normal" style:font-weight-asian="normal" style:font-style-complex="normal" style:font-weight-complex="normal"/>
    </style:style>
    <style:style style:name="P1164" style:family="paragraph" style:parent-style-name="Standard">
      <style:text-properties fo:font-style="normal" style:text-underline-style="none" fo:font-weight="normal" officeooo:rsid="04793a57" officeooo:paragraph-rsid="04793a57" style:font-style-asian="normal" style:font-weight-asian="normal" style:font-style-complex="normal" style:font-weight-complex="normal"/>
    </style:style>
    <style:style style:name="P1165" style:family="paragraph" style:parent-style-name="Standard">
      <style:text-properties fo:font-style="normal" style:text-underline-style="none" fo:font-weight="normal" officeooo:rsid="04794b7f" officeooo:paragraph-rsid="04794b7f" style:font-style-asian="normal" style:font-weight-asian="normal" style:font-style-complex="normal" style:font-weight-complex="normal"/>
    </style:style>
    <style:style style:name="P1166" style:family="paragraph" style:parent-style-name="Standard">
      <style:text-properties fo:font-style="normal" style:text-underline-style="none" fo:font-weight="normal" officeooo:rsid="047a5665" officeooo:paragraph-rsid="047a5665" style:font-style-asian="normal" style:font-weight-asian="normal" style:font-style-complex="normal" style:font-weight-complex="normal"/>
    </style:style>
    <style:style style:name="P1167" style:family="paragraph" style:parent-style-name="Standard">
      <style:text-properties fo:font-style="normal" style:text-underline-style="none" fo:font-weight="normal" officeooo:rsid="047b353a" officeooo:paragraph-rsid="047b353a" style:font-style-asian="normal" style:font-weight-asian="normal" style:font-style-complex="normal" style:font-weight-complex="normal"/>
    </style:style>
    <style:style style:name="P1168" style:family="paragraph" style:parent-style-name="Standard">
      <style:text-properties fo:font-style="normal" style:text-underline-style="none" fo:font-weight="normal" officeooo:rsid="047e7300" officeooo:paragraph-rsid="047e7300" style:font-style-asian="normal" style:font-weight-asian="normal" style:font-style-complex="normal" style:font-weight-complex="normal"/>
    </style:style>
    <style:style style:name="P1169" style:family="paragraph" style:parent-style-name="Standard">
      <style:text-properties fo:font-style="normal" style:text-underline-style="none" fo:font-weight="normal" officeooo:rsid="047eb414" officeooo:paragraph-rsid="047eb414" style:font-style-asian="normal" style:font-weight-asian="normal" style:font-style-complex="normal" style:font-weight-complex="normal"/>
    </style:style>
    <style:style style:name="P1170" style:family="paragraph" style:parent-style-name="Standard">
      <style:text-properties fo:font-style="normal" style:text-underline-style="none" fo:font-weight="normal" officeooo:rsid="047fc4ba" officeooo:paragraph-rsid="047fc4ba" style:font-style-asian="normal" style:font-weight-asian="normal" style:font-style-complex="normal" style:font-weight-complex="normal"/>
    </style:style>
    <style:style style:name="P1171" style:family="paragraph" style:parent-style-name="Standard">
      <style:text-properties fo:font-style="normal" style:text-underline-style="none" fo:font-weight="normal" officeooo:rsid="04811062" officeooo:paragraph-rsid="04811062" style:font-style-asian="normal" style:font-weight-asian="normal" style:font-style-complex="normal" style:font-weight-complex="normal"/>
    </style:style>
    <style:style style:name="P1172" style:family="paragraph" style:parent-style-name="Standard">
      <style:text-properties fo:font-style="normal" style:text-underline-style="none" fo:font-weight="normal" officeooo:rsid="0481cda1" officeooo:paragraph-rsid="0481cda1" style:font-style-asian="normal" style:font-weight-asian="normal" style:font-style-complex="normal" style:font-weight-complex="normal"/>
    </style:style>
    <style:style style:name="P1173" style:family="paragraph" style:parent-style-name="Standard">
      <style:text-properties fo:font-style="normal" style:text-underline-style="none" fo:font-weight="normal" officeooo:rsid="04836dca" officeooo:paragraph-rsid="04836dca" style:font-style-asian="normal" style:font-weight-asian="normal" style:font-style-complex="normal" style:font-weight-complex="normal"/>
    </style:style>
    <style:style style:name="P1174" style:family="paragraph" style:parent-style-name="Standard">
      <style:text-properties fo:font-style="normal" style:text-underline-style="none" fo:font-weight="normal" officeooo:rsid="04866d42" officeooo:paragraph-rsid="04866d42" style:font-style-asian="normal" style:font-weight-asian="normal" style:font-style-complex="normal" style:font-weight-complex="normal"/>
    </style:style>
    <style:style style:name="P1175" style:family="paragraph" style:parent-style-name="Standard">
      <style:text-properties fo:font-style="normal" style:text-underline-style="none" fo:font-weight="normal" officeooo:rsid="04898fbc" officeooo:paragraph-rsid="04898fbc" style:font-style-asian="normal" style:font-weight-asian="normal" style:font-style-complex="normal" style:font-weight-complex="normal"/>
    </style:style>
    <style:style style:name="P1176" style:family="paragraph" style:parent-style-name="Standard">
      <style:text-properties fo:font-style="normal" style:text-underline-style="none" fo:font-weight="normal" officeooo:rsid="048a3f31" officeooo:paragraph-rsid="048a3f31" style:font-style-asian="normal" style:font-weight-asian="normal" style:font-style-complex="normal" style:font-weight-complex="normal"/>
    </style:style>
    <style:style style:name="P1177" style:family="paragraph" style:parent-style-name="Standard">
      <style:text-properties fo:font-style="normal" style:text-underline-style="none" fo:font-weight="normal" officeooo:rsid="048ac067" officeooo:paragraph-rsid="048ac067" style:font-style-asian="normal" style:font-weight-asian="normal" style:font-style-complex="normal" style:font-weight-complex="normal"/>
    </style:style>
    <style:style style:name="P1178" style:family="paragraph" style:parent-style-name="Standard">
      <style:text-properties fo:font-style="normal" style:text-underline-style="none" fo:font-weight="normal" officeooo:rsid="048af499" officeooo:paragraph-rsid="048af499" style:font-style-asian="normal" style:font-weight-asian="normal" style:font-style-complex="normal" style:font-weight-complex="normal"/>
    </style:style>
    <style:style style:name="P1179" style:family="paragraph" style:parent-style-name="Standard">
      <style:text-properties fo:font-style="normal" style:text-underline-style="none" fo:font-weight="normal" officeooo:rsid="04912bf6" officeooo:paragraph-rsid="04912bf6" style:font-style-asian="normal" style:font-weight-asian="normal" style:font-style-complex="normal" style:font-weight-complex="normal"/>
    </style:style>
    <style:style style:name="P1180" style:family="paragraph" style:parent-style-name="Standard">
      <style:text-properties fo:font-style="normal" style:text-underline-style="none" fo:font-weight="normal" officeooo:rsid="04918a9d" officeooo:paragraph-rsid="04918a9d" style:font-style-asian="normal" style:font-weight-asian="normal" style:font-style-complex="normal" style:font-weight-complex="normal"/>
    </style:style>
    <style:style style:name="P1181" style:family="paragraph" style:parent-style-name="Standard">
      <style:text-properties fo:font-style="normal" style:text-underline-style="none" fo:font-weight="normal" officeooo:rsid="04bd832c" officeooo:paragraph-rsid="04bd832c" style:font-style-asian="normal" style:font-weight-asian="normal" style:font-style-complex="normal" style:font-weight-complex="normal"/>
    </style:style>
    <style:style style:name="P1182" style:family="paragraph" style:parent-style-name="Standard">
      <style:text-properties fo:font-style="normal" style:text-underline-style="none" fo:font-weight="normal" officeooo:rsid="04bded80" officeooo:paragraph-rsid="04bded80" style:font-style-asian="normal" style:font-weight-asian="normal" style:font-style-complex="normal" style:font-weight-complex="normal"/>
    </style:style>
    <style:style style:name="P1183" style:family="paragraph" style:parent-style-name="Standard">
      <style:text-properties fo:font-style="normal" style:text-underline-style="none" fo:font-weight="normal" officeooo:rsid="04bf11de" officeooo:paragraph-rsid="04bf11de" style:font-style-asian="normal" style:font-weight-asian="normal" style:font-style-complex="normal" style:font-weight-complex="normal"/>
    </style:style>
    <style:style style:name="P1184" style:family="paragraph" style:parent-style-name="Standard">
      <style:text-properties fo:font-style="normal" style:text-underline-style="none" fo:font-weight="normal" officeooo:rsid="04c002a6" officeooo:paragraph-rsid="04c002a6" style:font-style-asian="normal" style:font-weight-asian="normal" style:font-style-complex="normal" style:font-weight-complex="normal"/>
    </style:style>
    <style:style style:name="P1185" style:family="paragraph" style:parent-style-name="Standard">
      <style:text-properties fo:font-style="normal" style:text-underline-style="none" fo:font-weight="normal" officeooo:rsid="04c3bb79" officeooo:paragraph-rsid="04c3bb79" style:font-style-asian="normal" style:font-weight-asian="normal" style:font-style-complex="normal" style:font-weight-complex="normal"/>
    </style:style>
    <style:style style:name="P1186" style:family="paragraph" style:parent-style-name="Standard">
      <style:text-properties fo:font-style="normal" style:text-underline-style="none" fo:font-weight="normal" officeooo:rsid="04c54a58" officeooo:paragraph-rsid="04c54a58" style:font-style-asian="normal" style:font-weight-asian="normal" style:font-style-complex="normal" style:font-weight-complex="normal"/>
    </style:style>
    <style:style style:name="P1187" style:family="paragraph" style:parent-style-name="Standard">
      <style:text-properties fo:font-style="normal" style:text-underline-style="none" fo:font-weight="normal" officeooo:rsid="04c86e40" officeooo:paragraph-rsid="04c86e40" style:font-style-asian="normal" style:font-weight-asian="normal" style:font-style-complex="normal" style:font-weight-complex="normal"/>
    </style:style>
    <style:style style:name="P1188" style:family="paragraph" style:parent-style-name="Standard">
      <style:text-properties fo:font-style="normal" style:text-underline-style="none" fo:font-weight="normal" officeooo:rsid="04c878a7" officeooo:paragraph-rsid="04c878a7" style:font-style-asian="normal" style:font-weight-asian="normal" style:font-style-complex="normal" style:font-weight-complex="normal"/>
    </style:style>
    <style:style style:name="P1189" style:family="paragraph" style:parent-style-name="Standard">
      <style:text-properties fo:font-style="normal" style:text-underline-style="none" fo:font-weight="normal" officeooo:rsid="04c972da" officeooo:paragraph-rsid="04c972da" style:font-style-asian="normal" style:font-weight-asian="normal" style:font-style-complex="normal" style:font-weight-complex="normal"/>
    </style:style>
    <style:style style:name="P1190" style:family="paragraph" style:parent-style-name="Standard">
      <style:text-properties fo:font-style="normal" style:text-underline-style="none" fo:font-weight="normal" officeooo:rsid="04ca8a39" officeooo:paragraph-rsid="04ca8a39" style:font-style-asian="normal" style:font-weight-asian="normal" style:font-style-complex="normal" style:font-weight-complex="normal"/>
    </style:style>
    <style:style style:name="P1191" style:family="paragraph" style:parent-style-name="Standard">
      <style:text-properties fo:font-style="normal" style:text-underline-style="none" fo:font-weight="normal" officeooo:rsid="04caa0d9" officeooo:paragraph-rsid="04caa0d9" style:font-style-asian="normal" style:font-weight-asian="normal" style:font-style-complex="normal" style:font-weight-complex="normal"/>
    </style:style>
    <style:style style:name="P1192" style:family="paragraph" style:parent-style-name="Standard">
      <style:text-properties fo:font-style="normal" style:text-underline-style="none" fo:font-weight="normal" officeooo:rsid="04cc687d" officeooo:paragraph-rsid="04cc687d" style:font-style-asian="normal" style:font-weight-asian="normal" style:font-style-complex="normal" style:font-weight-complex="normal"/>
    </style:style>
    <style:style style:name="P1193" style:family="paragraph" style:parent-style-name="Standard">
      <style:text-properties fo:font-style="normal" style:text-underline-style="none" fo:font-weight="normal" officeooo:rsid="04ce0b91" officeooo:paragraph-rsid="04ce0b91" style:font-style-asian="normal" style:font-weight-asian="normal" style:font-style-complex="normal" style:font-weight-complex="normal"/>
    </style:style>
    <style:style style:name="P1194" style:family="paragraph" style:parent-style-name="Standard">
      <style:text-properties fo:font-style="normal" style:text-underline-style="none" fo:font-weight="normal" officeooo:rsid="04d1036b" officeooo:paragraph-rsid="04d1036b" style:font-style-asian="normal" style:font-weight-asian="normal" style:font-style-complex="normal" style:font-weight-complex="normal"/>
    </style:style>
    <style:style style:name="P1195" style:family="paragraph" style:parent-style-name="Standard">
      <style:text-properties fo:font-style="normal" style:text-underline-style="none" fo:font-weight="normal" officeooo:rsid="04d3fe61" officeooo:paragraph-rsid="04d3fe61" style:font-style-asian="normal" style:font-weight-asian="normal" style:font-style-complex="normal" style:font-weight-complex="normal"/>
    </style:style>
    <style:style style:name="P1196" style:family="paragraph" style:parent-style-name="Standard">
      <style:text-properties fo:font-style="normal" style:text-underline-style="none" fo:font-weight="normal" officeooo:rsid="04db9589" officeooo:paragraph-rsid="04db9589" style:font-style-asian="normal" style:font-weight-asian="normal" style:font-style-complex="normal" style:font-weight-complex="normal"/>
    </style:style>
    <style:style style:name="P1197" style:family="paragraph" style:parent-style-name="Standard">
      <style:text-properties fo:font-style="normal" style:text-underline-style="none" fo:font-weight="normal" officeooo:rsid="04dcef22" officeooo:paragraph-rsid="04dcef22" style:font-style-asian="normal" style:font-weight-asian="normal" style:font-style-complex="normal" style:font-weight-complex="normal"/>
    </style:style>
    <style:style style:name="P1198" style:family="paragraph" style:parent-style-name="Standard">
      <style:text-properties fo:font-style="normal" style:text-underline-style="none" fo:font-weight="normal" officeooo:rsid="04ddc701" officeooo:paragraph-rsid="04ddc701" style:font-style-asian="normal" style:font-weight-asian="normal" style:font-style-complex="normal" style:font-weight-complex="normal"/>
    </style:style>
    <style:style style:name="P1199" style:family="paragraph" style:parent-style-name="Standard">
      <style:text-properties fo:font-style="normal" style:text-underline-style="none" fo:font-weight="normal" officeooo:rsid="04de7a70" officeooo:paragraph-rsid="04de7a70" style:font-style-asian="normal" style:font-weight-asian="normal" style:font-style-complex="normal" style:font-weight-complex="normal"/>
    </style:style>
    <style:style style:name="P1200" style:family="paragraph" style:parent-style-name="Standard">
      <style:text-properties fo:font-style="normal" style:text-underline-style="none" fo:font-weight="normal" officeooo:rsid="04e02701" officeooo:paragraph-rsid="04e02701" style:font-style-asian="normal" style:font-weight-asian="normal" style:font-style-complex="normal" style:font-weight-complex="normal"/>
    </style:style>
    <style:style style:name="P1201" style:family="paragraph" style:parent-style-name="Standard">
      <style:text-properties fo:font-style="normal" style:text-underline-style="none" fo:font-weight="normal" officeooo:rsid="04e3964c" officeooo:paragraph-rsid="04e3964c" style:font-style-asian="normal" style:font-weight-asian="normal" style:font-style-complex="normal" style:font-weight-complex="normal"/>
    </style:style>
    <style:style style:name="P1202" style:family="paragraph" style:parent-style-name="Standard">
      <style:text-properties fo:font-style="normal" style:text-underline-style="none" fo:font-weight="normal" officeooo:rsid="04e3c453" officeooo:paragraph-rsid="04e3c453" style:font-style-asian="normal" style:font-weight-asian="normal" style:font-style-complex="normal" style:font-weight-complex="normal"/>
    </style:style>
    <style:style style:name="P1203" style:family="paragraph" style:parent-style-name="Standard">
      <style:text-properties fo:font-style="normal" style:text-underline-style="none" fo:font-weight="normal" officeooo:rsid="04e72024" officeooo:paragraph-rsid="04e72024" style:font-style-asian="normal" style:font-weight-asian="normal" style:font-style-complex="normal" style:font-weight-complex="normal"/>
    </style:style>
    <style:style style:name="P1204" style:family="paragraph" style:parent-style-name="Standard">
      <style:text-properties fo:font-style="normal" style:text-underline-style="none" fo:font-weight="normal" officeooo:rsid="04e72024" officeooo:paragraph-rsid="04ed0c89" style:font-style-asian="normal" style:font-weight-asian="normal" style:font-style-complex="normal" style:font-weight-complex="normal"/>
    </style:style>
    <style:style style:name="P1205" style:family="paragraph" style:parent-style-name="Standard">
      <style:text-properties fo:font-style="normal" style:text-underline-style="none" fo:font-weight="normal" officeooo:rsid="04e8743d" officeooo:paragraph-rsid="04e8743d" style:font-style-asian="normal" style:font-weight-asian="normal" style:font-style-complex="normal" style:font-weight-complex="normal"/>
    </style:style>
    <style:style style:name="P1206" style:family="paragraph" style:parent-style-name="Standard">
      <style:text-properties fo:font-style="normal" style:text-underline-style="none" fo:font-weight="normal" officeooo:rsid="04eef1f8" officeooo:paragraph-rsid="04eef1f8" style:font-style-asian="normal" style:font-weight-asian="normal" style:font-style-complex="normal" style:font-weight-complex="normal"/>
    </style:style>
    <style:style style:name="P1207" style:family="paragraph" style:parent-style-name="Standard">
      <style:text-properties fo:font-style="normal" style:text-underline-style="none" fo:font-weight="normal" officeooo:rsid="04f15526" officeooo:paragraph-rsid="04f15526" style:font-style-asian="normal" style:font-weight-asian="normal" style:font-style-complex="normal" style:font-weight-complex="normal"/>
    </style:style>
    <style:style style:name="P1208" style:family="paragraph" style:parent-style-name="Standard">
      <style:text-properties fo:font-style="normal" style:text-underline-style="none" fo:font-weight="normal" officeooo:rsid="04f2dd2d" officeooo:paragraph-rsid="04f2dd2d" style:font-style-asian="normal" style:font-weight-asian="normal" style:font-style-complex="normal" style:font-weight-complex="normal"/>
    </style:style>
    <style:style style:name="P1209" style:family="paragraph" style:parent-style-name="Standard">
      <style:text-properties fo:font-style="normal" style:text-underline-style="none" fo:font-weight="normal" officeooo:rsid="04f32156" officeooo:paragraph-rsid="04f32156" style:font-style-asian="normal" style:font-weight-asian="normal" style:font-style-complex="normal" style:font-weight-complex="normal"/>
    </style:style>
    <style:style style:name="P1210" style:family="paragraph" style:parent-style-name="Standard">
      <style:text-properties fo:font-style="normal" style:text-underline-style="none" fo:font-weight="normal" officeooo:rsid="04f70d4e" officeooo:paragraph-rsid="04f70d4e" style:font-style-asian="normal" style:font-weight-asian="normal" style:font-style-complex="normal" style:font-weight-complex="normal"/>
    </style:style>
    <style:style style:name="P1211" style:family="paragraph" style:parent-style-name="Standard">
      <style:text-properties fo:font-style="normal" style:text-underline-style="none" fo:font-weight="normal" officeooo:rsid="04f92760" officeooo:paragraph-rsid="04f92760" style:font-style-asian="normal" style:font-weight-asian="normal" style:font-style-complex="normal" style:font-weight-complex="normal"/>
    </style:style>
    <style:style style:name="P1212" style:family="paragraph" style:parent-style-name="Standard">
      <style:text-properties fo:font-style="normal" style:text-underline-style="none" fo:font-weight="normal" officeooo:rsid="04fc28ff" officeooo:paragraph-rsid="04fc28ff" style:font-style-asian="normal" style:font-weight-asian="normal" style:font-style-complex="normal" style:font-weight-complex="normal"/>
    </style:style>
    <style:style style:name="P1213" style:family="paragraph" style:parent-style-name="Standard">
      <style:text-properties fo:font-style="normal" style:text-underline-style="none" fo:font-weight="normal" officeooo:rsid="0501f06b" officeooo:paragraph-rsid="0501f06b" style:font-style-asian="normal" style:font-weight-asian="normal" style:font-style-complex="normal" style:font-weight-complex="normal"/>
    </style:style>
    <style:style style:name="P1214" style:family="paragraph" style:parent-style-name="Standard">
      <style:text-properties fo:font-style="normal" style:text-underline-style="none" fo:font-weight="normal" officeooo:rsid="0502b50c" officeooo:paragraph-rsid="0502b50c" style:font-style-asian="normal" style:font-weight-asian="normal" style:font-style-complex="normal" style:font-weight-complex="normal"/>
    </style:style>
    <style:style style:name="P1215" style:family="paragraph" style:parent-style-name="Standard">
      <style:text-properties fo:font-style="normal" style:text-underline-style="none" fo:font-weight="normal" officeooo:rsid="0502f5ac" officeooo:paragraph-rsid="0502f5ac" style:font-style-asian="normal" style:font-weight-asian="normal" style:font-style-complex="normal" style:font-weight-complex="normal"/>
    </style:style>
    <style:style style:name="P1216" style:family="paragraph" style:parent-style-name="Standard">
      <style:text-properties fo:font-style="normal" style:text-underline-style="none" fo:font-weight="normal" officeooo:rsid="050416ba" officeooo:paragraph-rsid="050416ba" style:font-style-asian="normal" style:font-weight-asian="normal" style:font-style-complex="normal" style:font-weight-complex="normal"/>
    </style:style>
    <style:style style:name="P1217" style:family="paragraph" style:parent-style-name="Standard">
      <style:text-properties fo:font-style="normal" style:text-underline-style="none" fo:font-weight="normal" officeooo:rsid="05048dbf" officeooo:paragraph-rsid="05048dbf" style:font-style-asian="normal" style:font-weight-asian="normal" style:font-style-complex="normal" style:font-weight-complex="normal"/>
    </style:style>
    <style:style style:name="P1218" style:family="paragraph" style:parent-style-name="Standard">
      <style:text-properties fo:font-style="normal" style:text-underline-style="none" fo:font-weight="normal" officeooo:rsid="0505ee89" officeooo:paragraph-rsid="0505ee89" style:font-style-asian="normal" style:font-weight-asian="normal" style:font-style-complex="normal" style:font-weight-complex="normal"/>
    </style:style>
    <style:style style:name="P1219" style:family="paragraph" style:parent-style-name="Standard">
      <style:text-properties fo:font-style="normal" style:text-underline-style="none" fo:font-weight="normal" officeooo:rsid="050733a3" officeooo:paragraph-rsid="050733a3" style:font-style-asian="normal" style:font-weight-asian="normal" style:font-style-complex="normal" style:font-weight-complex="normal"/>
    </style:style>
    <style:style style:name="P1220" style:family="paragraph" style:parent-style-name="Standard">
      <style:text-properties fo:font-style="normal" style:text-underline-style="none" fo:font-weight="normal" officeooo:rsid="050d04d6" officeooo:paragraph-rsid="050d04d6" style:font-style-asian="normal" style:font-weight-asian="normal" style:font-style-complex="normal" style:font-weight-complex="normal"/>
    </style:style>
    <style:style style:name="P1221" style:family="paragraph" style:parent-style-name="Standard">
      <style:text-properties fo:font-style="normal" style:text-underline-style="none" fo:font-weight="normal" officeooo:rsid="050df2ed" officeooo:paragraph-rsid="050df2ed" style:font-style-asian="normal" style:font-weight-asian="normal" style:font-style-complex="normal" style:font-weight-complex="normal"/>
    </style:style>
    <style:style style:name="P1222" style:family="paragraph" style:parent-style-name="Standard">
      <style:text-properties fo:font-style="normal" style:text-underline-style="none" fo:font-weight="normal" officeooo:rsid="0510852a" officeooo:paragraph-rsid="0510852a" style:font-style-asian="normal" style:font-weight-asian="normal" style:font-style-complex="normal" style:font-weight-complex="normal"/>
    </style:style>
    <style:style style:name="P1223" style:family="paragraph" style:parent-style-name="Standard">
      <style:text-properties fo:font-style="normal" style:text-underline-style="none" fo:font-weight="normal" officeooo:rsid="05118a1a" officeooo:paragraph-rsid="05118a1a" style:font-style-asian="normal" style:font-weight-asian="normal" style:font-style-complex="normal" style:font-weight-complex="normal"/>
    </style:style>
    <style:style style:name="P1224" style:family="paragraph" style:parent-style-name="Standard">
      <style:text-properties fo:font-style="normal" style:text-underline-style="none" fo:font-weight="normal" officeooo:rsid="0515fd48" officeooo:paragraph-rsid="05118a1a" style:font-style-asian="normal" style:font-weight-asian="normal" style:font-style-complex="normal" style:font-weight-complex="normal"/>
    </style:style>
    <style:style style:name="P1225" style:family="paragraph" style:parent-style-name="Standard">
      <style:text-properties fo:font-style="normal" style:text-underline-style="none" fo:font-weight="normal" officeooo:rsid="0515fd48" officeooo:paragraph-rsid="0515fd48" style:font-style-asian="normal" style:font-weight-asian="normal" style:font-style-complex="normal" style:font-weight-complex="normal"/>
    </style:style>
    <style:style style:name="P1226" style:family="paragraph" style:parent-style-name="Standard">
      <style:text-properties fo:font-style="normal" style:text-underline-style="none" fo:font-weight="normal" officeooo:rsid="0517b754" officeooo:paragraph-rsid="0517b754" style:font-style-asian="normal" style:font-weight-asian="normal" style:font-style-complex="normal" style:font-weight-complex="normal"/>
    </style:style>
    <style:style style:name="P1227" style:family="paragraph" style:parent-style-name="Standard">
      <style:text-properties fo:font-style="normal" style:text-underline-style="none" fo:font-weight="normal" officeooo:rsid="05199389" officeooo:paragraph-rsid="05199389" style:font-style-asian="normal" style:font-weight-asian="normal" style:font-style-complex="normal" style:font-weight-complex="normal"/>
    </style:style>
    <style:style style:name="P1228" style:family="paragraph" style:parent-style-name="Standard">
      <style:text-properties fo:font-style="normal" style:text-underline-style="none" fo:font-weight="normal" officeooo:rsid="051d150b" officeooo:paragraph-rsid="051d150b" style:font-style-asian="normal" style:font-weight-asian="normal" style:font-style-complex="normal" style:font-weight-complex="normal"/>
    </style:style>
    <style:style style:name="P1229" style:family="paragraph" style:parent-style-name="Standard">
      <style:text-properties fo:font-style="normal" style:text-underline-style="none" fo:font-weight="normal" officeooo:rsid="051f438a" officeooo:paragraph-rsid="051f438a" style:font-style-asian="normal" style:font-weight-asian="normal" style:font-style-complex="normal" style:font-weight-complex="normal"/>
    </style:style>
    <style:style style:name="P1230" style:family="paragraph" style:parent-style-name="Standard">
      <style:text-properties fo:font-style="normal" style:text-underline-style="none" fo:font-weight="normal" officeooo:rsid="0522597d" officeooo:paragraph-rsid="0522597d" style:font-style-asian="normal" style:font-weight-asian="normal" style:font-style-complex="normal" style:font-weight-complex="normal"/>
    </style:style>
    <style:style style:name="P1231" style:family="paragraph" style:parent-style-name="Standard">
      <style:text-properties fo:font-style="normal" style:text-underline-style="none" fo:font-weight="normal" officeooo:rsid="0522c81c" officeooo:paragraph-rsid="0522c81c" style:font-style-asian="normal" style:font-weight-asian="normal" style:font-style-complex="normal" style:font-weight-complex="normal"/>
    </style:style>
    <style:style style:name="P1232" style:family="paragraph" style:parent-style-name="Standard">
      <style:text-properties fo:font-style="normal" style:text-underline-style="none" fo:font-weight="normal" officeooo:rsid="0524f4a0" officeooo:paragraph-rsid="0524f4a0" style:font-style-asian="normal" style:font-weight-asian="normal" style:font-style-complex="normal" style:font-weight-complex="normal"/>
    </style:style>
    <style:style style:name="P1233" style:family="paragraph" style:parent-style-name="Standard">
      <style:text-properties fo:font-style="normal" style:text-underline-style="none" fo:font-weight="normal" officeooo:rsid="052b52ec" officeooo:paragraph-rsid="0524f4a0" style:font-style-asian="normal" style:font-weight-asian="normal" style:font-style-complex="normal" style:font-weight-complex="normal"/>
    </style:style>
    <style:style style:name="P1234" style:family="paragraph" style:parent-style-name="Standard">
      <style:text-properties fo:font-style="normal" style:text-underline-style="none" fo:font-weight="normal" officeooo:rsid="052dd105" officeooo:paragraph-rsid="052dd105" style:font-style-asian="normal" style:font-weight-asian="normal" style:font-style-complex="normal" style:font-weight-complex="normal"/>
    </style:style>
    <style:style style:name="P1235" style:family="paragraph" style:parent-style-name="Standard">
      <style:text-properties fo:font-style="normal" style:text-underline-style="none" fo:font-weight="normal" officeooo:rsid="052f2d94" officeooo:paragraph-rsid="052f2d94" style:font-style-asian="normal" style:font-weight-asian="normal" style:font-style-complex="normal" style:font-weight-complex="normal"/>
    </style:style>
    <style:style style:name="P1236" style:family="paragraph" style:parent-style-name="Standard">
      <style:text-properties fo:font-style="normal" style:text-underline-style="none" fo:font-weight="normal" officeooo:rsid="052fa740" officeooo:paragraph-rsid="052fa740" style:font-style-asian="normal" style:font-weight-asian="normal" style:font-style-complex="normal" style:font-weight-complex="normal"/>
    </style:style>
    <style:style style:name="P1237" style:family="paragraph" style:parent-style-name="Standard">
      <style:text-properties fo:font-style="normal" style:text-underline-style="none" fo:font-weight="normal" officeooo:rsid="0530d189" officeooo:paragraph-rsid="0530d189" style:font-style-asian="normal" style:font-weight-asian="normal" style:font-style-complex="normal" style:font-weight-complex="normal"/>
    </style:style>
    <style:style style:name="P1238" style:family="paragraph" style:parent-style-name="Standard">
      <style:text-properties fo:font-style="normal" style:text-underline-style="none" fo:font-weight="normal" officeooo:rsid="05324b45" officeooo:paragraph-rsid="05324b45" style:font-style-asian="normal" style:font-weight-asian="normal" style:font-style-complex="normal" style:font-weight-complex="normal"/>
    </style:style>
    <style:style style:name="P1239" style:family="paragraph" style:parent-style-name="Standard">
      <style:text-properties fo:font-style="normal" style:text-underline-style="none" fo:font-weight="normal" officeooo:rsid="05348987" officeooo:paragraph-rsid="05348987" style:font-style-asian="normal" style:font-weight-asian="normal" style:font-style-complex="normal" style:font-weight-complex="normal"/>
    </style:style>
    <style:style style:name="P1240" style:family="paragraph" style:parent-style-name="Standard">
      <style:paragraph-properties>
        <style:tab-stops/>
      </style:paragraph-properties>
      <style:text-properties fo:font-style="normal" style:text-underline-style="none" fo:font-weight="normal" officeooo:rsid="05348987" officeooo:paragraph-rsid="05348987" style:font-style-asian="normal" style:font-weight-asian="normal" style:font-style-complex="normal" style:font-weight-complex="normal"/>
    </style:style>
    <style:style style:name="P1241" style:family="paragraph" style:parent-style-name="Standard">
      <style:text-properties fo:font-style="normal" style:text-underline-style="none" fo:font-weight="normal" officeooo:rsid="04acdb2c" officeooo:paragraph-rsid="04acdb2c" style:font-style-asian="normal" style:font-weight-asian="normal" style:font-style-complex="normal" style:font-weight-complex="normal"/>
    </style:style>
    <style:style style:name="P1242" style:family="paragraph" style:parent-style-name="Standard">
      <style:text-properties fo:font-style="normal" style:text-underline-style="none" fo:font-weight="normal" officeooo:rsid="0544317b" officeooo:paragraph-rsid="0544317b" style:font-style-asian="normal" style:font-weight-asian="normal" style:font-style-complex="normal" style:font-weight-complex="normal"/>
    </style:style>
    <style:style style:name="P1243" style:family="paragraph" style:parent-style-name="Standard">
      <style:text-properties fo:font-style="normal" style:text-underline-style="none" fo:font-weight="normal" officeooo:rsid="05461c61" officeooo:paragraph-rsid="05461c61" style:font-style-asian="normal" style:font-weight-asian="normal" style:font-style-complex="normal" style:font-weight-complex="normal"/>
    </style:style>
    <style:style style:name="P1244" style:family="paragraph" style:parent-style-name="Standard">
      <style:text-properties fo:font-style="normal" style:text-underline-style="none" fo:font-weight="normal" officeooo:rsid="05480d01" officeooo:paragraph-rsid="05480d01" style:font-style-asian="normal" style:font-weight-asian="normal" style:font-style-complex="normal" style:font-weight-complex="normal"/>
    </style:style>
    <style:style style:name="P1245" style:family="paragraph" style:parent-style-name="Standard">
      <style:text-properties fo:font-style="normal" style:text-underline-style="none" fo:font-weight="normal" officeooo:rsid="05498897" officeooo:paragraph-rsid="05498897" style:font-style-asian="normal" style:font-weight-asian="normal" style:font-style-complex="normal" style:font-weight-complex="normal"/>
    </style:style>
    <style:style style:name="P1246" style:family="paragraph" style:parent-style-name="Standard">
      <style:text-properties fo:font-style="normal" style:text-underline-style="none" fo:font-weight="normal" officeooo:rsid="054acfae" officeooo:paragraph-rsid="054acfae" style:font-style-asian="normal" style:font-weight-asian="normal" style:font-style-complex="normal" style:font-weight-complex="normal"/>
    </style:style>
    <style:style style:name="P1247" style:family="paragraph" style:parent-style-name="Standard">
      <style:text-properties fo:font-style="normal" style:text-underline-style="none" fo:font-weight="normal" officeooo:rsid="054e522b" officeooo:paragraph-rsid="054e522b" style:font-style-asian="normal" style:font-weight-asian="normal" style:font-style-complex="normal" style:font-weight-complex="normal"/>
    </style:style>
    <style:style style:name="P1248" style:family="paragraph" style:parent-style-name="Standard">
      <style:text-properties fo:font-style="normal" style:text-underline-style="none" fo:font-weight="normal" officeooo:rsid="054e7044" officeooo:paragraph-rsid="054e7044" style:font-style-asian="normal" style:font-weight-asian="normal" style:font-style-complex="normal" style:font-weight-complex="normal"/>
    </style:style>
    <style:style style:name="P1249" style:family="paragraph" style:parent-style-name="Standard">
      <style:text-properties fo:font-style="normal" style:text-underline-style="none" fo:font-weight="normal" officeooo:rsid="05503960" officeooo:paragraph-rsid="05503960" style:font-style-asian="normal" style:font-weight-asian="normal" style:font-style-complex="normal" style:font-weight-complex="normal"/>
    </style:style>
    <style:style style:name="P1250" style:family="paragraph" style:parent-style-name="Standard">
      <style:text-properties fo:font-style="normal" style:text-underline-style="none" fo:font-weight="normal" officeooo:rsid="0551ce96" officeooo:paragraph-rsid="0551ce96" style:font-style-asian="normal" style:font-weight-asian="normal" style:font-style-complex="normal" style:font-weight-complex="normal"/>
    </style:style>
    <style:style style:name="P1251" style:family="paragraph" style:parent-style-name="Standard">
      <style:text-properties fo:font-style="normal" style:text-underline-style="none" fo:font-weight="normal" officeooo:rsid="0552f86a" officeooo:paragraph-rsid="0552f86a" style:font-style-asian="normal" style:font-weight-asian="normal" style:font-style-complex="normal" style:font-weight-complex="normal"/>
    </style:style>
    <style:style style:name="P1252" style:family="paragraph" style:parent-style-name="Standard">
      <style:text-properties fo:font-style="normal" style:text-underline-style="none" fo:font-weight="normal" officeooo:rsid="05556698" officeooo:paragraph-rsid="05556698" style:font-style-asian="normal" style:font-weight-asian="normal" style:font-style-complex="normal" style:font-weight-complex="normal"/>
    </style:style>
    <style:style style:name="P1253" style:family="paragraph" style:parent-style-name="Standard">
      <style:text-properties fo:font-style="normal" style:text-underline-style="none" fo:font-weight="normal" officeooo:rsid="055977da" officeooo:paragraph-rsid="055977da" style:font-style-asian="normal" style:font-weight-asian="normal" style:font-style-complex="normal" style:font-weight-complex="normal"/>
    </style:style>
    <style:style style:name="P1254" style:family="paragraph" style:parent-style-name="Standard">
      <style:text-properties fo:font-style="normal" style:text-underline-style="none" fo:font-weight="normal" officeooo:rsid="055a2339" officeooo:paragraph-rsid="055a2339" style:font-style-asian="normal" style:font-weight-asian="normal" style:font-style-complex="normal" style:font-weight-complex="normal"/>
    </style:style>
    <style:style style:name="P1255" style:family="paragraph" style:parent-style-name="Standard">
      <style:text-properties fo:font-style="normal" style:text-underline-style="none" fo:font-weight="normal" officeooo:rsid="055b2044" officeooo:paragraph-rsid="055b2044" style:font-style-asian="normal" style:font-weight-asian="normal" style:font-style-complex="normal" style:font-weight-complex="normal"/>
    </style:style>
    <style:style style:name="P1256" style:family="paragraph" style:parent-style-name="Standard">
      <style:text-properties fo:font-style="normal" style:text-underline-style="none" fo:font-weight="normal" officeooo:rsid="055c58b4" officeooo:paragraph-rsid="055c58b4" style:font-style-asian="normal" style:font-weight-asian="normal" style:font-style-complex="normal" style:font-weight-complex="normal"/>
    </style:style>
    <style:style style:name="P1257" style:family="paragraph" style:parent-style-name="Standard">
      <style:text-properties fo:font-style="normal" style:text-underline-style="none" fo:font-weight="normal" officeooo:rsid="055c8c7b" officeooo:paragraph-rsid="055c8c7b" style:font-style-asian="normal" style:font-weight-asian="normal" style:font-style-complex="normal" style:font-weight-complex="normal"/>
    </style:style>
    <style:style style:name="P1258" style:family="paragraph" style:parent-style-name="Standard">
      <style:text-properties fo:font-style="normal" style:text-underline-style="none" fo:font-weight="normal" officeooo:rsid="055ea362" officeooo:paragraph-rsid="055ea362" style:font-style-asian="normal" style:font-weight-asian="normal" style:font-style-complex="normal" style:font-weight-complex="normal"/>
    </style:style>
    <style:style style:name="P1259" style:family="paragraph" style:parent-style-name="Standard">
      <style:text-properties fo:font-style="normal" style:text-underline-style="none" fo:font-weight="normal" officeooo:rsid="056129aa" officeooo:paragraph-rsid="055f5792" style:font-style-asian="normal" style:font-weight-asian="normal" style:font-style-complex="normal" style:font-weight-complex="normal"/>
    </style:style>
    <style:style style:name="P1260" style:family="paragraph" style:parent-style-name="Standard">
      <style:text-properties fo:font-style="normal" style:text-underline-style="none" fo:font-weight="normal" officeooo:rsid="056129aa" officeooo:paragraph-rsid="056129aa" style:font-style-asian="normal" style:font-weight-asian="normal" style:font-style-complex="normal" style:font-weight-complex="normal"/>
    </style:style>
    <style:style style:name="P1261" style:family="paragraph" style:parent-style-name="Standard">
      <style:text-properties fo:font-style="normal" style:text-underline-style="none" fo:font-weight="normal" officeooo:rsid="05643f33" officeooo:paragraph-rsid="05643f33" style:font-style-asian="normal" style:font-weight-asian="normal" style:font-style-complex="normal" style:font-weight-complex="normal"/>
    </style:style>
    <style:style style:name="P1262" style:family="paragraph" style:parent-style-name="Standard">
      <style:text-properties fo:font-style="normal" style:text-underline-style="none" fo:font-weight="normal" officeooo:rsid="0564bb96" officeooo:paragraph-rsid="0564bb96" style:font-style-asian="normal" style:font-weight-asian="normal" style:font-style-complex="normal" style:font-weight-complex="normal"/>
    </style:style>
    <style:style style:name="P1263" style:family="paragraph" style:parent-style-name="Standard">
      <style:text-properties fo:font-style="normal" style:text-underline-style="none" fo:font-weight="normal" officeooo:rsid="056a085d" officeooo:paragraph-rsid="056a085d" style:font-style-asian="normal" style:font-weight-asian="normal" style:font-style-complex="normal" style:font-weight-complex="normal"/>
    </style:style>
    <style:style style:name="P1264" style:family="paragraph" style:parent-style-name="Standard">
      <style:text-properties fo:font-style="normal" style:text-underline-style="none" fo:font-weight="normal" officeooo:rsid="056c8f07" officeooo:paragraph-rsid="056c8f07" style:font-style-asian="normal" style:font-weight-asian="normal" style:font-style-complex="normal" style:font-weight-complex="normal"/>
    </style:style>
    <style:style style:name="P1265" style:family="paragraph" style:parent-style-name="Standard">
      <style:text-properties fo:font-style="normal" style:text-underline-style="none" fo:font-weight="normal" officeooo:rsid="056ea244" officeooo:paragraph-rsid="056c8f07" style:font-style-asian="normal" style:font-weight-asian="normal" style:font-style-complex="normal" style:font-weight-complex="normal"/>
    </style:style>
    <style:style style:name="P1266" style:family="paragraph" style:parent-style-name="Standard">
      <style:text-properties fo:font-style="normal" style:text-underline-style="none" fo:font-weight="normal" officeooo:rsid="056ea244" officeooo:paragraph-rsid="056ea244" style:font-style-asian="normal" style:font-weight-asian="normal" style:font-style-complex="normal" style:font-weight-complex="normal"/>
    </style:style>
    <style:style style:name="P1267" style:family="paragraph" style:parent-style-name="Standard">
      <style:text-properties fo:font-style="normal" style:text-underline-style="none" fo:font-weight="normal" officeooo:rsid="0570966c" officeooo:paragraph-rsid="0570966c" style:font-style-asian="normal" style:font-weight-asian="normal" style:font-style-complex="normal" style:font-weight-complex="normal"/>
    </style:style>
    <style:style style:name="P1268" style:family="paragraph" style:parent-style-name="Standard">
      <style:text-properties fo:font-style="normal" style:text-underline-style="none" fo:font-weight="normal" officeooo:rsid="05719423" officeooo:paragraph-rsid="05719423" style:font-style-asian="normal" style:font-weight-asian="normal" style:font-style-complex="normal" style:font-weight-complex="normal"/>
    </style:style>
    <style:style style:name="P1269" style:family="paragraph" style:parent-style-name="Standard">
      <style:text-properties fo:font-style="normal" style:text-underline-style="none" fo:font-weight="normal" officeooo:rsid="0571bda1" officeooo:paragraph-rsid="0571bda1" style:font-style-asian="normal" style:font-weight-asian="normal" style:font-style-complex="normal" style:font-weight-complex="normal"/>
    </style:style>
    <style:style style:name="P1270" style:family="paragraph" style:parent-style-name="Standard">
      <style:text-properties fo:font-style="normal" style:text-underline-style="none" fo:font-weight="normal" officeooo:rsid="0573bb38" officeooo:paragraph-rsid="0573bb38" style:font-style-asian="normal" style:font-weight-asian="normal" style:font-style-complex="normal" style:font-weight-complex="normal"/>
    </style:style>
    <style:style style:name="P1271" style:family="paragraph" style:parent-style-name="Standard">
      <style:text-properties fo:font-style="normal" style:text-underline-style="none" fo:font-weight="normal" officeooo:rsid="05767fe5" officeooo:paragraph-rsid="05767fe5" style:font-style-asian="normal" style:font-weight-asian="normal" style:font-style-complex="normal" style:font-weight-complex="normal"/>
    </style:style>
    <style:style style:name="P1272" style:family="paragraph" style:parent-style-name="Standard">
      <style:text-properties fo:font-style="normal" style:text-underline-style="none" fo:font-weight="normal" officeooo:rsid="0578f2ab" officeooo:paragraph-rsid="0578f2ab" style:font-style-asian="normal" style:font-weight-asian="normal" style:font-style-complex="normal" style:font-weight-complex="normal"/>
    </style:style>
    <style:style style:name="P1273" style:family="paragraph" style:parent-style-name="Standard">
      <style:text-properties fo:font-style="normal" style:text-underline-style="none" fo:font-weight="normal" officeooo:rsid="05797669" officeooo:paragraph-rsid="05797669" style:font-style-asian="normal" style:font-weight-asian="normal" style:font-style-complex="normal" style:font-weight-complex="normal"/>
    </style:style>
    <style:style style:name="P1274" style:family="paragraph" style:parent-style-name="Standard">
      <style:text-properties fo:font-style="normal" style:text-underline-style="none" fo:font-weight="normal" officeooo:rsid="057aec20" officeooo:paragraph-rsid="057aec20" style:font-style-asian="normal" style:font-weight-asian="normal" style:font-style-complex="normal" style:font-weight-complex="normal"/>
    </style:style>
    <style:style style:name="P1275" style:family="paragraph" style:parent-style-name="Standard">
      <style:text-properties fo:font-style="normal" style:text-underline-style="none" fo:font-weight="normal" officeooo:rsid="057c4896" officeooo:paragraph-rsid="057c4896" style:font-style-asian="normal" style:font-weight-asian="normal" style:font-style-complex="normal" style:font-weight-complex="normal"/>
    </style:style>
    <style:style style:name="P1276" style:family="paragraph" style:parent-style-name="Standard">
      <style:text-properties fo:font-style="normal" style:text-underline-style="none" fo:font-weight="normal" officeooo:rsid="057c4896" officeooo:paragraph-rsid="0584aa13" style:font-style-asian="normal" style:font-weight-asian="normal" style:font-style-complex="normal" style:font-weight-complex="normal"/>
    </style:style>
    <style:style style:name="P1277" style:family="paragraph" style:parent-style-name="Standard">
      <style:text-properties fo:font-style="normal" style:text-underline-style="none" fo:font-weight="normal" officeooo:rsid="057dc888" officeooo:paragraph-rsid="057dc888" style:font-style-asian="normal" style:font-weight-asian="normal" style:font-style-complex="normal" style:font-weight-complex="normal"/>
    </style:style>
    <style:style style:name="P1278" style:family="paragraph" style:parent-style-name="Standard">
      <style:text-properties fo:font-style="normal" style:text-underline-style="none" fo:font-weight="normal" officeooo:rsid="057dc888" officeooo:paragraph-rsid="0584aa13" style:font-style-asian="normal" style:font-weight-asian="normal" style:font-style-complex="normal" style:font-weight-complex="normal"/>
    </style:style>
    <style:style style:name="P1279" style:family="paragraph" style:parent-style-name="Standard">
      <style:text-properties fo:font-style="normal" style:text-underline-style="none" fo:font-weight="normal" officeooo:rsid="058a8cb2" officeooo:paragraph-rsid="058a8cb2" style:font-style-asian="normal" style:font-weight-asian="normal" style:font-style-complex="normal" style:font-weight-complex="normal"/>
    </style:style>
    <style:style style:name="P1280" style:family="paragraph" style:parent-style-name="Standard">
      <style:text-properties fo:font-style="normal" style:text-underline-style="none" fo:font-weight="normal" officeooo:rsid="058bdd49" officeooo:paragraph-rsid="058bdd49" style:font-style-asian="normal" style:font-weight-asian="normal" style:font-style-complex="normal" style:font-weight-complex="normal"/>
    </style:style>
    <style:style style:name="P1281" style:family="paragraph" style:parent-style-name="Standard">
      <style:text-properties fo:font-style="normal" style:text-underline-style="none" fo:font-weight="normal" officeooo:rsid="058c84d6" officeooo:paragraph-rsid="058c84d6" style:font-style-asian="normal" style:font-weight-asian="normal" style:font-style-complex="normal" style:font-weight-complex="normal"/>
    </style:style>
    <style:style style:name="P1282" style:family="paragraph" style:parent-style-name="Standard">
      <style:text-properties fo:font-style="normal" style:text-underline-style="none" fo:font-weight="normal" officeooo:rsid="058f5322" officeooo:paragraph-rsid="058f5322" style:font-style-asian="normal" style:font-weight-asian="normal" style:font-style-complex="normal" style:font-weight-complex="normal"/>
    </style:style>
    <style:style style:name="P1283" style:family="paragraph" style:parent-style-name="Standard">
      <style:text-properties fo:font-style="normal" style:text-underline-style="none" fo:font-weight="normal" officeooo:rsid="059215c2" officeooo:paragraph-rsid="059215c2" style:font-style-asian="normal" style:font-weight-asian="normal" style:font-style-complex="normal" style:font-weight-complex="normal"/>
    </style:style>
    <style:style style:name="P1284" style:family="paragraph" style:parent-style-name="Standard">
      <style:text-properties fo:font-style="normal" style:text-underline-style="none" fo:font-weight="normal" officeooo:rsid="05950952" officeooo:paragraph-rsid="05950952" style:font-style-asian="normal" style:font-weight-asian="normal" style:font-style-complex="normal" style:font-weight-complex="normal"/>
    </style:style>
    <style:style style:name="P1285" style:family="paragraph" style:parent-style-name="Standard">
      <style:text-properties fo:font-style="normal" style:text-underline-style="none" fo:font-weight="normal" officeooo:rsid="05a4c47d" officeooo:paragraph-rsid="05a4c47d" style:font-style-asian="normal" style:font-weight-asian="normal" style:font-style-complex="normal" style:font-weight-complex="normal"/>
    </style:style>
    <style:style style:name="P1286" style:family="paragraph" style:parent-style-name="Standard">
      <style:text-properties fo:font-style="normal" style:text-underline-style="none" fo:font-weight="normal" officeooo:rsid="05c1f03e" officeooo:paragraph-rsid="05c1f03e" style:font-style-asian="normal" style:font-weight-asian="normal" style:font-style-complex="normal" style:font-weight-complex="normal"/>
    </style:style>
    <style:style style:name="P1287" style:family="paragraph" style:parent-style-name="Standard">
      <style:text-properties fo:font-style="normal" style:text-underline-style="none" fo:font-weight="normal" officeooo:rsid="05c682ef" officeooo:paragraph-rsid="05c682ef" style:font-style-asian="normal" style:font-weight-asian="normal" style:font-style-complex="normal" style:font-weight-complex="normal"/>
    </style:style>
    <style:style style:name="P1288" style:family="paragraph" style:parent-style-name="Standard">
      <style:text-properties fo:font-style="normal" style:text-underline-style="none" fo:font-weight="normal" officeooo:rsid="05ca1076" officeooo:paragraph-rsid="05ca1076" style:font-style-asian="normal" style:font-weight-asian="normal" style:font-style-complex="normal" style:font-weight-complex="normal"/>
    </style:style>
    <style:style style:name="P1289" style:family="paragraph" style:parent-style-name="Standard">
      <style:text-properties fo:font-style="normal" style:text-underline-style="none" fo:font-weight="normal" officeooo:rsid="05cbb263" officeooo:paragraph-rsid="05cbb263" style:font-style-asian="normal" style:font-weight-asian="normal" style:font-style-complex="normal" style:font-weight-complex="normal"/>
    </style:style>
    <style:style style:name="P1290" style:family="paragraph" style:parent-style-name="Standard">
      <style:text-properties fo:font-style="normal" style:text-underline-style="none" fo:font-weight="normal" officeooo:rsid="05e0a970" officeooo:paragraph-rsid="05e0a970" style:font-style-asian="normal" style:font-weight-asian="normal" style:font-style-complex="normal" style:font-weight-complex="normal"/>
    </style:style>
    <style:style style:name="P1291" style:family="paragraph" style:parent-style-name="Standard">
      <style:text-properties fo:font-style="normal" style:text-underline-style="none" fo:font-weight="normal" officeooo:rsid="05e60e67" officeooo:paragraph-rsid="05e60e67" style:font-style-asian="normal" style:font-weight-asian="normal" style:font-style-complex="normal" style:font-weight-complex="normal"/>
    </style:style>
    <style:style style:name="P1292" style:family="paragraph" style:parent-style-name="Standard">
      <style:text-properties fo:font-style="normal" style:text-underline-style="none" fo:font-weight="normal" officeooo:rsid="05e60e67" officeooo:paragraph-rsid="05ea37d0" style:font-style-asian="normal" style:font-weight-asian="normal" style:font-style-complex="normal" style:font-weight-complex="normal"/>
    </style:style>
    <style:style style:name="P1293" style:family="paragraph" style:parent-style-name="Standard">
      <style:text-properties fo:font-style="normal" style:text-underline-style="none" fo:font-weight="normal" officeooo:rsid="05e60e67" officeooo:paragraph-rsid="05ea71b1" style:font-style-asian="normal" style:font-weight-asian="normal" style:font-style-complex="normal" style:font-weight-complex="normal"/>
    </style:style>
    <style:style style:name="P1294" style:family="paragraph" style:parent-style-name="Standard">
      <style:text-properties fo:font-style="normal" style:text-underline-style="none" fo:font-weight="normal" officeooo:rsid="060626c2" officeooo:paragraph-rsid="060626c2" style:font-style-asian="normal" style:font-weight-asian="normal" style:font-style-complex="normal" style:font-weight-complex="normal"/>
    </style:style>
    <style:style style:name="P1295" style:family="paragraph" style:parent-style-name="Standard">
      <style:text-properties fo:font-style="normal" style:text-underline-style="none" fo:font-weight="normal" officeooo:rsid="06071a3b" officeooo:paragraph-rsid="06071a3b" style:font-style-asian="normal" style:font-weight-asian="normal" style:font-style-complex="normal" style:font-weight-complex="normal"/>
    </style:style>
    <style:style style:name="P1296" style:family="paragraph" style:parent-style-name="Standard">
      <style:text-properties fo:font-style="normal" style:text-underline-style="none" fo:font-weight="normal" officeooo:rsid="0610a478" officeooo:paragraph-rsid="0610a478" style:font-style-asian="normal" style:font-weight-asian="normal" style:font-style-complex="normal" style:font-weight-complex="normal"/>
    </style:style>
    <style:style style:name="P1297" style:family="paragraph" style:parent-style-name="Standard">
      <style:text-properties fo:font-style="normal" style:text-underline-style="none" fo:font-weight="normal" officeooo:rsid="06188c47" officeooo:paragraph-rsid="06188c47" style:font-style-asian="normal" style:font-weight-asian="normal" style:font-style-complex="normal" style:font-weight-complex="normal"/>
    </style:style>
    <style:style style:name="P1298" style:family="paragraph" style:parent-style-name="Standard">
      <style:text-properties fo:font-style="normal" style:text-underline-style="none" fo:font-weight="normal" officeooo:rsid="061d6f75" officeooo:paragraph-rsid="061d6f75" style:font-style-asian="normal" style:font-weight-asian="normal" style:font-style-complex="normal" style:font-weight-complex="normal"/>
    </style:style>
    <style:style style:name="P1299" style:family="paragraph" style:parent-style-name="Standard">
      <style:text-properties fo:font-style="normal" style:text-underline-style="none" fo:font-weight="normal" officeooo:rsid="05ea71b1" officeooo:paragraph-rsid="05ea71b1" style:font-style-asian="normal" style:font-weight-asian="normal" style:font-style-complex="normal" style:font-weight-complex="normal"/>
    </style:style>
    <style:style style:name="P1300" style:family="paragraph" style:parent-style-name="Standard">
      <style:text-properties fo:font-style="normal" style:text-underline-style="none" fo:font-weight="normal" officeooo:rsid="062bcf36" officeooo:paragraph-rsid="062bcf36" style:font-style-asian="normal" style:font-weight-asian="normal" style:font-style-complex="normal" style:font-weight-complex="normal"/>
    </style:style>
    <style:style style:name="P1301" style:family="paragraph" style:parent-style-name="Standard">
      <style:text-properties fo:font-style="normal" style:text-underline-style="none" fo:font-weight="normal" officeooo:rsid="062e3723" officeooo:paragraph-rsid="062e3723" style:font-style-asian="normal" style:font-weight-asian="normal" style:font-style-complex="normal" style:font-weight-complex="normal"/>
    </style:style>
    <style:style style:name="P1302" style:family="paragraph" style:parent-style-name="Standard">
      <style:text-properties fo:font-style="normal" style:text-underline-style="none" fo:font-weight="normal" officeooo:rsid="062e3723" officeooo:paragraph-rsid="06321d49" style:font-style-asian="normal" style:font-weight-asian="normal" style:font-style-complex="normal" style:font-weight-complex="normal"/>
    </style:style>
    <style:style style:name="P1303" style:family="paragraph" style:parent-style-name="Standard">
      <style:text-properties fo:font-style="normal" style:text-underline-style="none" fo:font-weight="normal" officeooo:rsid="062eb323" officeooo:paragraph-rsid="062eb323" style:font-style-asian="normal" style:font-weight-asian="normal" style:font-style-complex="normal" style:font-weight-complex="normal"/>
    </style:style>
    <style:style style:name="P1304" style:family="paragraph" style:parent-style-name="Standard">
      <style:text-properties fo:font-style="normal" style:text-underline-style="none" fo:font-weight="normal" officeooo:rsid="06321d49" officeooo:paragraph-rsid="06321d49" style:font-style-asian="normal" style:font-weight-asian="normal" style:font-style-complex="normal" style:font-weight-complex="normal"/>
    </style:style>
    <style:style style:name="P1305" style:family="paragraph" style:parent-style-name="Standard">
      <style:text-properties fo:font-style="normal" style:text-underline-style="none" fo:font-weight="normal" officeooo:rsid="06387369" officeooo:paragraph-rsid="06387369" style:font-style-asian="normal" style:font-weight-asian="normal" style:font-style-complex="normal" style:font-weight-complex="normal"/>
    </style:style>
    <style:style style:name="P1306" style:family="paragraph" style:parent-style-name="Standard">
      <style:text-properties fo:font-style="normal" style:text-underline-style="none" fo:font-weight="normal" officeooo:rsid="063cd32e" officeooo:paragraph-rsid="063cd32e" style:font-style-asian="normal" style:font-weight-asian="normal" style:font-style-complex="normal" style:font-weight-complex="normal"/>
    </style:style>
    <style:style style:name="P1307" style:family="paragraph" style:parent-style-name="Standard">
      <style:text-properties fo:font-style="normal" style:text-underline-style="none" fo:font-weight="normal" officeooo:rsid="063f533f" officeooo:paragraph-rsid="063f533f" style:font-style-asian="normal" style:font-weight-asian="normal" style:font-style-complex="normal" style:font-weight-complex="normal"/>
    </style:style>
    <style:style style:name="P1308" style:family="paragraph" style:parent-style-name="Standard">
      <style:text-properties fo:font-style="normal" style:text-underline-style="none" fo:font-weight="normal" officeooo:rsid="064142f8" officeooo:paragraph-rsid="064142f8" style:font-style-asian="normal" style:font-weight-asian="normal" style:font-style-complex="normal" style:font-weight-complex="normal"/>
    </style:style>
    <style:style style:name="P1309" style:family="paragraph" style:parent-style-name="Standard">
      <style:text-properties fo:font-style="normal" style:text-underline-style="none" fo:font-weight="normal" officeooo:rsid="0641abd7" officeooo:paragraph-rsid="0641abd7" style:font-style-asian="normal" style:font-weight-asian="normal" style:font-style-complex="normal" style:font-weight-complex="normal"/>
    </style:style>
    <style:style style:name="P1310" style:family="paragraph" style:parent-style-name="Standard">
      <style:text-properties fo:font-style="normal" style:text-underline-style="none" fo:font-weight="normal" officeooo:rsid="064e7a95" officeooo:paragraph-rsid="064e7a95" style:font-style-asian="normal" style:font-weight-asian="normal" style:font-style-complex="normal" style:font-weight-complex="normal"/>
    </style:style>
    <style:style style:name="P1311" style:family="paragraph" style:parent-style-name="Standard">
      <style:text-properties fo:font-style="normal" style:text-underline-style="none" fo:font-weight="normal" officeooo:rsid="0655c577" officeooo:paragraph-rsid="0655c577" style:font-style-asian="normal" style:font-weight-asian="normal" style:font-style-complex="normal" style:font-weight-complex="normal"/>
    </style:style>
    <style:style style:name="P1312" style:family="paragraph" style:parent-style-name="Standard">
      <style:text-properties fo:font-style="normal" style:text-underline-style="none" fo:font-weight="normal" officeooo:rsid="065ba4d5" officeooo:paragraph-rsid="065ba4d5" style:font-style-asian="normal" style:font-weight-asian="normal" style:font-style-complex="normal" style:font-weight-complex="normal"/>
    </style:style>
    <style:style style:name="P1313" style:family="paragraph" style:parent-style-name="Standard">
      <style:text-properties fo:font-style="normal" style:text-underline-style="none" fo:font-weight="normal" officeooo:rsid="065ec122" officeooo:paragraph-rsid="065ec122" style:font-style-asian="normal" style:font-weight-asian="normal" style:font-style-complex="normal" style:font-weight-complex="normal"/>
    </style:style>
    <style:style style:name="P1314" style:family="paragraph" style:parent-style-name="Standard">
      <style:text-properties fo:font-style="normal" style:text-underline-style="none" fo:font-weight="normal" officeooo:rsid="065ec122" officeooo:paragraph-rsid="067b695e" style:font-style-asian="normal" style:font-weight-asian="normal" style:font-style-complex="normal" style:font-weight-complex="normal"/>
    </style:style>
    <style:style style:name="P1315" style:family="paragraph" style:parent-style-name="Standard">
      <style:text-properties fo:font-style="normal" style:text-underline-style="none" fo:font-weight="normal" officeooo:rsid="066160d2" officeooo:paragraph-rsid="066160d2" style:font-style-asian="normal" style:font-weight-asian="normal" style:font-style-complex="normal" style:font-weight-complex="normal"/>
    </style:style>
    <style:style style:name="P1316" style:family="paragraph" style:parent-style-name="Standard">
      <style:text-properties fo:font-style="normal" style:text-underline-style="none" fo:font-weight="normal" officeooo:rsid="06681289" officeooo:paragraph-rsid="06681289" style:font-style-asian="normal" style:font-weight-asian="normal" style:font-style-complex="normal" style:font-weight-complex="normal"/>
    </style:style>
    <style:style style:name="P1317" style:family="paragraph" style:parent-style-name="Standard">
      <style:text-properties fo:font-style="normal" style:text-underline-style="none" fo:font-weight="normal" officeooo:rsid="066a80d9" officeooo:paragraph-rsid="066a80d9" style:font-style-asian="normal" style:font-weight-asian="normal" style:font-style-complex="normal" style:font-weight-complex="normal"/>
    </style:style>
    <style:style style:name="P1318" style:family="paragraph" style:parent-style-name="Standard">
      <style:text-properties fo:font-style="normal" style:text-underline-style="none" fo:font-weight="normal" officeooo:rsid="067b695e" officeooo:paragraph-rsid="067b695e" style:font-style-asian="normal" style:font-weight-asian="normal" style:font-style-complex="normal" style:font-weight-complex="normal"/>
    </style:style>
    <style:style style:name="P1319" style:family="paragraph" style:parent-style-name="Standard">
      <style:text-properties fo:font-style="normal" style:text-underline-style="none" fo:font-weight="normal" officeooo:rsid="067f677b" officeooo:paragraph-rsid="067f677b" style:font-style-asian="normal" style:font-weight-asian="normal" style:font-style-complex="normal" style:font-weight-complex="normal"/>
    </style:style>
    <style:style style:name="P1320" style:family="paragraph" style:parent-style-name="Standard">
      <style:text-properties fo:font-style="normal" style:text-underline-style="none" fo:font-weight="normal" officeooo:rsid="06803ccb" officeooo:paragraph-rsid="06803ccb" style:font-style-asian="normal" style:font-weight-asian="normal" style:font-style-complex="normal" style:font-weight-complex="normal"/>
    </style:style>
    <style:style style:name="P1321" style:family="paragraph" style:parent-style-name="Standard">
      <style:text-properties fo:font-style="normal" style:text-underline-style="none" fo:font-weight="normal" officeooo:rsid="0684aa49" officeooo:paragraph-rsid="0684aa49" style:font-style-asian="normal" style:font-weight-asian="normal" style:font-style-complex="normal" style:font-weight-complex="normal"/>
    </style:style>
    <style:style style:name="P1322" style:family="paragraph" style:parent-style-name="Standard">
      <style:text-properties fo:font-style="normal" style:text-underline-style="none" fo:font-weight="normal" officeooo:rsid="06889185" officeooo:paragraph-rsid="06889185" style:font-style-asian="normal" style:font-weight-asian="normal" style:font-style-complex="normal" style:font-weight-complex="normal"/>
    </style:style>
    <style:style style:name="P1323" style:family="paragraph" style:parent-style-name="Standard">
      <style:text-properties fo:font-style="normal" style:text-underline-style="none" fo:font-weight="normal" officeooo:rsid="068dba22" officeooo:paragraph-rsid="068dba22" style:font-style-asian="normal" style:font-weight-asian="normal" style:font-style-complex="normal" style:font-weight-complex="normal"/>
    </style:style>
    <style:style style:name="P1324" style:family="paragraph" style:parent-style-name="Standard">
      <style:text-properties fo:font-style="normal" style:text-underline-style="none" fo:font-weight="normal" officeooo:rsid="068e16ad" officeooo:paragraph-rsid="068e16ad" style:font-style-asian="normal" style:font-weight-asian="normal" style:font-style-complex="normal" style:font-weight-complex="normal"/>
    </style:style>
    <style:style style:name="P1325" style:family="paragraph" style:parent-style-name="Standard">
      <style:text-properties fo:font-style="normal" style:text-underline-style="none" fo:font-weight="normal" officeooo:rsid="0691a72e" officeooo:paragraph-rsid="0691a72e" style:font-style-asian="normal" style:font-weight-asian="normal" style:font-style-complex="normal" style:font-weight-complex="normal"/>
    </style:style>
    <style:style style:name="P1326" style:family="paragraph" style:parent-style-name="Standard">
      <style:text-properties fo:font-style="normal" style:text-underline-style="none" fo:font-weight="normal" officeooo:rsid="0692efec" officeooo:paragraph-rsid="0692efec" style:font-style-asian="normal" style:font-weight-asian="normal" style:font-style-complex="normal" style:font-weight-complex="normal"/>
    </style:style>
    <style:style style:name="P1327" style:family="paragraph" style:parent-style-name="Standard">
      <style:text-properties fo:font-style="normal" style:text-underline-style="none" fo:font-weight="normal" officeooo:rsid="06946acd" officeooo:paragraph-rsid="06946acd" style:font-style-asian="normal" style:font-weight-asian="normal" style:font-style-complex="normal" style:font-weight-complex="normal"/>
    </style:style>
    <style:style style:name="P1328" style:family="paragraph" style:parent-style-name="Standard">
      <style:text-properties fo:font-style="normal" style:text-underline-style="none" fo:font-weight="normal" officeooo:rsid="06971fb9" officeooo:paragraph-rsid="06971fb9" style:font-style-asian="normal" style:font-weight-asian="normal" style:font-style-complex="normal" style:font-weight-complex="normal"/>
    </style:style>
    <style:style style:name="P1329" style:family="paragraph" style:parent-style-name="Standard">
      <style:text-properties fo:font-style="normal" style:text-underline-style="none" fo:font-weight="normal" officeooo:rsid="06a10ca8" officeooo:paragraph-rsid="06a10ca8" style:font-style-asian="normal" style:font-weight-asian="normal" style:font-style-complex="normal" style:font-weight-complex="normal"/>
    </style:style>
    <style:style style:name="P1330" style:family="paragraph" style:parent-style-name="Standard">
      <style:text-properties fo:font-style="normal" style:text-underline-style="none" fo:font-weight="normal" officeooo:rsid="06a4db81" officeooo:paragraph-rsid="06a4db81" style:font-style-asian="normal" style:font-weight-asian="normal" style:font-style-complex="normal" style:font-weight-complex="normal"/>
    </style:style>
    <style:style style:name="P1331" style:family="paragraph" style:parent-style-name="Standard">
      <style:text-properties fo:font-style="normal" style:text-underline-style="none" fo:font-weight="normal" officeooo:rsid="06a709b6" officeooo:paragraph-rsid="06a709b6" style:font-style-asian="normal" style:font-weight-asian="normal" style:font-style-complex="normal" style:font-weight-complex="normal"/>
    </style:style>
    <style:style style:name="P1332" style:family="paragraph" style:parent-style-name="Standard">
      <style:text-properties fo:font-style="normal" style:text-underline-style="none" fo:font-weight="normal" officeooo:rsid="06a74de7" officeooo:paragraph-rsid="06a74de7" style:font-style-asian="normal" style:font-weight-asian="normal" style:font-style-complex="normal" style:font-weight-complex="normal"/>
    </style:style>
    <style:style style:name="P1333" style:family="paragraph" style:parent-style-name="Standard">
      <style:text-properties fo:font-style="normal" style:text-underline-style="none" fo:font-weight="normal" officeooo:rsid="06a875c3" officeooo:paragraph-rsid="06a875c3" style:font-style-asian="normal" style:font-weight-asian="normal" style:font-style-complex="normal" style:font-weight-complex="normal"/>
    </style:style>
    <style:style style:name="P1334" style:family="paragraph" style:parent-style-name="Standard">
      <style:text-properties fo:font-style="normal" style:text-underline-style="none" fo:font-weight="normal" officeooo:rsid="06ab52e8" officeooo:paragraph-rsid="06ab52e8" style:font-style-asian="normal" style:font-weight-asian="normal" style:font-style-complex="normal" style:font-weight-complex="normal"/>
    </style:style>
    <style:style style:name="P1335" style:family="paragraph" style:parent-style-name="Standard">
      <style:text-properties fo:font-style="normal" style:text-underline-style="none" fo:font-weight="normal" officeooo:rsid="06ad36ea" officeooo:paragraph-rsid="06ad36ea" style:font-style-asian="normal" style:font-weight-asian="normal" style:font-style-complex="normal" style:font-weight-complex="normal"/>
    </style:style>
    <style:style style:name="P1336" style:family="paragraph" style:parent-style-name="Standard">
      <style:text-properties fo:font-style="normal" style:text-underline-style="none" fo:font-weight="normal" officeooo:rsid="06af0df7" officeooo:paragraph-rsid="06af0df7" style:font-style-asian="normal" style:font-weight-asian="normal" style:font-style-complex="normal" style:font-weight-complex="normal"/>
    </style:style>
    <style:style style:name="P1337" style:family="paragraph" style:parent-style-name="Standard">
      <style:text-properties fo:font-style="normal" style:text-underline-style="none" fo:font-weight="normal" officeooo:rsid="06b401aa" officeooo:paragraph-rsid="06b401aa" style:font-style-asian="normal" style:font-weight-asian="normal" style:font-style-complex="normal" style:font-weight-complex="normal"/>
    </style:style>
    <style:style style:name="P1338" style:family="paragraph" style:parent-style-name="Standard">
      <style:text-properties fo:font-style="normal" style:text-underline-style="none" fo:font-weight="normal" officeooo:rsid="06b58521" officeooo:paragraph-rsid="06b58521" style:font-style-asian="normal" style:font-weight-asian="normal" style:font-style-complex="normal" style:font-weight-complex="normal"/>
    </style:style>
    <style:style style:name="P1339" style:family="paragraph" style:parent-style-name="Standard">
      <style:text-properties fo:font-style="normal" style:text-underline-style="none" fo:font-weight="normal" officeooo:rsid="06b58c44" officeooo:paragraph-rsid="06b58c44" style:font-style-asian="normal" style:font-weight-asian="normal" style:font-style-complex="normal" style:font-weight-complex="normal"/>
    </style:style>
    <style:style style:name="P1340" style:family="paragraph" style:parent-style-name="Standard">
      <style:text-properties fo:font-style="normal" style:text-underline-style="none" fo:font-weight="normal" officeooo:rsid="06bab73d" officeooo:paragraph-rsid="06bab73d" style:font-style-asian="normal" style:font-weight-asian="normal" style:font-style-complex="normal" style:font-weight-complex="normal"/>
    </style:style>
    <style:style style:name="P1341" style:family="paragraph" style:parent-style-name="Standard">
      <style:text-properties fo:font-style="normal" style:text-underline-style="none" fo:font-weight="normal" officeooo:rsid="06be94de" officeooo:paragraph-rsid="06be94de" style:font-style-asian="normal" style:font-weight-asian="normal" style:font-style-complex="normal" style:font-weight-complex="normal"/>
    </style:style>
    <style:style style:name="P1342" style:family="paragraph" style:parent-style-name="Standard">
      <style:text-properties fo:font-style="normal" style:text-underline-style="none" fo:font-weight="normal" officeooo:rsid="06c07555" officeooo:paragraph-rsid="06c07555" style:font-style-asian="normal" style:font-weight-asian="normal" style:font-style-complex="normal" style:font-weight-complex="normal"/>
    </style:style>
    <style:style style:name="P1343" style:family="paragraph" style:parent-style-name="Standard">
      <style:text-properties fo:font-style="normal" style:text-underline-style="none" fo:font-weight="normal" officeooo:rsid="06c12ac6" officeooo:paragraph-rsid="06c12ac6" style:font-style-asian="normal" style:font-weight-asian="normal" style:font-style-complex="normal" style:font-weight-complex="normal"/>
    </style:style>
    <style:style style:name="P1344" style:family="paragraph" style:parent-style-name="Standard">
      <style:text-properties fo:font-style="normal" style:text-underline-style="none" fo:font-weight="normal" officeooo:rsid="06c75f25" officeooo:paragraph-rsid="06c75f25" style:font-style-asian="normal" style:font-weight-asian="normal" style:font-style-complex="normal" style:font-weight-complex="normal"/>
    </style:style>
    <style:style style:name="P1345" style:family="paragraph" style:parent-style-name="Standard">
      <style:text-properties fo:font-style="normal" style:text-underline-style="none" fo:font-weight="normal" officeooo:rsid="06c81a59" officeooo:paragraph-rsid="06c81a59" style:font-style-asian="normal" style:font-weight-asian="normal" style:font-style-complex="normal" style:font-weight-complex="normal"/>
    </style:style>
    <style:style style:name="P1346" style:family="paragraph" style:parent-style-name="Standard">
      <style:text-properties fo:font-style="normal" style:text-underline-style="none" fo:font-weight="normal" officeooo:rsid="06ceb262" officeooo:paragraph-rsid="06ceb262" style:font-style-asian="normal" style:font-weight-asian="normal" style:font-style-complex="normal" style:font-weight-complex="normal"/>
    </style:style>
    <style:style style:name="P1347" style:family="paragraph" style:parent-style-name="Standard">
      <style:text-properties fo:font-style="normal" style:text-underline-style="none" fo:font-weight="normal" officeooo:rsid="06d31aa6" officeooo:paragraph-rsid="06d31aa6" style:font-style-asian="normal" style:font-weight-asian="normal" style:font-style-complex="normal" style:font-weight-complex="normal"/>
    </style:style>
    <style:style style:name="P1348" style:family="paragraph" style:parent-style-name="Standard">
      <style:text-properties fo:font-style="normal" style:text-underline-style="none" fo:font-weight="normal" officeooo:rsid="06d41ede" officeooo:paragraph-rsid="06d41ede" style:font-style-asian="normal" style:font-weight-asian="normal" style:font-style-complex="normal" style:font-weight-complex="normal"/>
    </style:style>
    <style:style style:name="P1349" style:family="paragraph" style:parent-style-name="Standard">
      <style:text-properties fo:font-style="normal" style:text-underline-style="none" fo:font-weight="normal" officeooo:rsid="06d490b1" officeooo:paragraph-rsid="06d490b1" style:font-style-asian="normal" style:font-weight-asian="normal" style:font-style-complex="normal" style:font-weight-complex="normal"/>
    </style:style>
    <style:style style:name="P1350" style:family="paragraph" style:parent-style-name="Standard">
      <style:text-properties fo:font-style="normal" style:text-underline-style="none" fo:font-weight="normal" officeooo:rsid="06d6faf1" officeooo:paragraph-rsid="06d6faf1" style:font-style-asian="normal" style:font-weight-asian="normal" style:font-style-complex="normal" style:font-weight-complex="normal"/>
    </style:style>
    <style:style style:name="P1351" style:family="paragraph" style:parent-style-name="Standard">
      <style:text-properties fo:font-style="normal" style:text-underline-style="none" fo:font-weight="normal" officeooo:rsid="06e0c2cd" officeooo:paragraph-rsid="06e0c2cd" style:font-style-asian="normal" style:font-weight-asian="normal" style:font-style-complex="normal" style:font-weight-complex="normal"/>
    </style:style>
    <style:style style:name="P1352" style:family="paragraph" style:parent-style-name="Standard">
      <style:text-properties fo:font-style="normal" style:text-underline-style="none" fo:font-weight="normal" officeooo:rsid="06e15d42" officeooo:paragraph-rsid="06e15d42" style:font-style-asian="normal" style:font-weight-asian="normal" style:font-style-complex="normal" style:font-weight-complex="normal"/>
    </style:style>
    <style:style style:name="P1353" style:family="paragraph" style:parent-style-name="Standard">
      <style:text-properties fo:font-style="normal" style:text-underline-style="none" fo:font-weight="normal" officeooo:rsid="06e26afb" officeooo:paragraph-rsid="06e26afb" style:font-style-asian="normal" style:font-weight-asian="normal" style:font-style-complex="normal" style:font-weight-complex="normal"/>
    </style:style>
    <style:style style:name="P1354" style:family="paragraph" style:parent-style-name="Standard">
      <style:text-properties fo:font-style="normal" style:text-underline-style="none" fo:font-weight="normal" officeooo:rsid="06e33d67" officeooo:paragraph-rsid="06e4f484" style:font-style-asian="normal" style:font-weight-asian="normal" style:font-style-complex="normal" style:font-weight-complex="normal"/>
    </style:style>
    <style:style style:name="P1355" style:family="paragraph" style:parent-style-name="Standard">
      <style:text-properties fo:font-style="normal" style:text-underline-style="none" fo:font-weight="normal" officeooo:rsid="06e4f484" officeooo:paragraph-rsid="06e4f484" style:font-style-asian="normal" style:font-weight-asian="normal" style:font-style-complex="normal" style:font-weight-complex="normal"/>
    </style:style>
    <style:style style:name="P1356" style:family="paragraph" style:parent-style-name="Standard">
      <style:text-properties fo:font-style="normal" style:text-underline-style="none" fo:font-weight="normal" officeooo:rsid="06e5037f" officeooo:paragraph-rsid="06e5037f" style:font-style-asian="normal" style:font-weight-asian="normal" style:font-style-complex="normal" style:font-weight-complex="normal"/>
    </style:style>
    <style:style style:name="P1357" style:family="paragraph" style:parent-style-name="Standard">
      <style:text-properties fo:font-style="normal" style:text-underline-style="none" fo:font-weight="normal" officeooo:rsid="06e7e54c" officeooo:paragraph-rsid="06e7e54c" style:font-style-asian="normal" style:font-weight-asian="normal" style:font-style-complex="normal" style:font-weight-complex="normal"/>
    </style:style>
    <style:style style:name="P1358" style:family="paragraph" style:parent-style-name="Standard">
      <style:text-properties fo:font-style="normal" style:text-underline-style="none" fo:font-weight="normal" officeooo:rsid="06ebbbbb" officeooo:paragraph-rsid="06ebbbbb" style:font-style-asian="normal" style:font-weight-asian="normal" style:font-style-complex="normal" style:font-weight-complex="normal"/>
    </style:style>
    <style:style style:name="P1359" style:family="paragraph" style:parent-style-name="Standard">
      <style:text-properties fo:font-style="normal" style:text-underline-style="none" fo:font-weight="normal" officeooo:rsid="06ed1f59" officeooo:paragraph-rsid="06ed1f59" style:font-style-asian="normal" style:font-weight-asian="normal" style:font-style-complex="normal" style:font-weight-complex="normal"/>
    </style:style>
    <style:style style:name="P1360" style:family="paragraph" style:parent-style-name="Standard">
      <style:text-properties fo:font-style="normal" style:text-underline-style="none" fo:font-weight="normal" officeooo:rsid="06ef95a1" officeooo:paragraph-rsid="06ef95a1" style:font-style-asian="normal" style:font-weight-asian="normal" style:font-style-complex="normal" style:font-weight-complex="normal"/>
    </style:style>
    <style:style style:name="P1361" style:family="paragraph" style:parent-style-name="Standard">
      <style:text-properties fo:font-style="normal" style:text-underline-style="none" fo:font-weight="normal" officeooo:rsid="06f83b7b" officeooo:paragraph-rsid="06fb7588" style:font-style-asian="normal" style:font-weight-asian="normal" style:font-style-complex="normal" style:font-weight-complex="normal"/>
    </style:style>
    <style:style style:name="P1362" style:family="paragraph" style:parent-style-name="Standard">
      <style:text-properties fo:font-style="normal" style:text-underline-style="none" fo:font-weight="normal" officeooo:rsid="06f89ed4" officeooo:paragraph-rsid="06fb7588" style:font-style-asian="normal" style:font-weight-asian="normal" style:font-style-complex="normal" style:font-weight-complex="normal"/>
    </style:style>
    <style:style style:name="P1363" style:family="paragraph" style:parent-style-name="Standard">
      <style:text-properties fo:font-style="normal" style:text-underline-style="none" fo:font-weight="normal" officeooo:rsid="06f89ed4" officeooo:paragraph-rsid="06f83b7b" style:font-style-asian="normal" style:font-weight-asian="normal" style:font-style-complex="normal" style:font-weight-complex="normal"/>
    </style:style>
    <style:style style:name="P1364" style:family="paragraph" style:parent-style-name="Standard">
      <style:text-properties fo:font-style="normal" style:text-underline-style="none" fo:font-weight="normal" officeooo:rsid="06fe72bf" officeooo:paragraph-rsid="06fe72bf" style:font-style-asian="normal" style:font-weight-asian="normal" style:font-style-complex="normal" style:font-weight-complex="normal"/>
    </style:style>
    <style:style style:name="P1365" style:family="paragraph" style:parent-style-name="Standard">
      <style:text-properties fo:font-style="normal" style:text-underline-style="none" fo:font-weight="normal" officeooo:rsid="07051c47" officeooo:paragraph-rsid="07051c47" style:font-style-asian="normal" style:font-weight-asian="normal" style:font-style-complex="normal" style:font-weight-complex="normal"/>
    </style:style>
    <style:style style:name="P1366" style:family="paragraph" style:parent-style-name="Standard">
      <style:text-properties fo:font-style="normal" style:text-underline-style="none" fo:font-weight="normal" officeooo:rsid="0709c8c0" officeooo:paragraph-rsid="0709c8c0" style:font-style-asian="normal" style:font-weight-asian="normal" style:font-style-complex="normal" style:font-weight-complex="normal"/>
    </style:style>
    <style:style style:name="P1367" style:family="paragraph" style:parent-style-name="Standard">
      <style:text-properties fo:font-style="normal" style:text-underline-style="none" fo:font-weight="normal" officeooo:rsid="0709c8c0" officeooo:paragraph-rsid="070b0d84" style:font-style-asian="normal" style:font-weight-asian="normal" style:font-style-complex="normal" style:font-weight-complex="normal"/>
    </style:style>
    <style:style style:name="P1368" style:family="paragraph" style:parent-style-name="Standard">
      <style:text-properties fo:font-style="normal" style:text-underline-style="none" fo:font-weight="normal" officeooo:rsid="070c72d0" officeooo:paragraph-rsid="070c72d0" style:font-style-asian="normal" style:font-weight-asian="normal" style:font-style-complex="normal" style:font-weight-complex="normal"/>
    </style:style>
    <style:style style:name="P1369" style:family="paragraph" style:parent-style-name="Standard">
      <style:text-properties fo:font-style="normal" style:text-underline-style="none" fo:font-weight="normal" officeooo:rsid="07101565" officeooo:paragraph-rsid="07101565" style:font-style-asian="normal" style:font-weight-asian="normal" style:font-style-complex="normal" style:font-weight-complex="normal"/>
    </style:style>
    <style:style style:name="P1370" style:family="paragraph" style:parent-style-name="Standard">
      <style:text-properties fo:font-style="normal" style:text-underline-style="none" fo:font-weight="normal" officeooo:rsid="0710e64c" officeooo:paragraph-rsid="0710e64c" style:font-style-asian="normal" style:font-weight-asian="normal" style:font-style-complex="normal" style:font-weight-complex="normal"/>
    </style:style>
    <style:style style:name="P1371" style:family="paragraph" style:parent-style-name="Standard">
      <style:text-properties fo:font-style="normal" style:text-underline-style="none" fo:font-weight="normal" officeooo:rsid="07122a91" officeooo:paragraph-rsid="07122a91" style:font-style-asian="normal" style:font-weight-asian="normal" style:font-style-complex="normal" style:font-weight-complex="normal"/>
    </style:style>
    <style:style style:name="P1372" style:family="paragraph" style:parent-style-name="Standard">
      <style:text-properties fo:font-style="normal" style:text-underline-style="none" fo:font-weight="normal" officeooo:rsid="07160bb5" officeooo:paragraph-rsid="07160bb5" style:font-style-asian="normal" style:font-weight-asian="normal" style:font-style-complex="normal" style:font-weight-complex="normal"/>
    </style:style>
    <style:style style:name="P1373" style:family="paragraph" style:parent-style-name="Standard">
      <style:text-properties fo:font-style="normal" style:text-underline-style="none" fo:font-weight="normal" officeooo:rsid="07292bc1" officeooo:paragraph-rsid="07292bc1" style:font-style-asian="normal" style:font-weight-asian="normal" style:font-style-complex="normal" style:font-weight-complex="normal"/>
    </style:style>
    <style:style style:name="P1374" style:family="paragraph" style:parent-style-name="Standard">
      <style:text-properties fo:font-style="normal" style:text-underline-style="none" fo:font-weight="normal" officeooo:rsid="07325b12" officeooo:paragraph-rsid="07325b12" style:font-style-asian="normal" style:font-weight-asian="normal" style:font-style-complex="normal" style:font-weight-complex="normal"/>
    </style:style>
    <style:style style:name="P1375" style:family="paragraph" style:parent-style-name="Standard">
      <style:text-properties fo:font-style="normal" style:text-underline-style="none" fo:font-weight="normal" officeooo:rsid="07325b12" officeooo:paragraph-rsid="0734262c" style:font-style-asian="normal" style:font-weight-asian="normal" style:font-style-complex="normal" style:font-weight-complex="normal"/>
    </style:style>
    <style:style style:name="P1376" style:family="paragraph" style:parent-style-name="Standard">
      <style:text-properties fo:font-style="normal" style:text-underline-style="none" fo:font-weight="normal" officeooo:rsid="0737715a" officeooo:paragraph-rsid="0737715a" style:font-style-asian="normal" style:font-weight-asian="normal" style:font-style-complex="normal" style:font-weight-complex="normal"/>
    </style:style>
    <style:style style:name="P1377" style:family="paragraph" style:parent-style-name="Standard">
      <style:text-properties fo:font-style="normal" style:text-underline-style="none" fo:font-weight="normal" officeooo:rsid="073c0f74" officeooo:paragraph-rsid="073c0f74" style:font-style-asian="normal" style:font-weight-asian="normal" style:font-style-complex="normal" style:font-weight-complex="normal"/>
    </style:style>
    <style:style style:name="P1378" style:family="paragraph" style:parent-style-name="Standard">
      <style:text-properties fo:font-style="normal" style:text-underline-style="none" fo:font-weight="normal" officeooo:rsid="073d8b2e" officeooo:paragraph-rsid="073d8b2e" style:font-style-asian="normal" style:font-weight-asian="normal" style:font-style-complex="normal" style:font-weight-complex="normal"/>
    </style:style>
    <style:style style:name="P1379" style:family="paragraph" style:parent-style-name="Standard">
      <style:text-properties fo:font-style="normal" style:text-underline-style="none" fo:font-weight="normal" officeooo:rsid="073dc439" officeooo:paragraph-rsid="073dc439" style:font-style-asian="normal" style:font-weight-asian="normal" style:font-style-complex="normal" style:font-weight-complex="normal"/>
    </style:style>
    <style:style style:name="P1380" style:family="paragraph" style:parent-style-name="Standard">
      <style:text-properties fo:font-style="normal" style:text-underline-style="none" fo:font-weight="normal" officeooo:rsid="04bcf075" officeooo:paragraph-rsid="04bcf075" style:font-style-asian="normal" style:font-weight-asian="normal" style:font-style-complex="normal" style:font-weight-complex="normal"/>
    </style:style>
    <style:style style:name="P1381" style:family="paragraph" style:parent-style-name="Standard">
      <style:text-properties fo:font-style="normal" style:text-underline-style="none" fo:font-weight="normal" officeooo:rsid="074066d7" officeooo:paragraph-rsid="074066d7" style:font-style-asian="normal" style:font-weight-asian="normal" style:font-style-complex="normal" style:font-weight-complex="normal"/>
    </style:style>
    <style:style style:name="P1382" style:family="paragraph" style:parent-style-name="Standard">
      <style:text-properties fo:font-style="normal" style:text-underline-style="none" fo:font-weight="normal" officeooo:rsid="0745b0e2" officeooo:paragraph-rsid="0745b0e2" style:font-style-asian="normal" style:font-weight-asian="normal" style:font-style-complex="normal" style:font-weight-complex="normal"/>
    </style:style>
    <style:style style:name="P1383" style:family="paragraph" style:parent-style-name="Standard">
      <style:text-properties fo:font-style="normal" style:text-underline-style="none" fo:font-weight="normal" officeooo:rsid="07503146" officeooo:paragraph-rsid="07503146" style:font-style-asian="normal" style:font-weight-asian="normal" style:font-style-complex="normal" style:font-weight-complex="normal"/>
    </style:style>
    <style:style style:name="P1384" style:family="paragraph" style:parent-style-name="Standard">
      <style:text-properties fo:font-style="normal" style:text-underline-style="none" fo:font-weight="normal" officeooo:rsid="0751402f" officeooo:paragraph-rsid="0751402f" style:font-style-asian="normal" style:font-weight-asian="normal" style:font-style-complex="normal" style:font-weight-complex="normal"/>
    </style:style>
    <style:style style:name="P1385" style:family="paragraph" style:parent-style-name="Standard">
      <style:text-properties fo:font-style="normal" style:text-underline-style="none" fo:font-weight="normal" officeooo:rsid="075470d0" officeooo:paragraph-rsid="075470d0" style:font-style-asian="normal" style:font-weight-asian="normal" style:font-style-complex="normal" style:font-weight-complex="normal"/>
    </style:style>
    <style:style style:name="P1386" style:family="paragraph" style:parent-style-name="Standard">
      <style:text-properties fo:font-style="normal" style:text-underline-style="none" fo:font-weight="normal" officeooo:rsid="07555df0" officeooo:paragraph-rsid="07555df0" style:font-style-asian="normal" style:font-weight-asian="normal" style:font-style-complex="normal" style:font-weight-complex="normal"/>
    </style:style>
    <style:style style:name="P1387" style:family="paragraph" style:parent-style-name="Standard">
      <style:text-properties fo:font-style="normal" style:text-underline-style="none" fo:font-weight="normal" officeooo:rsid="075f4efd" officeooo:paragraph-rsid="075f4efd" style:font-style-asian="normal" style:font-weight-asian="normal" style:font-style-complex="normal" style:font-weight-complex="normal"/>
    </style:style>
    <style:style style:name="P1388" style:family="paragraph" style:parent-style-name="Standard">
      <style:text-properties fo:font-style="normal" style:text-underline-style="none" fo:font-weight="normal" officeooo:rsid="07609d33" officeooo:paragraph-rsid="07609d33" style:font-style-asian="normal" style:font-weight-asian="normal" style:font-style-complex="normal" style:font-weight-complex="normal"/>
    </style:style>
    <style:style style:name="P1389" style:family="paragraph" style:parent-style-name="Standard">
      <style:text-properties fo:font-style="normal" style:text-underline-style="none" fo:font-weight="normal" officeooo:rsid="07639804" officeooo:paragraph-rsid="07639804" style:font-style-asian="normal" style:font-weight-asian="normal" style:font-style-complex="normal" style:font-weight-complex="normal"/>
    </style:style>
    <style:style style:name="P1390" style:family="paragraph" style:parent-style-name="Standard">
      <style:text-properties fo:font-style="normal" style:text-underline-style="none" fo:font-weight="normal" officeooo:rsid="076417e3" officeooo:paragraph-rsid="076417e3" style:font-style-asian="normal" style:font-weight-asian="normal" style:font-style-complex="normal" style:font-weight-complex="normal"/>
    </style:style>
    <style:style style:name="P1391" style:family="paragraph" style:parent-style-name="Standard">
      <style:text-properties fo:font-style="normal" style:text-underline-style="none" fo:font-weight="normal" officeooo:rsid="07675703" officeooo:paragraph-rsid="07675703" style:font-style-asian="normal" style:font-weight-asian="normal" style:font-style-complex="normal" style:font-weight-complex="normal"/>
    </style:style>
    <style:style style:name="P1392" style:family="paragraph" style:parent-style-name="Standard">
      <style:text-properties fo:font-style="normal" style:text-underline-style="none" fo:font-weight="normal" officeooo:rsid="0767c3ec" officeooo:paragraph-rsid="0767c3ec" style:font-style-asian="normal" style:font-weight-asian="normal" style:font-style-complex="normal" style:font-weight-complex="normal"/>
    </style:style>
    <style:style style:name="P1393" style:family="paragraph" style:parent-style-name="Standard">
      <style:text-properties fo:font-style="normal" style:text-underline-style="none" fo:font-weight="normal" officeooo:rsid="07699a4f" officeooo:paragraph-rsid="07699a4f" style:font-style-asian="normal" style:font-weight-asian="normal" style:font-style-complex="normal" style:font-weight-complex="normal"/>
    </style:style>
    <style:style style:name="P1394" style:family="paragraph" style:parent-style-name="Standard">
      <style:text-properties fo:font-style="normal" style:text-underline-style="none" fo:font-weight="normal" officeooo:rsid="076acf62" officeooo:paragraph-rsid="076acf62" style:font-style-asian="normal" style:font-weight-asian="normal" style:font-style-complex="normal" style:font-weight-complex="normal"/>
    </style:style>
    <style:style style:name="P1395" style:family="paragraph" style:parent-style-name="Standard">
      <style:text-properties fo:font-style="normal" style:text-underline-style="none" fo:font-weight="normal" officeooo:rsid="076ca9cc" officeooo:paragraph-rsid="076ca9cc" style:font-style-asian="normal" style:font-weight-asian="normal" style:font-style-complex="normal" style:font-weight-complex="normal"/>
    </style:style>
    <style:style style:name="P1396" style:family="paragraph" style:parent-style-name="Standard">
      <style:text-properties fo:font-style="normal" style:text-underline-style="none" fo:font-weight="normal" officeooo:rsid="076d6a86" officeooo:paragraph-rsid="076d6a86" style:font-style-asian="normal" style:font-weight-asian="normal" style:font-style-complex="normal" style:font-weight-complex="normal"/>
    </style:style>
    <style:style style:name="P1397" style:family="paragraph" style:parent-style-name="Standard">
      <style:text-properties fo:font-style="normal" style:text-underline-style="none" fo:font-weight="normal" officeooo:rsid="076db241" officeooo:paragraph-rsid="076db241" style:font-style-asian="normal" style:font-weight-asian="normal" style:font-style-complex="normal" style:font-weight-complex="normal"/>
    </style:style>
    <style:style style:name="P1398" style:family="paragraph" style:parent-style-name="Standard">
      <style:text-properties fo:font-style="normal" style:text-underline-style="none" fo:font-weight="normal" officeooo:rsid="076f7006" officeooo:paragraph-rsid="076f7006" style:font-style-asian="normal" style:font-weight-asian="normal" style:font-style-complex="normal" style:font-weight-complex="normal"/>
    </style:style>
    <style:style style:name="P1399" style:family="paragraph" style:parent-style-name="Standard">
      <style:text-properties fo:font-style="normal" style:text-underline-style="none" fo:font-weight="normal" officeooo:rsid="07728390" officeooo:paragraph-rsid="07728390" style:font-style-asian="normal" style:font-weight-asian="normal" style:font-style-complex="normal" style:font-weight-complex="normal"/>
    </style:style>
    <style:style style:name="P1400" style:family="paragraph" style:parent-style-name="Standard">
      <style:text-properties fo:font-style="normal" style:text-underline-style="none" fo:font-weight="normal" officeooo:rsid="0775851f" officeooo:paragraph-rsid="0775851f" style:font-style-asian="normal" style:font-weight-asian="normal" style:font-style-complex="normal" style:font-weight-complex="normal"/>
    </style:style>
    <style:style style:name="P1401" style:family="paragraph" style:parent-style-name="Standard">
      <style:text-properties fo:font-style="normal" style:text-underline-style="none" fo:font-weight="normal" officeooo:rsid="0775b51e" officeooo:paragraph-rsid="0775b51e" style:font-style-asian="normal" style:font-weight-asian="normal" style:font-style-complex="normal" style:font-weight-complex="normal"/>
    </style:style>
    <style:style style:name="P1402" style:family="paragraph" style:parent-style-name="Standard">
      <style:text-properties fo:font-style="normal" style:text-underline-style="none" fo:font-weight="normal" officeooo:rsid="0780fce1" officeooo:paragraph-rsid="0775b51e" style:font-style-asian="normal" style:font-weight-asian="normal" style:font-style-complex="normal" style:font-weight-complex="normal"/>
    </style:style>
    <style:style style:name="P1403" style:family="paragraph" style:parent-style-name="Standard">
      <style:text-properties fo:font-style="normal" style:text-underline-style="none" fo:font-weight="normal" officeooo:rsid="0780fce1" officeooo:paragraph-rsid="0780fce1" style:font-style-asian="normal" style:font-weight-asian="normal" style:font-style-complex="normal" style:font-weight-complex="normal"/>
    </style:style>
    <style:style style:name="P1404" style:family="paragraph" style:parent-style-name="Standard">
      <style:text-properties fo:font-style="normal" style:text-underline-style="none" fo:font-weight="normal" officeooo:rsid="078a92eb" officeooo:paragraph-rsid="078a92eb" style:font-style-asian="normal" style:font-weight-asian="normal" style:font-style-complex="normal" style:font-weight-complex="normal"/>
    </style:style>
    <style:style style:name="P1405" style:family="paragraph" style:parent-style-name="Standard">
      <style:text-properties fo:font-style="normal" style:text-underline-style="none" fo:font-weight="normal" officeooo:rsid="078c1f02" officeooo:paragraph-rsid="078c1f02" style:font-style-asian="normal" style:font-weight-asian="normal" style:font-style-complex="normal" style:font-weight-complex="normal"/>
    </style:style>
    <style:style style:name="P1406" style:family="paragraph" style:parent-style-name="Standard">
      <style:text-properties fo:font-style="normal" style:text-underline-style="none" fo:font-weight="normal" officeooo:rsid="078ea30d" officeooo:paragraph-rsid="078ea30d" style:font-style-asian="normal" style:font-weight-asian="normal" style:font-style-complex="normal" style:font-weight-complex="normal"/>
    </style:style>
    <style:style style:name="P1407" style:family="paragraph" style:parent-style-name="Standard">
      <style:text-properties fo:font-style="normal" style:text-underline-style="none" fo:font-weight="normal" officeooo:rsid="079168ba" officeooo:paragraph-rsid="079168ba" style:font-style-asian="normal" style:font-weight-asian="normal" style:font-style-complex="normal" style:font-weight-complex="normal"/>
    </style:style>
    <style:style style:name="P1408" style:family="paragraph" style:parent-style-name="Standard">
      <style:text-properties fo:font-style="normal" style:text-underline-style="none" fo:font-weight="normal" officeooo:rsid="07919a69" officeooo:paragraph-rsid="07919a69" style:font-style-asian="normal" style:font-weight-asian="normal" style:font-style-complex="normal" style:font-weight-complex="normal"/>
    </style:style>
    <style:style style:name="P1409" style:family="paragraph" style:parent-style-name="Standard">
      <style:text-properties fo:font-style="normal" style:text-underline-style="none" fo:font-weight="normal" officeooo:rsid="0792443e" officeooo:paragraph-rsid="0792443e" style:font-style-asian="normal" style:font-weight-asian="normal" style:font-style-complex="normal" style:font-weight-complex="normal"/>
    </style:style>
    <style:style style:name="P1410" style:family="paragraph" style:parent-style-name="Standard">
      <style:text-properties fo:font-style="normal" style:text-underline-style="none" fo:font-weight="normal" officeooo:rsid="07942737" officeooo:paragraph-rsid="07942737" style:font-style-asian="normal" style:font-weight-asian="normal" style:font-style-complex="normal" style:font-weight-complex="normal"/>
    </style:style>
    <style:style style:name="P1411" style:family="paragraph" style:parent-style-name="Standard">
      <style:text-properties fo:font-style="normal" style:text-underline-style="none" fo:font-weight="normal" officeooo:rsid="0795f912" officeooo:paragraph-rsid="0792443e" style:font-style-asian="normal" style:font-weight-asian="normal" style:font-style-complex="normal" style:font-weight-complex="normal"/>
    </style:style>
    <style:style style:name="P1412" style:family="paragraph" style:parent-style-name="Standard">
      <style:text-properties fo:font-style="normal" style:text-underline-style="none" fo:font-weight="normal" officeooo:rsid="0798a32b" officeooo:paragraph-rsid="0798a32b" style:font-style-asian="normal" style:font-weight-asian="normal" style:font-style-complex="normal" style:font-weight-complex="normal"/>
    </style:style>
    <style:style style:name="P1413" style:family="paragraph" style:parent-style-name="Standard">
      <style:text-properties fo:font-style="normal" style:text-underline-style="none" fo:font-weight="normal" officeooo:rsid="079e26b7" officeooo:paragraph-rsid="079e26b7" style:font-style-asian="normal" style:font-weight-asian="normal" style:font-style-complex="normal" style:font-weight-complex="normal"/>
    </style:style>
    <style:style style:name="P1414" style:family="paragraph" style:parent-style-name="Standard">
      <style:text-properties fo:font-style="normal" style:text-underline-style="none" fo:font-weight="normal" officeooo:rsid="07a075a4" officeooo:paragraph-rsid="07a075a4" style:font-style-asian="normal" style:font-weight-asian="normal" style:font-style-complex="normal" style:font-weight-complex="normal"/>
    </style:style>
    <style:style style:name="P1415" style:family="paragraph" style:parent-style-name="Standard">
      <style:text-properties fo:font-style="normal" style:text-underline-style="none" fo:font-weight="normal" officeooo:rsid="07a22161" officeooo:paragraph-rsid="07a075a4" style:font-style-asian="normal" style:font-weight-asian="normal" style:font-style-complex="normal" style:font-weight-complex="normal"/>
    </style:style>
    <style:style style:name="P1416" style:family="paragraph" style:parent-style-name="Standard">
      <style:text-properties fo:font-style="normal" style:text-underline-style="none" fo:font-weight="normal" officeooo:rsid="07a22161" officeooo:paragraph-rsid="07a22161" style:font-style-asian="normal" style:font-weight-asian="normal" style:font-style-complex="normal" style:font-weight-complex="normal"/>
    </style:style>
    <style:style style:name="P1417" style:family="paragraph" style:parent-style-name="Standard">
      <style:text-properties fo:font-style="normal" style:text-underline-style="none" fo:font-weight="normal" officeooo:rsid="07a413e2" officeooo:paragraph-rsid="07a413e2" style:font-style-asian="normal" style:font-weight-asian="normal" style:font-style-complex="normal" style:font-weight-complex="normal"/>
    </style:style>
    <style:style style:name="P1418" style:family="paragraph" style:parent-style-name="Standard">
      <style:text-properties fo:font-style="normal" style:text-underline-style="none" fo:font-weight="normal" officeooo:rsid="07a644b9" officeooo:paragraph-rsid="07a644b9" style:font-style-asian="normal" style:font-weight-asian="normal" style:font-style-complex="normal" style:font-weight-complex="normal"/>
    </style:style>
    <style:style style:name="P1419" style:family="paragraph" style:parent-style-name="Standard">
      <style:text-properties fo:font-style="normal" style:text-underline-style="none" fo:font-weight="normal" officeooo:rsid="07a6b859" officeooo:paragraph-rsid="07a6b859" style:font-style-asian="normal" style:font-weight-asian="normal" style:font-style-complex="normal" style:font-weight-complex="normal"/>
    </style:style>
    <style:style style:name="P1420" style:family="paragraph" style:parent-style-name="Standard">
      <style:text-properties fo:font-style="normal" style:text-underline-style="none" fo:font-weight="normal" officeooo:rsid="07a6b859" officeooo:paragraph-rsid="07a6d135" style:font-style-asian="normal" style:font-weight-asian="normal" style:font-style-complex="normal" style:font-weight-complex="normal"/>
    </style:style>
    <style:style style:name="P1421" style:family="paragraph" style:parent-style-name="Standard">
      <style:text-properties fo:font-style="normal" style:text-underline-style="none" fo:font-weight="normal" officeooo:rsid="07a90fba" officeooo:paragraph-rsid="07a90fba" style:font-style-asian="normal" style:font-weight-asian="normal" style:font-style-complex="normal" style:font-weight-complex="normal"/>
    </style:style>
    <style:style style:name="P1422" style:family="paragraph" style:parent-style-name="Standard">
      <style:text-properties fo:font-style="normal" style:text-underline-style="none" fo:font-weight="normal" officeooo:rsid="07b56d8d" officeooo:paragraph-rsid="07b56d8d" style:font-style-asian="normal" style:font-weight-asian="normal" style:font-style-complex="normal" style:font-weight-complex="normal"/>
    </style:style>
    <style:style style:name="P1423" style:family="paragraph" style:parent-style-name="Standard">
      <style:text-properties fo:font-style="normal" style:text-underline-style="none" fo:font-weight="normal" officeooo:rsid="07b76321" officeooo:paragraph-rsid="07b76321" style:font-style-asian="normal" style:font-weight-asian="normal" style:font-style-complex="normal" style:font-weight-complex="normal"/>
    </style:style>
    <style:style style:name="P1424" style:family="paragraph" style:parent-style-name="Standard">
      <style:text-properties fo:font-style="normal" style:text-underline-style="none" fo:font-weight="normal" officeooo:rsid="07b9518f" officeooo:paragraph-rsid="07b9518f" style:font-style-asian="normal" style:font-weight-asian="normal" style:font-style-complex="normal" style:font-weight-complex="normal"/>
    </style:style>
    <style:style style:name="P1425" style:family="paragraph" style:parent-style-name="Standard">
      <style:text-properties fo:font-style="normal" style:text-underline-style="none" fo:font-weight="normal" officeooo:rsid="07bcef39" officeooo:paragraph-rsid="07bcef39" style:font-style-asian="normal" style:font-weight-asian="normal" style:font-style-complex="normal" style:font-weight-complex="normal"/>
    </style:style>
    <style:style style:name="P1426" style:family="paragraph" style:parent-style-name="Standard">
      <style:text-properties fo:font-style="normal" style:text-underline-style="none" fo:font-weight="normal" officeooo:rsid="07c0a3de" officeooo:paragraph-rsid="07c0a3de" style:font-style-asian="normal" style:font-weight-asian="normal" style:font-style-complex="normal" style:font-weight-complex="normal"/>
    </style:style>
    <style:style style:name="P1427" style:family="paragraph" style:parent-style-name="Standard">
      <style:text-properties fo:font-style="normal" style:text-underline-style="none" fo:font-weight="normal" officeooo:rsid="07c2e81d" officeooo:paragraph-rsid="07c2e81d" style:font-style-asian="normal" style:font-weight-asian="normal" style:font-style-complex="normal" style:font-weight-complex="normal"/>
    </style:style>
    <style:style style:name="P1428" style:family="paragraph" style:parent-style-name="Standard">
      <style:text-properties fo:font-style="normal" style:text-underline-style="none" fo:font-weight="normal" officeooo:rsid="07c4b3bb" officeooo:paragraph-rsid="07c4b3bb" style:font-style-asian="normal" style:font-weight-asian="normal" style:font-style-complex="normal" style:font-weight-complex="normal"/>
    </style:style>
    <style:style style:name="P1429" style:family="paragraph" style:parent-style-name="Standard">
      <style:text-properties fo:font-style="normal" style:text-underline-style="none" fo:font-weight="normal" officeooo:rsid="07ca47d1" officeooo:paragraph-rsid="07ca47d1" style:font-style-asian="normal" style:font-weight-asian="normal" style:font-style-complex="normal" style:font-weight-complex="normal"/>
    </style:style>
    <style:style style:name="P1430" style:family="paragraph" style:parent-style-name="Standard">
      <style:text-properties fo:font-style="normal" style:text-underline-style="none" fo:font-weight="normal" officeooo:rsid="07cd37e9" officeooo:paragraph-rsid="07cd37e9" style:font-style-asian="normal" style:font-weight-asian="normal" style:font-style-complex="normal" style:font-weight-complex="normal"/>
    </style:style>
    <style:style style:name="P1431" style:family="paragraph" style:parent-style-name="Standard">
      <style:text-properties fo:font-style="normal" style:text-underline-style="none" fo:font-weight="normal" officeooo:rsid="07cedf55" officeooo:paragraph-rsid="07cedf55" style:font-style-asian="normal" style:font-weight-asian="normal" style:font-style-complex="normal" style:font-weight-complex="normal"/>
    </style:style>
    <style:style style:name="P1432" style:family="paragraph" style:parent-style-name="Standard">
      <style:text-properties fo:font-style="normal" style:text-underline-style="none" fo:font-weight="normal" officeooo:rsid="07cf0ccd" officeooo:paragraph-rsid="07cf0ccd" style:font-style-asian="normal" style:font-weight-asian="normal" style:font-style-complex="normal" style:font-weight-complex="normal"/>
    </style:style>
    <style:style style:name="P1433" style:family="paragraph" style:parent-style-name="Standard">
      <style:text-properties fo:font-style="normal" style:text-underline-style="none" fo:font-weight="normal" officeooo:rsid="07d27735" officeooo:paragraph-rsid="07d27735" style:font-style-asian="normal" style:font-weight-asian="normal" style:font-style-complex="normal" style:font-weight-complex="normal"/>
    </style:style>
    <style:style style:name="P1434" style:family="paragraph" style:parent-style-name="Standard">
      <style:text-properties fo:font-style="normal" style:text-underline-style="none" fo:font-weight="normal" officeooo:rsid="07d4269f" officeooo:paragraph-rsid="07d4269f" style:font-style-asian="normal" style:font-weight-asian="normal" style:font-style-complex="normal" style:font-weight-complex="normal"/>
    </style:style>
    <style:style style:name="P1435" style:family="paragraph" style:parent-style-name="Standard">
      <style:text-properties fo:font-style="normal" style:text-underline-style="none" fo:font-weight="normal" officeooo:rsid="07d4269f" officeooo:paragraph-rsid="07d550ca" style:font-style-asian="normal" style:font-weight-asian="normal" style:font-style-complex="normal" style:font-weight-complex="normal"/>
    </style:style>
    <style:style style:name="P1436" style:family="paragraph" style:parent-style-name="Standard">
      <style:text-properties fo:font-style="normal" style:text-underline-style="none" fo:font-weight="normal" officeooo:rsid="07d550ca" officeooo:paragraph-rsid="07d550ca" style:font-style-asian="normal" style:font-weight-asian="normal" style:font-style-complex="normal" style:font-weight-complex="normal"/>
    </style:style>
    <style:style style:name="P1437" style:family="paragraph" style:parent-style-name="Standard">
      <style:text-properties fo:font-style="normal" style:text-underline-style="none" fo:font-weight="normal" officeooo:rsid="07d746e1" officeooo:paragraph-rsid="07d746e1" style:font-style-asian="normal" style:font-weight-asian="normal" style:font-style-complex="normal" style:font-weight-complex="normal"/>
    </style:style>
    <style:style style:name="P1438" style:family="paragraph" style:parent-style-name="Standard">
      <style:text-properties fo:font-style="normal" style:text-underline-style="none" fo:font-weight="normal" officeooo:rsid="07d89888" officeooo:paragraph-rsid="07d89888" style:font-style-asian="normal" style:font-weight-asian="normal" style:font-style-complex="normal" style:font-weight-complex="normal"/>
    </style:style>
    <style:style style:name="P1439" style:family="paragraph" style:parent-style-name="Standard">
      <style:text-properties fo:font-style="normal" style:text-underline-style="none" fo:font-weight="normal" officeooo:rsid="07d98658" officeooo:paragraph-rsid="07d98658" style:font-style-asian="normal" style:font-weight-asian="normal" style:font-style-complex="normal" style:font-weight-complex="normal"/>
    </style:style>
    <style:style style:name="P1440" style:family="paragraph" style:parent-style-name="Standard">
      <style:text-properties fo:font-style="normal" style:text-underline-style="none" fo:font-weight="normal" officeooo:rsid="07db0e88" officeooo:paragraph-rsid="07db0e88" style:font-style-asian="normal" style:font-weight-asian="normal" style:font-style-complex="normal" style:font-weight-complex="normal"/>
    </style:style>
    <style:style style:name="P1441" style:family="paragraph" style:parent-style-name="Standard">
      <style:text-properties fo:font-style="normal" style:text-underline-style="none" fo:font-weight="normal" officeooo:rsid="07dc4adf" officeooo:paragraph-rsid="07dc4adf" style:font-style-asian="normal" style:font-weight-asian="normal" style:font-style-complex="normal" style:font-weight-complex="normal"/>
    </style:style>
    <style:style style:name="P1442" style:family="paragraph" style:parent-style-name="Standard">
      <style:text-properties fo:font-style="normal" style:text-underline-style="none" fo:font-weight="normal" officeooo:rsid="07dd4f87" officeooo:paragraph-rsid="07dd4f87" style:font-style-asian="normal" style:font-weight-asian="normal" style:font-style-complex="normal" style:font-weight-complex="normal"/>
    </style:style>
    <style:style style:name="P1443" style:family="paragraph" style:parent-style-name="Standard">
      <style:text-properties fo:font-style="normal" style:text-underline-style="none" fo:font-weight="normal" officeooo:rsid="07e2ffdd" officeooo:paragraph-rsid="07e2ffdd" style:font-style-asian="normal" style:font-weight-asian="normal" style:font-style-complex="normal" style:font-weight-complex="normal"/>
    </style:style>
    <style:style style:name="P1444" style:family="paragraph" style:parent-style-name="Standard">
      <style:text-properties fo:font-style="normal" style:text-underline-style="none" fo:font-weight="normal" officeooo:rsid="07e4fcf3" officeooo:paragraph-rsid="07ede3e2" style:font-style-asian="normal" style:font-weight-asian="normal" style:font-style-complex="normal" style:font-weight-complex="normal"/>
    </style:style>
    <style:style style:name="P1445" style:family="paragraph" style:parent-style-name="Standard">
      <style:text-properties fo:font-style="normal" style:text-underline-style="none" fo:font-weight="normal" officeooo:rsid="07e4fcf3" officeooo:paragraph-rsid="07fa5502" style:font-style-asian="normal" style:font-weight-asian="normal" style:font-style-complex="normal" style:font-weight-complex="normal"/>
    </style:style>
    <style:style style:name="P1446" style:family="paragraph" style:parent-style-name="Standard">
      <style:text-properties fo:font-style="normal" style:text-underline-style="none" fo:font-weight="normal" officeooo:rsid="07ede3e2" officeooo:paragraph-rsid="07ede3e2" style:font-style-asian="normal" style:font-weight-asian="normal" style:font-style-complex="normal" style:font-weight-complex="normal"/>
    </style:style>
    <style:style style:name="P1447" style:family="paragraph" style:parent-style-name="Standard">
      <style:text-properties fo:font-style="normal" style:text-underline-style="none" fo:font-weight="normal" officeooo:rsid="07f26043" officeooo:paragraph-rsid="07f26043" style:font-style-asian="normal" style:font-weight-asian="normal" style:font-style-complex="normal" style:font-weight-complex="normal"/>
    </style:style>
    <style:style style:name="P1448" style:family="paragraph" style:parent-style-name="Standard">
      <style:text-properties fo:font-style="normal" style:text-underline-style="none" fo:font-weight="normal" officeooo:rsid="07f81006" officeooo:paragraph-rsid="07f81006" style:font-style-asian="normal" style:font-weight-asian="normal" style:font-style-complex="normal" style:font-weight-complex="normal"/>
    </style:style>
    <style:style style:name="P1449" style:family="paragraph" style:parent-style-name="Standard">
      <style:text-properties fo:font-style="normal" style:text-underline-style="none" fo:font-weight="normal" officeooo:rsid="07fe1e75" officeooo:paragraph-rsid="07fe1e75" style:font-style-asian="normal" style:font-weight-asian="normal" style:font-style-complex="normal" style:font-weight-complex="normal"/>
    </style:style>
    <style:style style:name="P1450" style:family="paragraph" style:parent-style-name="Standard">
      <style:text-properties fo:font-style="normal" style:text-underline-style="none" fo:font-weight="normal" officeooo:rsid="07ffbbf3" officeooo:paragraph-rsid="07ffbbf3" style:font-style-asian="normal" style:font-weight-asian="normal" style:font-style-complex="normal" style:font-weight-complex="normal"/>
    </style:style>
    <style:style style:name="P1451" style:family="paragraph" style:parent-style-name="Standard">
      <style:text-properties fo:font-style="normal" style:text-underline-style="none" fo:font-weight="normal" officeooo:rsid="0802dcd0" officeooo:paragraph-rsid="0802dcd0" style:font-style-asian="normal" style:font-weight-asian="normal" style:font-style-complex="normal" style:font-weight-complex="normal"/>
    </style:style>
    <style:style style:name="P1452" style:family="paragraph" style:parent-style-name="Standard">
      <style:text-properties fo:font-style="normal" style:text-underline-style="none" fo:font-weight="normal" officeooo:rsid="08037903" officeooo:paragraph-rsid="08037903" style:font-style-asian="normal" style:font-weight-asian="normal" style:font-style-complex="normal" style:font-weight-complex="normal"/>
    </style:style>
    <style:style style:name="P1453" style:family="paragraph" style:parent-style-name="Standard">
      <style:text-properties fo:font-style="normal" style:text-underline-style="none" fo:font-weight="normal" officeooo:rsid="0804765f" officeooo:paragraph-rsid="0804765f" style:font-style-asian="normal" style:font-weight-asian="normal" style:font-style-complex="normal" style:font-weight-complex="normal"/>
    </style:style>
    <style:style style:name="P1454" style:family="paragraph" style:parent-style-name="Standard">
      <style:text-properties fo:font-style="normal" style:text-underline-style="none" fo:font-weight="normal" officeooo:rsid="0808c513" officeooo:paragraph-rsid="0808c513" style:font-style-asian="normal" style:font-weight-asian="normal" style:font-style-complex="normal" style:font-weight-complex="normal"/>
    </style:style>
    <style:style style:name="P1455" style:family="paragraph" style:parent-style-name="Standard">
      <style:text-properties fo:font-style="normal" style:text-underline-style="none" fo:font-weight="normal" officeooo:rsid="080a7647" officeooo:paragraph-rsid="080a7647" style:font-style-asian="normal" style:font-weight-asian="normal" style:font-style-complex="normal" style:font-weight-complex="normal"/>
    </style:style>
    <style:style style:name="P1456" style:family="paragraph" style:parent-style-name="Standard">
      <style:text-properties fo:font-style="normal" style:text-underline-style="none" fo:font-weight="normal" officeooo:rsid="080c94c9" officeooo:paragraph-rsid="080c94c9" style:font-style-asian="normal" style:font-weight-asian="normal" style:font-style-complex="normal" style:font-weight-complex="normal"/>
    </style:style>
    <style:style style:name="P1457" style:family="paragraph" style:parent-style-name="Standard">
      <style:text-properties fo:font-style="normal" style:text-underline-style="none" fo:font-weight="normal" officeooo:rsid="080e0d48" officeooo:paragraph-rsid="080e0d48" style:font-style-asian="normal" style:font-weight-asian="normal" style:font-style-complex="normal" style:font-weight-complex="normal"/>
    </style:style>
    <style:style style:name="P1458" style:family="paragraph" style:parent-style-name="Standard">
      <style:text-properties fo:font-style="normal" style:text-underline-style="none" fo:font-weight="normal" officeooo:rsid="080e4f25" officeooo:paragraph-rsid="080e4f25" style:font-style-asian="normal" style:font-weight-asian="normal" style:font-style-complex="normal" style:font-weight-complex="normal"/>
    </style:style>
    <style:style style:name="P1459" style:family="paragraph" style:parent-style-name="Standard">
      <style:text-properties fo:font-style="normal" style:text-underline-style="none" fo:font-weight="normal" officeooo:rsid="080e74a5" officeooo:paragraph-rsid="080e74a5" style:font-style-asian="normal" style:font-weight-asian="normal" style:font-style-complex="normal" style:font-weight-complex="normal"/>
    </style:style>
    <style:style style:name="P1460" style:family="paragraph" style:parent-style-name="Standard">
      <style:text-properties fo:font-style="normal" style:text-underline-style="none" fo:font-weight="normal" officeooo:rsid="08105023" officeooo:paragraph-rsid="08105023" style:font-style-asian="normal" style:font-weight-asian="normal" style:font-style-complex="normal" style:font-weight-complex="normal"/>
    </style:style>
    <style:style style:name="P1461" style:family="paragraph" style:parent-style-name="Standard">
      <style:text-properties fo:font-style="normal" style:text-underline-style="none" fo:font-weight="normal" officeooo:rsid="08114bdb" officeooo:paragraph-rsid="08114bdb" style:font-style-asian="normal" style:font-weight-asian="normal" style:font-style-complex="normal" style:font-weight-complex="normal"/>
    </style:style>
    <style:style style:name="P1462" style:family="paragraph" style:parent-style-name="Standard">
      <style:text-properties fo:font-style="normal" style:text-underline-style="none" fo:font-weight="normal" officeooo:rsid="08124d40" officeooo:paragraph-rsid="08124d40" style:font-style-asian="normal" style:font-weight-asian="normal" style:font-style-complex="normal" style:font-weight-complex="normal"/>
    </style:style>
    <style:style style:name="P1463" style:family="paragraph" style:parent-style-name="Standard">
      <style:text-properties fo:font-style="normal" style:text-underline-style="none" fo:font-weight="normal" officeooo:rsid="08161f3f" officeooo:paragraph-rsid="08161f3f" style:font-style-asian="normal" style:font-weight-asian="normal" style:font-style-complex="normal" style:font-weight-complex="normal"/>
    </style:style>
    <style:style style:name="P1464" style:family="paragraph" style:parent-style-name="Standard">
      <style:text-properties fo:font-style="normal" style:text-underline-style="none" fo:font-weight="normal" officeooo:rsid="08161f3f" officeooo:paragraph-rsid="08172ecd" style:font-style-asian="normal" style:font-weight-asian="normal" style:font-style-complex="normal" style:font-weight-complex="normal"/>
    </style:style>
    <style:style style:name="P1465" style:family="paragraph" style:parent-style-name="Standard">
      <style:text-properties fo:font-style="normal" style:text-underline-style="none" fo:font-weight="normal" officeooo:rsid="08181bd4" officeooo:paragraph-rsid="08181bd4" style:font-style-asian="normal" style:font-weight-asian="normal" style:font-style-complex="normal" style:font-weight-complex="normal"/>
    </style:style>
    <style:style style:name="P1466" style:family="paragraph" style:parent-style-name="Standard">
      <style:text-properties fo:font-style="normal" style:text-underline-style="none" fo:font-weight="normal" officeooo:rsid="0818519d" officeooo:paragraph-rsid="0818519d" style:font-style-asian="normal" style:font-weight-asian="normal" style:font-style-complex="normal" style:font-weight-complex="normal"/>
    </style:style>
    <style:style style:name="P1467" style:family="paragraph" style:parent-style-name="Standard">
      <style:text-properties fo:font-style="normal" style:text-underline-style="none" fo:font-weight="normal" officeooo:rsid="08189210" officeooo:paragraph-rsid="08189210" style:font-style-asian="normal" style:font-weight-asian="normal" style:font-style-complex="normal" style:font-weight-complex="normal"/>
    </style:style>
    <style:style style:name="P1468" style:family="paragraph" style:parent-style-name="Standard">
      <style:text-properties fo:font-style="normal" style:text-underline-style="none" fo:font-weight="normal" officeooo:rsid="08190332" officeooo:paragraph-rsid="08190332" style:font-style-asian="normal" style:font-weight-asian="normal" style:font-style-complex="normal" style:font-weight-complex="normal"/>
    </style:style>
    <style:style style:name="P1469" style:family="paragraph" style:parent-style-name="Standard">
      <style:text-properties fo:font-style="normal" style:text-underline-style="none" fo:font-weight="normal" officeooo:rsid="081a321d" officeooo:paragraph-rsid="081a321d" style:font-style-asian="normal" style:font-weight-asian="normal" style:font-style-complex="normal" style:font-weight-complex="normal"/>
    </style:style>
    <style:style style:name="P1470" style:family="paragraph" style:parent-style-name="Standard">
      <style:text-properties fo:font-style="normal" style:text-underline-style="none" fo:font-weight="normal" officeooo:rsid="081c31a9" officeooo:paragraph-rsid="081c31a9" style:font-style-asian="normal" style:font-weight-asian="normal" style:font-style-complex="normal" style:font-weight-complex="normal"/>
    </style:style>
    <style:style style:name="P1471" style:family="paragraph" style:parent-style-name="Standard">
      <style:text-properties fo:font-style="normal" style:text-underline-style="none" fo:font-weight="normal" officeooo:rsid="081e627e" officeooo:paragraph-rsid="081e627e" style:font-style-asian="normal" style:font-weight-asian="normal" style:font-style-complex="normal" style:font-weight-complex="normal"/>
    </style:style>
    <style:style style:name="P1472" style:family="paragraph" style:parent-style-name="Standard">
      <style:text-properties fo:font-style="normal" style:text-underline-style="none" fo:font-weight="normal" officeooo:rsid="0824d1d4" officeooo:paragraph-rsid="0824d1d4" style:font-style-asian="normal" style:font-weight-asian="normal" style:font-style-complex="normal" style:font-weight-complex="normal"/>
    </style:style>
    <style:style style:name="P1473" style:family="paragraph" style:parent-style-name="Standard">
      <style:text-properties fo:font-style="normal" style:text-underline-style="none" fo:font-weight="normal" officeooo:rsid="08258a2e" officeooo:paragraph-rsid="0824d1d4" style:font-style-asian="normal" style:font-weight-asian="normal" style:font-style-complex="normal" style:font-weight-complex="normal"/>
    </style:style>
    <style:style style:name="P1474" style:family="paragraph" style:parent-style-name="Standard">
      <style:text-properties fo:font-style="normal" style:text-underline-style="none" fo:font-weight="normal" officeooo:rsid="08258a2e" officeooo:paragraph-rsid="08258a2e" style:font-style-asian="normal" style:font-weight-asian="normal" style:font-style-complex="normal" style:font-weight-complex="normal"/>
    </style:style>
    <style:style style:name="P1475" style:family="paragraph" style:parent-style-name="Standard">
      <style:text-properties fo:font-style="normal" style:text-underline-style="none" fo:font-weight="normal" officeooo:rsid="08274b51" officeooo:paragraph-rsid="08274b51" style:font-style-asian="normal" style:font-weight-asian="normal" style:font-style-complex="normal" style:font-weight-complex="normal"/>
    </style:style>
    <style:style style:name="P1476" style:family="paragraph" style:parent-style-name="Standard">
      <style:text-properties fo:font-style="normal" style:text-underline-style="none" fo:font-weight="normal" officeooo:rsid="082f3da4" officeooo:paragraph-rsid="082f3da4" style:font-style-asian="normal" style:font-weight-asian="normal" style:font-style-complex="normal" style:font-weight-complex="normal"/>
    </style:style>
    <style:style style:name="P1477" style:family="paragraph" style:parent-style-name="Standard">
      <style:text-properties fo:font-style="normal" style:text-underline-style="none" fo:font-weight="normal" officeooo:rsid="08409ca4" officeooo:paragraph-rsid="08409ca4" style:font-style-asian="normal" style:font-weight-asian="normal" style:font-style-complex="normal" style:font-weight-complex="normal"/>
    </style:style>
    <style:style style:name="P1478" style:family="paragraph" style:parent-style-name="Standard">
      <style:text-properties fo:font-style="normal" style:text-underline-style="none" fo:font-weight="normal" officeooo:rsid="084a0f12" officeooo:paragraph-rsid="084a0f12" style:font-style-asian="normal" style:font-weight-asian="normal" style:font-style-complex="normal" style:font-weight-complex="normal"/>
    </style:style>
    <style:style style:name="P1479" style:family="paragraph" style:parent-style-name="Standard">
      <style:text-properties fo:font-style="normal" style:text-underline-style="none" fo:font-weight="normal" officeooo:rsid="084bca05" officeooo:paragraph-rsid="084bca05" style:font-style-asian="normal" style:font-weight-asian="normal" style:font-style-complex="normal" style:font-weight-complex="normal"/>
    </style:style>
    <style:style style:name="P1480" style:family="paragraph" style:parent-style-name="Standard">
      <style:text-properties fo:font-style="normal" style:text-underline-style="none" fo:font-weight="normal" officeooo:rsid="084cfbf5" officeooo:paragraph-rsid="084cfbf5" style:font-style-asian="normal" style:font-weight-asian="normal" style:font-style-complex="normal" style:font-weight-complex="normal"/>
    </style:style>
    <style:style style:name="P1481" style:family="paragraph" style:parent-style-name="Standard">
      <style:text-properties fo:font-style="normal" style:text-underline-style="none" fo:font-weight="normal" officeooo:rsid="084f1e03" officeooo:paragraph-rsid="084f1e03" style:font-style-asian="normal" style:font-weight-asian="normal" style:font-style-complex="normal" style:font-weight-complex="normal"/>
    </style:style>
    <style:style style:name="P1482" style:family="paragraph" style:parent-style-name="Standard">
      <style:text-properties fo:font-style="normal" style:text-underline-style="none" fo:font-weight="normal" officeooo:rsid="0855d6a1" officeooo:paragraph-rsid="0855d6a1" style:font-style-asian="normal" style:font-weight-asian="normal" style:font-style-complex="normal" style:font-weight-complex="normal"/>
    </style:style>
    <style:style style:name="P1483" style:family="paragraph" style:parent-style-name="Standard">
      <style:text-properties fo:font-style="normal" style:text-underline-style="none" fo:font-weight="normal" officeooo:rsid="085afad8" officeooo:paragraph-rsid="085afad8" style:font-style-asian="normal" style:font-weight-asian="normal" style:font-style-complex="normal" style:font-weight-complex="normal"/>
    </style:style>
    <style:style style:name="P1484" style:family="paragraph" style:parent-style-name="Standard">
      <style:text-properties fo:font-style="normal" style:text-underline-style="none" fo:font-weight="normal" officeooo:rsid="085afdf2" officeooo:paragraph-rsid="085d1145" style:font-style-asian="normal" style:font-weight-asian="normal" style:font-style-complex="normal" style:font-weight-complex="normal"/>
    </style:style>
    <style:style style:name="P1485" style:family="paragraph" style:parent-style-name="Standard">
      <style:text-properties fo:font-style="normal" style:text-underline-style="none" fo:font-weight="normal" officeooo:rsid="085e838b" officeooo:paragraph-rsid="085e838b" style:font-style-asian="normal" style:font-weight-asian="normal" style:font-style-complex="normal" style:font-weight-complex="normal"/>
    </style:style>
    <style:style style:name="P1486" style:family="paragraph" style:parent-style-name="Standard">
      <style:text-properties fo:font-style="normal" style:text-underline-style="none" fo:font-weight="normal" officeooo:rsid="086202ed" officeooo:paragraph-rsid="086202ed" style:font-style-asian="normal" style:font-weight-asian="normal" style:font-style-complex="normal" style:font-weight-complex="normal"/>
    </style:style>
    <style:style style:name="P1487" style:family="paragraph" style:parent-style-name="Standard">
      <style:text-properties fo:font-style="normal" style:text-underline-style="none" fo:font-weight="normal" officeooo:rsid="08627d63" officeooo:paragraph-rsid="08627d63" style:font-style-asian="normal" style:font-weight-asian="normal" style:font-style-complex="normal" style:font-weight-complex="normal"/>
    </style:style>
    <style:style style:name="P1488" style:family="paragraph" style:parent-style-name="Standard">
      <style:text-properties fo:font-style="normal" style:text-underline-style="none" fo:font-weight="normal" officeooo:rsid="086496f7" officeooo:paragraph-rsid="086496f7" style:font-style-asian="normal" style:font-weight-asian="normal" style:font-style-complex="normal" style:font-weight-complex="normal"/>
    </style:style>
    <style:style style:name="P1489" style:family="paragraph" style:parent-style-name="Standard">
      <style:text-properties fo:font-style="normal" style:text-underline-style="none" fo:font-weight="normal" officeooo:rsid="0866ab79" officeooo:paragraph-rsid="0866ab79" style:font-style-asian="normal" style:font-weight-asian="normal" style:font-style-complex="normal" style:font-weight-complex="normal"/>
    </style:style>
    <style:style style:name="P1490" style:family="paragraph" style:parent-style-name="Standard">
      <style:text-properties fo:font-style="normal" style:text-underline-style="none" fo:font-weight="normal" officeooo:rsid="0868213d" officeooo:paragraph-rsid="0868213d" style:font-style-asian="normal" style:font-weight-asian="normal" style:font-style-complex="normal" style:font-weight-complex="normal"/>
    </style:style>
    <style:style style:name="P1491" style:family="paragraph" style:parent-style-name="Standard">
      <style:text-properties fo:font-style="normal" style:text-underline-style="none" fo:font-weight="normal" officeooo:rsid="086a8b66" officeooo:paragraph-rsid="086a8b66" style:font-style-asian="normal" style:font-weight-asian="normal" style:font-style-complex="normal" style:font-weight-complex="normal"/>
    </style:style>
    <style:style style:name="P1492" style:family="paragraph" style:parent-style-name="Standard">
      <style:text-properties fo:font-style="normal" style:text-underline-style="none" fo:font-weight="normal" officeooo:rsid="086c13bb" officeooo:paragraph-rsid="086a8b66" style:font-style-asian="normal" style:font-weight-asian="normal" style:font-style-complex="normal" style:font-weight-complex="normal"/>
    </style:style>
    <style:style style:name="P1493" style:family="paragraph" style:parent-style-name="Standard">
      <style:text-properties fo:font-style="normal" style:text-underline-style="none" fo:font-weight="normal" officeooo:rsid="086cfe5b" officeooo:paragraph-rsid="086cfe5b" style:font-style-asian="normal" style:font-weight-asian="normal" style:font-style-complex="normal" style:font-weight-complex="normal"/>
    </style:style>
    <style:style style:name="P1494" style:family="paragraph" style:parent-style-name="Standard">
      <style:text-properties fo:font-style="normal" style:text-underline-style="none" fo:font-weight="normal" officeooo:rsid="086e76b1" officeooo:paragraph-rsid="086e76b1" style:font-style-asian="normal" style:font-weight-asian="normal" style:font-style-complex="normal" style:font-weight-complex="normal"/>
    </style:style>
    <style:style style:name="P1495" style:family="paragraph" style:parent-style-name="Standard">
      <style:text-properties fo:font-style="normal" style:text-underline-style="none" fo:font-weight="normal" officeooo:rsid="08749ccf" officeooo:paragraph-rsid="08749ccf" style:font-style-asian="normal" style:font-weight-asian="normal" style:font-style-complex="normal" style:font-weight-complex="normal"/>
    </style:style>
    <style:style style:name="P1496" style:family="paragraph" style:parent-style-name="Standard">
      <style:text-properties fo:font-style="normal" style:text-underline-style="none" fo:font-weight="normal" officeooo:rsid="08790f7a" officeooo:paragraph-rsid="08790f7a" style:font-style-asian="normal" style:font-weight-asian="normal" style:font-style-complex="normal" style:font-weight-complex="normal"/>
    </style:style>
    <style:style style:name="P1497" style:family="paragraph" style:parent-style-name="Standard">
      <style:text-properties fo:font-style="normal" style:text-underline-style="none" fo:font-weight="normal" officeooo:rsid="0884ac89" officeooo:paragraph-rsid="0884ac89" style:font-style-asian="normal" style:font-weight-asian="normal" style:font-style-complex="normal" style:font-weight-complex="normal"/>
    </style:style>
    <style:style style:name="P1498" style:family="paragraph" style:parent-style-name="Standard">
      <style:text-properties fo:font-style="normal" style:text-underline-style="none" fo:font-weight="normal" officeooo:rsid="0884d7df" officeooo:paragraph-rsid="0884d7df" style:font-style-asian="normal" style:font-weight-asian="normal" style:font-style-complex="normal" style:font-weight-complex="normal"/>
    </style:style>
    <style:style style:name="P1499" style:family="paragraph" style:parent-style-name="Standard">
      <style:text-properties fo:font-style="normal" style:text-underline-style="none" fo:font-weight="normal" officeooo:rsid="08856188" officeooo:paragraph-rsid="08856188" style:font-style-asian="normal" style:font-weight-asian="normal" style:font-style-complex="normal" style:font-weight-complex="normal"/>
    </style:style>
    <style:style style:name="P1500" style:family="paragraph" style:parent-style-name="Standard">
      <style:text-properties fo:font-style="normal" style:text-underline-style="none" fo:font-weight="normal" officeooo:rsid="0887046e" officeooo:paragraph-rsid="0887046e" style:font-style-asian="normal" style:font-weight-asian="normal" style:font-style-complex="normal" style:font-weight-complex="normal"/>
    </style:style>
    <style:style style:name="P1501" style:family="paragraph" style:parent-style-name="Standard">
      <style:text-properties fo:font-style="normal" style:text-underline-style="none" fo:font-weight="normal" officeooo:rsid="0888398f" officeooo:paragraph-rsid="0888398f" style:font-style-asian="normal" style:font-weight-asian="normal" style:font-style-complex="normal" style:font-weight-complex="normal"/>
    </style:style>
    <style:style style:name="P1502" style:family="paragraph" style:parent-style-name="Standard">
      <style:text-properties fo:font-style="normal" style:text-underline-style="none" fo:font-weight="normal" officeooo:rsid="088b3896" officeooo:paragraph-rsid="088b3896" style:font-style-asian="normal" style:font-weight-asian="normal" style:font-style-complex="normal" style:font-weight-complex="normal"/>
    </style:style>
    <style:style style:name="P1503" style:family="paragraph" style:parent-style-name="Standard">
      <style:text-properties fo:font-style="normal" style:text-underline-style="none" fo:font-weight="normal" officeooo:rsid="088d1398" officeooo:paragraph-rsid="088d1398" style:font-style-asian="normal" style:font-weight-asian="normal" style:font-style-complex="normal" style:font-weight-complex="normal"/>
    </style:style>
    <style:style style:name="P1504" style:family="paragraph" style:parent-style-name="Standard">
      <style:text-properties fo:font-style="normal" style:text-underline-style="none" fo:font-weight="normal" officeooo:rsid="08930f89" officeooo:paragraph-rsid="08930f89" style:font-style-asian="normal" style:font-weight-asian="normal" style:font-style-complex="normal" style:font-weight-complex="normal"/>
    </style:style>
    <style:style style:name="P1505" style:family="paragraph" style:parent-style-name="Standard">
      <style:text-properties fo:font-style="normal" style:text-underline-style="none" fo:font-weight="normal" officeooo:rsid="0898ca57" officeooo:paragraph-rsid="0898ca57" style:font-style-asian="normal" style:font-weight-asian="normal" style:font-style-complex="normal" style:font-weight-complex="normal"/>
    </style:style>
    <style:style style:name="P1506" style:family="paragraph" style:parent-style-name="Standard">
      <style:text-properties fo:font-style="normal" style:text-underline-style="none" fo:font-weight="normal" officeooo:rsid="089ef5ec" officeooo:paragraph-rsid="089ef5ec" style:font-style-asian="normal" style:font-weight-asian="normal" style:font-style-complex="normal" style:font-weight-complex="normal"/>
    </style:style>
    <style:style style:name="P1507" style:family="paragraph" style:parent-style-name="Standard">
      <style:text-properties fo:font-style="normal" style:text-underline-style="none" fo:font-weight="normal" officeooo:rsid="08a07fb7" officeooo:paragraph-rsid="08a07fb7" style:font-style-asian="normal" style:font-weight-asian="normal" style:font-style-complex="normal" style:font-weight-complex="normal"/>
    </style:style>
    <style:style style:name="P1508" style:family="paragraph" style:parent-style-name="Standard">
      <style:text-properties fo:font-style="normal" style:text-underline-style="none" fo:font-weight="normal" officeooo:rsid="08a3e95c" officeooo:paragraph-rsid="08a3e95c" style:font-style-asian="normal" style:font-weight-asian="normal" style:font-style-complex="normal" style:font-weight-complex="normal"/>
    </style:style>
    <style:style style:name="P1509" style:family="paragraph" style:parent-style-name="Standard">
      <style:text-properties fo:font-style="normal" style:text-underline-style="none" fo:font-weight="normal" officeooo:rsid="08a5225b" officeooo:paragraph-rsid="08a5225b" style:font-style-asian="normal" style:font-weight-asian="normal" style:font-style-complex="normal" style:font-weight-complex="normal"/>
    </style:style>
    <style:style style:name="P1510" style:family="paragraph" style:parent-style-name="Standard">
      <style:text-properties fo:font-style="normal" style:text-underline-style="none" fo:font-weight="normal" officeooo:rsid="08a6f7ac" officeooo:paragraph-rsid="08a6f7ac" style:font-style-asian="normal" style:font-weight-asian="normal" style:font-style-complex="normal" style:font-weight-complex="normal"/>
    </style:style>
    <style:style style:name="P1511" style:family="paragraph" style:parent-style-name="Standard">
      <style:text-properties fo:font-style="normal" style:text-underline-style="none" fo:font-weight="normal" officeooo:rsid="08a9524f" officeooo:paragraph-rsid="08a9524f" style:font-style-asian="normal" style:font-weight-asian="normal" style:font-style-complex="normal" style:font-weight-complex="normal"/>
    </style:style>
    <style:style style:name="P1512" style:family="paragraph" style:parent-style-name="Standard">
      <style:text-properties fo:font-style="normal" style:text-underline-style="none" fo:font-weight="normal" officeooo:rsid="08a95e72" officeooo:paragraph-rsid="08a95e72" style:font-style-asian="normal" style:font-weight-asian="normal" style:font-style-complex="normal" style:font-weight-complex="normal"/>
    </style:style>
    <style:style style:name="P1513" style:family="paragraph" style:parent-style-name="Standard">
      <style:text-properties fo:font-style="normal" style:text-underline-style="none" fo:font-weight="normal" officeooo:rsid="08ab4163" officeooo:paragraph-rsid="08ab4163" style:font-style-asian="normal" style:font-weight-asian="normal" style:font-style-complex="normal" style:font-weight-complex="normal"/>
    </style:style>
    <style:style style:name="P1514" style:family="paragraph" style:parent-style-name="Standard">
      <style:text-properties fo:font-style="normal" style:text-underline-style="none" fo:font-weight="normal" officeooo:rsid="08b4bb30" officeooo:paragraph-rsid="08b4bb30" style:font-style-asian="normal" style:font-weight-asian="normal" style:font-style-complex="normal" style:font-weight-complex="normal"/>
    </style:style>
    <style:style style:name="P1515" style:family="paragraph" style:parent-style-name="Standard">
      <style:text-properties fo:font-style="normal" style:text-underline-style="none" fo:font-weight="normal" officeooo:rsid="08ba6d4e" officeooo:paragraph-rsid="08ba6d4e" style:font-style-asian="normal" style:font-weight-asian="normal" style:font-style-complex="normal" style:font-weight-complex="normal"/>
    </style:style>
    <style:style style:name="P1516" style:family="paragraph" style:parent-style-name="Standard">
      <style:text-properties fo:font-style="normal" style:text-underline-style="none" fo:font-weight="normal" officeooo:rsid="08c01e73" officeooo:paragraph-rsid="08c01e73" style:font-style-asian="normal" style:font-weight-asian="normal" style:font-style-complex="normal" style:font-weight-complex="normal"/>
    </style:style>
    <style:style style:name="P1517" style:family="paragraph" style:parent-style-name="Standard">
      <style:text-properties fo:font-style="normal" style:text-underline-style="none" fo:font-weight="normal" officeooo:rsid="08c0b38a" officeooo:paragraph-rsid="08c0b38a" style:font-style-asian="normal" style:font-weight-asian="normal" style:font-style-complex="normal" style:font-weight-complex="normal"/>
    </style:style>
    <style:style style:name="P1518" style:family="paragraph" style:parent-style-name="Standard">
      <style:text-properties fo:font-style="normal" style:text-underline-style="none" fo:font-weight="normal" officeooo:rsid="08c54921" officeooo:paragraph-rsid="08c54921" style:font-style-asian="normal" style:font-weight-asian="normal" style:font-style-complex="normal" style:font-weight-complex="normal"/>
    </style:style>
    <style:style style:name="P1519" style:family="paragraph" style:parent-style-name="Standard">
      <style:text-properties fo:font-style="normal" style:text-underline-style="none" fo:font-weight="normal" officeooo:rsid="08c6dfdf" officeooo:paragraph-rsid="08c6dfdf" style:font-style-asian="normal" style:font-weight-asian="normal" style:font-style-complex="normal" style:font-weight-complex="normal"/>
    </style:style>
    <style:style style:name="P1520" style:family="paragraph" style:parent-style-name="Standard">
      <style:text-properties fo:font-style="normal" style:text-underline-style="none" fo:font-weight="normal" officeooo:rsid="08c89f35" officeooo:paragraph-rsid="08c89f35" style:font-style-asian="normal" style:font-weight-asian="normal" style:font-style-complex="normal" style:font-weight-complex="normal"/>
    </style:style>
    <style:style style:name="P1521" style:family="paragraph" style:parent-style-name="Standard">
      <style:text-properties fo:font-style="normal" style:text-underline-style="none" fo:font-weight="normal" officeooo:rsid="08ccdd49" officeooo:paragraph-rsid="08ccdd49" style:font-style-asian="normal" style:font-weight-asian="normal" style:font-style-complex="normal" style:font-weight-complex="normal"/>
    </style:style>
    <style:style style:name="P1522" style:family="paragraph" style:parent-style-name="Standard">
      <style:text-properties fo:font-style="normal" style:text-underline-style="none" fo:font-weight="normal" officeooo:rsid="08ced405" officeooo:paragraph-rsid="08ced405" style:font-style-asian="normal" style:font-weight-asian="normal" style:font-style-complex="normal" style:font-weight-complex="normal"/>
    </style:style>
    <style:style style:name="P1523" style:family="paragraph" style:parent-style-name="Standard">
      <style:text-properties fo:font-style="normal" style:text-underline-style="none" fo:font-weight="normal" officeooo:rsid="08d0c40f" officeooo:paragraph-rsid="08d0c40f" style:font-style-asian="normal" style:font-weight-asian="normal" style:font-style-complex="normal" style:font-weight-complex="normal"/>
    </style:style>
    <style:style style:name="P1524" style:family="paragraph" style:parent-style-name="Standard">
      <style:text-properties fo:font-style="normal" style:text-underline-style="none" fo:font-weight="normal" officeooo:rsid="08d50317" officeooo:paragraph-rsid="08d50317" style:font-style-asian="normal" style:font-weight-asian="normal" style:font-style-complex="normal" style:font-weight-complex="normal"/>
    </style:style>
    <style:style style:name="P1525" style:family="paragraph" style:parent-style-name="Standard">
      <style:text-properties fo:font-style="normal" style:text-underline-style="none" fo:font-weight="normal" officeooo:rsid="08d6667b" officeooo:paragraph-rsid="08d6667b" style:font-style-asian="normal" style:font-weight-asian="normal" style:font-style-complex="normal" style:font-weight-complex="normal"/>
    </style:style>
    <style:style style:name="P1526" style:family="paragraph" style:parent-style-name="Standard">
      <style:text-properties fo:font-style="normal" style:text-underline-style="none" fo:font-weight="normal" officeooo:rsid="08d738da" officeooo:paragraph-rsid="08d738da" style:font-style-asian="normal" style:font-weight-asian="normal" style:font-style-complex="normal" style:font-weight-complex="normal"/>
    </style:style>
    <style:style style:name="P1527" style:family="paragraph" style:parent-style-name="Standard">
      <style:text-properties fo:font-style="normal" style:text-underline-style="none" fo:font-weight="normal" officeooo:rsid="08dab7a8" officeooo:paragraph-rsid="08dab7a8" style:font-style-asian="normal" style:font-weight-asian="normal" style:font-style-complex="normal" style:font-weight-complex="normal"/>
    </style:style>
    <style:style style:name="P1528" style:family="paragraph" style:parent-style-name="Standard">
      <style:text-properties fo:font-style="normal" style:text-underline-style="none" fo:font-weight="normal" officeooo:rsid="08dfebf2" officeooo:paragraph-rsid="08dfebf2" style:font-style-asian="normal" style:font-weight-asian="normal" style:font-style-complex="normal" style:font-weight-complex="normal"/>
    </style:style>
    <style:style style:name="P1529" style:family="paragraph" style:parent-style-name="Standard">
      <style:text-properties fo:font-style="normal" style:text-underline-style="none" fo:font-weight="normal" officeooo:rsid="08dfebf2" officeooo:paragraph-rsid="08e909d1" style:font-style-asian="normal" style:font-weight-asian="normal" style:font-style-complex="normal" style:font-weight-complex="normal"/>
    </style:style>
    <style:style style:name="P1530" style:family="paragraph" style:parent-style-name="Standard">
      <style:text-properties fo:font-style="normal" style:text-underline-style="none" fo:font-weight="normal" officeooo:rsid="08e27a56" officeooo:paragraph-rsid="08e27a56" style:font-style-asian="normal" style:font-weight-asian="normal" style:font-style-complex="normal" style:font-weight-complex="normal"/>
    </style:style>
    <style:style style:name="P1531" style:family="paragraph" style:parent-style-name="Standard">
      <style:text-properties fo:font-style="normal" style:text-underline-style="none" fo:font-weight="normal" officeooo:rsid="08e49926" officeooo:paragraph-rsid="08e49926" style:font-style-asian="normal" style:font-weight-asian="normal" style:font-style-complex="normal" style:font-weight-complex="normal"/>
    </style:style>
    <style:style style:name="P1532" style:family="paragraph" style:parent-style-name="Standard">
      <style:text-properties fo:font-style="normal" style:text-underline-style="none" fo:font-weight="normal" officeooo:rsid="08e624b8" officeooo:paragraph-rsid="08e624b8" style:font-style-asian="normal" style:font-weight-asian="normal" style:font-style-complex="normal" style:font-weight-complex="normal"/>
    </style:style>
    <style:style style:name="P1533" style:family="paragraph" style:parent-style-name="Standard">
      <style:text-properties fo:font-style="normal" style:text-underline-style="none" fo:font-weight="normal" officeooo:rsid="08e909d1" officeooo:paragraph-rsid="08e909d1" style:font-style-asian="normal" style:font-weight-asian="normal" style:font-style-complex="normal" style:font-weight-complex="normal"/>
    </style:style>
    <style:style style:name="P1534" style:family="paragraph" style:parent-style-name="Standard">
      <style:text-properties fo:font-style="normal" style:text-underline-style="none" fo:font-weight="normal" officeooo:rsid="08ea9ac0" officeooo:paragraph-rsid="08ea9ac0" style:font-style-asian="normal" style:font-weight-asian="normal" style:font-style-complex="normal" style:font-weight-complex="normal"/>
    </style:style>
    <style:style style:name="P1535" style:family="paragraph" style:parent-style-name="Standard">
      <style:text-properties fo:font-style="normal" style:text-underline-style="none" fo:font-weight="normal" officeooo:rsid="08fa87c9" officeooo:paragraph-rsid="08fa87c9" style:font-style-asian="normal" style:font-weight-asian="normal" style:font-style-complex="normal" style:font-weight-complex="normal"/>
    </style:style>
    <style:style style:name="P1536" style:family="paragraph" style:parent-style-name="Standard">
      <style:text-properties fo:font-style="normal" style:text-underline-style="none" fo:font-weight="normal" officeooo:rsid="09026b41" officeooo:paragraph-rsid="09026b41" style:font-style-asian="normal" style:font-weight-asian="normal" style:font-style-complex="normal" style:font-weight-complex="normal"/>
    </style:style>
    <style:style style:name="P1537" style:family="paragraph" style:parent-style-name="Standard">
      <style:text-properties fo:font-style="normal" style:text-underline-style="none" fo:font-weight="normal" officeooo:rsid="090cebd3" officeooo:paragraph-rsid="090cebd3" style:font-style-asian="normal" style:font-weight-asian="normal" style:font-style-complex="normal" style:font-weight-complex="normal"/>
    </style:style>
    <style:style style:name="P1538" style:family="paragraph" style:parent-style-name="Standard">
      <style:text-properties fo:font-style="normal" style:text-underline-style="none" fo:font-weight="normal" officeooo:rsid="090d70c8" officeooo:paragraph-rsid="090d70c8" style:font-style-asian="normal" style:font-weight-asian="normal" style:font-style-complex="normal" style:font-weight-complex="normal"/>
    </style:style>
    <style:style style:name="P1539" style:family="paragraph" style:parent-style-name="Standard">
      <style:text-properties fo:font-style="normal" style:text-underline-style="none" fo:font-weight="normal" officeooo:rsid="09122b66" officeooo:paragraph-rsid="09122b66" style:font-style-asian="normal" style:font-weight-asian="normal" style:font-style-complex="normal" style:font-weight-complex="normal"/>
    </style:style>
    <style:style style:name="P1540" style:family="paragraph" style:parent-style-name="Standard">
      <style:text-properties fo:font-style="normal" style:text-underline-style="none" fo:font-weight="normal" officeooo:rsid="091fc282" officeooo:paragraph-rsid="091fc282" style:font-style-asian="normal" style:font-weight-asian="normal" style:font-style-complex="normal" style:font-weight-complex="normal"/>
    </style:style>
    <style:style style:name="P1541" style:family="paragraph" style:parent-style-name="Standard">
      <style:text-properties fo:font-style="normal" style:text-underline-style="none" fo:font-weight="normal" officeooo:rsid="092033bb" officeooo:paragraph-rsid="092033bb" style:font-style-asian="normal" style:font-weight-asian="normal" style:font-style-complex="normal" style:font-weight-complex="normal"/>
    </style:style>
    <style:style style:name="P1542" style:family="paragraph" style:parent-style-name="Standard">
      <style:text-properties fo:font-style="normal" style:text-underline-style="none" fo:font-weight="normal" officeooo:rsid="09241916" officeooo:paragraph-rsid="09241916" style:font-style-asian="normal" style:font-weight-asian="normal" style:font-style-complex="normal" style:font-weight-complex="normal"/>
    </style:style>
    <style:style style:name="P1543" style:family="paragraph" style:parent-style-name="Standard">
      <style:text-properties fo:font-style="normal" style:text-underline-style="none" fo:font-weight="normal" officeooo:rsid="09258d08" officeooo:paragraph-rsid="09258d08" style:font-style-asian="normal" style:font-weight-asian="normal" style:font-style-complex="normal" style:font-weight-complex="normal"/>
    </style:style>
    <style:style style:name="P1544" style:family="paragraph" style:parent-style-name="Standard">
      <style:text-properties fo:font-style="normal" style:text-underline-style="none" fo:font-weight="normal" officeooo:rsid="0926ccf5" officeooo:paragraph-rsid="0926ccf5" style:font-style-asian="normal" style:font-weight-asian="normal" style:font-style-complex="normal" style:font-weight-complex="normal"/>
    </style:style>
    <style:style style:name="P1545" style:family="paragraph" style:parent-style-name="Standard">
      <style:text-properties fo:font-style="normal" style:text-underline-style="none" fo:font-weight="normal" officeooo:rsid="09275c4a" officeooo:paragraph-rsid="09275c4a" style:font-style-asian="normal" style:font-weight-asian="normal" style:font-style-complex="normal" style:font-weight-complex="normal"/>
    </style:style>
    <style:style style:name="P1546" style:family="paragraph" style:parent-style-name="Standard">
      <style:text-properties fo:font-style="normal" style:text-underline-style="none" fo:font-weight="normal" officeooo:rsid="0927cc8f" officeooo:paragraph-rsid="0927cc8f" style:font-style-asian="normal" style:font-weight-asian="normal" style:font-style-complex="normal" style:font-weight-complex="normal"/>
    </style:style>
    <style:style style:name="P1547" style:family="paragraph" style:parent-style-name="Standard">
      <style:text-properties fo:font-style="normal" style:text-underline-style="none" fo:font-weight="normal" officeooo:rsid="092b189a" officeooo:paragraph-rsid="092b189a" style:font-style-asian="normal" style:font-weight-asian="normal" style:font-style-complex="normal" style:font-weight-complex="normal"/>
    </style:style>
    <style:style style:name="P1548" style:family="paragraph" style:parent-style-name="Standard">
      <style:text-properties fo:font-style="normal" style:text-underline-style="none" fo:font-weight="normal" officeooo:rsid="092cd85d" officeooo:paragraph-rsid="092cd85d" style:font-style-asian="normal" style:font-weight-asian="normal" style:font-style-complex="normal" style:font-weight-complex="normal"/>
    </style:style>
    <style:style style:name="P1549" style:family="paragraph" style:parent-style-name="Standard">
      <style:text-properties fo:font-style="normal" style:text-underline-style="none" fo:font-weight="normal" officeooo:rsid="0931d255" officeooo:paragraph-rsid="0931d255" style:font-style-asian="normal" style:font-weight-asian="normal" style:font-style-complex="normal" style:font-weight-complex="normal"/>
    </style:style>
    <style:style style:name="P1550" style:family="paragraph" style:parent-style-name="Standard">
      <style:text-properties fo:font-style="normal" style:text-underline-style="none" fo:font-weight="normal" officeooo:rsid="0934578a" officeooo:paragraph-rsid="0934578a" style:font-style-asian="normal" style:font-weight-asian="normal" style:font-style-complex="normal" style:font-weight-complex="normal"/>
    </style:style>
    <style:style style:name="P1551" style:family="paragraph" style:parent-style-name="Standard">
      <style:text-properties fo:font-style="normal" style:text-underline-style="none" fo:font-weight="normal" officeooo:rsid="0936522a" officeooo:paragraph-rsid="0936522a" style:font-style-asian="normal" style:font-weight-asian="normal" style:font-style-complex="normal" style:font-weight-complex="normal"/>
    </style:style>
    <style:style style:name="P1552" style:family="paragraph" style:parent-style-name="Standard">
      <style:text-properties fo:font-style="normal" style:text-underline-style="none" fo:font-weight="normal" officeooo:rsid="0938d63a" officeooo:paragraph-rsid="0938d63a" style:font-style-asian="normal" style:font-weight-asian="normal" style:font-style-complex="normal" style:font-weight-complex="normal"/>
    </style:style>
    <style:style style:name="P1553" style:family="paragraph" style:parent-style-name="Standard">
      <style:text-properties fo:font-style="normal" style:text-underline-style="none" fo:font-weight="normal" officeooo:rsid="093e03e7" officeooo:paragraph-rsid="093e03e7" style:font-style-asian="normal" style:font-weight-asian="normal" style:font-style-complex="normal" style:font-weight-complex="normal"/>
    </style:style>
    <style:style style:name="P1554" style:family="paragraph" style:parent-style-name="Standard">
      <style:text-properties fo:font-style="normal" style:text-underline-style="none" fo:font-weight="normal" officeooo:rsid="094201d1" officeooo:paragraph-rsid="094201d1" style:font-style-asian="normal" style:font-weight-asian="normal" style:font-style-complex="normal" style:font-weight-complex="normal"/>
    </style:style>
    <style:style style:name="P1555" style:family="paragraph" style:parent-style-name="Standard">
      <style:text-properties fo:font-style="normal" style:text-underline-style="none" fo:font-weight="normal" officeooo:rsid="0946f69d" officeooo:paragraph-rsid="0946f69d" style:font-style-asian="normal" style:font-weight-asian="normal" style:font-style-complex="normal" style:font-weight-complex="normal"/>
    </style:style>
    <style:style style:name="P1556" style:family="paragraph" style:parent-style-name="Standard">
      <style:text-properties fo:font-style="normal" style:text-underline-style="none" fo:font-weight="normal" officeooo:rsid="094c25c4" officeooo:paragraph-rsid="094c25c4" style:font-style-asian="normal" style:font-weight-asian="normal" style:font-style-complex="normal" style:font-weight-complex="normal"/>
    </style:style>
    <style:style style:name="P1557" style:family="paragraph" style:parent-style-name="Standard">
      <style:text-properties fo:font-style="normal" style:text-underline-style="none" fo:font-weight="normal" officeooo:rsid="09580243" officeooo:paragraph-rsid="09580243" style:font-style-asian="normal" style:font-weight-asian="normal" style:font-style-complex="normal" style:font-weight-complex="normal"/>
    </style:style>
    <style:style style:name="P1558" style:family="paragraph" style:parent-style-name="Standard">
      <style:text-properties fo:font-style="normal" style:text-underline-style="none" fo:font-weight="normal" officeooo:rsid="095eef9c" officeooo:paragraph-rsid="095eef9c" style:font-style-asian="normal" style:font-weight-asian="normal" style:font-style-complex="normal" style:font-weight-complex="normal"/>
    </style:style>
    <style:style style:name="P1559" style:family="paragraph" style:parent-style-name="Standard">
      <style:text-properties fo:font-style="normal" style:text-underline-style="none" fo:font-weight="normal" officeooo:rsid="0963b988" officeooo:paragraph-rsid="0963b988" style:font-style-asian="normal" style:font-weight-asian="normal" style:font-style-complex="normal" style:font-weight-complex="normal"/>
    </style:style>
    <style:style style:name="P1560" style:family="paragraph" style:parent-style-name="Standard">
      <style:text-properties fo:font-style="normal" style:text-underline-style="none" fo:font-weight="normal" officeooo:rsid="0964ee7c" officeooo:paragraph-rsid="0964ee7c" style:font-style-asian="normal" style:font-weight-asian="normal" style:font-style-complex="normal" style:font-weight-complex="normal"/>
    </style:style>
    <style:style style:name="P1561" style:family="paragraph" style:parent-style-name="Standard">
      <style:text-properties fo:font-style="normal" style:text-underline-style="none" fo:font-weight="normal" officeooo:rsid="0967dc0d" officeooo:paragraph-rsid="0967dc0d" style:font-style-asian="normal" style:font-weight-asian="normal" style:font-style-complex="normal" style:font-weight-complex="normal"/>
    </style:style>
    <style:style style:name="P1562" style:family="paragraph" style:parent-style-name="Standard">
      <style:text-properties fo:font-style="normal" style:text-underline-style="none" fo:font-weight="normal" officeooo:rsid="096a5eb3" officeooo:paragraph-rsid="096a5eb3" style:font-style-asian="normal" style:font-weight-asian="normal" style:font-style-complex="normal" style:font-weight-complex="normal"/>
    </style:style>
    <style:style style:name="P1563" style:family="paragraph" style:parent-style-name="Standard">
      <style:text-properties fo:font-style="normal" style:text-underline-style="none" fo:font-weight="normal" officeooo:rsid="096b0460" officeooo:paragraph-rsid="096b0460" style:font-style-asian="normal" style:font-weight-asian="normal" style:font-style-complex="normal" style:font-weight-complex="normal"/>
    </style:style>
    <style:style style:name="P1564" style:family="paragraph" style:parent-style-name="Standard">
      <style:text-properties fo:font-style="normal" style:text-underline-style="none" fo:font-weight="normal" officeooo:rsid="096d6dcb" officeooo:paragraph-rsid="096d6dcb" style:font-style-asian="normal" style:font-weight-asian="normal" style:font-style-complex="normal" style:font-weight-complex="normal"/>
    </style:style>
    <style:style style:name="P1565" style:family="paragraph" style:parent-style-name="Standard">
      <style:text-properties fo:font-style="normal" style:text-underline-style="none" fo:font-weight="normal" officeooo:rsid="0970c903" officeooo:paragraph-rsid="0970c903" style:font-style-asian="normal" style:font-weight-asian="normal" style:font-style-complex="normal" style:font-weight-complex="normal"/>
    </style:style>
    <style:style style:name="P1566" style:family="paragraph" style:parent-style-name="Standard">
      <style:text-properties fo:font-style="normal" style:text-underline-style="none" fo:font-weight="normal" officeooo:rsid="097240d4" officeooo:paragraph-rsid="097240d4" style:font-style-asian="normal" style:font-weight-asian="normal" style:font-style-complex="normal" style:font-weight-complex="normal"/>
    </style:style>
    <style:style style:name="P1567" style:family="paragraph" style:parent-style-name="Standard">
      <style:text-properties fo:font-style="normal" style:text-underline-style="none" fo:font-weight="normal" officeooo:rsid="0973e3a2" officeooo:paragraph-rsid="0973e3a2" style:font-style-asian="normal" style:font-weight-asian="normal" style:font-style-complex="normal" style:font-weight-complex="normal"/>
    </style:style>
    <style:style style:name="P1568" style:family="paragraph" style:parent-style-name="Standard">
      <style:text-properties fo:font-style="normal" style:text-underline-style="none" fo:font-weight="normal" officeooo:rsid="0980101e" officeooo:paragraph-rsid="0980101e" style:font-style-asian="normal" style:font-weight-asian="normal" style:font-style-complex="normal" style:font-weight-complex="normal"/>
    </style:style>
    <style:style style:name="P1569" style:family="paragraph" style:parent-style-name="Standard">
      <style:text-properties fo:font-style="normal" style:text-underline-style="none" fo:font-weight="normal" officeooo:rsid="09817d9f" officeooo:paragraph-rsid="09817d9f" style:font-style-asian="normal" style:font-weight-asian="normal" style:font-style-complex="normal" style:font-weight-complex="normal"/>
    </style:style>
    <style:style style:name="P1570" style:family="paragraph" style:parent-style-name="Standard">
      <style:text-properties fo:font-style="normal" style:text-underline-style="none" fo:font-weight="normal" officeooo:rsid="0981b812" officeooo:paragraph-rsid="0981b812" style:font-style-asian="normal" style:font-weight-asian="normal" style:font-style-complex="normal" style:font-weight-complex="normal"/>
    </style:style>
    <style:style style:name="P1571" style:family="paragraph" style:parent-style-name="Standard">
      <style:text-properties fo:font-style="normal" style:text-underline-style="none" fo:font-weight="normal" officeooo:rsid="098b3059" officeooo:paragraph-rsid="098b3059" style:font-style-asian="normal" style:font-weight-asian="normal" style:font-style-complex="normal" style:font-weight-complex="normal"/>
    </style:style>
    <style:style style:name="P1572" style:family="paragraph" style:parent-style-name="Standard">
      <style:text-properties fo:font-style="normal" style:text-underline-style="none" fo:font-weight="normal" officeooo:rsid="098b9b4e" officeooo:paragraph-rsid="098b9b4e" style:font-style-asian="normal" style:font-weight-asian="normal" style:font-style-complex="normal" style:font-weight-complex="normal"/>
    </style:style>
    <style:style style:name="P1573" style:family="paragraph" style:parent-style-name="Standard">
      <style:text-properties fo:font-style="normal" style:text-underline-style="none" fo:font-weight="normal" officeooo:rsid="098f1535" officeooo:paragraph-rsid="098f1535" style:font-style-asian="normal" style:font-weight-asian="normal" style:font-style-complex="normal" style:font-weight-complex="normal"/>
    </style:style>
    <style:style style:name="P1574" style:family="paragraph" style:parent-style-name="Standard">
      <style:text-properties fo:font-style="normal" style:text-underline-style="none" fo:font-weight="normal" officeooo:rsid="09908309" officeooo:paragraph-rsid="09908309" style:font-style-asian="normal" style:font-weight-asian="normal" style:font-style-complex="normal" style:font-weight-complex="normal"/>
    </style:style>
    <style:style style:name="P1575" style:family="paragraph" style:parent-style-name="Standard">
      <style:text-properties fo:font-style="normal" style:text-underline-style="none" fo:font-weight="normal" officeooo:rsid="09932c05" officeooo:paragraph-rsid="09932c05" style:font-style-asian="normal" style:font-weight-asian="normal" style:font-style-complex="normal" style:font-weight-complex="normal"/>
    </style:style>
    <style:style style:name="P1576" style:family="paragraph" style:parent-style-name="Standard">
      <style:text-properties fo:font-style="normal" style:text-underline-style="none" fo:font-weight="normal" officeooo:rsid="0997520e" officeooo:paragraph-rsid="0997520e" style:font-style-asian="normal" style:font-weight-asian="normal" style:font-style-complex="normal" style:font-weight-complex="normal"/>
    </style:style>
    <style:style style:name="P1577" style:family="paragraph" style:parent-style-name="Standard">
      <style:text-properties fo:font-style="normal" style:text-underline-style="none" fo:font-weight="normal" officeooo:rsid="099a3b9d" officeooo:paragraph-rsid="099a3b9d" style:font-style-asian="normal" style:font-weight-asian="normal" style:font-style-complex="normal" style:font-weight-complex="normal"/>
    </style:style>
    <style:style style:name="P1578" style:family="paragraph" style:parent-style-name="Standard">
      <style:text-properties fo:font-style="normal" style:text-underline-style="none" fo:font-weight="normal" officeooo:rsid="099d7512" officeooo:paragraph-rsid="099d7512" style:font-style-asian="normal" style:font-weight-asian="normal" style:font-style-complex="normal" style:font-weight-complex="normal"/>
    </style:style>
    <style:style style:name="P1579" style:family="paragraph" style:parent-style-name="Standard">
      <style:text-properties fo:font-style="normal" style:text-underline-style="none" fo:font-weight="normal" officeooo:rsid="099f9560" officeooo:paragraph-rsid="099f9560" style:font-style-asian="normal" style:font-weight-asian="normal" style:font-style-complex="normal" style:font-weight-complex="normal"/>
    </style:style>
    <style:style style:name="P1580" style:family="paragraph" style:parent-style-name="Standard">
      <style:text-properties fo:font-style="normal" style:text-underline-style="none" fo:font-weight="normal" officeooo:rsid="09a3074e" officeooo:paragraph-rsid="09a3074e" style:font-style-asian="normal" style:font-weight-asian="normal" style:font-style-complex="normal" style:font-weight-complex="normal"/>
    </style:style>
    <style:style style:name="P1581" style:family="paragraph" style:parent-style-name="Standard">
      <style:text-properties fo:font-style="normal" style:text-underline-style="none" fo:font-weight="normal" officeooo:rsid="09a584ea" officeooo:paragraph-rsid="09a584ea" style:font-style-asian="normal" style:font-weight-asian="normal" style:font-style-complex="normal" style:font-weight-complex="normal"/>
    </style:style>
    <style:style style:name="P1582" style:family="paragraph" style:parent-style-name="Standard">
      <style:text-properties fo:font-style="normal" style:text-underline-style="none" fo:font-weight="normal" officeooo:rsid="09a5f81a" officeooo:paragraph-rsid="09a5f81a" style:font-style-asian="normal" style:font-weight-asian="normal" style:font-style-complex="normal" style:font-weight-complex="normal"/>
    </style:style>
    <style:style style:name="P1583" style:family="paragraph" style:parent-style-name="Standard">
      <style:text-properties fo:font-style="normal" style:text-underline-style="none" fo:font-weight="normal" officeooo:rsid="09a93717" officeooo:paragraph-rsid="09a93717" style:font-style-asian="normal" style:font-weight-asian="normal" style:font-style-complex="normal" style:font-weight-complex="normal"/>
    </style:style>
    <style:style style:name="P1584" style:family="paragraph" style:parent-style-name="Standard">
      <style:text-properties fo:font-style="normal" style:text-underline-style="none" fo:font-weight="normal" officeooo:rsid="09ac7492" officeooo:paragraph-rsid="09ac7492" style:font-style-asian="normal" style:font-weight-asian="normal" style:font-style-complex="normal" style:font-weight-complex="normal"/>
    </style:style>
    <style:style style:name="P1585" style:family="paragraph" style:parent-style-name="Standard">
      <style:text-properties fo:font-style="normal" style:text-underline-style="none" fo:font-weight="normal" officeooo:rsid="09afa4d1" officeooo:paragraph-rsid="09afa4d1" style:font-style-asian="normal" style:font-weight-asian="normal" style:font-style-complex="normal" style:font-weight-complex="normal"/>
    </style:style>
    <style:style style:name="P1586" style:family="paragraph" style:parent-style-name="Standard">
      <style:text-properties fo:font-style="normal" style:text-underline-style="none" fo:font-weight="normal" officeooo:rsid="09b14930" officeooo:paragraph-rsid="09b14930" style:font-style-asian="normal" style:font-weight-asian="normal" style:font-style-complex="normal" style:font-weight-complex="normal"/>
    </style:style>
    <style:style style:name="P1587" style:family="paragraph" style:parent-style-name="Standard">
      <style:text-properties fo:font-style="normal" style:text-underline-style="none" fo:font-weight="normal" officeooo:rsid="09b2f14a" officeooo:paragraph-rsid="09b2f14a" style:font-style-asian="normal" style:font-weight-asian="normal" style:font-style-complex="normal" style:font-weight-complex="normal"/>
    </style:style>
    <style:style style:name="P1588" style:family="paragraph" style:parent-style-name="Standard">
      <style:text-properties fo:font-style="normal" style:text-underline-style="none" fo:font-weight="normal" officeooo:rsid="09b957d8" officeooo:paragraph-rsid="09b957d8" style:font-style-asian="normal" style:font-weight-asian="normal" style:font-style-complex="normal" style:font-weight-complex="normal"/>
    </style:style>
    <style:style style:name="P1589" style:family="paragraph" style:parent-style-name="Standard">
      <style:text-properties fo:font-style="normal" style:text-underline-style="none" fo:font-weight="normal" officeooo:rsid="09b99f15" officeooo:paragraph-rsid="09b99f15" style:font-style-asian="normal" style:font-weight-asian="normal" style:font-style-complex="normal" style:font-weight-complex="normal"/>
    </style:style>
    <style:style style:name="P1590" style:family="paragraph" style:parent-style-name="Standard">
      <style:text-properties fo:font-style="normal" style:text-underline-style="none" fo:font-weight="normal" officeooo:rsid="09ba46e4" officeooo:paragraph-rsid="09ba46e4" style:font-style-asian="normal" style:font-weight-asian="normal" style:font-style-complex="normal" style:font-weight-complex="normal"/>
    </style:style>
    <style:style style:name="P1591" style:family="paragraph" style:parent-style-name="Standard">
      <style:text-properties fo:font-style="normal" style:text-underline-style="none" fo:font-weight="normal" officeooo:rsid="09bc3e15" officeooo:paragraph-rsid="09bc3e15" style:font-style-asian="normal" style:font-weight-asian="normal" style:font-style-complex="normal" style:font-weight-complex="normal"/>
    </style:style>
    <style:style style:name="P1592" style:family="paragraph" style:parent-style-name="Standard">
      <style:text-properties fo:font-style="normal" style:text-underline-style="none" fo:font-weight="normal" officeooo:rsid="09be4908" officeooo:paragraph-rsid="09be4908" style:font-style-asian="normal" style:font-weight-asian="normal" style:font-style-complex="normal" style:font-weight-complex="normal"/>
    </style:style>
    <style:style style:name="P1593" style:family="paragraph" style:parent-style-name="Standard">
      <style:text-properties fo:font-style="normal" style:text-underline-style="none" fo:font-weight="normal" officeooo:rsid="09bfb1ce" officeooo:paragraph-rsid="09bfb1ce" style:font-style-asian="normal" style:font-weight-asian="normal" style:font-style-complex="normal" style:font-weight-complex="normal"/>
    </style:style>
    <style:style style:name="P1594" style:family="paragraph" style:parent-style-name="Standard">
      <style:text-properties fo:font-style="normal" style:text-underline-style="none" fo:font-weight="normal" officeooo:rsid="09c342f4" officeooo:paragraph-rsid="09c342f4" style:font-style-asian="normal" style:font-weight-asian="normal" style:font-style-complex="normal" style:font-weight-complex="normal"/>
    </style:style>
    <style:style style:name="P1595" style:family="paragraph" style:parent-style-name="Standard">
      <style:text-properties fo:font-style="normal" style:text-underline-style="none" fo:font-weight="normal" officeooo:rsid="09c47614" officeooo:paragraph-rsid="09c47614" style:font-style-asian="normal" style:font-weight-asian="normal" style:font-style-complex="normal" style:font-weight-complex="normal"/>
    </style:style>
    <style:style style:name="P1596" style:family="paragraph" style:parent-style-name="Standard">
      <style:text-properties fo:font-style="normal" style:text-underline-style="none" fo:font-weight="normal" officeooo:rsid="09c7d2a8" officeooo:paragraph-rsid="09c7d2a8" style:font-style-asian="normal" style:font-weight-asian="normal" style:font-style-complex="normal" style:font-weight-complex="normal"/>
    </style:style>
    <style:style style:name="P1597" style:family="paragraph" style:parent-style-name="Standard">
      <style:text-properties fo:font-style="normal" style:text-underline-style="none" fo:font-weight="normal" officeooo:rsid="09c93a4c" officeooo:paragraph-rsid="09c93a4c" style:font-style-asian="normal" style:font-weight-asian="normal" style:font-style-complex="normal" style:font-weight-complex="normal"/>
    </style:style>
    <style:style style:name="P1598" style:family="paragraph" style:parent-style-name="Standard">
      <style:text-properties fo:font-style="normal" style:text-underline-style="none" fo:font-weight="normal" officeooo:rsid="09cb0116" officeooo:paragraph-rsid="09cb0116" style:font-style-asian="normal" style:font-weight-asian="normal" style:font-style-complex="normal" style:font-weight-complex="normal"/>
    </style:style>
    <style:style style:name="P1599" style:family="paragraph" style:parent-style-name="Standard">
      <style:text-properties fo:font-style="normal" style:text-underline-style="none" fo:font-weight="normal" officeooo:rsid="09cc1ff5" officeooo:paragraph-rsid="09cc1ff5" style:font-style-asian="normal" style:font-weight-asian="normal" style:font-style-complex="normal" style:font-weight-complex="normal"/>
    </style:style>
    <style:style style:name="P1600" style:family="paragraph" style:parent-style-name="Standard">
      <style:text-properties fo:font-style="normal" style:text-underline-style="none" fo:font-weight="normal" officeooo:rsid="09d0d22d" officeooo:paragraph-rsid="09d0d22d" style:font-style-asian="normal" style:font-weight-asian="normal" style:font-style-complex="normal" style:font-weight-complex="normal"/>
    </style:style>
    <style:style style:name="P1601" style:family="paragraph" style:parent-style-name="Standard">
      <style:text-properties fo:font-style="normal" style:text-underline-style="none" fo:font-weight="normal" officeooo:rsid="09d37dcc" officeooo:paragraph-rsid="09d37dcc" style:font-style-asian="normal" style:font-weight-asian="normal" style:font-style-complex="normal" style:font-weight-complex="normal"/>
    </style:style>
    <style:style style:name="P1602" style:family="paragraph" style:parent-style-name="Standard">
      <style:text-properties fo:font-style="normal" style:text-underline-style="none" fo:font-weight="normal" officeooo:rsid="09d453cb" officeooo:paragraph-rsid="09d453cb" style:font-style-asian="normal" style:font-weight-asian="normal" style:font-style-complex="normal" style:font-weight-complex="normal"/>
    </style:style>
    <style:style style:name="P1603" style:family="paragraph" style:parent-style-name="Standard">
      <style:text-properties fo:font-style="normal" style:text-underline-style="none" fo:font-weight="normal" officeooo:rsid="09d64248" officeooo:paragraph-rsid="09d64248" style:font-style-asian="normal" style:font-weight-asian="normal" style:font-style-complex="normal" style:font-weight-complex="normal"/>
    </style:style>
    <style:style style:name="P1604" style:family="paragraph" style:parent-style-name="Standard">
      <style:text-properties fo:font-style="normal" style:text-underline-style="none" fo:font-weight="normal" officeooo:rsid="09d9537a" officeooo:paragraph-rsid="09d9537a" style:font-style-asian="normal" style:font-weight-asian="normal" style:font-style-complex="normal" style:font-weight-complex="normal"/>
    </style:style>
    <style:style style:name="P1605" style:family="paragraph" style:parent-style-name="Standard">
      <style:text-properties fo:font-style="normal" style:text-underline-style="none" fo:font-weight="normal" officeooo:rsid="09dadd17" officeooo:paragraph-rsid="09dadd17" style:font-style-asian="normal" style:font-weight-asian="normal" style:font-style-complex="normal" style:font-weight-complex="normal"/>
    </style:style>
    <style:style style:name="P1606" style:family="paragraph" style:parent-style-name="Standard">
      <style:text-properties fo:font-style="normal" style:text-underline-style="none" fo:font-weight="normal" officeooo:rsid="09dadd17" officeooo:paragraph-rsid="09de0db9" style:font-style-asian="normal" style:font-weight-asian="normal" style:font-style-complex="normal" style:font-weight-complex="normal"/>
    </style:style>
    <style:style style:name="P1607" style:family="paragraph" style:parent-style-name="Standard">
      <style:text-properties fo:font-style="normal" style:text-underline-style="none" fo:font-weight="normal" officeooo:rsid="09dc23b3" officeooo:paragraph-rsid="09dc23b3" style:font-style-asian="normal" style:font-weight-asian="normal" style:font-style-complex="normal" style:font-weight-complex="normal"/>
    </style:style>
    <style:style style:name="P1608" style:family="paragraph" style:parent-style-name="Standard">
      <style:text-properties fo:font-style="normal" style:text-underline-style="none" fo:font-weight="normal" officeooo:rsid="09de0db9" officeooo:paragraph-rsid="09de0db9" style:font-style-asian="normal" style:font-weight-asian="normal" style:font-style-complex="normal" style:font-weight-complex="normal"/>
    </style:style>
    <style:style style:name="P1609" style:family="paragraph" style:parent-style-name="Standard">
      <style:text-properties fo:font-style="normal" style:text-underline-style="none" fo:font-weight="normal" officeooo:rsid="09e272e1" officeooo:paragraph-rsid="09e272e1" style:font-style-asian="normal" style:font-weight-asian="normal" style:font-style-complex="normal" style:font-weight-complex="normal"/>
    </style:style>
    <style:style style:name="P1610" style:family="paragraph" style:parent-style-name="Standard">
      <style:text-properties fo:font-style="normal" style:text-underline-style="none" fo:font-weight="normal" officeooo:rsid="09e3832a" officeooo:paragraph-rsid="09e3832a" style:font-style-asian="normal" style:font-weight-asian="normal" style:font-style-complex="normal" style:font-weight-complex="normal"/>
    </style:style>
    <style:style style:name="P1611" style:family="paragraph" style:parent-style-name="Standard">
      <style:text-properties fo:font-style="normal" style:text-underline-style="none" fo:font-weight="normal" officeooo:rsid="09e3b2f6" officeooo:paragraph-rsid="09e3b2f6" style:font-style-asian="normal" style:font-weight-asian="normal" style:font-style-complex="normal" style:font-weight-complex="normal"/>
    </style:style>
    <style:style style:name="P1612" style:family="paragraph" style:parent-style-name="Standard">
      <style:text-properties fo:font-style="normal" style:text-underline-style="none" fo:font-weight="normal" officeooo:rsid="09e5b03e" officeooo:paragraph-rsid="09e5b03e" style:font-style-asian="normal" style:font-weight-asian="normal" style:font-style-complex="normal" style:font-weight-complex="normal"/>
    </style:style>
    <style:style style:name="P1613" style:family="paragraph" style:parent-style-name="Standard">
      <style:text-properties fo:font-style="normal" style:text-underline-style="none" fo:font-weight="normal" officeooo:rsid="09e7e6a5" officeooo:paragraph-rsid="09e7e6a5" style:font-style-asian="normal" style:font-weight-asian="normal" style:font-style-complex="normal" style:font-weight-complex="normal"/>
    </style:style>
    <style:style style:name="P1614" style:family="paragraph" style:parent-style-name="Standard">
      <style:text-properties fo:font-style="normal" style:text-underline-style="none" fo:font-weight="normal" officeooo:rsid="09eb1f21" officeooo:paragraph-rsid="09eb1f21" style:font-style-asian="normal" style:font-weight-asian="normal" style:font-style-complex="normal" style:font-weight-complex="normal"/>
    </style:style>
    <style:style style:name="P1615" style:family="paragraph" style:parent-style-name="Standard">
      <style:text-properties fo:font-style="normal" style:text-underline-style="none" fo:font-weight="normal" officeooo:rsid="09ecc733" officeooo:paragraph-rsid="09ecc733" style:font-style-asian="normal" style:font-weight-asian="normal" style:font-style-complex="normal" style:font-weight-complex="normal"/>
    </style:style>
    <style:style style:name="P1616" style:family="paragraph" style:parent-style-name="Standard">
      <style:text-properties fo:font-style="normal" style:text-underline-style="none" fo:font-weight="normal" officeooo:rsid="09ef2af6" officeooo:paragraph-rsid="09ef2af6" style:font-style-asian="normal" style:font-weight-asian="normal" style:font-style-complex="normal" style:font-weight-complex="normal"/>
    </style:style>
    <style:style style:name="P1617" style:family="paragraph" style:parent-style-name="Standard">
      <style:text-properties fo:font-style="normal" style:text-underline-style="none" fo:font-weight="normal" officeooo:rsid="09f5a3e9" officeooo:paragraph-rsid="09f5a3e9" style:font-style-asian="normal" style:font-weight-asian="normal" style:font-style-complex="normal" style:font-weight-complex="normal"/>
    </style:style>
    <style:style style:name="P1618" style:family="paragraph" style:parent-style-name="Standard">
      <style:text-properties fo:font-style="normal" style:text-underline-style="none" fo:font-weight="normal" officeooo:rsid="09fc3c57" officeooo:paragraph-rsid="09fc3c57" style:font-style-asian="normal" style:font-weight-asian="normal" style:font-style-complex="normal" style:font-weight-complex="normal"/>
    </style:style>
    <style:style style:name="P1619" style:family="paragraph" style:parent-style-name="Standard">
      <style:text-properties fo:font-style="normal" style:text-underline-style="none" fo:font-weight="normal" officeooo:rsid="09fe0a68" officeooo:paragraph-rsid="09fe0a68" style:font-style-asian="normal" style:font-weight-asian="normal" style:font-style-complex="normal" style:font-weight-complex="normal"/>
    </style:style>
    <style:style style:name="P1620" style:family="paragraph" style:parent-style-name="Standard">
      <style:text-properties fo:font-style="normal" style:text-underline-style="none" fo:font-weight="normal" officeooo:rsid="09ff236f" officeooo:paragraph-rsid="09ff236f" style:font-style-asian="normal" style:font-weight-asian="normal" style:font-style-complex="normal" style:font-weight-complex="normal"/>
    </style:style>
    <style:style style:name="P1621" style:family="paragraph" style:parent-style-name="Standard">
      <style:text-properties fo:font-style="normal" style:text-underline-style="none" fo:font-weight="normal" officeooo:rsid="0a02eba1" officeooo:paragraph-rsid="0a02eba1" style:font-style-asian="normal" style:font-weight-asian="normal" style:font-style-complex="normal" style:font-weight-complex="normal"/>
    </style:style>
    <style:style style:name="P1622" style:family="paragraph" style:parent-style-name="Standard">
      <style:text-properties fo:font-style="normal" style:text-underline-style="none" fo:font-weight="normal" officeooo:rsid="0a0426a2" officeooo:paragraph-rsid="0a0426a2" style:font-style-asian="normal" style:font-weight-asian="normal" style:font-style-complex="normal" style:font-weight-complex="normal"/>
    </style:style>
    <style:style style:name="P1623" style:family="paragraph" style:parent-style-name="Standard">
      <style:text-properties fo:font-style="normal" style:text-underline-style="none" fo:font-weight="normal" officeooo:rsid="0a05df38" officeooo:paragraph-rsid="0a05df38" style:font-style-asian="normal" style:font-weight-asian="normal" style:font-style-complex="normal" style:font-weight-complex="normal"/>
    </style:style>
    <style:style style:name="P1624" style:family="paragraph" style:parent-style-name="Standard">
      <style:text-properties fo:font-style="normal" style:text-underline-style="none" fo:font-weight="normal" officeooo:rsid="0a0d7801" officeooo:paragraph-rsid="0a05df38" style:font-style-asian="normal" style:font-weight-asian="normal" style:font-style-complex="normal" style:font-weight-complex="normal"/>
    </style:style>
    <style:style style:name="P1625" style:family="paragraph" style:parent-style-name="Standard">
      <style:text-properties fo:font-style="normal" style:text-underline-style="none" fo:font-weight="normal" officeooo:rsid="0a0d7801" officeooo:paragraph-rsid="0a12a84c" style:font-style-asian="normal" style:font-weight-asian="normal" style:font-style-complex="normal" style:font-weight-complex="normal"/>
    </style:style>
    <style:style style:name="P1626" style:family="paragraph" style:parent-style-name="Standard">
      <style:text-properties fo:font-style="normal" style:text-underline-style="none" fo:font-weight="normal" officeooo:rsid="0a0fec76" officeooo:paragraph-rsid="0a0fec76" style:font-style-asian="normal" style:font-weight-asian="normal" style:font-style-complex="normal" style:font-weight-complex="normal"/>
    </style:style>
    <style:style style:name="P1627" style:family="paragraph" style:parent-style-name="Standard">
      <style:text-properties fo:font-style="normal" style:text-underline-style="none" fo:font-weight="normal" officeooo:rsid="0a1145f2" officeooo:paragraph-rsid="0a1145f2" style:font-style-asian="normal" style:font-weight-asian="normal" style:font-style-complex="normal" style:font-weight-complex="normal"/>
    </style:style>
    <style:style style:name="P1628" style:family="paragraph" style:parent-style-name="Standard">
      <style:text-properties fo:font-style="normal" style:text-underline-style="none" fo:font-weight="normal" officeooo:rsid="0a18466e" officeooo:paragraph-rsid="0a18466e" style:font-style-asian="normal" style:font-weight-asian="normal" style:font-style-complex="normal" style:font-weight-complex="normal"/>
    </style:style>
    <style:style style:name="P1629" style:family="paragraph" style:parent-style-name="Standard">
      <style:text-properties fo:font-style="normal" style:text-underline-style="none" fo:font-weight="normal" officeooo:rsid="0a1a4158" officeooo:paragraph-rsid="0a1a4158" style:font-style-asian="normal" style:font-weight-asian="normal" style:font-style-complex="normal" style:font-weight-complex="normal"/>
    </style:style>
    <style:style style:name="P1630" style:family="paragraph" style:parent-style-name="Standard">
      <style:text-properties fo:font-style="normal" style:text-underline-style="none" fo:font-weight="normal" officeooo:rsid="0a1e7222" officeooo:paragraph-rsid="0a1e7222" style:font-style-asian="normal" style:font-weight-asian="normal" style:font-style-complex="normal" style:font-weight-complex="normal"/>
    </style:style>
    <style:style style:name="P1631" style:family="paragraph" style:parent-style-name="Standard">
      <style:text-properties fo:font-style="normal" style:text-underline-style="none" fo:font-weight="normal" officeooo:rsid="0a1fb6a6" officeooo:paragraph-rsid="0a1fb6a6" style:font-style-asian="normal" style:font-weight-asian="normal" style:font-style-complex="normal" style:font-weight-complex="normal"/>
    </style:style>
    <style:style style:name="P1632" style:family="paragraph" style:parent-style-name="Standard">
      <style:text-properties fo:font-style="normal" style:text-underline-style="none" fo:font-weight="normal" officeooo:rsid="0a213e2e" officeooo:paragraph-rsid="0a213e2e" style:font-style-asian="normal" style:font-weight-asian="normal" style:font-style-complex="normal" style:font-weight-complex="normal"/>
    </style:style>
    <style:style style:name="P1633" style:family="paragraph" style:parent-style-name="Standard">
      <style:text-properties fo:font-style="normal" style:text-underline-style="none" fo:font-weight="normal" officeooo:rsid="0a230312" officeooo:paragraph-rsid="0a230312" style:font-style-asian="normal" style:font-weight-asian="normal" style:font-style-complex="normal" style:font-weight-complex="normal"/>
    </style:style>
    <style:style style:name="P1634" style:family="paragraph" style:parent-style-name="Standard">
      <style:text-properties fo:font-style="normal" style:text-underline-style="none" fo:font-weight="normal" officeooo:rsid="0a232e4e" officeooo:paragraph-rsid="0a232e4e" style:font-style-asian="normal" style:font-weight-asian="normal" style:font-style-complex="normal" style:font-weight-complex="normal"/>
    </style:style>
    <style:style style:name="P1635" style:family="paragraph" style:parent-style-name="Standard">
      <style:text-properties fo:font-style="normal" style:text-underline-style="none" fo:font-weight="normal" officeooo:rsid="0a25edcb" officeooo:paragraph-rsid="0a25edcb" style:font-style-asian="normal" style:font-weight-asian="normal" style:font-style-complex="normal" style:font-weight-complex="normal"/>
    </style:style>
    <style:style style:name="P1636" style:family="paragraph" style:parent-style-name="Standard">
      <style:text-properties fo:font-style="normal" style:text-underline-style="none" fo:font-weight="normal" officeooo:rsid="0a27de3b" officeooo:paragraph-rsid="0a27de3b" style:font-style-asian="normal" style:font-weight-asian="normal" style:font-style-complex="normal" style:font-weight-complex="normal"/>
    </style:style>
    <style:style style:name="P1637" style:family="paragraph" style:parent-style-name="Standard">
      <style:text-properties fo:font-style="normal" style:text-underline-style="none" fo:font-weight="normal" officeooo:rsid="0a281cdf" officeooo:paragraph-rsid="0a281cdf" style:font-style-asian="normal" style:font-weight-asian="normal" style:font-style-complex="normal" style:font-weight-complex="normal"/>
    </style:style>
    <style:style style:name="P1638" style:family="paragraph" style:parent-style-name="Standard">
      <style:text-properties fo:font-style="normal" style:text-underline-style="none" fo:font-weight="normal" officeooo:rsid="0a30c39a" officeooo:paragraph-rsid="0a30c39a" style:font-style-asian="normal" style:font-weight-asian="normal" style:font-style-complex="normal" style:font-weight-complex="normal"/>
    </style:style>
    <style:style style:name="P1639" style:family="paragraph" style:parent-style-name="Standard">
      <style:text-properties fo:font-style="normal" style:text-underline-style="none" fo:font-weight="normal" officeooo:rsid="0a31e463" officeooo:paragraph-rsid="0a31e463" style:font-style-asian="normal" style:font-weight-asian="normal" style:font-style-complex="normal" style:font-weight-complex="normal"/>
    </style:style>
    <style:style style:name="P1640" style:family="paragraph" style:parent-style-name="Standard">
      <style:text-properties fo:font-style="normal" style:text-underline-style="none" fo:font-weight="normal" officeooo:rsid="0a382895" officeooo:paragraph-rsid="0a382895" style:font-style-asian="normal" style:font-weight-asian="normal" style:font-style-complex="normal" style:font-weight-complex="normal"/>
    </style:style>
    <style:style style:name="P1641" style:family="paragraph" style:parent-style-name="Standard">
      <style:text-properties fo:font-style="normal" style:text-underline-style="none" fo:font-weight="normal" officeooo:rsid="0a393555" officeooo:paragraph-rsid="0a393555" style:font-style-asian="normal" style:font-weight-asian="normal" style:font-style-complex="normal" style:font-weight-complex="normal"/>
    </style:style>
    <style:style style:name="P1642" style:family="paragraph" style:parent-style-name="Standard">
      <style:text-properties fo:font-style="normal" style:text-underline-style="none" fo:font-weight="normal" officeooo:rsid="0a394326" officeooo:paragraph-rsid="0a394326" style:font-style-asian="normal" style:font-weight-asian="normal" style:font-style-complex="normal" style:font-weight-complex="normal"/>
    </style:style>
    <style:style style:name="P1643" style:family="paragraph" style:parent-style-name="Standard">
      <style:text-properties fo:font-style="normal" style:text-underline-style="none" fo:font-weight="normal" officeooo:rsid="0a3bede1" officeooo:paragraph-rsid="0a3bede1" style:font-style-asian="normal" style:font-weight-asian="normal" style:font-style-complex="normal" style:font-weight-complex="normal"/>
    </style:style>
    <style:style style:name="P1644" style:family="paragraph" style:parent-style-name="Standard">
      <style:text-properties fo:font-style="normal" style:text-underline-style="none" fo:font-weight="normal" officeooo:rsid="0a421ab4" officeooo:paragraph-rsid="0a421ab4" style:font-style-asian="normal" style:font-weight-asian="normal" style:font-style-complex="normal" style:font-weight-complex="normal"/>
    </style:style>
    <style:style style:name="P1645" style:family="paragraph" style:parent-style-name="Standard">
      <style:text-properties fo:font-style="normal" style:text-underline-style="none" fo:font-weight="normal" officeooo:rsid="0a43ccb7" officeooo:paragraph-rsid="0a43ccb7" style:font-style-asian="normal" style:font-weight-asian="normal" style:font-style-complex="normal" style:font-weight-complex="normal"/>
    </style:style>
    <style:style style:name="P1646" style:family="paragraph" style:parent-style-name="Standard">
      <style:text-properties fo:font-style="normal" style:text-underline-style="none" fo:font-weight="normal" officeooo:rsid="0a46b79b" officeooo:paragraph-rsid="0a46b79b" style:font-style-asian="normal" style:font-weight-asian="normal" style:font-style-complex="normal" style:font-weight-complex="normal"/>
    </style:style>
    <style:style style:name="P1647" style:family="paragraph" style:parent-style-name="Standard">
      <style:text-properties fo:font-style="normal" style:text-underline-style="none" fo:font-weight="normal" officeooo:rsid="0a476e5b" officeooo:paragraph-rsid="0a476e5b" style:font-style-asian="normal" style:font-weight-asian="normal" style:font-style-complex="normal" style:font-weight-complex="normal"/>
    </style:style>
    <style:style style:name="P1648" style:family="paragraph" style:parent-style-name="Standard">
      <style:text-properties fo:font-style="normal" style:text-underline-style="none" fo:font-weight="normal" officeooo:rsid="0a4a9a33" officeooo:paragraph-rsid="0a4a9a33" style:font-style-asian="normal" style:font-weight-asian="normal" style:font-style-complex="normal" style:font-weight-complex="normal"/>
    </style:style>
    <style:style style:name="P1649" style:family="paragraph" style:parent-style-name="Standard">
      <style:text-properties fo:font-style="normal" style:text-underline-style="none" fo:font-weight="normal" officeooo:rsid="0a4d9892" officeooo:paragraph-rsid="0a4d9892" style:font-style-asian="normal" style:font-weight-asian="normal" style:font-style-complex="normal" style:font-weight-complex="normal"/>
    </style:style>
    <style:style style:name="P1650" style:family="paragraph" style:parent-style-name="Standard">
      <style:text-properties fo:font-style="normal" style:text-underline-style="none" fo:font-weight="normal" officeooo:rsid="0a4ff5b3" officeooo:paragraph-rsid="0a4ff5b3" style:font-style-asian="normal" style:font-weight-asian="normal" style:font-style-complex="normal" style:font-weight-complex="normal"/>
    </style:style>
    <style:style style:name="P1651" style:family="paragraph" style:parent-style-name="Standard">
      <style:text-properties fo:font-style="normal" style:text-underline-style="none" fo:font-weight="normal" officeooo:rsid="0a5180af" officeooo:paragraph-rsid="0a5180af" style:font-style-asian="normal" style:font-weight-asian="normal" style:font-style-complex="normal" style:font-weight-complex="normal"/>
    </style:style>
    <style:style style:name="P1652" style:family="paragraph" style:parent-style-name="Standard">
      <style:text-properties fo:font-style="normal" style:text-underline-style="none" fo:font-weight="normal" officeooo:rsid="0a550c19" officeooo:paragraph-rsid="0a550c19" style:font-style-asian="normal" style:font-weight-asian="normal" style:font-style-complex="normal" style:font-weight-complex="normal"/>
    </style:style>
    <style:style style:name="P1653" style:family="paragraph" style:parent-style-name="Standard">
      <style:text-properties fo:font-style="normal" style:text-underline-style="none" fo:font-weight="normal" officeooo:rsid="0a55f45c" officeooo:paragraph-rsid="0a55f45c" style:font-style-asian="normal" style:font-weight-asian="normal" style:font-style-complex="normal" style:font-weight-complex="normal"/>
    </style:style>
    <style:style style:name="P1654" style:family="paragraph" style:parent-style-name="Standard">
      <style:text-properties fo:font-style="normal" style:text-underline-style="none" fo:font-weight="normal" officeooo:rsid="0a58dc3f" officeooo:paragraph-rsid="0a58dc3f" style:font-style-asian="normal" style:font-weight-asian="normal" style:font-style-complex="normal" style:font-weight-complex="normal"/>
    </style:style>
    <style:style style:name="P1655" style:family="paragraph" style:parent-style-name="Standard">
      <style:text-properties fo:font-style="normal" style:text-underline-style="none" fo:font-weight="normal" officeooo:rsid="0a5ada94" officeooo:paragraph-rsid="0a5ada94" style:font-style-asian="normal" style:font-weight-asian="normal" style:font-style-complex="normal" style:font-weight-complex="normal"/>
    </style:style>
    <style:style style:name="P1656" style:family="paragraph" style:parent-style-name="Standard">
      <style:text-properties fo:font-style="normal" style:text-underline-style="none" fo:font-weight="normal" officeooo:rsid="0a5da740" officeooo:paragraph-rsid="0a5da740" style:font-style-asian="normal" style:font-weight-asian="normal" style:font-style-complex="normal" style:font-weight-complex="normal"/>
    </style:style>
    <style:style style:name="P1657" style:family="paragraph" style:parent-style-name="Standard">
      <style:text-properties fo:font-style="normal" style:text-underline-style="none" fo:font-weight="normal" officeooo:rsid="0a5e4fa8" officeooo:paragraph-rsid="0a5e4fa8" style:font-style-asian="normal" style:font-weight-asian="normal" style:font-style-complex="normal" style:font-weight-complex="normal"/>
    </style:style>
    <style:style style:name="P1658" style:family="paragraph" style:parent-style-name="Standard">
      <style:text-properties fo:font-style="normal" style:text-underline-style="none" fo:font-weight="normal" officeooo:rsid="08c396b0" officeooo:paragraph-rsid="08c396b0" style:font-style-asian="normal" style:font-weight-asian="normal" style:font-style-complex="normal" style:font-weight-complex="normal"/>
    </style:style>
    <style:style style:name="P1659" style:family="paragraph" style:parent-style-name="Standard">
      <style:text-properties fo:font-style="normal" style:text-underline-style="none" fo:font-weight="normal" officeooo:rsid="0a626ed0" officeooo:paragraph-rsid="0a626ed0" style:font-style-asian="normal" style:font-weight-asian="normal" style:font-style-complex="normal" style:font-weight-complex="normal"/>
    </style:style>
    <style:style style:name="P1660" style:family="paragraph" style:parent-style-name="Standard">
      <style:text-properties fo:font-style="normal" style:text-underline-style="none" fo:font-weight="normal" officeooo:rsid="0a63b737" officeooo:paragraph-rsid="0a63b737" style:font-style-asian="normal" style:font-weight-asian="normal" style:font-style-complex="normal" style:font-weight-complex="normal"/>
    </style:style>
    <style:style style:name="P1661" style:family="paragraph" style:parent-style-name="Standard">
      <style:text-properties fo:font-style="normal" style:text-underline-style="none" fo:font-weight="normal" officeooo:rsid="0a653aa3" officeooo:paragraph-rsid="0a653aa3" style:font-style-asian="normal" style:font-weight-asian="normal" style:font-style-complex="normal" style:font-weight-complex="normal"/>
    </style:style>
    <style:style style:name="P1662" style:family="paragraph" style:parent-style-name="Standard">
      <style:text-properties fo:font-style="normal" style:text-underline-style="none" fo:font-weight="normal" officeooo:rsid="0a6732e4" officeooo:paragraph-rsid="0a6732e4" style:font-style-asian="normal" style:font-weight-asian="normal" style:font-style-complex="normal" style:font-weight-complex="normal"/>
    </style:style>
    <style:style style:name="P1663" style:family="paragraph" style:parent-style-name="Standard">
      <style:text-properties fo:font-style="normal" style:text-underline-style="none" fo:font-weight="normal" officeooo:rsid="0a686678" officeooo:paragraph-rsid="0a686678" style:font-style-asian="normal" style:font-weight-asian="normal" style:font-style-complex="normal" style:font-weight-complex="normal"/>
    </style:style>
    <style:style style:name="P1664" style:family="paragraph" style:parent-style-name="Standard">
      <style:text-properties fo:font-style="normal" style:text-underline-style="none" fo:font-weight="normal" officeooo:rsid="0a6e4b9c" officeooo:paragraph-rsid="0a6e4b9c" style:font-style-asian="normal" style:font-weight-asian="normal" style:font-style-complex="normal" style:font-weight-complex="normal"/>
    </style:style>
    <style:style style:name="P1665" style:family="paragraph" style:parent-style-name="Standard">
      <style:text-properties fo:font-style="normal" style:text-underline-style="none" fo:font-weight="normal" officeooo:rsid="0a6e530e" officeooo:paragraph-rsid="0a6e530e" style:font-style-asian="normal" style:font-weight-asian="normal" style:font-style-complex="normal" style:font-weight-complex="normal"/>
    </style:style>
    <style:style style:name="P1666" style:family="paragraph" style:parent-style-name="Standard">
      <style:text-properties fo:font-style="normal" style:text-underline-style="none" fo:font-weight="normal" officeooo:rsid="0a6fd4e3" officeooo:paragraph-rsid="0a6fd4e3" style:font-style-asian="normal" style:font-weight-asian="normal" style:font-style-complex="normal" style:font-weight-complex="normal"/>
    </style:style>
    <style:style style:name="P1667" style:family="paragraph" style:parent-style-name="Standard">
      <style:text-properties fo:font-style="normal" style:text-underline-style="none" fo:font-weight="normal" officeooo:rsid="0a709bc6" officeooo:paragraph-rsid="0a709bc6" style:font-style-asian="normal" style:font-weight-asian="normal" style:font-style-complex="normal" style:font-weight-complex="normal"/>
    </style:style>
    <style:style style:name="P1668" style:family="paragraph" style:parent-style-name="Standard">
      <style:text-properties fo:font-style="normal" style:text-underline-style="none" fo:font-weight="normal" officeooo:rsid="0a731790" officeooo:paragraph-rsid="0a731790" style:font-style-asian="normal" style:font-weight-asian="normal" style:font-style-complex="normal" style:font-weight-complex="normal"/>
    </style:style>
    <style:style style:name="P1669" style:family="paragraph" style:parent-style-name="Standard">
      <style:text-properties fo:font-style="normal" style:text-underline-style="none" fo:font-weight="normal" officeooo:rsid="0a743488" officeooo:paragraph-rsid="0a743488" style:font-style-asian="normal" style:font-weight-asian="normal" style:font-style-complex="normal" style:font-weight-complex="normal"/>
    </style:style>
    <style:style style:name="P1670" style:family="paragraph" style:parent-style-name="Standard">
      <style:text-properties fo:font-style="normal" style:text-underline-style="none" fo:font-weight="normal" officeooo:rsid="0a7465c6" officeooo:paragraph-rsid="0a7465c6" style:font-style-asian="normal" style:font-weight-asian="normal" style:font-style-complex="normal" style:font-weight-complex="normal"/>
    </style:style>
    <style:style style:name="P1671" style:family="paragraph" style:parent-style-name="Standard">
      <style:text-properties fo:font-style="normal" style:text-underline-style="none" fo:font-weight="normal" officeooo:rsid="0a74754b" officeooo:paragraph-rsid="0a74754b" style:font-style-asian="normal" style:font-weight-asian="normal" style:font-style-complex="normal" style:font-weight-complex="normal"/>
    </style:style>
    <style:style style:name="P1672" style:family="paragraph" style:parent-style-name="Standard">
      <style:text-properties fo:font-style="normal" style:text-underline-style="none" fo:font-weight="normal" officeooo:rsid="0a764fee" officeooo:paragraph-rsid="0a764fee" style:font-style-asian="normal" style:font-weight-asian="normal" style:font-style-complex="normal" style:font-weight-complex="normal"/>
    </style:style>
    <style:style style:name="P1673" style:family="paragraph" style:parent-style-name="Standard">
      <style:text-properties fo:font-style="normal" style:text-underline-style="none" fo:font-weight="normal" officeooo:rsid="0a76f134" officeooo:paragraph-rsid="0a76f134" style:font-style-asian="normal" style:font-weight-asian="normal" style:font-style-complex="normal" style:font-weight-complex="normal"/>
    </style:style>
    <style:style style:name="P1674" style:family="paragraph" style:parent-style-name="Standard">
      <style:text-properties fo:font-style="normal" style:text-underline-style="none" fo:font-weight="normal" officeooo:rsid="0a7810d9" officeooo:paragraph-rsid="0a7810d9" style:font-style-asian="normal" style:font-weight-asian="normal" style:font-style-complex="normal" style:font-weight-complex="normal"/>
    </style:style>
    <style:style style:name="P1675" style:family="paragraph" style:parent-style-name="Standard">
      <style:text-properties fo:font-style="normal" style:text-underline-style="none" fo:font-weight="normal" officeooo:rsid="0a7994a0" officeooo:paragraph-rsid="0a7994a0" style:font-style-asian="normal" style:font-weight-asian="normal" style:font-style-complex="normal" style:font-weight-complex="normal"/>
    </style:style>
    <style:style style:name="P1676" style:family="paragraph" style:parent-style-name="Standard">
      <style:text-properties fo:font-style="normal" style:text-underline-style="none" fo:font-weight="normal" officeooo:rsid="0a7ac559" officeooo:paragraph-rsid="0a7ac559" style:font-style-asian="normal" style:font-weight-asian="normal" style:font-style-complex="normal" style:font-weight-complex="normal"/>
    </style:style>
    <style:style style:name="P1677" style:family="paragraph" style:parent-style-name="Standard">
      <style:text-properties fo:font-style="normal" style:text-underline-style="none" fo:font-weight="normal" officeooo:rsid="0a7de238" officeooo:paragraph-rsid="0a7de238" style:font-style-asian="normal" style:font-weight-asian="normal" style:font-style-complex="normal" style:font-weight-complex="normal"/>
    </style:style>
    <style:style style:name="P1678" style:family="paragraph" style:parent-style-name="Standard">
      <style:text-properties fo:font-style="normal" style:text-underline-style="none" fo:font-weight="normal" officeooo:rsid="0a818db9" officeooo:paragraph-rsid="0a818db9" style:font-style-asian="normal" style:font-weight-asian="normal" style:font-style-complex="normal" style:font-weight-complex="normal"/>
    </style:style>
    <style:style style:name="P1679" style:family="paragraph" style:parent-style-name="Standard">
      <style:text-properties fo:font-style="normal" style:text-underline-style="none" fo:font-weight="normal" officeooo:rsid="0a8333f7" officeooo:paragraph-rsid="0a8333f7" style:font-style-asian="normal" style:font-weight-asian="normal" style:font-style-complex="normal" style:font-weight-complex="normal"/>
    </style:style>
    <style:style style:name="P1680" style:family="paragraph" style:parent-style-name="Standard">
      <style:text-properties fo:font-style="normal" style:text-underline-style="none" fo:font-weight="normal" officeooo:rsid="0a8b15a8" officeooo:paragraph-rsid="0a8b15a8" style:font-style-asian="normal" style:font-weight-asian="normal" style:font-style-complex="normal" style:font-weight-complex="normal"/>
    </style:style>
    <style:style style:name="P1681" style:family="paragraph" style:parent-style-name="Standard">
      <style:text-properties fo:font-style="normal" style:text-underline-style="none" fo:font-weight="normal" officeooo:rsid="0a8f0674" officeooo:paragraph-rsid="0a8f0674" style:font-style-asian="normal" style:font-weight-asian="normal" style:font-style-complex="normal" style:font-weight-complex="normal"/>
    </style:style>
    <style:style style:name="P1682" style:family="paragraph" style:parent-style-name="Standard">
      <style:text-properties fo:font-style="normal" style:text-underline-style="none" fo:font-weight="normal" officeooo:rsid="0a90c962" officeooo:paragraph-rsid="0a90c962" style:font-style-asian="normal" style:font-weight-asian="normal" style:font-style-complex="normal" style:font-weight-complex="normal"/>
    </style:style>
    <style:style style:name="P1683" style:family="paragraph" style:parent-style-name="Standard">
      <style:text-properties fo:font-style="normal" style:text-underline-style="none" fo:font-weight="normal" officeooo:rsid="0a918ba3" officeooo:paragraph-rsid="0a918ba3" style:font-style-asian="normal" style:font-weight-asian="normal" style:font-style-complex="normal" style:font-weight-complex="normal"/>
    </style:style>
    <style:style style:name="P1684" style:family="paragraph" style:parent-style-name="Standard">
      <style:text-properties fo:font-style="normal" style:text-underline-style="none" fo:font-weight="normal" officeooo:rsid="0a931cee" officeooo:paragraph-rsid="0a931cee" style:font-style-asian="normal" style:font-weight-asian="normal" style:font-style-complex="normal" style:font-weight-complex="normal"/>
    </style:style>
    <style:style style:name="P1685" style:family="paragraph" style:parent-style-name="Standard">
      <style:text-properties fo:font-style="normal" style:text-underline-style="none" fo:font-weight="normal" officeooo:rsid="0a94ac76" officeooo:paragraph-rsid="0a94ac76" style:font-style-asian="normal" style:font-weight-asian="normal" style:font-style-complex="normal" style:font-weight-complex="normal"/>
    </style:style>
    <style:style style:name="P1686" style:family="paragraph" style:parent-style-name="Standard">
      <style:text-properties fo:font-style="normal" style:text-underline-style="none" fo:font-weight="normal" officeooo:rsid="0a980082" officeooo:paragraph-rsid="0a980082" style:font-style-asian="normal" style:font-weight-asian="normal" style:font-style-complex="normal" style:font-weight-complex="normal"/>
    </style:style>
    <style:style style:name="P1687" style:family="paragraph" style:parent-style-name="Standard">
      <style:text-properties fo:font-style="normal" style:text-underline-style="none" fo:font-weight="normal" officeooo:rsid="0a9aefc3" officeooo:paragraph-rsid="0a9aefc3" style:font-style-asian="normal" style:font-weight-asian="normal" style:font-style-complex="normal" style:font-weight-complex="normal"/>
    </style:style>
    <style:style style:name="P1688" style:family="paragraph" style:parent-style-name="Standard">
      <style:text-properties fo:font-style="normal" style:text-underline-style="none" fo:font-weight="normal" officeooo:rsid="0a9b00ae" officeooo:paragraph-rsid="0a9b00ae" style:font-style-asian="normal" style:font-weight-asian="normal" style:font-style-complex="normal" style:font-weight-complex="normal"/>
    </style:style>
    <style:style style:name="P1689" style:family="paragraph" style:parent-style-name="Standard">
      <style:text-properties fo:font-style="normal" style:text-underline-style="none" fo:font-weight="normal" officeooo:rsid="0aa0422b" officeooo:paragraph-rsid="0aa0422b" style:font-style-asian="normal" style:font-weight-asian="normal" style:font-style-complex="normal" style:font-weight-complex="normal"/>
    </style:style>
    <style:style style:name="P1690" style:family="paragraph" style:parent-style-name="Standard">
      <style:text-properties fo:font-style="normal" style:text-underline-style="none" fo:font-weight="normal" officeooo:rsid="0aa2c786" officeooo:paragraph-rsid="0aa2c786" style:font-style-asian="normal" style:font-weight-asian="normal" style:font-style-complex="normal" style:font-weight-complex="normal"/>
    </style:style>
    <style:style style:name="P1691" style:family="paragraph" style:parent-style-name="Standard">
      <style:text-properties fo:font-style="normal" style:text-underline-style="none" fo:font-weight="normal" officeooo:rsid="0aa34830" officeooo:paragraph-rsid="0aa34830" style:font-style-asian="normal" style:font-weight-asian="normal" style:font-style-complex="normal" style:font-weight-complex="normal"/>
    </style:style>
    <style:style style:name="P1692" style:family="paragraph" style:parent-style-name="Standard">
      <style:text-properties fo:font-style="normal" style:text-underline-style="none" fo:font-weight="normal" officeooo:rsid="0aa3d756" officeooo:paragraph-rsid="0aa3d756" style:font-style-asian="normal" style:font-weight-asian="normal" style:font-style-complex="normal" style:font-weight-complex="normal"/>
    </style:style>
    <style:style style:name="P1693" style:family="paragraph" style:parent-style-name="Standard">
      <style:text-properties fo:font-style="normal" style:text-underline-style="none" fo:font-weight="normal" officeooo:rsid="0aa5eaa6" officeooo:paragraph-rsid="0aa5eaa6" style:font-style-asian="normal" style:font-weight-asian="normal" style:font-style-complex="normal" style:font-weight-complex="normal"/>
    </style:style>
    <style:style style:name="P1694" style:family="paragraph" style:parent-style-name="Standard">
      <style:text-properties fo:font-style="normal" style:text-underline-style="none" fo:font-weight="normal" officeooo:rsid="0aa756d4" officeooo:paragraph-rsid="0aa5eaa6" style:font-style-asian="normal" style:font-weight-asian="normal" style:font-style-complex="normal" style:font-weight-complex="normal"/>
    </style:style>
    <style:style style:name="P1695" style:family="paragraph" style:parent-style-name="Standard">
      <style:text-properties fo:font-style="normal" style:text-underline-style="none" fo:font-weight="normal" officeooo:rsid="0aa756d4" officeooo:paragraph-rsid="0aa756d4" style:font-style-asian="normal" style:font-weight-asian="normal" style:font-style-complex="normal" style:font-weight-complex="normal"/>
    </style:style>
    <style:style style:name="P1696" style:family="paragraph" style:parent-style-name="Standard">
      <style:text-properties fo:font-style="normal" style:text-underline-style="none" fo:font-weight="normal" officeooo:rsid="0aa81598" officeooo:paragraph-rsid="0aa81598" style:font-style-asian="normal" style:font-weight-asian="normal" style:font-style-complex="normal" style:font-weight-complex="normal"/>
    </style:style>
    <style:style style:name="P1697" style:family="paragraph" style:parent-style-name="Standard">
      <style:text-properties fo:font-style="normal" style:text-underline-style="none" fo:font-weight="normal" officeooo:rsid="0aa8b461" officeooo:paragraph-rsid="0aa8b461" style:font-style-asian="normal" style:font-weight-asian="normal" style:font-style-complex="normal" style:font-weight-complex="normal"/>
    </style:style>
    <style:style style:name="P1698" style:family="paragraph" style:parent-style-name="Standard">
      <style:text-properties fo:font-style="normal" style:text-underline-style="none" fo:font-weight="normal" officeooo:rsid="0aaa66ca" officeooo:paragraph-rsid="0aaa66ca" style:font-style-asian="normal" style:font-weight-asian="normal" style:font-style-complex="normal" style:font-weight-complex="normal"/>
    </style:style>
    <style:style style:name="P1699" style:family="paragraph" style:parent-style-name="Standard">
      <style:text-properties fo:font-style="normal" style:text-underline-style="none" fo:font-weight="normal" officeooo:rsid="0aaaa3de" officeooo:paragraph-rsid="0aaaa3de" style:font-style-asian="normal" style:font-weight-asian="normal" style:font-style-complex="normal" style:font-weight-complex="normal"/>
    </style:style>
    <style:style style:name="P1700" style:family="paragraph" style:parent-style-name="Standard">
      <style:text-properties fo:font-style="normal" style:text-underline-style="none" fo:font-weight="normal" officeooo:rsid="0a7c4b33" officeooo:paragraph-rsid="0a7b89b9" style:font-style-asian="normal" style:font-weight-asian="normal" style:font-style-complex="normal" style:font-weight-complex="normal"/>
    </style:style>
    <style:style style:name="P1701" style:family="paragraph" style:parent-style-name="Standard">
      <style:text-properties fo:font-style="normal" style:text-underline-style="none" fo:font-weight="normal" officeooo:rsid="0aae59b1" officeooo:paragraph-rsid="0aae59b1" style:font-style-asian="normal" style:font-weight-asian="normal" style:font-style-complex="normal" style:font-weight-complex="normal"/>
    </style:style>
    <style:style style:name="P1702" style:family="paragraph" style:parent-style-name="Standard">
      <style:text-properties fo:font-style="normal" style:text-underline-style="none" fo:font-weight="normal" officeooo:rsid="0aaf633b" officeooo:paragraph-rsid="0aaf633b" style:font-style-asian="normal" style:font-weight-asian="normal" style:font-style-complex="normal" style:font-weight-complex="normal"/>
    </style:style>
    <style:style style:name="P1703" style:family="paragraph" style:parent-style-name="Standard">
      <style:text-properties fo:font-style="normal" style:text-underline-style="none" fo:font-weight="normal" officeooo:rsid="0ab0bb7a" officeooo:paragraph-rsid="0ab0bb7a" style:font-style-asian="normal" style:font-weight-asian="normal" style:font-style-complex="normal" style:font-weight-complex="normal"/>
    </style:style>
    <style:style style:name="P1704" style:family="paragraph" style:parent-style-name="Standard">
      <style:text-properties fo:font-style="normal" style:text-underline-style="none" fo:font-weight="normal" officeooo:rsid="0ab257d2" officeooo:paragraph-rsid="0ab257d2" style:font-style-asian="normal" style:font-weight-asian="normal" style:font-style-complex="normal" style:font-weight-complex="normal"/>
    </style:style>
    <style:style style:name="P1705" style:family="paragraph" style:parent-style-name="Standard">
      <style:text-properties fo:font-style="normal" style:text-underline-style="none" fo:font-weight="bold" officeooo:rsid="04bcf075" officeooo:paragraph-rsid="04bcf075" style:font-style-asian="normal" style:font-weight-asian="bold" style:font-style-complex="normal" style:font-weight-complex="bold"/>
    </style:style>
    <style:style style:name="P1706" style:family="paragraph" style:parent-style-name="Standard">
      <style:text-properties fo:font-style="normal" style:text-underline-style="none" fo:font-weight="bold" officeooo:rsid="04bcf075" officeooo:paragraph-rsid="06e7e54c" style:font-style-asian="normal" style:font-weight-asian="bold" style:font-style-complex="normal" style:font-weight-complex="bold"/>
    </style:style>
    <style:style style:name="P1707" style:family="paragraph" style:parent-style-name="Standard">
      <style:text-properties fo:font-style="normal" style:text-underline-style="none" fo:font-weight="bold" officeooo:rsid="04bcf075" officeooo:paragraph-rsid="074066d7" style:font-style-asian="normal" style:font-weight-asian="bold" style:font-style-complex="normal" style:font-weight-complex="bold"/>
    </style:style>
    <style:style style:name="P1708" style:family="paragraph" style:parent-style-name="Standard">
      <style:text-properties fo:font-style="normal" style:text-underline-style="none" fo:font-weight="bold" officeooo:rsid="06071a3b" officeooo:paragraph-rsid="06071a3b" style:font-style-asian="normal" style:font-weight-asian="bold" style:font-style-complex="normal" style:font-weight-complex="bold"/>
    </style:style>
    <style:style style:name="P1709" style:family="paragraph" style:parent-style-name="Standard">
      <style:text-properties fo:font-style="normal" style:text-underline-style="none" fo:font-weight="bold" officeooo:rsid="06ef0248" officeooo:paragraph-rsid="06ef0248" style:font-style-asian="normal" style:font-weight-asian="bold" style:font-style-complex="normal" style:font-weight-complex="bold"/>
    </style:style>
    <style:style style:name="P1710" style:family="paragraph" style:parent-style-name="Standard">
      <style:text-properties fo:font-style="normal" style:text-underline-style="none" fo:font-weight="bold" officeooo:rsid="06f83b7b" officeooo:paragraph-rsid="06fb7588" style:font-style-asian="normal" style:font-weight-asian="bold" style:font-style-complex="normal" style:font-weight-complex="bold"/>
    </style:style>
    <style:style style:name="P1711" style:family="paragraph" style:parent-style-name="Standard">
      <style:text-properties fo:font-style="normal" style:text-underline-style="none" fo:font-weight="bold" officeooo:rsid="073e44ae" officeooo:paragraph-rsid="073e44ae" style:font-style-asian="normal" style:font-weight-asian="bold" style:font-style-complex="normal" style:font-weight-complex="bold"/>
    </style:style>
    <style:style style:name="P1712" style:family="paragraph" style:parent-style-name="Standard">
      <style:text-properties fo:font-style="normal" style:text-underline-style="none" fo:font-weight="bold" officeooo:rsid="0749b385" officeooo:paragraph-rsid="0749b385" style:font-style-asian="normal" style:font-weight-asian="bold" style:font-style-complex="normal" style:font-weight-complex="bold"/>
    </style:style>
    <style:style style:name="P1713" style:family="paragraph" style:parent-style-name="Standard">
      <style:text-properties fo:font-style="normal" style:text-underline-style="none" fo:font-weight="bold" officeooo:rsid="076db241" officeooo:paragraph-rsid="076db241" style:font-style-asian="normal" style:font-weight-asian="bold" style:font-style-complex="normal" style:font-weight-complex="bold"/>
    </style:style>
    <style:style style:name="P1714" style:family="paragraph" style:parent-style-name="Standard">
      <style:text-properties fo:font-style="normal" style:text-underline-style="none" fo:font-weight="bold" officeooo:rsid="07728390" officeooo:paragraph-rsid="07728390" style:font-style-asian="normal" style:font-weight-asian="bold" style:font-style-complex="normal" style:font-weight-complex="bold"/>
    </style:style>
    <style:style style:name="P1715" style:family="paragraph" style:parent-style-name="Standard">
      <style:text-properties fo:font-style="normal" style:text-underline-style="none" fo:font-weight="bold" officeooo:rsid="0775b51e" officeooo:paragraph-rsid="0775b51e" style:font-style-asian="normal" style:font-weight-asian="bold" style:font-style-complex="normal" style:font-weight-complex="bold"/>
    </style:style>
    <style:style style:name="P1716" style:family="paragraph" style:parent-style-name="Standard">
      <style:text-properties fo:font-style="normal" style:text-underline-style="none" fo:font-weight="bold" officeooo:rsid="07ffbbf3" officeooo:paragraph-rsid="07ffbbf3" style:font-style-asian="normal" style:font-weight-asian="bold" style:font-style-complex="normal" style:font-weight-complex="bold"/>
    </style:style>
    <style:style style:name="P1717" style:family="paragraph" style:parent-style-name="Standard">
      <style:text-properties fo:font-style="normal" style:text-underline-style="none" fo:font-weight="bold" officeooo:rsid="08c0b38a" officeooo:paragraph-rsid="08c0b38a" style:font-style-asian="normal" style:font-weight-asian="bold" style:font-style-complex="normal" style:font-weight-complex="bold"/>
    </style:style>
    <style:style style:name="P1718" style:family="paragraph" style:parent-style-name="Standard">
      <style:text-properties fo:font-style="normal" style:text-underline-style="none" fo:font-weight="bold" officeooo:rsid="08c0b38a" officeooo:paragraph-rsid="08c396b0" style:font-style-asian="normal" style:font-weight-asian="bold" style:font-style-complex="normal" style:font-weight-complex="bold"/>
    </style:style>
    <style:style style:name="P1719" style:family="paragraph" style:parent-style-name="Standard">
      <style:text-properties fo:font-style="normal" style:text-underline-style="none" fo:font-weight="bold" officeooo:rsid="08d0c40f" officeooo:paragraph-rsid="08d0c40f" style:font-style-asian="normal" style:font-weight-asian="bold" style:font-style-complex="normal" style:font-weight-complex="bold"/>
    </style:style>
    <style:style style:name="P1720" style:family="paragraph" style:parent-style-name="Standard">
      <style:text-properties fo:font-style="normal" style:text-underline-style="none" fo:font-weight="bold" officeooo:rsid="08f78e78" officeooo:paragraph-rsid="08f78e78" style:font-style-asian="normal" style:font-weight-asian="bold" style:font-style-complex="normal" style:font-weight-complex="bold"/>
    </style:style>
    <style:style style:name="P1721" style:family="paragraph" style:parent-style-name="Standard">
      <style:text-properties fo:font-style="normal" style:text-underline-style="none" fo:font-weight="bold" officeooo:rsid="08f78e78" officeooo:paragraph-rsid="095de6ee" style:font-style-asian="normal" style:font-weight-asian="bold" style:font-style-complex="normal" style:font-weight-complex="bold"/>
    </style:style>
    <style:style style:name="P1722" style:family="paragraph" style:parent-style-name="Standard">
      <style:text-properties fo:font-style="normal" style:text-underline-style="none" fo:font-weight="bold" officeooo:rsid="091b8070" officeooo:paragraph-rsid="091b8070" style:font-style-asian="normal" style:font-weight-asian="bold" style:font-style-complex="normal" style:font-weight-complex="bold"/>
    </style:style>
    <style:style style:name="P1723" style:family="paragraph" style:parent-style-name="Standard">
      <style:text-properties fo:font-style="normal" style:text-underline-style="none" fo:font-weight="bold" officeooo:rsid="0984dadf" officeooo:paragraph-rsid="0984dadf" style:font-style-asian="normal" style:font-weight-asian="bold" style:font-style-complex="normal" style:font-weight-complex="bold"/>
    </style:style>
    <style:style style:name="P1724" style:family="paragraph" style:parent-style-name="Standard">
      <style:text-properties fo:font-style="normal" fo:font-weight="bold" officeooo:rsid="030218d1" officeooo:paragraph-rsid="03010b3c" style:font-style-asian="normal" style:font-weight-asian="bold" style:font-style-complex="normal" style:font-weight-complex="bold"/>
    </style:style>
    <style:style style:name="P1725" style:family="paragraph" style:parent-style-name="Standard">
      <style:text-properties fo:font-style="normal" style:text-underline-style="solid" style:text-underline-type="double" style:text-underline-width="auto" style:text-underline-color="font-color" fo:font-weight="normal" officeooo:rsid="048ac067" officeooo:paragraph-rsid="048ac067" style:font-style-asian="normal" style:font-weight-asian="normal" style:font-style-complex="normal" style:font-weight-complex="normal"/>
    </style:style>
    <style:style style:name="P1726" style:family="paragraph" style:parent-style-name="Standard">
      <style:text-properties officeooo:rsid="06f41e01" officeooo:paragraph-rsid="06f41e01"/>
    </style:style>
    <style:style style:name="P1727" style:family="paragraph" style:parent-style-name="Standard">
      <style:text-properties style:text-underline-style="none" officeooo:rsid="075c0bcc" officeooo:paragraph-rsid="075c0bcc"/>
    </style:style>
    <style:style style:name="P1728" style:family="paragraph" style:parent-style-name="Standard">
      <style:text-properties officeooo:paragraph-rsid="0802dcd0"/>
    </style:style>
    <style:style style:name="P1729" style:family="paragraph" style:parent-style-name="Standard">
      <style:text-properties fo:font-variant="normal" fo:text-transform="none" fo:color="#111111" style:font-name="Ubuntu" fo:font-size="11.25pt" fo:letter-spacing="normal" fo:font-style="normal" style:text-underline-style="none" fo:font-weight="normal" officeooo:rsid="0ab257d2" officeooo:paragraph-rsid="0ab257d2" style:font-style-asian="normal" style:font-weight-asian="normal" style:font-style-complex="normal" style:font-weight-complex="normal"/>
    </style:style>
    <style:style style:name="P1730" style:family="paragraph" style:parent-style-name="Standard">
      <style:text-properties fo:font-variant="normal" fo:text-transform="none" fo:color="#111111" style:font-name="Ubuntu" fo:font-size="11.25pt" fo:letter-spacing="normal" fo:font-style="normal" style:text-underline-style="none" fo:font-weight="normal" officeooo:rsid="0ab4500b" officeooo:paragraph-rsid="0ab4500b" style:font-style-asian="normal" style:font-weight-asian="normal" style:font-style-complex="normal" style:font-weight-complex="normal"/>
    </style:style>
    <style:style style:name="P1731" style:family="paragraph" style:parent-style-name="Standard">
      <style:text-properties fo:font-variant="normal" fo:text-transform="none" fo:color="#111111" style:font-name="Ubuntu" fo:font-size="11.25pt" fo:letter-spacing="normal" fo:font-style="normal" style:text-underline-style="none" fo:font-weight="normal" officeooo:rsid="0ab63b70" officeooo:paragraph-rsid="0ab7fa15" style:font-style-asian="normal" style:font-weight-asian="normal" style:font-style-complex="normal" style:font-weight-complex="normal"/>
    </style:style>
    <style:style style:name="P1732" style:family="paragraph" style:parent-style-name="Standard">
      <style:text-properties fo:font-variant="normal" fo:text-transform="none" fo:color="#111111" style:font-name="Ubuntu" fo:font-size="11.25pt" fo:letter-spacing="normal" fo:font-style="normal" style:text-underline-style="none" fo:font-weight="normal" officeooo:rsid="0ab81e7f" officeooo:paragraph-rsid="0ab81e7f" style:font-style-asian="normal" style:font-weight-asian="normal" style:font-style-complex="normal" style:font-weight-complex="normal"/>
    </style:style>
    <style:style style:name="P1733" style:family="paragraph" style:parent-style-name="Standard">
      <style:text-properties fo:font-variant="normal" fo:text-transform="none" fo:color="#111111" style:font-name="Ubuntu" fo:font-size="11.25pt" fo:letter-spacing="normal" fo:font-style="normal" style:text-underline-style="none" fo:font-weight="normal" officeooo:rsid="0ab98e11" officeooo:paragraph-rsid="0ab98e11" style:font-style-asian="normal" style:font-weight-asian="normal" style:font-style-complex="normal" style:font-weight-complex="normal"/>
    </style:style>
    <style:style style:name="P1734" style:family="paragraph" style:parent-style-name="Standard">
      <style:text-properties fo:font-variant="normal" fo:text-transform="none" fo:color="#111111" style:font-name="Ubuntu" fo:font-size="11.25pt" fo:letter-spacing="normal" fo:font-style="normal" style:text-underline-style="none" fo:font-weight="normal" officeooo:rsid="0ab9ffc8" officeooo:paragraph-rsid="0ab9ffc8" style:font-style-asian="normal" style:font-weight-asian="normal" style:font-style-complex="normal" style:font-weight-complex="normal"/>
    </style:style>
    <style:style style:name="P1735" style:family="paragraph" style:parent-style-name="Standard">
      <style:text-properties fo:font-variant="normal" fo:text-transform="none" fo:color="#111111" style:font-name="Ubuntu" fo:font-size="11.25pt" fo:letter-spacing="normal" fo:font-style="normal" style:text-underline-style="none" fo:font-weight="normal" officeooo:rsid="0ab9ffc8" officeooo:paragraph-rsid="0ac645af" style:font-style-asian="normal" style:font-weight-asian="normal" style:font-style-complex="normal" style:font-weight-complex="normal"/>
    </style:style>
    <style:style style:name="P1736" style:family="paragraph" style:parent-style-name="Standard">
      <style:text-properties fo:font-variant="normal" fo:text-transform="none" fo:color="#111111" style:font-name="Ubuntu" fo:font-size="11.25pt" fo:letter-spacing="normal" fo:font-style="normal" style:text-underline-style="none" fo:font-weight="normal" officeooo:rsid="0abd2118" officeooo:paragraph-rsid="0abd2118" style:font-style-asian="normal" style:font-weight-asian="normal" style:font-style-complex="normal" style:font-weight-complex="normal"/>
    </style:style>
    <style:style style:name="P1737" style:family="paragraph" style:parent-style-name="Standard">
      <style:text-properties fo:font-variant="normal" fo:text-transform="none" fo:color="#111111" style:font-name="Ubuntu" fo:font-size="11.25pt" fo:letter-spacing="normal" fo:font-style="normal" style:text-underline-style="none" fo:font-weight="normal" officeooo:rsid="0ac026ae" officeooo:paragraph-rsid="0ac026ae" style:font-style-asian="normal" style:font-weight-asian="normal" style:font-style-complex="normal" style:font-weight-complex="normal"/>
    </style:style>
    <style:style style:name="P1738" style:family="paragraph" style:parent-style-name="Standard">
      <style:text-properties fo:font-variant="normal" fo:text-transform="none" fo:color="#111111" style:font-name="Ubuntu" fo:font-size="11.25pt" fo:letter-spacing="normal" fo:font-style="normal" style:text-underline-style="none" fo:font-weight="normal" officeooo:rsid="0ac27209" officeooo:paragraph-rsid="0ac27209" style:font-style-asian="normal" style:font-weight-asian="normal" style:font-style-complex="normal" style:font-weight-complex="normal"/>
    </style:style>
    <style:style style:name="P1739" style:family="paragraph" style:parent-style-name="Standard">
      <style:text-properties fo:font-variant="normal" fo:text-transform="none" fo:color="#111111" style:font-name="Ubuntu" fo:font-size="11.25pt" fo:letter-spacing="normal" fo:font-style="normal" style:text-underline-style="none" fo:font-weight="normal" officeooo:rsid="0ac45dc7" officeooo:paragraph-rsid="0ac45dc7" style:font-style-asian="normal" style:font-weight-asian="normal" style:font-style-complex="normal" style:font-weight-complex="normal"/>
    </style:style>
    <style:style style:name="P1740" style:family="paragraph" style:parent-style-name="Standard">
      <style:text-properties fo:font-variant="normal" fo:text-transform="none" fo:color="#111111" style:font-name="Ubuntu" fo:font-size="11.25pt" fo:letter-spacing="normal" fo:font-style="normal" style:text-underline-style="none" fo:font-weight="normal" officeooo:rsid="0ac645af" officeooo:paragraph-rsid="0ac645af" style:font-style-asian="normal" style:font-weight-asian="normal" style:font-style-complex="normal" style:font-weight-complex="normal"/>
    </style:style>
    <style:style style:name="P1741" style:family="paragraph" style:parent-style-name="Standard">
      <style:text-properties fo:font-variant="normal" fo:text-transform="none" fo:color="#111111" style:font-name="Ubuntu" fo:font-size="11.25pt" fo:letter-spacing="normal" fo:font-style="normal" style:text-underline-style="none" fo:font-weight="normal" officeooo:rsid="0ac82364" officeooo:paragraph-rsid="0ac82364" style:font-style-asian="normal" style:font-weight-asian="normal" style:font-style-complex="normal" style:font-weight-complex="normal"/>
    </style:style>
    <style:style style:name="P1742" style:family="paragraph" style:parent-style-name="Standard">
      <style:text-properties fo:font-variant="normal" fo:text-transform="none" fo:color="#111111" style:font-name="Ubuntu" fo:font-size="11.25pt" fo:letter-spacing="normal" fo:font-style="normal" style:text-underline-style="none" fo:font-weight="normal" officeooo:rsid="0accb277" officeooo:paragraph-rsid="0accb277" style:font-style-asian="normal" style:font-weight-asian="normal" style:font-style-complex="normal" style:font-weight-complex="normal"/>
    </style:style>
    <style:style style:name="P1743" style:family="paragraph" style:parent-style-name="Standard">
      <style:text-properties fo:font-variant="normal" fo:text-transform="none" fo:color="#111111" style:font-name="Ubuntu" fo:font-size="11.25pt" fo:letter-spacing="normal" fo:font-style="normal" style:text-underline-style="none" fo:font-weight="normal" officeooo:rsid="0acf55a5" officeooo:paragraph-rsid="0accb277" style:font-style-asian="normal" style:font-weight-asian="normal" style:font-style-complex="normal" style:font-weight-complex="normal"/>
    </style:style>
    <style:style style:name="P1744" style:family="paragraph" style:parent-style-name="Standard">
      <style:text-properties fo:font-variant="normal" fo:text-transform="none" fo:color="#111111" style:font-name="Ubuntu" fo:font-size="11.25pt" fo:letter-spacing="normal" fo:font-style="normal" style:text-underline-style="none" fo:font-weight="normal" officeooo:rsid="0acf55a5" officeooo:paragraph-rsid="0acf55a5" style:font-style-asian="normal" style:font-weight-asian="normal" style:font-style-complex="normal" style:font-weight-complex="normal"/>
    </style:style>
    <style:style style:name="P1745" style:family="paragraph" style:parent-style-name="Standard">
      <style:text-properties fo:font-variant="normal" fo:text-transform="none" fo:color="#111111" style:font-name="Ubuntu" fo:font-size="11.25pt" fo:letter-spacing="normal" fo:font-style="normal" style:text-underline-style="none" fo:font-weight="normal" officeooo:rsid="0acf55a5" officeooo:paragraph-rsid="0ad0d3f0" style:font-style-asian="normal" style:font-weight-asian="normal" style:font-style-complex="normal" style:font-weight-complex="normal"/>
    </style:style>
    <style:style style:name="P1746" style:family="paragraph" style:parent-style-name="Standard">
      <style:text-properties fo:font-variant="normal" fo:text-transform="none" fo:color="#111111" style:font-name="Ubuntu" fo:font-size="11.25pt" fo:letter-spacing="normal" fo:font-style="normal" style:text-underline-style="none" fo:font-weight="normal" officeooo:rsid="0ad0d3f0" officeooo:paragraph-rsid="0ad0d3f0" style:font-style-asian="normal" style:font-weight-asian="normal" style:font-style-complex="normal" style:font-weight-complex="normal"/>
    </style:style>
    <style:style style:name="P1747" style:family="paragraph" style:parent-style-name="Standard">
      <style:text-properties fo:font-variant="normal" fo:text-transform="none" fo:color="#111111" style:font-name="Ubuntu" fo:font-size="11.25pt" fo:letter-spacing="normal" fo:font-style="normal" style:text-underline-style="none" fo:font-weight="normal" officeooo:rsid="0ad286e2" officeooo:paragraph-rsid="0ad286e2" style:font-style-asian="normal" style:font-weight-asian="normal" style:font-style-complex="normal" style:font-weight-complex="normal"/>
    </style:style>
    <style:style style:name="P1748" style:family="paragraph" style:parent-style-name="Standard">
      <style:text-properties fo:font-variant="normal" fo:text-transform="none" fo:color="#111111" style:font-name="Ubuntu" fo:font-size="11.25pt" fo:letter-spacing="normal" fo:font-style="normal" style:text-underline-style="none" fo:font-weight="normal" officeooo:rsid="0ad36fd5" officeooo:paragraph-rsid="0ad36fd5" style:font-style-asian="normal" style:font-weight-asian="normal" style:font-style-complex="normal" style:font-weight-complex="normal"/>
    </style:style>
    <style:style style:name="P1749" style:family="paragraph" style:parent-style-name="Standard">
      <style:text-properties fo:font-variant="normal" fo:text-transform="none" fo:color="#111111" style:font-name="Ubuntu" fo:font-size="11.25pt" fo:letter-spacing="normal" fo:font-style="normal" style:text-underline-style="none" fo:font-weight="normal" officeooo:rsid="0ad3fcdb" officeooo:paragraph-rsid="0ad3fcdb" style:font-style-asian="normal" style:font-weight-asian="normal" style:font-style-complex="normal" style:font-weight-complex="normal"/>
    </style:style>
    <style:style style:name="P1750" style:family="paragraph" style:parent-style-name="Standard">
      <style:text-properties fo:font-variant="normal" fo:text-transform="none" fo:color="#111111" style:font-name="Ubuntu" fo:font-size="11.25pt" fo:letter-spacing="normal" fo:font-style="normal" style:text-underline-style="none" fo:font-weight="normal" officeooo:rsid="0ad4588c" officeooo:paragraph-rsid="0ad4588c" style:font-style-asian="normal" style:font-weight-asian="normal" style:font-style-complex="normal" style:font-weight-complex="normal"/>
    </style:style>
    <style:style style:name="P1751" style:family="paragraph" style:parent-style-name="Standard">
      <style:text-properties fo:font-variant="normal" fo:text-transform="none" fo:color="#111111" style:font-name="Ubuntu" fo:font-size="11.25pt" fo:letter-spacing="normal" fo:font-style="normal" style:text-underline-style="none" fo:font-weight="normal" officeooo:rsid="0ad56afc" officeooo:paragraph-rsid="0ad56afc" style:font-style-asian="normal" style:font-weight-asian="normal" style:font-style-complex="normal" style:font-weight-complex="normal"/>
    </style:style>
    <style:style style:name="P1752" style:family="paragraph" style:parent-style-name="Standard">
      <style:text-properties fo:font-variant="normal" fo:text-transform="none" fo:color="#111111" style:font-name="Ubuntu" fo:font-size="11.25pt" fo:letter-spacing="normal" fo:font-style="normal" style:text-underline-style="none" fo:font-weight="normal" officeooo:rsid="0ad6ae33" officeooo:paragraph-rsid="0ad6ae33" style:font-style-asian="normal" style:font-weight-asian="normal" style:font-style-complex="normal" style:font-weight-complex="normal"/>
    </style:style>
    <style:style style:name="P1753" style:family="paragraph" style:parent-style-name="Standard">
      <style:text-properties fo:font-variant="normal" fo:text-transform="none" fo:color="#111111" style:font-name="Ubuntu" fo:font-size="11.25pt" fo:letter-spacing="normal" fo:font-style="normal" style:text-underline-style="none" fo:font-weight="normal" officeooo:rsid="0ad70a67" officeooo:paragraph-rsid="0ad70a67" style:font-style-asian="normal" style:font-weight-asian="normal" style:font-style-complex="normal" style:font-weight-complex="normal"/>
    </style:style>
    <style:style style:name="P1754" style:family="paragraph" style:parent-style-name="Standard">
      <style:text-properties fo:font-variant="normal" fo:text-transform="none" fo:color="#111111" style:font-name="Ubuntu" fo:font-size="11.25pt" fo:letter-spacing="normal" fo:font-style="normal" style:text-underline-style="none" fo:font-weight="normal" officeooo:rsid="0ad7a862" officeooo:paragraph-rsid="0ad7a862" style:font-style-asian="normal" style:font-weight-asian="normal" style:font-style-complex="normal" style:font-weight-complex="normal"/>
    </style:style>
    <style:style style:name="P1755" style:family="paragraph" style:parent-style-name="Standard">
      <style:text-properties fo:font-variant="normal" fo:text-transform="none" fo:color="#111111" style:font-name="Ubuntu" fo:font-size="11.25pt" fo:letter-spacing="normal" fo:font-style="normal" style:text-underline-style="none" fo:font-weight="normal" officeooo:rsid="0ad97b42" officeooo:paragraph-rsid="0ad97b42" style:font-style-asian="normal" style:font-weight-asian="normal" style:font-style-complex="normal" style:font-weight-complex="normal"/>
    </style:style>
    <style:style style:name="P1756" style:family="paragraph" style:parent-style-name="Standard">
      <style:text-properties fo:font-variant="normal" fo:text-transform="none" fo:color="#111111" style:font-name="Ubuntu" fo:font-size="11.25pt" fo:letter-spacing="normal" fo:font-style="normal" style:text-underline-style="none" fo:font-weight="normal" officeooo:rsid="0ada659d" officeooo:paragraph-rsid="0ada659d" style:font-style-asian="normal" style:font-weight-asian="normal" style:font-style-complex="normal" style:font-weight-complex="normal"/>
    </style:style>
    <style:style style:name="P1757" style:family="paragraph" style:parent-style-name="Standard">
      <style:text-properties fo:font-variant="normal" fo:text-transform="none" fo:color="#111111" style:font-name="Ubuntu" fo:font-size="11.25pt" fo:letter-spacing="normal" fo:font-style="normal" style:text-underline-style="none" fo:font-weight="normal" officeooo:rsid="0adb3cea" officeooo:paragraph-rsid="0adb3cea" style:font-style-asian="normal" style:font-weight-asian="normal" style:font-style-complex="normal" style:font-weight-complex="normal"/>
    </style:style>
    <style:style style:name="P1758" style:family="paragraph" style:parent-style-name="Standard">
      <style:text-properties fo:font-variant="normal" fo:text-transform="none" fo:color="#111111" style:font-name="Ubuntu" fo:font-size="11.25pt" fo:letter-spacing="normal" fo:font-style="normal" style:text-underline-style="none" fo:font-weight="normal" officeooo:rsid="0ade915a" officeooo:paragraph-rsid="0ade915a" style:font-style-asian="normal" style:font-weight-asian="normal" style:font-style-complex="normal" style:font-weight-complex="normal"/>
    </style:style>
    <style:style style:name="P1759" style:family="paragraph" style:parent-style-name="Standard">
      <style:text-properties fo:font-variant="normal" fo:text-transform="none" fo:color="#111111" style:font-name="Ubuntu" fo:font-size="11.25pt" fo:letter-spacing="normal" fo:font-style="normal" style:text-underline-style="none" fo:font-weight="normal" officeooo:rsid="0adf473d" officeooo:paragraph-rsid="0adf473d" style:font-style-asian="normal" style:font-weight-asian="normal" style:font-style-complex="normal" style:font-weight-complex="normal"/>
    </style:style>
    <style:style style:name="P1760" style:family="paragraph" style:parent-style-name="Standard">
      <style:text-properties fo:font-variant="normal" fo:text-transform="none" fo:color="#111111" style:font-name="Ubuntu" fo:font-size="11.25pt" fo:letter-spacing="normal" fo:font-style="normal" style:text-underline-style="none" fo:font-weight="normal" officeooo:rsid="0ae13a52" officeooo:paragraph-rsid="0ae13a52" style:font-style-asian="normal" style:font-weight-asian="normal" style:font-style-complex="normal" style:font-weight-complex="normal"/>
    </style:style>
    <style:style style:name="P1761" style:family="paragraph" style:parent-style-name="Standard">
      <style:text-properties fo:font-variant="normal" fo:text-transform="none" fo:color="#111111" style:font-name="Ubuntu" fo:font-size="11.25pt" fo:letter-spacing="normal" fo:font-style="normal" style:text-underline-style="none" fo:font-weight="normal" officeooo:rsid="0ae195f2" officeooo:paragraph-rsid="0ae195f2" style:font-style-asian="normal" style:font-weight-asian="normal" style:font-style-complex="normal" style:font-weight-complex="normal"/>
    </style:style>
    <style:style style:name="P1762" style:family="paragraph" style:parent-style-name="Standard">
      <style:text-properties fo:font-variant="normal" fo:text-transform="none" fo:color="#111111" style:font-name="Ubuntu" fo:font-size="11.25pt" fo:letter-spacing="normal" fo:font-style="normal" style:text-underline-style="none" fo:font-weight="normal" officeooo:rsid="0ae31a81" officeooo:paragraph-rsid="0ae31a81" style:font-style-asian="normal" style:font-weight-asian="normal" style:font-style-complex="normal" style:font-weight-complex="normal"/>
    </style:style>
    <style:style style:name="P1763" style:family="paragraph" style:parent-style-name="Standard">
      <style:text-properties fo:font-variant="normal" fo:text-transform="none" fo:color="#111111" style:font-name="Ubuntu" fo:font-size="11.25pt" fo:letter-spacing="normal" fo:font-style="normal" style:text-underline-style="none" fo:font-weight="normal" officeooo:rsid="0ae3ce10" officeooo:paragraph-rsid="0ae3ce10" style:font-style-asian="normal" style:font-weight-asian="normal" style:font-style-complex="normal" style:font-weight-complex="normal"/>
    </style:style>
    <style:style style:name="P1764" style:family="paragraph" style:parent-style-name="Standard">
      <style:text-properties fo:font-variant="normal" fo:text-transform="none" fo:color="#111111" style:font-name="Ubuntu" fo:font-size="11.25pt" fo:letter-spacing="normal" fo:font-style="normal" style:text-underline-style="none" fo:font-weight="normal" officeooo:rsid="0ae55141" officeooo:paragraph-rsid="0ae55141" style:font-style-asian="normal" style:font-weight-asian="normal" style:font-style-complex="normal" style:font-weight-complex="normal"/>
    </style:style>
    <style:style style:name="P1765" style:family="paragraph" style:parent-style-name="Standard">
      <style:text-properties fo:font-variant="normal" fo:text-transform="none" fo:color="#111111" style:font-name="Ubuntu" fo:font-size="11.25pt" fo:letter-spacing="normal" fo:font-style="normal" style:text-underline-style="none" fo:font-weight="normal" officeooo:rsid="0ae686cd" officeooo:paragraph-rsid="0ae686cd" style:font-style-asian="normal" style:font-weight-asian="normal" style:font-style-complex="normal" style:font-weight-complex="normal"/>
    </style:style>
    <style:style style:name="P1766" style:family="paragraph" style:parent-style-name="Standard">
      <style:text-properties fo:font-variant="normal" fo:text-transform="none" fo:color="#111111" style:font-name="Ubuntu" fo:font-size="11.25pt" fo:letter-spacing="normal" fo:font-style="normal" style:text-underline-style="none" fo:font-weight="normal" officeooo:rsid="0ae7b220" officeooo:paragraph-rsid="0ae7b220" style:font-style-asian="normal" style:font-weight-asian="normal" style:font-style-complex="normal" style:font-weight-complex="normal"/>
    </style:style>
    <style:style style:name="P1767" style:family="paragraph" style:parent-style-name="Standard">
      <style:text-properties fo:font-variant="normal" fo:text-transform="none" fo:color="#111111" style:font-name="Ubuntu" fo:font-size="11.25pt" fo:letter-spacing="normal" fo:font-style="normal" style:text-underline-style="none" fo:font-weight="normal" officeooo:rsid="0aeb1f6b" officeooo:paragraph-rsid="0aeb1f6b" style:font-style-asian="normal" style:font-weight-asian="normal" style:font-style-complex="normal" style:font-weight-complex="normal"/>
    </style:style>
    <style:style style:name="P1768" style:family="paragraph" style:parent-style-name="Standard">
      <style:text-properties fo:font-variant="normal" fo:text-transform="none" fo:color="#111111" style:font-name="Ubuntu" fo:font-size="11.25pt" fo:letter-spacing="normal" fo:font-style="normal" style:text-underline-style="none" fo:font-weight="normal" officeooo:rsid="0aecff65" officeooo:paragraph-rsid="0aeb1f6b" style:font-style-asian="normal" style:font-weight-asian="normal" style:font-style-complex="normal" style:font-weight-complex="normal"/>
    </style:style>
    <style:style style:name="P1769" style:family="paragraph" style:parent-style-name="Standard">
      <style:text-properties fo:font-variant="normal" fo:text-transform="none" fo:color="#111111" style:font-name="Ubuntu" fo:font-size="11.25pt" fo:letter-spacing="normal" fo:font-style="normal" style:text-underline-style="none" fo:font-weight="normal" officeooo:rsid="0aecff65" officeooo:paragraph-rsid="0aecff65" style:font-style-asian="normal" style:font-weight-asian="normal" style:font-style-complex="normal" style:font-weight-complex="normal"/>
    </style:style>
    <style:style style:name="P1770" style:family="paragraph" style:parent-style-name="Standard">
      <style:text-properties fo:font-variant="normal" fo:text-transform="none" fo:color="#111111" style:font-name="Ubuntu" fo:font-size="11.25pt" fo:letter-spacing="normal" fo:font-style="normal" style:text-underline-style="none" fo:font-weight="normal" officeooo:rsid="0aff4386" officeooo:paragraph-rsid="0aeb1f6b" style:font-style-asian="normal" style:font-weight-asian="normal" style:font-style-complex="normal" style:font-weight-complex="normal"/>
    </style:style>
    <style:style style:name="P1771" style:family="paragraph" style:parent-style-name="Standard">
      <style:text-properties fo:font-variant="normal" fo:text-transform="none" fo:color="#111111" style:font-name="Ubuntu" fo:font-size="11.25pt" fo:letter-spacing="normal" fo:font-style="normal" style:text-underline-style="solid" style:text-underline-width="auto" style:text-underline-color="font-color" fo:font-weight="normal" officeooo:rsid="0ac82364" officeooo:paragraph-rsid="0ac82364" style:font-style-asian="normal" style:font-weight-asian="normal" style:font-style-complex="normal" style:font-weight-complex="normal"/>
    </style:style>
    <style:style style:name="P1772" style:family="paragraph" style:parent-style-name="Standard">
      <style:text-properties fo:font-variant="normal" fo:text-transform="none" fo:color="#111111" style:font-name="Ubuntu" fo:font-size="11.25pt" fo:letter-spacing="normal" fo:font-style="normal" style:text-underline-style="solid" style:text-underline-width="auto" style:text-underline-color="font-color" fo:font-weight="normal" officeooo:rsid="0ad36fd5" officeooo:paragraph-rsid="0ad36fd5" style:font-style-asian="normal" style:font-weight-asian="normal" style:font-style-complex="normal" style:font-weight-complex="normal"/>
    </style:style>
    <style:style style:name="P1773" style:family="paragraph" style:parent-style-name="Standard">
      <style:text-properties fo:font-variant="normal" fo:text-transform="none" fo:color="#111111" style:font-name="Ubuntu" fo:font-size="11.25pt" fo:letter-spacing="normal" fo:font-style="normal" style:text-underline-style="solid" style:text-underline-width="auto" style:text-underline-color="font-color" fo:font-weight="bold" officeooo:rsid="0ade915a" officeooo:paragraph-rsid="0ade915a" style:font-style-asian="normal" style:font-weight-asian="bold" style:font-style-complex="normal" style:font-weight-complex="bold"/>
    </style:style>
    <style:style style:name="P1774" style:family="paragraph" style:parent-style-name="Standard">
      <style:text-properties fo:font-variant="normal" fo:text-transform="none" fo:color="#111111" style:font-name="Ubuntu" fo:font-size="11.25pt" fo:letter-spacing="normal" fo:font-style="normal" style:text-underline-style="solid" style:text-underline-width="auto" style:text-underline-color="font-color" fo:font-weight="bold" officeooo:rsid="0adf473d" officeooo:paragraph-rsid="0adf473d" style:font-style-asian="normal" style:font-weight-asian="bold" style:font-style-complex="normal" style:font-weight-complex="bold"/>
    </style:style>
    <style:style style:name="P1775" style:family="paragraph" style:parent-style-name="Standard">
      <style:paragraph-properties fo:break-before="column"/>
      <style:text-properties fo:font-style="normal" fo:font-weight="normal" officeooo:rsid="02eaefbd" officeooo:paragraph-rsid="02eaefbd" style:font-style-asian="normal" style:font-weight-asian="normal" style:font-style-complex="normal" style:font-weight-complex="normal"/>
    </style:style>
    <style:style style:name="P1776" style:family="paragraph" style:parent-style-name="Standard">
      <style:paragraph-properties fo:padding="0.0291in" fo:border-left="none" fo:border-right="none" fo:border-top="none" fo:border-bottom="0.06pt solid #000000" style:join-border="false"/>
      <style:text-properties fo:font-variant="normal" fo:text-transform="none" fo:color="#111111" style:font-name="Ubuntu" fo:font-size="11.25pt" fo:letter-spacing="normal" fo:font-style="normal" style:text-underline-style="none" fo:font-weight="normal" officeooo:rsid="0ad6ae33" officeooo:paragraph-rsid="0ad6ae33" style:font-style-asian="normal" style:font-weight-asian="normal" style:font-style-complex="normal" style:font-weight-complex="normal"/>
    </style:style>
    <style:style style:name="P1777" style:family="paragraph" style:parent-style-name="Standard">
      <style:paragraph-properties fo:padding="0.0291in" fo:border-left="none" fo:border-right="none" fo:border-top="none" fo:border-bottom="0.06pt solid #000000" style:join-border="false"/>
      <style:text-properties fo:font-variant="normal" fo:text-transform="none" fo:color="#111111" style:font-name="Ubuntu" fo:font-size="11.25pt" fo:letter-spacing="normal" fo:font-style="normal" style:text-underline-style="none" fo:font-weight="normal" officeooo:rsid="0adb3cea" officeooo:paragraph-rsid="0adb3cea" style:font-style-asian="normal" style:font-weight-asian="normal" style:font-style-complex="normal" style:font-weight-complex="normal"/>
    </style:style>
    <style:style style:name="P1778" style:family="paragraph" style:parent-style-name="Standard">
      <style:paragraph-properties fo:padding="0.0291in" fo:border-left="none" fo:border-right="none" fo:border-top="none" fo:border-bottom="0.06pt solid #000000" style:join-border="false"/>
      <style:text-properties fo:font-variant="normal" fo:text-transform="none" fo:color="#111111" style:font-name="Ubuntu" fo:font-size="11.25pt" fo:letter-spacing="normal" fo:font-style="normal" style:text-underline-style="none" fo:font-weight="normal" officeooo:rsid="0ada659d" officeooo:paragraph-rsid="0ada659d" style:font-style-asian="normal" style:font-weight-asian="normal" style:font-style-complex="normal" style:font-weight-complex="normal"/>
    </style:style>
    <style:style style:name="P1779" style:family="paragraph" style:parent-style-name="Standard">
      <style:paragraph-properties fo:padding="0.0291in" fo:border-left="none" fo:border-right="none" fo:border-top="none" fo:border-bottom="0.06pt solid #000000" style:join-border="false"/>
      <style:text-properties fo:font-variant="normal" fo:text-transform="none" fo:color="#111111" style:font-name="Ubuntu" fo:font-size="11.25pt" fo:letter-spacing="normal" fo:font-style="normal" style:text-underline-style="none" fo:font-weight="normal" officeooo:rsid="0ade915a" officeooo:paragraph-rsid="0ade915a" style:font-style-asian="normal" style:font-weight-asian="normal" style:font-style-complex="normal" style:font-weight-complex="normal"/>
    </style:style>
    <style:style style:name="P1780" style:family="paragraph" style:parent-style-name="Standard" style:master-page-name="Standard">
      <style:paragraph-properties fo:line-height="115%" style:page-number="auto" fo:break-before="auto" fo:break-after="auto" style:writing-mode="lr-tb"/>
    </style:style>
    <style:style style:name="P1781" style:family="paragraph" style:parent-style-name="Standard">
      <style:text-properties fo:font-variant="normal" fo:text-transform="none" fo:color="#111111" style:font-name="Ubuntu" fo:font-size="11.25pt" fo:letter-spacing="normal" fo:font-style="normal" style:text-underline-style="none" fo:font-weight="normal" officeooo:rsid="0aecff65" officeooo:paragraph-rsid="0aecff65" style:font-style-asian="normal" style:font-weight-asian="normal" style:font-style-complex="normal" style:font-weight-complex="normal"/>
    </style:style>
    <style:style style:name="P1782" style:family="paragraph" style:parent-style-name="Standard">
      <style:text-properties fo:font-variant="normal" fo:text-transform="none" fo:color="#111111" style:font-name="Ubuntu" fo:font-size="11.25pt" fo:letter-spacing="normal" fo:font-style="normal" style:text-underline-style="none" fo:font-weight="normal" officeooo:rsid="0b0024ec" officeooo:paragraph-rsid="0b0024ec" style:font-style-asian="normal" style:font-weight-asian="normal" style:font-style-complex="normal" style:font-weight-complex="normal"/>
    </style:style>
    <style:style style:name="P1783" style:family="paragraph" style:parent-style-name="Standard">
      <style:text-properties fo:font-variant="normal" fo:text-transform="none" fo:color="#111111" style:font-name="Ubuntu" fo:font-size="11.25pt" fo:letter-spacing="normal" fo:font-style="normal" style:text-underline-style="none" fo:font-weight="normal" officeooo:rsid="0b00d2af" officeooo:paragraph-rsid="0b00d2af" style:font-style-asian="normal" style:font-weight-asian="normal" style:font-style-complex="normal" style:font-weight-complex="normal"/>
    </style:style>
    <style:style style:name="P1784" style:family="paragraph" style:parent-style-name="Standard">
      <style:text-properties fo:font-variant="normal" fo:text-transform="none" fo:color="#111111" style:font-name="Ubuntu" fo:font-size="11.25pt" fo:letter-spacing="normal" fo:font-style="normal" style:text-underline-style="none" fo:font-weight="normal" officeooo:rsid="0b018301" officeooo:paragraph-rsid="0b018301" style:font-style-asian="normal" style:font-weight-asian="normal" style:font-style-complex="normal" style:font-weight-complex="normal"/>
    </style:style>
    <style:style style:name="P1785" style:family="paragraph" style:parent-style-name="Standard">
      <style:text-properties fo:font-variant="normal" fo:text-transform="none" fo:color="#111111" style:font-name="Ubuntu" fo:font-size="11.25pt" fo:letter-spacing="normal" fo:font-style="normal" style:text-underline-style="none" fo:font-weight="normal" officeooo:rsid="0b03db04" officeooo:paragraph-rsid="0b03db04" style:font-style-asian="normal" style:font-weight-asian="normal" style:font-style-complex="normal" style:font-weight-complex="normal"/>
    </style:style>
    <style:style style:name="P1786" style:family="paragraph" style:parent-style-name="Standard">
      <style:text-properties fo:font-variant="normal" fo:text-transform="none" fo:color="#111111" style:font-name="Ubuntu" fo:font-size="11.25pt" fo:letter-spacing="normal" fo:font-style="normal" style:text-underline-style="solid" style:text-underline-width="auto" style:text-underline-color="font-color" fo:font-weight="bold" officeooo:rsid="0b0024ec" officeooo:paragraph-rsid="0b0024ec"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117f99a" style:font-weight-asian="bold" style:font-weight-complex="bold"/>
    </style:style>
    <style:style style:name="T3" style:family="text">
      <style:text-properties fo:font-weight="bold" officeooo:rsid="01360ddb" style:font-weight-asian="bold" style:font-weight-complex="bold"/>
    </style:style>
    <style:style style:name="T4" style:family="text">
      <style:text-properties fo:font-weight="bold" officeooo:rsid="02dad287" style:font-weight-asian="bold" style:font-weight-complex="bold"/>
    </style:style>
    <style:style style:name="T5" style:family="text">
      <style:text-properties fo:font-weight="bold" officeooo:rsid="049a4182" style:font-weight-asian="bold" style:font-weight-complex="bold"/>
    </style:style>
    <style:style style:name="T6" style:family="text">
      <style:text-properties fo:font-weight="bold" officeooo:rsid="04d6a599" style:font-weight-asian="bold" style:font-weight-complex="bold"/>
    </style:style>
    <style:style style:name="T7" style:family="text">
      <style:text-properties fo:font-weight="bold" officeooo:rsid="06071a3b" style:font-weight-asian="bold" style:font-weight-complex="bold"/>
    </style:style>
    <style:style style:name="T8" style:family="text">
      <style:text-properties fo:font-weight="bold" officeooo:rsid="075740b5" style:font-weight-asian="bold" style:font-weight-complex="bold"/>
    </style:style>
    <style:style style:name="T9" style:family="text">
      <style:text-properties fo:font-weight="bold" officeooo:rsid="075e0588" style:font-weight-asian="bold" style:font-weight-complex="bold"/>
    </style:style>
    <style:style style:name="T10" style:family="text">
      <style:text-properties fo:font-weight="bold" officeooo:rsid="07680378" style:font-weight-asian="bold" style:font-weight-complex="bold"/>
    </style:style>
    <style:style style:name="T11" style:family="text">
      <style:text-properties fo:font-weight="bold" officeooo:rsid="07d01a64" style:font-weight-asian="bold" style:font-weight-complex="bold"/>
    </style:style>
    <style:style style:name="T12" style:family="text">
      <style:text-properties fo:font-weight="bold" officeooo:rsid="07f03b58" style:font-weight-asian="bold" style:font-weight-complex="bold"/>
    </style:style>
    <style:style style:name="T13" style:family="text">
      <style:text-properties fo:font-weight="bold" officeooo:rsid="07f3518d" style:font-weight-asian="bold" style:font-weight-complex="bold"/>
    </style:style>
    <style:style style:name="T14" style:family="text">
      <style:text-properties fo:font-weight="bold" officeooo:rsid="08124d40" style:font-weight-asian="bold" style:font-weight-complex="bold"/>
    </style:style>
    <style:style style:name="T15" style:family="text">
      <style:text-properties fo:font-weight="bold" officeooo:rsid="08564d29" style:font-weight-asian="bold" style:font-weight-complex="bold"/>
    </style:style>
    <style:style style:name="T16" style:family="text">
      <style:text-properties fo:font-weight="bold" officeooo:rsid="08915b7e" style:font-weight-asian="bold" style:font-weight-complex="bold"/>
    </style:style>
    <style:style style:name="T17" style:family="text">
      <style:text-properties fo:font-weight="bold" officeooo:rsid="09143ee2" style:font-weight-asian="bold" style:font-weight-complex="bold"/>
    </style:style>
    <style:style style:name="T18" style:family="text">
      <style:text-properties fo:font-weight="bold" officeooo:rsid="092e94c0" style:font-weight-asian="bold" style:font-weight-complex="bold"/>
    </style:style>
    <style:style style:name="T19" style:family="text">
      <style:text-properties fo:font-weight="bold" officeooo:rsid="0933a6bc" style:font-weight-asian="bold" style:font-weight-complex="bold"/>
    </style:style>
    <style:style style:name="T20" style:family="text">
      <style:text-properties fo:font-weight="bold" officeooo:rsid="09e3ca3b" style:font-weight-asian="bold" style:font-weight-complex="bold"/>
    </style:style>
    <style:style style:name="T21" style:family="text">
      <style:text-properties fo:font-weight="bold" officeooo:rsid="0a338a08" style:font-weight-asian="bold" style:font-weight-complex="bold"/>
    </style:style>
    <style:style style:name="T22" style:family="text">
      <style:text-properties fo:font-weight="bold" officeooo:rsid="0a5ada94" style:font-weight-asian="bold" style:font-weight-complex="bold"/>
    </style:style>
    <style:style style:name="T23" style:family="text">
      <style:text-properties officeooo:rsid="00019deb"/>
    </style:style>
    <style:style style:name="T24" style:family="text">
      <style:text-properties officeooo:rsid="0001dac0"/>
    </style:style>
    <style:style style:name="T25" style:family="text">
      <style:text-properties officeooo:rsid="0002e9c8"/>
    </style:style>
    <style:style style:name="T26" style:family="text">
      <style:text-properties officeooo:rsid="0003259d"/>
    </style:style>
    <style:style style:name="T27" style:family="text">
      <style:text-properties officeooo:rsid="0004018f"/>
    </style:style>
    <style:style style:name="T28" style:family="text">
      <style:text-properties officeooo:rsid="000567a4"/>
    </style:style>
    <style:style style:name="T29" style:family="text">
      <style:text-properties officeooo:rsid="0005ae47"/>
    </style:style>
    <style:style style:name="T30" style:family="text">
      <style:text-properties officeooo:rsid="000abd69"/>
    </style:style>
    <style:style style:name="T31" style:family="text">
      <style:text-properties officeooo:rsid="000d3308"/>
    </style:style>
    <style:style style:name="T32" style:family="text">
      <style:text-properties officeooo:rsid="000d94f0"/>
    </style:style>
    <style:style style:name="T33" style:family="text">
      <style:text-properties officeooo:rsid="000e0d5f"/>
    </style:style>
    <style:style style:name="T34" style:family="text">
      <style:text-properties officeooo:rsid="000ea54c"/>
    </style:style>
    <style:style style:name="T35" style:family="text">
      <style:text-properties officeooo:rsid="000eda67"/>
    </style:style>
    <style:style style:name="T36" style:family="text">
      <style:text-properties officeooo:rsid="00116fcc"/>
    </style:style>
    <style:style style:name="T37" style:family="text">
      <style:text-properties officeooo:rsid="0013c372"/>
    </style:style>
    <style:style style:name="T38" style:family="text">
      <style:text-properties officeooo:rsid="00166928"/>
    </style:style>
    <style:style style:name="T39" style:family="text">
      <style:text-properties officeooo:rsid="001a8b61"/>
    </style:style>
    <style:style style:name="T40" style:family="text">
      <style:text-properties officeooo:rsid="00212010"/>
    </style:style>
    <style:style style:name="T41" style:family="text">
      <style:text-properties officeooo:rsid="0024f08c"/>
    </style:style>
    <style:style style:name="T42" style:family="text">
      <style:text-properties officeooo:rsid="00317122"/>
    </style:style>
    <style:style style:name="T43" style:family="text">
      <style:text-properties officeooo:rsid="00336023"/>
    </style:style>
    <style:style style:name="T44" style:family="text">
      <style:text-properties officeooo:rsid="00365e32"/>
    </style:style>
    <style:style style:name="T45" style:family="text">
      <style:text-properties officeooo:rsid="003f0a71"/>
    </style:style>
    <style:style style:name="T46" style:family="text">
      <style:text-properties officeooo:rsid="00408483"/>
    </style:style>
    <style:style style:name="T47" style:family="text">
      <style:text-properties officeooo:rsid="004cf0ef"/>
    </style:style>
    <style:style style:name="T48" style:family="text">
      <style:text-properties officeooo:rsid="004f9600"/>
    </style:style>
    <style:style style:name="T49" style:family="text">
      <style:text-properties officeooo:rsid="00528057"/>
    </style:style>
    <style:style style:name="T50" style:family="text">
      <style:text-properties officeooo:rsid="00586647"/>
    </style:style>
    <style:style style:name="T51" style:family="text">
      <style:text-properties officeooo:rsid="00655936"/>
    </style:style>
    <style:style style:name="T52" style:family="text">
      <style:text-properties officeooo:rsid="006d2978"/>
    </style:style>
    <style:style style:name="T53" style:family="text">
      <style:text-properties officeooo:rsid="0071b550"/>
    </style:style>
    <style:style style:name="T54" style:family="text">
      <style:text-properties officeooo:rsid="0072f308"/>
    </style:style>
    <style:style style:name="T55" style:family="text">
      <style:text-properties officeooo:rsid="00787d2b"/>
    </style:style>
    <style:style style:name="T56" style:family="text">
      <style:text-properties officeooo:rsid="007b79d6"/>
    </style:style>
    <style:style style:name="T57" style:family="text">
      <style:text-properties officeooo:rsid="007bb5fd"/>
    </style:style>
    <style:style style:name="T58" style:family="text">
      <style:text-properties officeooo:rsid="0083354c"/>
    </style:style>
    <style:style style:name="T59" style:family="text">
      <style:text-properties officeooo:rsid="00835569"/>
    </style:style>
    <style:style style:name="T60" style:family="text">
      <style:text-properties officeooo:rsid="00844b93"/>
    </style:style>
    <style:style style:name="T61" style:family="text">
      <style:text-properties officeooo:rsid="0086dc04"/>
    </style:style>
    <style:style style:name="T62" style:family="text">
      <style:text-properties officeooo:rsid="00871701"/>
    </style:style>
    <style:style style:name="T63" style:family="text">
      <style:text-properties officeooo:rsid="0089ba50"/>
    </style:style>
    <style:style style:name="T64" style:family="text">
      <style:text-properties officeooo:rsid="008e946e"/>
    </style:style>
    <style:style style:name="T65" style:family="text">
      <style:text-properties officeooo:rsid="008f3951"/>
    </style:style>
    <style:style style:name="T66" style:family="text">
      <style:text-properties officeooo:rsid="0091024c"/>
    </style:style>
    <style:style style:name="T67" style:family="text">
      <style:text-properties officeooo:rsid="0093b6d0"/>
    </style:style>
    <style:style style:name="T68" style:family="text">
      <style:text-properties officeooo:rsid="0098a260"/>
    </style:style>
    <style:style style:name="T69" style:family="text">
      <style:text-properties officeooo:rsid="0099c5e1"/>
    </style:style>
    <style:style style:name="T70" style:family="text">
      <style:text-properties officeooo:rsid="009f53d0"/>
    </style:style>
    <style:style style:name="T71" style:family="text">
      <style:text-properties officeooo:rsid="00a236d4"/>
    </style:style>
    <style:style style:name="T72" style:family="text">
      <style:text-properties officeooo:rsid="00a3bf1b"/>
    </style:style>
    <style:style style:name="T73" style:family="text">
      <style:text-properties officeooo:rsid="00a98018"/>
    </style:style>
    <style:style style:name="T74" style:family="text">
      <style:text-properties fo:font-weight="normal" style:font-weight-asian="normal" style:font-weight-complex="normal"/>
    </style:style>
    <style:style style:name="T75" style:family="text">
      <style:text-properties fo:font-weight="normal" officeooo:rsid="00a98018" style:font-weight-asian="normal" style:font-weight-complex="normal"/>
    </style:style>
    <style:style style:name="T76" style:family="text">
      <style:text-properties fo:font-weight="normal" officeooo:rsid="024c15a0" style:font-weight-asian="normal" style:font-weight-complex="normal"/>
    </style:style>
    <style:style style:name="T77" style:family="text">
      <style:text-properties officeooo:rsid="00ad2899"/>
    </style:style>
    <style:style style:name="T78" style:family="text">
      <style:text-properties officeooo:rsid="00b1ac65"/>
    </style:style>
    <style:style style:name="T79" style:family="text">
      <style:text-properties officeooo:rsid="00b3a749"/>
    </style:style>
    <style:style style:name="T80" style:family="text">
      <style:text-properties officeooo:rsid="00baa11e"/>
    </style:style>
    <style:style style:name="T81" style:family="text">
      <style:text-properties officeooo:rsid="00c543d2"/>
    </style:style>
    <style:style style:name="T82" style:family="text">
      <style:text-properties officeooo:rsid="00cb48ea"/>
    </style:style>
    <style:style style:name="T83" style:family="text">
      <style:text-properties officeooo:rsid="00cc3162"/>
    </style:style>
    <style:style style:name="T84" style:family="text">
      <style:text-properties officeooo:rsid="00d27ea3"/>
    </style:style>
    <style:style style:name="T85" style:family="text">
      <style:text-properties officeooo:rsid="00db0371"/>
    </style:style>
    <style:style style:name="T86" style:family="text">
      <style:text-properties officeooo:rsid="00dcabbd"/>
    </style:style>
    <style:style style:name="T87" style:family="text">
      <style:text-properties officeooo:rsid="00dfc7f4"/>
    </style:style>
    <style:style style:name="T88" style:family="text">
      <style:text-properties officeooo:rsid="00e3c0b3"/>
    </style:style>
    <style:style style:name="T89" style:family="text">
      <style:text-properties fo:font-style="italic" style:font-style-asian="italic" style:font-style-complex="italic"/>
    </style:style>
    <style:style style:name="T90" style:family="text">
      <style:text-properties fo:font-style="italic" officeooo:rsid="00f98df8" style:font-style-asian="italic" style:font-style-complex="italic"/>
    </style:style>
    <style:style style:name="T91" style:family="text">
      <style:text-properties fo:font-style="italic" officeooo:rsid="00faef3c" style:font-style-asian="italic" style:font-style-complex="italic"/>
    </style:style>
    <style:style style:name="T92" style:family="text">
      <style:text-properties fo:font-style="italic" officeooo:rsid="01250c46" style:font-style-asian="italic" style:font-style-complex="italic"/>
    </style:style>
    <style:style style:name="T93" style:family="text">
      <style:text-properties fo:font-style="italic" officeooo:rsid="02bd70c6" style:font-style-asian="italic" style:font-style-complex="italic"/>
    </style:style>
    <style:style style:name="T94" style:family="text">
      <style:text-properties fo:font-style="italic" officeooo:rsid="06af0df7" style:font-style-asian="italic" style:font-style-complex="italic"/>
    </style:style>
    <style:style style:name="T95" style:family="text">
      <style:text-properties fo:font-style="italic" officeooo:rsid="090f304c" style:font-style-asian="italic" style:font-style-complex="italic"/>
    </style:style>
    <style:style style:name="T96" style:family="text">
      <style:text-properties fo:font-style="italic" officeooo:rsid="099d7512" style:font-style-asian="italic" style:font-style-complex="italic"/>
    </style:style>
    <style:style style:name="T97" style:family="text">
      <style:text-properties fo:font-style="italic" officeooo:rsid="09e5d6bc" style:font-style-asian="italic" style:font-style-complex="italic"/>
    </style:style>
    <style:style style:name="T98" style:family="text">
      <style:text-properties fo:font-style="italic" officeooo:rsid="0ab7fa15" style:font-style-asian="italic" style:font-style-complex="italic"/>
    </style:style>
    <style:style style:name="T99" style:family="text">
      <style:text-properties fo:font-style="italic" officeooo:rsid="0ac27209" style:font-style-asian="italic" style:font-style-complex="italic"/>
    </style:style>
    <style:style style:name="T100" style:family="text">
      <style:text-properties fo:font-style="italic" officeooo:rsid="0ac878cd"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9736f11" style:font-style-asian="italic" style:font-weight-asian="bold" style:font-style-complex="italic" style:font-weight-complex="bold"/>
    </style:style>
    <style:style style:name="T103" style:family="text">
      <style:text-properties fo:font-style="italic" style:text-underline-style="solid" style:text-underline-width="auto" style:text-underline-color="font-color" style:font-style-asian="italic" style:font-style-complex="italic"/>
    </style:style>
    <style:style style:name="T104" style:family="text">
      <style:text-properties fo:font-style="italic" style:text-underline-style="solid" style:text-underline-width="auto" style:text-underline-color="font-color" officeooo:rsid="038e06bb" style:font-style-asian="italic" style:font-style-complex="italic"/>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038f217a"/>
    </style:style>
    <style:style style:name="T107" style:family="text">
      <style:text-properties style:text-underline-style="solid" style:text-underline-width="auto" style:text-underline-color="font-color" officeooo:rsid="03a12ff9"/>
    </style:style>
    <style:style style:name="T108" style:family="text">
      <style:text-properties style:text-underline-style="solid" style:text-underline-width="auto" style:text-underline-color="font-color" officeooo:rsid="03ad8b0d"/>
    </style:style>
    <style:style style:name="T109" style:family="text">
      <style:text-properties style:text-underline-style="solid" style:text-underline-width="auto" style:text-underline-color="font-color" officeooo:rsid="03c6535e"/>
    </style:style>
    <style:style style:name="T110" style:family="text">
      <style:text-properties style:text-underline-style="solid" style:text-underline-width="auto" style:text-underline-color="font-color" officeooo:rsid="03e33154"/>
    </style:style>
    <style:style style:name="T111" style:family="text">
      <style:text-properties style:text-underline-style="solid" style:text-underline-width="auto" style:text-underline-color="font-color" officeooo:rsid="0ab7fa15"/>
    </style:style>
    <style:style style:name="T112" style:family="text">
      <style:text-properties fo:font-style="normal" style:font-style-asian="normal" style:font-style-complex="normal"/>
    </style:style>
    <style:style style:name="T113" style:family="text">
      <style:text-properties fo:font-style="normal" officeooo:rsid="00faef3c" style:font-style-asian="normal" style:font-style-complex="normal"/>
    </style:style>
    <style:style style:name="T114" style:family="text">
      <style:text-properties fo:font-style="normal" officeooo:rsid="02bd70c6" style:font-style-asian="normal" style:font-style-complex="normal"/>
    </style:style>
    <style:style style:name="T115" style:family="text">
      <style:text-properties fo:font-style="normal" officeooo:rsid="09105cb4" style:font-style-asian="normal" style:font-style-complex="normal"/>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fo:font-style="normal" fo:font-weight="normal" officeooo:rsid="02caa021" style:font-style-asian="normal" style:font-weight-asian="normal" style:font-style-complex="normal" style:font-weight-complex="normal"/>
    </style:style>
    <style:style style:name="T118" style:family="text">
      <style:text-properties fo:font-style="normal" style:text-underline-style="none" fo:font-weight="normal" officeooo:rsid="0802dcd0" style:font-style-asian="normal" style:font-weight-asian="normal" style:font-style-complex="normal" style:font-weight-complex="normal"/>
    </style:style>
    <style:style style:name="T119" style:family="text">
      <style:text-properties fo:font-style="normal" style:text-underline-style="none" fo:font-weight="normal" officeooo:rsid="08037903" style:font-style-asian="normal" style:font-weight-asian="normal" style:font-style-complex="normal" style:font-weight-complex="normal"/>
    </style:style>
    <style:style style:name="T120" style:family="text">
      <style:text-properties officeooo:rsid="00ecc243"/>
    </style:style>
    <style:style style:name="T121" style:family="text">
      <style:text-properties officeooo:rsid="00f0bfcb"/>
    </style:style>
    <style:style style:name="T122" style:family="text">
      <style:text-properties officeooo:rsid="00f98df8"/>
    </style:style>
    <style:style style:name="T123" style:family="text">
      <style:text-properties officeooo:rsid="01002850"/>
    </style:style>
    <style:style style:name="T124" style:family="text">
      <style:text-properties officeooo:rsid="0102008d"/>
    </style:style>
    <style:style style:name="T125" style:family="text">
      <style:text-properties officeooo:rsid="0106309d"/>
    </style:style>
    <style:style style:name="T126" style:family="text">
      <style:text-properties officeooo:rsid="010e0ab7"/>
    </style:style>
    <style:style style:name="T127" style:family="text">
      <style:text-properties officeooo:rsid="010fe482"/>
    </style:style>
    <style:style style:name="T128" style:family="text">
      <style:text-properties officeooo:rsid="0117f99a"/>
    </style:style>
    <style:style style:name="T129" style:family="text">
      <style:text-properties officeooo:rsid="012a68d3"/>
    </style:style>
    <style:style style:name="T130" style:family="text">
      <style:text-properties officeooo:rsid="0135963f"/>
    </style:style>
    <style:style style:name="T131" style:family="text">
      <style:text-properties officeooo:rsid="01360ddb"/>
    </style:style>
    <style:style style:name="T132" style:family="text">
      <style:text-properties officeooo:rsid="013adc84"/>
    </style:style>
    <style:style style:name="T133" style:family="text">
      <style:text-properties officeooo:rsid="01401c0d"/>
    </style:style>
    <style:style style:name="T134" style:family="text">
      <style:text-properties officeooo:rsid="0142e32b"/>
    </style:style>
    <style:style style:name="T135" style:family="text">
      <style:text-properties officeooo:rsid="014592ae"/>
    </style:style>
    <style:style style:name="T136" style:family="text">
      <style:text-properties officeooo:rsid="014be02a"/>
    </style:style>
    <style:style style:name="T137" style:family="text">
      <style:text-properties officeooo:rsid="015478a2"/>
    </style:style>
    <style:style style:name="T138" style:family="text">
      <style:text-properties officeooo:rsid="0162248c"/>
    </style:style>
    <style:style style:name="T139" style:family="text">
      <style:text-properties officeooo:rsid="0165d159"/>
    </style:style>
    <style:style style:name="T140" style:family="text">
      <style:text-properties officeooo:rsid="0168e49f"/>
    </style:style>
    <style:style style:name="T141" style:family="text">
      <style:text-properties officeooo:rsid="016cd72f"/>
    </style:style>
    <style:style style:name="T142" style:family="text">
      <style:text-properties officeooo:rsid="0172e597"/>
    </style:style>
    <style:style style:name="T143" style:family="text">
      <style:text-properties officeooo:rsid="017aa1f5"/>
    </style:style>
    <style:style style:name="T144" style:family="text">
      <style:text-properties officeooo:rsid="017f6077"/>
    </style:style>
    <style:style style:name="T145" style:family="text">
      <style:text-properties officeooo:rsid="0183540a"/>
    </style:style>
    <style:style style:name="T146" style:family="text">
      <style:text-properties officeooo:rsid="0187d50c"/>
    </style:style>
    <style:style style:name="T147" style:family="text">
      <style:text-properties officeooo:rsid="01920bf6"/>
    </style:style>
    <style:style style:name="T148" style:family="text">
      <style:text-properties officeooo:rsid="0195afaa"/>
    </style:style>
    <style:style style:name="T149" style:family="text">
      <style:text-properties officeooo:rsid="019a8852"/>
    </style:style>
    <style:style style:name="T150" style:family="text">
      <style:text-properties officeooo:rsid="019e6fb7"/>
    </style:style>
    <style:style style:name="T151" style:family="text">
      <style:text-properties officeooo:rsid="01a2c435"/>
    </style:style>
    <style:style style:name="T152" style:family="text">
      <style:text-properties officeooo:rsid="01a44d17"/>
    </style:style>
    <style:style style:name="T153" style:family="text">
      <style:text-properties officeooo:rsid="01aa164b"/>
    </style:style>
    <style:style style:name="T154" style:family="text">
      <style:text-properties officeooo:rsid="01ae49dd"/>
    </style:style>
    <style:style style:name="T155" style:family="text">
      <style:text-properties officeooo:rsid="01c1500c"/>
    </style:style>
    <style:style style:name="T156" style:family="text">
      <style:text-properties officeooo:rsid="01c25a18"/>
    </style:style>
    <style:style style:name="T157" style:family="text">
      <style:text-properties officeooo:rsid="01c3e26f"/>
    </style:style>
    <style:style style:name="T158" style:family="text">
      <style:text-properties officeooo:rsid="01d12689"/>
    </style:style>
    <style:style style:name="T159" style:family="text">
      <style:text-properties officeooo:rsid="01d2bc05"/>
    </style:style>
    <style:style style:name="T160" style:family="text">
      <style:text-properties officeooo:rsid="01de1d58"/>
    </style:style>
    <style:style style:name="T161" style:family="text">
      <style:text-properties officeooo:rsid="01e11e75"/>
    </style:style>
    <style:style style:name="T162" style:family="text">
      <style:text-properties officeooo:rsid="01e6c064"/>
    </style:style>
    <style:style style:name="T163" style:family="text">
      <style:text-properties officeooo:rsid="01ec0648"/>
    </style:style>
    <style:style style:name="T164" style:family="text">
      <style:text-properties officeooo:rsid="01f3fc35"/>
    </style:style>
    <style:style style:name="T165" style:family="text">
      <style:text-properties officeooo:rsid="01feba8a"/>
    </style:style>
    <style:style style:name="T166" style:family="text">
      <style:text-properties officeooo:rsid="0204f9a0"/>
    </style:style>
    <style:style style:name="T167" style:family="text">
      <style:text-properties officeooo:rsid="0207f2c3"/>
    </style:style>
    <style:style style:name="T168" style:family="text">
      <style:text-properties officeooo:rsid="02098557"/>
    </style:style>
    <style:style style:name="T169" style:family="text">
      <style:text-properties officeooo:rsid="020cd936"/>
    </style:style>
    <style:style style:name="T170" style:family="text">
      <style:text-properties officeooo:rsid="020d5e76"/>
    </style:style>
    <style:style style:name="T171" style:family="text">
      <style:text-properties officeooo:rsid="020f7413"/>
    </style:style>
    <style:style style:name="T172" style:family="text">
      <style:text-properties officeooo:rsid="021068da"/>
    </style:style>
    <style:style style:name="T173" style:family="text">
      <style:text-properties officeooo:rsid="0215f72b"/>
    </style:style>
    <style:style style:name="T174" style:family="text">
      <style:text-properties officeooo:rsid="02178f04"/>
    </style:style>
    <style:style style:name="T175" style:family="text">
      <style:text-properties officeooo:rsid="021b0554"/>
    </style:style>
    <style:style style:name="T176" style:family="text">
      <style:text-properties officeooo:rsid="021fd2d4"/>
    </style:style>
    <style:style style:name="T177" style:family="text">
      <style:text-properties officeooo:rsid="02244aee"/>
    </style:style>
    <style:style style:name="T178" style:family="text">
      <style:text-properties officeooo:rsid="0228c929"/>
    </style:style>
    <style:style style:name="T179" style:family="text">
      <style:text-properties officeooo:rsid="02351d90"/>
    </style:style>
    <style:style style:name="T180" style:family="text">
      <style:text-properties officeooo:rsid="0238f359"/>
    </style:style>
    <style:style style:name="T181" style:family="text">
      <style:text-properties officeooo:rsid="023a19d4"/>
    </style:style>
    <style:style style:name="T182" style:family="text">
      <style:text-properties officeooo:rsid="02401126"/>
    </style:style>
    <style:style style:name="T183" style:family="text">
      <style:text-properties officeooo:rsid="02417cfa"/>
    </style:style>
    <style:style style:name="T184" style:family="text">
      <style:text-properties officeooo:rsid="0244f5b3"/>
    </style:style>
    <style:style style:name="T185" style:family="text">
      <style:text-properties officeooo:rsid="02500b56"/>
    </style:style>
    <style:style style:name="T186" style:family="text">
      <style:text-properties officeooo:rsid="0253a3d2"/>
    </style:style>
    <style:style style:name="T187" style:family="text">
      <style:text-properties officeooo:rsid="025a896b"/>
    </style:style>
    <style:style style:name="T188" style:family="text">
      <style:text-properties officeooo:rsid="0260bc09"/>
    </style:style>
    <style:style style:name="T189" style:family="text">
      <style:text-properties officeooo:rsid="02676cc2"/>
    </style:style>
    <style:style style:name="T190" style:family="text">
      <style:text-properties officeooo:rsid="02717cdc"/>
    </style:style>
    <style:style style:name="T191" style:family="text">
      <style:text-properties officeooo:rsid="027dbd0c"/>
    </style:style>
    <style:style style:name="T192" style:family="text">
      <style:text-properties officeooo:rsid="02837737"/>
    </style:style>
    <style:style style:name="T193" style:family="text">
      <style:text-properties officeooo:rsid="028588ea"/>
    </style:style>
    <style:style style:name="T194" style:family="text">
      <style:text-properties officeooo:rsid="028bde1e"/>
    </style:style>
    <style:style style:name="T195" style:family="text">
      <style:text-properties officeooo:rsid="028ef5a5"/>
    </style:style>
    <style:style style:name="T196" style:family="text">
      <style:text-properties officeooo:rsid="029361f8"/>
    </style:style>
    <style:style style:name="T197" style:family="text">
      <style:text-properties officeooo:rsid="02948be5"/>
    </style:style>
    <style:style style:name="T198" style:family="text">
      <style:text-properties officeooo:rsid="02a8bb9f"/>
    </style:style>
    <style:style style:name="T199" style:family="text">
      <style:text-properties officeooo:rsid="02ae4937"/>
    </style:style>
    <style:style style:name="T200" style:family="text">
      <style:text-properties officeooo:rsid="02b9884a"/>
    </style:style>
    <style:style style:name="T201" style:family="text">
      <style:text-properties officeooo:rsid="02bc4dbc"/>
    </style:style>
    <style:style style:name="T202" style:family="text">
      <style:text-properties officeooo:rsid="02bd70c6"/>
    </style:style>
    <style:style style:name="T203" style:family="text">
      <style:text-properties officeooo:rsid="02c8f3a9"/>
    </style:style>
    <style:style style:name="T204" style:family="text">
      <style:text-properties officeooo:rsid="02d2ff98"/>
    </style:style>
    <style:style style:name="T205" style:family="text">
      <style:text-properties officeooo:rsid="02dad287"/>
    </style:style>
    <style:style style:name="T206" style:family="text">
      <style:text-properties officeooo:rsid="02e33c34"/>
    </style:style>
    <style:style style:name="T207" style:family="text">
      <style:text-properties style:text-underline-style="none"/>
    </style:style>
    <style:style style:name="T208" style:family="text">
      <style:text-properties style:text-underline-style="none" officeooo:rsid="03911c8c"/>
    </style:style>
    <style:style style:name="T209" style:family="text">
      <style:text-properties officeooo:rsid="02f417fa"/>
    </style:style>
    <style:style style:name="T210" style:family="text">
      <style:text-properties officeooo:rsid="02fe80e6"/>
    </style:style>
    <style:style style:name="T211" style:family="text">
      <style:text-properties officeooo:rsid="03077859"/>
    </style:style>
    <style:style style:name="T212" style:family="text">
      <style:text-properties officeooo:rsid="0309e277"/>
    </style:style>
    <style:style style:name="T213" style:family="text">
      <style:text-properties officeooo:rsid="03156d9b"/>
    </style:style>
    <style:style style:name="T214" style:family="text">
      <style:text-properties officeooo:rsid="0320f7dd"/>
    </style:style>
    <style:style style:name="T215" style:family="text">
      <style:text-properties officeooo:rsid="0322bf67"/>
    </style:style>
    <style:style style:name="T216" style:family="text">
      <style:text-properties officeooo:rsid="032777ab"/>
    </style:style>
    <style:style style:name="T217" style:family="text">
      <style:text-properties officeooo:rsid="03295e8b"/>
    </style:style>
    <style:style style:name="T218" style:family="text">
      <style:text-properties officeooo:rsid="032a2452"/>
    </style:style>
    <style:style style:name="T219" style:family="text">
      <style:text-properties officeooo:rsid="032d210c"/>
    </style:style>
    <style:style style:name="T220" style:family="text">
      <style:text-properties officeooo:rsid="033300a0"/>
    </style:style>
    <style:style style:name="T221" style:family="text">
      <style:text-properties officeooo:rsid="0339dff5"/>
    </style:style>
    <style:style style:name="T222" style:family="text">
      <style:text-properties officeooo:rsid="033ca5de"/>
    </style:style>
    <style:style style:name="T223" style:family="text">
      <style:text-properties officeooo:rsid="03400017"/>
    </style:style>
    <style:style style:name="T224" style:family="text">
      <style:text-properties officeooo:rsid="034061e1"/>
    </style:style>
    <style:style style:name="T225" style:family="text">
      <style:text-properties officeooo:rsid="0341497e"/>
    </style:style>
    <style:style style:name="T226" style:family="text">
      <style:text-properties officeooo:rsid="03432e70"/>
    </style:style>
    <style:style style:name="T227" style:family="text">
      <style:text-properties officeooo:rsid="03483b9c"/>
    </style:style>
    <style:style style:name="T228" style:family="text">
      <style:text-properties officeooo:rsid="034a3a66"/>
    </style:style>
    <style:style style:name="T229" style:family="text">
      <style:text-properties officeooo:rsid="034bc989"/>
    </style:style>
    <style:style style:name="T230" style:family="text">
      <style:text-properties officeooo:rsid="03512202"/>
    </style:style>
    <style:style style:name="T231" style:family="text">
      <style:text-properties officeooo:rsid="035520e3"/>
    </style:style>
    <style:style style:name="T232" style:family="text">
      <style:text-properties officeooo:rsid="0357724f"/>
    </style:style>
    <style:style style:name="T233" style:family="text">
      <style:text-properties officeooo:rsid="0357e2f3"/>
    </style:style>
    <style:style style:name="T234" style:family="text">
      <style:text-properties officeooo:rsid="035c1c12"/>
    </style:style>
    <style:style style:name="T235" style:family="text">
      <style:text-properties officeooo:rsid="035e0382"/>
    </style:style>
    <style:style style:name="T236" style:family="text">
      <style:text-properties officeooo:rsid="0360f952"/>
    </style:style>
    <style:style style:name="T237" style:family="text">
      <style:text-properties officeooo:rsid="03776dc2"/>
    </style:style>
    <style:style style:name="T238" style:family="text">
      <style:text-properties officeooo:rsid="0378f6e5"/>
    </style:style>
    <style:style style:name="T239" style:family="text">
      <style:text-properties officeooo:rsid="037968c3"/>
    </style:style>
    <style:style style:name="T240" style:family="text">
      <style:text-properties officeooo:rsid="037ce7f7"/>
    </style:style>
    <style:style style:name="T241" style:family="text">
      <style:text-properties officeooo:rsid="038499c0"/>
    </style:style>
    <style:style style:name="T242" style:family="text">
      <style:text-properties officeooo:rsid="0386e77e"/>
    </style:style>
    <style:style style:name="T243" style:family="text">
      <style:text-properties officeooo:rsid="03879d16"/>
    </style:style>
    <style:style style:name="T244" style:family="text">
      <style:text-properties officeooo:rsid="0389579c"/>
    </style:style>
    <style:style style:name="T245" style:family="text">
      <style:text-properties officeooo:rsid="038a359f"/>
    </style:style>
    <style:style style:name="T246" style:family="text">
      <style:text-properties officeooo:rsid="030218d1"/>
    </style:style>
    <style:style style:name="T247" style:family="text">
      <style:text-properties officeooo:rsid="039403a4"/>
    </style:style>
    <style:style style:name="T248" style:family="text">
      <style:text-properties officeooo:rsid="03a3d914"/>
    </style:style>
    <style:style style:name="T249" style:family="text">
      <style:text-properties officeooo:rsid="03ad8b0d"/>
    </style:style>
    <style:style style:name="T250" style:family="text">
      <style:text-properties officeooo:rsid="03b2fdc6"/>
    </style:style>
    <style:style style:name="T251" style:family="text">
      <style:text-properties officeooo:rsid="03b5ae5f"/>
    </style:style>
    <style:style style:name="T252" style:family="text">
      <style:text-properties officeooo:rsid="03b733ed"/>
    </style:style>
    <style:style style:name="T253" style:family="text">
      <style:text-properties officeooo:rsid="03c1bd4a"/>
    </style:style>
    <style:style style:name="T254" style:family="text">
      <style:text-properties officeooo:rsid="03c1df32"/>
    </style:style>
    <style:style style:name="T255" style:family="text">
      <style:text-properties officeooo:rsid="03cb3bc9"/>
    </style:style>
    <style:style style:name="T256" style:family="text">
      <style:text-properties officeooo:rsid="03ce0b3e"/>
    </style:style>
    <style:style style:name="T257" style:family="text">
      <style:text-properties officeooo:rsid="03cfec46"/>
    </style:style>
    <style:style style:name="T258" style:family="text">
      <style:text-properties officeooo:rsid="03d1c27a"/>
    </style:style>
    <style:style style:name="T259" style:family="text">
      <style:text-properties officeooo:rsid="03d33c40"/>
    </style:style>
    <style:style style:name="T260" style:family="text">
      <style:text-properties officeooo:rsid="03d7f729"/>
    </style:style>
    <style:style style:name="T261" style:family="text">
      <style:text-properties officeooo:rsid="03de8a67"/>
    </style:style>
    <style:style style:name="T262" style:family="text">
      <style:text-properties officeooo:rsid="03e33154"/>
    </style:style>
    <style:style style:name="T263" style:family="text">
      <style:text-properties officeooo:rsid="03e938aa"/>
    </style:style>
    <style:style style:name="T264" style:family="text">
      <style:text-properties officeooo:rsid="03ebb048"/>
    </style:style>
    <style:style style:name="T265" style:family="text">
      <style:text-properties officeooo:rsid="03f01b46"/>
    </style:style>
    <style:style style:name="T266" style:family="text">
      <style:text-properties officeooo:rsid="03f1ff97"/>
    </style:style>
    <style:style style:name="T267" style:family="text">
      <style:text-properties officeooo:rsid="03f26ce3"/>
    </style:style>
    <style:style style:name="T268" style:family="text">
      <style:text-properties officeooo:rsid="03f2cec2"/>
    </style:style>
    <style:style style:name="T269" style:family="text">
      <style:text-properties officeooo:rsid="03f512dc"/>
    </style:style>
    <style:style style:name="T270" style:family="text">
      <style:text-properties officeooo:rsid="03f79bd1"/>
    </style:style>
    <style:style style:name="T271" style:family="text">
      <style:text-properties officeooo:rsid="0400c40a"/>
    </style:style>
    <style:style style:name="T272" style:family="text">
      <style:text-properties officeooo:rsid="04027fc5"/>
    </style:style>
    <style:style style:name="T273" style:family="text">
      <style:text-properties officeooo:rsid="0403546b"/>
    </style:style>
    <style:style style:name="T274" style:family="text">
      <style:text-properties officeooo:rsid="040bd19b"/>
    </style:style>
    <style:style style:name="T275" style:family="text">
      <style:text-properties officeooo:rsid="040f9ede"/>
    </style:style>
    <style:style style:name="T276" style:family="text">
      <style:text-properties officeooo:rsid="0417df19"/>
    </style:style>
    <style:style style:name="T277" style:family="text">
      <style:text-properties officeooo:rsid="041a6e85"/>
    </style:style>
    <style:style style:name="T278" style:family="text">
      <style:text-properties officeooo:rsid="041c6b8b"/>
    </style:style>
    <style:style style:name="T279" style:family="text">
      <style:text-properties officeooo:rsid="041dae9b"/>
    </style:style>
    <style:style style:name="T280" style:family="text">
      <style:text-properties officeooo:rsid="04284c65"/>
    </style:style>
    <style:style style:name="T281" style:family="text">
      <style:text-properties officeooo:rsid="042a3dfd"/>
    </style:style>
    <style:style style:name="T282" style:family="text">
      <style:text-properties officeooo:rsid="042b3f64"/>
    </style:style>
    <style:style style:name="T283" style:family="text">
      <style:text-properties officeooo:rsid="04364201"/>
    </style:style>
    <style:style style:name="T284" style:family="text">
      <style:text-properties officeooo:rsid="04371de4"/>
    </style:style>
    <style:style style:name="T285" style:family="text">
      <style:text-properties officeooo:rsid="043ab774"/>
    </style:style>
    <style:style style:name="T286" style:family="text">
      <style:text-properties officeooo:rsid="04436865"/>
    </style:style>
    <style:style style:name="T287" style:family="text">
      <style:text-properties officeooo:rsid="044592d4"/>
    </style:style>
    <style:style style:name="T288" style:family="text">
      <style:text-properties officeooo:rsid="0448894c"/>
    </style:style>
    <style:style style:name="T289" style:family="text">
      <style:text-properties officeooo:rsid="0448f749"/>
    </style:style>
    <style:style style:name="T290" style:family="text">
      <style:text-properties officeooo:rsid="044a829a"/>
    </style:style>
    <style:style style:name="T291" style:family="text">
      <style:text-properties officeooo:rsid="044ed1f2"/>
    </style:style>
    <style:style style:name="T292" style:family="text">
      <style:text-properties officeooo:rsid="04592cd0"/>
    </style:style>
    <style:style style:name="T293" style:family="text">
      <style:text-properties officeooo:rsid="045d9b0c"/>
    </style:style>
    <style:style style:name="T294" style:family="text">
      <style:text-properties officeooo:rsid="0463133e"/>
    </style:style>
    <style:style style:name="T295" style:family="text">
      <style:text-properties officeooo:rsid="0471d09f"/>
    </style:style>
    <style:style style:name="T296" style:family="text">
      <style:text-properties officeooo:rsid="04735cc6"/>
    </style:style>
    <style:style style:name="T297" style:family="text">
      <style:text-properties officeooo:rsid="0474e7cc"/>
    </style:style>
    <style:style style:name="T298" style:family="text">
      <style:text-properties officeooo:rsid="049656de"/>
    </style:style>
    <style:style style:name="T299" style:family="text">
      <style:text-properties officeooo:rsid="049a4182"/>
    </style:style>
    <style:style style:name="T300" style:family="text">
      <style:text-properties officeooo:rsid="04b3348a"/>
    </style:style>
    <style:style style:name="T301" style:family="text">
      <style:text-properties officeooo:rsid="04b665b4"/>
    </style:style>
    <style:style style:name="T302" style:family="text">
      <style:text-properties officeooo:rsid="04b9df0c"/>
    </style:style>
    <style:style style:name="T303" style:family="text">
      <style:text-properties officeooo:rsid="04b9fc3d"/>
    </style:style>
    <style:style style:name="T304" style:family="text">
      <style:text-properties officeooo:rsid="04baf3ad"/>
    </style:style>
    <style:style style:name="T305" style:family="text">
      <style:text-properties officeooo:rsid="04d2bb2e"/>
    </style:style>
    <style:style style:name="T306" style:family="text">
      <style:text-properties officeooo:rsid="04d3fe61"/>
    </style:style>
    <style:style style:name="T307" style:family="text">
      <style:text-properties officeooo:rsid="04d6a599"/>
    </style:style>
    <style:style style:name="T308" style:family="text">
      <style:text-properties officeooo:rsid="04d94c25"/>
    </style:style>
    <style:style style:name="T309" style:family="text">
      <style:text-properties officeooo:rsid="04dcef22"/>
    </style:style>
    <style:style style:name="T310" style:family="text">
      <style:text-properties officeooo:rsid="04e1e1ea"/>
    </style:style>
    <style:style style:name="T311" style:family="text">
      <style:text-properties officeooo:rsid="04e3c453"/>
    </style:style>
    <style:style style:name="T312" style:family="text">
      <style:text-properties officeooo:rsid="04e4e32f"/>
    </style:style>
    <style:style style:name="T313" style:family="text">
      <style:text-properties officeooo:rsid="04ea63e9"/>
    </style:style>
    <style:style style:name="T314" style:family="text">
      <style:text-properties officeooo:rsid="050990bb"/>
    </style:style>
    <style:style style:name="T315" style:family="text">
      <style:text-properties officeooo:rsid="0528e958"/>
    </style:style>
    <style:style style:name="T316" style:family="text">
      <style:text-properties officeooo:rsid="05348987"/>
    </style:style>
    <style:style style:name="T317" style:family="text">
      <style:text-properties officeooo:rsid="053ab286"/>
    </style:style>
    <style:style style:name="T318" style:family="text">
      <style:text-properties officeooo:rsid="053c785b"/>
    </style:style>
    <style:style style:name="T319" style:family="text">
      <style:text-properties officeooo:rsid="054394d2"/>
    </style:style>
    <style:style style:name="T320" style:family="text">
      <style:text-properties officeooo:rsid="05461c61"/>
    </style:style>
    <style:style style:name="T321" style:family="text">
      <style:text-properties officeooo:rsid="054c6e2e"/>
    </style:style>
    <style:style style:name="T322" style:family="text">
      <style:text-properties officeooo:rsid="0558d61d"/>
    </style:style>
    <style:style style:name="T323" style:family="text">
      <style:text-properties officeooo:rsid="055a2339"/>
    </style:style>
    <style:style style:name="T324" style:family="text">
      <style:text-properties officeooo:rsid="055c58b4"/>
    </style:style>
    <style:style style:name="T325" style:family="text">
      <style:text-properties officeooo:rsid="055c8c7b"/>
    </style:style>
    <style:style style:name="T326" style:family="text">
      <style:text-properties officeooo:rsid="056ae2b0"/>
    </style:style>
    <style:style style:name="T327" style:family="text">
      <style:text-properties officeooo:rsid="056d46df"/>
    </style:style>
    <style:style style:name="T328" style:family="text">
      <style:text-properties officeooo:rsid="057eafe8"/>
    </style:style>
    <style:style style:name="T329" style:family="text">
      <style:text-properties officeooo:rsid="05821b2c"/>
    </style:style>
    <style:style style:name="T330" style:family="text">
      <style:text-properties officeooo:rsid="0585e3bc"/>
    </style:style>
    <style:style style:name="T331" style:family="text">
      <style:text-properties officeooo:rsid="058839ad"/>
    </style:style>
    <style:style style:name="T332" style:family="text">
      <style:text-properties officeooo:rsid="059383af"/>
    </style:style>
    <style:style style:name="T333" style:family="text">
      <style:text-properties officeooo:rsid="05969ea4"/>
    </style:style>
    <style:style style:name="T334" style:family="text">
      <style:text-properties officeooo:rsid="05b7d597"/>
    </style:style>
    <style:style style:name="T335" style:family="text">
      <style:text-properties officeooo:rsid="05d72e01"/>
    </style:style>
    <style:style style:name="T336" style:family="text">
      <style:text-properties officeooo:rsid="05ea71b1"/>
    </style:style>
    <style:style style:name="T337" style:family="text">
      <style:text-properties officeooo:rsid="05ef694a"/>
    </style:style>
    <style:style style:name="T338" style:family="text">
      <style:text-properties officeooo:rsid="05f895ca"/>
    </style:style>
    <style:style style:name="T339" style:family="text">
      <style:text-properties officeooo:rsid="05f8fe15"/>
    </style:style>
    <style:style style:name="T340" style:family="text">
      <style:text-properties officeooo:rsid="0601a6aa"/>
    </style:style>
    <style:style style:name="T341" style:family="text">
      <style:text-properties officeooo:rsid="06071a3b"/>
    </style:style>
    <style:style style:name="T342" style:family="text">
      <style:text-properties officeooo:rsid="0610a478"/>
    </style:style>
    <style:style style:name="T343" style:family="text">
      <style:text-properties officeooo:rsid="061b4d93"/>
    </style:style>
    <style:style style:name="T344" style:family="text">
      <style:text-properties officeooo:rsid="061d4401"/>
    </style:style>
    <style:style style:name="T345" style:family="text">
      <style:text-properties officeooo:rsid="06216293"/>
    </style:style>
    <style:style style:name="T346" style:family="text">
      <style:text-properties officeooo:rsid="062982a4"/>
    </style:style>
    <style:style style:name="T347" style:family="text">
      <style:text-properties officeooo:rsid="062eb323"/>
    </style:style>
    <style:style style:name="T348" style:family="text">
      <style:text-properties officeooo:rsid="063073d8"/>
    </style:style>
    <style:style style:name="T349" style:family="text">
      <style:text-properties officeooo:rsid="0632344b"/>
    </style:style>
    <style:style style:name="T350" style:family="text">
      <style:text-properties style:text-position="super 58%"/>
    </style:style>
    <style:style style:name="T351" style:family="text">
      <style:text-properties style:text-position="super 58%" officeooo:rsid="0632344b"/>
    </style:style>
    <style:style style:name="T352" style:family="text">
      <style:text-properties officeooo:rsid="06367239"/>
    </style:style>
    <style:style style:name="T353" style:family="text">
      <style:text-properties officeooo:rsid="063c0542"/>
    </style:style>
    <style:style style:name="T354" style:family="text">
      <style:text-properties officeooo:rsid="063f533f"/>
    </style:style>
    <style:style style:name="T355" style:family="text">
      <style:text-properties officeooo:rsid="06425ca0"/>
    </style:style>
    <style:style style:name="T356" style:family="text">
      <style:text-properties officeooo:rsid="064cc0f6"/>
    </style:style>
    <style:style style:name="T357" style:family="text">
      <style:text-properties officeooo:rsid="06504ba6"/>
    </style:style>
    <style:style style:name="T358" style:family="text">
      <style:text-properties officeooo:rsid="067213c7"/>
    </style:style>
    <style:style style:name="T359" style:family="text">
      <style:text-properties officeooo:rsid="06803ccb"/>
    </style:style>
    <style:style style:name="T360" style:family="text">
      <style:text-properties officeooo:rsid="06850849"/>
    </style:style>
    <style:style style:name="T361" style:family="text">
      <style:text-properties officeooo:rsid="06896d92"/>
    </style:style>
    <style:style style:name="T362" style:family="text">
      <style:text-properties officeooo:rsid="0696589f"/>
    </style:style>
    <style:style style:name="T363" style:family="text">
      <style:text-properties officeooo:rsid="0697051c"/>
    </style:style>
    <style:style style:name="T364" style:family="text">
      <style:text-properties officeooo:rsid="06a709b6"/>
    </style:style>
    <style:style style:name="T365" style:family="text">
      <style:text-properties officeooo:rsid="06a97d33"/>
    </style:style>
    <style:style style:name="T366" style:family="text">
      <style:text-properties officeooo:rsid="06ad36ea"/>
    </style:style>
    <style:style style:name="T367" style:family="text">
      <style:text-properties officeooo:rsid="06af0df7"/>
    </style:style>
    <style:style style:name="T368" style:family="text">
      <style:text-properties officeooo:rsid="06be94de"/>
    </style:style>
    <style:style style:name="T369" style:family="text">
      <style:text-properties officeooo:rsid="06c07555"/>
    </style:style>
    <style:style style:name="T370" style:family="text">
      <style:text-properties officeooo:rsid="06c9bcbe"/>
    </style:style>
    <style:style style:name="T371" style:family="text">
      <style:text-properties officeooo:rsid="06cd785e"/>
    </style:style>
    <style:style style:name="T372" style:family="text">
      <style:text-properties officeooo:rsid="06ce2763"/>
    </style:style>
    <style:style style:name="T373" style:family="text">
      <style:text-properties officeooo:rsid="06cebbe7"/>
    </style:style>
    <style:style style:name="T374" style:family="text">
      <style:text-properties officeooo:rsid="06e33d67"/>
    </style:style>
    <style:style style:name="T375" style:family="text">
      <style:text-properties officeooo:rsid="06e4f484"/>
    </style:style>
    <style:style style:name="T376" style:family="text">
      <style:text-properties officeooo:rsid="06ebbbbb"/>
    </style:style>
    <style:style style:name="T377" style:family="text">
      <style:text-properties officeooo:rsid="06ed1f59"/>
    </style:style>
    <style:style style:name="T378" style:family="text">
      <style:text-properties officeooo:rsid="06ef0248"/>
    </style:style>
    <style:style style:name="T379" style:family="text">
      <style:text-properties officeooo:rsid="06f73fcf"/>
    </style:style>
    <style:style style:name="T380" style:family="text">
      <style:text-properties officeooo:rsid="06fc3b91"/>
    </style:style>
    <style:style style:name="T381" style:family="text">
      <style:text-properties officeooo:rsid="07039b0c"/>
    </style:style>
    <style:style style:name="T382" style:family="text">
      <style:text-properties officeooo:rsid="0706ea52"/>
    </style:style>
    <style:style style:name="T383" style:family="text">
      <style:text-properties officeooo:rsid="070c72d0"/>
    </style:style>
    <style:style style:name="T384" style:family="text">
      <style:text-properties officeooo:rsid="070c72d5"/>
    </style:style>
    <style:style style:name="T385" style:family="text">
      <style:text-properties officeooo:rsid="07104514"/>
    </style:style>
    <style:style style:name="T386" style:family="text">
      <style:text-properties officeooo:rsid="0734262c"/>
    </style:style>
    <style:style style:name="T387" style:family="text">
      <style:text-properties officeooo:rsid="0738372e"/>
    </style:style>
    <style:style style:name="T388" style:family="text">
      <style:text-properties officeooo:rsid="073e44ae"/>
    </style:style>
    <style:style style:name="T389" style:family="text">
      <style:text-properties officeooo:rsid="074404a0"/>
    </style:style>
    <style:style style:name="T390" style:family="text">
      <style:text-properties officeooo:rsid="075740b5"/>
    </style:style>
    <style:style style:name="T391" style:family="text">
      <style:text-properties officeooo:rsid="075e0588"/>
    </style:style>
    <style:style style:name="T392" style:family="text">
      <style:text-properties officeooo:rsid="07680378"/>
    </style:style>
    <style:style style:name="T393" style:family="text">
      <style:text-properties officeooo:rsid="0769b782"/>
    </style:style>
    <style:style style:name="T394" style:family="text">
      <style:text-properties officeooo:rsid="0773b8ef"/>
    </style:style>
    <style:style style:name="T395" style:family="text">
      <style:text-properties officeooo:rsid="0785768c"/>
    </style:style>
    <style:style style:name="T396" style:family="text">
      <style:text-properties officeooo:rsid="078ea30d"/>
    </style:style>
    <style:style style:name="T397" style:family="text">
      <style:text-properties officeooo:rsid="0792443e"/>
    </style:style>
    <style:style style:name="T398" style:family="text">
      <style:text-properties officeooo:rsid="0799f096"/>
    </style:style>
    <style:style style:name="T399" style:family="text">
      <style:text-properties officeooo:rsid="079fc1f7"/>
    </style:style>
    <style:style style:name="T400" style:family="text">
      <style:text-properties officeooo:rsid="07a37b12"/>
    </style:style>
    <style:style style:name="T401" style:family="text">
      <style:text-properties officeooo:rsid="07b16223"/>
    </style:style>
    <style:style style:name="T402" style:family="text">
      <style:text-properties officeooo:rsid="07b330e6"/>
    </style:style>
    <style:style style:name="T403" style:family="text">
      <style:text-properties officeooo:rsid="07b40c11"/>
    </style:style>
    <style:style style:name="T404" style:family="text">
      <style:text-properties officeooo:rsid="07bd9a3d"/>
    </style:style>
    <style:style style:name="T405" style:family="text">
      <style:text-properties officeooo:rsid="07c19d80"/>
    </style:style>
    <style:style style:name="T406" style:family="text">
      <style:text-properties officeooo:rsid="07d01a64"/>
    </style:style>
    <style:style style:name="T407" style:family="text">
      <style:text-properties officeooo:rsid="07e4fcf3"/>
    </style:style>
    <style:style style:name="T408" style:family="text">
      <style:text-properties officeooo:rsid="07e7b534"/>
    </style:style>
    <style:style style:name="T409" style:family="text">
      <style:text-properties officeooo:rsid="07ea002f"/>
    </style:style>
    <style:style style:name="T410" style:family="text">
      <style:text-properties officeooo:rsid="07f03b58"/>
    </style:style>
    <style:style style:name="T411" style:family="text">
      <style:text-properties officeooo:rsid="07f3518d"/>
    </style:style>
    <style:style style:name="T412" style:family="text">
      <style:text-properties officeooo:rsid="07f5369b"/>
    </style:style>
    <style:style style:name="T413" style:family="text">
      <style:text-properties officeooo:rsid="07f8ab8f"/>
    </style:style>
    <style:style style:name="T414" style:family="text">
      <style:text-properties officeooo:rsid="07fa5502"/>
    </style:style>
    <style:style style:name="T415" style:family="text">
      <style:text-properties officeooo:rsid="07fc9f31"/>
    </style:style>
    <style:style style:name="T416" style:family="text">
      <style:text-properties officeooo:rsid="0801bb9a"/>
    </style:style>
    <style:style style:name="T417" style:family="text">
      <style:text-properties officeooo:rsid="08106fc2"/>
    </style:style>
    <style:style style:name="T418" style:family="text">
      <style:text-properties officeooo:rsid="08124d40"/>
    </style:style>
    <style:style style:name="T419" style:family="text">
      <style:text-properties officeooo:rsid="08190332"/>
    </style:style>
    <style:style style:name="T420" style:family="text">
      <style:text-properties officeooo:rsid="082231f3"/>
    </style:style>
    <style:style style:name="T421" style:family="text">
      <style:text-properties officeooo:rsid="0822c1c6"/>
    </style:style>
    <style:style style:name="T422" style:family="text">
      <style:text-properties officeooo:rsid="08274b51"/>
    </style:style>
    <style:style style:name="T423" style:family="text">
      <style:text-properties officeooo:rsid="08277316"/>
    </style:style>
    <style:style style:name="T424" style:family="text">
      <style:text-properties officeooo:rsid="082bf5f2"/>
    </style:style>
    <style:style style:name="T425" style:family="text">
      <style:text-properties officeooo:rsid="08326a5b"/>
    </style:style>
    <style:style style:name="T426" style:family="text">
      <style:text-properties officeooo:rsid="08382600"/>
    </style:style>
    <style:style style:name="T427" style:family="text">
      <style:text-properties officeooo:rsid="08427506"/>
    </style:style>
    <style:style style:name="T428" style:family="text">
      <style:text-properties officeooo:rsid="08564d29"/>
    </style:style>
    <style:style style:name="T429" style:family="text">
      <style:text-properties officeooo:rsid="085afdf2"/>
    </style:style>
    <style:style style:name="T430" style:family="text">
      <style:text-properties officeooo:rsid="085c7e2d"/>
    </style:style>
    <style:style style:name="T431" style:family="text">
      <style:text-properties officeooo:rsid="08656fe7"/>
    </style:style>
    <style:style style:name="T432" style:family="text">
      <style:text-properties officeooo:rsid="08699bcc"/>
    </style:style>
    <style:style style:name="T433" style:family="text">
      <style:text-properties officeooo:rsid="088d1398"/>
    </style:style>
    <style:style style:name="T434" style:family="text">
      <style:text-properties officeooo:rsid="08915b7e"/>
    </style:style>
    <style:style style:name="T435" style:family="text">
      <style:text-properties officeooo:rsid="08937318"/>
    </style:style>
    <style:style style:name="T436" style:family="text">
      <style:text-properties officeooo:rsid="0894bae4"/>
    </style:style>
    <style:style style:name="T437" style:family="text">
      <style:text-properties officeooo:rsid="08ab4163"/>
    </style:style>
    <style:style style:name="T438" style:family="text">
      <style:text-properties officeooo:rsid="08afbb5b"/>
    </style:style>
    <style:style style:name="T439" style:family="text">
      <style:text-properties officeooo:rsid="08b1676d"/>
    </style:style>
    <style:style style:name="T440" style:family="text">
      <style:text-properties officeooo:rsid="08bbbdae"/>
    </style:style>
    <style:style style:name="T441" style:family="text">
      <style:text-properties officeooo:rsid="08c4aefb"/>
    </style:style>
    <style:style style:name="T442" style:family="text">
      <style:text-properties officeooo:rsid="08cae0bd"/>
    </style:style>
    <style:style style:name="T443" style:family="text">
      <style:text-properties officeooo:rsid="08d2bc97"/>
    </style:style>
    <style:style style:name="T444" style:family="text">
      <style:text-properties officeooo:rsid="08d6667b"/>
    </style:style>
    <style:style style:name="T445" style:family="text">
      <style:text-properties officeooo:rsid="08d8f204"/>
    </style:style>
    <style:style style:name="T446" style:family="text">
      <style:text-properties officeooo:rsid="08dd474e"/>
    </style:style>
    <style:style style:name="T447" style:family="text">
      <style:text-properties officeooo:rsid="08e7a9ce"/>
    </style:style>
    <style:style style:name="T448" style:family="text">
      <style:text-properties officeooo:rsid="08eed16e"/>
    </style:style>
    <style:style style:name="T449" style:family="text">
      <style:text-properties officeooo:rsid="08f4c518"/>
    </style:style>
    <style:style style:name="T450" style:family="text">
      <style:text-properties officeooo:rsid="090e85ec"/>
    </style:style>
    <style:style style:name="T451" style:family="text">
      <style:text-properties officeooo:rsid="090f304c"/>
    </style:style>
    <style:style style:name="T452" style:family="text">
      <style:text-properties officeooo:rsid="09143ee2"/>
    </style:style>
    <style:style style:name="T453" style:family="text">
      <style:text-properties officeooo:rsid="092e94c0"/>
    </style:style>
    <style:style style:name="T454" style:family="text">
      <style:text-properties officeooo:rsid="0931b8da"/>
    </style:style>
    <style:style style:name="T455" style:family="text">
      <style:text-properties officeooo:rsid="0933a6bc"/>
    </style:style>
    <style:style style:name="T456" style:family="text">
      <style:text-properties officeooo:rsid="09539abe"/>
    </style:style>
    <style:style style:name="T457" style:family="text">
      <style:text-properties officeooo:rsid="095de6ee"/>
    </style:style>
    <style:style style:name="T458" style:family="text">
      <style:text-properties officeooo:rsid="0972035e"/>
    </style:style>
    <style:style style:name="T459" style:family="text">
      <style:text-properties officeooo:rsid="09736f11"/>
    </style:style>
    <style:style style:name="T460" style:family="text">
      <style:text-properties officeooo:rsid="097e8811"/>
    </style:style>
    <style:style style:name="T461" style:family="text">
      <style:text-properties officeooo:rsid="099d7512"/>
    </style:style>
    <style:style style:name="T462" style:family="text">
      <style:text-properties officeooo:rsid="09a2cc14"/>
    </style:style>
    <style:style style:name="T463" style:family="text">
      <style:text-properties officeooo:rsid="09e3ca3b"/>
    </style:style>
    <style:style style:name="T464" style:family="text">
      <style:text-properties officeooo:rsid="09e5b03e"/>
    </style:style>
    <style:style style:name="T465" style:family="text">
      <style:text-properties officeooo:rsid="09e5d6bc"/>
    </style:style>
    <style:style style:name="T466" style:family="text">
      <style:text-properties officeooo:rsid="09f96b9c"/>
    </style:style>
    <style:style style:name="T467" style:family="text">
      <style:text-properties officeooo:rsid="0a02f491"/>
    </style:style>
    <style:style style:name="T468" style:family="text">
      <style:text-properties officeooo:rsid="0a12a84c"/>
    </style:style>
    <style:style style:name="T469" style:family="text">
      <style:text-properties officeooo:rsid="0a1417b9"/>
    </style:style>
    <style:style style:name="T470" style:family="text">
      <style:text-properties officeooo:rsid="0a27de3b"/>
    </style:style>
    <style:style style:name="T471" style:family="text">
      <style:text-properties officeooo:rsid="0a338a08"/>
    </style:style>
    <style:style style:name="T472" style:family="text">
      <style:text-properties officeooo:rsid="0a38042f"/>
    </style:style>
    <style:style style:name="T473" style:family="text">
      <style:text-properties officeooo:rsid="0a58dc3f"/>
    </style:style>
    <style:style style:name="T474" style:family="text">
      <style:text-properties officeooo:rsid="0a5ada94"/>
    </style:style>
    <style:style style:name="T475" style:family="text">
      <style:text-properties officeooo:rsid="0a664050"/>
    </style:style>
    <style:style style:name="T476" style:family="text">
      <style:text-properties officeooo:rsid="0a6b2373"/>
    </style:style>
    <style:style style:name="T477" style:family="text">
      <style:text-properties officeooo:rsid="0a715326"/>
    </style:style>
    <style:style style:name="T478" style:family="text">
      <style:text-properties officeooo:rsid="0a79defc"/>
    </style:style>
    <style:style style:name="T479" style:family="text">
      <style:text-properties officeooo:rsid="0a7ac559"/>
    </style:style>
    <style:style style:name="T480" style:family="text">
      <style:text-properties officeooo:rsid="0a804aef"/>
    </style:style>
    <style:style style:name="T481" style:family="text">
      <style:text-properties officeooo:rsid="0a9ee185"/>
    </style:style>
    <style:style style:name="T482" style:family="text">
      <style:text-properties officeooo:rsid="0aa756d4"/>
    </style:style>
    <style:style style:name="T483" style:family="text">
      <style:text-properties officeooo:rsid="0aac21bf"/>
    </style:style>
    <style:style style:name="T484" style:family="text">
      <style:text-properties officeooo:rsid="0ab1556e"/>
    </style:style>
    <style:style style:name="T485" style:family="text">
      <style:text-properties officeooo:rsid="0ab4226c"/>
    </style:style>
    <style:style style:name="T486" style:family="text">
      <style:text-properties officeooo:rsid="0ab7fa15"/>
    </style:style>
    <style:style style:name="T487" style:family="text">
      <style:text-properties officeooo:rsid="0ab98e11"/>
    </style:style>
    <style:style style:name="T488" style:family="text">
      <style:text-properties officeooo:rsid="0abe4be9"/>
    </style:style>
    <style:style style:name="T489" style:family="text">
      <style:text-properties officeooo:rsid="0ac0e15e"/>
    </style:style>
    <style:style style:name="T490" style:family="text">
      <style:text-properties officeooo:rsid="0ac27209"/>
    </style:style>
    <style:style style:name="T491" style:family="text">
      <style:text-properties officeooo:rsid="0ac7bea8"/>
    </style:style>
    <style:style style:name="T492" style:family="text">
      <style:text-properties officeooo:rsid="0ac878cd"/>
    </style:style>
    <style:style style:name="T493" style:family="text">
      <style:text-properties officeooo:rsid="0ad6ae33"/>
    </style:style>
    <style:style style:name="T494" style:family="text">
      <style:text-properties fo:font-variant="normal" fo:text-transform="none" fo:color="#333333" style:text-line-through-style="none" style:text-line-through-type="none" style:font-name="Menlo" fo:font-size="10.5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5" style:family="text">
      <style:text-properties officeooo:rsid="0ae3ce10"/>
    </style:style>
    <style:style style:name="T496" style:family="text">
      <style:text-properties officeooo:rsid="0ae745e0"/>
    </style:style>
    <style:style style:name="T497" style:family="text">
      <style:text-properties officeooo:rsid="0aeb1f6b"/>
    </style:style>
    <style:style style:name="T498" style:family="text">
      <style:text-properties officeooo:rsid="0af5e190"/>
    </style:style>
    <style:style style:name="T499" style:family="text">
      <style:text-properties officeooo:rsid="0af8839d"/>
    </style:style>
    <style:style style:name="T500" style:family="text">
      <style:text-properties officeooo:rsid="0b018301"/>
    </style:style>
    <style:style style:name="T501" style:family="text">
      <style:text-properties officeooo:rsid="0b02a8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0">In 1991, Linus Torvalds wrote the first version of the Linux Kernel.</text:p>
      <text:p text:style-name="P1"/>
      <text:p text:style-name="P1">GNU/Linux and not Linux.</text:p>
      <text:p text:style-name="P1"/>
      <text:p text:style-name="P1">The shell is a program that takes keyboard commands and passes them to the operation system to carry out.</text:p>
      <text:p text:style-name="P1">Well known she<text:span text:style-name="T303">l</text:span>l program is bash - “Bourne Again Shell”, a reference to the fact that bash is an enhanced replacement for sh.</text:p>
      <text:p text:style-name="P1"/>
      <text:p text:style-name="P1">When using GUI, we need another program called a terminal emulator to interact with the shell.</text:p>
      <text:p text:style-name="P1"/>
      <text:p text:style-name="P1">The shell <text:s/>prompt will appear whenever the shell is ready to accept input.</text:p>
      <text:p text:style-name="P1">It will include your <text:span text:style-name="T1">username@machinename</text:span>, followed by the <text:span text:style-name="T1">current working directory</text:span>.</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5">1.</text:p>
          </table:table-cell>
          <table:table-cell table:style-name="Table1.A1" office:value-type="string">
            <text:p text:style-name="P5">#</text:p>
          </table:table-cell>
          <table:table-cell table:style-name="Table1.A1" office:value-type="string">
            <text:p text:style-name="P5">terminal session has superuser privileges</text:p>
          </table:table-cell>
        </table:table-row>
        <table:table-row>
          <table:table-cell table:style-name="Table1.A1" office:value-type="string">
            <text:p text:style-name="P5">2.</text:p>
          </table:table-cell>
          <table:table-cell table:style-name="Table1.A1" office:value-type="string">
            <text:p text:style-name="P5">$</text:p>
          </table:table-cell>
          <table:table-cell table:style-name="Table1.A1" office:value-type="string">
            <text:p text:style-name="P5">terminal session has normal user privileges</text:p>
          </table:table-cell>
        </table:table-row>
      </table:table>
      <text:p text:style-name="P1"/>
      <text:p text:style-name="P1"><text:span text:style-name="T1">ctrl+v</text:span> and <text:span text:style-name="T1">ctrl+c</text:span> do not work on terminal.</text:p>
      <text:p text:style-name="P1"/>
      <text:p text:style-name="P1">Graphical desktop environment (likely KDE or GNOME) has its focus policy set to “<text:span text:style-name="T1">click to focus</text:span>”. </text:p>
      <text:p text:style-name="P1">This means for a window to get focus you need to click on it.</text:p>
      <text:p text:style-name="P1"/>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5">3.</text:p>
          </table:table-cell>
          <table:table-cell table:style-name="Table2.A1" office:value-type="string">
            <text:p text:style-name="P5">date</text:p>
          </table:table-cell>
          <table:table-cell table:style-name="Table2.A1" office:value-type="string">
            <text:p text:style-name="P5">displays the current time and date</text:p>
          </table:table-cell>
        </table:table-row>
        <table:table-row>
          <table:table-cell table:style-name="Table2.A1" office:value-type="string">
            <text:p text:style-name="P5">4.</text:p>
          </table:table-cell>
          <table:table-cell table:style-name="Table2.A1" office:value-type="string">
            <text:p text:style-name="P5">cal</text:p>
          </table:table-cell>
          <table:table-cell table:style-name="Table2.A1" office:value-type="string">
            <text:p text:style-name="P5">displays a calendar of the current month</text:p>
          </table:table-cell>
        </table:table-row>
        <table:table-row>
          <table:table-cell table:style-name="Table2.A1" office:value-type="string">
            <text:p text:style-name="P5">5.</text:p>
          </table:table-cell>
          <table:table-cell table:style-name="Table2.A1" office:value-type="string">
            <text:p text:style-name="P5">df</text:p>
          </table:table-cell>
          <table:table-cell table:style-name="Table2.A1" office:value-type="string">
            <text:p text:style-name="P5">displays the current amount of free space on your disk drivers</text:p>
          </table:table-cell>
        </table:table-row>
        <table:table-row>
          <table:table-cell table:style-name="Table2.A1" office:value-type="string">
            <text:p text:style-name="P5">6.</text:p>
          </table:table-cell>
          <table:table-cell table:style-name="Table2.A1" office:value-type="string">
            <text:p text:style-name="P5">free</text:p>
          </table:table-cell>
          <table:table-cell table:style-name="Table2.A1" office:value-type="string">
            <text:p text:style-name="P5">displays the amount of free memory</text:p>
          </table:table-cell>
        </table:table-row>
      </table:table>
      <text:p text:style-name="P1"/>
      <text:p text:style-name="P1">Several terminal sessions continue to run behind the graphical desktop. Called virtual terminals or virtual consoles are accessible by pressing <text:span text:style-name="T1">ctrl+alt+F1</text:span> through <text:span text:style-name="T1">ctrl+alt+F6</text:span> on most systems.</text:p>
      <text:p text:style-name="P1">To switch from one virtual console to another press <text:span text:style-name="T1">alt</text:span> and <text:span text:style-name="T1">F1-F6</text:span>.</text:p>
      <text:p text:style-name="P1">To return to the graphical desktop, press <text:span text:style-name="T1">alt+F7</text:span>.</text:p>
      <text:p text:style-name="P1"/>
      <text:p text:style-name="P1"/>
      <text:p text:style-name="P1">GNU/Linux organizes its files in a <text:span text:style-name="T304">hierarchical</text:span> directory structure. This means that they are organized in a tree-like pattern of directories.</text:p>
      <text:p text:style-name="P1">The first directory in the file system is called the <text:span text:style-name="T1">root directory</text:span>.</text:p>
      <text:p text:style-name="P1">The root directory contains files and subdirectories, which contain more files and subdirectories and so on and so on.</text:p>
      <text:p text:style-name="P1"><text:soft-page-break/></text:p>
      <text:p text:style-name="P1">GNU/Linux always have a single file system tree, regardless of how many drivers or storage devices are attached to the computer.</text:p>
      <text:p text:style-name="P1"/>
      <text:p text:style-name="P1">Storage devices are <text:span text:style-name="T1">mounted</text:span>, at various points on the ree according to the whims of the system administrator.</text:p>
      <text:p text:style-name="P1"/>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5">7.</text:p>
          </table:table-cell>
          <table:table-cell table:style-name="Table3.A1" office:value-type="string">
            <text:p text:style-name="P5">pwd</text:p>
          </table:table-cell>
          <table:table-cell table:style-name="Table3.A1" office:value-type="string">
            <text:p text:style-name="P5">Displays the current working directory (print working directory)</text:p>
          </table:table-cell>
        </table:table-row>
      </table:table>
      <text:p text:style-name="P1"/>
      <text:p text:style-name="P1">When we first log into our system (or start a terminal emulator session) our current working directory is set to our <text:span text:style-name="T1">home directory</text:span>. Each user account is given its own home directory and when operating as a regular user, the home directory is the only place the user is allowed to write files.</text:p>
      <text:p text:style-name="P1"/>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5">8.</text:p>
          </table:table-cell>
          <table:table-cell table:style-name="Table4.A1" office:value-type="string">
            <text:p text:style-name="P5">ls</text:p>
          </table:table-cell>
          <table:table-cell table:style-name="Table4.A1" office:value-type="string">
            <text:p text:style-name="P5">lists the files and directories in the current working directory</text:p>
          </table:table-cell>
        </table:table-row>
        <table:table-row>
          <table:table-cell table:style-name="Table4.A1" office:value-type="string">
            <text:p text:style-name="P5">8.</text:p>
          </table:table-cell>
          <table:table-cell table:style-name="Table4.A1" office:value-type="string">
            <text:p text:style-name="P5">-a</text:p>
          </table:table-cell>
          <table:table-cell table:style-name="Table4.A1" office:value-type="string">
            <text:p text:style-name="P5">Lists all files, even the hidden files.</text:p>
          </table:table-cell>
        </table:table-row>
        <table:table-row>
          <table:table-cell table:style-name="Table4.A1" office:value-type="string">
            <text:p text:style-name="P5">8</text:p>
          </table:table-cell>
          <table:table-cell table:style-name="Table4.A1" office:value-type="string">
            <text:p text:style-name="P5">-d</text:p>
          </table:table-cell>
          <table:table-cell table:style-name="Table4.A1" office:value-type="string">
            <text:p text:style-name="P5">If a directory is specified, ls will list the contents of the directory, not the directory itself. Use this option in conjunction with the -l option to see details about the directory rather than its contents.</text:p>
          </table:table-cell>
        </table:table-row>
        <table:table-row>
          <table:table-cell table:style-name="Table4.A1" office:value-type="string">
            <text:p text:style-name="P5">8.</text:p>
          </table:table-cell>
          <table:table-cell table:style-name="Table4.A1" office:value-type="string">
            <text:p text:style-name="P5">-F</text:p>
          </table:table-cell>
          <table:table-cell table:style-name="Table4.A1" office:value-type="string">
            <text:p text:style-name="P5">Will append an indicator character to the end of each listed name. For example, “/” if the name is directory.</text:p>
          </table:table-cell>
        </table:table-row>
        <table:table-row>
          <table:table-cell table:style-name="Table4.A1" office:value-type="string">
            <text:p text:style-name="P5">8.</text:p>
          </table:table-cell>
          <table:table-cell table:style-name="Table4.A1" office:value-type="string">
            <text:p text:style-name="P5">-h</text:p>
          </table:table-cell>
          <table:table-cell table:style-name="Table4.A1" office:value-type="string">
            <text:p text:style-name="P5">In long format listings, display file sizes in human readable format rather than in bytes.</text:p>
          </table:table-cell>
        </table:table-row>
        <table:table-row>
          <table:table-cell table:style-name="Table4.A1" office:value-type="string">
            <text:p text:style-name="P5">8.</text:p>
          </table:table-cell>
          <table:table-cell table:style-name="Table4.A1" office:value-type="string">
            <text:p text:style-name="P5">-l</text:p>
          </table:table-cell>
          <table:table-cell table:style-name="Table4.A1" office:value-type="string">
            <text:p text:style-name="P5">Displays results in long format</text:p>
          </table:table-cell>
        </table:table-row>
        <table:table-row>
          <table:table-cell table:style-name="Table4.A1" office:value-type="string">
            <text:p text:style-name="P5">8.</text:p>
          </table:table-cell>
          <table:table-cell table:style-name="Table4.A1" office:value-type="string">
            <text:p text:style-name="P5">-r</text:p>
          </table:table-cell>
          <table:table-cell table:style-name="Table4.A1" office:value-type="string">
            <text:p text:style-name="P5">Display results in reverse order.</text:p>
            <text:p text:style-name="P5">Normally, ls displays its results in ascending alphabetical order.</text:p>
          </table:table-cell>
        </table:table-row>
        <table:table-row>
          <table:table-cell table:style-name="Table4.A1" office:value-type="string">
            <text:p text:style-name="P5">8.</text:p>
          </table:table-cell>
          <table:table-cell table:style-name="Table4.A1" office:value-type="string">
            <text:p text:style-name="P5">-S</text:p>
          </table:table-cell>
          <table:table-cell table:style-name="Table4.A1" office:value-type="string">
            <text:p text:style-name="P5">Sort results by file size.</text:p>
          </table:table-cell>
        </table:table-row>
        <table:table-row>
          <table:table-cell table:style-name="Table4.A1" office:value-type="string">
            <text:p text:style-name="P5">8.</text:p>
          </table:table-cell>
          <table:table-cell table:style-name="Table4.A1" office:value-type="string">
            <text:p text:style-name="P5">-t</text:p>
          </table:table-cell>
          <table:table-cell table:style-name="Table4.A1" office:value-type="string">
            <text:p text:style-name="P6">Sort by modification time.</text:p>
          </table:table-cell>
        </table:table-row>
        <table:table-row>
          <table:table-cell table:style-name="Table4.A10" office:value-type="string">
            <text:p text:style-name="P12">8.</text:p>
          </table:table-cell>
          <table:table-cell table:style-name="Table4.A10" office:value-type="string">
            <text:p text:style-name="P5">-<text:span text:style-name="T39">i</text:span></text:p>
          </table:table-cell>
          <table:table-cell table:style-name="Table4.A10" office:value-type="string">
            <text:p text:style-name="P12">Displays the inode numbers.</text:p>
          </table:table-cell>
        </table:table-row>
        <table:table-row>
          <table:table-cell table:style-name="Table4.A1" office:value-type="string">
            <text:p text:style-name="P5">9.</text:p>
          </table:table-cell>
          <table:table-cell table:style-name="Table4.A1" office:value-type="string">
            <text:p text:style-name="P5">cd pathname</text:p>
          </table:table-cell>
          <table:table-cell table:style-name="Table4.A1" office:value-type="string">
            <text:p text:style-name="P5">changes directory to the specified path </text:p>
          </table:table-cell>
        </table:table-row>
        <table:table-row>
          <table:table-cell table:style-name="Table4.A1" office:value-type="string">
            <text:p text:style-name="P5">9.</text:p>
          </table:table-cell>
          <table:table-cell table:style-name="Table4.A1" office:value-type="string">
            <text:p text:style-name="P5">cd - </text:p>
          </table:table-cell>
          <table:table-cell table:style-name="Table4.A1" office:value-type="string">
            <text:p text:style-name="P5">changes the working directory to the previous working directory</text:p>
          </table:table-cell>
        </table:table-row>
      </table:table>
      <text:p text:style-name="P1"/>
      <text:p text:style-name="P1">You should know the difference between <text:span text:style-name="T1">Absolute Pathnames</text:span> and <text:span text:style-name="T1">Relative Pathnames</text:span>, and in which cases they are more suitable.</text:p>
      <text:p text:style-name="P1"><text:soft-page-break/></text:p>
      <text:p text:style-name="P1">In general, if you do not specify a pathname to something, the working directory will be assumed.</text:p>
      <text:p text:style-name="P1"/>
      <text:p text:style-name="P1">Filenames that begin with a <text:span text:style-name="T1">period character are hidden</text:span>. To list them you need to add flag to ls command: <text:span text:style-name="T1">ls -a</text:span></text:p>
      <text:p text:style-name="P2"/>
      <text:p text:style-name="P1">Filenames and commands in GNU/Linux are case sensitive.</text:p>
      <text:p text:style-name="P1"/>
      <text:p text:style-name="P1">GNU/Linux has no concept of a “file extension”. The content and/or purpose of a file is determined by other means.</text:p>
      <text:p text:style-name="P1"/>
      <text:p text:style-name="P1">Limit the punctuation characters in the names of files you create to period, dash, and underscore. Most importantly, do not embed spaces in filenames.</text:p>
      <text:p text:style-name="P1"/>
      <text:p text:style-name="P1">With <text:span text:style-name="T1">ls</text:span> you can specify <text:span text:style-name="T1">multiple directories</text:span>.</text:p>
      <text:p text:style-name="P1"/>
      <text:p text:style-name="P1">Most commands use options consisting of a <text:span text:style-name="T1">single character</text:span> preceded by a <text:span text:style-name="T1">dash</text:span>.</text:p>
      <text:p text:style-name="P1">Many commands, also support long options, consisting of a <text:span text:style-name="T1">word</text:span> preceded by <text:span text:style-name="T1">two dashes</text:span>.</text:p>
      <text:p text:style-name="P1">Also, many commands allow <text:span text:style-name="T1">multiple short options</text:span> to be <text:span text:style-name="T1">strung together</text:span>.</text:p>
      <text:p text:style-name="P1"/>
      <text:p text:style-name="P1">The command ls -l, will result in such format:</text:p>
      <text:p text:style-name="P2">drwxr-xr-x <text:s/>4 dmidma dmidma <text:s text:c="2"/>4096 Jul 28 13:50 Desktop</text:p>
      <text:p text:style-name="P2"/>
      <text:p text:style-name="P1">i) drwxr-xr-x : Access rights to the file.</text:p>
      <text:p text:style-name="P1">ii) 4 : File’s number of hard links.</text:p>
      <text:p text:style-name="P1">iii) dmidma: The user name of the file’s owner.</text:p>
      <text:p text:style-name="P1">iv) dmidma: The name of the group which owns the file.</text:p>
      <text:p text:style-name="P1">v) 4096: Size of the file in bytes.</text:p>
      <text:p text:style-name="P1">vi) Jul 28 13:50: Data and time of the file’s last modification.</text:p>
      <text:p text:style-name="P1">vii) Desktop: Name of the file.</text:p>
      <text:p text:style-name="P1"/>
      <text:p text:style-name="P1"/>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5">10.</text:p>
          </table:table-cell>
          <table:table-cell table:style-name="Table5.A1" office:value-type="string">
            <text:p text:style-name="P5">file filename</text:p>
          </table:table-cell>
          <table:table-cell table:style-name="Table5.A1" office:value-type="string">
            <text:p text:style-name="P5">Prints a brief description of the file’s contents.</text:p>
          </table:table-cell>
        </table:table-row>
        <table:table-row>
          <table:table-cell table:style-name="Table5.A1" office:value-type="string">
            <text:p text:style-name="P5">11.</text:p>
          </table:table-cell>
          <table:table-cell table:style-name="Table5.A1" office:value-type="string">
            <text:p text:style-name="P5">less filename</text:p>
          </table:table-cell>
          <table:table-cell table:style-name="Table5.A1" office:value-type="string">
            <text:p text:style-name="P5">Examines a file</text:p>
          </table:table-cell>
        </table:table-row>
        <table:table-row>
          <table:table-cell table:style-name="Table5.A1" office:value-type="string">
            <text:p text:style-name="P5">11.</text:p>
          </table:table-cell>
          <table:table-cell table:style-name="Table5.A1" office:value-type="string">
            <text:p text:style-name="P5">q</text:p>
          </table:table-cell>
          <table:table-cell table:style-name="Table5.A1" office:value-type="string">
            <text:p text:style-name="P5">exit less</text:p>
          </table:table-cell>
        </table:table-row>
        <table:table-row>
          <table:table-cell table:style-name="Table5.A1" office:value-type="string">
            <text:p text:style-name="P5">11.</text:p>
          </table:table-cell>
          <table:table-cell table:style-name="Table5.A1" office:value-type="string">
            <text:p text:style-name="P5">page up or b</text:p>
          </table:table-cell>
          <table:table-cell table:style-name="Table5.A1" office:value-type="string">
            <text:p text:style-name="P5">Scroll back one page</text:p>
          </table:table-cell>
        </table:table-row>
        <table:table-row>
          <table:table-cell table:style-name="Table5.A1" office:value-type="string">
            <text:p text:style-name="P5">11.</text:p>
          </table:table-cell>
          <table:table-cell table:style-name="Table5.A1" office:value-type="string">
            <text:p text:style-name="P5">Page Down or space</text:p>
          </table:table-cell>
          <table:table-cell table:style-name="Table5.A1" office:value-type="string">
            <text:p text:style-name="P5">Scroll forward one page</text:p>
          </table:table-cell>
        </table:table-row>
        <text:soft-page-break/>
        <table:table-row>
          <table:table-cell table:style-name="Table5.A1" office:value-type="string">
            <text:p text:style-name="P5">11.</text:p>
          </table:table-cell>
          <table:table-cell table:style-name="Table5.A1" office:value-type="string">
            <text:p text:style-name="P5">Up Arrow</text:p>
          </table:table-cell>
          <table:table-cell table:style-name="Table5.A1" office:value-type="string">
            <text:p text:style-name="P5">Scroll up one line</text:p>
          </table:table-cell>
        </table:table-row>
        <table:table-row>
          <table:table-cell table:style-name="Table5.A1" office:value-type="string">
            <text:p text:style-name="P5">11.</text:p>
          </table:table-cell>
          <table:table-cell table:style-name="Table5.A1" office:value-type="string">
            <text:p text:style-name="P5">Down Arrow</text:p>
          </table:table-cell>
          <table:table-cell table:style-name="Table5.A1" office:value-type="string">
            <text:p text:style-name="P5">Scroll down one line</text:p>
          </table:table-cell>
        </table:table-row>
        <table:table-row>
          <table:table-cell table:style-name="Table5.A1" office:value-type="string">
            <text:p text:style-name="P5">11.</text:p>
          </table:table-cell>
          <table:table-cell table:style-name="Table5.A1" office:value-type="string">
            <text:p text:style-name="P5">G</text:p>
          </table:table-cell>
          <table:table-cell table:style-name="Table5.A1" office:value-type="string">
            <text:p text:style-name="P5">Move to the end of the text file</text:p>
          </table:table-cell>
        </table:table-row>
        <table:table-row>
          <table:table-cell table:style-name="Table5.A1" office:value-type="string">
            <text:p text:style-name="P5">11.</text:p>
          </table:table-cell>
          <table:table-cell table:style-name="Table5.A1" office:value-type="string">
            <text:p text:style-name="P5">g</text:p>
          </table:table-cell>
          <table:table-cell table:style-name="Table5.A1" office:value-type="string">
            <text:p text:style-name="P5">Move to the beginning of the text file</text:p>
          </table:table-cell>
        </table:table-row>
        <table:table-row>
          <table:table-cell table:style-name="Table5.A1" office:value-type="string">
            <text:p text:style-name="P5">11.</text:p>
          </table:table-cell>
          <table:table-cell table:style-name="Table5.A1" office:value-type="string">
            <text:p text:style-name="P5">/characters</text:p>
          </table:table-cell>
          <table:table-cell table:style-name="Table5.A1" office:value-type="string">
            <text:p text:style-name="P5">Search forward to the next occurrence of characters</text:p>
          </table:table-cell>
        </table:table-row>
        <table:table-row>
          <table:table-cell table:style-name="Table5.A1" office:value-type="string">
            <text:p text:style-name="P5">11.</text:p>
          </table:table-cell>
          <table:table-cell table:style-name="Table5.A1" office:value-type="string">
            <text:p text:style-name="P5">n</text:p>
          </table:table-cell>
          <table:table-cell table:style-name="Table5.A1" office:value-type="string">
            <text:p text:style-name="P5">Search for the next occurrence of the previous search</text:p>
          </table:table-cell>
        </table:table-row>
        <table:table-row>
          <table:table-cell table:style-name="Table5.A1" office:value-type="string">
            <text:p text:style-name="P5">11.</text:p>
          </table:table-cell>
          <table:table-cell table:style-name="Table5.A1" office:value-type="string">
            <text:p text:style-name="P5">h</text:p>
          </table:table-cell>
          <table:table-cell table:style-name="Table5.A1" office:value-type="string">
            <text:p text:style-name="P5">Display help screen</text:p>
          </table:table-cell>
        </table:table-row>
      </table:table>
      <text:p text:style-name="P1"/>
      <text:p text:style-name="P1">Less is more: less is an improved replacement of an earlier Unix program called more.<text:line-break/>It falls into the class of programs called “pagers”.</text:p>
      <text:p text:style-name="P1"/>
      <text:p text:style-name="P1">Plain ASCII text files contain only the characters themselves and a few rudimentary control codes.</text:p>
      <text:p text:style-name="P1">Many of the configurations files are stored in the ASCII text format.</text:p>
      <text:p text:style-name="P1">Many of the scripts that the system use are stored also in this format.</text:p>
      <text:p text:style-name="P1"/>
      <text:p text:style-name="P1"/>
      <text:p text:style-name="P1">Directories found on GNU/Linux Systems:</text:p>
      <text:p text:style-name="P1"/>
      <table:table table:name="Table6" table:style-name="Table6">
        <table:table-column table:style-name="Table6.A"/>
        <table:table-column table:style-name="Table6.B"/>
        <table:table-row>
          <table:table-cell table:style-name="Table6.A1" office:value-type="string">
            <text:p text:style-name="P5">/</text:p>
          </table:table-cell>
          <table:table-cell table:style-name="Table6.A1" office:value-type="string">
            <text:p text:style-name="P5">The root directory</text:p>
          </table:table-cell>
        </table:table-row>
        <table:table-row>
          <table:table-cell table:style-name="Table6.A1" office:value-type="string">
            <text:p text:style-name="P5">/bin</text:p>
          </table:table-cell>
          <table:table-cell table:style-name="Table6.A1" office:value-type="string">
            <text:p text:style-name="P5">Contains binaries that must be present for the system to boot and run</text:p>
          </table:table-cell>
        </table:table-row>
        <table:table-row>
          <table:table-cell table:style-name="Table6.A1" office:value-type="string">
            <text:p text:style-name="P5">/boot</text:p>
          </table:table-cell>
          <table:table-cell table:style-name="Table6.A1" office:value-type="string">
            <text:p text:style-name="P5">Contains the Linux Kernel,initial RAM disk image (for drivers needed at boot time), and the boot loader.</text:p>
          </table:table-cell>
        </table:table-row>
        <table:table-row>
          <table:table-cell table:style-name="Table6.A1" office:value-type="string">
            <text:p text:style-name="P5">/dev</text:p>
          </table:table-cell>
          <table:table-cell table:style-name="Table6.A1" office:value-type="string">
            <text:p text:style-name="P5">Contains device nodes. Here is where the kernel maintains a lift of all the devices it understands.</text:p>
          </table:table-cell>
        </table:table-row>
        <table:table-row>
          <table:table-cell table:style-name="Table6.A1" office:value-type="string">
            <text:p text:style-name="P5">/<text:span text:style-name="T23">etc</text:span></text:p>
          </table:table-cell>
          <table:table-cell table:style-name="Table6.A1" office:value-type="string">
            <text:p text:style-name="P7">Contains all of the system-wide configuration files. Also, a collection of shell scripts which start each of the system services at boot time.</text:p>
          </table:table-cell>
        </table:table-row>
        <table:table-row>
          <table:table-cell table:style-name="Table6.A1" office:value-type="string">
            <text:p text:style-name="P5">/<text:span text:style-name="T24">home</text:span></text:p>
          </table:table-cell>
          <table:table-cell table:style-name="Table6.A1" office:value-type="string">
            <text:p text:style-name="P8">Each user is given a directory in /home.</text:p>
            <text:p text:style-name="P13">Ordinary users can only write files in their home directories.</text:p>
          </table:table-cell>
        </table:table-row>
        <table:table-row>
          <table:table-cell table:style-name="Table6.A7" office:value-type="string">
            <text:p text:style-name="P9">/<text:span text:style-name="T25">lib</text:span></text:p>
          </table:table-cell>
          <table:table-cell table:style-name="Table6.A7" office:value-type="string">
            <text:p text:style-name="P9">Contains shared library files used by the core system programs.</text:p>
          </table:table-cell>
        </table:table-row>
        <table:table-row>
          <table:table-cell table:style-name="Table6.A7" office:value-type="string">
            <text:p text:style-name="P5">/<text:span text:style-name="T25">lost+found</text:span></text:p>
          </table:table-cell>
          <table:table-cell table:style-name="Table6.A7" office:value-type="string">
            <text:p text:style-name="P9">Each formatted partition or device using a Linux file system, will have this directory. It is used in the case of a partial recovery from a file system corruption event. Unless something really bad has happened to your system, this directory will remain empty.</text:p>
          </table:table-cell>
        </table:table-row>
        <text:soft-page-break/>
        <table:table-row>
          <table:table-cell table:style-name="Table6.A7" office:value-type="string">
            <text:p text:style-name="P5">/<text:span text:style-name="T26">media</text:span></text:p>
          </table:table-cell>
          <table:table-cell table:style-name="Table6.A7" office:value-type="string">
            <text:p text:style-name="P10">Contains the mount points for removable media such <text:span text:style-name="T318">usb-</text:span>d<text:span text:style-name="T317">ri</text:span>vers, CD-ROMs,.., that are mounted automatically at insertion.</text:p>
          </table:table-cell>
        </table:table-row>
        <table:table-row>
          <table:table-cell table:style-name="Table6.A7" office:value-type="string">
            <text:p text:style-name="P5">/<text:span text:style-name="T26">mnt</text:span></text:p>
          </table:table-cell>
          <table:table-cell table:style-name="Table6.A7" office:value-type="string">
            <text:p text:style-name="P10">Contains mount points for removable devices that have been mounted manually.</text:p>
          </table:table-cell>
        </table:table-row>
        <table:table-row>
          <table:table-cell table:style-name="Table6.A7" office:value-type="string">
            <text:p text:style-name="P5">/<text:span text:style-name="T26">opt</text:span></text:p>
          </table:table-cell>
          <table:table-cell table:style-name="Table6.A7" office:value-type="string">
            <text:p text:style-name="P10">Is used to install “optional” software. This is mainly used to hold commercial software products that may be installed on your system.</text:p>
          </table:table-cell>
        </table:table-row>
        <table:table-row>
          <table:table-cell table:style-name="Table6.A7" office:value-type="string">
            <text:p text:style-name="P5">/<text:span text:style-name="T26">proc</text:span></text:p>
          </table:table-cell>
          <table:table-cell table:style-name="Table6.A7" office:value-type="string">
            <text:p text:style-name="P10">It is a virtual file system maintained by the Linux Kernel. The “files” it contains are peepholes into the kernel itself.</text:p>
          </table:table-cell>
        </table:table-row>
        <table:table-row>
          <table:table-cell table:style-name="Table6.A7" office:value-type="string">
            <text:p text:style-name="P5">/<text:span text:style-name="T26">root</text:span></text:p>
          </table:table-cell>
          <table:table-cell table:style-name="Table6.A7" office:value-type="string">
            <text:p text:style-name="P10">Home directory for the root account.</text:p>
          </table:table-cell>
        </table:table-row>
        <table:table-row>
          <table:table-cell table:style-name="Table6.A7" office:value-type="string">
            <text:p text:style-name="P5">/<text:span text:style-name="T26">sbin</text:span></text:p>
          </table:table-cell>
          <table:table-cell table:style-name="Table6.A7" office:value-type="string">
            <text:p text:style-name="P10">Contains “system” binaries. These are programs that perform vital system tasks that are generally reserved for the superuser.</text:p>
          </table:table-cell>
        </table:table-row>
        <table:table-row>
          <table:table-cell table:style-name="Table6.A7" office:value-type="string">
            <text:p text:style-name="P5">/<text:span text:style-name="T26">tmp</text:span></text:p>
          </table:table-cell>
          <table:table-cell table:style-name="Table6.A7" office:value-type="string">
            <text:p text:style-name="P10">Is intended for storage of temporary, transient files created by various programs. Some configurations cause this directory to be emptied each time the system is rebooted.</text:p>
          </table:table-cell>
        </table:table-row>
        <table:table-row>
          <table:table-cell table:style-name="Table6.A7" office:value-type="string">
            <text:p text:style-name="P5">/<text:span text:style-name="T26">usr</text:span></text:p>
          </table:table-cell>
          <table:table-cell table:style-name="Table6.A7" office:value-type="string">
            <text:p text:style-name="P10">The /usr directory tree is likely the largest one on Linux system.</text:p>
            <text:p text:style-name="P14">It contains all the programs and support files used by regular users.</text:p>
          </table:table-cell>
        </table:table-row>
        <table:table-row>
          <table:table-cell table:style-name="Table6.A7" office:value-type="string">
            <text:p text:style-name="P5">/<text:span text:style-name="T26">usr/bin</text:span></text:p>
          </table:table-cell>
          <table:table-cell table:style-name="Table6.A7" office:value-type="string">
            <text:p text:style-name="P10">Contains the executable programs installed by your Linux distribuition.</text:p>
          </table:table-cell>
        </table:table-row>
        <table:table-row>
          <table:table-cell table:style-name="Table6.A7" office:value-type="string">
            <text:p text:style-name="P5">/<text:span text:style-name="T26">usr/lib</text:span></text:p>
          </table:table-cell>
          <table:table-cell table:style-name="Table6.A7" office:value-type="string">
            <text:p text:style-name="P10">The shared libraries for the programs.</text:p>
          </table:table-cell>
        </table:table-row>
        <table:table-row>
          <table:table-cell table:style-name="Table6.A7" office:value-type="string">
            <text:p text:style-name="P5">/<text:span text:style-name="T26">usr/local</text:span></text:p>
          </table:table-cell>
          <table:table-cell table:style-name="Table6.A7" office:value-type="string">
            <text:p text:style-name="P10">Where programs that are not included with your distribution but are intended for system-wide use are installed.</text:p>
            <text:p text:style-name="P14">Programs compiled from source code are normally installed in /usr/local/bin.</text:p>
          </table:table-cell>
        </table:table-row>
        <table:table-row>
          <table:table-cell table:style-name="Table6.A7" office:value-type="string">
            <text:p text:style-name="P5">/<text:span text:style-name="T26">usr/sbin</text:span></text:p>
          </table:table-cell>
          <table:table-cell table:style-name="Table6.A7" office:value-type="string">
            <text:p text:style-name="P10">More system administration programs.</text:p>
          </table:table-cell>
        </table:table-row>
        <table:table-row>
          <table:table-cell table:style-name="Table6.A7" office:value-type="string">
            <text:p text:style-name="P5">/<text:span text:style-name="T26">usr/share</text:span></text:p>
          </table:table-cell>
          <table:table-cell table:style-name="Table6.A7" office:value-type="string">
            <text:p text:style-name="P10">Contains all the shared data used by programs in /usr/bin. This includes things like default configuration files, cons, screen backgrounds, sound files, etc.</text:p>
          </table:table-cell>
        </table:table-row>
        <table:table-row>
          <table:table-cell table:style-name="Table6.A7" office:value-type="string">
            <text:p text:style-name="P5">/<text:span text:style-name="T27">usr/share/doc</text:span></text:p>
          </table:table-cell>
          <table:table-cell table:style-name="Table6.A7" office:value-type="string">
            <text:p text:style-name="P11">Most packages installed on the system will include wsime kind of documentaion.</text:p>
          </table:table-cell>
        </table:table-row>
        <table:table-row>
          <table:table-cell table:style-name="Table6.A7" office:value-type="string">
            <text:p text:style-name="P5">/<text:span text:style-name="T27">var</text:span></text:p>
          </table:table-cell>
          <table:table-cell table:style-name="Table6.A7" office:value-type="string">
            <text:p text:style-name="P11">This is where data that is likely to change is stored.</text:p>
            <text:p text:style-name="P15">Various databases, spool files, user mail, etc, are located here.</text:p>
          </table:table-cell>
        </table:table-row>
        <table:table-row>
          <table:table-cell table:style-name="Table6.A7" office:value-type="string">
            <text:p text:style-name="P5">/<text:span text:style-name="T27">var/log</text:span></text:p>
          </table:table-cell>
          <table:table-cell table:style-name="Table6.A7" office:value-type="string">
            <text:p text:style-name="P11">Contains log files, records of various system activity.</text:p>
            <text:p text:style-name="P15">The most useful one is /var/log/messages, <text:span text:style-name="T29">which is replaced in newer version in /var/log/syslog.</text:span><text:line-break/>Note that for security reasons on some systems, you must be the superuser to view lo<text:span text:style-name="T28">g</text:span> files.</text:p>
          </table:table-cell>
        </table:table-row>
      </table:table>
      <text:p text:style-name="P3"/>
      <text:p text:style-name="P1"><text:soft-page-break/></text:p>
      <text:p text:style-name="P1"/>
      <text:p text:style-name="P16"/>
      <text:p text:style-name="P16"/>
      <text:p text:style-name="P16"/>
      <text:p text:style-name="P16"/>
      <text:p text:style-name="P16"/>
      <text:p text:style-name="P16"/>
      <text:p text:style-name="P16"/>
      <text:p text:style-name="P16"/>
      <text:p text:style-name="P17">Using wildcards (known as globbing) allow you to select filenames based on patterns of characters:</text:p>
      <text:p text:style-name="P17"/>
      <table:table table:name="Table7" table:style-name="Table7">
        <table:table-column table:style-name="Table7.A"/>
        <table:table-column table:style-name="Table7.B"/>
        <table:table-row>
          <table:table-cell table:style-name="Table7.A1" office:value-type="string">
            <text:p text:style-name="Table_20_Contents">*</text:p>
          </table:table-cell>
          <table:table-cell table:style-name="Table7.B1" office:value-type="string">
            <text:p text:style-name="P151">Matches any characters</text:p>
          </table:table-cell>
        </table:table-row>
        <table:table-row>
          <table:table-cell table:style-name="Table7.A2" office:value-type="string">
            <text:p text:style-name="Table_20_Contents">?</text:p>
          </table:table-cell>
          <table:table-cell table:style-name="Table7.B2" office:value-type="string">
            <text:p text:style-name="P151">Matches any single character</text:p>
          </table:table-cell>
        </table:table-row>
        <table:table-row>
          <table:table-cell table:style-name="Table7.A2" office:value-type="string">
            <text:p text:style-name="P151">[characters]</text:p>
          </table:table-cell>
          <table:table-cell table:style-name="Table7.B2" office:value-type="string">
            <text:p text:style-name="P151">Matches any character that is a member of the set characters</text:p>
          </table:table-cell>
        </table:table-row>
        <table:table-row>
          <table:table-cell table:style-name="Table7.A2" office:value-type="string">
            <text:p text:style-name="P151">[!characters]</text:p>
          </table:table-cell>
          <table:table-cell table:style-name="Table7.B2" office:value-type="string">
            <text:p text:style-name="P151">Matches any character that is not a member of the set characters</text:p>
          </table:table-cell>
        </table:table-row>
        <table:table-row>
          <table:table-cell table:style-name="Table7.A2" office:value-type="string">
            <text:p text:style-name="P151">[[:class:]]</text:p>
          </table:table-cell>
          <table:table-cell table:style-name="Table7.B2" office:value-type="string">
            <text:p text:style-name="P151">Matches any character that is a member of the specified class</text:p>
          </table:table-cell>
        </table:table-row>
        <table:table-row>
          <table:table-cell table:style-name="Table7.A2" office:value-type="string">
            <text:p text:style-name="P151">[:alnum:]</text:p>
          </table:table-cell>
          <table:table-cell table:style-name="Table7.B2" office:value-type="string">
            <text:p text:style-name="P151">Matches any alphanumeric character</text:p>
          </table:table-cell>
        </table:table-row>
        <table:table-row>
          <table:table-cell table:style-name="Table7.A2" office:value-type="string">
            <text:p text:style-name="P151">[:alpha:]</text:p>
          </table:table-cell>
          <table:table-cell table:style-name="Table7.B2" office:value-type="string">
            <text:p text:style-name="P151">Matches any alphabetic characters</text:p>
          </table:table-cell>
        </table:table-row>
        <table:table-row>
          <table:table-cell table:style-name="Table7.A2" office:value-type="string">
            <text:p text:style-name="P151">[:digit:]</text:p>
          </table:table-cell>
          <table:table-cell table:style-name="Table7.B2" office:value-type="string">
            <text:p text:style-name="P151">Matches any numeral</text:p>
          </table:table-cell>
        </table:table-row>
        <table:table-row>
          <table:table-cell table:style-name="Table7.A2" office:value-type="string">
            <text:p text:style-name="P151">[:lower:]</text:p>
          </table:table-cell>
          <table:table-cell table:style-name="Table7.B2" office:value-type="string">
            <text:p text:style-name="P151">Matches any lowercase letter</text:p>
          </table:table-cell>
        </table:table-row>
        <table:table-row>
          <table:table-cell table:style-name="Table7.A2" office:value-type="string">
            <text:p text:style-name="P151">[:upper:]</text:p>
          </table:table-cell>
          <table:table-cell table:style-name="Table7.B2" office:value-type="string">
            <text:p text:style-name="P151">Matches any uppercase letter</text:p>
          </table:table-cell>
        </table:table-row>
      </table:table>
      <text:p text:style-name="P17"/>
      <text:p text:style-name="P18">Eg.</text:p>
      <text:p text:style-name="P18">*[[:lower:]123] → Any file ending with a lowercase letter or the numerals 1, 2, 3.</text:p>
      <text:p text:style-name="P18"/>
      <text:p text:style-name="P18"/>
      <text:p text:style-name="P19">[a-z] [A-Z] [0-9] :character/number range</text:p>
      <text:p text:style-name="P19"/>
      <text:p text:style-name="P19"/>
      <text:p text:style-name="P19">* <text:span text:style-name="T30">When three periods follow an argument in the description of a command, it means that the argument can be repeated.</text:span></text:p>
      <text:p text:style-name="P19"/>
      <table:table table:name="Table8" table:style-name="Table8">
        <table:table-column table:style-name="Table8.A"/>
        <table:table-column table:style-name="Table8.B"/>
        <table:table-column table:style-name="Table8.C"/>
        <table:table-row>
          <table:table-cell table:style-name="Table8.A1" office:value-type="string">
            <text:p text:style-name="P152">12.</text:p>
          </table:table-cell>
          <table:table-cell table:style-name="Table8.A1" office:value-type="string">
            <text:p text:style-name="P152">mkdir directory...</text:p>
          </table:table-cell>
          <table:table-cell table:style-name="Table8.C1" office:value-type="string">
            <text:p text:style-name="P153">Make directory</text:p>
          </table:table-cell>
        </table:table-row>
        <table:table-row>
          <table:table-cell table:style-name="Table8.A2" office:value-type="string">
            <text:p text:style-name="P422">12.</text:p>
          </table:table-cell>
          <table:table-cell table:style-name="Table8.A2" office:value-type="string">
            <text:p text:style-name="P152">-<text:span text:style-name="T260">p</text:span></text:p>
          </table:table-cell>
          <table:table-cell table:style-name="Table8.C2" office:value-type="string">
            <text:p text:style-name="P422">Create a parent directories of the specified paths.</text:p>
          </table:table-cell>
        </table:table-row>
        <table:table-row>
          <table:table-cell table:style-name="Table8.A2" office:value-type="string">
            <text:p text:style-name="P154">13.</text:p>
          </table:table-cell>
          <table:table-cell table:style-name="Table8.A2" office:value-type="string">
            <text:p text:style-name="P154">cp item... directory</text:p>
          </table:table-cell>
          <table:table-cell table:style-name="Table8.C2" office:value-type="string">
            <text:p text:style-name="P154">Copy files or directories</text:p>
          </table:table-cell>
        </table:table-row>
        <table:table-row>
          <table:table-cell table:style-name="Table8.A2" office:value-type="string">
            <text:p text:style-name="P155">13.</text:p>
          </table:table-cell>
          <table:table-cell table:style-name="Table8.A2" office:value-type="string">
            <text:p text:style-name="P154">-<text:span text:style-name="T31">a, --archive</text:span></text:p>
          </table:table-cell>
          <table:table-cell table:style-name="Table8.C2" office:value-type="string">
            <text:p text:style-name="P155">Copy the files and directories and all of their attributes, including ownerships and permissions.<text:line-break/>Normally, copies take on the default attributes of the user performing <text:soft-page-break/>the copy.</text:p>
          </table:table-cell>
        </table:table-row>
        <table:table-row>
          <table:table-cell table:style-name="Table8.A2" office:value-type="string">
            <text:p text:style-name="P156">13.</text:p>
          </table:table-cell>
          <table:table-cell table:style-name="Table8.A2" office:value-type="string">
            <text:p text:style-name="P154">-<text:span text:style-name="T32">i, --interactive</text:span></text:p>
          </table:table-cell>
          <table:table-cell table:style-name="Table8.C2" office:value-type="string">
            <text:p text:style-name="P156">Before overwriting an existing file, prompt the user for confirmation. If this option is not specified, cp will silently overwrite files.</text:p>
          </table:table-cell>
        </table:table-row>
        <table:table-row>
          <table:table-cell table:style-name="Table8.A2" office:value-type="string">
            <text:p text:style-name="P157">13.</text:p>
          </table:table-cell>
          <table:table-cell table:style-name="Table8.A2" office:value-type="string">
            <text:p text:style-name="P154">-<text:span text:style-name="T33">r, --recursive</text:span></text:p>
          </table:table-cell>
          <table:table-cell table:style-name="Table8.C2" office:value-type="string">
            <text:p text:style-name="P157">Recursively copy directories and their contents. This option (or -a) is required when copying directories.</text:p>
          </table:table-cell>
        </table:table-row>
        <table:table-row>
          <table:table-cell table:style-name="Table8.A2" office:value-type="string">
            <text:p text:style-name="P158">13.</text:p>
          </table:table-cell>
          <table:table-cell table:style-name="Table8.A2" office:value-type="string">
            <text:p text:style-name="P154">-<text:span text:style-name="T34">u, --update</text:span></text:p>
          </table:table-cell>
          <table:table-cell table:style-name="Table8.C2" office:value-type="string">
            <text:p text:style-name="P158">When copying files from one directory to another, only copy files that either don't exist, or are newer than the existing corresponding files, in the destination directory.</text:p>
          </table:table-cell>
        </table:table-row>
        <table:table-row>
          <table:table-cell table:style-name="Table8.A2" office:value-type="string">
            <text:p text:style-name="P158">13.</text:p>
          </table:table-cell>
          <table:table-cell table:style-name="Table8.A2" office:value-type="string">
            <text:p text:style-name="P154">-<text:span text:style-name="T34">v, --verbose</text:span></text:p>
          </table:table-cell>
          <table:table-cell table:style-name="Table8.C2" office:value-type="string">
            <text:p text:style-name="P158">Display informative messages as the copy is performed.</text:p>
          </table:table-cell>
        </table:table-row>
        <table:table-row>
          <table:table-cell table:style-name="Table8.A2" office:value-type="string">
            <text:p text:style-name="P159">14.</text:p>
          </table:table-cell>
          <table:table-cell table:style-name="Table8.A2" office:value-type="string">
            <text:p text:style-name="P159">mv item... directory</text:p>
          </table:table-cell>
          <table:table-cell table:style-name="Table8.C2" office:value-type="string">
            <text:p text:style-name="P159">Move files or directory.</text:p>
            <text:p text:style-name="P159">Also used for renaming items.</text:p>
          </table:table-cell>
        </table:table-row>
        <table:table-row>
          <table:table-cell table:style-name="Table8.A2" office:value-type="string">
            <text:p text:style-name="P159">14.</text:p>
          </table:table-cell>
          <table:table-cell table:style-name="Table8.A2" office:value-type="string">
            <text:p text:style-name="P159">-i, --interactive</text:p>
          </table:table-cell>
          <table:table-cell table:style-name="Table8.C2" office:value-type="string">
            <text:p text:style-name="P159">Same as cp's flag.</text:p>
          </table:table-cell>
        </table:table-row>
        <table:table-row>
          <table:table-cell table:style-name="Table8.A2" office:value-type="string">
            <text:p text:style-name="P159">14.</text:p>
          </table:table-cell>
          <table:table-cell table:style-name="Table8.A2" office:value-type="string">
            <text:p text:style-name="P159">-u, --update</text:p>
          </table:table-cell>
          <table:table-cell table:style-name="Table8.C2" office:value-type="string">
            <text:p text:style-name="P159">Same as cp's flag.</text:p>
          </table:table-cell>
        </table:table-row>
        <table:table-row>
          <table:table-cell table:style-name="Table8.A2" office:value-type="string">
            <text:p text:style-name="P159">14.</text:p>
          </table:table-cell>
          <table:table-cell table:style-name="Table8.A2" office:value-type="string">
            <text:p text:style-name="P159">-v, --verbose</text:p>
          </table:table-cell>
          <table:table-cell table:style-name="Table8.C2" office:value-type="string">
            <text:p text:style-name="P159">Same as cp's flag.</text:p>
          </table:table-cell>
        </table:table-row>
        <table:table-row>
          <table:table-cell table:style-name="Table8.A2" office:value-type="string">
            <text:p text:style-name="P743">14.</text:p>
          </table:table-cell>
          <table:table-cell table:style-name="Table8.A2" office:value-type="string">
            <text:p text:style-name="P159">-<text:span text:style-name="T489">p, --preserve</text:span></text:p>
          </table:table-cell>
          <table:table-cell table:style-name="Table8.C2" office:value-type="string">
            <text:p text:style-name="P743">Preserve the specified attributes.</text:p>
          </table:table-cell>
        </table:table-row>
        <table:table-row>
          <table:table-cell table:style-name="Table8.A2" office:value-type="string">
            <text:p text:style-name="P159">15.</text:p>
          </table:table-cell>
          <table:table-cell table:style-name="Table8.A2" office:value-type="string">
            <text:p text:style-name="P159">rm item..</text:p>
          </table:table-cell>
          <table:table-cell table:style-name="Table8.C2" office:value-type="string">
            <text:p text:style-name="P159">Remove files or directories.</text:p>
          </table:table-cell>
        </table:table-row>
        <table:table-row>
          <table:table-cell table:style-name="Table8.A2" office:value-type="string">
            <text:p text:style-name="P160">15.</text:p>
          </table:table-cell>
          <table:table-cell table:style-name="Table8.A2" office:value-type="string">
            <text:p text:style-name="P159">-<text:span text:style-name="T35">i, --interactive</text:span></text:p>
          </table:table-cell>
          <table:table-cell table:style-name="Table8.C2" office:value-type="string">
            <text:p text:style-name="P160">Same as above.</text:p>
          </table:table-cell>
        </table:table-row>
        <table:table-row>
          <table:table-cell table:style-name="Table8.A2" office:value-type="string">
            <text:p text:style-name="P160">15.</text:p>
          </table:table-cell>
          <table:table-cell table:style-name="Table8.A2" office:value-type="string">
            <text:p text:style-name="P159">-<text:span text:style-name="T35">r, --recursive</text:span></text:p>
          </table:table-cell>
          <table:table-cell table:style-name="Table8.C2" office:value-type="string">
            <text:p text:style-name="P160">Recursively delete directories. This mean that if a directory being deleted has subdirectories, delete them too.</text:p>
            <text:p text:style-name="P160">This flag must be specified when deleting a directory</text:p>
          </table:table-cell>
        </table:table-row>
        <table:table-row>
          <table:table-cell table:style-name="Table8.A2" office:value-type="string">
            <text:p text:style-name="P160">15.</text:p>
          </table:table-cell>
          <table:table-cell table:style-name="Table8.A2" office:value-type="string">
            <text:p text:style-name="P159">-<text:span text:style-name="T35">f, --force</text:span></text:p>
          </table:table-cell>
          <table:table-cell table:style-name="Table8.C2" office:value-type="string">
            <text:p text:style-name="P160">Ignore nonexistent files and do not prompt.</text:p>
            <text:p text:style-name="P160">This overrides the -i option.</text:p>
          </table:table-cell>
        </table:table-row>
        <table:table-row>
          <table:table-cell table:style-name="Table8.A2" office:value-type="string">
            <text:p text:style-name="P160">15.</text:p>
          </table:table-cell>
          <table:table-cell table:style-name="Table8.A2" office:value-type="string">
            <text:p text:style-name="P159">-<text:span text:style-name="T35">v, --verbose</text:span></text:p>
          </table:table-cell>
          <table:table-cell table:style-name="Table8.C2" office:value-type="string">
            <text:p text:style-name="P160">Same as above.</text:p>
          </table:table-cell>
        </table:table-row>
      </table:table>
      <text:p text:style-name="P19"/>
      <text:p text:style-name="P20">Be careful with rm !</text:p>
      <text:p text:style-name="P20">Whenever you use wildcards with rm, test the wildcard first with ls. This will let you see the files that will be deleted. Then press the up arrow key to recall the command and replace ls with rm.</text:p>
      <text:p text:style-name="P20"/>
      <text:p text:style-name="P21"><text:tab/>Hard Links:</text:p>
      <text:p text:style-name="P21">This are the original Unix way of creating links.</text:p>
      <text:p text:style-name="P21">By default, every file has a single hard link that gives the file its name.</text:p>
      <text:p text:style-name="P21">When we create a hard link, we create an additional directory entry for a file.</text:p>
      <text:p text:style-name="P21">i. A hard link cannot reference a file outside its own file system. This means a link may not reference a file that is not on the same disk partition as the link itself.</text:p>
      <text:p text:style-name="P21">ii. A hard link may not reference a directory.</text:p>
      <text:p text:style-name="P22">A hard link is indistinguishable from the file itself. Unlike a symbolic link, when you list a directory containing a hard link you will see no special indication of the link.<text:line-break/>When a hard link is deleted, the link is removed but the contents of the file itself continue to exis<text:span text:style-name="T36">t <text:s/>until all links to the file are deleted.</text:span></text:p>
      <text:p text:style-name="P22"/>
      <text:p text:style-name="P25"><text:soft-page-break/>When thinking about hard links, it is helpful to imagine that files are made up of two parts: the data part containing the file's content and the name part which holds the file's name. When we create hard links, we are actually creating additional name parts that all refer to the same data part.<text:line-break/>The system assigns an inode, which is then associated with the name part. Each hard link therefore refers to a specific inode containing the file's contents.</text:p>
      <text:p text:style-name="P25"/>
      <text:p text:style-name="P22"><text:tab/><text:span text:style-name="T36">Symbolic Link:</text:span></text:p>
      <text:p text:style-name="P23">Symbolic links work by creating a special type of file that contains a text pointer to the referenced file or directory. <text:span text:style-name="T37">They operate as the same way as Windows shortcut.<text:line-break/>A file pointed to by a symbolic link, and the symbolic link itself are largely indistinguishable from one another.</text:span></text:p>
      <text:p text:style-name="P24">If you write something to the symbolic link, the referenced file is also written to. However when you delete a symbolic link, only the link is deleted, not the file itself.<text:line-break/><text:span text:style-name="T38">If the file is deleted before the symbolic link, the link will continue to exist, but will point to nothing. In this case, the link is said to be broken.<text:line-break/>The ls command will display broken links in a distinguishing color.</text:span></text:p>
      <text:p text:style-name="P24"/>
      <table:table table:name="Table9" table:style-name="Table9">
        <table:table-column table:style-name="Table9.A"/>
        <table:table-column table:style-name="Table9.B"/>
        <table:table-column table:style-name="Table9.C"/>
        <table:table-row>
          <table:table-cell table:style-name="Table9.A1" office:value-type="string">
            <text:p text:style-name="P161">16.</text:p>
          </table:table-cell>
          <table:table-cell table:style-name="Table9.A1" office:value-type="string">
            <text:p text:style-name="P162">ln file link</text:p>
          </table:table-cell>
          <table:table-cell table:style-name="Table9.C1" office:value-type="string">
            <text:p text:style-name="P162">Create a hard link.</text:p>
          </table:table-cell>
        </table:table-row>
        <table:table-row>
          <table:table-cell table:style-name="Table9.A2" office:value-type="string">
            <text:p text:style-name="P162">16.</text:p>
          </table:table-cell>
          <table:table-cell table:style-name="Table9.A2" office:value-type="string">
            <text:p text:style-name="P162">ln -s file link</text:p>
          </table:table-cell>
          <table:table-cell table:style-name="Table9.C2" office:value-type="string">
            <text:p text:style-name="P163">Create a symbolic link.</text:p>
          </table:table-cell>
        </table:table-row>
      </table:table>
      <text:p text:style-name="P26"/>
      <text:p text:style-name="P26"/>
      <text:p text:style-name="P26"/>
      <text:p text:style-name="P27"><text:tab/>What Exactly Are Commands?</text:p>
      <text:p text:style-name="P27">i. An executable program:</text:p>
      <text:p text:style-name="P27">It can be compiled binaries such as programs written in C, or programs written in scripting languages such as the shell.</text:p>
      <text:p text:style-name="P27"/>
      <text:p text:style-name="P27">ii. A command built into the shell itself:</text:p>
      <text:p text:style-name="P27">bash supports a number of commands internally called shell builtins.</text:p>
      <text:p text:style-name="P27"/>
      <text:p text:style-name="P27">iii. A shell function</text:p>
      <text:p text:style-name="P27">These are miniature shell scripts incorporated into the environment.</text:p>
      <text:p text:style-name="P27"/>
      <text:p text:style-name="P27">iv. An Alias:</text:p>
      <text:p text:style-name="P27">Commands build from other commands.</text:p>
      <text:p text:style-name="P27"/>
      <text:p text:style-name="P27">→<text:span text:style-name="T40"> It is useful to know exactly which of the four kinds of commands is being used.</text:span></text:p>
      <text:p text:style-name="P27"/>
      <text:p text:style-name="P27"/>
      <table:table table:name="Table10" table:style-name="Table10">
        <table:table-column table:style-name="Table10.A"/>
        <table:table-column table:style-name="Table10.B"/>
        <table:table-column table:style-name="Table10.C"/>
        <table:table-row>
          <table:table-cell table:style-name="Table10.A1" office:value-type="string">
            <text:p text:style-name="P164">17.</text:p>
          </table:table-cell>
          <table:table-cell table:style-name="Table10.A1" office:value-type="string">
            <text:p text:style-name="P164">type command</text:p>
          </table:table-cell>
          <table:table-cell table:style-name="Table10.C1" office:value-type="string">
            <text:p text:style-name="P165">Display a command's type</text:p>
          </table:table-cell>
        </table:table-row>
        <table:table-row>
          <table:table-cell table:style-name="Table10.A2" office:value-type="string">
            <text:p text:style-name="P165">18.</text:p>
          </table:table-cell>
          <table:table-cell table:style-name="Table10.A2" office:value-type="string">
            <text:p text:style-name="P165">which command</text:p>
          </table:table-cell>
          <table:table-cell table:style-name="Table10.C2" office:value-type="string">
            <text:p text:style-name="P166">Display an executable's location</text:p>
          </table:table-cell>
        </table:table-row>
      </table:table>
      <text:p text:style-name="P27"/>
      <text:p text:style-name="P28"><text:soft-page-break/>which only works for executable programs, not builtins nor aliases that are <text:span text:style-name="T41">substitutes</text:span> for actual executable programs.</text:p>
      <text:p text:style-name="P29">Either we get no response or an error message.</text:p>
      <text:p text:style-name="P29"/>
      <table:table table:name="Table11" table:style-name="Table11">
        <table:table-column table:style-name="Table11.A"/>
        <table:table-column table:style-name="Table11.B"/>
        <table:table-column table:style-name="Table11.C"/>
        <table:table-row>
          <table:table-cell table:style-name="Table11.A1" office:value-type="string">
            <text:p text:style-name="P167">19.</text:p>
          </table:table-cell>
          <table:table-cell table:style-name="Table11.A1" office:value-type="string">
            <text:p text:style-name="P167">help command </text:p>
          </table:table-cell>
          <table:table-cell table:style-name="Table11.C1" office:value-type="string">
            <text:p text:style-name="P167">Built-in help facility available for each of the shell builtins.</text:p>
          </table:table-cell>
        </table:table-row>
        <table:table-row>
          <table:table-cell table:style-name="Table11.A2" office:value-type="string">
            <text:p text:style-name="P168">20.</text:p>
          </table:table-cell>
          <table:table-cell table:style-name="Table11.A2" office:value-type="string">
            <text:p text:style-name="P168">command --help</text:p>
          </table:table-cell>
          <table:table-cell table:style-name="Table11.C2" office:value-type="string">
            <text:p text:style-name="P168">Many executable programs support --help that displays a description of the command's supported syntax and options.</text:p>
            <text:p text:style-name="P169">Try --help anyway, often it results in an error message that will reveal the same usage information.</text:p>
          </table:table-cell>
        </table:table-row>
        <table:table-row>
          <table:table-cell table:style-name="Table11.A2" office:value-type="string">
            <text:p text:style-name="P169">21.</text:p>
          </table:table-cell>
          <table:table-cell table:style-name="Table11.A2" office:value-type="string">
            <text:p text:style-name="P169">man program</text:p>
          </table:table-cell>
          <table:table-cell table:style-name="Table11.C2" office:value-type="string">
            <text:p text:style-name="P169">Displays the formal piece of documentation (manual or man page).</text:p>
          </table:table-cell>
        </table:table-row>
      </table:table>
      <text:p text:style-name="P29"/>
      <text:p text:style-name="P30">On most Linux systems, man uses less to display the manual page, so all of the familiar less commands work while displaying the page.</text:p>
      <text:p text:style-name="P31">The manual that man displays is broken into sections:</text:p>
      <text:p text:style-name="P31"/>
      <table:table table:name="Table12" table:style-name="Table12">
        <table:table-column table:style-name="Table12.A"/>
        <table:table-column table:style-name="Table12.B"/>
        <table:table-row>
          <table:table-cell table:style-name="Table12.A1" office:value-type="string">
            <text:p text:style-name="P170">Section</text:p>
          </table:table-cell>
          <table:table-cell table:style-name="Table12.B1" office:value-type="string">
            <text:p text:style-name="P170">contents</text:p>
          </table:table-cell>
        </table:table-row>
        <table:table-row>
          <table:table-cell table:style-name="Table12.A2" office:value-type="string">
            <text:p text:style-name="P170">1</text:p>
          </table:table-cell>
          <table:table-cell table:style-name="Table12.B2" office:value-type="string">
            <text:p text:style-name="P170">User commands</text:p>
          </table:table-cell>
        </table:table-row>
        <table:table-row>
          <table:table-cell table:style-name="Table12.A2" office:value-type="string">
            <text:p text:style-name="P170">2</text:p>
          </table:table-cell>
          <table:table-cell table:style-name="Table12.B2" office:value-type="string">
            <text:p text:style-name="P170">Programming interfaces kernel system calls</text:p>
          </table:table-cell>
        </table:table-row>
        <table:table-row>
          <table:table-cell table:style-name="Table12.A2" office:value-type="string">
            <text:p text:style-name="P170">3</text:p>
          </table:table-cell>
          <table:table-cell table:style-name="Table12.B2" office:value-type="string">
            <text:p text:style-name="P170">Programming interfaces to the c library</text:p>
          </table:table-cell>
        </table:table-row>
        <table:table-row>
          <table:table-cell table:style-name="Table12.A2" office:value-type="string">
            <text:p text:style-name="P170">4</text:p>
          </table:table-cell>
          <table:table-cell table:style-name="Table12.B2" office:value-type="string">
            <text:p text:style-name="P170">Special files such as device nodes and drivers</text:p>
          </table:table-cell>
        </table:table-row>
        <table:table-row>
          <table:table-cell table:style-name="Table12.A2" office:value-type="string">
            <text:p text:style-name="P170">5</text:p>
          </table:table-cell>
          <table:table-cell table:style-name="Table12.B2" office:value-type="string">
            <text:p text:style-name="P170">File formats</text:p>
          </table:table-cell>
        </table:table-row>
        <table:table-row>
          <table:table-cell table:style-name="Table12.A2" office:value-type="string">
            <text:p text:style-name="P170">6</text:p>
          </table:table-cell>
          <table:table-cell table:style-name="Table12.B2" office:value-type="string">
            <text:p text:style-name="P170">Games and amusements such as screen savers</text:p>
          </table:table-cell>
        </table:table-row>
        <table:table-row>
          <table:table-cell table:style-name="Table12.A2" office:value-type="string">
            <text:p text:style-name="P170">7</text:p>
          </table:table-cell>
          <table:table-cell table:style-name="Table12.B2" office:value-type="string">
            <text:p text:style-name="P170">Miscellaneous</text:p>
          </table:table-cell>
        </table:table-row>
        <table:table-row>
          <table:table-cell table:style-name="Table12.A2" office:value-type="string">
            <text:p text:style-name="P170">8</text:p>
          </table:table-cell>
          <table:table-cell table:style-name="Table12.B2" office:value-type="string">
            <text:p text:style-name="P170">System administration commands</text:p>
          </table:table-cell>
        </table:table-row>
      </table:table>
      <text:p text:style-name="P31"/>
      <text:p text:style-name="P31"/>
      <table:table table:name="Table13" table:style-name="Table13">
        <table:table-column table:style-name="Table13.A"/>
        <table:table-column table:style-name="Table13.B"/>
        <table:table-column table:style-name="Table13.C"/>
        <table:table-row>
          <table:table-cell table:style-name="Table13.A1" office:value-type="string">
            <text:p text:style-name="P171">21.</text:p>
          </table:table-cell>
          <table:table-cell table:style-name="Table13.A1" office:value-type="string">
            <text:p text:style-name="P171">man section command</text:p>
          </table:table-cell>
          <table:table-cell table:style-name="Table13.C1" office:value-type="string">
            <text:p text:style-name="P171">Display a specific section of manual</text:p>
          </table:table-cell>
        </table:table-row>
        <table:table-row>
          <table:table-cell table:style-name="Table13.A2" office:value-type="string">
            <text:p text:style-name="P172">22.</text:p>
          </table:table-cell>
          <table:table-cell table:style-name="Table13.A2" office:value-type="string">
            <text:p text:style-name="P172">apropos string</text:p>
          </table:table-cell>
          <table:table-cell table:style-name="Table13.C2" office:value-type="string">
            <text:p text:style-name="P172">Display possible matches based on a search term</text:p>
          </table:table-cell>
        </table:table-row>
      </table:table>
      <text:p text:style-name="P31"/>
      <text:p text:style-name="P32">The first filed in each line of output is the name of the man page, the second field shows the section.</text:p>
      <text:p text:style-name="P32">The same exact function as man -k</text:p>
      <text:p text:style-name="P32"/>
      <text:p text:style-name="P32"/>
      <table:table table:name="Table14" table:style-name="Table14">
        <table:table-column table:style-name="Table14.A"/>
        <table:table-column table:style-name="Table14.B"/>
        <table:table-column table:style-name="Table14.C"/>
        <table:table-row>
          <table:table-cell table:style-name="Table14.A1" office:value-type="string">
            <text:p text:style-name="P173">23.</text:p>
          </table:table-cell>
          <table:table-cell table:style-name="Table14.A1" office:value-type="string">
            <text:p text:style-name="P173">whatis command</text:p>
          </table:table-cell>
          <table:table-cell table:style-name="Table14.C1" office:value-type="string">
            <text:p text:style-name="P173">Displays a very brief description of a command</text:p>
          </table:table-cell>
        </table:table-row>
      </table:table>
      <text:p text:style-name="P32"/>
      <text:p text:style-name="P32"><text:s/><text:span text:style-name="T42">The GNU project provides an alternative to man pages for their programs, called info.</text:span></text:p>
      <text:p text:style-name="P33">The info programs reads info files, which are tree structured into individual nodes, each containing a sin<text:span text:style-name="T43">g</text:span>le topic.</text:p>
      <text:p text:style-name="P34"><text:soft-page-break/>Info pages are hyperlinked much like web pages. <text:span text:style-name="T44">These hyperlinks can move you from node to node. It can be identified by its leading asterisk, and is activated by placing the cursor upon it and pressing the enter key.</text:span></text:p>
      <text:p text:style-name="P34"/>
      <table:table table:name="Table15" table:style-name="Table15">
        <table:table-column table:style-name="Table15.A"/>
        <table:table-column table:style-name="Table15.B"/>
        <table:table-column table:style-name="Table15.C"/>
        <table:table-row>
          <table:table-cell table:style-name="Table15.A1" office:value-type="string">
            <text:p text:style-name="P174">24.</text:p>
          </table:table-cell>
          <table:table-cell table:style-name="Table15.A1" office:value-type="string">
            <text:p text:style-name="P174">info program</text:p>
          </table:table-cell>
          <table:table-cell table:style-name="Table15.C1" office:value-type="string">
            <text:p text:style-name="P174">Display a program's info entry</text:p>
          </table:table-cell>
        </table:table-row>
        <table:table-row>
          <table:table-cell table:style-name="Table15.A2" office:value-type="string">
            <text:p text:style-name="P174">24.</text:p>
          </table:table-cell>
          <table:table-cell table:style-name="Table15.A2" office:value-type="string">
            <text:p text:style-name="Table_20_Contents">?</text:p>
          </table:table-cell>
          <table:table-cell table:style-name="Table15.C2" office:value-type="string">
            <text:p text:style-name="P174">Display command help</text:p>
          </table:table-cell>
        </table:table-row>
        <table:table-row>
          <table:table-cell table:style-name="Table15.A2" office:value-type="string">
            <text:p text:style-name="P174">24.</text:p>
          </table:table-cell>
          <table:table-cell table:style-name="Table15.A2" office:value-type="string">
            <text:p text:style-name="P174">pgUp/backspace</text:p>
          </table:table-cell>
          <table:table-cell table:style-name="Table15.C2" office:value-type="string">
            <text:p text:style-name="P174">Display previous page</text:p>
          </table:table-cell>
        </table:table-row>
        <table:table-row>
          <table:table-cell table:style-name="Table15.A2" office:value-type="string">
            <text:p text:style-name="P174">24.</text:p>
          </table:table-cell>
          <table:table-cell table:style-name="Table15.A2" office:value-type="string">
            <text:p text:style-name="P174">pdDn/spacce</text:p>
          </table:table-cell>
          <table:table-cell table:style-name="Table15.C2" office:value-type="string">
            <text:p text:style-name="P174">Display next page</text:p>
          </table:table-cell>
        </table:table-row>
        <table:table-row>
          <table:table-cell table:style-name="Table15.A2" office:value-type="string">
            <text:p text:style-name="P175">24.</text:p>
          </table:table-cell>
          <table:table-cell table:style-name="Table15.A2" office:value-type="string">
            <text:p text:style-name="P175">n</text:p>
          </table:table-cell>
          <table:table-cell table:style-name="Table15.C2" office:value-type="string">
            <text:p text:style-name="P175">Next – Display the next node</text:p>
          </table:table-cell>
        </table:table-row>
        <table:table-row>
          <table:table-cell table:style-name="Table15.A2" office:value-type="string">
            <text:p text:style-name="P175">24.</text:p>
          </table:table-cell>
          <table:table-cell table:style-name="Table15.A2" office:value-type="string">
            <text:p text:style-name="P175">p</text:p>
          </table:table-cell>
          <table:table-cell table:style-name="Table15.C2" office:value-type="string">
            <text:p text:style-name="P175">Previous - display the previous node</text:p>
          </table:table-cell>
        </table:table-row>
        <table:table-row>
          <table:table-cell table:style-name="Table15.A2" office:value-type="string">
            <text:p text:style-name="P175">24.</text:p>
          </table:table-cell>
          <table:table-cell table:style-name="Table15.A2" office:value-type="string">
            <text:p text:style-name="P175"/>
          </table:table-cell>
          <table:table-cell table:style-name="Table15.C2" office:value-type="string">
            <text:p text:style-name="P175">Up – Display the parent node of the currently displayed node, usually a menu</text:p>
          </table:table-cell>
        </table:table-row>
        <table:table-row>
          <table:table-cell table:style-name="Table15.A2" office:value-type="string">
            <text:p text:style-name="P175">24.</text:p>
          </table:table-cell>
          <table:table-cell table:style-name="Table15.A2" office:value-type="string">
            <text:p text:style-name="P175">Enter</text:p>
          </table:table-cell>
          <table:table-cell table:style-name="Table15.C2" office:value-type="string">
            <text:p text:style-name="P175">Follow the hyperlink at the cursor location</text:p>
          </table:table-cell>
        </table:table-row>
        <table:table-row>
          <table:table-cell table:style-name="Table15.A2" office:value-type="string">
            <text:p text:style-name="P175">24.</text:p>
          </table:table-cell>
          <table:table-cell table:style-name="Table15.A2" office:value-type="string">
            <text:p text:style-name="P175">q</text:p>
          </table:table-cell>
          <table:table-cell table:style-name="Table15.C2" office:value-type="string">
            <text:p text:style-name="P175">Quit</text:p>
          </table:table-cell>
        </table:table-row>
      </table:table>
      <text:p text:style-name="P34"/>
      <text:p text:style-name="P35">Most of the command line programs until now are part of the GNU project's “coreutils” package.</text:p>
      <table:table table:name="Table16" table:style-name="Table16">
        <table:table-column table:style-name="Table16.A"/>
        <table:table-column table:style-name="Table16.B"/>
        <table:table-column table:style-name="Table16.C"/>
        <table:table-row>
          <table:table-cell table:style-name="Table16.A1" office:value-type="string">
            <text:p text:style-name="P176">24.</text:p>
          </table:table-cell>
          <table:table-cell table:style-name="Table16.A1" office:value-type="string">
            <text:p text:style-name="P176">info coreutils</text:p>
          </table:table-cell>
          <table:table-cell table:style-name="Table16.C1" office:value-type="string">
            <text:p text:style-name="P176">Display a menu page with hyperlinks to each program contained in the coreutils package.</text:p>
          </table:table-cell>
        </table:table-row>
      </table:table>
      <text:p text:style-name="P35"/>
      <text:p text:style-name="P35"/>
      <text:p text:style-name="P35">*<text:span text:style-name="T45">The gazip package includes a special version of less called zless that will display the contents of gzip-compressed text files.</text:span></text:p>
      <text:p text:style-name="P35"/>
      <text:p text:style-name="P35">** <text:span text:style-name="T46">Its possible to put more than one command on a line by separating each command with a semicolon character.</text:span></text:p>
      <table:table table:name="Table17" table:style-name="Table17">
        <table:table-column table:style-name="Table17.A"/>
        <table:table-row>
          <table:table-cell table:style-name="Table17.A1" office:value-type="string">
            <text:p text:style-name="P177">command1; command2; command3...</text:p>
          </table:table-cell>
        </table:table-row>
      </table:table>
      <text:p text:style-name="P36"/>
      <text:p text:style-name="P37"/>
      <text:p text:style-name="P37"><text:tab/>Alias</text:p>
      <text:p text:style-name="P38">Before we choose a name for our alias, it would be good idea to find out if the name that we will choose is already taken. (type or which).</text:p>
      <text:p text:style-name="P38"/>
      <table:table table:name="Table18" table:style-name="Table18">
        <table:table-column table:style-name="Table18.A"/>
        <table:table-column table:style-name="Table18.B"/>
        <table:table-column table:style-name="Table18.C"/>
        <table:table-row>
          <table:table-cell table:style-name="Table18.A1" office:value-type="string">
            <text:p text:style-name="P178">25.</text:p>
          </table:table-cell>
          <table:table-cell table:style-name="Table18.A1" office:value-type="string">
            <text:p text:style-name="P178">alias name='string'</text:p>
          </table:table-cell>
          <table:table-cell table:style-name="Table18.C1" office:value-type="string">
            <text:p text:style-name="P178">Creates a command based on other commands</text:p>
          </table:table-cell>
        </table:table-row>
        <table:table-row>
          <table:table-cell table:style-name="Table18.A2" office:value-type="string">
            <text:p text:style-name="P179">25.</text:p>
          </table:table-cell>
          <table:table-cell table:style-name="Table18.A2" office:value-type="string">
            <text:p text:style-name="P179">unalias command</text:p>
          </table:table-cell>
          <table:table-cell table:style-name="Table18.C2" office:value-type="string">
            <text:p text:style-name="P179">To remove an existing alias</text:p>
          </table:table-cell>
        </table:table-row>
        <table:table-row>
          <table:table-cell table:style-name="Table18.A2" office:value-type="string">
            <text:p text:style-name="P179">25.</text:p>
          </table:table-cell>
          <table:table-cell table:style-name="Table18.A2" office:value-type="string">
            <text:p text:style-name="P179">alias</text:p>
          </table:table-cell>
          <table:table-cell table:style-name="Table18.C2" office:value-type="string">
            <text:p text:style-name="P179">Displays all the aliases defined in the environment.</text:p>
          </table:table-cell>
        </table:table-row>
      </table:table>
      <text:p text:style-name="P38"/>
      <text:p text:style-name="P39">Defined aliases will vanish when your shell session ends.</text:p>
      <text:p text:style-name="P39"/>
      <text:p text:style-name="P39"/>
      <text:p text:style-name="P39"><text:tab/><text:span text:style-name="T47">Redirecting:</text:span></text:p>
      <text:p text:style-name="P40"><text:soft-page-break/>We have <text:s/>two types of output. <text:span text:style-name="T48">A program's results, and status &amp; error messages that tell us how the program is getting along.</text:span></text:p>
      <text:p text:style-name="P40"/>
      <text:p text:style-name="P41">Keeping with the Unix theme of “everything is a file”, <text:span text:style-name="T49">programs actually send their results to a special file called standard output (stdout) and their status messages to another file called standard error (stderr). </text:span></text:p>
      <text:p text:style-name="P42">By default, both stdout and stderr are linked to the screen and not saved into a disk file.</text:p>
      <text:p text:style-name="P42"/>
      <text:p text:style-name="P43">In addition, many programs take input from a facility called standard input (stdin), by default, it is attached to the keyboard.</text:p>
      <text:p text:style-name="P43"/>
      <text:p text:style-name="P44">I/O redirection allows us to change where output goes and where in<text:span text:style-name="T50">p</text:span>ut comes form.</text:p>
      <text:p text:style-name="P44"/>
      <text:p text:style-name="P44"/>
      <table:table table:name="Table19" table:style-name="Table19">
        <table:table-column table:style-name="Table19.A"/>
        <table:table-row>
          <table:table-cell table:style-name="Table19.A1" office:value-type="string">
            <text:p text:style-name="P180">Redirecting stdout: &gt;</text:p>
          </table:table-cell>
        </table:table-row>
      </table:table>
      <text:p text:style-name="P44"/>
      <text:p text:style-name="P45">Simply using the redirection operator with no command preceding it will truncate an existing file or create a new, empty file.</text:p>
      <text:p text:style-name="P45"/>
      <table:table table:name="Table20" table:style-name="Table20">
        <table:table-column table:style-name="Table20.A"/>
        <table:table-row>
          <table:table-cell table:style-name="Table20.A1" office:value-type="string">
            <text:p text:style-name="P182">Append redirected output : &gt;&gt;</text:p>
          </table:table-cell>
        </table:table-row>
      </table:table>
      <text:p text:style-name="P46"><text:s/>We have referred to the file streams as standard input, output and error, the shell references them internally as file descriptors zero, one and two, respectively. </text:p>
      <text:p text:style-name="P46"/>
      <table:table table:name="Table21" table:style-name="Table21">
        <table:table-column table:style-name="Table21.A"/>
        <table:table-row>
          <table:table-cell table:style-name="Table21.A1" office:value-type="string">
            <text:p text:style-name="P183">Redirecting stderr:2&gt; </text:p>
          </table:table-cell>
        </table:table-row>
        <table:table-row>
          <table:table-cell table:style-name="Table21.A2" office:value-type="string">
            <text:p text:style-name="P184">Redirecting stdout and stderr to one stream: 2&gt;&amp;1 <text:span text:style-name="T51">or &amp;&gt;</text:span></text:p>
          </table:table-cell>
        </table:table-row>
      </table:table>
      <text:p text:style-name="P46"/>
      <text:p text:style-name="P47">Eg.</text:p>
      <text:p text:style-name="P47">ls -l /bin/usr &gt; ls-output.txt 2&gt;&amp;1</text:p>
      <text:p text:style-name="P48">ls -l /bin/usr &amp;&gt; ls-output.txt</text:p>
      <text:p text:style-name="P48"/>
      <table:table table:name="Table22" table:style-name="Table22">
        <table:table-column table:style-name="Table22.A"/>
        <table:table-row>
          <table:table-cell table:style-name="Table22.A1" office:value-type="string">
            <text:p text:style-name="P185">bit bucket: accepts input and does nothing with it; /dev/null</text:p>
          </table:table-cell>
        </table:table-row>
      </table:table>
      <text:p text:style-name="P49"/>
      <text:p text:style-name="P49"/>
      <table:table table:name="Table23" table:style-name="Table23">
        <table:table-column table:style-name="Table23.A"/>
        <table:table-column table:style-name="Table23.B"/>
        <table:table-column table:style-name="Table23.C"/>
        <table:table-row>
          <table:table-cell table:style-name="Table23.A1" office:value-type="string">
            <text:p text:style-name="P186">26.</text:p>
          </table:table-cell>
          <table:table-cell table:style-name="Table23.A1" office:value-type="string">
            <text:p text:style-name="P186">cat [file...]</text:p>
          </table:table-cell>
          <table:table-cell table:style-name="Table23.C1" office:value-type="string">
            <text:p text:style-name="P187">Reads one or more files and copies them to standard output</text:p>
          </table:table-cell>
        </table:table-row>
      </table:table>
      <text:p text:style-name="P49"/>
      <text:p text:style-name="P50">cat is used to display files without paging. <text:span text:style-name="T52">Thus is it often used to display short text files.</text:span></text:p>
      <text:p text:style-name="P50"/>
      <text:p text:style-name="P51">*Type ctrl+d to <text:span text:style-name="T53">tell cat that it has reached EOF.</text:span></text:p>
      <text:p text:style-name="P51"/>
      <table:table table:name="Table24" table:style-name="Table24">
        <table:table-column table:style-name="Table24.A"/>
        <table:table-row>
          <table:table-cell table:style-name="Table24.A1" office:value-type="string">
            <text:p text:style-name="P181">Redirecting <text:span text:style-name="T54">stdin</text:span>: <text:span text:style-name="T54">&lt;</text:span></text:p>
          </table:table-cell>
        </table:table-row>
      </table:table>
      <text:p text:style-name="P51"/>
      <table:table table:name="Table25" table:style-name="Table25">
        <table:table-column table:style-name="Table25.A"/>
        <text:soft-page-break/>
        <table:table-row>
          <table:table-cell table:style-name="Table25.A1" office:value-type="string">
            <text:p text:style-name="P188">Pipelines: command1 | command2</text:p>
          </table:table-cell>
        </table:table-row>
      </table:table>
      <text:p text:style-name="P51"/>
      <text:p text:style-name="P51"><text:s/><text:tab/></text:p>
      <text:p text:style-name="P52">Eg.</text:p>
      <text:p text:style-name="P52">ls -l /usr/bin | less</text:p>
      <text:p text:style-name="P52"/>
      <text:p text:style-name="P53"><text:tab/>Filters:</text:p>
      <text:p text:style-name="P53">It is possible to put several commands together into a pipeline. Frequently, the commands used this way are referred to as filters.</text:p>
      <text:p text:style-name="P54">Filters take input, change it somehow and then output it.</text:p>
      <text:p text:style-name="P54"/>
      <table:table table:name="Table26" table:style-name="Table26">
        <table:table-column table:style-name="Table26.A"/>
        <table:table-column table:style-name="Table26.B"/>
        <table:table-column table:style-name="Table26.C"/>
        <table:table-row>
          <table:table-cell table:style-name="Table26.A1" office:value-type="string">
            <text:p text:style-name="P189">27.</text:p>
          </table:table-cell>
          <table:table-cell table:style-name="Table26.A1" office:value-type="string">
            <text:p text:style-name="P189">sort [files]...</text:p>
          </table:table-cell>
          <table:table-cell table:style-name="Table26.C1" office:value-type="string">
            <text:p text:style-name="P189">Produce a sorted list</text:p>
          </table:table-cell>
        </table:table-row>
      </table:table>
      <text:p text:style-name="P54"/>
      <text:p text:style-name="P55">Eg.</text:p>
      <text:p text:style-name="P55">ls /bin /usr/bin | sort | less</text:p>
      <text:p text:style-name="P55"/>
      <table:table table:name="Table27" table:style-name="Table27">
        <table:table-column table:style-name="Table27.A"/>
        <table:table-column table:style-name="Table27.B"/>
        <table:table-column table:style-name="Table27.C"/>
        <table:table-row>
          <table:table-cell table:style-name="Table27.A1" office:value-type="string">
            <text:p text:style-name="P189">28.</text:p>
          </table:table-cell>
          <table:table-cell table:style-name="Table27.A1" office:value-type="string">
            <text:p text:style-name="P189">uniq [input [output]]</text:p>
          </table:table-cell>
          <table:table-cell table:style-name="Table27.C1" office:value-type="string">
            <text:p text:style-name="P189">report or omit repeated lines</text:p>
          </table:table-cell>
        </table:table-row>
        <table:table-row>
          <table:table-cell table:style-name="Table27.A2" office:value-type="string">
            <text:p text:style-name="P190">28.</text:p>
          </table:table-cell>
          <table:table-cell table:style-name="Table27.A2" office:value-type="string">
            <text:p text:style-name="P189">-<text:span text:style-name="T55">d</text:span></text:p>
          </table:table-cell>
          <table:table-cell table:style-name="Table27.C2" office:value-type="string">
            <text:p text:style-name="P190">To see the list of duplicates </text:p>
          </table:table-cell>
        </table:table-row>
      </table:table>
      <text:p text:style-name="P55"/>
      <text:p text:style-name="P55">The uniq command is often used in conjunction with sort.</text:p>
      <text:p text:style-name="P56">Eg.</text:p>
      <text:p text:style-name="P56">ls /bin /usr/bin | sort | uniq | less</text:p>
      <table:table table:name="Table28" table:style-name="Table28">
        <table:table-column table:style-name="Table28.A"/>
        <table:table-column table:style-name="Table28.B"/>
        <table:table-column table:style-name="Table28.C"/>
        <table:table-row>
          <table:table-cell table:style-name="Table28.A1" office:value-type="string">
            <text:p text:style-name="P191">29.</text:p>
          </table:table-cell>
          <table:table-cell table:style-name="Table28.A1" office:value-type="string">
            <text:p text:style-name="P191">wc [file]</text:p>
          </table:table-cell>
          <table:table-cell table:style-name="Table28.C1" office:value-type="string">
            <text:p text:style-name="P191">Display the number of lines, words, and bytes contained in files.</text:p>
          </table:table-cell>
        </table:table-row>
        <table:table-row>
          <table:table-cell table:style-name="Table28.A2" office:value-type="string">
            <text:p text:style-name="P191">29.</text:p>
          </table:table-cell>
          <table:table-cell table:style-name="Table28.A2" office:value-type="string">
            <text:p text:style-name="P191">-l</text:p>
          </table:table-cell>
          <table:table-cell table:style-name="Table28.C2" office:value-type="string">
            <text:p text:style-name="P191">Limit the output to number of lines</text:p>
          </table:table-cell>
        </table:table-row>
        <table:table-row>
          <table:table-cell table:style-name="Table28.A2" office:value-type="string">
            <text:p text:style-name="P191">29.</text:p>
          </table:table-cell>
          <table:table-cell table:style-name="Table28.A2" office:value-type="string">
            <text:p text:style-name="P191">-c</text:p>
          </table:table-cell>
          <table:table-cell table:style-name="Table28.C2" office:value-type="string">
            <text:p text:style-name="P191">Limit the output to number of bytes</text:p>
          </table:table-cell>
        </table:table-row>
        <table:table-row>
          <table:table-cell table:style-name="Table28.A2" office:value-type="string">
            <text:p text:style-name="P191">29.</text:p>
          </table:table-cell>
          <table:table-cell table:style-name="Table28.A2" office:value-type="string">
            <text:p text:style-name="P191">-w</text:p>
          </table:table-cell>
          <table:table-cell table:style-name="Table28.C2" office:value-type="string">
            <text:p text:style-name="P191">Limit the output to number of words</text:p>
          </table:table-cell>
        </table:table-row>
        <table:table-row>
          <table:table-cell table:style-name="Table28.A2" office:value-type="string">
            <text:p text:style-name="P191">30.</text:p>
          </table:table-cell>
          <table:table-cell table:style-name="Table28.A2" office:value-type="string">
            <text:p text:style-name="P191">grep pattern [file...]</text:p>
          </table:table-cell>
          <table:table-cell table:style-name="Table28.C2" office:value-type="string">
            <text:p text:style-name="P192">Find text patterns within files.</text:p>
          </table:table-cell>
        </table:table-row>
        <table:table-row>
          <table:table-cell table:style-name="Table28.A2" office:value-type="string">
            <text:p text:style-name="P193">30.</text:p>
          </table:table-cell>
          <table:table-cell table:style-name="Table28.A2" office:value-type="string">
            <text:p text:style-name="P191">-<text:span text:style-name="T56">i</text:span></text:p>
          </table:table-cell>
          <table:table-cell table:style-name="Table28.C2" office:value-type="string">
            <text:p text:style-name="P193">Ignore case when performing the search</text:p>
          </table:table-cell>
        </table:table-row>
        <table:table-row>
          <table:table-cell table:style-name="Table28.A2" office:value-type="string">
            <text:p text:style-name="P193">30.</text:p>
          </table:table-cell>
          <table:table-cell table:style-name="Table28.A2" office:value-type="string">
            <text:p text:style-name="P191">-<text:span text:style-name="T56">v</text:span></text:p>
          </table:table-cell>
          <table:table-cell table:style-name="Table28.C2" office:value-type="string">
            <text:p text:style-name="P193">Print lines that do not match the pattern</text:p>
          </table:table-cell>
        </table:table-row>
        <table:table-row>
          <table:table-cell table:style-name="Table28.A2" office:value-type="string">
            <text:p text:style-name="P193">31.</text:p>
          </table:table-cell>
          <table:table-cell table:style-name="Table28.A2" office:value-type="string">
            <text:p text:style-name="P193">head/tail [file]...</text:p>
          </table:table-cell>
          <table:table-cell table:style-name="Table28.C2" office:value-type="string">
            <text:p text:style-name="P193">Print first/last few lines of a file.<text:line-break/>By default, the two commands print 10 lines.</text:p>
          </table:table-cell>
        </table:table-row>
        <table:table-row>
          <table:table-cell table:style-name="Table28.A2" office:value-type="string">
            <text:p text:style-name="P193">31.</text:p>
          </table:table-cell>
          <table:table-cell table:style-name="Table28.A2" office:value-type="string">
            <text:p text:style-name="P193">-n number</text:p>
          </table:table-cell>
          <table:table-cell table:style-name="Table28.C2" office:value-type="string">
            <text:p text:style-name="P193">Specify the number of lines to be print</text:p>
          </table:table-cell>
        </table:table-row>
        <table:table-row>
          <table:table-cell table:style-name="Table28.A2" office:value-type="string">
            <text:p text:style-name="P193">31.</text:p>
          </table:table-cell>
          <table:table-cell table:style-name="Table28.A2" office:value-type="string">
            <text:p text:style-name="P193">-f</text:p>
          </table:table-cell>
          <table:table-cell table:style-name="Table28.C2" office:value-type="string">
            <text:p text:style-name="P193">tail continues to monitor the file and when new lines are appended, they immediately appear on the display.<text:line-break/><text:span text:style-name="T57">To stop it: ctrl-c</text:span></text:p>
          </table:table-cell>
        </table:table-row>
        <table:table-row>
          <table:table-cell table:style-name="Table28.A2" office:value-type="string">
            <text:p text:style-name="P194">32.</text:p>
          </table:table-cell>
          <table:table-cell table:style-name="Table28.A2" office:value-type="string">
            <text:p text:style-name="P194">tee [file]...</text:p>
          </table:table-cell>
          <table:table-cell table:style-name="Table28.C2" office:value-type="string">
            <text:p text:style-name="P194">Read from Stdin and Output to Stdout and Files.</text:p>
          </table:table-cell>
        </table:table-row>
      </table:table>
      <text:p text:style-name="P57">The tee program reads standard input and copies it to both standard output and to one or more files.</text:p>
      <text:p text:style-name="P57"/>
      <text:p text:style-name="P57">Eg.</text:p>
      <text:p text:style-name="P57"><text:soft-page-break/>ls /usr/bin | tee ls.txt | greep zip</text:p>
      <text:p text:style-name="P57"/>
      <text:p text:style-name="P58"><text:tab/>Expansion:</text:p>
      <text:p text:style-name="P58">Each time you type a command line and press the enter key, bash performs several processes upon the text before it carries out your command.</text:p>
      <text:p text:style-name="P58">With expansion, you type something and it is expanded into something else before the shell acts upon it.</text:p>
      <text:p text:style-name="P58"/>
      <table:table table:name="Table29" table:style-name="Table29">
        <table:table-column table:style-name="Table29.A"/>
        <table:table-column table:style-name="Table29.B"/>
        <table:table-column table:style-name="Table29.C"/>
        <table:table-row>
          <table:table-cell table:style-name="Table29.A1" office:value-type="string">
            <text:p text:style-name="P195">33.</text:p>
          </table:table-cell>
          <table:table-cell table:style-name="Table29.A1" office:value-type="string">
            <text:p text:style-name="P195">echo [string]...</text:p>
          </table:table-cell>
          <table:table-cell table:style-name="Table29.C1" office:value-type="string">
            <text:p text:style-name="P195">Prints out its text arguments on standard <text:span text:style-name="T424">output.</text:span></text:p>
          </table:table-cell>
        </table:table-row>
        <table:table-row>
          <table:table-cell table:style-name="Table29.A2" office:value-type="string">
            <text:p text:style-name="P609">33.</text:p>
          </table:table-cell>
          <table:table-cell table:style-name="Table29.A2" office:value-type="string">
            <text:p text:style-name="P195">-<text:span text:style-name="T424">n</text:span></text:p>
          </table:table-cell>
          <table:table-cell table:style-name="Table29.C2" office:value-type="string">
            <text:p text:style-name="P609">Suppresses the trailing newline on output.</text:p>
          </table:table-cell>
        </table:table-row>
        <table:table-row>
          <table:table-cell table:style-name="Table29.A2" office:value-type="string">
            <text:p text:style-name="P618">33.</text:p>
          </table:table-cell>
          <table:table-cell table:style-name="Table29.A2" office:value-type="string">
            <text:p text:style-name="P195">-<text:span text:style-name="T427">e</text:span></text:p>
          </table:table-cell>
          <table:table-cell table:style-name="Table29.C2" office:value-type="string">
            <text:p text:style-name="P618">Enable interpretation of backslash escapes.</text:p>
          </table:table-cell>
        </table:table-row>
      </table:table>
      <text:p text:style-name="P58"/>
      <text:p text:style-name="P59">Eg</text:p>
      <text:p text:style-name="P59">echo *</text:p>
      <text:p text:style-name="P59">echo D*</text:p>
      <text:p text:style-name="P59">echo *s</text:p>
      <text:p text:style-name="P60">echo /usr/*/share</text:p>
      <text:p text:style-name="P60">echo [[:upper:]]*</text:p>
      <text:p text:style-name="P59"/>
      <text:p text:style-name="P59">When the enter key is pressed, the shell automatically expands any qualifying characters on the command line before the command is carried out.</text:p>
      <text:p text:style-name="P59"/>
      <text:p text:style-name="P61">ls -d .[!.]?*</text:p>
      <text:p text:style-name="P61">This pattern expands into every filename that begins with a period, does not include a second period, contains at least one additional character and can be followed by any other characters.</text:p>
      <text:p text:style-name="P61"/>
      <text:p text:style-name="P61"><text:tab/><text:span text:style-name="T58">Tilde Expansion:</text:span></text:p>
      <text:p text:style-name="P62">When used at the beginning of a word, it expands into the name of the home directory of the named user.</text:p>
      <text:p text:style-name="P62"/>
      <text:p text:style-name="P62"><text:tab/>Arithmetic Expansion:</text:p>
      <text:p text:style-name="P62">$((expression))</text:p>
      <text:p text:style-name="P62">Arithmetic expansion only supports integers.</text:p>
      <table:table table:name="Table30" table:style-name="Table30">
        <table:table-column table:style-name="Table30.A"/>
        <table:table-column table:style-name="Table30.B"/>
        <table:table-row>
          <table:table-cell table:style-name="Table30.A1" office:value-type="string">
            <text:p text:style-name="P196">Operator</text:p>
          </table:table-cell>
          <table:table-cell table:style-name="Table30.B1" office:value-type="string">
            <text:p text:style-name="P196">Description</text:p>
          </table:table-cell>
        </table:table-row>
        <table:table-row>
          <table:table-cell table:style-name="Table30.A2" office:value-type="string">
            <text:p text:style-name="P196">+</text:p>
          </table:table-cell>
          <table:table-cell table:style-name="Table30.B2" office:value-type="string">
            <text:p text:style-name="P196">Addition</text:p>
          </table:table-cell>
        </table:table-row>
        <table:table-row>
          <table:table-cell table:style-name="Table30.A2" office:value-type="string">
            <text:p text:style-name="P196">-</text:p>
          </table:table-cell>
          <table:table-cell table:style-name="Table30.B2" office:value-type="string">
            <text:p text:style-name="P196">Subtraction</text:p>
          </table:table-cell>
        </table:table-row>
        <table:table-row>
          <table:table-cell table:style-name="Table30.A2" office:value-type="string">
            <text:p text:style-name="P196">*</text:p>
          </table:table-cell>
          <table:table-cell table:style-name="Table30.B2" office:value-type="string">
            <text:p text:style-name="P196">Multiplication</text:p>
          </table:table-cell>
        </table:table-row>
        <table:table-row>
          <table:table-cell table:style-name="Table30.A2" office:value-type="string">
            <text:p text:style-name="P196">/</text:p>
          </table:table-cell>
          <table:table-cell table:style-name="Table30.B2" office:value-type="string">
            <text:p text:style-name="P196">Division</text:p>
          </table:table-cell>
        </table:table-row>
        <table:table-row>
          <table:table-cell table:style-name="Table30.A2" office:value-type="string">
            <text:p text:style-name="P196">%</text:p>
          </table:table-cell>
          <table:table-cell table:style-name="Table30.B2" office:value-type="string">
            <text:p text:style-name="P196">Modulo</text:p>
          </table:table-cell>
        </table:table-row>
        <table:table-row>
          <table:table-cell table:style-name="Table30.A2" office:value-type="string">
            <text:p text:style-name="P196">**</text:p>
          </table:table-cell>
          <table:table-cell table:style-name="Table30.B2" office:value-type="string">
            <text:p text:style-name="P196">Exponentiation</text:p>
          </table:table-cell>
        </table:table-row>
      </table:table>
      <text:p text:style-name="P62"/>
      <text:p text:style-name="P62"><text:soft-page-break/>Eg.</text:p>
      <text:p text:style-name="P62">echo Five divided by two equals $((5/2)) with $((5%2)) left over.</text:p>
      <text:p text:style-name="P62"/>
      <text:p text:style-name="P62"><text:tab/><text:span text:style-name="T59">Brace Expansion:</text:span></text:p>
      <text:p text:style-name="P63">Can create multiple text strings from a pattern containing braces.</text:p>
      <text:p text:style-name="P63">Eg.</text:p>
      <text:p text:style-name="P63">echo Front-{A,B,C}-Back</text:p>
      <text:p text:style-name="P63">echo {Z..A}</text:p>
      <text:p text:style-name="P63">echo a{A{1,2},B{3,4}}b</text:p>
      <text:p text:style-name="P63">mkdir {2007..2009}-0{1..9} {2007.2009}-{10..12}</text:p>
      <text:p text:style-name="P63"/>
      <text:p text:style-name="P63"><text:tab/>Parameter Expansion</text:p>
      <text:p text:style-name="P63">This is a feature more useful in shell scripts than directly on the command line. <text:span text:style-name="T60">Many of its capabilities have to do with the system's ability to store small chunks of data and to give each chunk a name.</text:span></text:p>
      <text:p text:style-name="P63"/>
      <table:table table:name="Table31" table:style-name="Table31">
        <table:table-column table:style-name="Table31.A"/>
        <table:table-column table:style-name="Table31.B"/>
        <table:table-column table:style-name="Table31.C"/>
        <table:table-row>
          <table:table-cell table:style-name="Table31.A1" office:value-type="string">
            <text:p text:style-name="P197">34.</text:p>
          </table:table-cell>
          <table:table-cell table:style-name="Table31.A1" office:value-type="string">
            <text:p text:style-name="P197">printenv</text:p>
          </table:table-cell>
          <table:table-cell table:style-name="Table31.C1" office:value-type="string">
            <text:p text:style-name="P197">Print a list of available variables.</text:p>
          </table:table-cell>
        </table:table-row>
      </table:table>
      <text:p text:style-name="P64"/>
      <text:p text:style-name="P64">Eg.</text:p>
      <text:p text:style-name="P64">echo $USER</text:p>
      <text:p text:style-name="P64"/>
      <text:p text:style-name="P64">If you mistype a pattern, the expansion will not take place and the echo command will simply display the mistyped pattern. <text:span text:style-name="T61">With parameter expansion, if you misspell the name of a variable, the expansion will still take place, but will result in an empty string.</text:span></text:p>
      <text:p text:style-name="P64"/>
      <text:p text:style-name="P64"><text:tab/><text:span text:style-name="T62">Command Substitution</text:span></text:p>
      <text:p text:style-name="P65">It allows us to us to use the output of a command as an expansion.</text:p>
      <text:p text:style-name="P65">Eg.</text:p>
      <text:p text:style-name="P65">echo $(ls)</text:p>
      <text:p text:style-name="P65">ls -l $(which cp)</text:p>
      <text:p text:style-name="P66">file $(ls /usr/bin/* | grep zip)</text:p>
      <text:p text:style-name="P66"/>
      <text:p text:style-name="P66">There is an alternative syntax for command substitution, it uses back-quotes instead of the dollar sign and parentheses.</text:p>
      <text:p text:style-name="P66">Eg.</text:p>
      <text:p text:style-name="P66">ls -l `which cp`</text:p>
      <text:p text:style-name="P66"/>
      <text:p text:style-name="P66"/>
      <text:p text:style-name="P66"><text:tab/><text:span text:style-name="T63">Double Quotes</text:span></text:p>
      <text:p text:style-name="P67"><text:tab/>If you place text inside double quotes, all the special characters used by the s<text:span text:style-name="T66">h</text:span>ell lose their special meaning and are treated as ordinary characters.</text:p>
      <text:p text:style-name="P68">Word-splitting, pathname expansion, tilde expansion, and brace expansion are suppressed, but parameter expansion, arithmetic expansion, and command substitution are still carried out.</text:p>
      <text:p text:style-name="P69"><text:soft-page-break/>Eg.</text:p>
      <text:p text:style-name="P69">echo “$USER $((2+2)) $(cal)”</text:p>
      <text:p text:style-name="P69"/>
      <text:p text:style-name="P69">By default, word-splitting looks for the presence of spaces, tabs, and newlines (linefeed characters) and treats them as delimiters between words. <text:span text:style-name="T64">This means that unquoted spaces, tabs, and newlines are not considered to be part of the text. They only serve as separators.</text:span></text:p>
      <text:p text:style-name="P70">Words-splitting is suppressed and the embedded spaces are not treated as delimiters, rather they become part of the argument, once the double quotes are added.</text:p>
      <text:p text:style-name="P70">Eg.</text:p>
      <text:p text:style-name="P70">echo $(cal) VS. echo “$(cal)”</text:p>
      <text:p text:style-name="P70"/>
      <text:p text:style-name="P70"><text:tab/></text:p>
      <text:p text:style-name="P70"><text:tab/><text:span text:style-name="T65">Single Quotes</text:span></text:p>
      <text:p text:style-name="P71">Single quotes suppressed all of the expansions.</text:p>
      <text:p text:style-name="P75">Even the escaping character loose its meaning.</text:p>
      <text:p text:style-name="P71"/>
      <text:p text:style-name="P71"/>
      <text:p text:style-name="P71"><text:tab/><text:span text:style-name="T67">Escaping Characters</text:span></text:p>
      <text:p text:style-name="P72">Sometimes we only want to quote a single character. To do this, we can preceded a character with a backslash, which in this context is called the escape character. Often this is done inside double quotes to selectively prevent an expansion.</text:p>
      <text:p text:style-name="P73">It is also common to use escaping to eliminate the special meaning of a character in a filename.</text:p>
      <text:p text:style-name="P74">Eg.</text:p>
      <text:p text:style-name="P74">echo “The balance for user $USER is: \$5.00”</text:p>
      <text:p text:style-name="P74"/>
      <text:p text:style-name="P74">To allow a backslash character to appear, escape it by typing “\\”.</text:p>
      <text:p text:style-name="P74"/>
      <text:p text:style-name="P74"/>
      <text:p text:style-name="P74"/>
      <text:p text:style-name="P74"/>
      <text:p text:style-name="P74"/>
      <text:p text:style-name="P74"><text:tab/><text:span text:style-name="T68">Backslash Escape Sequences:</text:span></text:p>
      <text:p text:style-name="P76">The backslash is also used as a part of a notation to represent certain special characters called control codes.<text:line-break/><text:span text:style-name="T69">The first 32 characters in ASCII coding scheme are used to transmit commands to teletype-like devices.</text:span></text:p>
      <text:p text:style-name="P76"/>
      <table:table table:name="Table32" table:style-name="Table32">
        <table:table-column table:style-name="Table32.A"/>
        <table:table-column table:style-name="Table32.B"/>
        <table:table-row>
          <table:table-cell table:style-name="Table32.A1" office:value-type="string">
            <text:p text:style-name="P198">Escape Sequence</text:p>
          </table:table-cell>
          <table:table-cell table:style-name="Table32.B1" office:value-type="string">
            <text:p text:style-name="P198">Meaning</text:p>
          </table:table-cell>
        </table:table-row>
        <table:table-row>
          <table:table-cell table:style-name="Table32.A2" office:value-type="string">
            <text:p text:style-name="P198">\a</text:p>
          </table:table-cell>
          <table:table-cell table:style-name="Table32.B2" office:value-type="string">
            <text:p text:style-name="P198">Bell (“Alert” - causes the computer to beep)</text:p>
          </table:table-cell>
        </table:table-row>
        <table:table-row>
          <table:table-cell table:style-name="Table32.A2" office:value-type="string">
            <text:p text:style-name="P198">\b</text:p>
          </table:table-cell>
          <table:table-cell table:style-name="Table32.B2" office:value-type="string">
            <text:p text:style-name="P198">Backspace</text:p>
          </table:table-cell>
        </table:table-row>
        <table:table-row>
          <table:table-cell table:style-name="Table32.A2" office:value-type="string">
            <text:p text:style-name="P198">\n</text:p>
          </table:table-cell>
          <table:table-cell table:style-name="Table32.B2" office:value-type="string">
            <text:p text:style-name="P198">Newline. On Unix-like systems, this produces a linefeed.</text:p>
          </table:table-cell>
        </table:table-row>
        <text:soft-page-break/>
        <table:table-row>
          <table:table-cell table:style-name="Table32.A2" office:value-type="string">
            <text:p text:style-name="P198">\r</text:p>
          </table:table-cell>
          <table:table-cell table:style-name="Table32.B2" office:value-type="string">
            <text:p text:style-name="P198">Carriage return</text:p>
          </table:table-cell>
        </table:table-row>
        <table:table-row>
          <table:table-cell table:style-name="Table32.A2" office:value-type="string">
            <text:p text:style-name="P198">\t</text:p>
          </table:table-cell>
          <table:table-cell table:style-name="Table32.B2" office:value-type="string">
            <text:p text:style-name="P198">Tab</text:p>
          </table:table-cell>
        </table:table-row>
      </table:table>
      <text:p text:style-name="P76"/>
      <text:p text:style-name="P77">Adding the -e option to echo will enable interpretation of escape sequences.<text:line-break/>You may also place them inside $' <text:s/>'.</text:p>
      <text:p text:style-name="P77"/>
      <text:p text:style-name="P77"/>
      <text:p text:style-name="P77"/>
      <text:p text:style-name="P77"><text:tab/><text:span text:style-name="T70">Cursor Movement:</text:span></text:p>
      <table:table table:name="Table33" table:style-name="Table33">
        <table:table-column table:style-name="Table33.A"/>
        <table:table-column table:style-name="Table33.B"/>
        <table:table-row>
          <table:table-cell table:style-name="Table33.A1" office:value-type="string">
            <text:p text:style-name="P199">Key</text:p>
          </table:table-cell>
          <table:table-cell table:style-name="Table33.B1" office:value-type="string">
            <text:p text:style-name="P199">Action</text:p>
          </table:table-cell>
        </table:table-row>
        <table:table-row>
          <table:table-cell table:style-name="Table33.A2" office:value-type="string">
            <text:p text:style-name="P199">Ctrl-a</text:p>
          </table:table-cell>
          <table:table-cell table:style-name="Table33.B2" office:value-type="string">
            <text:p text:style-name="P199">Move cursor to the beginning of the line.</text:p>
          </table:table-cell>
        </table:table-row>
        <table:table-row>
          <table:table-cell table:style-name="Table33.A2" office:value-type="string">
            <text:p text:style-name="P199">Ctrl-e</text:p>
          </table:table-cell>
          <table:table-cell table:style-name="Table33.B2" office:value-type="string">
            <text:p text:style-name="P199">Move cursor to the end of the line.</text:p>
          </table:table-cell>
        </table:table-row>
        <table:table-row>
          <table:table-cell table:style-name="Table33.A2" office:value-type="string">
            <text:p text:style-name="P199">Ctrl-f</text:p>
          </table:table-cell>
          <table:table-cell table:style-name="Table33.B2" office:value-type="string">
            <text:p text:style-name="P199">Move cursor forward one character.</text:p>
          </table:table-cell>
        </table:table-row>
        <table:table-row>
          <table:table-cell table:style-name="Table33.A2" office:value-type="string">
            <text:p text:style-name="P199">Ctrl-b</text:p>
          </table:table-cell>
          <table:table-cell table:style-name="Table33.B2" office:value-type="string">
            <text:p text:style-name="P199">Move cursor backward one character.</text:p>
          </table:table-cell>
        </table:table-row>
        <table:table-row>
          <table:table-cell table:style-name="Table33.A2" office:value-type="string">
            <text:p text:style-name="P199">Alt-a</text:p>
          </table:table-cell>
          <table:table-cell table:style-name="Table33.B2" office:value-type="string">
            <text:p text:style-name="P199">Move cursor forward one word.</text:p>
          </table:table-cell>
        </table:table-row>
        <table:table-row>
          <table:table-cell table:style-name="Table33.A2" office:value-type="string">
            <text:p text:style-name="P199">Alt-b</text:p>
          </table:table-cell>
          <table:table-cell table:style-name="Table33.B2" office:value-type="string">
            <text:p text:style-name="P199">Move cursor backward one word.</text:p>
          </table:table-cell>
        </table:table-row>
        <table:table-row>
          <table:table-cell table:style-name="Table33.A2" office:value-type="string">
            <text:p text:style-name="P199">Ctrl-l</text:p>
          </table:table-cell>
          <table:table-cell table:style-name="Table33.B2" office:value-type="string">
            <text:p text:style-name="P199">Clear the screen and move the cursor to the top left corner.</text:p>
          </table:table-cell>
        </table:table-row>
      </table:table>
      <text:p text:style-name="P77"><text:tab/></text:p>
      <text:p text:style-name="P77"><text:tab/><text:span text:style-name="T71">Modifying Text:</text:span></text:p>
      <table:table table:name="Table34" table:style-name="Table34">
        <table:table-column table:style-name="Table34.A"/>
        <table:table-column table:style-name="Table34.B"/>
        <table:table-row>
          <table:table-cell table:style-name="Table34.A1" office:value-type="string">
            <text:p text:style-name="P200">Key</text:p>
          </table:table-cell>
          <table:table-cell table:style-name="Table34.B1" office:value-type="string">
            <text:p text:style-name="P200">Action</text:p>
          </table:table-cell>
        </table:table-row>
        <table:table-row>
          <table:table-cell table:style-name="Table34.A2" office:value-type="string">
            <text:p text:style-name="P200">Ctrl-d</text:p>
          </table:table-cell>
          <table:table-cell table:style-name="Table34.B2" office:value-type="string">
            <text:p text:style-name="P200">Delete the character at the cursor location.</text:p>
          </table:table-cell>
        </table:table-row>
        <table:table-row>
          <table:table-cell table:style-name="Table34.A2" office:value-type="string">
            <text:p text:style-name="P200">Ctrl-t</text:p>
          </table:table-cell>
          <table:table-cell table:style-name="Table34.B2" office:value-type="string">
            <text:p text:style-name="P200">Transpose (exchange) the character at the cursor location with the one preceding.</text:p>
          </table:table-cell>
        </table:table-row>
        <table:table-row>
          <table:table-cell table:style-name="Table34.A2" office:value-type="string">
            <text:p text:style-name="P200">Alt-t</text:p>
          </table:table-cell>
          <table:table-cell table:style-name="Table34.B2" office:value-type="string">
            <text:p text:style-name="P200">Transpose the word at the cursor location with the one preceding it.</text:p>
          </table:table-cell>
        </table:table-row>
        <table:table-row>
          <table:table-cell table:style-name="Table34.A2" office:value-type="string">
            <text:p text:style-name="P200">Alt-l</text:p>
          </table:table-cell>
          <table:table-cell table:style-name="Table34.B2" office:value-type="string">
            <text:p text:style-name="P200">Convert the character from the cursor location to the end of the word to lowercase.</text:p>
          </table:table-cell>
        </table:table-row>
        <table:table-row>
          <table:table-cell table:style-name="Table34.A2" office:value-type="string">
            <text:p text:style-name="P200">Alt-u</text:p>
          </table:table-cell>
          <table:table-cell table:style-name="Table34.B2" office:value-type="string">
            <text:p text:style-name="P200">Convert the characters from the cursor location to the end of word to uppercase.</text:p>
          </table:table-cell>
        </table:table-row>
      </table:table>
      <text:p text:style-name="P77"/>
      <text:p text:style-name="P77"><text:tab/><text:span text:style-name="T72">Killing and Yanking:</text:span></text:p>
      <text:p text:style-name="P78">The terms killing and yanking are used to refer cutting and pasting. Items that are cut are stored in a buffer called the kill-ring.</text:p>
      <table:table table:name="Table35" table:style-name="Table35">
        <table:table-column table:style-name="Table35.A"/>
        <table:table-column table:style-name="Table35.B"/>
        <table:table-row>
          <table:table-cell table:style-name="Table35.A1" office:value-type="string">
            <text:p text:style-name="P201">Key</text:p>
          </table:table-cell>
          <table:table-cell table:style-name="Table35.B1" office:value-type="string">
            <text:p text:style-name="P201">Action</text:p>
          </table:table-cell>
        </table:table-row>
        <table:table-row>
          <table:table-cell table:style-name="Table35.A2" office:value-type="string">
            <text:p text:style-name="P201">Ctrl-k</text:p>
          </table:table-cell>
          <table:table-cell table:style-name="Table35.B2" office:value-type="string">
            <text:p text:style-name="P201">Kill the text from the cursor location to the end of line.</text:p>
          </table:table-cell>
        </table:table-row>
        <table:table-row>
          <table:table-cell table:style-name="Table35.A2" office:value-type="string">
            <text:p text:style-name="P201">Ctrl-u</text:p>
          </table:table-cell>
          <table:table-cell table:style-name="Table35.B2" office:value-type="string">
            <text:p text:style-name="P201">Kill the text from the cursor location to the beginning of the line</text:p>
          </table:table-cell>
        </table:table-row>
        <table:table-row>
          <table:table-cell table:style-name="Table35.A2" office:value-type="string">
            <text:p text:style-name="P201">Alt-d</text:p>
          </table:table-cell>
          <table:table-cell table:style-name="Table35.B2" office:value-type="string">
            <text:p text:style-name="P201">Kill text from the cursor location to the end of the current word.</text:p>
          </table:table-cell>
        </table:table-row>
        <table:table-row>
          <table:table-cell table:style-name="Table35.A2" office:value-type="string">
            <text:p text:style-name="P201">Alt-backspace</text:p>
          </table:table-cell>
          <table:table-cell table:style-name="Table35.B2" office:value-type="string">
            <text:p text:style-name="P201">Kill text from the cursor location to the beginning of the current word. If the cursor is at the beginning of a word, kill the previous word.</text:p>
          </table:table-cell>
        </table:table-row>
        <table:table-row>
          <table:table-cell table:style-name="Table35.A2" office:value-type="string">
            <text:p text:style-name="P201">Ctrl-y</text:p>
          </table:table-cell>
          <table:table-cell table:style-name="Table35.B2" office:value-type="string">
            <text:p text:style-name="P201">Yank text from the kill-ring and insert it at the cursor location.</text:p>
          </table:table-cell>
        </table:table-row>
      </table:table>
      <text:p text:style-name="P78"/>
      <text:p text:style-name="P79"/>
      <text:p text:style-name="P79"><text:soft-page-break/></text:p>
      <text:p text:style-name="P79">.<text:span text:style-name="T73">bash_history: </text:span><text:span text:style-name="T75">a home directory file that contains a list of history command that have been entered.</text:span></text:p>
      <text:p text:style-name="P80"><text:span text:style-name="T75">B</text:span><text:span text:style-name="T74">y default, bash stores the last five hundred commands you have entered.</text:span></text:p>
      <text:p text:style-name="P82"/>
      <text:p text:style-name="P83">Bash provides the ability to search the history list incrementally.</text:p>
      <text:p text:style-name="P84">To start incremental search type <text:span text:style-name="T1">Ctrl-r</text:span> followed by the text you are looking for.</text:p>
      <text:p text:style-name="P84">When you find it you can either type <text:span text:style-name="T1">Enter</text:span> to execute the command or type <text:span text:style-name="T1">Ctrl-j</text:span> to copy the line from the history list to the current command line.</text:p>
      <text:p text:style-name="P84">To find the next occurrence of the text, type Ctrl-r again.</text:p>
      <text:p text:style-name="P84">To quit searching, type either <text:span text:style-name="T1">Ctrl-g</text:span> or <text:span text:style-name="T1">Ctrl-c</text:span>.</text:p>
      <text:p text:style-name="P84"/>
      <text:p text:style-name="P84"><text:tab/><text:span text:style-name="T77">History commands:</text:span></text:p>
      <table:table table:name="Table36" table:style-name="Table36">
        <table:table-column table:style-name="Table36.A"/>
        <table:table-column table:style-name="Table36.B"/>
        <table:table-row>
          <table:table-cell table:style-name="Table36.A1" office:value-type="string">
            <text:p text:style-name="P202">Key</text:p>
          </table:table-cell>
          <table:table-cell table:style-name="Table36.B1" office:value-type="string">
            <text:p text:style-name="P202">Action</text:p>
          </table:table-cell>
        </table:table-row>
        <table:table-row>
          <table:table-cell table:style-name="Table36.A2" office:value-type="string">
            <text:p text:style-name="P202">Ctrl-p</text:p>
          </table:table-cell>
          <table:table-cell table:style-name="Table36.B2" office:value-type="string">
            <text:p text:style-name="P202">Move to the previous history entry. Same as the up arrow.</text:p>
          </table:table-cell>
        </table:table-row>
        <table:table-row>
          <table:table-cell table:style-name="Table36.A2" office:value-type="string">
            <text:p text:style-name="P202">Ctrl-n</text:p>
          </table:table-cell>
          <table:table-cell table:style-name="Table36.B2" office:value-type="string">
            <text:p text:style-name="P202">Move to the next history entry. Same as the down arrow.</text:p>
          </table:table-cell>
        </table:table-row>
        <table:table-row>
          <table:table-cell table:style-name="Table36.A2" office:value-type="string">
            <text:p text:style-name="P203">Alt-&lt;</text:p>
          </table:table-cell>
          <table:table-cell table:style-name="Table36.B2" office:value-type="string">
            <text:p text:style-name="P203">Move the beginning (top) of the history list.</text:p>
          </table:table-cell>
        </table:table-row>
        <table:table-row>
          <table:table-cell table:style-name="Table36.A2" office:value-type="string">
            <text:p text:style-name="P203">Alt-&gt;</text:p>
          </table:table-cell>
          <table:table-cell table:style-name="Table36.B2" office:value-type="string">
            <text:p text:style-name="P203">Move to the end (bottom) of the history list.</text:p>
          </table:table-cell>
        </table:table-row>
        <table:table-row>
          <table:table-cell table:style-name="Table36.A2" office:value-type="string">
            <text:p text:style-name="P203">Alt-p</text:p>
          </table:table-cell>
          <table:table-cell table:style-name="Table36.B2" office:value-type="string">
            <text:p text:style-name="P203">Reverse search, non-incremental. With this key, type in the search string and press enter before the search is performed.</text:p>
          </table:table-cell>
        </table:table-row>
        <table:table-row>
          <table:table-cell table:style-name="Table36.A2" office:value-type="string">
            <text:p text:style-name="P204">Ctrl-o</text:p>
          </table:table-cell>
          <table:table-cell table:style-name="Table36.B2" office:value-type="string">
            <text:p text:style-name="P204">Execute the current item in the history list and advance to the next one. Handy if you are trying to re-execute a sequence of commands in the history list.</text:p>
          </table:table-cell>
        </table:table-row>
      </table:table>
      <text:p text:style-name="P84"/>
      <text:p text:style-name="P84"><text:tab/><text:span text:style-name="T78">History expansion:</text:span></text:p>
      <table:table table:name="Table37" table:style-name="Table37">
        <table:table-column table:style-name="Table37.A"/>
        <table:table-column table:style-name="Table37.B"/>
        <table:table-row>
          <table:table-cell table:style-name="Table37.A1" office:value-type="string">
            <text:p text:style-name="P205">Sequence</text:p>
          </table:table-cell>
          <table:table-cell table:style-name="Table37.B1" office:value-type="string">
            <text:p text:style-name="P205">Action</text:p>
          </table:table-cell>
        </table:table-row>
        <table:table-row>
          <table:table-cell table:style-name="Table37.A2" office:value-type="string">
            <text:p text:style-name="Table_20_Contents">!!</text:p>
          </table:table-cell>
          <table:table-cell table:style-name="Table37.B2" office:value-type="string">
            <text:p text:style-name="P205">Repeat the last command. It is probably easier to press up arrow and enter.</text:p>
          </table:table-cell>
        </table:table-row>
        <table:table-row>
          <table:table-cell table:style-name="Table37.A2" office:value-type="string">
            <text:p text:style-name="Table_20_Contents">!<text:span text:style-name="T78">number</text:span></text:p>
          </table:table-cell>
          <table:table-cell table:style-name="Table37.B2" office:value-type="string">
            <text:p text:style-name="P205">Repeat history list item number.</text:p>
          </table:table-cell>
        </table:table-row>
        <table:table-row>
          <table:table-cell table:style-name="Table37.A2" office:value-type="string">
            <text:p text:style-name="Table_20_Contents">!<text:span text:style-name="T78">string</text:span></text:p>
          </table:table-cell>
          <table:table-cell table:style-name="Table37.B2" office:value-type="string">
            <text:p text:style-name="P205">Repeat last history list item starting with string.</text:p>
          </table:table-cell>
        </table:table-row>
        <table:table-row>
          <table:table-cell table:style-name="Table37.A2" office:value-type="string">
            <text:p text:style-name="Table_20_Contents">!?<text:span text:style-name="T78">string</text:span></text:p>
          </table:table-cell>
          <table:table-cell table:style-name="Table37.B2" office:value-type="string">
            <text:p text:style-name="P205">Repeat last history list item containing string.</text:p>
          </table:table-cell>
        </table:table-row>
      </table:table>
      <text:p text:style-name="P84"/>
      <text:p text:style-name="P85">Be careful using !string and !?string.</text:p>
      <text:p text:style-name="P85"/>
      <text:p text:style-name="P86">Most Linux distributions include a program called script that can be used to record an entire shell session and store it in a file.</text:p>
      <table:table table:name="Table38" table:style-name="Table38">
        <table:table-column table:style-name="Table38.A"/>
        <table:table-column table:style-name="Table38.B"/>
        <table:table-row>
          <table:table-cell table:style-name="Table38.A1" office:value-type="string">
            <text:p text:style-name="P206">script [file]</text:p>
          </table:table-cell>
          <table:table-cell table:style-name="Table38.B1" office:value-type="string">
            <text:p text:style-name="P206">Start a script recording terminal session.</text:p>
          </table:table-cell>
        </table:table-row>
      </table:table>
      <text:p text:style-name="P86"/>
      <text:p text:style-name="P86"/>
      <text:p text:style-name="P124">Permissions:</text:p>
      <text:p text:style-name="P86"/>
      <table:table table:name="Table39" table:style-name="Table39">
        <table:table-column table:style-name="Table39.A"/>
        <table:table-column table:style-name="Table39.B"/>
        <table:table-column table:style-name="Table39.C"/>
        <table:table-row>
          <table:table-cell table:style-name="Table39.A1" office:value-type="string">
            <text:p text:style-name="P207">35.</text:p>
          </table:table-cell>
          <table:table-cell table:style-name="Table39.A1" office:value-type="string">
            <text:p text:style-name="P207">id </text:p>
          </table:table-cell>
          <table:table-cell table:style-name="Table39.C1" office:value-type="string">
            <text:p text:style-name="P207">Printing different ids of the user (uid, gid, ...)</text:p>
          </table:table-cell>
        </table:table-row>
      </table:table>
      <text:p text:style-name="P86"><text:soft-page-break/></text:p>
      <text:p text:style-name="P87">*User accounts are defined in the /etc/passwd. (login name, uid, gid, account's real name, home directory, and login shell)</text:p>
      <text:p text:style-name="P87">*User groups are defined in the /etc/group.</text:p>
      <text:p text:style-name="P87">*Information about the user's password are saved in /etc/shadow.</text:p>
      <text:p text:style-name="P87"/>
      <text:p text:style-name="P87"><text:tab/>File Types:</text:p>
      <table:table table:name="Table40" table:style-name="Table40">
        <table:table-column table:style-name="Table40.A"/>
        <table:table-column table:style-name="Table40.B"/>
        <table:table-row>
          <table:table-cell table:style-name="Table40.A1" office:value-type="string">
            <text:p text:style-name="P207">Attribute</text:p>
          </table:table-cell>
          <table:table-cell table:style-name="Table40.B1" office:value-type="string">
            <text:p text:style-name="P207">File Type</text:p>
          </table:table-cell>
        </table:table-row>
        <table:table-row>
          <table:table-cell table:style-name="Table40.A2" office:value-type="string">
            <text:p text:style-name="Table_20_Contents">-</text:p>
          </table:table-cell>
          <table:table-cell table:style-name="Table40.B2" office:value-type="string">
            <text:p text:style-name="P207">Regular file</text:p>
          </table:table-cell>
        </table:table-row>
        <table:table-row>
          <table:table-cell table:style-name="Table40.A2" office:value-type="string">
            <text:p text:style-name="P207">d </text:p>
          </table:table-cell>
          <table:table-cell table:style-name="Table40.B2" office:value-type="string">
            <text:p text:style-name="P207">Directory</text:p>
          </table:table-cell>
        </table:table-row>
        <table:table-row>
          <table:table-cell table:style-name="Table40.A2" office:value-type="string">
            <text:p text:style-name="P207">l </text:p>
          </table:table-cell>
          <table:table-cell table:style-name="Table40.B2" office:value-type="string">
            <text:p text:style-name="P207">Symbolic link. With symbolic links, the remaining file attributes are always “rwxrwxrwx” and are dummy values. The real file attributes are those of the file the symbolic link points to.</text:p>
          </table:table-cell>
        </table:table-row>
        <table:table-row>
          <table:table-cell table:style-name="Table40.A2" office:value-type="string">
            <text:p text:style-name="P207">c </text:p>
          </table:table-cell>
          <table:table-cell table:style-name="Table40.B2" office:value-type="string">
            <text:p text:style-name="P207">Character special file. This file type refers to a device that handles data as a stream of byes, such as a terminal or modem.</text:p>
          </table:table-cell>
        </table:table-row>
        <table:table-row>
          <table:table-cell table:style-name="Table40.A2" office:value-type="string">
            <text:p text:style-name="P207">b </text:p>
          </table:table-cell>
          <table:table-cell table:style-name="Table40.B2" office:value-type="string">
            <text:p text:style-name="P207">Block special file. <text:span text:style-name="T79">This file type refers to a device that handles data in blocks, such as a hard drive or CD-ROM drive.</text:span></text:p>
          </table:table-cell>
        </table:table-row>
      </table:table>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2">Permission Attributes</text:p>
      <table:table table:name="Table41" table:style-name="Table41">
        <table:table-column table:style-name="Table41.A"/>
        <table:table-column table:style-name="Table41.B"/>
        <table:table-column table:style-name="Table41.C"/>
        <table:table-row>
          <table:table-cell table:style-name="Table41.A1" office:value-type="string">
            <text:p text:style-name="P208">Attribute</text:p>
          </table:table-cell>
          <table:table-cell table:style-name="Table41.A1" office:value-type="string">
            <text:p text:style-name="P208">Files</text:p>
          </table:table-cell>
          <table:table-cell table:style-name="Table41.C1" office:value-type="string">
            <text:p text:style-name="P208">Directories</text:p>
          </table:table-cell>
        </table:table-row>
        <table:table-row>
          <table:table-cell table:style-name="Table41.A2" office:value-type="string">
            <text:p text:style-name="P208">r</text:p>
          </table:table-cell>
          <table:table-cell table:style-name="Table41.A2" office:value-type="string">
            <text:p text:style-name="P208">Allows a file to be opened and read.</text:p>
          </table:table-cell>
          <table:table-cell table:style-name="Table41.C2" office:value-type="string">
            <text:p text:style-name="P209">Allows a directory's contents to be listed if the execute attribute is also set.</text:p>
          </table:table-cell>
        </table:table-row>
        <table:table-row>
          <table:table-cell table:style-name="Table41.A2" office:value-type="string">
            <text:p text:style-name="P208">w</text:p>
          </table:table-cell>
          <table:table-cell table:style-name="Table41.A2" office:value-type="string">
            <text:p text:style-name="P208">Allows a file to be written to or truncated, <text:soft-page-break/>how ever this attribute does not allow files to be renamed or deleted. The ability to delete or rename files is determined by directory attributes.</text:p>
          </table:table-cell>
          <table:table-cell table:style-name="Table41.C2" office:value-type="string">
            <text:p text:style-name="P209">Allows files within a directory to be <text:soft-page-break/>created, deleted, and renamed if the execute attribute is also set.</text:p>
          </table:table-cell>
        </table:table-row>
        <table:table-row>
          <table:table-cell table:style-name="Table41.A2" office:value-type="string">
            <text:p text:style-name="P208">x</text:p>
          </table:table-cell>
          <table:table-cell table:style-name="Table41.A2" office:value-type="string">
            <text:p text:style-name="P208">Allows a file to be treated as a program and executed.</text:p>
            <text:p text:style-name="P208">Program files written in scripting languages must also be set as readable to be executed.</text:p>
          </table:table-cell>
          <table:table-cell table:style-name="Table41.C2" office:value-type="string">
            <text:p text:style-name="P210">Allows a directory to be entered.</text:p>
          </table:table-cell>
        </table:table-row>
      </table:table>
      <text:p text:style-name="P87"/>
      <text:p text:style-name="P87"/>
      <text:p text:style-name="P89"><text:tab/></text:p>
      <text:p text:style-name="P89"/>
      <table:table table:name="Table42" table:style-name="Table42">
        <table:table-column table:style-name="Table42.A"/>
        <table:table-column table:style-name="Table42.B"/>
        <table:table-column table:style-name="Table42.C"/>
        <table:table-row>
          <table:table-cell table:style-name="Table42.A1" office:value-type="string">
            <text:p text:style-name="P211">36.</text:p>
          </table:table-cell>
          <table:table-cell table:style-name="Table42.A1" office:value-type="string">
            <text:p text:style-name="P211">chmod</text:p>
          </table:table-cell>
          <table:table-cell table:style-name="Table42.C1" office:value-type="string">
            <text:p text:style-name="P211">Change the mode of a file or directory. Only the file's owner or the superuser can change the mode of a file or directory.</text:p>
          </table:table-cell>
        </table:table-row>
      </table:table>
      <text:p text:style-name="P89"/>
      <table:table table:name="Table43" table:style-name="Table43">
        <table:table-column table:style-name="Table43.A"/>
        <table:table-column table:style-name="Table43.B"/>
        <table:table-column table:style-name="Table43.C"/>
        <table:table-row>
          <table:table-cell table:style-name="Table43.A1" office:value-type="string">
            <text:p text:style-name="P212">Octal</text:p>
          </table:table-cell>
          <table:table-cell table:style-name="Table43.A1" office:value-type="string">
            <text:p text:style-name="P212">Binary</text:p>
          </table:table-cell>
          <table:table-cell table:style-name="Table43.C1" office:value-type="string">
            <text:p text:style-name="P212">File Mode</text:p>
          </table:table-cell>
        </table:table-row>
        <table:table-row>
          <table:table-cell table:style-name="Table43.A2" office:value-type="string">
            <text:p text:style-name="P212">0</text:p>
          </table:table-cell>
          <table:table-cell table:style-name="Table43.A2" office:value-type="string">
            <text:p text:style-name="P212">000</text:p>
          </table:table-cell>
          <table:table-cell table:style-name="Table43.C2" office:value-type="string">
            <text:p text:style-name="P213">- - -</text:p>
          </table:table-cell>
        </table:table-row>
        <table:table-row>
          <table:table-cell table:style-name="Table43.A2" office:value-type="string">
            <text:p text:style-name="P212">1</text:p>
          </table:table-cell>
          <table:table-cell table:style-name="Table43.A2" office:value-type="string">
            <text:p text:style-name="P212">001</text:p>
          </table:table-cell>
          <table:table-cell table:style-name="Table43.C2" office:value-type="string">
            <text:p text:style-name="P213">- - <text:span text:style-name="T80">x</text:span></text:p>
          </table:table-cell>
        </table:table-row>
        <table:table-row>
          <table:table-cell table:style-name="Table43.A2" office:value-type="string">
            <text:p text:style-name="P212">2</text:p>
          </table:table-cell>
          <table:table-cell table:style-name="Table43.A2" office:value-type="string">
            <text:p text:style-name="P212">010</text:p>
          </table:table-cell>
          <table:table-cell table:style-name="Table43.C2" office:value-type="string">
            <text:p text:style-name="P213">- <text:span text:style-name="T80">w -</text:span></text:p>
          </table:table-cell>
        </table:table-row>
        <table:table-row>
          <table:table-cell table:style-name="Table43.A2" office:value-type="string">
            <text:p text:style-name="P212">3</text:p>
          </table:table-cell>
          <table:table-cell table:style-name="Table43.A2" office:value-type="string">
            <text:p text:style-name="P212">011</text:p>
          </table:table-cell>
          <table:table-cell table:style-name="Table43.C2" office:value-type="string">
            <text:p text:style-name="P213">- <text:span text:style-name="T80">w x</text:span></text:p>
          </table:table-cell>
        </table:table-row>
        <table:table-row>
          <table:table-cell table:style-name="Table43.A2" office:value-type="string">
            <text:p text:style-name="P212">4</text:p>
          </table:table-cell>
          <table:table-cell table:style-name="Table43.A2" office:value-type="string">
            <text:p text:style-name="P212">100</text:p>
          </table:table-cell>
          <table:table-cell table:style-name="Table43.C2" office:value-type="string">
            <text:p text:style-name="P212">r - - </text:p>
          </table:table-cell>
        </table:table-row>
        <table:table-row>
          <table:table-cell table:style-name="Table43.A2" office:value-type="string">
            <text:p text:style-name="P212">5</text:p>
          </table:table-cell>
          <table:table-cell table:style-name="Table43.A2" office:value-type="string">
            <text:p text:style-name="P212">101</text:p>
          </table:table-cell>
          <table:table-cell table:style-name="Table43.C2" office:value-type="string">
            <text:p text:style-name="P212">R - x</text:p>
          </table:table-cell>
        </table:table-row>
        <table:table-row>
          <table:table-cell table:style-name="Table43.A2" office:value-type="string">
            <text:p text:style-name="P212">6</text:p>
          </table:table-cell>
          <table:table-cell table:style-name="Table43.A2" office:value-type="string">
            <text:p text:style-name="P212">110</text:p>
          </table:table-cell>
          <table:table-cell table:style-name="Table43.C2" office:value-type="string">
            <text:p text:style-name="P212">r w -</text:p>
          </table:table-cell>
        </table:table-row>
        <table:table-row>
          <table:table-cell table:style-name="Table43.A2" office:value-type="string">
            <text:p text:style-name="P212">7</text:p>
          </table:table-cell>
          <table:table-cell table:style-name="Table43.A2" office:value-type="string">
            <text:p text:style-name="P212">111</text:p>
          </table:table-cell>
          <table:table-cell table:style-name="Table43.C2" office:value-type="string">
            <text:p text:style-name="P212">r w x</text:p>
          </table:table-cell>
        </table:table-row>
      </table:table>
      <text:p text:style-name="P89"/>
      <table:table table:name="Table44" table:style-name="Table44">
        <table:table-column table:style-name="Table44.A"/>
        <table:table-column table:style-name="Table44.B"/>
        <table:table-row>
          <table:table-cell table:style-name="Table44.A1" office:value-type="string">
            <text:p text:style-name="P214">Symbol</text:p>
          </table:table-cell>
          <table:table-cell table:style-name="Table44.B1" office:value-type="string">
            <text:p text:style-name="P214">Meaning</text:p>
          </table:table-cell>
        </table:table-row>
        <table:table-row>
          <table:table-cell table:style-name="Table44.A2" office:value-type="string">
            <text:p text:style-name="P214">u</text:p>
          </table:table-cell>
          <table:table-cell table:style-name="Table44.B2" office:value-type="string">
            <text:p text:style-name="P214">Short for user.</text:p>
          </table:table-cell>
        </table:table-row>
        <table:table-row>
          <table:table-cell table:style-name="Table44.A2" office:value-type="string">
            <text:p text:style-name="P214">g</text:p>
          </table:table-cell>
          <table:table-cell table:style-name="Table44.B2" office:value-type="string">
            <text:p text:style-name="P214">Group owner</text:p>
          </table:table-cell>
        </table:table-row>
        <table:table-row>
          <table:table-cell table:style-name="Table44.A2" office:value-type="string">
            <text:p text:style-name="P214">o</text:p>
          </table:table-cell>
          <table:table-cell table:style-name="Table44.B2" office:value-type="string">
            <text:p text:style-name="P214">Short for others, it means the world.</text:p>
          </table:table-cell>
        </table:table-row>
        <table:table-row>
          <table:table-cell table:style-name="Table44.A2" office:value-type="string">
            <text:p text:style-name="P214">a</text:p>
          </table:table-cell>
          <table:table-cell table:style-name="Table44.B2" office:value-type="string">
            <text:p text:style-name="P214">Short for all. The combination of u, g, and o.</text:p>
          </table:table-cell>
        </table:table-row>
      </table:table>
      <text:p text:style-name="P89"/>
      <text:p text:style-name="P90">To add permissions: “+”</text:p>
      <text:p text:style-name="P90">To take away permissions: “-”</text:p>
      <text:p text:style-name="P90">To add specified permissions and to take away others: “=”</text:p>
      <text:p text:style-name="P90"/>
      <text:p text:style-name="P91">Symbolic notation does offer the advantage of allowing you to set a single attribute without disturbing any of the others.</text:p>
      <text:p text:style-name="P91"/>
      <table:table table:name="Table45" table:style-name="Table45">
        <table:table-column table:style-name="Table45.A"/>
        <table:table-column table:style-name="Table45.B"/>
        <table:table-column table:style-name="Table45.C"/>
        <table:table-row>
          <table:table-cell table:style-name="Table45.A1" office:value-type="string">
            <text:p text:style-name="P215">37.</text:p>
          </table:table-cell>
          <table:table-cell table:style-name="Table45.A1" office:value-type="string">
            <text:p text:style-name="P215">umask</text:p>
          </table:table-cell>
          <table:table-cell table:style-name="Table45.C1" office:value-type="string">
            <text:p text:style-name="P216">Controls the default permissions given to a file when it is created.</text:p>
            <text:p text:style-name="P217"><text:soft-page-break/>It uses octal notation to express a mask of bits to be removed from a file's mode attributes.</text:p>
          </table:table-cell>
        </table:table-row>
      </table:table>
      <text:p text:style-name="P91"/>
      <text:p text:style-name="P93">When we set the mask to 0000 (effectively turning it off), the file will be world writable.</text:p>
      <text:p text:style-name="P94"/>
      <text:p text:style-name="P95">The last three 0 in the umask correspond to user, group, and other permissions:</text:p>
      <text:p text:style-name="P95">Eg.</text:p>
      <text:p text:style-name="P95">umask 0 0 2 4 =&gt; 000 000 010 100</text:p>
      <text:p text:style-name="P95">The file will have --- rw- r-- -w-</text:p>
      <text:p text:style-name="P95"/>
      <text:p text:style-name="P96">The Original <text:span text:style-name="T81">F</text:span>ile <text:span text:style-name="T81">M</text:span>ode: - rw- rw- rw-</text:p>
      <text:p text:style-name="P96"/>
      <text:p text:style-name="P97">Where a 1 appears in the binary value, the corresponding attribute is unset.</text:p>
      <text:p text:style-name="P97"/>
      <text:p text:style-name="P97"/>
      <text:p text:style-name="P98">Some Special Permissions:</text:p>
      <text:p text:style-name="P98"><text:tab/>setuid bit (octal 4000): </text:p>
      <text:p text:style-name="P98">When applied to a executable file, it sets the effective user ID from that of real user to that of the program's owner.</text:p>
      <text:p text:style-name="P98">When an ordinary user runs a program that is “setuid root”, the program runs with the effective privileges of the superuser.</text:p>
      <text:p text:style-name="P98">This allows the program to access files and directories that an ordinary user would normally be prohibited from accessing.</text:p>
      <text:p text:style-name="P98"/>
      <text:p text:style-name="P98"><text:tab/><text:span text:style-name="T82">setgid bit (octal 2000):</text:span></text:p>
      <text:p text:style-name="P99">It sets the effective group ID from the real group ID of the user to that of the file owner.</text:p>
      <text:p text:style-name="P100">If the setgid bit is set on a directory, newly created files in the directory will be given the group ownership of the directory rather the group ownership of the file's creator.</text:p>
      <text:p text:style-name="P100"/>
      <text:p text:style-name="P100"><text:tab/><text:span text:style-name="T83">sticky bit (octal 1000):</text:span></text:p>
      <text:p text:style-name="P101">When applied on files, Linux ignores the sticky bit.</text:p>
      <text:p text:style-name="P101">When applied to a directory, it prevents users from deleting or renaming files unless the user is either the owner of the directory, the owner of the file, or the superuser.</text:p>
      <text:p text:style-name="P102">This is often used to control access to a shared directory.</text:p>
      <text:p text:style-name="P102"/>
      <table:table table:name="Table46" table:style-name="Table46">
        <table:table-column table:style-name="Table46.A"/>
        <table:table-column table:style-name="Table46.B"/>
        <table:table-column table:style-name="Table46.C"/>
        <table:table-row>
          <table:table-cell table:style-name="Table46.A1" office:value-type="string">
            <text:p text:style-name="P218">setuid to a program</text:p>
          </table:table-cell>
          <table:table-cell table:style-name="Table46.A1" office:value-type="string">
            <text:p text:style-name="P218">chmod u+s program</text:p>
          </table:table-cell>
          <table:table-cell table:style-name="Table46.C1" office:value-type="string">
            <text:p text:style-name="P218">-<text:span text:style-name="T84">rwsr-xr-x</text:span></text:p>
          </table:table-cell>
        </table:table-row>
        <table:table-row>
          <table:table-cell table:style-name="Table46.A2" office:value-type="string">
            <text:p text:style-name="P218">setgid to a directory</text:p>
          </table:table-cell>
          <table:table-cell table:style-name="Table46.A2" office:value-type="string">
            <text:p text:style-name="P218">chmod g+s dir </text:p>
          </table:table-cell>
          <table:table-cell table:style-name="Table46.C2" office:value-type="string">
            <text:p text:style-name="P219">drwxrwsr-x</text:p>
          </table:table-cell>
        </table:table-row>
        <table:table-row>
          <table:table-cell table:style-name="Table46.A2" office:value-type="string">
            <text:p text:style-name="P218">sticky bit to directory</text:p>
          </table:table-cell>
          <table:table-cell table:style-name="Table46.A2" office:value-type="string">
            <text:p text:style-name="P218">chmod +t dir </text:p>
          </table:table-cell>
          <table:table-cell table:style-name="Table46.C2" office:value-type="string">
            <text:p text:style-name="P219">drwxrwxrwt</text:p>
          </table:table-cell>
        </table:table-row>
      </table:table>
      <text:p text:style-name="P103"/>
      <text:p text:style-name="P103"/>
      <text:p text:style-name="P103"/>
      <text:p text:style-name="P103"/>
      <table:table table:name="Table47" table:style-name="Table47">
        <table:table-column table:style-name="Table47.A"/>
        <table:table-column table:style-name="Table47.B"/>
        <table:table-column table:style-name="Table47.C"/>
        <text:soft-page-break/>
        <table:table-row>
          <table:table-cell table:style-name="Table47.A1" office:value-type="string">
            <text:p text:style-name="P220">38.</text:p>
          </table:table-cell>
          <table:table-cell table:style-name="Table47.A1" office:value-type="string">
            <text:p text:style-name="P221">su [-[l]] [user]</text:p>
          </table:table-cell>
          <table:table-cell table:style-name="Table47.C1" office:value-type="string">
            <text:p text:style-name="P221">Change user ID or become superuser.</text:p>
          </table:table-cell>
        </table:table-row>
      </table:table>
      <text:p text:style-name="P104"/>
      <text:p text:style-name="P104">If the -l is included, the resulting shell session is a 'login shell' for the specified user.</text:p>
      <text:p text:style-name="P105">This means that the user's environment is loaded and the working directory is changed to the user's home directory.</text:p>
      <text:p text:style-name="P106">If the user is not specified, the superuser is assumed.</text:p>
      <text:p text:style-name="P106"/>
      <text:p text:style-name="P107">To start a shell for the superuser, we can just type =&gt; su -</text:p>
      <text:p text:style-name="P107"/>
      <text:p text:style-name="P108"><text:span text:style-name="T85">After</text:span> finish<text:span text:style-name="T85">ing of the superuser shell</text:span>, type “exit” to return to the previous <text:span text:style-name="T86">one.</text:span></text:p>
      <text:p text:style-name="P108"/>
      <table:table table:name="Table48" table:style-name="Table48">
        <table:table-column table:style-name="Table48.A"/>
        <table:table-column table:style-name="Table48.B"/>
        <table:table-column table:style-name="Table48.C"/>
        <table:table-row>
          <table:table-cell table:style-name="Table48.A1" office:value-type="string">
            <text:p text:style-name="P222">38.</text:p>
          </table:table-cell>
          <table:table-cell table:style-name="Table48.A1" office:value-type="string">
            <text:p text:style-name="P222">su -c <text:span text:style-name="T87">'</text:span>command<text:span text:style-name="T87">'</text:span></text:p>
          </table:table-cell>
          <table:table-cell table:style-name="Table48.C1" office:value-type="string">
            <text:p text:style-name="P222">Execute a single command rather that starting a new interactive shell.</text:p>
          </table:table-cell>
        </table:table-row>
      </table:table>
      <text:p text:style-name="P108"/>
      <text:p text:style-name="P109">It is important to enclose the command in quotes, as we do not want expansion to occur in our shell, but rather in the new shell.</text:p>
      <text:p text:style-name="P109"/>
      <table:table table:name="Table49" table:style-name="Table49">
        <table:table-column table:style-name="Table49.A"/>
        <table:table-column table:style-name="Table49.B"/>
        <table:table-column table:style-name="Table49.C"/>
        <table:table-row>
          <table:table-cell table:style-name="Table49.A1" office:value-type="string">
            <text:p text:style-name="P223">39.</text:p>
          </table:table-cell>
          <table:table-cell table:style-name="Table49.A1" office:value-type="string">
            <text:p text:style-name="P223">sudo</text:p>
          </table:table-cell>
          <table:table-cell table:style-name="Table49.C1" office:value-type="string">
            <text:p text:style-name="P223">Execute a command as another user.</text:p>
          </table:table-cell>
        </table:table-row>
      </table:table>
      <text:p text:style-name="P109"/>
      <text:p text:style-name="P110">The administrator can configure sudo to allow an ordinary user to execute commands as a different user (usually the superuser) in a very controlled way.</text:p>
      <text:p text:style-name="P111">A user may be restricted to one or more specific commands and no others.</text:p>
      <text:p text:style-name="P112">The use of sudo does not like the su, require access to the superuser's password <text:span text:style-name="T88">but rather the user's password.</text:span></text:p>
      <text:p text:style-name="P112"/>
      <text:p text:style-name="P113">One important difference between su and sudo is that sudo does not start a new shell, nor does it load another user's environment. This means that commands do not need to be quoted any differently than they would be without using sudo.</text:p>
      <text:p text:style-name="P113"/>
      <table:table table:name="Table50" table:style-name="Table50">
        <table:table-column table:style-name="Table50.A"/>
        <table:table-column table:style-name="Table50.B"/>
        <table:table-column table:style-name="Table50.C"/>
        <table:table-row>
          <table:table-cell table:style-name="Table50.A1" office:value-type="string">
            <text:p text:style-name="P224">39.</text:p>
          </table:table-cell>
          <table:table-cell table:style-name="Table50.A1" office:value-type="string">
            <text:p text:style-name="P224">sudo -l </text:p>
          </table:table-cell>
          <table:table-cell table:style-name="Table50.C1" office:value-type="string">
            <text:p text:style-name="P224">See what privileges are granted by sudo.</text:p>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81">How a Process Works:</text:p>
      <text:p text:style-name="P114"/>
      <text:p text:style-name="P114">When a system starts up, the kernel initiates a few of its own activities and a program called <text:span text:style-name="T116">init</text:span>.</text:p>
      <text:p text:style-name="P114">init: runs a series of shell scripts (in /etc) =&gt; init scripts, <text:span text:style-name="T120">which start all the system services.</text:span></text:p>
      <text:p text:style-name="P115">Many of these services are implemented as <text:span text:style-name="T105">daemon programs</text:span>.</text:p>
      <text:p text:style-name="P115"/>
      <text:p text:style-name="P115">Daemon programs: sit in the background and do their thing without having any user interface.</text:p>
      <text:p text:style-name="P115"/>
      <text:p text:style-name="P116">The kernel maintains information about each process to help keep things organized. Each process is assigned a PID. </text:p>
      <text:p text:style-name="P117">It also keeps track of the memory assigned to each process, and other <text:span text:style-name="T121">resources.</text:span></text:p>
      <text:p text:style-name="P117"/>
      <text:p text:style-name="P117"/>
      <table:table table:name="Table51" table:style-name="Table51">
        <table:table-column table:style-name="Table51.A"/>
        <table:table-column table:style-name="Table51.B"/>
        <table:table-column table:style-name="Table51.C"/>
        <table:table-row>
          <table:table-cell table:style-name="Table51.A1" office:value-type="string">
            <text:p text:style-name="P225">40.</text:p>
          </table:table-cell>
          <table:table-cell table:style-name="Table51.A1" office:value-type="string">
            <text:p text:style-name="P225">ps</text:p>
          </table:table-cell>
          <table:table-cell table:style-name="Table51.C1" office:value-type="string">
            <text:p text:style-name="P225">Show the processes associated with the current terminal session.</text:p>
          </table:table-cell>
        </table:table-row>
        <table:table-row>
          <table:table-cell table:style-name="Table51.A2" office:value-type="string">
            <text:p text:style-name="P226">40.</text:p>
          </table:table-cell>
          <table:table-cell table:style-name="Table51.A2" office:value-type="string">
            <text:p text:style-name="P226">TTY</text:p>
          </table:table-cell>
          <table:table-cell table:style-name="Table51.C2" office:value-type="string">
            <text:p text:style-name="P226">Teletype: the controlling terminal for the process.</text:p>
          </table:table-cell>
        </table:table-row>
        <table:table-row>
          <table:table-cell table:style-name="Table51.A2" office:value-type="string">
            <text:p text:style-name="P227">40.</text:p>
          </table:table-cell>
          <table:table-cell table:style-name="Table51.A2" office:value-type="string">
            <text:p text:style-name="P227">TIME</text:p>
          </table:table-cell>
          <table:table-cell table:style-name="Table51.C2" office:value-type="string">
            <text:p text:style-name="P227">Amount of CPU time consumed by the process.</text:p>
          </table:table-cell>
        </table:table-row>
        <table:table-row>
          <table:table-cell table:style-name="Table51.A2" office:value-type="string">
            <text:p text:style-name="P228">40.</text:p>
          </table:table-cell>
          <table:table-cell table:style-name="Table51.A2" office:value-type="string">
            <text:p text:style-name="P228">ps x</text:p>
          </table:table-cell>
          <table:table-cell table:style-name="Table51.C2" office:value-type="string">
            <text:p text:style-name="P228">Show all of the processes regardless of what terminal they are controlled by.</text:p>
            <text:p text:style-name="P228">Presence of ? In TTY, indicates no controlling terminal.</text:p>
          </table:table-cell>
        </table:table-row>
        <table:table-row>
          <table:table-cell table:style-name="Table51.A2" office:value-type="string">
            <text:p text:style-name="P229">40.</text:p>
          </table:table-cell>
          <table:table-cell table:style-name="Table51.A2" office:value-type="string">
            <text:p text:style-name="P229">STAT</text:p>
          </table:table-cell>
          <table:table-cell table:style-name="Table51.C2" office:value-type="string">
            <text:p text:style-name="P229">State: reveals the current status of the process.</text:p>
          </table:table-cell>
        </table:table-row>
      </table:table>
      <text:p text:style-name="P117"/>
      <table:table table:name="Table52" table:style-name="Table52">
        <table:table-column table:style-name="Table52.A"/>
        <table:table-column table:style-name="Table52.B"/>
        <table:table-row>
          <table:table-cell table:style-name="Table52.A1" office:value-type="string">
            <text:p text:style-name="P230">State</text:p>
          </table:table-cell>
          <table:table-cell table:style-name="Table52.B1" office:value-type="string">
            <text:p text:style-name="P230">Meaning</text:p>
          </table:table-cell>
        </table:table-row>
        <table:table-row>
          <table:table-cell table:style-name="Table52.A2" office:value-type="string">
            <text:p text:style-name="P230">R</text:p>
          </table:table-cell>
          <table:table-cell table:style-name="Table52.B2" office:value-type="string">
            <text:p text:style-name="P230">Running or ready to run.</text:p>
          </table:table-cell>
        </table:table-row>
        <table:table-row>
          <table:table-cell table:style-name="Table52.A2" office:value-type="string">
            <text:p text:style-name="P230">S</text:p>
          </table:table-cell>
          <table:table-cell table:style-name="Table52.B2" office:value-type="string">
            <text:p text:style-name="P230">Sleeping, waiting for an event, such as a keystroke or network packet.</text:p>
          </table:table-cell>
        </table:table-row>
        <table:table-row>
          <table:table-cell table:style-name="Table52.A2" office:value-type="string">
            <text:p text:style-name="P230">D</text:p>
          </table:table-cell>
          <table:table-cell table:style-name="Table52.B2" office:value-type="string">
            <text:p text:style-name="P230">Uninterruptible Sleep. Process waiting for I/O such as disk drive.</text:p>
          </table:table-cell>
        </table:table-row>
        <table:table-row>
          <table:table-cell table:style-name="Table52.A2" office:value-type="string">
            <text:p text:style-name="P230">T</text:p>
          </table:table-cell>
          <table:table-cell table:style-name="Table52.B2" office:value-type="string">
            <text:p text:style-name="P230">Stopped.</text:p>
          </table:table-cell>
        </table:table-row>
        <table:table-row>
          <table:table-cell table:style-name="Table52.A2" office:value-type="string">
            <text:p text:style-name="P230">Z</text:p>
          </table:table-cell>
          <table:table-cell table:style-name="Table52.B2" office:value-type="string">
            <text:p text:style-name="P230">Zombie process. Child process that has terminated, but has not been cleaned up by its parent.</text:p>
          </table:table-cell>
        </table:table-row>
        <table:table-row>
          <table:table-cell table:style-name="Table52.A2" office:value-type="string">
            <text:p text:style-name="P230">&lt;</text:p>
          </table:table-cell>
          <table:table-cell table:style-name="Table52.B2" office:value-type="string">
            <text:p text:style-name="P231">High priority process. Possible to grant more importance to a process, giving it more time on the CPU. <text:span text:style-name="T122">This property of a process is called </text:span><text:span text:style-name="T90">niceness. </text:span><text:span text:style-name="T113">A process with high priority is said to be less </text:span><text:span text:style-name="T91">nice</text:span><text:span text:style-name="T113"> because it's taking more of the CPU's time.</text:span></text:p>
          </table:table-cell>
        </table:table-row>
        <table:table-row>
          <table:table-cell table:style-name="Table52.A2" office:value-type="string">
            <text:p text:style-name="P230">N</text:p>
          </table:table-cell>
          <table:table-cell table:style-name="Table52.B2" office:value-type="string">
            <text:p text:style-name="P232">Low priority process. A <text:span text:style-name="T89">nice</text:span> process will only get processor time after other processes with higher priority have been serviced.</text:p>
          </table:table-cell>
        </table:table-row>
      </table:table>
      <text:p text:style-name="P117"/>
      <text:p text:style-name="P117"/>
      <table:table table:name="Table53" table:style-name="Table53">
        <table:table-column table:style-name="Table53.A"/>
        <table:table-column table:style-name="Table53.B"/>
        <table:table-column table:style-name="Table53.C"/>
        <table:table-row>
          <table:table-cell table:style-name="Table53.A1" office:value-type="string">
            <text:p text:style-name="P233">40.</text:p>
          </table:table-cell>
          <table:table-cell table:style-name="Table53.A1" office:value-type="string">
            <text:p text:style-name="P233">ps aux</text:p>
          </table:table-cell>
          <table:table-cell table:style-name="Table53.C1" office:value-type="string">
            <text:p text:style-name="P233">Gives more information.</text:p>
          </table:table-cell>
        </table:table-row>
      </table:table>
      <text:p text:style-name="P117"/>
      <table:table table:name="Table54" table:style-name="Table54">
        <table:table-column table:style-name="Table54.A"/>
        <table:table-column table:style-name="Table54.B"/>
        <table:table-row>
          <table:table-cell table:style-name="Table54.A1" office:value-type="string">
            <text:p text:style-name="P234">Header</text:p>
          </table:table-cell>
          <table:table-cell table:style-name="Table54.B1" office:value-type="string">
            <text:p text:style-name="P234">Meaning</text:p>
          </table:table-cell>
        </table:table-row>
        <table:table-row>
          <table:table-cell table:style-name="Table54.A2" office:value-type="string">
            <text:p text:style-name="P234">USER</text:p>
          </table:table-cell>
          <table:table-cell table:style-name="Table54.B2" office:value-type="string">
            <text:p text:style-name="P234">User ID. The owner of the process.</text:p>
          </table:table-cell>
        </table:table-row>
        <text:soft-page-break/>
        <table:table-row>
          <table:table-cell table:style-name="Table54.A2" office:value-type="string">
            <text:p text:style-name="Table_20_Contents">%<text:span text:style-name="T123">CPU</text:span></text:p>
          </table:table-cell>
          <table:table-cell table:style-name="Table54.B2" office:value-type="string">
            <text:p text:style-name="P235">CPU usage in %</text:p>
          </table:table-cell>
        </table:table-row>
        <table:table-row>
          <table:table-cell table:style-name="Table54.A2" office:value-type="string">
            <text:p text:style-name="Table_20_Contents">%<text:span text:style-name="T123">MEM</text:span></text:p>
          </table:table-cell>
          <table:table-cell table:style-name="Table54.B2" office:value-type="string">
            <text:p text:style-name="P235">Memory usage in %</text:p>
          </table:table-cell>
        </table:table-row>
        <table:table-row>
          <table:table-cell table:style-name="Table54.A2" office:value-type="string">
            <text:p text:style-name="P234">VSZ</text:p>
          </table:table-cell>
          <table:table-cell table:style-name="Table54.B2" office:value-type="string">
            <text:p text:style-name="P235">Virtual memory size.</text:p>
          </table:table-cell>
        </table:table-row>
        <table:table-row>
          <table:table-cell table:style-name="Table54.A2" office:value-type="string">
            <text:p text:style-name="P234">RSS</text:p>
          </table:table-cell>
          <table:table-cell table:style-name="Table54.B2" office:value-type="string">
            <text:p text:style-name="P235">Resident Set Size. <text:span text:style-name="T124">Amount of RAM the process is using in kilobytes.</text:span></text:p>
          </table:table-cell>
        </table:table-row>
        <table:table-row>
          <table:table-cell table:style-name="Table54.A2" office:value-type="string">
            <text:p text:style-name="P234">START</text:p>
          </table:table-cell>
          <table:table-cell table:style-name="Table54.B2" office:value-type="string">
            <text:p text:style-name="P236">Time when the process started.</text:p>
          </table:table-cell>
        </table:table-row>
      </table:table>
      <text:p text:style-name="P117"/>
      <text:p text:style-name="P117"/>
      <table:table table:name="Table55" table:style-name="Table55">
        <table:table-column table:style-name="Table55.A"/>
        <table:table-column table:style-name="Table55.B"/>
        <table:table-column table:style-name="Table55.C"/>
        <table:table-row>
          <table:table-cell table:style-name="Table55.A1" office:value-type="string">
            <text:p text:style-name="P237">41.</text:p>
          </table:table-cell>
          <table:table-cell table:style-name="Table55.A1" office:value-type="string">
            <text:p text:style-name="P237">top</text:p>
          </table:table-cell>
          <table:table-cell table:style-name="Table55.C1" office:value-type="string">
            <text:p text:style-name="P237">Displays a continuously updating (by default, every 3s) <text:s/>display of the system process listed in order of process activity.</text:p>
          </table:table-cell>
        </table:table-row>
        <table:table-row>
          <table:table-cell table:style-name="Table55.A2" office:value-type="string">
            <text:p text:style-name="P764">41.</text:p>
          </table:table-cell>
          <table:table-cell table:style-name="Table55.A2" office:value-type="string">
            <text:p text:style-name="P237">-<text:span text:style-name="T498">u &lt;user&gt;</text:span></text:p>
          </table:table-cell>
          <table:table-cell table:style-name="Table55.C2" office:value-type="string">
            <text:p text:style-name="P764">Displays processes of the given user.</text:p>
          </table:table-cell>
        </table:table-row>
      </table:table>
      <text:p text:style-name="P117"/>
      <text:p text:style-name="P118">The system summary:</text:p>
      <text:p text:style-name="P118"/>
      <table:table table:name="Table56" table:style-name="Table56">
        <table:table-column table:style-name="Table56.A"/>
        <table:table-column table:style-name="Table56.B"/>
        <table:table-column table:style-name="Table56.C"/>
        <table:table-row>
          <table:table-cell table:style-name="Table56.A1" office:value-type="string">
            <text:p text:style-name="P238">Row </text:p>
          </table:table-cell>
          <table:table-cell table:style-name="Table56.A1" office:value-type="string">
            <text:p text:style-name="P238">Field</text:p>
          </table:table-cell>
          <table:table-cell table:style-name="Table56.C1" office:value-type="string">
            <text:p text:style-name="P238">Meaning</text:p>
          </table:table-cell>
        </table:table-row>
        <table:table-row>
          <table:table-cell table:style-name="Table56.A2" office:value-type="string">
            <text:p text:style-name="P238">1</text:p>
          </table:table-cell>
          <table:table-cell table:style-name="Table56.A2" office:value-type="string">
            <text:p text:style-name="P238">top</text:p>
          </table:table-cell>
          <table:table-cell table:style-name="Table56.C2" office:value-type="string">
            <text:p text:style-name="P238">Name of the program.</text:p>
          </table:table-cell>
        </table:table-row>
        <table:table-row>
          <table:table-cell table:style-name="Table56.A2" office:value-type="string">
            <text:p text:style-name="P238"/>
          </table:table-cell>
          <table:table-cell table:style-name="Table56.A2" office:value-type="string">
            <text:p text:style-name="P238">xx:xx:xx</text:p>
          </table:table-cell>
          <table:table-cell table:style-name="Table56.C2" office:value-type="string">
            <text:p text:style-name="P238">Current time of day.</text:p>
          </table:table-cell>
        </table:table-row>
        <table:table-row>
          <table:table-cell table:style-name="Table56.A2" office:value-type="string">
            <text:p text:style-name="P238"/>
          </table:table-cell>
          <table:table-cell table:style-name="Table56.A2" office:value-type="string">
            <text:p text:style-name="P238">up xx:xx</text:p>
          </table:table-cell>
          <table:table-cell table:style-name="Table56.C2" office:value-type="string">
            <text:p text:style-name="P238"><text:span text:style-name="T89">uptime</text:span>: <text:span text:style-name="T125">the amount of time since the machine was last booted.</text:span></text:p>
          </table:table-cell>
        </table:table-row>
        <table:table-row>
          <table:table-cell table:style-name="Table56.A2" office:value-type="string">
            <text:p text:style-name="P239"/>
          </table:table-cell>
          <table:table-cell table:style-name="Table56.A2" office:value-type="string">
            <text:p text:style-name="P239">x users</text:p>
          </table:table-cell>
          <table:table-cell table:style-name="Table56.C2" office:value-type="string">
            <text:p text:style-name="P239">Number of users logged in.</text:p>
          </table:table-cell>
        </table:table-row>
        <table:table-row>
          <table:table-cell table:style-name="Table56.A2" office:value-type="string">
            <text:p text:style-name="P239"/>
          </table:table-cell>
          <table:table-cell table:style-name="Table56.A2" office:value-type="string">
            <text:p text:style-name="P239">load average:</text:p>
          </table:table-cell>
          <table:table-cell table:style-name="Table56.C2" office:value-type="string">
            <text:p text:style-name="P239">Number of processes that are waiting to run, the number of processes that are in a runnable state and are sharing the CPU.</text:p>
            <text:p text:style-name="P240">Three values are shown, the first is the average for the last 60s, the next the previous 5m, and finally the previous 15m.</text:p>
            <text:p text:style-name="P241">Under 1.0 the machine is not busy.</text:p>
          </table:table-cell>
        </table:table-row>
        <table:table-row>
          <table:table-cell table:style-name="Table56.A2" office:value-type="string">
            <text:p text:style-name="P242">2</text:p>
          </table:table-cell>
          <table:table-cell table:style-name="Table56.A2" office:value-type="string">
            <text:p text:style-name="P242">Tasks:</text:p>
          </table:table-cell>
          <table:table-cell table:style-name="Table56.C2" office:value-type="string">
            <text:p text:style-name="P243">The number of processes and their various process states.</text:p>
          </table:table-cell>
        </table:table-row>
        <table:table-row>
          <table:table-cell table:style-name="Table56.A2" office:value-type="string">
            <text:p text:style-name="P244">3</text:p>
          </table:table-cell>
          <table:table-cell table:style-name="Table56.A2" office:value-type="string">
            <text:p text:style-name="P244">Cpu(s)</text:p>
          </table:table-cell>
          <table:table-cell table:style-name="Table56.C2" office:value-type="string">
            <text:p text:style-name="P244">The character of the activities that the CPU is performing.</text:p>
          </table:table-cell>
        </table:table-row>
        <table:table-row>
          <table:table-cell table:style-name="Table56.A2" office:value-type="string">
            <text:p text:style-name="P244"/>
          </table:table-cell>
          <table:table-cell table:style-name="Table56.A2" office:value-type="string">
            <text:p text:style-name="P245">%us</text:p>
          </table:table-cell>
          <table:table-cell table:style-name="Table56.C2" office:value-type="string">
            <text:p text:style-name="P245">% of CPU being used for user processes. Processes outside of the kernel itself.</text:p>
          </table:table-cell>
        </table:table-row>
        <table:table-row>
          <table:table-cell table:style-name="Table56.A2" office:value-type="string">
            <text:p text:style-name="P244"/>
          </table:table-cell>
          <table:table-cell table:style-name="Table56.A2" office:value-type="string">
            <text:p text:style-name="P245">%sy</text:p>
          </table:table-cell>
          <table:table-cell table:style-name="Table56.C2" office:value-type="string">
            <text:p text:style-name="P245">% of CPU being used for system (kernel) processes.</text:p>
          </table:table-cell>
        </table:table-row>
        <table:table-row>
          <table:table-cell table:style-name="Table56.A2" office:value-type="string">
            <text:p text:style-name="P244"/>
          </table:table-cell>
          <table:table-cell table:style-name="Table56.A2" office:value-type="string">
            <text:p text:style-name="P245">%<text:span text:style-name="T126">ni</text:span></text:p>
          </table:table-cell>
          <table:table-cell table:style-name="Table56.C2" office:value-type="string">
            <text:p text:style-name="P245">% <text:span text:style-name="T126">of CPU being used by nice processes.</text:span></text:p>
          </table:table-cell>
        </table:table-row>
        <table:table-row>
          <table:table-cell table:style-name="Table56.A2" office:value-type="string">
            <text:p text:style-name="P244"/>
          </table:table-cell>
          <table:table-cell table:style-name="Table56.A2" office:value-type="string">
            <text:p text:style-name="P245">%<text:span text:style-name="T126">id</text:span></text:p>
          </table:table-cell>
          <table:table-cell table:style-name="Table56.C2" office:value-type="string">
            <text:p text:style-name="P245">% <text:span text:style-name="T126">of CPU is idle.</text:span></text:p>
          </table:table-cell>
        </table:table-row>
        <table:table-row>
          <table:table-cell table:style-name="Table56.A2" office:value-type="string">
            <text:p text:style-name="P244"/>
          </table:table-cell>
          <table:table-cell table:style-name="Table56.A2" office:value-type="string">
            <text:p text:style-name="P245">%<text:span text:style-name="T127">wa</text:span></text:p>
          </table:table-cell>
          <table:table-cell table:style-name="Table56.C2" office:value-type="string">
            <text:p text:style-name="P245">% <text:span text:style-name="T127">of CPU waiting for I/O.</text:span></text:p>
          </table:table-cell>
        </table:table-row>
        <table:table-row>
          <table:table-cell table:style-name="Table56.A2" office:value-type="string">
            <text:p text:style-name="P246">4</text:p>
          </table:table-cell>
          <table:table-cell table:style-name="Table56.A2" office:value-type="string">
            <text:p text:style-name="P246">Mem:</text:p>
          </table:table-cell>
          <table:table-cell table:style-name="Table56.C2" office:value-type="string">
            <text:p text:style-name="P246">Physical RAM being used.</text:p>
          </table:table-cell>
        </table:table-row>
        <table:table-row>
          <table:table-cell table:style-name="Table56.A2" office:value-type="string">
            <text:p text:style-name="P246">5</text:p>
          </table:table-cell>
          <table:table-cell table:style-name="Table56.A2" office:value-type="string">
            <text:p text:style-name="P246">Swap:</text:p>
          </table:table-cell>
          <table:table-cell table:style-name="Table56.C2" office:value-type="string">
            <text:p text:style-name="P246">Swap space (virtual memory) being used.</text:p>
          </table:table-cell>
        </table:table-row>
      </table:table>
      <text:p text:style-name="P118"/>
      <text:p text:style-name="P119">You can press h for “help” and q for “quit”.</text:p>
      <text:p text:style-name="P119"/>
      <text:p text:style-name="P123"/>
      <text:p text:style-name="P123"><text:soft-page-break/></text:p>
      <text:p text:style-name="P123">Commands you can use inside top program:</text:p>
      <table:table table:name="Table341" table:style-name="Table341">
        <table:table-column table:style-name="Table341.A"/>
        <table:table-column table:style-name="Table341.B"/>
        <table:table-row>
          <table:table-cell table:style-name="Table341.A1" office:value-type="string">
            <text:p text:style-name="P762">F</text:p>
          </table:table-cell>
          <table:table-cell table:style-name="Table341.B1" office:value-type="string">
            <text:p text:style-name="P763">Modify the columns of Top <text:span text:style-name="T499">(Fields Management)</text:span></text:p>
          </table:table-cell>
        </table:table-row>
        <table:table-row>
          <table:table-cell table:style-name="Table341.A2" office:value-type="string">
            <text:p text:style-name="P765">z</text:p>
          </table:table-cell>
          <table:table-cell table:style-name="Table341.B2" office:value-type="string">
            <text:p text:style-name="P765">Display running process in color to help identify running process easily.</text:p>
          </table:table-cell>
        </table:table-row>
        <table:table-row>
          <table:table-cell table:style-name="Table341.A2" office:value-type="string">
            <text:p text:style-name="P765">c</text:p>
          </table:table-cell>
          <table:table-cell table:style-name="Table341.B2" office:value-type="string">
            <text:p text:style-name="P765">Display absolute path of running process.</text:p>
          </table:table-cell>
        </table:table-row>
        <table:table-row>
          <table:table-cell table:style-name="Table341.A2" office:value-type="string">
            <text:p text:style-name="P765">d</text:p>
          </table:table-cell>
          <table:table-cell table:style-name="Table341.B2" office:value-type="string">
            <text:p text:style-name="P766">Change the refresh interval</text:p>
          </table:table-cell>
        </table:table-row>
        <table:table-row>
          <table:table-cell table:style-name="Table341.A2" office:value-type="string">
            <text:p text:style-name="P766">k</text:p>
          </table:table-cell>
          <table:table-cell table:style-name="Table341.B2" office:value-type="string">
            <text:p text:style-name="P766">Kill a process</text:p>
          </table:table-cell>
        </table:table-row>
        <table:table-row>
          <table:table-cell table:style-name="Table341.A2" office:value-type="string">
            <text:p text:style-name="P766">r</text:p>
          </table:table-cell>
          <table:table-cell table:style-name="Table341.B2" office:value-type="string">
            <text:p text:style-name="P766">Renice a process</text:p>
          </table:table-cell>
        </table:table-row>
        <table:table-row>
          <table:table-cell table:style-name="Table341.A2" office:value-type="string">
            <text:p text:style-name="P766">W</text:p>
          </table:table-cell>
          <table:table-cell table:style-name="Table341.B2" office:value-type="string">
            <text:p text:style-name="P766">Write configuration</text:p>
          </table:table-cell>
        </table:table-row>
        <table:table-row>
          <table:table-cell table:style-name="Table341.A2" office:value-type="string">
            <text:p text:style-name="P767">A</text:p>
          </table:table-cell>
          <table:table-cell table:style-name="Table341.B2" office:value-type="string">
            <text:p text:style-name="P767">Start time (non-display)</text:p>
          </table:table-cell>
        </table:table-row>
        <table:table-row>
          <table:table-cell table:style-name="Table341.A2" office:value-type="string">
            <text:p text:style-name="P767">M</text:p>
          </table:table-cell>
          <table:table-cell table:style-name="Table341.B2" office:value-type="string">
            <text:p text:style-name="P767">Sort by %MEM</text:p>
          </table:table-cell>
        </table:table-row>
        <table:table-row>
          <table:table-cell table:style-name="Table341.A2" office:value-type="string">
            <text:p text:style-name="P767">N</text:p>
          </table:table-cell>
          <table:table-cell table:style-name="Table341.B2" office:value-type="string">
            <text:p text:style-name="P767">Sort by PID</text:p>
          </table:table-cell>
        </table:table-row>
        <table:table-row>
          <table:table-cell table:style-name="Table341.A2" office:value-type="string">
            <text:p text:style-name="P767">P</text:p>
          </table:table-cell>
          <table:table-cell table:style-name="Table341.B2" office:value-type="string">
            <text:p text:style-name="P767">Sort by %CPU</text:p>
          </table:table-cell>
        </table:table-row>
        <table:table-row>
          <table:table-cell table:style-name="Table341.A2" office:value-type="string">
            <text:p text:style-name="P767">T</text:p>
          </table:table-cell>
          <table:table-cell table:style-name="Table341.B2" office:value-type="string">
            <text:p text:style-name="P767">Sort by TIME+</text:p>
          </table:table-cell>
        </table:table-row>
        <table:table-row>
          <table:table-cell table:style-name="Table341.A2" office:value-type="string">
            <text:p text:style-name="P768">Z</text:p>
          </table:table-cell>
          <table:table-cell table:style-name="Table341.B2" office:value-type="string">
            <text:p text:style-name="P768">Interactive command for coloring process</text:p>
          </table:table-cell>
        </table:table-row>
        <table:table-row>
          <table:table-cell table:style-name="Table341.A2" office:value-type="string">
            <text:p text:style-name="P769">m</text:p>
          </table:table-cell>
          <table:table-cell table:style-name="Table341.B2" office:value-type="string">
            <text:p text:style-name="P769">Change the way the usage of memory is displayed.</text:p>
          </table:table-cell>
        </table:table-row>
      </table:table>
      <text:p text:style-name="P123"/>
      <text:p text:style-name="P119"/>
      <text:p text:style-name="P119"/>
      <text:p text:style-name="P119"/>
      <text:p text:style-name="P119"/>
      <text:p text:style-name="P119"/>
      <text:p text:style-name="P119"/>
      <text:p text:style-name="P119"/>
      <table:table table:name="Table57" table:style-name="Table57">
        <table:table-column table:style-name="Table57.A"/>
        <table:table-column table:style-name="Table57.B"/>
        <table:table-column table:style-name="Table57.C"/>
        <table:table-row>
          <table:table-cell table:style-name="Table57.A1" office:value-type="string">
            <text:p text:style-name="P247">42.</text:p>
          </table:table-cell>
          <table:table-cell table:style-name="Table57.A1" office:value-type="string">
            <text:p text:style-name="P247">xlogo</text:p>
          </table:table-cell>
          <table:table-cell table:style-name="Table57.C1" office:value-type="string">
            <text:p text:style-name="P247">Program supplied with the X Window System, that displays a resizable window containing the X logo.</text:p>
          </table:table-cell>
        </table:table-row>
      </table:table>
      <text:p text:style-name="P119"/>
      <text:p text:style-name="P120"><text:span text:style-name="T1">Ctrl-c</text:span>: <text:span text:style-name="T128">interrupts most of command line programs. [</text:span><text:span text:style-name="T2">INT</text:span><text:span text:style-name="T128"> signal (Interrupt)]</text:span></text:p>
      <text:p text:style-name="P121"/>
      <text:p text:style-name="P122"/>
      <text:p text:style-name="P125">A Process in the Background:</text:p>
      <text:p text:style-name="P125"/>
      <text:p text:style-name="P126">To lunch a program so that it is immediately placed in the background, we follow the command with <text:span text:style-name="T1">&amp;</text:span>.</text:p>
      <text:p text:style-name="P126"/>
      <text:p text:style-name="P127">After placing a program in the background, a message of <text:span text:style-name="T89">job control </text:span><text:span text:style-name="T112">is returned</text:span>.</text:p>
      <text:p text:style-name="P128"/>
      <text:p text:style-name="P128">[number] xxxx:</text:p>
      <text:p text:style-name="P128"><text:tab/>- number: is the number of the job</text:p>
      <text:p text:style-name="P128"><text:tab/>- xxxx: is the PID of the process.</text:p>
      <text:p text:style-name="P128"><text:soft-page-break/></text:p>
      <text:p text:style-name="P129">We can see the process by:</text:p>
      <text:p text:style-name="P129">ps</text:p>
      <text:p text:style-name="P129">or </text:p>
      <text:p text:style-name="P129"/>
      <table:table table:name="Table58" table:style-name="Table58">
        <table:table-column table:style-name="Table58.A"/>
        <table:table-column table:style-name="Table58.B"/>
        <table:table-column table:style-name="Table58.C"/>
        <table:table-row>
          <table:table-cell table:style-name="Table58.A1" office:value-type="string">
            <text:p text:style-name="P248">43.</text:p>
          </table:table-cell>
          <table:table-cell table:style-name="Table58.A1" office:value-type="string">
            <text:p text:style-name="P248">jobs</text:p>
          </table:table-cell>
          <table:table-cell table:style-name="Table58.C1" office:value-type="string">
            <text:p text:style-name="P248">Displays the jobs that have been launched from our terminal.</text:p>
          </table:table-cell>
        </table:table-row>
        <table:table-row>
          <table:table-cell table:style-name="Table58.A2" office:value-type="string">
            <text:p text:style-name="P249">44.</text:p>
          </table:table-cell>
          <table:table-cell table:style-name="Table58.A2" office:value-type="string">
            <text:p text:style-name="P249">fg %x<text:tab/></text:p>
          </table:table-cell>
          <table:table-cell table:style-name="Table58.C2" office:value-type="string">
            <text:p text:style-name="P249">Returns the process x to foreground. </text:p>
          </table:table-cell>
        </table:table-row>
      </table:table>
      <text:p text:style-name="P129"/>
      <text:p text:style-name="P130">%<text:span text:style-name="T129">x: </text:span><text:span text:style-name="T92">jobspec.</text:span></text:p>
      <text:p text:style-name="P131"/>
      <text:p text:style-name="P131"><text:span text:style-name="T1">Ctrl-z</text:span>: <text:s/>stop process without terminating it. <text:span text:style-name="T131">[</text:span><text:span text:style-name="T3">TSTP</text:span><text:span text:style-name="T131"> signal (Terminal Stop)]</text:span></text:p>
      <text:p text:style-name="P129"/>
      <table:table table:name="Table59" table:style-name="Table59">
        <table:table-column table:style-name="Table59.A"/>
        <table:table-column table:style-name="Table59.B"/>
        <table:table-column table:style-name="Table59.C"/>
        <table:table-row>
          <table:table-cell table:style-name="Table59.A1" office:value-type="string">
            <text:p text:style-name="P250">45.</text:p>
          </table:table-cell>
          <table:table-cell table:style-name="Table59.A1" office:value-type="string">
            <text:p text:style-name="P250">bg %x</text:p>
          </table:table-cell>
          <table:table-cell table:style-name="Table59.C1" office:value-type="string">
            <text:p text:style-name="P250">Returns the process x to background.</text:p>
          </table:table-cell>
        </table:table-row>
      </table:table>
      <text:p text:style-name="P129"/>
      <text:p text:style-name="P129"/>
      <text:p text:style-name="P132">***Moving a process from the foreground to the background is handy if we launch a graphical program from the command, but forget to place it in the background.</text:p>
      <text:p text:style-name="P132"/>
      <text:p text:style-name="P133">Launching graphical programs for the terminal, enables the user to see the errors printed by the program that will not be seen otherwise.</text:p>
      <text:p text:style-name="P134">Also, some graphical programs have many interesting and useful command line options.</text:p>
      <text:p text:style-name="P134"/>
      <text:p text:style-name="P134"/>
      <text:p text:style-name="P134"/>
      <text:p text:style-name="P134"/>
      <text:p text:style-name="P134"/>
      <text:p text:style-name="P134"/>
      <text:p text:style-name="P134"/>
      <text:p text:style-name="P134"/>
      <table:table table:name="Table60" table:style-name="Table60">
        <table:table-column table:style-name="Table60.A"/>
        <table:table-column table:style-name="Table60.B"/>
        <table:table-column table:style-name="Table60.C"/>
        <table:table-row>
          <table:table-cell table:style-name="Table60.A1" office:value-type="string">
            <text:p text:style-name="P251">46.</text:p>
          </table:table-cell>
          <table:table-cell table:style-name="Table60.A1" office:value-type="string">
            <text:p text:style-name="P251">kill [-signal] PID...</text:p>
          </table:table-cell>
          <table:table-cell table:style-name="Table60.C1" office:value-type="string">
            <text:p text:style-name="P252">Send signals to programs.</text:p>
            <text:p text:style-name="P253">If no signal is specified on the command line, <text:span text:style-name="T1">TERM</text:span> signal (Terminate) is sent by default.</text:p>
            <text:p text:style-name="P254">It can also be used with a jobspe<text:span text:style-name="T132">c.</text:span></text:p>
            <text:p text:style-name="P263">The signal can be specified by number or name.</text:p>
          </table:table-cell>
        </table:table-row>
        <table:table-row>
          <table:table-cell table:style-name="Table60.A2" office:value-type="string">
            <text:p text:style-name="P265">46.</text:p>
          </table:table-cell>
          <table:table-cell table:style-name="Table60.A2" office:value-type="string">
            <text:p text:style-name="P265">kill -l</text:p>
          </table:table-cell>
          <table:table-cell table:style-name="Table60.C2" office:value-type="string">
            <text:p text:style-name="P265">Print list of signals. <text:s/></text:p>
          </table:table-cell>
        </table:table-row>
      </table:table>
      <text:p text:style-name="P134"/>
      <text:p text:style-name="P134"/>
      <text:p text:style-name="P134">*<text:span text:style-name="T130">Signals are one of several ways that the operating system communicates with programs.</text:span></text:p>
      <text:p text:style-name="P134"/>
      <table:table table:name="Table61" table:style-name="Table61">
        <table:table-column table:style-name="Table61.A"/>
        <table:table-column table:style-name="Table61.B"/>
        <table:table-column table:style-name="Table61.C"/>
        <table:table-row>
          <table:table-cell table:style-name="Table61.A1" office:value-type="string">
            <text:p text:style-name="P255">Number</text:p>
          </table:table-cell>
          <table:table-cell table:style-name="Table61.A1" office:value-type="string">
            <text:p text:style-name="P255">Name</text:p>
          </table:table-cell>
          <table:table-cell table:style-name="Table61.C1" office:value-type="string">
            <text:p text:style-name="P255">Meaning</text:p>
          </table:table-cell>
        </table:table-row>
        <table:table-row>
          <table:table-cell table:style-name="Table61.A2" office:value-type="string">
            <text:p text:style-name="P255">1</text:p>
          </table:table-cell>
          <table:table-cell table:style-name="Table61.A2" office:value-type="string">
            <text:p text:style-name="P255">HUP</text:p>
          </table:table-cell>
          <table:table-cell table:style-name="Table61.C2" office:value-type="string">
            <text:p text:style-name="P255">Hangup. <text:span text:style-name="T133">The effect of this signal can be demonstrated by closing a terminal session. The foreground program running on the terminal will be </text:span><text:soft-page-break/><text:span text:style-name="T133">sent the signal and will terminate.</text:span></text:p>
            <text:p text:style-name="P256">This signal is also used by many daemon programs to cause a <text:span text:style-name="T134">reinitialization.</text:span> <text:span text:style-name="T134">It will restart and re-read the configuration file.</text:span></text:p>
          </table:table-cell>
        </table:table-row>
        <table:table-row>
          <table:table-cell table:style-name="Table61.A2" office:value-type="string">
            <text:p text:style-name="P257">2</text:p>
          </table:table-cell>
          <table:table-cell table:style-name="Table61.A2" office:value-type="string">
            <text:p text:style-name="P257">INT</text:p>
          </table:table-cell>
          <table:table-cell table:style-name="Table61.C2" office:value-type="string">
            <text:p text:style-name="P257">You must know this.</text:p>
          </table:table-cell>
        </table:table-row>
        <table:table-row>
          <table:table-cell table:style-name="Table61.A2" office:value-type="string">
            <text:p text:style-name="P264">3</text:p>
          </table:table-cell>
          <table:table-cell table:style-name="Table61.A2" office:value-type="string">
            <text:p text:style-name="P264">QUIT</text:p>
          </table:table-cell>
          <table:table-cell table:style-name="Table61.C2" office:value-type="string">
            <text:p text:style-name="P264">Quit</text:p>
          </table:table-cell>
        </table:table-row>
        <table:table-row>
          <table:table-cell table:style-name="Table61.A2" office:value-type="string">
            <text:p text:style-name="P257">9</text:p>
          </table:table-cell>
          <table:table-cell table:style-name="Table61.A2" office:value-type="string">
            <text:p text:style-name="P257">KILL</text:p>
          </table:table-cell>
          <table:table-cell table:style-name="Table61.C2" office:value-type="string">
            <text:p text:style-name="P257">This signal is special. <text:span text:style-name="T135">Programs may choose to handle signals sent to them in different ways.</text:span></text:p>
            <text:p text:style-name="P259">The KILL signal is never actually sent to the target program. Rather, the Kernel immediately terminates the process, which means no opportunity to clean up after itself or save its work.</text:p>
            <text:p text:style-name="P259">I should only be used when other termination signals fail.</text:p>
          </table:table-cell>
        </table:table-row>
        <table:table-row>
          <table:table-cell table:style-name="Table61.A2" office:value-type="string">
            <text:p text:style-name="P264">11</text:p>
          </table:table-cell>
          <table:table-cell table:style-name="Table61.A2" office:value-type="string">
            <text:p text:style-name="P264">SEGV</text:p>
          </table:table-cell>
          <table:table-cell table:style-name="Table61.C2" office:value-type="string">
            <text:p text:style-name="P264">Segmentation Violation. This signal is sent if a program makes illegal use of memory.</text:p>
          </table:table-cell>
        </table:table-row>
        <table:table-row>
          <table:table-cell table:style-name="Table61.A2" office:value-type="string">
            <text:p text:style-name="P258">15</text:p>
          </table:table-cell>
          <table:table-cell table:style-name="Table61.A2" office:value-type="string">
            <text:p text:style-name="P258">TERM</text:p>
          </table:table-cell>
          <table:table-cell table:style-name="Table61.C2" office:value-type="string">
            <text:p text:style-name="P260">Default signal sent by kill command.</text:p>
          </table:table-cell>
        </table:table-row>
        <table:table-row>
          <table:table-cell table:style-name="Table61.A2" office:value-type="string">
            <text:p text:style-name="P258">18</text:p>
          </table:table-cell>
          <table:table-cell table:style-name="Table61.A2" office:value-type="string">
            <text:p text:style-name="P258">CONT</text:p>
          </table:table-cell>
          <table:table-cell table:style-name="Table61.C2" office:value-type="string">
            <text:p text:style-name="P261">Continue. This will restore a process after a STOP signal.</text:p>
          </table:table-cell>
        </table:table-row>
        <table:table-row>
          <table:table-cell table:style-name="Table61.A2" office:value-type="string">
            <text:p text:style-name="P258">19</text:p>
          </table:table-cell>
          <table:table-cell table:style-name="Table61.A2" office:value-type="string">
            <text:p text:style-name="P258">STOP</text:p>
          </table:table-cell>
          <table:table-cell table:style-name="Table61.C2" office:value-type="string">
            <text:p text:style-name="P261">Stop. This signal causes a process to pause without terminating.</text:p>
            <text:p text:style-name="P262">Like KILL signal, it is not sent to the program, and thus it cannot be ignored.</text:p>
          </table:table-cell>
        </table:table-row>
        <table:table-row>
          <table:table-cell table:style-name="Table61.A2" office:value-type="string">
            <text:p text:style-name="P264">20</text:p>
          </table:table-cell>
          <table:table-cell table:style-name="Table61.A2" office:value-type="string">
            <text:p text:style-name="P264">TSTP</text:p>
          </table:table-cell>
          <table:table-cell table:style-name="Table61.C2" office:value-type="string">
            <text:p text:style-name="P264">Terminal Stop. Unlike the STOP signal, the TSTP received by the process and may be ignored</text:p>
          </table:table-cell>
        </table:table-row>
        <table:table-row>
          <table:table-cell table:style-name="Table61.A2" office:value-type="string">
            <text:p text:style-name="P264">28</text:p>
          </table:table-cell>
          <table:table-cell table:style-name="Table61.A2" office:value-type="string">
            <text:p text:style-name="P264">WINCH</text:p>
          </table:table-cell>
          <table:table-cell table:style-name="Table61.C2" office:value-type="string">
            <text:p text:style-name="P264">Window Change. <text:span text:style-name="T136">It is sent by the system when a window changes size. Some programs will respond to this signal by redrawing themselves to fit the new window dimensions.</text:span></text:p>
          </table:table-cell>
        </table:table-row>
      </table:table>
      <text:p text:style-name="P136"/>
      <text:p text:style-name="P136"/>
      <text:p text:style-name="P135"/>
      <text:p text:style-name="P137"/>
      <text:p text:style-name="P137"/>
      <text:p text:style-name="P137"/>
      <table:table table:name="Table62" table:style-name="Table62">
        <table:table-column table:style-name="Table62.A"/>
        <table:table-column table:style-name="Table62.B"/>
        <table:table-column table:style-name="Table62.C"/>
        <table:table-row>
          <table:table-cell table:style-name="Table62.A1" office:value-type="string">
            <text:p text:style-name="P266">47.</text:p>
          </table:table-cell>
          <table:table-cell table:style-name="Table62.A1" office:value-type="string">
            <text:p text:style-name="P266">killall [-u user] [-signal] name..</text:p>
          </table:table-cell>
          <table:table-cell table:style-name="Table62.C1" office:value-type="string">
            <text:p text:style-name="P266">Send signals to multiple processes.</text:p>
          </table:table-cell>
        </table:table-row>
      </table:table>
      <text:p text:style-name="P138"/>
      <text:p text:style-name="P138"/>
      <text:p text:style-name="P138"/>
      <text:p text:style-name="P138"/>
      <text:p text:style-name="P139"><text:s text:c="4"/>Environment:</text:p>
      <text:p text:style-name="P140"/>
      <text:p text:style-name="P140">The shell maintains a body of information during our shell session called the environment. Data stored in the environment is used by programs to determine facts about our configuration. While <text:s/>most programs use configuration files to store program settings, some programs will also look for values stored in the environment to adjust their behavior.</text:p>
      <text:p text:style-name="P140"/>
      <text:p text:style-name="P141"><text:soft-page-break/>Their are “environment variables” and “shell variables”.</text:p>
      <text:p text:style-name="P141"/>
      <text:p text:style-name="P141">Shell Variables: are bits of data placed there by bash.</text:p>
      <text:p text:style-name="P141">Environment Variables: <text:span text:style-name="T137">are basically everything else.</text:span></text:p>
      <text:p text:style-name="P141"/>
      <text:p text:style-name="P141"/>
      <table:table table:name="Table63" table:style-name="Table63">
        <table:table-column table:style-name="Table63.A"/>
        <table:table-column table:style-name="Table63.B"/>
        <table:table-column table:style-name="Table63.C"/>
        <table:table-row>
          <table:table-cell table:style-name="Table63.A1" office:value-type="string">
            <text:p text:style-name="P267">48.</text:p>
          </table:table-cell>
          <table:table-cell table:style-name="Table63.A1" office:value-type="string">
            <text:p text:style-name="P267">printenv </text:p>
          </table:table-cell>
          <table:table-cell table:style-name="Table63.C1" office:value-type="string">
            <text:p text:style-name="P267">Print all parts of environment.</text:p>
          </table:table-cell>
        </table:table-row>
        <table:table-row>
          <table:table-cell table:style-name="Table63.A2" office:value-type="string">
            <text:p text:style-name="P268">48.</text:p>
          </table:table-cell>
          <table:table-cell table:style-name="Table63.A2" office:value-type="string">
            <text:p text:style-name="P268">printenv VARNAME</text:p>
          </table:table-cell>
          <table:table-cell table:style-name="Table63.C2" office:value-type="string">
            <text:p text:style-name="P268">Print the value of the specified VARNAME.</text:p>
          </table:table-cell>
        </table:table-row>
        <table:table-row>
          <table:table-cell table:style-name="Table63.A2" office:value-type="string">
            <text:p text:style-name="P269">49.</text:p>
          </table:table-cell>
          <table:table-cell table:style-name="Table63.A2" office:value-type="string">
            <text:p text:style-name="P269">set </text:p>
          </table:table-cell>
          <table:table-cell table:style-name="Table63.C2" office:value-type="string">
            <text:p text:style-name="P269">Print both the shell and environment variables. </text:p>
          </table:table-cell>
        </table:table-row>
      </table:table>
      <text:p text:style-name="P142"/>
      <table:table table:name="Table64" table:style-name="Table64">
        <table:table-column table:style-name="Table64.A"/>
        <table:table-column table:style-name="Table64.B"/>
        <table:table-column table:style-name="Table64.C"/>
        <table:table-row>
          <table:table-cell table:style-name="Table64.A1" office:value-type="string">
            <text:p text:style-name="P270">50.</text:p>
          </table:table-cell>
          <table:table-cell table:style-name="Table64.A1" office:value-type="string">
            <text:p text:style-name="P270">echo $VARNAME</text:p>
          </table:table-cell>
          <table:table-cell table:style-name="Table64.C1" office:value-type="string">
            <text:p text:style-name="P144">print the contents of variable</text:p>
          </table:table-cell>
        </table:table-row>
        <table:table-row>
          <table:table-cell table:style-name="Table64.A2" office:value-type="string">
            <text:p text:style-name="P271">51.</text:p>
          </table:table-cell>
          <table:table-cell table:style-name="Table64.A2" office:value-type="string">
            <text:p text:style-name="P271">alias </text:p>
          </table:table-cell>
          <table:table-cell table:style-name="Table64.C2" office:value-type="string">
            <text:p text:style-name="P146">Print aliases.</text:p>
          </table:table-cell>
        </table:table-row>
      </table:table>
      <text:p text:style-name="P143"/>
      <text:p text:style-name="P143"/>
      <text:p text:style-name="P147">Environment Variables:</text:p>
      <text:p text:style-name="P147"/>
      <table:table table:name="Table65" table:style-name="Table65">
        <table:table-column table:style-name="Table65.A"/>
        <table:table-column table:style-name="Table65.B"/>
        <table:table-row>
          <table:table-cell table:style-name="Table65.A1" office:value-type="string">
            <text:p text:style-name="P272">Variable</text:p>
          </table:table-cell>
          <table:table-cell table:style-name="Table65.B1" office:value-type="string">
            <text:p text:style-name="P272">Contents</text:p>
          </table:table-cell>
        </table:table-row>
        <table:table-row>
          <table:table-cell table:style-name="Table65.A2" office:value-type="string">
            <text:p text:style-name="P272">DISPLAY</text:p>
          </table:table-cell>
          <table:table-cell table:style-name="Table65.B2" office:value-type="string">
            <text:p text:style-name="P272">The name of your display if you are running a graphical environment. Usually this is “:0”, meaning the first display generated by the X server.</text:p>
          </table:table-cell>
        </table:table-row>
        <table:table-row>
          <table:table-cell table:style-name="Table65.A2" office:value-type="string">
            <text:p text:style-name="P272">EDITOR</text:p>
          </table:table-cell>
          <table:table-cell table:style-name="Table65.B2" office:value-type="string">
            <text:p text:style-name="P273">The name of the program to be used for text editing.</text:p>
          </table:table-cell>
        </table:table-row>
        <table:table-row>
          <table:table-cell table:style-name="Table65.A2" office:value-type="string">
            <text:p text:style-name="P272">SHELL</text:p>
          </table:table-cell>
          <table:table-cell table:style-name="Table65.B2" office:value-type="string">
            <text:p text:style-name="P274">The name of your shell program.</text:p>
          </table:table-cell>
        </table:table-row>
        <table:table-row>
          <table:table-cell table:style-name="Table65.A2" office:value-type="string">
            <text:p text:style-name="P272">HOME</text:p>
          </table:table-cell>
          <table:table-cell table:style-name="Table65.B2" office:value-type="string">
            <text:p text:style-name="P274">The pathname of your home directory.</text:p>
          </table:table-cell>
        </table:table-row>
        <table:table-row>
          <table:table-cell table:style-name="Table65.A2" office:value-type="string">
            <text:p text:style-name="P272">LANG</text:p>
          </table:table-cell>
          <table:table-cell table:style-name="Table65.B2" office:value-type="string">
            <text:p text:style-name="P274">Defines the character set and collation order of your language.</text:p>
          </table:table-cell>
        </table:table-row>
        <table:table-row>
          <table:table-cell table:style-name="Table65.A2" office:value-type="string">
            <text:p text:style-name="P272">OLD_PWD</text:p>
          </table:table-cell>
          <table:table-cell table:style-name="Table65.B2" office:value-type="string">
            <text:p text:style-name="P275">The previous<text:span text:style-name="T138"> </text:span>working directory.</text:p>
          </table:table-cell>
        </table:table-row>
        <table:table-row>
          <table:table-cell table:style-name="Table65.A2" office:value-type="string">
            <text:p text:style-name="P272">PAGER</text:p>
          </table:table-cell>
          <table:table-cell table:style-name="Table65.B2" office:value-type="string">
            <text:p text:style-name="P276">The name of the program to be used for paging output. This is often to /user/bin/less</text:p>
          </table:table-cell>
        </table:table-row>
        <table:table-row>
          <table:table-cell table:style-name="Table65.A2" office:value-type="string">
            <text:p text:style-name="P272">PATH</text:p>
          </table:table-cell>
          <table:table-cell table:style-name="Table65.B2" office:value-type="string">
            <text:p text:style-name="P277">A colon-separated list of directories that are searched when you enter the name of a executable program.</text:p>
          </table:table-cell>
        </table:table-row>
        <table:table-row table:style-name="Table65.10">
          <table:table-cell table:style-name="Table65.A2" office:value-type="string">
            <text:p text:style-name="P272">PS1</text:p>
          </table:table-cell>
          <table:table-cell table:style-name="Table65.B2" office:value-type="string">
            <text:p text:style-name="P278">Prompt String1. <text:span text:style-name="T139">This defines the contents of your shell prompt.</text:span></text:p>
          </table:table-cell>
        </table:table-row>
        <table:table-row>
          <table:table-cell table:style-name="Table65.A2" office:value-type="string">
            <text:p text:style-name="P272">PWD</text:p>
          </table:table-cell>
          <table:table-cell table:style-name="Table65.B2" office:value-type="string">
            <text:p text:style-name="P279">The current working directory.</text:p>
          </table:table-cell>
        </table:table-row>
        <table:table-row>
          <table:table-cell table:style-name="Table65.A2" office:value-type="string">
            <text:p text:style-name="P272">TERM</text:p>
          </table:table-cell>
          <table:table-cell table:style-name="Table65.B2" office:value-type="string">
            <text:p text:style-name="P280">The name of your terminal type. <text:span text:style-name="T140">Unix-like systems support many terminal protocols; this variable sets the protocol to be used with your terminal emulator.</text:span></text:p>
          </table:table-cell>
        </table:table-row>
        <table:table-row>
          <table:table-cell table:style-name="Table65.A2" office:value-type="string">
            <text:p text:style-name="P272">TZ</text:p>
          </table:table-cell>
          <table:table-cell table:style-name="Table65.B2" office:value-type="string">
            <text:p text:style-name="P281">Specifies your timezone. <text:span text:style-name="T141">Most likely: Coordinated Universal Time (UTC).</text:span></text:p>
          </table:table-cell>
        </table:table-row>
        <table:table-row>
          <table:table-cell table:style-name="Table65.A2" office:value-type="string">
            <text:p text:style-name="P272">USER</text:p>
          </table:table-cell>
          <table:table-cell table:style-name="Table65.B2" office:value-type="string">
            <text:p text:style-name="P282">Your user name.</text:p>
          </table:table-cell>
        </table:table-row>
      </table:table>
      <text:p text:style-name="P147"/>
      <text:p text:style-name="P147"/>
      <text:p text:style-name="P147"><text:soft-page-break/>*<text:span text:style-name="T142">When we log on the system, the bash program starts, and reads a series of configuration scripts called “startup files”, which define the default environment shared by all users. Then it is followed by more “startup files” in our home directory that define our personal environment.</text:span></text:p>
      <text:p text:style-name="P143"/>
      <text:p text:style-name="P148"><text:s text:c="4"/>Login shell vs. Non-Login shell session:</text:p>
      <text:p text:style-name="P148"/>
      <text:p text:style-name="P148">Login shell: one in which we are prompted for our user name and password.</text:p>
      <text:p text:style-name="P149">Non-Login shell: <text:span text:style-name="T143">typically occurs when we launch a terminal session in the GUI.</text:span></text:p>
      <text:p text:style-name="P143"/>
      <text:p text:style-name="P150">Startup File for:</text:p>
      <text:p text:style-name="P145"/>
      <text:p text:style-name="P150">Login shell</text:p>
      <table:table table:name="Table66" table:style-name="Table66">
        <table:table-column table:style-name="Table66.A"/>
        <table:table-column table:style-name="Table66.B"/>
        <table:table-row>
          <table:table-cell table:style-name="Table66.A1" office:value-type="string">
            <text:p text:style-name="P283">File</text:p>
          </table:table-cell>
          <table:table-cell table:style-name="Table66.B1" office:value-type="string">
            <text:p text:style-name="P283">Contents</text:p>
          </table:table-cell>
        </table:table-row>
        <table:table-row>
          <table:table-cell table:style-name="Table66.A2" office:value-type="string">
            <text:p text:style-name="Table_20_Contents">/<text:span text:style-name="T144">etc/profile</text:span></text:p>
          </table:table-cell>
          <table:table-cell table:style-name="Table66.B2" office:value-type="string">
            <text:p text:style-name="P283">A global configuration script that applies to all users.</text:p>
          </table:table-cell>
        </table:table-row>
        <table:table-row>
          <table:table-cell table:style-name="Table66.A2" office:value-type="string">
            <text:p text:style-name="P284">~/.bash_profile</text:p>
          </table:table-cell>
          <table:table-cell table:style-name="Table66.B2" office:value-type="string">
            <text:p text:style-name="P284">A user's personal startup file. Can be used to extend or override settings in the global configuration script.</text:p>
          </table:table-cell>
        </table:table-row>
        <table:table-row>
          <table:table-cell table:style-name="Table66.A2" office:value-type="string">
            <text:p text:style-name="P285">~/.bash_login</text:p>
          </table:table-cell>
          <table:table-cell table:style-name="Table66.B2" office:value-type="string">
            <text:p text:style-name="P285">If ~/.bash_profile is not found, bash attempts to read this script.</text:p>
          </table:table-cell>
        </table:table-row>
        <table:table-row>
          <table:table-cell table:style-name="Table66.A2" office:value-type="string">
            <text:p text:style-name="P286">~/.profile</text:p>
          </table:table-cell>
          <table:table-cell table:style-name="Table66.B2" office:value-type="string">
            <text:p text:style-name="P286">If neither found, bash attempts to read this file. This is the default in Debian-based distributions, such as Ubuntu.</text:p>
          </table:table-cell>
        </table:table-row>
      </table:table>
      <text:p text:style-name="P143"/>
      <text:p text:style-name="P150">Non-Login shell:</text:p>
      <table:table table:name="Table67" table:style-name="Table67">
        <table:table-column table:style-name="Table67.A"/>
        <table:table-column table:style-name="Table67.B"/>
        <table:table-row>
          <table:table-cell table:style-name="Table67.A1" office:value-type="string">
            <text:p text:style-name="P289">/<text:span text:style-name="T145">etc/bash.bashrc</text:span></text:p>
          </table:table-cell>
          <table:table-cell table:style-name="Table67.B1" office:value-type="string">
            <text:p text:style-name="P287">A global configuration script that applies to all users.</text:p>
          </table:table-cell>
        </table:table-row>
        <table:table-row>
          <table:table-cell table:style-name="Table67.A2" office:value-type="string">
            <text:p text:style-name="P288">~/.bashrc</text:p>
          </table:table-cell>
          <table:table-cell table:style-name="Table67.B2" office:value-type="string">
            <text:p text:style-name="P288">A user's personal startup file. Can be used to extend or override settings in the global configuration script.</text:p>
          </table:table-cell>
        </table:table-row>
      </table:table>
      <text:p text:style-name="P770"/>
      <text:p text:style-name="P771">Non-Login shells also inherit the environment from their parent process, usually a login shell.</text:p>
      <text:p text:style-name="P771"/>
      <text:p text:style-name="P772">The ~/.bashrc file is probably the most important startup file from the ordinary user's point of view, since it is almost always read. <text:span text:style-name="T146">Non-Login shells read it by default and most startup files for <text:s/>Login shells are written in such a way as to read it as well.<text:tab/></text:span></text:p>
      <text:p text:style-name="P772"/>
      <text:p text:style-name="P772"/>
      <text:p text:style-name="P772"/>
      <text:p text:style-name="P772"/>
      <text:p text:style-name="P772"/>
      <text:p text:style-name="P773">Eg. of parameter expansion:</text:p>
      <text:p text:style-name="P773"/>
      <text:p text:style-name="P773">foo=”This is some “</text:p>
      <text:p text:style-name="P773">echo $foo → This is some</text:p>
      <text:p text:style-name="P773">foo=$foo”text.”</text:p>
      <text:p text:style-name="P773">echo $foo → This is some text.</text:p>
      <text:p text:style-name="P773"/>
      <text:p text:style-name="P774"><text:soft-page-break/>This technique appends text to the end of a variable's contents.</text:p>
      <text:p text:style-name="P774"/>
      <text:p text:style-name="P774"/>
      <text:p text:style-name="P775">How the shell knows where to find commands when we enter them on the command line ?</text:p>
      <text:p text:style-name="P775"><text:s text:c="4"/><text:span text:style-name="T147">It searches a list of directories that are contained in the PATH variable.</text:span></text:p>
      <text:p text:style-name="P773"/>
      <text:p text:style-name="P776">The PATH variable is often set by the /etc/profile startup file and with this code:</text:p>
      <text:p text:style-name="P776"><text:s text:c="8"/>PATH=$PATH:$HOME/bin</text:p>
      <text:p text:style-name="P777"/>
      <text:p text:style-name="P777">By adding the string $HOME/bin to the end of the PATH variable's contents, the directory is added to the list of directories searched when a command is entered.</text:p>
      <text:p text:style-name="P778">This means that when we want to create a directory within our home directory for storing our own private programs. <text:span text:style-name="T148">All we have to do is call it bin, and we're ready to go.</text:span></text:p>
      <text:p text:style-name="P776"/>
      <text:p text:style-name="P776"/>
      <table:table table:name="Table68" table:style-name="Table68">
        <table:table-column table:style-name="Table68.A"/>
        <table:table-column table:style-name="Table68.B"/>
        <table:table-column table:style-name="Table68.C"/>
        <table:table-row>
          <table:table-cell table:style-name="Table68.A1" office:value-type="string">
            <text:p text:style-name="P290">52.</text:p>
          </table:table-cell>
          <table:table-cell table:style-name="Table68.A1" office:value-type="string">
            <text:p text:style-name="P290">export VAR</text:p>
          </table:table-cell>
          <table:table-cell table:style-name="Table68.C1" office:value-type="string">
            <text:p text:style-name="P290">Tells the shell to make the contents of VAR available to child processes of this shell.</text:p>
          </table:table-cell>
        </table:table-row>
      </table:table>
      <text:p text:style-name="P776"/>
      <text:p text:style-name="P776"/>
      <text:p text:style-name="P1726">To give a variable an output of a command:</text:p>
      <table:table table:name="Table166" table:style-name="Table166">
        <table:table-column table:style-name="Table166.A"/>
        <table:table-row>
          <table:table-cell table:style-name="Table166.A1" office:value-type="string">
            <text:p text:style-name="P1726">var=$(command)</text:p>
          </table:table-cell>
        </table:table-row>
      </table:table>
      <text:p text:style-name="P1726"/>
      <text:p text:style-name="P1726"><text:span text:style-name="T379">E</text:span>g.</text:p>
      <text:p text:style-name="P1726">path_to_place=$(pwd)</text:p>
      <text:p text:style-name="P776"/>
      <text:p text:style-name="P776"/>
      <text:p text:style-name="P776"><text:s text:c="4"/><text:span text:style-name="T149">Modifying the Environment:</text:span></text:p>
      <text:p text:style-name="P776"/>
      <text:p text:style-name="P779">To add directories to you PATH, or define additional environment variables, place those changes in .bash_profile (or .profile if the previous file was not found). <text:span text:style-name="T150">For everything else, place the changes in .bashrc.</text:span></text:p>
      <text:p text:style-name="P779"/>
      <text:p text:style-name="P780">If you are the administrator and need to change the defaults for all users of the system, change the files in /etc such as profile.</text:p>
      <text:p text:style-name="P780"/>
      <text:p text:style-name="P781">**Before editing and important configuration file, it is always a good idea to create a backup copy of the file first. <text:span text:style-name="T151">It doesn't matter what you call the backup file, just pick an understandable name. The extensions “.bak”, “.sav”, “.old”, and “.orig” are ways of indicating a backup file.</text:span></text:p>
      <text:p text:style-name="P781"/>
      <text:p text:style-name="P782">The changes made to the .bashrc will not take affect until we close our terminal session and start a new one, since the .bashrc file is only read at the beginning of a session. <text:span text:style-name="T152">However:</text:span></text:p>
      <table:table table:name="Table69" table:style-name="Table69">
        <table:table-column table:style-name="Table69.A"/>
        <table:table-column table:style-name="Table69.B"/>
        <table:table-column table:style-name="Table69.C"/>
        <table:table-row>
          <table:table-cell table:style-name="Table69.A1" office:value-type="string">
            <text:p text:style-name="P291">53.</text:p>
          </table:table-cell>
          <table:table-cell table:style-name="Table69.A1" office:value-type="string">
            <text:p text:style-name="P291">source .bashrc</text:p>
          </table:table-cell>
          <table:table-cell table:style-name="Table69.C1" office:value-type="string">
            <text:p text:style-name="P291">Force bash to re-read the modified .bashrc file.</text:p>
          </table:table-cell>
        </table:table-row>
      </table:table>
      <text:p text:style-name="P782"/>
      <text:p text:style-name="P782"><text:soft-page-break/></text:p>
      <text:p text:style-name="P782"/>
      <text:p text:style-name="P783">Customizing the Prompt:</text:p>
      <text:p text:style-name="P783"/>
      <text:p text:style-name="P784">The prompt is defined by an environment variable named PS1 (prompt string one). =&gt; echo $PS1</text:p>
      <text:p text:style-name="P784"/>
      <text:p text:style-name="P784">→<text:span text:style-name="T153"> Escape Codes Used In Shell Prompts:</text:span></text:p>
      <text:p text:style-name="P784"/>
      <table:table table:name="Table70" table:style-name="Table70">
        <table:table-column table:style-name="Table70.A"/>
        <table:table-column table:style-name="Table70.B"/>
        <table:table-row>
          <table:table-cell table:style-name="Table70.A1" office:value-type="string">
            <text:p text:style-name="P292">Sequence</text:p>
          </table:table-cell>
          <table:table-cell table:style-name="Table70.B1" office:value-type="string">
            <text:p text:style-name="P292">Value Displayed</text:p>
          </table:table-cell>
        </table:table-row>
        <table:table-row>
          <table:table-cell table:style-name="Table70.A2" office:value-type="string">
            <text:p text:style-name="P292">\a</text:p>
          </table:table-cell>
          <table:table-cell table:style-name="Table70.B2" office:value-type="string">
            <text:p text:style-name="P292">ASCII bell. This makes the computer beep when it is <text:span text:style-name="T154">encountered.</text:span></text:p>
          </table:table-cell>
        </table:table-row>
        <table:table-row>
          <table:table-cell table:style-name="Table70.A2" office:value-type="string">
            <text:p text:style-name="P292">\d</text:p>
          </table:table-cell>
          <table:table-cell table:style-name="Table70.B2" office:value-type="string">
            <text:p text:style-name="P293">Current date in day, month, date format.</text:p>
          </table:table-cell>
        </table:table-row>
        <table:table-row>
          <table:table-cell table:style-name="Table70.A2" office:value-type="string">
            <text:p text:style-name="P292">\h</text:p>
          </table:table-cell>
          <table:table-cell table:style-name="Table70.B2" office:value-type="string">
            <text:p text:style-name="P294">Host name of the local machine minus the trailing domain name.</text:p>
          </table:table-cell>
        </table:table-row>
        <table:table-row>
          <table:table-cell table:style-name="Table70.A2" office:value-type="string">
            <text:p text:style-name="P292">\H</text:p>
          </table:table-cell>
          <table:table-cell table:style-name="Table70.B2" office:value-type="string">
            <text:p text:style-name="P295">Full host name.</text:p>
          </table:table-cell>
        </table:table-row>
        <table:table-row>
          <table:table-cell table:style-name="Table70.A2" office:value-type="string">
            <text:p text:style-name="P292">\j</text:p>
          </table:table-cell>
          <table:table-cell table:style-name="Table70.B2" office:value-type="string">
            <text:p text:style-name="P296">Number of jobs running in the current shell session.</text:p>
          </table:table-cell>
        </table:table-row>
        <table:table-row>
          <table:table-cell table:style-name="Table70.A2" office:value-type="string">
            <text:p text:style-name="P292">\l</text:p>
          </table:table-cell>
          <table:table-cell table:style-name="Table70.B2" office:value-type="string">
            <text:p text:style-name="P297">Name of the current terminal device.</text:p>
          </table:table-cell>
        </table:table-row>
        <table:table-row>
          <table:table-cell table:style-name="Table70.A2" office:value-type="string">
            <text:p text:style-name="P292">\n</text:p>
          </table:table-cell>
          <table:table-cell table:style-name="Table70.B2" office:value-type="string">
            <text:p text:style-name="P298">A newline character.</text:p>
          </table:table-cell>
        </table:table-row>
        <table:table-row>
          <table:table-cell table:style-name="Table70.A2" office:value-type="string">
            <text:p text:style-name="P292">\r</text:p>
          </table:table-cell>
          <table:table-cell table:style-name="Table70.B2" office:value-type="string">
            <text:p text:style-name="P299">A carriage return.</text:p>
          </table:table-cell>
        </table:table-row>
        <table:table-row>
          <table:table-cell table:style-name="Table70.A2" office:value-type="string">
            <text:p text:style-name="P292">\s</text:p>
          </table:table-cell>
          <table:table-cell table:style-name="Table70.B2" office:value-type="string">
            <text:p text:style-name="P300">Name of the shell program.</text:p>
          </table:table-cell>
        </table:table-row>
        <table:table-row>
          <table:table-cell table:style-name="Table70.A2" office:value-type="string">
            <text:p text:style-name="P292">\t</text:p>
          </table:table-cell>
          <table:table-cell table:style-name="Table70.B2" office:value-type="string">
            <text:p text:style-name="P301">Current time in 24 hour hours:minutes:seconds format.</text:p>
          </table:table-cell>
        </table:table-row>
        <table:table-row>
          <table:table-cell table:style-name="Table70.A2" office:value-type="string">
            <text:p text:style-name="P292">\T</text:p>
          </table:table-cell>
          <table:table-cell table:style-name="Table70.B2" office:value-type="string">
            <text:p text:style-name="P302">Current time in 12 hour format.</text:p>
          </table:table-cell>
        </table:table-row>
        <table:table-row>
          <table:table-cell table:style-name="Table70.A2" office:value-type="string">
            <text:p text:style-name="P303">\@</text:p>
          </table:table-cell>
          <table:table-cell table:style-name="Table70.B2" office:value-type="string">
            <text:p text:style-name="P303">Current time in 12 hour AM/PM format.</text:p>
          </table:table-cell>
        </table:table-row>
        <table:table-row>
          <table:table-cell table:style-name="Table70.A2" office:value-type="string">
            <text:p text:style-name="P304">\A</text:p>
          </table:table-cell>
          <table:table-cell table:style-name="Table70.B2" office:value-type="string">
            <text:p text:style-name="P304">Current time in 24 hour hours:minutes format</text:p>
          </table:table-cell>
        </table:table-row>
        <table:table-row>
          <table:table-cell table:style-name="Table70.A2" office:value-type="string">
            <text:p text:style-name="P304">\u</text:p>
          </table:table-cell>
          <table:table-cell table:style-name="Table70.B2" office:value-type="string">
            <text:p text:style-name="P304">User name of the current user.</text:p>
          </table:table-cell>
        </table:table-row>
        <table:table-row>
          <table:table-cell table:style-name="Table70.A2" office:value-type="string">
            <text:p text:style-name="P304">\v</text:p>
          </table:table-cell>
          <table:table-cell table:style-name="Table70.B2" office:value-type="string">
            <text:p text:style-name="P304">Version number of the shell.</text:p>
          </table:table-cell>
        </table:table-row>
        <table:table-row>
          <table:table-cell table:style-name="Table70.A2" office:value-type="string">
            <text:p text:style-name="P304">\V</text:p>
          </table:table-cell>
          <table:table-cell table:style-name="Table70.B2" office:value-type="string">
            <text:p text:style-name="P304">Version and release numbers of the shell.</text:p>
          </table:table-cell>
        </table:table-row>
        <table:table-row>
          <table:table-cell table:style-name="Table70.A2" office:value-type="string">
            <text:p text:style-name="P304">\w</text:p>
          </table:table-cell>
          <table:table-cell table:style-name="Table70.B2" office:value-type="string">
            <text:p text:style-name="P304">Name of the current working directory.</text:p>
          </table:table-cell>
        </table:table-row>
        <table:table-row>
          <table:table-cell table:style-name="Table70.A2" office:value-type="string">
            <text:p text:style-name="P304">\W</text:p>
          </table:table-cell>
          <table:table-cell table:style-name="Table70.B2" office:value-type="string">
            <text:p text:style-name="P304">Last part of the current working directory name.</text:p>
          </table:table-cell>
        </table:table-row>
        <table:table-row>
          <table:table-cell table:style-name="Table70.A2" office:value-type="string">
            <text:p text:style-name="P304">\!</text:p>
          </table:table-cell>
          <table:table-cell table:style-name="Table70.B2" office:value-type="string">
            <text:p text:style-name="P304">History number of the current command.</text:p>
          </table:table-cell>
        </table:table-row>
        <table:table-row>
          <table:table-cell table:style-name="Table70.A2" office:value-type="string">
            <text:p text:style-name="P304">\#</text:p>
          </table:table-cell>
          <table:table-cell table:style-name="Table70.B2" office:value-type="string">
            <text:p text:style-name="P304">Number or commands entered into this shell session.</text:p>
          </table:table-cell>
        </table:table-row>
        <table:table-row>
          <table:table-cell table:style-name="Table70.A2" office:value-type="string">
            <text:p text:style-name="P304">\$</text:p>
          </table:table-cell>
          <table:table-cell table:style-name="Table70.B2" office:value-type="string">
            <text:p text:style-name="P304">This displays $ but if you have superuser privileges it displays #</text:p>
          </table:table-cell>
        </table:table-row>
        <table:table-row>
          <table:table-cell table:style-name="Table70.A2" office:value-type="string">
            <text:p text:style-name="P304">\[</text:p>
          </table:table-cell>
          <table:table-cell table:style-name="Table70.B2" office:value-type="string">
            <text:p text:style-name="P304">Signals the start of a series of one or more non-printing characters. </text:p>
            <text:p text:style-name="P305">This is used to embed non-printing control characters which manipulate the terminal emulator in some way, such as moving the cursor or changing text colors.</text:p>
          </table:table-cell>
        </table:table-row>
        <table:table-row table:style-name="Table70.24">
          <table:table-cell table:style-name="Table70.A2" office:value-type="string">
            <text:p text:style-name="P305">\]</text:p>
          </table:table-cell>
          <table:table-cell table:style-name="Table70.B2" office:value-type="string">
            <text:p text:style-name="P306">Signals the end of non-printing character sequence.</text:p>
          </table:table-cell>
        </table:table-row>
      </table:table>
      <text:p text:style-name="P784"/>
      <text:p text:style-name="P784"/>
      <text:p text:style-name="P785"><text:soft-page-break/>Before making any changes, we need to back up the existing string so we can restore it later:</text:p>
      <text:p text:style-name="P785"/>
      <text:p text:style-name="P785"><text:s text:c="4"/>ps1_old=”$PS1”</text:p>
      <text:p text:style-name="P785"/>
      <text:p text:style-name="P786">We can restore it later with:</text:p>
      <text:p text:style-name="P786"><text:s text:c="4"/></text:p>
      <text:p text:style-name="P786"><text:s text:c="4"/>PS1=”$ps1_old”</text:p>
      <text:p text:style-name="P786"/>
      <text:p text:style-name="P786"/>
      <text:p text:style-name="P786">If we type:</text:p>
      <text:p text:style-name="P786"/>
      <text:p text:style-name="P786"><text:s text:c="4"/>PS1=</text:p>
      <text:p text:style-name="P786"/>
      <text:p text:style-name="P786">We will get no prompt string at all! <text:span text:style-name="T155">The prompt is still here, but displays nothing.</text:span></text:p>
      <text:p text:style-name="P786"/>
      <text:p text:style-name="P786"/>
      <text:p text:style-name="P787">We can add one escape character at the time and see the changes to the prompt:</text:p>
      <text:p text:style-name="P787"/>
      <text:p text:style-name="P787"><text:s text:c="4"/>PS1=”\$ ”</text:p>
      <text:p text:style-name="P787"><text:s text:c="4"/>PS1=”\a\$ ”</text:p>
      <text:p text:style-name="P787"><text:s text:c="4"/>PS1=”\A \h \$ ”</text:p>
      <text:p text:style-name="P788"><text:s text:c="4"/>PS1=”<text:span text:style-name="T156">&lt;\u@</text:span>\h <text:span text:style-name="T156">\w&gt;</text:span>\$ ”</text:p>
      <text:p text:style-name="P788"/>
      <text:p text:style-name="P789"/>
      <text:p text:style-name="P789">Adding Color:</text:p>
      <text:p text:style-name="P789"/>
      <text:p text:style-name="P790">Character color is controlled by sending the terminal emulator an ANSI <text:span text:style-name="T157">(American National Standards Institute)</text:span> escape code embedded in the stream of characters to be displayed.</text:p>
      <text:p text:style-name="P791">The control code does not “print out” on the display, rather it is interpreted by the terminal as an instruction. </text:p>
      <text:p text:style-name="P791"/>
      <text:p text:style-name="P792">An ANSI escape code begins with an octal 033 followed by an optional character attribute followed by an instruction.</text:p>
      <text:p text:style-name="P792"/>
      <text:p text:style-name="P793"/>
      <text:p text:style-name="P793">→ Escape Sequences Used to Set Text Colors</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07">Sequence</text:p>
          </table:table-cell>
          <table:table-cell table:style-name="Table71.A1" office:value-type="string">
            <text:p text:style-name="P307">Text Color</text:p>
          </table:table-cell>
          <table:table-cell table:style-name="Table71.A1" office:value-type="string">
            <text:p text:style-name="P307">Sequence</text:p>
          </table:table-cell>
          <table:table-cell table:style-name="Table71.D1" office:value-type="string">
            <text:p text:style-name="P307">Text Color</text:p>
          </table:table-cell>
        </table:table-row>
        <table:table-row>
          <table:table-cell table:style-name="Table71.A2" office:value-type="string">
            <text:p text:style-name="P307">\033[0;30m</text:p>
          </table:table-cell>
          <table:table-cell table:style-name="Table71.A2" office:value-type="string">
            <text:p text:style-name="P307">Black</text:p>
          </table:table-cell>
          <table:table-cell table:style-name="Table71.A2" office:value-type="string">
            <text:p text:style-name="P307">\033[1;30m</text:p>
          </table:table-cell>
          <table:table-cell table:style-name="Table71.D2" office:value-type="string">
            <text:p text:style-name="P307">Dark Gray</text:p>
          </table:table-cell>
        </table:table-row>
        <table:table-row>
          <table:table-cell table:style-name="Table71.A2" office:value-type="string">
            <text:p text:style-name="P307">\033[0;31m</text:p>
          </table:table-cell>
          <table:table-cell table:style-name="Table71.A2" office:value-type="string">
            <text:p text:style-name="P307">Red</text:p>
          </table:table-cell>
          <table:table-cell table:style-name="Table71.A2" office:value-type="string">
            <text:p text:style-name="P307">\033[1;31m</text:p>
          </table:table-cell>
          <table:table-cell table:style-name="Table71.D2" office:value-type="string">
            <text:p text:style-name="P307">Light Red</text:p>
          </table:table-cell>
        </table:table-row>
        <table:table-row>
          <table:table-cell table:style-name="Table71.A2" office:value-type="string">
            <text:p text:style-name="P307">\033[0;32m</text:p>
          </table:table-cell>
          <table:table-cell table:style-name="Table71.A2" office:value-type="string">
            <text:p text:style-name="P307">Green</text:p>
          </table:table-cell>
          <table:table-cell table:style-name="Table71.A2" office:value-type="string">
            <text:p text:style-name="P307">\033[1;32m</text:p>
          </table:table-cell>
          <table:table-cell table:style-name="Table71.D2" office:value-type="string">
            <text:p text:style-name="P307">Light Green</text:p>
          </table:table-cell>
        </table:table-row>
        <table:table-row>
          <table:table-cell table:style-name="Table71.A2" office:value-type="string">
            <text:p text:style-name="P307">\033[0;33m</text:p>
          </table:table-cell>
          <table:table-cell table:style-name="Table71.A2" office:value-type="string">
            <text:p text:style-name="P307">Brown</text:p>
          </table:table-cell>
          <table:table-cell table:style-name="Table71.A2" office:value-type="string">
            <text:p text:style-name="P307">\033[1;33m</text:p>
          </table:table-cell>
          <table:table-cell table:style-name="Table71.D2" office:value-type="string">
            <text:p text:style-name="P307">Yellow</text:p>
          </table:table-cell>
        </table:table-row>
        <table:table-row>
          <table:table-cell table:style-name="Table71.A2" office:value-type="string">
            <text:p text:style-name="P307">\033[0;34m</text:p>
          </table:table-cell>
          <table:table-cell table:style-name="Table71.A2" office:value-type="string">
            <text:p text:style-name="P307">Blue</text:p>
          </table:table-cell>
          <table:table-cell table:style-name="Table71.A2" office:value-type="string">
            <text:p text:style-name="P307">\033[1;34m</text:p>
          </table:table-cell>
          <table:table-cell table:style-name="Table71.D2" office:value-type="string">
            <text:p text:style-name="P307">Light Blue</text:p>
          </table:table-cell>
        </table:table-row>
        <text:soft-page-break/>
        <table:table-row>
          <table:table-cell table:style-name="Table71.A2" office:value-type="string">
            <text:p text:style-name="P307">\033[0;35m</text:p>
          </table:table-cell>
          <table:table-cell table:style-name="Table71.A2" office:value-type="string">
            <text:p text:style-name="P307">Purple</text:p>
          </table:table-cell>
          <table:table-cell table:style-name="Table71.A2" office:value-type="string">
            <text:p text:style-name="P307">\033[1;35m</text:p>
          </table:table-cell>
          <table:table-cell table:style-name="Table71.D2" office:value-type="string">
            <text:p text:style-name="P307">Light Purple</text:p>
          </table:table-cell>
        </table:table-row>
        <table:table-row>
          <table:table-cell table:style-name="Table71.A2" office:value-type="string">
            <text:p text:style-name="P307">\033[0;36m</text:p>
          </table:table-cell>
          <table:table-cell table:style-name="Table71.A2" office:value-type="string">
            <text:p text:style-name="P307">Cyan</text:p>
          </table:table-cell>
          <table:table-cell table:style-name="Table71.A2" office:value-type="string">
            <text:p text:style-name="P307">\033[1;36m</text:p>
          </table:table-cell>
          <table:table-cell table:style-name="Table71.D2" office:value-type="string">
            <text:p text:style-name="P307">Light Cyan</text:p>
          </table:table-cell>
        </table:table-row>
        <table:table-row>
          <table:table-cell table:style-name="Table71.A2" office:value-type="string">
            <text:p text:style-name="P307">\033[0;37m</text:p>
          </table:table-cell>
          <table:table-cell table:style-name="Table71.A2" office:value-type="string">
            <text:p text:style-name="P307">Light Grey</text:p>
          </table:table-cell>
          <table:table-cell table:style-name="Table71.A2" office:value-type="string">
            <text:p text:style-name="P307">\033[1;37m</text:p>
          </table:table-cell>
          <table:table-cell table:style-name="Table71.D2" office:value-type="string">
            <text:p text:style-name="P307">White</text:p>
          </table:table-cell>
        </table:table-row>
      </table:table>
      <text:p text:style-name="P795"/>
      <text:p text:style-name="P795"/>
      <text:p text:style-name="P795">Eg.</text:p>
      <text:p text:style-name="P795"/>
      <text:p text:style-name="P795">PS1=”\[\033[0;31m\]&lt;\u@\h \w&gt;\$\[\033[0m\] “</text:p>
      <text:p text:style-name="P795"/>
      <text:p text:style-name="P798">We added the \033[0m to tell the terminal to return to the previous color.</text:p>
      <text:p text:style-name="P798"/>
      <text:p text:style-name="P798"/>
      <text:p text:style-name="P798"/>
      <text:p text:style-name="P794">→ Escape Sequences Used to Set <text:span text:style-name="T158">Background</text:span> Colors</text:p>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308">Sequence</text:p>
          </table:table-cell>
          <table:table-cell table:style-name="Table72.A1" office:value-type="string">
            <text:p text:style-name="P308">Text Color</text:p>
          </table:table-cell>
          <table:table-cell table:style-name="Table72.A1" office:value-type="string">
            <text:p text:style-name="P308">Sequence</text:p>
          </table:table-cell>
          <table:table-cell table:style-name="Table72.D1" office:value-type="string">
            <text:p text:style-name="P308">Text Color</text:p>
          </table:table-cell>
        </table:table-row>
        <table:table-row>
          <table:table-cell table:style-name="Table72.A2" office:value-type="string">
            <text:p text:style-name="P308">\033[0;<text:span text:style-name="T159">4</text:span>0m</text:p>
          </table:table-cell>
          <table:table-cell table:style-name="Table72.A2" office:value-type="string">
            <text:p text:style-name="P308">Black</text:p>
          </table:table-cell>
          <table:table-cell table:style-name="Table72.A2" office:value-type="string">
            <text:p text:style-name="P308">\033[<text:span text:style-name="T159">0;44</text:span>m</text:p>
          </table:table-cell>
          <table:table-cell table:style-name="Table72.D2" office:value-type="string">
            <text:p text:style-name="P309">Blue</text:p>
          </table:table-cell>
        </table:table-row>
        <table:table-row>
          <table:table-cell table:style-name="Table72.A2" office:value-type="string">
            <text:p text:style-name="P308">\033[0;<text:span text:style-name="T159">4</text:span>1m</text:p>
          </table:table-cell>
          <table:table-cell table:style-name="Table72.A2" office:value-type="string">
            <text:p text:style-name="P308">Red</text:p>
          </table:table-cell>
          <table:table-cell table:style-name="Table72.A2" office:value-type="string">
            <text:p text:style-name="P308">\033[<text:span text:style-name="T159">0</text:span>;<text:span text:style-name="T159">4</text:span>m</text:p>
          </table:table-cell>
          <table:table-cell table:style-name="Table72.D2" office:value-type="string">
            <text:p text:style-name="P309">Purple</text:p>
          </table:table-cell>
        </table:table-row>
        <table:table-row>
          <table:table-cell table:style-name="Table72.A2" office:value-type="string">
            <text:p text:style-name="P308">\033[0;<text:span text:style-name="T159">4</text:span>2m</text:p>
          </table:table-cell>
          <table:table-cell table:style-name="Table72.A2" office:value-type="string">
            <text:p text:style-name="P308">Green</text:p>
          </table:table-cell>
          <table:table-cell table:style-name="Table72.A2" office:value-type="string">
            <text:p text:style-name="P308">\033[<text:span text:style-name="T159">0</text:span>;<text:span text:style-name="T159">46</text:span>m</text:p>
          </table:table-cell>
          <table:table-cell table:style-name="Table72.D2" office:value-type="string">
            <text:p text:style-name="P309">Cyan</text:p>
          </table:table-cell>
        </table:table-row>
        <table:table-row>
          <table:table-cell table:style-name="Table72.A2" office:value-type="string">
            <text:p text:style-name="P308">\033[0;<text:span text:style-name="T159">4</text:span>3m</text:p>
          </table:table-cell>
          <table:table-cell table:style-name="Table72.A2" office:value-type="string">
            <text:p text:style-name="P308">Brown</text:p>
          </table:table-cell>
          <table:table-cell table:style-name="Table72.A2" office:value-type="string">
            <text:p text:style-name="P308">\033[<text:span text:style-name="T159">0</text:span>;<text:span text:style-name="T159">47</text:span>m</text:p>
          </table:table-cell>
          <table:table-cell table:style-name="Table72.D2" office:value-type="string">
            <text:p text:style-name="P309">Light Grey</text:p>
          </table:table-cell>
        </table:table-row>
      </table:table>
      <text:p text:style-name="P796"/>
      <text:p text:style-name="P796"/>
      <text:p text:style-name="P797">Eg.</text:p>
      <text:p text:style-name="P797"/>
      <text:p text:style-name="P797">PS1=”\[\033[0;<text:span text:style-name="T159">41</text:span>m\]&lt;\u@\h \w&gt;\$\[\033[0m\] “</text:p>
      <text:p text:style-name="P797"/>
      <text:p text:style-name="P799">For more info go page 165 -168</text:p>
      <text:p text:style-name="P799"/>
      <text:p text:style-name="P799"/>
      <text:p text:style-name="P799"/>
      <text:p text:style-name="P799"/>
      <text:p text:style-name="P799"/>
      <text:p text:style-name="P799"/>
      <text:p text:style-name="P799"/>
      <text:p text:style-name="P799"/>
      <text:p text:style-name="P799"/>
      <text:p text:style-name="P799"/>
      <text:p text:style-name="P799"/>
      <text:p text:style-name="P799"/>
      <text:p text:style-name="P799"/>
      <text:p text:style-name="P799"/>
      <text:p text:style-name="P799"/>
      <text:p text:style-name="P1727"/>
      <text:p text:style-name="P799"><text:soft-page-break/></text:p>
      <text:p text:style-name="P799"/>
      <text:p text:style-name="P799"/>
      <text:p text:style-name="P799"/>
      <text:p text:style-name="P799"/>
      <text:p text:style-name="P799"/>
      <text:p text:style-name="P799"/>
      <text:p text:style-name="P800">Package Management:</text:p>
      <text:p text:style-name="P800"/>
      <text:p text:style-name="P801">The most important determinant of distribution quality is the “packaging system” and the vitality of the distribution's support community.</text:p>
      <text:p text:style-name="P801"/>
      <text:p text:style-name="P802">Package management is a method of installing and maintaining software on the system.</text:p>
      <text:p text:style-name="P802"/>
      <text:p text:style-name="P803">Different distributions use different packaging systems and a package intended for one distribution is not compatible with another distribution.</text:p>
      <text:p text:style-name="P804"/>
      <text:p text:style-name="P804">Two camps of packaging technologies: Debian → “.deb”, Red Hat → “.rpm”</text:p>
      <text:p text:style-name="P804"/>
      <table:table table:name="Table73" table:style-name="Table73">
        <table:table-column table:style-name="Table73.A"/>
        <table:table-column table:style-name="Table73.B"/>
        <table:table-row>
          <table:table-cell table:style-name="Table73.A1" office:value-type="string">
            <text:p text:style-name="P310">Debian Style → .deb</text:p>
          </table:table-cell>
          <table:table-cell table:style-name="Table73.B1" office:value-type="string">
            <text:p text:style-name="P310">Debian, Ubuntu, Xandros, Linspire</text:p>
          </table:table-cell>
        </table:table-row>
        <table:table-row>
          <table:table-cell table:style-name="Table73.A2" office:value-type="string">
            <text:p text:style-name="P310">Red Hat Style → .rpm</text:p>
          </table:table-cell>
          <table:table-cell table:style-name="Table73.B2" office:value-type="string">
            <text:p text:style-name="P310">Fedora, CentOS, OpenSUSE, Mandriva</text:p>
          </table:table-cell>
        </table:table-row>
      </table:table>
      <text:p text:style-name="P804"/>
      <text:p text:style-name="P805">Virtually all software for a Linux system will be found on the Internet. Most of it will be provided by the distribution vendor in the form of package files <text:span text:style-name="T160">and the rest will be available in source code form that can installed manually.</text:span></text:p>
      <text:p text:style-name="P805"/>
      <text:p text:style-name="P805"><text:s text:c="4"/><text:span text:style-name="T161">Package Files:</text:span></text:p>
      <text:p text:style-name="P806">the unit of software in a package system is the package file.</text:p>
      <text:p text:style-name="P807">A package file is a compressed collection of files that comprise the software package.</text:p>
      <text:p text:style-name="P808">A package may consist of numerous programs and data files that support the programs.</text:p>
      <text:p text:style-name="P809">In addition the package file includes metadata about the package, such as a text description of the package and its contents. <text:span text:style-name="T162">It may also contains pre-/post-installation scripts that perform configuration tasks.</text:span></text:p>
      <text:p text:style-name="P809"/>
      <text:p text:style-name="P810">Package files are created by a person known as “package maintainer”.</text:p>
      <text:p text:style-name="P810">The package maintainer gets the software in source code from the “upstream provider” the author of the program, compiles it, and creates the package metadata and any necessary installation scripts.</text:p>
      <text:p text:style-name="P810"/>
      <text:p text:style-name="P810"><text:s text:c="4"/><text:span text:style-name="T163">Repositories:</text:span></text:p>
      <text:p text:style-name="P811">Packages are made available to the users of a distribution in central repositories that my contain many thousands of packages, each specially built and maintained for the distribution.</text:p>
      <text:p text:style-name="P811"/>
      <text:p text:style-name="P812"><text:soft-page-break/>A distribution may maintain several different repositories for different stages of the software development life cycle.</text:p>
      <text:p text:style-name="P812"/>
      <text:p text:style-name="P813">Eg. </text:p>
      <text:p text:style-name="P813">testing repository that contains packages that have just been built and are intended for finding bugs before they are released.</text:p>
      <text:p text:style-name="P813"/>
      <text:p text:style-name="P814">development repository where work-in-progress packages destined for inclusion in the distribution's next major release.</text:p>
      <text:p text:style-name="P814"><text:s text:c="4"/><text:span text:style-name="T164">Dependencies:</text:span></text:p>
      <text:p text:style-name="P815">Programs seldom “standalone”, rather they rely on the presence of other software components to get their work done.</text:p>
      <text:p text:style-name="P816">Common activities, such as input/output, are handled by routines shared by many programs.</text:p>
      <text:p text:style-name="P817">These routines are stored in “shared libraries”, which provide essential services to more than one program.</text:p>
      <text:p text:style-name="P817"/>
      <text:p text:style-name="P818">If a package requires a shared library, it is said to have a “dependency”.</text:p>
      <text:p text:style-name="P818"/>
      <text:p text:style-name="P819">Modern package management systems provide some method of “dependency resolution” to ensure that when a package is installed, all of its dependencies are installed, too.</text:p>
      <text:p text:style-name="P819"/>
      <text:p text:style-name="P819"/>
      <text:p text:style-name="P819"><text:s text:c="4"/><text:span text:style-name="T165">High and Low-level Package Tools:</text:span></text:p>
      <text:p text:style-name="P820">Package management systems consist of two types of tools:</text:p>
      <text:p text:style-name="P820">*low-level tools: handle tasks such as installing and removing package files.</text:p>
      <text:p text:style-name="P820">*high-level tools: perform metadata searching and dependency resolution.</text:p>
      <text:p text:style-name="P820"/>
      <table:table table:name="Table74" table:style-name="Table74">
        <table:table-column table:style-name="Table74.A" table:number-columns-repeated="3"/>
        <table:table-row>
          <table:table-cell table:style-name="Table74.A1" office:value-type="string">
            <text:p text:style-name="P311">Distributions</text:p>
          </table:table-cell>
          <table:table-cell table:style-name="Table74.A1" office:value-type="string">
            <text:p text:style-name="P311">Low-level tools</text:p>
          </table:table-cell>
          <table:table-cell table:style-name="Table74.C1" office:value-type="string">
            <text:p text:style-name="P311">High-level tools</text:p>
          </table:table-cell>
        </table:table-row>
        <table:table-row>
          <table:table-cell table:style-name="Table74.A2" office:value-type="string">
            <text:p text:style-name="P311">Debian-style</text:p>
          </table:table-cell>
          <table:table-cell table:style-name="Table74.A2" office:value-type="string">
            <text:p text:style-name="P311">dpkg</text:p>
          </table:table-cell>
          <table:table-cell table:style-name="Table74.C2" office:value-type="string">
            <text:p text:style-name="P311">apt-get, aptitude</text:p>
          </table:table-cell>
        </table:table-row>
        <table:table-row>
          <table:table-cell table:style-name="Table74.A2" office:value-type="string">
            <text:p text:style-name="P311">Red-hat-style</text:p>
          </table:table-cell>
          <table:table-cell table:style-name="Table74.A2" office:value-type="string">
            <text:p text:style-name="P311">rpm</text:p>
          </table:table-cell>
          <table:table-cell table:style-name="Table74.C2" office:value-type="string">
            <text:p text:style-name="P311">yum</text:p>
          </table:table-cell>
        </table:table-row>
      </table:table>
      <text:p text:style-name="P820"/>
      <text:p text:style-name="P820"/>
      <text:p text:style-name="P821"><text:span text:style-name="T166">Common PM </text:span>TASKS:</text:p>
      <text:p text:style-name="P821"/>
      <text:p text:style-name="P822">The term “package_name” refers to the actual name of package, rather than the term “package_file”, which is the name of the file that contains the package.</text:p>
      <text:p text:style-name="P822"/>
      <text:p text:style-name="P822"/>
      <text:p text:style-name="P822"><text:s text:c="4"/><text:span text:style-name="T167">Finding a Package in a Repository:</text:span></text:p>
      <text:p text:style-name="P822"/>
      <table:table table:name="Table75" table:style-name="Table75">
        <table:table-column table:style-name="Table75.A"/>
        <table:table-column table:style-name="Table75.B"/>
        <table:table-row>
          <table:table-cell table:style-name="Table75.A1" office:value-type="string">
            <text:p text:style-name="P312">Style</text:p>
          </table:table-cell>
          <table:table-cell table:style-name="Table75.B1" office:value-type="string">
            <text:p text:style-name="P312">Command(s)</text:p>
          </table:table-cell>
        </table:table-row>
        <table:table-row>
          <table:table-cell table:style-name="Table75.A2" office:value-type="string">
            <text:p text:style-name="P312">Debian</text:p>
          </table:table-cell>
          <table:table-cell table:style-name="Table75.B2" office:value-type="string">
            <text:p text:style-name="P312">apt-get update</text:p>
            <text:p text:style-name="P312"><text:soft-page-break/>apt-cache search search_string</text:p>
          </table:table-cell>
        </table:table-row>
        <table:table-row>
          <table:table-cell table:style-name="Table75.A2" office:value-type="string">
            <text:p text:style-name="P312">Red Hat</text:p>
          </table:table-cell>
          <table:table-cell table:style-name="Table75.B2" office:value-type="string">
            <text:p text:style-name="P312">yum search search_string</text:p>
          </table:table-cell>
        </table:table-row>
      </table:table>
      <text:p text:style-name="P822"/>
      <text:p text:style-name="P822"><text:s text:c="4"/></text:p>
      <text:p text:style-name="P822"><text:s text:c="4"/><text:span text:style-name="T168">Installing a Package from a Repository:</text:span></text:p>
      <text:p text:style-name="P822"/>
      <table:table table:name="Table76" table:style-name="Table76">
        <table:table-column table:style-name="Table76.A"/>
        <table:table-column table:style-name="Table76.B"/>
        <table:table-row>
          <table:table-cell table:style-name="Table76.A1" office:value-type="string">
            <text:p text:style-name="P316">Style</text:p>
          </table:table-cell>
          <table:table-cell table:style-name="Table76.B1" office:value-type="string">
            <text:p text:style-name="P316">Command(s)</text:p>
          </table:table-cell>
        </table:table-row>
        <table:table-row>
          <table:table-cell table:style-name="Table76.A2" office:value-type="string">
            <text:p text:style-name="P316">Debian</text:p>
          </table:table-cell>
          <table:table-cell table:style-name="Table76.B2" office:value-type="string">
            <text:p text:style-name="P312">apt-get update</text:p>
            <text:p text:style-name="P312">apt-<text:span text:style-name="T168">get</text:span> <text:span text:style-name="T168">install</text:span> <text:span text:style-name="T168">package_name</text:span></text:p>
          </table:table-cell>
        </table:table-row>
        <table:table-row>
          <table:table-cell table:style-name="Table76.A2" office:value-type="string">
            <text:p text:style-name="P316">Red Hat</text:p>
          </table:table-cell>
          <table:table-cell table:style-name="Table76.B2" office:value-type="string">
            <text:p text:style-name="P313">yum <text:span text:style-name="T168">install</text:span> <text:span text:style-name="T168">package</text:span>_<text:span text:style-name="T168">name</text:span></text:p>
          </table:table-cell>
        </table:table-row>
      </table:table>
      <text:p text:style-name="P822"><text:s text:c="4"/><text:span text:style-name="T168">Installing a Package from a Package File:</text:span></text:p>
      <text:p text:style-name="P822"/>
      <table:table table:name="Table77" table:style-name="Table77">
        <table:table-column table:style-name="Table77.A"/>
        <table:table-column table:style-name="Table77.B"/>
        <table:table-row>
          <table:table-cell table:style-name="Table77.A1" office:value-type="string">
            <text:p text:style-name="P316">Style</text:p>
          </table:table-cell>
          <table:table-cell table:style-name="Table77.B1" office:value-type="string">
            <text:p text:style-name="P316">Command(s)</text:p>
          </table:table-cell>
        </table:table-row>
        <table:table-row>
          <table:table-cell table:style-name="Table77.A2" office:value-type="string">
            <text:p text:style-name="P316">Debian</text:p>
          </table:table-cell>
          <table:table-cell table:style-name="Table77.B2" office:value-type="string">
            <text:p text:style-name="P324">dpkg –install package_file</text:p>
          </table:table-cell>
        </table:table-row>
        <table:table-row>
          <table:table-cell table:style-name="Table77.A2" office:value-type="string">
            <text:p text:style-name="P316">Red Hat</text:p>
          </table:table-cell>
          <table:table-cell table:style-name="Table77.B2" office:value-type="string">
            <text:p text:style-name="P324">rpm -i package_file</text:p>
          </table:table-cell>
        </table:table-row>
      </table:table>
      <text:p text:style-name="P823"/>
      <text:p text:style-name="P823"/>
      <text:p text:style-name="P824">If this technique is used, no dependency resolution is performed, it will exit with an error.</text:p>
      <text:p text:style-name="P824"/>
      <text:p text:style-name="P824"/>
      <text:p text:style-name="P824"><text:s text:c="4"/><text:span text:style-name="T169">Removing a Package:</text:span></text:p>
      <text:p text:style-name="P824"/>
      <table:table table:name="Table78" table:style-name="Table78">
        <table:table-column table:style-name="Table78.A"/>
        <table:table-column table:style-name="Table78.B"/>
        <table:table-row>
          <table:table-cell table:style-name="Table78.A1" office:value-type="string">
            <text:p text:style-name="P317">Style</text:p>
          </table:table-cell>
          <table:table-cell table:style-name="Table78.B1" office:value-type="string">
            <text:p text:style-name="P317">Command(s)</text:p>
          </table:table-cell>
        </table:table-row>
        <table:table-row>
          <table:table-cell table:style-name="Table78.A2" office:value-type="string">
            <text:p text:style-name="P317">Debian</text:p>
          </table:table-cell>
          <table:table-cell table:style-name="Table78.B2" office:value-type="string">
            <text:p text:style-name="P314">apt-<text:span text:style-name="T168">get</text:span> <text:span text:style-name="T170">remove</text:span> <text:span text:style-name="T168">package_name</text:span></text:p>
          </table:table-cell>
        </table:table-row>
        <table:table-row>
          <table:table-cell table:style-name="Table78.A2" office:value-type="string">
            <text:p text:style-name="P317">Red Hat</text:p>
          </table:table-cell>
          <table:table-cell table:style-name="Table78.B2" office:value-type="string">
            <text:p text:style-name="P314">yum <text:span text:style-name="T170">erase</text:span> <text:span text:style-name="T168">package</text:span>_<text:span text:style-name="T168">name</text:span></text:p>
          </table:table-cell>
        </table:table-row>
      </table:table>
      <text:p text:style-name="P825"/>
      <text:p text:style-name="P825"/>
      <text:p text:style-name="P825"><text:s text:c="4"/><text:span text:style-name="T171">Updating Packages from a Repository</text:span></text:p>
      <text:p text:style-name="P825"/>
      <table:table table:name="Table79" table:style-name="Table79">
        <table:table-column table:style-name="Table79.A"/>
        <table:table-column table:style-name="Table79.B"/>
        <table:table-row>
          <table:table-cell table:style-name="Table79.A1" office:value-type="string">
            <text:p text:style-name="P318">Style</text:p>
          </table:table-cell>
          <table:table-cell table:style-name="Table79.B1" office:value-type="string">
            <text:p text:style-name="P318">Command(s)</text:p>
          </table:table-cell>
        </table:table-row>
        <table:table-row>
          <table:table-cell table:style-name="Table79.A2" office:value-type="string">
            <text:p text:style-name="P318">Debian</text:p>
          </table:table-cell>
          <table:table-cell table:style-name="Table79.B2" office:value-type="string">
            <text:p text:style-name="P315">apt-get update</text:p>
            <text:p text:style-name="P315">apt-<text:span text:style-name="T168">get</text:span> <text:span text:style-name="T171">upgrade</text:span></text:p>
          </table:table-cell>
        </table:table-row>
        <table:table-row>
          <table:table-cell table:style-name="Table79.A2" office:value-type="string">
            <text:p text:style-name="P318">Red Hat</text:p>
          </table:table-cell>
          <table:table-cell table:style-name="Table79.B2" office:value-type="string">
            <text:p text:style-name="P315">yum <text:span text:style-name="T171">update</text:span></text:p>
          </table:table-cell>
        </table:table-row>
      </table:table>
      <text:p text:style-name="P826"/>
      <text:p text:style-name="P826"/>
      <text:p text:style-name="P826"/>
      <text:p text:style-name="P826"><text:s text:c="4"/><text:span text:style-name="T172">Upgrading a Package from a Package Filenames</text:span></text:p>
      <text:p text:style-name="P826"/>
      <table:table table:name="Table80" table:style-name="Table80">
        <table:table-column table:style-name="Table80.A"/>
        <table:table-column table:style-name="Table80.B"/>
        <table:table-row>
          <table:table-cell table:style-name="Table80.A1" office:value-type="string">
            <text:p text:style-name="P319">Style</text:p>
          </table:table-cell>
          <table:table-cell table:style-name="Table80.B1" office:value-type="string">
            <text:p text:style-name="P319">Command(s)</text:p>
          </table:table-cell>
        </table:table-row>
        <text:soft-page-break/>
        <table:table-row>
          <table:table-cell table:style-name="Table80.A2" office:value-type="string">
            <text:p text:style-name="P319">Debian</text:p>
          </table:table-cell>
          <table:table-cell table:style-name="Table80.B2" office:value-type="string">
            <text:p text:style-name="P325">dpkg --install package_file</text:p>
          </table:table-cell>
        </table:table-row>
        <table:table-row>
          <table:table-cell table:style-name="Table80.A2" office:value-type="string">
            <text:p text:style-name="P319">Red Hat</text:p>
          </table:table-cell>
          <table:table-cell table:style-name="Table80.B2" office:value-type="string">
            <text:p text:style-name="P325">rpm -U package_file</text:p>
          </table:table-cell>
        </table:table-row>
      </table:table>
      <text:p text:style-name="P827"/>
      <text:p text:style-name="P827"/>
      <text:p text:style-name="P827"><text:s text:c="4"/>Listing Installed Packages:</text:p>
      <text:p text:style-name="P827"/>
      <table:table table:name="Table81" table:style-name="Table81">
        <table:table-column table:style-name="Table81.A"/>
        <table:table-column table:style-name="Table81.B"/>
        <table:table-row>
          <table:table-cell table:style-name="Table81.A1" office:value-type="string">
            <text:p text:style-name="P320">Style</text:p>
          </table:table-cell>
          <table:table-cell table:style-name="Table81.B1" office:value-type="string">
            <text:p text:style-name="P320">Command(s)</text:p>
          </table:table-cell>
        </table:table-row>
        <table:table-row>
          <table:table-cell table:style-name="Table81.A2" office:value-type="string">
            <text:p text:style-name="P320">Debian</text:p>
          </table:table-cell>
          <table:table-cell table:style-name="Table81.B2" office:value-type="string">
            <text:p text:style-name="P326">dpkg --list</text:p>
          </table:table-cell>
        </table:table-row>
        <table:table-row>
          <table:table-cell table:style-name="Table81.A2" office:value-type="string">
            <text:p text:style-name="P320">Red Hat</text:p>
          </table:table-cell>
          <table:table-cell table:style-name="Table81.B2" office:value-type="string">
            <text:p text:style-name="P326">rpm -qa</text:p>
          </table:table-cell>
        </table:table-row>
      </table:table>
      <text:p text:style-name="P831"/>
      <text:p text:style-name="P831"/>
      <text:p text:style-name="P831"/>
      <text:p text:style-name="P831"/>
      <text:p text:style-name="P828"><text:s text:c="4"/><text:span text:style-name="T173">Determining if a Package is Installed</text:span></text:p>
      <text:p text:style-name="P828"/>
      <table:table table:name="Table82" table:style-name="Table82">
        <table:table-column table:style-name="Table82.A"/>
        <table:table-column table:style-name="Table82.B"/>
        <table:table-row>
          <table:table-cell table:style-name="Table82.A1" office:value-type="string">
            <text:p text:style-name="P321">Style</text:p>
          </table:table-cell>
          <table:table-cell table:style-name="Table82.B1" office:value-type="string">
            <text:p text:style-name="P321">Command(s)</text:p>
          </table:table-cell>
        </table:table-row>
        <table:table-row>
          <table:table-cell table:style-name="Table82.A2" office:value-type="string">
            <text:p text:style-name="P321">Debian</text:p>
          </table:table-cell>
          <table:table-cell table:style-name="Table82.B2" office:value-type="string">
            <text:p text:style-name="P326">dpkg --status package_name</text:p>
          </table:table-cell>
        </table:table-row>
        <table:table-row>
          <table:table-cell table:style-name="Table82.A2" office:value-type="string">
            <text:p text:style-name="P321">Red Hat</text:p>
          </table:table-cell>
          <table:table-cell table:style-name="Table82.B2" office:value-type="string">
            <text:p text:style-name="P326">rpm -q package_name</text:p>
          </table:table-cell>
        </table:table-row>
      </table:table>
      <text:p text:style-name="P832"/>
      <text:p text:style-name="P832"/>
      <text:p text:style-name="P829"><text:s text:c="4"/><text:span text:style-name="T174">Displaying Info about an Installed Package</text:span></text:p>
      <text:p text:style-name="P829"/>
      <table:table table:name="Table83" table:style-name="Table83">
        <table:table-column table:style-name="Table83.A"/>
        <table:table-column table:style-name="Table83.B"/>
        <table:table-row>
          <table:table-cell table:style-name="Table83.A1" office:value-type="string">
            <text:p text:style-name="P322">Style</text:p>
          </table:table-cell>
          <table:table-cell table:style-name="Table83.B1" office:value-type="string">
            <text:p text:style-name="P322">Command(s)</text:p>
          </table:table-cell>
        </table:table-row>
        <table:table-row>
          <table:table-cell table:style-name="Table83.A2" office:value-type="string">
            <text:p text:style-name="P322">Debian</text:p>
          </table:table-cell>
          <table:table-cell table:style-name="Table83.B2" office:value-type="string">
            <text:p text:style-name="P328">apt-cache show package_name</text:p>
          </table:table-cell>
        </table:table-row>
        <table:table-row>
          <table:table-cell table:style-name="Table83.A2" office:value-type="string">
            <text:p text:style-name="P322">Red Hat</text:p>
          </table:table-cell>
          <table:table-cell table:style-name="Table83.B2" office:value-type="string">
            <text:p text:style-name="P328">yum info package_name</text:p>
          </table:table-cell>
        </table:table-row>
      </table:table>
      <text:p text:style-name="P833"/>
      <text:p text:style-name="P833"/>
      <text:p text:style-name="P833"/>
      <text:p text:style-name="P830"><text:s text:c="4"/><text:span text:style-name="T175">Finding Which Package Installed a File</text:span></text:p>
      <text:p text:style-name="P830"/>
      <table:table table:name="Table84" table:style-name="Table84">
        <table:table-column table:style-name="Table84.A"/>
        <table:table-column table:style-name="Table84.B"/>
        <table:table-row>
          <table:table-cell table:style-name="Table84.A1" office:value-type="string">
            <text:p text:style-name="P323">Style</text:p>
          </table:table-cell>
          <table:table-cell table:style-name="Table84.B1" office:value-type="string">
            <text:p text:style-name="P323">Command(s)</text:p>
          </table:table-cell>
        </table:table-row>
        <table:table-row>
          <table:table-cell table:style-name="Table84.A2" office:value-type="string">
            <text:p text:style-name="P323">Debian</text:p>
          </table:table-cell>
          <table:table-cell table:style-name="Table84.B2" office:value-type="string">
            <text:p text:style-name="P327">dpkg --<text:span text:style-name="T175">search file_name</text:span></text:p>
          </table:table-cell>
        </table:table-row>
        <table:table-row>
          <table:table-cell table:style-name="Table84.A2" office:value-type="string">
            <text:p text:style-name="P323">Red Hat</text:p>
          </table:table-cell>
          <table:table-cell table:style-name="Table84.B2" office:value-type="string">
            <text:p text:style-name="P327">rpm -<text:span text:style-name="T175">qf file_name</text:span></text:p>
          </table:table-cell>
        </table:table-row>
      </table:table>
      <text:p text:style-name="P834"/>
      <text:p text:style-name="P834"/>
      <text:p text:style-name="P834"/>
      <text:p text:style-name="P834"/>
      <text:p text:style-name="P834"/>
      <text:p text:style-name="P834"/>
      <text:p text:style-name="P834"/>
      <text:p text:style-name="P834"><text:soft-page-break/></text:p>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4"/>
      <text:p text:style-name="P835">Storage Media:</text:p>
      <text:p text:style-name="P835"/>
      <text:p text:style-name="P836">Linux has amazing capabilities for handling storage devices, whether physical storage, such as hard disks, or network storage, or virtual storage devices like RAID (Redundant Array of Independent Disks) and LVM (Logical Volume Manager).</text:p>
      <text:p text:style-name="P836"/>
      <text:p text:style-name="P836"/>
      <text:p text:style-name="P836"/>
      <text:p text:style-name="P836"><text:s text:c="4"/><text:span text:style-name="T176">Mounting and Unmounting Storage Devices:</text:span></text:p>
      <text:p text:style-name="P837">The first step in managing a storage device is attaching the device to the file system tree. This process, called mounting.</text:p>
      <text:p text:style-name="P837"/>
      <text:p text:style-name="P838">The file “/etc/fstab” lists the devices (typically hard disk partitions) that are to be mounted at boot time.</text:p>
      <text:p text:style-name="P838"/>
      <table:table table:name="Table85" table:style-name="Table85">
        <table:table-column table:style-name="Table85.A"/>
        <table:table-column table:style-name="Table85.B"/>
        <table:table-column table:style-name="Table85.C"/>
        <table:table-row>
          <table:table-cell table:style-name="Table85.A1" office:value-type="string">
            <text:p text:style-name="P329">Field</text:p>
          </table:table-cell>
          <table:table-cell table:style-name="Table85.A1" office:value-type="string">
            <text:p text:style-name="P329">Contents</text:p>
          </table:table-cell>
          <table:table-cell table:style-name="Table85.C1" office:value-type="string">
            <text:p text:style-name="P329">Description</text:p>
          </table:table-cell>
        </table:table-row>
        <table:table-row>
          <table:table-cell table:style-name="Table85.A2" office:value-type="string">
            <text:p text:style-name="P329">1</text:p>
          </table:table-cell>
          <table:table-cell table:style-name="Table85.A2" office:value-type="string">
            <text:p text:style-name="P329">Device</text:p>
          </table:table-cell>
          <table:table-cell table:style-name="Table85.C2" office:value-type="string">
            <text:p text:style-name="P329">This field contains the actual name of a device file associated with the physical device.</text:p>
            <text:p text:style-name="P329">Many modern Linux distributions associate a device with a text label instead. <text:span text:style-name="T177">This label is read by the operating system when the device is attached to the system. That way, no matter which device file is assigned to the actual physical device, it can still be correctly identified.</text:span></text:p>
          </table:table-cell>
        </table:table-row>
        <table:table-row>
          <table:table-cell table:style-name="Table85.A2" office:value-type="string">
            <text:p text:style-name="P329">2</text:p>
          </table:table-cell>
          <table:table-cell table:style-name="Table85.A2" office:value-type="string">
            <text:p text:style-name="P329">Mount Point</text:p>
          </table:table-cell>
          <table:table-cell table:style-name="Table85.C2" office:value-type="string">
            <text:p text:style-name="P330">The directory where the device is attached to the file system tree.</text:p>
          </table:table-cell>
        </table:table-row>
        <table:table-row>
          <table:table-cell table:style-name="Table85.A2" office:value-type="string">
            <text:p text:style-name="P329">3</text:p>
          </table:table-cell>
          <table:table-cell table:style-name="Table85.A2" office:value-type="string">
            <text:p text:style-name="P329">File System Type</text:p>
          </table:table-cell>
          <table:table-cell table:style-name="Table85.C2" office:value-type="string">
            <text:p text:style-name="P331">Most native Linux file systems are ext3.</text:p>
            <text:p text:style-name="P331">Many others are supported: FAT16(msdos), FAT32(vfat), NTFS(ntfs), etc</text:p>
          </table:table-cell>
        </table:table-row>
        <text:soft-page-break/>
        <table:table-row>
          <table:table-cell table:style-name="Table85.A2" office:value-type="string">
            <text:p text:style-name="P329">4</text:p>
          </table:table-cell>
          <table:table-cell table:style-name="Table85.A2" office:value-type="string">
            <text:p text:style-name="P329">Options</text:p>
          </table:table-cell>
          <table:table-cell table:style-name="Table85.C2" office:value-type="string">
            <text:p text:style-name="P332">File system can be mounted with various options.</text:p>
            <text:p text:style-name="P332">Eg. read-only, or prevent any programs from being executed from them...</text:p>
          </table:table-cell>
        </table:table-row>
        <table:table-row>
          <table:table-cell table:style-name="Table85.A2" office:value-type="string">
            <text:p text:style-name="P329">5</text:p>
          </table:table-cell>
          <table:table-cell table:style-name="Table85.A2" office:value-type="string">
            <text:p text:style-name="P329">Frequency</text:p>
          </table:table-cell>
          <table:table-cell table:style-name="Table85.C2" office:value-type="string">
            <text:p text:style-name="P333">A single number that specifies if and when a file system is to be backed up with the dump command.</text:p>
          </table:table-cell>
        </table:table-row>
        <table:table-row>
          <table:table-cell table:style-name="Table85.A2" office:value-type="string">
            <text:p text:style-name="P329">6</text:p>
          </table:table-cell>
          <table:table-cell table:style-name="Table85.A2" office:value-type="string">
            <text:p text:style-name="P329">Order</text:p>
          </table:table-cell>
          <table:table-cell table:style-name="Table85.C2" office:value-type="string">
            <text:p text:style-name="P334">A single number that specifies in what order file systems should be checked with the fsck command.</text:p>
          </table:table-cell>
        </table:table-row>
      </table:table>
      <text:p text:style-name="P838"/>
      <text:p text:style-name="P838"/>
      <text:p text:style-name="P838"><text:s text:c="4"/><text:span text:style-name="T178">Viewing a List Of Mounted File Systems:</text:spa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35">54.</text:p>
          </table:table-cell>
          <table:table-cell table:style-name="Table86.A1" office:value-type="string">
            <text:p text:style-name="P335">mount </text:p>
          </table:table-cell>
          <table:table-cell table:style-name="Table86.C1" office:value-type="string">
            <text:p text:style-name="P336">Mount file systems. </text:p>
            <text:p text:style-name="P336">Entering the command <text:span text:style-name="T1">without arguments</text:span> will display list of the file systems currently mounted.</text:p>
          </table:table-cell>
        </table:table-row>
      </table:table>
      <text:p text:style-name="P838"/>
      <text:p text:style-name="P839">The format of the listing: </text:p>
      <text:p text:style-name="P839"><text:span text:style-name="T89">device</text:span> on <text:span text:style-name="T89">mount_point</text:span> type <text:span text:style-name="T89">file_system_type</text:span> (options)</text:p>
      <text:p text:style-name="P839"/>
      <text:p text:style-name="P840">To unmount:</text:p>
      <text:p text:style-name="P840"><text:s text:c="4"/><text:span text:style-name="T182">su -</text:span></text:p>
      <text:p text:style-name="P840"><text:s text:c="4"/>umount /dev/hdc</text:p>
      <text:p text:style-name="P840"/>
      <text:p text:style-name="P841">You can store the path of the device:</text:p>
      <text:p text:style-name="P841"><text:s text:c="3"/>cd_path=”/dev/hdc” and use it <text:span text:style-name="T179">afterwards.</text:span></text:p>
      <text:p text:style-name="P841"/>
      <text:p text:style-name="P842">Create a directory:</text:p>
      <text:p text:style-name="P842"><text:s text:c="4"/>mkdir /mnt/cd</text:p>
      <text:p text:style-name="P842"/>
      <text:p text:style-name="P842">Then create a new mount point:</text:p>
      <text:p text:style-name="P842"><text:s text:c="4"/>mount $cd_path /mnt/cd</text:p>
      <text:p text:style-name="P842"/>
      <text:p text:style-name="P842"/>
      <text:p text:style-name="P843">P.S. We cannot unmount a device if the device is being used by someone or some process.</text:p>
      <text:p text:style-name="P843"/>
      <text:p text:style-name="P844">Unmounting a device entails writin<text:span text:style-name="T181">g</text:span> all the remaining data to the device so that it can be safely removed. <text:span text:style-name="T180">If the device is removed without unmounting it, not all the data destined for the device might be transferred. =&gt; Always Unmount before ejecting/removing device.</text:span></text:p>
      <text:p text:style-name="P844"/>
      <text:p text:style-name="P844"/>
      <text:p text:style-name="P844"/>
      <text:p text:style-name="P845">Determining Device Names:</text:p>
      <text:p text:style-name="P845">ls /dev =&gt; list of all devices live.</text:p>
      <text:p text:style-name="P845"/>
      <table:table table:name="Table87" table:style-name="Table87">
        <table:table-column table:style-name="Table87.A"/>
        <table:table-column table:style-name="Table87.B"/>
        <text:soft-page-break/>
        <table:table-row>
          <table:table-cell table:style-name="Table87.A1" office:value-type="string">
            <text:p text:style-name="P337">Pattern</text:p>
          </table:table-cell>
          <table:table-cell table:style-name="Table87.B1" office:value-type="string">
            <text:p text:style-name="P337">Device</text:p>
          </table:table-cell>
        </table:table-row>
        <table:table-row>
          <table:table-cell table:style-name="Table87.A2" office:value-type="string">
            <text:p text:style-name="Table_20_Contents">/<text:span text:style-name="T183">dev/fd*</text:span></text:p>
          </table:table-cell>
          <table:table-cell table:style-name="Table87.B2" office:value-type="string">
            <text:p text:style-name="P337">Floppy disk drives.</text:p>
          </table:table-cell>
        </table:table-row>
        <table:table-row>
          <table:table-cell table:style-name="Table87.A2" office:value-type="string">
            <text:p text:style-name="Table_20_Contents">/<text:span text:style-name="T183">dev/hd*</text:span></text:p>
          </table:table-cell>
          <table:table-cell table:style-name="Table87.B2" office:value-type="string">
            <text:p text:style-name="Table_20_Contents"/>
          </table:table-cell>
        </table:table-row>
        <table:table-row>
          <table:table-cell table:style-name="Table87.A2" office:value-type="string">
            <text:p text:style-name="Table_20_Contents">/<text:span text:style-name="T183">dev/lp*</text:span></text:p>
          </table:table-cell>
          <table:table-cell table:style-name="Table87.B2" office:value-type="string">
            <text:p text:style-name="P337">Printers</text:p>
          </table:table-cell>
        </table:table-row>
        <table:table-row>
          <table:table-cell table:style-name="Table87.A2" office:value-type="string">
            <text:p text:style-name="Table_20_Contents">/<text:span text:style-name="T183">dev/sd*</text:span></text:p>
          </table:table-cell>
          <table:table-cell table:style-name="Table87.B2" office:value-type="string">
            <text:p text:style-name="P337">SCSI disks. </text:p>
          </table:table-cell>
        </table:table-row>
        <table:table-row>
          <table:table-cell table:style-name="Table87.A2" office:value-type="string">
            <text:p text:style-name="Table_20_Contents">/<text:span text:style-name="T183">dev/sr*</text:span></text:p>
          </table:table-cell>
          <table:table-cell table:style-name="Table87.B2" office:value-type="string">
            <text:p text:style-name="P337">Optical drivers</text:p>
          </table:table-cell>
        </table:table-row>
      </table:table>
      <text:p text:style-name="P845"/>
      <text:p text:style-name="P845"/>
      <text:p text:style-name="P846">→ To determine how the removable device is named when it is attached:</text:p>
      <text:p text:style-name="P847">i. <text:span text:style-name="T184">start a real-time view of the /var/log/syslog (/var/log/messages) file</text:span></text:p>
      <text:p text:style-name="P847"><text:s text:c="4"/><text:span text:style-name="T184">sudo tail -f /var/log/syslog</text:span></text:p>
      <text:p text:style-name="P848">ii. <text:s/>create a folder to mount the new device in it</text:p>
      <text:p text:style-name="P848">iii. Mount the device</text:p>
      <text:p text:style-name="P848">iv. df</text:p>
      <text:p text:style-name="P848"/>
      <text:p text:style-name="P848">The device name will remain the same as long as it remains physically attached to the computer and the computer is not rebooted.</text:p>
      <text:p text:style-name="P848"/>
      <text:p text:style-name="P848"/>
      <text:p text:style-name="P849">Creating New File Systems:</text:p>
      <text:p text:style-name="P849"/>
      <text:p text:style-name="P852"><text:span text:style-name="T74">To reformat a flash drive with Linux, </text:span><text:span text:style-name="T76">go through 2 steps:</text:span></text:p>
      <text:p text:style-name="P865">1. (optional) create a new partition layout if the existing one is not to our liking</text:p>
      <text:p text:style-name="P865">2. create a new, empty file system on the drive.</text:p>
      <text:p text:style-name="P851"/>
      <text:p text:style-name="P851"/>
      <text:p text:style-name="P866">Manipulating Partitions with fdisk:</text:p>
      <text:p text:style-name="P853"><text:s text:c="4"/>the “fdisk” allows us to interact directly with disk-like devices at a very low level.</text:p>
      <text:p text:style-name="P854">We can edit, delete, and create partitions on the device. </text:p>
      <text:p text:style-name="P854"/>
      <text:p text:style-name="P855">1. first unmount the drive</text:p>
      <text:p text:style-name="P855">2. <text:span text:style-name="T185">invoke the fdisk</text:span></text:p>
      <text:p text:style-name="P855"/>
      <text:p text:style-name="P856">Eg.</text:p>
      <text:p text:style-name="P856">sudo umount /dev/sdb1</text:p>
      <text:p text:style-name="P856">sudo fdisk /dev/sdb</text:p>
      <text:p text:style-name="P856"/>
      <text:p text:style-name="P857">3. select the ID of the wanted partition by selecting <text:span text:style-name="T186">'</text:span>l<text:span text:style-name="T186">'</text:span></text:p>
      <text:p text:style-name="P857">4. <text:span text:style-name="T186">change the partition by selecting 't' then enter the selected ID</text:span></text:p>
      <text:p text:style-name="P858">5. up to this point all the changes have been stored in memory, not on the physical device. So we will write the modified partition table to the device and exit by selecting 'w'.</text:p>
      <text:p text:style-name="P858"/>
      <text:p text:style-name="P858"><text:soft-page-break/></text:p>
      <text:p text:style-name="P859">Creating A new File System with mkfs:</text:p>
      <text:p text:style-name="P860">It's time to create a new file system on our flash drive. <text:span text:style-name="T187">To do this, we will use mkfs (make file system), which can create file systems in a variety of formats.</text:span></text:p>
      <text:p text:style-name="P860"/>
      <text:p text:style-name="P861">Eg.</text:p>
      <text:p text:style-name="P861"><text:s text:c="4"/>sudo mkfs -t ext3 /dev/sdb1</text:p>
      <text:p text:style-name="P861"><text:s text:c="4"/><text:span text:style-name="T188">sudo mkfs -t vfat /dev/sdb1</text:span></text:p>
      <text:p text:style-name="P861"><text:s text:c="4"/><text:span text:style-name="T218">sudo mkfs.vfat -F 16 &lt;device&gt; : to format the device to FAT16</text:span></text:p>
      <text:p text:style-name="P861"/>
      <text:p text:style-name="P862">This process of partitioning and formating can be used anytime additional storage devices are added to the system.</text:p>
      <text:p text:style-name="P862"/>
      <text:p text:style-name="P862"/>
      <text:p text:style-name="P863">Testing and Repairing File Systems:</text:p>
      <text:p text:style-name="P864"/>
      <text:p text:style-name="P877">In the /etc/fstab file, we saw some mysterious digits at the end of each line.</text:p>
      <text:p text:style-name="P878">Each time the system boots, it routinely checks the integrity of the file systems before mou<text:span text:style-name="T189">n</text:span>ting them, <text:span text:style-name="T189">which is done by “fsck” (file system check).</text:span></text:p>
      <text:p text:style-name="P878"/>
      <text:p text:style-name="P879">The last number in each fstab entry specifies the order the devices are to be checked.</text:p>
      <text:p text:style-name="P879"/>
      <text:p text:style-name="P880">In addition to checking the integrity of file systems, fsck can also repair corrupt file systems with varying degrees of success, depending on the amount of damage.</text:p>
      <text:p text:style-name="P881">Recovered portions of files are placed in lost+found directory, located in the root of each file system.</text:p>
      <text:p text:style-name="P881"/>
      <text:p text:style-name="P883">To check our flash drive (unmount it first):</text:p>
      <text:p text:style-name="P882">sudo fsck /dev/sdb1</text:p>
      <text:p text:style-name="P882"/>
      <text:p text:style-name="P884"/>
      <text:p text:style-name="P884">Moving Data Directly To/From Devices:</text:p>
      <text:p text:style-name="P884"/>
      <text:p text:style-name="P885">If we look at a disk drive, we see that it consists of a large number of “blocks” of data that the operating system sees as directories and files. <text:span text:style-name="T190">If we could treat a disk drive as simple large collection of data blocks, we could perform useful tasks (cloning devices).</text:span></text:p>
      <text:p text:style-name="P885"/>
      <table:table table:name="Table88" table:style-name="Table88">
        <table:table-column table:style-name="Table88.A"/>
        <table:table-column table:style-name="Table88.B"/>
        <table:table-column table:style-name="Table88.C"/>
        <table:table-row>
          <table:table-cell table:style-name="Table88.A1" office:value-type="string">
            <text:p text:style-name="P338">55.</text:p>
          </table:table-cell>
          <table:table-cell table:style-name="Table88.A1" office:value-type="string">
            <text:p text:style-name="P887">dd if=input_file of=output_file [bs=block_size [count=blocks]]</text:p>
          </table:table-cell>
          <table:table-cell table:style-name="Table88.C1" office:value-type="string">
            <text:p text:style-name="P338">Copies blocks of data from one place to another.</text:p>
          </table:table-cell>
        </table:table-row>
      </table:table>
      <text:p text:style-name="P886"/>
      <text:p text:style-name="P886"/>
      <text:p text:style-name="P888">Eg.</text:p>
      <text:p text:style-name="P888"><text:soft-page-break/><text:s text:c="4"/>dd if=/dev/sdb of =/dev/sdc</text:p>
      <text:p text:style-name="P888"><text:s text:c="2"/></text:p>
      <text:p text:style-name="P888"><text:s text:c="4"/>dd if=/dev/sdb1 of=flash_drive.img</text:p>
      <text:p text:style-name="P888"/>
      <text:p text:style-name="P888"/>
      <text:p text:style-name="P889">Creating CD-ROM Images:</text:p>
      <text:p text:style-name="P889"/>
      <text:p text:style-name="P890">Consists of two steps:</text:p>
      <text:p text:style-name="P890">1. construction an iso image file that is the exact file system image of the CD-ROM</text:p>
      <text:p text:style-name="P890">2. writing the image file onto the CD-ROM</text:p>
      <text:p text:style-name="P890"/>
      <text:p text:style-name="P891">Creating An Image Copy of a CD-ROM:</text:p>
      <text:p text:style-name="P892"/>
      <text:p text:style-name="P892">We can use <text:span text:style-name="T191">''</text:span>dd<text:span text:style-name="T191">''</text:span> to read all the data blocks off the CD-ROM and copy them to a local file.</text:p>
      <text:p text:style-name="P892"/>
      <text:p text:style-name="P893">Check “cdrdao” command for audio CDs.</text:p>
      <text:p text:style-name="P893"/>
      <text:p text:style-name="P894">Creating An Image From a Collection of Files:</text:p>
      <text:p text:style-name="P894"/>
      <text:p text:style-name="P895">First create a directory containing all the files we wish to include in the image.</text:p>
      <text:p text:style-name="P895">Then execute the “genisoimage“ <text:span text:style-name="T192">command to create the image file.</text:span></text:p>
      <text:p text:style-name="P896"/>
      <table:table table:name="Table89" table:style-name="Table89">
        <table:table-column table:style-name="Table89.A"/>
        <table:table-column table:style-name="Table89.B"/>
        <table:table-column table:style-name="Table89.C"/>
        <table:table-row>
          <table:table-cell table:style-name="Table89.A1" office:value-type="string">
            <text:p text:style-name="P339">56.</text:p>
          </table:table-cell>
          <table:table-cell table:style-name="Table89.A1" office:value-type="string">
            <text:p text:style-name="P339">genisoimage -o cd-rom.iso -R -J ~/dir/path</text:p>
          </table:table-cell>
          <table:table-cell table:style-name="Table89.C1" office:value-type="string">
            <text:p text:style-name="P339">Creating an image from collection of Files</text:p>
          </table:table-cell>
        </table:table-row>
        <table:table-row>
          <table:table-cell table:style-name="Table89.A2" office:value-type="string">
            <text:p text:style-name="P339">56.</text:p>
          </table:table-cell>
          <table:table-cell table:style-name="Table89.A2" office:value-type="string">
            <text:p text:style-name="P339">-R</text:p>
          </table:table-cell>
          <table:table-cell table:style-name="Table89.C2" office:value-type="string">
            <text:p text:style-name="P339">Adds metadata, also allows the use of long filenames and POSIX style file permissions.</text:p>
          </table:table-cell>
        </table:table-row>
        <table:table-row>
          <table:table-cell table:style-name="Table89.A2" office:value-type="string">
            <text:p text:style-name="P340">56.</text:p>
          </table:table-cell>
          <table:table-cell table:style-name="Table89.A2" office:value-type="string">
            <text:p text:style-name="P339">-<text:span text:style-name="T193">J</text:span></text:p>
          </table:table-cell>
          <table:table-cell table:style-name="Table89.C2" office:value-type="string">
            <text:p text:style-name="P340">Enables long filenames for Windows.</text:p>
          </table:table-cell>
        </table:table-row>
      </table:table>
      <text:p text:style-name="P897"/>
      <text:p text:style-name="P897"/>
      <text:p text:style-name="P898">Further reading: mkisofs, cdrecord.</text:p>
      <text:p text:style-name="P898"/>
      <text:p text:style-name="P898"/>
      <text:p text:style-name="P899"/>
      <text:p text:style-name="P899">Writing CD-ROM Images:</text:p>
      <text:p text:style-name="P900"/>
      <text:p text:style-name="P900">After we have an image file, we can bur it onto our optical media.</text:p>
      <text:p text:style-name="P900"/>
      <text:p text:style-name="P901">Mounting An ISO Image Directly:</text:p>
      <text:p text:style-name="P902">There is a trick that we can use to mount an iso image while it is still on our hard disk and treat it as though it was already on optical media. <text:span text:style-name="T194">By adding the “-o loop” option to mount (along with the required “-t iso9660” file system type).</text:span></text:p>
      <text:p text:style-name="P902"/>
      <text:p text:style-name="P902"><text:s text:c="4"/><text:span text:style-name="T195">mkdir /mnt/iso_image</text:span></text:p>
      <text:p text:style-name="P902"><text:soft-page-break/><text:s text:c="4"/><text:span text:style-name="T195">mount -t iso9660 -o loop image.iso /mnt/iso_image</text:span></text:p>
      <text:p text:style-name="P902"/>
      <text:p text:style-name="P903">After the image is mounted, it can be treated just as though it were real CD-ROM.</text:p>
      <text:p text:style-name="P903"/>
      <text:p text:style-name="P903"/>
      <text:p text:style-name="P904">Blanking a Re-Writable CD-ROM:</text:p>
      <text:p text:style-name="P905"/>
      <text:p text:style-name="P905">CD-RW media needs to be er<text:span text:style-name="T196">a</text:span>sed or blanked be<text:span text:style-name="T196">fo</text:span>re it can be reused.</text:p>
      <text:p text:style-name="P905"/>
      <table:table table:name="Table90" table:style-name="Table90">
        <table:table-column table:style-name="Table90.A"/>
        <table:table-column table:style-name="Table90.B"/>
        <table:table-column table:style-name="Table90.C"/>
        <table:table-row>
          <table:table-cell table:style-name="Table90.A1" office:value-type="string">
            <text:p text:style-name="P341">57.</text:p>
          </table:table-cell>
          <table:table-cell table:style-name="Table90.A1" office:value-type="string">
            <text:p text:style-name="P341">wodim dev=/dev/cdrw blank=fast</text:p>
          </table:table-cell>
          <table:table-cell table:style-name="Table90.C1" office:value-type="string">
            <text:p text:style-name="Table_20_Contents"><text:s/><text:span text:style-name="T197">Blanks a CD-ROM</text:span></text:p>
          </table:table-cell>
        </table:table-row>
      </table:table>
      <text:p text:style-name="P905"/>
      <text:p text:style-name="P905"/>
      <text:p text:style-name="P906">Writing An Image:</text:p>
      <text:p text:style-name="P907"/>
      <table:table table:name="Table91" table:style-name="Table91">
        <table:table-column table:style-name="Table91.A"/>
        <table:table-column table:style-name="Table91.B"/>
        <table:table-column table:style-name="Table91.C"/>
        <table:table-row>
          <table:table-cell table:style-name="Table91.A1" office:value-type="string">
            <text:p text:style-name="P342">58.</text:p>
          </table:table-cell>
          <table:table-cell table:style-name="Table91.A1" office:value-type="string">
            <text:p text:style-name="P342">wodim dev=/dev/cdrw image.iso</text:p>
          </table:table-cell>
          <table:table-cell table:style-name="Table91.C1" office:value-type="string">
            <text:p text:style-name="P342">Write an image to the specified CD-ROM</text:p>
          </table:table-cell>
        </table:table-row>
        <table:table-row>
          <table:table-cell table:style-name="Table91.A2" office:value-type="string">
            <text:p text:style-name="P343">58.</text:p>
          </table:table-cell>
          <table:table-cell table:style-name="Table91.A2" office:value-type="string">
            <text:p text:style-name="P343">-v </text:p>
          </table:table-cell>
          <table:table-cell table:style-name="Table91.C2" office:value-type="string">
            <text:p text:style-name="P343">Verbose output</text:p>
          </table:table-cell>
        </table:table-row>
        <table:table-row>
          <table:table-cell table:style-name="Table91.A2" office:value-type="string">
            <text:p text:style-name="P343">58.</text:p>
          </table:table-cell>
          <table:table-cell table:style-name="Table91.A2" office:value-type="string">
            <text:p text:style-name="P343">-dao</text:p>
          </table:table-cell>
          <table:table-cell table:style-name="Table91.C2" office:value-type="string">
            <text:p text:style-name="P343">Writes the disk in disk-at-one mode.</text:p>
            <text:p text:style-name="P344">This mode should be used if you are preparing disk for commercial reproduction.</text:p>
          </table:table-cell>
        </table:table-row>
      </table:table>
      <text:p text:style-name="P907"/>
      <text:p text:style-name="P908">The default mode for wodim is track-at-once, which is useful for recording music tracks.</text:p>
      <text:p text:style-name="P908"/>
      <text:p text:style-name="P908"/>
      <text:p text:style-name="P909">Check integrity:</text:p>
      <text:p text:style-name="P910">In most cases, a distributor of an iso image will supply a “checksum file”.</text:p>
      <text:p text:style-name="P910">A checksum is the result of an exotic mathematical calculation resulting in a number that represents the content of the target file. </text:p>
      <text:p text:style-name="P911">If the contents of the file change by even one bit, the resulting checksum will be much different.</text:p>
      <text:p text:style-name="P911"/>
      <table:table table:name="Table92" table:style-name="Table92">
        <table:table-column table:style-name="Table92.A"/>
        <table:table-column table:style-name="Table92.B"/>
        <table:table-column table:style-name="Table92.C"/>
        <table:table-row>
          <table:table-cell table:style-name="Table92.A1" office:value-type="string">
            <text:p text:style-name="P345">59.</text:p>
          </table:table-cell>
          <table:table-cell table:style-name="Table92.A1" office:value-type="string">
            <text:p text:style-name="P345">md5sum image.iso</text:p>
          </table:table-cell>
          <table:table-cell table:style-name="Table92.C1" office:value-type="string">
            <text:p text:style-name="P346">Produce a unique hexadecimal number for the file.</text:p>
          </table:table-cell>
        </table:table-row>
      </table:table>
      <text:p text:style-name="P911"/>
      <text:p text:style-name="P912"/>
      <text:p text:style-name="P912">After you download an image, you should run md5sum against it and compare the results with the md5sum value supplied by the publisher.</text:p>
      <text:p text:style-name="P912"/>
      <text:p text:style-name="P913">You can also check CD-ROMs.</text:p>
      <text:p text:style-name="P913"/>
      <text:p text:style-name="P913"/>
      <text:p text:style-name="P913"/>
      <text:p text:style-name="P913"/>
      <text:p text:style-name="P913"/>
      <text:p text:style-name="P913"/>
      <text:p text:style-name="P913"><text:soft-page-break/></text:p>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850">Networking:</text:p>
      <text:p text:style-name="P850"/>
      <text:p text:style-name="P867">IP (Internet Protocol) address</text:p>
      <text:p text:style-name="P867">Host and domain name</text:p>
      <text:p text:style-name="P867">URI (Uniform Resource Identifier)</text:p>
      <text:p text:style-name="P867"/>
      <text:p text:style-name="P868">Examining And Monitoring A Network:</text:p>
      <text:p text:style-name="P868"/>
      <text:p text:style-name="P869">The most basic network command: </text:p>
      <table:table table:name="Table93" table:style-name="Table93">
        <table:table-column table:style-name="Table93.A"/>
        <table:table-column table:style-name="Table93.B"/>
        <table:table-column table:style-name="Table93.C"/>
        <table:table-row>
          <table:table-cell table:style-name="Table93.A1" office:value-type="string">
            <text:p text:style-name="P347">60.</text:p>
          </table:table-cell>
          <table:table-cell table:style-name="Table93.A1" office:value-type="string">
            <text:p text:style-name="P347">ping IP_address</text:p>
          </table:table-cell>
          <table:table-cell table:style-name="Table93.C1" office:value-type="string">
            <text:p text:style-name="P347">Sends a special network packet called an IMCP ECHO_REQUEST to a specified host. <text:span text:style-name="T198">Most network devices receiving this packet will reply to it, allowing the network connection to be verified.</text:span></text:p>
          </table:table-cell>
        </table:table-row>
      </table:table>
      <text:p text:style-name="P869"/>
      <text:p text:style-name="P870"><text:soft-page-break/>It is possible to configure most network devices to ignore these packets. This is done for security reasons, to partially obscure a host from a potential attacker. <text:span text:style-name="T199">It is also common for firewalls to be configured to block IMCP traffic.</text:span></text:p>
      <text:p text:style-name="P870"/>
      <text:p text:style-name="P871">ping will send packets at specified interval (default is one second) until it is interrupted.</text:p>
      <text:p text:style-name="P872">A successful “ping” will indicate that the elements of the network are in generally good working order.</text:p>
      <text:p text:style-name="P872"/>
      <table:table table:name="Table94" table:style-name="Table94">
        <table:table-column table:style-name="Table94.A"/>
        <table:table-column table:style-name="Table94.B"/>
        <table:table-column table:style-name="Table94.C"/>
        <table:table-row>
          <table:table-cell table:style-name="Table94.A1" office:value-type="string">
            <text:p text:style-name="P348">61.</text:p>
          </table:table-cell>
          <table:table-cell table:style-name="Table94.A1" office:value-type="string">
            <text:p text:style-name="P348">traceroute IP_address</text:p>
          </table:table-cell>
          <table:table-cell table:style-name="Table94.C1" office:value-type="string">
            <text:p text:style-name="P348">Displays a listing of all the “hops” network traffic takes to get from the local system to a specified host.</text:p>
          </table:table-cell>
        </table:table-row>
      </table:table>
      <text:p text:style-name="P872"/>
      <text:p text:style-name="P873">For routers that do not provide identifying information, we see asterisks.</text:p>
      <text:p text:style-name="P873"/>
      <table:table table:name="Table95" table:style-name="Table95">
        <table:table-column table:style-name="Table95.A"/>
        <table:table-column table:style-name="Table95.B"/>
        <table:table-column table:style-name="Table95.C"/>
        <table:table-row>
          <table:table-cell table:style-name="Table95.A1" office:value-type="string">
            <text:p text:style-name="P349">62.</text:p>
          </table:table-cell>
          <table:table-cell table:style-name="Table95.A1" office:value-type="string">
            <text:p text:style-name="P350">netstat </text:p>
          </table:table-cell>
          <table:table-cell table:style-name="Table95.C1" office:value-type="string">
            <text:p text:style-name="P351">Examines various network settings and statistics.</text:p>
          </table:table-cell>
        </table:table-row>
        <table:table-row>
          <table:table-cell table:style-name="Table95.A2" office:value-type="string">
            <text:p text:style-name="P351">62.</text:p>
          </table:table-cell>
          <table:table-cell table:style-name="Table95.A2" office:value-type="string">
            <text:p text:style-name="P350">-<text:span text:style-name="T200">ie</text:span></text:p>
          </table:table-cell>
          <table:table-cell table:style-name="Table95.C2" office:value-type="string">
            <text:p text:style-name="P351">Examines the network interfaces in our system.</text:p>
          </table:table-cell>
        </table:table-row>
      </table:table>
      <text:p text:style-name="P873"/>
      <text:p text:style-name="P873"/>
      <text:p text:style-name="P874">eth0: Ethernet interface.</text:p>
      <text:p text:style-name="P874">lo: Loopback interface, a virtual interface that the system uses to talk to itself.</text:p>
      <text:p text:style-name="P874"/>
      <text:p text:style-name="P875">*<text:span text:style-name="T201">When preforming casual network diagnostics, one should look for:</text:span></text:p>
      <text:p text:style-name="P876"><text:s text:c="5"/>- “UP” at the beginning of the fourth line for each interface (indicates that the network interface is enabled).</text:p>
      <text:p text:style-name="P875"><text:s text:c="4"/>- <text:span text:style-name="T202">Presence of a valid IP in the “</text:span><text:span text:style-name="T93">intet addr” </text:span><text:span text:style-name="T114">on the second line.</text:span></text:p>
      <text:p text:style-name="P875"/>
      <text:p text:style-name="P875"/>
      <table:table table:name="Table96" table:style-name="Table96">
        <table:table-column table:style-name="Table96.A"/>
        <table:table-column table:style-name="Table96.B"/>
        <table:table-column table:style-name="Table96.C"/>
        <table:table-row>
          <table:table-cell table:style-name="Table96.A1" office:value-type="string">
            <text:p text:style-name="P352">62.</text:p>
          </table:table-cell>
          <table:table-cell table:style-name="Table96.A1" office:value-type="string">
            <text:p text:style-name="P352">-r</text:p>
          </table:table-cell>
          <table:table-cell table:style-name="Table96.C1" office:value-type="string">
            <text:p text:style-name="P352">Display the kernel's network routing table.</text:p>
          </table:table-cell>
        </table:table-row>
      </table:table>
      <text:p text:style-name="P875"/>
      <text:p text:style-name="P875"/>
      <text:p text:style-name="P875"/>
      <text:p text:style-name="P875"/>
      <text:p text:style-name="P915"><text:s text:c="4"/>Transporting Files over a Network:</text:p>
      <text:p text:style-name="P914"/>
      <table:table table:name="Table98" table:style-name="Table98">
        <table:table-column table:style-name="Table98.A"/>
        <table:table-column table:style-name="Table98.B"/>
        <table:table-column table:style-name="Table98.C"/>
        <table:table-row>
          <table:table-cell table:style-name="Table98.A1" office:value-type="string">
            <text:p text:style-name="P357">63.</text:p>
          </table:table-cell>
          <table:table-cell table:style-name="Table98.A1" office:value-type="string">
            <text:p text:style-name="P357">ftp </text:p>
          </table:table-cell>
          <table:table-cell table:style-name="Table98.C1" office:value-type="string">
            <text:p text:style-name="P357">Communicates with FTP servers <text:span text:style-name="T211">over the network.</text:span></text:p>
          </table:table-cell>
        </table:table-row>
      </table:table>
      <text:p text:style-name="P949"/>
      <text:p text:style-name="P948"/>
      <text:p text:style-name="P950">FTP is not secure, because it sends account names and passwords in cleartext.</text:p>
      <text:p text:style-name="P950">Because of this, almost all FTP done over the Internet is done by anonymous FTP servers.</text:p>
      <text:p text:style-name="P951">An anonymous server allows anyone to login using the login name “anonymous” and a meaningless password.</text:p>
      <text:p text:style-name="P951"/>
      <table:table table:name="Table97" table:style-name="Table97">
        <table:table-column table:style-name="Table97.A"/>
        <table:table-column table:style-name="Table97.B"/>
        <table:table-row>
          <table:table-cell table:style-name="Table97.A1" office:value-type="string">
            <text:p text:style-name="P353">Command</text:p>
          </table:table-cell>
          <table:table-cell table:style-name="Table97.B1" office:value-type="string">
            <text:p text:style-name="P353">Meaning</text:p>
          </table:table-cell>
        </table:table-row>
        <text:soft-page-break/>
        <table:table-row>
          <table:table-cell table:style-name="Table97.A2" office:value-type="string">
            <text:p text:style-name="P353">ftp fileserver</text:p>
          </table:table-cell>
          <table:table-cell table:style-name="Table97.B2" office:value-type="string">
            <text:p text:style-name="P353">Invoke the ftp program and have it connect to the server fileserver.</text:p>
          </table:table-cell>
        </table:table-row>
        <table:table-row>
          <table:table-cell table:style-name="Table97.A2" office:value-type="string">
            <text:p text:style-name="P353">anonymous</text:p>
          </table:table-cell>
          <table:table-cell table:style-name="Table97.B2" office:value-type="string">
            <text:p text:style-name="P353">Login name. A password prompt will appear after that.</text:p>
          </table:table-cell>
        </table:table-row>
        <table:table-row>
          <table:table-cell table:style-name="Table97.A2" office:value-type="string">
            <text:p text:style-name="P354">lcd Desktop</text:p>
          </table:table-cell>
          <table:table-cell table:style-name="Table97.B2" office:value-type="string">
            <text:p text:style-name="P354">Change the directory on the local system.</text:p>
          </table:table-cell>
        </table:table-row>
        <table:table-row>
          <table:table-cell table:style-name="Table97.A2" office:value-type="string">
            <text:p text:style-name="P354">cd Desktop</text:p>
          </table:table-cell>
          <table:table-cell table:style-name="Table97.B2" office:value-type="string">
            <text:p text:style-name="P354">Change the directory on the remote server.</text:p>
          </table:table-cell>
        </table:table-row>
        <table:table-row>
          <table:table-cell table:style-name="Table97.A2" office:value-type="string">
            <text:p text:style-name="P355">get file</text:p>
          </table:table-cell>
          <table:table-cell table:style-name="Table97.B2" office:value-type="string">
            <text:p text:style-name="P355">Tell the remote system to transfer the file to the local system. <text:span text:style-name="T203">Watch the remote and the local directory.</text:span></text:p>
          </table:table-cell>
        </table:table-row>
        <table:table-row>
          <table:table-cell table:style-name="Table97.A2" office:value-type="string">
            <text:p text:style-name="P356">bye </text:p>
          </table:table-cell>
          <table:table-cell table:style-name="Table97.B2" office:value-type="string">
            <text:p text:style-name="P356">Log off the remote server and end the ftp program session.</text:p>
          </table:table-cell>
        </table:table-row>
      </table:table>
      <text:p text:style-name="P951"/>
      <text:p text:style-name="P952">The “help” will display a list of the supported commands.</text:p>
      <text:p text:style-name="P982"/>
      <table:table table:name="Table99" table:style-name="Table99">
        <table:table-column table:style-name="Table99.A"/>
        <table:table-column table:style-name="Table99.B"/>
        <table:table-column table:style-name="Table99.C"/>
        <table:table-row>
          <table:table-cell table:style-name="Table99.A1" office:value-type="string">
            <text:p text:style-name="P358">64.</text:p>
          </table:table-cell>
          <table:table-cell table:style-name="Table99.A1" office:value-type="string">
            <text:p text:style-name="P358">lftp </text:p>
          </table:table-cell>
          <table:table-cell table:style-name="Table99.C1" office:value-type="string">
            <text:p text:style-name="P358">A better ftp. It has my additional convenience features including multiple protocol support (HTTP), <text:span text:style-name="T117">automatic re-try on failed downloads, background processes, tab completion of path names, and many more.</text:span></text:p>
          </table:table-cell>
        </table:table-row>
      </table:table>
      <text:p text:style-name="P983"/>
      <table:table table:name="Table100" table:style-name="Table100">
        <table:table-column table:style-name="Table100.A"/>
        <table:table-column table:style-name="Table100.B"/>
        <table:table-column table:style-name="Table100.C"/>
        <table:table-row>
          <table:table-cell table:style-name="Table100.A1" office:value-type="string">
            <text:p text:style-name="P358">65.</text:p>
          </table:table-cell>
          <table:table-cell table:style-name="Table100.A1" office:value-type="string">
            <text:p text:style-name="P358">wget </text:p>
          </table:table-cell>
          <table:table-cell table:style-name="Table100.C1" office:value-type="string">
            <text:p text:style-name="P986">useful for downloading content from both web and FTP sites.</text:p>
            <text:p text:style-name="P984">Single files, multiple files, and even entire sites can be downloaded.</text:p>
          </table:table-cell>
        </table:table-row>
      </table:table>
      <text:p text:style-name="P985"/>
      <text:p text:style-name="P953">The program's many options allow wget to recursively download, download files in the background, and complete the download of partially downloaded file.</text:p>
      <text:p text:style-name="P953"/>
      <text:p text:style-name="P953"/>
      <text:p text:style-name="P916"><text:s text:c="4"/><text:span text:style-name="T204">Secure Communication With Remote Hosts:</text:span></text:p>
      <text:p text:style-name="P916"/>
      <table:table table:name="Table101" table:style-name="Table101">
        <table:table-column table:style-name="Table101.A"/>
        <table:table-column table:style-name="Table101.B"/>
        <table:table-column table:style-name="Table101.C"/>
        <table:table-row>
          <table:table-cell table:style-name="Table101.A1" office:value-type="string">
            <text:p text:style-name="P358">66.</text:p>
          </table:table-cell>
          <table:table-cell table:style-name="Table101.A1" office:value-type="string">
            <text:p text:style-name="P358">ssh </text:p>
          </table:table-cell>
          <table:table-cell table:style-name="Table101.C1" office:value-type="string">
            <text:p text:style-name="P358">Secure Shell</text:p>
          </table:table-cell>
        </table:table-row>
      </table:table>
      <text:p text:style-name="P954"/>
      <text:p text:style-name="P955"><text:span text:style-name="T212">It </text:span>solves the two basic problems of secure communication with a remote host.</text:p>
      <text:p text:style-name="P956">First, it authenticates that the remote host is who it says it is (thus preventing so-called “man in the middle” attacks), and second, it encrypts all of the communications between the local and remote hosts.</text:p>
      <text:p text:style-name="P956"/>
      <text:p text:style-name="P957">SSH consists of two parts.</text:p>
      <text:p text:style-name="P957">An SSH server runs on the remote host, listening for incoming connections on port 22, while an SSH client is used on the local system to communicate with the remote server.</text:p>
      <text:p text:style-name="P957"/>
      <text:p text:style-name="P958">Most Linux distributions ship and implementation of OpenSSH from the BSD project. </text:p>
      <text:p text:style-name="P959">Some distributions include only the client version of SSH. To enable a system to receive remote connections, it must have the OpenSSH-server package installed, configured and running.</text:p>
      <text:p text:style-name="P959"/>
      <text:p text:style-name="P959"/>
      <text:p text:style-name="P959">*<text:span text:style-name="T205">After connecting to the remote host, the remote shell session continues until the server enters the </text:span><text:span text:style-name="T4">exit</text:span><text:span text:style-name="T205"> command.</text:span></text:p>
      <text:p text:style-name="P959"><text:soft-page-break/></text:p>
      <text:p text:style-name="P960">It is also possible to connect to remote systems using a different user name.</text:p>
      <text:p text:style-name="P960"/>
      <text:p text:style-name="P961">SSH also allows us to execute a single command on a remote system.</text:p>
      <text:p text:style-name="P962">Eg.</text:p>
      <text:p text:style-name="P962"><text:s text:c="4"/>ssh remote-sys free</text:p>
      <text:p text:style-name="P962"><text:s text:c="4"/><text:span text:style-name="T206">ssh remote-sys 'ls *' &gt; dirlist.txt</text:span></text:p>
      <text:p text:style-name="P962"/>
      <text:p text:style-name="P963">The single quotes are added, because we want the pathname expansion performed on the remote system. </text:p>
      <text:p text:style-name="P962"/>
      <text:p text:style-name="P964">So if we wanted the result to be stored in the remote server:</text:p>
      <text:p text:style-name="P964"><text:s text:c="4"/>ssh remote-sys 'ls * &gt; dirlist.txt'</text:p>
      <text:p text:style-name="P964"/>
      <text:p text:style-name="P1011"><text:span text:style-name="T207"><text:s text:c="4"/></text:span>Tunneling with SSH</text:p>
      <text:p text:style-name="P1088">When you establish a connection with a remote host, an encrypted tunnel is created between the local and remote systems.</text:p>
      <text:p text:style-name="P965">In addition, the SSH protocol allows most types of network traffic to be sent through the encrypted tunnel, creating a sort of VPN (Virtual Private Network) between the local and remote systems.</text:p>
      <text:p text:style-name="P965"/>
      <text:p text:style-name="P966">The most common use of this feature is to allow X Window system traffic to be transmitted.</text:p>
      <text:p text:style-name="P966">On a system running an X server (That is, a machine displaying a GUI), it is possible to launch and run an X client program on a remote system and have its display appear on the local system.</text:p>
      <text:p text:style-name="P966"/>
      <text:p text:style-name="P967">Eg.</text:p>
      <text:p text:style-name="P967"><text:s text:c="4"/>ssh -X remote-sys</text:p>
      <text:p text:style-name="P967"><text:s text:c="4"/>xload</text:p>
      <text:p text:style-name="P967"/>
      <text:p text:style-name="P967">after the xload command is executed on the remote system, its window appears on the local system.</text:p>
      <text:p text:style-name="P968">On some systems, you may need to use the <text:span text:style-name="T1">-Y</text:span> option rather than the <text:span text:style-name="T1">-X</text:span> option to do this.</text:p>
      <text:p text:style-name="P968"/>
      <text:p text:style-name="P968"/>
      <text:p text:style-name="P968"/>
      <table:table table:name="Table102" table:style-name="Table102">
        <table:table-column table:style-name="Table102.A"/>
        <table:table-column table:style-name="Table102.B"/>
        <table:table-column table:style-name="Table102.C"/>
        <table:table-row>
          <table:table-cell table:style-name="Table102.A1" office:value-type="string">
            <text:p text:style-name="P359">67.</text:p>
          </table:table-cell>
          <table:table-cell table:style-name="Table102.A1" office:value-type="string">
            <text:p text:style-name="P359">scp </text:p>
          </table:table-cell>
          <table:table-cell table:style-name="Table102.C1" office:value-type="string">
            <text:p text:style-name="P359">Secure Copy.</text:p>
          </table:table-cell>
        </table:table-row>
        <table:table-row>
          <table:table-cell table:style-name="Table102.A2" office:value-type="string">
            <text:p text:style-name="P360">68.</text:p>
          </table:table-cell>
          <table:table-cell table:style-name="Table102.A2" office:value-type="string">
            <text:p text:style-name="P360">Sftp</text:p>
          </table:table-cell>
          <table:table-cell table:style-name="Table102.C2" office:value-type="string">
            <text:p text:style-name="P360">Secure FTP.</text:p>
          </table:table-cell>
        </table:table-row>
      </table:table>
      <text:p text:style-name="P968"/>
      <text:p text:style-name="P1775"/>
      <text:p text:style-name="P969">The OpenSSH package also includes two programs that can make use of an SSH encrypted tunnel to copy files across the network. </text:p>
      <text:p text:style-name="P969"/>
      <text:p text:style-name="P970"><text:soft-page-break/>scp is used much like the familiar cp program. The most notable difference is that the source or destination pathnames may be preceded with the name of a remote host, followed by a colon character.</text:p>
      <text:p text:style-name="P971"/>
      <text:p text:style-name="P971">Eg.</text:p>
      <text:p text:style-name="P971"><text:s text:c="4"/>scp remote-sys:document.txt .</text:p>
      <text:p text:style-name="P971"/>
      <text:p text:style-name="P971">Copy document.txt from our home directory on the remote system, to the current working directory on our local system.</text:p>
      <text:p text:style-name="P971"/>
      <text:p text:style-name="P971"/>
      <text:p text:style-name="P972">sftp works much like the original ftp program, however, instead of transmitting everything in cleartext, it uses an SSH encrypted tunnel.</text:p>
      <text:p text:style-name="P973">sftp does not require an FTP server to be running on the remote host. <text:span text:style-name="T209">It only requires the SSH server.</text:span></text:p>
      <text:p text:style-name="P974">This means that any remote machine that can connect with the SSH client can also be used as a FTP-like server.</text:p>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74"/>
      <text:p text:style-name="P917">Searching For Files:</text:p>
      <text:p text:style-name="P917"/>
      <table:table table:name="Table103" table:style-name="Table103">
        <table:table-column table:style-name="Table103.A"/>
        <table:table-column table:style-name="Table103.B"/>
        <table:table-column table:style-name="Table103.C"/>
        <table:table-row>
          <table:table-cell table:style-name="Table103.A1" office:value-type="string">
            <text:p text:style-name="P361">69.</text:p>
          </table:table-cell>
          <table:table-cell table:style-name="Table103.A1" office:value-type="string">
            <text:p text:style-name="P361">locate </text:p>
          </table:table-cell>
          <table:table-cell table:style-name="Table103.C1" office:value-type="string">
            <text:p text:style-name="P362">Search the specified pathnames in the database <text:span text:style-name="T213">and outputs every name that matches a given substring.</text:span></text:p>
          </table:table-cell>
        </table:table-row>
      </table:table>
      <text:p text:style-name="P975"/>
      <text:p text:style-name="P976"><text:soft-page-break/>We can search for the file in a specific directory.<text:tab/></text:p>
      <text:p text:style-name="P977">Eg.</text:p>
      <text:p text:style-name="P977"><text:s text:c="4"/>locate bin/zip</text:p>
      <text:p text:style-name="P977"><text:s text:c="4"/><text:span text:style-name="T210">locate zip | grep</text:span></text:p>
      <text:p text:style-name="P977"/>
      <text:p text:style-name="P977"><text:s/></text:p>
      <text:p text:style-name="P978">Other new version of locate: </text:p>
      <text:p text:style-name="P978">- slocate</text:p>
      <text:p text:style-name="P978">- mlocate</text:p>
      <text:p text:style-name="P979">Some versions include regular expression matching and wild card support.</text:p>
      <text:p text:style-name="P979"/>
      <text:p text:style-name="P1014"><text:span text:style-name="T207"><text:s text:c="4"/></text:span><text:span text:style-name="T246">Where Does the locate Database come From?</text:span></text:p>
      <table:table table:name="Table104" table:style-name="Table104">
        <table:table-column table:style-name="Table104.A"/>
        <table:table-column table:style-name="Table104.B"/>
        <table:table-column table:style-name="Table104.C"/>
        <table:table-row>
          <table:table-cell table:style-name="Table104.A1" office:value-type="string">
            <text:p text:style-name="P363">70</text:p>
          </table:table-cell>
          <table:table-cell table:style-name="Table104.A1" office:value-type="string">
            <text:p text:style-name="P363">updatedb </text:p>
          </table:table-cell>
          <table:table-cell table:style-name="Table104.C1" office:value-type="string">
            <text:p text:style-name="P363">Update the locate database.</text:p>
          </table:table-cell>
        </table:table-row>
      </table:table>
      <text:p text:style-name="P1724"/>
      <text:p text:style-name="P980">The locate database is created by another program named <text:span text:style-name="T1">updatedb</text:span>.</text:p>
      <text:p text:style-name="P980">Usually, it is run periodically as a '<text:span text:style-name="T89">cron job</text:span>'; a task performed at regular intervals by the cron daemon.</text:p>
      <text:p text:style-name="P980"/>
      <text:p text:style-name="P981">Since the database is not updated continuously, some recent file will take some time before added to the database. To overcome this, it's possible to run the <text:span text:style-name="T1">updatedb</text:span> manually.</text:p>
      <text:p text:style-name="P981"/>
      <text:p text:style-name="P981"/>
      <text:p text:style-name="P981"><text:s text:c="4"/><text:span text:style-name="T104">Find Files The Hard Way:</text:span></text:p>
      <text:p text:style-name="P919"/>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364">71.</text:p>
          </table:table-cell>
          <table:table-cell table:style-name="Table105.A1" office:value-type="string">
            <text:p text:style-name="P364">find </text:p>
          </table:table-cell>
          <table:table-cell table:style-name="Table105.C1" office:value-type="string">
            <text:p text:style-name="P364">Searches a given directory and its subdirectories for files based on a variety of attributes. </text:p>
          </table:table-cell>
        </table:table-row>
      </table:table>
      <text:p text:style-name="P981"/>
      <text:p text:style-name="P987">find has a lot of interesting features. </text:p>
      <text:p text:style-name="P987"/>
      <text:p text:style-name="P988">Eg.</text:p>
      <text:p text:style-name="P988"><text:s text:c="4"/>find ~</text:p>
      <text:p text:style-name="P988"><text:s text:c="4"/>find ~ | wc -l</text:p>
      <text:p text:style-name="P988"/>
      <text:p text:style-name="P988">The first find will produce a list of our home direc<text:span text:style-name="T214">to</text:span>ry.</text:p>
      <text:p text:style-name="P989">The second find, will count the number of lines, which will correspond to the number of paths inside the home directory.</text:p>
      <text:p text:style-name="P989"/>
      <text:p text:style-name="P989"/>
      <text:p text:style-name="P989"/>
      <text:p text:style-name="P989"/>
      <text:p text:style-name="P989"/>
      <table:table table:name="Table106" table:style-name="Table106">
        <table:table-column table:style-name="Table106.A"/>
        <table:table-column table:style-name="Table106.B"/>
        <table:table-column table:style-name="Table106.C"/>
        <table:table-row>
          <table:table-cell table:style-name="Table106.A1" office:value-type="string">
            <text:p text:style-name="P365">71.</text:p>
          </table:table-cell>
          <table:table-cell table:style-name="Table106.A1" office:value-type="string">
            <text:p text:style-name="Table_20_Contents">-<text:span text:style-name="T215">type …</text:span></text:p>
          </table:table-cell>
          <table:table-cell table:style-name="Table106.C1" office:value-type="string">
            <text:p text:style-name="P365">Limits our search to ...</text:p>
          </table:table-cell>
        </table:table-row>
      </table:table>
      <text:p text:style-name="P988"/>
      <table:table table:name="Table107" table:style-name="Table107">
        <table:table-column table:style-name="Table107.A"/>
        <table:table-column table:style-name="Table107.B"/>
        <text:soft-page-break/>
        <table:table-row>
          <table:table-cell table:style-name="Table107.A1" office:value-type="string">
            <text:p text:style-name="P366">File Type</text:p>
          </table:table-cell>
          <table:table-cell table:style-name="Table107.B1" office:value-type="string">
            <text:p text:style-name="P366">Description</text:p>
          </table:table-cell>
        </table:table-row>
        <table:table-row>
          <table:table-cell table:style-name="Table107.A2" office:value-type="string">
            <text:p text:style-name="P366">b</text:p>
          </table:table-cell>
          <table:table-cell table:style-name="Table107.B2" office:value-type="string">
            <text:p text:style-name="P366">Block special device file</text:p>
          </table:table-cell>
        </table:table-row>
        <table:table-row>
          <table:table-cell table:style-name="Table107.A2" office:value-type="string">
            <text:p text:style-name="P366">c</text:p>
          </table:table-cell>
          <table:table-cell table:style-name="Table107.B2" office:value-type="string">
            <text:p text:style-name="P366">Character special device file</text:p>
          </table:table-cell>
        </table:table-row>
        <table:table-row>
          <table:table-cell table:style-name="Table107.A2" office:value-type="string">
            <text:p text:style-name="P366">d</text:p>
          </table:table-cell>
          <table:table-cell table:style-name="Table107.B2" office:value-type="string">
            <text:p text:style-name="P366">Directory</text:p>
          </table:table-cell>
        </table:table-row>
        <table:table-row>
          <table:table-cell table:style-name="Table107.A2" office:value-type="string">
            <text:p text:style-name="P366">f</text:p>
          </table:table-cell>
          <table:table-cell table:style-name="Table107.B2" office:value-type="string">
            <text:p text:style-name="P366">Regular file</text:p>
          </table:table-cell>
        </table:table-row>
        <table:table-row>
          <table:table-cell table:style-name="Table107.A2" office:value-type="string">
            <text:p text:style-name="P366">l</text:p>
          </table:table-cell>
          <table:table-cell table:style-name="Table107.B2" office:value-type="string">
            <text:p text:style-name="P366">Symbolic link</text:p>
          </table:table-cell>
        </table:table-row>
      </table:table>
      <text:p text:style-name="P988"/>
      <table:table table:name="Table108" table:style-name="Table108">
        <table:table-column table:style-name="Table108.A"/>
        <table:table-column table:style-name="Table108.B"/>
        <table:table-column table:style-name="Table108.C"/>
        <table:table-row>
          <table:table-cell table:style-name="Table108.A1" office:value-type="string">
            <text:p text:style-name="P367">71.</text:p>
          </table:table-cell>
          <table:table-cell table:style-name="Table108.A1" office:value-type="string">
            <text:p text:style-name="Table_20_Contents">-<text:span text:style-name="T216">name “substring”</text:span></text:p>
          </table:table-cell>
          <table:table-cell table:style-name="Table108.C1" office:value-type="string">
            <text:p text:style-name="P367">Match the wild card pattern to the searched paths.</text:p>
          </table:table-cell>
        </table:table-row>
        <table:table-row>
          <table:table-cell table:style-name="Table108.A2" office:value-type="string">
            <text:p text:style-name="P368">71.</text:p>
          </table:table-cell>
          <table:table-cell table:style-name="Table108.A2" office:value-type="string">
            <text:p text:style-name="Table_20_Contents">-<text:span text:style-name="T217">size +1M</text:span></text:p>
          </table:table-cell>
          <table:table-cell table:style-name="Table108.C2" office:value-type="string">
            <text:p text:style-name="P368">Match the files that are larger than one megabyte.</text:p>
          </table:table-cell>
        </table:table-row>
        <table:table-row>
          <table:table-cell table:style-name="Table108.A2" office:value-type="string">
            <text:p text:style-name="P368">71.</text:p>
          </table:table-cell>
          <table:table-cell table:style-name="Table108.A2" office:value-type="string">
            <text:p text:style-name="Table_20_Contents">-<text:span text:style-name="T217">size -1M</text:span></text:p>
          </table:table-cell>
          <table:table-cell table:style-name="Table108.C2" office:value-type="string">
            <text:p text:style-name="P368">Match the files that are <text:span text:style-name="T219">smaller</text:span> than one megabyte.</text:p>
          </table:table-cell>
        </table:table-row>
        <table:table-row>
          <table:table-cell table:style-name="Table108.A2" office:value-type="string">
            <text:p text:style-name="P368">71.</text:p>
          </table:table-cell>
          <table:table-cell table:style-name="Table108.A2" office:value-type="string">
            <text:p text:style-name="Table_20_Contents">-<text:span text:style-name="T217">size 1M</text:span></text:p>
          </table:table-cell>
          <table:table-cell table:style-name="Table108.C2" office:value-type="string">
            <text:p text:style-name="P368">Match the files that are <text:span text:style-name="T219">exactly</text:span> one megabyte.</text:p>
          </table:table-cell>
        </table:table-row>
      </table:table>
      <text:p text:style-name="P988"/>
      <table:table table:name="Table109" table:style-name="Table109">
        <table:table-column table:style-name="Table109.A"/>
        <table:table-column table:style-name="Table109.B"/>
        <table:table-row>
          <table:table-cell table:style-name="Table109.A1" office:value-type="string">
            <text:p text:style-name="P369">Character</text:p>
          </table:table-cell>
          <table:table-cell table:style-name="Table109.B1" office:value-type="string">
            <text:p text:style-name="P369">Unit</text:p>
          </table:table-cell>
        </table:table-row>
        <table:table-row>
          <table:table-cell table:style-name="Table109.A2" office:value-type="string">
            <text:p text:style-name="P369">b</text:p>
          </table:table-cell>
          <table:table-cell table:style-name="Table109.B2" office:value-type="string">
            <text:p text:style-name="P369">512 bytes blocks. The default if no unit is specified.</text:p>
          </table:table-cell>
        </table:table-row>
        <table:table-row>
          <table:table-cell table:style-name="Table109.A2" office:value-type="string">
            <text:p text:style-name="P369">c</text:p>
          </table:table-cell>
          <table:table-cell table:style-name="Table109.B2" office:value-type="string">
            <text:p text:style-name="P369">Bytes.</text:p>
          </table:table-cell>
        </table:table-row>
        <table:table-row>
          <table:table-cell table:style-name="Table109.A2" office:value-type="string">
            <text:p text:style-name="P369">w</text:p>
          </table:table-cell>
          <table:table-cell table:style-name="Table109.B2" office:value-type="string">
            <text:p text:style-name="P369">Two byte words.</text:p>
          </table:table-cell>
        </table:table-row>
        <table:table-row>
          <table:table-cell table:style-name="Table109.A2" office:value-type="string">
            <text:p text:style-name="P369">k</text:p>
          </table:table-cell>
          <table:table-cell table:style-name="Table109.B2" office:value-type="string">
            <text:p text:style-name="P369">Kilobytes (Units of 1024 bytes)</text:p>
          </table:table-cell>
        </table:table-row>
        <table:table-row>
          <table:table-cell table:style-name="Table109.A2" office:value-type="string">
            <text:p text:style-name="P369">M</text:p>
          </table:table-cell>
          <table:table-cell table:style-name="Table109.B2" office:value-type="string">
            <text:p text:style-name="P369">Megabytes (Units of 1048576 bytes)</text:p>
          </table:table-cell>
        </table:table-row>
        <table:table-row>
          <table:table-cell table:style-name="Table109.A2" office:value-type="string">
            <text:p text:style-name="P369">G</text:p>
          </table:table-cell>
          <table:table-cell table:style-name="Table109.B2" office:value-type="string">
            <text:p text:style-name="P369">Gigabytes (Units of 1073741824 bytes)</text:p>
          </table:table-cell>
        </table:table-row>
      </table:table>
      <text:p text:style-name="P988"/>
      <text:p text:style-name="P988"/>
      <text:p text:style-name="P992"><text:span text:style-name="T223">PS: </text:span>When a numeric argument is required, the “+” and “-” notation can be applied.</text:p>
      <table:table table:name="Table110" table:style-name="Table110">
        <table:table-column table:style-name="Table110.A"/>
        <table:table-column table:style-name="Table110.B"/>
        <table:table-column table:style-name="Table110.C"/>
        <table:table-row>
          <table:table-cell table:style-name="Table110.A1" office:value-type="string">
            <text:p text:style-name="P370">71.</text:p>
          </table:table-cell>
          <table:table-cell table:style-name="Table110.A1" office:value-type="string">
            <text:p text:style-name="Table_20_Contents">-<text:span text:style-name="T222">cmin n</text:span></text:p>
          </table:table-cell>
          <table:table-cell table:style-name="Table110.C1" office:value-type="string">
            <text:p text:style-name="P370">Match files or directories whose content or attributes were last modified exactly n minutes ago.</text:p>
          </table:table-cell>
        </table:table-row>
        <table:table-row>
          <table:table-cell table:style-name="Table110.A2" office:value-type="string">
            <text:p text:style-name="P372">71.</text:p>
          </table:table-cell>
          <table:table-cell table:style-name="Table110.A2" office:value-type="string">
            <text:p text:style-name="Table_20_Contents">-<text:span text:style-name="T224">cnewer file</text:span></text:p>
          </table:table-cell>
          <table:table-cell table:style-name="Table110.C2" office:value-type="string">
            <text:p text:style-name="P373">Match files or directories whose content or attributes were last modified more recently than those of file.</text:p>
          </table:table-cell>
        </table:table-row>
        <table:table-row>
          <table:table-cell table:style-name="Table110.A2" office:value-type="string">
            <text:p text:style-name="P374">71.</text:p>
          </table:table-cell>
          <table:table-cell table:style-name="Table110.A2" office:value-type="string">
            <text:p text:style-name="Table_20_Contents">-<text:span text:style-name="T225">ctime n</text:span></text:p>
          </table:table-cell>
          <table:table-cell table:style-name="Table110.C2" office:value-type="string">
            <text:p text:style-name="P371">Match files or directories whose content or attributes were last modified <text:span text:style-name="T225">n*24 hours ago.</text:span></text:p>
          </table:table-cell>
        </table:table-row>
        <table:table-row>
          <table:table-cell table:style-name="Table110.A2" office:value-type="string">
            <text:p text:style-name="P374">71.</text:p>
          </table:table-cell>
          <table:table-cell table:style-name="Table110.A2" office:value-type="string">
            <text:p text:style-name="Table_20_Contents">-<text:span text:style-name="T225">empty</text:span></text:p>
          </table:table-cell>
          <table:table-cell table:style-name="Table110.C2" office:value-type="string">
            <text:p text:style-name="P374">Match empty files and directories.</text:p>
          </table:table-cell>
        </table:table-row>
        <table:table-row>
          <table:table-cell table:style-name="Table110.A2" office:value-type="string">
            <text:p text:style-name="P374">71.</text:p>
          </table:table-cell>
          <table:table-cell table:style-name="Table110.A2" office:value-type="string">
            <text:p text:style-name="Table_20_Contents">-<text:span text:style-name="T225">group name</text:span></text:p>
          </table:table-cell>
          <table:table-cell table:style-name="Table110.C2" office:value-type="string">
            <text:p text:style-name="P374">Match file or directories belonging to group.</text:p>
            <text:p text:style-name="P374"><text:span text:style-name="T1">group</text:span> may be expressed as either a group name or as ID.</text:p>
          </table:table-cell>
        </table:table-row>
        <table:table-row>
          <table:table-cell table:style-name="Table110.A2" office:value-type="string">
            <text:p text:style-name="P374">71.</text:p>
          </table:table-cell>
          <table:table-cell table:style-name="Table110.A2" office:value-type="string">
            <text:p text:style-name="Table_20_Contents">-<text:span text:style-name="T225">iname pattern</text:span></text:p>
          </table:table-cell>
          <table:table-cell table:style-name="Table110.C2" office:value-type="string">
            <text:p text:style-name="P374">Like the -name test but case insensitive.</text:p>
          </table:table-cell>
        </table:table-row>
        <table:table-row>
          <table:table-cell table:style-name="Table110.A2" office:value-type="string">
            <text:p text:style-name="P374">71.</text:p>
          </table:table-cell>
          <table:table-cell table:style-name="Table110.A2" office:value-type="string">
            <text:p text:style-name="Table_20_Contents">-<text:span text:style-name="T225">inum n</text:span></text:p>
          </table:table-cell>
          <table:table-cell table:style-name="Table110.C2" office:value-type="string">
            <text:p text:style-name="P374">Match files with inode number n.</text:p>
            <text:p text:style-name="P374">Helpful for finding all the hard links to a particular inode.</text:p>
          </table:table-cell>
        </table:table-row>
        <table:table-row>
          <table:table-cell table:style-name="Table110.A2" office:value-type="string">
            <text:p text:style-name="P374">71.</text:p>
          </table:table-cell>
          <table:table-cell table:style-name="Table110.A2" office:value-type="string">
            <text:p text:style-name="Table_20_Contents">-<text:span text:style-name="T225">mmin n</text:span></text:p>
          </table:table-cell>
          <table:table-cell table:style-name="Table110.C2" office:value-type="string">
            <text:p text:style-name="P374"><text:s/>Match files or directories whose contents were modified n minutes ago.</text:p>
          </table:table-cell>
        </table:table-row>
        <table:table-row>
          <table:table-cell table:style-name="Table110.A2" office:value-type="string">
            <text:p text:style-name="P394">71.</text:p>
          </table:table-cell>
          <table:table-cell table:style-name="Table110.A2" office:value-type="string">
            <text:p text:style-name="Table_20_Contents">-<text:span text:style-name="T241">mtime n</text:span></text:p>
          </table:table-cell>
          <table:table-cell table:style-name="Table110.C2" office:value-type="string">
            <text:p text:style-name="P395">Match files or directories whose contents where modified n*24 hours <text:soft-page-break/>ago.</text:p>
          </table:table-cell>
        </table:table-row>
        <table:table-row>
          <table:table-cell table:style-name="Table110.A2" office:value-type="string">
            <text:p text:style-name="P395">71.</text:p>
          </table:table-cell>
          <table:table-cell table:style-name="Table110.A2" office:value-type="string">
            <text:p text:style-name="Table_20_Contents">-<text:span text:style-name="T241">newer file</text:span></text:p>
          </table:table-cell>
          <table:table-cell table:style-name="Table110.C2" office:value-type="string">
            <text:p text:style-name="P395">Match files and directories whose contents were modified more recently that the specified file.</text:p>
          </table:table-cell>
        </table:table-row>
        <table:table-row>
          <table:table-cell table:style-name="Table110.A2" office:value-type="string">
            <text:p text:style-name="P395">71.</text:p>
          </table:table-cell>
          <table:table-cell table:style-name="Table110.A2" office:value-type="string">
            <text:p text:style-name="Table_20_Contents">-<text:span text:style-name="T241">nouser</text:span></text:p>
          </table:table-cell>
          <table:table-cell table:style-name="Table110.C2" office:value-type="string">
            <text:p text:style-name="P395">Match file and directories that do not belong to a valid user.</text:p>
            <text:p text:style-name="P396">This can be used to find files belonging to deleted accounts or to detect activity by attackers</text:p>
          </table:table-cell>
        </table:table-row>
        <table:table-row>
          <table:table-cell table:style-name="Table110.A2" office:value-type="string">
            <text:p text:style-name="P397">71.</text:p>
          </table:table-cell>
          <table:table-cell table:style-name="Table110.A2" office:value-type="string">
            <text:p text:style-name="Table_20_Contents">-<text:span text:style-name="T242">nogroup</text:span></text:p>
          </table:table-cell>
          <table:table-cell table:style-name="Table110.C2" office:value-type="string">
            <text:p text:style-name="P397">Match files and directories that do not belong to a valid group.</text:p>
          </table:table-cell>
        </table:table-row>
        <table:table-row>
          <table:table-cell table:style-name="Table110.A2" office:value-type="string">
            <text:p text:style-name="P398">71.</text:p>
          </table:table-cell>
          <table:table-cell table:style-name="Table110.A2" office:value-type="string">
            <text:p text:style-name="Table_20_Contents">-<text:span text:style-name="T243">perm mode</text:span></text:p>
          </table:table-cell>
          <table:table-cell table:style-name="Table110.C2" office:value-type="string">
            <text:p text:style-name="P398">Match files or directories that have permissions set to the specified mode.</text:p>
            <text:p text:style-name="P399">Mode may be expressed by either octal or symbolic notation.</text:p>
          </table:table-cell>
        </table:table-row>
        <table:table-row>
          <table:table-cell table:style-name="Table110.A2" office:value-type="string">
            <text:p text:style-name="P399">71.</text:p>
          </table:table-cell>
          <table:table-cell table:style-name="Table110.A2" office:value-type="string">
            <text:p text:style-name="Table_20_Contents">-<text:span text:style-name="T244">samefile name</text:span></text:p>
          </table:table-cell>
          <table:table-cell table:style-name="Table110.C2" office:value-type="string">
            <text:p text:style-name="P400">Matches files that share the same inode number as file name.</text:p>
          </table:table-cell>
        </table:table-row>
        <table:table-row>
          <table:table-cell table:style-name="Table110.A2" office:value-type="string">
            <text:p text:style-name="P400">71.</text:p>
          </table:table-cell>
          <table:table-cell table:style-name="Table110.A2" office:value-type="string">
            <text:p text:style-name="Table_20_Contents">-<text:span text:style-name="T245">user name</text:span></text:p>
          </table:table-cell>
          <table:table-cell table:style-name="Table110.C2" office:value-type="string">
            <text:p text:style-name="P400">Match files or directories belonging to user name. </text:p>
            <text:p text:style-name="P400">The user may be expressed by a user name or by a numeric user ID.</text:p>
          </table:table-cell>
        </table:table-row>
      </table:table>
      <text:p text:style-name="P988"/>
      <text:p text:style-name="P988"/>
      <text:p text:style-name="P988"><text:s text:c="4"/><text:span text:style-name="T106">Operators:</text:span></text:p>
      <text:p text:style-name="P988"/>
      <text:p text:style-name="P993"><text:span text:style-name="T207">We need the operators to describe the logical relationships </text:span><text:span text:style-name="T208">between the tests.</text:span></text:p>
      <text:p text:style-name="P1120"/>
      <table:table table:name="Table118" table:style-name="Table118">
        <table:table-column table:style-name="Table118.A"/>
        <table:table-column table:style-name="Table118.B"/>
        <table:table-row>
          <table:table-cell table:style-name="Table118.A1" office:value-type="string">
            <text:p text:style-name="P401">Operator</text:p>
          </table:table-cell>
          <table:table-cell table:style-name="Table118.B1" office:value-type="string">
            <text:p text:style-name="P401">Description</text:p>
          </table:table-cell>
        </table:table-row>
        <table:table-row>
          <table:table-cell table:style-name="Table118.A2" office:value-type="string">
            <text:p text:style-name="Table_20_Contents">-<text:span text:style-name="T247">and</text:span></text:p>
          </table:table-cell>
          <table:table-cell table:style-name="Table118.B2" office:value-type="string">
            <text:p text:style-name="P402">Match if the tests on both sides of the operator are true.</text:p>
            <text:p text:style-name="P402">-a.</text:p>
            <text:p text:style-name="P403">Note that when no operator is present, -and is implied by default.</text:p>
          </table:table-cell>
        </table:table-row>
        <table:table-row>
          <table:table-cell table:style-name="Table118.A2" office:value-type="string">
            <text:p text:style-name="Table_20_Contents">-<text:span text:style-name="T247">or</text:span></text:p>
          </table:table-cell>
          <table:table-cell table:style-name="Table118.B2" office:value-type="string">
            <text:p text:style-name="P404">Match if a test on either side of the operator is true.</text:p>
            <text:p text:style-name="P404">-o</text:p>
          </table:table-cell>
        </table:table-row>
        <table:table-row>
          <table:table-cell table:style-name="Table118.A2" office:value-type="string">
            <text:p text:style-name="Table_20_Contents">-<text:span text:style-name="T247">not</text:span></text:p>
          </table:table-cell>
          <table:table-cell table:style-name="Table118.B2" office:value-type="string">
            <text:p text:style-name="P405">Match if the test following the operator is false.</text:p>
            <text:p text:style-name="P405">!</text:p>
          </table:table-cell>
        </table:table-row>
        <table:table-row>
          <table:table-cell table:style-name="Table118.A2" office:value-type="string">
            <text:p text:style-name="P401">( )</text:p>
          </table:table-cell>
          <table:table-cell table:style-name="Table118.B2" office:value-type="string">
            <text:p text:style-name="P406">Groups tests and operators together to form larger expressions.</text:p>
            <text:p text:style-name="P407">By default, find evaluates from left to right.</text:p>
            <text:p text:style-name="P408">Eg. ( expression1) -or ( expression2)</text:p>
            <text:p text:style-name="P409">The parentheses must be quoted when using them on the command line.</text:p>
            <text:p text:style-name="P409">\(, \)</text:p>
          </table:table-cell>
        </table:table-row>
      </table:table>
      <text:p text:style-name="P988"/>
      <text:p text:style-name="P988"/>
      <text:p text:style-name="P994">Eg; to find files or directories with bad permissions, we will test for “not good permissions”</text:p>
      <text:p text:style-name="P994"><text:s text:c="4"/>-type f -and -not -perms 0600</text:p>
      <text:p text:style-name="P994"><text:s text:c="4"/>-type d -and -not -perms 0700</text:p>
      <text:p text:style-name="P988"/>
      <text:p text:style-name="P988"/>
      <text:p text:style-name="P988"><text:s text:c="4"/><text:span text:style-name="T107">Predefined Actions:</text:span> </text:p>
      <text:p text:style-name="P988"><text:soft-page-break/></text:p>
      <text:p text:style-name="P995">We can act on the list of results from our find command.</text:p>
      <text:p text:style-name="P996">find allows actions to be performed based on the search results.</text:p>
      <text:p text:style-name="P997">There are a set of predefined actions:</text:p>
      <text:p text:style-name="P997"/>
      <table:table table:name="Table119" table:style-name="Table119">
        <table:table-column table:style-name="Table119.A"/>
        <table:table-column table:style-name="Table119.B"/>
        <table:table-row>
          <table:table-cell table:style-name="Table119.A1" office:value-type="string">
            <text:p text:style-name="P410">Action</text:p>
          </table:table-cell>
          <table:table-cell table:style-name="Table119.B1" office:value-type="string">
            <text:p text:style-name="P410">Description</text:p>
          </table:table-cell>
        </table:table-row>
        <table:table-row>
          <table:table-cell table:style-name="Table119.A2" office:value-type="string">
            <text:p text:style-name="Table_20_Contents">-<text:span text:style-name="T248">delete</text:span></text:p>
          </table:table-cell>
          <table:table-cell table:style-name="Table119.B2" office:value-type="string">
            <text:p text:style-name="P410">Delete the currently matching file.</text:p>
            <text:p text:style-name="P412">Always test our output before deleting.</text:p>
          </table:table-cell>
        </table:table-row>
        <table:table-row>
          <table:table-cell table:style-name="Table119.A2" office:value-type="string">
            <text:p text:style-name="Table_20_Contents">-<text:span text:style-name="T248">print</text:span></text:p>
          </table:table-cell>
          <table:table-cell table:style-name="Table119.B2" office:value-type="string">
            <text:p text:style-name="P410">Output the full pathname of the matching file to sdtout.</text:p>
            <text:p text:style-name="P410">This is the default action if no other actions is specified.</text:p>
          </table:table-cell>
        </table:table-row>
        <table:table-row>
          <table:table-cell table:style-name="Table119.A2" office:value-type="string">
            <text:p text:style-name="Table_20_Contents">-<text:span text:style-name="T248">quit</text:span></text:p>
          </table:table-cell>
          <table:table-cell table:style-name="Table119.B2" office:value-type="string">
            <text:p text:style-name="P411">Quit once a match has been made.</text:p>
          </table:table-cell>
        </table:table-row>
      </table:table>
      <text:p text:style-name="P997"/>
      <text:p text:style-name="P998">And more...</text:p>
      <text:p text:style-name="P998"/>
      <text:p text:style-name="P999">Eg.</text:p>
      <text:p text:style-name="P999"><text:s text:c="4"/>find ~ -type f -name '*.BAK' -delete</text:p>
      <text:p text:style-name="P999"/>
      <text:p text:style-name="P999"><text:s text:c="4"/><text:span text:style-name="T108">User Defined Actions:</text:span></text:p>
      <text:p text:style-name="P1000"/>
      <table:table table:name="Table120" table:style-name="Table120">
        <table:table-column table:style-name="Table120.A"/>
        <table:table-column table:style-name="Table120.B"/>
        <table:table-column table:style-name="Table120.C"/>
        <table:table-row>
          <table:table-cell table:style-name="Table120.A1" office:value-type="string">
            <text:p text:style-name="P413">71.</text:p>
          </table:table-cell>
          <table:table-cell table:style-name="Table120.A1" office:value-type="string">
            <text:p text:style-name="Table_20_Contents">-<text:span text:style-name="T249">exec command { } ;</text:span></text:p>
          </table:table-cell>
          <table:table-cell table:style-name="Table120.C1" office:value-type="string">
            <text:p text:style-name="P414">Execute a user defined actions when the find finds the wanted files.</text:p>
            <text:p text:style-name="P415">command is the name of a command.</text:p>
            <text:p text:style-name="P415">{ } is a symbolic representation of the current pathname.</text:p>
            <text:p text:style-name="P415">; is a required delimiter indicating the end of the command.</text:p>
          </table:table-cell>
        </table:table-row>
      </table:table>
      <text:p text:style-name="P1113"/>
      <text:p text:style-name="P1001">Ps: the brace and semicolon characters must be quoted or escaped.</text:p>
      <text:p text:style-name="P1001"/>
      <table:table table:name="Table121" table:style-name="Table121">
        <table:table-column table:style-name="Table121.A"/>
        <table:table-column table:style-name="Table121.B"/>
        <table:table-column table:style-name="Table121.C"/>
        <table:table-row>
          <table:table-cell table:style-name="Table121.A1" office:value-type="string">
            <text:p text:style-name="P416">71.</text:p>
          </table:table-cell>
          <table:table-cell table:style-name="Table121.A1" office:value-type="string">
            <text:p text:style-name="Table_20_Contents">-<text:span text:style-name="T250">ok </text:span></text:p>
          </table:table-cell>
          <table:table-cell table:style-name="Table121.C1" office:value-type="string">
            <text:p text:style-name="P416">Same as above, but the user is prompted before execution of each specified command.</text:p>
          </table:table-cell>
        </table:table-row>
      </table:table>
      <text:p text:style-name="P1001"/>
      <text:p text:style-name="P988"/>
      <text:p text:style-name="P1002">* When the -exec actions is used, it launches a new instance of the specified command each time a matching file is found.</text:p>
      <text:p text:style-name="P1003">Eg.</text:p>
      <text:p text:style-name="P1003"><text:s text:c="4"/>find ~ -type f -name 'foo*' -exec ls -l '{}' ';'</text:p>
      <text:p text:style-name="P1004">It will execute:</text:p>
      <text:p text:style-name="P1004"><text:s text:c="4"/>ls -l file1</text:p>
      <text:p text:style-name="P1004"><text:s text:c="4"/>ls -l file2</text:p>
      <text:p text:style-name="P1004"/>
      <text:p text:style-name="P1005">We can combine the results of the search into an argument list for a single execution of the command, <text:span text:style-name="T252">by changing the ; with +</text:span></text:p>
      <text:p text:style-name="P1006">Eg.</text:p>
      <text:p text:style-name="P1006"><text:soft-page-break/><text:s text:c="4"/><text:span text:style-name="T251">find ~ -type f -name 'foo*' -exec ls -l '{}' </text:span>+</text:p>
      <text:p text:style-name="P1006">It will execute:</text:p>
      <text:p text:style-name="P1006"><text:s text:c="3"/>ls -l file1 file2</text:p>
      <text:p text:style-name="P1006"/>
      <text:p text:style-name="P1006"/>
      <table:table table:name="Table122" table:style-name="Table122">
        <table:table-column table:style-name="Table122.A"/>
        <table:table-column table:style-name="Table122.B"/>
        <table:table-column table:style-name="Table122.C"/>
        <table:table-row>
          <table:table-cell table:style-name="Table122.A1" office:value-type="string">
            <text:p text:style-name="P417">72.</text:p>
          </table:table-cell>
          <table:table-cell table:style-name="Table122.A1" office:value-type="string">
            <text:p text:style-name="P417">xargs</text:p>
          </table:table-cell>
          <table:table-cell table:style-name="Table122.C1" office:value-type="string">
            <text:p text:style-name="P418">Accepts input from stdout and converts it into an argument list for a specified command.</text:p>
          </table:table-cell>
        </table:table-row>
      </table:table>
      <text:p text:style-name="P1006"/>
      <text:p text:style-name="P1007">Eg.</text:p>
      <text:p text:style-name="P1007"><text:s text:c="4"/>find ~ -type f -name 'foo*' -print | xargs ls -l</text:p>
      <text:p text:style-name="P1007"/>
      <table:table table:name="Table123" table:style-name="Table123">
        <table:table-column table:style-name="Table123.A"/>
        <table:table-column table:style-name="Table123.B"/>
        <table:table-column table:style-name="Table123.C"/>
        <table:table-row>
          <table:table-cell table:style-name="Table123.A1" office:value-type="string">
            <text:p text:style-name="P419">72.</text:p>
          </table:table-cell>
          <table:table-cell table:style-name="Table123.A1" office:value-type="string">
            <text:p text:style-name="Table_20_Contents">--<text:span text:style-name="T253">show-limits</text:span></text:p>
          </table:table-cell>
          <table:table-cell table:style-name="Table123.C1" office:value-type="string">
            <text:p text:style-name="P419">Displays the maximu<text:span text:style-name="T254">m</text:span> size of the command line.</text:p>
          </table:table-cell>
        </table:table-row>
      </table:table>
      <text:p text:style-name="P1007"/>
      <text:p text:style-name="P1008">* When a command line exceeds the maximum length supported by the system, xargs executes the specified command with the maximum number of arguments and then repeats the process.</text:p>
      <text:p text:style-name="P1008"/>
      <text:p text:style-name="P1008"/>
      <text:p text:style-name="P1008"><text:s text:c="4"/><text:span text:style-name="T109">Dealing With Funny Filenames:</text:span></text:p>
      <text:p text:style-name="P1008"/>
      <text:p text:style-name="P1114">Linux systems allow embedded spaces <text:span text:style-name="T255">(even newlines) in filenames.</text:span></text:p>
      <text:p text:style-name="P1115">This causes problems for programs like xargs that construct argument lists for other programs, <text:span text:style-name="T256">because a space is interpreted as a delimiter.</text:span></text:p>
      <text:p text:style-name="P1116">To overcome this, we can specify to the programs to allow the use of a null character as argument separator.</text:p>
      <text:p text:style-name="P1116"/>
      <table:table table:name="Table124" table:style-name="Table124">
        <table:table-column table:style-name="Table124.A"/>
        <table:table-column table:style-name="Table124.B"/>
        <table:table-column table:style-name="Table124.C"/>
        <table:table-row>
          <table:table-cell table:style-name="Table124.A1" office:value-type="string">
            <text:p text:style-name="P420">71.</text:p>
          </table:table-cell>
          <table:table-cell table:style-name="Table124.A1" office:value-type="string">
            <text:p text:style-name="Table_20_Contents">-<text:span text:style-name="T257">print0</text:span></text:p>
          </table:table-cell>
          <table:table-cell table:style-name="Table124.C1" office:value-type="string">
            <text:p text:style-name="P420">Allow the use of null character<text:span text:style-name="T258">s in find program.</text:span></text:p>
          </table:table-cell>
        </table:table-row>
        <table:table-row>
          <table:table-cell table:style-name="Table124.A2" office:value-type="string">
            <text:p text:style-name="P421">72.</text:p>
          </table:table-cell>
          <table:table-cell table:style-name="Table124.A2" office:value-type="string">
            <text:p text:style-name="Table_20_Contents">--<text:span text:style-name="T259">null</text:span></text:p>
          </table:table-cell>
          <table:table-cell table:style-name="Table124.C2" office:value-type="string">
            <text:p text:style-name="P421">Allow the use of null characters in xargs program.</text:p>
          </table:table-cell>
        </table:table-row>
      </table:table>
      <text:p text:style-name="P1116"/>
      <text:p text:style-name="P1117">Eg.</text:p>
      <text:p text:style-name="P1117"><text:s text:c="4"/>find ~ -iname '*.jpg' -print0 | xargs –null ls -l</text:p>
      <text:p text:style-name="P1117"/>
      <text:p text:style-name="P1118">Using this technique, we can ensure that all files, even those containing embedded spaces in their names, are handled correctly.</text:p>
      <text:p text:style-name="P1118"/>
      <text:p text:style-name="P1118"/>
      <table:table table:name="Table125" table:style-name="Table125">
        <table:table-column table:style-name="Table125.A"/>
        <table:table-column table:style-name="Table125.B"/>
        <table:table-column table:style-name="Table125.C"/>
        <table:table-row>
          <table:table-cell table:style-name="Table125.A1" office:value-type="string">
            <text:p text:style-name="P423">73.</text:p>
          </table:table-cell>
          <table:table-cell table:style-name="Table125.A1" office:value-type="string">
            <text:p text:style-name="P423">touch </text:p>
          </table:table-cell>
          <table:table-cell table:style-name="Table125.C1" office:value-type="string">
            <text:p text:style-name="P424">Set or update the access, change, and modify times of files.</text:p>
            <text:p text:style-name="P425">If a filename argument is that of a nonexistent file, an empty file is created.</text:p>
          </table:table-cell>
        </table:table-row>
        <table:table-row>
          <table:table-cell table:style-name="Table125.A2" office:value-type="string">
            <text:p text:style-name="P426">74.</text:p>
          </table:table-cell>
          <table:table-cell table:style-name="Table125.A2" office:value-type="string">
            <text:p text:style-name="P426">stat</text:p>
          </table:table-cell>
          <table:table-cell table:style-name="Table125.C2" office:value-type="string">
            <text:p text:style-name="P426">Reveals all that the system understands about a file and its attributes.</text:p>
          </table:table-cell>
        </table:table-row>
      </table:table>
      <text:p text:style-name="P1118"/>
      <text:p text:style-name="P1009">Eg.</text:p>
      <text:p text:style-name="P1009"><text:s text:c="4"/><text:span text:style-name="T261">touch playground/timestamp</text:span></text:p>
      <text:p text:style-name="P1009"><text:s text:c="4"/><text:span text:style-name="T261">find playground -type f -name 'file-B' -exec touch '{}' ';'</text:span></text:p>
      <text:p text:style-name="P1009"><text:soft-page-break/><text:s text:c="4"/><text:span text:style-name="T261">find playground -type f -newer playground/timestamp</text:span></text:p>
      <text:p text:style-name="P988"/>
      <text:p text:style-name="P1010">This few commands will find all files newer than the file timestamp that was touched by touch program.</text:p>
      <text:p text:style-name="P1010"/>
      <text:p text:style-name="P1010"/>
      <text:p text:style-name="P988"><text:s text:c="4"/><text:span text:style-name="T110">Options:</text:span></text:p>
      <text:p text:style-name="P988"/>
      <text:p text:style-name="P1119">The options are used to control the scope of a find search.</text:p>
      <text:p text:style-name="P1119"/>
      <table:table table:name="Table126" table:style-name="Table126">
        <table:table-column table:style-name="Table126.A"/>
        <table:table-column table:style-name="Table126.B"/>
        <table:table-row>
          <table:table-cell table:style-name="Table126.A1" office:value-type="string">
            <text:p text:style-name="P427">Option</text:p>
          </table:table-cell>
          <table:table-cell table:style-name="Table126.B1" office:value-type="string">
            <text:p text:style-name="P427">Descriptions</text:p>
          </table:table-cell>
        </table:table-row>
        <table:table-row>
          <table:table-cell table:style-name="Table126.A2" office:value-type="string">
            <text:p text:style-name="Table_20_Contents">-<text:span text:style-name="T262">depth</text:span></text:p>
          </table:table-cell>
          <table:table-cell table:style-name="Table126.B2" office:value-type="string">
            <text:p text:style-name="P427">Direct find to process a directory's files before the directory itself.</text:p>
            <text:p text:style-name="P428">This options is automatically applied when the -delete action is specified.</text:p>
          </table:table-cell>
        </table:table-row>
        <table:table-row>
          <table:table-cell table:style-name="Table126.A2" office:value-type="string">
            <text:p text:style-name="Table_20_Contents">-<text:span text:style-name="T262">maxdepth levels</text:span></text:p>
          </table:table-cell>
          <table:table-cell table:style-name="Table126.B2" office:value-type="string">
            <text:p text:style-name="P429">Set the maximum number of levels that find will descend into a directory tree.</text:p>
          </table:table-cell>
        </table:table-row>
        <table:table-row>
          <table:table-cell table:style-name="Table126.A2" office:value-type="string">
            <text:p text:style-name="Table_20_Contents">-<text:span text:style-name="T262">mindepth levels</text:span></text:p>
          </table:table-cell>
          <table:table-cell table:style-name="Table126.B2" office:value-type="string">
            <text:p text:style-name="P429">Set the <text:span text:style-name="T263">minimum</text:span> number of levels that find will descend into a directory tree.</text:p>
          </table:table-cell>
        </table:table-row>
        <table:table-row>
          <table:table-cell table:style-name="Table126.A2" office:value-type="string">
            <text:p text:style-name="Table_20_Contents">-<text:span text:style-name="T262">mount</text:span></text:p>
          </table:table-cell>
          <table:table-cell table:style-name="Table126.B2" office:value-type="string">
            <text:p text:style-name="P430">Direct find not to traverse directories that are mounted on other file systems.</text:p>
          </table:table-cell>
        </table:table-row>
        <table:table-row>
          <table:table-cell table:style-name="Table126.A2" office:value-type="string">
            <text:p text:style-name="Table_20_Contents">-<text:span text:style-name="T262">noleaf</text:span></text:p>
          </table:table-cell>
          <table:table-cell table:style-name="Table126.B2" office:value-type="string">
            <text:p text:style-name="P431">Direct find not to optimize its search based on th assumption that it is searching <text:span text:style-name="T264">a Unix-like file system.</text:span></text:p>
            <text:p text:style-name="P432">This is needed when scanning DOS/Windows files systems and CD-ROMs.</text:p>
          </table:table-cell>
        </table:table-row>
      </table:table>
      <text:p text:style-name="P1119"/>
      <text:p text:style-name="P1119"/>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18">Archiving And Backup:</text:p>
      <text:p text:style-name="P918"><text:soft-page-break/></text:p>
      <text:p text:style-name="P918"/>
      <text:p text:style-name="P990">One of the primary tasks of a computer system's administrator is keeping the system data secure.</text:p>
      <text:p text:style-name="P991">One way this is done is by performing timely backups of the system's file<text:span text:style-name="T220">s.</text:span></text:p>
      <text:p text:style-name="P991"/>
      <text:p text:style-name="P1012">Compressing Files:</text:p>
      <text:p text:style-name="P1012"/>
      <text:p text:style-name="P1089">Many of the data services that we take for granted, owe their existence to effective data compression techniques.</text:p>
      <text:p text:style-name="P1089"/>
      <text:p text:style-name="P1090">Data compression is the process of removing redundancy from data.</text:p>
      <text:p text:style-name="P1090"/>
      <text:p text:style-name="P1091">Compression algorithms fall into two general categories, lossless and lossy.</text:p>
      <text:p text:style-name="P1091">- Lossless compression preserves all the data contained in the original.</text:p>
      <text:p text:style-name="P1092">- Lossy compression, removes data as the compression is performed, to allow more compression to be applied. <text:span text:style-name="T221">(Eg. JPEG, MP3)</text:span></text:p>
      <text:p text:style-name="P1092"/>
      <text:p text:style-name="P1092"/>
      <table:table table:name="Table111" table:style-name="Table111">
        <table:table-column table:style-name="Table111.A"/>
        <table:table-column table:style-name="Table111.B"/>
        <table:table-column table:style-name="Table111.C"/>
        <table:table-row>
          <table:table-cell table:style-name="Table111.A1" office:value-type="string">
            <text:p text:style-name="Table_20_Contents"><text:span text:style-name="T265">75</text:span>.</text:p>
          </table:table-cell>
          <table:table-cell table:style-name="Table111.A1" office:value-type="string">
            <text:p text:style-name="P375">gzip </text:p>
          </table:table-cell>
          <table:table-cell table:style-name="Table111.C1" office:value-type="string">
            <text:p text:style-name="P375">Compres<text:span text:style-name="T226">s</text:span> one or more files.</text:p>
            <text:p text:style-name="P376">It replaces the original file with a compressed version of the original.</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c</text:span></text:p>
          </table:table-cell>
          <table:table-cell table:style-name="Table111.C2" office:value-type="string">
            <text:p text:style-name="P377">Write output to stdout and keep original files.</text:p>
            <text:p text:style-name="P377">--<text:span text:style-name="T228">stdout </text:span></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d</text:span></text:p>
          </table:table-cell>
          <table:table-cell table:style-name="Table111.C2" office:value-type="string">
            <text:p text:style-name="P378">Decompress. This causes gzip to act like gunzip.</text:p>
            <text:p text:style-name="P379">–decompress or –uncrompress.</text:p>
          </table:table-cell>
        </table:table-row>
        <table:table-row>
          <table:table-cell table:style-name="Table111.A2" office:value-type="string">
            <text:p text:style-name="P433"><text:span text:style-name="T265">75</text:span>. </text:p>
          </table:table-cell>
          <table:table-cell table:style-name="Table111.A2" office:value-type="string">
            <text:p text:style-name="P375">-<text:span text:style-name="T227">f</text:span></text:p>
          </table:table-cell>
          <table:table-cell table:style-name="Table111.C2" office:value-type="string">
            <text:p text:style-name="P380">Force compression even if compressed version of the original file already exists.</text:p>
            <text:p text:style-name="P381">--force.</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h</text:span></text:p>
          </table:table-cell>
          <table:table-cell table:style-name="Table111.C2" office:value-type="string">
            <text:p text:style-name="P375">--<text:span text:style-name="T229">help</text:span></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l</text:span></text:p>
          </table:table-cell>
          <table:table-cell table:style-name="Table111.C2" office:value-type="string">
            <text:p text:style-name="P382">List compression statistics for each file compressed.</text:p>
            <text:p text:style-name="P382">--list</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r</text:span></text:p>
          </table:table-cell>
          <table:table-cell table:style-name="Table111.C2" office:value-type="string">
            <text:p text:style-name="P383">If one or more arguments on the command line are directories, recursively compress files contained within them.</text:p>
            <text:p text:style-name="P383">--recursive</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t</text:span></text:p>
          </table:table-cell>
          <table:table-cell table:style-name="Table111.C2" office:value-type="string">
            <text:p text:style-name="P384">Test the integrity of a compressed file.</text:p>
            <text:p text:style-name="P384">--test</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v</text:span></text:p>
          </table:table-cell>
          <table:table-cell table:style-name="Table111.C2" office:value-type="string">
            <text:p text:style-name="P384">Display verbose messages while compressing.</text:p>
            <text:p text:style-name="P384">--verbose</text:p>
          </table:table-cell>
        </table:table-row>
        <table:table-row>
          <table:table-cell table:style-name="Table111.A2" office:value-type="string">
            <text:p text:style-name="P433"><text:span text:style-name="T265">75</text:span>.</text:p>
          </table:table-cell>
          <table:table-cell table:style-name="Table111.A2" office:value-type="string">
            <text:p text:style-name="P375">-<text:span text:style-name="T227">number</text:span></text:p>
          </table:table-cell>
          <table:table-cell table:style-name="Table111.C2" office:value-type="string">
            <text:p text:style-name="P384">Set amount of compression.</text:p>
            <text:p text:style-name="P384">Number is an integer in the range of 1 (fastest, <text:span text:style-name="T230">least compression</text:span>) to 9 (slowest, <text:span text:style-name="T230">most compression</text:span>).</text:p>
            <text:p text:style-name="P385"><text:soft-page-break/>The default is 6.</text:p>
            <text:p text:style-name="P385">1: --fast</text:p>
            <text:p text:style-name="P385">9: --best</text:p>
          </table:table-cell>
        </table:table-row>
        <table:table-row>
          <table:table-cell table:style-name="Table111.A2" office:value-type="string">
            <text:p text:style-name="Table_20_Contents"><text:span text:style-name="T265">76</text:span>.</text:p>
          </table:table-cell>
          <table:table-cell table:style-name="Table111.A2" office:value-type="string">
            <text:p text:style-name="P376">gunzip</text:p>
          </table:table-cell>
          <table:table-cell table:style-name="Table111.C2" office:value-type="string">
            <text:p text:style-name="P376">Restores compressed files to their original, uncompressed form.</text:p>
          </table:table-cell>
        </table:table-row>
      </table:table>
      <text:p text:style-name="P1092"/>
      <text:p text:style-name="P1093">After compression, <text:span text:style-name="T101">.gz </text:span>will be appended to the name of the file.</text:p>
      <text:p text:style-name="P1093"/>
      <text:p text:style-name="P1094">Eg.</text:p>
      <text:p text:style-name="P1094"><text:s text:c="4"/>ls -l /etc | gzip &gt; foo.txt.gz</text:p>
      <text:p text:style-name="P1094">This command creates a compressed version of a directory listing.</text:p>
      <text:p text:style-name="P1094"/>
      <text:p text:style-name="P1094"/>
      <table:table table:name="Table112" table:style-name="Table112">
        <table:table-column table:style-name="Table112.A"/>
        <table:table-column table:style-name="Table112.B"/>
        <table:table-column table:style-name="Table112.C"/>
        <table:table-row>
          <table:table-cell table:style-name="Table112.A1" office:value-type="string">
            <text:p text:style-name="Table_20_Contents"><text:span text:style-name="T266">76</text:span>.</text:p>
          </table:table-cell>
          <table:table-cell table:style-name="Table112.A1" office:value-type="string">
            <text:p text:style-name="P386">gunzip -c foo.txt | less</text:p>
          </table:table-cell>
          <table:table-cell table:style-name="Table112.C1" office:value-type="string">
            <text:p text:style-name="P386">View the contents of a compressed text file.</text:p>
          </table:table-cell>
        </table:table-row>
        <table:table-row>
          <table:table-cell table:style-name="Table112.A2" office:value-type="string">
            <text:p text:style-name="Table_20_Contents"><text:span text:style-name="T266">77</text:span>.</text:p>
          </table:table-cell>
          <table:table-cell table:style-name="Table112.A2" office:value-type="string">
            <text:p text:style-name="P386">zcat foo.txt.gz | less</text:p>
          </table:table-cell>
          <table:table-cell table:style-name="Table112.C2" office:value-type="string">
            <text:p text:style-name="P386">Same as above.</text:p>
            <text:p text:style-name="P386">zcat is program supplied with gzip.</text:p>
          </table:table-cell>
        </table:table-row>
        <table:table-row>
          <table:table-cell table:style-name="Table112.A2" office:value-type="string">
            <text:p text:style-name="Table_20_Contents"><text:span text:style-name="T266">78</text:span>.</text:p>
          </table:table-cell>
          <table:table-cell table:style-name="Table112.A2" office:value-type="string">
            <text:p text:style-name="P386">zless foo.txt.gz</text:p>
          </table:table-cell>
          <table:table-cell table:style-name="Table112.C2" office:value-type="string">
            <text:p text:style-name="P386">Same as above, but without the pipeline less.</text:p>
          </table:table-cell>
        </table:table-row>
      </table:table>
      <text:p text:style-name="P1094"/>
      <text:p text:style-name="P1095"><text:span text:style-name="T101">=&gt;</text:span> To view the contents of a compressed text file:</text:p>
      <text:p text:style-name="P1095"><text:s text:c="4"/>gunzip -c foo.txt | less</text:p>
      <text:p text:style-name="P1095"><text:s text:c="4"/>zcat foo.txt.gz | less</text:p>
      <text:p text:style-name="P1094"><text:s text:c="4"/><text:span text:style-name="T231">zless foo.txt.gz</text:span></text:p>
      <text:p text:style-name="P1094"/>
      <text:p text:style-name="P1094"/>
      <table:table table:name="Table113" table:style-name="Table113">
        <table:table-column table:style-name="Table113.A"/>
        <table:table-column table:style-name="Table113.B"/>
        <table:table-column table:style-name="Table113.C"/>
        <table:table-row>
          <table:table-cell table:style-name="Table113.A1" office:value-type="string">
            <text:p text:style-name="Table_20_Contents"><text:span text:style-name="T266">79</text:span>.</text:p>
          </table:table-cell>
          <table:table-cell table:style-name="Table113.A1" office:value-type="string">
            <text:p text:style-name="P387">bzip2 </text:p>
          </table:table-cell>
          <table:table-cell table:style-name="Table113.C1" office:value-type="string">
            <text:p text:style-name="P387">Achieves higher levels of compression at the cost of compression speed.</text:p>
            <text:p text:style-name="P387">A file compressed with this program, is denoted with .bz2</text:p>
          </table:table-cell>
        </table:table-row>
      </table:table>
      <text:p text:style-name="P1094"/>
      <text:p text:style-name="P1096">All the options <text:span text:style-name="T233">(except for -r) </text:span>for gzip are also supported in bzip<text:span text:style-name="T232">2.</text:span></text:p>
      <text:p text:style-name="P1094"/>
      <table:table table:name="Table114" table:style-name="Table114">
        <table:table-column table:style-name="Table114.A"/>
        <table:table-column table:style-name="Table114.B"/>
        <table:table-column table:style-name="Table114.C"/>
        <table:table-row>
          <table:table-cell table:style-name="Table114.A1" office:value-type="string">
            <text:p text:style-name="Table_20_Contents"><text:span text:style-name="T266">80</text:span>.</text:p>
          </table:table-cell>
          <table:table-cell table:style-name="Table114.A1" office:value-type="string">
            <text:p text:style-name="P388">bunzip2 | bzcat</text:p>
          </table:table-cell>
          <table:table-cell table:style-name="Table114.C1" office:value-type="string">
            <text:p text:style-name="P388">Programs for decompressing .bz2 files.</text:p>
          </table:table-cell>
        </table:table-row>
        <table:table-row>
          <table:table-cell table:style-name="Table114.A2" office:value-type="string">
            <text:p text:style-name="Table_20_Contents"><text:span text:style-name="T266">81</text:span>.</text:p>
          </table:table-cell>
          <table:table-cell table:style-name="Table114.A2" office:value-type="string">
            <text:p text:style-name="P388">bzip2recover</text:p>
          </table:table-cell>
          <table:table-cell table:style-name="Table114.C2" office:value-type="string">
            <text:p text:style-name="P388">Tries to recover damaged .bz2 files.</text:p>
          </table:table-cell>
        </table:table-row>
      </table:table>
      <text:p text:style-name="P1094"/>
      <text:p text:style-name="P1097"/>
      <text:p text:style-name="P1052">Don't be Compressive Compulsive:</text:p>
      <text:p text:style-name="P1052"/>
      <text:p text:style-name="P1097">Don't compress an already compressed file, <text:span text:style-name="T234">because you will actually end up a larger file.</text:span></text:p>
      <text:p text:style-name="P1098">This is because all compression techniques involve some overhead that is added to the file to describe the compression. <text:span text:style-name="T235">If you try to compress a file that already contains no redundant information, the compression will not result in any savings to offset the additional overhead.</text:span></text:p>
      <text:p text:style-name="P1098"/>
      <text:p text:style-name="P1098"/>
      <text:p text:style-name="P1098"/>
      <text:p text:style-name="P1013"><text:span text:style-name="T236">Archiving</text:span> Files:</text:p>
      <text:p text:style-name="P1013"><text:soft-page-break/></text:p>
      <text:p text:style-name="P1099">Archiving is the process of gathering up many files and building them together into a single large file.</text:p>
      <text:p text:style-name="P1100"/>
      <table:table table:name="Table115" table:style-name="Table115">
        <table:table-column table:style-name="Table115.A"/>
        <table:table-column table:style-name="Table115.B"/>
        <table:table-column table:style-name="Table115.C"/>
        <table:table-row>
          <table:table-cell table:style-name="Table115.A1" office:value-type="string">
            <text:p text:style-name="Table_20_Contents"><text:span text:style-name="T267">82</text:span>.</text:p>
          </table:table-cell>
          <table:table-cell table:style-name="Table115.A1" office:value-type="string">
            <text:p text:style-name="P389">tar mode[option] pathname...</text:p>
          </table:table-cell>
          <table:table-cell table:style-name="Table115.C1" office:value-type="string">
            <text:p text:style-name="P389">Tape archive, a tool for archiving files.</text:p>
          </table:table-cell>
        </table:table-row>
      </table:table>
      <text:p text:style-name="P1100"/>
      <text:p text:style-name="P1100"/>
      <text:p text:style-name="P1101">- A file with <text:span text:style-name="T1">.tar</text:span> indicates a “plain” tar archive.</text:p>
      <text:p text:style-name="P1101">- A file with <text:span text:style-name="T1">.tgz</text:span> indicates a gzipped archive.</text:p>
      <text:p text:style-name="P1101"/>
      <text:p text:style-name="P1102">A tar archive can consist of a group of separate files, one or more directory hierarchies, or a mixture of both.</text:p>
      <text:p text:style-name="P1102"/>
      <text:p text:style-name="P1102"/>
      <text:p text:style-name="P1103">Modes of tar:</text:p>
      <table:table table:name="Table116" table:style-name="Table116">
        <table:table-column table:style-name="Table116.A"/>
        <table:table-column table:style-name="Table116.B"/>
        <table:table-row>
          <table:table-cell table:style-name="Table116.A1" office:value-type="string">
            <text:p text:style-name="P390">Mode</text:p>
          </table:table-cell>
          <table:table-cell table:style-name="Table116.B1" office:value-type="string">
            <text:p text:style-name="P390">Description</text:p>
          </table:table-cell>
        </table:table-row>
        <table:table-row>
          <table:table-cell table:style-name="Table116.A2" office:value-type="string">
            <text:p text:style-name="P390">c</text:p>
          </table:table-cell>
          <table:table-cell table:style-name="Table116.B2" office:value-type="string">
            <text:p text:style-name="P390">Create an archive from a list of files and/or directories.</text:p>
          </table:table-cell>
        </table:table-row>
        <table:table-row>
          <table:table-cell table:style-name="Table116.A2" office:value-type="string">
            <text:p text:style-name="P390">x</text:p>
          </table:table-cell>
          <table:table-cell table:style-name="Table116.B2" office:value-type="string">
            <text:p text:style-name="P390">Extract an archive.</text:p>
          </table:table-cell>
        </table:table-row>
        <table:table-row>
          <table:table-cell table:style-name="Table116.A2" office:value-type="string">
            <text:p text:style-name="P390">r</text:p>
          </table:table-cell>
          <table:table-cell table:style-name="Table116.B2" office:value-type="string">
            <text:p text:style-name="P390">Append specified pathnames to the end of an archive.</text:p>
          </table:table-cell>
        </table:table-row>
        <table:table-row>
          <table:table-cell table:style-name="Table116.A2" office:value-type="string">
            <text:p text:style-name="P390">t</text:p>
          </table:table-cell>
          <table:table-cell table:style-name="Table116.B2" office:value-type="string">
            <text:p text:style-name="P390">List the contents of an archive.</text:p>
          </table:table-cell>
        </table:table-row>
        <table:table-row>
          <table:table-cell table:style-name="Table116.A2" office:value-type="string">
            <text:p text:style-name="P391">f</text:p>
          </table:table-cell>
          <table:table-cell table:style-name="Table116.B2" office:value-type="string">
            <text:p text:style-name="P391">Use archive file or device ARCHIVE.</text:p>
          </table:table-cell>
        </table:table-row>
        <table:table-row>
          <table:table-cell table:style-name="Table116.A2" office:value-type="string">
            <text:p text:style-name="P392">v</text:p>
          </table:table-cell>
          <table:table-cell table:style-name="Table116.B2" office:value-type="string">
            <text:p text:style-name="P392">Verbose output, for more detailed <text:span text:style-name="T237">actions.</text:span></text:p>
          </table:table-cell>
        </table:table-row>
        <table:table-row>
          <table:table-cell table:style-name="Table116.A2" office:value-type="string">
            <text:p text:style-name="P436">z</text:p>
          </table:table-cell>
          <table:table-cell table:style-name="Table116.B2" office:value-type="string">
            <text:p text:style-name="P436">Compress the archive file with gzip.</text:p>
          </table:table-cell>
        </table:table-row>
        <table:table-row>
          <table:table-cell table:style-name="Table116.A2" office:value-type="string">
            <text:p text:style-name="P436">j</text:p>
          </table:table-cell>
          <table:table-cell table:style-name="Table116.B2" office:value-type="string">
            <text:p text:style-name="P436">Compress the archive file with bzip2.</text:p>
          </table:table-cell>
        </table:table-row>
      </table:table>
      <text:p text:style-name="P1103"/>
      <text:p text:style-name="P1104">Eg.</text:p>
      <text:p text:style-name="P1104"><text:s text:c="4"/>mkdir -p playground/dir-{00{1..9},0{10..99},100}</text:p>
      <text:p text:style-name="P1104"><text:s text:c="4"/>touch playground/dir-{00{1..9},0{10..99},100}/file-{A..Z}</text:p>
      <text:p text:style-name="P1104"><text:s text:c="4"/>tar cf playground.tar playground</text:p>
      <text:p text:style-name="P1104"/>
      <text:p text:style-name="P1105">Note that the mode must always be specified first, before any other option, and they do not require a leading dash.</text:p>
      <text:p text:style-name="P1105"/>
      <text:p text:style-name="P1106">PS. the mode f must be always accompanied with other modes.</text:p>
      <text:p text:style-name="P1106"/>
      <text:p text:style-name="P1107">* Unless you are operating as the superuser, files and directories extracted from archives take on the ownership of the user preforming the restoration, rather than the original owner.</text:p>
      <text:p text:style-name="P1107"/>
      <text:p text:style-name="P1108">→<text:span text:style-name="T239"> </text:span>We can only extract a single file from an archive:</text:p>
      <text:p text:style-name="P1108"><text:s text:c="4"/><text:span text:style-name="T238">tar xf archive.tar pathname</text:span></text:p>
      <text:p text:style-name="P1109"/>
      <text:p text:style-name="P1109"><text:soft-page-break/>Multiple pathnames may be specified.</text:p>
      <text:p text:style-name="P1109">* <text:span text:style-name="T240">Note that the pathname must be the full, relative pathname as stored in the archive.</text:span></text:p>
      <text:p text:style-name="P1109"/>
      <text:p text:style-name="P1109"/>
      <text:p text:style-name="P1109"/>
      <table:table table:name="Table117" table:style-name="Table117">
        <table:table-column table:style-name="Table117.A"/>
        <table:table-column table:style-name="Table117.B"/>
        <table:table-column table:style-name="Table117.C"/>
        <table:table-row>
          <table:table-cell table:style-name="Table117.A1" office:value-type="string">
            <text:p text:style-name="Table_20_Contents"><text:span text:style-name="T268">82</text:span>.</text:p>
          </table:table-cell>
          <table:table-cell table:style-name="Table117.A1" office:value-type="string">
            <text:p text:style-name="P393">--wildcards</text:p>
          </table:table-cell>
          <table:table-cell table:style-name="Table117.C1" office:value-type="string">
            <text:p text:style-name="P393">To make the pathname support wildcards.</text:p>
          </table:table-cell>
        </table:table-row>
      </table:table>
      <text:p text:style-name="P1110">Eg.</text:p>
      <text:p text:style-name="P1110"><text:s text:c="4"/>tar xf ../playground.tar --wildcards 'home/me/playground/dir-*/file-A'</text:p>
      <text:p text:style-name="P1112"/>
      <text:p text:style-name="P1112">This command will extract only files matching the specified pathname including the wildcard <text:s text:c="2"/>dir-*.</text:p>
      <text:p text:style-name="P1112"/>
      <text:p text:style-name="P1112"/>
      <text:p text:style-name="P1111">* <text:span text:style-name="T269">Using tar with find is a good way of creating incremental backups of a directory tree or an entire system.</text:span></text:p>
      <text:p text:style-name="P1121">By using find to match files newer than a timestamp file, we could create an archive that only contains files newer than the last archive, <text:span text:style-name="T270">assuming that the timestamp file is updated right after each archive is created. </text:span></text:p>
      <text:p text:style-name="P1121"/>
      <text:p text:style-name="P1121"/>
      <text:p text:style-name="P1122">* tar can use both standard input and output.</text:p>
      <text:p text:style-name="P1123">Eg.</text:p>
      <text:p text:style-name="P1123"><text:s text:c="4"/>find playground -name 'file-A' | tar cf - --files-from=- | gzip &gt; playground.tgz</text:p>
      <text:p text:style-name="P1123"/>
      <text:p text:style-name="P1124">If the filename “-” is specified, it is taken <text:span text:style-name="T271">to mean standard input or output, as needed. </text:span></text:p>
      <text:p text:style-name="P1125"/>
      <text:p text:style-name="P1127">The archive produced is piped into gzip to create the compressed archive.</text:p>
      <text:p text:style-name="P1127"><text:span text:style-name="T1">.tgz</text:span> is the conventional extension given to gzip-compressed tar files. (<text:span text:style-name="T1">.tar.gz</text:span> is also used).</text:p>
      <text:p text:style-name="P1125"/>
      <text:p text:style-name="P1125"/>
      <table:table table:name="Table127" table:style-name="Table127">
        <table:table-column table:style-name="Table127.A"/>
        <table:table-column table:style-name="Table127.B"/>
        <table:table-column table:style-name="Table127.C"/>
        <table:table-row>
          <table:table-cell table:style-name="Table127.A1" office:value-type="string">
            <text:p text:style-name="P434">82.</text:p>
          </table:table-cell>
          <table:table-cell table:style-name="Table127.A1" office:value-type="string">
            <text:p text:style-name="Table_20_Contents">--<text:span text:style-name="T271">files-from=</text:span></text:p>
          </table:table-cell>
          <table:table-cell table:style-name="Table127.C1" office:value-type="string">
            <text:p text:style-name="P434">Cause tar to read its list of pathnames from a file rather the c<text:span text:style-name="T272">ommand line.</text:span></text:p>
          </table:table-cell>
        </table:table-row>
        <table:table-row>
          <table:table-cell table:style-name="Table127.A2" office:value-type="string">
            <text:p text:style-name="P435">82.</text:p>
          </table:table-cell>
          <table:table-cell table:style-name="Table127.A2" office:value-type="string">
            <text:p text:style-name="Table_20_Contents">-<text:span text:style-name="T273">T</text:span></text:p>
          </table:table-cell>
          <table:table-cell table:style-name="Table127.C2" office:value-type="string">
            <text:p text:style-name="P435">Same as above.</text:p>
          </table:table-cell>
        </table:table-row>
      </table:table>
      <text:p text:style-name="P1125"/>
      <text:p text:style-name="P1125"/>
      <text:p text:style-name="P1128">Fortunately, <text:span text:style-name="T274">tar support both gzip and bzip2 compression directly.</text:span> </text:p>
      <text:p text:style-name="P1125"/>
      <text:p text:style-name="P1125"><text:s text:c="4"/><text:span text:style-name="T275">find playground -name 'file-A' | tar czf playground.tgz -T -</text:span></text:p>
      <text:p text:style-name="P1126"><text:s text:c="4"/><text:span text:style-name="T275">find playground -name 'file-A' | tar cjf playground.tbz -T -</text:span></text:p>
      <text:p text:style-name="P1126"/>
      <text:p text:style-name="P1126"/>
      <text:p text:style-name="P1126"/>
      <text:p text:style-name="P1126"/>
      <text:p text:style-name="P1129"><text:soft-page-break/>*Another interesting use of stdin and stdout with the tar command involves transferring files between systems over a network.</text:p>
      <text:p text:style-name="P1130">Imagine that we had two machines running Unix-like system equipped with tar and ssh.</text:p>
      <text:p text:style-name="P1130">We could transfer a directory from a remote system to our local system:</text:p>
      <text:p text:style-name="P1130"/>
      <text:p text:style-name="P1130"><text:s text:c="4"/>mkdir remote-stuff</text:p>
      <text:p text:style-name="P1130"><text:s text:c="4"/>cd remote-stuff</text:p>
      <text:p text:style-name="P1130"><text:s text:c="4"/>ssh remote-sys 'tar cf – Documents' | tar xf -</text:p>
      <text:p text:style-name="P1129"/>
      <text:p text:style-name="P1130">If we ls the remote-stuff directory we will find the Documents directory of the remote-sys.</text:p>
      <text:p text:style-name="P1130"/>
      <text:p text:style-name="P1130"/>
      <text:p text:style-name="P1130"/>
      <text:p text:style-name="P1130"/>
      <text:p text:style-name="P1130"/>
      <text:p text:style-name="P1130"/>
      <text:p text:style-name="P1130"/>
      <table:table table:name="Table128" table:style-name="Table128">
        <table:table-column table:style-name="Table128.A"/>
        <table:table-column table:style-name="Table128.B"/>
        <table:table-column table:style-name="Table128.C"/>
        <table:table-row>
          <table:table-cell table:style-name="Table128.A1" office:value-type="string">
            <text:p text:style-name="P437">83.</text:p>
          </table:table-cell>
          <table:table-cell table:style-name="Table128.A1" office:value-type="string">
            <text:p text:style-name="P437">zip <text:span text:style-name="T276">options zipfile file...</text:span></text:p>
          </table:table-cell>
          <table:table-cell table:style-name="Table128.C1" office:value-type="string">
            <text:p text:style-name="P437">It is both a compression tool and an archiver.</text:p>
            <text:p text:style-name="P437">The file format that it reads and writes is <text:span text:style-name="T1">.zip</text:span> files.</text:p>
          </table:table-cell>
        </table:table-row>
        <table:table-row>
          <table:table-cell table:style-name="Table128.A2" office:value-type="string">
            <text:p text:style-name="P438">83.</text:p>
          </table:table-cell>
          <table:table-cell table:style-name="Table128.A2" office:value-type="string">
            <text:p text:style-name="P437">-<text:span text:style-name="T277">r</text:span></text:p>
          </table:table-cell>
          <table:table-cell table:style-name="Table128.C2" office:value-type="string">
            <text:p text:style-name="P438">Recursive archiving.</text:p>
          </table:table-cell>
        </table:table-row>
      </table:table>
      <text:p text:style-name="P1130"/>
      <text:p text:style-name="P1131">Eg.</text:p>
      <text:p text:style-name="P1131"><text:s text:c="4"/>zip -r playground.zip playground</text:p>
      <text:p text:style-name="P1131"/>
      <text:p text:style-name="P1131">Make a zip archive out of playground directory.</text:p>
      <text:p text:style-name="P1131"/>
      <text:p text:style-name="P1131"/>
      <text:p text:style-name="P1131">* <text:span text:style-name="T278">Zip will add files to the archive using one of two storage methods:</text:span></text:p>
      <text:p text:style-name="P1131">- <text:span text:style-name="T279">It will “store” a file without compression.</text:span></text:p>
      <text:p text:style-name="P1131">- <text:span text:style-name="T279">It will “deflate” the file which performs compression.</text:span></text:p>
      <text:p text:style-name="P1131"/>
      <text:p text:style-name="P1131"/>
      <text:p text:style-name="P1132">The numeric value displayed after the storage method (stored 0%) indicates the amount of compression achieved.</text:p>
      <text:p text:style-name="P1132"/>
      <text:p text:style-name="P1133">PS. No compression can be achieved on an empty file. (stored 0%)</text:p>
      <text:p text:style-name="P1133"/>
      <text:p text:style-name="P1134">* One thing to note about zip (as opposed to tar) is that if an existing archive is specified, it is updated rather than replaced.</text:p>
      <text:p text:style-name="P1137">This means that the new files are added, and matching files are replaced.</text:p>
      <text:p text:style-name="P1134"/>
      <table:table table:name="Table130" table:style-name="Table130">
        <table:table-column table:style-name="Table130.A"/>
        <table:table-column table:style-name="Table130.B"/>
        <table:table-column table:style-name="Table130.C"/>
        <table:table-row>
          <table:table-cell table:style-name="Table130.A1" office:value-type="string">
            <text:p text:style-name="P444">83.</text:p>
          </table:table-cell>
          <table:table-cell table:style-name="Table130.A1" office:value-type="string">
            <text:p text:style-name="P444">zip -@ file.zip</text:p>
          </table:table-cell>
          <table:table-cell table:style-name="Table130.C1" office:value-type="string">
            <text:p text:style-name="P444">Make use of stdin and stdout.</text:p>
          </table:table-cell>
        </table:table-row>
      </table:table>
      <text:p text:style-name="P1136"/>
      <text:p text:style-name="P1136"><text:soft-page-break/>Eg.</text:p>
      <text:p text:style-name="P1136"><text:s text:c="4"/>find playground -name “file-A” | zip -@ file-A.zip</text:p>
      <text:p text:style-name="P1136"><text:s text:c="4"/><text:span text:style-name="T283">ls -l /etc/ | zip ls-etc.zip - </text:span></text:p>
      <text:p text:style-name="P1136"/>
      <text:p text:style-name="P1136"/>
      <text:p text:style-name="P1136"/>
      <text:p text:style-name="P1134"/>
      <text:p text:style-name="P1133"/>
      <table:table table:name="Table129" table:style-name="Table129">
        <table:table-column table:style-name="Table129.A"/>
        <table:table-column table:style-name="Table129.B"/>
        <table:table-column table:style-name="Table129.C"/>
        <table:table-row>
          <table:table-cell table:style-name="Table129.A1" office:value-type="string">
            <text:p text:style-name="P439">84.</text:p>
          </table:table-cell>
          <table:table-cell table:style-name="Table129.A1" office:value-type="string">
            <text:p text:style-name="P439">unzip zip<text:span text:style-name="T280">f</text:span>ile</text:p>
          </table:table-cell>
          <table:table-cell table:style-name="Table129.C1" office:value-type="string">
            <text:p text:style-name="P439">Extract the content of a zip file.</text:p>
          </table:table-cell>
        </table:table-row>
        <table:table-row>
          <table:table-cell table:style-name="Table129.A2" office:value-type="string">
            <text:p text:style-name="P440">84. </text:p>
          </table:table-cell>
          <table:table-cell table:style-name="Table129.A2" office:value-type="string">
            <text:p text:style-name="P440">unzip zipfile specificfile</text:p>
          </table:table-cell>
          <table:table-cell table:style-name="Table129.C2" office:value-type="string">
            <text:p text:style-name="P440">Extract a selective file from the zip archive.</text:p>
          </table:table-cell>
        </table:table-row>
        <table:table-row>
          <table:table-cell table:style-name="Table129.A2" office:value-type="string">
            <text:p text:style-name="P441">84.</text:p>
          </table:table-cell>
          <table:table-cell table:style-name="Table129.A2" office:value-type="string">
            <text:p text:style-name="P441">-l</text:p>
          </table:table-cell>
          <table:table-cell table:style-name="Table129.C2" office:value-type="string">
            <text:p text:style-name="P441">List the contents of the archive without extracting the file<text:span text:style-name="T281">s.</text:span></text:p>
          </table:table-cell>
        </table:table-row>
        <table:table-row>
          <table:table-cell table:style-name="Table129.A2" office:value-type="string">
            <text:p text:style-name="P442">84. </text:p>
          </table:table-cell>
          <table:table-cell table:style-name="Table129.A2" office:value-type="string">
            <text:p text:style-name="P441">-<text:span text:style-name="T281">l specificfile</text:span></text:p>
          </table:table-cell>
          <table:table-cell table:style-name="Table129.C2" office:value-type="string">
            <text:p text:style-name="P442">List the specified file(s) without extracting them.</text:p>
          </table:table-cell>
        </table:table-row>
        <table:table-row>
          <table:table-cell table:style-name="Table129.A2" office:value-type="string">
            <text:p text:style-name="P443">84.</text:p>
          </table:table-cell>
          <table:table-cell table:style-name="Table129.A2" office:value-type="string">
            <text:p text:style-name="P441">-<text:span text:style-name="T282">v </text:span></text:p>
          </table:table-cell>
          <table:table-cell table:style-name="Table129.C2" office:value-type="string">
            <text:p text:style-name="P443">Can be added to increase the verbosity of the listing.</text:p>
          </table:table-cell>
        </table:table-row>
        <table:table-row>
          <table:table-cell table:style-name="Table129.A2" office:value-type="string">
            <text:p text:style-name="P445">84.</text:p>
          </table:table-cell>
          <table:table-cell table:style-name="Table129.A2" office:value-type="string">
            <text:p text:style-name="P441">-<text:span text:style-name="T284">p</text:span></text:p>
          </table:table-cell>
          <table:table-cell table:style-name="Table129.C2" office:value-type="string">
            <text:p text:style-name="P445">Allow its output to be sent to stdout.</text:p>
          </table:table-cell>
        </table:table-row>
      </table:table>
      <text:p text:style-name="P1133"/>
      <text:p text:style-name="P1138">Eg.</text:p>
      <text:p text:style-name="P1138"><text:s text:c="4"/>unzip -p ls-etc.zip | less</text:p>
      <text:p text:style-name="P1133"/>
      <text:p text:style-name="P1135">* Note that when the archive extraction conflicts with an existing file, the user is prompted before the file is replaced.</text:p>
      <text:p text:style-name="P1135"/>
      <text:p text:style-name="P1133"/>
      <text:p text:style-name="P1133"/>
      <text:p text:style-name="P1139"><text:span text:style-name="T285">→ The main usage of z</text:span>ip <text:span text:style-name="T285">and unzip is for exchanging files with Windows systems, rather than performing compression and archiving on Linux, where tar and gzip are greatly preferred.</text:span></text:p>
      <text:p text:style-name="P1139"/>
      <text:p text:style-name="P1139"/>
      <text:p text:style-name="P1139"/>
      <text:p text:style-name="P1139"/>
      <text:p text:style-name="P1140"><text:s text:c="4"/><text:span text:style-name="T105">Synchronizing Files and Directories:</text:span></text:p>
      <text:p text:style-name="P1140"/>
      <text:p text:style-name="P1141">A common strategy for maintaining a backup copy involves keeping one ore more directories synchronized with another directory (or directories) located on either the local system or with a remote system.</text:p>
      <text:p text:style-name="P1141"/>
      <text:p text:style-name="P1142">In the Unix-like world, the preferred tool for this task is <text:span text:style-name="T1">rsync</text:span>.</text:p>
      <text:p text:style-name="P1142"/>
      <table:table table:name="Table131" table:style-name="Table131">
        <table:table-column table:style-name="Table131.A"/>
        <table:table-column table:style-name="Table131.B"/>
        <table:table-column table:style-name="Table131.C"/>
        <table:table-row>
          <table:table-cell table:style-name="Table131.A1" office:value-type="string">
            <text:p text:style-name="P446">85.</text:p>
          </table:table-cell>
          <table:table-cell table:style-name="Table131.A1" office:value-type="string">
            <text:p text:style-name="P446">rsync <text:span text:style-name="T287">options source destination</text:span></text:p>
          </table:table-cell>
          <table:table-cell table:style-name="Table131.C1" office:value-type="string">
            <text:p text:style-name="P446">Synchronize both local and remote directories <text:span text:style-name="T286">by using remote-update protocol.</text:span></text:p>
          </table:table-cell>
        </table:table-row>
      </table:table>
      <text:p text:style-name="P1142"/>
      <text:p text:style-name="P1144">* Source and destination are one of the following:</text:p>
      <text:p text:style-name="P1144">- local file or directory</text:p>
      <text:p text:style-name="P1144"><text:soft-page-break/>- remote file or directory in the form of [user@]host:path</text:p>
      <text:p text:style-name="P1144">- remote rsync server specified with a URI of rsync://[user@]host[:port]/path</text:p>
      <text:p text:style-name="P1144"/>
      <text:p text:style-name="P1144">Note that remote to remote copying is not supported.</text:p>
      <text:p text:style-name="P1144"/>
      <text:p text:style-name="P1143">Remote-update protocol allows rsync to quickly detect the differences between two directories and perform the minimum mount of copying required to bring them into sync.</text:p>
      <text:p text:style-name="P1143"/>
      <text:p text:style-name="P1143"/>
      <text:p text:style-name="P1145">Eg.</text:p>
      <text:p text:style-name="P1145"><text:s text:c="4"/><text:span text:style-name="T288">mkdir foo</text:span></text:p>
      <text:p text:style-name="P1145"><text:s text:c="4"/><text:span text:style-name="T288">rsync -av playground foo</text:span></text:p>
      <text:p text:style-name="P1145"/>
      <text:p text:style-name="P1146">If no file was listed, it is because rsync didn't detect any difference between the two directories.</text:p>
      <text:p text:style-name="P1147">rsync will copy only the changed files.</text:p>
      <text:p text:style-name="P1145"/>
      <table:table table:name="Table132" table:style-name="Table132">
        <table:table-column table:style-name="Table132.A"/>
        <table:table-column table:style-name="Table132.B"/>
        <table:table-column table:style-name="Table132.C"/>
        <table:table-row>
          <table:table-cell table:style-name="Table132.A1" office:value-type="string">
            <text:p text:style-name="P447">85.</text:p>
          </table:table-cell>
          <table:table-cell table:style-name="Table132.A1" office:value-type="string">
            <text:p text:style-name="Table_20_Contents">-<text:span text:style-name="T289">a</text:span></text:p>
          </table:table-cell>
          <table:table-cell table:style-name="Table132.C1" office:value-type="string">
            <text:p text:style-name="P447">For archiving, causes recursion and preservation of file attributes.</text:p>
          </table:table-cell>
        </table:table-row>
        <table:table-row>
          <table:table-cell table:style-name="Table132.A2" office:value-type="string">
            <text:p text:style-name="P448">85.</text:p>
          </table:table-cell>
          <table:table-cell table:style-name="Table132.A2" office:value-type="string">
            <text:p text:style-name="Table_20_Contents">-<text:span text:style-name="T290">v</text:span></text:p>
          </table:table-cell>
          <table:table-cell table:style-name="Table132.C2" office:value-type="string">
            <text:p text:style-name="P448">Verbose output.</text:p>
          </table:table-cell>
        </table:table-row>
        <table:table-row>
          <table:table-cell table:style-name="Table132.A2" office:value-type="string">
            <text:p text:style-name="P449">85.</text:p>
          </table:table-cell>
          <table:table-cell table:style-name="Table132.A2" office:value-type="string">
            <text:p text:style-name="Table_20_Contents">--<text:span text:style-name="T291">delete</text:span></text:p>
          </table:table-cell>
          <table:table-cell table:style-name="Table132.C2" office:value-type="string">
            <text:p text:style-name="P449">Remove files that may have existed on the backup device that no longer existed on the source device.</text:p>
            <text:p text:style-name="P450">Irrelevant the first time we make a backup, but will be useful on subsequent copies.</text:p>
          </table:table-cell>
        </table:table-row>
      </table:table>
      <text:p text:style-name="P1145"/>
      <text:p text:style-name="P1152">Eg.</text:p>
      <text:p text:style-name="P1152"><text:s text:c="4"/>sudo rsync -av --delete /etc /home /usr/local /media/BigDisk/backup</text:p>
      <text:p text:style-name="P1145"/>
      <text:p text:style-name="P1148">One of the real beauties of rsync is that it can be used to copy files over a network.</text:p>
      <text:p text:style-name="P1149">After all, the “r” in rsync stands for “remote”.</text:p>
      <text:p text:style-name="P1150">It can be done in one of two ways.</text:p>
      <text:p text:style-name="P1151"/>
      <text:p text:style-name="P1151">- The first way is with another system that has rsync installed, <text:span text:style-name="T292">along with a remote shell program such as ssh.</text:span></text:p>
      <text:p text:style-name="P1151"/>
      <table:table table:name="Table133" table:style-name="Table133">
        <table:table-column table:style-name="Table133.A"/>
        <table:table-column table:style-name="Table133.B"/>
        <table:table-column table:style-name="Table133.C"/>
        <table:table-row>
          <table:table-cell table:style-name="Table133.A1" office:value-type="string">
            <text:p text:style-name="P451">85.</text:p>
          </table:table-cell>
          <table:table-cell table:style-name="Table133.A1" office:value-type="string">
            <text:p text:style-name="Table_20_Contents">--<text:span text:style-name="T293">rsh=ssh </text:span></text:p>
          </table:table-cell>
          <table:table-cell table:style-name="Table133.C1" office:value-type="string">
            <text:p text:style-name="P452">Instruct rsync to use the ssh program as its remote shell.</text:p>
          </table:table-cell>
        </table:table-row>
        <table:table-row>
          <table:table-cell table:style-name="Table133.A2" office:value-type="string">
            <text:p text:style-name="P452">85.</text:p>
          </table:table-cell>
          <table:table-cell table:style-name="Table133.A2" office:value-type="string">
            <text:p text:style-name="P452">remote-sys:</text:p>
          </table:table-cell>
          <table:table-cell table:style-name="Table133.C2" office:value-type="string">
            <text:p text:style-name="P452">Specify the remote host by prefixing its name to the destination path name.</text:p>
            <text:p text:style-name="P452">If the remote-sys is named terma-sys, then you should prefix terma-sys:/backup.</text:p>
          </table:table-cell>
        </table:table-row>
        <table:table-row>
          <table:table-cell table:style-name="Table133.A2" office:value-type="string">
            <text:p text:style-name="P738">85.</text:p>
          </table:table-cell>
          <table:table-cell table:style-name="Table133.A2" office:value-type="string">
            <text:p text:style-name="P738">--exclude</text:p>
          </table:table-cell>
          <table:table-cell table:style-name="Table133.C2" office:value-type="string">
            <text:p text:style-name="P738">Exclude files from being synced with the other files/directories.</text:p>
            <text:p text:style-name="P738">You can use wildcard with this and multiple times.</text:p>
          </table:table-cell>
        </table:table-row>
        <table:table-row>
          <table:table-cell table:style-name="Table133.A2" office:value-type="string">
            <text:p text:style-name="P738">85.</text:p>
          </table:table-cell>
          <table:table-cell table:style-name="Table133.A2" office:value-type="string">
            <text:p text:style-name="P738">--delete-excluded</text:p>
          </table:table-cell>
          <table:table-cell table:style-name="Table133.C2" office:value-type="string">
            <text:p text:style-name="P738">Also delete excluded files from dest dirs.</text:p>
            <text:p text:style-name="P738">Have the same effect as --delete.</text:p>
          </table:table-cell>
        </table:table-row>
      </table:table>
      <text:p text:style-name="P1151"><text:soft-page-break/></text:p>
      <text:p text:style-name="P1151"/>
      <text:p text:style-name="P1155">Eg.</text:p>
      <text:p text:style-name="P1153"><text:s text:c="4"/>sudo rsync -av --delete --rsh=ssh /etc /home /usr/local remote-sys:/backup</text:p>
      <text:p text:style-name="P1153"><text:s text:c="4"/><text:span text:style-name="T483">sudo rsync -av –exclude=‘*.FOO’ --exclude=’*.BAR’ /source /dest</text:span></text:p>
      <text:p text:style-name="P1153"/>
      <text:p text:style-name="P1153">- <text:span text:style-name="T294">The second way is by using an rsync server.</text:span></text:p>
      <text:p text:style-name="P1156">rsync can be configured to run as a daemon and listen to incoming requests for synchronization.</text:p>
      <text:p text:style-name="P1157">This is often done to allow mirroring of a remote system.</text:p>
      <text:p text:style-name="P1157"/>
      <text:p text:style-name="P1158">Eg.</text:p>
      <text:p text:style-name="P1158"><text:s text:c="4"/>rsync -av --delete rsync://rsync.gtlib.gatech.edu/fedora-linux-core/developement/i386/os fedora-devel</text:p>
      <text:p text:style-name="P1158"/>
      <text:p text:style-name="P1159">In this example, we use the URI of the remote rsync server, which consists of a protocol (rsync://), followed by the remote host name, followed by the pathname of the repository.</text:p>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text:soft-page-break/></text:p>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ext:p text:style-name="P1154"/>
      <table:table table:name="Table134" table:style-name="Table134">
        <table:table-column table:style-name="Table134.A"/>
        <table:table-column table:style-name="Table134.B"/>
        <table:table-column table:style-name="Table134.C"/>
        <table:table-row>
          <table:table-cell table:style-name="Table134.A1" office:value-type="string">
            <text:p text:style-name="P453">86.</text:p>
          </table:table-cell>
          <table:table-cell table:style-name="Table134.A1" office:value-type="string">
            <text:p text:style-name="P453">grep <text:span text:style-name="T295">[options] regex [file]</text:span></text:p>
          </table:table-cell>
          <table:table-cell table:style-name="Table134.C1" office:value-type="string">
            <text:p text:style-name="P453">Global Regular expression print.</text:p>
            <text:p text:style-name="P454">It searches text files for the occurrence of a specified regular expression and outputs any line containing a match.</text:p>
          </table:table-cell>
        </table:table-row>
        <table:table-row>
          <table:table-cell table:style-name="Table134.A2" office:value-type="string">
            <text:p text:style-name="P455">86.</text:p>
          </table:table-cell>
          <table:table-cell table:style-name="Table134.A2" office:value-type="string">
            <text:p text:style-name="P453">-<text:span text:style-name="T296">i</text:span></text:p>
          </table:table-cell>
          <table:table-cell table:style-name="Table134.C2" office:value-type="string">
            <text:p text:style-name="P455">Ignore case.</text:p>
            <text:p text:style-name="P455">--ignore-case</text:p>
          </table:table-cell>
        </table:table-row>
        <table:table-row>
          <table:table-cell table:style-name="Table134.A2" office:value-type="string">
            <text:p text:style-name="P455">86.</text:p>
          </table:table-cell>
          <table:table-cell table:style-name="Table134.A2" office:value-type="string">
            <text:p text:style-name="P453">-<text:span text:style-name="T296">v</text:span></text:p>
          </table:table-cell>
          <table:table-cell table:style-name="Table134.C2" office:value-type="string">
            <text:p text:style-name="P455">Invert match.</text:p>
            <text:p text:style-name="P455">This causes grep to print every line that does not contain a match.</text:p>
            <text:p text:style-name="P455">--invert-match</text:p>
          </table:table-cell>
        </table:table-row>
        <table:table-row>
          <table:table-cell table:style-name="Table134.A2" office:value-type="string">
            <text:p text:style-name="P455">86.</text:p>
          </table:table-cell>
          <table:table-cell table:style-name="Table134.A2" office:value-type="string">
            <text:p text:style-name="P453">-<text:span text:style-name="T296">c</text:span></text:p>
          </table:table-cell>
          <table:table-cell table:style-name="Table134.C2" office:value-type="string">
            <text:p text:style-name="P455">Print the number of matches instead of the lines themselves.</text:p>
            <text:p text:style-name="P455">--count</text:p>
          </table:table-cell>
        </table:table-row>
        <table:table-row>
          <table:table-cell table:style-name="Table134.A2" office:value-type="string">
            <text:p text:style-name="P456">86.</text:p>
          </table:table-cell>
          <table:table-cell table:style-name="Table134.A2" office:value-type="string">
            <text:p text:style-name="P453">-<text:span text:style-name="T297">l</text:span></text:p>
          </table:table-cell>
          <table:table-cell table:style-name="Table134.C2" office:value-type="string">
            <text:p text:style-name="P456">Print the name of each file that contains a match instead of the lines themselves.</text:p>
            <text:p text:style-name="P456">--files-with-matches</text:p>
          </table:table-cell>
        </table:table-row>
        <table:table-row>
          <table:table-cell table:style-name="Table134.A2" office:value-type="string">
            <text:p text:style-name="P456">86.</text:p>
          </table:table-cell>
          <table:table-cell table:style-name="Table134.A2" office:value-type="string">
            <text:p text:style-name="P453">-<text:span text:style-name="T297">L</text:span></text:p>
          </table:table-cell>
          <table:table-cell table:style-name="Table134.C2" office:value-type="string">
            <text:p text:style-name="P456">Print only the names of files that do not contain matches.</text:p>
            <text:p text:style-name="P456">--files-without-matches</text:p>
          </table:table-cell>
        </table:table-row>
        <table:table-row>
          <table:table-cell table:style-name="Table134.A2" office:value-type="string">
            <text:p text:style-name="P456">86.</text:p>
          </table:table-cell>
          <table:table-cell table:style-name="Table134.A2" office:value-type="string">
            <text:p text:style-name="P453">-<text:span text:style-name="T297">n</text:span></text:p>
          </table:table-cell>
          <table:table-cell table:style-name="Table134.C2" office:value-type="string">
            <text:p text:style-name="P456">Prefix each matching line with the number of the line within the file.</text:p>
            <text:p text:style-name="P456">--line-number</text:p>
          </table:table-cell>
        </table:table-row>
        <table:table-row>
          <table:table-cell table:style-name="Table134.A2" office:value-type="string">
            <text:p text:style-name="P456">86.</text:p>
          </table:table-cell>
          <table:table-cell table:style-name="Table134.A2" office:value-type="string">
            <text:p text:style-name="P453">-<text:span text:style-name="T297">h</text:span></text:p>
          </table:table-cell>
          <table:table-cell table:style-name="Table134.C2" office:value-type="string">
            <text:p text:style-name="P456">For multi-file searches, suppress the output of filenames.</text:p>
            <text:p text:style-name="P456">--no-filename</text:p>
          </table:table-cell>
        </table:table-row>
      </table:table>
      <text:p text:style-name="P1154"/>
      <text:p text:style-name="P1154"/>
      <text:p text:style-name="P1154"/>
      <text:p text:style-name="P1160">Metacharacters that are used to specify more complex matches:</text:p>
      <text:p text:style-name="P1161">^ $ . [ ] { } - ? * + ( ) | \</text:p>
      <text:p text:style-name="P1161"><text:soft-page-break/></text:p>
      <text:p text:style-name="P1162">* All other characters are considered literals, though the backslash character is used in a few cases to create meta sequences, as well as allowing the metacharacters to be escaped and treated as literals instead of metacharacters.</text:p>
      <text:p text:style-name="P1163"/>
      <text:p text:style-name="P1163">* When we pass regular expressions containing metacharacters on the command line, it is vital that they be enclosed in quotes to prevent the shell from attempting to expand them.</text:p>
      <text:p text:style-name="P1163"/>
      <text:p text:style-name="P1053">. The Any Character:</text:p>
      <text:p text:style-name="P1164"/>
      <text:p text:style-name="P1165">The dot character is used to match any character.</text:p>
      <text:p text:style-name="P1166">It will match any character in that character position.</text:p>
      <text:p text:style-name="P1166"/>
      <text:p text:style-name="P1166">Eg.</text:p>
      <text:p text:style-name="P1166"><text:s text:c="3"/>grep -h '.zip' dirlist*.txt</text:p>
      <text:p text:style-name="P1166"/>
      <text:p text:style-name="P1166">we won't actually find “zip” because it only contains three characters.</text:p>
      <text:p text:style-name="P1166">But we could find “.zip” because the period character is treated as any character.</text:p>
      <text:p text:style-name="P1166"/>
      <text:p text:style-name="P1166"/>
      <text:p text:style-name="P1054">Anchors:</text:p>
      <text:p text:style-name="P1167"/>
      <text:p text:style-name="P1167">We have two anchors:</text:p>
      <text:p text:style-name="P1167"><text:s text:c="4"/>^ : cause the match to occur only if the rex is found at the beginning of the line.</text:p>
      <text:p text:style-name="P1167"><text:s text:c="4"/>$ : cause the match to occur only if the rex is found at the end of the line.</text:p>
      <text:p text:style-name="P1167"/>
      <text:p text:style-name="P1168">Eg.</text:p>
      <text:p text:style-name="P1168"><text:s text:c="4"/>grep -h '^zip$' dirlist*.txt</text:p>
      <text:p text:style-name="P1168"/>
      <text:p text:style-name="P1168">will match zip by itself in the line.</text:p>
      <text:p text:style-name="P1168"/>
      <text:p text:style-name="P1168">'^$' will match a blank lines.</text:p>
      <text:p text:style-name="P1168"/>
      <text:p text:style-name="P1169"/>
      <text:p text:style-name="P1169">In <text:span text:style-name="T1">/usr/share/dict</text:span> you can find one, or several dictionaries.</text:p>
      <text:p text:style-name="P1169"/>
      <text:p text:style-name="P1170">Eg.</text:p>
      <text:p text:style-name="P1170"><text:s text:c="4"/>grep -i '^..j.r$' /usr/share/dict/words</text:p>
      <text:p text:style-name="P1171"/>
      <text:p text:style-name="P1171">This will output Major, and major.</text:p>
      <text:p text:style-name="P1171"/>
      <text:p text:style-name="P1171"/>
      <text:p text:style-name="P1055">Bracket Expressions And Character Classes:</text:p>
      <text:p text:style-name="P1172"/>
      <text:p text:style-name="P1172"><text:soft-page-break/>We can match a single character from a specified set of characters by using <text:span text:style-name="T89">bracket expressions</text:span>.</text:p>
      <text:p text:style-name="P1172"/>
      <text:p text:style-name="P1173">A set may contain any number of characters, and metacharacters lose their special meaning when placed within brackets.</text:p>
      <text:p text:style-name="P1173"/>
      <text:p text:style-name="P1174">Eg.</text:p>
      <text:p text:style-name="P1174"><text:s text:c="4"/>grep -h '[bg]zip' dirlist*.txt</text:p>
      <text:p text:style-name="P1174"/>
      <text:p text:style-name="P1175">Matching any line that contains the string “bzip” or “gzip”.</text:p>
      <text:p text:style-name="P1175"/>
      <text:p text:style-name="P1174"/>
      <text:p text:style-name="P1176">Special characters used in brackets:</text:p>
      <text:p text:style-name="P1176">^ : indicate negation.</text:p>
      <text:p text:style-name="P1176">- : indicate a character range.</text:p>
      <text:p text:style-name="P1176"/>
      <text:p text:style-name="P1178">A negated character set still requires a character at the given position, but the character must not be a member of the negated set.</text:p>
      <text:p text:style-name="P1178"/>
      <text:p text:style-name="P1177">The caret character only invokes negation if it is the first character within a bracket expression; otherwise, it loses its special meaning and becomes an ordinary character in the set.</text:p>
      <text:p text:style-name="P1177"/>
      <text:p text:style-name="P1725"/>
      <text:p text:style-name="P1179">Eg.</text:p>
      <text:p text:style-name="P1179"><text:s text:c="4"/>grep -h '^[A-Z]' dirlist*.txt</text:p>
      <text:p text:style-name="P1179"/>
      <text:p text:style-name="P944">Match the files that begin with an upper letter.*</text:p>
      <text:p text:style-name="P1180"/>
      <text:p text:style-name="P931">To include a dash character in a bracket expression, we need to make it the first character in the expression.</text:p>
      <text:p text:style-name="P931"/>
      <text:p text:style-name="P931">Eg.</text:p>
      <text:p text:style-name="P931"><text:s text:c="4"/>grep -h '[-AZ]' dirlist*.txt</text:p>
      <text:p text:style-name="P931"/>
      <text:p text:style-name="P931"/>
      <text:p text:style-name="P931">* <text:span text:style-name="T300">In fact it will match uppercase and lowercase letters.</text:span></text:p>
      <text:p text:style-name="P931"/>
      <text:p text:style-name="P920">P<text:span text:style-name="T299">OSIX</text:span> Character Classes:</text:p>
      <text:p text:style-name="P932"/>
      <text:p text:style-name="P933">In ASCII:</text:p>
      <text:p text:style-name="P933">0-31: </text:p>
      <text:p text:style-name="P933"><text:s text:c="4"/>are control codes .</text:p>
      <text:p text:style-name="P933">32-63: </text:p>
      <text:p text:style-name="P933"><text:soft-page-break/><text:s text:c="4"/>printable characters, including most punctuation characters and the numerals zero through nice.</text:p>
      <text:p text:style-name="P933">64-95:</text:p>
      <text:p text:style-name="P933"><text:s text:c="4"/><text:span text:style-name="T298">contain the uppercase letters and a few more punctuation symbols.</text:span></text:p>
      <text:p text:style-name="P934">96-127:</text:p>
      <text:p text:style-name="P934"><text:s text:c="4"/>contain the lowercase letters and yet more punctuation symbols.</text:p>
      <text:p text:style-name="P934"/>
      <text:p text:style-name="P934">Based on this arrangement, systems using ASCII used a collation order like this:</text:p>
      <text:p text:style-name="P934">ABCDEFGHIJKLMNOPQRSTUVWXYZabcdefghijklmnopqrstuvwxyz</text:p>
      <text:p text:style-name="P934"/>
      <text:p text:style-name="P934">This differs from proper dictionary order, which is like this:</text:p>
      <text:p text:style-name="P934">aAbBcCdDeEfFgGhHiIjJkKlLmMnNoOpPqQrRsStTuUvVwWxXyYzZ</text:p>
      <text:p text:style-name="P934"/>
      <text:p text:style-name="P935">As the popularity of Unix spread beyond US, the ASCII table was expanded to use a full eight bits, which accommodated many more languages.</text:p>
      <text:p text:style-name="P935"/>
      <text:p text:style-name="P935"/>
      <text:p text:style-name="P935"><text:span text:style-name="T299">The POSIX standards introduced a concept called a </text:span><text:span text:style-name="T5">locale</text:span><text:span text:style-name="T299">, which could be adjusted to select the character set needed for a particular location.</text:span></text:p>
      <text:p text:style-name="P936"/>
      <text:p text:style-name="P936"><text:s text:c="4"/>echo $LANG</text:p>
      <text:p text:style-name="P936">To see the language setting of our system.</text:p>
      <text:p text:style-name="P936"/>
      <text:p text:style-name="P936"/>
      <text:p text:style-name="P937">If the result is en_us.UTF-8, then POSIX compliant applications will use a dictionary collation order rather than ASCII order.</text:p>
      <text:p text:style-name="P937"/>
      <text:p text:style-name="P938">Thus, using a character range of [A-Z] will include all of the alphabetic characters except the lowercase 'a'.</text:p>
      <text:p text:style-name="P938"/>
      <text:p text:style-name="P939">To work around this problem, the POSIX standard includes a number of character classes which provide useful ranges of characters.</text:p>
      <text:p text:style-name="P939"/>
      <text:p text:style-name="P940"/>
      <table:table table:name="Table135" table:style-name="Table135">
        <table:table-column table:style-name="Table135.A"/>
        <table:table-column table:style-name="Table135.B"/>
        <table:table-row>
          <table:table-cell table:style-name="Table135.A1" office:value-type="string">
            <text:p text:style-name="P457">Character Class</text:p>
          </table:table-cell>
          <table:table-cell table:style-name="Table135.B1" office:value-type="string">
            <text:p text:style-name="P457">Description</text:p>
          </table:table-cell>
        </table:table-row>
        <table:table-row>
          <table:table-cell table:style-name="Table135.A2" office:value-type="string">
            <text:p text:style-name="P457">[:alnum:]</text:p>
          </table:table-cell>
          <table:table-cell table:style-name="Table135.B2" office:value-type="string">
            <text:p text:style-name="P457">The alphanumeric characters. In ASCII, equivalent to [A-Za-z0-9].</text:p>
          </table:table-cell>
        </table:table-row>
        <table:table-row>
          <table:table-cell table:style-name="Table135.A2" office:value-type="string">
            <text:p text:style-name="P457">[:word:]</text:p>
          </table:table-cell>
          <table:table-cell table:style-name="Table135.B2" office:value-type="string">
            <text:p text:style-name="P458">The same as [:alnum:], with the addition of the underscore (_) character.</text:p>
          </table:table-cell>
        </table:table-row>
        <table:table-row>
          <table:table-cell table:style-name="Table135.A2" office:value-type="string">
            <text:p text:style-name="P457">[:alpha:]</text:p>
          </table:table-cell>
          <table:table-cell table:style-name="Table135.B2" office:value-type="string">
            <text:p text:style-name="P459">The alphabetic characters. In ASCII, equivalent to [A-Za-z].</text:p>
          </table:table-cell>
        </table:table-row>
        <table:table-row>
          <table:table-cell table:style-name="Table135.A2" office:value-type="string">
            <text:p text:style-name="P457">[:blank:]</text:p>
          </table:table-cell>
          <table:table-cell table:style-name="Table135.B2" office:value-type="string">
            <text:p text:style-name="P459">Includes the space and tab characters.</text:p>
          </table:table-cell>
        </table:table-row>
        <table:table-row>
          <table:table-cell table:style-name="Table135.A2" office:value-type="string">
            <text:p text:style-name="P457">[:cntrl:]</text:p>
          </table:table-cell>
          <table:table-cell table:style-name="Table135.B2" office:value-type="string">
            <text:p text:style-name="P459">The ASCII control codes. Includes the ASCII characters zero through thirty-one and 127.</text:p>
          </table:table-cell>
        </table:table-row>
        <table:table-row>
          <table:table-cell table:style-name="Table135.A2" office:value-type="string">
            <text:p text:style-name="P457">[:digit:]</text:p>
          </table:table-cell>
          <table:table-cell table:style-name="Table135.B2" office:value-type="string">
            <text:p text:style-name="P460">The numerals zero through nine.</text:p>
          </table:table-cell>
        </table:table-row>
        <text:soft-page-break/>
        <table:table-row>
          <table:table-cell table:style-name="Table135.A2" office:value-type="string">
            <text:p text:style-name="P457">[:graph:]</text:p>
          </table:table-cell>
          <table:table-cell table:style-name="Table135.B2" office:value-type="string">
            <text:p text:style-name="P461">The visible characters. In ASCII, it includes characters 33 through 126.</text:p>
          </table:table-cell>
        </table:table-row>
        <table:table-row>
          <table:table-cell table:style-name="Table135.A2" office:value-type="string">
            <text:p text:style-name="P457">[:lower:]</text:p>
          </table:table-cell>
          <table:table-cell table:style-name="Table135.B2" office:value-type="string">
            <text:p text:style-name="P462">The lowercase letters.</text:p>
          </table:table-cell>
        </table:table-row>
        <table:table-row>
          <table:table-cell table:style-name="Table135.A2" office:value-type="string">
            <text:p text:style-name="P457">[:punct:]</text:p>
          </table:table-cell>
          <table:table-cell table:style-name="Table135.B2" office:value-type="string">
            <text:p text:style-name="P462">The punctuation characters.</text:p>
          </table:table-cell>
        </table:table-row>
        <table:table-row>
          <table:table-cell table:style-name="Table135.A2" office:value-type="string">
            <text:p text:style-name="P457">[:print:]</text:p>
          </table:table-cell>
          <table:table-cell table:style-name="Table135.B2" office:value-type="string">
            <text:p text:style-name="P462">The printable characters. All the characters in [:graph:] plus the space character.</text:p>
          </table:table-cell>
        </table:table-row>
        <table:table-row>
          <table:table-cell table:style-name="Table135.A2" office:value-type="string">
            <text:p text:style-name="P457">[:space:]</text:p>
          </table:table-cell>
          <table:table-cell table:style-name="Table135.B2" office:value-type="string">
            <text:p text:style-name="P463">The whitespace characters including space, tab, carriage return, newline, vertical tab, and form feed.</text:p>
            <text:p text:style-name="P463">In ASCII, equivalent to: [ \t \r \n \v \f].</text:p>
          </table:table-cell>
        </table:table-row>
        <table:table-row>
          <table:table-cell table:style-name="Table135.A2" office:value-type="string">
            <text:p text:style-name="P457">[:upper:]</text:p>
          </table:table-cell>
          <table:table-cell table:style-name="Table135.B2" office:value-type="string">
            <text:p text:style-name="P463">The upper case characters.</text:p>
          </table:table-cell>
        </table:table-row>
        <table:table-row>
          <table:table-cell table:style-name="Table135.A2" office:value-type="string">
            <text:p text:style-name="P457">[:xdigit:]</text:p>
          </table:table-cell>
          <table:table-cell table:style-name="Table135.B2" office:value-type="string">
            <text:p text:style-name="P464">Characters used to express hexadecimal numbers.</text:p>
            <text:p text:style-name="P464">In ASCII, equivalent to: [0-9A-Fa-f].</text:p>
          </table:table-cell>
        </table:table-row>
      </table:table>
      <text:p text:style-name="P940"/>
      <text:p text:style-name="P941">Even with the character classes, there is still no convenient way to express partial ranges, such as [A-M].</text:p>
      <text:p text:style-name="P941"/>
      <text:p text:style-name="P941">* <text:span text:style-name="T301">To correct the above problem:</text:span></text:p>
      <text:p text:style-name="P941"><text:s text:c="4"/><text:span text:style-name="T302">ls /usr/sbin/[[:upper:]]*</text:span></text:p>
      <text:p text:style-name="P941"/>
      <text:p text:style-name="P941"/>
      <text:p text:style-name="P941"/>
      <text:p text:style-name="P1241">→<text:span text:style-name="T319"> You can opt to have your system use the traditional (ASCII) collation order by changing the value of the LANG environment variable.</text:span></text:p>
      <text:p text:style-name="P1242">This value was originally determined when you selected an installation language as your Linux was installed.</text:p>
      <text:p text:style-name="P942"/>
      <table:table table:name="Table137" table:style-name="Table137">
        <table:table-column table:style-name="Table137.A"/>
        <table:table-column table:style-name="Table137.B"/>
        <table:table-column table:style-name="Table137.C"/>
        <table:table-row>
          <table:table-cell table:style-name="Table137.A1" office:value-type="string">
            <text:p text:style-name="P466">87.</text:p>
          </table:table-cell>
          <table:table-cell table:style-name="Table137.A1" office:value-type="string">
            <text:p text:style-name="P466">locale </text:p>
          </table:table-cell>
          <table:table-cell table:style-name="Table137.C1" office:value-type="string">
            <text:p text:style-name="P466">Print the local settings.</text:p>
          </table:table-cell>
        </table:table-row>
      </table:table>
      <text:p text:style-name="P941"/>
      <text:p text:style-name="P1243"/>
      <text:p text:style-name="P1243"/>
      <text:p text:style-name="P1243">To change the locale to use the traditional Unix behaviors:</text:p>
      <text:p text:style-name="P1243"/>
      <text:p text:style-name="P1241"><text:s text:c="4"/><text:span text:style-name="T320">export LANG=POSIX</text:span></text:p>
      <text:p text:style-name="P1241"/>
      <text:p text:style-name="P1241"/>
      <text:p text:style-name="P941"/>
      <text:p text:style-name="P1019">Extended Regular Expressions:</text:p>
      <text:p text:style-name="P1019"/>
      <text:p text:style-name="P1244">POSIX splits regular expression implementations into two kinds:</text:p>
      <text:p text:style-name="P1244"><text:tab/>- Basic regular expressions (BRE)</text:p>
      <text:p text:style-name="P1244"><text:tab/>- Extended regular expressions (ERE)</text:p>
      <text:p text:style-name="P941"/>
      <text:p text:style-name="P941"/>
      <text:p text:style-name="P1245"><text:soft-page-break/>Metacharacters in BRE:</text:p>
      <text:p text:style-name="P1245">^ $ . [ ] *</text:p>
      <text:p text:style-name="P1245">Metacharacters in ERE:</text:p>
      <text:p text:style-name="P1245">( ) { } ? + |</text:p>
      <text:p text:style-name="P1245"/>
      <text:p text:style-name="P1245"/>
      <text:p text:style-name="P1246">the (, ), {, } characters are treated as metacharacters in BRE if they are escaped with a backslash, whereas with ERE, preceding any metacharacters with a backslash causes it to be treated as a literal.</text:p>
      <text:p text:style-name="P1246"/>
      <table:table table:name="Table138" table:style-name="Table138">
        <table:table-column table:style-name="Table138.A"/>
        <table:table-column table:style-name="Table138.B"/>
        <table:table-column table:style-name="Table138.C"/>
        <table:table-row>
          <table:table-cell table:style-name="Table138.A1" office:value-type="string">
            <text:p text:style-name="P467"><text:span text:style-name="T321">86</text:span>.</text:p>
          </table:table-cell>
          <table:table-cell table:style-name="Table138.A1" office:value-type="string">
            <text:p text:style-name="P467">-E</text:p>
          </table:table-cell>
          <table:table-cell table:style-name="Table138.C1" office:value-type="string">
            <text:p text:style-name="P467">Makes the grep supports extended regular expressions.</text:p>
          </table:table-cell>
        </table:table-row>
        <table:table-row>
          <table:table-cell table:style-name="Table138.A2" office:value-type="string">
            <text:p text:style-name="P468">88.</text:p>
          </table:table-cell>
          <table:table-cell table:style-name="Table138.A2" office:value-type="string">
            <text:p text:style-name="P468">egrep</text:p>
          </table:table-cell>
          <table:table-cell table:style-name="Table138.C2" office:value-type="string">
            <text:p text:style-name="P468">Same as grep, but with a support to extended regular expressions.</text:p>
          </table:table-cell>
        </table:table-row>
      </table:table>
      <text:p text:style-name="P1246"/>
      <text:p text:style-name="P1246"/>
      <text:p text:style-name="P1056">Alternation:</text:p>
      <text:p text:style-name="P1247"/>
      <text:p text:style-name="P1247">It is the facility that allows a match to occur from among a set of expressions.</text:p>
      <text:p text:style-name="P1248">It allows matches from a set of strings or other regular expressions</text:p>
      <text:p text:style-name="P1248"/>
      <text:p text:style-name="P1248">Eg.</text:p>
      <text:p text:style-name="P1248"/>
      <text:p text:style-name="P1248">echo “AAA” | grep -E ‘AAA|BBB’</text:p>
      <text:p text:style-name="P1248">AAA</text:p>
      <text:p text:style-name="P1248"/>
      <text:p text:style-name="P1249">Alternation is not limited to two choices only:</text:p>
      <text:p text:style-name="P1249"/>
      <text:p text:style-name="P1249">echo “CCC” | grep -E ‘AAA|BBB|CCC|DDD’</text:p>
      <text:p text:style-name="P1249"/>
      <text:p text:style-name="P1249"/>
      <text:p text:style-name="P1250">* To combine alternation with other regular expression elements, we can use ( ) to separate the alternation:</text:p>
      <text:p text:style-name="P1250"/>
      <text:p text:style-name="P1250">grep -Eh ‘^(bz|gz|zip)’ dirlist*.txt</text:p>
      <text:p text:style-name="P1250"/>
      <text:p text:style-name="P1250">It will match the filenames that start with either “bz”, “gz”, or “zip”.</text:p>
      <text:p text:style-name="P1250"/>
      <text:p text:style-name="P1251">grep -Eh ‘^bz|gz|zip dirlist*.txt</text:p>
      <text:p text:style-name="P1251"/>
      <text:p text:style-name="P1251">It will match the filenames that begins with “bz” or contains “gz” or contains “zip”.</text:p>
      <text:p text:style-name="P1251"/>
      <text:p text:style-name="P1251"/>
      <text:p text:style-name="P1057">Quantifiers:</text:p>
      <text:p text:style-name="P1057"/>
      <text:p text:style-name="P1252"><text:soft-page-break/>ERE support several ways to specify the number of times an element is matched.</text:p>
      <text:p text:style-name="P941"/>
      <text:p text:style-name="P941"/>
      <text:p text:style-name="P1020">? - <text:span text:style-name="T322">Match An Element 0 or 1:</text:span></text:p>
      <text:p text:style-name="P1020"/>
      <text:p text:style-name="P1253">If we wanted to check a phone number for validity, and a valid phone number is either of these two forms:</text:p>
      <text:p text:style-name="P1253"/>
      <text:p text:style-name="P1254">(nnn) nnn-nnnn</text:p>
      <text:p text:style-name="P1254">nnn nnn-nnnn</text:p>
      <text:p text:style-name="P1254"/>
      <text:p text:style-name="P1254">n: is a numeral</text:p>
      <text:p text:style-name="P1254"/>
      <text:p text:style-name="P1254">We can write our regular expression like this:</text:p>
      <text:p text:style-name="P1254"/>
      <text:p text:style-name="P1254">^\(?[0-9][0-9][0-9]\)? [0-9][0-9][0-9]-[0-9][0-9][0-9][0-9]$</text:p>
      <text:p text:style-name="P1254"/>
      <text:p text:style-name="P1254"/>
      <text:p text:style-name="P941"/>
      <text:p text:style-name="P1255">Eg.</text:p>
      <text:p text:style-name="P1255"/>
      <text:p text:style-name="P1255">echo “(555) 123-4567” | grep -E ‘^\(?<text:span text:style-name="T323">[0-9][0-9][0-9]\)? [0-9][0-9][0-9]-[0-9][0-9][0-9][0-9]$’</text:span></text:p>
      <text:p text:style-name="P1255"/>
      <text:p text:style-name="P1255">will print out the number, since it is a match.</text:p>
      <text:p text:style-name="P1255"/>
      <text:p text:style-name="P1021">* - <text:span text:style-name="T324">Match An Element 0 or More:</text:span></text:p>
      <text:p text:style-name="P1021"/>
      <text:p text:style-name="P1256">It is used to denote an optional item; however, unlike the ? The item may occur any number of times, not just once.</text:p>
      <text:p text:style-name="P941"/>
      <text:p text:style-name="P1257">So if we wanted to see if a string was a sentence (starts with an uppercase letter, then contains any number of upper and lowercase letters and spaces, and ends with a period) we could use this regular expression:</text:p>
      <text:p text:style-name="P1257"/>
      <text:p text:style-name="P1257">[[:upper]][[:upper:][:lower:] ]*\.</text:p>
      <text:p text:style-name="P1258">Eg.</text:p>
      <text:p text:style-name="P1258"/>
      <text:p text:style-name="P1258">echo “This works.” | grep -E ‘<text:span text:style-name="T325">[[:upper]][[:upper:][:lower:] ]*\.</text:span>’</text:p>
      <text:p text:style-name="P1258"/>
      <text:p text:style-name="P1258">will actually work.</text:p>
      <text:p text:style-name="P1258"/>
      <text:p text:style-name="P1258"/>
      <text:p text:style-name="P1022">+ - Match An Element 1 or More:</text:p>
      <text:p text:style-name="P1259"/>
      <text:p text:style-name="P1260"><text:soft-page-break/>It works much like *, except it requires at least one instance of the preceding element to cause a match.</text:p>
      <text:p text:style-name="P1260"/>
      <text:p text:style-name="P1261">Eg.</text:p>
      <text:p text:style-name="P1261"/>
      <text:p text:style-name="P1261">^([[:alpha:]]+ ?)+$</text:p>
      <text:p text:style-name="P1261"/>
      <text:p text:style-name="P1262">It will only matches groups of one or more alphabetic characters separated by single spaces:</text:p>
      <text:p text:style-name="P1262">“a b c”</text:p>
      <text:p text:style-name="P1262">“abc d”</text:p>
      <text:p text:style-name="P1262">but not:</text:p>
      <text:p text:style-name="P1262">“abc <text:s/>d”</text:p>
      <text:p text:style-name="P1262">since the two groups are separated by two spaces ( ?) is responsible for only one space and note more.</text:p>
      <text:p text:style-name="P943"/>
      <text:p text:style-name="P1023">{ } - Match An Element A Specific Number of Times:</text:p>
      <text:p text:style-name="P1023"/>
      <text:p text:style-name="P1263">{n} →<text:span text:style-name="T326"> Match the preceding element if it occurs n times.</text:span></text:p>
      <text:p text:style-name="P1263">{n,m} →<text:span text:style-name="T326"> Match the preceding element if it occurs at least n times, but no more than m times.</text:span></text:p>
      <text:p text:style-name="P1263">{n,} →<text:span text:style-name="T326"> Match the preceding element if it occurs n or more times.</text:span></text:p>
      <text:p text:style-name="P1263">{,m} →<text:span text:style-name="T326"> Match the preceding element if it occurs no more than m times.</text:span></text:p>
      <text:p text:style-name="P1263"/>
      <text:p text:style-name="P1264"/>
      <text:p text:style-name="P1264">Now we can change our phone number matching to:</text:p>
      <text:p text:style-name="P1266"/>
      <text:p text:style-name="P1264">^\(?[0-9]{3}\)? [0-9]{3}-[0-9]{4}<text:span text:style-name="T327">$</text:span></text:p>
      <text:p text:style-name="P1265"/>
      <text:p text:style-name="P1265"/>
      <text:p text:style-name="P1265"/>
      <text:p text:style-name="P1267">Now, let’s make a list of phone number and use regular expressions to validate them:</text:p>
      <text:p text:style-name="P1267"/>
      <text:p text:style-name="P1268">for i in {1..10}; do echo “(${RANDOM:0:3}) ${RANDOM:0:3}-${RANDOM:0:4}” &gt;&gt; phonelist.txt; done</text:p>
      <text:p text:style-name="P1268"/>
      <text:p text:style-name="P1269">This little script will create 10 phone numbers and save them in phonelist.txt</text:p>
      <text:p text:style-name="P1269"/>
      <text:p text:style-name="P1270">To validate those generated numbers, we can use:</text:p>
      <text:p text:style-name="P1270">grep -Ev ‘^\([0-9]{3}\) [0-9]{3}-[0-9]{4}$’ phonelist.txt</text:p>
      <text:p text:style-name="P1270"/>
      <text:p text:style-name="P1271">We used -v option to produce an inverse match so that we will only output the lines that do not match the specified expression.</text:p>
      <text:p text:style-name="P1271"/>
      <text:p text:style-name="P1271"/>
      <text:p text:style-name="P1268"/>
      <text:p text:style-name="P1268"><text:soft-page-break/></text:p>
      <text:p text:style-name="P1058">Finding Ugly Filenames With find:</text:p>
      <text:p text:style-name="P1272"/>
      <text:p text:style-name="P1273"><text:span text:style-name="T1">- grep</text:span> will print a line when the line contains a string that matches an expression.</text:p>
      <text:p text:style-name="P1273">- <text:span text:style-name="T1">find</text:span> requires that the pathname exactly match the regular expression.</text:p>
      <text:p text:style-name="P1273"/>
      <text:p text:style-name="P1274">For example let’s find all pathnames that contain embedded spaces and other potentially offensive characters:</text:p>
      <text:p text:style-name="P1274"/>
      <text:p text:style-name="P1275">find . -regex ‘.*[^-_./0-9a-zA-Z].*’</text:p>
      <text:p text:style-name="P1277"/>
      <table:table table:name="Table139" table:style-name="Table139">
        <table:table-column table:style-name="Table139.A"/>
        <table:table-column table:style-name="Table139.B"/>
        <table:table-column table:style-name="Table139.C"/>
        <table:table-row>
          <table:table-cell table:style-name="Table139.A1" office:value-type="string">
            <text:p text:style-name="P469">71.</text:p>
          </table:table-cell>
          <table:table-cell table:style-name="Table139.A1" office:value-type="string">
            <text:p text:style-name="Table_20_Contents">-<text:span text:style-name="T329">regex</text:span></text:p>
          </table:table-cell>
          <table:table-cell table:style-name="Table139.C1" office:value-type="string">
            <text:p text:style-name="P469">Allows find to search files with regular expressions.</text:p>
          </table:table-cell>
        </table:table-row>
      </table:table>
      <text:p text:style-name="P1277"/>
      <text:p text:style-name="P1276">We used .* on both ends of the expression to match zero or more instances of any character.</text:p>
      <text:p text:style-name="P1278">The first character in the bracket is ^, to indicate negation. <text:span text:style-name="T328">So all inside the bracket are acceptable pathname characters.</text:span></text:p>
      <text:p text:style-name="P1278"/>
      <text:p text:style-name="P1278"/>
      <text:p text:style-name="P1059"/>
      <text:p text:style-name="P1059">Searching For Files With locate:</text:p>
      <text:p text:style-name="P1023"/>
      <table:table table:name="Table140" table:style-name="Table140">
        <table:table-column table:style-name="Table140.A"/>
        <table:table-column table:style-name="Table140.B"/>
        <table:table-column table:style-name="Table140.C"/>
        <table:table-row>
          <table:table-cell table:style-name="Table140.A1" office:value-type="string">
            <text:p text:style-name="P470">69.</text:p>
          </table:table-cell>
          <table:table-cell table:style-name="Table140.A1" office:value-type="string">
            <text:p text:style-name="Table_20_Contents">--<text:span text:style-name="T330">regexp</text:span></text:p>
          </table:table-cell>
          <table:table-cell table:style-name="Table140.C1" office:value-type="string">
            <text:p text:style-name="P471">Allows locate to use basic regular expression.</text:p>
          </table:table-cell>
        </table:table-row>
        <table:table-row>
          <table:table-cell table:style-name="Table140.A2" office:value-type="string">
            <text:p text:style-name="P471">69.</text:p>
          </table:table-cell>
          <table:table-cell table:style-name="Table140.A2" office:value-type="string">
            <text:p text:style-name="Table_20_Contents">--<text:span text:style-name="T331">regex</text:span></text:p>
          </table:table-cell>
          <table:table-cell table:style-name="Table140.C2" office:value-type="string">
            <text:p text:style-name="P471">Allows locate to use extended regular expression.</text:p>
          </table:table-cell>
        </table:table-row>
      </table:table>
      <text:p text:style-name="P1023"/>
      <text:p text:style-name="P1279">Eg.</text:p>
      <text:p text:style-name="P1279"/>
      <text:p text:style-name="P1279">locate –regex ‘bin/(bz|gz|zip)’</text:p>
      <text:p text:style-name="P1279"/>
      <text:p text:style-name="P1279"/>
      <text:p text:style-name="P1060">Searching For Text in less and vim:</text:p>
      <text:p text:style-name="P1280"/>
      <text:p text:style-name="P1280"><text:span text:style-name="T1">less</text:span> and <text:span text:style-name="T1">vim</text:span> share the same method of searching for text.</text:p>
      <text:p text:style-name="P1281">Pressing the / key followed by a regular expression will perform a search.</text:p>
      <text:p text:style-name="P1279"/>
      <text:p text:style-name="P1282">less supports extended regular expression, but vim does not.</text:p>
      <text:p text:style-name="P1282"/>
      <text:p text:style-name="P1283"/>
      <text:p text:style-name="P1283"/>
      <text:p text:style-name="P1283">So with less:</text:p>
      <text:p text:style-name="P1283"/>
      <text:p text:style-name="P1283">/^\([0-9]{3}\) [0-9]{3}-[0-9]{4}$</text:p>
      <text:p text:style-name="P1283"/>
      <text:p text:style-name="P1283">But with vim:</text:p>
      <text:p text:style-name="P1283"><text:soft-page-break/></text:p>
      <text:p text:style-name="P1283">/<text:span text:style-name="T332">([0-9]\{3\}) [0-9]\{3\}-[0-9]\{4\}</text:span></text:p>
      <text:p text:style-name="P1283"/>
      <text:p text:style-name="P1283"/>
      <text:p text:style-name="P1284">* Many of the characters that are considered metacharacters in extended expressions are considered literals in basic expression<text:span text:style-name="T333">s. They are only treated as metacharacters when escaped with a backslash.</text:span></text:p>
      <text:p text:style-name="P1284"/>
      <text:p text:style-name="P1284"/>
      <table:table table:name="Table141" table:style-name="Table141">
        <table:table-column table:style-name="Table141.A"/>
        <table:table-column table:style-name="Table141.B"/>
        <table:table-column table:style-name="Table141.C"/>
        <table:table-row>
          <table:table-cell table:style-name="Table141.A1" office:value-type="string">
            <text:p text:style-name="P472">89.</text:p>
          </table:table-cell>
          <table:table-cell table:style-name="Table141.A1" office:value-type="string">
            <text:p text:style-name="P472">zgrep</text:p>
          </table:table-cell>
          <table:table-cell table:style-name="Table141.C1" office:value-type="string">
            <text:p text:style-name="P472">Like grep, but it allows reading compressed files.</text:p>
          </table:table-cell>
        </table:table-row>
      </table:table>
      <text:p text:style-name="P1284"/>
      <text:p text:style-name="P1285">Eg.</text:p>
      <text:p text:style-name="P1285"/>
      <text:p text:style-name="P1285">cd /usr/share/man/man1</text:p>
      <text:p text:style-name="P1285">zgrep -El ‘regex|regular expression’ *.gz</text:p>
      <text:p text:style-name="P1285"/>
      <text:p text:style-name="P1284"/>
      <text:p text:style-name="P1284"/>
      <text:p text:style-name="P1284"/>
      <text:p text:style-name="P1284"/>
      <text:p text:style-name="P1284"/>
      <text:p text:style-name="P1284"/>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23"/>
      <text:p text:style-name="P1061">Revisiting Some Old Friends:</text:p>
      <text:p text:style-name="P1061"/>
      <table:table table:name="Table142" table:style-name="Table142">
        <table:table-column table:style-name="Table142.A"/>
        <table:table-column table:style-name="Table142.B"/>
        <table:table-column table:style-name="Table142.C"/>
        <table:table-row>
          <table:table-cell table:style-name="Table142.A1" office:value-type="string">
            <text:p text:style-name="P473">26.</text:p>
          </table:table-cell>
          <table:table-cell table:style-name="Table142.A1" office:value-type="string">
            <text:p text:style-name="Table_20_Contents">-<text:span text:style-name="T334">A</text:span></text:p>
          </table:table-cell>
          <table:table-cell table:style-name="Table142.C1" office:value-type="string">
            <text:p text:style-name="P474">Display non-printing characters in the text.</text:p>
          </table:table-cell>
        </table:table-row>
      </table:table>
      <text:p text:style-name="P1061"><text:soft-page-break/></text:p>
      <text:p text:style-name="P1286">This will help us to know if control characters are embedded in our otherwise visible text.</text:p>
      <text:p text:style-name="P1705"/>
      <text:p text:style-name="P1287">We can type any thing in a file with cat, and then indicate to cat that we have reached end-of-file with <text:span text:style-name="T1">ctrl-d</text:span>. </text:p>
      <text:p text:style-name="P1287"/>
      <text:p text:style-name="P1288">Eg.</text:p>
      <text:p text:style-name="P1288"/>
      <text:p text:style-name="P1288">cat &gt; foo.txt<text:line-break/><text:tab/>The quick brown fox jumped over the lazy dog. <text:s text:c="5"/></text:p>
      <text:p text:style-name="P1288">&lt;ctrl-d&gt;</text:p>
      <text:p text:style-name="P1288"/>
      <text:p text:style-name="P1288">Now if we:</text:p>
      <text:p text:style-name="P1288"/>
      <text:p text:style-name="P1288">cat -A foo.txt<text:line-break/></text:p>
      <text:p text:style-name="P1288">It will print control characters with the typed text.</text:p>
      <text:p text:style-name="P1288"/>
      <text:p text:style-name="P1289"><text:span text:style-name="T1">^I</text:span>: The tab character.</text:p>
      <text:p text:style-name="P1289"><text:span text:style-name="T1">$</text:span>: End of the line.</text:p>
      <text:p text:style-name="P1289"/>
      <table:table table:name="Table143" table:style-name="Table143">
        <table:table-column table:style-name="Table143.A"/>
        <table:table-column table:style-name="Table143.B"/>
        <table:table-column table:style-name="Table143.C"/>
        <table:table-row>
          <table:table-cell table:style-name="Table143.A1" office:value-type="string">
            <text:p text:style-name="P475">26.</text:p>
          </table:table-cell>
          <table:table-cell table:style-name="Table143.A1" office:value-type="string">
            <text:p text:style-name="Table_20_Contents">-<text:span text:style-name="T335">n</text:span></text:p>
          </table:table-cell>
          <table:table-cell table:style-name="Table143.C1" office:value-type="string">
            <text:p text:style-name="P476">Print the text with their number of lines.</text:p>
          </table:table-cell>
        </table:table-row>
        <table:table-row>
          <table:table-cell table:style-name="Table143.A2" office:value-type="string">
            <text:p text:style-name="P475">26.</text:p>
          </table:table-cell>
          <table:table-cell table:style-name="Table143.A2" office:value-type="string">
            <text:p text:style-name="Table_20_Contents">-<text:span text:style-name="T335">s</text:span></text:p>
          </table:table-cell>
          <table:table-cell table:style-name="Table143.C2" office:value-type="string">
            <text:p text:style-name="P477">Suppress the output of multiple blank lines.</text:p>
          </table:table-cell>
        </table:table-row>
      </table:table>
      <text:p text:style-name="P1289"/>
      <text:p text:style-name="P1290">You can combine the two flags, to have more convenient result.</text:p>
      <text:p text:style-name="P1290"/>
      <text:p text:style-name="P1290"/>
      <text:p text:style-name="P1290"/>
      <text:p text:style-name="P1290"><text:s/></text:p>
      <table:table table:name="Table144" table:style-name="Table144">
        <table:table-column table:style-name="Table144.A"/>
        <table:table-column table:style-name="Table144.B"/>
        <table:table-column table:style-name="Table144.C"/>
        <table:table-row>
          <table:table-cell table:style-name="Table144.A1" office:value-type="string">
            <text:p text:style-name="P478">27.</text:p>
          </table:table-cell>
          <table:table-cell table:style-name="Table144.A1" office:value-type="string">
            <text:p text:style-name="P478">sort</text:p>
          </table:table-cell>
          <table:table-cell table:style-name="Table144.C1" office:value-type="string">
            <text:p text:style-name="P479">Sorts the contents of stdin, or one or more files, and sends the results to stdout.</text:p>
          </table:table-cell>
        </table:table-row>
      </table:table>
      <text:p text:style-name="P1288"/>
      <text:p text:style-name="P1291">Same as <text:span text:style-name="T1">cat</text:span>, we can write in files directly from stdin:</text:p>
      <text:p text:style-name="P1291"/>
      <text:p text:style-name="P1291">sort &gt; foo.txt<text:line-break/>c<text:line-break/>b<text:line-break/>a<text:line-break/>&lt;ctrl-d&gt;</text:p>
      <text:p text:style-name="P1292">cat foo.txt<text:line-break/>a<text:line-break/>b<text:line-break/>c</text:p>
      <text:p text:style-name="P1293">* <text:span text:style-name="T336">We can sort multiple files and store them in an other file:</text:span></text:p>
      <text:p text:style-name="P1293"><text:soft-page-break/></text:p>
      <text:p text:style-name="P1299">sort file1.txt file2.txt file3.txt &gt; final_sorted_list.txt</text:p>
      <text:p text:style-name="P1293"/>
      <text:p text:style-name="P1293"><text:line-break/></text:p>
      <table:table table:name="Table145" table:style-name="Table145">
        <table:table-column table:style-name="Table145.A"/>
        <table:table-column table:style-name="Table145.B"/>
        <table:table-column table:style-name="Table145.C"/>
        <table:table-row>
          <table:table-cell table:style-name="Table145.A1" office:value-type="string">
            <text:p text:style-name="P480">27.</text:p>
          </table:table-cell>
          <table:table-cell table:style-name="Table145.A1" office:value-type="string">
            <text:p text:style-name="Table_20_Contents">-<text:span text:style-name="T337">b</text:span></text:p>
          </table:table-cell>
          <table:table-cell table:style-name="Table145.C1" office:value-type="string">
            <text:p text:style-name="P481">By default, sorting is performed on the entire line, starting with the first character in the line.</text:p>
            <text:p text:style-name="P482">This flag, will ignore leading spaces and calculates sorting based on the first non-whitespace character on the line.</text:p>
          </table:table-cell>
        </table:table-row>
        <table:table-row>
          <table:table-cell table:style-name="Table145.A2" office:value-type="string">
            <text:p text:style-name="P483">27.</text:p>
          </table:table-cell>
          <table:table-cell table:style-name="Table145.A2" office:value-type="string">
            <text:p text:style-name="P483">-f</text:p>
          </table:table-cell>
          <table:table-cell table:style-name="Table145.C2" office:value-type="string">
            <text:p text:style-name="P484">Make sorting case insensitive.</text:p>
          </table:table-cell>
        </table:table-row>
        <table:table-row>
          <table:table-cell table:style-name="Table145.A2" office:value-type="string">
            <text:p text:style-name="P484">27.</text:p>
          </table:table-cell>
          <table:table-cell table:style-name="Table145.A2" office:value-type="string">
            <text:p text:style-name="P483">-<text:span text:style-name="T338">n</text:span></text:p>
          </table:table-cell>
          <table:table-cell table:style-name="Table145.C2" office:value-type="string">
            <text:p text:style-name="P485">Using this option allows sorting to be performed on numeric values rather than alphabetic values.</text:p>
          </table:table-cell>
        </table:table-row>
        <table:table-row>
          <table:table-cell table:style-name="Table145.A2" office:value-type="string">
            <text:p text:style-name="P485">27.</text:p>
          </table:table-cell>
          <table:table-cell table:style-name="Table145.A2" office:value-type="string">
            <text:p text:style-name="P483">-<text:span text:style-name="T339">r</text:span></text:p>
          </table:table-cell>
          <table:table-cell table:style-name="Table145.C2" office:value-type="string">
            <text:p text:style-name="P485">Results are in descending rather than ascending order.</text:p>
          </table:table-cell>
        </table:table-row>
        <table:table-row>
          <table:table-cell table:style-name="Table145.A2" office:value-type="string">
            <text:p text:style-name="P485">27.</text:p>
          </table:table-cell>
          <table:table-cell table:style-name="Table145.A2" office:value-type="string">
            <text:p text:style-name="P483">-<text:span text:style-name="T339">k</text:span></text:p>
          </table:table-cell>
          <table:table-cell table:style-name="Table145.C2" office:value-type="string">
            <text:p text:style-name="P485">Sort based on a key field.</text:p>
          </table:table-cell>
        </table:table-row>
        <table:table-row>
          <table:table-cell table:style-name="Table145.A2" office:value-type="string">
            <text:p text:style-name="P485">27.</text:p>
          </table:table-cell>
          <table:table-cell table:style-name="Table145.A2" office:value-type="string">
            <text:p text:style-name="P483">-<text:span text:style-name="T339">m</text:span></text:p>
          </table:table-cell>
          <table:table-cell table:style-name="Table145.C2" office:value-type="string">
            <text:p text:style-name="P486">Merge multiple files into a single sorted result without performing any additional sorting.</text:p>
          </table:table-cell>
        </table:table-row>
        <table:table-row>
          <table:table-cell table:style-name="Table145.A2" office:value-type="string">
            <text:p text:style-name="P485">27.</text:p>
          </table:table-cell>
          <table:table-cell table:style-name="Table145.A2" office:value-type="string">
            <text:p text:style-name="P483">-<text:span text:style-name="T339">o</text:span></text:p>
          </table:table-cell>
          <table:table-cell table:style-name="Table145.C2" office:value-type="string">
            <text:p text:style-name="P487">Send sorted output to file rather than stdout.</text:p>
          </table:table-cell>
        </table:table-row>
        <table:table-row>
          <table:table-cell table:style-name="Table145.A2" office:value-type="string">
            <text:p text:style-name="P485">27.</text:p>
          </table:table-cell>
          <table:table-cell table:style-name="Table145.A2" office:value-type="string">
            <text:p text:style-name="P485">-t</text:p>
          </table:table-cell>
          <table:table-cell table:style-name="Table145.C2" office:value-type="string">
            <text:p text:style-name="P488">Define the field separator character.</text:p>
            <text:p text:style-name="P488">By defaults fields are separated by spaces or tabs.</text:p>
          </table:table-cell>
        </table:table-row>
        <table:table-row>
          <table:table-cell table:style-name="Table145.A2" office:value-type="string">
            <text:p text:style-name="P493">27.</text:p>
          </table:table-cell>
          <table:table-cell table:style-name="Table145.A2" office:value-type="string">
            <text:p text:style-name="P485">-<text:span text:style-name="T354">u</text:span></text:p>
          </table:table-cell>
          <table:table-cell table:style-name="Table145.C2" office:value-type="string">
            <text:p text:style-name="P494">Removes duplicates from the sorted output.</text:p>
          </table:table-cell>
        </table:table-row>
      </table:table>
      <text:p text:style-name="P1705"/>
      <text:p text:style-name="P1705"/>
      <text:p text:style-name="P1705"/>
      <text:p text:style-name="P1705"/>
      <text:p text:style-name="P1705"/>
      <table:table table:name="Table146" table:style-name="Table146">
        <table:table-column table:style-name="Table146.A"/>
        <table:table-column table:style-name="Table146.B"/>
        <table:table-column table:style-name="Table146.C"/>
        <table:table-row>
          <table:table-cell table:style-name="Table146.A1" office:value-type="string">
            <text:p text:style-name="P489">90.</text:p>
          </table:table-cell>
          <table:table-cell table:style-name="Table146.A1" office:value-type="string">
            <text:p text:style-name="P489">du </text:p>
          </table:table-cell>
          <table:table-cell table:style-name="Table146.C1" office:value-type="string">
            <text:p text:style-name="P489">Estimate file space usage.</text:p>
          </table:table-cell>
        </table:table-row>
        <table:table-row>
          <table:table-cell table:style-name="Table146.A2" office:value-type="string">
            <text:p text:style-name="P490">90.</text:p>
          </table:table-cell>
          <table:table-cell table:style-name="Table146.A2" office:value-type="string">
            <text:p text:style-name="P489">-<text:span text:style-name="T340">s</text:span></text:p>
          </table:table-cell>
          <table:table-cell table:style-name="Table146.C2" office:value-type="string">
            <text:p text:style-name="P491">Display only a total for each argument.</text:p>
          </table:table-cell>
        </table:table-row>
        <table:table-row>
          <table:table-cell table:style-name="Table146.A2" office:value-type="string">
            <text:p text:style-name="P490">90.</text:p>
          </table:table-cell>
          <table:table-cell table:style-name="Table146.A2" office:value-type="string">
            <text:p text:style-name="P489">-<text:span text:style-name="T340">h</text:span></text:p>
          </table:table-cell>
          <table:table-cell table:style-name="Table146.C2" office:value-type="string">
            <text:p text:style-name="P490">Human readable.</text:p>
          </table:table-cell>
        </table:table-row>
      </table:table>
      <text:p text:style-name="P1705"/>
      <text:p text:style-name="P1705"/>
      <text:p text:style-name="P1705"/>
      <text:p text:style-name="P1705"/>
      <text:p text:style-name="P1294">* So now we can sort the output of <text:span text:style-name="T1">du</text:span> with <text:span text:style-name="T1">sort </text:span><text:span text:style-name="T341">and print the top ten largest values with </text:span><text:span text:style-name="T7">head</text:span>:</text:p>
      <text:p text:style-name="P1294"/>
      <text:p text:style-name="P1295">du -sh /usr/share/* | sort -nr | head</text:p>
      <text:p text:style-name="P1294"/>
      <text:p text:style-name="P1294"/>
      <text:p text:style-name="P1294">* <text:span text:style-name="T342">Also we can sort the output of ls -l:</text:span></text:p>
      <text:p text:style-name="P1294"/>
      <text:p text:style-name="P1296">ls -l /usr/bin | sort -nr -k 5 | head</text:p>
      <text:p text:style-name="P1705"/>
      <text:p text:style-name="P1296"><text:soft-page-break/>We used -k 5 to indicate to sort that we want to sort based on the fifth field, fields are separated by spaces <text:span text:style-name="T344">and tabs</text:span>.</text:p>
      <text:p text:style-name="P1297">So, if we have a text like:</text:p>
      <text:p text:style-name="P1297"/>
      <text:p text:style-name="P1297">Dmidma <text:s text:c="5"/>was here</text:p>
      <text:p text:style-name="P1297"/>
      <text:p text:style-name="P1297">sort, sees this line as <text:span text:style-name="T343">three fields</text:span>:</text:p>
      <text:p text:style-name="P1297">“Dmidma”</text:p>
      <text:p text:style-name="P1297">“ <text:s text:c="5"/>was”</text:p>
      <text:p text:style-name="P1297">“ here”</text:p>
      <text:p text:style-name="P1297"/>
      <text:p text:style-name="P1298">The delimiters are included in the field<text:span text:style-name="T345">s when sorting is performed.</text:span></text:p>
      <text:p text:style-name="P1298"/>
      <text:p text:style-name="P1298"/>
      <text:p text:style-name="P1298">* <text:span text:style-name="T346">sort allows multiple instances of the -k option so that multiple sort keys can be specified.</text:span></text:p>
      <text:p text:style-name="P1300">In fact, a key may include a range of fields.</text:p>
      <text:p text:style-name="P1298"/>
      <text:p text:style-name="P1301">Eg.</text:p>
      <text:p text:style-name="P1301">sort -k 1,1 -k 2n file.txt</text:p>
      <text:p text:style-name="P1303"/>
      <text:p text:style-name="P1301">-<text:span text:style-name="T347">k 1,1 → Start at field one and end at field one.</text:span></text:p>
      <text:p text:style-name="P1301">-<text:span text:style-name="T348">k 2n → field two is the sort key and the sort should be numeric.</text:span></text:p>
      <text:p text:style-name="P1301"/>
      <text:p text:style-name="P1301"/>
      <text:p text:style-name="P1304">We can also define keys within fields:</text:p>
      <text:p text:style-name="P1304">-<text:span text:style-name="T349">k 3.7nbr → sort key that begins at the 7</text:span><text:span text:style-name="T351">th</text:span><text:span text:style-name="T349"> character within the 3</text:span><text:span text:style-name="T351">rd</text:span><text:span text:style-name="T349"> field.</text:span></text:p>
      <text:p text:style-name="P1304"><text:tab/> <text:s text:c="3"/>→<text:span text:style-name="T352"> b: suppress the leading spaces.</text:span></text:p>
      <text:p text:style-name="P1304"><text:tab/> <text:s text:c="3"/>→<text:span text:style-name="T352"> n: numeric sort.</text:span></text:p>
      <text:p text:style-name="P1304"><text:tab/> <text:s text:c="3"/>→<text:span text:style-name="T352"> r: reverse numeric sort.</text:span></text:p>
      <text:p text:style-name="P1305">Eg.</text:p>
      <text:p text:style-name="P1305">sort -k 3.7nbr -k 3.1nbr -k 3.4nbr file.txt</text:p>
      <text:p text:style-name="P1305"/>
      <text:p text:style-name="P1305"/>
      <text:p text:style-name="P1302">* <text:span text:style-name="T353">sort allows us to define the field separator character. By defaults, the separator is whitespace.</text:span></text:p>
      <text:p text:style-name="P1306">Eg.</text:p>
      <text:p text:style-name="P1306">sort -t ‘:’ -k 7 /etc/passwd | head</text:p>
      <text:p text:style-name="P1306"/>
      <text:p text:style-name="P1307">This will allow to sort on the 7<text:span text:style-name="T350">th</text:span> field in the /etc/passwd file.</text:p>
      <text:p text:style-name="P1301"/>
      <text:p text:style-name="P1298"/>
      <text:p text:style-name="P1298"/>
      <text:p text:style-name="P1298"/>
      <text:p text:style-name="P1298"/>
      <text:p text:style-name="P1298"/>
      <text:p text:style-name="P1298"><text:soft-page-break/></text:p>
      <text:p text:style-name="P1298"/>
      <text:p text:style-name="P1298"/>
      <table:table table:name="Table147" table:style-name="Table147">
        <table:table-column table:style-name="Table147.A"/>
        <table:table-column table:style-name="Table147.B"/>
        <table:table-column table:style-name="Table147.C"/>
        <table:table-row>
          <table:table-cell table:style-name="Table147.A1" office:value-type="string">
            <text:p text:style-name="P492">28.</text:p>
          </table:table-cell>
          <table:table-cell table:style-name="Table147.A1" office:value-type="string">
            <text:p text:style-name="P492">uniq </text:p>
          </table:table-cell>
          <table:table-cell table:style-name="Table147.C1" office:value-type="string">
            <text:p text:style-name="P494">Omit repeated lines.</text:p>
          </table:table-cell>
        </table:table-row>
      </table:table>
      <text:p text:style-name="P1298"/>
      <text:p text:style-name="P1308">For <text:span text:style-name="T1">uniq</text:span> to actually do its job, the input must be sorted first.</text:p>
      <text:p text:style-name="P1309">This is because it only removes duplicate lines which are adjacent to each other.</text:p>
      <text:p text:style-name="P1308">That is why, <text:span text:style-name="T1">uniq</text:span> is often used with <text:span text:style-name="T1">sort</text:span>.</text:p>
      <text:p text:style-name="P1308"/>
      <text:p text:style-name="P1309">Eg.</text:p>
      <text:p text:style-name="P1309">sort foo.txt | uniq -<text:span text:style-name="T356">c</text:span></text:p>
      <text:p text:style-name="P1309"/>
      <text:p text:style-name="P1309"/>
      <table:table table:name="Table148" table:style-name="Table148">
        <table:table-column table:style-name="Table148.A"/>
        <table:table-column table:style-name="Table148.B"/>
        <table:table-column table:style-name="Table148.C"/>
        <table:table-row>
          <table:table-cell table:style-name="Table148.A1" office:value-type="string">
            <text:p text:style-name="P495">28.</text:p>
          </table:table-cell>
          <table:table-cell table:style-name="Table148.A1" office:value-type="string">
            <text:p text:style-name="Table_20_Contents">-<text:span text:style-name="T355">c</text:span></text:p>
          </table:table-cell>
          <table:table-cell table:style-name="Table148.C1" office:value-type="string">
            <text:p text:style-name="P495">Output a list of duplicate lines preceded by the number of times the line occurs.</text:p>
          </table:table-cell>
        </table:table-row>
        <table:table-row>
          <table:table-cell table:style-name="Table148.A2" office:value-type="string">
            <text:p text:style-name="P495">28.</text:p>
          </table:table-cell>
          <table:table-cell table:style-name="Table148.A2" office:value-type="string">
            <text:p text:style-name="Table_20_Contents">-<text:span text:style-name="T355">d</text:span></text:p>
          </table:table-cell>
          <table:table-cell table:style-name="Table148.C2" office:value-type="string">
            <text:p text:style-name="P495">Only output repeated lines, rather than unique lines.</text:p>
          </table:table-cell>
        </table:table-row>
        <table:table-row>
          <table:table-cell table:style-name="Table148.A2" office:value-type="string">
            <text:p text:style-name="P495">28.</text:p>
          </table:table-cell>
          <table:table-cell table:style-name="Table148.A2" office:value-type="string">
            <text:p text:style-name="Table_20_Contents">-<text:span text:style-name="T355">f n</text:span></text:p>
          </table:table-cell>
          <table:table-cell table:style-name="Table148.C2" office:value-type="string">
            <text:p text:style-name="P496">Ignore n leading fields in each line.</text:p>
            <text:p text:style-name="P496">Fields are separated by whitespace as they are in sort; however, unlike sort, uniq has no option for setting an alternate field separator.</text:p>
          </table:table-cell>
        </table:table-row>
        <table:table-row>
          <table:table-cell table:style-name="Table148.A2" office:value-type="string">
            <text:p text:style-name="P495">28.</text:p>
          </table:table-cell>
          <table:table-cell table:style-name="Table148.A2" office:value-type="string">
            <text:p text:style-name="Table_20_Contents">-<text:span text:style-name="T355">i</text:span></text:p>
          </table:table-cell>
          <table:table-cell table:style-name="Table148.C2" office:value-type="string">
            <text:p text:style-name="P496">Ignore case during the line comparisons.</text:p>
          </table:table-cell>
        </table:table-row>
        <table:table-row>
          <table:table-cell table:style-name="Table148.A2" office:value-type="string">
            <text:p text:style-name="P495">28.</text:p>
          </table:table-cell>
          <table:table-cell table:style-name="Table148.A2" office:value-type="string">
            <text:p text:style-name="Table_20_Contents">-<text:span text:style-name="T355">s n</text:span></text:p>
          </table:table-cell>
          <table:table-cell table:style-name="Table148.C2" office:value-type="string">
            <text:p text:style-name="P496">Skip the leading n characters of each line.</text:p>
          </table:table-cell>
        </table:table-row>
        <table:table-row>
          <table:table-cell table:style-name="Table148.A2" office:value-type="string">
            <text:p text:style-name="P495">28.</text:p>
          </table:table-cell>
          <table:table-cell table:style-name="Table148.A2" office:value-type="string">
            <text:p text:style-name="Table_20_Contents">-<text:span text:style-name="T355">u</text:span></text:p>
          </table:table-cell>
          <table:table-cell table:style-name="Table148.C2" office:value-type="string">
            <text:p text:style-name="P496">Only output unique lines. (This is the default.)</text:p>
          </table:table-cell>
        </table:table-row>
      </table:table>
      <text:p text:style-name="P1309"/>
      <text:p text:style-name="P1298"/>
      <text:p text:style-name="P1298"/>
      <text:p text:style-name="P1298"/>
      <text:p text:style-name="P1298"/>
      <text:p text:style-name="P1062">Slicing And Dicing:</text:p>
      <text:p text:style-name="P1062"/>
      <text:p text:style-name="P1310">This section will discuss program that can peel columns of text out of files and recombine them in useful ways.</text:p>
      <text:p text:style-name="P1310"/>
      <text:p text:style-name="P1310"/>
      <text:p text:style-name="P1298"/>
      <table:table table:name="Table149" table:style-name="Table149">
        <table:table-column table:style-name="Table149.A"/>
        <table:table-column table:style-name="Table149.B"/>
        <table:table-column table:style-name="Table149.C"/>
        <table:table-row>
          <table:table-cell table:style-name="Table149.A1" office:value-type="string">
            <text:p text:style-name="P497">91.</text:p>
          </table:table-cell>
          <table:table-cell table:style-name="Table149.A1" office:value-type="string">
            <text:p text:style-name="P497">cut</text:p>
          </table:table-cell>
          <table:table-cell table:style-name="Table149.C1" office:value-type="string">
            <text:p text:style-name="P497">Extract a section of text from a line and output the extracted section to standard output.</text:p>
            <text:p text:style-name="P498">It can accept multiple file arguments or input from standard input.</text:p>
          </table:table-cell>
        </table:table-row>
        <table:table-row>
          <table:table-cell table:style-name="Table149.A2" office:value-type="string">
            <text:p text:style-name="P499">91.</text:p>
          </table:table-cell>
          <table:table-cell table:style-name="Table149.A2" office:value-type="string">
            <text:p text:style-name="P497">-<text:span text:style-name="T357">c char_list </text:span></text:p>
          </table:table-cell>
          <table:table-cell table:style-name="Table149.C2" office:value-type="string">
            <text:p text:style-name="P500">Extract the portion of the line defined by char_list. The list may consist of one or more comma-separated numerical ranges.</text:p>
          </table:table-cell>
        </table:table-row>
        <table:table-row>
          <table:table-cell table:style-name="Table149.A2" office:value-type="string">
            <text:p text:style-name="P499">91.</text:p>
          </table:table-cell>
          <table:table-cell table:style-name="Table149.A2" office:value-type="string">
            <text:p text:style-name="P497">-<text:span text:style-name="T357">f field_list</text:span></text:p>
          </table:table-cell>
          <table:table-cell table:style-name="Table149.C2" office:value-type="string">
            <text:p text:style-name="P501">Extract one or more fields from the line as defined by filed_list. The list may contain one or more fields or field ranges separated by commas.</text:p>
          </table:table-cell>
        </table:table-row>
        <table:table-row>
          <table:table-cell table:style-name="Table149.A2" office:value-type="string">
            <text:p text:style-name="P499">91.</text:p>
          </table:table-cell>
          <table:table-cell table:style-name="Table149.A2" office:value-type="string">
            <text:p text:style-name="P497">-<text:span text:style-name="T357">d delim_char</text:span></text:p>
          </table:table-cell>
          <table:table-cell table:style-name="Table149.C2" office:value-type="string">
            <text:p text:style-name="P502">When -f is specified, use delim_char as the field delimiting character. By <text:soft-page-break/>default, fields my be separated by a single tab character.</text:p>
          </table:table-cell>
        </table:table-row>
        <table:table-row>
          <table:table-cell table:style-name="Table149.A2" office:value-type="string">
            <text:p text:style-name="P499">91.</text:p>
          </table:table-cell>
          <table:table-cell table:style-name="Table149.A2" office:value-type="string">
            <text:p text:style-name="P497">--<text:span text:style-name="T357">complement</text:span></text:p>
          </table:table-cell>
          <table:table-cell table:style-name="Table149.C2" office:value-type="string">
            <text:p text:style-name="P502">Extract the entire line of text, except for those portions specified by -c and/or -f.</text:p>
          </table:table-cell>
        </table:table-row>
      </table:table>
      <text:p text:style-name="P1311"><text:span text:style-name="T1">cut</text:span> is best used to extract text from files that are produced by other programs.</text:p>
      <text:p text:style-name="P1298"/>
      <text:p text:style-name="P1312">Eg.</text:p>
      <text:p text:style-name="P1312">cat -A distros.txt</text:p>
      <text:p text:style-name="P1313">...</text:p>
      <text:p text:style-name="P1313">Ubuntu^I6.06^I06/01/2006$</text:p>
      <text:p text:style-name="P1313">Ubuntu^I8.10^I10/30/2006$</text:p>
      <text:p text:style-name="P1313">Fedora^I5^I03/20/2006$</text:p>
      <text:p text:style-name="P1298"/>
      <text:p text:style-name="P1315">cut -f 3 distros.txt</text:p>
      <text:p text:style-name="P1315">…</text:p>
      <text:p text:style-name="P1315">06/01/2006</text:p>
      <text:p text:style-name="P1315">10/30/2006</text:p>
      <text:p text:style-name="P1315">03/20/2006</text:p>
      <text:p text:style-name="P1315"/>
      <text:p text:style-name="P1318">cut -f 2,3 distros.txt | cat -A</text:p>
      <text:p text:style-name="P1318">...<text:tab/></text:p>
      <text:p text:style-name="P1314">06/01/2006$</text:p>
      <text:p text:style-name="P1314">8.10^I10/30/2006$</text:p>
      <text:p text:style-name="P1314">5^I03/20/2006$</text:p>
      <text:p text:style-name="P1315"/>
      <text:p text:style-name="P1316">cut -f 3 distros.txt | cut -c 7-10</text:p>
      <text:p text:style-name="P1316">…</text:p>
      <text:p text:style-name="P1316">2006</text:p>
      <text:p text:style-name="P1316">2006</text:p>
      <text:p text:style-name="P1316">2006</text:p>
      <text:p text:style-name="P1316"/>
      <text:p text:style-name="P1317">cut -c 7-10 → extract character positions 7 through 10.</text:p>
      <text:p text:style-name="P1317"/>
      <text:p text:style-name="P1317"/>
      <text:p text:style-name="P1317">* The cut man page contains a complete description of how ranges can be specified.</text:p>
      <text:p text:style-name="P1317"/>
      <text:p text:style-name="P1317"/>
      <table:table table:name="Table150" table:style-name="Table150">
        <table:table-column table:style-name="Table150.A"/>
        <table:table-column table:style-name="Table150.B"/>
        <table:table-column table:style-name="Table150.C"/>
        <table:table-row>
          <table:table-cell table:style-name="Table150.A1" office:value-type="string">
            <text:p text:style-name="P503">92.</text:p>
          </table:table-cell>
          <table:table-cell table:style-name="Table150.A1" office:value-type="string">
            <text:p text:style-name="P503">expand </text:p>
          </table:table-cell>
          <table:table-cell table:style-name="Table150.C1" office:value-type="string">
            <text:p text:style-name="P503">Convert files’ tabs to spaces.</text:p>
          </table:table-cell>
        </table:table-row>
        <table:table-row>
          <table:table-cell table:style-name="Table150.A2" office:value-type="string">
            <text:p text:style-name="P504">93.</text:p>
          </table:table-cell>
          <table:table-cell table:style-name="Table150.A2" office:value-type="string">
            <text:p text:style-name="P504">unexpand</text:p>
          </table:table-cell>
          <table:table-cell table:style-name="Table150.C2" office:value-type="string">
            <text:p text:style-name="P504">Convert <text:span text:style-name="T358">f</text:span>iles’ spaces to tabs.</text:p>
          </table:table-cell>
        </table:table-row>
      </table:table>
      <text:p text:style-name="P1316"/>
      <text:p text:style-name="P1316"/>
      <text:p text:style-name="P1316"/>
      <text:p text:style-name="P1316"/>
      <text:p text:style-name="P1316"/>
      <text:p text:style-name="P1316"><text:soft-page-break/></text:p>
      <text:p text:style-name="P1316"/>
      <text:p text:style-name="P1316"/>
      <text:p text:style-name="P1316"/>
      <text:p text:style-name="P1316"/>
      <text:p text:style-name="P1024">The opposite of cut:</text:p>
      <text:p text:style-name="P1315"/>
      <table:table table:name="Table151" table:style-name="Table151">
        <table:table-column table:style-name="Table151.A"/>
        <table:table-column table:style-name="Table151.B"/>
        <table:table-column table:style-name="Table151.C"/>
        <table:table-row>
          <table:table-cell table:style-name="Table151.A1" office:value-type="string">
            <text:p text:style-name="P505">94.</text:p>
          </table:table-cell>
          <table:table-cell table:style-name="Table151.A1" office:value-type="string">
            <text:p text:style-name="P505"><text:span text:style-name="T359">p</text:span>aste <text:span text:style-name="T359">[file]...</text:span></text:p>
          </table:table-cell>
          <table:table-cell table:style-name="Table151.C1" office:value-type="string">
            <text:p text:style-name="P506">Rather than extracting a column of text from a file, it adds one or more columns of text to a file.</text:p>
            <text:p text:style-name="P507">It is able to read multiple files and combine the fields found in each file into a single stream on standard output.</text:p>
            <text:p text:style-name="P508">Like cut, paste accepts multiple file arguments and/or standard input.</text:p>
          </table:table-cell>
        </table:table-row>
      </table:table>
      <text:p text:style-name="P1298"/>
      <text:p text:style-name="P1320">Eg.</text:p>
      <text:p text:style-name="P1319">Page 284-285</text:p>
      <text:p text:style-name="P1319"/>
      <text:p text:style-name="P1319"/>
      <text:p text:style-name="P1319"/>
      <text:p text:style-name="P510">* A join is an operation usually associated with relational databases where data from multiple tables with a shared key field is combined to form a desired result.</text:p>
      <text:p text:style-name="P1319"/>
      <table:table table:name="Table152" table:style-name="Table152">
        <table:table-column table:style-name="Table152.A"/>
        <table:table-column table:style-name="Table152.B"/>
        <table:table-column table:style-name="Table152.C"/>
        <table:table-row>
          <table:table-cell table:style-name="Table152.A1" office:value-type="string">
            <text:p text:style-name="P509">95.</text:p>
          </table:table-cell>
          <table:table-cell table:style-name="Table152.A1" office:value-type="string">
            <text:p text:style-name="P509">join</text:p>
          </table:table-cell>
          <table:table-cell table:style-name="Table152.C1" office:value-type="string">
            <text:p text:style-name="P512">Joins data from multiple files based on a shared key field.</text:p>
          </table:table-cell>
        </table:table-row>
      </table:table>
      <text:p text:style-name="P1319"/>
      <text:p text:style-name="P1321">→<text:span text:style-name="T360"> </text:span>It is important to point out that the files must be sorted on the key field for join to work properly.</text:p>
      <text:p text:style-name="P1322">Also, by default, join uses whitespace as the <text:span text:style-name="T89">input field delimiter</text:span> and a single space as the <text:span text:style-name="T89">output field delimiter</text:span>. <text:span text:style-name="T361">This can be modified by specifying options.</text:span></text:p>
      <text:p text:style-name="P1322"/>
      <text:p text:style-name="P1322"/>
      <text:p text:style-name="P1298"/>
      <text:p text:style-name="P1063">Comparing Text:</text:p>
      <text:p text:style-name="P1063"/>
      <text:p text:style-name="P1323">A system administrator may need to compare an existing configuration file to a previous version to diagnose a system problem.</text:p>
      <text:p text:style-name="P1324">Likewise, a programmer frequently needs to see what changes have been made to programs over time.</text:p>
      <text:p text:style-name="P1324"/>
      <table:table table:name="Table153" table:style-name="Table153">
        <table:table-column table:style-name="Table153.A"/>
        <table:table-column table:style-name="Table153.B"/>
        <table:table-column table:style-name="Table153.C"/>
        <table:table-row>
          <table:table-cell table:style-name="Table153.A1" office:value-type="string">
            <text:p text:style-name="P513">9<text:span text:style-name="T362">6</text:span>.</text:p>
          </table:table-cell>
          <table:table-cell table:style-name="Table153.A1" office:value-type="string">
            <text:p text:style-name="P513">comm</text:p>
          </table:table-cell>
          <table:table-cell table:style-name="Table153.C1" office:value-type="string">
            <text:p text:style-name="P514">Compares two text files and displays the lines that are unique to each one and the lines they have in common.</text:p>
          </table:table-cell>
        </table:table-row>
      </table:table>
      <text:p text:style-name="P1324"/>
      <text:p text:style-name="P1325">Eg.</text:p>
      <text:p text:style-name="P1325">cat &gt; file1.txt</text:p>
      <text:p text:style-name="P1325">a</text:p>
      <text:p text:style-name="P1325"><text:soft-page-break/>b</text:p>
      <text:p text:style-name="P1325">c</text:p>
      <text:p text:style-name="P1325">d</text:p>
      <text:p text:style-name="P1325"/>
      <text:p text:style-name="P1325">cat &gt; file2.txt</text:p>
      <text:p text:style-name="P1325">b</text:p>
      <text:p text:style-name="P1325">c</text:p>
      <text:p text:style-name="P1325">d</text:p>
      <text:p text:style-name="P1325">e</text:p>
      <text:p text:style-name="P1325"/>
      <text:p text:style-name="P1325">comm file1.txt file2.txt</text:p>
      <text:p text:style-name="P1325">a</text:p>
      <text:p text:style-name="P1325"><text:tab/><text:tab/>b</text:p>
      <text:p text:style-name="P1325"><text:tab/><text:tab/>c</text:p>
      <text:p text:style-name="P1325"><text:tab/><text:tab/>d</text:p>
      <text:p text:style-name="P1325"><text:tab/>e</text:p>
      <text:p text:style-name="P1325"/>
      <text:p text:style-name="P1326">comm produces three columns of output.</text:p>
      <text:p text:style-name="P1327">The <text:span text:style-name="T1">first</text:span> contains lines unique to the first file argument.</text:p>
      <text:p text:style-name="P1327">The <text:span text:style-name="T1">second</text:span> contains lines unique to the second file argument.</text:p>
      <text:p text:style-name="P1327">The <text:span text:style-name="T1">third</text:span> contains the common lines.</text:p>
      <text:p text:style-name="P1327"/>
      <table:table table:name="Table154" table:style-name="Table154">
        <table:table-column table:style-name="Table154.A"/>
        <table:table-column table:style-name="Table154.B"/>
        <table:table-column table:style-name="Table154.C"/>
        <table:table-row>
          <table:table-cell table:style-name="Table154.A1" office:value-type="string">
            <text:p text:style-name="P515">96.</text:p>
          </table:table-cell>
          <table:table-cell table:style-name="Table154.A1" office:value-type="string">
            <text:p text:style-name="Table_20_Contents">-<text:span text:style-name="T363">n</text:span></text:p>
          </table:table-cell>
          <table:table-cell table:style-name="Table154.C1" office:value-type="string">
            <text:p text:style-name="P515">Make comm suppress the wanted column(s). (either 1, 2, or 3.)</text:p>
          </table:table-cell>
        </table:table-row>
      </table:table>
      <text:p text:style-name="P1327"/>
      <text:p text:style-name="P1328">Eg.</text:p>
      <text:p text:style-name="P1328">com -12 file1.txt file2.txt</text:p>
      <text:p text:style-name="P1328">b</text:p>
      <text:p text:style-name="P1328">c</text:p>
      <text:p text:style-name="P1328">d</text:p>
      <text:p text:style-name="P1328"/>
      <text:p text:style-name="P1328"/>
      <table:table table:name="Table155" table:style-name="Table155">
        <table:table-column table:style-name="Table155.A"/>
        <table:table-column table:style-name="Table155.B"/>
        <table:table-column table:style-name="Table155.C"/>
        <table:table-row>
          <table:table-cell table:style-name="Table155.A1" office:value-type="string">
            <text:p text:style-name="P516">97.</text:p>
          </table:table-cell>
          <table:table-cell table:style-name="Table155.A1" office:value-type="string">
            <text:p text:style-name="P516">diff</text:p>
          </table:table-cell>
          <table:table-cell table:style-name="Table155.C1" office:value-type="string">
            <text:p text:style-name="P516">Detect the differences between files.</text:p>
            <text:p text:style-name="P517">It is a more complex tool, supporting many output formats and the ability to process large collections of text files at once.</text:p>
          </table:table-cell>
        </table:table-row>
      </table:table>
      <text:p text:style-name="P1328"/>
      <text:p text:style-name="P1708"/>
      <text:p text:style-name="P1329">In the <text:span text:style-name="T1">default format</text:span>, each group of changes is preceded by a <text:span text:style-name="T89">change command</text:span> in the form of range operation to describe the positions and type of changes required to <text:span text:style-name="T1">convert the first file to the second file</text:span>.</text:p>
      <text:p text:style-name="P1705"/>
      <text:p text:style-name="P1705"/>
      <table:table table:name="Table156" table:style-name="Table156">
        <table:table-column table:style-name="Table156.A"/>
        <table:table-column table:style-name="Table156.B"/>
        <table:table-row>
          <table:table-cell table:style-name="Table156.A1" office:value-type="string">
            <text:p text:style-name="P518">r1ar2</text:p>
          </table:table-cell>
          <table:table-cell table:style-name="Table156.B1" office:value-type="string">
            <text:p text:style-name="P519">Append the lines at the position r2 in the second file to the position r1 in the first file.</text:p>
          </table:table-cell>
        </table:table-row>
        <table:table-row>
          <table:table-cell table:style-name="Table156.A2" office:value-type="string">
            <text:p text:style-name="P518">r1cr2</text:p>
          </table:table-cell>
          <table:table-cell table:style-name="Table156.B2" office:value-type="string">
            <text:p text:style-name="P519">Change the lines at position r1 with the lines at the position r2 in the second file.</text:p>
          </table:table-cell>
        </table:table-row>
        <text:soft-page-break/>
        <table:table-row>
          <table:table-cell table:style-name="Table156.A2" office:value-type="string">
            <text:p text:style-name="P518">r1dr2</text:p>
          </table:table-cell>
          <table:table-cell table:style-name="Table156.B2" office:value-type="string">
            <text:p text:style-name="P519">Delete the lines in the first file at position r1, which would have appeared at range r2 in the second file.</text:p>
          </table:table-cell>
        </table:table-row>
      </table:table>
      <text:p text:style-name="P1705"/>
      <text:p text:style-name="P1331">Eg.</text:p>
      <text:p text:style-name="P1331">diff file1.txt file2.txt</text:p>
      <text:p text:style-name="P1331">1d0</text:p>
      <text:p text:style-name="P1331">&lt; a</text:p>
      <text:p text:style-name="P1331">4a4</text:p>
      <text:p text:style-name="P1331">&gt; e</text:p>
      <text:p text:style-name="P1331"/>
      <text:p text:style-name="P1330">This default format, is not as widely used as other, optional formats.</text:p>
      <text:p text:style-name="P1331">Two of the more popular formats are the <text:span text:style-name="T89">context format</text:span> and the <text:span text:style-name="T89">unified format</text:span>.</text:p>
      <text:p text:style-name="P1331"/>
      <text:p text:style-name="P1025">Context Format:</text:p>
      <text:p text:style-name="P1025"/>
      <table:table table:name="Table157" table:style-name="Table157">
        <table:table-column table:style-name="Table157.A"/>
        <table:table-column table:style-name="Table157.B"/>
        <table:table-column table:style-name="Table157.C"/>
        <table:table-row>
          <table:table-cell table:style-name="Table157.A1" office:value-type="string">
            <text:p text:style-name="P520">97.</text:p>
          </table:table-cell>
          <table:table-cell table:style-name="Table157.A1" office:value-type="string">
            <text:p text:style-name="Table_20_Contents">-<text:span text:style-name="T364">c</text:span></text:p>
          </table:table-cell>
          <table:table-cell table:style-name="Table157.C1" office:value-type="string">
            <text:p text:style-name="P520">Make diff print the result in the <text:span text:style-name="T89">context format</text:span>.</text:p>
          </table:table-cell>
        </table:table-row>
      </table:table>
      <text:p text:style-name="P1331"/>
      <text:p text:style-name="P1332"/>
      <text:p text:style-name="P1332">The output begins with the names of the two files and their timestamp.</text:p>
      <text:p text:style-name="P1333">The first file is marked with *</text:p>
      <text:p text:style-name="P1333">The second file is marked with -</text:p>
      <text:p text:style-name="P1333">→<text:span text:style-name="T365"> Throughout the remainder of the listing, these markers will signify their respective files.<text:tab/></text:span></text:p>
      <text:p text:style-name="P1705"/>
      <text:p text:style-name="P1334">Eg.</text:p>
      <text:p text:style-name="P1334">diff -c file1.txt file2.txt</text:p>
      <text:p text:style-name="P1334"/>
      <text:p text:style-name="P1334">We will see <text:span text:style-name="T366">groups of changes</text:span>:</text:p>
      <text:p text:style-name="P1334">*** 1,4 ***</text:p>
      <text:p text:style-name="P1334">Which indicates lines one through four in the first file; and same for the second file:</text:p>
      <text:p text:style-name="P1334">--- 1,4 ---</text:p>
      <text:p text:style-name="P1334"/>
      <text:p text:style-name="P1335">Withing a change group, lines begin with one of four indicators:</text:p>
      <text:p text:style-name="P1335"/>
      <table:table table:name="Table158" table:style-name="Table158">
        <table:table-column table:style-name="Table158.A"/>
        <table:table-column table:style-name="Table158.B"/>
        <table:table-row>
          <table:table-cell table:style-name="Table158.A1" office:value-type="string">
            <text:p text:style-name="P522">blank</text:p>
          </table:table-cell>
          <table:table-cell table:style-name="Table158.B1" office:value-type="string">
            <text:p text:style-name="P523">A line shown for context.</text:p>
            <text:p text:style-name="P523">No difference between the two files.</text:p>
          </table:table-cell>
        </table:table-row>
        <table:table-row>
          <table:table-cell table:style-name="Table158.A2" office:value-type="string">
            <text:p text:style-name="Table_20_Contents">-</text:p>
          </table:table-cell>
          <table:table-cell table:style-name="Table158.B2" office:value-type="string">
            <text:p text:style-name="P523">A line deleted.</text:p>
            <text:p text:style-name="P523">This line will appear in the first file but not in the second file.</text:p>
          </table:table-cell>
        </table:table-row>
        <table:table-row>
          <table:table-cell table:style-name="Table158.A2" office:value-type="string">
            <text:p text:style-name="P522">+</text:p>
          </table:table-cell>
          <table:table-cell table:style-name="Table158.B2" office:value-type="string">
            <text:p text:style-name="P523">A line added.</text:p>
            <text:p text:style-name="P523">This line will appear in the second file but not in the first file.</text:p>
          </table:table-cell>
        </table:table-row>
        <table:table-row>
          <table:table-cell table:style-name="Table158.A2" office:value-type="string">
            <text:p text:style-name="Table_20_Contents">!</text:p>
          </table:table-cell>
          <table:table-cell table:style-name="Table158.B2" office:value-type="string">
            <text:p text:style-name="P523">A line changed.</text:p>
            <text:p text:style-name="P523">The two versions of the line will be displayed, each in its respective section of the change group.</text:p>
          </table:table-cell>
        </table:table-row>
      </table:table>
      <text:p text:style-name="P1335"><text:soft-page-break/></text:p>
      <text:p text:style-name="P1335"/>
      <text:p text:style-name="P1335"/>
      <text:p text:style-name="P1026">Unified Format:</text:p>
      <text:p text:style-name="P1026"/>
      <table:table table:name="Table159" table:style-name="Table159">
        <table:table-column table:style-name="Table159.A"/>
        <table:table-column table:style-name="Table159.B"/>
        <table:table-column table:style-name="Table159.C"/>
        <table:table-row>
          <table:table-cell table:style-name="Table159.A1" office:value-type="string">
            <text:p text:style-name="P524">97.</text:p>
          </table:table-cell>
          <table:table-cell table:style-name="Table159.A1" office:value-type="string">
            <text:p text:style-name="Table_20_Contents">-<text:span text:style-name="T367">u</text:span></text:p>
          </table:table-cell>
          <table:table-cell table:style-name="Table159.C1" office:value-type="string">
            <text:p text:style-name="P521">Make diff print the result in the <text:span text:style-name="T94">unified</text:span><text:span text:style-name="T89"> format</text:span>.</text:p>
          </table:table-cell>
        </table:table-row>
      </table:table>
      <text:p text:style-name="P1336"/>
      <text:p text:style-name="P1337">The most notable difference between the context and unified formats is the elimination of the duplicated lines of context, making the results shorter than the context format.</text:p>
      <text:p text:style-name="P1334"/>
      <text:p text:style-name="P1339">Eg. </text:p>
      <text:p text:style-name="P1339">diff -u file1.txt file2.txt</text:p>
      <text:p text:style-name="P1339"/>
      <text:p text:style-name="P1338">The output starts with the file timestamps, followed by the string:</text:p>
      <text:p text:style-name="P1338">@@ -1,4 +1,4 @@</text:p>
      <text:p text:style-name="P1338">This indicates the lines in the first file and the lines in the second file described in the change group.</text:p>
      <text:p text:style-name="P1339">Following this are the lines themselves, with the starting indicators characters:</text:p>
      <text:p text:style-name="P1339"/>
      <table:table table:name="Table160" table:style-name="Table160">
        <table:table-column table:style-name="Table160.A"/>
        <table:table-column table:style-name="Table160.B"/>
        <table:table-row>
          <table:table-cell table:style-name="Table160.A1" office:value-type="string">
            <text:p text:style-name="P525">blank</text:p>
          </table:table-cell>
          <table:table-cell table:style-name="Table160.B1" office:value-type="string">
            <text:p text:style-name="P525">This line is shared by both files.</text:p>
          </table:table-cell>
        </table:table-row>
        <table:table-row>
          <table:table-cell table:style-name="Table160.A2" office:value-type="string">
            <text:p text:style-name="Table_20_Contents">-</text:p>
          </table:table-cell>
          <table:table-cell table:style-name="Table160.B2" office:value-type="string">
            <text:p text:style-name="P525">This line was removed from the first file.</text:p>
          </table:table-cell>
        </table:table-row>
        <table:table-row>
          <table:table-cell table:style-name="Table160.A2" office:value-type="string">
            <text:p text:style-name="P525">+</text:p>
          </table:table-cell>
          <table:table-cell table:style-name="Table160.B2" office:value-type="string">
            <text:p text:style-name="P525">This line was added to the first file.</text:p>
          </table:table-cell>
        </table:table-row>
      </table:table>
      <text:p text:style-name="P1339"/>
      <text:p text:style-name="P1705"/>
      <text:p text:style-name="P1705"/>
      <table:table table:name="Table161" table:style-name="Table161">
        <table:table-column table:style-name="Table161.A"/>
        <table:table-column table:style-name="Table161.B"/>
        <table:table-column table:style-name="Table161.C"/>
        <table:table-row>
          <table:table-cell table:style-name="Table161.A1" office:value-type="string">
            <text:p text:style-name="P526">98.</text:p>
          </table:table-cell>
          <table:table-cell table:style-name="Table161.A1" office:value-type="string">
            <text:p text:style-name="P526">patch</text:p>
          </table:table-cell>
          <table:table-cell table:style-name="Table161.C1" office:value-type="string">
            <text:p text:style-name="P526">Apply changes to text files. It accepts output from diff and convert older version of files into newer versions.</text:p>
          </table:table-cell>
        </table:table-row>
      </table:table>
      <text:p text:style-name="P1705"/>
      <text:p text:style-name="P1340">The Linux kernel consists of several million lines of code, while the changes that are made by one contributor at one time are quite small. <text:span text:style-name="T368">It makes no sense for a contributor to send each developer an entire kernel source tree each time a small change is made.</text:span></text:p>
      <text:p text:style-name="P1341">Instead, a diff file is submitted. The diff file contains the change from the previous version <text:span text:style-name="T369">of the kernel to the new version with the contributor’s changes.</text:span></text:p>
      <text:p text:style-name="P1342">The receiver then uses the patch program to apply the change to his own source tree.</text:p>
      <text:p text:style-name="P1342"/>
      <text:p text:style-name="P1343">This approach offers two advantages:</text:p>
      <text:p text:style-name="P1343">1. The diff file is very small.</text:p>
      <text:p text:style-name="P1343">2. The diff file concisely shows the change being made, allowing reviewers of the patch to quickly evaluate it.</text:p>
      <text:p text:style-name="P1343"/>
      <text:p text:style-name="P1344">The GNU documentation suggests using diff as follows:</text:p>
      <text:p text:style-name="P945">diff -Naur old_file new_file &gt; diff_file</text:p>
      <text:p text:style-name="P1344"><text:soft-page-break/></text:p>
      <text:p text:style-name="P1345">Where old_file and new_file are either single files or directories containing files.</text:p>
      <text:p text:style-name="P1344"/>
      <text:p text:style-name="P1346">One the diff file has been created, we can apply it to patch <text:span text:style-name="T373">the old file into the new file:</text:span></text:p>
      <text:p text:style-name="P946">patch &lt; diff_file</text:p>
      <text:p text:style-name="P1344"/>
      <table:table table:name="Table162" table:style-name="Table162">
        <table:table-column table:style-name="Table162.A"/>
        <table:table-column table:style-name="Table162.B"/>
        <table:table-column table:style-name="Table162.C"/>
        <table:table-row>
          <table:table-cell table:style-name="Table162.A1" office:value-type="string">
            <text:p text:style-name="P527">9<text:span text:style-name="T371">7.</text:span></text:p>
          </table:table-cell>
          <table:table-cell table:style-name="Table162.A1" office:value-type="string">
            <text:p text:style-name="Table_20_Contents">-<text:span text:style-name="T370">r</text:span></text:p>
          </table:table-cell>
          <table:table-cell table:style-name="Table162.C1" office:value-type="string">
            <text:p text:style-name="P527">Supports recursion of a directory tree.</text:p>
          </table:table-cell>
        </table:table-row>
        <table:table-row>
          <table:table-cell table:style-name="Table162.A2" office:value-type="string">
            <text:p text:style-name="P528">97.</text:p>
          </table:table-cell>
          <table:table-cell table:style-name="Table162.A2" office:value-type="string">
            <text:p text:style-name="Table_20_Contents">-<text:span text:style-name="T372">a </text:span></text:p>
          </table:table-cell>
          <table:table-cell table:style-name="Table162.C2" office:value-type="string">
            <text:p text:style-name="P528">Treat all files as text.</text:p>
          </table:table-cell>
        </table:table-row>
        <table:table-row>
          <table:table-cell table:style-name="Table162.A2" office:value-type="string">
            <text:p text:style-name="P528">97.</text:p>
          </table:table-cell>
          <table:table-cell table:style-name="Table162.A2" office:value-type="string">
            <text:p text:style-name="Table_20_Contents">-<text:span text:style-name="T372">N</text:span></text:p>
          </table:table-cell>
          <table:table-cell table:style-name="Table162.C2" office:value-type="string">
            <text:p text:style-name="P528">Treat absent files as empty.</text:p>
          </table:table-cell>
        </table:table-row>
      </table:table>
      <text:p text:style-name="P1344"/>
      <text:p text:style-name="P1344"/>
      <text:p text:style-name="P1705"/>
      <text:p text:style-name="P1347">Eg.</text:p>
      <text:p text:style-name="P1347">diff -Naur file1.txt file2.txt &gt; patchfile.txt</text:p>
      <text:p text:style-name="P1347">patch &lt; patchfile.txt</text:p>
      <text:p text:style-name="P1347"/>
      <text:p text:style-name="P1349">And now the file1.txt is updated.</text:p>
      <text:p text:style-name="P1348"/>
      <text:p text:style-name="P1350">patch has a large number of options, and there are additional utility programs that can be used to analyze and edit patches.</text:p>
      <text:p text:style-name="P1347"/>
      <text:p text:style-name="P1705"/>
      <text:p text:style-name="P1705"/>
      <text:p text:style-name="P1064">Editing On the Fly:</text:p>
      <text:p text:style-name="P1064"/>
      <text:p text:style-name="P1351">It’s possible, for example, to apply a set of changes to multiple files with a single command.</text:p>
      <text:p text:style-name="P1351"/>
      <text:p text:style-name="P1351"/>
      <table:table table:name="Table163" table:style-name="Table163">
        <table:table-column table:style-name="Table163.A"/>
        <table:table-column table:style-name="Table163.B"/>
        <table:table-column table:style-name="Table163.C"/>
        <table:table-row>
          <table:table-cell table:style-name="Table163.A1" office:value-type="string">
            <text:p text:style-name="P529">99.</text:p>
            <text:p text:style-name="P529"/>
          </table:table-cell>
          <table:table-cell table:style-name="Table163.A1" office:value-type="string">
            <text:p text:style-name="P529">tr</text:p>
          </table:table-cell>
          <table:table-cell table:style-name="Table163.C1" office:value-type="string">
            <text:p text:style-name="P529">Is used to transliterate characters.</text:p>
            <text:p text:style-name="P529">Character-based search-and-replace operation.</text:p>
            <text:p text:style-name="P530">It accepts two arguments:</text:p>
            <text:p text:style-name="P530">i. set of characters to convert from.</text:p>
            <text:p text:style-name="P530">ii. set of characters to convert to.</text:p>
          </table:table-cell>
        </table:table-row>
      </table:table>
      <text:p text:style-name="P1351"/>
      <text:p text:style-name="P1705"/>
      <text:p text:style-name="P1352">Transliteration is the process of changing characters from one alphabet to another.</text:p>
      <text:p text:style-name="P1352">Eg. converting characters from lowercase to uppercase is transliteration.</text:p>
      <text:p text:style-name="P1352"/>
      <text:p text:style-name="P1353">Eg.</text:p>
      <text:p text:style-name="P1353">echo “lowercase letters” | tr a-z A-Z</text:p>
      <text:p text:style-name="P1353"/>
      <text:p text:style-name="P1353"/>
      <text:p text:style-name="P1353">* <text:span text:style-name="T374">Character sets may be expressed in:</text:span></text:p>
      <text:p text:style-name="P1354"><text:soft-page-break/>1. <text:span text:style-name="T375">An enumerated list.</text:span></text:p>
      <text:p text:style-name="P1355"><text:tab/>ABCDEFGHIJKLMNOPQRSTUVWXYZ</text:p>
      <text:p text:style-name="P1355">2. A character range.</text:p>
      <text:p text:style-name="P1355"><text:tab/>A-Z</text:p>
      <text:p text:style-name="P1355">This method is sometimes subject to issue, due to the locale collation order.</text:p>
      <text:p text:style-name="P1355">3. POSIX character classes.</text:p>
      <text:p text:style-name="P1355"><text:tab/>[:upper:]</text:p>
      <text:p text:style-name="P1355"/>
      <text:p text:style-name="P1356"/>
      <text:p text:style-name="P1356">In most cases, both character sets should be of equal length, it is possible for the first set to be larger than the second.</text:p>
      <text:p text:style-name="P1357">Eg.</text:p>
      <text:p text:style-name="P1357">echo “lowercase letters” | tr [:lower:] A</text:p>
      <text:p text:style-name="P1706"/>
      <table:table table:name="Table164" table:style-name="Table164">
        <table:table-column table:style-name="Table164.A"/>
        <table:table-column table:style-name="Table164.B"/>
        <table:table-column table:style-name="Table164.C"/>
        <table:table-row>
          <table:table-cell table:style-name="Table164.A1" office:value-type="string">
            <text:p text:style-name="P531">99.</text:p>
          </table:table-cell>
          <table:table-cell table:style-name="Table164.A1" office:value-type="string">
            <text:p text:style-name="Table_20_Contents">-<text:span text:style-name="T376">d</text:span></text:p>
          </table:table-cell>
          <table:table-cell table:style-name="Table164.C1" office:value-type="string">
            <text:p text:style-name="P531">Delete characters in SET1, do not translate.</text:p>
          </table:table-cell>
        </table:table-row>
      </table:table>
      <text:p text:style-name="P1705"/>
      <text:p text:style-name="P1358">To convert MS-DOS text files to Unix style text, <text:span text:style-name="T377">carriage return characters need to be removed from the end of each line:</text:span></text:p>
      <text:p text:style-name="P1359">tr -d ‘\r’ &lt; dos_file &gt; unix_file</text:p>
      <text:p text:style-name="P1359"/>
      <table:table table:name="Table165" table:style-name="Table165">
        <table:table-column table:style-name="Table165.A"/>
        <table:table-column table:style-name="Table165.B"/>
        <table:table-column table:style-name="Table165.C"/>
        <table:table-row>
          <table:table-cell table:style-name="Table165.A1" office:value-type="string">
            <text:p text:style-name="P532">99.</text:p>
          </table:table-cell>
          <table:table-cell table:style-name="Table165.A1" office:value-type="string">
            <text:p text:style-name="Table_20_Contents">--<text:span text:style-name="T378">help</text:span></text:p>
          </table:table-cell>
          <table:table-cell table:style-name="Table165.C1" office:value-type="string">
            <text:p text:style-name="P533">Print a complete list of the sequences and character classes tr supports.</text:p>
          </table:table-cell>
        </table:table-row>
      </table:table>
      <text:p text:style-name="P1709"/>
      <text:p text:style-name="P1360"/>
      <text:p text:style-name="P1705"/>
      <text:p text:style-name="P1361"/>
      <text:p text:style-name="P1710">ROT13:</text:p>
      <text:p text:style-name="P1710"/>
      <text:p text:style-name="P1361">The method moves each character thirteen places up the alphabet.</text:p>
      <text:p text:style-name="P1361">Performing ROT13 a second time will restore the original text.</text:p>
      <text:p text:style-name="P1361"/>
      <text:p text:style-name="P1362">Echo “secret text” | tr a-zA-Z n-za-mN-ZA-M</text:p>
      <text:p text:style-name="P1362"/>
      <text:p text:style-name="P1362"/>
      <table:table table:name="Table167" table:style-name="Table167">
        <table:table-column table:style-name="Table167.A"/>
        <table:table-column table:style-name="Table167.B"/>
        <table:table-column table:style-name="Table167.C"/>
        <table:table-row>
          <table:table-cell table:style-name="Table167.A1" office:value-type="string">
            <text:p text:style-name="P534">99.</text:p>
          </table:table-cell>
          <table:table-cell table:style-name="Table167.A1" office:value-type="string">
            <text:p text:style-name="Table_20_Contents">-<text:span text:style-name="T380">s</text:span></text:p>
          </table:table-cell>
          <table:table-cell table:style-name="Table167.C1" office:value-type="string">
            <text:p text:style-name="P535">Deletes repeated instances of a character.</text:p>
          </table:table-cell>
        </table:table-row>
      </table:table>
      <text:p text:style-name="P1362"/>
      <text:p text:style-name="P1364">Eg.</text:p>
      <text:p text:style-name="P1364"/>
      <text:p text:style-name="P1364">echo “aaabbbccc” | tr -s ab</text:p>
      <text:p text:style-name="P1364">abccc</text:p>
      <text:p text:style-name="P1364"/>
      <text:p text:style-name="P1364">echo “abcabcabc” | tr -s ab</text:p>
      <text:p text:style-name="P1364">abcabcabc</text:p>
      <text:p text:style-name="P1364"/>
      <text:p text:style-name="P1364"><text:soft-page-break/></text:p>
      <text:p text:style-name="P1705"/>
      <table:table table:name="Table168" table:style-name="Table168">
        <table:table-column table:style-name="Table168.A"/>
        <table:table-column table:style-name="Table168.B"/>
        <table:table-column table:style-name="Table168.C"/>
        <table:table-row>
          <table:table-cell table:style-name="Table168.A1" office:value-type="string">
            <text:p text:style-name="P536">100.</text:p>
          </table:table-cell>
          <table:table-cell table:style-name="Table168.A1" office:value-type="string">
            <text:p text:style-name="P536">sed</text:p>
          </table:table-cell>
          <table:table-cell table:style-name="Table168.C1" office:value-type="string">
            <text:p text:style-name="P537">Stream editor. </text:p>
            <text:p text:style-name="P537">Performs text editing on a stream of text, <text:span text:style-name="T381">either a set of specified files or standard input.</text:span></text:p>
          </table:table-cell>
        </table:table-row>
      </table:table>
      <text:p text:style-name="P1365"/>
      <text:p text:style-name="P1366"/>
      <text:p text:style-name="P1365">Given a single editing command or the name of a script file containing multiple commands, <text:span text:style-name="T382">and it then performs these commands upon each line in the stream of text.</text:span></text:p>
      <text:p text:style-name="P1705"/>
      <text:p text:style-name="P1367">Commands in <text:span text:style-name="T1">sed</text:span> begin with a single letter <text:span text:style-name="T383">followed by the delimiter character.</text:span></text:p>
      <text:p text:style-name="P1368">The choice of the delimiter is arbitrary. By convention, the slash character is used, but sed will accept any character that immediately follows the command as the de<text:span text:style-name="T384">li</text:span>miter.</text:p>
      <text:p text:style-name="P1368"/>
      <text:p text:style-name="P1368">Eg.</text:p>
      <text:p text:style-name="P1368">echo “front” | sed ‘s/front/back’</text:p>
      <text:p text:style-name="P1370">back</text:p>
      <text:p text:style-name="P1368">echo “front” | sed ‘s_front_back’</text:p>
      <text:p text:style-name="P1370">back</text:p>
      <text:p text:style-name="P1370"/>
      <text:p text:style-name="P1368">The two above commands have the same effect.</text:p>
      <text:p text:style-name="P1368"/>
      <text:p text:style-name="P1369">Most commands in <text:span text:style-name="T1">sed</text:span> may be preceded by an address, which specifies which line(s) of the input stream will be edited. <text:span text:style-name="T385">If the address is omitted, then the command is carried out on every line in the input stream. </text:span></text:p>
      <text:p text:style-name="P1372">The simplest form of address is a line number.</text:p>
      <text:p text:style-name="P1368"/>
      <text:p text:style-name="P1371">Eg.</text:p>
      <text:p text:style-name="P1371">echo “front” | sed ‘1s/front/back’</text:p>
      <text:p text:style-name="P1371">back</text:p>
      <text:p text:style-name="P1371">echo “front” | sed ‘2s/front/back’</text:p>
      <text:p text:style-name="P1371">front</text:p>
      <text:p text:style-name="P1371"/>
      <text:p text:style-name="P1371"/>
      <text:p text:style-name="P921">Address Notation:</text:p>
      <text:p text:style-name="P1371"/>
      <table:table table:name="Table170" table:style-name="Table170">
        <table:table-column table:style-name="Table170.A"/>
        <table:table-column table:style-name="Table170.B"/>
        <table:table-row>
          <table:table-cell table:style-name="Table170.A1" office:value-type="string">
            <text:p text:style-name="P539">Address</text:p>
          </table:table-cell>
          <table:table-cell table:style-name="Table170.B1" office:value-type="string">
            <text:p text:style-name="P539">Description</text:p>
          </table:table-cell>
        </table:table-row>
        <table:table-row>
          <table:table-cell table:style-name="Table170.A2" office:value-type="string">
            <text:p text:style-name="P538">n</text:p>
          </table:table-cell>
          <table:table-cell table:style-name="Table170.B2" office:value-type="string">
            <text:p text:style-name="P540">Line number</text:p>
          </table:table-cell>
        </table:table-row>
        <table:table-row>
          <table:table-cell table:style-name="Table170.A2" office:value-type="string">
            <text:p text:style-name="P538">$</text:p>
          </table:table-cell>
          <table:table-cell table:style-name="Table170.B2" office:value-type="string">
            <text:p text:style-name="P540">The last line</text:p>
          </table:table-cell>
        </table:table-row>
        <table:table-row>
          <table:table-cell table:style-name="Table170.A2" office:value-type="string">
            <text:p text:style-name="P538">/regexp/</text:p>
          </table:table-cell>
          <table:table-cell table:style-name="Table170.B2" office:value-type="string">
            <text:p text:style-name="P541">Lines matching POSIX basic regular expression.</text:p>
            <text:p text:style-name="P542">Optionally, the regular expression may be delimited by an alternate character, b y specifying the expression with \cregexpc, where c is the alternate character.</text:p>
          </table:table-cell>
        </table:table-row>
        <text:soft-page-break/>
        <table:table-row>
          <table:table-cell table:style-name="Table170.A2" office:value-type="string">
            <text:p text:style-name="P538">addr1,addr2</text:p>
          </table:table-cell>
          <table:table-cell table:style-name="Table170.B2" office:value-type="string">
            <text:p text:style-name="P543">A range of lines from addr1 to addr2, inclusive.</text:p>
            <text:p text:style-name="P544">Addresses may be any of the single address from above.</text:p>
          </table:table-cell>
        </table:table-row>
        <table:table-row>
          <table:table-cell table:style-name="Table170.A2" office:value-type="string">
            <text:p text:style-name="P538">first~step</text:p>
          </table:table-cell>
          <table:table-cell table:style-name="Table170.B2" office:value-type="string">
            <text:p text:style-name="P545">Match the line represented by the number first, then each subsequent line at step intervals.</text:p>
          </table:table-cell>
        </table:table-row>
        <table:table-row>
          <table:table-cell table:style-name="Table170.A2" office:value-type="string">
            <text:p text:style-name="P538">addr1, +n</text:p>
          </table:table-cell>
          <table:table-cell table:style-name="Table170.B2" office:value-type="string">
            <text:p text:style-name="P546">Match addr1 and the following n lines.</text:p>
          </table:table-cell>
        </table:table-row>
        <table:table-row>
          <table:table-cell table:style-name="Table170.A2" office:value-type="string">
            <text:p text:style-name="P538">addr!</text:p>
          </table:table-cell>
          <table:table-cell table:style-name="Table170.B2" office:value-type="string">
            <text:p text:style-name="P547">Match all lines except addr, which may be any of the forms above.</text:p>
          </table:table-cell>
        </table:table-row>
      </table:table>
      <text:p text:style-name="P1371"/>
      <text:p text:style-name="P1367"/>
      <text:p text:style-name="P1373">After the address command, sed needs an editing commands.</text:p>
      <text:p text:style-name="P1373"/>
      <text:p text:style-name="P1373">Eg.</text:p>
      <text:p text:style-name="P1373">sed -n ‘1,5p’ file.txt</text:p>
      <text:p text:style-name="P1373"/>
      <text:p text:style-name="P922">Editing Commands:</text:p>
      <text:p text:style-name="P922"/>
      <table:table table:name="Table169" table:style-name="Table169">
        <table:table-column table:style-name="Table169.A"/>
        <table:table-column table:style-name="Table169.B"/>
        <table:table-row>
          <table:table-cell table:style-name="Table169.A1" office:value-type="string">
            <text:p text:style-name="P548">Command</text:p>
          </table:table-cell>
          <table:table-cell table:style-name="Table169.B1" office:value-type="string">
            <text:p text:style-name="P548">Description</text:p>
          </table:table-cell>
        </table:table-row>
        <table:table-row>
          <table:table-cell table:style-name="Table169.A2" office:value-type="string">
            <text:p text:style-name="P549">=</text:p>
          </table:table-cell>
          <table:table-cell table:style-name="Table169.B2" office:value-type="string">
            <text:p text:style-name="P550">Output current line number</text:p>
          </table:table-cell>
        </table:table-row>
        <table:table-row>
          <table:table-cell table:style-name="Table169.A2" office:value-type="string">
            <text:p text:style-name="P548">a</text:p>
          </table:table-cell>
          <table:table-cell table:style-name="Table169.B2" office:value-type="string">
            <text:p text:style-name="P550">Append text after the current line</text:p>
          </table:table-cell>
        </table:table-row>
        <table:table-row>
          <table:table-cell table:style-name="Table169.A2" office:value-type="string">
            <text:p text:style-name="P548">d</text:p>
          </table:table-cell>
          <table:table-cell table:style-name="Table169.B2" office:value-type="string">
            <text:p text:style-name="P550">Delete the current line</text:p>
          </table:table-cell>
        </table:table-row>
        <table:table-row>
          <table:table-cell table:style-name="Table169.A2" office:value-type="string">
            <text:p text:style-name="P548">i</text:p>
          </table:table-cell>
          <table:table-cell table:style-name="Table169.B2" office:value-type="string">
            <text:p text:style-name="P550">Insert text in front of the current line</text:p>
          </table:table-cell>
        </table:table-row>
        <table:table-row>
          <table:table-cell table:style-name="Table169.A2" office:value-type="string">
            <text:p text:style-name="P548">p</text:p>
          </table:table-cell>
          <table:table-cell table:style-name="Table169.B2" office:value-type="string">
            <text:p text:style-name="P550">Print the current line.</text:p>
            <text:p text:style-name="P551">By default, sed prints every line and only edits lines that match a specified address within the file.</text:p>
            <text:p text:style-name="P551">The default behavior can be overridden by specifying the -n option.</text:p>
          </table:table-cell>
        </table:table-row>
        <table:table-row>
          <table:table-cell table:style-name="Table169.A2" office:value-type="string">
            <text:p text:style-name="P548">q</text:p>
          </table:table-cell>
          <table:table-cell table:style-name="Table169.B2" office:value-type="string">
            <text:p text:style-name="P552">Exit sed without processing any more lines.</text:p>
            <text:p text:style-name="P552">If the -n option is not specified, output the current line.</text:p>
          </table:table-cell>
        </table:table-row>
        <table:table-row>
          <table:table-cell table:style-name="Table169.A2" office:value-type="string">
            <text:p text:style-name="P548">Q</text:p>
          </table:table-cell>
          <table:table-cell table:style-name="Table169.B2" office:value-type="string">
            <text:p text:style-name="P552">Exit sed without processing any more lines.</text:p>
          </table:table-cell>
        </table:table-row>
        <table:table-row>
          <table:table-cell table:style-name="Table169.A2" office:value-type="string">
            <text:p text:style-name="P548">s/regexp/replacement/</text:p>
          </table:table-cell>
          <table:table-cell table:style-name="Table169.B2" office:value-type="string">
            <text:p text:style-name="P553">Substitute the contents of replacement wherever regexp is found.</text:p>
            <text:p text:style-name="P555">replacement may include the sequences \1 through \9, which are the contents of the corresponding subexpressions in regexp.</text:p>
            <text:p text:style-name="P556">After the trailing slash following replacement, an optional flag may be specified to modify the s command’s behavior.</text:p>
          </table:table-cell>
        </table:table-row>
        <table:table-row>
          <table:table-cell table:style-name="Table169.A2" office:value-type="string">
            <text:p text:style-name="P548">y/set1/set2</text:p>
          </table:table-cell>
          <table:table-cell table:style-name="Table169.B2" office:value-type="string">
            <text:p text:style-name="P554">Perform transliteration by converting characters from set1 to the corresponding characters in set2.</text:p>
            <text:p text:style-name="P554">Note that unlike tr, sed requires that both sets be of the same length.</text:p>
          </table:table-cell>
        </table:table-row>
      </table:table>
      <text:p text:style-name="P922"/>
      <text:p text:style-name="P1367"/>
      <text:p text:style-name="P1374">Eg.</text:p>
      <text:p text:style-name="P1374">Let’s say that we have a file that contains dates, and you want to change those dates format to be “computer-friendly”.</text:p>
      <text:p text:style-name="P1374"><text:soft-page-break/>MM/DD/YYYY → YYYY-MM-DD</text:p>
      <text:p text:style-name="P1374"/>
      <text:p text:style-name="P1375">sed ‘s/\([0-9]\{2\}\)\/\([0-9]\{2\}\)\/\([0-9]\{<text:span text:style-name="T386">4</text:span>\}\)/<text:span text:style-name="T386">\3- \1- \2/</text:span>’ <text:span text:style-name="T386">file.txt</text:span></text:p>
      <text:p text:style-name="P1375"/>
      <text:p text:style-name="P1376">In BRE, <text:span text:style-name="T387">we can create subexpression by enclosing a regexp in parentheses.</text:span></text:p>
      <text:p text:style-name="P1377">And this is what we done in the above command:</text:p>
      <text:p text:style-name="P1377">([0-9]{2})/([0-9]{2})/([0-9]{4})</text:p>
      <text:p text:style-name="P1377"/>
      <text:p text:style-name="P1378">This will help us change the place of the year, months, and days in the replacement part:</text:p>
      <text:p text:style-name="P1378">\3- \1- \2</text:p>
      <text:p text:style-name="P1378"/>
      <text:p text:style-name="P1379">We added the \ before several characters so they can be treated as metacharacters.</text:p>
      <text:p text:style-name="P1376"/>
      <text:p text:style-name="P1711"/>
      <text:p text:style-name="P1380">* <text:span text:style-name="T388">The replacement string can be followed by an optional flags.</text:span></text:p>
      <text:p text:style-name="P1381"><text:span text:style-name="T389">The most important is </text:span><text:span text:style-name="T1">g</text:span>, which instructs sed to apply the <text:span text:style-name="T389">replace on all occurrences on the line and not only the first one (default behavior).</text:span></text:p>
      <text:p text:style-name="P1381"/>
      <text:p text:style-name="P1382">Eg.</text:p>
      <text:p text:style-name="P1382">echo “aaabbbccc” <text:s/>| sed ‘s/b/B/’</text:p>
      <text:p text:style-name="P1382">aaaBbbccc</text:p>
      <text:p text:style-name="P1382"/>
      <text:p text:style-name="P1382">echo “aaabbbccc” | sed ‘s/b/B/g’</text:p>
      <text:p text:style-name="P1382">aaaBBBccc</text:p>
      <text:p text:style-name="P1382"/>
      <text:p text:style-name="P1382"/>
      <text:p text:style-name="P1381"/>
      <text:p text:style-name="P1707"/>
      <text:p text:style-name="P1712">DMIDMA</text:p>
      <text:p text:style-name="P1705"/>
      <text:p text:style-name="P1705"/>
      <text:p text:style-name="P1705"/>
      <text:p text:style-name="P1705"/>
      <text:p text:style-name="P1705"/>
      <text:p text:style-name="P1705"/>
      <text:p text:style-name="P1705"/>
      <text:p text:style-name="P1705"/>
      <text:p text:style-name="P1705"/>
      <text:p text:style-name="P1705"/>
      <text:p text:style-name="P1705"/>
      <text:p text:style-name="P1705"/>
      <text:p text:style-name="P1705"/>
      <text:p text:style-name="P1705">Compiling Programs:</text:p>
      <text:p text:style-name="P1705"/>
      <text:p text:style-name="P1181"><text:soft-page-break/>The entire ecosystem of Linux development relies on free exchange between developers.</text:p>
      <text:p text:style-name="P1181"/>
      <text:p text:style-name="P1182">There are two reasons why we compile softwares:</text:p>
      <text:p text:style-name="P1182"/>
      <text:p text:style-name="P1182">i. <text:span text:style-name="T89">Availability</text:span>: Despite the number of pre-compiled programs in distribution repositories, some distributions may not include all the desired applications.</text:p>
      <text:p text:style-name="P1182">In this case, the only way to get the desired program is to compile it from source.</text:p>
      <text:p text:style-name="P1182"/>
      <text:p text:style-name="P1182">ii. <text:span text:style-name="T89">Timeliness</text:span>: While some distributions specialize in cutting edge versions of programs, many do not. This means that in order to have the very latest version of a program, compiling is necessary.</text:p>
      <text:p text:style-name="P1182"/>
      <table:table table:name="Table136" table:style-name="Table136">
        <table:table-column table:style-name="Table136.A"/>
        <table:table-column table:style-name="Table136.B"/>
        <table:table-column table:style-name="Table136.C"/>
        <table:table-row>
          <table:table-cell table:style-name="Table136.A1" office:value-type="string">
            <text:p text:style-name="Table_20_Contents"/>
          </table:table-cell>
          <table:table-cell table:style-name="Table136.A1" office:value-type="string">
            <text:p text:style-name="P465">make </text:p>
          </table:table-cell>
          <table:table-cell table:style-name="Table136.C1" office:value-type="string">
            <text:p text:style-name="P465">Utility to maintain programs.</text:p>
          </table:table-cell>
        </table:table-row>
      </table:table>
      <text:p text:style-name="P1183"/>
      <text:p text:style-name="P1184"/>
      <text:p text:style-name="P1184">* High-level programming languages allow the programmer to be less concerned with the details of what the processor is doing and more with solving the problem at hand.</text:p>
      <text:p text:style-name="P1184"/>
      <text:p text:style-name="P1185">* In /lib and /usr/lib directories, we can see where many libraries live.</text:p>
      <text:p text:style-name="P1185">A program called <text:span text:style-name="T89">linker</text:span> is used to form the connections between the output of the compiler nad the libraries that the compiled program requires.</text:p>
      <text:p text:style-name="P1186">The final result of this process is the executable program file.</text:p>
      <text:p text:style-name="P1184"/>
      <text:p text:style-name="P1184"/>
      <text:p text:style-name="P1187">* In general, interpreted programs execute much more slowly than compiled programs.</text:p>
      <text:p text:style-name="P1188">This is due to the fact that each source code instruction in an interpreted program is translated every time it is carried out, whereas with a compiled program, a source code instruction is only translated once, and this translation is permanently recorded in the final executable file.</text:p>
      <text:p text:style-name="P1188"/>
      <text:p text:style-name="P1189">The real advantage of interpreted languages is generally faster and easier to develop interpreted programs than compiled programs.</text:p>
      <text:p text:style-name="P1190">Interpreted languages remove the compilation step and thus speed up program development.</text:p>
      <text:p text:style-name="P1190"/>
      <text:p text:style-name="P1190"/>
      <text:p text:style-name="P1015">Compiling C Program:</text:p>
      <text:p text:style-name="P1191"/>
      <text:p text:style-name="P1192">We are going to need a compiler, linker, and make.</text:p>
      <text:p text:style-name="P1192"/>
      <text:p text:style-name="P1192">The C compiler the most used in the Linux is gcc (GNU C Compiler).</text:p>
      <text:p text:style-name="P1192">To check if it is installed:</text:p>
      <text:p text:style-name="P1192"/>
      <text:p text:style-name="P1192"><text:s text:c="4"/>which gcc</text:p>
      <text:p text:style-name="P1192"/>
      <text:p text:style-name="P1016"><text:soft-page-break/>Obtaining The Source Code:</text:p>
      <text:p text:style-name="P1193"/>
      <text:p text:style-name="P1193">We are going to compile a program from the GNU Project called <text:span text:style-name="T1">diction</text:span>. Which is a program that checks text files for writing quality and style.</text:p>
      <text:p text:style-name="P1193"/>
      <text:p text:style-name="P1194">Following convention, we are going to follow these steps to download the source code:</text:p>
      <text:p text:style-name="P1194"/>
      <text:p text:style-name="P1194"><text:s text:c="4"/>mkdir src</text:p>
      <text:p text:style-name="P1194"><text:s text:c="4"/>cd src</text:p>
      <text:p text:style-name="P1194"><text:s text:c="4"/>ftp <text:a xlink:type="simple" xlink:href="ftp://ftp.gnu.org/" text:style-name="Internet_20_link" text:visited-style-name="Visited_20_Internet_20_Link">ftp.gnu.org</text:a></text:p>
      <text:p text:style-name="P1194"><text:s text:c="8"/>Name: anonymous</text:p>
      <text:p text:style-name="P1194"/>
      <text:p text:style-name="P1194"><text:s text:c="4"/><text:span text:style-name="T305">ftp&gt; cd gnu/diction</text:span></text:p>
      <text:p text:style-name="P1194"><text:s text:c="4"/><text:span text:style-name="T306">ftp&gt; get diction-1.11.tar.gz</text:span></text:p>
      <text:p text:style-name="P1194"><text:s text:c="4"/><text:span text:style-name="T306">ftp&gt; bye</text:span></text:p>
      <text:p text:style-name="P1194"><text:s text:c="4"/></text:p>
      <text:p text:style-name="P1194"><text:s text:c="4"/><text:span text:style-name="T308">tar xzf diction-1.11.tar.gz</text:span></text:p>
      <text:p text:style-name="P1194"><text:s text:c="4"/></text:p>
      <text:p text:style-name="P1195">and now we will have diction-1.11 under src directory.</text:p>
      <text:p text:style-name="P1195"/>
      <text:p text:style-name="P1195"/>
      <text:p text:style-name="P1195">** <text:span text:style-name="T307">Source code installed by your distribution will be installed in </text:span><text:span text:style-name="T6">/usr/src</text:span><text:span text:style-name="T307">, while source code intended for use by multiple users is usually installed in </text:span><text:span text:style-name="T6">/usr/local/src</text:span><text:span text:style-name="T307">.</text:span></text:p>
      <text:p text:style-name="P1195"/>
      <text:p text:style-name="P1195"/>
      <text:p text:style-name="P1196"><text:span text:style-name="T309">A</text:span>ll GNU Project software, <text:span text:style-name="T309">follows certain standards for source code packaging.</text:span></text:p>
      <text:p text:style-name="P1197">One element of the standard is that by unpacking the source code tar file, a directory will be created which contains the source tree, and that this directory will be named <text:span text:style-name="T1">project-x.xx</text:span>, thus containing both the project's name and version number.</text:p>
      <text:p text:style-name="P1198">This scheme allows easy installation of multiple versions of the same program. However, it is often a good idea to examine the layout of the tree before unpacking it.</text:p>
      <text:p text:style-name="P1199">Some projects will not create the directory, but instead will deliver the files directly into the current directory.</text:p>
      <text:p text:style-name="P1200">Always check the content of tar file before extracting it:</text:p>
      <text:p text:style-name="P1200"><text:s/></text:p>
      <text:p text:style-name="P1200"><text:s text:c="4"/>tar tzvf tarfile | <text:span text:style-name="T310">less</text:span></text:p>
      <text:p text:style-name="P1200"/>
      <text:p text:style-name="P1200"/>
      <text:p text:style-name="P1201">→<text:span text:style-name="T311"> </text:span>It is always a good idea to carefully read the README and INSTALL files before attempting to build the program.</text:p>
      <text:p text:style-name="P1201"/>
      <text:p text:style-name="P1202">* It <text:span text:style-name="T312">is common practice for large programs to be broken into smaller, easier to manage pieces.</text:span></text:p>
      <text:p text:style-name="P1200"/>
      <text:p text:style-name="P1203">#include “header.h” → the header.h is at the same directory of the source file that is including it.</text:p>
      <text:p text:style-name="P1205"><text:soft-page-break/>#include &lt;string.h&gt; → string.h is included in <text:span text:style-name="T1">/usr/include</text:span>, <text:span text:style-name="T313">as many other header files that were installed when the compiler was installed.</text:span></text:p>
      <text:p text:style-name="P1017">Building The Program:</text:p>
      <text:p text:style-name="P1204"/>
      <text:p text:style-name="P1206">Most programs build with a simple two command sequence:</text:p>
      <text:p text:style-name="P1206"/>
      <text:p text:style-name="P1206"><text:s text:c="4"/>./configure</text:p>
      <text:p text:style-name="P1206"><text:s text:c="4"/>make</text:p>
      <text:p text:style-name="P1206"/>
      <text:p text:style-name="P1207">The <text:span text:style-name="T1">configure</text:span> program is a shell script which is supplied with the source tree.</text:p>
      <text:p text:style-name="P1208">Its job is to analyze the <text:span text:style-name="T89">build environment</text:span>.</text:p>
      <text:p text:style-name="P1209">Most source code is designed to be portable. That is, it is designed to build on more than one kind of Unix-like system.</text:p>
      <text:p text:style-name="P1210">But in order to do that, the source code may need to undergo slight adjustments during the build to accommodate differences between systems.</text:p>
      <text:p text:style-name="P1210"/>
      <text:p text:style-name="P1211">It also checks to see that necessary external tools and components are installed.</text:p>
      <text:p text:style-name="P1211"/>
      <text:p text:style-name="P1212">configure will output a lot of messages as it tests and configures the build.</text:p>
      <text:p text:style-name="P1212">What’s important here is that there are no error messages.</text:p>
      <text:p text:style-name="P1212">If there were, the configuration failed, and the program will not build until the errors are corrected.</text:p>
      <text:p text:style-name="P1212"/>
      <text:p text:style-name="P1213">configure can create several files in our source directory.</text:p>
      <text:p text:style-name="P1213">The most important one is Makefile.</text:p>
      <text:p text:style-name="P1213"/>
      <text:p text:style-name="P1213"><text:span text:style-name="T1">Makefile</text:span> is a configuration file that instructs the <text:span text:style-name="T1">make</text:span> program exactly how to build the program.</text:p>
      <text:p text:style-name="P1214">Without it, <text:span text:style-name="T1">make</text:span> will refuse to run.</text:p>
      <text:p text:style-name="P1214"/>
      <text:p text:style-name="P1215">The make program takes as input a makefile (named Makefile), which describes the relationships and dependencies among the components that comprise the finished program.</text:p>
      <text:p text:style-name="P1215"/>
      <text:p text:style-name="P1216">The first part of the makefile defines variables that are substituted in later sections of the makefile.</text:p>
      <text:p text:style-name="P1217">Eg.</text:p>
      <text:p text:style-name="P1217"/>
      <text:p text:style-name="P1217"><text:s text:c="4"/>CC= <text:tab/>gcc</text:p>
      <text:p text:style-name="P1217"><text:s text:c="4"/>diction: <text:tab/>diction.o sentence.o misc.o getopt.o getopt1.o </text:p>
      <text:p text:style-name="P1217"><text:tab/><text:tab/>$(CC) -o $@ $(LDFLAGS) diction.o sentence.o misc.o …</text:p>
      <text:p text:style-name="P1217"/>
      <text:p text:style-name="P1217"/>
      <text:p text:style-name="P1218">A substitution is performed here, and the value $(CC) is replaced by gcc at run time.</text:p>
      <text:p text:style-name="P1218"/>
      <text:p text:style-name="P1219"><text:soft-page-break/>Most of the makefile consists of lines, which define a <text:span text:style-name="T89">target</text:span>, <text:span text:style-name="T314">(something:), and the files on which it is dependent (file.o …).</text:span></text:p>
      <text:p text:style-name="P1220">The remaining lines describe the command(s) needed to create the target from its components.</text:p>
      <text:p text:style-name="P1220"/>
      <text:p text:style-name="P1221">In the example we see the executable file diction (one of the final end products) depends on the existence of diction.o, sentence.o, misc.o, …</text:p>
      <text:p text:style-name="P1221">Later on, in the makefile, we see definitions of each of these as targets:</text:p>
      <text:p text:style-name="P1221"/>
      <text:p text:style-name="P1221"><text:s text:c="4"/>diction.o:<text:tab/>diction.c config.h getopt.h misc.h …</text:p>
      <text:p text:style-name="P1221"><text:s text:c="4"/>getopt.o: <text:tab/>getopt.c getopt.h …</text:p>
      <text:p text:style-name="P1221"><text:s text:c="4"/>…</text:p>
      <text:p text:style-name="P1221"/>
      <text:p text:style-name="P1222">However, we don’t see any command specified for them. </text:p>
      <text:p text:style-name="P1223">This is handled by a general target, earlier in the file, that describes the command used to compile any .c file into a .o file:</text:p>
      <text:p text:style-name="P1223"/>
      <text:p text:style-name="P1223"><text:s text:c="4"/>.c.o:</text:p>
      <text:p text:style-name="P1223"><text:s text:c="4"/><text:tab/><text:tab/>$(CC) -c $(CPPFLAGS) $(CFLAGS) $&lt;</text:p>
      <text:p text:style-name="P1223"/>
      <text:p text:style-name="P1223"/>
      <text:p text:style-name="P1224"/>
      <text:p text:style-name="P1225">When you run make command, it will use the contents of <text:span text:style-name="T1">Makefile</text:span> to guide its actions.</text:p>
      <text:p text:style-name="P1226"/>
      <text:p text:style-name="P1227">When running make again, it will not build everything again, it will only build what needs building.</text:p>
      <text:p text:style-name="P1228">This is an important feature of make: it keeps targets up to date.</text:p>
      <text:p text:style-name="P1229"/>
      <text:p text:style-name="P1229">make insists that targets be newer than their dependencies.</text:p>
      <text:p text:style-name="P1230">This makes perfect sense, as a programmer will often update a bit of source code and then use make to build a new version of the finished product.</text:p>
      <text:p text:style-name="P1231">make ensures that everything that needs building based on the updated <text:s/>code is built.</text:p>
      <text:p text:style-name="P1231"/>
      <text:p text:style-name="P1232">This is why when we use touch on a source file, and hit make again, it will rebuild <text:span text:style-name="T315">only</text:span> necessary files.</text:p>
      <text:p text:style-name="P1233"/>
      <text:p text:style-name="P1234">This is very time saving, especially if you have a large project.</text:p>
      <text:p text:style-name="P1234"/>
      <text:p text:style-name="P1234"/>
      <text:p text:style-name="P1234"/>
      <text:p text:style-name="P1018">Installing The Program:</text:p>
      <text:p text:style-name="P1235"/>
      <text:p text:style-name="P1236">Well-packaged source code will often include a special make target called <text:span text:style-name="T1">install</text:span>.</text:p>
      <text:p text:style-name="P1237">This target will install the final product in a system directory for use.</text:p>
      <text:p text:style-name="P1237">Usually, this directory is <text:span text:style-name="T1">/usr/local/bin</text:span>, the location for locally built software.</text:p>
      <text:p text:style-name="P1238"><text:soft-page-break/>However, this directory is not normally writable by ordinary users, so we must become the superuser to perform the installation:</text:p>
      <text:p text:style-name="P1238"/>
      <text:p text:style-name="P1238"><text:s text:c="4"/>sudo make install</text:p>
      <text:p text:style-name="P1238"/>
      <text:p text:style-name="P1238"/>
      <text:p text:style-name="P1238">After the installation, we can check that the program is ready to go:</text:p>
      <text:p text:style-name="P1238"/>
      <text:p text:style-name="P1238"><text:s text:c="4"/>which diction</text:p>
      <text:p text:style-name="P1238"><text:s text:c="4"/>man diction</text:p>
      <text:p text:style-name="P1238"/>
      <text:p text:style-name="P1238"/>
      <text:p text:style-name="P1238"/>
      <text:p text:style-name="P1238">→<text:span text:style-name="T316"> Three simple commands:</text:span></text:p>
      <text:p text:style-name="P1238">./<text:span text:style-name="T316">configure</text:span></text:p>
      <text:p text:style-name="P1239">make</text:p>
      <text:p text:style-name="P1239">make install</text:p>
      <text:p text:style-name="P1239"/>
      <text:p text:style-name="P1239">can be used to build many source code packages.</text:p>
      <text:p text:style-name="P1239"/>
      <text:p text:style-name="P1240">The make program can be used for any task that needs to maintain a target/dependency relationships, not just for compiling source code.</text:p>
      <text:p text:style-name="P1239"/>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text:soft-page-break/></text:p>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363"/>
      <text:p text:style-name="P1065">Writing Shell Scripts:</text:p>
      <text:p text:style-name="P1065"/>
      <text:p text:style-name="P1383"/>
      <text:p text:style-name="P1384">Our first script:</text:p>
      <text:p text:style-name="P1384"/>
      <table:table table:name="Table171" table:style-name="Table171">
        <table:table-column table:style-name="Table171.A"/>
        <table:table-row>
          <table:table-cell table:style-name="Table171.A1" office:value-type="string">
            <text:p text:style-name="P557">#!/bin/bash</text:p>
            <text:p text:style-name="P557"/>
            <text:p text:style-name="P557"># This is our first script</text:p>
            <text:p text:style-name="P557"/>
            <text:p text:style-name="P557">echo ‘Hello World!’</text:p>
          </table:table-cell>
        </table:table-row>
      </table:table>
      <text:p text:style-name="P1384"/>
      <text:p text:style-name="P1384"/>
      <text:p text:style-name="P1385">#! is the <text:span text:style-name="T89">shebang</text:span>. <text:s/>It is used to tell the system the name of the interpreter that should be used to execute the script that follows.</text:p>
      <text:p text:style-name="P1386">Every shell script should include this as its first line.</text:p>
      <text:p text:style-name="P1386"/>
      <text:p text:style-name="P1386">* <text:span text:style-name="T390">Be aware of the permission of the script file which must be </text:span><text:span text:style-name="T8">executable</text:span><text:span text:style-name="T390"> and </text:span><text:span text:style-name="T8">readable</text:span><text:span text:style-name="T390"> at least by the current user.</text:span></text:p>
      <text:p text:style-name="P1386"/>
      <text:p text:style-name="P1386"><text:span text:style-name="T391">You can add the path of the your script directory to </text:span><text:span text:style-name="T9">PATH</text:span><text:span text:style-name="T391"> so it can be run as global script.</text:span></text:p>
      <text:p text:style-name="P1387">You need to run:</text:p>
      <text:p text:style-name="P1387"><text:soft-page-break/>source .bashrc</text:p>
      <text:p text:style-name="P1387">or</text:p>
      <text:p text:style-name="P1387">. .bashrc</text:p>
      <text:p text:style-name="P1387"/>
      <text:p text:style-name="P1388">(.) is a synonym for the <text:span text:style-name="T1">source</text:span> command.</text:p>
      <text:p text:style-name="P1388"/>
      <text:p text:style-name="P1388"/>
      <text:p text:style-name="P923">Good Locations For Scripts:</text:p>
      <text:p text:style-name="P1387"/>
      <text:p text:style-name="P1389">One should save personal scripts in <text:span text:style-name="T1">~/bin</text:span> directory.<text:tab/></text:p>
      <text:p text:style-name="P1389"/>
      <text:p text:style-name="P1390">If the script is allowed for everyone in the system, the traditional location is <text:span text:style-name="T1">/usr/local/bin</text:span>.</text:p>
      <text:p text:style-name="P1390"/>
      <text:p text:style-name="P1391">Scripts intended for use by the system administrator are often located in <text:span text:style-name="T1">/usr/local/sbin</text:span>.</text:p>
      <text:p text:style-name="P1391"/>
      <text:p text:style-name="P1392">Locally supplied software, whether scripts or compiled programs, should be placed in <text:span text:style-name="T1">/usr/local </text:span><text:span text:style-name="T392">hierarchy and not in </text:span><text:span text:style-name="T10">/bin</text:span><text:span text:style-name="T392"> or </text:span><text:span text:style-name="T10">/usr/bin</text:span><text:span text:style-name="T392">. These directories are specified by the Linux Filesystem Hierarchy Standard to contain only files supplied and maintained by the Linux distributor.</text:span></text:p>
      <text:p text:style-name="P1392"/>
      <text:p text:style-name="P1392"/>
      <text:p text:style-name="P1393"/>
      <text:p text:style-name="P1393">If the command is too long, one should use the line continuations (backslash-linefeed sequences) <text:span text:style-name="T393">and indentation</text:span>.</text:p>
      <text:p text:style-name="P1394">This technique works on the command line, too, though it is seldom used.</text:p>
      <text:p text:style-name="P1395">One difference between a script and the command line is that the script may employ tab characters to achieve indentation, whereas the command line cannot, since tabs are used to activate completion.</text:p>
      <text:p text:style-name="P1395"/>
      <text:p text:style-name="P1396"/>
      <text:p text:style-name="P924">Configuring vim for Script Writing:</text:p>
      <text:p text:style-name="P924"/>
      <text:p text:style-name="P1397">vim has many configuration settings.</text:p>
      <text:p text:style-name="P1397">There are several common options that can facilitate script writing:</text:p>
      <text:p text:style-name="P1713">:syntax on </text:p>
      <text:p text:style-name="P1398">which turns on syntax highlighting. </text:p>
      <text:p text:style-name="P1398"/>
      <text:p text:style-name="P1399">For this feature to work, you must have a complete version of vim installed, and the file you are editing must have a shebang.</text:p>
      <text:p text:style-name="P1399">You can also use:</text:p>
      <text:p text:style-name="P1714">:set syntax=sh</text:p>
      <text:p text:style-name="P1714"/>
      <text:p text:style-name="P1714">:<text:span text:style-name="T394">set hlsearch</text:span></text:p>
      <text:p text:style-name="P1400">turn on the option to highlight search results.</text:p>
      <text:p text:style-name="P1714"/>
      <text:p text:style-name="P1714"><text:soft-page-break/>:<text:span text:style-name="T394">set tabstop=4</text:span></text:p>
      <text:p text:style-name="P1400">set the number of columns occupied by a tab character.</text:p>
      <text:p text:style-name="P1400">By default it is set to eight columns.</text:p>
      <text:p text:style-name="P1714"/>
      <text:p text:style-name="P1714">:<text:span text:style-name="T394">set autoindent</text:span></text:p>
      <text:p text:style-name="P1401">turns on the “auto indent” feature.</text:p>
      <text:p text:style-name="P1401">This causes to indent a new line the same amount as the line just typed.</text:p>
      <text:p text:style-name="P1401">To stop indentation, type <text:span text:style-name="T1">ctrl-d.</text:span></text:p>
      <text:p text:style-name="P1715"/>
      <text:p text:style-name="P1401">* This changed can be made permanent by adding these commands (without the leading colon characters) to your <text:span text:style-name="T1">~/.vimrc</text:span> file.</text:p>
      <text:p text:style-name="P1401"/>
      <text:p text:style-name="P1401"/>
      <text:p text:style-name="P1401"/>
      <text:p text:style-name="P1401"/>
      <text:p text:style-name="P1401"/>
      <text:p text:style-name="P1401"/>
      <text:p text:style-name="P1401"/>
      <text:p text:style-name="P1401"/>
      <text:p text:style-name="P1401"/>
      <text:p text:style-name="P1401"/>
      <text:p text:style-name="P1401"/>
      <text:p text:style-name="P1401"/>
      <text:p text:style-name="P1401"/>
      <text:p text:style-name="P1401"/>
      <text:p text:style-name="P1402"/>
      <text:p text:style-name="P925">Variable Declaration:</text:p>
      <text:p text:style-name="P925"/>
      <table:table table:name="Table172" table:style-name="Table172">
        <table:table-column table:style-name="Table172.A"/>
        <table:table-row>
          <table:table-cell table:style-name="Table172.A1" office:value-type="string">
            <text:p text:style-name="P558">#!/bin/bash</text:p>
            <text:p text:style-name="P558"/>
            <text:p text:style-name="P558">title=”System Information Report”</text:p>
            <text:p text:style-name="P558"/>
            <text:p text:style-name="P558">echo “&lt;HTML&gt;</text:p>
            <text:p text:style-name="P558"><text:s text:c="4"/>&lt;HEAD&gt;</text:p>
            <text:p text:style-name="P558"><text:s text:c="8"/>&lt;TITLE&gt;$title&lt;/TITLE&gt;</text:p>
            <text:p text:style-name="P558"><text:s text:c="4"/>&lt;/HEAD&gt;</text:p>
            <text:p text:style-name="P558"><text:s text:c="4"/>&lt;BODY&gt;</text:p>
            <text:p text:style-name="P558"><text:s text:c="8"/>&lt;H&gt;$title&lt;/H&gt;</text:p>
            <text:p text:style-name="P558"><text:s text:c="4"/>&lt;/BODY&gt;</text:p>
            <text:p text:style-name="P558">&lt;/HTML&gt;”</text:p>
          </table:table-cell>
        </table:table-row>
      </table:table>
      <text:p text:style-name="P1403"/>
      <text:p text:style-name="P1403"/>
      <text:p text:style-name="P1403">* <text:span text:style-name="T395">Variable names may consist of alphanumeric characters and underscore characters.</text:span></text:p>
      <text:p text:style-name="P1403"><text:soft-page-break/>* <text:span text:style-name="T395">The first character of a variable name must be either a letter or an underscore.</text:span></text:p>
      <text:p text:style-name="P1403">* <text:span text:style-name="T395">Spaces and punctuation symbols are not allowed.</text:span></text:p>
      <text:p text:style-name="P1403"/>
      <text:p text:style-name="P1404">Constants should be declared with upper case letters.</text:p>
      <text:p text:style-name="P1405">Variables with lower case letters.</text:p>
      <text:p text:style-name="P1405"/>
      <text:p text:style-name="P1406"/>
      <table:table table:name="Table173" table:style-name="Table173">
        <table:table-column table:style-name="Table173.A"/>
        <table:table-row>
          <table:table-cell table:style-name="Table173.A1" office:value-type="string">
            <text:p text:style-name="P562">#!/bin/bash</text:p>
            <text:p text:style-name="P562"/>
            <text:p text:style-name="P562">TITLE = “System to output Information Report For $HOSTNAME”</text:p>
            <text:p text:style-name="P562"/>
            <text:p text:style-name="P559">echo “&lt;HTML&gt;</text:p>
            <text:p text:style-name="P559"><text:s text:c="4"/>&lt;HEAD&gt;</text:p>
            <text:p text:style-name="P559"><text:s text:c="8"/>&lt;TITLE&gt;$<text:span text:style-name="T396">TITLE</text:span>&lt;/TITLE&gt;</text:p>
            <text:p text:style-name="P559"><text:s text:c="4"/>&lt;/HEAD&gt;</text:p>
            <text:p text:style-name="P559"><text:s text:c="4"/>&lt;BODY&gt;</text:p>
            <text:p text:style-name="P559"><text:s text:c="8"/>&lt;H&gt;$<text:span text:style-name="T396">TITLE</text:span>&lt;/H&gt;</text:p>
            <text:p text:style-name="P559"><text:s text:c="4"/>&lt;/BODY&gt;</text:p>
            <text:p text:style-name="P559">&lt;/HTML&gt;”</text:p>
          </table:table-cell>
        </table:table-row>
      </table:table>
      <text:p text:style-name="P1406"/>
      <text:p text:style-name="P1406"/>
      <text:p text:style-name="P1407">$HOSTNAME is the network name of the machine.</text:p>
      <text:p text:style-name="P1407"/>
      <text:p text:style-name="P1407"/>
      <text:p text:style-name="P1408">* We can declare a variable with read only option:</text:p>
      <text:p text:style-name="P1408"/>
      <table:table table:name="Table174" table:style-name="Table174">
        <table:table-column table:style-name="Table174.A"/>
        <table:table-column table:style-name="Table174.B"/>
        <table:table-column table:style-name="Table174.C"/>
        <table:table-row>
          <table:table-cell table:style-name="Table174.A1" office:value-type="string">
            <text:p text:style-name="Table_20_Contents"/>
          </table:table-cell>
          <table:table-cell table:style-name="Table174.A1" office:value-type="string">
            <text:p text:style-name="P565">declare </text:p>
          </table:table-cell>
          <table:table-cell table:style-name="Table174.C1" office:value-type="string">
            <text:p text:style-name="P565">Builtin command that declares variables</text:p>
          </table:table-cell>
        </table:table-row>
        <table:table-row>
          <table:table-cell table:style-name="Table174.A2" office:value-type="string">
            <text:p text:style-name="Table_20_Contents"/>
          </table:table-cell>
          <table:table-cell table:style-name="Table174.A2" office:value-type="string">
            <text:p text:style-name="P565">-r</text:p>
          </table:table-cell>
          <table:table-cell table:style-name="Table174.C2" office:value-type="string">
            <text:p text:style-name="P565">Read only option.</text:p>
          </table:table-cell>
        </table:table-row>
      </table:table>
      <text:p text:style-name="P1407"/>
      <text:p text:style-name="P1407"/>
      <text:p text:style-name="P1408">* To assign results of a command to a variable:</text:p>
      <text:p text:style-name="P1408"/>
      <text:p text:style-name="P1408">d=$(ls -l foo.txt)</text:p>
      <text:p text:style-name="P1408"/>
      <text:p text:style-name="P1408">* <text:span text:style-name="T397">To assign an arithmetic expansion:</text:span></text:p>
      <text:p text:style-name="P1408"/>
      <text:p text:style-name="P1409">e=$((5 * 7))</text:p>
      <text:p text:style-name="P1409"/>
      <text:p text:style-name="P1410"/>
      <text:p text:style-name="P926">Curly Braces:</text:p>
      <text:p text:style-name="P926"/>
      <text:p text:style-name="P1410">filename = “myfile”</text:p>
      <text:p text:style-name="P1410">touch $filename</text:p>
      <text:p text:style-name="P1410"><text:soft-page-break/>mv $filename ${filename}1</text:p>
      <text:p text:style-name="P1410"/>
      <text:p text:style-name="P1411">* The shell doesn’t interprets the trailing 1 as part of the variable name.</text:p>
      <text:p text:style-name="P1411"/>
      <text:p text:style-name="P1412">Other Eg.</text:p>
      <table:table table:name="Table175" table:style-name="Table175">
        <table:table-column table:style-name="Table175.A"/>
        <table:table-row>
          <table:table-cell table:style-name="Table175.A1" office:value-type="string">
            <text:p text:style-name="P563">#!/bin/bash</text:p>
            <text:p text:style-name="P563"/>
            <text:p text:style-name="P563">TITLE = “System to output Information Report For $HOSTNAME”</text:p>
            <text:p text:style-name="P566">CURRENT_TIME=$(date +”%x %r %z”)</text:p>
            <text:p text:style-name="P566">TIME_STAMP=”Generated $CURRENT_TIME, by $USER”</text:p>
            <text:p text:style-name="P563"/>
            <text:p text:style-name="P560">echo “&lt;HTML&gt;</text:p>
            <text:p text:style-name="P560"><text:s text:c="4"/>&lt;HEAD&gt;</text:p>
            <text:p text:style-name="P560"><text:s text:c="8"/>&lt;TITLE&gt;$<text:span text:style-name="T396">TITLE</text:span>&lt;/TITLE&gt;</text:p>
            <text:p text:style-name="P560"><text:s text:c="4"/>&lt;/HEAD&gt;</text:p>
            <text:p text:style-name="P560"><text:s text:c="4"/>&lt;BODY&gt;</text:p>
            <text:p text:style-name="P560"><text:s text:c="8"/>&lt;H&gt;$<text:span text:style-name="T396">TITLE</text:span>&lt;/H&gt;</text:p>
            <text:p text:style-name="P560"><text:s text:c="8"/><text:span text:style-name="T398">&lt;p&gt;$TIME_STAMP&lt;/p&gt;</text:span></text:p>
            <text:p text:style-name="P560"><text:s text:c="4"/>&lt;/BODY&gt;</text:p>
            <text:p text:style-name="P560">&lt;/HTML&gt;”</text:p>
          </table:table-cell>
        </table:table-row>
      </table:table>
      <text:p text:style-name="P1412"/>
      <text:p text:style-name="P1413"/>
      <text:p text:style-name="P1413"/>
      <text:p text:style-name="P1413"/>
      <text:p text:style-name="P1413"/>
      <text:p text:style-name="P1413"/>
      <text:p text:style-name="P1413"/>
      <text:p text:style-name="P1413"/>
      <text:p text:style-name="P1413"/>
      <text:p text:style-name="P927">Here Document or Here Script:</text:p>
      <text:p text:style-name="P927"/>
      <text:p text:style-name="P1413">A here document is an additional form of I/O redirection in which we embed a body of text into our script <text:span text:style-name="T399">and feed it into the standard input of a command:</text:span></text:p>
      <text:p text:style-name="P1414"/>
      <table:table table:name="Table176" table:style-name="Table176">
        <table:table-column table:style-name="Table176.A"/>
        <table:table-row>
          <table:table-cell table:style-name="Table176.A1" office:value-type="string">
            <text:p text:style-name="P1414">command &lt;&lt; token</text:p>
            <text:p text:style-name="P1414">text</text:p>
            <text:p text:style-name="P1414">token</text:p>
          </table:table-cell>
        </table:table-row>
      </table:table>
      <text:p text:style-name="P1414"/>
      <text:p text:style-name="P1415"/>
      <text:p text:style-name="P1416">Same Eg.</text:p>
      <table:table table:name="Table177" table:style-name="Table177">
        <table:table-column table:style-name="Table177.A"/>
        <table:table-row>
          <table:table-cell table:style-name="Table177.A1" office:value-type="string">
            <text:p text:style-name="P564">#!/bin/bash</text:p>
            <text:p text:style-name="P564"/>
            <text:p text:style-name="P564">TITLE = “System to output Information Report For $HOSTNAME”</text:p>
            <text:p text:style-name="P567"><text:soft-page-break/>CURRENT_TIME=$(date +”%x %r %z”)</text:p>
            <text:p text:style-name="P567">TIME_STAMP=”Generated $CURRENT_TIME, by $USER”</text:p>
            <text:p text:style-name="P564"/>
            <text:p text:style-name="P568">cat &lt;&lt; _EOF_</text:p>
            <text:p text:style-name="P561">&lt;HTML&gt;</text:p>
            <text:p text:style-name="P561"><text:s text:c="4"/>&lt;HEAD&gt;</text:p>
            <text:p text:style-name="P561"><text:s text:c="8"/>&lt;TITLE&gt;$<text:span text:style-name="T396">TITLE</text:span>&lt;/TITLE&gt;</text:p>
            <text:p text:style-name="P561"><text:s text:c="4"/>&lt;/HEAD&gt;</text:p>
            <text:p text:style-name="P561"><text:s text:c="4"/>&lt;BODY&gt;</text:p>
            <text:p text:style-name="P561"><text:s text:c="8"/>&lt;H&gt;$<text:span text:style-name="T396">TITLE</text:span>&lt;/H&gt;</text:p>
            <text:p text:style-name="P561"><text:s text:c="8"/><text:span text:style-name="T398">&lt;p&gt;$TIME_STAMP&lt;/p&gt;</text:span></text:p>
            <text:p text:style-name="P561"><text:s text:c="4"/>&lt;/BODY&gt;</text:p>
            <text:p text:style-name="P561">&lt;/HTML&gt;</text:p>
            <text:p text:style-name="P568">_EOF_</text:p>
          </table:table-cell>
        </table:table-row>
      </table:table>
      <text:p text:style-name="P1416"/>
      <text:p text:style-name="P1416"/>
      <text:p text:style-name="P1416">_<text:span text:style-name="T400">EOF_: End Of File (convention).</text:span></text:p>
      <text:p text:style-name="P1416"/>
      <text:p text:style-name="P1417">Why?</text:p>
      <text:p text:style-name="P1417">Because single and double quotes loose their meaning to the shell:</text:p>
      <text:p text:style-name="P1417"/>
      <table:table table:name="Table178" table:style-name="Table178">
        <table:table-column table:style-name="Table178.A"/>
        <table:table-row>
          <table:table-cell table:style-name="Table178.A1" office:value-type="string">
            <text:p text:style-name="P569">foo=”some text”</text:p>
            <text:p text:style-name="P569">cat &lt;&lt; _EOF_</text:p>
            <text:p text:style-name="P569">$foo</text:p>
            <text:p text:style-name="P569">“$foo”</text:p>
            <text:p text:style-name="P569">‘$foo’</text:p>
            <text:p text:style-name="P569">\$foo</text:p>
            <text:p text:style-name="P569">_EOF_</text:p>
          </table:table-cell>
        </table:table-row>
      </table:table>
      <text:p text:style-name="P1417"/>
      <text:p text:style-name="P1416"/>
      <text:p text:style-name="P1416"/>
      <text:p text:style-name="P1418">Here documents can be used with any command that accepts standard input.</text:p>
      <text:p text:style-name="P1419"/>
      <text:p text:style-name="P1419">Eg.</text:p>
      <table:table table:name="Table179" table:style-name="Table179">
        <table:table-column table:style-name="Table179.A"/>
        <table:table-row>
          <table:table-cell table:style-name="Table179.A1" office:value-type="string">
            <text:p text:style-name="P570">#!/bin/bash</text:p>
            <text:p text:style-name="P570"/>
            <text:p text:style-name="P570">FTP_SERVER=ftp.nl.debian.org</text:p>
            <text:p text:style-name="P570">FTP_PATH=/debian/dists/lenny/main/installer-i386/current/images/cdrom</text:p>
            <text:p text:style-name="P570">REMOTE_FILE=debian-cd_info.tar.gz</text:p>
            <text:p text:style-name="P570">ftp -n &lt;&lt; _EOF_</text:p>
            <text:p text:style-name="P570">open $FTP_SERVER</text:p>
            <text:p text:style-name="P570">user anonymous me@linuxbox</text:p>
            <text:p text:style-name="P570">cd $FTP_PATH</text:p>
            <text:p text:style-name="P570"><text:soft-page-break/>hash</text:p>
            <text:p text:style-name="P570">get $REMOTE_FILE</text:p>
            <text:p text:style-name="P570">bye</text:p>
            <text:p text:style-name="P570">_EOF_</text:p>
            <text:p text:style-name="P570">ls -l $REMOTE_FILE</text:p>
          </table:table-cell>
        </table:table-row>
      </table:table>
      <text:p text:style-name="P1419"/>
      <text:p text:style-name="P1419"/>
      <text:p text:style-name="P1419">&lt;&lt;- : will ignore leading tab characters in the here document:</text:p>
      <table:table table:name="Table180" table:style-name="Table180">
        <table:table-column table:style-name="Table180.A"/>
        <table:table-row>
          <table:table-cell table:style-name="Table180.A1" office:value-type="string">
            <text:p text:style-name="P571">#!/bin/bash</text:p>
            <text:p text:style-name="P571"/>
            <text:p text:style-name="P571">FTP_SERVER=ftp.nl.debian.org</text:p>
            <text:p text:style-name="P571">FTP_PATH=/debian/dists/lenny/main/installer-i386/current/images/cdrom</text:p>
            <text:p text:style-name="P571">REMOTE_FILE=debian-cd_info.tar.gz</text:p>
            <text:p text:style-name="P571">ftp -n &lt;&lt;- _EOF_</text:p>
            <text:p text:style-name="P571"><text:s text:c="4"/>open $FTP_SERVER</text:p>
            <text:p text:style-name="P571"><text:s text:c="4"/>user anonymous me@linuxbox</text:p>
            <text:p text:style-name="P571"><text:s text:c="4"/>cd $FTP_PATH</text:p>
            <text:p text:style-name="P571"><text:s text:c="4"/>hash</text:p>
            <text:p text:style-name="P571"><text:s text:c="4"/>get $REMOTE_FILE</text:p>
            <text:p text:style-name="P571"><text:s text:c="4"/>bye</text:p>
            <text:p text:style-name="P571"><text:s text:c="4"/>_EOF_</text:p>
            <text:p text:style-name="P571">ls -l $REMOTE_FILE</text:p>
          </table:table-cell>
        </table:table-row>
      </table:table>
      <text:p text:style-name="P1420"/>
      <text:p text:style-name="P1557">The ending _EOF_ must not be preceded by spaces only by tab characters, otherwise it will not work.</text:p>
      <text:p text:style-name="P1420"/>
      <text:p text:style-name="P1420"/>
      <text:p text:style-name="P1420"/>
      <text:p text:style-name="P1420"/>
      <text:p text:style-name="P1420"/>
      <text:p text:style-name="P1420"/>
      <text:p text:style-name="P1420"/>
      <text:p text:style-name="P1420"/>
      <text:p text:style-name="P928">Shell Functions:</text:p>
      <text:p text:style-name="P928"/>
      <table:table table:name="Table181" table:style-name="Table181">
        <table:table-column table:style-name="Table181.A"/>
        <table:table-row>
          <table:table-cell table:style-name="Table181.A1" office:value-type="string">
            <text:p text:style-name="P572">function name {</text:p>
            <text:p text:style-name="P572"><text:s text:c="4"/>commands</text:p>
            <text:p text:style-name="P572"><text:s text:c="5"/>return</text:p>
            <text:p text:style-name="P572">}</text:p>
            <text:p text:style-name="P572"/>
            <text:p text:style-name="P572">name () {</text:p>
            <text:p text:style-name="P572"><text:s text:c="4"/>commands</text:p>
            <text:p text:style-name="P572"><text:s text:c="4"/>return</text:p>
            <text:p text:style-name="P572"><text:soft-page-break/>}</text:p>
          </table:table-cell>
        </table:table-row>
      </table:table>
      <text:p text:style-name="P928"/>
      <text:p text:style-name="P928"/>
      <text:p text:style-name="P1421">Eg.</text:p>
      <table:table table:name="Table182" table:style-name="Table182">
        <table:table-column table:style-name="Table182.A"/>
        <table:table-row>
          <table:table-cell table:style-name="Table182.A1" office:value-type="string">
            <text:p text:style-name="P573">#!/bin/bash</text:p>
            <text:p text:style-name="P573"># Shell function demo</text:p>
            <text:p text:style-name="P573">function funct {</text:p>
            <text:p text:style-name="P573">echo "Step 2"</text:p>
            <text:p text:style-name="P573">return</text:p>
            <text:p text:style-name="P573">}</text:p>
            <text:p text:style-name="P573"># Main program starts here</text:p>
            <text:p text:style-name="P573">echo "Step 1"</text:p>
            <text:p text:style-name="P573">funct</text:p>
            <text:p text:style-name="P573">echo "Step 3"</text:p>
          </table:table-cell>
        </table:table-row>
      </table:table>
      <text:p text:style-name="P1421"/>
      <text:p text:style-name="P1421"/>
      <text:p text:style-name="P1421">* <text:span text:style-name="T401">Shell function definitions must appear in the script before they are called.</text:span></text:p>
      <text:p text:style-name="P1421">* <text:span text:style-name="T402">Shell function names follow the same rules as variables.</text:span></text:p>
      <text:p text:style-name="P1421">* <text:span text:style-name="T403">Shell function must contain at least one command.</text:span></text:p>
      <text:p text:style-name="P1422">The <text:span text:style-name="T1">return</text:span> command (which is optional) satisfies the requirement.</text:p>
      <text:p text:style-name="P1422"/>
      <text:p text:style-name="P1422"/>
      <text:p text:style-name="P929">Local variables:</text:p>
      <text:p text:style-name="P929"/>
      <text:p text:style-name="P1423">Local variables allows the programmer to use variables with names that may already exist.</text:p>
      <text:p text:style-name="P1423"/>
      <text:p text:style-name="P1424">Eg.</text:p>
      <table:table table:name="Table183" table:style-name="Table183">
        <table:table-column table:style-name="Table183.A"/>
        <table:table-row>
          <table:table-cell table:style-name="Table183.A1" office:value-type="string">
            <text:p text:style-name="P574">Funct_1 () {</text:p>
            <text:p text:style-name="P574"><text:s text:c="4"/>local foo</text:p>
            <text:p text:style-name="P574"><text:s text:c="4"/>foo=1</text:p>
            <text:p text:style-name="P574"><text:s text:c="4"/>echo “funct_1: foo=$foo”</text:p>
            <text:p text:style-name="P574">}</text:p>
          </table:table-cell>
        </table:table-row>
      </table:table>
      <text:p text:style-name="P1424"/>
      <text:p text:style-name="P1424"/>
      <text:p text:style-name="P1424"/>
      <text:p text:style-name="P1425">Eg.</text:p>
      <table:table table:name="Table184" table:style-name="Table184">
        <table:table-column table:style-name="Table184.A"/>
        <table:table-row>
          <table:table-cell table:style-name="Table184.A1" office:value-type="string">
            <text:p text:style-name="P575">report_home_space () {</text:p>
            <text:p text:style-name="P575"><text:s text:c="4"/>cat &lt;&lt;- _EOF_</text:p>
            <text:p text:style-name="P575"><text:s text:c="8"/>&lt;h2&gt;Home space Utilization&lt;/h2&gt;</text:p>
            <text:p text:style-name="P575"><text:s text:c="8"/>&lt;pre&gt;$(du -sh /home/*)&lt;/pre&gt;</text:p>
            <text:p text:style-name="P575"><text:s text:c="8"/>_EOF_</text:p>
            <text:p text:style-name="P575"><text:s text:c="4"/><text:span text:style-name="T404">return</text:span></text:p>
            <text:p text:style-name="P575">}</text:p>
            <text:p text:style-name="P575"><text:soft-page-break/></text:p>
            <text:p text:style-name="P576">report_disk_space () {</text:p>
            <text:p text:style-name="P576"><text:s text:c="4"/>cat &lt;&lt;- _EOF_</text:p>
            <text:p text:style-name="P576"><text:s text:c="8"/>&lt;H2&gt;Disk Space Utilization&lt;/H2&gt;</text:p>
            <text:p text:style-name="P576"><text:s text:c="8"/>&lt;PRE&gt;$(df -h)&lt;/PRE&gt;</text:p>
            <text:p text:style-name="P576"><text:s text:c="8"/>_EOF_</text:p>
            <text:p text:style-name="P576"><text:s text:c="4"/>return</text:p>
            <text:p text:style-name="P576">}</text:p>
          </table:table-cell>
        </table:table-row>
      </table:table>
      <text:p text:style-name="P1429"/>
      <text:p text:style-name="P1424"/>
      <text:p text:style-name="P1426">df -&gt; determine the amount of disk space</text:p>
      <text:p text:style-name="P1426">du -&gt; estimate file space usage</text:p>
      <text:p text:style-name="P1426"/>
      <text:p text:style-name="P1426">* <text:span text:style-name="T405">du will not work on some machines, since some directories requires root permission.</text:span></text:p>
      <text:p text:style-name="P1427">Thus, we need to run the script with the root permission <text:s/>(sudo).</text:p>
      <text:p text:style-name="P1427">A better solution would be to have the script adjust its behavior according to the privileges of the user.</text:p>
      <text:p text:style-name="P1427"/>
      <text:p text:style-name="P1427"/>
      <text:p text:style-name="P1066">Shell Functions in Your .bashrc File:</text:p>
      <text:p text:style-name="P1066"/>
      <text:p text:style-name="P1428">Aliases are very limited in the kind of commands and shell features they support, whereas shell functions allow anything that can be scripted.</text:p>
      <text:p text:style-name="P1428">In the <text:span text:style-name="T1">.bashrc</text:span> file, we can declare ds function and use it in the shell:</text:p>
      <text:p text:style-name="P1428">ds () {</text:p>
      <text:p text:style-name="P1428"><text:s text:c="4"/>echo “Disk space utilization for $HOSTNAME”</text:p>
      <text:p text:style-name="P1428"><text:s text:c="4"/>df -h</text:p>
      <text:p text:style-name="P1428">}</text:p>
      <text:p text:style-name="P1428"/>
      <text:p text:style-name="P1428"/>
      <text:p text:style-name="P1428"/>
      <text:p text:style-name="P1428"/>
      <text:p text:style-name="P1428"/>
      <text:p text:style-name="P1428"/>
      <text:p text:style-name="P1428"/>
      <text:p text:style-name="P1428"/>
      <text:p text:style-name="P1428"/>
      <text:p text:style-name="P947">if</text:p>
      <text:p text:style-name="P947"/>
      <table:table table:name="Table185" table:style-name="Table185">
        <table:table-column table:style-name="Table185.A"/>
        <table:table-row>
          <table:table-cell table:style-name="Table185.A1" office:value-type="string">
            <text:p text:style-name="P1430">X=5</text:p>
            <text:p text:style-name="P1430"/>
            <text:p text:style-name="P1430">if [$x = 5]; then</text:p>
            <text:p text:style-name="P1430"><text:s text:c="4"/>echo “x equals 5.”</text:p>
            <text:p text:style-name="P1430"><text:soft-page-break/>else</text:p>
            <text:p text:style-name="P1430"><text:s text:c="4"/>echo “x does not equal 5.”</text:p>
            <text:p text:style-name="P1430">fi</text:p>
          </table:table-cell>
        </table:table-row>
      </table:table>
      <text:p text:style-name="P947"/>
      <text:p text:style-name="P947"/>
      <text:p text:style-name="P1431">General form:</text:p>
      <table:table table:name="Table186" table:style-name="Table186">
        <table:table-column table:style-name="Table186.A"/>
        <table:table-row>
          <table:table-cell table:style-name="Table186.A1" office:value-type="string">
            <text:p text:style-name="P1431">If commands; then</text:p>
            <text:p text:style-name="P1431"><text:s text:c="4"/>commands</text:p>
            <text:p text:style-name="P1431">[elif commands; then</text:p>
            <text:p text:style-name="P1431"><text:s text:c="4"/>commands…]</text:p>
            <text:p text:style-name="P1431">[else</text:p>
            <text:p text:style-name="P1431"><text:s text:c="4"/>commands]</text:p>
            <text:p text:style-name="P1431">fi</text:p>
          </table:table-cell>
        </table:table-row>
      </table:table>
      <text:p text:style-name="P1431"/>
      <text:p text:style-name="P1431"/>
      <text:p text:style-name="P1067"/>
      <text:p text:style-name="P1067">Exit Status:</text:p>
      <text:p text:style-name="P1067"/>
      <text:p text:style-name="P1432">Commands (including the scripts and shell functions we write) issue a value to the system when they terminate, <text:span text:style-name="T406">called </text:span><text:span text:style-name="T11">exit status</text:span><text:span text:style-name="T406">.</text:span></text:p>
      <text:p text:style-name="P1433">By convention, a value of zero indicates success and any other value indicates failure.</text:p>
      <text:p text:style-name="P1434">The shell provides a parameter that we can use to examine the exit status:</text:p>
      <text:p text:style-name="P1434"/>
      <text:p text:style-name="P1434">ls -d /usr/bin</text:p>
      <text:p text:style-name="P1434">echo $?</text:p>
      <text:p text:style-name="P1436">ls -d /bin/usr</text:p>
      <text:p text:style-name="P1436">echo $?</text:p>
      <text:p text:style-name="P1436"/>
      <text:p text:style-name="P1435"/>
      <text:p text:style-name="P1437">Man pages often include a section entitled “Exit Status”, describing what codes are used.</text:p>
      <text:p text:style-name="P1437">However, a zero always indicates success.</text:p>
      <text:p text:style-name="P1437"/>
      <text:p text:style-name="P1438">The <text:span text:style-name="T1">true</text:span> command always executes successfully and <text:span text:style-name="T1">false</text:span> command always executes unsuccessfully:</text:p>
      <text:p text:style-name="P1438"/>
      <text:p text:style-name="P1438">true</text:p>
      <text:p text:style-name="P1438">echo $?</text:p>
      <text:p text:style-name="P1438">→ 0</text:p>
      <text:p text:style-name="P1438"/>
      <text:p text:style-name="P1438">false</text:p>
      <text:p text:style-name="P1438">echo $?</text:p>
      <text:p text:style-name="P1438">→ 1</text:p>
      <text:p text:style-name="P1438"/>
      <text:p text:style-name="P1439"><text:soft-page-break/>if true; then echo “It’s true.” fi</text:p>
      <text:p text:style-name="P1439">→ It’s true.</text:p>
      <text:p text:style-name="P1439">If false; then echo “It’s true.” fi</text:p>
      <text:p text:style-name="P1439">→ </text:p>
      <text:p text:style-name="P1439"/>
      <text:p text:style-name="P1439">* If a list of commands follows if, the last command in the list is evaluated:</text:p>
      <text:p text:style-name="P1439"/>
      <text:p text:style-name="P1439">if false; true; then echo “It’s true.”; fi</text:p>
      <text:p text:style-name="P1439">→ It’s true</text:p>
      <text:p text:style-name="P1439">if true; false; then echo “It’s true.”; fi</text:p>
      <text:p text:style-name="P1439">→ </text:p>
      <text:p text:style-name="P1439"/>
      <text:p text:style-name="P1439"/>
      <text:p text:style-name="P930">test</text:p>
      <text:p text:style-name="P930"/>
      <text:p text:style-name="P1440">The <text:span text:style-name="T1">test</text:span> command performs a variety of checks and comparisons.</text:p>
      <text:p text:style-name="P1441">It has 2 equivalent forms:</text:p>
      <table:table table:name="Table187" table:style-name="Table187">
        <table:table-column table:style-name="Table187.A"/>
        <table:table-row>
          <table:table-cell table:style-name="Table187.A1" office:value-type="string">
            <text:p text:style-name="P577">test expression</text:p>
          </table:table-cell>
        </table:table-row>
        <table:table-row>
          <table:table-cell table:style-name="Table187.A2" office:value-type="string">
            <text:p text:style-name="P577">[ expression ]</text:p>
          </table:table-cell>
        </table:table-row>
      </table:table>
      <text:p text:style-name="P1441"/>
      <text:p text:style-name="P1442">expression is an expression that is evaluated as either true or false.</text:p>
      <text:p text:style-name="P1443">The <text:span text:style-name="T1">test</text:span> command returns an exit status of <text:span text:style-name="T1">0</text:span> when the expression is <text:span text:style-name="T1">true</text:span> and a status of <text:span text:style-name="T1">1</text:span> when the expression is <text:span text:style-name="T1">false</text:span>.</text:p>
      <text:p text:style-name="P1443"/>
      <text:p text:style-name="P1027">File Expressions:</text:p>
      <text:p text:style-name="P1027"/>
      <table:table table:name="Table188" table:style-name="Table188">
        <table:table-column table:style-name="Table188.A"/>
        <table:table-column table:style-name="Table188.B"/>
        <table:table-row>
          <table:table-cell table:style-name="Table188.A1" office:value-type="string">
            <text:p text:style-name="P578">Expression</text:p>
          </table:table-cell>
          <table:table-cell table:style-name="Table188.B1" office:value-type="string">
            <text:p text:style-name="P579">Is True if:</text:p>
          </table:table-cell>
        </table:table-row>
        <table:table-row>
          <table:table-cell table:style-name="Table188.A2" office:value-type="string">
            <text:p text:style-name="P578">file1 -et file2</text:p>
          </table:table-cell>
          <table:table-cell table:style-name="Table188.B2" office:value-type="string">
            <text:p text:style-name="P580">file1 and file2 have the same inode numbers (two files refer to the same file by hard linking).</text:p>
          </table:table-cell>
        </table:table-row>
        <table:table-row>
          <table:table-cell table:style-name="Table188.A2" office:value-type="string">
            <text:p text:style-name="P578">file1 -nt file2</text:p>
          </table:table-cell>
          <table:table-cell table:style-name="Table188.B2" office:value-type="string">
            <text:p text:style-name="P580">file1 is newer than file2.</text:p>
          </table:table-cell>
        </table:table-row>
        <table:table-row>
          <table:table-cell table:style-name="Table188.A2" office:value-type="string">
            <text:p text:style-name="P578">file1 -ot file2</text:p>
          </table:table-cell>
          <table:table-cell table:style-name="Table188.B2" office:value-type="string">
            <text:p text:style-name="P580">file1 is older than file2</text:p>
          </table:table-cell>
        </table:table-row>
        <table:table-row>
          <table:table-cell table:style-name="Table188.A2" office:value-type="string">
            <text:p text:style-name="Table_20_Contents">-<text:span text:style-name="T407">b file</text:span></text:p>
          </table:table-cell>
          <table:table-cell table:style-name="Table188.B2" office:value-type="string">
            <text:p text:style-name="P580">File exists and is a block special (device) file.</text:p>
          </table:table-cell>
        </table:table-row>
        <table:table-row>
          <table:table-cell table:style-name="Table188.A2" office:value-type="string">
            <text:p text:style-name="Table_20_Contents">-<text:span text:style-name="T407">c file</text:span></text:p>
          </table:table-cell>
          <table:table-cell table:style-name="Table188.B2" office:value-type="string">
            <text:p text:style-name="P580">File exists and is a character special (device) file.</text:p>
          </table:table-cell>
        </table:table-row>
        <table:table-row>
          <table:table-cell table:style-name="Table188.A2" office:value-type="string">
            <text:p text:style-name="Table_20_Contents">-<text:span text:style-name="T407">d file</text:span></text:p>
          </table:table-cell>
          <table:table-cell table:style-name="Table188.B2" office:value-type="string">
            <text:p text:style-name="P580">File exists and is a directory.</text:p>
          </table:table-cell>
        </table:table-row>
        <table:table-row>
          <table:table-cell table:style-name="Table188.A2" office:value-type="string">
            <text:p text:style-name="Table_20_Contents">-<text:span text:style-name="T407">e file</text:span></text:p>
          </table:table-cell>
          <table:table-cell table:style-name="Table188.B2" office:value-type="string">
            <text:p text:style-name="P580">File exists.</text:p>
          </table:table-cell>
        </table:table-row>
        <table:table-row>
          <table:table-cell table:style-name="Table188.A2" office:value-type="string">
            <text:p text:style-name="Table_20_Contents">-<text:span text:style-name="T407">f file </text:span></text:p>
          </table:table-cell>
          <table:table-cell table:style-name="Table188.B2" office:value-type="string">
            <text:p text:style-name="P580">File exists and is a regular file.</text:p>
          </table:table-cell>
        </table:table-row>
        <table:table-row>
          <table:table-cell table:style-name="Table188.A2" office:value-type="string">
            <text:p text:style-name="Table_20_Contents">-<text:span text:style-name="T407">g file</text:span></text:p>
          </table:table-cell>
          <table:table-cell table:style-name="Table188.B2" office:value-type="string">
            <text:p text:style-name="P580">File exists and is set-groupe-ID.</text:p>
          </table:table-cell>
        </table:table-row>
        <table:table-row>
          <table:table-cell table:style-name="Table188.A2" office:value-type="string">
            <text:p text:style-name="Table_20_Contents">-<text:span text:style-name="T407">G file</text:span></text:p>
          </table:table-cell>
          <table:table-cell table:style-name="Table188.B2" office:value-type="string">
            <text:p text:style-name="P580">File exists and is owned by the effective group ID.</text:p>
          </table:table-cell>
        </table:table-row>
        <table:table-row>
          <table:table-cell table:style-name="Table188.A2" office:value-type="string">
            <text:p text:style-name="Table_20_Contents">-<text:span text:style-name="T407">k file</text:span></text:p>
          </table:table-cell>
          <table:table-cell table:style-name="Table188.B2" office:value-type="string">
            <text:p text:style-name="P581">File exists and has its “sticky bit” set.</text:p>
          </table:table-cell>
        </table:table-row>
        <table:table-row>
          <table:table-cell table:style-name="Table188.A2" office:value-type="string">
            <text:p text:style-name="Table_20_Contents">-<text:span text:style-name="T407">L file</text:span></text:p>
          </table:table-cell>
          <table:table-cell table:style-name="Table188.B2" office:value-type="string">
            <text:p text:style-name="P581">File exists and is a symbolic link.</text:p>
          </table:table-cell>
        </table:table-row>
        <text:soft-page-break/>
        <table:table-row>
          <table:table-cell table:style-name="Table188.A2" office:value-type="string">
            <text:p text:style-name="Table_20_Contents">-<text:span text:style-name="T407">O file</text:span></text:p>
          </table:table-cell>
          <table:table-cell table:style-name="Table188.B2" office:value-type="string">
            <text:p text:style-name="P581">File exists and is owned by the effective user ID.</text:p>
          </table:table-cell>
        </table:table-row>
        <table:table-row>
          <table:table-cell table:style-name="Table188.A2" office:value-type="string">
            <text:p text:style-name="Table_20_Contents">-<text:span text:style-name="T408">p file</text:span></text:p>
          </table:table-cell>
          <table:table-cell table:style-name="Table188.B2" office:value-type="string">
            <text:p text:style-name="P581">File exists and is a named pipe.</text:p>
          </table:table-cell>
        </table:table-row>
        <table:table-row>
          <table:table-cell table:style-name="Table188.A2" office:value-type="string">
            <text:p text:style-name="Table_20_Contents">-<text:span text:style-name="T407">r file</text:span></text:p>
          </table:table-cell>
          <table:table-cell table:style-name="Table188.B2" office:value-type="string">
            <text:p text:style-name="P581">File exists and is readable.</text:p>
          </table:table-cell>
        </table:table-row>
        <table:table-row>
          <table:table-cell table:style-name="Table188.A2" office:value-type="string">
            <text:p text:style-name="Table_20_Contents">-<text:span text:style-name="T407">s file</text:span></text:p>
          </table:table-cell>
          <table:table-cell table:style-name="Table188.B2" office:value-type="string">
            <text:p text:style-name="P581">File exists and has a length greater than zero.</text:p>
          </table:table-cell>
        </table:table-row>
        <table:table-row>
          <table:table-cell table:style-name="Table188.A2" office:value-type="string">
            <text:p text:style-name="Table_20_Contents">-<text:span text:style-name="T407">S file</text:span></text:p>
          </table:table-cell>
          <table:table-cell table:style-name="Table188.B2" office:value-type="string">
            <text:p text:style-name="P581">File exists and is a network socket.</text:p>
          </table:table-cell>
        </table:table-row>
        <table:table-row>
          <table:table-cell table:style-name="Table188.A2" office:value-type="string">
            <text:p text:style-name="Table_20_Contents">-<text:span text:style-name="T407">t fd</text:span></text:p>
          </table:table-cell>
          <table:table-cell table:style-name="Table188.B2" office:value-type="string">
            <text:p text:style-name="P581">fd if a file <text:span text:style-name="T409">descriptor directed to/from the terminal.</text:span></text:p>
            <text:p text:style-name="P582">This can be used to determine whether stdin or stdout error is being redirected.</text:p>
          </table:table-cell>
        </table:table-row>
        <table:table-row>
          <table:table-cell table:style-name="Table188.A2" office:value-type="string">
            <text:p text:style-name="Table_20_Contents">-<text:span text:style-name="T407">u file</text:span></text:p>
          </table:table-cell>
          <table:table-cell table:style-name="Table188.B2" office:value-type="string">
            <text:p text:style-name="P582">File exists and is setuid.</text:p>
          </table:table-cell>
        </table:table-row>
        <table:table-row>
          <table:table-cell table:style-name="Table188.A2" office:value-type="string">
            <text:p text:style-name="Table_20_Contents">-<text:span text:style-name="T407">w file</text:span></text:p>
          </table:table-cell>
          <table:table-cell table:style-name="Table188.B2" office:value-type="string">
            <text:p text:style-name="P582">File exists and is writable.</text:p>
          </table:table-cell>
        </table:table-row>
        <table:table-row>
          <table:table-cell table:style-name="Table188.A2" office:value-type="string">
            <text:p text:style-name="Table_20_Contents">-<text:span text:style-name="T407">x file</text:span></text:p>
          </table:table-cell>
          <table:table-cell table:style-name="Table188.B2" office:value-type="string">
            <text:p text:style-name="P582">File exists and is executable.</text:p>
          </table:table-cell>
        </table:table-row>
      </table:table>
      <text:p text:style-name="P1027"/>
      <text:p text:style-name="P1027"/>
      <text:p text:style-name="P1446">Eg.</text:p>
      <text:p text:style-name="P1446"/>
      <table:table table:name="Table189" table:style-name="Table189">
        <table:table-column table:style-name="Table189.A"/>
        <table:table-row>
          <table:table-cell table:style-name="Table189.A1" office:value-type="string">
            <text:p text:style-name="P583">test_file() {</text:p>
            <text:p text:style-name="P583"><text:s text:c="4"/>FILE=~/.bashrc</text:p>
            <text:p text:style-name="P583"/>
            <text:p text:style-name="P583"><text:s text:c="4"/>if [ -e “$FILE” ]; then</text:p>
            <text:p text:style-name="P583"><text:s text:c="8"/>if [ -f “$FILE” ]; then</text:p>
            <text:p text:style-name="P583"><text:s text:c="12"/>echo “$FILE is a regular file”</text:p>
            <text:p text:style-name="P583"><text:s text:c="8"/>fi</text:p>
            <text:p text:style-name="P583"><text:s text:c="8"/>...</text:p>
            <text:p text:style-name="P583"><text:s text:c="4"/>else</text:p>
            <text:p text:style-name="P583"><text:s text:c="8"/>echo “$FILE does not exist”</text:p>
            <text:p text:style-name="P583"><text:s text:c="8"/>return 1</text:p>
            <text:p text:style-name="P583"><text:s text:c="4"/>fi</text:p>
            <text:p text:style-name="P583">}</text:p>
          </table:table-cell>
        </table:table-row>
      </table:table>
      <text:p text:style-name="P1446"/>
      <text:p text:style-name="P1446"/>
      <text:p text:style-name="P1446">* <text:span text:style-name="T410">$FILE is </text:span><text:span text:style-name="T12">quoted</text:span><text:span text:style-name="T410"> within the expressions (not required) but it is a defense against the parameter being empty. If the parameter expansion of $FILE were to result in an empty value, it would cause an error (the operators would be interpreted as non-null strings rather than operators).</text:span></text:p>
      <text:p text:style-name="P1447">Using the quotes around parameter insures that the operators is always followed by a string.</text:p>
      <text:p text:style-name="P1028"/>
      <text:p text:style-name="P1444">* <text:span text:style-name="T13">return</text:span><text:span text:style-name="T411"> statement can be replaced with </text:span><text:span text:style-name="T13">exit</text:span><text:span text:style-name="T411">.</text:span></text:p>
      <text:p text:style-name="P1444"/>
      <text:p text:style-name="P1444"/>
      <text:p text:style-name="P1444"/>
      <text:p text:style-name="P1444"/>
      <text:p text:style-name="P1444"/>
      <text:p text:style-name="P1029"><text:span text:style-name="T412">String</text:span> Expressions:</text:p>
      <text:p text:style-name="P1029"><text:soft-page-break/></text:p>
      <table:table table:name="Table190" table:style-name="Table190">
        <table:table-column table:style-name="Table190.A"/>
        <table:table-column table:style-name="Table190.B"/>
        <table:table-row>
          <table:table-cell table:style-name="Table190.A1" office:value-type="string">
            <text:p text:style-name="P585">Expression</text:p>
          </table:table-cell>
          <table:table-cell table:style-name="Table190.B1" office:value-type="string">
            <text:p text:style-name="P584"><text:span text:style-name="T1">Is True if..</text:span>.</text:p>
          </table:table-cell>
        </table:table-row>
        <table:table-row>
          <table:table-cell table:style-name="Table190.A2" office:value-type="string">
            <text:p text:style-name="P584">string </text:p>
          </table:table-cell>
          <table:table-cell table:style-name="Table190.B2" office:value-type="string">
            <text:p text:style-name="P594">String is not null.</text:p>
          </table:table-cell>
        </table:table-row>
        <table:table-row>
          <table:table-cell table:style-name="Table190.A2" office:value-type="string">
            <text:p text:style-name="Table_20_Contents">-<text:span text:style-name="T412">n string</text:span></text:p>
          </table:table-cell>
          <table:table-cell table:style-name="Table190.B2" office:value-type="string">
            <text:p text:style-name="P594">The length of string is greater than zero.</text:p>
          </table:table-cell>
        </table:table-row>
        <table:table-row>
          <table:table-cell table:style-name="Table190.A2" office:value-type="string">
            <text:p text:style-name="Table_20_Contents">-<text:span text:style-name="T412">z string</text:span></text:p>
          </table:table-cell>
          <table:table-cell table:style-name="Table190.B2" office:value-type="string">
            <text:p text:style-name="P594">The length of string is zero.</text:p>
          </table:table-cell>
        </table:table-row>
        <table:table-row>
          <table:table-cell table:style-name="Table190.A2" office:value-type="string">
            <text:p text:style-name="P584">string1 = string2</text:p>
            <text:p text:style-name="P584">string1 == string2</text:p>
          </table:table-cell>
          <table:table-cell table:style-name="Table190.B2" office:value-type="string">
            <text:p text:style-name="P594">string1 and string2 are equal. Single or double equal signs may be used. (double equal is preferred)</text:p>
          </table:table-cell>
        </table:table-row>
        <table:table-row>
          <table:table-cell table:style-name="Table190.A2" office:value-type="string">
            <text:p text:style-name="P584">string1 != string2</text:p>
          </table:table-cell>
          <table:table-cell table:style-name="Table190.B2" office:value-type="string">
            <text:p text:style-name="P594">string1 and string2 are not equal.</text:p>
          </table:table-cell>
        </table:table-row>
        <table:table-row>
          <table:table-cell table:style-name="Table190.A2" office:value-type="string">
            <text:p text:style-name="P584">String1 &gt; string2</text:p>
          </table:table-cell>
          <table:table-cell table:style-name="Table190.B2" office:value-type="string">
            <text:p text:style-name="P594">string1 sorts after string2.</text:p>
          </table:table-cell>
        </table:table-row>
        <table:table-row>
          <table:table-cell table:style-name="Table190.A2" office:value-type="string">
            <text:p text:style-name="P584">String1 &lt; string2</text:p>
          </table:table-cell>
          <table:table-cell table:style-name="Table190.B2" office:value-type="string">
            <text:p text:style-name="P594">string1 sorts before string2.</text:p>
          </table:table-cell>
        </table:table-row>
      </table:table>
      <text:p text:style-name="P1029"/>
      <text:p text:style-name="P1029"/>
      <text:p text:style-name="P1448">* The &lt; and &gt; expression operators must be quoted (or escaped) when used with <text:span text:style-name="T1">test</text:span>.</text:p>
      <text:p text:style-name="P1448"/>
      <text:p text:style-name="P1448">* <text:span text:style-name="T413">You can redirect an echo message to standard error:</text:span></text:p>
      <table:table table:name="Table191" table:style-name="Table191">
        <table:table-column table:style-name="Table191.A"/>
        <table:table-row>
          <table:table-cell table:style-name="Table191.A1" office:value-type="string">
            <text:p text:style-name="P595">echo “There is no answer.” &gt;&amp;2</text:p>
            <text:p text:style-name="P595">exit 1</text:p>
          </table:table-cell>
        </table:table-row>
      </table:table>
      <text:p text:style-name="P1448"/>
      <text:p text:style-name="P1448"/>
      <text:p text:style-name="P1448"/>
      <text:p text:style-name="P1448"/>
      <text:p text:style-name="P1030"><text:span text:style-name="T414">Integer</text:span> Expressions:</text:p>
      <text:p text:style-name="P1030"/>
      <table:table table:name="Table192" table:style-name="Table192">
        <table:table-column table:style-name="Table192.A"/>
        <table:table-column table:style-name="Table192.B"/>
        <table:table-row>
          <table:table-cell table:style-name="Table192.A1" office:value-type="string">
            <text:p text:style-name="P586">Expression</text:p>
          </table:table-cell>
          <table:table-cell table:style-name="Table192.B1" office:value-type="string">
            <text:p text:style-name="P586">Is True if...</text:p>
          </table:table-cell>
        </table:table-row>
        <table:table-row>
          <table:table-cell table:style-name="Table192.A2" office:value-type="string">
            <text:p text:style-name="P596">integer1 -eq integer2</text:p>
          </table:table-cell>
          <table:table-cell table:style-name="Table192.B2" office:value-type="string">
            <text:p text:style-name="P596">Equal.</text:p>
          </table:table-cell>
        </table:table-row>
        <table:table-row>
          <table:table-cell table:style-name="Table192.A2" office:value-type="string">
            <text:p text:style-name="P596">integer1 -ne integer2</text:p>
          </table:table-cell>
          <table:table-cell table:style-name="Table192.B2" office:value-type="string">
            <text:p text:style-name="P596">Not equal.</text:p>
          </table:table-cell>
        </table:table-row>
        <table:table-row>
          <table:table-cell table:style-name="Table192.A2" office:value-type="string">
            <text:p text:style-name="P596">integer1 -le integer2</text:p>
          </table:table-cell>
          <table:table-cell table:style-name="Table192.B2" office:value-type="string">
            <text:p text:style-name="P596">Less than or equal.</text:p>
          </table:table-cell>
        </table:table-row>
        <table:table-row>
          <table:table-cell table:style-name="Table192.A2" office:value-type="string">
            <text:p text:style-name="P596">integer1 -lt integer2</text:p>
          </table:table-cell>
          <table:table-cell table:style-name="Table192.B2" office:value-type="string">
            <text:p text:style-name="P596">Less than.</text:p>
          </table:table-cell>
        </table:table-row>
        <table:table-row>
          <table:table-cell table:style-name="Table192.A2" office:value-type="string">
            <text:p text:style-name="P596">integer1 -ge integer2</text:p>
          </table:table-cell>
          <table:table-cell table:style-name="Table192.B2" office:value-type="string">
            <text:p text:style-name="P596">Greater than or equal.</text:p>
          </table:table-cell>
        </table:table-row>
        <table:table-row>
          <table:table-cell table:style-name="Table192.A2" office:value-type="string">
            <text:p text:style-name="P596">integer1 -gt integer2</text:p>
          </table:table-cell>
          <table:table-cell table:style-name="Table192.B2" office:value-type="string">
            <text:p text:style-name="P596">Greater than.</text:p>
          </table:table-cell>
        </table:table-row>
      </table:table>
      <text:p text:style-name="P1030"/>
      <text:p text:style-name="P1030"/>
      <text:p text:style-name="P1030"/>
      <text:p text:style-name="P1445">* <text:span text:style-name="T415">You can check if a number is empty or not:</text:span></text:p>
      <table:table table:name="Table193" table:style-name="Table193">
        <table:table-column table:style-name="Table193.A"/>
        <table:table-row>
          <table:table-cell table:style-name="Table193.A1" office:value-type="string">
            <text:p text:style-name="P597">INT=-5</text:p>
            <text:p text:style-name="P597">if [ -z “$INT” ]; then</text:p>
            <text:p text:style-name="P597"><text:s text:c="4"/>echo “INT is empty.” &gt;&amp;2</text:p>
            <text:p text:style-name="P597"><text:s text:c="4"/>exit 1</text:p>
            <text:p text:style-name="P597">fi</text:p>
          </table:table-cell>
        </table:table-row>
      </table:table>
      <text:p text:style-name="P1445"><text:soft-page-break/></text:p>
      <text:p text:style-name="P1445">* <text:span text:style-name="T415">Check if a number is even or odd:</text:span></text:p>
      <table:table table:name="Table194" table:style-name="Table194">
        <table:table-column table:style-name="Table194.A"/>
        <table:table-row>
          <table:table-cell table:style-name="Table194.A1" office:value-type="string">
            <text:p text:style-name="P597">If [ $((INT % 2)) -eq 0 ]; then</text:p>
            <text:p text:style-name="P597"><text:s text:c="4"/>echo “INT is even.”</text:p>
            <text:p text:style-name="P597">else</text:p>
            <text:p text:style-name="P597"><text:s text:c="4"/>echo “INT is odd.”</text:p>
            <text:p text:style-name="P597">fi </text:p>
          </table:table-cell>
        </table:table-row>
      </table:table>
      <text:p text:style-name="P1445"/>
      <text:p text:style-name="P1445"/>
      <text:p text:style-name="P1445"/>
      <text:p text:style-name="P1445"/>
      <text:p text:style-name="P1068">Modern Version of test:</text:p>
      <text:p text:style-name="P1068"/>
      <text:p text:style-name="P1449">Recent versions of bash include a compound command (enhanced replacement of test).</text:p>
      <text:p text:style-name="P1450"/>
      <text:p text:style-name="P1716">[[ expression ]]</text:p>
      <text:p text:style-name="P1716"/>
      <text:p text:style-name="P1450">expression evaluates to either a true or false <text:span text:style-name="T416">result.</text:span></text:p>
      <text:p text:style-name="P1450"/>
      <text:p text:style-name="P1451">This new command adds an important new string expression:</text:p>
      <table:table table:name="Table195" table:style-name="Table195">
        <table:table-column table:style-name="Table195.A"/>
        <table:table-row>
          <table:table-cell table:style-name="Table195.A1" office:value-type="string">
            <text:p text:style-name="P1728"><text:span text:style-name="T118">string</text:span><text:span text:style-name="T119">1</text:span><text:span text:style-name="T118"> =~ regex</text:span></text:p>
          </table:table-cell>
        </table:table-row>
      </table:table>
      <text:p text:style-name="P1452"/>
      <text:p text:style-name="P1452">Which returns true if string1 is matched by the extended regular expression regex.</text:p>
      <text:p text:style-name="P1452"/>
      <text:p text:style-name="P1453">Eg. we can check if a variable contains an integer and not something else:</text:p>
      <table:table table:name="Table196" table:style-name="Table196">
        <table:table-column table:style-name="Table196.A"/>
        <table:table-row>
          <table:table-cell table:style-name="Table196.A1" office:value-type="string">
            <text:p text:style-name="P598">INT=-5</text:p>
            <text:p text:style-name="P598">if [[ “$INT” =~ ^-?[0-9]+$ ]]; then</text:p>
            <text:p text:style-name="P598"><text:s text:c="4"/>…</text:p>
            <text:p text:style-name="P598">fi</text:p>
          </table:table-cell>
        </table:table-row>
      </table:table>
      <text:p text:style-name="P1453"/>
      <text:p text:style-name="P1454">* In [[ ]] the == operator supports pattern matching the same way pathname expansion does.</text:p>
      <table:table table:name="Table197" table:style-name="Table197">
        <table:table-column table:style-name="Table197.A"/>
        <table:table-row>
          <table:table-cell table:style-name="Table197.A1" office:value-type="string">
            <text:p text:style-name="P599">If [[ $FILE == foo.* ]]; then</text:p>
            <text:p text:style-name="P599"><text:s text:c="4"/>…</text:p>
            <text:p text:style-name="P599">fi</text:p>
          </table:table-cell>
        </table:table-row>
      </table:table>
      <text:p text:style-name="P1454"/>
      <text:p text:style-name="P1455">This makes [[ ]] useful for evaluating file and path names.</text:p>
      <text:p text:style-name="P1455"/>
      <text:p text:style-name="P1455"/>
      <text:p text:style-name="P1069">(( )) - Designed for Integers:</text:p>
      <text:p text:style-name="P1069"/>
      <text:p text:style-name="P1456">The <text:span text:style-name="T1">(( ))</text:span> compound command is useful for operating on integers.</text:p>
      <text:p text:style-name="P1457">It is used to perform <text:span text:style-name="T89">arithmetic truth tests </text:span>(results in true if the result of the arithmetic evaluation is non-zero).</text:p>
      <text:p text:style-name="P1457"><text:soft-page-break/></text:p>
      <table:table table:name="Table198" table:style-name="Table198">
        <table:table-column table:style-name="Table198.A"/>
        <table:table-row>
          <table:table-cell table:style-name="Table198.A1" office:value-type="string">
            <text:p text:style-name="P600">If ((1)); then echo “It is true” fi → It is true</text:p>
          </table:table-cell>
        </table:table-row>
        <table:table-row>
          <table:table-cell table:style-name="Table198.A2" office:value-type="string">
            <text:p text:style-name="P600">If ((0)); then echo “It is true” fi → </text:p>
          </table:table-cell>
        </table:table-row>
      </table:table>
      <text:p text:style-name="P1458"/>
      <text:p text:style-name="P1458"/>
      <text:p text:style-name="P1459">Eg.</text:p>
      <table:table table:name="Table199" table:style-name="Table199">
        <table:table-column table:style-name="Table199.A"/>
        <table:table-row>
          <table:table-cell table:style-name="Table199.A1" office:value-type="string">
            <text:p text:style-name="P601">INT=-5</text:p>
            <text:p text:style-name="P601"/>
            <text:p text:style-name="P601">if ((INT == 0)); then</text:p>
            <text:p text:style-name="P601">…</text:p>
            <text:p text:style-name="P601">else</text:p>
            <text:p text:style-name="P601"><text:s text:c="4"/>if ((INT &lt; 0)); then</text:p>
            <text:p text:style-name="P601"><text:s text:c="4"/>…</text:p>
            <text:p text:style-name="P601"><text:s text:c="4"/>fi</text:p>
            <text:p text:style-name="P601"/>
            <text:p text:style-name="P601"><text:s text:c="4"/>if (( ((INT % 2)) == 0 )) then</text:p>
            <text:p text:style-name="P601"><text:s text:c="4"/>...</text:p>
            <text:p text:style-name="P601"><text:s text:c="4"/>fi</text:p>
            <text:p text:style-name="P601">fi</text:p>
          </table:table-cell>
        </table:table-row>
      </table:table>
      <text:p text:style-name="P1459"/>
      <text:p text:style-name="P1460">(( )) is able to recognize variables by name and does not require expansion to be performed.</text:p>
      <text:p text:style-name="P1460"/>
      <text:p text:style-name="P1460"/>
      <text:p text:style-name="P1070">Logical Operators:</text:p>
      <text:p text:style-name="P1070"/>
      <table:table table:name="Table200" table:style-name="Table200">
        <table:table-column table:style-name="Table200.A"/>
        <table:table-column table:style-name="Table200.B"/>
        <table:table-column table:style-name="Table200.C"/>
        <table:table-row>
          <table:table-cell table:style-name="Table200.A1" office:value-type="string">
            <text:p text:style-name="P587">Operation</text:p>
          </table:table-cell>
          <table:table-cell table:style-name="Table200.A1" office:value-type="string">
            <text:p text:style-name="P587">Test</text:p>
          </table:table-cell>
          <table:table-cell table:style-name="Table200.C1" office:value-type="string">
            <text:p text:style-name="P587">[[ ]] and (( ))</text:p>
          </table:table-cell>
        </table:table-row>
        <table:table-row>
          <table:table-cell table:style-name="Table200.A2" office:value-type="string">
            <text:p text:style-name="P602">AND</text:p>
          </table:table-cell>
          <table:table-cell table:style-name="Table200.A2" office:value-type="string">
            <text:p text:style-name="Table_20_Contents">-<text:span text:style-name="T417">a</text:span></text:p>
          </table:table-cell>
          <table:table-cell table:style-name="Table200.C2" office:value-type="string">
            <text:p text:style-name="P602">&amp;&amp;</text:p>
          </table:table-cell>
        </table:table-row>
        <table:table-row>
          <table:table-cell table:style-name="Table200.A2" office:value-type="string">
            <text:p text:style-name="P602">OR</text:p>
          </table:table-cell>
          <table:table-cell table:style-name="Table200.A2" office:value-type="string">
            <text:p text:style-name="Table_20_Contents">-<text:span text:style-name="T417">o</text:span></text:p>
          </table:table-cell>
          <table:table-cell table:style-name="Table200.C2" office:value-type="string">
            <text:p text:style-name="P602">||</text:p>
          </table:table-cell>
        </table:table-row>
        <table:table-row>
          <table:table-cell table:style-name="Table200.A2" office:value-type="string">
            <text:p text:style-name="P602">NOT</text:p>
          </table:table-cell>
          <table:table-cell table:style-name="Table200.A2" office:value-type="string">
            <text:p text:style-name="Table_20_Contents">!</text:p>
          </table:table-cell>
          <table:table-cell table:style-name="Table200.C2" office:value-type="string">
            <text:p text:style-name="Table_20_Contents">!</text:p>
          </table:table-cell>
        </table:table-row>
      </table:table>
      <text:p text:style-name="P1070"/>
      <text:p text:style-name="P1070"/>
      <text:p text:style-name="P1070"/>
      <text:p text:style-name="P1461">Since all expressions and operators used by <text:span text:style-name="T1">test</text:span> are treated as command arguments by the shell (unlike [[ ]] and (( )) ), characters which have special meaning to bash such as &lt;, &gt;, (, and ), must be quoted or escaped.</text:p>
      <text:p text:style-name="P1461"/>
      <text:p text:style-name="P1461">* () are used to group expressions.</text:p>
      <text:p text:style-name="P1461"/>
      <text:p text:style-name="P1461">* <text:span text:style-name="T14">test</text:span><text:span text:style-name="T418"> → part of POSIX</text:span></text:p>
      <text:p text:style-name="P1461">* <text:s/><text:span text:style-name="T14">[[ ]]</text:span><text:span text:style-name="T418"> → specific to bash.</text:span></text:p>
      <text:p text:style-name="P1462">=&gt; both do roughly the same thing.</text:p>
      <text:p text:style-name="P1462"/>
      <text:p text:style-name="P1462"><text:soft-page-break/></text:p>
      <text:p text:style-name="P1462"/>
      <text:p text:style-name="P1462"/>
      <text:p text:style-name="P1462"/>
      <text:p text:style-name="P1071">Control Operators:</text:p>
      <text:p text:style-name="P1072"/>
      <table:table table:name="Table201" table:style-name="Table201">
        <table:table-column table:style-name="Table201.A"/>
        <table:table-row>
          <table:table-cell table:style-name="Table201.A1" office:value-type="string">
            <text:p text:style-name="P1464">command1 &amp;&amp; command2</text:p>
          </table:table-cell>
        </table:table-row>
      </table:table>
      <text:p text:style-name="P1464"><text:s/></text:p>
      <text:p text:style-name="P1465">the command2 is execute if, and only if, command1 is successful.</text:p>
      <text:p text:style-name="P1464"/>
      <table:table table:name="Table202" table:style-name="Table202">
        <table:table-column table:style-name="Table202.A"/>
        <table:table-row>
          <table:table-cell table:style-name="Table202.A1" office:value-type="string">
            <text:p text:style-name="P1463">command1 || command2</text:p>
          </table:table-cell>
        </table:table-row>
      </table:table>
      <text:p text:style-name="P1463"/>
      <text:p text:style-name="P1465">the command2 is execute if, and only if, command1 is not successful.</text:p>
      <text:p text:style-name="P1463"/>
      <text:p text:style-name="P1466">Eg.</text:p>
      <text:p text:style-name="P1466">mkdir temp &amp;&amp; cd temp</text:p>
      <text:p text:style-name="P1467">→<text:span text:style-name="T419"> </text:span>Will change directory to temp only if the creating of the directory was done successfully.</text:p>
      <text:p text:style-name="P1467"/>
      <text:p text:style-name="P1468">[ -d temp] || mkdir temp</text:p>
      <text:p text:style-name="P1468">→ Will only create a directory temp if the test fails.</text:p>
      <text:p text:style-name="P1468"/>
      <text:p text:style-name="P1468"/>
      <text:p text:style-name="P1469">* id -u → outputs the numeric user ID number of the effective user. (root will have an id of 0).</text:p>
      <text:p text:style-name="P1470"/>
      <text:p text:style-name="P1470">Eg.</text:p>
      <table:table table:name="Table203" table:style-name="Table203">
        <table:table-column table:style-name="Table203.A"/>
        <table:table-row>
          <table:table-cell table:style-name="Table203.A1" office:value-type="string">
            <text:p text:style-name="P603">report_home_space () {</text:p>
            <text:p text:style-name="P603"><text:s text:c="4"/>if [[ $(id -u) -eq 0 ]]; then</text:p>
            <text:p text:style-name="P603"><text:s text:c="8"/>cat &lt;&lt;- _EOF_</text:p>
            <text:p text:style-name="P603"><text:s text:c="12"/>&lt;H2&gt;Home space utilization (All users) &lt;/h2&gt;</text:p>
            <text:p text:style-name="P603"><text:s text:c="12"/>&lt;pre&gt;$(du -sh /home/*)&lt;/pre&gt;</text:p>
            <text:p text:style-name="P603"><text:s text:c="12"/>_EOF_</text:p>
            <text:p text:style-name="P603"><text:s text:c="4"/>else</text:p>
            <text:p text:style-name="P603"><text:s text:c="8"/>cat &lt;&lt;- _EOF_</text:p>
            <text:p text:style-name="P603"><text:s text:c="12"/>&lt;H2&gt;Home space utilization ($USER) &lt;/h2&gt;</text:p>
            <text:p text:style-name="P603"><text:s text:c="12"/>&lt;pre&gt;$(du -sh $HOME)&lt;/pre&gt;</text:p>
            <text:p text:style-name="P603"><text:s text:c="12"/>_EOF_</text:p>
            <text:p text:style-name="P603"><text:s text:c="4"/>fi</text:p>
            <text:p text:style-name="P604"><text:s text:c="4"/>return</text:p>
            <text:p text:style-name="P603">}</text:p>
          </table:table-cell>
        </table:table-row>
      </table:table>
      <text:p text:style-name="P1470"/>
      <text:p text:style-name="P1470"/>
      <text:p text:style-name="P1470"/>
      <text:p text:style-name="P1470"/>
      <text:p text:style-name="P1470"><text:soft-page-break/></text:p>
      <text:p text:style-name="P1470"/>
      <text:p text:style-name="P1470"/>
      <text:p text:style-name="P1470"/>
      <text:p text:style-name="P1470"/>
      <text:p text:style-name="P1470"/>
      <text:p text:style-name="P1073">Read Values From Standard Input:</text:p>
      <text:p text:style-name="P1471"/>
      <text:p text:style-name="P1471"/>
      <table:table table:name="Table204" table:style-name="Table204">
        <table:table-column table:style-name="Table204.A"/>
        <table:table-column table:style-name="Table204.B"/>
        <table:table-column table:style-name="Table204.C"/>
        <table:table-row>
          <table:table-cell table:style-name="Table204.A1" office:value-type="string">
            <text:p text:style-name="Table_20_Contents"/>
          </table:table-cell>
          <table:table-cell table:style-name="Table204.A1" office:value-type="string">
            <text:p text:style-name="P605"><text:span text:style-name="T420">r</text:span>ead [-options] [variable …]</text:p>
          </table:table-cell>
          <table:table-cell table:style-name="Table204.C1" office:value-type="string">
            <text:p text:style-name="P605">Read a single line of standard input.</text:p>
            <text:p text:style-name="P606">variable is the name of one or more variables used to hold the input valu<text:span text:style-name="T421">e.</text:span></text:p>
            <text:p text:style-name="P607">If no variable name is supplied, <text:span text:style-name="T1">REPLY</text:span> contains the line of data.</text:p>
          </table:table-cell>
        </table:table-row>
        <table:table-row>
          <table:table-cell table:style-name="Table204.A2" office:value-type="string">
            <text:p text:style-name="Table_20_Contents"/>
          </table:table-cell>
          <table:table-cell table:style-name="Table204.A2" office:value-type="string">
            <text:p text:style-name="P605">-<text:span text:style-name="T426">a array</text:span></text:p>
          </table:table-cell>
          <table:table-cell table:style-name="Table204.C2" office:value-type="string">
            <text:p text:style-name="P613">Assign the input to array, starting with index zero.</text:p>
          </table:table-cell>
        </table:table-row>
        <table:table-row>
          <table:table-cell table:style-name="Table204.A2" office:value-type="string">
            <text:p text:style-name="Table_20_Contents"/>
          </table:table-cell>
          <table:table-cell table:style-name="Table204.A2" office:value-type="string">
            <text:p text:style-name="P605">-<text:span text:style-name="T426">d delimiter</text:span></text:p>
          </table:table-cell>
          <table:table-cell table:style-name="Table204.C2" office:value-type="string">
            <text:p text:style-name="P614">The first character in the string delimiter is used to indicate end of input, rather than a newline character.</text:p>
          </table:table-cell>
        </table:table-row>
        <table:table-row>
          <table:table-cell table:style-name="Table204.A2" office:value-type="string">
            <text:p text:style-name="Table_20_Contents"/>
          </table:table-cell>
          <table:table-cell table:style-name="Table204.A2" office:value-type="string">
            <text:p text:style-name="P605">-<text:span text:style-name="T426">e</text:span></text:p>
          </table:table-cell>
          <table:table-cell table:style-name="Table204.C2" office:value-type="string">
            <text:p text:style-name="P614">Use Readline to handle input.</text:p>
            <text:p text:style-name="P614">This permits input editing in the same manner as the command line.</text:p>
          </table:table-cell>
        </table:table-row>
        <table:table-row>
          <table:table-cell table:style-name="Table204.A2" office:value-type="string">
            <text:p text:style-name="Table_20_Contents"/>
          </table:table-cell>
          <table:table-cell table:style-name="Table204.A2" office:value-type="string">
            <text:p text:style-name="P605">-<text:span text:style-name="T426">n num</text:span></text:p>
          </table:table-cell>
          <table:table-cell table:style-name="Table204.C2" office:value-type="string">
            <text:p text:style-name="P614">Read num character of input, rather than an entire line.</text:p>
          </table:table-cell>
        </table:table-row>
        <table:table-row>
          <table:table-cell table:style-name="Table204.A2" office:value-type="string">
            <text:p text:style-name="Table_20_Contents"/>
          </table:table-cell>
          <table:table-cell table:style-name="Table204.A2" office:value-type="string">
            <text:p text:style-name="P605">-<text:span text:style-name="T426">p prompt</text:span></text:p>
          </table:table-cell>
          <table:table-cell table:style-name="Table204.C2" office:value-type="string">
            <text:p text:style-name="P614">Display a prompt for input using the string prompt.</text:p>
          </table:table-cell>
        </table:table-row>
        <table:table-row>
          <table:table-cell table:style-name="Table204.A2" office:value-type="string">
            <text:p text:style-name="Table_20_Contents"/>
          </table:table-cell>
          <table:table-cell table:style-name="Table204.A2" office:value-type="string">
            <text:p text:style-name="P605">-<text:span text:style-name="T426">r</text:span></text:p>
          </table:table-cell>
          <table:table-cell table:style-name="Table204.C2" office:value-type="string">
            <text:p text:style-name="P615">Raw mode. Do not interpret backslash characters as escapes.</text:p>
          </table:table-cell>
        </table:table-row>
        <table:table-row>
          <table:table-cell table:style-name="Table204.A2" office:value-type="string">
            <text:p text:style-name="Table_20_Contents"/>
          </table:table-cell>
          <table:table-cell table:style-name="Table204.A2" office:value-type="string">
            <text:p text:style-name="P613">-s</text:p>
          </table:table-cell>
          <table:table-cell table:style-name="Table204.C2" office:value-type="string">
            <text:p text:style-name="P616">Silent mode.</text:p>
            <text:p text:style-name="P616">Do not echo characters to the display as they are typed.</text:p>
            <text:p text:style-name="P616">This is useful when inputting passwords and other confidential information.</text:p>
          </table:table-cell>
        </table:table-row>
        <table:table-row>
          <table:table-cell table:style-name="Table204.A2" office:value-type="string">
            <text:p text:style-name="Table_20_Contents"/>
          </table:table-cell>
          <table:table-cell table:style-name="Table204.A2" office:value-type="string">
            <text:p text:style-name="P613">-t seconds</text:p>
          </table:table-cell>
          <table:table-cell table:style-name="Table204.C2" office:value-type="string">
            <text:p text:style-name="P616">Timeout. Terminate input after seconds.</text:p>
            <text:p text:style-name="P616">read returns a non-zero exit status if an input times out.</text:p>
          </table:table-cell>
        </table:table-row>
        <table:table-row>
          <table:table-cell table:style-name="Table204.A2" office:value-type="string">
            <text:p text:style-name="Table_20_Contents"/>
          </table:table-cell>
          <table:table-cell table:style-name="Table204.A2" office:value-type="string">
            <text:p text:style-name="P613">-u fd</text:p>
          </table:table-cell>
          <table:table-cell table:style-name="Table204.C2" office:value-type="string">
            <text:p text:style-name="P616">Use input from file descriptor fd, rather than standard input.</text:p>
          </table:table-cell>
        </table:table-row>
      </table:table>
      <text:p text:style-name="P1471"/>
      <text:p text:style-name="P1471"/>
      <text:p text:style-name="P1472">Eg. <text:span text:style-name="T422">(terminal)</text:span></text:p>
      <text:p text:style-name="P1472">declare variable_name</text:p>
      <text:p text:style-name="P1472">read variable_name</text:p>
      <text:p text:style-name="P1472">your input</text:p>
      <text:p text:style-name="P1473"/>
      <text:p text:style-name="P1473"/>
      <text:p text:style-name="P1475">Eg. <text:span text:style-name="T423">(script)</text:span></text:p>
      <table:table table:name="Table205" table:style-name="Table205">
        <table:table-column table:style-name="Table205.A"/>
        <text:soft-page-break/>
        <table:table-row>
          <table:table-cell table:style-name="Table205.A1" office:value-type="string">
            <text:p text:style-name="P608">echo -n “Please enter an integer” </text:p>
            <text:p text:style-name="P608">read int</text:p>
            <text:p text:style-name="P608"/>
            <text:p text:style-name="P608">if [[ “$int” =~ ^-?[0-9]+$ ]]; then</text:p>
            <text:p text:style-name="P608">...</text:p>
            <text:p text:style-name="P608">fi</text:p>
            <text:p text:style-name="P608">return 0</text:p>
          </table:table-cell>
        </table:table-row>
      </table:table>
      <text:p text:style-name="P1474"/>
      <text:p text:style-name="P1474"/>
      <text:p text:style-name="P1474"/>
      <text:p text:style-name="P1476">* You can assign input to multiple variables:</text:p>
      <table:table table:name="Table206" table:style-name="Table206">
        <table:table-column table:style-name="Table206.A"/>
        <table:table-row>
          <table:table-cell table:style-name="Table206.A1" office:value-type="string">
            <text:p text:style-name="P611"># read-multiple</text:p>
            <text:p text:style-name="P610">echo -n “Enter one or more values”</text:p>
            <text:p text:style-name="P610">read var1 var2 var3 var4 var5</text:p>
            <text:p text:style-name="P610"/>
            <text:p text:style-name="P610">echo “var1 = ‘$var1’”</text:p>
            <text:p text:style-name="P610">echo “var2 = ‘$var2’”</text:p>
            <text:p text:style-name="P610">echo “var3 = ‘$var3’”</text:p>
            <text:p text:style-name="P610">echo “var4 = ‘$var4’”</text:p>
            <text:p text:style-name="P610">echo “var5 = ‘$var5’”</text:p>
          </table:table-cell>
        </table:table-row>
      </table:table>
      <text:p text:style-name="P1476"/>
      <table:table table:name="Table207" table:style-name="Table207">
        <table:table-column table:style-name="Table207.A"/>
        <table:table-row>
          <table:table-cell table:style-name="Table207.A1" office:value-type="string">
            <text:p text:style-name="P612">read-multiple </text:p>
            <text:p text:style-name="P612">Enter one or more values &gt; a b c d e</text:p>
            <text:p text:style-name="P612">var1 = ‘a’</text:p>
            <text:p text:style-name="P612">var2 = ‘b’</text:p>
            <text:p text:style-name="P612">var3 = ‘c’</text:p>
            <text:p text:style-name="P612">var4 = ‘d’</text:p>
            <text:p text:style-name="P612">var5 = ‘e’</text:p>
            <text:p text:style-name="P612"/>
            <text:p text:style-name="P612">read-multiple </text:p>
            <text:p text:style-name="P612">Enter one or more values &gt; a</text:p>
            <text:p text:style-name="P612">var1 = ‘a’</text:p>
            <text:p text:style-name="P612">var2 = ‘’</text:p>
            <text:p text:style-name="P612">var3 = ‘’</text:p>
            <text:p text:style-name="P612">var4 = ‘’</text:p>
            <text:p text:style-name="P612">var5 = ‘’</text:p>
            <text:p text:style-name="P612"/>
            <text:p text:style-name="P612">read-multiple </text:p>
            <text:p text:style-name="P612">Enter one or more values &gt; a b c d e <text:span text:style-name="T425">f g</text:span></text:p>
            <text:p text:style-name="P612">var1 = ‘a’</text:p>
            <text:p text:style-name="P612">var2 = ‘b’</text:p>
            <text:p text:style-name="P612">var3 = ‘c’</text:p>
            <text:p text:style-name="P612">var4 = ‘d’</text:p>
            <text:p text:style-name="P612"><text:soft-page-break/>var5 = ‘e <text:span text:style-name="T425">f g</text:span>’</text:p>
          </table:table-cell>
        </table:table-row>
      </table:table>
      <text:p text:style-name="P1476"/>
      <text:p text:style-name="P1476"/>
      <text:p text:style-name="P1477">Eg.</text:p>
      <table:table table:name="Table208" table:style-name="Table208">
        <table:table-column table:style-name="Table208.A"/>
        <table:table-row>
          <table:table-cell table:style-name="Table208.A1" office:value-type="string">
            <text:p text:style-name="P617">#!/bin/bash</text:p>
            <text:p text:style-name="P617"/>
            <text:p text:style-name="P617"># read-secret: input a secret pass phrase</text:p>
            <text:p text:style-name="P617"/>
            <text:p text:style-name="P617">if read -t 10 -sp “Enter secret pass phrase &gt; “ secret_pass; then</text:p>
            <text:p text:style-name="P617"><text:s text:c="4"/>echo -e “\nSecret pass phrase = ‘$secrect_pass’”</text:p>
            <text:p text:style-name="P617">else</text:p>
            <text:p text:style-name="P617"><text:s text:c="4"/>echo -e “\nInput timed out” &gt;&amp;2</text:p>
            <text:p text:style-name="P617"><text:s text:c="4"/>exit 1</text:p>
            <text:p text:style-name="P617">fi</text:p>
          </table:table-cell>
        </table:table-row>
      </table:table>
      <text:p text:style-name="P1477"/>
      <text:p text:style-name="P1477"/>
      <text:p text:style-name="P1074">IFS</text:p>
      <text:p text:style-name="P1074"/>
      <text:p text:style-name="P1478">The shell performs word splitting on the input provided to <text:span text:style-name="T1">read</text:span>.</text:p>
      <text:p text:style-name="P1479">Multiple words separated by one or more spaces become separate items on the input line, and are assigned to separate variables by <text:span text:style-name="T1">read</text:span>.</text:p>
      <text:p text:style-name="P1479"/>
      <text:p text:style-name="P1480">This behavior is configured by a shell variable: <text:span text:style-name="T1">IFS</text:span> (Internal Field Separator).</text:p>
      <text:p text:style-name="P1481">The default value of IFS contains a space, a tab, and a newline character, each of which will separate items from one another.</text:p>
      <text:p text:style-name="P1481"/>
      <text:p text:style-name="P1482">Eg. Changing IFS to single colon to be able to use read to input the contents of /etc/passwd <text:span text:style-name="T428">and separate fields into different variables.</text:span></text:p>
      <table:table table:name="Table209" table:style-name="Table209">
        <table:table-column table:style-name="Table209.A"/>
        <table:table-row>
          <table:table-cell table:style-name="Table209.A1" office:value-type="string">
            <text:p text:style-name="P619">#!/bin/bash</text:p>
            <text:p text:style-name="P619"/>
            <text:p text:style-name="P619">FILE=/etc/passwd</text:p>
            <text:p text:style-name="P619"/>
            <text:p text:style-name="P619">read -p “Enter a user name &gt; “ user_name</text:p>
            <text:p text:style-name="P619"/>
            <text:p text:style-name="P619">file_info = $(grep “^$user_name:” $FILE)</text:p>
            <text:p text:style-name="P619"/>
            <text:p text:style-name="P619">if [ -n “$file_info” ]; then</text:p>
            <text:p text:style-name="P619"><text:s text:c="4"/>IFS=”:” read user pw uid gid name home shell &lt;&lt;&lt; “$file_info”</text:p>
            <text:p text:style-name="P619"><text:s text:c="4"/>echo “User = ‘$user’”</text:p>
            <text:p text:style-name="P619"><text:s text:c="4"/>echo “UID = ‘$uid’”</text:p>
            <text:p text:style-name="P619"><text:s text:c="4"/>echo “GID = ‘$gid’”</text:p>
            <text:p text:style-name="P619"><text:s text:c="4"/>echo “Full Name = ‘$name’”</text:p>
            <text:p text:style-name="P619"><text:s text:c="4"/>echo “Home Dir. = ‘$home’”</text:p>
            <text:p text:style-name="P619"><text:soft-page-break/><text:s text:c="4"/>echo “Shell = ‘$shell’”</text:p>
            <text:p text:style-name="P619">else</text:p>
            <text:p text:style-name="P619"><text:s text:c="4"/>echo “No such user ‘$user_name’” &gt;&amp;2</text:p>
            <text:p text:style-name="P619"><text:s text:c="4"/>exit 1</text:p>
            <text:p text:style-name="P619">fi</text:p>
          </table:table-cell>
        </table:table-row>
      </table:table>
      <text:p text:style-name="P1483">* <text:span text:style-name="T15">IFS=”:” read user pw uid gid name home shell &lt;&lt;&lt; “$file_info”</text:span></text:p>
      <text:p text:style-name="P1483"><text:span text:style-name="T428">c</text:span>ontains <text:span text:style-name="T431">two</text:span> parts:</text:p>
      <text:p text:style-name="P1483"/>
      <text:p text:style-name="P1483">i. <text:span text:style-name="T429">Variable assignment:</text:span></text:p>
      <text:p text:style-name="P1484">The shell allows one or more variable assignments to take place immediately before a command. <text:span text:style-name="T430">These assignments alter the environment for the command that follows (temporary effect; changing the environment for the duration of the command).</text:span></text:p>
      <text:p text:style-name="P1484"/>
      <text:p text:style-name="P1485">This is very useful because we could have coded it this way:</text:p>
      <table:table table:name="Table210" table:style-name="Table210">
        <table:table-column table:style-name="Table210.A"/>
        <table:table-row>
          <table:table-cell table:style-name="Table210.A1" office:value-type="string">
            <text:p text:style-name="P620">OLD_IFS=”$IFS”</text:p>
            <text:p text:style-name="P620">IFS=”:”</text:p>
            <text:p text:style-name="P620">read user pw uid gid name home shell &lt;&lt;&lt; “$file_info”</text:p>
            <text:p text:style-name="P620">IFS=”$OLD_IFS”</text:p>
          </table:table-cell>
        </table:table-row>
      </table:table>
      <text:p text:style-name="P1485"/>
      <text:p text:style-name="P1486">ii. &lt;&lt;&lt;:</text:p>
      <text:p text:style-name="P1486">Indicates a <text:span text:style-name="T103">here string</text:span>.</text:p>
      <text:p text:style-name="P1487">A here string is like a here document, only shorter, consisting of a single string.</text:p>
      <text:p text:style-name="P1488">But why this? <text:s/>Why not using pipe to read?</text:p>
      <text:p text:style-name="P1488">The reason is that <text:span text:style-name="T1">You Can’t Pipe read</text:span>!</text:p>
      <text:p text:style-name="P1488"/>
      <text:p text:style-name="P1489">In <text:span text:style-name="T1">bash</text:span> (and other shells such as <text:span text:style-name="T1">sh</text:span>), pipelines create subshells (copies of the shell and its environment) which are used to execute the command in the pipeline.</text:p>
      <text:p text:style-name="P1490">Subshells in Unix-like systems create copies of the environment for the processes to use while they execute. <text:span text:style-name="T432">When the processes finishes the copy of the environment is destroyed.</text:span></text:p>
      <text:p text:style-name="P1491">This means a <text:span text:style-name="T89">subshell</text:span> can never alter the <text:span text:style-name="T89">environment</text:span> of it <text:span text:style-name="T89">parent process</text:span>.</text:p>
      <text:p text:style-name="P1492"/>
      <text:p text:style-name="P1493"><text:span text:style-name="T1">read</text:span> assigns variables, which then become part of the environment.</text:p>
      <text:p text:style-name="P1494">So when:</text:p>
      <text:p text:style-name="P1494">echo “foo” | read</text:p>
      <text:p text:style-name="P1494"><text:span text:style-name="T1">read </text:span>assigns the value “foo” to REPLY in its subshell’s environment, but when the command exits, the subshell and its environment are destroyed, and the effect of the assignment is lost.</text:p>
      <text:p text:style-name="P1494"/>
      <text:p text:style-name="P1494"/>
      <text:p text:style-name="P1031">Validating Input:</text:p>
      <text:p text:style-name="P1031"/>
      <text:p text:style-name="P1495">We can have a function that exit a script with an error and use it to validate input.</text:p>
      <text:p text:style-name="P1495"/>
      <text:p text:style-name="P1495">Eg.</text:p>
      <table:table table:name="Table211" table:style-name="Table211">
        <table:table-column table:style-name="Table211.A"/>
        <text:soft-page-break/>
        <table:table-row>
          <table:table-cell table:style-name="Table211.A1" office:value-type="string">
            <text:p text:style-name="P1495">invalid_input () {</text:p>
            <text:p text:style-name="P1495"><text:s text:c="4"/>echo “Invalid input ‘$REPLY’” &gt;&amp;2</text:p>
            <text:p text:style-name="P1495"><text:s text:c="4"/>exit 1</text:p>
            <text:p text:style-name="P1495">}</text:p>
            <text:p text:style-name="P1495"/>
            <text:p text:style-name="P1495">read -p “Enter a single item &gt; “</text:p>
            <text:p text:style-name="P1495"/>
            <text:p text:style-name="P1495">[[ -z $REPLY ]] &amp;&amp; invalid_input</text:p>
            <text:p text:style-name="P1495"/>
            <text:p text:style-name="P1496">(( $(echo $REPLY | wc -w) &gt; 1 )) &amp;&amp; invalid_input</text:p>
            <text:p text:style-name="P1496"/>
            <text:p text:style-name="P1496">...</text:p>
          </table:table-cell>
        </table:table-row>
      </table:table>
      <text:p text:style-name="P1495"/>
      <text:p text:style-name="P1495"/>
      <text:p text:style-name="P1495"/>
      <text:p text:style-name="P1032">Menu:</text:p>
      <text:p text:style-name="P1032"/>
      <text:p text:style-name="P1497">Common type of interactivity is called <text:span text:style-name="T89">menu-driven</text:span>.</text:p>
      <text:p text:style-name="P1498">Generally this type of script is logically divided into two pats.</text:p>
      <text:p text:style-name="P1498">The first part displays the menu and inputs the response from the user.</text:p>
      <text:p text:style-name="P1498">The second part identifies the response and carries out the selected action.</text:p>
      <text:p text:style-name="P1499">The use of <text:span text:style-name="T1">exit</text:span> is necessary because it will prevent the script from executing additional unnecessary code after an action has been carried out.</text:p>
      <text:p text:style-name="P1499"/>
      <text:p text:style-name="P1499"/>
      <text:p text:style-name="P1499"/>
      <text:p text:style-name="P1500"/>
      <text:p text:style-name="P1075">Looping With while / until:</text:p>
      <text:p text:style-name="P1075"/>
      <text:p text:style-name="P1500">The syntax of the while command is:</text:p>
      <table:table table:name="Table212" table:style-name="Table212">
        <table:table-column table:style-name="Table212.A"/>
        <table:table-row>
          <table:table-cell table:style-name="Table212.A1" office:value-type="string">
            <text:p text:style-name="P621">while commands; do commands; done</text:p>
          </table:table-cell>
        </table:table-row>
      </table:table>
      <text:p text:style-name="P1503"/>
      <text:p text:style-name="P1502">Like if, while evaluates the exit status of a list of commands. <text:span text:style-name="T433">As long as the exit status is zero, it performs the commands inside the loop.</text:span></text:p>
      <text:p text:style-name="P1500"/>
      <text:p text:style-name="P1501">Eg.</text:p>
      <table:table table:name="Table213" table:style-name="Table213">
        <table:table-column table:style-name="Table213.A"/>
        <table:table-row>
          <table:table-cell table:style-name="Table213.A1" office:value-type="string">
            <text:p text:style-name="P622">#!/bin/bash</text:p>
            <text:p text:style-name="P622"/>
            <text:p text:style-name="P622">count=1</text:p>
            <text:p text:style-name="P622"/>
            <text:p text:style-name="P622">while [ $count -le 5]; do</text:p>
            <text:p text:style-name="P622"><text:s text:c="4"/>echo $count</text:p>
            <text:p text:style-name="P622"><text:s text:c="4"/>count=$((count + 1))</text:p>
            <text:p text:style-name="P622"><text:soft-page-break/>done</text:p>
            <text:p text:style-name="P622">echo “Finished”</text:p>
          </table:table-cell>
        </table:table-row>
      </table:table>
      <text:p text:style-name="P1501"/>
      <text:p text:style-name="P1501"/>
      <text:p text:style-name="P1501">* <text:span text:style-name="T16">continue</text:span><text:span text:style-name="T434"> → causes the remainder of the loop to be skipped.</text:span></text:p>
      <text:p text:style-name="P1501">* <text:span text:style-name="T16">break</text:span><text:span text:style-name="T434"> → immediately terminates the loop.</text:span></text:p>
      <text:p text:style-name="P1501"/>
      <text:p text:style-name="P1501"/>
      <text:p text:style-name="P1501"/>
      <text:p text:style-name="P1504">Eg.</text:p>
      <table:table table:name="Table214" table:style-name="Table214">
        <table:table-column table:style-name="Table214.A"/>
        <table:table-row>
          <table:table-cell table:style-name="Table214.A1" office:value-type="string">
            <text:p text:style-name="P623">#!/bin/bash</text:p>
            <text:p text:style-name="P623"/>
            <text:p text:style-name="P623">DELAY=3</text:p>
            <text:p text:style-name="P623"/>
            <text:p text:style-name="P623">while true; do</text:p>
            <text:p text:style-name="P623"><text:s text:c="4"/>clear</text:p>
            <text:p text:style-name="P623"><text:s text:c="4"/>cat &lt;&lt;- _EOF_</text:p>
            <text:p text:style-name="P623"><text:s text:c="8"/>Please Select:</text:p>
            <text:p text:style-name="P623"><text:s text:c="8"/></text:p>
            <text:p text:style-name="P623"><text:s text:c="8"/>1. Display System Information</text:p>
            <text:p text:style-name="P623"><text:s text:c="8"/>1. Display System Information</text:p>
            <text:p text:style-name="P623"><text:s text:c="8"/>1. Display System Information</text:p>
            <text:p text:style-name="P623"><text:s text:c="8"/>1. Display System Information</text:p>
            <text:p text:style-name="P623"><text:s text:c="4"/>_EOF_</text:p>
            <text:p text:style-name="P623"><text:s text:c="2"/></text:p>
            <text:p text:style-name="P623"><text:s text:c="4"/>read -p “Enter selection [0-3] &gt; “</text:p>
            <text:p text:style-name="P623"><text:s text:c="4"/></text:p>
            <text:p text:style-name="P623"><text:s text:c="4"/>if [[ $REPLY =~ ^[0-3]$ ]]; then</text:p>
            <text:p text:style-name="P623"><text:s text:c="8"/>if [[ $REPLY == 1]]; then</text:p>
            <text:p text:style-name="P623"><text:s text:c="12"/>echo “Hostname: $HOSTNAME”</text:p>
            <text:p text:style-name="P623"><text:s text:c="12"/>uptime</text:p>
            <text:p text:style-name="P623"><text:s text:c="12"/>sleep $DELAY</text:p>
            <text:p text:style-name="P623"><text:s text:c="12"/>continue</text:p>
            <text:p text:style-name="P623"><text:s text:c="8"/>fi</text:p>
            <text:p text:style-name="P623"><text:s text:c="8"/>if [[ $REPLY == 2]]; then</text:p>
            <text:p text:style-name="P623"><text:s text:c="12"/>df -h</text:p>
            <text:p text:style-name="P623"><text:s text:c="12"/>sleep $DELAY</text:p>
            <text:p text:style-name="P623"><text:s text:c="12"/>continue</text:p>
            <text:p text:style-name="P623"><text:s text:c="8"/>fi</text:p>
            <text:p text:style-name="P623"><text:s text:c="8"/>if [[ $REPLY == 3]]; then</text:p>
            <text:p text:style-name="P623"><text:s text:c="12"/>if [[ $(id -u) -eq 0 ]]; then</text:p>
            <text:p text:style-name="P623"><text:s text:c="16"/>echo “Home Space Utilization (All Users)”</text:p>
            <text:p text:style-name="P623"><text:s text:c="16"/>du -sh /home/*</text:p>
            <text:p text:style-name="P623"><text:soft-page-break/><text:s text:c="12"/>else</text:p>
            <text:p text:style-name="P623"><text:s text:c="16"/>echo “Home Space Utilization ($USER)”</text:p>
            <text:p text:style-name="P623"><text:s text:c="16"/>du -sh <text:span text:style-name="T435">$HOME</text:span></text:p>
            <text:p text:style-name="P623"><text:s text:c="12"/>fi</text:p>
            <text:p text:style-name="P623"><text:s text:c="12"/>sleep $DELAY</text:p>
            <text:p text:style-name="P623"><text:s text:c="12"/>continue</text:p>
            <text:p text:style-name="P623"><text:s text:c="8"/>fi</text:p>
            <text:p text:style-name="P623"><text:s text:c="8"/><text:span text:style-name="T436">if [[ $REPLY == 0 ]]; then</text:span></text:p>
            <text:p text:style-name="P623"><text:s text:c="12"/><text:span text:style-name="T436">break</text:span></text:p>
            <text:p text:style-name="P623"><text:s text:c="8"/><text:span text:style-name="T436">fi</text:span></text:p>
            <text:p text:style-name="P624"><text:s text:c="4"/>else</text:p>
            <text:p text:style-name="P624"><text:s text:c="8"/>echo “Invalid Entry.”</text:p>
            <text:p text:style-name="P624"><text:s text:c="8"/>sleep $DELAY</text:p>
            <text:p text:style-name="P623"><text:s text:c="4"/>fi</text:p>
            <text:p text:style-name="P624">done</text:p>
            <text:p text:style-name="P624">echo “Program terminated.”</text:p>
          </table:table-cell>
        </table:table-row>
      </table:table>
      <text:p text:style-name="P1504"/>
      <text:p text:style-name="P1504"/>
      <text:p text:style-name="P1504"/>
      <text:p text:style-name="P1505"><text:span text:style-name="T1">until</text:span> command is much like <text:span text:style-name="T1">while</text:span>, except instead of exiting a loop when a non-zero exit status is encountered, it does the <text:span text:style-name="T105">opposite</text:span>.</text:p>
      <text:p text:style-name="P1505"/>
      <text:p text:style-name="P1505"/>
      <text:p text:style-name="P1505"/>
      <text:p text:style-name="P1033">Reading Files With Loops:</text:p>
      <text:p text:style-name="P1033"/>
      <text:p text:style-name="P1506"><text:span text:style-name="T1">while</text:span> and <text:span text:style-name="T1">until</text:span> can process standard input.</text:p>
      <text:p text:style-name="P1506"/>
      <text:p text:style-name="P1507">Eg.</text:p>
      <table:table table:name="Table215" table:style-name="Table215">
        <table:table-column table:style-name="Table215.A"/>
        <table:table-row>
          <table:table-cell table:style-name="Table215.A1" office:value-type="string">
            <text:p text:style-name="P625">#!/bin/bash</text:p>
            <text:p text:style-name="P625"/>
            <text:p text:style-name="P625">while read distro version release; do</text:p>
            <text:p text:style-name="P625"><text:s text:c="4"/>printf “Distro: %s\tVersion: %s\tReleased: %s\n” \</text:p>
            <text:p text:style-name="P625"><text:s text:c="8"/>$distro \</text:p>
            <text:p text:style-name="P625"><text:s text:c="8"/>$version \</text:p>
            <text:p text:style-name="P625"><text:s text:c="8"/>$release</text:p>
            <text:p text:style-name="P625">done &lt; distro.txt</text:p>
          </table:table-cell>
        </table:table-row>
      </table:table>
      <text:p text:style-name="P1507"/>
      <text:p text:style-name="P1507"/>
      <text:p text:style-name="P1508">The <text:span text:style-name="T1">read</text:span> command will exit after each line is read, with a zero exit status until the end-of-file is reached.</text:p>
      <text:p text:style-name="P1508"/>
      <text:p text:style-name="P1509">It is also possible to pipe standard input into a loop:</text:p>
      <table:table table:name="Table216" table:style-name="Table216">
        <table:table-column table:style-name="Table216.A"/>
        <text:soft-page-break/>
        <table:table-row>
          <table:table-cell table:style-name="Table216.A1" office:value-type="string">
            <text:p text:style-name="P626">sort -k 1,1 -k 2n distro.txt | while read distro version release; do</text:p>
          </table:table-cell>
        </table:table-row>
      </table:table>
      <text:p text:style-name="P1509"/>
      <text:p text:style-name="P1510">It is important to remember that since a pipe will execute the loop in a subshell, any variables created or assigned within the loop will be lost when the loop terminates.</text:p>
      <text:p text:style-name="P1510"/>
      <text:p text:style-name="P1510"/>
      <text:p text:style-name="P1510"/>
      <text:p text:style-name="P1510"/>
      <text:p text:style-name="P1510"/>
      <text:p text:style-name="P1510"/>
      <text:p text:style-name="P1510"/>
      <text:p text:style-name="P1510"/>
      <text:p text:style-name="P1510"/>
      <text:p text:style-name="P1076">Troubleshooting:</text:p>
      <text:p text:style-name="P1076"/>
      <text:p text:style-name="P1076"/>
      <text:p text:style-name="P1034"><text:span text:style-name="T443">1. </text:span>Syntactic Error:</text:p>
      <text:p text:style-name="P1034"/>
      <text:p text:style-name="P1511">One general class of errors is <text:span text:style-name="T1">syntactic</text:span>.</text:p>
      <text:p text:style-name="P1511">It involves mis-typing some element of shell syntax.</text:p>
      <text:p text:style-name="P1512">In most cases, these kinds of errors will lead to the shell refusing to execute the script.</text:p>
      <text:p text:style-name="P1512"/>
      <text:p text:style-name="P1513">It helps to enable the syntax highlighting in vim:</text:p>
      <table:table table:name="Table217" table:style-name="Table217">
        <table:table-column table:style-name="Table217.A"/>
        <table:table-row>
          <table:table-cell table:style-name="Table217.A1" office:value-type="string">
            <text:p text:style-name="Table_20_Contents">:<text:span text:style-name="T437">syntax on</text:span></text:p>
          </table:table-cell>
        </table:table-row>
      </table:table>
      <text:p text:style-name="P1513"/>
      <text:p text:style-name="P1513"/>
      <text:p text:style-name="P1513">- <text:span text:style-name="T438">Missing Quotes</text:span></text:p>
      <text:p text:style-name="P1513">- <text:span text:style-name="T438">Missing or Unexpected Tokens</text:span></text:p>
      <text:p text:style-name="P1513">- <text:span text:style-name="T439">Unanticipated Expansions (can be corrected by adding quotes around arguments).</text:span></text:p>
      <text:p text:style-name="P1514">Eg.</text:p>
      <table:table table:name="Table218" table:style-name="Table218">
        <table:table-column table:style-name="Table218.A"/>
        <table:table-row>
          <table:table-cell table:style-name="Table218.A1" office:value-type="string">
            <text:p text:style-name="P627">number=</text:p>
            <text:p text:style-name="P627">if [ $number = 1 ]; then</text:p>
            <text:p text:style-name="P627">...</text:p>
            <text:p text:style-name="P627">fi</text:p>
          </table:table-cell>
        </table:table-row>
      </table:table>
      <text:p text:style-name="P1514">Will result int <text:span text:style-name="T1">[ = 1]</text:span> which will cause an error. We correct this by:</text:p>
      <table:table table:name="Table219" table:style-name="Table219">
        <table:table-column table:style-name="Table219.A"/>
        <table:table-row>
          <table:table-cell table:style-name="Table219.A1" office:value-type="string">
            <text:p text:style-name="P627">number=</text:p>
            <text:p text:style-name="P627">if [ “$number” = 1 ]; then</text:p>
            <text:p text:style-name="P627">…</text:p>
            <text:p text:style-name="P627">fi</text:p>
          </table:table-cell>
        </table:table-row>
      </table:table>
      <text:p text:style-name="P1514"/>
      <text:p text:style-name="P1514"/>
      <text:p text:style-name="P1035"><text:span text:style-name="T443">2. Logical</text:span> Error:</text:p>
      <text:p text:style-name="P1035"/>
      <text:p text:style-name="P1515"><text:soft-page-break/>Logical errors do not prevent script from running. <text:span text:style-name="T440">The script will run, but it will not produce the desired result, due to a problem with its logic.</text:span></text:p>
      <text:p text:style-name="P1513"/>
      <text:p text:style-name="P1516">The most common kinds found in scripts:</text:p>
      <text:p text:style-name="P1517"><text:span text:style-name="T1">1. Incorrect conditional expressions</text:span>.</text:p>
      <text:p text:style-name="P1717">2. “Off by one” errors.</text:p>
      <text:p text:style-name="P1718">3. Unanticipated situations.</text:p>
      <text:p text:style-name="P1658">Results from a program encountering data or situations that were unforeseen by the programmer.</text:p>
      <text:p text:style-name="P1717"/>
      <text:p text:style-name="P1717"/>
      <text:p text:style-name="P1717"/>
      <text:p text:style-name="P1717"/>
      <text:p text:style-name="P1717"/>
      <text:p text:style-name="P1717"/>
      <text:p text:style-name="P1517">→<text:span text:style-name="T441"> Defensive Programming:</text:span></text:p>
      <text:p text:style-name="P1518">It is important to verify assumptions when programming.</text:p>
      <text:p text:style-name="P1519">Eg.</text:p>
      <table:table table:name="Table220" table:style-name="Table220">
        <table:table-column table:style-name="Table220.A"/>
        <table:table-column table:style-name="Table220.B"/>
        <table:table-row>
          <table:table-cell table:style-name="Table220.A1" office:value-type="string">
            <text:p text:style-name="P628">Wrong version</text:p>
          </table:table-cell>
          <table:table-cell table:style-name="Table220.B1" office:value-type="string">
            <text:p text:style-name="P628">More secure way</text:p>
          </table:table-cell>
        </table:table-row>
        <table:table-row>
          <table:table-cell table:style-name="Table220.A2" office:value-type="string">
            <text:p text:style-name="P628">cd $dir_name</text:p>
            <text:p text:style-name="P628">rm *</text:p>
          </table:table-cell>
          <table:table-cell table:style-name="Table220.B2" office:value-type="string">
            <text:p text:style-name="P628">cd $dir_name &amp;&amp; rm *</text:p>
          </table:table-cell>
        </table:table-row>
      </table:table>
      <text:p text:style-name="P1519"/>
      <text:p text:style-name="P1520">But it is best to terminate the script with an error when such situation occurs:</text:p>
      <table:table table:name="Table221" table:style-name="Table221">
        <table:table-column table:style-name="Table221.A"/>
        <table:table-row>
          <table:table-cell table:style-name="Table221.A1" office:value-type="string">
            <text:p text:style-name="P629">if [[ -d $dir_name ]]; then</text:p>
            <text:p text:style-name="P629"><text:s text:c="4"/>if cd $dir_name; then</text:p>
            <text:p text:style-name="P629"><text:s text:c="8"/>rm *</text:p>
            <text:p text:style-name="P629"><text:s text:c="4"/>else</text:p>
            <text:p text:style-name="P629"><text:s text:c="8"/>echo “Cannot cd to ‘$dir_name’” &gt;&amp;2</text:p>
            <text:p text:style-name="P629"><text:s text:c="8"/>exit 1</text:p>
            <text:p text:style-name="P629"><text:s text:c="4"/>fi</text:p>
            <text:p text:style-name="P629">else</text:p>
            <text:p text:style-name="P629"><text:s text:c="4"/>echo “no such directory: ‘$dir_name’” &gt;&amp;2</text:p>
            <text:p text:style-name="P629"><text:s text:c="4"/>exit 1</text:p>
            <text:p text:style-name="P629">fi</text:p>
          </table:table-cell>
        </table:table-row>
      </table:table>
      <text:p text:style-name="P1520"/>
      <text:p text:style-name="P1520"/>
      <text:p text:style-name="P1520">→<text:span text:style-name="T442"> Verifying Input:</text:span></text:p>
      <text:p text:style-name="P1521">If a program accepts input, it must be able to deal with anything it receives. </text:p>
      <text:p text:style-name="P1522">Inputs must be carefully screened, to ensure that only valid input is accepted for further processing.</text:p>
      <text:p text:style-name="P1522"/>
      <text:p text:style-name="P1522"/>
      <text:p text:style-name="P1719">Design is a Function of Time:</text:p>
      <text:p text:style-name="P1523"><text:soft-page-break/>Sometimes a “quick and dirty” script will do if it’s only going to be used by the programmer.</text:p>
      <text:p text:style-name="P1523">That kind of script is common and should be developed quickly to make the effort economical.</text:p>
      <text:p text:style-name="P1523">Such scripts don’t need a lot of comments and defensive checks.</text:p>
      <text:p text:style-name="P1523">On the other hand, fi a script is intended fro production use, that is, a script that will be used over and over for an important task or by multiple users, it needs much more careful development.</text:p>
      <text:p text:style-name="P1523"/>
      <text:p text:style-name="P1523"/>
      <text:p text:style-name="P1077">Testing:</text:p>
      <text:p text:style-name="P1077"/>
      <text:p text:style-name="P1524">There is a saying in the open source world, “release early, release often”.</text:p>
      <text:p text:style-name="P1524">By releasing early and often, software get more exposure to use and tes<text:span text:style-name="T444">t</text:span>ing.</text:p>
      <text:p text:style-name="P1525">Experience has shown that bugs are much easier to find, and much less expensive to fix, if they are found early in the development cycle.</text:p>
      <text:p text:style-name="P1525"/>
      <text:p text:style-name="P1526">Just as with design, testing is a function of time, as well. Not every script feature needs to be extensively tested. <text:span text:style-name="T445">It’s really a matter of determining what is most important.</text:span></text:p>
      <text:p text:style-name="P1078">Debugging:</text:p>
      <text:p text:style-name="P1078"/>
      <text:p text:style-name="P1527">The most common technique of debugging is <text:span text:style-name="T1">tracing</text:span> the program/script.</text:p>
      <text:p text:style-name="P1527">It can be done by adding <text:span text:style-name="T1">messages</text:span> to the part you want to debug, or add -x to the shebang <text:span text:style-name="T446">which will activate tracing for the entire script</text:span>.</text:p>
      <table:table table:name="Table222" table:style-name="Table222">
        <table:table-column table:style-name="Table222.A"/>
        <table:table-row>
          <table:table-cell table:style-name="Table222.A1" office:value-type="string">
            <text:p text:style-name="P630">#!/bin/bash -x</text:p>
          </table:table-cell>
        </table:table-row>
      </table:table>
      <text:p text:style-name="P1528"/>
      <text:p text:style-name="P1528">* The tracing lines will be leaded by + to distinguish the from lines of regular output.</text:p>
      <text:p text:style-name="P1530">It is contained in the PS4 (prompt string 4) shell variable.</text:p>
      <text:p text:style-name="P1531">One can change it to indicate the current line number being traced:</text:p>
      <table:table table:name="Table223" table:style-name="Table223">
        <table:table-column table:style-name="Table223.A"/>
        <table:table-row>
          <table:table-cell table:style-name="Table223.A1" office:value-type="string">
            <text:p text:style-name="P631">export PS4=’$LINENO + ‘</text:p>
            <text:p text:style-name="P631">script_to_execute</text:p>
          </table:table-cell>
        </table:table-row>
      </table:table>
      <text:p text:style-name="P1532">Single quotes are required to prevent expansion until the prompt is actually used.</text:p>
      <text:p text:style-name="P1532"/>
      <text:p text:style-name="P1532">* <text:span text:style-name="T447">One can trace only a part of the script and not all of it.</text:span></text:p>
      <text:p text:style-name="P1533">Instead of adding -x to the shebang, you can activate the tracing by adding:</text:p>
      <table:table table:name="Table224" table:style-name="Table224">
        <table:table-column table:style-name="Table224.A"/>
        <table:table-row>
          <table:table-cell table:style-name="Table224.A1" office:value-type="string">
            <text:p text:style-name="P632">set -x</text:p>
          </table:table-cell>
        </table:table-row>
      </table:table>
      <text:p text:style-name="P1533">And deactivate it by adding:</text:p>
      <table:table table:name="Table225" table:style-name="Table225">
        <table:table-column table:style-name="Table225.A"/>
        <table:table-row>
          <table:table-cell table:style-name="Table225.A1" office:value-type="string">
            <text:p text:style-name="P632">set +x</text:p>
          </table:table-cell>
        </table:table-row>
      </table:table>
      <text:p text:style-name="P1533">To the beginning and the end of the part you want to trace.</text:p>
      <text:p text:style-name="P1533"/>
      <text:p text:style-name="P1534">This technique can be used to examine multiple portions of a troublesome script.</text:p>
      <text:p text:style-name="P1529"/>
      <text:p text:style-name="P1527">* <text:span text:style-name="T448">It is often useful, along with tracing, to display the content of variables to see the internal workings of a script while it is being executed. (using echo statements)</text:span></text:p>
      <text:p text:style-name="P1527"><text:soft-page-break/>* <text:span text:style-name="T449">Also it is useful to add a comment that indicates that the line being used, is used for debugging. (# DEBUG)</text:span></text:p>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527"/>
      <text:p text:style-name="P1720">Flow Control: Branching With case</text:p>
      <text:p text:style-name="P1527"/>
      <text:p text:style-name="P1535">The bash multiple-choice compound command is called <text:span text:style-name="T1">case</text:span>.</text:p>
      <table:table table:name="Table226" table:style-name="Table226">
        <table:table-column table:style-name="Table226.A"/>
        <table:table-row>
          <table:table-cell table:style-name="Table226.A1" office:value-type="string">
            <text:p text:style-name="P633">case word in</text:p>
            <text:p text:style-name="P633"><text:s text:c="4"/>[pattern [| pattern] …) commands ;;]…</text:p>
            <text:p text:style-name="P633">esac</text:p>
          </table:table-cell>
        </table:table-row>
      </table:table>
      <text:p text:style-name="P1535"/>
      <text:p text:style-name="P1535"/>
      <text:p text:style-name="P1536">Eg.</text:p>
      <table:table table:name="Table227" table:style-name="Table227">
        <table:table-column table:style-name="Table227.A"/>
        <table:table-row>
          <table:table-cell table:style-name="Table227.A1" office:value-type="string">
            <text:p text:style-name="P634">#!/bin/bash</text:p>
            <text:p text:style-name="P634"/>
            <text:p text:style-name="P634">clear</text:p>
            <text:p text:style-name="P634">echo “</text:p>
            <text:p text:style-name="P634">Please Select:</text:p>
            <text:p text:style-name="P634"/>
            <text:p text:style-name="P634">1. Display System Information</text:p>
            <text:p text:style-name="P634">2. Display Disk Space</text:p>
            <text:p text:style-name="P634">3. Display Home Space Utilization</text:p>
            <text:p text:style-name="P634">0. Quit</text:p>
            <text:p text:style-name="P634">“</text:p>
            <text:p text:style-name="P634">read -p “Enter Selection [0-3] &gt; “</text:p>
            <text:p text:style-name="P634"/>
            <text:p text:style-name="P634"><text:soft-page-break/>case $REPLY in</text:p>
            <text:p text:style-name="P634"><text:s text:c="4"/>0) <text:s text:c="3"/>echo “Program terminated.”</text:p>
            <text:p text:style-name="P634"><text:s text:c="12"/>exit</text:p>
            <text:p text:style-name="P634"><text:s text:c="12"/>;;</text:p>
            <text:p text:style-name="P634"><text:s text:c="4"/>1) <text:s text:c="3"/>echo “Hostname: $HOSTNAME”</text:p>
            <text:p text:style-name="P634"><text:s text:c="11"/>uptime</text:p>
            <text:p text:style-name="P634"><text:s text:c="11"/>;;</text:p>
            <text:p text:style-name="P634"><text:s text:c="4"/>2) <text:s text:c="3"/>df -h</text:p>
            <text:p text:style-name="P634"><text:s text:c="12"/>;;</text:p>
            <text:p text:style-name="P634"><text:s text:c="4"/>3) <text:s text:c="3"/>if [[ $(id -u) -eq 0 ]]; then</text:p>
            <text:p text:style-name="P634"><text:s text:c="16"/>echo “Home Space Utilization (All Users)”</text:p>
            <text:p text:style-name="P634"><text:s text:c="16"/>du -sh /home/*</text:p>
            <text:p text:style-name="P634"><text:s text:c="12"/>else</text:p>
            <text:p text:style-name="P634"><text:s text:c="16"/>echo “Home Space Utilization ($USER)”</text:p>
            <text:p text:style-name="P634"><text:s text:c="16"/>du -sh $HOME</text:p>
            <text:p text:style-name="P634"><text:s text:c="12"/>fi</text:p>
            <text:p text:style-name="P634"><text:s text:c="12"/>;;</text:p>
            <text:p text:style-name="P634"><text:s text:c="4"/>*) <text:s text:c="3"/>echo “Invalid entry” &gt;&amp;2</text:p>
            <text:p text:style-name="P634"><text:s text:c="11"/>exit 1</text:p>
            <text:p text:style-name="P634"><text:s text:c="11"/>;;</text:p>
            <text:p text:style-name="P634">esac</text:p>
          </table:table-cell>
        </table:table-row>
      </table:table>
      <text:p text:style-name="P1537">The patterns used by case are the same as those used by pathname expansion.</text:p>
      <text:p text:style-name="P1538">Patterns are terminated with a “<text:span text:style-name="T1">)</text:span>” character.</text:p>
      <table:table table:name="Table228" table:style-name="Table228">
        <table:table-column table:style-name="Table228.A"/>
        <table:table-column table:style-name="Table228.B"/>
        <table:table-row>
          <table:table-cell table:style-name="Table228.A1" office:value-type="string">
            <text:p text:style-name="P588">Pattern</text:p>
          </table:table-cell>
          <table:table-cell table:style-name="Table228.B1" office:value-type="string">
            <text:p text:style-name="P588">Description</text:p>
          </table:table-cell>
        </table:table-row>
        <table:table-row>
          <table:table-cell table:style-name="Table228.A2" office:value-type="string">
            <text:p text:style-name="P635">a)</text:p>
          </table:table-cell>
          <table:table-cell table:style-name="Table228.B2" office:value-type="string">
            <text:p text:style-name="P636">Matches if <text:span text:style-name="T89">word</text:span> equals “a”.</text:p>
          </table:table-cell>
        </table:table-row>
        <table:table-row>
          <table:table-cell table:style-name="Table228.A2" office:value-type="string">
            <text:p text:style-name="P635">[[:alpha:]])</text:p>
          </table:table-cell>
          <table:table-cell table:style-name="Table228.B2" office:value-type="string">
            <text:p text:style-name="P636">Matches if <text:span text:style-name="T89">word</text:span> is a single alphabetic character.</text:p>
          </table:table-cell>
        </table:table-row>
        <table:table-row>
          <table:table-cell table:style-name="Table228.A2" office:value-type="string">
            <text:p text:style-name="Table_20_Contents">???<text:span text:style-name="T450">)</text:span></text:p>
          </table:table-cell>
          <table:table-cell table:style-name="Table228.B2" office:value-type="string">
            <text:p text:style-name="P636">Matches if <text:s/><text:span text:style-name="T89">word </text:span><text:span text:style-name="T112">is exactly three characters </text:span><text:span text:style-name="T115">long.</text:span></text:p>
          </table:table-cell>
        </table:table-row>
        <table:table-row>
          <table:table-cell table:style-name="Table228.A2" office:value-type="string">
            <text:p text:style-name="Table_20_Contents">*.<text:span text:style-name="T450">txt)</text:span></text:p>
          </table:table-cell>
          <table:table-cell table:style-name="Table228.B2" office:value-type="string">
            <text:p text:style-name="P637">Matches if <text:span text:style-name="T95">word </text:span>ends with the character “.txt”.</text:p>
          </table:table-cell>
        </table:table-row>
        <table:table-row>
          <table:table-cell table:style-name="Table228.A2" office:value-type="string">
            <text:p text:style-name="Table_20_Contents">*<text:span text:style-name="T450">)</text:span></text:p>
          </table:table-cell>
          <table:table-cell table:style-name="Table228.B2" office:value-type="string">
            <text:p text:style-name="P637">Matches any value of <text:s/><text:span text:style-name="T95">word.</text:span></text:p>
            <text:p text:style-name="P511"><text:span text:style-name="T451">I</text:span>t is good practice to include this as the last pattern in a case command, to catch any values of word that did not match a previous pattern; that is, to catch any possible invalid values.</text:p>
          </table:table-cell>
        </table:table-row>
      </table:table>
      <text:p text:style-name="P1538"/>
      <text:p text:style-name="P1539">It is possible to combine multiple patterns using <text:span text:style-name="T1">|</text:span> as a separator. <text:span text:style-name="T452">This creates an “</text:span><text:span text:style-name="T17">or</text:span><text:span text:style-name="T452">” conditional pattern.</text:span></text:p>
      <text:p text:style-name="P1539"/>
      <text:p text:style-name="P1539"/>
      <text:p text:style-name="P1539"/>
      <text:p text:style-name="P1539"/>
      <text:p text:style-name="P1722">Positional Parameters:</text:p>
      <text:p text:style-name="P1722"/>
      <text:p text:style-name="P1540"><text:soft-page-break/>The shell provides a set of variables called <text:span text:style-name="T89">positional parameters</text:span> that contain the individual words on the command line.</text:p>
      <text:p text:style-name="P1541">The variables are named 0 through 9.</text:p>
      <text:p text:style-name="P1540"/>
      <text:p text:style-name="P1541">Eg.</text:p>
      <table:table table:name="Table229" table:style-name="Table229">
        <table:table-column table:style-name="Table229.A"/>
        <table:table-row>
          <table:table-cell table:style-name="Table229.A1" office:value-type="string">
            <text:p text:style-name="P638">#!/bin/bash</text:p>
            <text:p text:style-name="P638"/>
            <text:p text:style-name="P638"># posit-param</text:p>
            <text:p text:style-name="P638"/>
            <text:p text:style-name="P638">echo “</text:p>
            <text:p text:style-name="P638">\$0 = $0</text:p>
            <text:p text:style-name="P638">\$1 = $1</text:p>
            <text:p text:style-name="P638">\$2 = $2</text:p>
            <text:p text:style-name="P638">\$3 = $3</text:p>
            <text:p text:style-name="P638">\$4 = $4</text:p>
            <text:p text:style-name="P638">\$5 = $5</text:p>
            <text:p text:style-name="P638">\$6 = $6</text:p>
            <text:p text:style-name="P638">\$7 = $7</text:p>
            <text:p text:style-name="P638">\$8 = $8</text:p>
            <text:p text:style-name="P638">\$9 = $9</text:p>
            <text:p text:style-name="P638">“</text:p>
          </table:table-cell>
        </table:table-row>
      </table:table>
      <text:p text:style-name="P1541"/>
      <table:table table:name="Table230" table:style-name="Table230">
        <table:table-column table:style-name="Table230.A"/>
        <table:table-row>
          <table:table-cell table:style-name="Table230.A1" office:value-type="string">
            <text:p text:style-name="P639">posit-param a b c d</text:p>
            <text:p text:style-name="P639"/>
            <text:p text:style-name="P639">$0 = /home/me/bin/posit-param</text:p>
            <text:p text:style-name="P639">$1 = a</text:p>
            <text:p text:style-name="P639">$2 = b</text:p>
            <text:p text:style-name="P639">$3 = c</text:p>
            <text:p text:style-name="P639">$4 = d</text:p>
            <text:p text:style-name="P639">$5 = </text:p>
            <text:p text:style-name="P639">$6 = </text:p>
            <text:p text:style-name="P639">$7 = </text:p>
            <text:p text:style-name="P639">$8 = </text:p>
            <text:p text:style-name="P639">$9 = </text:p>
          </table:table-cell>
        </table:table-row>
      </table:table>
      <text:p text:style-name="P1541"/>
      <text:p text:style-name="P1541"/>
      <text:p text:style-name="P1542">* You can access more than nine parameters using parameter expansion.</text:p>
      <text:p text:style-name="P1542">To specify a number greater than nine, surround the number in braces.</text:p>
      <text:p text:style-name="P1542">Eg. ${10}, ${221}</text:p>
      <text:p text:style-name="P1542"/>
      <text:p text:style-name="P1543">To determine the number of arguments on the command line:</text:p>
      <table:table table:name="Table231" table:style-name="Table231">
        <table:table-column table:style-name="Table231.A"/>
        <table:table-row>
          <table:table-cell table:style-name="Table231.A1" office:value-type="string">
            <text:p text:style-name="P640">var_name=$#</text:p>
          </table:table-cell>
        </table:table-row>
      </table:table>
      <text:p text:style-name="P1543"/>
      <text:p text:style-name="P1543"><text:soft-page-break/></text:p>
      <text:p text:style-name="P1543"/>
      <text:p text:style-name="P1036">shit – Getting Access to Many Arguments:</text:p>
      <text:p text:style-name="P1036"/>
      <text:p text:style-name="P1544">The <text:span text:style-name="T1">shift</text:span> command causes all of the parameters to “move down one” each time it is executed.</text:p>
      <text:p text:style-name="P1545">By using <text:span text:style-name="T1">shift</text:span>, it is possible to get by with only one parameter (in addition to $0 which never changes).</text:p>
      <text:p text:style-name="P1545"/>
      <text:p text:style-name="P1546">Eg.</text:p>
      <table:table table:name="Table232" table:style-name="Table232">
        <table:table-column table:style-name="Table232.A"/>
        <table:table-row>
          <table:table-cell table:style-name="Table232.A1" office:value-type="string">
            <text:p text:style-name="P641">#!/bin/bash</text:p>
            <text:p text:style-name="P641"/>
            <text:p text:style-name="P641"># posit-param2</text:p>
            <text:p text:style-name="P641"/>
            <text:p text:style-name="P641">count=1</text:p>
            <text:p text:style-name="P641">while [[ $# -gt 0 ]]; do</text:p>
            <text:p text:style-name="P641"><text:s text:c="4"/>echo “Argument $count = $1”</text:p>
            <text:p text:style-name="P641"><text:s text:c="4"/>count=$((count + 1))</text:p>
            <text:p text:style-name="P641"><text:s text:c="4"/>shift</text:p>
            <text:p text:style-name="P641">done</text:p>
          </table:table-cell>
        </table:table-row>
      </table:table>
      <text:p text:style-name="P1546"/>
      <text:p text:style-name="P1547">In addition to shifting, <text:span text:style-name="T1">shift</text:span> also decrement the value of $#.</text:p>
      <text:p text:style-name="P1547"/>
      <text:p text:style-name="P1548">Eg.</text:p>
      <table:table table:name="Table233" table:style-name="Table233">
        <table:table-column table:style-name="Table233.A"/>
        <table:table-row>
          <table:table-cell table:style-name="Table233.A1" office:value-type="string">
            <text:p text:style-name="P642">#!/bin/bash</text:p>
            <text:p text:style-name="P642"/>
            <text:p text:style-name="P642"># file_info</text:p>
            <text:p text:style-name="P642"/>
            <text:p text:style-name="P642">PROGNAME=$(basename $0)</text:p>
            <text:p text:style-name="P642"/>
            <text:p text:style-name="P642">if [[ -e $1 ]]; then</text:p>
            <text:p text:style-name="P642"><text:s text:c="4"/>echo -e “\nFile Type:”</text:p>
            <text:p text:style-name="P642"><text:s text:c="4"/>file $1</text:p>
            <text:p text:style-name="P642"><text:s text:c="4"/>echo -e “\nFile Status:”</text:p>
            <text:p text:style-name="P642"><text:s text:c="4"/>stat $1</text:p>
            <text:p text:style-name="P642">else</text:p>
            <text:p text:style-name="P642"><text:s text:c="4"/>echo “$PROGNAME: usage $PROGNAME file” &gt;&amp;2</text:p>
            <text:p text:style-name="P642"><text:s text:c="4"/>exit 1</text:p>
            <text:p text:style-name="P642">fi</text:p>
          </table:table-cell>
        </table:table-row>
      </table:table>
      <text:p text:style-name="P1548"/>
      <text:p text:style-name="P1548"/>
      <text:p text:style-name="P1548">* <text:span text:style-name="T453">the </text:span><text:span text:style-name="T18">basename</text:span><text:span text:style-name="T453"> command removes the leading portion of a pathname, leaving only the base name of a file.</text:span></text:p>
      <text:p text:style-name="P1548">* <text:span text:style-name="T455">the </text:span><text:span text:style-name="T19">PROGNAME</text:span><text:span text:style-name="T455"> variable is automatically filled.</text:span></text:p>
      <text:p text:style-name="P1548"><text:soft-page-break/></text:p>
      <text:p text:style-name="P1548"/>
      <text:p text:style-name="P1548">→<text:span text:style-name="T454"> Positional parameters are used to pass arguments to shell scripts, they can also be used to pass arguments to shell functions.</text:span></text:p>
      <text:p text:style-name="P1549">With this capability, we can write many useful shell functions that can not only be used in scripts, but also within the .bashrc file.</text:p>
      <text:p text:style-name="P1550">The <text:span text:style-name="T1">PROGNAME</text:span> variable will be changed to <text:span text:style-name="T1">FUNCNAME</text:span>.</text:p>
      <text:p text:style-name="P1550">The shell automatically updates this variable to keep track of the currently executed shell function.</text:p>
      <text:p text:style-name="P1551">Note that $0 always contains the full pathname of the first item on the command line and does not contain the name of the shell function.</text:p>
      <text:p text:style-name="P1551"/>
      <text:p text:style-name="P1551">* $0 will contain <text:span text:style-name="T89">bash</text:span> when executing a function from the .bashrc file.</text:p>
      <text:p text:style-name="P1551"/>
      <text:p text:style-name="P1551"/>
      <text:p text:style-name="P1549"/>
      <text:p text:style-name="P1549"/>
      <text:p text:style-name="P1549"/>
      <text:p text:style-name="P1549"/>
      <text:p text:style-name="P1549"/>
      <text:p text:style-name="P1549"/>
      <text:p text:style-name="P1549"/>
      <text:p text:style-name="P1037">Handling Positional Parameters En Masse:</text:p>
      <text:p text:style-name="P1037"/>
      <text:p text:style-name="P1552">The shell provides two special parameters to handle positional parameters as a whole:</text:p>
      <table:table table:name="Table234" table:style-name="Table234">
        <table:table-column table:style-name="Table234.A"/>
        <table:table-column table:style-name="Table234.B"/>
        <table:table-row>
          <table:table-cell table:style-name="Table234.A1" office:value-type="string">
            <text:p text:style-name="P589">Parameter</text:p>
          </table:table-cell>
          <table:table-cell table:style-name="Table234.B1" office:value-type="string">
            <text:p text:style-name="P589">Description</text:p>
          </table:table-cell>
        </table:table-row>
        <table:table-row>
          <table:table-cell table:style-name="Table234.A2" office:value-type="string">
            <text:p text:style-name="P643">$*</text:p>
          </table:table-cell>
          <table:table-cell table:style-name="Table234.B2" office:value-type="string">
            <text:p text:style-name="P643">Expands into the list of positional parameters, starting with 1.</text:p>
            <text:p text:style-name="P643">When surrounded by double quotes, it expands into a double quoted string containing all of the positional parameters, each separated by the first character of the IFS shell variable.</text:p>
          </table:table-cell>
        </table:table-row>
        <table:table-row>
          <table:table-cell table:style-name="Table234.A2" office:value-type="string">
            <text:p text:style-name="P643">$@</text:p>
          </table:table-cell>
          <table:table-cell table:style-name="Table234.B2" office:value-type="string">
            <text:p text:style-name="P644">Expands into the list <text:s/>of positional parameters, starting with 1.</text:p>
            <text:p text:style-name="P644">When surrounded by double quotes, it expands each positional parameter into a separate word surrounded by double quotes.</text:p>
          </table:table-cell>
        </table:table-row>
      </table:table>
      <text:p text:style-name="P1552"/>
      <text:p text:style-name="P1552"/>
      <text:p text:style-name="P1553">Eg.</text:p>
      <table:table table:name="Table235" table:style-name="Table235">
        <table:table-column table:style-name="Table235.A"/>
        <table:table-row>
          <table:table-cell table:style-name="Table235.A1" office:value-type="string">
            <text:p text:style-name="P645">parameters: “word” “words with spaces”</text:p>
            <text:p text:style-name="P646">$* :</text:p>
            <text:p text:style-name="P646">$1 = word</text:p>
            <text:p text:style-name="P646">$2 = words</text:p>
            <text:p text:style-name="P646">$3 = with</text:p>
            <text:p text:style-name="P646">$4 = spaces</text:p>
            <text:p text:style-name="P646"/>
            <text:p text:style-name="P646"><text:soft-page-break/>“$*” :</text:p>
            <text:p text:style-name="P646">$1 = word words with spaces</text:p>
            <text:p text:style-name="P646">$2 = </text:p>
            <text:p text:style-name="P646">$3 = </text:p>
            <text:p text:style-name="P646">$4 = </text:p>
            <text:p text:style-name="P646"/>
            <text:p text:style-name="P646">$@ :</text:p>
            <text:p text:style-name="P646">$1 = word</text:p>
            <text:p text:style-name="P646">$2 = words</text:p>
            <text:p text:style-name="P646">$3 = with</text:p>
            <text:p text:style-name="P646">$4 = spaces</text:p>
            <text:p text:style-name="P646"/>
            <text:p text:style-name="P646">“$@” :</text:p>
            <text:p text:style-name="P646">$1 = word</text:p>
            <text:p text:style-name="P646">$2 = words with spaces</text:p>
            <text:p text:style-name="P646">$3 = </text:p>
            <text:p text:style-name="P646">$4 = </text:p>
          </table:table-cell>
        </table:table-row>
      </table:table>
      <text:p text:style-name="P1553"/>
      <text:p text:style-name="P1553"/>
      <text:p text:style-name="P1554">The “$@” is by far the most useful for most situations, because it preserves the integrity of each positional parameter.</text:p>
      <text:p text:style-name="P1554"/>
      <text:p text:style-name="P1555">Eg. Example of a script handling input.</text:p>
      <text:p text:style-name="P1555">-f file or --file file</text:p>
      <text:p text:style-name="P1555">-i or --interactive </text:p>
      <text:p text:style-name="P1555">-h or --help</text:p>
      <table:table table:name="Table236" table:style-name="Table236">
        <table:table-column table:style-name="Table236.A"/>
        <table:table-row>
          <table:table-cell table:style-name="Table236.A1" office:value-type="string">
            <text:p text:style-name="P647">usage () { </text:p>
            <text:p text:style-name="P647"><text:s text:c="4"/>echo “$PROGNAME: usage: $PROGNAME [-f file | -i]”</text:p>
            <text:p text:style-name="P647"><text:s text:c="4"/>return</text:p>
            <text:p text:style-name="P647">}</text:p>
            <text:p text:style-name="P647"/>
            <text:p text:style-name="P647">interactive=</text:p>
            <text:p text:style-name="P647">filename=</text:p>
            <text:p text:style-name="P647"/>
            <text:p text:style-name="P648">while [[ -n $1 ]]; do</text:p>
            <text:p text:style-name="P648"><text:s text:c="4"/>case $1 in</text:p>
            <text:p text:style-name="P648"><text:s text:c="8"/>-f | --file) <text:s text:c="3"/>shift</text:p>
            <text:p text:style-name="P648"><text:s text:c="25"/>filename=$1</text:p>
            <text:p text:style-name="P648"><text:s text:c="25"/>;;</text:p>
            <text:p text:style-name="P648"><text:s text:c="8"/>-i | --interactive) <text:s text:c="3"/>interactive=1</text:p>
            <text:p text:style-name="P648"><text:s text:c="37"/>;;</text:p>
            <text:p text:style-name="P648"><text:s text:c="8"/>-h | --help) <text:s text:c="11"/>usage</text:p>
            <text:p text:style-name="P648"><text:s text:c="37"/>exit</text:p>
            <text:p text:style-name="P648"><text:soft-page-break/><text:s text:c="37"/>;;</text:p>
            <text:p text:style-name="P648"><text:s text:c="9"/>*) <text:s text:c="3"/>usage &gt;&amp;2</text:p>
            <text:p text:style-name="P648"><text:s text:c="15"/>exit 1</text:p>
            <text:p text:style-name="P648"><text:s text:c="16"/>;;</text:p>
            <text:p text:style-name="P648"><text:s text:c="4"/>esac</text:p>
            <text:p text:style-name="P648"><text:s text:c="4"/>shift</text:p>
            <text:p text:style-name="P648">done</text:p>
          </table:table-cell>
        </table:table-row>
      </table:table>
      <text:p text:style-name="P1555"/>
      <text:p text:style-name="P1555"/>
      <table:table table:name="Table237" table:style-name="Table237">
        <table:table-column table:style-name="Table237.A"/>
        <table:table-row>
          <table:table-cell table:style-name="Table237.A1" office:value-type="string">
            <text:p text:style-name="P649"># interactive mode</text:p>
            <text:p text:style-name="P649"/>
            <text:p text:style-name="P649">if [[ -n $interactive ]]; then</text:p>
            <text:p text:style-name="P649"><text:s text:c="4"/>while true; do</text:p>
            <text:p text:style-name="P649"><text:s text:c="8"/>read -p “Enter name of output file: “ filename</text:p>
            <text:p text:style-name="P649"><text:s text:c="8"/>if [[ -e $filename ]]; then</text:p>
            <text:p text:style-name="P649"><text:s text:c="11"/>read -p “’$filename’ exists. Overwrite? [y/n/q] &gt; “</text:p>
            <text:p text:style-name="P649"><text:s text:c="9"/></text:p>
            <text:p text:style-name="P649"><text:s text:c="11"/>case $REPLY in</text:p>
            <text:p text:style-name="P649"><text:s text:c="15"/>y|Y) break</text:p>
            <text:p text:style-name="P649"><text:s text:c="23"/>;;</text:p>
            <text:p text:style-name="P649"><text:s text:c="15"/>q|Q) echo “Program terminated.”</text:p>
            <text:p text:style-name="P649"><text:s text:c="23"/>exit</text:p>
            <text:p text:style-name="P649"><text:s text:c="23"/>;;</text:p>
            <text:p text:style-name="P649"><text:s text:c="15"/>y|Y) continue</text:p>
            <text:p text:style-name="P649"><text:s text:c="23"/>;;</text:p>
            <text:p text:style-name="P649"><text:s text:c="12"/>esac</text:p>
            <text:p text:style-name="P649"><text:s text:c="8"/>elif [[ -z $filename ]]; then</text:p>
            <text:p text:style-name="P649"><text:s text:c="12"/>continue</text:p>
            <text:p text:style-name="P649"><text:s text:c="8"/>else</text:p>
            <text:p text:style-name="P649"><text:s text:c="12"/>break</text:p>
            <text:p text:style-name="P649"><text:s text:c="9"/>fi</text:p>
            <text:p text:style-name="P649"><text:s text:c="4"/>done</text:p>
            <text:p text:style-name="P649">fi</text:p>
          </table:table-cell>
        </table:table-row>
      </table:table>
      <text:p text:style-name="P1555"/>
      <text:p text:style-name="P1556">The interactive mode will loop until the user enter a filename or quit the program.</text:p>
      <text:p text:style-name="P1556"/>
      <table:table table:name="Table238" table:style-name="Table238">
        <table:table-column table:style-name="Table238.A"/>
        <table:table-row>
          <table:table-cell table:style-name="Table238.A1" office:value-type="string">
            <text:p text:style-name="P650"># output html page</text:p>
            <text:p text:style-name="P650"/>
            <text:p text:style-name="P650">if [[ -n $filename ]]; then</text:p>
            <text:p text:style-name="P650"><text:s text:c="4"/>if touch $filename &amp;&amp; <text:s/>[[ -f $filename ]]; then</text:p>
            <text:p text:style-name="P650"><text:s text:c="8"/>write_html_page &gt; $filename</text:p>
            <text:p text:style-name="P650"><text:s text:c="4"/>else</text:p>
            <text:p text:style-name="P650"><text:s text:c="8"/>echo “$PROGNAME: Cannot write file ‘$filename’” &gt;&amp;2</text:p>
            <text:p text:style-name="P650"><text:soft-page-break/><text:s text:c="8"/>exit 1</text:p>
            <text:p text:style-name="P650"><text:s text:c="4"/>fi</text:p>
            <text:p text:style-name="P650">else</text:p>
            <text:p text:style-name="P650"><text:s text:c="4"/>write_html_page</text:p>
            <text:p text:style-name="P650">fi</text:p>
          </table:table-cell>
        </table:table-row>
      </table:table>
      <text:p text:style-name="P1556"/>
      <text:p text:style-name="P1556"/>
      <text:p text:style-name="P1556">* <text:span text:style-name="T456">check for the full version of the script sys_info_page. It will be located next to this document.</text:span></text:p>
      <text:p text:style-name="P1556"/>
      <text:p text:style-name="P1556"/>
      <text:p text:style-name="P1556"/>
      <text:p text:style-name="P1556"/>
      <text:p text:style-name="P1556"/>
      <text:p text:style-name="P1556"/>
      <text:p text:style-name="P1556"/>
      <text:p text:style-name="P1556"/>
      <text:p text:style-name="P1556"/>
      <text:p text:style-name="P1556"/>
      <text:p text:style-name="P1556"/>
      <text:p text:style-name="P1556"/>
      <text:p text:style-name="P1556"/>
      <text:p text:style-name="P1556"/>
      <text:p text:style-name="P1721">Flow Control: <text:span text:style-name="T457">Looping With for</text:span></text:p>
      <text:p text:style-name="P1721"/>
      <text:p text:style-name="P1558">The <text:span text:style-name="T89">for</text:span> loop is available in two forms.</text:p>
      <text:p text:style-name="P1558"/>
      <text:p text:style-name="P1038">for: Traditional Shell From:</text:p>
      <text:p text:style-name="P1038"/>
      <text:p text:style-name="P1559">The original for command’s syntax is:</text:p>
      <table:table table:name="Table239" table:style-name="Table239">
        <table:table-column table:style-name="Table239.A"/>
        <table:table-row>
          <table:table-cell table:style-name="Table239.A1" office:value-type="string">
            <text:p text:style-name="P651">for variable [in words]; do</text:p>
            <text:p text:style-name="P651"><text:s text:c="4"/>commands</text:p>
            <text:p text:style-name="P651">done</text:p>
          </table:table-cell>
        </table:table-row>
      </table:table>
      <text:p text:style-name="P1559"/>
      <text:p text:style-name="P1560"><text:span text:style-name="T89">words</text:span> is an optional list of items that will be sequentially assigned to variable.</text:p>
      <text:p text:style-name="P1560"/>
      <text:p text:style-name="P1561">We can easily use it in the command line:</text:p>
      <table:table table:name="Table240" table:style-name="Table240">
        <table:table-column table:style-name="Table240.A"/>
        <table:table-row>
          <table:table-cell table:style-name="Table240.A1" office:value-type="string">
            <text:p text:style-name="P652">for i in A B C D; do echo $i; done</text:p>
          </table:table-cell>
        </table:table-row>
      </table:table>
      <text:p text:style-name="P1561"/>
      <text:p text:style-name="P1562">But we can also use brace expansion:</text:p>
      <table:table table:name="Table241" table:style-name="Table241">
        <table:table-column table:style-name="Table241.A"/>
        <table:table-row>
          <table:table-cell table:style-name="Table241.A1" office:value-type="string">
            <text:p text:style-name="P653">for i in {A..D}; do echo $i; done</text:p>
          </table:table-cell>
        </table:table-row>
      </table:table>
      <text:p text:style-name="P1562"/>
      <text:p text:style-name="P1563">Or pathname expansion:</text:p>
      <table:table table:name="Table242" table:style-name="Table242">
        <table:table-column table:style-name="Table242.A"/>
        <text:soft-page-break/>
        <table:table-row>
          <table:table-cell table:style-name="Table242.A1" office:value-type="string">
            <text:p text:style-name="P654">for i in distros*.txt; do echo $i; done</text:p>
          </table:table-cell>
        </table:table-row>
      </table:table>
      <text:p text:style-name="P1563"/>
      <text:p text:style-name="P1564">Or command expansion:</text:p>
      <table:table table:name="Table243" table:style-name="Table243">
        <table:table-column table:style-name="Table243.A"/>
        <table:table-row>
          <table:table-cell table:style-name="Table243.A1" office:value-type="string">
            <text:p text:style-name="P655">#!/bin/bash</text:p>
            <text:p text:style-name="P655"/>
            <text:p text:style-name="P655"># longest-word: find longest string in a file(s)</text:p>
            <text:p text:style-name="P655"/>
            <text:p text:style-name="P655">while [[ -n $1 ]] do</text:p>
            <text:p text:style-name="P655"><text:s text:c="4"/>if [[ -r $1 ]]; then</text:p>
            <text:p text:style-name="P655"><text:s text:c="8"/>max_word=</text:p>
            <text:p text:style-name="P655"><text:s text:c="8"/>max_len=0</text:p>
            <text:p text:style-name="P655"><text:s text:c="8"/>for i in $(strings $1); do</text:p>
            <text:p text:style-name="P655"><text:s text:c="12"/>len=$(echo $i | wc -c)</text:p>
            <text:p text:style-name="P655"><text:s text:c="12"/>if (( len &gt; max_len )); then</text:p>
            <text:p text:style-name="P655"><text:s text:c="16"/>max_len=$len</text:p>
            <text:p text:style-name="P655"><text:s text:c="16"/>max_word=$1</text:p>
            <text:p text:style-name="P655"><text:s text:c="12"/>fi</text:p>
            <text:p text:style-name="P655"><text:s text:c="8"/>done</text:p>
            <text:p text:style-name="P655"><text:s text:c="8"/>echo “$1: ‘$max_word’ ($max_len characters)”</text:p>
            <text:p text:style-name="P655"><text:s text:c="4"/>fi</text:p>
            <text:p text:style-name="P655"><text:s text:c="4"/>shift</text:p>
            <text:p text:style-name="P655">done</text:p>
          </table:table-cell>
        </table:table-row>
      </table:table>
      <text:p text:style-name="P1565"><text:span text:style-name="T1">strings</text:span> program (included in the GNU binutils package) <text:span text:style-name="T458">to generate a list of readable text “words” in each file.</text:span></text:p>
      <text:p text:style-name="P1566">The for loop processes each word in turn.</text:p>
      <text:p text:style-name="P1566"/>
      <text:p text:style-name="P1566">* <text:span text:style-name="T459">If the optional </text:span><text:span text:style-name="T102">in words</text:span><text:span text:style-name="T459"> portion of the for command is omitted, for defaults to processing the positional parameters.</text:span></text:p>
      <text:p text:style-name="P1567">So for the previous script we can change the outer while loop and shit to:</text:p>
      <table:table table:name="Table244" table:style-name="Table244">
        <table:table-column table:style-name="Table244.A"/>
        <table:table-row>
          <table:table-cell table:style-name="Table244.A1" office:value-type="string">
            <text:p text:style-name="P657">for i; do</text:p>
            <text:p text:style-name="P657"><text:s text:c="4"/># if …</text:p>
            <text:p text:style-name="P657"><text:s text:c="4"/># …</text:p>
            <text:p text:style-name="P657"><text:s text:c="4"/># without shift</text:p>
            <text:p text:style-name="P657">done</text:p>
          </table:table-cell>
        </table:table-row>
      </table:table>
      <text:p text:style-name="P1567"/>
      <text:p text:style-name="P1567"/>
      <table:table table:name="Table245" table:style-name="Table245">
        <table:table-column table:style-name="Table245.A"/>
        <table:table-row>
          <table:table-cell table:style-name="Table245.A1" office:value-type="string">
            <text:p text:style-name="P658">The basis of the tradition (i, j, k, l as loop variables) comes from the Fortan programming language.</text:p>
            <text:p text:style-name="P658">In Fortan, undeclared variables starting with the letters I, J, K, L, and M are automatically typed as integers while variables beginning with any other letter are typed as real.</text:p>
            <text:p text:style-name="P658">This behavior led programmers to use the variables I, J, and K for loop variables, since it was less work to use them when a temporary variable was needed.</text:p>
            <text:p text:style-name="P658"/>
            <text:p text:style-name="P658"><text:soft-page-break/>It also led to the following Fortan-based witticism:</text:p>
            <text:p text:style-name="P658">“GOD is real, unless declared integer.”</text:p>
          </table:table-cell>
        </table:table-row>
      </table:table>
      <text:p text:style-name="P1567"/>
      <text:p text:style-name="P1567"/>
      <text:p text:style-name="P1567"/>
      <text:p text:style-name="P1039">for: <text:span text:style-name="T460">C Language Form</text:span>:</text:p>
      <text:p text:style-name="P1039"/>
      <text:p text:style-name="P1568">The syntax:</text:p>
      <table:table table:name="Table246" table:style-name="Table246">
        <table:table-column table:style-name="Table246.A"/>
        <table:table-row>
          <table:table-cell table:style-name="Table246.A1" office:value-type="string">
            <text:p text:style-name="P659">for (( expression1; expression2; expression3 )); do</text:p>
            <text:p text:style-name="P659"><text:s text:c="4"/>commands</text:p>
            <text:p text:style-name="P659">done</text:p>
          </table:table-cell>
        </table:table-row>
      </table:table>
      <text:p text:style-name="P1568"/>
      <text:p text:style-name="P1569">expression1, expression2, and expression3 are arithmetic expressions.</text:p>
      <text:p text:style-name="P1569"/>
      <text:p text:style-name="P1570">Eg.</text:p>
      <table:table table:name="Table247" table:style-name="Table247">
        <table:table-column table:style-name="Table247.A"/>
        <table:table-row>
          <table:table-cell table:style-name="Table247.A1" office:value-type="string">
            <text:p text:style-name="P660">for (( i=0; i&lt;5; i=i+1 )); do</text:p>
            <text:p text:style-name="P660"><text:s text:c="4"/>echo $i</text:p>
            <text:p text:style-name="P660">done</text:p>
          </table:table-cell>
        </table:table-row>
      </table:table>
      <text:p text:style-name="P1570"/>
      <text:p text:style-name="P1570"/>
      <text:p text:style-name="P1570"/>
      <text:p text:style-name="P1570"/>
      <text:p text:style-name="P1723">Strings And Numbers:</text:p>
      <text:p text:style-name="P1723"/>
      <text:p text:style-name="P1040">Parameter Expansion:</text:p>
      <text:p text:style-name="P1040"/>
      <text:p text:style-name="P1571">The simplest form of parameter expansion is reflected in the ordinary use of variables:</text:p>
      <table:table table:name="Table248" table:style-name="Table248">
        <table:table-column table:style-name="Table248.A"/>
        <table:table-row>
          <table:table-cell table:style-name="Table248.A1" office:value-type="string">
            <text:p text:style-name="P661">$a</text:p>
          </table:table-cell>
        </table:table-row>
      </table:table>
      <text:p text:style-name="P1571"/>
      <text:p text:style-name="P1572">Simple parameters may also be surrounded by braces:</text:p>
      <table:table table:name="Table249" table:style-name="Table249">
        <table:table-column table:style-name="Table249.A"/>
        <table:table-row>
          <table:table-cell table:style-name="Table249.A1" office:value-type="string">
            <text:p text:style-name="P662">${a}</text:p>
          </table:table-cell>
        </table:table-row>
      </table:table>
      <text:p text:style-name="P1572"/>
      <text:p text:style-name="P1573">It is required if the variable is adjacent to other text, which may confuse the shell.</text:p>
      <text:p text:style-name="P1574">Eg.</text:p>
      <table:table table:name="Table250" table:style-name="Table250">
        <table:table-column table:style-name="Table250.A"/>
        <table:table-row>
          <table:table-cell table:style-name="Table250.A1" office:value-type="string">
            <text:p text:style-name="P663">a=”foo”</text:p>
            <text:p text:style-name="P663">echo “$a_file”</text:p>
            <text:p text:style-name="P663"/>
            <text:p text:style-name="P664">echo “${a}_file”</text:p>
            <text:p text:style-name="P664">foo_file</text:p>
          </table:table-cell>
        </table:table-row>
      </table:table>
      <text:p text:style-name="P1574"/>
      <text:p text:style-name="P1575">It can also be used to access positional parameters greater than 9.</text:p>
      <text:p text:style-name="P1575">Eg.</text:p>
      <table:table table:name="Table251" table:style-name="Table251">
        <table:table-column table:style-name="Table251.A"/>
        <text:soft-page-break/>
        <table:table-row>
          <table:table-cell table:style-name="Table251.A1" office:value-type="string">
            <text:p text:style-name="P665">${11}</text:p>
          </table:table-cell>
        </table:table-row>
      </table:table>
      <text:p text:style-name="P1575"/>
      <text:p text:style-name="P1575"/>
      <text:p text:style-name="P1575"/>
      <text:p text:style-name="P1041">Expansions To Manage Empty Variables:</text:p>
      <text:p text:style-name="P1041"/>
      <text:p text:style-name="P1576">Several parameter expansions deal with <text:span text:style-name="T1">nonexistent and empty variables</text:span>.</text:p>
      <text:p text:style-name="P1584"/>
      <text:p text:style-name="P1584">i.</text:p>
      <table:table table:name="Table252" table:style-name="Table252">
        <table:table-column table:style-name="Table252.A"/>
        <table:table-row>
          <table:table-cell table:style-name="Table252.A1" office:value-type="string">
            <text:p text:style-name="P666">${parameter:-word}</text:p>
          </table:table-cell>
        </table:table-row>
      </table:table>
      <text:p text:style-name="P1576"/>
      <text:p text:style-name="P1577">If <text:span text:style-name="T89">parameter</text:span> is unset (does not exist) or is empty, this expansion results in the value of <text:span text:style-name="T89">word </text:span><text:span text:style-name="T461">but <text:s/>the parameter will not receive value of </text:span><text:span text:style-name="T96">word</text:span><text:span text:style-name="T461">.</text:span></text:p>
      <text:p text:style-name="P1577"/>
      <text:p text:style-name="P1578">Eg.</text:p>
      <table:table table:name="Table253" table:style-name="Table253">
        <table:table-column table:style-name="Table253.A"/>
        <table:table-row>
          <table:table-cell table:style-name="Table253.A1" office:value-type="string">
            <text:p text:style-name="P667">foo= </text:p>
            <text:p text:style-name="P667">echo {$foo:-”Substitute value if unset”}</text:p>
            <text:p text:style-name="P667">Substitute value if unset</text:p>
            <text:p text:style-name="P667">echo $foo</text:p>
            <text:p text:style-name="P667"/>
          </table:table-cell>
        </table:table-row>
      </table:table>
      <text:p text:style-name="P1578"/>
      <text:p text:style-name="P1578"/>
      <text:p text:style-name="P1584">ii.</text:p>
      <table:table table:name="Table254" table:style-name="Table254">
        <table:table-column table:style-name="Table254.A"/>
        <table:table-row>
          <table:table-cell table:style-name="Table254.A1" office:value-type="string">
            <text:p text:style-name="P669">${parameter:=word}</text:p>
          </table:table-cell>
        </table:table-row>
      </table:table>
      <text:p text:style-name="P1578"/>
      <text:p text:style-name="P1579">Same as the previous one, but the value of <text:span text:style-name="T89">parameter</text:span> will be set to <text:span text:style-name="T89">word</text:span>.</text:p>
      <text:p text:style-name="P1579"/>
      <text:p text:style-name="P1580">Eg.</text:p>
      <table:table table:name="Table255" table:style-name="Table255">
        <table:table-column table:style-name="Table255.A"/>
        <table:table-row>
          <table:table-cell table:style-name="Table255.A1" office:value-type="string">
            <text:p text:style-name="P668">foo= </text:p>
            <text:p text:style-name="P668">echo {$foo:<text:span text:style-name="T462">=</text:span>”Substitute value if unset”}</text:p>
            <text:p text:style-name="P668">Substitute value if unset</text:p>
            <text:p text:style-name="P668">echo $foo</text:p>
            <text:p text:style-name="P668">Substitute value if unset</text:p>
          </table:table-cell>
        </table:table-row>
      </table:table>
      <text:p text:style-name="P1579"/>
      <text:p text:style-name="P1579"/>
      <text:p text:style-name="P1581"/>
      <text:p text:style-name="P1584">iii.</text:p>
      <table:table table:name="Table256" table:style-name="Table256">
        <table:table-column table:style-name="Table256.A"/>
        <table:table-row>
          <table:table-cell table:style-name="Table256.A1" office:value-type="string">
            <text:p text:style-name="P670">${parameter:?word}</text:p>
          </table:table-cell>
        </table:table-row>
      </table:table>
      <text:p text:style-name="P1581"/>
      <text:p text:style-name="P1582">If parameter is unset or empty, this expansion causes the script to exit with an error, and the contents of <text:span text:style-name="T89">word</text:span> are sent to standard error.</text:p>
      <text:p text:style-name="P1582"/>
      <text:p text:style-name="P1583"><text:soft-page-break/>Eg.</text:p>
      <table:table table:name="Table257" table:style-name="Table257">
        <table:table-column table:style-name="Table257.A"/>
        <table:table-row>
          <table:table-cell table:style-name="Table257.A1" office:value-type="string">
            <text:p text:style-name="P671">foo= </text:p>
            <text:p text:style-name="P671">echo ${foo:?”parameter is empty”}</text:p>
            <text:p text:style-name="P671">bash: foo: parameter is empty</text:p>
          </table:table-cell>
        </table:table-row>
      </table:table>
      <text:p text:style-name="P1583"/>
      <text:p text:style-name="P1583"/>
      <text:p text:style-name="P1584">iv.</text:p>
      <table:table table:name="Table258" table:style-name="Table258">
        <table:table-column table:style-name="Table258.A"/>
        <table:table-row>
          <table:table-cell table:style-name="Table258.A1" office:value-type="string">
            <text:p text:style-name="P672">${parameter:+word}</text:p>
          </table:table-cell>
        </table:table-row>
      </table:table>
      <text:p text:style-name="P1585"/>
      <text:p text:style-name="P1585">If parameter is <text:span text:style-name="T1">not empty</text:span>, the value of word is substituted for <text:span text:style-name="T89">parameter</text:span>, however, the value of <text:span text:style-name="T89">parameter</text:span> is not changed.</text:p>
      <text:p text:style-name="P1585"/>
      <text:p text:style-name="P1586">Eg.</text:p>
      <table:table table:name="Table259" table:style-name="Table259">
        <table:table-column table:style-name="Table259.A"/>
        <table:table-row>
          <table:table-cell table:style-name="Table259.A1" office:value-type="string">
            <text:p text:style-name="P673">foo=bar</text:p>
            <text:p text:style-name="P673">echo ${foo:+”substitute value if set”}</text:p>
            <text:p text:style-name="P673">substitute value if set</text:p>
          </table:table-cell>
        </table:table-row>
      </table:table>
      <text:p text:style-name="P1583"/>
      <text:p text:style-name="P1583"/>
      <text:p text:style-name="P1583"/>
      <text:p text:style-name="P1587"/>
      <text:p text:style-name="P1587"/>
      <text:p text:style-name="P1587"/>
      <text:p text:style-name="P1042">Expansions That Return Variable Names:</text:p>
      <text:p text:style-name="P1042"/>
      <text:p text:style-name="P1587">The shell has the ability to return the names of variables.</text:p>
      <table:table table:name="Table260" table:style-name="Table260">
        <table:table-column table:style-name="Table260.A"/>
        <table:table-row>
          <table:table-cell table:style-name="Table260.A1" office:value-type="string">
            <text:p text:style-name="P674">${!prefix*}</text:p>
            <text:p text:style-name="P674">${!prefix@}</text:p>
          </table:table-cell>
        </table:table-row>
      </table:table>
      <text:p text:style-name="P1587"/>
      <text:p text:style-name="P1588">Both forms of the expansion perform identically.</text:p>
      <text:p text:style-name="P1588"/>
      <text:p text:style-name="P1589">Eg.</text:p>
      <table:table table:name="Table261" table:style-name="Table261">
        <table:table-column table:style-name="Table261.A"/>
        <table:table-row>
          <table:table-cell table:style-name="Table261.A1" office:value-type="string">
            <text:p text:style-name="P675">echo ${!BASH*}</text:p>
          </table:table-cell>
        </table:table-row>
      </table:table>
      <text:p text:style-name="P1589"/>
      <text:p text:style-name="P1590">List all the variables in the environment with names that begin with BASH.</text:p>
      <text:p text:style-name="P1590"/>
      <text:p text:style-name="P1590"/>
      <text:p text:style-name="P1043">String Operations:</text:p>
      <text:p text:style-name="P1043"/>
      <text:p text:style-name="P1594">i.</text:p>
      <table:table table:name="Table262" table:style-name="Table262">
        <table:table-column table:style-name="Table262.A"/>
        <table:table-row>
          <table:table-cell table:style-name="Table262.A1" office:value-type="string">
            <text:p text:style-name="P676">${#parameter}</text:p>
          </table:table-cell>
        </table:table-row>
      </table:table>
      <text:p text:style-name="P1591"/>
      <text:p text:style-name="P1592">Expands into the length of the string contained by parameter.</text:p>
      <text:p text:style-name="P1592"><text:soft-page-break/></text:p>
      <text:p text:style-name="P1593">Eg.</text:p>
      <table:table table:name="Table263" table:style-name="Table263">
        <table:table-column table:style-name="Table263.A"/>
        <table:table-row>
          <table:table-cell table:style-name="Table263.A1" office:value-type="string">
            <text:p text:style-name="P677">foo=”this string is long.”</text:p>
            <text:p text:style-name="P677">echo “’$foo’ is ${#foo} characters long.”</text:p>
            <text:p text:style-name="P677">‘this string is long.’ is 20 characters long.</text:p>
          </table:table-cell>
        </table:table-row>
      </table:table>
      <text:p text:style-name="P1593"/>
      <text:p text:style-name="P1593"/>
      <text:p text:style-name="P1594">ii.</text:p>
      <table:table table:name="Table264" table:style-name="Table264">
        <table:table-column table:style-name="Table264.A"/>
        <table:table-row>
          <table:table-cell table:style-name="Table264.A1" office:value-type="string">
            <text:p text:style-name="P678">${parameter:offset}</text:p>
            <text:p text:style-name="P678">${parameter:offset:length}</text:p>
          </table:table-cell>
        </table:table-row>
      </table:table>
      <text:p text:style-name="P1593"/>
      <text:p text:style-name="P1595">This expansion is used to extract a portion of the string contained in <text:span text:style-name="T89">parameter</text:span>.</text:p>
      <text:p text:style-name="P1595"/>
      <text:p text:style-name="P1596">Eg.</text:p>
      <table:table table:name="Table265" table:style-name="Table265">
        <table:table-column table:style-name="Table265.A"/>
        <table:table-row>
          <table:table-cell table:style-name="Table265.A1" office:value-type="string">
            <text:p text:style-name="P679">foo=”This string is long.”</text:p>
            <text:p text:style-name="P679">echo ${foo:5:6}</text:p>
            <text:p text:style-name="P679">string</text:p>
          </table:table-cell>
        </table:table-row>
      </table:table>
      <text:p text:style-name="P1596"/>
      <text:p text:style-name="P1597">If the value of <text:span text:style-name="T89">offset</text:span> is negative, the counting will start from the end of the string rather than beginning.</text:p>
      <text:p text:style-name="P1598">Note that negative values must be preceded by a space.</text:p>
      <text:p text:style-name="P1600">If <text:span text:style-name="T89">length</text:span> is present, it must no be less than zero.</text:p>
      <text:p text:style-name="P1598"/>
      <text:p text:style-name="P1598">Eg.</text:p>
      <table:table table:name="Table266" table:style-name="Table266">
        <table:table-column table:style-name="Table266.A"/>
        <table:table-row>
          <table:table-cell table:style-name="Table266.A1" office:value-type="string">
            <text:p text:style-name="P680">foo=”This string is long.”</text:p>
            <text:p text:style-name="P680">echo ${foo: -5:2}</text:p>
            <text:p text:style-name="P680">lo</text:p>
            <text:p text:style-name="P680">echo ${foo: -5}</text:p>
            <text:p text:style-name="P680">long.</text:p>
          </table:table-cell>
        </table:table-row>
      </table:table>
      <text:p text:style-name="P1598"/>
      <text:p text:style-name="P1598"/>
      <text:p text:style-name="P1598"/>
      <text:p text:style-name="P1599">iii.</text:p>
      <table:table table:name="Table267" table:style-name="Table267">
        <table:table-column table:style-name="Table267.A"/>
        <table:table-row>
          <table:table-cell table:style-name="Table267.A1" office:value-type="string">
            <text:p text:style-name="P681">${parameter#pattern}</text:p>
            <text:p text:style-name="P681">${parameter##pattern}</text:p>
          </table:table-cell>
        </table:table-row>
      </table:table>
      <text:p text:style-name="P1599"/>
      <text:p text:style-name="P1601">This expansion removes a leading portion of the string contained in <text:span text:style-name="T89">parameter</text:span> defined by pattern.</text:p>
      <text:p text:style-name="P1602"><text:span text:style-name="T89">pattern</text:span> is a wildcard pattern.</text:p>
      <text:p text:style-name="P1602">The difference in the two forms is that the # form removes the shortest match, while the ## from removes the longest match.</text:p>
      <text:p text:style-name="P1602"/>
      <text:p text:style-name="P1603"><text:soft-page-break/>Eg.</text:p>
      <table:table table:name="Table268" table:style-name="Table268">
        <table:table-column table:style-name="Table268.A"/>
        <table:table-row>
          <table:table-cell table:style-name="Table268.A1" office:value-type="string">
            <text:p text:style-name="P682">foo=file.txt.zip</text:p>
            <text:p text:style-name="P682">echo ${foo#*.}</text:p>
            <text:p text:style-name="P682">txt.zip</text:p>
            <text:p text:style-name="P682">echo ${foo##*.}</text:p>
            <text:p text:style-name="P682">zip</text:p>
          </table:table-cell>
        </table:table-row>
      </table:table>
      <text:p text:style-name="P1603"/>
      <text:p text:style-name="P1603"/>
      <text:p text:style-name="P1604">iv.</text:p>
      <table:table table:name="Table269" table:style-name="Table269">
        <table:table-column table:style-name="Table269.A"/>
        <table:table-row>
          <table:table-cell table:style-name="Table269.A1" office:value-type="string">
            <text:p text:style-name="P683">${parameter%pattern}</text:p>
            <text:p text:style-name="P683">${parameter%%pattern}</text:p>
          </table:table-cell>
        </table:table-row>
      </table:table>
      <text:p text:style-name="P1602"/>
      <text:p text:style-name="P1605">This expansion are the same as the # and ## expansions, except they remove text from the end of the string contained in <text:span text:style-name="T89">parameter</text:span> rather than from beginning.</text:p>
      <text:p text:style-name="P1605"/>
      <text:p text:style-name="P1607">Eg.</text:p>
      <table:table table:name="Table270" table:style-name="Table270">
        <table:table-column table:style-name="Table270.A"/>
        <table:table-row>
          <table:table-cell table:style-name="Table270.A1" office:value-type="string">
            <text:p text:style-name="P684">foo=file.txt.zip</text:p>
            <text:p text:style-name="P684">echo ${foo%.*}</text:p>
            <text:p text:style-name="P684">file.txt</text:p>
            <text:p text:style-name="P684">echo ${foo%%.*}</text:p>
            <text:p text:style-name="P684">file</text:p>
          </table:table-cell>
        </table:table-row>
      </table:table>
      <text:p text:style-name="P1607"/>
      <text:p text:style-name="P1608">v.</text:p>
      <table:table table:name="Table271" table:style-name="Table271">
        <table:table-column table:style-name="Table271.A"/>
        <table:table-row>
          <table:table-cell table:style-name="Table271.A1" office:value-type="string">
            <text:p text:style-name="P685">${parameter/pattern/string}</text:p>
            <text:p text:style-name="P685">${parameter//pattern/string}</text:p>
            <text:p text:style-name="P685">${parameter/#pattern/string}</text:p>
            <text:p text:style-name="P685">${parameter/%pattern/string}</text:p>
          </table:table-cell>
        </table:table-row>
      </table:table>
      <text:p text:style-name="P1606"/>
      <text:p text:style-name="P1609">This expansion performs a search and replace upon the contents of <text:span text:style-name="T89">parameter</text:span>.</text:p>
      <text:p text:style-name="P1610">In the normal form, only the <text:span text:style-name="T1">first occurrence</text:span> of <text:span text:style-name="T89">pattern</text:span> is replaced.</text:p>
      <text:p text:style-name="P1611">In the // form, <text:span text:style-name="T1">all occurrences</text:span> are replaced.</text:p>
      <text:p text:style-name="P1611"><text:span text:style-name="T464">T</text:span>he /# form <text:span text:style-name="T463">requires that the match occur at the </text:span><text:span text:style-name="T20">beginning</text:span><text:span text:style-name="T463"> of the string .</text:span></text:p>
      <text:p text:style-name="P1612">The /% from requires the match to occur at the <text:span text:style-name="T1">end</text:span> of the string.</text:p>
      <text:p text:style-name="P1612"/>
      <text:p text:style-name="P1612">* /<text:span text:style-name="T97">string</text:span><text:span text:style-name="T465"> may be omitted, which causes the text matched by </text:span><text:span text:style-name="T97">pattern</text:span><text:span text:style-name="T465"> to be deleted.</text:span></text:p>
      <text:p text:style-name="P1612"/>
      <text:p text:style-name="P1612"/>
      <text:p text:style-name="P1613">Eg.</text:p>
      <table:table table:name="Table272" table:style-name="Table272">
        <table:table-column table:style-name="Table272.A"/>
        <table:table-row>
          <table:table-cell table:style-name="Table272.A1" office:value-type="string">
            <text:p text:style-name="P686">foo=JPG.JPG</text:p>
            <text:p text:style-name="P686">echo ${foo/JPG/jpg}</text:p>
            <text:p text:style-name="P686">jpg.JPG</text:p>
            <text:p text:style-name="P686">echo ${foo//JPG/jpg}</text:p>
            <text:p text:style-name="P686"><text:soft-page-break/>jpg.jpg</text:p>
            <text:p text:style-name="P686">echo ${foo/#JPG/jpg}</text:p>
            <text:p text:style-name="P686">jpg.JPG</text:p>
            <text:p text:style-name="P686">echo ${foo/%JPG/jpg}</text:p>
            <text:p text:style-name="P686">JPG.jpg</text:p>
          </table:table-cell>
        </table:table-row>
      </table:table>
      <text:p text:style-name="P1613"/>
      <text:p text:style-name="P1612"/>
      <text:p text:style-name="P1609"><text:s/></text:p>
      <text:p text:style-name="P1614">Expansions improve the efficiency of scripts by eliminating the use of external programs.</text:p>
      <text:p text:style-name="P1614"/>
      <text:p text:style-name="P1615">Eg.</text:p>
      <text:p text:style-name="P1615">We can change:</text:p>
      <table:table table:name="Table273" table:style-name="Table273">
        <table:table-column table:style-name="Table273.A"/>
        <table:table-row>
          <table:table-cell table:style-name="Table273.A1" office:value-type="string">
            <text:p text:style-name="P656">len=$(echo $i | wc -c)</text:p>
          </table:table-cell>
        </table:table-row>
      </table:table>
      <text:p text:style-name="P1615">By</text:p>
      <table:table table:name="Table274" table:style-name="Table274">
        <table:table-column table:style-name="Table274.A"/>
        <table:table-row>
          <table:table-cell table:style-name="Table274.A1" office:value-type="string">
            <text:p text:style-name="P687">len=${#i}</text:p>
          </table:table-cell>
        </table:table-row>
      </table:table>
      <text:p text:style-name="P1615"/>
      <text:p text:style-name="P1615"/>
      <text:p text:style-name="P1616">You can compare the efficiency of using expansions vs using external programs, and you will see that the former is significantly faster.</text:p>
      <table:table table:name="Table275" table:style-name="Table275">
        <table:table-column table:style-name="Table275.A"/>
        <table:table-column table:style-name="Table275.B"/>
        <table:table-column table:style-name="Table275.C"/>
        <table:table-row>
          <table:table-cell table:style-name="Table275.A1" office:value-type="string">
            <text:p text:style-name="Table_20_Contents"/>
          </table:table-cell>
          <table:table-cell table:style-name="Table275.A1" office:value-type="string">
            <text:p text:style-name="P688">time script|program [parameter ...]</text:p>
          </table:table-cell>
          <table:table-cell table:style-name="Table275.C1" office:value-type="string">
            <text:p text:style-name="P689">Run programs and summarize system resource usage.</text:p>
          </table:table-cell>
        </table:table-row>
      </table:table>
      <text:p text:style-name="P1616"/>
      <text:p text:style-name="P1079">Arithmetic Evaluation And Expansion:</text:p>
      <text:p text:style-name="P1044"/>
      <text:p text:style-name="P1617">Its basic form:</text:p>
      <table:table table:name="Table276" table:style-name="Table276">
        <table:table-column table:style-name="Table276.A"/>
        <table:table-row>
          <table:table-cell table:style-name="Table276.A1" office:value-type="string">
            <text:p text:style-name="P690">$(( expression ))</text:p>
          </table:table-cell>
        </table:table-row>
      </table:table>
      <text:p text:style-name="P1617"/>
      <text:p text:style-name="P1617"/>
      <text:p text:style-name="P1045">Number base:</text:p>
      <table:table table:name="Table277" table:style-name="Table277">
        <table:table-column table:style-name="Table277.A"/>
        <table:table-column table:style-name="Table277.B"/>
        <table:table-row>
          <table:table-cell table:style-name="Table277.A1" office:value-type="string">
            <text:p text:style-name="P590">Notation</text:p>
          </table:table-cell>
          <table:table-cell table:style-name="Table277.B1" office:value-type="string">
            <text:p text:style-name="P590">Description</text:p>
          </table:table-cell>
        </table:table-row>
        <table:table-row>
          <table:table-cell table:style-name="Table277.A2" office:value-type="string">
            <text:p text:style-name="P691">number</text:p>
          </table:table-cell>
          <table:table-cell table:style-name="Table277.B2" office:value-type="string">
            <text:p text:style-name="P691">By default, numbers without any notation are treated as decimal (base 10) integers.</text:p>
          </table:table-cell>
        </table:table-row>
        <table:table-row>
          <table:table-cell table:style-name="Table277.A2" office:value-type="string">
            <text:p text:style-name="P691">0number</text:p>
          </table:table-cell>
          <table:table-cell table:style-name="Table277.B2" office:value-type="string">
            <text:p text:style-name="P691">Numbers with a leading zero are considered octal.</text:p>
          </table:table-cell>
        </table:table-row>
        <table:table-row>
          <table:table-cell table:style-name="Table277.A2" office:value-type="string">
            <text:p text:style-name="P691">0xnumber</text:p>
          </table:table-cell>
          <table:table-cell table:style-name="Table277.B2" office:value-type="string">
            <text:p text:style-name="P691">Hexadecimal notation.</text:p>
          </table:table-cell>
        </table:table-row>
        <table:table-row>
          <table:table-cell table:style-name="Table277.A2" office:value-type="string">
            <text:p text:style-name="P691">Base#number</text:p>
          </table:table-cell>
          <table:table-cell table:style-name="Table277.B2" office:value-type="string">
            <text:p text:style-name="P691"><text:span text:style-name="T89">number</text:span> is in <text:span text:style-name="T89">base</text:span>.</text:p>
          </table:table-cell>
        </table:table-row>
      </table:table>
      <text:p text:style-name="P1045"/>
      <text:p text:style-name="P1046"/>
      <text:p text:style-name="P1046"><text:span text:style-name="T466">Simple Arithmetic</text:span>:</text:p>
      <text:p text:style-name="P1046"/>
      <text:p text:style-name="P1618">+ → Addition</text:p>
      <text:p text:style-name="P1618">- → Subtraction</text:p>
      <text:p text:style-name="P1618"><text:soft-page-break/>* → Multiplication</text:p>
      <text:p text:style-name="P1618">/ → Integer division</text:p>
      <text:p text:style-name="P1618">** → Exponentiation</text:p>
      <text:p text:style-name="P1618">% → Modulo</text:p>
      <text:p text:style-name="P1046"/>
      <text:p text:style-name="P1046"/>
      <text:p text:style-name="P1047">Assignment:</text:p>
      <text:p text:style-name="P1047"/>
      <text:p text:style-name="P1619">Arithmetic expressions may perform assignment.</text:p>
      <text:p text:style-name="P1619"/>
      <text:p text:style-name="P1620">Eg.</text:p>
      <table:table table:name="Table278" table:style-name="Table278">
        <table:table-column table:style-name="Table278.A"/>
        <table:table-row>
          <table:table-cell table:style-name="Table278.A1" office:value-type="string">
            <text:p text:style-name="P692">foo= </text:p>
            <text:p text:style-name="P692">if (( foo = 5 )); then echo “It is true.”; fi</text:p>
            <text:p text:style-name="P692">It is true.</text:p>
          </table:table-cell>
        </table:table-row>
      </table:table>
      <text:p text:style-name="P1620"/>
      <text:p text:style-name="P1621">The (( foo = 5)) assigns the value of five to the variable <text:span text:style-name="T89">foo</text:span> and evaluates to <text:span text:style-name="T89">true</text:span> because the </text:p>
      <text:p text:style-name="P1621">assignment was successful.</text:p>
      <text:p text:style-name="P1621"/>
      <text:p text:style-name="P1621">* <text:span text:style-name="T467">= performs assignment</text:span></text:p>
      <text:p text:style-name="P1621">* <text:span text:style-name="T467">== evaluates equivalence</text:span></text:p>
      <text:p text:style-name="P1621"/>
      <text:p text:style-name="P1621"/>
      <text:p text:style-name="P1621"/>
      <text:p text:style-name="P1622">Additional assignments</text:p>
      <table:table table:name="Table279" table:style-name="Table279">
        <table:table-column table:style-name="Table279.A"/>
        <table:table-column table:style-name="Table279.B"/>
        <table:table-row>
          <table:table-cell table:style-name="Table279.A1" office:value-type="string">
            <text:p text:style-name="P591">Notation</text:p>
          </table:table-cell>
          <table:table-cell table:style-name="Table279.B1" office:value-type="string">
            <text:p text:style-name="P591">Description</text:p>
          </table:table-cell>
        </table:table-row>
        <table:table-row>
          <table:table-cell table:style-name="Table279.A2" office:value-type="string">
            <text:p text:style-name="P693">parameter = value</text:p>
          </table:table-cell>
          <table:table-cell table:style-name="Table279.B2" office:value-type="string">
            <text:p text:style-name="P693">Assigns <text:span text:style-name="T89">value</text:span> to <text:span text:style-name="T89">parameter</text:span>.</text:p>
          </table:table-cell>
        </table:table-row>
        <table:table-row>
          <table:table-cell table:style-name="Table279.A2" office:value-type="string">
            <text:p text:style-name="P693">parameter += value</text:p>
          </table:table-cell>
          <table:table-cell table:style-name="Table279.B2" office:value-type="string">
            <text:p text:style-name="P693">Parameter = parameter + value</text:p>
          </table:table-cell>
        </table:table-row>
        <table:table-row>
          <table:table-cell table:style-name="Table279.A2" office:value-type="string">
            <text:p text:style-name="P693">parameter -= value</text:p>
          </table:table-cell>
          <table:table-cell table:style-name="Table279.B2" office:value-type="string">
            <text:p text:style-name="P693">Parameter = parameter - value</text:p>
          </table:table-cell>
        </table:table-row>
        <table:table-row>
          <table:table-cell table:style-name="Table279.A2" office:value-type="string">
            <text:p text:style-name="P693">parameter *= value</text:p>
          </table:table-cell>
          <table:table-cell table:style-name="Table279.B2" office:value-type="string">
            <text:p text:style-name="P693">Parameter = parameter * value</text:p>
          </table:table-cell>
        </table:table-row>
        <table:table-row>
          <table:table-cell table:style-name="Table279.A2" office:value-type="string">
            <text:p text:style-name="P693">parameter /= value</text:p>
          </table:table-cell>
          <table:table-cell table:style-name="Table279.B2" office:value-type="string">
            <text:p text:style-name="P693">Parameter = parameter / value</text:p>
          </table:table-cell>
        </table:table-row>
        <table:table-row>
          <table:table-cell table:style-name="Table279.A2" office:value-type="string">
            <text:p text:style-name="P693">parameter %= value</text:p>
          </table:table-cell>
          <table:table-cell table:style-name="Table279.B2" office:value-type="string">
            <text:p text:style-name="P693">Parameter = parameter % value</text:p>
          </table:table-cell>
        </table:table-row>
        <table:table-row>
          <table:table-cell table:style-name="Table279.A2" office:value-type="string">
            <text:p text:style-name="P693">parameter++</text:p>
          </table:table-cell>
          <table:table-cell table:style-name="Table279.B2" office:value-type="string">
            <text:p text:style-name="P693">Parameter = parameter + 1 (variable post-increment)</text:p>
          </table:table-cell>
        </table:table-row>
        <table:table-row>
          <table:table-cell table:style-name="Table279.A2" office:value-type="string">
            <text:p text:style-name="P693">parameter-- </text:p>
          </table:table-cell>
          <table:table-cell table:style-name="Table279.B2" office:value-type="string">
            <text:p text:style-name="P693">Parameter = parameter – 1 (variable post-decrement)</text:p>
          </table:table-cell>
        </table:table-row>
        <table:table-row>
          <table:table-cell table:style-name="Table279.A2" office:value-type="string">
            <text:p text:style-name="P693">++parameter</text:p>
          </table:table-cell>
          <table:table-cell table:style-name="Table279.B2" office:value-type="string">
            <text:p text:style-name="P693">Parameter = parameter + 1 (variable pre-increment)</text:p>
          </table:table-cell>
        </table:table-row>
        <table:table-row>
          <table:table-cell table:style-name="Table279.A2" office:value-type="string">
            <text:p text:style-name="P693">--parameter</text:p>
          </table:table-cell>
          <table:table-cell table:style-name="Table279.B2" office:value-type="string">
            <text:p text:style-name="P693">Parameter = parameter – 1 (variable pre-decrement)</text:p>
          </table:table-cell>
        </table:table-row>
      </table:table>
      <text:p text:style-name="P1622"/>
      <text:p text:style-name="P1622"/>
      <text:p text:style-name="P1623">Eg.</text:p>
      <table:table table:name="Table280" table:style-name="Table280">
        <table:table-column table:style-name="Table280.A"/>
        <table:table-row>
          <table:table-cell table:style-name="Table280.A1" office:value-type="string">
            <text:p text:style-name="P694">foo=1 </text:p>
            <text:p text:style-name="P694">echo $((foo++))</text:p>
            <text:p text:style-name="P694"><text:soft-page-break/>1</text:p>
            <text:p text:style-name="P694">echo $foo</text:p>
            <text:p text:style-name="P694">2</text:p>
            <text:p text:style-name="P694">echo $((++foo))</text:p>
            <text:p text:style-name="P694">3</text:p>
            <text:p text:style-name="P694">echo $foo</text:p>
            <text:p text:style-name="P694">3</text:p>
          </table:table-cell>
        </table:table-row>
      </table:table>
      <text:p text:style-name="P1623"/>
      <table:table table:name="1Table281" table:style-name="_31_Table281">
        <table:table-column table:style-name="_31_Table281.A"/>
        <table:table-row>
          <table:table-cell table:style-name="_31_Table281.A1" office:value-type="string">
            <text:p text:style-name="P695">for ((i = 0; i &lt;= 20; ++i )); do</text:p>
            <text:p text:style-name="P695">...</text:p>
            <text:p text:style-name="P696">done</text:p>
          </table:table-cell>
        </table:table-row>
      </table:table>
      <text:p text:style-name="P1623"/>
      <text:p text:style-name="P1623"/>
      <text:p text:style-name="P1623"/>
      <text:p text:style-name="P1623"/>
      <text:p text:style-name="P1623"/>
      <text:p text:style-name="P1623"/>
      <text:p text:style-name="P1623"/>
      <text:p text:style-name="P1623"/>
      <text:p text:style-name="P1623"/>
      <text:p text:style-name="P1623"/>
      <text:p text:style-name="P1623"/>
      <text:p text:style-name="P1623"/>
      <text:p text:style-name="P1048">Bit Operations:</text:p>
      <text:p text:style-name="P1623"/>
      <text:p text:style-name="P1626">These operators work at the bit level.</text:p>
      <table:table table:name="Table281" table:style-name="Table281">
        <table:table-column table:style-name="Table281.A"/>
        <table:table-column table:style-name="Table281.B"/>
        <table:table-row>
          <table:table-cell table:style-name="Table281.A1" office:value-type="string">
            <text:p text:style-name="P592">Operator</text:p>
          </table:table-cell>
          <table:table-cell table:style-name="Table281.B1" office:value-type="string">
            <text:p text:style-name="P592">Description</text:p>
          </table:table-cell>
        </table:table-row>
        <table:table-row>
          <table:table-cell table:style-name="Table281.A2" office:value-type="string">
            <text:p text:style-name="P697">~</text:p>
          </table:table-cell>
          <table:table-cell table:style-name="Table281.B2" office:value-type="string">
            <text:p text:style-name="P698">Bitwise negation. Negate all the bits in a number</text:p>
          </table:table-cell>
        </table:table-row>
        <table:table-row>
          <table:table-cell table:style-name="Table281.A2" office:value-type="string">
            <text:p text:style-name="P697">&lt;&lt;</text:p>
          </table:table-cell>
          <table:table-cell table:style-name="Table281.B2" office:value-type="string">
            <text:p text:style-name="P698">Left bitwise shift. </text:p>
          </table:table-cell>
        </table:table-row>
        <table:table-row>
          <table:table-cell table:style-name="Table281.A2" office:value-type="string">
            <text:p text:style-name="P697">&gt;&gt;</text:p>
          </table:table-cell>
          <table:table-cell table:style-name="Table281.B2" office:value-type="string">
            <text:p text:style-name="P698">Right bitwise shift.</text:p>
          </table:table-cell>
        </table:table-row>
        <table:table-row>
          <table:table-cell table:style-name="Table281.A2" office:value-type="string">
            <text:p text:style-name="P697">&amp;</text:p>
          </table:table-cell>
          <table:table-cell table:style-name="Table281.B2" office:value-type="string">
            <text:p text:style-name="P698">Bitwise AND.</text:p>
          </table:table-cell>
        </table:table-row>
        <table:table-row>
          <table:table-cell table:style-name="Table281.A2" office:value-type="string">
            <text:p text:style-name="P697">|</text:p>
          </table:table-cell>
          <table:table-cell table:style-name="Table281.B2" office:value-type="string">
            <text:p text:style-name="P698">Bitwise OR.</text:p>
          </table:table-cell>
        </table:table-row>
        <table:table-row>
          <table:table-cell table:style-name="Table281.A2" office:value-type="string">
            <text:p text:style-name="P697">^</text:p>
          </table:table-cell>
          <table:table-cell table:style-name="Table281.B2" office:value-type="string">
            <text:p text:style-name="P698">Bitwise XOR.</text:p>
          </table:table-cell>
        </table:table-row>
      </table:table>
      <text:p text:style-name="P1624"/>
      <text:p text:style-name="P1625">* <text:span text:style-name="T468">nbr_to_shift&lt;&lt;nbr_shifts</text:span></text:p>
      <text:p text:style-name="P1624"/>
      <text:p text:style-name="P1627">Eg.</text:p>
      <table:table table:name="Table282" table:style-name="Table282">
        <table:table-column table:style-name="Table282.A"/>
        <table:table-row>
          <table:table-cell table:style-name="Table282.A1" office:value-type="string">
            <text:p text:style-name="P699">for ((i=0;i&lt;8;i++)); do echo $((1&lt;&lt;i)); done</text:p>
            <text:p text:style-name="P699">1</text:p>
            <text:p text:style-name="P699">2</text:p>
            <text:p text:style-name="P699">4</text:p>
            <text:p text:style-name="P699"><text:soft-page-break/>8</text:p>
            <text:p text:style-name="P699">16</text:p>
            <text:p text:style-name="P699">32</text:p>
            <text:p text:style-name="P699">64</text:p>
            <text:p text:style-name="P699">128</text:p>
          </table:table-cell>
        </table:table-row>
      </table:table>
      <text:p text:style-name="P1627"/>
      <text:p text:style-name="P1627"/>
      <text:p text:style-name="P1049">Comparison Operators:</text:p>
      <text:p text:style-name="P1049"/>
      <table:table table:name="Table283" table:style-name="Table283">
        <table:table-column table:style-name="Table283.A"/>
        <table:table-column table:style-name="Table283.B"/>
        <table:table-row>
          <table:table-cell table:style-name="Table283.A1" office:value-type="string">
            <text:p text:style-name="P593">Operator</text:p>
          </table:table-cell>
          <table:table-cell table:style-name="Table283.B1" office:value-type="string">
            <text:p text:style-name="P593">Description</text:p>
          </table:table-cell>
        </table:table-row>
        <table:table-row>
          <table:table-cell table:style-name="Table283.A2" office:value-type="string">
            <text:p text:style-name="P700">&lt;=</text:p>
          </table:table-cell>
          <table:table-cell table:style-name="Table283.B2" office:value-type="string">
            <text:p text:style-name="P700">Less than or equal to</text:p>
          </table:table-cell>
        </table:table-row>
        <table:table-row>
          <table:table-cell table:style-name="Table283.A2" office:value-type="string">
            <text:p text:style-name="P700">&gt;=</text:p>
          </table:table-cell>
          <table:table-cell table:style-name="Table283.B2" office:value-type="string">
            <text:p text:style-name="P700">Greater than or equal to</text:p>
          </table:table-cell>
        </table:table-row>
        <table:table-row>
          <table:table-cell table:style-name="Table283.A2" office:value-type="string">
            <text:p text:style-name="P700">&lt;</text:p>
          </table:table-cell>
          <table:table-cell table:style-name="Table283.B2" office:value-type="string">
            <text:p text:style-name="P700">Less than</text:p>
          </table:table-cell>
        </table:table-row>
        <table:table-row>
          <table:table-cell table:style-name="Table283.A2" office:value-type="string">
            <text:p text:style-name="P700">&gt;</text:p>
          </table:table-cell>
          <table:table-cell table:style-name="Table283.B2" office:value-type="string">
            <text:p text:style-name="P700">Greater than</text:p>
          </table:table-cell>
        </table:table-row>
        <table:table-row>
          <table:table-cell table:style-name="Table283.A2" office:value-type="string">
            <text:p text:style-name="P700">==</text:p>
          </table:table-cell>
          <table:table-cell table:style-name="Table283.B2" office:value-type="string">
            <text:p text:style-name="P700">Equal to</text:p>
          </table:table-cell>
        </table:table-row>
        <table:table-row>
          <table:table-cell table:style-name="Table283.A2" office:value-type="string">
            <text:p text:style-name="Table_20_Contents">!<text:span text:style-name="T469">=</text:span></text:p>
          </table:table-cell>
          <table:table-cell table:style-name="Table283.B2" office:value-type="string">
            <text:p text:style-name="P700">Not equal to</text:p>
          </table:table-cell>
        </table:table-row>
        <table:table-row>
          <table:table-cell table:style-name="Table283.A2" office:value-type="string">
            <text:p text:style-name="P700">&amp;&amp;</text:p>
          </table:table-cell>
          <table:table-cell table:style-name="Table283.B2" office:value-type="string">
            <text:p text:style-name="P700">Logical AND</text:p>
          </table:table-cell>
        </table:table-row>
        <table:table-row>
          <table:table-cell table:style-name="Table283.A2" office:value-type="string">
            <text:p text:style-name="P700">||</text:p>
          </table:table-cell>
          <table:table-cell table:style-name="Table283.B2" office:value-type="string">
            <text:p text:style-name="P700">Logical OR</text:p>
          </table:table-cell>
        </table:table-row>
        <table:table-row>
          <table:table-cell table:style-name="Table283.A2" office:value-type="string">
            <text:p text:style-name="P700">expr1?expre2:expr3</text:p>
          </table:table-cell>
          <table:table-cell table:style-name="Table283.B2" office:value-type="string">
            <text:p text:style-name="P700">Comparison (ternary) operator.</text:p>
            <text:p text:style-name="P700">If expr1 evaluates to be non-zero (true) than expr2, else expr3.</text:p>
          </table:table-cell>
        </table:table-row>
      </table:table>
      <text:p text:style-name="P1049"/>
      <text:p text:style-name="P1628">Note that performing assignment within the expressions is not straightforward.</text:p>
      <text:p text:style-name="P1628">When attempted, <text:span text:style-name="T89">bash</text:span> will declare an error.</text:p>
      <text:p text:style-name="P1629">This problem can be mitigated by surrounding the assignment expression with parentheses:</text:p>
      <table:table table:name="Table284" table:style-name="Table284">
        <table:table-column table:style-name="Table284.A"/>
        <table:table-row>
          <table:table-cell table:style-name="Table284.A1" office:value-type="string">
            <text:p text:style-name="P701">((expr1? (assignment1):(assignment2)))</text:p>
          </table:table-cell>
        </table:table-row>
      </table:table>
      <text:p text:style-name="P1629"/>
      <text:p text:style-name="P1629"/>
      <text:p text:style-name="P1629"/>
      <text:p text:style-name="P1080"/>
      <text:p text:style-name="P1080"/>
      <text:p text:style-name="P1081">bc – An Arbitrary Precision Calculator Language:</text:p>
      <text:p text:style-name="P1081"/>
      <text:p text:style-name="P1630">To handle higher math or even just use floating point numbers, we use a specialized calculator program.</text:p>
      <text:p text:style-name="P1631">One such program found on most Linux systems is called <text:span text:style-name="T1">bc</text:span>.</text:p>
      <text:p text:style-name="P1631"/>
      <text:p text:style-name="P1632">The bc program reads a file written in its own C-like language and executes it.</text:p>
      <text:p text:style-name="P1633">A bc script may be a separate file or it may be read from standard input.</text:p>
      <text:p text:style-name="P1634">The bc language supports a quite a few features including variables, loops, and programmer-defined functions.</text:p>
      <text:p text:style-name="P1634"/>
      <text:p text:style-name="P1635"><text:soft-page-break/><text:span text:style-name="T1">bc </text:span>can be used interactively:</text:p>
      <table:table table:name="Table285" table:style-name="Table285">
        <table:table-column table:style-name="Table285.A"/>
        <table:table-row>
          <table:table-cell table:style-name="Table285.A1" office:value-type="string">
            <text:p text:style-name="P1635">bc -q</text:p>
            <text:p text:style-name="P1635">2 + 2</text:p>
            <text:p text:style-name="P1635">4</text:p>
            <text:p text:style-name="P1635">quit</text:p>
          </table:table-cell>
        </table:table-row>
      </table:table>
      <text:p text:style-name="P1634"/>
      <text:p text:style-name="P1635">* <text:span text:style-name="T470">The ability to take standard input means that we can use here documents, here strings, and pipes to pass scripts.</text:span></text:p>
      <text:p text:style-name="P1635"/>
      <text:p text:style-name="P1636">Eg.</text:p>
      <table:table table:name="Table286" table:style-name="Table286">
        <table:table-column table:style-name="Table286.A"/>
        <table:table-row>
          <table:table-cell table:style-name="Table286.A1" office:value-type="string">
            <text:p text:style-name="P702">bc &lt;&lt;- EOF</text:p>
            <text:p text:style-name="P702"><text:s text:c="4"/>scale = 10</text:p>
            <text:p text:style-name="P702"><text:s text:c="4"/>i = 2 / 12</text:p>
            <text:p text:style-name="P702"><text:s text:c="4"/>a = 500 * ((i * ((1 + i)) ^ n)) / (((1 + I) ^ n) – 1))</text:p>
            <text:p text:style-name="P702"><text:s text:c="4"/>print a, “\n”</text:p>
            <text:p text:style-name="P702">EOF</text:p>
          </table:table-cell>
        </table:table-row>
      </table:table>
      <text:p text:style-name="P1635"/>
      <text:p text:style-name="P1637">The <text:span text:style-name="T1">man</text:span> <text:span text:style-name="T1">page</text:span> of <text:span text:style-name="T1">bc</text:span> contains a full description of the bc scripting language.</text:p>
      <text:p text:style-name="P1637"/>
      <text:p text:style-name="P1637"/>
      <text:p text:style-name="P1637"/>
      <text:p text:style-name="P1637"/>
      <text:p text:style-name="P1637"/>
      <text:p text:style-name="P1082">Arrays:</text:p>
      <text:p text:style-name="P1082"/>
      <text:p text:style-name="P1082"/>
      <text:p text:style-name="P1638">Array variables are named just like other <text:span text:style-name="T1">bash</text:span> variables, and are created automatically when they are accessed.</text:p>
      <text:p text:style-name="P1638"/>
      <text:p text:style-name="P1638">Eg.</text:p>
      <table:table table:name="Table287" table:style-name="Table287">
        <table:table-column table:style-name="Table287.A"/>
        <table:table-row>
          <table:table-cell table:style-name="Table287.A1" office:value-type="string">
            <text:p text:style-name="P703">a[1]=foo</text:p>
            <text:p text:style-name="P703">echo ${a[1]}</text:p>
            <text:p text:style-name="P703">foo</text:p>
          </table:table-cell>
        </table:table-row>
      </table:table>
      <text:p text:style-name="P1638"/>
      <text:p text:style-name="P1639">The use of braces in the second command is required to prevent the shell from attempting pathname expansion on the name of the array element.</text:p>
      <text:p text:style-name="P1639"/>
      <text:p text:style-name="P1639">* <text:span text:style-name="T471">An array can also be created with the </text:span><text:span text:style-name="T21">declare</text:span><text:span text:style-name="T471"> command:</text:span></text:p>
      <table:table table:name="Table288" table:style-name="Table288">
        <table:table-column table:style-name="Table288.A"/>
        <table:table-row>
          <table:table-cell table:style-name="Table288.A1" office:value-type="string">
            <text:p text:style-name="P704">declare -a a</text:p>
          </table:table-cell>
        </table:table-row>
      </table:table>
      <text:p text:style-name="P1639"/>
      <text:p text:style-name="P1639">-<text:span text:style-name="T472">a: flag for creating array.</text:span></text:p>
      <text:p text:style-name="P1639"/>
      <text:p text:style-name="P1639"/>
      <text:p text:style-name="P1050"><text:soft-page-break/>Assigning Values to An Array:</text:p>
      <text:p text:style-name="P1050"/>
      <text:p text:style-name="P1640">Values may be assigned in one of two ways:</text:p>
      <table:table table:name="Table289" table:style-name="Table289">
        <table:table-column table:style-name="Table289.A"/>
        <table:table-row>
          <table:table-cell table:style-name="Table289.A1" office:value-type="string">
            <text:p text:style-name="P705">name[subscript]=value</text:p>
          </table:table-cell>
        </table:table-row>
        <table:table-row>
          <table:table-cell table:style-name="Table289.A2" office:value-type="string">
            <text:p text:style-name="P705">name=(value1 value2 ...)</text:p>
          </table:table-cell>
        </table:table-row>
      </table:table>
      <text:p text:style-name="P1640"/>
      <text:p text:style-name="P1641">Values are assigned sequentially to elements of the array, starting with element zero.</text:p>
      <text:p text:style-name="P1641"/>
      <text:p text:style-name="P1642">Eg.</text:p>
      <table:table table:name="Table290" table:style-name="Table290">
        <table:table-column table:style-name="Table290.A"/>
        <table:table-row>
          <table:table-cell table:style-name="Table290.A1" office:value-type="string">
            <text:p text:style-name="P706">days=(Sun Mon Tue Wed Thu Fri Sat)</text:p>
            <text:p text:style-name="P706">days=([0]=Sun [1]=Mon [2]=Tue [3]=Wed [4]=Thu [5]=Fri [6]=Sat)</text:p>
          </table:table-cell>
        </table:table-row>
      </table:table>
      <text:p text:style-name="P1642"/>
      <text:p text:style-name="P1643">It is possible to assign values to a specific element by specifying a subscript for each value.</text:p>
      <text:p text:style-name="P1643"/>
      <text:p text:style-name="P1643"/>
      <text:p text:style-name="P1051">Array Operations:</text:p>
      <text:p text:style-name="P1051"/>
      <text:p text:style-name="P1644">The behavior of notations which accessing every element in array:</text:p>
      <table:table table:name="Table291" table:style-name="Table291">
        <table:table-column table:style-name="Table291.A"/>
        <table:table-row>
          <table:table-cell table:style-name="Table291.A1" office:value-type="string">
            <text:p text:style-name="P707">${array[*]}</text:p>
            <text:p text:style-name="P707">${array[@]}</text:p>
          </table:table-cell>
        </table:table-row>
      </table:table>
      <text:p text:style-name="P1644">Are identical until they are quoted.</text:p>
      <text:p text:style-name="P1644"/>
      <text:p text:style-name="P1645">Eg.</text:p>
      <table:table table:name="Table292" table:style-name="Table292">
        <table:table-column table:style-name="Table292.A"/>
        <table:table-row>
          <table:table-cell table:style-name="Table292.A1" office:value-type="string">
            <text:p text:style-name="P708">animals=(“a dog” “a cat” “a fish”)</text:p>
            <text:p text:style-name="P708">for i in ${animals[*]}; do echo $i; done</text:p>
            <text:p text:style-name="P708">a</text:p>
            <text:p text:style-name="P708">dog</text:p>
            <text:p text:style-name="P708">a</text:p>
            <text:p text:style-name="P708">categories</text:p>
            <text:p text:style-name="P708">a</text:p>
            <text:p text:style-name="P708">fish</text:p>
            <text:p text:style-name="P708">for i in “${animals[*]}”; do echo $i; done</text:p>
            <text:p text:style-name="P708">a dog a cat a fish</text:p>
            <text:p text:style-name="P708">for i in “${animals[@]}”; do echo $i; done</text:p>
            <text:p text:style-name="P708">a dog</text:p>
            <text:p text:style-name="P708">a cat</text:p>
            <text:p text:style-name="P708">a fish</text:p>
          </table:table-cell>
        </table:table-row>
      </table:table>
      <text:p text:style-name="P1645"/>
      <text:p text:style-name="P1646"/>
      <text:p text:style-name="P1646">* The @ notation is the more useful of the two.</text:p>
      <text:p text:style-name="P1646"/>
      <text:p text:style-name="P1646"/>
      <text:p text:style-name="P1647"><text:soft-page-break/>To determine the number of elements in an array:</text:p>
      <table:table table:name="Table293" table:style-name="Table293">
        <table:table-column table:style-name="Table293.A"/>
        <table:table-row>
          <table:table-cell table:style-name="Table293.A1" office:value-type="string">
            <text:p text:style-name="P709">${#array[@]}</text:p>
          </table:table-cell>
        </table:table-row>
      </table:table>
      <text:p text:style-name="P1647"/>
      <text:p text:style-name="P1648">Eg.</text:p>
      <table:table table:name="Table294" table:style-name="Table294">
        <table:table-column table:style-name="Table294.A"/>
        <table:table-row>
          <table:table-cell table:style-name="Table294.A1" office:value-type="string">
            <text:p text:style-name="P710">a[100]=foo</text:p>
            <text:p text:style-name="P710">echo ${#a[@]}</text:p>
            <text:p text:style-name="P710">1</text:p>
            <text:p text:style-name="P710">echo ${#a[100]}</text:p>
            <text:p text:style-name="P710">3</text:p>
          </table:table-cell>
        </table:table-row>
      </table:table>
      <text:p text:style-name="P1648"/>
      <text:p text:style-name="P1649">This differs from the behavior of some other languages in which the unused elements of the array (elements 0-99) would be initialized with empty values and counted.</text:p>
      <text:p text:style-name="P1649"/>
      <text:p text:style-name="P1649"/>
      <text:p text:style-name="P1649"/>
      <text:p text:style-name="P1650">Since bash allows arrays to contain “gaps”, it is useful to determine which elements actually exits:</text:p>
      <table:table table:name="Table295" table:style-name="Table295">
        <table:table-column table:style-name="Table295.A"/>
        <table:table-row>
          <table:table-cell table:style-name="Table295.A1" office:value-type="string">
            <text:p text:style-name="P711">${!array[*]}</text:p>
            <text:p text:style-name="P711">${!array[@]}</text:p>
          </table:table-cell>
        </table:table-row>
      </table:table>
      <text:p text:style-name="P1650"/>
      <text:p text:style-name="P1651"/>
      <text:p text:style-name="P1651"/>
      <text:p text:style-name="P1651"/>
      <text:p text:style-name="P1651">Eg.</text:p>
      <table:table table:name="Table296" table:style-name="Table296">
        <table:table-column table:style-name="Table296.A"/>
        <table:table-row>
          <table:table-cell table:style-name="Table296.A1" office:value-type="string">
            <text:p text:style-name="P712">foo=([2]=a [4]=b [6]=c)</text:p>
            <text:p text:style-name="P712"/>
            <text:p text:style-name="P712">for i in “${!foo[@]}”; do echo $i; done</text:p>
            <text:p text:style-name="P712">2</text:p>
            <text:p text:style-name="P712">4</text:p>
            <text:p text:style-name="P712">6</text:p>
            <text:p text:style-name="P713">for i in “${!foo[*]}”; do echo $i; done</text:p>
            <text:p text:style-name="P713">2 4 6</text:p>
          </table:table-cell>
        </table:table-row>
      </table:table>
      <text:p text:style-name="P1651"/>
      <text:p text:style-name="P1652">Except the “${!array[*]}” which will result in a single string that contains all the indexes of the array, the other expansions will result in separate elements.</text:p>
      <text:p text:style-name="P1652"/>
      <text:p text:style-name="P1652"/>
      <text:p text:style-name="P1651"/>
      <text:p text:style-name="P1653">* We can also append to an array using the += assignment operator.</text:p>
      <text:p text:style-name="P1653"/>
      <text:p text:style-name="P1653">Eg.</text:p>
      <table:table table:name="Table297" table:style-name="Table297">
        <table:table-column table:style-name="Table297.A"/>
        <table:table-row>
          <table:table-cell table:style-name="Table297.A1" office:value-type="string">
            <text:p text:style-name="P714">foo=(a b c)</text:p>
            <text:p text:style-name="P714"><text:soft-page-break/>foo+=(d e f)</text:p>
            <text:p text:style-name="P714">echo ${foo[@]}</text:p>
            <text:p text:style-name="P714">a b c d e f </text:p>
          </table:table-cell>
        </table:table-row>
      </table:table>
      <text:p text:style-name="P1653"/>
      <text:p text:style-name="P1653"/>
      <text:p text:style-name="P1653">* <text:span text:style-name="T473">To sort an array you can simply loop over the elements of the array and pipe it to sort program.</text:span></text:p>
      <text:p text:style-name="P1654"/>
      <text:p text:style-name="P1654">Eg.</text:p>
      <table:table table:name="Table298" table:style-name="Table298">
        <table:table-column table:style-name="Table298.A"/>
        <table:table-row>
          <table:table-cell table:style-name="Table298.A1" office:value-type="string">
            <text:p text:style-name="P715">#!/bin/bash</text:p>
            <text:p text:style-name="P715"/>
            <text:p text:style-name="P715">a=(f e d c b a)</text:p>
            <text:p text:style-name="P715"/>
            <text:p text:style-name="P715">echo “Original array: ${a[@]}”</text:p>
            <text:p text:style-name="P715">a_sorted=($(for i in “${a[@]}”; do echo $i; done | sort))</text:p>
            <text:p text:style-name="P715">echo “Sorted array ${a_sorted[@]}”</text:p>
          </table:table-cell>
        </table:table-row>
      </table:table>
      <text:p text:style-name="P1654"/>
      <text:p text:style-name="P1654"/>
      <text:p text:style-name="P1654"/>
      <text:p text:style-name="P1654">* <text:span text:style-name="T474">To delete single array element or the whole array, you will have to use </text:span><text:span text:style-name="T22">unset</text:span><text:span text:style-name="T474">.</text:span></text:p>
      <text:p text:style-name="P1654"/>
      <text:p text:style-name="P1655">Eg.</text:p>
      <table:table table:name="Table299" table:style-name="Table299">
        <table:table-column table:style-name="Table299.A"/>
        <table:table-row>
          <table:table-cell table:style-name="Table299.A1" office:value-type="string">
            <text:p text:style-name="P716">foo=(a b c d e f)</text:p>
            <text:p text:style-name="P716">unset ‘foo[2]’</text:p>
            <text:p text:style-name="P716">echo ${foo[@]}</text:p>
            <text:p text:style-name="P716">a b d e f</text:p>
            <text:p text:style-name="P716">unset foo</text:p>
            <text:p text:style-name="P716">echo ${foo[@]}</text:p>
            <text:p text:style-name="P716"/>
          </table:table-cell>
        </table:table-row>
      </table:table>
      <text:p text:style-name="P1655"/>
      <text:p text:style-name="P1655"/>
      <text:p text:style-name="P1656">Interestingly, the assignment of an empty value to an array does not empty its contents.</text:p>
      <text:p text:style-name="P1657">It will only remove the first element (index 0).</text:p>
      <text:p text:style-name="P1657"/>
      <text:p text:style-name="P1657">Eg.</text:p>
      <table:table table:name="Table300" table:style-name="Table300">
        <table:table-column table:style-name="Table300.A"/>
        <table:table-row>
          <table:table-cell table:style-name="Table300.A1" office:value-type="string">
            <text:p text:style-name="P717">foo=(a b c d e f)</text:p>
            <text:p text:style-name="P717">foo=</text:p>
            <text:p text:style-name="P717">echo ${foo[@]}</text:p>
            <text:p text:style-name="P717">b c d e f </text:p>
          </table:table-cell>
        </table:table-row>
      </table:table>
      <text:p text:style-name="P1657"/>
      <text:p text:style-name="P1657">→ Any reference to an array variable without a subscript refers to element zero of the array.</text:p>
      <text:p text:style-name="P1657"/>
      <text:p text:style-name="P1657"/>
      <text:p text:style-name="P1657"/>
      <text:p text:style-name="P1657"><text:soft-page-break/></text:p>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657"/>
      <text:p text:style-name="P1083">Group Commands And Subshells:</text:p>
      <text:p text:style-name="P1659"/>
      <text:p text:style-name="P1660">bash allows commands to be grouped together in two ways:</text:p>
      <table:table table:name="Table301" table:style-name="Table301">
        <table:table-column table:style-name="Table301.A"/>
        <table:table-row>
          <table:table-cell table:style-name="Table301.A1" office:value-type="string">
            <text:p text:style-name="P718">{ command1; command2; [command3; …] }</text:p>
            <text:p text:style-name="P718">(command1; command2; [command3; …])</text:p>
          </table:table-cell>
        </table:table-row>
      </table:table>
      <text:p text:style-name="P1660"/>
      <text:p text:style-name="P1661">The first is a <text:span text:style-name="T1">group command</text:span>, the second is <text:span text:style-name="T1">subshell</text:span>.</text:p>
      <text:p text:style-name="P1661"/>
      <text:p text:style-name="P1661">* <text:span text:style-name="T475">The braces in group commands must be separated from the commands by a space and the last command must be terminated with either a semicolon or a newline prior to the closing brace.</text:span></text:p>
      <text:p text:style-name="P1661"/>
      <text:p text:style-name="P1662">They are both used to manage redirection.</text:p>
      <text:p text:style-name="P1662"/>
      <text:p text:style-name="P1663">Eg.</text:p>
      <table:table table:name="Table302" table:style-name="Table302">
        <table:table-column table:style-name="Table302.A"/>
        <table:table-row>
          <table:table-cell table:style-name="Table302.A1" office:value-type="string">
            <text:p text:style-name="P719">ls -l &gt; output.txt</text:p>
            <text:p text:style-name="P719">echo “Listing of foo.txt” &gt;&gt; output.txt</text:p>
            <text:p text:style-name="P719">cat foo.txt &gt;&gt; output.txt</text:p>
            <text:p text:style-name="P719"/>
            <text:p text:style-name="P719"><text:soft-page-break/>{ ls -l; echo “Listing of foo.txt”; cat foo.txt } &gt; output.txt</text:p>
            <text:p text:style-name="P720"><text:span text:style-name="T476">(</text:span>ls -l; echo “Listing of foo.txt”; cat foo.txt<text:span text:style-name="T476">)</text:span> &gt; output.txt</text:p>
          </table:table-cell>
        </table:table-row>
      </table:table>
      <text:p text:style-name="P1663"/>
      <text:p text:style-name="P1663"/>
      <text:p text:style-name="P1664">When constructing a pipeline of commands, it is often useful to combine the results of several commands into a single stream.</text:p>
      <text:p text:style-name="P1663"/>
      <text:p text:style-name="P1663"/>
      <text:p text:style-name="P1665">There is an important difference between group commands and subshells.</text:p>
      <text:p text:style-name="P1666">A group command executes all of its commands in the current shell, a subshell executes its commands in a child copy of the current shell.</text:p>
      <text:p text:style-name="P1667">When the subshell exits, the copy of the environment is lost, so any changes <text:span text:style-name="T477">made to the subshell’s environment is lost as well.</text:span></text:p>
      <text:p text:style-name="P1668">Therefore, in most cases, unless a script requires a subshell, group commands are preferable to subshells.</text:p>
      <text:p text:style-name="P1669">Group commands are both faster and require less memory.</text:p>
      <text:p text:style-name="P1669"/>
      <text:p text:style-name="P1669"/>
      <text:p text:style-name="P1670">Because commands in pipelines are always executed in subshells, any command that assigns variables will encounter this issue.</text:p>
      <text:p text:style-name="P1670">Fortunately, the shell provides <text:span text:style-name="T89">process substitution</text:span> that can be used to work around this problem.</text:p>
      <text:p text:style-name="P1670"/>
      <text:p text:style-name="P1670"/>
      <text:p text:style-name="P1671">For standard output:</text:p>
      <table:table table:name="Table303" table:style-name="Table303">
        <table:table-column table:style-name="Table303.A"/>
        <table:table-row>
          <table:table-cell table:style-name="Table303.A1" office:value-type="string">
            <text:p text:style-name="P721">&lt;(list)</text:p>
          </table:table-cell>
        </table:table-row>
      </table:table>
      <text:p text:style-name="P1671"/>
      <text:p text:style-name="P1671">For standard input:</text:p>
      <table:table table:name="Table304" table:style-name="Table304">
        <table:table-column table:style-name="Table304.A"/>
        <table:table-row>
          <table:table-cell table:style-name="Table304.A1" office:value-type="string">
            <text:p text:style-name="P721">&gt;(list)</text:p>
          </table:table-cell>
        </table:table-row>
      </table:table>
      <text:p text:style-name="P1671"/>
      <text:p text:style-name="P1671"/>
      <text:p text:style-name="P1672"><text:span text:style-name="T89">list </text:span>is a list of commands.</text:p>
      <text:p text:style-name="P1672"/>
      <text:p text:style-name="P1674">Process substitution allows us to treat the output of a subshell as an ordinary file for purposes of redirection.</text:p>
      <text:p text:style-name="P1672"/>
      <text:p text:style-name="P1673">Eg.</text:p>
      <table:table table:name="Table305" table:style-name="Table305">
        <table:table-column table:style-name="Table305.A"/>
        <table:table-row>
          <table:table-cell table:style-name="Table305.A1" office:value-type="string">
            <text:p text:style-name="P722">read &lt; &lt;(echo “foo”)</text:p>
            <text:p text:style-name="P722">echo $REPLY</text:p>
            <text:p text:style-name="P722">foo</text:p>
          </table:table-cell>
        </table:table-row>
      </table:table>
      <text:p text:style-name="P1673"/>
      <text:p text:style-name="P1675">Eg.</text:p>
      <table:table table:name="Table306" table:style-name="Table306">
        <table:table-column table:style-name="Table306.A"/>
        <text:soft-page-break/>
        <table:table-row>
          <table:table-cell table:style-name="Table306.A1" office:value-type="string">
            <text:p text:style-name="P723">#!/bin/bash</text:p>
            <text:p text:style-name="P723"/>
            <text:p text:style-name="P723"># pro_sub</text:p>
            <text:p text:style-name="P723"/>
            <text:p text:style-name="P723">while read attr links owner group size date time filename; do</text:p>
            <text:p text:style-name="P723"><text:s text:c="4"/>cat &lt;&lt;- EOF</text:p>
            <text:p text:style-name="P723"><text:s text:c="8"/>Filename: $filename</text:p>
            <text:p text:style-name="P723"><text:s text:c="8"/><text:span text:style-name="T478">Size</text:span>: $<text:span text:style-name="T479">size</text:span></text:p>
            <text:p text:style-name="P723"><text:s text:c="8"/><text:span text:style-name="T478">Owner</text:span>: $<text:span text:style-name="T478">owner</text:span></text:p>
            <text:p text:style-name="P723"><text:s text:c="8"/><text:span text:style-name="T478">Group</text:span>: $<text:span text:style-name="T478">group</text:span></text:p>
            <text:p text:style-name="P723"><text:s text:c="8"/><text:span text:style-name="T478">Modified</text:span>: $<text:span text:style-name="T478">date $time</text:span></text:p>
            <text:p text:style-name="P723"><text:s text:c="8"/><text:span text:style-name="T478">Links</text:span>: $<text:span text:style-name="T478">links</text:span></text:p>
            <text:p text:style-name="P723"><text:s text:c="8"/><text:span text:style-name="T478">Attributes</text:span>: $<text:span text:style-name="T478">attr</text:span></text:p>
            <text:p text:style-name="P723"><text:s text:c="4"/>EOF</text:p>
            <text:p text:style-name="P723">done &lt; &lt;(ls -l | tail -n +2)</text:p>
          </table:table-cell>
        </table:table-row>
      </table:table>
      <text:p text:style-name="P1675"/>
      <text:p text:style-name="P1676">* (tail -n +2): starts from the second line.</text:p>
      <text:p text:style-name="P1676"/>
      <text:p text:style-name="P1676"/>
      <text:p text:style-name="P1676"/>
      <text:p text:style-name="P1676"/>
      <text:p text:style-name="P1676"/>
      <text:p text:style-name="P1676"/>
      <text:p text:style-name="P1676"/>
      <text:p text:style-name="P1676"/>
      <text:p text:style-name="P1084">Traps:</text:p>
      <text:p text:style-name="P1084"/>
      <text:p text:style-name="P1700">Larger and more complicated scripts may benefit from having a signal handling routine.</text:p>
      <text:p text:style-name="P1677">bash provides a mechanism for this purpose known as a <text:span text:style-name="T89">trap</text:span>.</text:p>
      <text:p text:style-name="P1677"/>
      <text:p text:style-name="P1677">Eg.</text:p>
      <text:p text:style-name="P1677">The script creates a temporary file during its execution.</text:p>
      <text:p text:style-name="P1677">We should have the script delete the file when the script finishes its work.</text:p>
      <text:p text:style-name="P1677">It would also be smart to have the script delete the file if a signal is received indicating that the program was going to be terminated <text:span text:style-name="T480">prematurely.</text:span></text:p>
      <text:p text:style-name="P1677"/>
      <table:table table:name="Table307" table:style-name="Table307">
        <table:table-column table:style-name="Table307.A"/>
        <table:table-row>
          <table:table-cell table:style-name="Table307.A1" office:value-type="string">
            <text:p text:style-name="P724">trap argument signal [signal ...]</text:p>
          </table:table-cell>
        </table:table-row>
      </table:table>
      <text:p text:style-name="P1677"/>
      <text:p text:style-name="P1678"><text:span text:style-name="T89">argument</text:span> is a string which will be read and treated as a command.</text:p>
      <text:p text:style-name="P1678"><text:span text:style-name="T89">signal</text:span> is the specification of a signal.</text:p>
      <text:p text:style-name="P1678"/>
      <text:p text:style-name="P1678">Eg.</text:p>
      <table:table table:name="Table308" table:style-name="Table308">
        <table:table-column table:style-name="Table308.A"/>
        <table:table-row>
          <table:table-cell table:style-name="Table308.A1" office:value-type="string">
            <text:p text:style-name="P725">#!/bin/bash</text:p>
            <text:p text:style-name="P725"><text:soft-page-break/></text:p>
            <text:p text:style-name="P725">trap “echo ‘I am ignoring you.’” SIGINT SIGTERM</text:p>
            <text:p text:style-name="P725"/>
            <text:p text:style-name="P725">for i in {1..5}; do</text:p>
            <text:p text:style-name="P725"><text:s text:c="4"/>echo “Iteration $i of 5”</text:p>
            <text:p text:style-name="P725"><text:s text:c="4"/>sleep 5</text:p>
            <text:p text:style-name="P725">done</text:p>
          </table:table-cell>
        </table:table-row>
      </table:table>
      <text:p text:style-name="P1678"/>
      <text:p text:style-name="P1678"/>
      <text:p text:style-name="P1679">Constructing a string to form a useful sequence of commands can be awkward, so it is common practice to specify a shell function as the command.</text:p>
      <text:p text:style-name="P1679"><text:s/></text:p>
      <text:p text:style-name="P1679">Eg.</text:p>
      <table:table table:name="Table309" table:style-name="Table309">
        <table:table-column table:style-name="Table309.A"/>
        <table:table-row>
          <table:table-cell table:style-name="Table309.A1" office:value-type="string">
            <text:p text:style-name="P726">exit_on_signal_SIGINT () {</text:p>
            <text:p text:style-name="P726"><text:s text:c="4"/>echo “Script interrupted.” 2&gt;&amp;1</text:p>
            <text:p text:style-name="P726"><text:s text:c="4"/>exit</text:p>
            <text:p text:style-name="P726">}</text:p>
            <text:p text:style-name="P727">trap exit_on_signal_SIGINT SIGINT</text:p>
          </table:table-cell>
        </table:table-row>
      </table:table>
      <text:p text:style-name="P1679"/>
      <text:p text:style-name="P1679"/>
      <text:p text:style-name="P1679"/>
      <text:p text:style-name="P1679"/>
      <text:p text:style-name="P1679"/>
      <text:p text:style-name="P1679"/>
      <text:p text:style-name="P1679"/>
      <text:p text:style-name="P1680">Traditionally, programs on Unix-like systems create their temporary files in the /tmp directory, a shared directory intended for such files.</text:p>
      <text:p text:style-name="P1680">It is important to give temporary files non-predictable filenames.</text:p>
      <text:p text:style-name="P1681">This avoid an exploit known as a <text:span text:style-name="T101">temp race attack</text:span>.</text:p>
      <text:p text:style-name="P1681">One way to create non-predictable name:</text:p>
      <table:table table:name="Table310" table:style-name="Table310">
        <table:table-column table:style-name="Table310.A"/>
        <table:table-row>
          <table:table-cell table:style-name="Table310.A1" office:value-type="string">
            <text:p text:style-name="P728">tempfile=/tmp/$(basename $0).$$.$RANDOM</text:p>
          </table:table-cell>
        </table:table-row>
      </table:table>
      <text:p text:style-name="P1681"/>
      <text:p text:style-name="P1682">This will create a filename consisting of the program’s name, followed by its process ID (PID), followed by a random integer.</text:p>
      <text:p text:style-name="P1682"/>
      <text:p text:style-name="P1683">Since the range of $RANDOM is only 1-32767, a better way is to use <text:span text:style-name="T1">mktemp</text:span> program.</text:p>
      <text:p text:style-name="P1683">The mktemp program accepts a template as an argument that is used to build the filename.</text:p>
      <text:p text:style-name="P1684">The template should include a series o “X” characters which are replaced by a corresponding number of random letters and numbers.</text:p>
      <text:p text:style-name="P1684"/>
      <text:p text:style-name="P1684">Eg.</text:p>
      <table:table table:name="Table311" table:style-name="Table311">
        <table:table-column table:style-name="Table311.A"/>
        <table:table-row>
          <table:table-cell table:style-name="Table311.A1" office:value-type="string">
            <text:p text:style-name="P729">tempfile=$(mktemp /tmp/foobar.$$.XXXXXXXXX)</text:p>
          </table:table-cell>
        </table:table-row>
      </table:table>
      <text:p text:style-name="P1684"/>
      <text:p text:style-name="P1685"><text:soft-page-break/>The “X” characters in the template are replaced with random letters and numbers.</text:p>
      <text:p text:style-name="P1685"/>
      <text:p text:style-name="P1685">* mktemp also creates the file as well.</text:p>
      <text:p text:style-name="P1685"/>
      <text:p text:style-name="P1686">For scripts that are executed by regular users, it may be wise to avoid the use of /tmp directory and create a directory for temporary files within the user’s home directory:</text:p>
      <table:table table:name="Table312" table:style-name="Table312">
        <table:table-column table:style-name="Table312.A"/>
        <table:table-row>
          <table:table-cell table:style-name="Table312.A1" office:value-type="string">
            <text:p text:style-name="P730">[[ -d $HOME/tmp ]] || mkdir $HOME/tmp</text:p>
          </table:table-cell>
        </table:table-row>
      </table:table>
      <text:p text:style-name="P1686"/>
      <text:p text:style-name="P1686"/>
      <text:p text:style-name="P1085"/>
      <text:p text:style-name="P1085">Asynchronous Execution:</text:p>
      <text:p text:style-name="P1085"/>
      <text:p text:style-name="P1687">Usually this involves launching a script that, in turn, launches one ore more child scripts that perform an additional task while the parent script continues to run.</text:p>
      <text:p text:style-name="P1688">But what if the parent or child is dependent on the other, and one script must wait for the other to finish its task before finishing its own.</text:p>
      <text:p text:style-name="P1688"/>
      <text:p text:style-name="P1688">The <text:span text:style-name="T1">wait </text:span>command causes a parent script to pause until a specified process (the child script) finishes.</text:p>
      <text:p text:style-name="P1688"/>
      <text:p text:style-name="P1688"/>
      <text:p text:style-name="P1688"/>
      <text:p text:style-name="P1688"/>
      <text:p text:style-name="P1688"/>
      <text:p text:style-name="P1688"/>
      <text:p text:style-name="P1688">Eg.</text:p>
      <table:table table:name="Table313" table:style-name="Table313">
        <table:table-column table:style-name="Table313.A"/>
        <table:table-row>
          <table:table-cell table:style-name="Table313.A1" office:value-type="string">
            <text:p text:style-name="P731">#!/bin/bash</text:p>
            <text:p text:style-name="P731"/>
            <text:p text:style-name="P731"># async_child</text:p>
            <text:p text:style-name="P731"/>
            <text:p text:style-name="P731">echo “Child: child is running ...”</text:p>
            <text:p text:style-name="P731">sleep 5</text:p>
            <text:p text:style-name="P731">echo “Child: child is done. Exiting.”</text:p>
          </table:table-cell>
        </table:table-row>
      </table:table>
      <text:p text:style-name="P1688"/>
      <table:table table:name="Table314" table:style-name="Table314">
        <table:table-column table:style-name="Table314.A"/>
        <table:table-row>
          <table:table-cell table:style-name="Table314.A1" office:value-type="string">
            <text:p text:style-name="P732">#!/bin/bash</text:p>
            <text:p text:style-name="P732"/>
            <text:p text:style-name="P732"># async_parent</text:p>
            <text:p text:style-name="P732"/>
            <text:p text:style-name="P732">echo “Parent: starting...”</text:p>
            <text:p text:style-name="P732"/>
            <text:p text:style-name="P732">echo “Parent: launching child script...”</text:p>
            <text:p text:style-name="P732">async_child &amp;</text:p>
            <text:p text:style-name="P732">pid=$!</text:p>
            <text:p text:style-name="P732"><text:soft-page-break/>echo “Parent: child (PID=$pid) launched.”</text:p>
            <text:p text:style-name="P732"/>
            <text:p text:style-name="P732">echo “Parent: continuing...”</text:p>
            <text:p text:style-name="P732">sleep 2</text:p>
            <text:p text:style-name="P732"/>
            <text:p text:style-name="P732">echo “Parent: pausing to wait for child to finish...”</text:p>
            <text:p text:style-name="P732">wait $pid</text:p>
            <text:p text:style-name="P732"/>
            <text:p text:style-name="P732">echo “Parent: child is finished. Continuing...”</text:p>
            <text:p text:style-name="P733">echo “Parent: <text:span text:style-name="T481">parent is done. Exiting.</text:span>”</text:p>
          </table:table-cell>
        </table:table-row>
      </table:table>
      <text:p text:style-name="P1688"/>
      <text:p text:style-name="P1688"/>
      <text:p text:style-name="P1689">The <text:span text:style-name="T1">$!</text:span> will always contain the PID of the last job put into the background.</text:p>
      <text:p text:style-name="P1689"/>
      <text:p text:style-name="P1689"/>
      <text:p text:style-name="P1689"/>
      <text:p text:style-name="P1689"/>
      <text:p text:style-name="P1689"/>
      <text:p text:style-name="P1689"/>
      <text:p text:style-name="P1689"/>
      <text:p text:style-name="P1689"/>
      <text:p text:style-name="P1689"/>
      <text:p text:style-name="P1689"/>
      <text:p text:style-name="P1689"/>
      <text:p text:style-name="P1689"/>
      <text:p text:style-name="P1086">Named Pipes:</text:p>
      <text:p text:style-name="P1086"/>
      <text:p text:style-name="P1690">In most Unix-like systems, it is possible to create a special type of file called a <text:span text:style-name="T89">name pipe</text:span>.</text:p>
      <text:p text:style-name="P1691">Named pipes are used to create a connection between two processes and can be used just like other types of file.</text:p>
      <text:p text:style-name="P1691"/>
      <text:p text:style-name="P1692">Named pipes behave like files, but actually form FIFO buffers.</text:p>
      <text:p text:style-name="P1692">As with ordinary pipes, data goes in one end and emerges out the other.</text:p>
      <text:p text:style-name="P1692">With named pipes, it is possible to set up something like this:</text:p>
      <table:table table:name="Table315" table:style-name="Table315">
        <table:table-column table:style-name="Table315.A"/>
        <table:table-row>
          <table:table-cell table:style-name="Table315.A1" office:value-type="string">
            <text:p text:style-name="P734">process1 &gt; named_pipe</text:p>
            <text:p text:style-name="P734">process2 &lt; named_pipe</text:p>
          </table:table-cell>
        </table:table-row>
      </table:table>
      <text:p text:style-name="P1693">And it will behave as:</text:p>
      <table:table table:name="Table316" table:style-name="Table316">
        <table:table-column table:style-name="Table316.A"/>
        <table:table-row>
          <table:table-cell table:style-name="Table316.A1" office:value-type="string">
            <text:p text:style-name="P735">process1 | process2</text:p>
          </table:table-cell>
        </table:table-row>
      </table:table>
      <text:p text:style-name="P1693"/>
      <text:p text:style-name="P1693"/>
      <text:p text:style-name="P1693">* <text:span text:style-name="T482">First we need to create the named pipe:</text:span></text:p>
      <table:table table:name="Table317" table:style-name="Table317">
        <table:table-column table:style-name="Table317.A"/>
        <table:table-row>
          <table:table-cell table:style-name="Table317.A1" office:value-type="string">
            <text:p text:style-name="P736">mkfifo pipe1</text:p>
          </table:table-cell>
        </table:table-row>
      </table:table>
      <text:p text:style-name="P1694"/>
      <text:p text:style-name="P1695"><text:soft-page-break/>When ls -l pipe1, it will be marked with p to indicate that it is a pipe file.</text:p>
      <text:p text:style-name="P1695"/>
      <text:p text:style-name="P1695">* To use it:</text:p>
      <table:table table:name="Table318" table:style-name="Table318">
        <table:table-column table:style-name="Table318.A"/>
        <table:table-row>
          <table:table-cell table:style-name="Table318.A1" office:value-type="string">
            <text:p text:style-name="P736">ls -l &gt; pipe1</text:p>
          </table:table-cell>
        </table:table-row>
      </table:table>
      <text:p text:style-name="P1695"/>
      <text:p text:style-name="P1696">After pressing the <text:span text:style-name="T1">Enter</text:span> key, the command will appear to hang.</text:p>
      <text:p text:style-name="P1696">This is because there is nothing receiving data from the other end of the pipe yet.</text:p>
      <text:p text:style-name="P1696">When this occurs, it is said that the pipe is <text:span text:style-name="T89">blocked</text:span>.</text:p>
      <text:p text:style-name="P1697">This condition will clear once we attach a process to the other end and it begins to read input from the pipe.</text:p>
      <text:p text:style-name="P1697"/>
      <text:p text:style-name="P1697">Using a second terminal:</text:p>
      <table:table table:name="Table319" table:style-name="Table319">
        <table:table-column table:style-name="Table319.A"/>
        <table:table-row>
          <table:table-cell table:style-name="Table319.A1" office:value-type="string">
            <text:p text:style-name="P737">cat &lt; pipe1</text:p>
          </table:table-cell>
        </table:table-row>
      </table:table>
      <text:p text:style-name="P1697"/>
      <text:p text:style-name="P1698">And the directory listing produced from the first terminal appears in the second terminal as the output from the cat command.</text:p>
      <text:p text:style-name="P1699">The ls command in the first terminal is no longer blocked.</text:p>
      <text:p text:style-name="P1699"/>
      <text:p text:style-name="P1699"/>
      <text:p text:style-name="P1697"/>
      <text:p text:style-name="P1697"/>
      <text:p text:style-name="P1697"/>
      <text:p text:style-name="P1697"/>
      <text:p text:style-name="P1697"/>
      <text:p text:style-name="P1087">Encrypting a Folder:</text:p>
      <text:p text:style-name="P1701"/>
      <text:p text:style-name="P1702">eCryptfs is a cryptographic file system based on PGP.</text:p>
      <text:p text:style-name="P1702">We don’t need to preallocate a certain amount of disk space that we want to encrypt.</text:p>
      <text:p text:style-name="P1702"/>
      <table:table table:name="Table320" table:style-name="Table320">
        <table:table-column table:style-name="Table320.A"/>
        <table:table-row>
          <table:table-cell table:style-name="Table320.A1" office:value-type="string">
            <text:p text:style-name="P739">sudo apt-get install ecryptfs-utils</text:p>
          </table:table-cell>
        </table:table-row>
      </table:table>
      <text:p text:style-name="P1702"/>
      <text:p text:style-name="P1703">- <text:span text:style-name="T89">Login passphrase</text:span>: password you have to use each time to mount <text:span text:style-name="T484">the encrypted directory.</text:span></text:p>
      <text:p text:style-name="P1704">If you want auto-mounting on login to work, it has has to be the same password you use to login to your user account.</text:p>
      <text:p text:style-name="P1704"/>
      <text:p text:style-name="P1729">- <text:span text:style-name="T89">mount passphrase</text:span>: <text:span text:style-name="T485">used to derive the actual file encryption master key.</text:span></text:p>
      <text:p text:style-name="P1730">Shouldn’t enter a custom one unless you know what you are doing.</text:p>
      <text:p text:style-name="P1731">Enter to auto-generate a secure random one. </text:p>
      <text:p text:style-name="P1731"><text:span text:style-name="T486">It will be encrypted using the </text:span><text:span text:style-name="T111">login passphrase</text:span><text:span text:style-name="T486"> and stored in </text:span></text:p>
      <text:p text:style-name="P1731"><text:span text:style-name="T98">~/.ecryptfs/wrapped-passphrase</text:span><text:span text:style-name="T486">.</text:span></text:p>
      <text:p text:style-name="P1732">It will be decrypted again in RAM when needed (never have to enter it manually).</text:p>
      <text:p text:style-name="P1732">If this is lost, you will not be able to get to your encrypted folder. Therefore, run:</text:p>
      <table:table table:name="Table321" table:style-name="Table321">
        <table:table-column table:style-name="Table321.A"/>
        <text:soft-page-break/>
        <table:table-row>
          <table:table-cell table:style-name="Table321.A1" office:value-type="string">
            <text:p text:style-name="P740">ecryptfs-unwrap-passphrase</text:p>
          </table:table-cell>
        </table:table-row>
      </table:table>
      <text:p text:style-name="P1732">To see it in unencrypted form, then write it in a safe place.</text:p>
      <text:p text:style-name="P1732">This can be used in case:</text:p>
      <text:p text:style-name="P1732"><text:tab/>* forgot the login passphrase<text:line-break/><text:tab/>* <text:span text:style-name="T487">wrapped-passphrase file lost/corrupted</text:span></text:p>
      <text:p text:style-name="P1732"/>
      <text:p text:style-name="P1733"/>
      <text:p text:style-name="P1734">Start by setting the ~/.Private directory where files will be encrypted:</text:p>
      <table:table table:name="Table322" table:style-name="Table322">
        <table:table-column table:style-name="Table322.A"/>
        <table:table-row>
          <table:table-cell table:style-name="Table322.A1" office:value-type="string">
            <text:p text:style-name="P741">ecryptfs-setup-private</text:p>
          </table:table-cell>
        </table:table-row>
      </table:table>
      <text:p text:style-name="P1734"/>
      <text:p text:style-name="P1740">Now the content of files and directories under <text:span text:style-name="T89">/home/dmidma/Private</text:span> will be encrypted in <text:span text:style-name="T89">/home/dmidma/.Private</text:span>.</text:p>
      <text:p text:style-name="P1735"/>
      <text:p text:style-name="P1734">Ecryptfs will hide any files that you store in the private folder when it is not mounted.</text:p>
      <text:p text:style-name="P1734"/>
      <text:p text:style-name="P1736">The private directory will be automatically mounted when you log in to your account.</text:p>
      <text:p text:style-name="P1736">To prevent this, delete the empty file: <text:span text:style-name="T89">~/.ecryptfs/auto-mount</text:span>.</text:p>
      <text:p text:style-name="P1736"/>
      <text:p text:style-name="P1736">One can unmount the directory when not using <text:span text:style-name="T488">the computer</text:span>:</text:p>
      <table:table table:name="Table323" table:style-name="Table323">
        <table:table-column table:style-name="Table323.A"/>
        <table:table-row>
          <table:table-cell table:style-name="Table323.A1" office:value-type="string">
            <text:p text:style-name="P742">ecryptfs-umount-private </text:p>
          </table:table-cell>
        </table:table-row>
      </table:table>
      <text:p text:style-name="P1736"/>
      <text:p text:style-name="P1739">And can mount the directory using:</text:p>
      <table:table table:name="Table325" table:style-name="Table325">
        <table:table-column table:style-name="Table325.A"/>
        <table:table-row>
          <table:table-cell table:style-name="Table325.A1" office:value-type="string">
            <text:p text:style-name="P745">ecryptfs-mount-private </text:p>
          </table:table-cell>
        </table:table-row>
      </table:table>
      <text:p text:style-name="P1739"/>
      <text:p text:style-name="P1740">When the private is not mounted, ecryptfs will hide your files and directories in <text:span text:style-name="T89">/home/dmidma/Private</text:span> and will show you a <text:span text:style-name="T89">README.txt</text:span> file.</text:p>
      <text:p text:style-name="P1736"/>
      <text:p text:style-name="P1736"/>
      <text:p text:style-name="P1736"/>
      <text:p text:style-name="P1771">Encrypting a specific directory:</text:p>
      <text:p text:style-name="P1736"/>
      <text:p text:style-name="P1737">Let’s say that we have a directory under <text:span text:style-name="T89">/home/</text:span><text:span text:style-name="T99">dmidma</text:span><text:span text:style-name="T89">/</text:span><text:span text:style-name="T99">foo</text:span><text:span text:style-name="T490"> that we wan to encrypt.</text:span></text:p>
      <text:p text:style-name="P1738"/>
      <text:p text:style-name="P1738"><text:span text:style-name="T491">The f</text:span>irst thing we are going to do before encrypting the folder is to back it up:</text:p>
      <table:table table:name="Table324" table:style-name="Table324">
        <table:table-column table:style-name="Table324.A"/>
        <table:table-row>
          <table:table-cell table:style-name="Table324.A1" office:value-type="string">
            <text:p text:style-name="P744">$ cp -pfr /home/dmidma/foo /tmp/</text:p>
          </table:table-cell>
        </table:table-row>
      </table:table>
      <text:p text:style-name="P1738"/>
      <text:p text:style-name="P1741">Now you need to mount that directory with the <text:span text:style-name="T89">ecryptfs </text:span><text:span text:style-name="T492">file system</text:span><text:span text:style-name="T100"> </text:span>type.</text:p>
      <table:table table:name="Table326" table:style-name="Table326">
        <table:table-column table:style-name="Table326.A"/>
        <table:table-row>
          <table:table-cell table:style-name="Table326.A1" office:value-type="string">
            <text:p text:style-name="P746">$ sudo mount -t ecryptfs /home/dmidma/foo/ /home/dmidma/foo/</text:p>
          </table:table-cell>
        </table:table-row>
      </table:table>
      <text:p text:style-name="P1741"/>
      <text:p text:style-name="P1742">Enter this sequence:</text:p>
      <text:p text:style-name="P1742">passphrase, ENTER, ENTER, ENTER, ENTER, yes, yes.</text:p>
      <text:p text:style-name="P1742"><text:soft-page-break/></text:p>
      <text:p text:style-name="P1742">Now you can see that /home/dmidma/foo is encrypted with:</text:p>
      <table:table table:name="Table327" table:style-name="Table327">
        <table:table-column table:style-name="Table327.A"/>
        <table:table-row>
          <table:table-cell table:style-name="Table327.A1" office:value-type="string">
            <text:p text:style-name="P747">$ mount | grep /home/dmidma/foo</text:p>
          </table:table-cell>
        </table:table-row>
      </table:table>
      <text:p text:style-name="P1742"/>
      <text:p text:style-name="P1743"/>
      <text:p text:style-name="P1746">Now we need to copy the files and directories from /tmp/foo/ to the new encrypted directory, because any files or directories inside that directory while mounting will be not encrypted.</text:p>
      <table:table table:name="Table328" table:style-name="Table328">
        <table:table-column table:style-name="Table328.A"/>
        <table:table-row>
          <table:table-cell table:style-name="Table328.A1" office:value-type="string">
            <text:p text:style-name="P748">$ cp -pfr /tmp/foo /home/dmidma/</text:p>
            <text:p text:style-name="P748">$ rm -fr /tmp/foo</text:p>
          </table:table-cell>
        </table:table-row>
      </table:table>
      <text:p text:style-name="P1745"/>
      <text:p text:style-name="P1744">Let’s say that you have a text file inside that directory.</text:p>
      <text:p text:style-name="P1744">If you unmount that directory and <text:span text:style-name="T89">cat</text:span> that file, you will get cryptic stuff.</text:p>
      <text:p text:style-name="P1744"/>
      <text:p text:style-name="P1744"/>
      <text:p text:style-name="P1744"/>
      <text:p text:style-name="P1747">Now we want to keep the passphrase in a USB and each time we plug it, the partition will be automatically mounted.</text:p>
      <text:p text:style-name="P1747"/>
      <text:p text:style-name="P1748">Start by plugging a USB and running:</text:p>
      <table:table table:name="Table329" table:style-name="Table329">
        <table:table-column table:style-name="Table329.A"/>
        <table:table-row>
          <table:table-cell table:style-name="Table329.A1" office:value-type="string">
            <text:p text:style-name="P749">$ sudo fdisk -l</text:p>
          </table:table-cell>
        </table:table-row>
      </table:table>
      <text:p text:style-name="P1748">to find out the device name and its file system type.</text:p>
      <text:p text:style-name="P1748"/>
      <text:p text:style-name="P1748">For me I have FAT32.</text:p>
      <text:p text:style-name="P1748">If you need to format the USB, you need to use <text:span text:style-name="T89">fdisk</text:span> and <text:span text:style-name="T89">mkfs</text:span>.</text:p>
      <text:p text:style-name="P1748"/>
      <text:p text:style-name="P1772">Note:</text:p>
      <text:p text:style-name="P1749">fdisk: change FS for the partition without formating it.</text:p>
      <text:p text:style-name="P1749">mkfs: change FS for the partition and formating it.</text:p>
      <text:p text:style-name="P1749"/>
      <text:p text:style-name="P1749"/>
      <text:p text:style-name="P1750">Let’s mount the USB to /mnt/usb/:</text:p>
      <table:table table:name="Table330" table:style-name="Table330">
        <table:table-column table:style-name="Table330.A"/>
        <table:table-row>
          <table:table-cell table:style-name="Table330.A1" office:value-type="string">
            <text:p text:style-name="P750">$ sudo mkdir /mnt/usb/ &amp;&amp; sudo mount /dev/sdb1 /mnt/usb/</text:p>
          </table:table-cell>
        </table:table-row>
      </table:table>
      <text:p text:style-name="P1750"/>
      <text:p text:style-name="P1751">Now check the type of the file system that we will need for /etc/fstab:</text:p>
      <table:table table:name="Table331" table:style-name="Table331">
        <table:table-column table:style-name="Table331.A"/>
        <table:table-row>
          <table:table-cell table:style-name="Table331.A1" office:value-type="string">
            <text:p text:style-name="P751">$ mou<text:span text:style-name="T493">n</text:span>t | grep ‘/dev/sdb1</text:p>
          </table:table-cell>
        </table:table-row>
      </table:table>
      <text:p text:style-name="P1752">Mine is <text:span text:style-name="T89">vfat</text:span>.</text:p>
      <text:p text:style-name="P1776"/>
      <text:p text:style-name="P1777">This didn’t work!</text:p>
      <text:p text:style-name="P1757"/>
      <text:p text:style-name="P1752"/>
      <text:p text:style-name="P1752"><text:soft-page-break/></text:p>
      <text:p text:style-name="P1753">We need to check the contents of <text:span text:style-name="T89">/root/.ecryptfs/sig-cache.txt</text:span>:</text:p>
      <table:table table:name="Table332" table:style-name="Table332">
        <table:table-column table:style-name="Table332.A"/>
        <table:table-row>
          <table:table-cell table:style-name="Table332.A1" office:value-type="string">
            <text:p text:style-name="P752">$ sudo cat /root/.ecryptfs/sig-cache.txt</text:p>
          </table:table-cell>
        </table:table-row>
      </table:table>
      <text:p text:style-name="P1753">d40498f5026bcc65 </text:p>
      <text:p text:style-name="P1753"/>
      <text:p text:style-name="P1754">Now create the file <text:span text:style-name="T89">/root/.ecryptfsrc</text:span> with the following content:</text:p>
      <table:table table:name="Table333" table:style-name="Table333">
        <table:table-column table:style-name="Table333.A"/>
        <table:table-row>
          <table:table-cell table:style-name="Table333.A1" office:value-type="string">
            <text:p text:style-name="P753">key=passphrase:passphrase_passwd_file=/mnt/usb/passwd_file.txt<text:line-break/><text:span text:style-name="T494">ecryptfs_sig=aes</text:span></text:p>
            <text:p text:style-name="P754">ecryptfs_cipher=16</text:p>
            <text:p text:style-name="P754">ecryptfs_passthrough=n</text:p>
            <text:p text:style-name="P754">ecryptfs_enable_filename_crypto=n</text:p>
          </table:table-cell>
        </table:table-row>
      </table:table>
      <text:p text:style-name="P1754"/>
      <text:p text:style-name="P1755"/>
      <text:p text:style-name="P1755">We need to create the passphrase file on the USB:</text:p>
      <table:table table:name="Table334" table:style-name="Table334">
        <table:table-column table:style-name="Table334.A"/>
        <table:table-row>
          <table:table-cell table:style-name="Table334.A1" office:value-type="string">
            <text:p text:style-name="P755">$ vi /mnt/usb/passwd_file.txt</text:p>
          </table:table-cell>
        </table:table-row>
        <table:table-row>
          <table:table-cell table:style-name="Table334.A2" office:value-type="string">
            <text:p text:style-name="P756">passphrase_passwd=some_passphrase</text:p>
          </table:table-cell>
        </table:table-row>
      </table:table>
      <text:p text:style-name="P1755"/>
      <text:p text:style-name="P1756">The passphrase is the secret phrase that you will have to type manually.</text:p>
      <text:p text:style-name="P1756"/>
      <text:p text:style-name="P1756">Now in /etc/fstab, we need to add:</text:p>
      <table:table table:name="Table335" table:style-name="Table335">
        <table:table-column table:style-name="Table335.A"/>
        <table:table-row>
          <table:table-cell table:style-name="Table335.A1" office:value-type="string">
            <text:p text:style-name="P756">/dev/sdb1 <text:s text:c="6"/>/mnt/usb <text:s text:c="7"/>vfat <text:s text:c="3"/>ro <text:s text:c="5"/>0 0</text:p>
            <text:p text:style-name="P756">/home/dmidma/foo /home/dmidma/foo ecryptfs defaults 0 0</text:p>
          </table:table-cell>
        </table:table-row>
      </table:table>
      <text:p text:style-name="P1756"/>
      <text:p text:style-name="P1756">It is important that the usb line for the USB key comes before the line for the encrypted partition.</text:p>
      <text:p text:style-name="P1778"/>
      <text:p text:style-name="P1756"/>
      <text:p text:style-name="P1773">Making a Copy/Paste to/from terminal:</text:p>
      <text:p text:style-name="P1773"/>
      <text:p text:style-name="P1758">- sudo apt-get install xclip</text:p>
      <text:p text:style-name="P1758">- to copy: echo “Hello” | xclip → alias c=”xclip”</text:p>
      <text:p text:style-name="P1758">- to paste: xclip -o → alias v=”xclip -o”</text:p>
      <text:p text:style-name="P1758">&gt; Write the aliases in ~/.bashrc</text:p>
      <text:p text:style-name="P1758">- From terminal1: pwd | c</text:p>
      <text:p text:style-name="P1758">- From terminal1: cd `v`</text:p>
      <text:p text:style-name="P1758">&gt; The ` ` executes v as a command first and then substitutes it in-place for cd.</text:p>
      <text:p text:style-name="P1758">- For the general clipboard: echo “Hello” | xclip -selection clipboard</text:p>
      <text:p text:style-name="P1779"/>
      <text:p text:style-name="P1758"/>
      <text:p text:style-name="P1774">SSH Keys:</text:p>
      <text:p text:style-name="P1759"/>
      <text:p text:style-name="P1760"><text:soft-page-break/>Using <text:span text:style-name="T89">ssh-keygen</text:span> without flags will generate two files:</text:p>
      <text:p text:style-name="P1760"/>
      <text:p text:style-name="P1760"><text:tab/>- id_rsa → Private key</text:p>
      <text:p text:style-name="P1760"><text:tab/>- id_rsa.pub → Public key</text:p>
      <text:p text:style-name="P1760"/>
      <text:p text:style-name="P1761">Usually you will use the content of the .pub file to give them to remote servers.</text:p>
      <text:p text:style-name="P1761"/>
      <text:p text:style-name="P1762">We <text:span text:style-name="T495">can generate other pair with:</text:span></text:p>
      <table:table table:name="Table336" table:style-name="Table336">
        <table:table-column table:style-name="Table336.A"/>
        <table:table-row>
          <table:table-cell table:style-name="Table336.A1" office:value-type="string">
            <text:p text:style-name="P757">$ ssh-keygen -f ~/.ssh/personalid -C “personalid”</text:p>
          </table:table-cell>
        </table:table-row>
      </table:table>
      <text:p text:style-name="P1762"/>
      <text:p text:style-name="P1763">This pair will be create into this two files:</text:p>
      <text:p text:style-name="P1763"><text:tab/>- personalid</text:p>
      <text:p text:style-name="P1763"><text:tab/>- personalid.pub</text:p>
      <text:p text:style-name="P1763"/>
      <text:p text:style-name="P1764">The message after -C will be appended to the public key.</text:p>
      <text:p text:style-name="P1764"/>
      <text:p text:style-name="P1764"/>
      <text:p text:style-name="P1765">Now config file part.</text:p>
      <text:p text:style-name="P1765">We need to create ~/.ssh/config if it is not already there. </text:p>
      <text:p text:style-name="P1765"/>
      <text:p text:style-name="P1765">The general format for the alias entries is:</text:p>
      <table:table table:name="Table337" table:style-name="Table337">
        <table:table-column table:style-name="Table337.A"/>
        <table:table-row>
          <table:table-cell table:style-name="Table337.A1" office:value-type="string">
            <text:p text:style-name="P758">Host <text:span text:style-name="T496">workid</text:span></text:p>
            <text:p text:style-name="P758"><text:s text:c="4"/>HostName bitbucket.org</text:p>
            <text:p text:style-name="P758"><text:s text:c="4"/>IdentifyFile ~/.ssh/<text:span text:style-name="T496">workid</text:span></text:p>
            <text:p text:style-name="P759">Host <text:span text:style-name="T496">personalid</text:span></text:p>
            <text:p text:style-name="P759"><text:s text:c="4"/>HostName bitbucket.org</text:p>
            <text:p text:style-name="P759"><text:s text:c="4"/><text:span text:style-name="T497">PreferredAuthentications publickey</text:span></text:p>
            <text:p text:style-name="P759"><text:s text:c="4"/>IdentifyFile ~/.ssh/<text:span text:style-name="T496">personalid</text:span></text:p>
          </table:table-cell>
        </table:table-row>
      </table:table>
      <text:p text:style-name="P1765"/>
      <text:p text:style-name="P1766">Now we can use:</text:p>
      <table:table table:name="Table338" table:style-name="Table338">
        <table:table-column table:style-name="Table338.A"/>
        <table:table-row>
          <table:table-cell table:style-name="Table338.A1" office:value-type="string">
            <text:p text:style-name="P760">git@<text:span text:style-name="T1">alias</text:span>:&lt;accoutname&gt;/&lt;reponame&gt;.git</text:p>
          </table:table-cell>
        </table:table-row>
      </table:table>
      <text:p text:style-name="P1766">Instead of the default:</text:p>
      <table:table table:name="Table339" table:style-name="Table339">
        <table:table-column table:style-name="Table339.A"/>
        <table:table-row>
          <table:table-cell table:style-name="Table339.A1" office:value-type="string">
            <text:p text:style-name="P760">git@bitbucket.org:&lt;accountname&gt;/&lt;reponame&gt;.git</text:p>
          </table:table-cell>
        </table:table-row>
      </table:table>
      <text:p text:style-name="P1766"/>
      <text:p text:style-name="P1766"/>
      <text:p text:style-name="P1767">There are other example of “ssh aliases” on the internet.</text:p>
      <text:p text:style-name="P1768"/>
      <text:p text:style-name="P1768"/>
      <text:p text:style-name="P1769">To list all keys:</text:p>
      <table:table table:name="Table340" table:style-name="Table340">
        <table:table-column table:style-name="Table340.A"/>
        <table:table-row>
          <table:table-cell table:style-name="Table340.A1" office:value-type="string">
            <text:p text:style-name="P761">ssh-add -l</text:p>
          </table:table-cell>
        </table:table-row>
      </table:table>
      <text:p text:style-name="P1769"/>
      <text:p text:style-name="P1769"/>
      <text:p text:style-name="P1769"><text:soft-page-break/></text:p>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70"/>
      <text:p text:style-name="P1768"/>
      <text:p text:style-name="P1786"><text:soft-page-break/>Hardware commands:</text:p>
      <text:p text:style-name="P1782"/>
      <text:p text:style-name="P1782"/>
      <text:p text:style-name="P1783">$ update-pciids</text:p>
      <text:p text:style-name="P1783">$ lspci</text:p>
      <text:p text:style-name="P1783">$ lspci | grep -i nvidia</text:p>
      <text:p text:style-name="P1783">$ uname -m &amp;&amp; cat /ect/*release</text:p>
      <text:p text:style-name="P1783">$ <text:span text:style-name="T500">gcc <text:s/>--version </text:span></text:p>
      <text:p text:style-name="P1784">$ <text:span text:style-name="T501">uname -r → kerner version</text:span></text:p>
      <text:p text:style-name="P1785">$ sudo apt-get install linux-headers-$(uname -r)</text:p>
      <text:p text:style-name="P1785"/>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text:p text:style-name="P17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Ubuntu" svg:font-family="Ubuntu, Arial, 'libra sans', 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2256</meta:editing-cycles>
    <dc:date>2017-09-01T16:10:20.697965068</dc:date>
    <meta:editing-duration>P11DT3H20M6S</meta:editing-duration>
    <meta:document-statistic meta:table-count="342" meta:image-count="0" meta:object-count="0" meta:page-count="151" meta:paragraph-count="4525" meta:word-count="28712" meta:character-count="168258" meta:non-whitespace-character-count="141134"/>
  </office:meta>
</office:document-meta>
</file>